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ohit Hindi1" svg:font-family="'Lohit Hindi'" style:font-family-generic="swis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75cm"/>
    </style:style>
    <style:style style:name="co2" style:family="table-column">
      <style:table-column-properties fo:break-before="auto" style:column-width="1.427cm"/>
    </style:style>
    <style:style style:name="co3" style:family="table-column">
      <style:table-column-properties fo:break-before="auto" style:column-width="1.51cm"/>
    </style:style>
    <style:style style:name="co4" style:family="table-column">
      <style:table-column-properties fo:break-before="auto" style:column-width="1.573cm"/>
    </style:style>
    <style:style style:name="co5" style:family="table-column">
      <style:table-column-properties fo:break-before="auto" style:column-width="1.24cm"/>
    </style:style>
    <style:style style:name="co6" style:family="table-column">
      <style:table-column-properties fo:break-before="auto" style:column-width="2.237cm"/>
    </style:style>
    <style:style style:name="co7" style:family="table-column">
      <style:table-column-properties fo:break-before="auto" style:column-width="2.258cm"/>
    </style:style>
    <style:style style:name="co8" style:family="table-column">
      <style:table-column-properties fo:break-before="auto" style:column-width="1.258cm"/>
    </style:style>
    <style:style style:name="co9" style:family="table-column">
      <style:table-column-properties fo:break-before="auto" style:column-width="1.482cm"/>
    </style:style>
    <style:style style:name="co10" style:family="table-column">
      <style:table-column-properties fo:break-before="auto" style:column-width="1.399cm"/>
    </style:style>
    <style:style style:name="co11" style:family="table-column">
      <style:table-column-properties fo:break-before="auto" style:column-width="1.452cm"/>
    </style:style>
    <style:style style:name="co12" style:family="table-column">
      <style:table-column-properties fo:break-before="auto" style:column-width="1.392cm"/>
    </style:style>
    <style:style style:name="co13" style:family="table-column">
      <style:table-column-properties fo:break-before="auto" style:column-width="1.342cm"/>
    </style:style>
    <style:style style:name="co14" style:family="table-column">
      <style:table-column-properties fo:break-before="auto" style:column-width="6.937cm"/>
    </style:style>
    <style:style style:name="co15" style:family="table-column">
      <style:table-column-properties fo:break-before="auto" style:column-width="2.692cm"/>
    </style:style>
    <style:style style:name="co16" style:family="table-column">
      <style:table-column-properties fo:break-before="auto" style:column-width="2.783cm"/>
    </style:style>
    <style:style style:name="co17" style:family="table-column">
      <style:table-column-properties fo:break-before="auto" style:column-width="5.359cm"/>
    </style:style>
    <style:style style:name="co18" style:family="table-column">
      <style:table-column-properties fo:break-before="auto" style:column-width="2.371cm"/>
    </style:style>
    <style:style style:name="ro1" style:family="table-row">
      <style:table-row-properties style:row-height="0.517cm" fo:break-before="auto" style:use-optimal-row-height="true"/>
    </style:style>
    <style:style style:name="ro2" style:family="table-row">
      <style:table-row-properties style:row-height="0.321cm" fo:break-before="auto" style:use-optimal-row-height="false"/>
    </style:style>
    <style:style style:name="ro3" style:family="table-row">
      <style:table-row-properties style:row-height="0.291cm" fo:break-before="auto" style:use-optimal-row-height="false"/>
    </style:style>
    <style:style style:name="ro4" style:family="table-row">
      <style:table-row-properties style:row-height="0.423cm" fo:break-before="auto" style:use-optimal-row-height="false"/>
    </style:style>
    <style:style style:name="ro5" style:family="table-row">
      <style:table-row-properties style:row-height="0.437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0.409cm" fo:break-before="auto" style:use-optimal-row-height="false"/>
    </style:style>
    <style:style style:name="ro8" style:family="table-row">
      <style:table-row-properties style:row-height="0.288cm" fo:break-before="auto" style:use-optimal-row-height="false"/>
    </style:style>
    <style:style style:name="ro9" style:family="table-row">
      <style:table-row-properties style:row-height="1.642cm" fo:break-before="auto" style:use-optimal-row-height="false"/>
    </style:style>
    <style:style style:name="ro10" style:family="table-row">
      <style:table-row-properties style:row-height="0.766cm" fo:break-before="auto" style:use-optimal-row-height="true"/>
    </style:style>
    <style:style style:name="ro11" style:family="table-row">
      <style:table-row-properties style:row-height="0.6cm" fo:break-before="auto" style:use-optimal-row-height="true"/>
    </style:style>
    <style:style style:name="ro12" style:family="table-row">
      <style:table-row-properties style:row-height="0.575cm" fo:break-before="auto" style:use-optimal-row-height="false"/>
    </style:style>
    <style:style style:name="ro13" style:family="table-row">
      <style:table-row-properties style:row-height="0.452cm" fo:break-before="auto" style:use-optimal-row-height="true"/>
    </style:style>
    <style:style style:name="ro14" style:family="table-row">
      <style:table-row-properties style:row-height="0.579cm" fo:break-before="auto" style:use-optimal-row-height="true"/>
    </style:style>
    <style:style style:name="ro15" style:family="table-row">
      <style:table-row-properties style:row-height="0.474cm" fo:break-before="auto" style:use-optimal-row-height="true"/>
    </style:style>
    <style:style style:name="ro16" style:family="table-row">
      <style:table-row-properties style:row-height="0.557cm" fo:break-before="auto" style:use-optimal-row-height="true"/>
    </style:style>
    <style:style style:name="ta1" style:family="table" style:master-page-name="PageStyle_5f_oj-den_20_ref-tria">
      <style:table-properties table:display="true" style:writing-mode="lr-tb" tableooo:tab-color="#ff00ff"/>
    </style:style>
    <style:style style:name="ta2" style:family="table" style:master-page-name="PageStyle_5f_oj-den_20_ref-rec_20_y_20_soga">
      <style:table-properties table:display="true" style:writing-mode="lr-tb" tableooo:tab-color="#66ff00"/>
    </style:style>
    <style:style style:name="ta3" style:family="table" style:master-page-name="PageStyle_5f_oj-den_20_ref-corona">
      <style:table-properties table:display="true" style:writing-mode="lr-tb" tableooo:tab-color="#ffff00"/>
    </style:style>
    <style:style style:name="ta4" style:family="table" style:master-page-name="PageStyle_5f_oj-den_20_ref-tria">
      <style:table-properties table:display="true" style:writing-mode="lr-tb" tableooo:tab-color="#ffff00"/>
    </style:style>
    <style:style style:name="ta5" style:family="table" style:master-page-name="PageStyle_5f_oj-den_20_ref-tria">
      <style:table-properties table:display="true" style:writing-mode="lr-tb" tableooo:tab-color="#ccffff"/>
    </style:style>
    <style:style style:name="ta6" style:family="table" style:master-page-name="PageStyle_5f_oj-den_20_ref-rec_20_y_20_soga">
      <style:table-properties table:display="true" style:writing-mode="lr-tb" tableooo:tab-color="#ccffff"/>
    </style:style>
    <style:style style:name="ta7"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Excel_5f_BuiltIn_5f_Comma">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31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Excel_5f_BuiltIn_5f_Comma">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0.31pt solid #3c3c3c"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0.31pt solid #3c3c3c" style:direction="ltr" fo:padding="0.071cm" style:rotation-angle="0" style:rotation-align="none" style:shrink-to-fit="false"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0.31pt solid #3c3c3c"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0.31pt solid #3c3c3c" style:direction="ltr" fo:padding="0.071cm" style:rotation-angle="0" style:rotation-align="none" style:shrink-to-fit="false"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31pt solid #3c3c3c"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31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Excel_5f_BuiltIn_5f_Comma" style:data-style-name="N126">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Excel_5f_BuiltIn_5f_Comma" style:data-style-name="N126">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none" style:direction="ltr" fo:padding="0.071cm" fo:border-right="0.31pt solid #3c3c3c" style:rotation-angle="0" style:rotation-align="none" style:shrink-to-fit="false" fo:border-top="0.31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5f_BuiltIn_5f_Comma" style:data-style-name="N126">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0"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1" style:family="table-cell" style:parent-style-name="Excel_5f_BuiltIn_5f_Comma" style:data-style-name="N12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Excel_5f_BuiltIn_5f_Comma" style:data-style-name="N13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Excel_5f_BuiltIn_5f_Comma" style:data-style-name="N13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Excel_5f_BuiltIn_5f_Comma">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Excel_5f_BuiltIn_5f_Comma">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5f_BuiltIn_5f_Comma">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Excel_5f_BuiltIn_5f_Comma">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0" style:family="table-cell" style:parent-style-name="Excel_5f_BuiltIn_5f_Comma">
      <style:table-cell-properties style:glyph-orientation-vertical="0" fo:border-bottom="0.31pt solid #3c3c3c" style:cell-protect="protected" style:print-content="true" style:diagonal-bl-tr="none" style:diagonal-tl-br="none" style:text-align-source="fix" style:repeat-content="false" fo:background-color="transparent" fo:wrap-option="no-wrap" fo:border-left="0.31pt solid #3c3c3c" style:direction="ltr" fo:padding="0.071cm" fo:border-right="none" style:rotation-angle="0" style:rotation-align="none" style:shrink-to-fit="false" fo:border-top="0.06pt solid #3c3c3c"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5f_BuiltIn_5f_Comma">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31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Excel_5f_BuiltIn_5f_Comma">
      <style:table-cell-properties style:glyph-orientation-vertical="0" fo:border-bottom="0.31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Excel_5f_BuiltIn_5f_Comma">
      <style:table-cell-properties style:glyph-orientation-vertical="0" fo:background-color="#ffffcc" style:cell-protect="protected" style:print-content="true" style:diagonal-bl-tr="none" style:diagonal-tl-br="none" style:text-align-source="value-type" style:repeat-content="false" fo:wrap-option="no-wrap" fo:border="0.31pt solid #3c3c3c"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Excel_5f_BuiltIn_5f_Comma">
      <style:table-cell-properties style:glyph-orientation-vertical="0" fo:background-color="#ffffcc" style:cell-protect="protected" style:print-content="true" style:diagonal-bl-tr="none" style:diagonal-tl-br="none" style:text-align-source="value-type" style:repeat-content="false" fo:wrap-option="no-wrap" fo:border="0.31pt solid #3c3c3c" style:direction="ltr" fo:padding="0.071cm" style:rotation-angle="0" style:rotation-align="none" style:shrink-to-fit="false"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Excel_5f_BuiltIn_5f_Comma">
      <style:table-cell-properties style:glyph-orientation-vertical="0" fo:background-color="#ffffcc" style:cell-protect="protected" style:print-content="true" style:diagonal-bl-tr="none" style:diagonal-tl-br="none" style:text-align-source="value-type" style:repeat-content="false" fo:wrap-option="no-wrap" fo:border="0.31pt solid #3c3c3c"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Excel_5f_BuiltIn_5f_Comma">
      <style:table-cell-properties style:glyph-orientation-vertical="0" fo:background-color="#ffffcc" style:cell-protect="protected" style:print-content="true" style:diagonal-bl-tr="none" style:diagonal-tl-br="none" style:text-align-source="value-type" style:repeat-content="false" fo:wrap-option="no-wrap" fo:border="0.31pt solid #3c3c3c" style:direction="ltr" fo:padding="0.071cm" style:rotation-angle="0" style:rotation-align="none" style:shrink-to-fit="false"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8" style:family="table-cell" style:parent-style-name="Excel_5f_BuiltIn_5f_Comma">
      <style:table-cell-properties style:glyph-orientation-vertical="0" fo:background-color="#ffffcc" style:cell-protect="protected" style:print-content="true" style:diagonal-bl-tr="none" style:diagonal-tl-br="none" style:text-align-source="fix" style:repeat-content="false" fo:wrap-option="no-wrap" fo:border="0.31pt solid #3c3c3c"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31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Excel_5f_BuiltIn_5f_Comma" style:data-style-name="N126">
      <style:table-cell-properties style:glyph-orientation-vertical="0" fo:border-bottom="0.31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Excel_5f_BuiltIn_5f_Comma" style:data-style-name="N126">
      <style:table-cell-properties style:glyph-orientation-vertical="0" fo:border-bottom="0.31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60"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none" style:direction="ltr" fo:padding="0.071cm" fo:border-right="0.31pt solid #3c3c3c" style:rotation-angle="0" style:rotation-align="none" style:shrink-to-fit="false" fo:border-top="0.31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Excel_5f_BuiltIn_5f_Comma" style:data-style-name="N126">
      <style:table-cell-properties style:glyph-orientation-vertical="0" fo:border-bottom="0.31pt solid #3c3c3c" fo:background-color="#ffffcc" style:cell-protect="protected" style:print-content="true" style:diagonal-bl-tr="none" style:diagonal-tl-br="none" style:text-align-source="value-type" style:repeat-content="false"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Excel_5f_BuiltIn_5f_Comma">
      <style:table-cell-properties style:glyph-orientation-vertical="0" fo:background-color="#ffffcc"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Excel_5f_BuiltIn_5f_Comma">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Excel_5f_BuiltIn_5f_Comma">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Excel_5f_BuiltIn_5f_Comma">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Excel_5f_BuiltIn_5f_Comma">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2" style:family="table-cell" style:parent-style-name="Excel_5f_BuiltIn_5f_Comma">
      <style:table-cell-properties style:glyph-orientation-vertical="0" fo:border-bottom="0.31pt solid #3c3c3c" fo:background-color="#ffffcc" style:cell-protect="protected" style:print-content="true" style:diagonal-bl-tr="none" style:diagonal-tl-br="none" style:text-align-source="fix" style:repeat-content="false" fo:wrap-option="no-wrap" fo:border-left="0.31pt solid #3c3c3c" style:direction="ltr" fo:padding="0.071cm" fo:border-right="none" style:rotation-angle="0" style:rotation-align="none" style:shrink-to-fit="false" fo:border-top="0.06pt solid #3c3c3c"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3333"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5"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Excel_5f_BuiltIn_5f_Comma">
      <style:table-cell-properties fo:wrap-option="wrap"/>
      <style:text-properties style:font-name="Liberation Serif" fo:language="es" fo:country="AR" style:text-underline-mode="continuous" style:text-overline-mode="continuous" style:text-line-through-mode="continuous" style:font-name-asian="DejaVu Sans" style:language-asian="zh" style:country-asian="CN" style:language-complex="hi" style:country-complex="IN" style:text-emphasize="none" style:font-relief="none" style:text-overline-style="none" style:text-overline-color="font-color"/>
    </style:style>
    <style:style style:name="ce76" style:family="table-cell" style:parent-style-name="Excel_5f_BuiltIn_5f_Comma">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31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Excel_5f_BuiltIn_5f_Comma">
      <style:table-cell-properties style:glyph-orientation-vertical="0" fo:border-bottom="0.31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Excel_5f_BuiltIn_5f_Comma">
      <style:table-cell-properties style:glyph-orientation-vertical="0" fo:background-color="#e7f9f2" style:cell-protect="protected" style:print-content="true" style:diagonal-bl-tr="none" style:diagonal-tl-br="none" style:text-align-source="value-type" style:repeat-content="false" fo:wrap-option="no-wrap" fo:border="0.31pt solid #3c3c3c"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Excel_5f_BuiltIn_5f_Comma">
      <style:table-cell-properties style:glyph-orientation-vertical="0" fo:background-color="#e7f9f2" style:cell-protect="protected" style:print-content="true" style:diagonal-bl-tr="none" style:diagonal-tl-br="none" style:text-align-source="value-type" style:repeat-content="false" fo:wrap-option="no-wrap" fo:border="0.31pt solid #3c3c3c" style:direction="ltr" fo:padding="0.071cm" style:rotation-angle="0" style:rotation-align="none" style:shrink-to-fit="false"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Excel_5f_BuiltIn_5f_Comma">
      <style:table-cell-properties style:glyph-orientation-vertical="0" fo:background-color="#e7f9f2" style:cell-protect="protected" style:print-content="true" style:diagonal-bl-tr="none" style:diagonal-tl-br="none" style:text-align-source="value-type" style:repeat-content="false" fo:wrap-option="no-wrap" fo:border="0.31pt solid #3c3c3c"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Excel_5f_BuiltIn_5f_Comma">
      <style:table-cell-properties style:glyph-orientation-vertical="0" fo:background-color="#e7f9f2" style:cell-protect="protected" style:print-content="true" style:diagonal-bl-tr="none" style:diagonal-tl-br="none" style:text-align-source="value-type" style:repeat-content="false" fo:wrap-option="no-wrap" fo:border="0.31pt solid #3c3c3c" style:direction="ltr" fo:padding="0.071cm" style:rotation-angle="0" style:rotation-align="none" style:shrink-to-fit="false"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3" style:family="table-cell" style:parent-style-name="Excel_5f_BuiltIn_5f_Comma">
      <style:table-cell-properties style:glyph-orientation-vertical="0" fo:background-color="#e7f9f2" style:cell-protect="protected" style:print-content="true" style:diagonal-bl-tr="none" style:diagonal-tl-br="none" style:text-align-source="fix" style:repeat-content="false" fo:wrap-option="no-wrap" fo:border="0.31pt solid #3c3c3c"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31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Excel_5f_BuiltIn_5f_Comma" style:data-style-name="N126">
      <style:table-cell-properties style:glyph-orientation-vertical="0" fo:border-bottom="0.31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Excel_5f_BuiltIn_5f_Comma" style:data-style-name="N126">
      <style:table-cell-properties style:glyph-orientation-vertical="0" fo:border-bottom="0.31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9933" style:text-outline="false" style:text-line-through-style="none" style:text-line-through-type="none" style:font-name="Arial"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95"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none" style:direction="ltr" fo:padding="0.071cm" fo:border-right="0.31pt solid #3c3c3c" style:rotation-angle="0" style:rotation-align="none" style:shrink-to-fit="false" fo:border-top="0.31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Excel_5f_BuiltIn_5f_Comma" style:data-style-name="N126">
      <style:table-cell-properties style:glyph-orientation-vertical="0" fo:border-bottom="0.31pt solid #3c3c3c" fo:background-color="#e7f9f2" style:cell-protect="protected" style:print-content="true" style:diagonal-bl-tr="none" style:diagonal-tl-br="none" style:text-align-source="value-type" style:repeat-content="false" fo:wrap-option="no-wrap" fo:border-left="none" style:direction="ltr" fo:padding="0.071cm" fo:border-right="0.31pt solid #3c3c3c"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Excel_5f_BuiltIn_5f_Comma">
      <style:table-cell-properties style:glyph-orientation-vertical="0" fo:background-color="#e7f9f2"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Excel_5f_BuiltIn_5f_Comma">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Excel_5f_BuiltIn_5f_Comma">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Excel_5f_BuiltIn_5f_Comma">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Excel_5f_BuiltIn_5f_Comma">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7" style:family="table-cell" style:parent-style-name="Excel_5f_BuiltIn_5f_Comma">
      <style:table-cell-properties style:glyph-orientation-vertical="0" fo:border-bottom="0.31pt solid #3c3c3c" fo:background-color="#e7f9f2" style:cell-protect="protected" style:print-content="true" style:diagonal-bl-tr="none" style:diagonal-tl-br="none" style:text-align-source="fix" style:repeat-content="false" fo:wrap-option="no-wrap" fo:border-left="0.31pt solid #3c3c3c" style:direction="ltr" fo:padding="0.071cm" fo:border-right="none" style:rotation-angle="0" style:rotation-align="none" style:shrink-to-fit="false" fo:border-top="0.06pt solid #3c3c3c"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9933"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table-cell-properties fo:padding="0.071cm"/>
    </style:style>
    <style:style style:name="ce109" style:family="table-cell" style:parent-style-name="Default">
      <style:table-cell-properties fo:border-bottom="none" style:diagonal-bl-tr="none" style:diagonal-tl-br="none" fo:border-left="0.31pt solid #3c3c3c" fo:padding="0.071cm" fo:border-right="none" style:rotation-align="none" fo:border-top="0.31pt solid #3c3c3c"/>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0" style:family="table-cell" style:parent-style-name="Default">
      <style:table-cell-properties fo:border-bottom="none" style:diagonal-bl-tr="none" style:diagonal-tl-br="none" fo:border-left="0.31pt solid #3c3c3c" fo:padding="0.071cm" fo:border-right="none" style:rotation-align="none" fo:border-top="non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11" style:family="table-cell" style:parent-style-name="Default">
      <style:table-cell-properties fo:border-bottom="0.31pt solid #3c3c3c" style:diagonal-bl-tr="none" style:diagonal-tl-br="none" fo:border-left="0.31pt solid #3c3c3c"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2" style:family="table-cell" style:parent-style-name="Default">
      <style:table-cell-properties fo:border-bottom="0.06pt solid #3c3c3c" style:diagonal-bl-tr="none" style:diagonal-tl-br="none" fo:border-left="0.31pt solid #3c3c3c" fo:padding="0.071cm" fo:border-right="none" style:rotation-align="none" fo:border-top="0.31pt solid #3c3c3c"/>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3" style:family="table-cell" style:parent-style-name="Default">
      <style:table-cell-properties fo:border-bottom="0.06pt solid #3c3c3c" style:diagonal-bl-tr="none" style:diagonal-tl-br="none" fo:border-left="0.31pt solid #3c3c3c" fo:padding="0.071cm" fo:border-right="none" style:rotation-align="none" fo:border-top="0.06pt solid #3c3c3c"/>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4" style:family="table-cell" style:parent-style-name="Default">
      <style:table-cell-properties fo:border-bottom="0.31pt double #3c3c3c" style:border-line-width-bottom="0.004cm 0.004cm 0.004cm" style:diagonal-bl-tr="none" style:diagonal-tl-br="none" fo:border-left="0.31pt solid #3c3c3c" fo:padding="0.071cm" fo:border-right="none" style:rotation-align="none" fo:border-top="0.06pt solid #3c3c3c"/>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5" style:family="table-cell" style:parent-style-name="Default">
      <style:table-cell-properties fo:border-bottom="0.06pt solid #3c3c3c" style:diagonal-bl-tr="none" style:diagonal-tl-br="none" fo:border-left="0.31pt solid #3c3c3c" fo:padding="0.071cm" fo:border-right="none" style:rotation-align="none" fo:border-top="0.06pt solid #3c3c3c"/>
      <style:text-properties fo:color="#ff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6" style:family="table-cell" style:parent-style-name="Default">
      <style:table-cell-properties fo:border-bottom="0.31pt double #3c3c3c" style:border-line-width-bottom="0.004cm 0.004cm 0.004cm" style:diagonal-bl-tr="none" style:diagonal-tl-br="none" fo:border-left="0.31pt solid #3c3c3c" fo:padding="0.071cm" fo:border-right="none" style:rotation-align="none" fo:border-top="0.06pt solid #3c3c3c"/>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117" style:family="table-cell" style:parent-style-name="Excel_5f_BuiltIn_5f_Comma">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none"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8" style:family="table-cell" style:parent-style-name="Default">
      <style:table-cell-properties fo:border-bottom="0.31pt solid #3c3c3c" style:diagonal-bl-tr="none" style:diagonal-tl-br="none" fo:border-left="0.31pt solid #3c3c3c" fo:padding="0.071cm" fo:border-right="none" style:rotation-align="none" fo:border-top="0.06pt solid #3c3c3c"/>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diagonal-bl-tr="none" style:diagonal-tl-br="none" fo:background-color="transparent" fo:border="none" fo:padding="0.071cm" style:rotation-align="none"/>
      <style:text-properties fo:color="#00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2" style:family="table-cell" style:parent-style-name="Excel_5f_BuiltIn_5f_Currency">
      <style:table-cell-properties style:glyph-orientation-vertical="0" fo:border-bottom="0.31pt solid #3c3c3c" style:cell-protect="protected" style:print-content="true" style:diagonal-bl-tr="none" style:diagonal-tl-br="none" style:text-align-source="fix" style:repeat-content="false" fo:background-color="transparent" fo:wrap-option="no-wrap" fo:border-left="0.31pt solid #800080" style:direction="ltr" fo:padding="0.071cm" fo:border-right="none" style:rotation-angle="0" style:rotation-align="none" style:shrink-to-fit="false" fo:border-top="0.31pt solid #800080" style:vertical-align="automatic" loext:vertical-justify="auto"/>
      <style:paragraph-properties fo:text-align="center" css3t:text-justify="auto" fo:margin-left="0cm" style:writing-mode="page"/>
      <style:text-properties fo:color="#8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2" style:family="table-cell" style:parent-style-name="Excel_5f_BuiltIn_5f_Currency">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0.31pt solid #800080" style:direction="ltr" fo:padding="0.071cm" fo:border-right="0.31pt solid #3c3c3c" style:rotation-angle="0" style:rotation-align="none" style:shrink-to-fit="false" fo:border-top="0.31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284" style:family="table-cell" style:parent-style-name="Excel_5f_BuiltIn_5f_Currency">
      <style:table-cell-properties style:glyph-orientation-vertical="0" fo:border-bottom="0.31pt solid #3c3c3c" style:cell-protect="protected" style:print-content="true" style:diagonal-bl-tr="none" style:diagonal-tl-br="none" style:text-align-source="fix" style:repeat-content="false" fo:background-color="transparent" fo:wrap-option="no-wrap" fo:border-left="0.31pt solid #80008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4"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800080" style:direction="ltr" fo:padding="0.071cm" fo:border-right="0.31pt solid #3c3c3c" style:rotation-angle="0" style:rotation-align="none" style:shrink-to-fit="false" fo:border-top="0.31pt solid #3c3c3c" style:vertical-align="top" loext:vertical-justify="auto"/>
      <style:paragraph-properties fo:text-align="end" css3t:text-justify="auto" fo:margin-left="0c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5"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800080" style:direction="ltr" fo:padding="0.071cm" fo:border-right="0.31pt solid #3c3c3c" style:rotation-angle="0" style:rotation-align="none" style:shrink-to-fit="false" fo:border-top="0.06pt solid #3c3c3c"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6" style:family="table-cell" style:parent-style-name="Excel_5f_BuiltIn_5f_Currency">
      <style:table-cell-properties style:glyph-orientation-vertical="0" fo:border-bottom="0.31pt double #3c3c3c" style:border-line-width-bottom="0.004cm 0.004cm 0.004cm" style:cell-protect="protected" style:print-content="true" style:diagonal-bl-tr="none" style:diagonal-tl-br="none" style:text-align-source="fix" style:repeat-content="false" fo:background-color="transparent" fo:wrap-option="wrap" fo:border-left="0.31pt solid #800080" style:direction="ltr" fo:padding="0.071cm" fo:border-right="0.31pt solid #3c3c3c" style:rotation-angle="0" style:rotation-align="none" style:shrink-to-fit="false" fo:border-top="0.06pt solid #3c3c3c"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7" style:family="table-cell" style:parent-style-name="Excel_5f_BuiltIn_5f_Currency">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800080"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8" style:family="table-cell" style:parent-style-name="Excel_5f_BuiltIn_5f_Currency" style:data-style-name="N2">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800080"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9" style:family="table-cell" style:parent-style-name="Excel_5f_BuiltIn_5f_Currency">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800080"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0"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800080" style:direction="ltr" fo:padding="0.071cm" fo:border-right="0.31pt solid #3c3c3c" style:rotation-angle="0" style:rotation-align="none" style:shrink-to-fit="false" fo:border-top="0.06pt solid #3c3c3c" style:vertical-align="top" loext:vertical-justify="auto"/>
      <style:paragraph-properties fo:text-align="end" css3t:text-justify="auto" fo:margin-left="0c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1" style:family="table-cell" style:parent-style-name="Excel_5f_BuiltIn_5f_Currency">
      <style:table-cell-properties style:glyph-orientation-vertical="0" fo:border-bottom="0.31pt double #3c3c3c" style:border-line-width-bottom="0.004cm 0.004cm 0.004cm" style:cell-protect="protected" style:print-content="true" style:diagonal-bl-tr="none" style:diagonal-tl-br="none" style:text-align-source="value-type" style:repeat-content="false" fo:background-color="transparent" fo:wrap-option="no-wrap" fo:border-left="0.31pt solid #800080"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Excel_5f_BuiltIn_5f_Currency">
      <style:table-cell-properties style:glyph-orientation-vertical="0" fo:border-bottom="0.31pt double #3c3c3c" style:border-line-width-bottom="0.004cm 0.004cm 0.004cm" style:cell-protect="protected" style:print-content="true" style:diagonal-bl-tr="none" style:diagonal-tl-br="none" style:text-align-source="value-type" style:repeat-content="false" fo:background-color="transparent" fo:wrap-option="no-wrap" fo:border-left="0.31pt solid #800080"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133" style:family="table-cell" style:parent-style-name="Excel_5f_BuiltIn_5f_Comma">
      <style:table-cell-properties style:glyph-orientation-vertical="0" fo:border-bottom="0.06pt solid #3c3c3c" fo:background-color="#ffff99" style:cell-protect="protected" style:print-content="true" style:diagonal-bl-tr="none" style:diagonal-tl-br="none" style:text-align-source="value-type" style:repeat-content="false" fo:wrap-option="no-wrap" fo:border-left="0.31pt solid #800080"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4" style:family="table-cell" style:parent-style-name="Excel_5f_BuiltIn_5f_Currency">
      <style:table-cell-properties style:glyph-orientation-vertical="0" fo:border-bottom="0.31pt solid #800080" style:cell-protect="protected" style:print-content="true" style:diagonal-bl-tr="none" style:diagonal-tl-br="none" style:text-align-source="value-type" style:repeat-content="false" fo:background-color="transparent" fo:wrap-option="no-wrap" fo:border-left="0.31pt solid #800080"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5"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0.31pt solid #3c3c3c"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38"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071cm" fo:border-right="0.31pt solid #3c3c3c" style:rotation-angle="0" style:rotation-align="none" style:shrink-to-fit="false" fo:border-top="0.31pt solid #3c3c3c"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9"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071cm" fo:border-right="0.31pt solid #3c3c3c" style:rotation-angle="0" style:rotation-align="none" style:shrink-to-fit="false" fo:border-top="0.06pt solid #3c3c3c"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0" style:family="table-cell" style:parent-style-name="Excel_5f_BuiltIn_5f_Currency">
      <style:table-cell-properties style:glyph-orientation-vertical="0" fo:border-bottom="0.31pt double #3c3c3c" style:border-line-width-bottom="0.004cm 0.004cm 0.004cm" style:cell-protect="protected" style:print-content="true" style:diagonal-bl-tr="none" style:diagonal-tl-br="none" style:text-align-source="fix" style:repeat-content="false" fo:background-color="transparent" fo:wrap-option="wrap" fo:border-left="0.31pt solid #3c3c3c" style:direction="ltr" fo:padding="0.071cm" fo:border-right="0.31pt solid #3c3c3c" style:rotation-angle="0" style:rotation-align="none" style:shrink-to-fit="false" fo:border-top="0.06pt solid #3c3c3c"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1" style:family="table-cell" style:parent-style-name="Excel_5f_BuiltIn_5f_Currency">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2" style:family="table-cell" style:parent-style-name="Excel_5f_BuiltIn_5f_Currency" style:data-style-name="N2">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3" style:family="table-cell" style:parent-style-name="Excel_5f_BuiltIn_5f_Currency">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4"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071cm" fo:border-right="0.31pt solid #3c3c3c" style:rotation-angle="0" style:rotation-align="none" style:shrink-to-fit="false" fo:border-top="0.06pt solid #3c3c3c" style:vertical-align="top" loext:vertical-justify="auto"/>
      <style:paragraph-properties fo:text-align="end" css3t:text-justify="auto" fo:margin-left="0c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5" style:family="table-cell" style:parent-style-name="Excel_5f_BuiltIn_5f_Currency">
      <style:table-cell-properties style:glyph-orientation-vertical="0" fo:border-bottom="0.31pt double #3c3c3c" style:border-line-width-bottom="0.004cm 0.004cm 0.004cm"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Excel_5f_BuiltIn_5f_Currency">
      <style:table-cell-properties style:glyph-orientation-vertical="0" fo:border-bottom="0.31pt double #3c3c3c" style:border-line-width-bottom="0.004cm 0.004cm 0.004cm" style:cell-protect="protected" style:print-content="true" style:diagonal-bl-tr="none" style:diagonal-tl-br="none" style:text-align-source="value-type" style:repeat-content="false" fo:background-color="transparent"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147" style:family="table-cell" style:parent-style-name="Excel_5f_BuiltIn_5f_Comma">
      <style:table-cell-properties style:glyph-orientation-vertical="0" fo:border-bottom="0.06pt solid #3c3c3c" fo:background-color="#ffff99"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8" style:family="table-cell" style:parent-style-name="Excel_5f_BuiltIn_5f_Currency">
      <style:table-cell-properties style:glyph-orientation-vertical="0" fo:border-bottom="0.31pt solid #3c3c3c" style:cell-protect="protected" style:print-content="true" style:diagonal-bl-tr="none" style:diagonal-tl-br="none" style:text-align-source="value-type" style:repeat-content="false" fo:background-color="transparent" fo:wrap-option="wrap" fo:border-left="0.31pt solid #3c3c3c" style:direction="ltr" fo:padding="0.071cm" fo:border-right="none" style:rotation-angle="0" style:rotation-align="none" style:shrink-to-fit="false" fo:border-top="0.31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49" style:family="table-cell" style:parent-style-name="Excel_5f_BuiltIn_5f_Currency">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1" style:family="table-cell" style:parent-style-name="Excel_5f_BuiltIn_5f_Currency">
      <style:table-cell-properties style:glyph-orientation-vertical="0" fo:border-bottom="0.31pt solid #3c3c3c" style:cell-protect="protected" style:print-content="true" style:diagonal-bl-tr="none" style:diagonal-tl-br="none" style:text-align-source="fix" style:repeat-content="false" fo:background-color="transparent" fo:wrap-option="no-wrap" fo:border-left="0.31pt solid #dc2300" style:direction="ltr" fo:padding="0.071cm" fo:border-right="none" style:rotation-angle="0" style:rotation-align="none" style:shrink-to-fit="false" fo:border-top="0.31pt solid #800080" style:vertical-align="automatic" loext:vertical-justify="auto"/>
      <style:paragraph-properties fo:text-align="center" css3t:text-justify="auto" fo:margin-left="0cm" style:writing-mode="page"/>
      <style:text-properties fo:color="#8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1" style:family="table-cell" style:parent-style-name="Excel_5f_BuiltIn_5f_Currency">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0.31pt solid #dc2300" style:direction="ltr" fo:padding="0.071cm" fo:border-right="0.31pt solid #3c3c3c" style:rotation-angle="0" style:rotation-align="none" style:shrink-to-fit="false" fo:border-top="0.31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313" style:family="table-cell" style:parent-style-name="Excel_5f_BuiltIn_5f_Currency">
      <style:table-cell-properties style:glyph-orientation-vertical="0" fo:border-bottom="0.31pt solid #3c3c3c" style:cell-protect="protected" style:print-content="true" style:diagonal-bl-tr="none" style:diagonal-tl-br="none" style:text-align-source="fix" style:repeat-content="false" fo:background-color="transparent" fo:wrap-option="no-wrap" fo:border-left="0.31pt solid #dc23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3" style:family="table-cell" style:parent-style-name="Excel_5f_BuiltIn_5f_Currency" style:data-style-name="N148">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800080" style:direction="ltr" fo:padding="0.071cm" fo:border-right="0.31pt solid #3c3c3c" style:rotation-angle="0" style:rotation-align="none" style:shrink-to-fit="false" fo:border-top="0.31pt solid #3c3c3c" style:vertical-align="top" loext:vertical-justify="auto"/>
      <style:paragraph-properties fo:text-align="end" css3t:text-justify="auto" fo:margin-left="0c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4" style:family="table-cell" style:parent-style-name="Excel_5f_BuiltIn_5f_Currency" style:data-style-name="N148">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800080" style:direction="ltr" fo:padding="0.071cm" fo:border-right="0.31pt solid #3c3c3c" style:rotation-angle="0" style:rotation-align="none" style:shrink-to-fit="false" fo:border-top="0.31pt solid #3c3c3c"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Excel_5f_BuiltIn_5f_Currency" style:data-style-name="N2">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dc2300"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Excel_5f_BuiltIn_5f_Currency" style:data-style-name="N148">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800080" style:direction="ltr" fo:padding="0.071cm" fo:border-right="0.31pt solid #3c3c3c" style:rotation-angle="0" style:rotation-align="none" style:shrink-to-fit="false" fo:border-top="0.31pt solid #3c3c3c" style:vertical-align="top" loext:vertical-justify="auto"/>
      <style:paragraph-properties fo:text-align="end" css3t:text-justify="auto" fo:margin-left="0cm" style:writing-mode="page"/>
      <style:text-properties fo:color="#ff0000"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157" style:family="table-cell" style:parent-style-name="Excel_5f_BuiltIn_5f_Comma">
      <style:table-cell-properties style:glyph-orientation-vertical="0" fo:border-bottom="0.06pt solid #3c3c3c" fo:background-color="#ffff99" style:cell-protect="protected" style:print-content="true" style:diagonal-bl-tr="none" style:diagonal-tl-br="none" style:text-align-source="value-type" style:repeat-content="false" fo:wrap-option="no-wrap" fo:border-left="0.31pt solid #dc2300"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8" style:family="table-cell" style:parent-style-name="Excel_5f_BuiltIn_5f_Currency">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31pt solid #dc23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Excel_5f_BuiltIn_5f_Currency">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31pt solid #dc23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Excel_5f_BuiltIn_5f_Comma">
      <style:table-cell-properties style:glyph-orientation-vertical="0" fo:border-bottom="0.06pt solid #3c3c3c" fo:background-color="#ffff99" style:cell-protect="protected" style:print-content="true"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0.06pt solid #3c3c3c"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1" style:family="table-cell" style:parent-style-name="Excel_5f_BuiltIn_5f_Currency" style:data-style-name="N148">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800080" style:direction="ltr" fo:padding="0.071cm" fo:border-right="0.31pt solid #3c3c3c" style:rotation-angle="0" style:rotation-align="none" style:shrink-to-fit="false" fo:border-top="0.31pt solid #3c3c3c"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162"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071cm" fo:border-right="none" style:rotation-angle="0" style:rotation-align="none" style:shrink-to-fit="false" fo:border-top="0.31pt solid #3c3c3c"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3"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071cm" fo:border-right="none" style:rotation-angle="0" style:rotation-align="none" style:shrink-to-fit="false" fo:border-top="0.06pt solid #3c3c3c" style:vertical-align="top" loext:vertical-justify="auto"/>
      <style:paragraph-properties fo:text-align="end" css3t:text-justify="auto" fo:margin-left="0c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4" style:family="table-cell" style:parent-style-name="Excel_5f_BuiltIn_5f_Currency">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071cm" fo:border-right="none"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5"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071cm" fo:border-right="none" style:rotation-angle="0" style:rotation-align="none" style:shrink-to-fit="false" fo:border-top="0.06pt solid #3c3c3c"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6" style:family="table-cell" style:parent-style-name="Excel_5f_BuiltIn_5f_Currency">
      <style:table-cell-properties style:glyph-orientation-vertical="0" fo:border-bottom="0.31pt double #3c3c3c" style:border-line-width-bottom="0.004cm 0.004cm 0.004cm" style:cell-protect="protected" style:print-content="true" style:diagonal-bl-tr="none" style:diagonal-tl-br="none" style:text-align-source="value-type" style:repeat-content="false" fo:background-color="transparent" fo:wrap-option="no-wrap" fo:border-left="0.31pt solid #3c3c3c" style:direction="ltr" fo:padding="0.071cm" fo:border-right="none" style:rotation-angle="0" style:rotation-align="none" style:shrink-to-fit="false" fo:border-top="0.06pt solid #3c3c3c"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7" style:family="table-cell" style:parent-style-name="Excel_5f_BuiltIn_5f_Comma">
      <style:table-cell-properties style:glyph-orientation-vertical="0" fo:border-bottom="0.06pt solid #3c3c3c" fo:background-color="#ffff99" style:cell-protect="protected" style:print-content="true" style:diagonal-bl-tr="none" style:diagonal-tl-br="none" style:text-align-source="value-type" style:repeat-content="false" fo:wrap-option="no-wrap" fo:border-left="0.31pt solid #3c3c3c" style:direction="ltr" fo:padding="0.071cm" fo:border-right="none" style:rotation-angle="0" style:rotation-align="none" style:shrink-to-fit="false" fo:border-top="0.06pt solid #3c3c3c"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8" style:family="table-cell" style:parent-style-name="Default">
      <style:text-properties style:text-underline-style="solid" style:text-underline-width="auto" style:text-underline-color="font-color"/>
    </style:style>
    <style:style style:name="ce171" style:family="table-cell" style:parent-style-name="Default">
      <style:text-properties fo:color="#0000ff" fo:font-size="11pt" fo:font-weight="bold" style:font-size-asian="11pt" style:font-weight-asian="bold" style:font-size-complex="11pt" style:font-weight-complex="bold"/>
    </style:style>
    <style:style style:name="ce172"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071cm" fo:border-right="0.31pt solid #3c3c3c" style:rotation-angle="0" style:rotation-align="none" style:shrink-to-fit="false" fo:border-top="0.06pt solid #3c3c3c" style:vertical-align="top" loext:vertical-justify="auto"/>
      <style:paragraph-properties fo:text-align="end" css3t:text-justify="auto" fo:margin-left="0cm" style:writing-mode="page"/>
      <style:text-properties fo:color="#ff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3" style:family="table-cell" style:parent-style-name="Default">
      <style:text-properties fo:color="#ff0066"/>
    </style:style>
    <style:style style:name="ce174" style:family="table-cell" style:parent-style-name="Default">
      <style:text-properties fo:font-style="italic" fo:font-weight="bold" style:font-style-asian="italic" style:font-weight-asian="bold" style:font-style-complex="italic" style:font-weight-complex="bold"/>
    </style:style>
    <style:style style:name="ce175" style:family="table-cell" style:parent-style-name="Default" style:data-style-name="N104"/>
    <style:style style:name="gr1" style:family="graphic">
      <style:graphic-properties draw:stroke="none" draw:fill="solid" draw:fill-color="#ffff00" draw:textarea-horizontal-align="justify" draw:textarea-vertical-align="middle" draw:auto-grow-height="false" fo:padding-top="0.13cm" fo:padding-bottom="0.13cm" fo:padding-left="0.25cm" fo:padding-right="0.25cm" fo:wrap-option="no-wrap"/>
    </style:style>
    <style:style style:name="gr2" style:family="graphic">
      <style:graphic-properties draw:stroke="none" draw:fill="solid" draw:fill-color="#ff0000" draw:textarea-horizontal-align="justify" draw:textarea-vertical-align="middle" draw:auto-grow-height="false" fo:padding-top="0.13cm" fo:padding-bottom="0.13cm" fo:padding-left="0.25cm" fo:padding-right="0.25cm" fo:wrap-option="no-wrap"/>
    </style:style>
    <style:style style:name="gr3" style:family="graphic">
      <style:graphic-properties draw:stroke="none" draw:fill="solid" draw:fill-color="#000000" draw:textarea-horizontal-align="justify" draw:textarea-vertical-align="middle" draw:auto-grow-height="false" fo:padding-top="0.13cm" fo:padding-bottom="0.13cm" fo:padding-left="0.25cm" fo:padding-right="0.25cm" fo:wrap-option="no-wrap"/>
    </style:style>
    <style:style style:name="gr4" style:family="graphic">
      <style:graphic-properties draw:stroke="none" draw:fill="solid" draw:fill-color="#ffff00" draw:textarea-horizontal-align="justify" draw:textarea-vertical-align="middle" draw:auto-grow-height="false" fo:min-height="1.348cm" fo:min-width="4.262cm" fo:padding-top="0.13cm" fo:padding-bottom="0.13cm" fo:padding-left="0.25cm" fo:padding-right="0.25cm" fo:wrap-option="no-wrap"/>
    </style:style>
    <style:style style:name="gr5" style:family="graphic">
      <style:graphic-properties draw:stroke="none" draw:fill="solid" draw:fill-color="#ff0000" draw:textarea-horizontal-align="justify" draw:textarea-vertical-align="middle" draw:auto-grow-height="false" fo:min-height="0.087cm" fo:min-width="0.006cm" fo:padding-top="0.13cm" fo:padding-bottom="0.13cm" fo:padding-left="0.25cm" fo:padding-right="0.25cm" fo:wrap-option="no-wrap"/>
    </style:style>
    <style:style style:name="gr6" style:family="graphic">
      <style:graphic-properties draw:stroke="none" draw:fill="solid" draw:fill-color="#ff0000" draw:textarea-horizontal-align="justify" draw:textarea-vertical-align="middle" draw:auto-grow-height="false" fo:min-height="1.112cm" fo:min-width="0.006cm" fo:padding-top="0.13cm" fo:padding-bottom="0.13cm" fo:padding-left="0.25cm" fo:padding-right="0.25cm" fo:wrap-option="no-wrap"/>
    </style:style>
    <style:style style:name="gr7" style:family="graphic">
      <style:graphic-properties draw:stroke="none" draw:fill="solid" draw:fill-color="#ff0000" draw:textarea-horizontal-align="justify" draw:textarea-vertical-align="middle" draw:auto-grow-height="false" fo:min-height="0.084cm" fo:min-width="0.006cm" fo:padding-top="0.13cm" fo:padding-bottom="0.13cm" fo:padding-left="0.25cm" fo:padding-right="0.25cm" fo:wrap-option="no-wrap"/>
    </style:style>
    <style:style style:name="gr8" style:family="graphic">
      <style:graphic-properties draw:stroke="none" draw:fill="solid" draw:fill-color="#ff0000" draw:textarea-horizontal-align="justify" draw:textarea-vertical-align="middle" draw:auto-grow-height="false" fo:min-height="0.084cm" fo:min-width="3.94cm" fo:padding-top="0.13cm" fo:padding-bottom="0.13cm" fo:padding-left="0.25cm" fo:padding-right="0.25cm" fo:wrap-option="no-wrap"/>
    </style:style>
    <style:style style:name="gr9" style:family="graphic">
      <style:graphic-properties draw:stroke="none" draw:fill="solid" draw:fill-color="#ff0000" draw:textarea-horizontal-align="justify" draw:textarea-vertical-align="middle" draw:auto-grow-height="false" fo:min-height="0.084cm" fo:min-width="0cm" fo:padding-top="0.13cm" fo:padding-bottom="0.13cm" fo:padding-left="0.25cm" fo:padding-right="0.25cm" fo:wrap-option="no-wrap"/>
    </style:style>
    <style:style style:name="gr10" style:family="graphic">
      <style:graphic-properties draw:stroke="none" draw:fill="solid" draw:fill-color="#ff0000" draw:textarea-horizontal-align="justify" draw:textarea-vertical-align="middle" draw:auto-grow-height="false" fo:min-height="1.112cm" fo:min-width="0cm" fo:padding-top="0.13cm" fo:padding-bottom="0.13cm" fo:padding-left="0.25cm" fo:padding-right="0.25cm" fo:wrap-option="no-wrap"/>
    </style:style>
    <style:style style:name="gr11" style:family="graphic">
      <style:graphic-properties draw:stroke="none" draw:fill="solid" draw:fill-color="#ff0000" draw:textarea-horizontal-align="justify" draw:textarea-vertical-align="middle" draw:auto-grow-height="false" fo:min-height="0.087cm" fo:min-width="0cm" fo:padding-top="0.13cm" fo:padding-bottom="0.13cm" fo:padding-left="0.25cm" fo:padding-right="0.25cm" fo:wrap-option="no-wrap"/>
    </style:style>
    <style:style style:name="gr12" style:family="graphic">
      <style:graphic-properties draw:stroke="none" draw:fill="solid" draw:fill-color="#ff0000" draw:textarea-horizontal-align="justify" draw:textarea-vertical-align="middle" draw:auto-grow-height="false" fo:min-height="0.087cm" fo:min-width="3.94cm" fo:padding-top="0.13cm" fo:padding-bottom="0.13cm" fo:padding-left="0.25cm" fo:padding-right="0.25cm" fo:wrap-option="no-wrap"/>
    </style:style>
    <style:style style:name="gr13" style:family="graphic">
      <style:graphic-properties draw:stroke="none" draw:fill="solid" draw:fill-color="#ffff00" draw:textarea-horizontal-align="justify" draw:textarea-vertical-align="middle" draw:auto-grow-height="false" fo:min-height="1.539cm" fo:min-width="4.528cm" fo:padding-top="0.13cm" fo:padding-bottom="0.13cm" fo:padding-left="0.25cm" fo:padding-right="0.25cm" fo:wrap-option="no-wrap"/>
    </style:style>
    <style:style style:name="gr14" style:family="graphic">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style:style>
    <style:style style:name="gr15" style:family="graphic">
      <style:graphic-properties draw:stroke="none" draw:fill="solid" draw:fill-color="#000000" draw:textarea-horizontal-align="justify" draw:textarea-vertical-align="middle" draw:auto-grow-height="false" fo:min-height="1.299cm" fo:min-width="0cm" fo:padding-top="0.13cm" fo:padding-bottom="0.13cm" fo:padding-left="0.25cm" fo:padding-right="0.25cm" fo:wrap-option="no-wrap"/>
    </style:style>
    <style:style style:name="gr16" style:family="graphic">
      <style:graphic-properties draw:stroke="none" draw:fill="solid" draw:fill-color="#000000" draw:textarea-horizontal-align="justify" draw:textarea-vertical-align="middle" draw:auto-grow-height="false" fo:min-height="0cm" fo:min-width="4.182cm" fo:padding-top="0.13cm" fo:padding-bottom="0.13cm" fo:padding-left="0.25cm" fo:padding-right="0.25cm" fo:wrap-option="no-wrap"/>
    </style:style>
    <style:style style:name="gr17" style:family="graphic">
      <style:graphic-properties draw:stroke="none" draw:fill="solid" draw:fill-color="#ff0000" draw:textarea-horizontal-align="justify" draw:textarea-vertical-align="middle" draw:auto-grow-height="false" fo:min-height="0.083cm" fo:min-width="0.106cm" fo:padding-top="0.13cm" fo:padding-bottom="0.13cm" fo:padding-left="0.25cm" fo:padding-right="0.25cm" fo:wrap-option="no-wrap"/>
    </style:style>
    <style:style style:name="gr18" style:family="graphic">
      <style:graphic-properties draw:stroke="none" draw:fill="solid" draw:fill-color="#ff0000" draw:textarea-horizontal-align="justify" draw:textarea-vertical-align="middle" draw:auto-grow-height="false" fo:min-height="0.083cm" fo:min-width="0.098cm" fo:padding-top="0.13cm" fo:padding-bottom="0.13cm" fo:padding-left="0.25cm" fo:padding-right="0.25cm" fo:wrap-option="no-wrap"/>
    </style:style>
    <style:style style:name="gr19" style:family="graphic">
      <style:graphic-properties draw:stroke="none" draw:fill="solid" draw:fill-color="#000000" draw:textarea-horizontal-align="justify" draw:textarea-vertical-align="middle" draw:auto-grow-height="false" fo:min-height="0.011cm" fo:min-width="0cm" fo:padding-top="0.13cm" fo:padding-bottom="0.13cm" fo:padding-left="0.25cm" fo:padding-right="0.25cm" fo:wrap-option="no-wrap"/>
    </style:style>
    <style:style style:name="gr20" style:family="graphic">
      <style:graphic-properties draw:stroke="none" draw:fill="solid" draw:fill-color="#ff0000" draw:textarea-horizontal-align="justify" draw:textarea-vertical-align="middle" draw:auto-grow-height="false" fo:min-height="0.083cm" fo:min-width="0.118cm" fo:padding-top="0.13cm" fo:padding-bottom="0.13cm" fo:padding-left="0.25cm" fo:padding-right="0.25cm" fo:wrap-option="no-wrap"/>
    </style:style>
    <style:style style:name="gr21" style:family="graphic">
      <style:graphic-properties draw:stroke="none" draw:fill="solid" draw:fill-color="#ff0000" draw:textarea-horizontal-align="justify" draw:textarea-vertical-align="middle" draw:auto-grow-height="false" fo:min-height="0.083cm" fo:min-width="0.159cm" fo:padding-top="0.13cm" fo:padding-bottom="0.13cm" fo:padding-left="0.25cm" fo:padding-right="0.25cm" fo:wrap-option="no-wrap"/>
    </style:style>
    <style:style style:name="gr22" style:family="graphic">
      <style:graphic-properties draw:stroke="none" draw:fill="solid" draw:fill-color="#000000" draw:textarea-horizontal-align="justify" draw:textarea-vertical-align="middle" draw:auto-grow-height="false" fo:min-height="0.11cm" fo:min-width="0cm" fo:padding-top="0.13cm" fo:padding-bottom="0.13cm" fo:padding-left="0.25cm" fo:padding-right="0.25cm" fo:wrap-option="no-wrap"/>
    </style:style>
    <style:style style:name="gr23" style:family="graphic">
      <style:graphic-properties draw:stroke="none" draw:fill="solid" draw:fill-color="#000000" draw:textarea-horizontal-align="justify" draw:textarea-vertical-align="middle" draw:auto-grow-height="false" fo:min-height="0.05cm" fo:min-width="0cm" fo:padding-top="0.13cm" fo:padding-bottom="0.13cm" fo:padding-left="0.25cm" fo:padding-right="0.25cm" fo:wrap-option="no-wrap"/>
    </style:style>
    <style:style style:name="gr24" style:family="graphic">
      <style:graphic-properties draw:stroke="none" draw:fill="solid" draw:fill-color="#ff0000" draw:textarea-horizontal-align="justify" draw:textarea-vertical-align="middle" draw:auto-grow-height="false" fo:min-height="0.083cm" fo:min-width="0.082cm" fo:padding-top="0.13cm" fo:padding-bottom="0.13cm" fo:padding-left="0.25cm" fo:padding-right="0.25cm" fo:wrap-option="no-wrap"/>
    </style:style>
    <style:style style:name="gr25" style:family="graphic">
      <style:graphic-properties draw:stroke="none" draw:fill="solid" draw:fill-color="#ff0000" draw:textarea-horizontal-align="justify" draw:textarea-vertical-align="middle" draw:auto-grow-height="false" fo:min-height="0.259cm" fo:min-width="0.255cm" fo:padding-top="0.13cm" fo:padding-bottom="0.13cm" fo:padding-left="0.25cm" fo:padding-right="0.25cm" fo:wrap-option="no-wrap"/>
    </style:style>
    <style:style style:name="gr26" style:family="graphic">
      <style:graphic-properties draw:stroke="none" draw:fill="solid" draw:fill-color="#000000" draw:textarea-horizontal-align="justify" draw:textarea-vertical-align="middle" draw:auto-grow-height="false" fo:min-height="0.296cm" fo:min-width="0cm" fo:padding-top="0.13cm" fo:padding-bottom="0.13cm" fo:padding-left="0.25cm" fo:padding-right="0.25cm" fo:wrap-option="no-wrap"/>
    </style:style>
    <style:style style:name="gr27" style:family="graphic">
      <style:graphic-properties draw:stroke="none" draw:fill="solid" draw:fill-color="#ff0000" draw:textarea-horizontal-align="justify" draw:textarea-vertical-align="middle" draw:auto-grow-height="false" fo:min-height="0.259cm" fo:min-width="0cm" fo:padding-top="0.13cm" fo:padding-bottom="0.13cm" fo:padding-left="0.25cm" fo:padding-right="0.25cm" fo:wrap-option="no-wrap"/>
    </style:style>
    <style:style style:name="gr28" style:family="graphic">
      <style:graphic-properties draw:stroke="none" draw:fill="solid" draw:fill-color="#000000" draw:textarea-horizontal-align="justify" draw:textarea-vertical-align="middle" draw:auto-grow-height="false" fo:min-height="0.285cm" fo:min-width="0cm" fo:padding-top="0.13cm" fo:padding-bottom="0.13cm" fo:padding-left="0.25cm" fo:padding-right="0.25cm" fo:wrap-option="no-wrap"/>
    </style:style>
    <style:style style:name="gr29" style:family="graphic">
      <style:graphic-properties draw:stroke="none" draw:fill="solid" draw:fill-color="#ff0000" draw:textarea-horizontal-align="justify" draw:textarea-vertical-align="middle" draw:auto-grow-height="false" fo:min-height="0.139cm" fo:min-width="0.062cm" fo:padding-top="0.13cm" fo:padding-bottom="0.13cm" fo:padding-left="0.25cm" fo:padding-right="0.25cm" fo:wrap-option="no-wrap"/>
    </style:style>
    <style:style style:name="gr30" style:family="graphic">
      <style:graphic-properties draw:stroke="none" draw:fill="solid" draw:fill-color="#ff0000" draw:textarea-horizontal-align="justify" draw:textarea-vertical-align="middle" draw:auto-grow-height="false" fo:min-height="0.148cm" fo:min-width="1.121cm" fo:padding-top="0.13cm" fo:padding-bottom="0.13cm" fo:padding-left="0.25cm" fo:padding-right="0.25cm" fo:wrap-option="no-wrap"/>
    </style:style>
    <style:style style:name="gr31" style:family="graphic">
      <style:graphic-properties draw:stroke="none" draw:fill="solid" draw:fill-color="#ff0000" draw:textarea-horizontal-align="justify" draw:textarea-vertical-align="middle" draw:auto-grow-height="false" fo:min-height="0.139cm" fo:min-width="0.24cm" fo:padding-top="0.13cm" fo:padding-bottom="0.13cm" fo:padding-left="0.25cm" fo:padding-right="0.25cm" fo:wrap-option="no-wrap"/>
    </style:style>
    <style:style style:name="gr32" style:family="graphic">
      <style:graphic-properties draw:stroke="none" draw:fill="solid" draw:fill-color="#ffff00" draw:textarea-horizontal-align="justify" draw:textarea-vertical-align="middle" draw:auto-grow-height="false" fo:min-height="0cm" fo:min-width="3.658cm" fo:padding-top="0.13cm" fo:padding-bottom="0.13cm" fo:padding-left="0.25cm" fo:padding-right="0.25cm" fo:wrap-option="no-wrap"/>
    </style:style>
    <style:style style:name="gr33" style:family="graphic">
      <style:graphic-properties draw:stroke="none" draw:fill="solid" draw:fill-color="#ffff00" draw:textarea-horizontal-align="justify" draw:textarea-vertical-align="middle" draw:auto-grow-height="false" fo:min-height="1.782cm" fo:min-width="5.302cm" fo:padding-top="0.13cm" fo:padding-bottom="0.13cm" fo:padding-left="0.25cm" fo:padding-right="0.25cm" fo:wrap-option="no-wrap"/>
    </style:style>
    <style:style style:name="gr34" style:family="graphic">
      <style:graphic-properties draw:stroke="none" draw:fill="solid" draw:fill-color="#ff0000" draw:textarea-horizontal-align="justify" draw:textarea-vertical-align="middle" draw:auto-grow-height="false" fo:min-height="0.176cm" fo:min-width="0.115cm" fo:padding-top="0.13cm" fo:padding-bottom="0.13cm" fo:padding-left="0.25cm" fo:padding-right="0.25cm" fo:wrap-option="no-wrap"/>
    </style:style>
    <style:style style:name="gr35" style:family="graphic">
      <style:graphic-properties draw:stroke="none" draw:fill="solid" draw:fill-color="#ff0000" draw:textarea-horizontal-align="justify" draw:textarea-vertical-align="middle" draw:auto-grow-height="false" fo:min-height="1.487cm" fo:min-width="0.115cm" fo:padding-top="0.13cm" fo:padding-bottom="0.13cm" fo:padding-left="0.25cm" fo:padding-right="0.25cm" fo:wrap-option="no-wrap"/>
    </style:style>
    <style:style style:name="gr36" style:family="graphic">
      <style:graphic-properties draw:stroke="none" draw:fill="solid" draw:fill-color="#ff0000" draw:textarea-horizontal-align="justify" draw:textarea-vertical-align="middle" draw:auto-grow-height="false" fo:min-height="0.175cm" fo:min-width="0.115cm" fo:padding-top="0.13cm" fo:padding-bottom="0.13cm" fo:padding-left="0.25cm" fo:padding-right="0.25cm" fo:wrap-option="no-wrap"/>
    </style:style>
    <style:style style:name="gr37" style:family="graphic">
      <style:graphic-properties draw:stroke="none" draw:fill="solid" draw:fill-color="#ff0000" draw:textarea-horizontal-align="justify" draw:textarea-vertical-align="middle" draw:auto-grow-height="false" fo:min-height="0.175cm" fo:min-width="4.911cm" fo:padding-top="0.13cm" fo:padding-bottom="0.13cm" fo:padding-left="0.25cm" fo:padding-right="0.25cm" fo:wrap-option="no-wrap"/>
    </style:style>
    <style:style style:name="gr38" style:family="graphic">
      <style:graphic-properties draw:stroke="none" draw:fill="solid" draw:fill-color="#ff0000" draw:textarea-horizontal-align="justify" draw:textarea-vertical-align="middle" draw:auto-grow-height="false" fo:min-height="0.175cm" fo:min-width="0.106cm" fo:padding-top="0.13cm" fo:padding-bottom="0.13cm" fo:padding-left="0.25cm" fo:padding-right="0.25cm" fo:wrap-option="no-wrap"/>
    </style:style>
    <style:style style:name="gr39" style:family="graphic">
      <style:graphic-properties draw:stroke="none" draw:fill="solid" draw:fill-color="#ff0000" draw:textarea-horizontal-align="justify" draw:textarea-vertical-align="middle" draw:auto-grow-height="false" fo:min-height="1.487cm" fo:min-width="0.106cm" fo:padding-top="0.13cm" fo:padding-bottom="0.13cm" fo:padding-left="0.25cm" fo:padding-right="0.25cm" fo:wrap-option="no-wrap"/>
    </style:style>
    <style:style style:name="gr40" style:family="graphic">
      <style:graphic-properties draw:stroke="none" draw:fill="solid" draw:fill-color="#ff0000" draw:textarea-horizontal-align="justify" draw:textarea-vertical-align="middle" draw:auto-grow-height="false" fo:min-height="0.176cm" fo:min-width="0.106cm" fo:padding-top="0.13cm" fo:padding-bottom="0.13cm" fo:padding-left="0.25cm" fo:padding-right="0.25cm" fo:wrap-option="no-wrap"/>
    </style:style>
    <style:style style:name="gr41" style:family="graphic">
      <style:graphic-properties draw:stroke="none" draw:fill="solid" draw:fill-color="#ff0000" draw:textarea-horizontal-align="justify" draw:textarea-vertical-align="middle" draw:auto-grow-height="false" fo:min-height="0.176cm" fo:min-width="4.911cm" fo:padding-top="0.13cm" fo:padding-bottom="0.13cm" fo:padding-left="0.25cm" fo:padding-right="0.25cm" fo:wrap-option="no-wrap"/>
    </style:style>
    <style:style style:name="gr42" style:family="graphic">
      <style:graphic-properties draw:stroke="none" draw:fill="solid" draw:fill-color="#ffff00" draw:textarea-horizontal-align="justify" draw:textarea-vertical-align="middle" draw:auto-grow-height="false" fo:min-height="2.034cm" fo:min-width="5.632cm" fo:padding-top="0.13cm" fo:padding-bottom="0.13cm" fo:padding-left="0.25cm" fo:padding-right="0.25cm" fo:wrap-option="no-wrap"/>
    </style:style>
    <style:style style:name="gr43" style:family="graphic">
      <style:graphic-properties draw:stroke="none" draw:fill="solid" draw:fill-color="#000000" draw:textarea-horizontal-align="justify" draw:textarea-vertical-align="middle" draw:auto-grow-height="false" fo:min-height="1.724cm" fo:min-width="0cm" fo:padding-top="0.13cm" fo:padding-bottom="0.13cm" fo:padding-left="0.25cm" fo:padding-right="0.25cm" fo:wrap-option="no-wrap"/>
    </style:style>
    <style:style style:name="gr44" style:family="graphic">
      <style:graphic-properties draw:stroke="none" draw:fill="solid" draw:fill-color="#000000" draw:textarea-horizontal-align="justify" draw:textarea-vertical-align="middle" draw:auto-grow-height="false" fo:min-height="0cm" fo:min-width="5.204cm" fo:padding-top="0.13cm" fo:padding-bottom="0.13cm" fo:padding-left="0.25cm" fo:padding-right="0.25cm" fo:wrap-option="no-wrap"/>
    </style:style>
    <style:style style:name="gr45" style:family="graphic">
      <style:graphic-properties draw:stroke="none" draw:fill="solid" draw:fill-color="#ff0000" draw:textarea-horizontal-align="justify" draw:textarea-vertical-align="middle" draw:auto-grow-height="false" fo:min-height="0.175cm" fo:min-width="0.231cm" fo:padding-top="0.13cm" fo:padding-bottom="0.13cm" fo:padding-left="0.25cm" fo:padding-right="0.25cm" fo:wrap-option="no-wrap"/>
    </style:style>
    <style:style style:name="gr46" style:family="graphic">
      <style:graphic-properties draw:stroke="none" draw:fill="solid" draw:fill-color="#000000" draw:textarea-horizontal-align="justify" draw:textarea-vertical-align="middle" draw:auto-grow-height="false" fo:min-height="0.014cm" fo:min-width="0cm" fo:padding-top="0.13cm" fo:padding-bottom="0.13cm" fo:padding-left="0.25cm" fo:padding-right="0.25cm" fo:wrap-option="no-wrap"/>
    </style:style>
    <style:style style:name="gr47" style:family="graphic">
      <style:graphic-properties draw:stroke="none" draw:fill="solid" draw:fill-color="#000000" draw:textarea-horizontal-align="justify" draw:textarea-vertical-align="middle" draw:auto-grow-height="false" fo:min-height="0.013cm" fo:min-width="0cm" fo:padding-top="0.13cm" fo:padding-bottom="0.13cm" fo:padding-left="0.25cm" fo:padding-right="0.25cm" fo:wrap-option="no-wrap"/>
    </style:style>
    <style:style style:name="gr48" style:family="graphic">
      <style:graphic-properties draw:stroke="none" draw:fill="solid" draw:fill-color="#000000" draw:textarea-horizontal-align="justify" draw:textarea-vertical-align="middle" draw:auto-grow-height="false" fo:min-height="0.076cm" fo:min-width="0cm" fo:padding-top="0.13cm" fo:padding-bottom="0.13cm" fo:padding-left="0.25cm" fo:padding-right="0.25cm" fo:wrap-option="no-wrap"/>
    </style:style>
    <style:style style:name="gr49" style:family="graphic">
      <style:graphic-properties draw:stroke="none" draw:fill="solid" draw:fill-color="#ff0000" draw:textarea-horizontal-align="justify" draw:textarea-vertical-align="middle" draw:auto-grow-height="false" fo:min-height="0.175cm" fo:min-width="0.251cm" fo:padding-top="0.13cm" fo:padding-bottom="0.13cm" fo:padding-left="0.25cm" fo:padding-right="0.25cm" fo:wrap-option="no-wrap"/>
    </style:style>
    <style:style style:name="gr50" style:family="graphic">
      <style:graphic-properties draw:stroke="none" draw:fill="solid" draw:fill-color="#ff0000" draw:textarea-horizontal-align="justify" draw:textarea-vertical-align="middle" draw:auto-grow-height="false" fo:min-height="0.175cm" fo:min-width="0.302cm" fo:padding-top="0.13cm" fo:padding-bottom="0.13cm" fo:padding-left="0.25cm" fo:padding-right="0.25cm" fo:wrap-option="no-wrap"/>
    </style:style>
    <style:style style:name="gr51" style:family="graphic">
      <style:graphic-properties draw:stroke="none" draw:fill="solid" draw:fill-color="#000000" draw:textarea-horizontal-align="justify" draw:textarea-vertical-align="middle" draw:auto-grow-height="false" fo:min-height="0.205cm" fo:min-width="0cm" fo:padding-top="0.13cm" fo:padding-bottom="0.13cm" fo:padding-left="0.25cm" fo:padding-right="0.25cm" fo:wrap-option="no-wrap"/>
    </style:style>
    <style:style style:name="gr52" style:family="graphic">
      <style:graphic-properties draw:stroke="none" draw:fill="solid" draw:fill-color="#000000" draw:textarea-horizontal-align="justify" draw:textarea-vertical-align="middle" draw:auto-grow-height="false" fo:min-height="0.129cm" fo:min-width="0cm" fo:padding-top="0.13cm" fo:padding-bottom="0.13cm" fo:padding-left="0.25cm" fo:padding-right="0.25cm" fo:wrap-option="no-wrap"/>
    </style:style>
    <style:style style:name="gr53" style:family="graphic">
      <style:graphic-properties draw:stroke="none" draw:fill="solid" draw:fill-color="#000000" draw:textarea-horizontal-align="justify" draw:textarea-vertical-align="middle" draw:auto-grow-height="false" fo:min-height="0.131cm" fo:min-width="0cm" fo:padding-top="0.13cm" fo:padding-bottom="0.13cm" fo:padding-left="0.25cm" fo:padding-right="0.25cm" fo:wrap-option="no-wrap"/>
    </style:style>
    <style:style style:name="gr54" style:family="graphic">
      <style:graphic-properties draw:stroke="none" draw:fill="solid" draw:fill-color="#ff0000" draw:textarea-horizontal-align="justify" draw:textarea-vertical-align="middle" draw:auto-grow-height="false" fo:min-height="0.175cm" fo:min-width="0.204cm" fo:padding-top="0.13cm" fo:padding-bottom="0.13cm" fo:padding-left="0.25cm" fo:padding-right="0.25cm" fo:wrap-option="no-wrap"/>
    </style:style>
    <style:style style:name="gr55" style:family="graphic">
      <style:graphic-properties draw:stroke="none" draw:fill="solid" draw:fill-color="#ff0000" draw:textarea-horizontal-align="justify" draw:textarea-vertical-align="middle" draw:auto-grow-height="false" fo:min-height="0.399cm" fo:min-width="0.419cm" fo:padding-top="0.13cm" fo:padding-bottom="0.13cm" fo:padding-left="0.25cm" fo:padding-right="0.25cm" fo:wrap-option="no-wrap"/>
    </style:style>
    <style:style style:name="gr56" style:family="graphic">
      <style:graphic-properties draw:stroke="none" draw:fill="solid" draw:fill-color="#000000" draw:textarea-horizontal-align="justify" draw:textarea-vertical-align="middle" draw:auto-grow-height="false" fo:min-height="0.436cm" fo:min-width="0cm" fo:padding-top="0.13cm" fo:padding-bottom="0.13cm" fo:padding-left="0.25cm" fo:padding-right="0.25cm" fo:wrap-option="no-wrap"/>
    </style:style>
    <style:style style:name="gr57" style:family="graphic">
      <style:graphic-properties draw:stroke="none" draw:fill="solid" draw:fill-color="#ff0000" draw:textarea-horizontal-align="justify" draw:textarea-vertical-align="middle" draw:auto-grow-height="false" fo:min-height="0.399cm" fo:min-width="0.064cm" fo:padding-top="0.13cm" fo:padding-bottom="0.13cm" fo:padding-left="0.25cm" fo:padding-right="0.25cm" fo:wrap-option="no-wrap"/>
    </style:style>
    <style:style style:name="gr58" style:family="graphic">
      <style:graphic-properties draw:stroke="none" draw:fill="solid" draw:fill-color="#000000" draw:textarea-horizontal-align="justify" draw:textarea-vertical-align="middle" draw:auto-grow-height="false" fo:min-height="0.435cm" fo:min-width="0cm" fo:padding-top="0.13cm" fo:padding-bottom="0.13cm" fo:padding-left="0.25cm" fo:padding-right="0.25cm" fo:wrap-option="no-wrap"/>
    </style:style>
    <style:style style:name="gr59" style:family="graphic">
      <style:graphic-properties draw:stroke="none" draw:fill="solid" draw:fill-color="#ff0000" draw:textarea-horizontal-align="justify" draw:textarea-vertical-align="middle" draw:auto-grow-height="false" fo:min-height="0.242cm" fo:min-width="0.184cm" fo:padding-top="0.13cm" fo:padding-bottom="0.13cm" fo:padding-left="0.25cm" fo:padding-right="0.25cm" fo:wrap-option="no-wrap"/>
    </style:style>
    <style:style style:name="gr60" style:family="graphic">
      <style:graphic-properties draw:stroke="none" draw:fill="solid" draw:fill-color="#ff0000" draw:textarea-horizontal-align="justify" draw:textarea-vertical-align="middle" draw:auto-grow-height="false" fo:min-height="0.258cm" fo:min-width="1.474cm" fo:padding-top="0.13cm" fo:padding-bottom="0.13cm" fo:padding-left="0.25cm" fo:padding-right="0.25cm" fo:wrap-option="no-wrap"/>
    </style:style>
    <style:style style:name="gr61" style:family="graphic">
      <style:graphic-properties draw:stroke="none" draw:fill="solid" draw:fill-color="#ff0000" draw:textarea-horizontal-align="justify" draw:textarea-vertical-align="middle" draw:auto-grow-height="false" fo:min-height="0.242cm" fo:min-width="0.403cm" fo:padding-top="0.13cm" fo:padding-bottom="0.13cm" fo:padding-left="0.25cm" fo:padding-right="0.25cm" fo:wrap-option="no-wrap"/>
    </style:style>
    <style:style style:name="gr62" style:family="graphic">
      <style:graphic-properties draw:stroke="none" draw:fill="solid" draw:fill-color="#ffff00" draw:textarea-horizontal-align="justify" draw:textarea-vertical-align="middle" draw:auto-grow-height="false" fo:min-height="0cm" fo:min-width="4.572cm" fo:padding-top="0.13cm" fo:padding-bottom="0.13cm" fo:padding-left="0.25cm" fo:padding-right="0.25cm" fo:wrap-option="no-wrap"/>
    </style:style>
    <style:style style:name="gr63" style:family="graphic">
      <style:graphic-properties draw:stroke="solid" svg:stroke-width="0.026cm" svg:stroke-color="#000000" draw:marker-start="msArrowEnd_20_5" draw:marker-start-width="0.21cm" draw:marker-start-center="false" draw:stroke-linejoin="miter" draw:fill="solid" draw:fill-color="#ffffe0" draw:opacity="34%"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loext:graphic-properties draw:fill="solid" draw:fill-color="#ffff00"/>
      <style:paragraph-properties style:writing-mode="lr-tb"/>
    </style:style>
    <style:style style:name="P2" style:family="paragraph">
      <loext:graphic-properties draw:fill="solid" draw:fill-color="#ff0000"/>
      <style:paragraph-properties style:writing-mode="lr-tb"/>
    </style:style>
    <style:style style:name="P3" style:family="paragraph">
      <loext:graphic-properties draw:fill="solid" draw:fill-color="#000000"/>
      <style:paragraph-properties style:writing-mode="lr-tb"/>
    </style:style>
    <style:style style:name="P4" style:family="paragraph">
      <style:paragraph-properties fo:text-align="start" style:text-autospace="none" style:line-break="normal" style:writing-mode="lr-tb"/>
      <style:text-properties fo:hyphenate="false"/>
    </style:style>
    <style:style style:name="P5" style:family="paragraph">
      <loext:graphic-properties draw:fill="solid" draw:fill-color="#ffffe0" draw:opacity="34%"/>
      <style:paragraph-properties fo:text-align="start" style:text-autospace="none" style:line-break="normal" style:writing-mode="lr-tb"/>
      <style:text-properties style:text-outline="false" style:text-line-through-style="none" style:text-line-through-type="none" style:font-name="Arial" fo:font-size="10pt" fo:language="es" fo:country="A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text-line-through-type="none" style:text-position="0% 100%" fo:font-family="Tahoma" style:font-family-generic="swiss" fo:font-size="8pt" fo:language="es" fo:country="AR" fo:font-style="normal" fo:text-shadow="none" style:text-underline-style="none" fo:font-weight="bold" style:text-underline-mode="continuous" style:text-overline-mode="continuous" style:text-line-through-mode="continuous" style:font-name-asian="DejaVu Sans"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es" fo:country="AR" fo:font-style="normal" fo:text-shadow="none" style:text-underline-style="none" fo:font-weight="bold" style:text-underline-mode="continuous" style:text-overline-mode="continuous" style:text-line-through-mode="continuous" style:font-name-asian="DejaVu Sans"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style:font-family-generic="swiss" fo:font-size="8pt" fo:language="es" fo:country="A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3333"/>
    </style:style>
    <style:style style:name="T5" style:family="text">
      <style:text-properties fo:color="#009933"/>
    </style:style>
  </office:automatic-styles>
  <office:body>
    <office:spreadsheet>
      <table:calculation-settings table:case-sensitive="false" table:automatic-find-labels="false" table:use-regular-expressions="false"/>
      <table:table table:name="NDT triang" table:style-name="ta1">
        <office:forms form:automatic-focus="false" form:apply-design-mode="false"/>
        <table:shapes>
          <draw:g draw:z-index="0" draw:name="Group 2">
            <draw:custom-shape draw:name="Freeform 3" draw:style-name="gr1" draw:text-style-name="P1" svg:width="6.282cm" svg:height="2.245cm" svg:x="8.714cm" svg:y="0.249c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2" draw:text-style-name="P2" svg:width="0.666cm" svg:height="0.484cm" svg:x="8.368cm" svg:y="2.259c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2" draw:text-style-name="P2" svg:width="0.666cm" svg:height="1.916cm" svg:x="8.368cm" svg:y="0.414c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2" draw:text-style-name="P2" svg:width="0.666cm" svg:height="0.479cm" svg:x="8.368cm" svg:y="0c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2" draw:text-style-name="P2" svg:width="5.857cm" svg:height="0.479cm" svg:x="8.928cm" svg:y="0c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2" draw:text-style-name="P2" svg:width="0.657cm" svg:height="0.479cm" svg:x="14.683cm" svg:y="0c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2" draw:text-style-name="P2" svg:width="0.657cm" svg:height="1.916cm" svg:x="14.683cm" svg:y="0.414c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2" draw:text-style-name="P2" svg:width="0.657cm" svg:height="0.484cm" svg:x="14.683cm" svg:y="2.259c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2" draw:text-style-name="P2" svg:width="5.857cm" svg:height="0.484cm" svg:x="8.928cm" svg:y="2.259c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1" draw:text-style-name="P1" svg:width="6.633cm" svg:height="2.512cm" svg:x="8.55cm" svg:y="0.112c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3" draw:text-style-name="P3" svg:width="0.268cm" svg:height="0.191cm" svg:x="8.497cm" svg:y="2.483c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3" draw:text-style-name="P3" svg:width="0.093cm" svg:height="2.178cm" svg:x="8.497cm" svg:y="0.279c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3" draw:text-style-name="P3" svg:width="0.268cm" svg:height="0.184cm" svg:x="8.497cm" svg:y="0.07c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3" draw:text-style-name="P3" svg:width="6.177cm" svg:height="0.059cm" svg:x="8.781cm" svg:y="0.07c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3" draw:text-style-name="P3" svg:width="0.261cm" svg:height="0.184cm" svg:x="14.981cm" svg:y="0.07c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3" draw:text-style-name="P3" svg:width="0.088cm" svg:height="2.178cm" svg:x="15.154cm" svg:y="0.279c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3" draw:text-style-name="P3" svg:width="0.261cm" svg:height="0.191cm" svg:x="14.981cm" svg:y="2.483c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3" draw:text-style-name="P3" svg:width="6.177cm" svg:height="0.064cm" svg:x="8.781cm" svg:y="2.608c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2" draw:text-style-name="P2" svg:width="0.798cm" svg:height="0.477cm" svg:x="9.205cm" svg:y="0.579c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3" draw:text-style-name="P3" svg:width="0.234cm" svg:height="0.029cm" svg:x="9.617cm" svg:y="0.556c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3" draw:text-style-name="P3" svg:width="0.251cm" svg:height="0.102cm" svg:x="9.348cm" svg:y="0.556c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3" draw:text-style-name="P3" svg:width="0.2cm" svg:height="0.281cm" svg:x="9.191cm" svg:y="0.664c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3" draw:text-style-name="P3" svg:width="0.119cm" svg:height="0.144cm" svg:x="9.161cm" svg:y="0.939c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3" draw:text-style-name="P3" svg:width="0.316cm" svg:height="0.029cm" svg:x="9.302cm" svg:y="1.054c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3" draw:text-style-name="P3" svg:width="0.242cm" svg:height="0.144cm" svg:x="9.639cm" svg:y="0.939c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3" draw:text-style-name="P3" svg:width="0.194cm" svg:height="0.251cm" svg:x="9.833cm" svg:y="0.694c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3" draw:text-style-name="P3" svg:width="0.152cm" svg:height="0.141cm" svg:x="9.879cm" svg:y="0.556c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3" draw:text-style-name="P3" svg:width="0.258cm" svg:height="0.041cm" svg:x="9.378cm" svg:y="0.929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3" draw:text-style-name="P3" svg:width="0.219cm" svg:height="0.304cm" svg:x="9.392cm" svg:y="0.639c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3" draw:text-style-name="P3" svg:width="0.267cm" svg:height="0.04cm" svg:x="9.586cm" svg:y="0.639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3" draw:text-style-name="P3" svg:width="0.186cm" svg:height="0.306cm" svg:x="9.639cm" svg:y="0.664c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2" draw:text-style-name="P2" svg:width="0.787cm" svg:height="0.477cm" svg:x="11.2cm" svg:y="0.579c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3" draw:text-style-name="P3" svg:width="0.242cm" svg:height="0.378cm" svg:x="11.761cm" svg:y="0.694c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3" draw:text-style-name="P3" svg:width="0.142cm" svg:height="0.149cm" svg:x="11.882cm" svg:y="0.542c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3" draw:text-style-name="P3" svg:width="0.464cm" svg:height="0.042cm" svg:x="11.387cm" svg:y="0.542c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3" draw:text-style-name="P3" svg:width="0.129cm" svg:height="0.114cm" svg:x="11.311cm" svg:y="0.567c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3" draw:text-style-name="P3" svg:width="0.462cm" svg:height="0.04cm" svg:x="11.373cm" svg:y="0.639c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3" draw:text-style-name="P3" svg:width="0.105cm" svg:height="0.124cm" svg:x="11.708cm" svg:y="0.664c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3" draw:text-style-name="P3" svg:width="0.231cm" svg:height="0.041cm" svg:x="11.5cm" svg:y="0.747cm">
              <text:p/>
              <draw:enhanced-geometry svg:viewBox="0 0 18 6" draw:extrusion-allowed="true" draw:text-areas="0 0 18 6" draw:glue-points="0 5 0 5 18 6 18 0 0 0 0 0 0 5" draw:type="non-primitive" draw:enhanced-path="M 0 5 L 0 5 18 6 18 0 0 0 0 5 Z N"/>
            </draw:custom-shape>
            <draw:custom-shape draw:name="Freeform 42" draw:style-name="gr3" draw:text-style-name="P3" svg:width="0.251cm" svg:height="0.101cm" svg:x="11.223cm" svg:y="0.747c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3" draw:text-style-name="P3" svg:width="0.092cm" svg:height="0.089cm" svg:x="11.184cm" svg:y="0.856c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3" draw:text-style-name="P3" svg:width="0.112cm" svg:height="0.144cm" svg:x="11.163cm" svg:y="0.939c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3" draw:text-style-name="P3" svg:width="0.503cm" svg:height="0.029cm" svg:x="11.297cm" svg:y="1.054c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3" draw:text-style-name="P3" svg:width="0.258cm" svg:height="0.041cm" svg:x="11.373cm" svg:y="0.929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3" draw:text-style-name="P3" svg:width="0.089cm" svg:height="0.084cm" svg:x="11.387cm" svg:y="0.863c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3" draw:text-style-name="P3" svg:width="0.258cm" svg:height="0.029cm" svg:x="11.463cm" svg:y="0.863c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3" draw:text-style-name="P3" svg:width="0.055cm" svg:height="0.084cm" svg:x="11.627cm" svg:y="0.886c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2" draw:text-style-name="P2" svg:width="0.814cm" svg:height="0.477cm" svg:x="13.847cm" svg:y="0.579c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3" draw:text-style-name="P3" svg:width="0.243cm" svg:height="0.029cm" svg:x="14.265cm" svg:y="0.556c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3" draw:text-style-name="P3" svg:width="0.253cm" svg:height="0.102cm" svg:x="13.988cm" svg:y="0.556c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3" draw:text-style-name="P3" svg:width="0.202cm" svg:height="0.281cm" svg:x="13.831cm" svg:y="0.664c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3" draw:text-style-name="P3" svg:width="0.125cm" svg:height="0.144cm" svg:x="13.801cm" svg:y="0.939c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3" draw:text-style-name="P3" svg:width="0.317cm" svg:height="0.029cm" svg:x="13.951cm" svg:y="1.054c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3" draw:text-style-name="P3" svg:width="0.232cm" svg:height="0.144cm" svg:x="14.288cm" svg:y="0.939c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3" draw:text-style-name="P3" svg:width="0.186cm" svg:height="0.251cm" svg:x="14.475cm" svg:y="0.694c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3" draw:text-style-name="P3" svg:width="0.144cm" svg:height="0.141cm" svg:x="14.533cm" svg:y="0.556c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3" draw:text-style-name="P3" svg:width="0.26cm" svg:height="0.041cm" svg:x="14.018cm" svg:y="0.929c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3" draw:text-style-name="P3" svg:width="0.202cm" svg:height="0.304cm" svg:x="14.048cm" svg:y="0.639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3" draw:text-style-name="P3" svg:width="0.246cm" svg:height="0.04cm" svg:x="14.249cm" svg:y="0.639c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3" draw:text-style-name="P3" svg:width="0.211cm" svg:height="0.306cm" svg:x="14.272cm" svg:y="0.664c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2" draw:text-style-name="P2" svg:width="0.869cm" svg:height="0.477cm" svg:x="12.016cm" svg:y="0.579c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3" draw:text-style-name="P3" svg:width="0.202cm" svg:height="0.029cm" svg:x="12.277cm" svg:y="0.556c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3" draw:text-style-name="P3" svg:width="0.349cm" svg:height="0.516cm" svg:x="11.963cm" svg:y="0.567c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3" draw:text-style-name="P3" svg:width="0.22cm" svg:height="0.041cm" svg:x="12.016cm" svg:y="1.054c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3" draw:text-style-name="P3" svg:width="0.287cm" svg:height="0.431cm" svg:x="12.196cm" svg:y="0.639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3" draw:text-style-name="P3" svg:width="0.26cm" svg:height="0.04cm" svg:x="12.48cm" svg:y="0.639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3" draw:text-style-name="P3" svg:width="0.308cm" svg:height="0.431cm" svg:x="12.411cm" svg:y="0.664c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3" draw:text-style-name="P3" svg:width="0.22cm" svg:height="0.041cm" svg:x="12.464cm" svg:y="1.054c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3" draw:text-style-name="P3" svg:width="0.26cm" svg:height="0.378cm" svg:x="12.637cm" svg:y="0.694c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3" draw:text-style-name="P3" svg:width="0.16cm" svg:height="0.141cm" svg:x="12.764cm" svg:y="0.556c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3" draw:text-style-name="P3" svg:width="0.292cm" svg:height="0.072cm" svg:x="12.45cm" svg:y="0.542c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3" draw:text-style-name="P3" svg:width="0.089cm" svg:height="0.054cm" svg:x="12.45cm" svg:y="0.556c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2" draw:text-style-name="P2" svg:width="0.766cm" svg:height="0.477cm" svg:x="10.036cm" svg:y="0.579c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3" draw:text-style-name="P3" svg:width="0.333cm" svg:height="0.072cm" svg:x="10.462cm" svg:y="0.542c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3" draw:text-style-name="P3" svg:width="0.089cm" svg:height="0.054cm" svg:x="10.462cm" svg:y="0.556c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3" draw:text-style-name="P3" svg:width="0.202cm" svg:height="0.029cm" svg:x="10.298cm" svg:y="0.556c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3" draw:text-style-name="P3" svg:width="0.367cm" svg:height="0.516cm" svg:x="9.976cm" svg:y="0.567c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3" draw:text-style-name="P3" svg:width="0.219cm" svg:height="0.041cm" svg:x="10.036cm" svg:y="1.054c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3" draw:text-style-name="P3" svg:width="0.294cm" svg:height="0.431cm" svg:x="10.208cm" svg:y="0.639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3" draw:text-style-name="P3" svg:width="0.294cm" svg:height="0.04cm" svg:x="10.492cm" svg:y="0.639c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3" draw:text-style-name="P3" svg:width="0.13cm" svg:height="0.102cm" svg:x="10.732cm" svg:y="0.556c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2" draw:text-style-name="P2" svg:width="0.994cm" svg:height="0.724cm" svg:x="12.972cm" svg:y="0.332c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3" draw:text-style-name="P3" svg:width="0.2cm" svg:height="0.029cm" svg:x="13.764cm" svg:y="0.302c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3" draw:text-style-name="P3" svg:width="0.193cm" svg:height="0.267cm" svg:x="13.614cm" svg:y="0.317c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3" draw:text-style-name="P3" svg:width="0.216cm" svg:height="0.029cm" svg:x="13.406cm" svg:y="0.556c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3" draw:text-style-name="P3" svg:width="0.253cm" svg:height="0.102cm" svg:x="13.129cm" svg:y="0.556c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3" draw:text-style-name="P3" svg:width="0.2cm" svg:height="0.281cm" svg:x="12.958cm" svg:y="0.664c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3" draw:text-style-name="P3" svg:width="0.137cm" svg:height="0.144cm" svg:x="12.928cm" svg:y="0.939c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3" draw:text-style-name="P3" svg:width="0.299cm" svg:height="0.029cm" svg:x="13.085cm" svg:y="1.054c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3" draw:text-style-name="P3" svg:width="0.16cm" svg:height="0.041cm" svg:x="13.413cm" svg:y="1.054c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3" draw:text-style-name="P3" svg:width="0.484cm" svg:height="0.776cm" svg:x="13.533cm" svg:y="0.302c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3" draw:text-style-name="P3" svg:width="0.209cm" svg:height="0.304cm" svg:x="13.168cm" svg:y="0.639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3" draw:text-style-name="P3" svg:width="0.253cm" svg:height="0.04cm" svg:x="13.376cm" svg:y="0.639c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3" draw:text-style-name="P3" svg:width="0.2cm" svg:height="0.306cm" svg:x="13.406cm" svg:y="0.664c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3" draw:text-style-name="P3" svg:width="0.273cm" svg:height="0.041cm" svg:x="13.145cm" svg:y="0.929c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2" draw:text-style-name="P2" svg:width="0.607cm" svg:height="0.724cm" svg:x="10.683cm" svg:y="0.332cm">
              <text:p/>
              <draw:enhanced-geometry svg:viewBox="0 0 44 71" draw:extrusion-allowed="true" draw:text-areas="0 0 44 71" draw:glue-points="44 0 30 0 0 71 14 71 44 0" draw:type="non-primitive" draw:enhanced-path="M 44 0 L 30 0 0 71 14 71 44 0 Z N"/>
            </draw:custom-shape>
            <draw:custom-shape draw:name="Freeform 99" draw:style-name="gr3" draw:text-style-name="P3" svg:width="0.217cm" svg:height="0.035cm" svg:x="11.073cm" svg:y="0.302c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3" draw:text-style-name="P3" svg:width="0.497cm" svg:height="0.761cm" svg:x="10.621cm" svg:y="0.324c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3" draw:text-style-name="P3" svg:width="0.209cm" svg:height="0.029cm" svg:x="10.683cm" svg:y="1.054c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3" draw:text-style-name="P3" svg:width="0.503cm" svg:height="0.776cm" svg:x="10.84cm" svg:y="0.302c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2" draw:text-style-name="P2" svg:width="0.739cm" svg:height="0.556cm" svg:x="9.886cm" svg:y="1.248c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2" draw:text-style-name="P2" svg:width="2.137cm" svg:height="0.568cm" svg:x="10.713cm" svg:y="1.234c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2" draw:text-style-name="P2" svg:width="0.975cm" svg:height="0.556cm" svg:x="12.919cm" svg:y="1.248c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3" draw:text-style-name="P3" svg:width="0.112cm" svg:height="0.136cm" svg:x="8.778cm" svg:y="2.026c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3" draw:text-style-name="P3" svg:width="0.13cm" svg:height="0.136cm" svg:x="8.91cm" svg:y="2.026c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3" draw:text-style-name="P3" svg:width="0.092cm" svg:height="0.155cm" svg:x="9.205cm" svg:y="2.02c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3" draw:text-style-name="P3" svg:width="0.103cm" svg:height="0.155cm" svg:x="9.348cm" svg:y="2.02c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3" draw:text-style-name="P3" svg:width="0.087cm" svg:height="0.136cm" svg:x="9.505cm" svg:y="2.026c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3" draw:text-style-name="P3" svg:width="0.113cm" svg:height="0.155cm" svg:x="9.639cm" svg:y="2.02c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3" draw:text-style-name="P3" svg:width="0.105cm" svg:height="0.136cm" svg:x="9.804cm" svg:y="2.026c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3" draw:text-style-name="P3" svg:width="0.12cm" svg:height="0.136cm" svg:x="10.02cm" svg:y="2.026c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3" draw:text-style-name="P3" svg:width="0.114cm" svg:height="0.136cm" svg:x="10.238cm" svg:y="2.026c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3" draw:text-style-name="P3" svg:width="0.105cm" svg:height="0.149cm" svg:x="10.409cm" svg:y="2.026c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3" draw:text-style-name="P3" svg:width="0.103cm" svg:height="0.136cm" svg:x="10.544cm" svg:y="2.026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3" draw:text-style-name="P3" svg:width="0.112cm" svg:height="0.136cm" svg:x="10.669cm" svg:y="2.026c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3" draw:text-style-name="P3" svg:width="0.089cm" svg:height="0.149cm" svg:x="10.886cm" svg:y="2.026c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3" draw:text-style-name="P3" svg:width="0.032cm" svg:height="0.185cm" svg:x="11.087cm" svg:y="2.02c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3" draw:text-style-name="P3" svg:width="0.119cm" svg:height="0.136cm" svg:x="11.17cm" svg:y="2.026c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3" draw:text-style-name="P3" svg:width="0.103cm" svg:height="0.155cm" svg:x="11.336cm" svg:y="2.02c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3" draw:text-style-name="P3" svg:width="0.105cm" svg:height="0.136cm" svg:x="11.484cm" svg:y="2.026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3" draw:text-style-name="P3" svg:width="0.103cm" svg:height="0.155cm" svg:x="11.627cm" svg:y="2.02c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3" draw:text-style-name="P3" svg:width="0.103cm" svg:height="0.136cm" svg:x="11.784cm" svg:y="2.026c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3" draw:text-style-name="P3" svg:width="0.105cm" svg:height="0.136cm" svg:x="11.963cm" svg:y="2.026c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3" draw:text-style-name="P3" svg:width="0.121cm" svg:height="0.136cm" svg:x="12.106cm" svg:y="2.026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3" draw:text-style-name="P3" svg:width="0.033cm" svg:height="0.185cm" svg:x="12.263cm" svg:y="2.02c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3" draw:text-style-name="P3" svg:width="0.105cm" svg:height="0.136cm" svg:x="12.411cm" svg:y="2.026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3" draw:text-style-name="P3" svg:width="0.072cm" svg:height="0.136cm" svg:x="12.554cm" svg:y="2.026c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3" draw:text-style-name="P3" svg:width="0.096cm" svg:height="0.136cm" svg:x="12.681cm" svg:y="2.026c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3" draw:text-style-name="P3" svg:width="0.089cm" svg:height="0.136cm" svg:x="12.808cm" svg:y="2.026c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3" draw:text-style-name="P3" svg:width="0.072cm" svg:height="0.136cm" svg:x="12.958cm" svg:y="2.026c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3" draw:text-style-name="P3" svg:width="0.119cm" svg:height="0.136cm" svg:x="13.055cm" svg:y="2.026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3" draw:text-style-name="P3" svg:width="0.119cm" svg:height="0.136cm" svg:x="13.203cm" svg:y="2.026c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3" draw:text-style-name="P3" svg:width="0.082cm" svg:height="0.149cm" svg:x="13.427cm" svg:y="2.026c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3" draw:text-style-name="P3" svg:width="0.072cm" svg:height="0.136cm" svg:x="13.563cm" svg:y="2.026c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3" draw:text-style-name="P3" svg:width="0.088cm" svg:height="0.149cm" svg:x="13.69cm" svg:y="2.026c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3" draw:text-style-name="P3" svg:width="0.056cm" svg:height="0.136cm" svg:x="13.817cm" svg:y="2.026c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3" draw:text-style-name="P3" svg:width="0.087cm" svg:height="0.136cm" svg:x="14.034cm" svg:y="2.026c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3" draw:text-style-name="P3" svg:width="0.089cm" svg:height="0.149cm" svg:x="14.161cm" svg:y="2.026c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3" draw:text-style-name="P3" svg:width="0.103cm" svg:height="0.136cm" svg:x="14.288cm" svg:y="2.026c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3" draw:text-style-name="P3" svg:width="0.089cm" svg:height="0.149cm" svg:x="14.436cm" svg:y="2.026c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3" draw:text-style-name="P3" svg:width="0.089cm" svg:height="0.136cm" svg:x="14.563cm" svg:y="2.026c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3" draw:text-style-name="P3" svg:width="0.098cm" svg:height="0.149cm" svg:x="14.685cm" svg:y="2.026c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3" draw:text-style-name="P3" svg:width="0.047cm" svg:height="0.136cm" svg:x="14.84cm" svg:y="2.026c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3" draw:text-style-name="P3" svg:width="0.129cm" svg:height="0.191cm" svg:x="10.886cm" svg:y="2.386c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3" draw:text-style-name="P3" svg:width="0.141cm" svg:height="0.191cm" svg:x="11.052cm" svg:y="2.386c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3" draw:text-style-name="P3" svg:width="0.119cm" svg:height="0.191cm" svg:x="11.26cm" svg:y="2.386c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3" draw:text-style-name="P3" svg:width="0.032cm" svg:height="0.191cm" svg:x="11.447cm" svg:y="2.386cm">
              <text:p/>
              <draw:enhanced-geometry svg:viewBox="0 0 21600 21600" draw:type="rectangle" draw:enhanced-path="M 0 0 L 21600 0 21600 21600 0 21600 0 0 Z N"/>
            </draw:custom-shape>
            <draw:custom-shape draw:name="Freeform 152" draw:style-name="gr3" draw:text-style-name="P3" svg:width="0.145cm" svg:height="0.191cm" svg:x="11.514cm" svg:y="2.386c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3" draw:text-style-name="P3" svg:width="0.129cm" svg:height="0.191cm" svg:x="11.784cm" svg:y="2.386c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3" draw:text-style-name="P3" svg:width="0.103cm" svg:height="0.191cm" svg:x="11.979cm" svg:y="2.386c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3" draw:text-style-name="P3" svg:width="0.142cm" svg:height="0.191cm" svg:x="12.129cm" svg:y="2.386c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3" draw:text-style-name="P3" svg:width="0.137cm" svg:height="0.191cm" svg:x="12.323cm" svg:y="2.386c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3" draw:text-style-name="P3" svg:width="0.137cm" svg:height="0.201cm" svg:x="12.51cm" svg:y="2.378c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3" draw:text-style-name="P3" svg:width="0.153cm" svg:height="0.191cm" svg:x="12.681cm" svg:y="2.386c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3" draw:text-style-name="P3" svg:width="0.047cm" svg:height="0.071cm" svg:x="10.305cm" svg:y="2.259c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Rectangle 160" draw:style-name="gr3" draw:text-style-name="P3" svg:width="0.031cm" svg:height="0.004cm" svg:x="10.395cm" svg:y="2.289cm">
              <text:p/>
              <draw:enhanced-geometry svg:viewBox="0 0 21600 21600" draw:type="rectangle" draw:enhanced-path="M 0 0 L 21600 0 21600 21600 0 21600 0 0 Z N"/>
            </draw:custom-shape>
            <draw:custom-shape draw:name="Freeform 161" draw:style-name="gr3" draw:text-style-name="P3" svg:width="0.096cm" svg:height="0.071cm" svg:x="10.482cm" svg:y="2.259c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3" draw:text-style-name="P3" svg:width="0.063cm" svg:height="0.071cm" svg:x="10.635cm" svg:y="2.259c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3" draw:text-style-name="P3" svg:width="0.062cm" svg:height="0.071cm" svg:x="10.939cm" svg:y="2.259c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3" draw:text-style-name="P3" svg:width="0.03cm" svg:height="0.071cm" svg:x="11.052cm" svg:y="2.259c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3" draw:text-style-name="P3" svg:width="0.062cm" svg:height="0.071cm" svg:x="11.17cm" svg:y="2.259c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3" draw:text-style-name="P3" svg:width="0.038cm" svg:height="0.071cm" svg:x="11.274cm" svg:y="2.259c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3" draw:text-style-name="P3" svg:width="0.062cm" svg:height="0.098cm" svg:x="11.373cm" svg:y="2.23c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3" draw:text-style-name="P3" svg:width="0.064cm" svg:height="0.071cm" svg:x="11.484cm" svg:y="2.259c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3" draw:text-style-name="P3" svg:width="0.064cm" svg:height="0.071cm" svg:x="11.641cm" svg:y="2.259c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3" draw:text-style-name="P3" svg:width="0.039cm" svg:height="0.071cm" svg:x="11.761cm" svg:y="2.259c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3" draw:text-style-name="P3" svg:width="0.062cm" svg:height="0.071cm" svg:x="11.844cm" svg:y="2.259c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3" draw:text-style-name="P3" svg:width="0.058cm" svg:height="0.071cm" svg:x="11.956cm" svg:y="2.259c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3" draw:text-style-name="P3" svg:width="0.13cm" svg:height="0.098cm" svg:x="12.053cm" svg:y="2.23c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3" draw:text-style-name="P3" svg:width="0.047cm" svg:height="0.071cm" svg:x="12.277cm" svg:y="2.259c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3" draw:text-style-name="P3" svg:width="0.024cm" svg:height="0.098cm" svg:x="12.374cm" svg:y="2.23c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3" draw:text-style-name="P3" svg:width="0.056cm" svg:height="0.071cm" svg:x="12.441cm" svg:y="2.259c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3" draw:text-style-name="P3" svg:width="0.074cm" svg:height="0.071cm" svg:x="12.538cm" svg:y="2.259c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3" draw:text-style-name="P3" svg:width="0.047cm" svg:height="0.071cm" svg:x="12.695cm" svg:y="2.259c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3" draw:text-style-name="P3" svg:width="0.059cm" svg:height="0.071cm" svg:x="12.838cm" svg:y="2.259c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3" draw:text-style-name="P3" svg:width="0.063cm" svg:height="0.071cm" svg:x="12.935cm" svg:y="2.259c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3" draw:text-style-name="P3" svg:width="0.103cm" svg:height="0.071cm" svg:x="13.055cm" svg:y="2.259c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3" draw:text-style-name="P3" svg:width="0.056cm" svg:height="0.071cm" svg:x="13.272cm" svg:y="2.259c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3" draw:text-style-name="P3" svg:width="0.031cm" svg:height="0.071cm" svg:x="13.376cm" svg:y="2.259c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1" draw:text-style-name="P1" svg:width="5.486cm" svg:height="0.041cm" svg:x="9.228cm" svg:y="0.694cm">
              <text:p/>
              <draw:enhanced-geometry svg:viewBox="0 0 21600 21600" draw:type="rectangle" draw:enhanced-path="M 0 0 L 21600 0 21600 21600 0 21600 0 0 Z N"/>
            </draw:custom-shape>
          </draw:g>
        </table:shapes>
        <table:table-column table:style-name="co1" table:default-cell-style-name="ce1"/>
        <table:table-column table:style-name="co2" table:number-columns-repeated="12" table:default-cell-style-name="ce10"/>
        <table:table-column table:style-name="co3" table:default-cell-style-name="ce10"/>
        <table:table-column table:style-name="co2" table:default-cell-style-name="ce10"/>
        <table:table-column table:style-name="co4" table:default-cell-style-name="ce10"/>
        <table:table-column table:style-name="co2" table:number-columns-repeated="2" table:default-cell-style-name="ce10"/>
        <table:table-column table:style-name="co5" table:default-cell-style-name="ce1"/>
        <table:table-column table:style-name="co6" table:number-columns-repeated="45" table:default-cell-style-name="ce10"/>
        <table:table-row table:style-name="ro1">
          <table:table-cell table:number-columns-repeated="64"/>
        </table:table-row>
        <table:table-row table:style-name="ro1">
          <table:table-cell/>
          <table:table-cell table:style-name="ce11" office:value-type="float" office:value="4.06" calcext:value-type="float">
            <text:p>4,06 </text:p>
          </table:table-cell>
          <table:table-cell table:style-name="ce11" office:value-type="float" office:value="3.99" calcext:value-type="float">
            <text:p>3,99 </text:p>
          </table:table-cell>
          <table:table-cell table:style-name="ce11" office:value-type="float" office:value="3.93" calcext:value-type="float">
            <text:p>3,93 </text:p>
          </table:table-cell>
          <table:table-cell table:style-name="ce11" office:value-type="float" office:value="3.85" calcext:value-type="float">
            <text:p>3,85 </text:p>
          </table:table-cell>
          <table:table-cell table:style-name="ce11"/>
          <table:table-cell table:number-columns-repeated="58"/>
        </table:table-row>
        <table:table-row table:style-name="ro2">
          <table:table-cell/>
          <table:table-cell table:style-name="ce11" office:value-type="float" office:value="3.74" calcext:value-type="float">
            <text:p>3,74 </text:p>
          </table:table-cell>
          <table:table-cell table:style-name="ce11" office:value-type="float" office:value="3.68" calcext:value-type="float">
            <text:p>3,68 </text:p>
          </table:table-cell>
          <table:table-cell table:style-name="ce11" office:value-type="float" office:value="3.62" calcext:value-type="float">
            <text:p>3,62 </text:p>
          </table:table-cell>
          <table:table-cell table:style-name="ce11" office:value-type="float" office:value="3.55" calcext:value-type="float">
            <text:p>3,55 </text:p>
          </table:table-cell>
          <table:table-cell table:style-name="ce11"/>
          <table:table-cell table:number-columns-repeated="58"/>
        </table:table-row>
        <table:table-row table:style-name="ro3">
          <table:table-cell/>
          <table:table-cell table:style-name="ce11" office:value-type="float" office:value="3.56" calcext:value-type="float">
            <text:p>3,56 </text:p>
          </table:table-cell>
          <table:table-cell table:style-name="ce11" office:value-type="float" office:value="3.42" calcext:value-type="float">
            <text:p>3,42 </text:p>
          </table:table-cell>
          <table:table-cell table:style-name="ce11" office:value-type="float" office:value="3.37" calcext:value-type="float">
            <text:p>3,37 </text:p>
          </table:table-cell>
          <table:table-cell table:style-name="ce11" office:value-type="float" office:value="3.3" calcext:value-type="float">
            <text:p>3,30 </text:p>
          </table:table-cell>
          <table:table-cell table:style-name="ce11"/>
          <table:table-cell table:number-columns-repeated="58"/>
        </table:table-row>
        <table:table-row table:style-name="ro4">
          <table:table-cell/>
          <table:table-cell table:style-name="ce11" office:value-type="float" office:value="3.81" calcext:value-type="float">
            <text:p>3,81 </text:p>
          </table:table-cell>
          <table:table-cell table:style-name="ce11" office:value-type="float" office:value="3.74" calcext:value-type="float">
            <text:p>3,74 </text:p>
          </table:table-cell>
          <table:table-cell table:style-name="ce11" office:value-type="float" office:value="3.66" calcext:value-type="float">
            <text:p>3,66 </text:p>
          </table:table-cell>
          <table:table-cell table:style-name="ce11" office:value-type="float" office:value="3.59" calcext:value-type="float">
            <text:p>3,59 </text:p>
          </table:table-cell>
          <table:table-cell table:style-name="ce11"/>
          <table:table-cell table:number-columns-repeated="58"/>
        </table:table-row>
        <table:table-row table:style-name="ro5">
          <table:table-cell/>
          <table:table-cell table:style-name="ce11" office:value-type="float" office:value="4.1" calcext:value-type="float">
            <text:p>4,10 </text:p>
          </table:table-cell>
          <table:table-cell table:style-name="ce11" office:value-type="float" office:value="3.98" calcext:value-type="float">
            <text:p>3,98 </text:p>
          </table:table-cell>
          <table:table-cell table:style-name="ce11" office:value-type="float" office:value="3.93" calcext:value-type="float">
            <text:p>3,93 </text:p>
          </table:table-cell>
          <table:table-cell table:style-name="ce11" office:value-type="float" office:value="3.87" calcext:value-type="float">
            <text:p>3,87 </text:p>
          </table:table-cell>
          <table:table-cell table:style-name="ce11"/>
          <table:table-cell table:number-columns-repeated="58"/>
        </table:table-row>
        <table:table-row table:style-name="ro6">
          <table:table-cell table:number-columns-repeated="64"/>
        </table:table-row>
        <table:table-row table:style-name="ro1">
          <table:table-cell/>
          <table:table-cell office:value-type="float" office:value="12" calcext:value-type="float">
            <text:p>12,00 </text:p>
          </table:table-cell>
          <table:table-cell office:value-type="float" office:value="16" calcext:value-type="float">
            <text:p>16,00 </text:p>
          </table:table-cell>
          <table:table-cell table:number-columns-repeated="2" office:value-type="float" office:value="22" calcext:value-type="float">
            <text:p>22,00 </text:p>
          </table:table-cell>
          <table:table-cell office:value-type="string" office:string-value="IVA" calcext:value-type="string">
            <text:p>IVA </text:p>
          </table:table-cell>
          <table:table-cell table:number-columns-repeated="58"/>
        </table:table-row>
        <table:table-row table:style-name="ro1">
          <table:table-cell/>
          <table:table-cell table:formula="of:=+[.C9]*1.0282" office:value-type="float" office:value="644.585043243338" calcext:value-type="float">
            <text:p>644,59 </text:p>
          </table:table-cell>
          <table:table-cell table:formula="of:=+[.D9]*1.0282" office:value-type="float" office:value="626.906285978737" calcext:value-type="float">
            <text:p>626,91 </text:p>
          </table:table-cell>
          <table:table-cell table:formula="of:=+[.E9]*1.0282" office:value-type="float" office:value="609.71239640025" calcext:value-type="float">
            <text:p>609,71 </text:p>
          </table:table-cell>
          <table:table-cell table:formula="of:=+['Cálculo costo'.F35]" office:value-type="float" office:value="592.99007625" calcext:value-type="float">
            <text:p>592,99 </text:p>
          </table:table-cell>
          <table:table-cell office:value-type="float" office:value="1" calcext:value-type="float">
            <text:p>1,00 </text:p>
          </table:table-cell>
          <table:table-cell table:number-columns-repeated="58"/>
        </table:table-row>
        <table:table-row table:style-name="ro7">
          <table:table-cell table:number-columns-repeated="16"/>
          <table:table-cell table:style-name="ce31" table:formula="of:=TODAY()" office:value-type="date" office:date-value="2020-05-27" calcext:value-type="date" table:number-columns-spanned="2" table:number-rows-spanned="1">
            <text:p>27-may-2020</text:p>
          </table:table-cell>
          <table:covered-table-cell table:style-name="ce31"/>
          <table:table-cell table:number-columns-repeated="46"/>
        </table:table-row>
        <table:table-row table:style-name="ro8">
          <table:table-cell table:number-columns-repeated="64"/>
        </table:table-row>
        <table:table-row table:style-name="ro1">
          <table:table-cell table:style-name="ce9" office:value-type="string" office:string-value="Lonas confeccionadas - Cobertura 840 sin soga, ojales dentados y refuerzos triangulares" calcext:value-type="string" table:number-columns-spanned="16" table:number-rows-spanned="1">
            <text:p>Lonas confeccionadas - Cobertura 840 sin soga, ojales dentados y refuerzos triangulares </text:p>
          </table:table-cell>
          <table:covered-table-cell table:number-columns-repeated="15" table:style-name="ce9"/>
          <table:table-cell table:number-columns-repeated="2"/>
          <table:table-cell table:style-name="ce10"/>
          <table:table-cell table:number-columns-repeated="45"/>
        </table:table-row>
        <table:table-row table:style-name="ro1">
          <table:table-cell table:style-name="ce9" office:value-type="string" office:string-value="20 colores disponibles" calcext:value-type="string" table:number-columns-spanned="16" table:number-rows-spanned="1">
            <text:p>20 colores disponibles </text:p>
          </table:table-cell>
          <table:covered-table-cell table:number-columns-repeated="15" table:style-name="ce9"/>
          <table:table-cell table:number-columns-repeated="2"/>
          <table:table-cell table:style-name="ce10"/>
          <table:table-cell table:number-columns-repeated="45"/>
        </table:table-row>
        <table:table-row table:style-name="ro2" table:number-rows-repeated="2">
          <table:table-cell table:number-columns-repeated="64"/>
        </table:table-row>
        <table:table-row table:style-name="ro1">
          <table:table-cell table:style-name="ce3"/>
          <table:table-cell table:style-name="ce5" office:value-type="float" office:value="2" calcext:value-type="float">
            <text:p>2,00 </text:p>
          </table:table-cell>
          <table:table-cell table:style-name="ce5" table:formula="of:=+[.B16]+0.5" office:value-type="float" office:value="2.5" calcext:value-type="float">
            <text:p>2,50 </text:p>
          </table:table-cell>
          <table:table-cell table:style-name="ce5" table:formula="of:=+[.C16]+0.5" office:value-type="float" office:value="3" calcext:value-type="float">
            <text:p>3,00 </text:p>
          </table:table-cell>
          <table:table-cell table:style-name="ce5" table:formula="of:=+[.D16]+0.5" office:value-type="float" office:value="3.5" calcext:value-type="float">
            <text:p>3,50 </text:p>
          </table:table-cell>
          <table:table-cell table:style-name="ce5" table:formula="of:=+[.E16]+0.5" office:value-type="float" office:value="4" calcext:value-type="float">
            <text:p>4,00 </text:p>
          </table:table-cell>
          <table:table-cell table:style-name="ce5" table:formula="of:=+[.F16]+0.5" office:value-type="float" office:value="4.5" calcext:value-type="float">
            <text:p>4,50 </text:p>
          </table:table-cell>
          <table:table-cell table:style-name="ce5" table:formula="of:=+[.G16]+0.5" office:value-type="float" office:value="5" calcext:value-type="float">
            <text:p>5,00 </text:p>
          </table:table-cell>
          <table:table-cell table:style-name="ce5" table:formula="of:=+[.H16]+0.5" office:value-type="float" office:value="5.5" calcext:value-type="float">
            <text:p>5,50 </text:p>
          </table:table-cell>
          <table:table-cell table:style-name="ce5" table:formula="of:=+[.I16]+0.5" office:value-type="float" office:value="6" calcext:value-type="float">
            <text:p>6,00 </text:p>
          </table:table-cell>
          <table:table-cell table:style-name="ce5" table:formula="of:=+[.J16]+0.5" office:value-type="float" office:value="6.5" calcext:value-type="float">
            <text:p>6,50 </text:p>
          </table:table-cell>
          <table:table-cell table:style-name="ce5" table:formula="of:=+[.K16]+0.5" office:value-type="float" office:value="7" calcext:value-type="float">
            <text:p>7,00 </text:p>
          </table:table-cell>
          <table:table-cell table:style-name="ce5" table:formula="of:=+[.L16]+0.5" office:value-type="float" office:value="7.5" calcext:value-type="float">
            <text:p>7,50 </text:p>
          </table:table-cell>
          <table:table-cell table:style-name="ce5" table:formula="of:=+[.M16]+0.5" office:value-type="float" office:value="8" calcext:value-type="float">
            <text:p>8,00 </text:p>
          </table:table-cell>
          <table:table-cell table:style-name="ce5" table:formula="of:=+[.N16]+0.5" office:value-type="float" office:value="8.5" calcext:value-type="float">
            <text:p>8,50 </text:p>
          </table:table-cell>
          <table:table-cell table:style-name="ce5" table:formula="of:=+[.O16]+0.5" office:value-type="float" office:value="9" calcext:value-type="float">
            <text:p>9,00 </text:p>
          </table:table-cell>
          <table:table-cell table:style-name="ce5" table:formula="of:=+[.P16]+0.5" office:value-type="float" office:value="9.5" calcext:value-type="float">
            <text:p>9,50 </text:p>
          </table:table-cell>
          <table:table-cell table:style-name="ce5" table:formula="of:=+[.Q16]+0.5" office:value-type="float" office:value="10" calcext:value-type="float">
            <text:p>10,00 </text:p>
          </table:table-cell>
          <table:table-cell table:style-name="ce3"/>
          <table:table-cell table:style-name="ce1" table:number-columns-repeated="45"/>
        </table:table-row>
        <table:table-row table:style-name="ro1">
          <table:table-cell table:style-name="ce4" office:value-type="float" office:value="2" calcext:value-type="float">
            <text:p>2,00 </text:p>
          </table:table-cell>
          <table:table-cell table:style-name="ce12" table:formula="of:=(IF([.$A17]*[.B$16]&lt;=[.$B$8];[.$A17]*[.B$16]*[.$B$9];IF(AND([.$A17]*[.B$16]&gt;[.$B$8];[.$A17]*[.B$16]&lt;=[.$C$8]);[.$A17]*[.B$16]*[.$C$9];IF(AND([.$A17]*[.B$16]&gt;[.$C$8];[.$A17]*[.B$16]&lt;[.$D$8]);[.$A17]*[.B$16]*[.$D$9];[.$A17]*[.B$16]*[.$E$9]))))*[.$F$9]" office:value-type="float" office:value="2578.34017297335" calcext:value-type="float">
            <text:p>2.578 </text:p>
          </table:table-cell>
          <table:table-cell table:style-name="ce23" table:formula="of:=(IF([.$A17]*[.C$16]&lt;=[.$B$8];[.$A17]*[.C$16]*[.$B$9];IF(AND([.$A17]*[.C$16]&gt;[.$B$8];[.$A17]*[.C$16]&lt;=[.$C$8]);[.$A17]*[.C$16]*[.$C$9];IF(AND([.$A17]*[.C$16]&gt;[.$C$8];[.$A17]*[.C$16]&lt;[.$D$8]);[.$A17]*[.C$16]*[.$D$9];[.$A17]*[.C$16]*[.$E$9]))))*[.$F$9]" office:value-type="float" office:value="3222.92521621669" calcext:value-type="float">
            <text:p>3.223 </text:p>
          </table:table-cell>
          <table:table-cell table:style-name="ce23" table:formula="of:=(IF([.$A17]*[.D$16]&lt;=[.$B$8];[.$A17]*[.D$16]*[.$B$9];IF(AND([.$A17]*[.D$16]&gt;[.$B$8];[.$A17]*[.D$16]&lt;=[.$C$8]);[.$A17]*[.D$16]*[.$C$9];IF(AND([.$A17]*[.D$16]&gt;[.$C$8];[.$A17]*[.D$16]&lt;[.$D$8]);[.$A17]*[.D$16]*[.$D$9];[.$A17]*[.D$16]*[.$E$9]))))*[.$F$9]" office:value-type="float" office:value="3867.51025946002" calcext:value-type="float">
            <text:p>3.868 </text:p>
          </table:table-cell>
          <table:table-cell table:style-name="ce23" table:formula="of:=(IF([.$A17]*[.E$16]&lt;=[.$B$8];[.$A17]*[.E$16]*[.$B$9];IF(AND([.$A17]*[.E$16]&gt;[.$B$8];[.$A17]*[.E$16]&lt;=[.$C$8]);[.$A17]*[.E$16]*[.$C$9];IF(AND([.$A17]*[.E$16]&gt;[.$C$8];[.$A17]*[.E$16]&lt;[.$D$8]);[.$A17]*[.E$16]*[.$D$9];[.$A17]*[.E$16]*[.$E$9]))))*[.$F$9]" office:value-type="float" office:value="4512.09530270336" calcext:value-type="float">
            <text:p>4.512 </text:p>
          </table:table-cell>
          <table:table-cell table:style-name="ce23" table:formula="of:=(IF([.$A17]*[.F$16]&lt;=[.$B$8];[.$A17]*[.F$16]*[.$B$9];IF(AND([.$A17]*[.F$16]&gt;[.$B$8];[.$A17]*[.F$16]&lt;=[.$C$8]);[.$A17]*[.F$16]*[.$C$9];IF(AND([.$A17]*[.F$16]&gt;[.$C$8];[.$A17]*[.F$16]&lt;[.$D$8]);[.$A17]*[.F$16]*[.$D$9];[.$A17]*[.F$16]*[.$E$9]))))*[.$F$9]" office:value-type="float" office:value="5156.6803459467" calcext:value-type="float">
            <text:p>5.157 </text:p>
          </table:table-cell>
          <table:table-cell table:style-name="ce23" table:formula="of:=(IF([.$A17]*[.G$16]&lt;=[.$B$8];[.$A17]*[.G$16]*[.$B$9];IF(AND([.$A17]*[.G$16]&gt;[.$B$8];[.$A17]*[.G$16]&lt;=[.$C$8]);[.$A17]*[.G$16]*[.$C$9];IF(AND([.$A17]*[.G$16]&gt;[.$C$8];[.$A17]*[.G$16]&lt;[.$D$8]);[.$A17]*[.G$16]*[.$D$9];[.$A17]*[.G$16]*[.$E$9]))))*[.$F$9]" office:value-type="float" office:value="5801.26538919004" calcext:value-type="float">
            <text:p>5.801 </text:p>
          </table:table-cell>
          <table:table-cell table:style-name="ce23" table:formula="of:=(IF([.$A17]*[.H$16]&lt;=[.$B$8];[.$A17]*[.H$16]*[.$B$9];IF(AND([.$A17]*[.H$16]&gt;[.$B$8];[.$A17]*[.H$16]&lt;=[.$C$8]);[.$A17]*[.H$16]*[.$C$9];IF(AND([.$A17]*[.H$16]&gt;[.$C$8];[.$A17]*[.H$16]&lt;[.$D$8]);[.$A17]*[.H$16]*[.$D$9];[.$A17]*[.H$16]*[.$E$9]))))*[.$F$9]" office:value-type="float" office:value="6445.85043243338" calcext:value-type="float">
            <text:p>6.446 </text:p>
          </table:table-cell>
          <table:table-cell table:style-name="ce23" table:formula="of:=(IF([.$A17]*[.I$16]&lt;=[.$B$8];[.$A17]*[.I$16]*[.$B$9];IF(AND([.$A17]*[.I$16]&gt;[.$B$8];[.$A17]*[.I$16]&lt;=[.$C$8]);[.$A17]*[.I$16]*[.$C$9];IF(AND([.$A17]*[.I$16]&gt;[.$C$8];[.$A17]*[.I$16]&lt;[.$D$8]);[.$A17]*[.I$16]*[.$D$9];[.$A17]*[.I$16]*[.$E$9]))))*[.$F$9]" office:value-type="float" office:value="7090.43547567671" calcext:value-type="float">
            <text:p>7.090 </text:p>
          </table:table-cell>
          <table:table-cell table:style-name="ce23" table:formula="of:=(IF([.$A17]*[.J$16]&lt;=[.$B$8];[.$A17]*[.J$16]*[.$B$9];IF(AND([.$A17]*[.J$16]&gt;[.$B$8];[.$A17]*[.J$16]&lt;=[.$C$8]);[.$A17]*[.J$16]*[.$C$9];IF(AND([.$A17]*[.J$16]&gt;[.$C$8];[.$A17]*[.J$16]&lt;[.$D$8]);[.$A17]*[.J$16]*[.$D$9];[.$A17]*[.J$16]*[.$E$9]))))*[.$F$9]" office:value-type="float" office:value="7735.02051892005" calcext:value-type="float">
            <text:p>7.735 </text:p>
          </table:table-cell>
          <table:table-cell table:style-name="ce23" table:formula="of:=(IF([.$A17]*[.K$16]&lt;=[.$B$8];[.$A17]*[.K$16]*[.$B$9];IF(AND([.$A17]*[.K$16]&gt;[.$B$8];[.$A17]*[.K$16]&lt;=[.$C$8]);[.$A17]*[.K$16]*[.$C$9];IF(AND([.$A17]*[.K$16]&gt;[.$C$8];[.$A17]*[.K$16]&lt;[.$D$8]);[.$A17]*[.K$16]*[.$D$9];[.$A17]*[.K$16]*[.$E$9]))))*[.$F$9]" office:value-type="float" office:value="8149.78171772358" calcext:value-type="float">
            <text:p>8.150 </text:p>
          </table:table-cell>
          <table:table-cell table:style-name="ce23" table:formula="of:=(IF([.$A17]*[.L$16]&lt;=[.$B$8];[.$A17]*[.L$16]*[.$B$9];IF(AND([.$A17]*[.L$16]&gt;[.$B$8];[.$A17]*[.L$16]&lt;=[.$C$8]);[.$A17]*[.L$16]*[.$C$9];IF(AND([.$A17]*[.L$16]&gt;[.$C$8];[.$A17]*[.L$16]&lt;[.$D$8]);[.$A17]*[.L$16]*[.$D$9];[.$A17]*[.L$16]*[.$E$9]))))*[.$F$9]" office:value-type="float" office:value="8776.68800370232" calcext:value-type="float">
            <text:p>8.777 </text:p>
          </table:table-cell>
          <table:table-cell table:style-name="ce23" table:formula="of:=(IF([.$A17]*[.M$16]&lt;=[.$B$8];[.$A17]*[.M$16]*[.$B$9];IF(AND([.$A17]*[.M$16]&gt;[.$B$8];[.$A17]*[.M$16]&lt;=[.$C$8]);[.$A17]*[.M$16]*[.$C$9];IF(AND([.$A17]*[.M$16]&gt;[.$C$8];[.$A17]*[.M$16]&lt;[.$D$8]);[.$A17]*[.M$16]*[.$D$9];[.$A17]*[.M$16]*[.$E$9]))))*[.$F$9]" office:value-type="float" office:value="9403.59428968106" calcext:value-type="float">
            <text:p>9.404 </text:p>
          </table:table-cell>
          <table:table-cell table:style-name="ce23" table:formula="of:=(IF([.$A17]*[.N$16]&lt;=[.$B$8];[.$A17]*[.N$16]*[.$B$9];IF(AND([.$A17]*[.N$16]&gt;[.$B$8];[.$A17]*[.N$16]&lt;=[.$C$8]);[.$A17]*[.N$16]*[.$C$9];IF(AND([.$A17]*[.N$16]&gt;[.$C$8];[.$A17]*[.N$16]&lt;[.$D$8]);[.$A17]*[.N$16]*[.$D$9];[.$A17]*[.N$16]*[.$E$9]))))*[.$F$9]" office:value-type="float" office:value="10030.5005756598" calcext:value-type="float">
            <text:p>10.031 </text:p>
          </table:table-cell>
          <table:table-cell table:style-name="ce23" table:formula="of:=(IF([.$A17]*[.O$16]&lt;=[.$B$8];[.$A17]*[.O$16]*[.$B$9];IF(AND([.$A17]*[.O$16]&gt;[.$B$8];[.$A17]*[.O$16]&lt;=[.$C$8]);[.$A17]*[.O$16]*[.$C$9];IF(AND([.$A17]*[.O$16]&gt;[.$C$8];[.$A17]*[.O$16]&lt;[.$D$8]);[.$A17]*[.O$16]*[.$D$9];[.$A17]*[.O$16]*[.$E$9]))))*[.$F$9]" office:value-type="float" office:value="10365.1107388043" calcext:value-type="float">
            <text:p>10.365 </text:p>
          </table:table-cell>
          <table:table-cell table:style-name="ce23" table:formula="of:=(IF([.$A17]*[.P$16]&lt;=[.$B$8];[.$A17]*[.P$16]*[.$B$9];IF(AND([.$A17]*[.P$16]&gt;[.$B$8];[.$A17]*[.P$16]&lt;=[.$C$8]);[.$A17]*[.P$16]*[.$C$9];IF(AND([.$A17]*[.P$16]&gt;[.$C$8];[.$A17]*[.P$16]&lt;[.$D$8]);[.$A17]*[.P$16]*[.$D$9];[.$A17]*[.P$16]*[.$E$9]))))*[.$F$9]" office:value-type="float" office:value="10974.8231352045" calcext:value-type="float">
            <text:p>10.975 </text:p>
          </table:table-cell>
          <table:table-cell table:style-name="ce23" table:formula="of:=(IF([.$A17]*[.Q$16]&lt;=[.$B$8];[.$A17]*[.Q$16]*[.$B$9];IF(AND([.$A17]*[.Q$16]&gt;[.$B$8];[.$A17]*[.Q$16]&lt;=[.$C$8]);[.$A17]*[.Q$16]*[.$C$9];IF(AND([.$A17]*[.Q$16]&gt;[.$C$8];[.$A17]*[.Q$16]&lt;[.$D$8]);[.$A17]*[.Q$16]*[.$D$9];[.$A17]*[.Q$16]*[.$E$9]))))*[.$F$9]" office:value-type="float" office:value="11584.5355316048" calcext:value-type="float">
            <text:p>11.585 </text:p>
          </table:table-cell>
          <table:table-cell table:style-name="ce23" table:formula="of:=(IF([.$A17]*[.R$16]&lt;=[.$B$8];[.$A17]*[.R$16]*[.$B$9];IF(AND([.$A17]*[.R$16]&gt;[.$B$8];[.$A17]*[.R$16]&lt;=[.$C$8]);[.$A17]*[.R$16]*[.$C$9];IF(AND([.$A17]*[.R$16]&gt;[.$C$8];[.$A17]*[.R$16]&lt;[.$D$8]);[.$A17]*[.R$16]*[.$D$9];[.$A17]*[.R$16]*[.$E$9]))))*[.$F$9]" office:value-type="float" office:value="12194.247928005" calcext:value-type="float">
            <text:p>12.194 </text:p>
          </table:table-cell>
          <table:table-cell table:style-name="ce4" office:value-type="float" office:value="2" calcext:value-type="float">
            <text:p>2,00 </text:p>
          </table:table-cell>
          <table:table-cell table:number-columns-repeated="45"/>
        </table:table-row>
        <table:table-row table:style-name="ro1">
          <table:table-cell table:style-name="ce5" table:formula="of:=+[.A17]+0.5" office:value-type="float" office:value="2.5" calcext:value-type="float">
            <text:p>2,50 </text:p>
          </table:table-cell>
          <table:table-cell table:style-name="ce13" table:formula="of:=(IF([.$A18]*[.B$16]&lt;=[.$B$8];[.$A18]*[.B$16]*[.$B$9];IF(AND([.$A18]*[.B$16]&gt;[.$B$8];[.$A18]*[.B$16]&lt;=[.$C$8]);[.$A18]*[.B$16]*[.$C$9];IF(AND([.$A18]*[.B$16]&gt;[.$C$8];[.$A18]*[.B$16]&lt;[.$D$8]);[.$A18]*[.B$16]*[.$D$9];[.$A18]*[.B$16]*[.$E$9]))))*[.$F$9]" office:value-type="float" office:value="3222.92521621669" calcext:value-type="float">
            <text:p>3.223 </text:p>
          </table:table-cell>
          <table:table-cell table:style-name="ce24" table:formula="of:=(IF([.$A18]*[.C$16]&lt;=[.$B$8];[.$A18]*[.C$16]*[.$B$9];IF(AND([.$A18]*[.C$16]&gt;[.$B$8];[.$A18]*[.C$16]&lt;=[.$C$8]);[.$A18]*[.C$16]*[.$C$9];IF(AND([.$A18]*[.C$16]&gt;[.$C$8];[.$A18]*[.C$16]&lt;[.$D$8]);[.$A18]*[.C$16]*[.$D$9];[.$A18]*[.C$16]*[.$E$9]))))*[.$F$9]" office:value-type="float" office:value="4028.65652027086" calcext:value-type="float">
            <text:p>4.029 </text:p>
          </table:table-cell>
          <table:table-cell table:style-name="ce24" table:formula="of:=(IF([.$A18]*[.D$16]&lt;=[.$B$8];[.$A18]*[.D$16]*[.$B$9];IF(AND([.$A18]*[.D$16]&gt;[.$B$8];[.$A18]*[.D$16]&lt;=[.$C$8]);[.$A18]*[.D$16]*[.$C$9];IF(AND([.$A18]*[.D$16]&gt;[.$C$8];[.$A18]*[.D$16]&lt;[.$D$8]);[.$A18]*[.D$16]*[.$D$9];[.$A18]*[.D$16]*[.$E$9]))))*[.$F$9]" office:value-type="float" office:value="4834.38782432503" calcext:value-type="float">
            <text:p>4.834 </text:p>
          </table:table-cell>
          <table:table-cell table:style-name="ce24" table:formula="of:=(IF([.$A18]*[.E$16]&lt;=[.$B$8];[.$A18]*[.E$16]*[.$B$9];IF(AND([.$A18]*[.E$16]&gt;[.$B$8];[.$A18]*[.E$16]&lt;=[.$C$8]);[.$A18]*[.E$16]*[.$C$9];IF(AND([.$A18]*[.E$16]&gt;[.$C$8];[.$A18]*[.E$16]&lt;[.$D$8]);[.$A18]*[.E$16]*[.$D$9];[.$A18]*[.E$16]*[.$E$9]))))*[.$F$9]" office:value-type="float" office:value="5640.1191283792" calcext:value-type="float">
            <text:p>5.640 </text:p>
          </table:table-cell>
          <table:table-cell table:style-name="ce24" table:formula="of:=(IF([.$A18]*[.F$16]&lt;=[.$B$8];[.$A18]*[.F$16]*[.$B$9];IF(AND([.$A18]*[.F$16]&gt;[.$B$8];[.$A18]*[.F$16]&lt;=[.$C$8]);[.$A18]*[.F$16]*[.$C$9];IF(AND([.$A18]*[.F$16]&gt;[.$C$8];[.$A18]*[.F$16]&lt;[.$D$8]);[.$A18]*[.F$16]*[.$D$9];[.$A18]*[.F$16]*[.$E$9]))))*[.$F$9]" office:value-type="float" office:value="6445.85043243338" calcext:value-type="float">
            <text:p>6.446 </text:p>
          </table:table-cell>
          <table:table-cell table:style-name="ce24" table:formula="of:=(IF([.$A18]*[.G$16]&lt;=[.$B$8];[.$A18]*[.G$16]*[.$B$9];IF(AND([.$A18]*[.G$16]&gt;[.$B$8];[.$A18]*[.G$16]&lt;=[.$C$8]);[.$A18]*[.G$16]*[.$C$9];IF(AND([.$A18]*[.G$16]&gt;[.$C$8];[.$A18]*[.G$16]&lt;[.$D$8]);[.$A18]*[.G$16]*[.$D$9];[.$A18]*[.G$16]*[.$E$9]))))*[.$F$9]" office:value-type="float" office:value="7251.58173648755" calcext:value-type="float">
            <text:p>7.252 </text:p>
          </table:table-cell>
          <table:table-cell table:style-name="ce24" table:formula="of:=(IF([.$A18]*[.H$16]&lt;=[.$B$8];[.$A18]*[.H$16]*[.$B$9];IF(AND([.$A18]*[.H$16]&gt;[.$B$8];[.$A18]*[.H$16]&lt;=[.$C$8]);[.$A18]*[.H$16]*[.$C$9];IF(AND([.$A18]*[.H$16]&gt;[.$C$8];[.$A18]*[.H$16]&lt;[.$D$8]);[.$A18]*[.H$16]*[.$D$9];[.$A18]*[.H$16]*[.$E$9]))))*[.$F$9]" office:value-type="float" office:value="7836.32857473421" calcext:value-type="float">
            <text:p>7.836 </text:p>
          </table:table-cell>
          <table:table-cell table:style-name="ce24" table:formula="of:=(IF([.$A18]*[.I$16]&lt;=[.$B$8];[.$A18]*[.I$16]*[.$B$9];IF(AND([.$A18]*[.I$16]&gt;[.$B$8];[.$A18]*[.I$16]&lt;=[.$C$8]);[.$A18]*[.I$16]*[.$C$9];IF(AND([.$A18]*[.I$16]&gt;[.$C$8];[.$A18]*[.I$16]&lt;[.$D$8]);[.$A18]*[.I$16]*[.$D$9];[.$A18]*[.I$16]*[.$E$9]))))*[.$F$9]" office:value-type="float" office:value="8619.96143220764" calcext:value-type="float">
            <text:p>8.620 </text:p>
          </table:table-cell>
          <table:table-cell table:style-name="ce24" table:formula="of:=(IF([.$A18]*[.J$16]&lt;=[.$B$8];[.$A18]*[.J$16]*[.$B$9];IF(AND([.$A18]*[.J$16]&gt;[.$B$8];[.$A18]*[.J$16]&lt;=[.$C$8]);[.$A18]*[.J$16]*[.$C$9];IF(AND([.$A18]*[.J$16]&gt;[.$C$8];[.$A18]*[.J$16]&lt;[.$D$8]);[.$A18]*[.J$16]*[.$D$9];[.$A18]*[.J$16]*[.$E$9]))))*[.$F$9]" office:value-type="float" office:value="9403.59428968106" calcext:value-type="float">
            <text:p>9.404 </text:p>
          </table:table-cell>
          <table:table-cell table:style-name="ce24" table:formula="of:=(IF([.$A18]*[.K$16]&lt;=[.$B$8];[.$A18]*[.K$16]*[.$B$9];IF(AND([.$A18]*[.K$16]&gt;[.$B$8];[.$A18]*[.K$16]&lt;=[.$C$8]);[.$A18]*[.K$16]*[.$C$9];IF(AND([.$A18]*[.K$16]&gt;[.$C$8];[.$A18]*[.K$16]&lt;[.$D$8]);[.$A18]*[.K$16]*[.$D$9];[.$A18]*[.K$16]*[.$E$9]))))*[.$F$9]" office:value-type="float" office:value="9907.82644150407" calcext:value-type="float">
            <text:p>9.908 </text:p>
          </table:table-cell>
          <table:table-cell table:style-name="ce24" table:formula="of:=(IF([.$A18]*[.L$16]&lt;=[.$B$8];[.$A18]*[.L$16]*[.$B$9];IF(AND([.$A18]*[.L$16]&gt;[.$B$8];[.$A18]*[.L$16]&lt;=[.$C$8]);[.$A18]*[.L$16]*[.$C$9];IF(AND([.$A18]*[.L$16]&gt;[.$C$8];[.$A18]*[.L$16]&lt;[.$D$8]);[.$A18]*[.L$16]*[.$D$9];[.$A18]*[.L$16]*[.$E$9]))))*[.$F$9]" office:value-type="float" office:value="10669.9669370044" calcext:value-type="float">
            <text:p>10.670 </text:p>
          </table:table-cell>
          <table:table-cell table:style-name="ce24" table:formula="of:=(IF([.$A18]*[.M$16]&lt;=[.$B$8];[.$A18]*[.M$16]*[.$B$9];IF(AND([.$A18]*[.M$16]&gt;[.$B$8];[.$A18]*[.M$16]&lt;=[.$C$8]);[.$A18]*[.M$16]*[.$C$9];IF(AND([.$A18]*[.M$16]&gt;[.$C$8];[.$A18]*[.M$16]&lt;[.$D$8]);[.$A18]*[.M$16]*[.$D$9];[.$A18]*[.M$16]*[.$E$9]))))*[.$F$9]" office:value-type="float" office:value="11432.1074325047" calcext:value-type="float">
            <text:p>11.432 </text:p>
          </table:table-cell>
          <table:table-cell table:style-name="ce24" table:formula="of:=(IF([.$A18]*[.N$16]&lt;=[.$B$8];[.$A18]*[.N$16]*[.$B$9];IF(AND([.$A18]*[.N$16]&gt;[.$B$8];[.$A18]*[.N$16]&lt;=[.$C$8]);[.$A18]*[.N$16]*[.$C$9];IF(AND([.$A18]*[.N$16]&gt;[.$C$8];[.$A18]*[.N$16]&lt;[.$D$8]);[.$A18]*[.N$16]*[.$D$9];[.$A18]*[.N$16]*[.$E$9]))))*[.$F$9]" office:value-type="float" office:value="12194.247928005" calcext:value-type="float">
            <text:p>12.194 </text:p>
          </table:table-cell>
          <table:table-cell table:style-name="ce24" table:formula="of:=(IF([.$A18]*[.O$16]&lt;=[.$B$8];[.$A18]*[.O$16]*[.$B$9];IF(AND([.$A18]*[.O$16]&gt;[.$B$8];[.$A18]*[.O$16]&lt;=[.$C$8]);[.$A18]*[.O$16]*[.$C$9];IF(AND([.$A18]*[.O$16]&gt;[.$C$8];[.$A18]*[.O$16]&lt;[.$D$8]);[.$A18]*[.O$16]*[.$D$9];[.$A18]*[.O$16]*[.$E$9]))))*[.$F$9]" office:value-type="float" office:value="12956.3884235053" calcext:value-type="float">
            <text:p>12.956 </text:p>
          </table:table-cell>
          <table:table-cell table:style-name="ce24" table:formula="of:=(IF([.$A18]*[.P$16]&lt;=[.$B$8];[.$A18]*[.P$16]*[.$B$9];IF(AND([.$A18]*[.P$16]&gt;[.$B$8];[.$A18]*[.P$16]&lt;=[.$C$8]);[.$A18]*[.P$16]*[.$C$9];IF(AND([.$A18]*[.P$16]&gt;[.$C$8];[.$A18]*[.P$16]&lt;[.$D$8]);[.$A18]*[.P$16]*[.$D$9];[.$A18]*[.P$16]*[.$E$9]))))*[.$F$9]" office:value-type="float" office:value="13342.276715625" calcext:value-type="float">
            <text:p>13.342 </text:p>
          </table:table-cell>
          <table:table-cell table:style-name="ce24" table:formula="of:=(IF([.$A18]*[.Q$16]&lt;=[.$B$8];[.$A18]*[.Q$16]*[.$B$9];IF(AND([.$A18]*[.Q$16]&gt;[.$B$8];[.$A18]*[.Q$16]&lt;=[.$C$8]);[.$A18]*[.Q$16]*[.$C$9];IF(AND([.$A18]*[.Q$16]&gt;[.$C$8];[.$A18]*[.Q$16]&lt;[.$D$8]);[.$A18]*[.Q$16]*[.$D$9];[.$A18]*[.Q$16]*[.$E$9]))))*[.$F$9]" office:value-type="float" office:value="14083.5143109375" calcext:value-type="float">
            <text:p>14.084 </text:p>
          </table:table-cell>
          <table:table-cell table:style-name="ce24" table:formula="of:=(IF([.$A18]*[.R$16]&lt;=[.$B$8];[.$A18]*[.R$16]*[.$B$9];IF(AND([.$A18]*[.R$16]&gt;[.$B$8];[.$A18]*[.R$16]&lt;=[.$C$8]);[.$A18]*[.R$16]*[.$C$9];IF(AND([.$A18]*[.R$16]&gt;[.$C$8];[.$A18]*[.R$16]&lt;[.$D$8]);[.$A18]*[.R$16]*[.$D$9];[.$A18]*[.R$16]*[.$E$9]))))*[.$F$9]" office:value-type="float" office:value="14824.75190625" calcext:value-type="float">
            <text:p>14.825 </text:p>
          </table:table-cell>
          <table:table-cell table:style-name="ce5" table:formula="of:=+[.S17]+0.5" office:value-type="float" office:value="2.5" calcext:value-type="float">
            <text:p>2,50 </text:p>
          </table:table-cell>
          <table:table-cell table:number-columns-repeated="45"/>
        </table:table-row>
        <table:table-row table:style-name="ro1">
          <table:table-cell table:style-name="ce6" table:formula="of:=+[.A18]+0.5" office:value-type="float" office:value="3" calcext:value-type="float">
            <text:p>3,00 </text:p>
          </table:table-cell>
          <table:table-cell table:style-name="ce14" table:formula="of:=(IF([.$A19]*[.B$16]&lt;=[.$B$8];[.$A19]*[.B$16]*[.$B$9];IF(AND([.$A19]*[.B$16]&gt;[.$B$8];[.$A19]*[.B$16]&lt;=[.$C$8]);[.$A19]*[.B$16]*[.$C$9];IF(AND([.$A19]*[.B$16]&gt;[.$C$8];[.$A19]*[.B$16]&lt;[.$D$8]);[.$A19]*[.B$16]*[.$D$9];[.$A19]*[.B$16]*[.$E$9]))))*[.$F$9]" office:value-type="float" office:value="3867.51025946002" calcext:value-type="float">
            <text:p>3.868 </text:p>
          </table:table-cell>
          <table:table-cell table:style-name="ce25" table:formula="of:=(IF([.$A19]*[.C$16]&lt;=[.$B$8];[.$A19]*[.C$16]*[.$B$9];IF(AND([.$A19]*[.C$16]&gt;[.$B$8];[.$A19]*[.C$16]&lt;=[.$C$8]);[.$A19]*[.C$16]*[.$C$9];IF(AND([.$A19]*[.C$16]&gt;[.$C$8];[.$A19]*[.C$16]&lt;[.$D$8]);[.$A19]*[.C$16]*[.$D$9];[.$A19]*[.C$16]*[.$E$9]))))*[.$F$9]" office:value-type="float" office:value="4834.38782432503" calcext:value-type="float">
            <text:p>4.834 </text:p>
          </table:table-cell>
          <table:table-cell table:style-name="ce25" table:formula="of:=(IF([.$A19]*[.D$16]&lt;=[.$B$8];[.$A19]*[.D$16]*[.$B$9];IF(AND([.$A19]*[.D$16]&gt;[.$B$8];[.$A19]*[.D$16]&lt;=[.$C$8]);[.$A19]*[.D$16]*[.$C$9];IF(AND([.$A19]*[.D$16]&gt;[.$C$8];[.$A19]*[.D$16]&lt;[.$D$8]);[.$A19]*[.D$16]*[.$D$9];[.$A19]*[.D$16]*[.$E$9]))))*[.$F$9]" office:value-type="float" office:value="5801.26538919004" calcext:value-type="float">
            <text:p>5.801 </text:p>
          </table:table-cell>
          <table:table-cell table:style-name="ce25" table:formula="of:=(IF([.$A19]*[.E$16]&lt;=[.$B$8];[.$A19]*[.E$16]*[.$B$9];IF(AND([.$A19]*[.E$16]&gt;[.$B$8];[.$A19]*[.E$16]&lt;=[.$C$8]);[.$A19]*[.E$16]*[.$C$9];IF(AND([.$A19]*[.E$16]&gt;[.$C$8];[.$A19]*[.E$16]&lt;[.$D$8]);[.$A19]*[.E$16]*[.$D$9];[.$A19]*[.E$16]*[.$E$9]))))*[.$F$9]" office:value-type="float" office:value="6768.14295405504" calcext:value-type="float">
            <text:p>6.768 </text:p>
          </table:table-cell>
          <table:table-cell table:style-name="ce25" table:formula="of:=(IF([.$A19]*[.F$16]&lt;=[.$B$8];[.$A19]*[.F$16]*[.$B$9];IF(AND([.$A19]*[.F$16]&gt;[.$B$8];[.$A19]*[.F$16]&lt;=[.$C$8]);[.$A19]*[.F$16]*[.$C$9];IF(AND([.$A19]*[.F$16]&gt;[.$C$8];[.$A19]*[.F$16]&lt;[.$D$8]);[.$A19]*[.F$16]*[.$D$9];[.$A19]*[.F$16]*[.$E$9]))))*[.$F$9]" office:value-type="float" office:value="7735.02051892005" calcext:value-type="float">
            <text:p>7.735 </text:p>
          </table:table-cell>
          <table:table-cell table:style-name="ce25" table:formula="of:=(IF([.$A19]*[.G$16]&lt;=[.$B$8];[.$A19]*[.G$16]*[.$B$9];IF(AND([.$A19]*[.G$16]&gt;[.$B$8];[.$A19]*[.G$16]&lt;=[.$C$8]);[.$A19]*[.G$16]*[.$C$9];IF(AND([.$A19]*[.G$16]&gt;[.$C$8];[.$A19]*[.G$16]&lt;[.$D$8]);[.$A19]*[.G$16]*[.$D$9];[.$A19]*[.G$16]*[.$E$9]))))*[.$F$9]" office:value-type="float" office:value="8463.23486071295" calcext:value-type="float">
            <text:p>8.463 </text:p>
          </table:table-cell>
          <table:table-cell table:style-name="ce29" table:formula="of:=(IF([.$A19]*[.H$16]&lt;=[.$B$8];[.$A19]*[.H$16]*[.$B$9];IF(AND([.$A19]*[.H$16]&gt;[.$B$8];[.$A19]*[.H$16]&lt;=[.$C$8]);[.$A19]*[.H$16]*[.$C$9];IF(AND([.$A19]*[.H$16]&gt;[.$C$8];[.$A19]*[.H$16]&lt;[.$D$8]);[.$A19]*[.H$16]*[.$D$9];[.$A19]*[.H$16]*[.$E$9]))))*[.$F$9]" office:value-type="float" office:value="9403.59428968106" calcext:value-type="float">
            <text:p>9.404 </text:p>
          </table:table-cell>
          <table:table-cell table:style-name="ce25" table:formula="of:=(IF([.$A19]*[.I$16]&lt;=[.$B$8];[.$A19]*[.I$16]*[.$B$9];IF(AND([.$A19]*[.I$16]&gt;[.$B$8];[.$A19]*[.I$16]&lt;=[.$C$8]);[.$A19]*[.I$16]*[.$C$9];IF(AND([.$A19]*[.I$16]&gt;[.$C$8];[.$A19]*[.I$16]&lt;[.$D$8]);[.$A19]*[.I$16]*[.$D$9];[.$A19]*[.I$16]*[.$E$9]))))*[.$F$9]" office:value-type="float" office:value="10060.2545406041" calcext:value-type="float">
            <text:p>10.060 </text:p>
          </table:table-cell>
          <table:table-cell table:style-name="ce25" table:formula="of:=(IF([.$A19]*[.J$16]&lt;=[.$B$8];[.$A19]*[.J$16]*[.$B$9];IF(AND([.$A19]*[.J$16]&gt;[.$B$8];[.$A19]*[.J$16]&lt;=[.$C$8]);[.$A19]*[.J$16]*[.$C$9];IF(AND([.$A19]*[.J$16]&gt;[.$C$8];[.$A19]*[.J$16]&lt;[.$D$8]);[.$A19]*[.J$16]*[.$D$9];[.$A19]*[.J$16]*[.$E$9]))))*[.$F$9]" office:value-type="float" office:value="10974.8231352045" calcext:value-type="float">
            <text:p>10.975 </text:p>
          </table:table-cell>
          <table:table-cell table:style-name="ce25" table:formula="of:=(IF([.$A19]*[.K$16]&lt;=[.$B$8];[.$A19]*[.K$16]*[.$B$9];IF(AND([.$A19]*[.K$16]&gt;[.$B$8];[.$A19]*[.K$16]&lt;=[.$C$8]);[.$A19]*[.K$16]*[.$C$9];IF(AND([.$A19]*[.K$16]&gt;[.$C$8];[.$A19]*[.K$16]&lt;[.$D$8]);[.$A19]*[.K$16]*[.$D$9];[.$A19]*[.K$16]*[.$E$9]))))*[.$F$9]" office:value-type="float" office:value="11889.3917298049" calcext:value-type="float">
            <text:p>11.889 </text:p>
          </table:table-cell>
          <table:table-cell table:style-name="ce25" table:formula="of:=(IF([.$A19]*[.L$16]&lt;=[.$B$8];[.$A19]*[.L$16]*[.$B$9];IF(AND([.$A19]*[.L$16]&gt;[.$B$8];[.$A19]*[.L$16]&lt;=[.$C$8]);[.$A19]*[.L$16]*[.$C$9];IF(AND([.$A19]*[.L$16]&gt;[.$C$8];[.$A19]*[.L$16]&lt;[.$D$8]);[.$A19]*[.L$16]*[.$D$9];[.$A19]*[.L$16]*[.$E$9]))))*[.$F$9]" office:value-type="float" office:value="12803.9603244053" calcext:value-type="float">
            <text:p>12.804 </text:p>
          </table:table-cell>
          <table:table-cell table:style-name="ce25" table:formula="of:=(IF([.$A19]*[.M$16]&lt;=[.$B$8];[.$A19]*[.M$16]*[.$B$9];IF(AND([.$A19]*[.M$16]&gt;[.$B$8];[.$A19]*[.M$16]&lt;=[.$C$8]);[.$A19]*[.M$16]*[.$C$9];IF(AND([.$A19]*[.M$16]&gt;[.$C$8];[.$A19]*[.M$16]&lt;[.$D$8]);[.$A19]*[.M$16]*[.$D$9];[.$A19]*[.M$16]*[.$E$9]))))*[.$F$9]" office:value-type="float" office:value="13342.276715625" calcext:value-type="float">
            <text:p>13.342 </text:p>
          </table:table-cell>
          <table:table-cell table:style-name="ce25" table:formula="of:=(IF([.$A19]*[.N$16]&lt;=[.$B$8];[.$A19]*[.N$16]*[.$B$9];IF(AND([.$A19]*[.N$16]&gt;[.$B$8];[.$A19]*[.N$16]&lt;=[.$C$8]);[.$A19]*[.N$16]*[.$C$9];IF(AND([.$A19]*[.N$16]&gt;[.$C$8];[.$A19]*[.N$16]&lt;[.$D$8]);[.$A19]*[.N$16]*[.$D$9];[.$A19]*[.N$16]*[.$E$9]))))*[.$F$9]" office:value-type="float" office:value="14231.76183" calcext:value-type="float">
            <text:p>14.232 </text:p>
          </table:table-cell>
          <table:table-cell table:style-name="ce25" table:formula="of:=(IF([.$A19]*[.O$16]&lt;=[.$B$8];[.$A19]*[.O$16]*[.$B$9];IF(AND([.$A19]*[.O$16]&gt;[.$B$8];[.$A19]*[.O$16]&lt;=[.$C$8]);[.$A19]*[.O$16]*[.$C$9];IF(AND([.$A19]*[.O$16]&gt;[.$C$8];[.$A19]*[.O$16]&lt;[.$D$8]);[.$A19]*[.O$16]*[.$D$9];[.$A19]*[.O$16]*[.$E$9]))))*[.$F$9]" office:value-type="float" office:value="15121.246944375" calcext:value-type="float">
            <text:p>15.121 </text:p>
          </table:table-cell>
          <table:table-cell table:style-name="ce25" table:formula="of:=(IF([.$A19]*[.P$16]&lt;=[.$B$8];[.$A19]*[.P$16]*[.$B$9];IF(AND([.$A19]*[.P$16]&gt;[.$B$8];[.$A19]*[.P$16]&lt;=[.$C$8]);[.$A19]*[.P$16]*[.$C$9];IF(AND([.$A19]*[.P$16]&gt;[.$C$8];[.$A19]*[.P$16]&lt;[.$D$8]);[.$A19]*[.P$16]*[.$D$9];[.$A19]*[.P$16]*[.$E$9]))))*[.$F$9]" office:value-type="float" office:value="16010.73205875" calcext:value-type="float">
            <text:p>16.011 </text:p>
          </table:table-cell>
          <table:table-cell table:style-name="ce25" table:formula="of:=(IF([.$A19]*[.Q$16]&lt;=[.$B$8];[.$A19]*[.Q$16]*[.$B$9];IF(AND([.$A19]*[.Q$16]&gt;[.$B$8];[.$A19]*[.Q$16]&lt;=[.$C$8]);[.$A19]*[.Q$16]*[.$C$9];IF(AND([.$A19]*[.Q$16]&gt;[.$C$8];[.$A19]*[.Q$16]&lt;[.$D$8]);[.$A19]*[.Q$16]*[.$D$9];[.$A19]*[.Q$16]*[.$E$9]))))*[.$F$9]" office:value-type="float" office:value="16900.217173125" calcext:value-type="float">
            <text:p>16.900 </text:p>
          </table:table-cell>
          <table:table-cell table:style-name="ce25" table:formula="of:=(IF([.$A19]*[.R$16]&lt;=[.$B$8];[.$A19]*[.R$16]*[.$B$9];IF(AND([.$A19]*[.R$16]&gt;[.$B$8];[.$A19]*[.R$16]&lt;=[.$C$8]);[.$A19]*[.R$16]*[.$C$9];IF(AND([.$A19]*[.R$16]&gt;[.$C$8];[.$A19]*[.R$16]&lt;[.$D$8]);[.$A19]*[.R$16]*[.$D$9];[.$A19]*[.R$16]*[.$E$9]))))*[.$F$9]" office:value-type="float" office:value="17789.7022875" calcext:value-type="float">
            <text:p>17.790 </text:p>
          </table:table-cell>
          <table:table-cell table:style-name="ce6" table:formula="of:=+[.S18]+0.5" office:value-type="float" office:value="3" calcext:value-type="float">
            <text:p>3,00 </text:p>
          </table:table-cell>
          <table:table-cell/>
          <table:table-cell table:formula="of:=+9223/1.21" office:value-type="float" office:value="7622.31404958678" calcext:value-type="float">
            <text:p>7.622,31 </text:p>
          </table:table-cell>
          <table:table-cell table:number-columns-repeated="43"/>
        </table:table-row>
        <table:table-row table:style-name="ro1">
          <table:table-cell table:style-name="ce5" table:formula="of:=+[.A19]+0.5" office:value-type="float" office:value="3.5" calcext:value-type="float">
            <text:p>3,50 </text:p>
          </table:table-cell>
          <table:table-cell table:style-name="ce13" table:formula="of:=(IF([.$A20]*[.B$16]&lt;=[.$B$8];[.$A20]*[.B$16]*[.$B$9];IF(AND([.$A20]*[.B$16]&gt;[.$B$8];[.$A20]*[.B$16]&lt;=[.$C$8]);[.$A20]*[.B$16]*[.$C$9];IF(AND([.$A20]*[.B$16]&gt;[.$C$8];[.$A20]*[.B$16]&lt;[.$D$8]);[.$A20]*[.B$16]*[.$D$9];[.$A20]*[.B$16]*[.$E$9]))))*[.$F$9]" office:value-type="float" office:value="4512.09530270336" calcext:value-type="float">
            <text:p>4.512 </text:p>
          </table:table-cell>
          <table:table-cell table:style-name="ce24" table:formula="of:=(IF([.$A20]*[.C$16]&lt;=[.$B$8];[.$A20]*[.C$16]*[.$B$9];IF(AND([.$A20]*[.C$16]&gt;[.$B$8];[.$A20]*[.C$16]&lt;=[.$C$8]);[.$A20]*[.C$16]*[.$C$9];IF(AND([.$A20]*[.C$16]&gt;[.$C$8];[.$A20]*[.C$16]&lt;[.$D$8]);[.$A20]*[.C$16]*[.$D$9];[.$A20]*[.C$16]*[.$E$9]))))*[.$F$9]" office:value-type="float" office:value="5640.1191283792" calcext:value-type="float">
            <text:p>5.640 </text:p>
          </table:table-cell>
          <table:table-cell table:style-name="ce24" table:formula="of:=(IF([.$A20]*[.D$16]&lt;=[.$B$8];[.$A20]*[.D$16]*[.$B$9];IF(AND([.$A20]*[.D$16]&gt;[.$B$8];[.$A20]*[.D$16]&lt;=[.$C$8]);[.$A20]*[.D$16]*[.$C$9];IF(AND([.$A20]*[.D$16]&gt;[.$C$8];[.$A20]*[.D$16]&lt;[.$D$8]);[.$A20]*[.D$16]*[.$D$9];[.$A20]*[.D$16]*[.$E$9]))))*[.$F$9]" office:value-type="float" office:value="6768.14295405504" calcext:value-type="float">
            <text:p>6.768 </text:p>
          </table:table-cell>
          <table:table-cell table:style-name="ce24" table:formula="of:=(IF([.$A20]*[.E$16]&lt;=[.$B$8];[.$A20]*[.E$16]*[.$B$9];IF(AND([.$A20]*[.E$16]&gt;[.$B$8];[.$A20]*[.E$16]&lt;=[.$C$8]);[.$A20]*[.E$16]*[.$C$9];IF(AND([.$A20]*[.E$16]&gt;[.$C$8];[.$A20]*[.E$16]&lt;[.$D$8]);[.$A20]*[.E$16]*[.$D$9];[.$A20]*[.E$16]*[.$E$9]))))*[.$F$9]" office:value-type="float" office:value="7679.60200323953" calcext:value-type="float">
            <text:p>7.680 </text:p>
          </table:table-cell>
          <table:table-cell table:style-name="ce24" table:formula="of:=(IF([.$A20]*[.F$16]&lt;=[.$B$8];[.$A20]*[.F$16]*[.$B$9];IF(AND([.$A20]*[.F$16]&gt;[.$B$8];[.$A20]*[.F$16]&lt;=[.$C$8]);[.$A20]*[.F$16]*[.$C$9];IF(AND([.$A20]*[.F$16]&gt;[.$C$8];[.$A20]*[.F$16]&lt;[.$D$8]);[.$A20]*[.F$16]*[.$D$9];[.$A20]*[.F$16]*[.$E$9]))))*[.$F$9]" office:value-type="float" office:value="8776.68800370232" calcext:value-type="float">
            <text:p>8.777 </text:p>
          </table:table-cell>
          <table:table-cell table:style-name="ce24" table:formula="of:=(IF([.$A20]*[.G$16]&lt;=[.$B$8];[.$A20]*[.G$16]*[.$B$9];IF(AND([.$A20]*[.G$16]&gt;[.$B$8];[.$A20]*[.G$16]&lt;=[.$C$8]);[.$A20]*[.G$16]*[.$C$9];IF(AND([.$A20]*[.G$16]&gt;[.$C$8];[.$A20]*[.G$16]&lt;[.$D$8]);[.$A20]*[.G$16]*[.$D$9];[.$A20]*[.G$16]*[.$E$9]))))*[.$F$9]" office:value-type="float" office:value="9873.77400416511" calcext:value-type="float">
            <text:p>9.874 </text:p>
          </table:table-cell>
          <table:table-cell table:style-name="ce24" table:formula="of:=(IF([.$A20]*[.H$16]&lt;=[.$B$8];[.$A20]*[.H$16]*[.$B$9];IF(AND([.$A20]*[.H$16]&gt;[.$B$8];[.$A20]*[.H$16]&lt;=[.$C$8]);[.$A20]*[.H$16]*[.$C$9];IF(AND([.$A20]*[.H$16]&gt;[.$C$8];[.$A20]*[.H$16]&lt;[.$D$8]);[.$A20]*[.H$16]*[.$D$9];[.$A20]*[.H$16]*[.$E$9]))))*[.$F$9]" office:value-type="float" office:value="10669.9669370044" calcext:value-type="float">
            <text:p>10.670 </text:p>
          </table:table-cell>
          <table:table-cell table:style-name="ce24" table:formula="of:=(IF([.$A20]*[.I$16]&lt;=[.$B$8];[.$A20]*[.I$16]*[.$B$9];IF(AND([.$A20]*[.I$16]&gt;[.$B$8];[.$A20]*[.I$16]&lt;=[.$C$8]);[.$A20]*[.I$16]*[.$C$9];IF(AND([.$A20]*[.I$16]&gt;[.$C$8];[.$A20]*[.I$16]&lt;[.$D$8]);[.$A20]*[.I$16]*[.$D$9];[.$A20]*[.I$16]*[.$E$9]))))*[.$F$9]" office:value-type="float" office:value="11736.9636307048" calcext:value-type="float">
            <text:p>11.737 </text:p>
          </table:table-cell>
          <table:table-cell table:style-name="ce24" table:formula="of:=(IF([.$A20]*[.J$16]&lt;=[.$B$8];[.$A20]*[.J$16]*[.$B$9];IF(AND([.$A20]*[.J$16]&gt;[.$B$8];[.$A20]*[.J$16]&lt;=[.$C$8]);[.$A20]*[.J$16]*[.$C$9];IF(AND([.$A20]*[.J$16]&gt;[.$C$8];[.$A20]*[.J$16]&lt;[.$D$8]);[.$A20]*[.J$16]*[.$D$9];[.$A20]*[.J$16]*[.$E$9]))))*[.$F$9]" office:value-type="float" office:value="12803.9603244053" calcext:value-type="float">
            <text:p>12.804 </text:p>
          </table:table-cell>
          <table:table-cell table:style-name="ce24" table:formula="of:=(IF([.$A20]*[.K$16]&lt;=[.$B$8];[.$A20]*[.K$16]*[.$B$9];IF(AND([.$A20]*[.K$16]&gt;[.$B$8];[.$A20]*[.K$16]&lt;=[.$C$8]);[.$A20]*[.K$16]*[.$C$9];IF(AND([.$A20]*[.K$16]&gt;[.$C$8];[.$A20]*[.K$16]&lt;[.$D$8]);[.$A20]*[.K$16]*[.$D$9];[.$A20]*[.K$16]*[.$E$9]))))*[.$F$9]" office:value-type="float" office:value="13490.5242346875" calcext:value-type="float">
            <text:p>13.491 </text:p>
          </table:table-cell>
          <table:table-cell table:style-name="ce24" table:formula="of:=(IF([.$A20]*[.L$16]&lt;=[.$B$8];[.$A20]*[.L$16]*[.$B$9];IF(AND([.$A20]*[.L$16]&gt;[.$B$8];[.$A20]*[.L$16]&lt;=[.$C$8]);[.$A20]*[.L$16]*[.$C$9];IF(AND([.$A20]*[.L$16]&gt;[.$C$8];[.$A20]*[.L$16]&lt;[.$D$8]);[.$A20]*[.L$16]*[.$D$9];[.$A20]*[.L$16]*[.$E$9]))))*[.$F$9]" office:value-type="float" office:value="14528.256868125" calcext:value-type="float">
            <text:p>14.528 </text:p>
          </table:table-cell>
          <table:table-cell table:style-name="ce24" table:formula="of:=(IF([.$A20]*[.M$16]&lt;=[.$B$8];[.$A20]*[.M$16]*[.$B$9];IF(AND([.$A20]*[.M$16]&gt;[.$B$8];[.$A20]*[.M$16]&lt;=[.$C$8]);[.$A20]*[.M$16]*[.$C$9];IF(AND([.$A20]*[.M$16]&gt;[.$C$8];[.$A20]*[.M$16]&lt;[.$D$8]);[.$A20]*[.M$16]*[.$D$9];[.$A20]*[.M$16]*[.$E$9]))))*[.$F$9]" office:value-type="float" office:value="15565.9895015625" calcext:value-type="float">
            <text:p>15.566 </text:p>
          </table:table-cell>
          <table:table-cell table:style-name="ce24" table:formula="of:=(IF([.$A20]*[.N$16]&lt;=[.$B$8];[.$A20]*[.N$16]*[.$B$9];IF(AND([.$A20]*[.N$16]&gt;[.$B$8];[.$A20]*[.N$16]&lt;=[.$C$8]);[.$A20]*[.N$16]*[.$C$9];IF(AND([.$A20]*[.N$16]&gt;[.$C$8];[.$A20]*[.N$16]&lt;[.$D$8]);[.$A20]*[.N$16]*[.$D$9];[.$A20]*[.N$16]*[.$E$9]))))*[.$F$9]" office:value-type="float" office:value="16603.722135" calcext:value-type="float">
            <text:p>16.604 </text:p>
          </table:table-cell>
          <table:table-cell table:style-name="ce24" table:formula="of:=(IF([.$A20]*[.O$16]&lt;=[.$B$8];[.$A20]*[.O$16]*[.$B$9];IF(AND([.$A20]*[.O$16]&gt;[.$B$8];[.$A20]*[.O$16]&lt;=[.$C$8]);[.$A20]*[.O$16]*[.$C$9];IF(AND([.$A20]*[.O$16]&gt;[.$C$8];[.$A20]*[.O$16]&lt;[.$D$8]);[.$A20]*[.O$16]*[.$D$9];[.$A20]*[.O$16]*[.$E$9]))))*[.$F$9]" office:value-type="float" office:value="17641.4547684375" calcext:value-type="float">
            <text:p>17.641 </text:p>
          </table:table-cell>
          <table:table-cell table:style-name="ce24" table:formula="of:=(IF([.$A20]*[.P$16]&lt;=[.$B$8];[.$A20]*[.P$16]*[.$B$9];IF(AND([.$A20]*[.P$16]&gt;[.$B$8];[.$A20]*[.P$16]&lt;=[.$C$8]);[.$A20]*[.P$16]*[.$C$9];IF(AND([.$A20]*[.P$16]&gt;[.$C$8];[.$A20]*[.P$16]&lt;[.$D$8]);[.$A20]*[.P$16]*[.$D$9];[.$A20]*[.P$16]*[.$E$9]))))*[.$F$9]" office:value-type="float" office:value="18679.187401875" calcext:value-type="float">
            <text:p>18.679 </text:p>
          </table:table-cell>
          <table:table-cell table:style-name="ce24" table:formula="of:=(IF([.$A20]*[.Q$16]&lt;=[.$B$8];[.$A20]*[.Q$16]*[.$B$9];IF(AND([.$A20]*[.Q$16]&gt;[.$B$8];[.$A20]*[.Q$16]&lt;=[.$C$8]);[.$A20]*[.Q$16]*[.$C$9];IF(AND([.$A20]*[.Q$16]&gt;[.$C$8];[.$A20]*[.Q$16]&lt;[.$D$8]);[.$A20]*[.Q$16]*[.$D$9];[.$A20]*[.Q$16]*[.$E$9]))))*[.$F$9]" office:value-type="float" office:value="19716.9200353125" calcext:value-type="float">
            <text:p>19.717 </text:p>
          </table:table-cell>
          <table:table-cell table:style-name="ce24" table:formula="of:=(IF([.$A20]*[.R$16]&lt;=[.$B$8];[.$A20]*[.R$16]*[.$B$9];IF(AND([.$A20]*[.R$16]&gt;[.$B$8];[.$A20]*[.R$16]&lt;=[.$C$8]);[.$A20]*[.R$16]*[.$C$9];IF(AND([.$A20]*[.R$16]&gt;[.$C$8];[.$A20]*[.R$16]&lt;[.$D$8]);[.$A20]*[.R$16]*[.$D$9];[.$A20]*[.R$16]*[.$E$9]))))*[.$F$9]" office:value-type="float" office:value="20754.65266875" calcext:value-type="float">
            <text:p>20.755 </text:p>
          </table:table-cell>
          <table:table-cell table:style-name="ce5" table:formula="of:=+[.S19]+0.5" office:value-type="float" office:value="3.5" calcext:value-type="float">
            <text:p>3,50 </text:p>
          </table:table-cell>
          <table:table-cell table:number-columns-repeated="45"/>
        </table:table-row>
        <table:table-row table:style-name="ro1">
          <table:table-cell table:style-name="ce7" table:formula="of:=+[.A20]+0.5" office:value-type="float" office:value="4" calcext:value-type="float">
            <text:p>4,00 </text:p>
          </table:table-cell>
          <table:table-cell table:style-name="ce15" table:formula="of:=(IF([.$A21]*[.B$16]&lt;=[.$B$8];[.$A21]*[.B$16]*[.$B$9];IF(AND([.$A21]*[.B$16]&gt;[.$B$8];[.$A21]*[.B$16]&lt;=[.$C$8]);[.$A21]*[.B$16]*[.$C$9];IF(AND([.$A21]*[.B$16]&gt;[.$C$8];[.$A21]*[.B$16]&lt;[.$D$8]);[.$A21]*[.B$16]*[.$D$9];[.$A21]*[.B$16]*[.$E$9]))))*[.$F$9]" office:value-type="float" office:value="5156.6803459467" calcext:value-type="float">
            <text:p>5.157 </text:p>
          </table:table-cell>
          <table:table-cell table:style-name="ce26" table:formula="of:=(IF([.$A21]*[.C$16]&lt;=[.$B$8];[.$A21]*[.C$16]*[.$B$9];IF(AND([.$A21]*[.C$16]&gt;[.$B$8];[.$A21]*[.C$16]&lt;=[.$C$8]);[.$A21]*[.C$16]*[.$C$9];IF(AND([.$A21]*[.C$16]&gt;[.$C$8];[.$A21]*[.C$16]&lt;[.$D$8]);[.$A21]*[.C$16]*[.$D$9];[.$A21]*[.C$16]*[.$E$9]))))*[.$F$9]" office:value-type="float" office:value="6445.85043243338" calcext:value-type="float">
            <text:p>6.446 </text:p>
          </table:table-cell>
          <table:table-cell table:style-name="ce26" table:formula="of:=(IF([.$A21]*[.D$16]&lt;=[.$B$8];[.$A21]*[.D$16]*[.$B$9];IF(AND([.$A21]*[.D$16]&gt;[.$B$8];[.$A21]*[.D$16]&lt;=[.$C$8]);[.$A21]*[.D$16]*[.$C$9];IF(AND([.$A21]*[.D$16]&gt;[.$C$8];[.$A21]*[.D$16]&lt;[.$D$8]);[.$A21]*[.D$16]*[.$D$9];[.$A21]*[.D$16]*[.$E$9]))))*[.$F$9]" office:value-type="float" office:value="7735.02051892005" calcext:value-type="float">
            <text:p>7.735 </text:p>
          </table:table-cell>
          <table:table-cell table:style-name="ce26" table:formula="of:=(IF([.$A21]*[.E$16]&lt;=[.$B$8];[.$A21]*[.E$16]*[.$B$9];IF(AND([.$A21]*[.E$16]&gt;[.$B$8];[.$A21]*[.E$16]&lt;=[.$C$8]);[.$A21]*[.E$16]*[.$C$9];IF(AND([.$A21]*[.E$16]&gt;[.$C$8];[.$A21]*[.E$16]&lt;[.$D$8]);[.$A21]*[.E$16]*[.$D$9];[.$A21]*[.E$16]*[.$E$9]))))*[.$F$9]" office:value-type="float" office:value="8776.68800370232" calcext:value-type="float">
            <text:p>8.777 </text:p>
          </table:table-cell>
          <table:table-cell table:style-name="ce26" table:formula="of:=(IF([.$A21]*[.F$16]&lt;=[.$B$8];[.$A21]*[.F$16]*[.$B$9];IF(AND([.$A21]*[.F$16]&gt;[.$B$8];[.$A21]*[.F$16]&lt;=[.$C$8]);[.$A21]*[.F$16]*[.$C$9];IF(AND([.$A21]*[.F$16]&gt;[.$C$8];[.$A21]*[.F$16]&lt;[.$D$8]);[.$A21]*[.F$16]*[.$D$9];[.$A21]*[.F$16]*[.$E$9]))))*[.$F$9]" office:value-type="float" office:value="10030.5005756598" calcext:value-type="float">
            <text:p>10.031 </text:p>
          </table:table-cell>
          <table:table-cell table:style-name="ce26" table:formula="of:=(IF([.$A21]*[.G$16]&lt;=[.$B$8];[.$A21]*[.G$16]*[.$B$9];IF(AND([.$A21]*[.G$16]&gt;[.$B$8];[.$A21]*[.G$16]&lt;=[.$C$8]);[.$A21]*[.G$16]*[.$C$9];IF(AND([.$A21]*[.G$16]&gt;[.$C$8];[.$A21]*[.G$16]&lt;[.$D$8]);[.$A21]*[.G$16]*[.$D$9];[.$A21]*[.G$16]*[.$E$9]))))*[.$F$9]" office:value-type="float" office:value="10974.8231352045" calcext:value-type="float">
            <text:p>10.975 </text:p>
          </table:table-cell>
          <table:table-cell table:style-name="ce26" table:formula="of:=(IF([.$A21]*[.H$16]&lt;=[.$B$8];[.$A21]*[.H$16]*[.$B$9];IF(AND([.$A21]*[.H$16]&gt;[.$B$8];[.$A21]*[.H$16]&lt;=[.$C$8]);[.$A21]*[.H$16]*[.$C$9];IF(AND([.$A21]*[.H$16]&gt;[.$C$8];[.$A21]*[.H$16]&lt;[.$D$8]);[.$A21]*[.H$16]*[.$D$9];[.$A21]*[.H$16]*[.$E$9]))))*[.$F$9]" office:value-type="float" office:value="12194.247928005" calcext:value-type="float">
            <text:p>12.194 </text:p>
          </table:table-cell>
          <table:table-cell table:style-name="ce26" table:formula="of:=(IF([.$A21]*[.I$16]&lt;=[.$B$8];[.$A21]*[.I$16]*[.$B$9];IF(AND([.$A21]*[.I$16]&gt;[.$B$8];[.$A21]*[.I$16]&lt;=[.$C$8]);[.$A21]*[.I$16]*[.$C$9];IF(AND([.$A21]*[.I$16]&gt;[.$C$8];[.$A21]*[.I$16]&lt;[.$D$8]);[.$A21]*[.I$16]*[.$D$9];[.$A21]*[.I$16]*[.$E$9]))))*[.$F$9]" office:value-type="float" office:value="13045.7816775" calcext:value-type="float">
            <text:p>13.046 </text:p>
          </table:table-cell>
          <table:table-cell table:style-name="ce26" table:formula="of:=(IF([.$A21]*[.J$16]&lt;=[.$B$8];[.$A21]*[.J$16]*[.$B$9];IF(AND([.$A21]*[.J$16]&gt;[.$B$8];[.$A21]*[.J$16]&lt;=[.$C$8]);[.$A21]*[.J$16]*[.$C$9];IF(AND([.$A21]*[.J$16]&gt;[.$C$8];[.$A21]*[.J$16]&lt;[.$D$8]);[.$A21]*[.J$16]*[.$D$9];[.$A21]*[.J$16]*[.$E$9]))))*[.$F$9]" office:value-type="float" office:value="14231.76183" calcext:value-type="float">
            <text:p>14.232 </text:p>
          </table:table-cell>
          <table:table-cell table:style-name="ce26" table:formula="of:=(IF([.$A21]*[.K$16]&lt;=[.$B$8];[.$A21]*[.K$16]*[.$B$9];IF(AND([.$A21]*[.K$16]&gt;[.$B$8];[.$A21]*[.K$16]&lt;=[.$C$8]);[.$A21]*[.K$16]*[.$C$9];IF(AND([.$A21]*[.K$16]&gt;[.$C$8];[.$A21]*[.K$16]&lt;[.$D$8]);[.$A21]*[.K$16]*[.$D$9];[.$A21]*[.K$16]*[.$E$9]))))*[.$F$9]" office:value-type="float" office:value="15417.7419825" calcext:value-type="float">
            <text:p>15.418 </text:p>
          </table:table-cell>
          <table:table-cell table:style-name="ce26" table:formula="of:=(IF([.$A21]*[.L$16]&lt;=[.$B$8];[.$A21]*[.L$16]*[.$B$9];IF(AND([.$A21]*[.L$16]&gt;[.$B$8];[.$A21]*[.L$16]&lt;=[.$C$8]);[.$A21]*[.L$16]*[.$C$9];IF(AND([.$A21]*[.L$16]&gt;[.$C$8];[.$A21]*[.L$16]&lt;[.$D$8]);[.$A21]*[.L$16]*[.$D$9];[.$A21]*[.L$16]*[.$E$9]))))*[.$F$9]" office:value-type="float" office:value="16603.722135" calcext:value-type="float">
            <text:p>16.604 </text:p>
          </table:table-cell>
          <table:table-cell table:style-name="ce26" table:formula="of:=(IF([.$A21]*[.M$16]&lt;=[.$B$8];[.$A21]*[.M$16]*[.$B$9];IF(AND([.$A21]*[.M$16]&gt;[.$B$8];[.$A21]*[.M$16]&lt;=[.$C$8]);[.$A21]*[.M$16]*[.$C$9];IF(AND([.$A21]*[.M$16]&gt;[.$C$8];[.$A21]*[.M$16]&lt;[.$D$8]);[.$A21]*[.M$16]*[.$D$9];[.$A21]*[.M$16]*[.$E$9]))))*[.$F$9]" office:value-type="float" office:value="17789.7022875" calcext:value-type="float">
            <text:p>17.790 </text:p>
          </table:table-cell>
          <table:table-cell table:style-name="ce26" table:formula="of:=(IF([.$A21]*[.N$16]&lt;=[.$B$8];[.$A21]*[.N$16]*[.$B$9];IF(AND([.$A21]*[.N$16]&gt;[.$B$8];[.$A21]*[.N$16]&lt;=[.$C$8]);[.$A21]*[.N$16]*[.$C$9];IF(AND([.$A21]*[.N$16]&gt;[.$C$8];[.$A21]*[.N$16]&lt;[.$D$8]);[.$A21]*[.N$16]*[.$D$9];[.$A21]*[.N$16]*[.$E$9]))))*[.$F$9]" office:value-type="float" office:value="18975.68244" calcext:value-type="float">
            <text:p>18.976 </text:p>
          </table:table-cell>
          <table:table-cell table:style-name="ce26" table:formula="of:=(IF([.$A21]*[.O$16]&lt;=[.$B$8];[.$A21]*[.O$16]*[.$B$9];IF(AND([.$A21]*[.O$16]&gt;[.$B$8];[.$A21]*[.O$16]&lt;=[.$C$8]);[.$A21]*[.O$16]*[.$C$9];IF(AND([.$A21]*[.O$16]&gt;[.$C$8];[.$A21]*[.O$16]&lt;[.$D$8]);[.$A21]*[.O$16]*[.$D$9];[.$A21]*[.O$16]*[.$E$9]))))*[.$F$9]" office:value-type="float" office:value="20161.6625925" calcext:value-type="float">
            <text:p>20.162 </text:p>
          </table:table-cell>
          <table:table-cell table:style-name="ce26" table:formula="of:=(IF([.$A21]*[.P$16]&lt;=[.$B$8];[.$A21]*[.P$16]*[.$B$9];IF(AND([.$A21]*[.P$16]&gt;[.$B$8];[.$A21]*[.P$16]&lt;=[.$C$8]);[.$A21]*[.P$16]*[.$C$9];IF(AND([.$A21]*[.P$16]&gt;[.$C$8];[.$A21]*[.P$16]&lt;[.$D$8]);[.$A21]*[.P$16]*[.$D$9];[.$A21]*[.P$16]*[.$E$9]))))*[.$F$9]" office:value-type="float" office:value="21347.642745" calcext:value-type="float">
            <text:p>21.348 </text:p>
          </table:table-cell>
          <table:table-cell table:style-name="ce26" table:formula="of:=(IF([.$A21]*[.Q$16]&lt;=[.$B$8];[.$A21]*[.Q$16]*[.$B$9];IF(AND([.$A21]*[.Q$16]&gt;[.$B$8];[.$A21]*[.Q$16]&lt;=[.$C$8]);[.$A21]*[.Q$16]*[.$C$9];IF(AND([.$A21]*[.Q$16]&gt;[.$C$8];[.$A21]*[.Q$16]&lt;[.$D$8]);[.$A21]*[.Q$16]*[.$D$9];[.$A21]*[.Q$16]*[.$E$9]))))*[.$F$9]" office:value-type="float" office:value="22533.6228975" calcext:value-type="float">
            <text:p>22.534 </text:p>
          </table:table-cell>
          <table:table-cell table:style-name="ce26" table:formula="of:=(IF([.$A21]*[.R$16]&lt;=[.$B$8];[.$A21]*[.R$16]*[.$B$9];IF(AND([.$A21]*[.R$16]&gt;[.$B$8];[.$A21]*[.R$16]&lt;=[.$C$8]);[.$A21]*[.R$16]*[.$C$9];IF(AND([.$A21]*[.R$16]&gt;[.$C$8];[.$A21]*[.R$16]&lt;[.$D$8]);[.$A21]*[.R$16]*[.$D$9];[.$A21]*[.R$16]*[.$E$9]))))*[.$F$9]" office:value-type="float" office:value="23719.60305" calcext:value-type="float">
            <text:p>23.720 </text:p>
          </table:table-cell>
          <table:table-cell table:style-name="ce7" table:formula="of:=+[.S20]+0.5" office:value-type="float" office:value="4" calcext:value-type="float">
            <text:p>4,00 </text:p>
          </table:table-cell>
          <table:table-cell table:number-columns-repeated="45"/>
        </table:table-row>
        <table:table-row table:style-name="ro1">
          <table:table-cell table:style-name="ce5" table:formula="of:=+[.A21]+0.5" office:value-type="float" office:value="4.5" calcext:value-type="float">
            <text:p>4,50 </text:p>
          </table:table-cell>
          <table:table-cell table:style-name="ce13" table:formula="of:=(IF([.$A22]*[.B$16]&lt;=[.$B$8];[.$A22]*[.B$16]*[.$B$9];IF(AND([.$A22]*[.B$16]&gt;[.$B$8];[.$A22]*[.B$16]&lt;=[.$C$8]);[.$A22]*[.B$16]*[.$C$9];IF(AND([.$A22]*[.B$16]&gt;[.$C$8];[.$A22]*[.B$16]&lt;[.$D$8]);[.$A22]*[.B$16]*[.$D$9];[.$A22]*[.B$16]*[.$E$9]))))*[.$F$9]" office:value-type="float" office:value="5801.26538919004" calcext:value-type="float">
            <text:p>5.801 </text:p>
          </table:table-cell>
          <table:table-cell table:style-name="ce24" table:formula="of:=(IF([.$A22]*[.C$16]&lt;=[.$B$8];[.$A22]*[.C$16]*[.$B$9];IF(AND([.$A22]*[.C$16]&gt;[.$B$8];[.$A22]*[.C$16]&lt;=[.$C$8]);[.$A22]*[.C$16]*[.$C$9];IF(AND([.$A22]*[.C$16]&gt;[.$C$8];[.$A22]*[.C$16]&lt;[.$D$8]);[.$A22]*[.C$16]*[.$D$9];[.$A22]*[.C$16]*[.$E$9]))))*[.$F$9]" office:value-type="float" office:value="7251.58173648755" calcext:value-type="float">
            <text:p>7.252 </text:p>
          </table:table-cell>
          <table:table-cell table:style-name="ce24" table:formula="of:=(IF([.$A22]*[.D$16]&lt;=[.$B$8];[.$A22]*[.D$16]*[.$B$9];IF(AND([.$A22]*[.D$16]&gt;[.$B$8];[.$A22]*[.D$16]&lt;=[.$C$8]);[.$A22]*[.D$16]*[.$C$9];IF(AND([.$A22]*[.D$16]&gt;[.$C$8];[.$A22]*[.D$16]&lt;[.$D$8]);[.$A22]*[.D$16]*[.$D$9];[.$A22]*[.D$16]*[.$E$9]))))*[.$F$9]" office:value-type="float" office:value="8463.23486071295" calcext:value-type="float">
            <text:p>8.463 </text:p>
          </table:table-cell>
          <table:table-cell table:style-name="ce24" table:formula="of:=(IF([.$A22]*[.E$16]&lt;=[.$B$8];[.$A22]*[.E$16]*[.$B$9];IF(AND([.$A22]*[.E$16]&gt;[.$B$8];[.$A22]*[.E$16]&lt;=[.$C$8]);[.$A22]*[.E$16]*[.$C$9];IF(AND([.$A22]*[.E$16]&gt;[.$C$8];[.$A22]*[.E$16]&lt;[.$D$8]);[.$A22]*[.E$16]*[.$D$9];[.$A22]*[.E$16]*[.$E$9]))))*[.$F$9]" office:value-type="float" office:value="9873.77400416511" calcext:value-type="float">
            <text:p>9.874 </text:p>
          </table:table-cell>
          <table:table-cell table:style-name="ce24" table:formula="of:=(IF([.$A22]*[.F$16]&lt;=[.$B$8];[.$A22]*[.F$16]*[.$B$9];IF(AND([.$A22]*[.F$16]&gt;[.$B$8];[.$A22]*[.F$16]&lt;=[.$C$8]);[.$A22]*[.F$16]*[.$C$9];IF(AND([.$A22]*[.F$16]&gt;[.$C$8];[.$A22]*[.F$16]&lt;[.$D$8]);[.$A22]*[.F$16]*[.$D$9];[.$A22]*[.F$16]*[.$E$9]))))*[.$F$9]" office:value-type="float" office:value="10974.8231352045" calcext:value-type="float">
            <text:p>10.975 </text:p>
          </table:table-cell>
          <table:table-cell table:style-name="ce24" table:formula="of:=(IF([.$A22]*[.G$16]&lt;=[.$B$8];[.$A22]*[.G$16]*[.$B$9];IF(AND([.$A22]*[.G$16]&gt;[.$B$8];[.$A22]*[.G$16]&lt;=[.$C$8]);[.$A22]*[.G$16]*[.$C$9];IF(AND([.$A22]*[.G$16]&gt;[.$C$8];[.$A22]*[.G$16]&lt;[.$D$8]);[.$A22]*[.G$16]*[.$D$9];[.$A22]*[.G$16]*[.$E$9]))))*[.$F$9]" office:value-type="float" office:value="12346.6760271051" calcext:value-type="float">
            <text:p>12.347 </text:p>
          </table:table-cell>
          <table:table-cell table:style-name="ce24" table:formula="of:=(IF([.$A22]*[.H$16]&lt;=[.$B$8];[.$A22]*[.H$16]*[.$B$9];IF(AND([.$A22]*[.H$16]&gt;[.$B$8];[.$A22]*[.H$16]&lt;=[.$C$8]);[.$A22]*[.H$16]*[.$C$9];IF(AND([.$A22]*[.H$16]&gt;[.$C$8];[.$A22]*[.H$16]&lt;[.$D$8]);[.$A22]*[.H$16]*[.$D$9];[.$A22]*[.H$16]*[.$E$9]))))*[.$F$9]" office:value-type="float" office:value="13342.276715625" calcext:value-type="float">
            <text:p>13.342 </text:p>
          </table:table-cell>
          <table:table-cell table:style-name="ce24" table:formula="of:=(IF([.$A22]*[.I$16]&lt;=[.$B$8];[.$A22]*[.I$16]*[.$B$9];IF(AND([.$A22]*[.I$16]&gt;[.$B$8];[.$A22]*[.I$16]&lt;=[.$C$8]);[.$A22]*[.I$16]*[.$C$9];IF(AND([.$A22]*[.I$16]&gt;[.$C$8];[.$A22]*[.I$16]&lt;[.$D$8]);[.$A22]*[.I$16]*[.$D$9];[.$A22]*[.I$16]*[.$E$9]))))*[.$F$9]" office:value-type="float" office:value="14676.5043871875" calcext:value-type="float">
            <text:p>14.677 </text:p>
          </table:table-cell>
          <table:table-cell table:style-name="ce24" table:formula="of:=(IF([.$A22]*[.J$16]&lt;=[.$B$8];[.$A22]*[.J$16]*[.$B$9];IF(AND([.$A22]*[.J$16]&gt;[.$B$8];[.$A22]*[.J$16]&lt;=[.$C$8]);[.$A22]*[.J$16]*[.$C$9];IF(AND([.$A22]*[.J$16]&gt;[.$C$8];[.$A22]*[.J$16]&lt;[.$D$8]);[.$A22]*[.J$16]*[.$D$9];[.$A22]*[.J$16]*[.$E$9]))))*[.$F$9]" office:value-type="float" office:value="16010.73205875" calcext:value-type="float">
            <text:p>16.011 </text:p>
          </table:table-cell>
          <table:table-cell table:style-name="ce24" table:formula="of:=(IF([.$A22]*[.K$16]&lt;=[.$B$8];[.$A22]*[.K$16]*[.$B$9];IF(AND([.$A22]*[.K$16]&gt;[.$B$8];[.$A22]*[.K$16]&lt;=[.$C$8]);[.$A22]*[.K$16]*[.$C$9];IF(AND([.$A22]*[.K$16]&gt;[.$C$8];[.$A22]*[.K$16]&lt;[.$D$8]);[.$A22]*[.K$16]*[.$D$9];[.$A22]*[.K$16]*[.$E$9]))))*[.$F$9]" office:value-type="float" office:value="17344.9597303125" calcext:value-type="float">
            <text:p>17.345 </text:p>
          </table:table-cell>
          <table:table-cell table:style-name="ce24" table:formula="of:=(IF([.$A22]*[.L$16]&lt;=[.$B$8];[.$A22]*[.L$16]*[.$B$9];IF(AND([.$A22]*[.L$16]&gt;[.$B$8];[.$A22]*[.L$16]&lt;=[.$C$8]);[.$A22]*[.L$16]*[.$C$9];IF(AND([.$A22]*[.L$16]&gt;[.$C$8];[.$A22]*[.L$16]&lt;[.$D$8]);[.$A22]*[.L$16]*[.$D$9];[.$A22]*[.L$16]*[.$E$9]))))*[.$F$9]" office:value-type="float" office:value="18679.187401875" calcext:value-type="float">
            <text:p>18.679 </text:p>
          </table:table-cell>
          <table:table-cell table:style-name="ce24" table:formula="of:=(IF([.$A22]*[.M$16]&lt;=[.$B$8];[.$A22]*[.M$16]*[.$B$9];IF(AND([.$A22]*[.M$16]&gt;[.$B$8];[.$A22]*[.M$16]&lt;=[.$C$8]);[.$A22]*[.M$16]*[.$C$9];IF(AND([.$A22]*[.M$16]&gt;[.$C$8];[.$A22]*[.M$16]&lt;[.$D$8]);[.$A22]*[.M$16]*[.$D$9];[.$A22]*[.M$16]*[.$E$9]))))*[.$F$9]" office:value-type="float" office:value="20013.4150734375" calcext:value-type="float">
            <text:p>20.013 </text:p>
          </table:table-cell>
          <table:table-cell table:style-name="ce24" table:formula="of:=(IF([.$A22]*[.N$16]&lt;=[.$B$8];[.$A22]*[.N$16]*[.$B$9];IF(AND([.$A22]*[.N$16]&gt;[.$B$8];[.$A22]*[.N$16]&lt;=[.$C$8]);[.$A22]*[.N$16]*[.$C$9];IF(AND([.$A22]*[.N$16]&gt;[.$C$8];[.$A22]*[.N$16]&lt;[.$D$8]);[.$A22]*[.N$16]*[.$D$9];[.$A22]*[.N$16]*[.$E$9]))))*[.$F$9]" office:value-type="float" office:value="21347.642745" calcext:value-type="float">
            <text:p>21.348 </text:p>
          </table:table-cell>
          <table:table-cell table:style-name="ce24" table:formula="of:=(IF([.$A22]*[.O$16]&lt;=[.$B$8];[.$A22]*[.O$16]*[.$B$9];IF(AND([.$A22]*[.O$16]&gt;[.$B$8];[.$A22]*[.O$16]&lt;=[.$C$8]);[.$A22]*[.O$16]*[.$C$9];IF(AND([.$A22]*[.O$16]&gt;[.$C$8];[.$A22]*[.O$16]&lt;[.$D$8]);[.$A22]*[.O$16]*[.$D$9];[.$A22]*[.O$16]*[.$E$9]))))*[.$F$9]" office:value-type="float" office:value="22681.8704165625" calcext:value-type="float">
            <text:p>22.682 </text:p>
          </table:table-cell>
          <table:table-cell table:style-name="ce24" table:formula="of:=(IF([.$A22]*[.P$16]&lt;=[.$B$8];[.$A22]*[.P$16]*[.$B$9];IF(AND([.$A22]*[.P$16]&gt;[.$B$8];[.$A22]*[.P$16]&lt;=[.$C$8]);[.$A22]*[.P$16]*[.$C$9];IF(AND([.$A22]*[.P$16]&gt;[.$C$8];[.$A22]*[.P$16]&lt;[.$D$8]);[.$A22]*[.P$16]*[.$D$9];[.$A22]*[.P$16]*[.$E$9]))))*[.$F$9]" office:value-type="float" office:value="24016.098088125" calcext:value-type="float">
            <text:p>24.016 </text:p>
          </table:table-cell>
          <table:table-cell table:style-name="ce24" table:formula="of:=(IF([.$A22]*[.Q$16]&lt;=[.$B$8];[.$A22]*[.Q$16]*[.$B$9];IF(AND([.$A22]*[.Q$16]&gt;[.$B$8];[.$A22]*[.Q$16]&lt;=[.$C$8]);[.$A22]*[.Q$16]*[.$C$9];IF(AND([.$A22]*[.Q$16]&gt;[.$C$8];[.$A22]*[.Q$16]&lt;[.$D$8]);[.$A22]*[.Q$16]*[.$D$9];[.$A22]*[.Q$16]*[.$E$9]))))*[.$F$9]" office:value-type="float" office:value="25350.3257596875" calcext:value-type="float">
            <text:p>25.350 </text:p>
          </table:table-cell>
          <table:table-cell table:style-name="ce24" table:formula="of:=(IF([.$A22]*[.R$16]&lt;=[.$B$8];[.$A22]*[.R$16]*[.$B$9];IF(AND([.$A22]*[.R$16]&gt;[.$B$8];[.$A22]*[.R$16]&lt;=[.$C$8]);[.$A22]*[.R$16]*[.$C$9];IF(AND([.$A22]*[.R$16]&gt;[.$C$8];[.$A22]*[.R$16]&lt;[.$D$8]);[.$A22]*[.R$16]*[.$D$9];[.$A22]*[.R$16]*[.$E$9]))))*[.$F$9]" office:value-type="float" office:value="26684.55343125" calcext:value-type="float">
            <text:p>26.685 </text:p>
          </table:table-cell>
          <table:table-cell table:style-name="ce5" table:formula="of:=+[.S21]+0.5" office:value-type="float" office:value="4.5" calcext:value-type="float">
            <text:p>4,50 </text:p>
          </table:table-cell>
          <table:table-cell table:number-columns-repeated="3"/>
          <table:table-cell table:style-name="ce32"/>
          <table:table-cell table:number-columns-repeated="41"/>
        </table:table-row>
        <table:table-row table:style-name="ro1">
          <table:table-cell table:style-name="ce8" table:formula="of:=+[.A22]+0.5" office:value-type="float" office:value="5" calcext:value-type="float">
            <text:p>5,00 </text:p>
          </table:table-cell>
          <table:table-cell table:style-name="ce16" table:formula="of:=(IF([.$A23]*[.B$16]&lt;=[.$B$8];[.$A23]*[.B$16]*[.$B$9];IF(AND([.$A23]*[.B$16]&gt;[.$B$8];[.$A23]*[.B$16]&lt;=[.$C$8]);[.$A23]*[.B$16]*[.$C$9];IF(AND([.$A23]*[.B$16]&gt;[.$C$8];[.$A23]*[.B$16]&lt;[.$D$8]);[.$A23]*[.B$16]*[.$D$9];[.$A23]*[.B$16]*[.$E$9]))))*[.$F$9]" office:value-type="float" office:value="6445.85043243338" calcext:value-type="float">
            <text:p>6.446 </text:p>
          </table:table-cell>
          <table:table-cell table:style-name="ce27" table:formula="of:=(IF([.$A23]*[.C$16]&lt;=[.$B$8];[.$A23]*[.C$16]*[.$B$9];IF(AND([.$A23]*[.C$16]&gt;[.$B$8];[.$A23]*[.C$16]&lt;=[.$C$8]);[.$A23]*[.C$16]*[.$C$9];IF(AND([.$A23]*[.C$16]&gt;[.$C$8];[.$A23]*[.C$16]&lt;[.$D$8]);[.$A23]*[.C$16]*[.$D$9];[.$A23]*[.C$16]*[.$E$9]))))*[.$F$9]" office:value-type="float" office:value="7836.32857473421" calcext:value-type="float">
            <text:p>7.836 </text:p>
          </table:table-cell>
          <table:table-cell table:style-name="ce27" table:formula="of:=(IF([.$A23]*[.D$16]&lt;=[.$B$8];[.$A23]*[.D$16]*[.$B$9];IF(AND([.$A23]*[.D$16]&gt;[.$B$8];[.$A23]*[.D$16]&lt;=[.$C$8]);[.$A23]*[.D$16]*[.$C$9];IF(AND([.$A23]*[.D$16]&gt;[.$C$8];[.$A23]*[.D$16]&lt;[.$D$8]);[.$A23]*[.D$16]*[.$D$9];[.$A23]*[.D$16]*[.$E$9]))))*[.$F$9]" office:value-type="float" office:value="9403.59428968106" calcext:value-type="float">
            <text:p>9.404 </text:p>
          </table:table-cell>
          <table:table-cell table:style-name="ce27" table:formula="of:=(IF([.$A23]*[.E$16]&lt;=[.$B$8];[.$A23]*[.E$16]*[.$B$9];IF(AND([.$A23]*[.E$16]&gt;[.$B$8];[.$A23]*[.E$16]&lt;=[.$C$8]);[.$A23]*[.E$16]*[.$C$9];IF(AND([.$A23]*[.E$16]&gt;[.$C$8];[.$A23]*[.E$16]&lt;[.$D$8]);[.$A23]*[.E$16]*[.$D$9];[.$A23]*[.E$16]*[.$E$9]))))*[.$F$9]" office:value-type="float" office:value="10669.9669370044" calcext:value-type="float">
            <text:p>10.670 </text:p>
          </table:table-cell>
          <table:table-cell table:style-name="ce27" table:formula="of:=(IF([.$A23]*[.F$16]&lt;=[.$B$8];[.$A23]*[.F$16]*[.$B$9];IF(AND([.$A23]*[.F$16]&gt;[.$B$8];[.$A23]*[.F$16]&lt;=[.$C$8]);[.$A23]*[.F$16]*[.$C$9];IF(AND([.$A23]*[.F$16]&gt;[.$C$8];[.$A23]*[.F$16]&lt;[.$D$8]);[.$A23]*[.F$16]*[.$D$9];[.$A23]*[.F$16]*[.$E$9]))))*[.$F$9]" office:value-type="float" office:value="12194.247928005" calcext:value-type="float">
            <text:p>12.194 </text:p>
          </table:table-cell>
          <table:table-cell table:style-name="ce27" table:formula="of:=(IF([.$A23]*[.G$16]&lt;=[.$B$8];[.$A23]*[.G$16]*[.$B$9];IF(AND([.$A23]*[.G$16]&gt;[.$B$8];[.$A23]*[.G$16]&lt;=[.$C$8]);[.$A23]*[.G$16]*[.$C$9];IF(AND([.$A23]*[.G$16]&gt;[.$C$8];[.$A23]*[.G$16]&lt;[.$D$8]);[.$A23]*[.G$16]*[.$D$9];[.$A23]*[.G$16]*[.$E$9]))))*[.$F$9]" office:value-type="float" office:value="13342.276715625" calcext:value-type="float">
            <text:p>13.342 </text:p>
          </table:table-cell>
          <table:table-cell table:style-name="ce27" table:formula="of:=(IF([.$A23]*[.H$16]&lt;=[.$B$8];[.$A23]*[.H$16]*[.$B$9];IF(AND([.$A23]*[.H$16]&gt;[.$B$8];[.$A23]*[.H$16]&lt;=[.$C$8]);[.$A23]*[.H$16]*[.$C$9];IF(AND([.$A23]*[.H$16]&gt;[.$C$8];[.$A23]*[.H$16]&lt;[.$D$8]);[.$A23]*[.H$16]*[.$D$9];[.$A23]*[.H$16]*[.$E$9]))))*[.$F$9]" office:value-type="float" office:value="14824.75190625" calcext:value-type="float">
            <text:p>14.825 </text:p>
          </table:table-cell>
          <table:table-cell table:style-name="ce27" table:formula="of:=(IF([.$A23]*[.I$16]&lt;=[.$B$8];[.$A23]*[.I$16]*[.$B$9];IF(AND([.$A23]*[.I$16]&gt;[.$B$8];[.$A23]*[.I$16]&lt;=[.$C$8]);[.$A23]*[.I$16]*[.$C$9];IF(AND([.$A23]*[.I$16]&gt;[.$C$8];[.$A23]*[.I$16]&lt;[.$D$8]);[.$A23]*[.I$16]*[.$D$9];[.$A23]*[.I$16]*[.$E$9]))))*[.$F$9]" office:value-type="float" office:value="16307.227096875" calcext:value-type="float">
            <text:p>16.307 </text:p>
          </table:table-cell>
          <table:table-cell table:style-name="ce27" table:formula="of:=(IF([.$A23]*[.J$16]&lt;=[.$B$8];[.$A23]*[.J$16]*[.$B$9];IF(AND([.$A23]*[.J$16]&gt;[.$B$8];[.$A23]*[.J$16]&lt;=[.$C$8]);[.$A23]*[.J$16]*[.$C$9];IF(AND([.$A23]*[.J$16]&gt;[.$C$8];[.$A23]*[.J$16]&lt;[.$D$8]);[.$A23]*[.J$16]*[.$D$9];[.$A23]*[.J$16]*[.$E$9]))))*[.$F$9]" office:value-type="float" office:value="17789.7022875" calcext:value-type="float">
            <text:p>17.790 </text:p>
          </table:table-cell>
          <table:table-cell table:style-name="ce27" table:formula="of:=(IF([.$A23]*[.K$16]&lt;=[.$B$8];[.$A23]*[.K$16]*[.$B$9];IF(AND([.$A23]*[.K$16]&gt;[.$B$8];[.$A23]*[.K$16]&lt;=[.$C$8]);[.$A23]*[.K$16]*[.$C$9];IF(AND([.$A23]*[.K$16]&gt;[.$C$8];[.$A23]*[.K$16]&lt;[.$D$8]);[.$A23]*[.K$16]*[.$D$9];[.$A23]*[.K$16]*[.$E$9]))))*[.$F$9]" office:value-type="float" office:value="19272.177478125" calcext:value-type="float">
            <text:p>19.272 </text:p>
          </table:table-cell>
          <table:table-cell table:style-name="ce27" table:formula="of:=(IF([.$A23]*[.L$16]&lt;=[.$B$8];[.$A23]*[.L$16]*[.$B$9];IF(AND([.$A23]*[.L$16]&gt;[.$B$8];[.$A23]*[.L$16]&lt;=[.$C$8]);[.$A23]*[.L$16]*[.$C$9];IF(AND([.$A23]*[.L$16]&gt;[.$C$8];[.$A23]*[.L$16]&lt;[.$D$8]);[.$A23]*[.L$16]*[.$D$9];[.$A23]*[.L$16]*[.$E$9]))))*[.$F$9]" office:value-type="float" office:value="20754.65266875" calcext:value-type="float">
            <text:p>20.755 </text:p>
          </table:table-cell>
          <table:table-cell table:style-name="ce27" table:formula="of:=(IF([.$A23]*[.M$16]&lt;=[.$B$8];[.$A23]*[.M$16]*[.$B$9];IF(AND([.$A23]*[.M$16]&gt;[.$B$8];[.$A23]*[.M$16]&lt;=[.$C$8]);[.$A23]*[.M$16]*[.$C$9];IF(AND([.$A23]*[.M$16]&gt;[.$C$8];[.$A23]*[.M$16]&lt;[.$D$8]);[.$A23]*[.M$16]*[.$D$9];[.$A23]*[.M$16]*[.$E$9]))))*[.$F$9]" office:value-type="float" office:value="22237.127859375" calcext:value-type="float">
            <text:p>22.237 </text:p>
          </table:table-cell>
          <table:table-cell table:style-name="ce27" table:formula="of:=(IF([.$A23]*[.N$16]&lt;=[.$B$8];[.$A23]*[.N$16]*[.$B$9];IF(AND([.$A23]*[.N$16]&gt;[.$B$8];[.$A23]*[.N$16]&lt;=[.$C$8]);[.$A23]*[.N$16]*[.$C$9];IF(AND([.$A23]*[.N$16]&gt;[.$C$8];[.$A23]*[.N$16]&lt;[.$D$8]);[.$A23]*[.N$16]*[.$D$9];[.$A23]*[.N$16]*[.$E$9]))))*[.$F$9]" office:value-type="float" office:value="23719.60305" calcext:value-type="float">
            <text:p>23.720 </text:p>
          </table:table-cell>
          <table:table-cell table:style-name="ce27" table:formula="of:=(IF([.$A23]*[.O$16]&lt;=[.$B$8];[.$A23]*[.O$16]*[.$B$9];IF(AND([.$A23]*[.O$16]&gt;[.$B$8];[.$A23]*[.O$16]&lt;=[.$C$8]);[.$A23]*[.O$16]*[.$C$9];IF(AND([.$A23]*[.O$16]&gt;[.$C$8];[.$A23]*[.O$16]&lt;[.$D$8]);[.$A23]*[.O$16]*[.$D$9];[.$A23]*[.O$16]*[.$E$9]))))*[.$F$9]" office:value-type="float" office:value="25202.078240625" calcext:value-type="float">
            <text:p>25.202 </text:p>
          </table:table-cell>
          <table:table-cell table:style-name="ce27" table:formula="of:=(IF([.$A23]*[.P$16]&lt;=[.$B$8];[.$A23]*[.P$16]*[.$B$9];IF(AND([.$A23]*[.P$16]&gt;[.$B$8];[.$A23]*[.P$16]&lt;=[.$C$8]);[.$A23]*[.P$16]*[.$C$9];IF(AND([.$A23]*[.P$16]&gt;[.$C$8];[.$A23]*[.P$16]&lt;[.$D$8]);[.$A23]*[.P$16]*[.$D$9];[.$A23]*[.P$16]*[.$E$9]))))*[.$F$9]" office:value-type="float" office:value="26684.55343125" calcext:value-type="float">
            <text:p>26.685 </text:p>
          </table:table-cell>
          <table:table-cell table:style-name="ce27" table:formula="of:=(IF([.$A23]*[.Q$16]&lt;=[.$B$8];[.$A23]*[.Q$16]*[.$B$9];IF(AND([.$A23]*[.Q$16]&gt;[.$B$8];[.$A23]*[.Q$16]&lt;=[.$C$8]);[.$A23]*[.Q$16]*[.$C$9];IF(AND([.$A23]*[.Q$16]&gt;[.$C$8];[.$A23]*[.Q$16]&lt;[.$D$8]);[.$A23]*[.Q$16]*[.$D$9];[.$A23]*[.Q$16]*[.$E$9]))))*[.$F$9]" office:value-type="float" office:value="28167.028621875" calcext:value-type="float">
            <text:p>28.167 </text:p>
          </table:table-cell>
          <table:table-cell table:style-name="ce27" table:formula="of:=(IF([.$A23]*[.R$16]&lt;=[.$B$8];[.$A23]*[.R$16]*[.$B$9];IF(AND([.$A23]*[.R$16]&gt;[.$B$8];[.$A23]*[.R$16]&lt;=[.$C$8]);[.$A23]*[.R$16]*[.$C$9];IF(AND([.$A23]*[.R$16]&gt;[.$C$8];[.$A23]*[.R$16]&lt;[.$D$8]);[.$A23]*[.R$16]*[.$D$9];[.$A23]*[.R$16]*[.$E$9]))))*[.$F$9]" office:value-type="float" office:value="29649.5038125" calcext:value-type="float">
            <text:p>29.650 </text:p>
          </table:table-cell>
          <table:table-cell table:style-name="ce8" table:formula="of:=+[.S22]+0.5" office:value-type="float" office:value="5" calcext:value-type="float">
            <text:p>5,00 </text:p>
          </table:table-cell>
          <table:table-cell table:number-columns-repeated="3"/>
          <table:table-cell table:style-name="ce33"/>
          <table:table-cell table:number-columns-repeated="41"/>
        </table:table-row>
        <table:table-row table:style-name="ro1">
          <table:table-cell table:style-name="ce5" table:formula="of:=+[.A23]+0.5" office:value-type="float" office:value="5.5" calcext:value-type="float">
            <text:p>5,50 </text:p>
          </table:table-cell>
          <table:table-cell table:style-name="ce13" table:formula="of:=(IF([.$A24]*[.B$16]&lt;=[.$B$8];[.$A24]*[.B$16]*[.$B$9];IF(AND([.$A24]*[.B$16]&gt;[.$B$8];[.$A24]*[.B$16]&lt;=[.$C$8]);[.$A24]*[.B$16]*[.$C$9];IF(AND([.$A24]*[.B$16]&gt;[.$C$8];[.$A24]*[.B$16]&lt;[.$D$8]);[.$A24]*[.B$16]*[.$D$9];[.$A24]*[.B$16]*[.$E$9]))))*[.$F$9]" office:value-type="float" office:value="7090.43547567671" calcext:value-type="float">
            <text:p>7.090 </text:p>
          </table:table-cell>
          <table:table-cell table:style-name="ce24" table:formula="of:=(IF([.$A24]*[.C$16]&lt;=[.$B$8];[.$A24]*[.C$16]*[.$B$9];IF(AND([.$A24]*[.C$16]&gt;[.$B$8];[.$A24]*[.C$16]&lt;=[.$C$8]);[.$A24]*[.C$16]*[.$C$9];IF(AND([.$A24]*[.C$16]&gt;[.$C$8];[.$A24]*[.C$16]&lt;[.$D$8]);[.$A24]*[.C$16]*[.$D$9];[.$A24]*[.C$16]*[.$E$9]))))*[.$F$9]" office:value-type="float" office:value="8619.96143220764" calcext:value-type="float">
            <text:p>8.620 </text:p>
          </table:table-cell>
          <table:table-cell table:style-name="ce24" table:formula="of:=(IF([.$A24]*[.D$16]&lt;=[.$B$8];[.$A24]*[.D$16]*[.$B$9];IF(AND([.$A24]*[.D$16]&gt;[.$B$8];[.$A24]*[.D$16]&lt;=[.$C$8]);[.$A24]*[.D$16]*[.$C$9];IF(AND([.$A24]*[.D$16]&gt;[.$C$8];[.$A24]*[.D$16]&lt;[.$D$8]);[.$A24]*[.D$16]*[.$D$9];[.$A24]*[.D$16]*[.$E$9]))))*[.$F$9]" office:value-type="float" office:value="10060.2545406041" calcext:value-type="float">
            <text:p>10.060 </text:p>
          </table:table-cell>
          <table:table-cell table:style-name="ce24" table:formula="of:=(IF([.$A24]*[.E$16]&lt;=[.$B$8];[.$A24]*[.E$16]*[.$B$9];IF(AND([.$A24]*[.E$16]&gt;[.$B$8];[.$A24]*[.E$16]&lt;=[.$C$8]);[.$A24]*[.E$16]*[.$C$9];IF(AND([.$A24]*[.E$16]&gt;[.$C$8];[.$A24]*[.E$16]&lt;[.$D$8]);[.$A24]*[.E$16]*[.$D$9];[.$A24]*[.E$16]*[.$E$9]))))*[.$F$9]" office:value-type="float" office:value="11736.9636307048" calcext:value-type="float">
            <text:p>11.737 </text:p>
          </table:table-cell>
          <table:table-cell table:style-name="ce24" table:formula="of:=(IF([.$A24]*[.F$16]&lt;=[.$B$8];[.$A24]*[.F$16]*[.$B$9];IF(AND([.$A24]*[.F$16]&gt;[.$B$8];[.$A24]*[.F$16]&lt;=[.$C$8]);[.$A24]*[.F$16]*[.$C$9];IF(AND([.$A24]*[.F$16]&gt;[.$C$8];[.$A24]*[.F$16]&lt;[.$D$8]);[.$A24]*[.F$16]*[.$D$9];[.$A24]*[.F$16]*[.$E$9]))))*[.$F$9]" office:value-type="float" office:value="13045.7816775" calcext:value-type="float">
            <text:p>13.046 </text:p>
          </table:table-cell>
          <table:table-cell table:style-name="ce24" table:formula="of:=(IF([.$A24]*[.G$16]&lt;=[.$B$8];[.$A24]*[.G$16]*[.$B$9];IF(AND([.$A24]*[.G$16]&gt;[.$B$8];[.$A24]*[.G$16]&lt;=[.$C$8]);[.$A24]*[.G$16]*[.$C$9];IF(AND([.$A24]*[.G$16]&gt;[.$C$8];[.$A24]*[.G$16]&lt;[.$D$8]);[.$A24]*[.G$16]*[.$D$9];[.$A24]*[.G$16]*[.$E$9]))))*[.$F$9]" office:value-type="float" office:value="14676.5043871875" calcext:value-type="float">
            <text:p>14.677 </text:p>
          </table:table-cell>
          <table:table-cell table:style-name="ce24" table:formula="of:=(IF([.$A24]*[.H$16]&lt;=[.$B$8];[.$A24]*[.H$16]*[.$B$9];IF(AND([.$A24]*[.H$16]&gt;[.$B$8];[.$A24]*[.H$16]&lt;=[.$C$8]);[.$A24]*[.H$16]*[.$C$9];IF(AND([.$A24]*[.H$16]&gt;[.$C$8];[.$A24]*[.H$16]&lt;[.$D$8]);[.$A24]*[.H$16]*[.$D$9];[.$A24]*[.H$16]*[.$E$9]))))*[.$F$9]" office:value-type="float" office:value="16307.227096875" calcext:value-type="float">
            <text:p>16.307 </text:p>
          </table:table-cell>
          <table:table-cell table:style-name="ce24" table:formula="of:=(IF([.$A24]*[.I$16]&lt;=[.$B$8];[.$A24]*[.I$16]*[.$B$9];IF(AND([.$A24]*[.I$16]&gt;[.$B$8];[.$A24]*[.I$16]&lt;=[.$C$8]);[.$A24]*[.I$16]*[.$C$9];IF(AND([.$A24]*[.I$16]&gt;[.$C$8];[.$A24]*[.I$16]&lt;[.$D$8]);[.$A24]*[.I$16]*[.$D$9];[.$A24]*[.I$16]*[.$E$9]))))*[.$F$9]" office:value-type="float" office:value="17937.9498065625" calcext:value-type="float">
            <text:p>17.938 </text:p>
          </table:table-cell>
          <table:table-cell table:style-name="ce24" table:formula="of:=(IF([.$A24]*[.J$16]&lt;=[.$B$8];[.$A24]*[.J$16]*[.$B$9];IF(AND([.$A24]*[.J$16]&gt;[.$B$8];[.$A24]*[.J$16]&lt;=[.$C$8]);[.$A24]*[.J$16]*[.$C$9];IF(AND([.$A24]*[.J$16]&gt;[.$C$8];[.$A24]*[.J$16]&lt;[.$D$8]);[.$A24]*[.J$16]*[.$D$9];[.$A24]*[.J$16]*[.$E$9]))))*[.$F$9]" office:value-type="float" office:value="19568.67251625" calcext:value-type="float">
            <text:p>19.569 </text:p>
          </table:table-cell>
          <table:table-cell table:style-name="ce24" table:formula="of:=(IF([.$A24]*[.K$16]&lt;=[.$B$8];[.$A24]*[.K$16]*[.$B$9];IF(AND([.$A24]*[.K$16]&gt;[.$B$8];[.$A24]*[.K$16]&lt;=[.$C$8]);[.$A24]*[.K$16]*[.$C$9];IF(AND([.$A24]*[.K$16]&gt;[.$C$8];[.$A24]*[.K$16]&lt;[.$D$8]);[.$A24]*[.K$16]*[.$D$9];[.$A24]*[.K$16]*[.$E$9]))))*[.$F$9]" office:value-type="float" office:value="21199.3952259375" calcext:value-type="float">
            <text:p>21.199 </text:p>
          </table:table-cell>
          <table:table-cell table:style-name="ce24" table:formula="of:=(IF([.$A24]*[.L$16]&lt;=[.$B$8];[.$A24]*[.L$16]*[.$B$9];IF(AND([.$A24]*[.L$16]&gt;[.$B$8];[.$A24]*[.L$16]&lt;=[.$C$8]);[.$A24]*[.L$16]*[.$C$9];IF(AND([.$A24]*[.L$16]&gt;[.$C$8];[.$A24]*[.L$16]&lt;[.$D$8]);[.$A24]*[.L$16]*[.$D$9];[.$A24]*[.L$16]*[.$E$9]))))*[.$F$9]" office:value-type="float" office:value="22830.117935625" calcext:value-type="float">
            <text:p>22.830 </text:p>
          </table:table-cell>
          <table:table-cell table:style-name="ce24" table:formula="of:=(IF([.$A24]*[.M$16]&lt;=[.$B$8];[.$A24]*[.M$16]*[.$B$9];IF(AND([.$A24]*[.M$16]&gt;[.$B$8];[.$A24]*[.M$16]&lt;=[.$C$8]);[.$A24]*[.M$16]*[.$C$9];IF(AND([.$A24]*[.M$16]&gt;[.$C$8];[.$A24]*[.M$16]&lt;[.$D$8]);[.$A24]*[.M$16]*[.$D$9];[.$A24]*[.M$16]*[.$E$9]))))*[.$F$9]" office:value-type="float" office:value="24460.8406453125" calcext:value-type="float">
            <text:p>24.461 </text:p>
          </table:table-cell>
          <table:table-cell table:style-name="ce24" table:formula="of:=(IF([.$A24]*[.N$16]&lt;=[.$B$8];[.$A24]*[.N$16]*[.$B$9];IF(AND([.$A24]*[.N$16]&gt;[.$B$8];[.$A24]*[.N$16]&lt;=[.$C$8]);[.$A24]*[.N$16]*[.$C$9];IF(AND([.$A24]*[.N$16]&gt;[.$C$8];[.$A24]*[.N$16]&lt;[.$D$8]);[.$A24]*[.N$16]*[.$D$9];[.$A24]*[.N$16]*[.$E$9]))))*[.$F$9]" office:value-type="float" office:value="26091.563355" calcext:value-type="float">
            <text:p>26.092 </text:p>
          </table:table-cell>
          <table:table-cell table:style-name="ce24" table:formula="of:=(IF([.$A24]*[.O$16]&lt;=[.$B$8];[.$A24]*[.O$16]*[.$B$9];IF(AND([.$A24]*[.O$16]&gt;[.$B$8];[.$A24]*[.O$16]&lt;=[.$C$8]);[.$A24]*[.O$16]*[.$C$9];IF(AND([.$A24]*[.O$16]&gt;[.$C$8];[.$A24]*[.O$16]&lt;[.$D$8]);[.$A24]*[.O$16]*[.$D$9];[.$A24]*[.O$16]*[.$E$9]))))*[.$F$9]" office:value-type="float" office:value="27722.2860646875" calcext:value-type="float">
            <text:p>27.722 </text:p>
          </table:table-cell>
          <table:table-cell table:style-name="ce24" table:formula="of:=(IF([.$A24]*[.P$16]&lt;=[.$B$8];[.$A24]*[.P$16]*[.$B$9];IF(AND([.$A24]*[.P$16]&gt;[.$B$8];[.$A24]*[.P$16]&lt;=[.$C$8]);[.$A24]*[.P$16]*[.$C$9];IF(AND([.$A24]*[.P$16]&gt;[.$C$8];[.$A24]*[.P$16]&lt;[.$D$8]);[.$A24]*[.P$16]*[.$D$9];[.$A24]*[.P$16]*[.$E$9]))))*[.$F$9]" office:value-type="float" office:value="29353.008774375" calcext:value-type="float">
            <text:p>29.353 </text:p>
          </table:table-cell>
          <table:table-cell table:style-name="ce24" table:formula="of:=(IF([.$A24]*[.Q$16]&lt;=[.$B$8];[.$A24]*[.Q$16]*[.$B$9];IF(AND([.$A24]*[.Q$16]&gt;[.$B$8];[.$A24]*[.Q$16]&lt;=[.$C$8]);[.$A24]*[.Q$16]*[.$C$9];IF(AND([.$A24]*[.Q$16]&gt;[.$C$8];[.$A24]*[.Q$16]&lt;[.$D$8]);[.$A24]*[.Q$16]*[.$D$9];[.$A24]*[.Q$16]*[.$E$9]))))*[.$F$9]" office:value-type="float" office:value="30983.7314840625" calcext:value-type="float">
            <text:p>30.984 </text:p>
          </table:table-cell>
          <table:table-cell table:style-name="ce24" table:formula="of:=(IF([.$A24]*[.R$16]&lt;=[.$B$8];[.$A24]*[.R$16]*[.$B$9];IF(AND([.$A24]*[.R$16]&gt;[.$B$8];[.$A24]*[.R$16]&lt;=[.$C$8]);[.$A24]*[.R$16]*[.$C$9];IF(AND([.$A24]*[.R$16]&gt;[.$C$8];[.$A24]*[.R$16]&lt;[.$D$8]);[.$A24]*[.R$16]*[.$D$9];[.$A24]*[.R$16]*[.$E$9]))))*[.$F$9]" office:value-type="float" office:value="32614.45419375" calcext:value-type="float">
            <text:p>32.614 </text:p>
          </table:table-cell>
          <table:table-cell table:style-name="ce5" table:formula="of:=+[.S23]+0.5" office:value-type="float" office:value="5.5" calcext:value-type="float">
            <text:p>5,50 </text:p>
          </table:table-cell>
          <table:table-cell table:number-columns-repeated="45"/>
        </table:table-row>
        <table:table-row table:style-name="ro1">
          <table:table-cell table:style-name="ce5" table:formula="of:=+[.A24]+0.5" office:value-type="float" office:value="6" calcext:value-type="float">
            <text:p>6,00 </text:p>
          </table:table-cell>
          <table:table-cell table:style-name="ce13" table:formula="of:=(IF([.$A25]*[.B$16]&lt;=[.$B$8];[.$A25]*[.B$16]*[.$B$9];IF(AND([.$A25]*[.B$16]&gt;[.$B$8];[.$A25]*[.B$16]&lt;=[.$C$8]);[.$A25]*[.B$16]*[.$C$9];IF(AND([.$A25]*[.B$16]&gt;[.$C$8];[.$A25]*[.B$16]&lt;[.$D$8]);[.$A25]*[.B$16]*[.$D$9];[.$A25]*[.B$16]*[.$E$9]))))*[.$F$9]" office:value-type="float" office:value="7735.02051892005" calcext:value-type="float">
            <text:p>7.735 </text:p>
          </table:table-cell>
          <table:table-cell table:style-name="ce24" table:formula="of:=(IF([.$A25]*[.C$16]&lt;=[.$B$8];[.$A25]*[.C$16]*[.$B$9];IF(AND([.$A25]*[.C$16]&gt;[.$B$8];[.$A25]*[.C$16]&lt;=[.$C$8]);[.$A25]*[.C$16]*[.$C$9];IF(AND([.$A25]*[.C$16]&gt;[.$C$8];[.$A25]*[.C$16]&lt;[.$D$8]);[.$A25]*[.C$16]*[.$D$9];[.$A25]*[.C$16]*[.$E$9]))))*[.$F$9]" office:value-type="float" office:value="9403.59428968106" calcext:value-type="float">
            <text:p>9.404 </text:p>
          </table:table-cell>
          <table:table-cell table:style-name="ce24" table:formula="of:=(IF([.$A25]*[.D$16]&lt;=[.$B$8];[.$A25]*[.D$16]*[.$B$9];IF(AND([.$A25]*[.D$16]&gt;[.$B$8];[.$A25]*[.D$16]&lt;=[.$C$8]);[.$A25]*[.D$16]*[.$C$9];IF(AND([.$A25]*[.D$16]&gt;[.$C$8];[.$A25]*[.D$16]&lt;[.$D$8]);[.$A25]*[.D$16]*[.$D$9];[.$A25]*[.D$16]*[.$E$9]))))*[.$F$9]" office:value-type="float" office:value="10974.8231352045" calcext:value-type="float">
            <text:p>10.975 </text:p>
          </table:table-cell>
          <table:table-cell table:style-name="ce24" table:formula="of:=(IF([.$A25]*[.E$16]&lt;=[.$B$8];[.$A25]*[.E$16]*[.$B$9];IF(AND([.$A25]*[.E$16]&gt;[.$B$8];[.$A25]*[.E$16]&lt;=[.$C$8]);[.$A25]*[.E$16]*[.$C$9];IF(AND([.$A25]*[.E$16]&gt;[.$C$8];[.$A25]*[.E$16]&lt;[.$D$8]);[.$A25]*[.E$16]*[.$D$9];[.$A25]*[.E$16]*[.$E$9]))))*[.$F$9]" office:value-type="float" office:value="12803.9603244053" calcext:value-type="float">
            <text:p>12.804 </text:p>
          </table:table-cell>
          <table:table-cell table:style-name="ce24" table:formula="of:=(IF([.$A25]*[.F$16]&lt;=[.$B$8];[.$A25]*[.F$16]*[.$B$9];IF(AND([.$A25]*[.F$16]&gt;[.$B$8];[.$A25]*[.F$16]&lt;=[.$C$8]);[.$A25]*[.F$16]*[.$C$9];IF(AND([.$A25]*[.F$16]&gt;[.$C$8];[.$A25]*[.F$16]&lt;[.$D$8]);[.$A25]*[.F$16]*[.$D$9];[.$A25]*[.F$16]*[.$E$9]))))*[.$F$9]" office:value-type="float" office:value="14231.76183" calcext:value-type="float">
            <text:p>14.232 </text:p>
          </table:table-cell>
          <table:table-cell table:style-name="ce24" table:formula="of:=(IF([.$A25]*[.G$16]&lt;=[.$B$8];[.$A25]*[.G$16]*[.$B$9];IF(AND([.$A25]*[.G$16]&gt;[.$B$8];[.$A25]*[.G$16]&lt;=[.$C$8]);[.$A25]*[.G$16]*[.$C$9];IF(AND([.$A25]*[.G$16]&gt;[.$C$8];[.$A25]*[.G$16]&lt;[.$D$8]);[.$A25]*[.G$16]*[.$D$9];[.$A25]*[.G$16]*[.$E$9]))))*[.$F$9]" office:value-type="float" office:value="16010.73205875" calcext:value-type="float">
            <text:p>16.011 </text:p>
          </table:table-cell>
          <table:table-cell table:style-name="ce24" table:formula="of:=(IF([.$A25]*[.H$16]&lt;=[.$B$8];[.$A25]*[.H$16]*[.$B$9];IF(AND([.$A25]*[.H$16]&gt;[.$B$8];[.$A25]*[.H$16]&lt;=[.$C$8]);[.$A25]*[.H$16]*[.$C$9];IF(AND([.$A25]*[.H$16]&gt;[.$C$8];[.$A25]*[.H$16]&lt;[.$D$8]);[.$A25]*[.H$16]*[.$D$9];[.$A25]*[.H$16]*[.$E$9]))))*[.$F$9]" office:value-type="float" office:value="17789.7022875" calcext:value-type="float">
            <text:p>17.790 </text:p>
          </table:table-cell>
          <table:table-cell table:style-name="ce24" table:formula="of:=(IF([.$A25]*[.I$16]&lt;=[.$B$8];[.$A25]*[.I$16]*[.$B$9];IF(AND([.$A25]*[.I$16]&gt;[.$B$8];[.$A25]*[.I$16]&lt;=[.$C$8]);[.$A25]*[.I$16]*[.$C$9];IF(AND([.$A25]*[.I$16]&gt;[.$C$8];[.$A25]*[.I$16]&lt;[.$D$8]);[.$A25]*[.I$16]*[.$D$9];[.$A25]*[.I$16]*[.$E$9]))))*[.$F$9]" office:value-type="float" office:value="19568.67251625" calcext:value-type="float">
            <text:p>19.569 </text:p>
          </table:table-cell>
          <table:table-cell table:style-name="ce24" table:formula="of:=(IF([.$A25]*[.J$16]&lt;=[.$B$8];[.$A25]*[.J$16]*[.$B$9];IF(AND([.$A25]*[.J$16]&gt;[.$B$8];[.$A25]*[.J$16]&lt;=[.$C$8]);[.$A25]*[.J$16]*[.$C$9];IF(AND([.$A25]*[.J$16]&gt;[.$C$8];[.$A25]*[.J$16]&lt;[.$D$8]);[.$A25]*[.J$16]*[.$D$9];[.$A25]*[.J$16]*[.$E$9]))))*[.$F$9]" office:value-type="float" office:value="21347.642745" calcext:value-type="float">
            <text:p>21.348 </text:p>
          </table:table-cell>
          <table:table-cell table:style-name="ce24" table:formula="of:=(IF([.$A25]*[.K$16]&lt;=[.$B$8];[.$A25]*[.K$16]*[.$B$9];IF(AND([.$A25]*[.K$16]&gt;[.$B$8];[.$A25]*[.K$16]&lt;=[.$C$8]);[.$A25]*[.K$16]*[.$C$9];IF(AND([.$A25]*[.K$16]&gt;[.$C$8];[.$A25]*[.K$16]&lt;[.$D$8]);[.$A25]*[.K$16]*[.$D$9];[.$A25]*[.K$16]*[.$E$9]))))*[.$F$9]" office:value-type="float" office:value="23126.61297375" calcext:value-type="float">
            <text:p>23.127 </text:p>
          </table:table-cell>
          <table:table-cell table:style-name="ce24" table:formula="of:=(IF([.$A25]*[.L$16]&lt;=[.$B$8];[.$A25]*[.L$16]*[.$B$9];IF(AND([.$A25]*[.L$16]&gt;[.$B$8];[.$A25]*[.L$16]&lt;=[.$C$8]);[.$A25]*[.L$16]*[.$C$9];IF(AND([.$A25]*[.L$16]&gt;[.$C$8];[.$A25]*[.L$16]&lt;[.$D$8]);[.$A25]*[.L$16]*[.$D$9];[.$A25]*[.L$16]*[.$E$9]))))*[.$F$9]" office:value-type="float" office:value="24905.5832025" calcext:value-type="float">
            <text:p>24.906 </text:p>
          </table:table-cell>
          <table:table-cell table:style-name="ce24" table:formula="of:=(IF([.$A25]*[.M$16]&lt;=[.$B$8];[.$A25]*[.M$16]*[.$B$9];IF(AND([.$A25]*[.M$16]&gt;[.$B$8];[.$A25]*[.M$16]&lt;=[.$C$8]);[.$A25]*[.M$16]*[.$C$9];IF(AND([.$A25]*[.M$16]&gt;[.$C$8];[.$A25]*[.M$16]&lt;[.$D$8]);[.$A25]*[.M$16]*[.$D$9];[.$A25]*[.M$16]*[.$E$9]))))*[.$F$9]" office:value-type="float" office:value="26684.55343125" calcext:value-type="float">
            <text:p>26.685 </text:p>
          </table:table-cell>
          <table:table-cell table:style-name="ce24" table:formula="of:=(IF([.$A25]*[.N$16]&lt;=[.$B$8];[.$A25]*[.N$16]*[.$B$9];IF(AND([.$A25]*[.N$16]&gt;[.$B$8];[.$A25]*[.N$16]&lt;=[.$C$8]);[.$A25]*[.N$16]*[.$C$9];IF(AND([.$A25]*[.N$16]&gt;[.$C$8];[.$A25]*[.N$16]&lt;[.$D$8]);[.$A25]*[.N$16]*[.$D$9];[.$A25]*[.N$16]*[.$E$9]))))*[.$F$9]" office:value-type="float" office:value="28463.52366" calcext:value-type="float">
            <text:p>28.464 </text:p>
          </table:table-cell>
          <table:table-cell table:style-name="ce24" table:formula="of:=(IF([.$A25]*[.O$16]&lt;=[.$B$8];[.$A25]*[.O$16]*[.$B$9];IF(AND([.$A25]*[.O$16]&gt;[.$B$8];[.$A25]*[.O$16]&lt;=[.$C$8]);[.$A25]*[.O$16]*[.$C$9];IF(AND([.$A25]*[.O$16]&gt;[.$C$8];[.$A25]*[.O$16]&lt;[.$D$8]);[.$A25]*[.O$16]*[.$D$9];[.$A25]*[.O$16]*[.$E$9]))))*[.$F$9]" office:value-type="float" office:value="30242.49388875" calcext:value-type="float">
            <text:p>30.242 </text:p>
          </table:table-cell>
          <table:table-cell table:style-name="ce24" table:formula="of:=(IF([.$A25]*[.P$16]&lt;=[.$B$8];[.$A25]*[.P$16]*[.$B$9];IF(AND([.$A25]*[.P$16]&gt;[.$B$8];[.$A25]*[.P$16]&lt;=[.$C$8]);[.$A25]*[.P$16]*[.$C$9];IF(AND([.$A25]*[.P$16]&gt;[.$C$8];[.$A25]*[.P$16]&lt;[.$D$8]);[.$A25]*[.P$16]*[.$D$9];[.$A25]*[.P$16]*[.$E$9]))))*[.$F$9]" office:value-type="float" office:value="32021.4641175" calcext:value-type="float">
            <text:p>32.021 </text:p>
          </table:table-cell>
          <table:table-cell table:style-name="ce24" table:formula="of:=(IF([.$A25]*[.Q$16]&lt;=[.$B$8];[.$A25]*[.Q$16]*[.$B$9];IF(AND([.$A25]*[.Q$16]&gt;[.$B$8];[.$A25]*[.Q$16]&lt;=[.$C$8]);[.$A25]*[.Q$16]*[.$C$9];IF(AND([.$A25]*[.Q$16]&gt;[.$C$8];[.$A25]*[.Q$16]&lt;[.$D$8]);[.$A25]*[.Q$16]*[.$D$9];[.$A25]*[.Q$16]*[.$E$9]))))*[.$F$9]" office:value-type="float" office:value="33800.43434625" calcext:value-type="float">
            <text:p>33.800 </text:p>
          </table:table-cell>
          <table:table-cell table:style-name="ce24" table:formula="of:=(IF([.$A25]*[.R$16]&lt;=[.$B$8];[.$A25]*[.R$16]*[.$B$9];IF(AND([.$A25]*[.R$16]&gt;[.$B$8];[.$A25]*[.R$16]&lt;=[.$C$8]);[.$A25]*[.R$16]*[.$C$9];IF(AND([.$A25]*[.R$16]&gt;[.$C$8];[.$A25]*[.R$16]&lt;[.$D$8]);[.$A25]*[.R$16]*[.$D$9];[.$A25]*[.R$16]*[.$E$9]))))*[.$F$9]" office:value-type="float" office:value="35579.404575" calcext:value-type="float">
            <text:p>35.579 </text:p>
          </table:table-cell>
          <table:table-cell table:style-name="ce5" table:formula="of:=+[.S24]+0.5" office:value-type="float" office:value="6" calcext:value-type="float">
            <text:p>6,00 </text:p>
          </table:table-cell>
          <table:table-cell table:number-columns-repeated="45"/>
        </table:table-row>
        <table:table-row table:style-name="ro1">
          <table:table-cell table:style-name="ce5" table:formula="of:=+[.A25]+0.5" office:value-type="float" office:value="6.5" calcext:value-type="float">
            <text:p>6,50 </text:p>
          </table:table-cell>
          <table:table-cell table:style-name="ce17" table:formula="of:=(IF([.$A26]*[.B$16]&lt;=[.$B$8];[.$A26]*[.B$16]*[.$B$9];IF(AND([.$A26]*[.B$16]&gt;[.$B$8];[.$A26]*[.B$16]&lt;=[.$C$8]);[.$A26]*[.B$16]*[.$C$9];IF(AND([.$A26]*[.B$16]&gt;[.$C$8];[.$A26]*[.B$16]&lt;[.$D$8]);[.$A26]*[.B$16]*[.$D$9];[.$A26]*[.B$16]*[.$E$9]))))*[.$F$9]" office:value-type="float" office:value="8149.78171772358" calcext:value-type="float">
            <text:p>8.150 </text:p>
          </table:table-cell>
          <table:table-cell table:style-name="ce28" table:formula="of:=(IF([.$A26]*[.C$16]&lt;=[.$B$8];[.$A26]*[.C$16]*[.$B$9];IF(AND([.$A26]*[.C$16]&gt;[.$B$8];[.$A26]*[.C$16]&lt;=[.$C$8]);[.$A26]*[.C$16]*[.$C$9];IF(AND([.$A26]*[.C$16]&gt;[.$C$8];[.$A26]*[.C$16]&lt;[.$D$8]);[.$A26]*[.C$16]*[.$D$9];[.$A26]*[.C$16]*[.$E$9]))))*[.$F$9]" office:value-type="float" office:value="9907.82644150407" calcext:value-type="float">
            <text:p>9.908 </text:p>
          </table:table-cell>
          <table:table-cell table:style-name="ce28" table:formula="of:=(IF([.$A26]*[.D$16]&lt;=[.$B$8];[.$A26]*[.D$16]*[.$B$9];IF(AND([.$A26]*[.D$16]&gt;[.$B$8];[.$A26]*[.D$16]&lt;=[.$C$8]);[.$A26]*[.D$16]*[.$C$9];IF(AND([.$A26]*[.D$16]&gt;[.$C$8];[.$A26]*[.D$16]&lt;[.$D$8]);[.$A26]*[.D$16]*[.$D$9];[.$A26]*[.D$16]*[.$E$9]))))*[.$F$9]" office:value-type="float" office:value="11889.3917298049" calcext:value-type="float">
            <text:p>11.889 </text:p>
          </table:table-cell>
          <table:table-cell table:style-name="ce28" table:formula="of:=(IF([.$A26]*[.E$16]&lt;=[.$B$8];[.$A26]*[.E$16]*[.$B$9];IF(AND([.$A26]*[.E$16]&gt;[.$B$8];[.$A26]*[.E$16]&lt;=[.$C$8]);[.$A26]*[.E$16]*[.$C$9];IF(AND([.$A26]*[.E$16]&gt;[.$C$8];[.$A26]*[.E$16]&lt;[.$D$8]);[.$A26]*[.E$16]*[.$D$9];[.$A26]*[.E$16]*[.$E$9]))))*[.$F$9]" office:value-type="float" office:value="13490.5242346875" calcext:value-type="float">
            <text:p>13.491 </text:p>
          </table:table-cell>
          <table:table-cell table:style-name="ce28" table:formula="of:=(IF([.$A26]*[.F$16]&lt;=[.$B$8];[.$A26]*[.F$16]*[.$B$9];IF(AND([.$A26]*[.F$16]&gt;[.$B$8];[.$A26]*[.F$16]&lt;=[.$C$8]);[.$A26]*[.F$16]*[.$C$9];IF(AND([.$A26]*[.F$16]&gt;[.$C$8];[.$A26]*[.F$16]&lt;[.$D$8]);[.$A26]*[.F$16]*[.$D$9];[.$A26]*[.F$16]*[.$E$9]))))*[.$F$9]" office:value-type="float" office:value="15417.7419825" calcext:value-type="float">
            <text:p>15.418 </text:p>
          </table:table-cell>
          <table:table-cell table:style-name="ce28" table:formula="of:=(IF([.$A26]*[.G$16]&lt;=[.$B$8];[.$A26]*[.G$16]*[.$B$9];IF(AND([.$A26]*[.G$16]&gt;[.$B$8];[.$A26]*[.G$16]&lt;=[.$C$8]);[.$A26]*[.G$16]*[.$C$9];IF(AND([.$A26]*[.G$16]&gt;[.$C$8];[.$A26]*[.G$16]&lt;[.$D$8]);[.$A26]*[.G$16]*[.$D$9];[.$A26]*[.G$16]*[.$E$9]))))*[.$F$9]" office:value-type="float" office:value="17344.9597303125" calcext:value-type="float">
            <text:p>17.345 </text:p>
          </table:table-cell>
          <table:table-cell table:style-name="ce28" table:formula="of:=(IF([.$A26]*[.H$16]&lt;=[.$B$8];[.$A26]*[.H$16]*[.$B$9];IF(AND([.$A26]*[.H$16]&gt;[.$B$8];[.$A26]*[.H$16]&lt;=[.$C$8]);[.$A26]*[.H$16]*[.$C$9];IF(AND([.$A26]*[.H$16]&gt;[.$C$8];[.$A26]*[.H$16]&lt;[.$D$8]);[.$A26]*[.H$16]*[.$D$9];[.$A26]*[.H$16]*[.$E$9]))))*[.$F$9]" office:value-type="float" office:value="19272.177478125" calcext:value-type="float">
            <text:p>19.272 </text:p>
          </table:table-cell>
          <table:table-cell table:style-name="ce28" table:formula="of:=(IF([.$A26]*[.I$16]&lt;=[.$B$8];[.$A26]*[.I$16]*[.$B$9];IF(AND([.$A26]*[.I$16]&gt;[.$B$8];[.$A26]*[.I$16]&lt;=[.$C$8]);[.$A26]*[.I$16]*[.$C$9];IF(AND([.$A26]*[.I$16]&gt;[.$C$8];[.$A26]*[.I$16]&lt;[.$D$8]);[.$A26]*[.I$16]*[.$D$9];[.$A26]*[.I$16]*[.$E$9]))))*[.$F$9]" office:value-type="float" office:value="21199.3952259375" calcext:value-type="float">
            <text:p>21.199 </text:p>
          </table:table-cell>
          <table:table-cell table:style-name="ce28" table:formula="of:=(IF([.$A26]*[.J$16]&lt;=[.$B$8];[.$A26]*[.J$16]*[.$B$9];IF(AND([.$A26]*[.J$16]&gt;[.$B$8];[.$A26]*[.J$16]&lt;=[.$C$8]);[.$A26]*[.J$16]*[.$C$9];IF(AND([.$A26]*[.J$16]&gt;[.$C$8];[.$A26]*[.J$16]&lt;[.$D$8]);[.$A26]*[.J$16]*[.$D$9];[.$A26]*[.J$16]*[.$E$9]))))*[.$F$9]" office:value-type="float" office:value="23126.61297375" calcext:value-type="float">
            <text:p>23.127 </text:p>
          </table:table-cell>
          <table:table-cell table:style-name="ce28" table:formula="of:=(IF([.$A26]*[.K$16]&lt;=[.$B$8];[.$A26]*[.K$16]*[.$B$9];IF(AND([.$A26]*[.K$16]&gt;[.$B$8];[.$A26]*[.K$16]&lt;=[.$C$8]);[.$A26]*[.K$16]*[.$C$9];IF(AND([.$A26]*[.K$16]&gt;[.$C$8];[.$A26]*[.K$16]&lt;[.$D$8]);[.$A26]*[.K$16]*[.$D$9];[.$A26]*[.K$16]*[.$E$9]))))*[.$F$9]" office:value-type="float" office:value="25053.8307215625" calcext:value-type="float">
            <text:p>25.054 </text:p>
          </table:table-cell>
          <table:table-cell table:style-name="ce28" table:formula="of:=(IF([.$A26]*[.L$16]&lt;=[.$B$8];[.$A26]*[.L$16]*[.$B$9];IF(AND([.$A26]*[.L$16]&gt;[.$B$8];[.$A26]*[.L$16]&lt;=[.$C$8]);[.$A26]*[.L$16]*[.$C$9];IF(AND([.$A26]*[.L$16]&gt;[.$C$8];[.$A26]*[.L$16]&lt;[.$D$8]);[.$A26]*[.L$16]*[.$D$9];[.$A26]*[.L$16]*[.$E$9]))))*[.$F$9]" office:value-type="float" office:value="26981.048469375" calcext:value-type="float">
            <text:p>26.981 </text:p>
          </table:table-cell>
          <table:table-cell table:style-name="ce28" table:formula="of:=(IF([.$A26]*[.M$16]&lt;=[.$B$8];[.$A26]*[.M$16]*[.$B$9];IF(AND([.$A26]*[.M$16]&gt;[.$B$8];[.$A26]*[.M$16]&lt;=[.$C$8]);[.$A26]*[.M$16]*[.$C$9];IF(AND([.$A26]*[.M$16]&gt;[.$C$8];[.$A26]*[.M$16]&lt;[.$D$8]);[.$A26]*[.M$16]*[.$D$9];[.$A26]*[.M$16]*[.$E$9]))))*[.$F$9]" office:value-type="float" office:value="28908.2662171875" calcext:value-type="float">
            <text:p>28.908 </text:p>
          </table:table-cell>
          <table:table-cell table:style-name="ce28" table:formula="of:=(IF([.$A26]*[.N$16]&lt;=[.$B$8];[.$A26]*[.N$16]*[.$B$9];IF(AND([.$A26]*[.N$16]&gt;[.$B$8];[.$A26]*[.N$16]&lt;=[.$C$8]);[.$A26]*[.N$16]*[.$C$9];IF(AND([.$A26]*[.N$16]&gt;[.$C$8];[.$A26]*[.N$16]&lt;[.$D$8]);[.$A26]*[.N$16]*[.$D$9];[.$A26]*[.N$16]*[.$E$9]))))*[.$F$9]" office:value-type="float" office:value="30835.483965" calcext:value-type="float">
            <text:p>30.835 </text:p>
          </table:table-cell>
          <table:table-cell table:style-name="ce28" table:formula="of:=(IF([.$A26]*[.O$16]&lt;=[.$B$8];[.$A26]*[.O$16]*[.$B$9];IF(AND([.$A26]*[.O$16]&gt;[.$B$8];[.$A26]*[.O$16]&lt;=[.$C$8]);[.$A26]*[.O$16]*[.$C$9];IF(AND([.$A26]*[.O$16]&gt;[.$C$8];[.$A26]*[.O$16]&lt;[.$D$8]);[.$A26]*[.O$16]*[.$D$9];[.$A26]*[.O$16]*[.$E$9]))))*[.$F$9]" office:value-type="float" office:value="32762.7017128125" calcext:value-type="float">
            <text:p>32.763 </text:p>
          </table:table-cell>
          <table:table-cell table:style-name="ce28" table:formula="of:=(IF([.$A26]*[.P$16]&lt;=[.$B$8];[.$A26]*[.P$16]*[.$B$9];IF(AND([.$A26]*[.P$16]&gt;[.$B$8];[.$A26]*[.P$16]&lt;=[.$C$8]);[.$A26]*[.P$16]*[.$C$9];IF(AND([.$A26]*[.P$16]&gt;[.$C$8];[.$A26]*[.P$16]&lt;[.$D$8]);[.$A26]*[.P$16]*[.$D$9];[.$A26]*[.P$16]*[.$E$9]))))*[.$F$9]" office:value-type="float" office:value="34689.919460625" calcext:value-type="float">
            <text:p>34.690 </text:p>
          </table:table-cell>
          <table:table-cell table:style-name="ce28" table:formula="of:=(IF([.$A26]*[.Q$16]&lt;=[.$B$8];[.$A26]*[.Q$16]*[.$B$9];IF(AND([.$A26]*[.Q$16]&gt;[.$B$8];[.$A26]*[.Q$16]&lt;=[.$C$8]);[.$A26]*[.Q$16]*[.$C$9];IF(AND([.$A26]*[.Q$16]&gt;[.$C$8];[.$A26]*[.Q$16]&lt;[.$D$8]);[.$A26]*[.Q$16]*[.$D$9];[.$A26]*[.Q$16]*[.$E$9]))))*[.$F$9]" office:value-type="float" office:value="36617.1372084375" calcext:value-type="float">
            <text:p>36.617 </text:p>
          </table:table-cell>
          <table:table-cell table:style-name="ce28" table:formula="of:=(IF([.$A26]*[.R$16]&lt;=[.$B$8];[.$A26]*[.R$16]*[.$B$9];IF(AND([.$A26]*[.R$16]&gt;[.$B$8];[.$A26]*[.R$16]&lt;=[.$C$8]);[.$A26]*[.R$16]*[.$C$9];IF(AND([.$A26]*[.R$16]&gt;[.$C$8];[.$A26]*[.R$16]&lt;[.$D$8]);[.$A26]*[.R$16]*[.$D$9];[.$A26]*[.R$16]*[.$E$9]))))*[.$F$9]" office:value-type="float" office:value="38544.35495625" calcext:value-type="float">
            <text:p>38.544 </text:p>
          </table:table-cell>
          <table:table-cell table:style-name="ce5" table:formula="of:=+[.S25]+0.5" office:value-type="float" office:value="6.5" calcext:value-type="float">
            <text:p>6,50 </text:p>
          </table:table-cell>
          <table:table-cell table:number-columns-repeated="45"/>
        </table:table-row>
        <table:table-row table:style-name="ro1">
          <table:table-cell table:style-name="ce121" table:number-columns-spanned="18" table:number-rows-spanned="1"/>
          <table:covered-table-cell table:number-columns-repeated="17" table:style-name="ce121"/>
          <table:table-cell table:style-name="ce10"/>
          <table:table-cell table:number-columns-repeated="45"/>
        </table:table-row>
        <table:table-row table:style-name="ro1">
          <table:table-cell table:style-name="ce5"/>
          <table:table-cell table:style-name="ce5" office:value-type="float" office:value="10.5" calcext:value-type="float">
            <text:p>10,50 </text:p>
          </table:table-cell>
          <table:table-cell table:style-name="ce5" table:formula="of:=+[.B28]+0.5" office:value-type="float" office:value="11" calcext:value-type="float">
            <text:p>11,00 </text:p>
          </table:table-cell>
          <table:table-cell table:style-name="ce5" table:formula="of:=+[.C28]+0.5" office:value-type="float" office:value="11.5" calcext:value-type="float">
            <text:p>11,50 </text:p>
          </table:table-cell>
          <table:table-cell table:style-name="ce5" table:formula="of:=+[.D28]+0.5" office:value-type="float" office:value="12" calcext:value-type="float">
            <text:p>12,00 </text:p>
          </table:table-cell>
          <table:table-cell table:style-name="ce5" table:formula="of:=+[.E28]+0.5" office:value-type="float" office:value="12.5" calcext:value-type="float">
            <text:p>12,50 </text:p>
          </table:table-cell>
          <table:table-cell table:style-name="ce5" table:formula="of:=+[.F28]+0.5" office:value-type="float" office:value="13" calcext:value-type="float">
            <text:p>13,00 </text:p>
          </table:table-cell>
          <table:table-cell table:style-name="ce5" table:formula="of:=+[.G28]+0.5" office:value-type="float" office:value="13.5" calcext:value-type="float">
            <text:p>13,50 </text:p>
          </table:table-cell>
          <table:table-cell table:style-name="ce5" table:formula="of:=+[.H28]+0.5" office:value-type="float" office:value="14" calcext:value-type="float">
            <text:p>14,00 </text:p>
          </table:table-cell>
          <table:table-cell table:style-name="ce5" table:formula="of:=+[.I28]+0.5" office:value-type="float" office:value="14.5" calcext:value-type="float">
            <text:p>14,50 </text:p>
          </table:table-cell>
          <table:table-cell table:style-name="ce5" table:formula="of:=+[.J28]+0.5" office:value-type="float" office:value="15" calcext:value-type="float">
            <text:p>15,00 </text:p>
          </table:table-cell>
          <table:table-cell table:style-name="ce5" table:formula="of:=+[.K28]+0.5" office:value-type="float" office:value="15.5" calcext:value-type="float">
            <text:p>15,50 </text:p>
          </table:table-cell>
          <table:table-cell table:style-name="ce5" table:formula="of:=+[.L28]+0.5" office:value-type="float" office:value="16" calcext:value-type="float">
            <text:p>16,00 </text:p>
          </table:table-cell>
          <table:table-cell table:style-name="ce5" table:formula="of:=+[.M28]+0.5" office:value-type="float" office:value="16.5" calcext:value-type="float">
            <text:p>16,50 </text:p>
          </table:table-cell>
          <table:table-cell table:style-name="ce5" table:formula="of:=+[.N28]+0.5" office:value-type="float" office:value="17" calcext:value-type="float">
            <text:p>17,00 </text:p>
          </table:table-cell>
          <table:table-cell table:style-name="ce5" table:formula="of:=+[.O28]+0.5" office:value-type="float" office:value="17.5" calcext:value-type="float">
            <text:p>17,50 </text:p>
          </table:table-cell>
          <table:table-cell table:style-name="ce5" table:formula="of:=+[.P28]+0.5" office:value-type="float" office:value="18" calcext:value-type="float">
            <text:p>18,00 </text:p>
          </table:table-cell>
          <table:table-cell table:style-name="ce5" table:formula="of:=+[.Q28]+0.5" office:value-type="float" office:value="18.5" calcext:value-type="float">
            <text:p>18,50 </text:p>
          </table:table-cell>
          <table:table-cell table:style-name="ce5"/>
          <table:table-cell table:number-columns-repeated="45"/>
        </table:table-row>
        <table:table-row table:style-name="ro1">
          <table:table-cell table:style-name="ce5" office:value-type="float" office:value="2" calcext:value-type="float">
            <text:p>2,00 </text:p>
          </table:table-cell>
          <table:table-cell table:style-name="ce12" table:formula="of:=(IF([.$A29]*[.B$28]&lt;=[.$B$8];[.$A29]*[.B$28]*[.$B$9];IF(AND([.$A29]*[.B$28]&gt;[.$B$8];[.$A29]*[.B$28]&lt;=[.$C$8]);[.$A29]*[.B$28]*[.$C$9];IF(AND([.$A29]*[.B$28]&gt;[.$C$8];[.$A29]*[.B$28]&lt;[.$D$8]);[.$A29]*[.B$28]*[.$D$9];[.$A29]*[.B$28]*[.$E$9]))))*[.$F$9]" office:value-type="float" office:value="12803.9603244053" calcext:value-type="float">
            <text:p>12.804 </text:p>
          </table:table-cell>
          <table:table-cell table:style-name="ce12" table:formula="of:=(IF([.$A29]*[.C$28]&lt;=[.$B$8];[.$A29]*[.C$28]*[.$B$9];IF(AND([.$A29]*[.C$28]&gt;[.$B$8];[.$A29]*[.C$28]&lt;=[.$C$8]);[.$A29]*[.C$28]*[.$C$9];IF(AND([.$A29]*[.C$28]&gt;[.$C$8];[.$A29]*[.C$28]&lt;[.$D$8]);[.$A29]*[.C$28]*[.$D$9];[.$A29]*[.C$28]*[.$E$9]))))*[.$F$9]" office:value-type="float" office:value="13045.7816775" calcext:value-type="float">
            <text:p>13.046 </text:p>
          </table:table-cell>
          <table:table-cell table:style-name="ce12" table:formula="of:=(IF([.$A29]*[.D$28]&lt;=[.$B$8];[.$A29]*[.D$28]*[.$B$9];IF(AND([.$A29]*[.D$28]&gt;[.$B$8];[.$A29]*[.D$28]&lt;=[.$C$8]);[.$A29]*[.D$28]*[.$C$9];IF(AND([.$A29]*[.D$28]&gt;[.$C$8];[.$A29]*[.D$28]&lt;[.$D$8]);[.$A29]*[.D$28]*[.$D$9];[.$A29]*[.D$28]*[.$E$9]))))*[.$F$9]" office:value-type="float" office:value="13638.77175375" calcext:value-type="float">
            <text:p>13.639 </text:p>
          </table:table-cell>
          <table:table-cell table:style-name="ce12" table:formula="of:=(IF([.$A29]*[.E$28]&lt;=[.$B$8];[.$A29]*[.E$28]*[.$B$9];IF(AND([.$A29]*[.E$28]&gt;[.$B$8];[.$A29]*[.E$28]&lt;=[.$C$8]);[.$A29]*[.E$28]*[.$C$9];IF(AND([.$A29]*[.E$28]&gt;[.$C$8];[.$A29]*[.E$28]&lt;[.$D$8]);[.$A29]*[.E$28]*[.$D$9];[.$A29]*[.E$28]*[.$E$9]))))*[.$F$9]" office:value-type="float" office:value="14231.76183" calcext:value-type="float">
            <text:p>14.232 </text:p>
          </table:table-cell>
          <table:table-cell table:style-name="ce12" table:formula="of:=(IF([.$A29]*[.F$28]&lt;=[.$B$8];[.$A29]*[.F$28]*[.$B$9];IF(AND([.$A29]*[.F$28]&gt;[.$B$8];[.$A29]*[.F$28]&lt;=[.$C$8]);[.$A29]*[.F$28]*[.$C$9];IF(AND([.$A29]*[.F$28]&gt;[.$C$8];[.$A29]*[.F$28]&lt;[.$D$8]);[.$A29]*[.F$28]*[.$D$9];[.$A29]*[.F$28]*[.$E$9]))))*[.$F$9]" office:value-type="float" office:value="14824.75190625" calcext:value-type="float">
            <text:p>14.825 </text:p>
          </table:table-cell>
          <table:table-cell table:style-name="ce12" table:formula="of:=(IF([.$A29]*[.G$28]&lt;=[.$B$8];[.$A29]*[.G$28]*[.$B$9];IF(AND([.$A29]*[.G$28]&gt;[.$B$8];[.$A29]*[.G$28]&lt;=[.$C$8]);[.$A29]*[.G$28]*[.$C$9];IF(AND([.$A29]*[.G$28]&gt;[.$C$8];[.$A29]*[.G$28]&lt;[.$D$8]);[.$A29]*[.G$28]*[.$D$9];[.$A29]*[.G$28]*[.$E$9]))))*[.$F$9]" office:value-type="float" office:value="15417.7419825" calcext:value-type="float">
            <text:p>15.418 </text:p>
          </table:table-cell>
          <table:table-cell table:style-name="ce12" table:formula="of:=(IF([.$A29]*[.H$28]&lt;=[.$B$8];[.$A29]*[.H$28]*[.$B$9];IF(AND([.$A29]*[.H$28]&gt;[.$B$8];[.$A29]*[.H$28]&lt;=[.$C$8]);[.$A29]*[.H$28]*[.$C$9];IF(AND([.$A29]*[.H$28]&gt;[.$C$8];[.$A29]*[.H$28]&lt;[.$D$8]);[.$A29]*[.H$28]*[.$D$9];[.$A29]*[.H$28]*[.$E$9]))))*[.$F$9]" office:value-type="float" office:value="16010.73205875" calcext:value-type="float">
            <text:p>16.011 </text:p>
          </table:table-cell>
          <table:table-cell table:style-name="ce12" table:formula="of:=(IF([.$A29]*[.I$28]&lt;=[.$B$8];[.$A29]*[.I$28]*[.$B$9];IF(AND([.$A29]*[.I$28]&gt;[.$B$8];[.$A29]*[.I$28]&lt;=[.$C$8]);[.$A29]*[.I$28]*[.$C$9];IF(AND([.$A29]*[.I$28]&gt;[.$C$8];[.$A29]*[.I$28]&lt;[.$D$8]);[.$A29]*[.I$28]*[.$D$9];[.$A29]*[.I$28]*[.$E$9]))))*[.$F$9]" office:value-type="float" office:value="16603.722135" calcext:value-type="float">
            <text:p>16.604 </text:p>
          </table:table-cell>
          <table:table-cell table:style-name="ce12" table:formula="of:=(IF([.$A29]*[.J$28]&lt;=[.$B$8];[.$A29]*[.J$28]*[.$B$9];IF(AND([.$A29]*[.J$28]&gt;[.$B$8];[.$A29]*[.J$28]&lt;=[.$C$8]);[.$A29]*[.J$28]*[.$C$9];IF(AND([.$A29]*[.J$28]&gt;[.$C$8];[.$A29]*[.J$28]&lt;[.$D$8]);[.$A29]*[.J$28]*[.$D$9];[.$A29]*[.J$28]*[.$E$9]))))*[.$F$9]" office:value-type="float" office:value="17196.71221125" calcext:value-type="float">
            <text:p>17.197 </text:p>
          </table:table-cell>
          <table:table-cell table:style-name="ce12" table:formula="of:=(IF([.$A29]*[.K$28]&lt;=[.$B$8];[.$A29]*[.K$28]*[.$B$9];IF(AND([.$A29]*[.K$28]&gt;[.$B$8];[.$A29]*[.K$28]&lt;=[.$C$8]);[.$A29]*[.K$28]*[.$C$9];IF(AND([.$A29]*[.K$28]&gt;[.$C$8];[.$A29]*[.K$28]&lt;[.$D$8]);[.$A29]*[.K$28]*[.$D$9];[.$A29]*[.K$28]*[.$E$9]))))*[.$F$9]" office:value-type="float" office:value="17789.7022875" calcext:value-type="float">
            <text:p>17.790 </text:p>
          </table:table-cell>
          <table:table-cell table:style-name="ce12" table:formula="of:=(IF([.$A29]*[.L$28]&lt;=[.$B$8];[.$A29]*[.L$28]*[.$B$9];IF(AND([.$A29]*[.L$28]&gt;[.$B$8];[.$A29]*[.L$28]&lt;=[.$C$8]);[.$A29]*[.L$28]*[.$C$9];IF(AND([.$A29]*[.L$28]&gt;[.$C$8];[.$A29]*[.L$28]&lt;[.$D$8]);[.$A29]*[.L$28]*[.$D$9];[.$A29]*[.L$28]*[.$E$9]))))*[.$F$9]" office:value-type="float" office:value="18382.69236375" calcext:value-type="float">
            <text:p>18.383 </text:p>
          </table:table-cell>
          <table:table-cell table:style-name="ce12" table:formula="of:=(IF([.$A29]*[.M$28]&lt;=[.$B$8];[.$A29]*[.M$28]*[.$B$9];IF(AND([.$A29]*[.M$28]&gt;[.$B$8];[.$A29]*[.M$28]&lt;=[.$C$8]);[.$A29]*[.M$28]*[.$C$9];IF(AND([.$A29]*[.M$28]&gt;[.$C$8];[.$A29]*[.M$28]&lt;[.$D$8]);[.$A29]*[.M$28]*[.$D$9];[.$A29]*[.M$28]*[.$E$9]))))*[.$F$9]" office:value-type="float" office:value="18975.68244" calcext:value-type="float">
            <text:p>18.976 </text:p>
          </table:table-cell>
          <table:table-cell table:style-name="ce12" table:formula="of:=(IF([.$A29]*[.N$28]&lt;=[.$B$8];[.$A29]*[.N$28]*[.$B$9];IF(AND([.$A29]*[.N$28]&gt;[.$B$8];[.$A29]*[.N$28]&lt;=[.$C$8]);[.$A29]*[.N$28]*[.$C$9];IF(AND([.$A29]*[.N$28]&gt;[.$C$8];[.$A29]*[.N$28]&lt;[.$D$8]);[.$A29]*[.N$28]*[.$D$9];[.$A29]*[.N$28]*[.$E$9]))))*[.$F$9]" office:value-type="float" office:value="19568.67251625" calcext:value-type="float">
            <text:p>19.569 </text:p>
          </table:table-cell>
          <table:table-cell table:style-name="ce12" table:formula="of:=(IF([.$A29]*[.O$28]&lt;=[.$B$8];[.$A29]*[.O$28]*[.$B$9];IF(AND([.$A29]*[.O$28]&gt;[.$B$8];[.$A29]*[.O$28]&lt;=[.$C$8]);[.$A29]*[.O$28]*[.$C$9];IF(AND([.$A29]*[.O$28]&gt;[.$C$8];[.$A29]*[.O$28]&lt;[.$D$8]);[.$A29]*[.O$28]*[.$D$9];[.$A29]*[.O$28]*[.$E$9]))))*[.$F$9]" office:value-type="float" office:value="20161.6625925" calcext:value-type="float">
            <text:p>20.162 </text:p>
          </table:table-cell>
          <table:table-cell table:style-name="ce12" table:formula="of:=(IF([.$A29]*[.P$28]&lt;=[.$B$8];[.$A29]*[.P$28]*[.$B$9];IF(AND([.$A29]*[.P$28]&gt;[.$B$8];[.$A29]*[.P$28]&lt;=[.$C$8]);[.$A29]*[.P$28]*[.$C$9];IF(AND([.$A29]*[.P$28]&gt;[.$C$8];[.$A29]*[.P$28]&lt;[.$D$8]);[.$A29]*[.P$28]*[.$D$9];[.$A29]*[.P$28]*[.$E$9]))))*[.$F$9]" office:value-type="float" office:value="20754.65266875" calcext:value-type="float">
            <text:p>20.755 </text:p>
          </table:table-cell>
          <table:table-cell table:style-name="ce12" table:formula="of:=(IF([.$A29]*[.Q$28]&lt;=[.$B$8];[.$A29]*[.Q$28]*[.$B$9];IF(AND([.$A29]*[.Q$28]&gt;[.$B$8];[.$A29]*[.Q$28]&lt;=[.$C$8]);[.$A29]*[.Q$28]*[.$C$9];IF(AND([.$A29]*[.Q$28]&gt;[.$C$8];[.$A29]*[.Q$28]&lt;[.$D$8]);[.$A29]*[.Q$28]*[.$D$9];[.$A29]*[.Q$28]*[.$E$9]))))*[.$F$9]" office:value-type="float" office:value="21347.642745" calcext:value-type="float">
            <text:p>21.348 </text:p>
          </table:table-cell>
          <table:table-cell table:style-name="ce12" table:formula="of:=(IF([.$A29]*[.R$28]&lt;=[.$B$8];[.$A29]*[.R$28]*[.$B$9];IF(AND([.$A29]*[.R$28]&gt;[.$B$8];[.$A29]*[.R$28]&lt;=[.$C$8]);[.$A29]*[.R$28]*[.$C$9];IF(AND([.$A29]*[.R$28]&gt;[.$C$8];[.$A29]*[.R$28]&lt;[.$D$8]);[.$A29]*[.R$28]*[.$D$9];[.$A29]*[.R$28]*[.$E$9]))))*[.$F$9]" office:value-type="float" office:value="21940.63282125" calcext:value-type="float">
            <text:p>21.941 </text:p>
          </table:table-cell>
          <table:table-cell table:style-name="ce5" office:value-type="float" office:value="2" calcext:value-type="float">
            <text:p>2,00 </text:p>
          </table:table-cell>
          <table:table-cell table:number-columns-repeated="45"/>
        </table:table-row>
        <table:table-row table:style-name="ro1">
          <table:table-cell table:style-name="ce5" table:formula="of:=+[.A29]+0.5" office:value-type="float" office:value="2.5" calcext:value-type="float">
            <text:p>2,50 </text:p>
          </table:table-cell>
          <table:table-cell table:style-name="ce18" table:formula="of:=(IF([.$A30]*[.B$28]&lt;=[.$B$8];[.$A30]*[.B$28]*[.$B$9];IF(AND([.$A30]*[.B$28]&gt;[.$B$8];[.$A30]*[.B$28]&lt;=[.$C$8]);[.$A30]*[.B$28]*[.$C$9];IF(AND([.$A30]*[.B$28]&gt;[.$C$8];[.$A30]*[.B$28]&lt;[.$D$8]);[.$A30]*[.B$28]*[.$D$9];[.$A30]*[.B$28]*[.$E$9]))))*[.$F$9]" office:value-type="float" office:value="15565.9895015625" calcext:value-type="float">
            <text:p>15.566 </text:p>
          </table:table-cell>
          <table:table-cell table:style-name="ce18" table:formula="of:=(IF([.$A30]*[.C$28]&lt;=[.$B$8];[.$A30]*[.C$28]*[.$B$9];IF(AND([.$A30]*[.C$28]&gt;[.$B$8];[.$A30]*[.C$28]&lt;=[.$C$8]);[.$A30]*[.C$28]*[.$C$9];IF(AND([.$A30]*[.C$28]&gt;[.$C$8];[.$A30]*[.C$28]&lt;[.$D$8]);[.$A30]*[.C$28]*[.$D$9];[.$A30]*[.C$28]*[.$E$9]))))*[.$F$9]" office:value-type="float" office:value="16307.227096875" calcext:value-type="float">
            <text:p>16.307 </text:p>
          </table:table-cell>
          <table:table-cell table:style-name="ce18" table:formula="of:=(IF([.$A30]*[.D$28]&lt;=[.$B$8];[.$A30]*[.D$28]*[.$B$9];IF(AND([.$A30]*[.D$28]&gt;[.$B$8];[.$A30]*[.D$28]&lt;=[.$C$8]);[.$A30]*[.D$28]*[.$C$9];IF(AND([.$A30]*[.D$28]&gt;[.$C$8];[.$A30]*[.D$28]&lt;[.$D$8]);[.$A30]*[.D$28]*[.$D$9];[.$A30]*[.D$28]*[.$E$9]))))*[.$F$9]" office:value-type="float" office:value="17048.4646921875" calcext:value-type="float">
            <text:p>17.048 </text:p>
          </table:table-cell>
          <table:table-cell table:style-name="ce18" table:formula="of:=(IF([.$A30]*[.E$28]&lt;=[.$B$8];[.$A30]*[.E$28]*[.$B$9];IF(AND([.$A30]*[.E$28]&gt;[.$B$8];[.$A30]*[.E$28]&lt;=[.$C$8]);[.$A30]*[.E$28]*[.$C$9];IF(AND([.$A30]*[.E$28]&gt;[.$C$8];[.$A30]*[.E$28]&lt;[.$D$8]);[.$A30]*[.E$28]*[.$D$9];[.$A30]*[.E$28]*[.$E$9]))))*[.$F$9]" office:value-type="float" office:value="17789.7022875" calcext:value-type="float">
            <text:p>17.790 </text:p>
          </table:table-cell>
          <table:table-cell table:style-name="ce18" table:formula="of:=(IF([.$A30]*[.F$28]&lt;=[.$B$8];[.$A30]*[.F$28]*[.$B$9];IF(AND([.$A30]*[.F$28]&gt;[.$B$8];[.$A30]*[.F$28]&lt;=[.$C$8]);[.$A30]*[.F$28]*[.$C$9];IF(AND([.$A30]*[.F$28]&gt;[.$C$8];[.$A30]*[.F$28]&lt;[.$D$8]);[.$A30]*[.F$28]*[.$D$9];[.$A30]*[.F$28]*[.$E$9]))))*[.$F$9]" office:value-type="float" office:value="18530.9398828125" calcext:value-type="float">
            <text:p>18.531 </text:p>
          </table:table-cell>
          <table:table-cell table:style-name="ce18" table:formula="of:=(IF([.$A30]*[.G$28]&lt;=[.$B$8];[.$A30]*[.G$28]*[.$B$9];IF(AND([.$A30]*[.G$28]&gt;[.$B$8];[.$A30]*[.G$28]&lt;=[.$C$8]);[.$A30]*[.G$28]*[.$C$9];IF(AND([.$A30]*[.G$28]&gt;[.$C$8];[.$A30]*[.G$28]&lt;[.$D$8]);[.$A30]*[.G$28]*[.$D$9];[.$A30]*[.G$28]*[.$E$9]))))*[.$F$9]" office:value-type="float" office:value="19272.177478125" calcext:value-type="float">
            <text:p>19.272 </text:p>
          </table:table-cell>
          <table:table-cell table:style-name="ce18" table:formula="of:=(IF([.$A30]*[.H$28]&lt;=[.$B$8];[.$A30]*[.H$28]*[.$B$9];IF(AND([.$A30]*[.H$28]&gt;[.$B$8];[.$A30]*[.H$28]&lt;=[.$C$8]);[.$A30]*[.H$28]*[.$C$9];IF(AND([.$A30]*[.H$28]&gt;[.$C$8];[.$A30]*[.H$28]&lt;[.$D$8]);[.$A30]*[.H$28]*[.$D$9];[.$A30]*[.H$28]*[.$E$9]))))*[.$F$9]" office:value-type="float" office:value="20013.4150734375" calcext:value-type="float">
            <text:p>20.013 </text:p>
          </table:table-cell>
          <table:table-cell table:style-name="ce18" table:formula="of:=(IF([.$A30]*[.I$28]&lt;=[.$B$8];[.$A30]*[.I$28]*[.$B$9];IF(AND([.$A30]*[.I$28]&gt;[.$B$8];[.$A30]*[.I$28]&lt;=[.$C$8]);[.$A30]*[.I$28]*[.$C$9];IF(AND([.$A30]*[.I$28]&gt;[.$C$8];[.$A30]*[.I$28]&lt;[.$D$8]);[.$A30]*[.I$28]*[.$D$9];[.$A30]*[.I$28]*[.$E$9]))))*[.$F$9]" office:value-type="float" office:value="20754.65266875" calcext:value-type="float">
            <text:p>20.755 </text:p>
          </table:table-cell>
          <table:table-cell table:style-name="ce18" table:formula="of:=(IF([.$A30]*[.J$28]&lt;=[.$B$8];[.$A30]*[.J$28]*[.$B$9];IF(AND([.$A30]*[.J$28]&gt;[.$B$8];[.$A30]*[.J$28]&lt;=[.$C$8]);[.$A30]*[.J$28]*[.$C$9];IF(AND([.$A30]*[.J$28]&gt;[.$C$8];[.$A30]*[.J$28]&lt;[.$D$8]);[.$A30]*[.J$28]*[.$D$9];[.$A30]*[.J$28]*[.$E$9]))))*[.$F$9]" office:value-type="float" office:value="21495.8902640625" calcext:value-type="float">
            <text:p>21.496 </text:p>
          </table:table-cell>
          <table:table-cell table:style-name="ce18" table:formula="of:=(IF([.$A30]*[.K$28]&lt;=[.$B$8];[.$A30]*[.K$28]*[.$B$9];IF(AND([.$A30]*[.K$28]&gt;[.$B$8];[.$A30]*[.K$28]&lt;=[.$C$8]);[.$A30]*[.K$28]*[.$C$9];IF(AND([.$A30]*[.K$28]&gt;[.$C$8];[.$A30]*[.K$28]&lt;[.$D$8]);[.$A30]*[.K$28]*[.$D$9];[.$A30]*[.K$28]*[.$E$9]))))*[.$F$9]" office:value-type="float" office:value="22237.127859375" calcext:value-type="float">
            <text:p>22.237 </text:p>
          </table:table-cell>
          <table:table-cell table:style-name="ce18" table:formula="of:=(IF([.$A30]*[.L$28]&lt;=[.$B$8];[.$A30]*[.L$28]*[.$B$9];IF(AND([.$A30]*[.L$28]&gt;[.$B$8];[.$A30]*[.L$28]&lt;=[.$C$8]);[.$A30]*[.L$28]*[.$C$9];IF(AND([.$A30]*[.L$28]&gt;[.$C$8];[.$A30]*[.L$28]&lt;[.$D$8]);[.$A30]*[.L$28]*[.$D$9];[.$A30]*[.L$28]*[.$E$9]))))*[.$F$9]" office:value-type="float" office:value="22978.3654546875" calcext:value-type="float">
            <text:p>22.978 </text:p>
          </table:table-cell>
          <table:table-cell table:style-name="ce18" table:formula="of:=(IF([.$A30]*[.M$28]&lt;=[.$B$8];[.$A30]*[.M$28]*[.$B$9];IF(AND([.$A30]*[.M$28]&gt;[.$B$8];[.$A30]*[.M$28]&lt;=[.$C$8]);[.$A30]*[.M$28]*[.$C$9];IF(AND([.$A30]*[.M$28]&gt;[.$C$8];[.$A30]*[.M$28]&lt;[.$D$8]);[.$A30]*[.M$28]*[.$D$9];[.$A30]*[.M$28]*[.$E$9]))))*[.$F$9]" office:value-type="float" office:value="23719.60305" calcext:value-type="float">
            <text:p>23.720 </text:p>
          </table:table-cell>
          <table:table-cell table:style-name="ce18" table:formula="of:=(IF([.$A30]*[.N$28]&lt;=[.$B$8];[.$A30]*[.N$28]*[.$B$9];IF(AND([.$A30]*[.N$28]&gt;[.$B$8];[.$A30]*[.N$28]&lt;=[.$C$8]);[.$A30]*[.N$28]*[.$C$9];IF(AND([.$A30]*[.N$28]&gt;[.$C$8];[.$A30]*[.N$28]&lt;[.$D$8]);[.$A30]*[.N$28]*[.$D$9];[.$A30]*[.N$28]*[.$E$9]))))*[.$F$9]" office:value-type="float" office:value="24460.8406453125" calcext:value-type="float">
            <text:p>24.461 </text:p>
          </table:table-cell>
          <table:table-cell table:style-name="ce18" table:formula="of:=(IF([.$A30]*[.O$28]&lt;=[.$B$8];[.$A30]*[.O$28]*[.$B$9];IF(AND([.$A30]*[.O$28]&gt;[.$B$8];[.$A30]*[.O$28]&lt;=[.$C$8]);[.$A30]*[.O$28]*[.$C$9];IF(AND([.$A30]*[.O$28]&gt;[.$C$8];[.$A30]*[.O$28]&lt;[.$D$8]);[.$A30]*[.O$28]*[.$D$9];[.$A30]*[.O$28]*[.$E$9]))))*[.$F$9]" office:value-type="float" office:value="25202.078240625" calcext:value-type="float">
            <text:p>25.202 </text:p>
          </table:table-cell>
          <table:table-cell table:style-name="ce18" table:formula="of:=(IF([.$A30]*[.P$28]&lt;=[.$B$8];[.$A30]*[.P$28]*[.$B$9];IF(AND([.$A30]*[.P$28]&gt;[.$B$8];[.$A30]*[.P$28]&lt;=[.$C$8]);[.$A30]*[.P$28]*[.$C$9];IF(AND([.$A30]*[.P$28]&gt;[.$C$8];[.$A30]*[.P$28]&lt;[.$D$8]);[.$A30]*[.P$28]*[.$D$9];[.$A30]*[.P$28]*[.$E$9]))))*[.$F$9]" office:value-type="float" office:value="25943.3158359375" calcext:value-type="float">
            <text:p>25.943 </text:p>
          </table:table-cell>
          <table:table-cell table:style-name="ce18" table:formula="of:=(IF([.$A30]*[.Q$28]&lt;=[.$B$8];[.$A30]*[.Q$28]*[.$B$9];IF(AND([.$A30]*[.Q$28]&gt;[.$B$8];[.$A30]*[.Q$28]&lt;=[.$C$8]);[.$A30]*[.Q$28]*[.$C$9];IF(AND([.$A30]*[.Q$28]&gt;[.$C$8];[.$A30]*[.Q$28]&lt;[.$D$8]);[.$A30]*[.Q$28]*[.$D$9];[.$A30]*[.Q$28]*[.$E$9]))))*[.$F$9]" office:value-type="float" office:value="26684.55343125" calcext:value-type="float">
            <text:p>26.685 </text:p>
          </table:table-cell>
          <table:table-cell table:style-name="ce18" table:formula="of:=(IF([.$A30]*[.R$28]&lt;=[.$B$8];[.$A30]*[.R$28]*[.$B$9];IF(AND([.$A30]*[.R$28]&gt;[.$B$8];[.$A30]*[.R$28]&lt;=[.$C$8]);[.$A30]*[.R$28]*[.$C$9];IF(AND([.$A30]*[.R$28]&gt;[.$C$8];[.$A30]*[.R$28]&lt;[.$D$8]);[.$A30]*[.R$28]*[.$D$9];[.$A30]*[.R$28]*[.$E$9]))))*[.$F$9]" office:value-type="float" office:value="27425.7910265625" calcext:value-type="float">
            <text:p>27.426 </text:p>
          </table:table-cell>
          <table:table-cell table:style-name="ce5" table:formula="of:=+[.S29]+0.5" office:value-type="float" office:value="2.5" calcext:value-type="float">
            <text:p>2,50 </text:p>
          </table:table-cell>
          <table:table-cell table:number-columns-repeated="45"/>
        </table:table-row>
        <table:table-row table:style-name="ro1">
          <table:table-cell table:style-name="ce6" table:formula="of:=+[.A30]+0.5" office:value-type="float" office:value="3" calcext:value-type="float">
            <text:p>3,00 </text:p>
          </table:table-cell>
          <table:table-cell table:style-name="ce19" table:formula="of:=(IF([.$A31]*[.B$28]&lt;=[.$B$8];[.$A31]*[.B$28]*[.$B$9];IF(AND([.$A31]*[.B$28]&gt;[.$B$8];[.$A31]*[.B$28]&lt;=[.$C$8]);[.$A31]*[.B$28]*[.$C$9];IF(AND([.$A31]*[.B$28]&gt;[.$C$8];[.$A31]*[.B$28]&lt;[.$D$8]);[.$A31]*[.B$28]*[.$D$9];[.$A31]*[.B$28]*[.$E$9]))))*[.$F$9]" office:value-type="float" office:value="18679.187401875" calcext:value-type="float">
            <text:p>18.679 </text:p>
          </table:table-cell>
          <table:table-cell table:style-name="ce19" table:formula="of:=(IF([.$A31]*[.C$28]&lt;=[.$B$8];[.$A31]*[.C$28]*[.$B$9];IF(AND([.$A31]*[.C$28]&gt;[.$B$8];[.$A31]*[.C$28]&lt;=[.$C$8]);[.$A31]*[.C$28]*[.$C$9];IF(AND([.$A31]*[.C$28]&gt;[.$C$8];[.$A31]*[.C$28]&lt;[.$D$8]);[.$A31]*[.C$28]*[.$D$9];[.$A31]*[.C$28]*[.$E$9]))))*[.$F$9]" office:value-type="float" office:value="19568.67251625" calcext:value-type="float">
            <text:p>19.569 </text:p>
          </table:table-cell>
          <table:table-cell table:style-name="ce19" table:formula="of:=(IF([.$A31]*[.D$28]&lt;=[.$B$8];[.$A31]*[.D$28]*[.$B$9];IF(AND([.$A31]*[.D$28]&gt;[.$B$8];[.$A31]*[.D$28]&lt;=[.$C$8]);[.$A31]*[.D$28]*[.$C$9];IF(AND([.$A31]*[.D$28]&gt;[.$C$8];[.$A31]*[.D$28]&lt;[.$D$8]);[.$A31]*[.D$28]*[.$D$9];[.$A31]*[.D$28]*[.$E$9]))))*[.$F$9]" office:value-type="float" office:value="20458.157630625" calcext:value-type="float">
            <text:p>20.458 </text:p>
          </table:table-cell>
          <table:table-cell table:style-name="ce19" table:formula="of:=(IF([.$A31]*[.E$28]&lt;=[.$B$8];[.$A31]*[.E$28]*[.$B$9];IF(AND([.$A31]*[.E$28]&gt;[.$B$8];[.$A31]*[.E$28]&lt;=[.$C$8]);[.$A31]*[.E$28]*[.$C$9];IF(AND([.$A31]*[.E$28]&gt;[.$C$8];[.$A31]*[.E$28]&lt;[.$D$8]);[.$A31]*[.E$28]*[.$D$9];[.$A31]*[.E$28]*[.$E$9]))))*[.$F$9]" office:value-type="float" office:value="21347.642745" calcext:value-type="float">
            <text:p>21.348 </text:p>
          </table:table-cell>
          <table:table-cell table:style-name="ce19" table:formula="of:=(IF([.$A31]*[.F$28]&lt;=[.$B$8];[.$A31]*[.F$28]*[.$B$9];IF(AND([.$A31]*[.F$28]&gt;[.$B$8];[.$A31]*[.F$28]&lt;=[.$C$8]);[.$A31]*[.F$28]*[.$C$9];IF(AND([.$A31]*[.F$28]&gt;[.$C$8];[.$A31]*[.F$28]&lt;[.$D$8]);[.$A31]*[.F$28]*[.$D$9];[.$A31]*[.F$28]*[.$E$9]))))*[.$F$9]" office:value-type="float" office:value="22237.127859375" calcext:value-type="float">
            <text:p>22.237 </text:p>
          </table:table-cell>
          <table:table-cell table:style-name="ce19" table:formula="of:=(IF([.$A31]*[.G$28]&lt;=[.$B$8];[.$A31]*[.G$28]*[.$B$9];IF(AND([.$A31]*[.G$28]&gt;[.$B$8];[.$A31]*[.G$28]&lt;=[.$C$8]);[.$A31]*[.G$28]*[.$C$9];IF(AND([.$A31]*[.G$28]&gt;[.$C$8];[.$A31]*[.G$28]&lt;[.$D$8]);[.$A31]*[.G$28]*[.$D$9];[.$A31]*[.G$28]*[.$E$9]))))*[.$F$9]" office:value-type="float" office:value="23126.61297375" calcext:value-type="float">
            <text:p>23.127 </text:p>
          </table:table-cell>
          <table:table-cell table:style-name="ce19" table:formula="of:=(IF([.$A31]*[.H$28]&lt;=[.$B$8];[.$A31]*[.H$28]*[.$B$9];IF(AND([.$A31]*[.H$28]&gt;[.$B$8];[.$A31]*[.H$28]&lt;=[.$C$8]);[.$A31]*[.H$28]*[.$C$9];IF(AND([.$A31]*[.H$28]&gt;[.$C$8];[.$A31]*[.H$28]&lt;[.$D$8]);[.$A31]*[.H$28]*[.$D$9];[.$A31]*[.H$28]*[.$E$9]))))*[.$F$9]" office:value-type="float" office:value="24016.098088125" calcext:value-type="float">
            <text:p>24.016 </text:p>
          </table:table-cell>
          <table:table-cell table:style-name="ce19" table:formula="of:=(IF([.$A31]*[.I$28]&lt;=[.$B$8];[.$A31]*[.I$28]*[.$B$9];IF(AND([.$A31]*[.I$28]&gt;[.$B$8];[.$A31]*[.I$28]&lt;=[.$C$8]);[.$A31]*[.I$28]*[.$C$9];IF(AND([.$A31]*[.I$28]&gt;[.$C$8];[.$A31]*[.I$28]&lt;[.$D$8]);[.$A31]*[.I$28]*[.$D$9];[.$A31]*[.I$28]*[.$E$9]))))*[.$F$9]" office:value-type="float" office:value="24905.5832025" calcext:value-type="float">
            <text:p>24.906 </text:p>
          </table:table-cell>
          <table:table-cell table:style-name="ce19" table:formula="of:=(IF([.$A31]*[.J$28]&lt;=[.$B$8];[.$A31]*[.J$28]*[.$B$9];IF(AND([.$A31]*[.J$28]&gt;[.$B$8];[.$A31]*[.J$28]&lt;=[.$C$8]);[.$A31]*[.J$28]*[.$C$9];IF(AND([.$A31]*[.J$28]&gt;[.$C$8];[.$A31]*[.J$28]&lt;[.$D$8]);[.$A31]*[.J$28]*[.$D$9];[.$A31]*[.J$28]*[.$E$9]))))*[.$F$9]" office:value-type="float" office:value="25795.068316875" calcext:value-type="float">
            <text:p>25.795 </text:p>
          </table:table-cell>
          <table:table-cell table:style-name="ce19" table:formula="of:=(IF([.$A31]*[.K$28]&lt;=[.$B$8];[.$A31]*[.K$28]*[.$B$9];IF(AND([.$A31]*[.K$28]&gt;[.$B$8];[.$A31]*[.K$28]&lt;=[.$C$8]);[.$A31]*[.K$28]*[.$C$9];IF(AND([.$A31]*[.K$28]&gt;[.$C$8];[.$A31]*[.K$28]&lt;[.$D$8]);[.$A31]*[.K$28]*[.$D$9];[.$A31]*[.K$28]*[.$E$9]))))*[.$F$9]" office:value-type="float" office:value="26684.55343125" calcext:value-type="float">
            <text:p>26.685 </text:p>
          </table:table-cell>
          <table:table-cell table:style-name="ce19" table:formula="of:=(IF([.$A31]*[.L$28]&lt;=[.$B$8];[.$A31]*[.L$28]*[.$B$9];IF(AND([.$A31]*[.L$28]&gt;[.$B$8];[.$A31]*[.L$28]&lt;=[.$C$8]);[.$A31]*[.L$28]*[.$C$9];IF(AND([.$A31]*[.L$28]&gt;[.$C$8];[.$A31]*[.L$28]&lt;[.$D$8]);[.$A31]*[.L$28]*[.$D$9];[.$A31]*[.L$28]*[.$E$9]))))*[.$F$9]" office:value-type="float" office:value="27574.038545625" calcext:value-type="float">
            <text:p>27.574 </text:p>
          </table:table-cell>
          <table:table-cell table:style-name="ce19" table:formula="of:=(IF([.$A31]*[.M$28]&lt;=[.$B$8];[.$A31]*[.M$28]*[.$B$9];IF(AND([.$A31]*[.M$28]&gt;[.$B$8];[.$A31]*[.M$28]&lt;=[.$C$8]);[.$A31]*[.M$28]*[.$C$9];IF(AND([.$A31]*[.M$28]&gt;[.$C$8];[.$A31]*[.M$28]&lt;[.$D$8]);[.$A31]*[.M$28]*[.$D$9];[.$A31]*[.M$28]*[.$E$9]))))*[.$F$9]" office:value-type="float" office:value="28463.52366" calcext:value-type="float">
            <text:p>28.464 </text:p>
          </table:table-cell>
          <table:table-cell table:style-name="ce19" table:formula="of:=(IF([.$A31]*[.N$28]&lt;=[.$B$8];[.$A31]*[.N$28]*[.$B$9];IF(AND([.$A31]*[.N$28]&gt;[.$B$8];[.$A31]*[.N$28]&lt;=[.$C$8]);[.$A31]*[.N$28]*[.$C$9];IF(AND([.$A31]*[.N$28]&gt;[.$C$8];[.$A31]*[.N$28]&lt;[.$D$8]);[.$A31]*[.N$28]*[.$D$9];[.$A31]*[.N$28]*[.$E$9]))))*[.$F$9]" office:value-type="float" office:value="29353.008774375" calcext:value-type="float">
            <text:p>29.353 </text:p>
          </table:table-cell>
          <table:table-cell table:style-name="ce19" table:formula="of:=(IF([.$A31]*[.O$28]&lt;=[.$B$8];[.$A31]*[.O$28]*[.$B$9];IF(AND([.$A31]*[.O$28]&gt;[.$B$8];[.$A31]*[.O$28]&lt;=[.$C$8]);[.$A31]*[.O$28]*[.$C$9];IF(AND([.$A31]*[.O$28]&gt;[.$C$8];[.$A31]*[.O$28]&lt;[.$D$8]);[.$A31]*[.O$28]*[.$D$9];[.$A31]*[.O$28]*[.$E$9]))))*[.$F$9]" office:value-type="float" office:value="30242.49388875" calcext:value-type="float">
            <text:p>30.242 </text:p>
          </table:table-cell>
          <table:table-cell table:style-name="ce19" table:formula="of:=(IF([.$A31]*[.P$28]&lt;=[.$B$8];[.$A31]*[.P$28]*[.$B$9];IF(AND([.$A31]*[.P$28]&gt;[.$B$8];[.$A31]*[.P$28]&lt;=[.$C$8]);[.$A31]*[.P$28]*[.$C$9];IF(AND([.$A31]*[.P$28]&gt;[.$C$8];[.$A31]*[.P$28]&lt;[.$D$8]);[.$A31]*[.P$28]*[.$D$9];[.$A31]*[.P$28]*[.$E$9]))))*[.$F$9]" office:value-type="float" office:value="31131.979003125" calcext:value-type="float">
            <text:p>31.132 </text:p>
          </table:table-cell>
          <table:table-cell table:style-name="ce19" table:formula="of:=(IF([.$A31]*[.Q$28]&lt;=[.$B$8];[.$A31]*[.Q$28]*[.$B$9];IF(AND([.$A31]*[.Q$28]&gt;[.$B$8];[.$A31]*[.Q$28]&lt;=[.$C$8]);[.$A31]*[.Q$28]*[.$C$9];IF(AND([.$A31]*[.Q$28]&gt;[.$C$8];[.$A31]*[.Q$28]&lt;[.$D$8]);[.$A31]*[.Q$28]*[.$D$9];[.$A31]*[.Q$28]*[.$E$9]))))*[.$F$9]" office:value-type="float" office:value="32021.4641175" calcext:value-type="float">
            <text:p>32.021 </text:p>
          </table:table-cell>
          <table:table-cell table:style-name="ce19" table:formula="of:=(IF([.$A31]*[.R$28]&lt;=[.$B$8];[.$A31]*[.R$28]*[.$B$9];IF(AND([.$A31]*[.R$28]&gt;[.$B$8];[.$A31]*[.R$28]&lt;=[.$C$8]);[.$A31]*[.R$28]*[.$C$9];IF(AND([.$A31]*[.R$28]&gt;[.$C$8];[.$A31]*[.R$28]&lt;[.$D$8]);[.$A31]*[.R$28]*[.$D$9];[.$A31]*[.R$28]*[.$E$9]))))*[.$F$9]" office:value-type="float" office:value="32910.949231875" calcext:value-type="float">
            <text:p>32.911 </text:p>
          </table:table-cell>
          <table:table-cell table:style-name="ce6" table:formula="of:=+[.S30]+0.5" office:value-type="float" office:value="3" calcext:value-type="float">
            <text:p>3,00 </text:p>
          </table:table-cell>
          <table:table-cell table:number-columns-repeated="45"/>
        </table:table-row>
        <table:table-row table:style-name="ro1">
          <table:table-cell table:style-name="ce5" table:formula="of:=+[.A31]+0.5" office:value-type="float" office:value="3.5" calcext:value-type="float">
            <text:p>3,50 </text:p>
          </table:table-cell>
          <table:table-cell table:style-name="ce18" table:formula="of:=(IF([.$A32]*[.B$28]&lt;=[.$B$8];[.$A32]*[.B$28]*[.$B$9];IF(AND([.$A32]*[.B$28]&gt;[.$B$8];[.$A32]*[.B$28]&lt;=[.$C$8]);[.$A32]*[.B$28]*[.$C$9];IF(AND([.$A32]*[.B$28]&gt;[.$C$8];[.$A32]*[.B$28]&lt;[.$D$8]);[.$A32]*[.B$28]*[.$D$9];[.$A32]*[.B$28]*[.$E$9]))))*[.$F$9]" office:value-type="float" office:value="21792.3853021875" calcext:value-type="float">
            <text:p>21.792 </text:p>
          </table:table-cell>
          <table:table-cell table:style-name="ce18" table:formula="of:=(IF([.$A32]*[.C$28]&lt;=[.$B$8];[.$A32]*[.C$28]*[.$B$9];IF(AND([.$A32]*[.C$28]&gt;[.$B$8];[.$A32]*[.C$28]&lt;=[.$C$8]);[.$A32]*[.C$28]*[.$C$9];IF(AND([.$A32]*[.C$28]&gt;[.$C$8];[.$A32]*[.C$28]&lt;[.$D$8]);[.$A32]*[.C$28]*[.$D$9];[.$A32]*[.C$28]*[.$E$9]))))*[.$F$9]" office:value-type="float" office:value="22830.117935625" calcext:value-type="float">
            <text:p>22.830 </text:p>
          </table:table-cell>
          <table:table-cell table:style-name="ce18" table:formula="of:=(IF([.$A32]*[.D$28]&lt;=[.$B$8];[.$A32]*[.D$28]*[.$B$9];IF(AND([.$A32]*[.D$28]&gt;[.$B$8];[.$A32]*[.D$28]&lt;=[.$C$8]);[.$A32]*[.D$28]*[.$C$9];IF(AND([.$A32]*[.D$28]&gt;[.$C$8];[.$A32]*[.D$28]&lt;[.$D$8]);[.$A32]*[.D$28]*[.$D$9];[.$A32]*[.D$28]*[.$E$9]))))*[.$F$9]" office:value-type="float" office:value="23867.8505690625" calcext:value-type="float">
            <text:p>23.868 </text:p>
          </table:table-cell>
          <table:table-cell table:style-name="ce18" table:formula="of:=(IF([.$A32]*[.E$28]&lt;=[.$B$8];[.$A32]*[.E$28]*[.$B$9];IF(AND([.$A32]*[.E$28]&gt;[.$B$8];[.$A32]*[.E$28]&lt;=[.$C$8]);[.$A32]*[.E$28]*[.$C$9];IF(AND([.$A32]*[.E$28]&gt;[.$C$8];[.$A32]*[.E$28]&lt;[.$D$8]);[.$A32]*[.E$28]*[.$D$9];[.$A32]*[.E$28]*[.$E$9]))))*[.$F$9]" office:value-type="float" office:value="24905.5832025" calcext:value-type="float">
            <text:p>24.906 </text:p>
          </table:table-cell>
          <table:table-cell table:style-name="ce18" table:formula="of:=(IF([.$A32]*[.F$28]&lt;=[.$B$8];[.$A32]*[.F$28]*[.$B$9];IF(AND([.$A32]*[.F$28]&gt;[.$B$8];[.$A32]*[.F$28]&lt;=[.$C$8]);[.$A32]*[.F$28]*[.$C$9];IF(AND([.$A32]*[.F$28]&gt;[.$C$8];[.$A32]*[.F$28]&lt;[.$D$8]);[.$A32]*[.F$28]*[.$D$9];[.$A32]*[.F$28]*[.$E$9]))))*[.$F$9]" office:value-type="float" office:value="25943.3158359375" calcext:value-type="float">
            <text:p>25.943 </text:p>
          </table:table-cell>
          <table:table-cell table:style-name="ce18" table:formula="of:=(IF([.$A32]*[.G$28]&lt;=[.$B$8];[.$A32]*[.G$28]*[.$B$9];IF(AND([.$A32]*[.G$28]&gt;[.$B$8];[.$A32]*[.G$28]&lt;=[.$C$8]);[.$A32]*[.G$28]*[.$C$9];IF(AND([.$A32]*[.G$28]&gt;[.$C$8];[.$A32]*[.G$28]&lt;[.$D$8]);[.$A32]*[.G$28]*[.$D$9];[.$A32]*[.G$28]*[.$E$9]))))*[.$F$9]" office:value-type="float" office:value="26981.048469375" calcext:value-type="float">
            <text:p>26.981 </text:p>
          </table:table-cell>
          <table:table-cell table:style-name="ce18" table:formula="of:=(IF([.$A32]*[.H$28]&lt;=[.$B$8];[.$A32]*[.H$28]*[.$B$9];IF(AND([.$A32]*[.H$28]&gt;[.$B$8];[.$A32]*[.H$28]&lt;=[.$C$8]);[.$A32]*[.H$28]*[.$C$9];IF(AND([.$A32]*[.H$28]&gt;[.$C$8];[.$A32]*[.H$28]&lt;[.$D$8]);[.$A32]*[.H$28]*[.$D$9];[.$A32]*[.H$28]*[.$E$9]))))*[.$F$9]" office:value-type="float" office:value="28018.7811028125" calcext:value-type="float">
            <text:p>28.019 </text:p>
          </table:table-cell>
          <table:table-cell table:style-name="ce18" table:formula="of:=(IF([.$A32]*[.I$28]&lt;=[.$B$8];[.$A32]*[.I$28]*[.$B$9];IF(AND([.$A32]*[.I$28]&gt;[.$B$8];[.$A32]*[.I$28]&lt;=[.$C$8]);[.$A32]*[.I$28]*[.$C$9];IF(AND([.$A32]*[.I$28]&gt;[.$C$8];[.$A32]*[.I$28]&lt;[.$D$8]);[.$A32]*[.I$28]*[.$D$9];[.$A32]*[.I$28]*[.$E$9]))))*[.$F$9]" office:value-type="float" office:value="29056.51373625" calcext:value-type="float">
            <text:p>29.057 </text:p>
          </table:table-cell>
          <table:table-cell table:style-name="ce18" table:formula="of:=(IF([.$A32]*[.J$28]&lt;=[.$B$8];[.$A32]*[.J$28]*[.$B$9];IF(AND([.$A32]*[.J$28]&gt;[.$B$8];[.$A32]*[.J$28]&lt;=[.$C$8]);[.$A32]*[.J$28]*[.$C$9];IF(AND([.$A32]*[.J$28]&gt;[.$C$8];[.$A32]*[.J$28]&lt;[.$D$8]);[.$A32]*[.J$28]*[.$D$9];[.$A32]*[.J$28]*[.$E$9]))))*[.$F$9]" office:value-type="float" office:value="30094.2463696875" calcext:value-type="float">
            <text:p>30.094 </text:p>
          </table:table-cell>
          <table:table-cell table:style-name="ce18" table:formula="of:=(IF([.$A32]*[.K$28]&lt;=[.$B$8];[.$A32]*[.K$28]*[.$B$9];IF(AND([.$A32]*[.K$28]&gt;[.$B$8];[.$A32]*[.K$28]&lt;=[.$C$8]);[.$A32]*[.K$28]*[.$C$9];IF(AND([.$A32]*[.K$28]&gt;[.$C$8];[.$A32]*[.K$28]&lt;[.$D$8]);[.$A32]*[.K$28]*[.$D$9];[.$A32]*[.K$28]*[.$E$9]))))*[.$F$9]" office:value-type="float" office:value="31131.979003125" calcext:value-type="float">
            <text:p>31.132 </text:p>
          </table:table-cell>
          <table:table-cell table:style-name="ce18" table:formula="of:=(IF([.$A32]*[.L$28]&lt;=[.$B$8];[.$A32]*[.L$28]*[.$B$9];IF(AND([.$A32]*[.L$28]&gt;[.$B$8];[.$A32]*[.L$28]&lt;=[.$C$8]);[.$A32]*[.L$28]*[.$C$9];IF(AND([.$A32]*[.L$28]&gt;[.$C$8];[.$A32]*[.L$28]&lt;[.$D$8]);[.$A32]*[.L$28]*[.$D$9];[.$A32]*[.L$28]*[.$E$9]))))*[.$F$9]" office:value-type="float" office:value="32169.7116365625" calcext:value-type="float">
            <text:p>32.170 </text:p>
          </table:table-cell>
          <table:table-cell table:style-name="ce18" table:formula="of:=(IF([.$A32]*[.M$28]&lt;=[.$B$8];[.$A32]*[.M$28]*[.$B$9];IF(AND([.$A32]*[.M$28]&gt;[.$B$8];[.$A32]*[.M$28]&lt;=[.$C$8]);[.$A32]*[.M$28]*[.$C$9];IF(AND([.$A32]*[.M$28]&gt;[.$C$8];[.$A32]*[.M$28]&lt;[.$D$8]);[.$A32]*[.M$28]*[.$D$9];[.$A32]*[.M$28]*[.$E$9]))))*[.$F$9]" office:value-type="float" office:value="33207.44427" calcext:value-type="float">
            <text:p>33.207 </text:p>
          </table:table-cell>
          <table:table-cell table:style-name="ce18" table:formula="of:=(IF([.$A32]*[.N$28]&lt;=[.$B$8];[.$A32]*[.N$28]*[.$B$9];IF(AND([.$A32]*[.N$28]&gt;[.$B$8];[.$A32]*[.N$28]&lt;=[.$C$8]);[.$A32]*[.N$28]*[.$C$9];IF(AND([.$A32]*[.N$28]&gt;[.$C$8];[.$A32]*[.N$28]&lt;[.$D$8]);[.$A32]*[.N$28]*[.$D$9];[.$A32]*[.N$28]*[.$E$9]))))*[.$F$9]" office:value-type="float" office:value="34245.1769034375" calcext:value-type="float">
            <text:p>34.245 </text:p>
          </table:table-cell>
          <table:table-cell table:style-name="ce18" table:formula="of:=(IF([.$A32]*[.O$28]&lt;=[.$B$8];[.$A32]*[.O$28]*[.$B$9];IF(AND([.$A32]*[.O$28]&gt;[.$B$8];[.$A32]*[.O$28]&lt;=[.$C$8]);[.$A32]*[.O$28]*[.$C$9];IF(AND([.$A32]*[.O$28]&gt;[.$C$8];[.$A32]*[.O$28]&lt;[.$D$8]);[.$A32]*[.O$28]*[.$D$9];[.$A32]*[.O$28]*[.$E$9]))))*[.$F$9]" office:value-type="float" office:value="35282.909536875" calcext:value-type="float">
            <text:p>35.283 </text:p>
          </table:table-cell>
          <table:table-cell table:style-name="ce18" table:formula="of:=(IF([.$A32]*[.P$28]&lt;=[.$B$8];[.$A32]*[.P$28]*[.$B$9];IF(AND([.$A32]*[.P$28]&gt;[.$B$8];[.$A32]*[.P$28]&lt;=[.$C$8]);[.$A32]*[.P$28]*[.$C$9];IF(AND([.$A32]*[.P$28]&gt;[.$C$8];[.$A32]*[.P$28]&lt;[.$D$8]);[.$A32]*[.P$28]*[.$D$9];[.$A32]*[.P$28]*[.$E$9]))))*[.$F$9]" office:value-type="float" office:value="36320.6421703125" calcext:value-type="float">
            <text:p>36.321 </text:p>
          </table:table-cell>
          <table:table-cell table:style-name="ce18" table:formula="of:=(IF([.$A32]*[.Q$28]&lt;=[.$B$8];[.$A32]*[.Q$28]*[.$B$9];IF(AND([.$A32]*[.Q$28]&gt;[.$B$8];[.$A32]*[.Q$28]&lt;=[.$C$8]);[.$A32]*[.Q$28]*[.$C$9];IF(AND([.$A32]*[.Q$28]&gt;[.$C$8];[.$A32]*[.Q$28]&lt;[.$D$8]);[.$A32]*[.Q$28]*[.$D$9];[.$A32]*[.Q$28]*[.$E$9]))))*[.$F$9]" office:value-type="float" office:value="37358.37480375" calcext:value-type="float">
            <text:p>37.358 </text:p>
          </table:table-cell>
          <table:table-cell table:style-name="ce18" table:formula="of:=(IF([.$A32]*[.R$28]&lt;=[.$B$8];[.$A32]*[.R$28]*[.$B$9];IF(AND([.$A32]*[.R$28]&gt;[.$B$8];[.$A32]*[.R$28]&lt;=[.$C$8]);[.$A32]*[.R$28]*[.$C$9];IF(AND([.$A32]*[.R$28]&gt;[.$C$8];[.$A32]*[.R$28]&lt;[.$D$8]);[.$A32]*[.R$28]*[.$D$9];[.$A32]*[.R$28]*[.$E$9]))))*[.$F$9]" office:value-type="float" office:value="38396.1074371875" calcext:value-type="float">
            <text:p>38.396 </text:p>
          </table:table-cell>
          <table:table-cell table:style-name="ce5" table:formula="of:=+[.S31]+0.5" office:value-type="float" office:value="3.5" calcext:value-type="float">
            <text:p>3,50 </text:p>
          </table:table-cell>
          <table:table-cell table:number-columns-repeated="45"/>
        </table:table-row>
        <table:table-row table:style-name="ro1">
          <table:table-cell table:style-name="ce7" table:formula="of:=+[.A32]+0.5" office:value-type="float" office:value="4" calcext:value-type="float">
            <text:p>4,00 </text:p>
          </table:table-cell>
          <table:table-cell table:style-name="ce20" table:formula="of:=(IF([.$A33]*[.B$28]&lt;=[.$B$8];[.$A33]*[.B$28]*[.$B$9];IF(AND([.$A33]*[.B$28]&gt;[.$B$8];[.$A33]*[.B$28]&lt;=[.$C$8]);[.$A33]*[.B$28]*[.$C$9];IF(AND([.$A33]*[.B$28]&gt;[.$C$8];[.$A33]*[.B$28]&lt;[.$D$8]);[.$A33]*[.B$28]*[.$D$9];[.$A33]*[.B$28]*[.$E$9]))))*[.$F$9]" office:value-type="float" office:value="24905.5832025" calcext:value-type="float">
            <text:p>24.906 </text:p>
          </table:table-cell>
          <table:table-cell table:style-name="ce20" table:formula="of:=(IF([.$A33]*[.C$28]&lt;=[.$B$8];[.$A33]*[.C$28]*[.$B$9];IF(AND([.$A33]*[.C$28]&gt;[.$B$8];[.$A33]*[.C$28]&lt;=[.$C$8]);[.$A33]*[.C$28]*[.$C$9];IF(AND([.$A33]*[.C$28]&gt;[.$C$8];[.$A33]*[.C$28]&lt;[.$D$8]);[.$A33]*[.C$28]*[.$D$9];[.$A33]*[.C$28]*[.$E$9]))))*[.$F$9]" office:value-type="float" office:value="26091.563355" calcext:value-type="float">
            <text:p>26.092 </text:p>
          </table:table-cell>
          <table:table-cell table:style-name="ce20" table:formula="of:=(IF([.$A33]*[.D$28]&lt;=[.$B$8];[.$A33]*[.D$28]*[.$B$9];IF(AND([.$A33]*[.D$28]&gt;[.$B$8];[.$A33]*[.D$28]&lt;=[.$C$8]);[.$A33]*[.D$28]*[.$C$9];IF(AND([.$A33]*[.D$28]&gt;[.$C$8];[.$A33]*[.D$28]&lt;[.$D$8]);[.$A33]*[.D$28]*[.$D$9];[.$A33]*[.D$28]*[.$E$9]))))*[.$F$9]" office:value-type="float" office:value="27277.5435075" calcext:value-type="float">
            <text:p>27.278 </text:p>
          </table:table-cell>
          <table:table-cell table:style-name="ce20" table:formula="of:=(IF([.$A33]*[.E$28]&lt;=[.$B$8];[.$A33]*[.E$28]*[.$B$9];IF(AND([.$A33]*[.E$28]&gt;[.$B$8];[.$A33]*[.E$28]&lt;=[.$C$8]);[.$A33]*[.E$28]*[.$C$9];IF(AND([.$A33]*[.E$28]&gt;[.$C$8];[.$A33]*[.E$28]&lt;[.$D$8]);[.$A33]*[.E$28]*[.$D$9];[.$A33]*[.E$28]*[.$E$9]))))*[.$F$9]" office:value-type="float" office:value="28463.52366" calcext:value-type="float">
            <text:p>28.464 </text:p>
          </table:table-cell>
          <table:table-cell table:style-name="ce20" table:formula="of:=(IF([.$A33]*[.F$28]&lt;=[.$B$8];[.$A33]*[.F$28]*[.$B$9];IF(AND([.$A33]*[.F$28]&gt;[.$B$8];[.$A33]*[.F$28]&lt;=[.$C$8]);[.$A33]*[.F$28]*[.$C$9];IF(AND([.$A33]*[.F$28]&gt;[.$C$8];[.$A33]*[.F$28]&lt;[.$D$8]);[.$A33]*[.F$28]*[.$D$9];[.$A33]*[.F$28]*[.$E$9]))))*[.$F$9]" office:value-type="float" office:value="29649.5038125" calcext:value-type="float">
            <text:p>29.650 </text:p>
          </table:table-cell>
          <table:table-cell table:style-name="ce20" table:formula="of:=(IF([.$A33]*[.G$28]&lt;=[.$B$8];[.$A33]*[.G$28]*[.$B$9];IF(AND([.$A33]*[.G$28]&gt;[.$B$8];[.$A33]*[.G$28]&lt;=[.$C$8]);[.$A33]*[.G$28]*[.$C$9];IF(AND([.$A33]*[.G$28]&gt;[.$C$8];[.$A33]*[.G$28]&lt;[.$D$8]);[.$A33]*[.G$28]*[.$D$9];[.$A33]*[.G$28]*[.$E$9]))))*[.$F$9]" office:value-type="float" office:value="30835.483965" calcext:value-type="float">
            <text:p>30.835 </text:p>
          </table:table-cell>
          <table:table-cell table:style-name="ce20" table:formula="of:=(IF([.$A33]*[.H$28]&lt;=[.$B$8];[.$A33]*[.H$28]*[.$B$9];IF(AND([.$A33]*[.H$28]&gt;[.$B$8];[.$A33]*[.H$28]&lt;=[.$C$8]);[.$A33]*[.H$28]*[.$C$9];IF(AND([.$A33]*[.H$28]&gt;[.$C$8];[.$A33]*[.H$28]&lt;[.$D$8]);[.$A33]*[.H$28]*[.$D$9];[.$A33]*[.H$28]*[.$E$9]))))*[.$F$9]" office:value-type="float" office:value="32021.4641175" calcext:value-type="float">
            <text:p>32.021 </text:p>
          </table:table-cell>
          <table:table-cell table:style-name="ce20" table:formula="of:=(IF([.$A33]*[.I$28]&lt;=[.$B$8];[.$A33]*[.I$28]*[.$B$9];IF(AND([.$A33]*[.I$28]&gt;[.$B$8];[.$A33]*[.I$28]&lt;=[.$C$8]);[.$A33]*[.I$28]*[.$C$9];IF(AND([.$A33]*[.I$28]&gt;[.$C$8];[.$A33]*[.I$28]&lt;[.$D$8]);[.$A33]*[.I$28]*[.$D$9];[.$A33]*[.I$28]*[.$E$9]))))*[.$F$9]" office:value-type="float" office:value="33207.44427" calcext:value-type="float">
            <text:p>33.207 </text:p>
          </table:table-cell>
          <table:table-cell table:style-name="ce20" table:formula="of:=(IF([.$A33]*[.J$28]&lt;=[.$B$8];[.$A33]*[.J$28]*[.$B$9];IF(AND([.$A33]*[.J$28]&gt;[.$B$8];[.$A33]*[.J$28]&lt;=[.$C$8]);[.$A33]*[.J$28]*[.$C$9];IF(AND([.$A33]*[.J$28]&gt;[.$C$8];[.$A33]*[.J$28]&lt;[.$D$8]);[.$A33]*[.J$28]*[.$D$9];[.$A33]*[.J$28]*[.$E$9]))))*[.$F$9]" office:value-type="float" office:value="34393.4244225" calcext:value-type="float">
            <text:p>34.393 </text:p>
          </table:table-cell>
          <table:table-cell table:style-name="ce20" table:formula="of:=(IF([.$A33]*[.K$28]&lt;=[.$B$8];[.$A33]*[.K$28]*[.$B$9];IF(AND([.$A33]*[.K$28]&gt;[.$B$8];[.$A33]*[.K$28]&lt;=[.$C$8]);[.$A33]*[.K$28]*[.$C$9];IF(AND([.$A33]*[.K$28]&gt;[.$C$8];[.$A33]*[.K$28]&lt;[.$D$8]);[.$A33]*[.K$28]*[.$D$9];[.$A33]*[.K$28]*[.$E$9]))))*[.$F$9]" office:value-type="float" office:value="35579.404575" calcext:value-type="float">
            <text:p>35.579 </text:p>
          </table:table-cell>
          <table:table-cell table:style-name="ce20" table:formula="of:=(IF([.$A33]*[.L$28]&lt;=[.$B$8];[.$A33]*[.L$28]*[.$B$9];IF(AND([.$A33]*[.L$28]&gt;[.$B$8];[.$A33]*[.L$28]&lt;=[.$C$8]);[.$A33]*[.L$28]*[.$C$9];IF(AND([.$A33]*[.L$28]&gt;[.$C$8];[.$A33]*[.L$28]&lt;[.$D$8]);[.$A33]*[.L$28]*[.$D$9];[.$A33]*[.L$28]*[.$E$9]))))*[.$F$9]" office:value-type="float" office:value="36765.3847275" calcext:value-type="float">
            <text:p>36.765 </text:p>
          </table:table-cell>
          <table:table-cell table:style-name="ce20" table:formula="of:=(IF([.$A33]*[.M$28]&lt;=[.$B$8];[.$A33]*[.M$28]*[.$B$9];IF(AND([.$A33]*[.M$28]&gt;[.$B$8];[.$A33]*[.M$28]&lt;=[.$C$8]);[.$A33]*[.M$28]*[.$C$9];IF(AND([.$A33]*[.M$28]&gt;[.$C$8];[.$A33]*[.M$28]&lt;[.$D$8]);[.$A33]*[.M$28]*[.$D$9];[.$A33]*[.M$28]*[.$E$9]))))*[.$F$9]" office:value-type="float" office:value="37951.36488" calcext:value-type="float">
            <text:p>37.951 </text:p>
          </table:table-cell>
          <table:table-cell table:style-name="ce20" table:formula="of:=(IF([.$A33]*[.N$28]&lt;=[.$B$8];[.$A33]*[.N$28]*[.$B$9];IF(AND([.$A33]*[.N$28]&gt;[.$B$8];[.$A33]*[.N$28]&lt;=[.$C$8]);[.$A33]*[.N$28]*[.$C$9];IF(AND([.$A33]*[.N$28]&gt;[.$C$8];[.$A33]*[.N$28]&lt;[.$D$8]);[.$A33]*[.N$28]*[.$D$9];[.$A33]*[.N$28]*[.$E$9]))))*[.$F$9]" office:value-type="float" office:value="39137.3450325" calcext:value-type="float">
            <text:p>39.137 </text:p>
          </table:table-cell>
          <table:table-cell table:style-name="ce20" table:formula="of:=(IF([.$A33]*[.O$28]&lt;=[.$B$8];[.$A33]*[.O$28]*[.$B$9];IF(AND([.$A33]*[.O$28]&gt;[.$B$8];[.$A33]*[.O$28]&lt;=[.$C$8]);[.$A33]*[.O$28]*[.$C$9];IF(AND([.$A33]*[.O$28]&gt;[.$C$8];[.$A33]*[.O$28]&lt;[.$D$8]);[.$A33]*[.O$28]*[.$D$9];[.$A33]*[.O$28]*[.$E$9]))))*[.$F$9]" office:value-type="float" office:value="40323.325185" calcext:value-type="float">
            <text:p>40.323 </text:p>
          </table:table-cell>
          <table:table-cell table:style-name="ce20" table:formula="of:=(IF([.$A33]*[.P$28]&lt;=[.$B$8];[.$A33]*[.P$28]*[.$B$9];IF(AND([.$A33]*[.P$28]&gt;[.$B$8];[.$A33]*[.P$28]&lt;=[.$C$8]);[.$A33]*[.P$28]*[.$C$9];IF(AND([.$A33]*[.P$28]&gt;[.$C$8];[.$A33]*[.P$28]&lt;[.$D$8]);[.$A33]*[.P$28]*[.$D$9];[.$A33]*[.P$28]*[.$E$9]))))*[.$F$9]" office:value-type="float" office:value="41509.3053375" calcext:value-type="float">
            <text:p>41.509 </text:p>
          </table:table-cell>
          <table:table-cell table:style-name="ce20" table:formula="of:=(IF([.$A33]*[.Q$28]&lt;=[.$B$8];[.$A33]*[.Q$28]*[.$B$9];IF(AND([.$A33]*[.Q$28]&gt;[.$B$8];[.$A33]*[.Q$28]&lt;=[.$C$8]);[.$A33]*[.Q$28]*[.$C$9];IF(AND([.$A33]*[.Q$28]&gt;[.$C$8];[.$A33]*[.Q$28]&lt;[.$D$8]);[.$A33]*[.Q$28]*[.$D$9];[.$A33]*[.Q$28]*[.$E$9]))))*[.$F$9]" office:value-type="float" office:value="42695.28549" calcext:value-type="float">
            <text:p>42.695 </text:p>
          </table:table-cell>
          <table:table-cell table:style-name="ce20" table:formula="of:=(IF([.$A33]*[.R$28]&lt;=[.$B$8];[.$A33]*[.R$28]*[.$B$9];IF(AND([.$A33]*[.R$28]&gt;[.$B$8];[.$A33]*[.R$28]&lt;=[.$C$8]);[.$A33]*[.R$28]*[.$C$9];IF(AND([.$A33]*[.R$28]&gt;[.$C$8];[.$A33]*[.R$28]&lt;[.$D$8]);[.$A33]*[.R$28]*[.$D$9];[.$A33]*[.R$28]*[.$E$9]))))*[.$F$9]" office:value-type="float" office:value="43881.2656425" calcext:value-type="float">
            <text:p>43.881 </text:p>
          </table:table-cell>
          <table:table-cell table:style-name="ce7" table:formula="of:=+[.S32]+0.5" office:value-type="float" office:value="4" calcext:value-type="float">
            <text:p>4,00 </text:p>
          </table:table-cell>
          <table:table-cell table:number-columns-repeated="45"/>
        </table:table-row>
        <table:table-row table:style-name="ro1">
          <table:table-cell table:style-name="ce5" table:formula="of:=+[.A33]+0.5" office:value-type="float" office:value="4.5" calcext:value-type="float">
            <text:p>4,50 </text:p>
          </table:table-cell>
          <table:table-cell table:style-name="ce18" table:formula="of:=(IF([.$A34]*[.B$28]&lt;=[.$B$8];[.$A34]*[.B$28]*[.$B$9];IF(AND([.$A34]*[.B$28]&gt;[.$B$8];[.$A34]*[.B$28]&lt;=[.$C$8]);[.$A34]*[.B$28]*[.$C$9];IF(AND([.$A34]*[.B$28]&gt;[.$C$8];[.$A34]*[.B$28]&lt;[.$D$8]);[.$A34]*[.B$28]*[.$D$9];[.$A34]*[.B$28]*[.$E$9]))))*[.$F$9]" office:value-type="float" office:value="28018.7811028125" calcext:value-type="float">
            <text:p>28.019 </text:p>
          </table:table-cell>
          <table:table-cell table:style-name="ce18" table:formula="of:=(IF([.$A34]*[.C$28]&lt;=[.$B$8];[.$A34]*[.C$28]*[.$B$9];IF(AND([.$A34]*[.C$28]&gt;[.$B$8];[.$A34]*[.C$28]&lt;=[.$C$8]);[.$A34]*[.C$28]*[.$C$9];IF(AND([.$A34]*[.C$28]&gt;[.$C$8];[.$A34]*[.C$28]&lt;[.$D$8]);[.$A34]*[.C$28]*[.$D$9];[.$A34]*[.C$28]*[.$E$9]))))*[.$F$9]" office:value-type="float" office:value="29353.008774375" calcext:value-type="float">
            <text:p>29.353 </text:p>
          </table:table-cell>
          <table:table-cell table:style-name="ce18" table:formula="of:=(IF([.$A34]*[.D$28]&lt;=[.$B$8];[.$A34]*[.D$28]*[.$B$9];IF(AND([.$A34]*[.D$28]&gt;[.$B$8];[.$A34]*[.D$28]&lt;=[.$C$8]);[.$A34]*[.D$28]*[.$C$9];IF(AND([.$A34]*[.D$28]&gt;[.$C$8];[.$A34]*[.D$28]&lt;[.$D$8]);[.$A34]*[.D$28]*[.$D$9];[.$A34]*[.D$28]*[.$E$9]))))*[.$F$9]" office:value-type="float" office:value="30687.2364459375" calcext:value-type="float">
            <text:p>30.687 </text:p>
          </table:table-cell>
          <table:table-cell table:style-name="ce18" table:formula="of:=(IF([.$A34]*[.E$28]&lt;=[.$B$8];[.$A34]*[.E$28]*[.$B$9];IF(AND([.$A34]*[.E$28]&gt;[.$B$8];[.$A34]*[.E$28]&lt;=[.$C$8]);[.$A34]*[.E$28]*[.$C$9];IF(AND([.$A34]*[.E$28]&gt;[.$C$8];[.$A34]*[.E$28]&lt;[.$D$8]);[.$A34]*[.E$28]*[.$D$9];[.$A34]*[.E$28]*[.$E$9]))))*[.$F$9]" office:value-type="float" office:value="32021.4641175" calcext:value-type="float">
            <text:p>32.021 </text:p>
          </table:table-cell>
          <table:table-cell table:style-name="ce18" table:formula="of:=(IF([.$A34]*[.F$28]&lt;=[.$B$8];[.$A34]*[.F$28]*[.$B$9];IF(AND([.$A34]*[.F$28]&gt;[.$B$8];[.$A34]*[.F$28]&lt;=[.$C$8]);[.$A34]*[.F$28]*[.$C$9];IF(AND([.$A34]*[.F$28]&gt;[.$C$8];[.$A34]*[.F$28]&lt;[.$D$8]);[.$A34]*[.F$28]*[.$D$9];[.$A34]*[.F$28]*[.$E$9]))))*[.$F$9]" office:value-type="float" office:value="33355.6917890625" calcext:value-type="float">
            <text:p>33.356 </text:p>
          </table:table-cell>
          <table:table-cell table:style-name="ce18" table:formula="of:=(IF([.$A34]*[.G$28]&lt;=[.$B$8];[.$A34]*[.G$28]*[.$B$9];IF(AND([.$A34]*[.G$28]&gt;[.$B$8];[.$A34]*[.G$28]&lt;=[.$C$8]);[.$A34]*[.G$28]*[.$C$9];IF(AND([.$A34]*[.G$28]&gt;[.$C$8];[.$A34]*[.G$28]&lt;[.$D$8]);[.$A34]*[.G$28]*[.$D$9];[.$A34]*[.G$28]*[.$E$9]))))*[.$F$9]" office:value-type="float" office:value="34689.919460625" calcext:value-type="float">
            <text:p>34.690 </text:p>
          </table:table-cell>
          <table:table-cell table:style-name="ce18" table:formula="of:=(IF([.$A34]*[.H$28]&lt;=[.$B$8];[.$A34]*[.H$28]*[.$B$9];IF(AND([.$A34]*[.H$28]&gt;[.$B$8];[.$A34]*[.H$28]&lt;=[.$C$8]);[.$A34]*[.H$28]*[.$C$9];IF(AND([.$A34]*[.H$28]&gt;[.$C$8];[.$A34]*[.H$28]&lt;[.$D$8]);[.$A34]*[.H$28]*[.$D$9];[.$A34]*[.H$28]*[.$E$9]))))*[.$F$9]" office:value-type="float" office:value="36024.1471321875" calcext:value-type="float">
            <text:p>36.024 </text:p>
          </table:table-cell>
          <table:table-cell table:style-name="ce18" table:formula="of:=(IF([.$A34]*[.I$28]&lt;=[.$B$8];[.$A34]*[.I$28]*[.$B$9];IF(AND([.$A34]*[.I$28]&gt;[.$B$8];[.$A34]*[.I$28]&lt;=[.$C$8]);[.$A34]*[.I$28]*[.$C$9];IF(AND([.$A34]*[.I$28]&gt;[.$C$8];[.$A34]*[.I$28]&lt;[.$D$8]);[.$A34]*[.I$28]*[.$D$9];[.$A34]*[.I$28]*[.$E$9]))))*[.$F$9]" office:value-type="float" office:value="37358.37480375" calcext:value-type="float">
            <text:p>37.358 </text:p>
          </table:table-cell>
          <table:table-cell table:style-name="ce18" table:formula="of:=(IF([.$A34]*[.J$28]&lt;=[.$B$8];[.$A34]*[.J$28]*[.$B$9];IF(AND([.$A34]*[.J$28]&gt;[.$B$8];[.$A34]*[.J$28]&lt;=[.$C$8]);[.$A34]*[.J$28]*[.$C$9];IF(AND([.$A34]*[.J$28]&gt;[.$C$8];[.$A34]*[.J$28]&lt;[.$D$8]);[.$A34]*[.J$28]*[.$D$9];[.$A34]*[.J$28]*[.$E$9]))))*[.$F$9]" office:value-type="float" office:value="38692.6024753125" calcext:value-type="float">
            <text:p>38.693 </text:p>
          </table:table-cell>
          <table:table-cell table:style-name="ce18" table:formula="of:=(IF([.$A34]*[.K$28]&lt;=[.$B$8];[.$A34]*[.K$28]*[.$B$9];IF(AND([.$A34]*[.K$28]&gt;[.$B$8];[.$A34]*[.K$28]&lt;=[.$C$8]);[.$A34]*[.K$28]*[.$C$9];IF(AND([.$A34]*[.K$28]&gt;[.$C$8];[.$A34]*[.K$28]&lt;[.$D$8]);[.$A34]*[.K$28]*[.$D$9];[.$A34]*[.K$28]*[.$E$9]))))*[.$F$9]" office:value-type="float" office:value="40026.830146875" calcext:value-type="float">
            <text:p>40.027 </text:p>
          </table:table-cell>
          <table:table-cell table:style-name="ce18" table:formula="of:=(IF([.$A34]*[.L$28]&lt;=[.$B$8];[.$A34]*[.L$28]*[.$B$9];IF(AND([.$A34]*[.L$28]&gt;[.$B$8];[.$A34]*[.L$28]&lt;=[.$C$8]);[.$A34]*[.L$28]*[.$C$9];IF(AND([.$A34]*[.L$28]&gt;[.$C$8];[.$A34]*[.L$28]&lt;[.$D$8]);[.$A34]*[.L$28]*[.$D$9];[.$A34]*[.L$28]*[.$E$9]))))*[.$F$9]" office:value-type="float" office:value="41361.0578184375" calcext:value-type="float">
            <text:p>41.361 </text:p>
          </table:table-cell>
          <table:table-cell table:style-name="ce18" table:formula="of:=(IF([.$A34]*[.M$28]&lt;=[.$B$8];[.$A34]*[.M$28]*[.$B$9];IF(AND([.$A34]*[.M$28]&gt;[.$B$8];[.$A34]*[.M$28]&lt;=[.$C$8]);[.$A34]*[.M$28]*[.$C$9];IF(AND([.$A34]*[.M$28]&gt;[.$C$8];[.$A34]*[.M$28]&lt;[.$D$8]);[.$A34]*[.M$28]*[.$D$9];[.$A34]*[.M$28]*[.$E$9]))))*[.$F$9]" office:value-type="float" office:value="42695.28549" calcext:value-type="float">
            <text:p>42.695 </text:p>
          </table:table-cell>
          <table:table-cell table:style-name="ce18" table:formula="of:=(IF([.$A34]*[.N$28]&lt;=[.$B$8];[.$A34]*[.N$28]*[.$B$9];IF(AND([.$A34]*[.N$28]&gt;[.$B$8];[.$A34]*[.N$28]&lt;=[.$C$8]);[.$A34]*[.N$28]*[.$C$9];IF(AND([.$A34]*[.N$28]&gt;[.$C$8];[.$A34]*[.N$28]&lt;[.$D$8]);[.$A34]*[.N$28]*[.$D$9];[.$A34]*[.N$28]*[.$E$9]))))*[.$F$9]" office:value-type="float" office:value="44029.5131615625" calcext:value-type="float">
            <text:p>44.030 </text:p>
          </table:table-cell>
          <table:table-cell table:style-name="ce18" table:formula="of:=(IF([.$A34]*[.O$28]&lt;=[.$B$8];[.$A34]*[.O$28]*[.$B$9];IF(AND([.$A34]*[.O$28]&gt;[.$B$8];[.$A34]*[.O$28]&lt;=[.$C$8]);[.$A34]*[.O$28]*[.$C$9];IF(AND([.$A34]*[.O$28]&gt;[.$C$8];[.$A34]*[.O$28]&lt;[.$D$8]);[.$A34]*[.O$28]*[.$D$9];[.$A34]*[.O$28]*[.$E$9]))))*[.$F$9]" office:value-type="float" office:value="45363.740833125" calcext:value-type="float">
            <text:p>45.364 </text:p>
          </table:table-cell>
          <table:table-cell table:style-name="ce18" table:formula="of:=(IF([.$A34]*[.P$28]&lt;=[.$B$8];[.$A34]*[.P$28]*[.$B$9];IF(AND([.$A34]*[.P$28]&gt;[.$B$8];[.$A34]*[.P$28]&lt;=[.$C$8]);[.$A34]*[.P$28]*[.$C$9];IF(AND([.$A34]*[.P$28]&gt;[.$C$8];[.$A34]*[.P$28]&lt;[.$D$8]);[.$A34]*[.P$28]*[.$D$9];[.$A34]*[.P$28]*[.$E$9]))))*[.$F$9]" office:value-type="float" office:value="46697.9685046875" calcext:value-type="float">
            <text:p>46.698 </text:p>
          </table:table-cell>
          <table:table-cell table:style-name="ce18" table:formula="of:=(IF([.$A34]*[.Q$28]&lt;=[.$B$8];[.$A34]*[.Q$28]*[.$B$9];IF(AND([.$A34]*[.Q$28]&gt;[.$B$8];[.$A34]*[.Q$28]&lt;=[.$C$8]);[.$A34]*[.Q$28]*[.$C$9];IF(AND([.$A34]*[.Q$28]&gt;[.$C$8];[.$A34]*[.Q$28]&lt;[.$D$8]);[.$A34]*[.Q$28]*[.$D$9];[.$A34]*[.Q$28]*[.$E$9]))))*[.$F$9]" office:value-type="float" office:value="48032.19617625" calcext:value-type="float">
            <text:p>48.032 </text:p>
          </table:table-cell>
          <table:table-cell table:style-name="ce18" table:formula="of:=(IF([.$A34]*[.R$28]&lt;=[.$B$8];[.$A34]*[.R$28]*[.$B$9];IF(AND([.$A34]*[.R$28]&gt;[.$B$8];[.$A34]*[.R$28]&lt;=[.$C$8]);[.$A34]*[.R$28]*[.$C$9];IF(AND([.$A34]*[.R$28]&gt;[.$C$8];[.$A34]*[.R$28]&lt;[.$D$8]);[.$A34]*[.R$28]*[.$D$9];[.$A34]*[.R$28]*[.$E$9]))))*[.$F$9]" office:value-type="float" office:value="49366.4238478125" calcext:value-type="float">
            <text:p>49.366 </text:p>
          </table:table-cell>
          <table:table-cell table:style-name="ce5" table:formula="of:=+[.S33]+0.5" office:value-type="float" office:value="4.5" calcext:value-type="float">
            <text:p>4,50 </text:p>
          </table:table-cell>
          <table:table-cell table:number-columns-repeated="45"/>
        </table:table-row>
        <table:table-row table:style-name="ro1">
          <table:table-cell table:style-name="ce8" table:formula="of:=+[.A34]+0.5" office:value-type="float" office:value="5" calcext:value-type="float">
            <text:p>5,00 </text:p>
          </table:table-cell>
          <table:table-cell table:style-name="ce21" table:formula="of:=(IF([.$A35]*[.B$28]&lt;=[.$B$8];[.$A35]*[.B$28]*[.$B$9];IF(AND([.$A35]*[.B$28]&gt;[.$B$8];[.$A35]*[.B$28]&lt;=[.$C$8]);[.$A35]*[.B$28]*[.$C$9];IF(AND([.$A35]*[.B$28]&gt;[.$C$8];[.$A35]*[.B$28]&lt;[.$D$8]);[.$A35]*[.B$28]*[.$D$9];[.$A35]*[.B$28]*[.$E$9]))))*[.$F$9]" office:value-type="float" office:value="31131.979003125" calcext:value-type="float">
            <text:p>31.132 </text:p>
          </table:table-cell>
          <table:table-cell table:style-name="ce21" table:formula="of:=(IF([.$A35]*[.C$28]&lt;=[.$B$8];[.$A35]*[.C$28]*[.$B$9];IF(AND([.$A35]*[.C$28]&gt;[.$B$8];[.$A35]*[.C$28]&lt;=[.$C$8]);[.$A35]*[.C$28]*[.$C$9];IF(AND([.$A35]*[.C$28]&gt;[.$C$8];[.$A35]*[.C$28]&lt;[.$D$8]);[.$A35]*[.C$28]*[.$D$9];[.$A35]*[.C$28]*[.$E$9]))))*[.$F$9]" office:value-type="float" office:value="32614.45419375" calcext:value-type="float">
            <text:p>32.614 </text:p>
          </table:table-cell>
          <table:table-cell table:style-name="ce21" table:formula="of:=(IF([.$A35]*[.D$28]&lt;=[.$B$8];[.$A35]*[.D$28]*[.$B$9];IF(AND([.$A35]*[.D$28]&gt;[.$B$8];[.$A35]*[.D$28]&lt;=[.$C$8]);[.$A35]*[.D$28]*[.$C$9];IF(AND([.$A35]*[.D$28]&gt;[.$C$8];[.$A35]*[.D$28]&lt;[.$D$8]);[.$A35]*[.D$28]*[.$D$9];[.$A35]*[.D$28]*[.$E$9]))))*[.$F$9]" office:value-type="float" office:value="34096.929384375" calcext:value-type="float">
            <text:p>34.097 </text:p>
          </table:table-cell>
          <table:table-cell table:style-name="ce21" table:formula="of:=(IF([.$A35]*[.E$28]&lt;=[.$B$8];[.$A35]*[.E$28]*[.$B$9];IF(AND([.$A35]*[.E$28]&gt;[.$B$8];[.$A35]*[.E$28]&lt;=[.$C$8]);[.$A35]*[.E$28]*[.$C$9];IF(AND([.$A35]*[.E$28]&gt;[.$C$8];[.$A35]*[.E$28]&lt;[.$D$8]);[.$A35]*[.E$28]*[.$D$9];[.$A35]*[.E$28]*[.$E$9]))))*[.$F$9]" office:value-type="float" office:value="35579.404575" calcext:value-type="float">
            <text:p>35.579 </text:p>
          </table:table-cell>
          <table:table-cell table:style-name="ce21" table:formula="of:=(IF([.$A35]*[.F$28]&lt;=[.$B$8];[.$A35]*[.F$28]*[.$B$9];IF(AND([.$A35]*[.F$28]&gt;[.$B$8];[.$A35]*[.F$28]&lt;=[.$C$8]);[.$A35]*[.F$28]*[.$C$9];IF(AND([.$A35]*[.F$28]&gt;[.$C$8];[.$A35]*[.F$28]&lt;[.$D$8]);[.$A35]*[.F$28]*[.$D$9];[.$A35]*[.F$28]*[.$E$9]))))*[.$F$9]" office:value-type="float" office:value="37061.879765625" calcext:value-type="float">
            <text:p>37.062 </text:p>
          </table:table-cell>
          <table:table-cell table:style-name="ce21" table:formula="of:=(IF([.$A35]*[.G$28]&lt;=[.$B$8];[.$A35]*[.G$28]*[.$B$9];IF(AND([.$A35]*[.G$28]&gt;[.$B$8];[.$A35]*[.G$28]&lt;=[.$C$8]);[.$A35]*[.G$28]*[.$C$9];IF(AND([.$A35]*[.G$28]&gt;[.$C$8];[.$A35]*[.G$28]&lt;[.$D$8]);[.$A35]*[.G$28]*[.$D$9];[.$A35]*[.G$28]*[.$E$9]))))*[.$F$9]" office:value-type="float" office:value="38544.35495625" calcext:value-type="float">
            <text:p>38.544 </text:p>
          </table:table-cell>
          <table:table-cell table:style-name="ce21" table:formula="of:=(IF([.$A35]*[.H$28]&lt;=[.$B$8];[.$A35]*[.H$28]*[.$B$9];IF(AND([.$A35]*[.H$28]&gt;[.$B$8];[.$A35]*[.H$28]&lt;=[.$C$8]);[.$A35]*[.H$28]*[.$C$9];IF(AND([.$A35]*[.H$28]&gt;[.$C$8];[.$A35]*[.H$28]&lt;[.$D$8]);[.$A35]*[.H$28]*[.$D$9];[.$A35]*[.H$28]*[.$E$9]))))*[.$F$9]" office:value-type="float" office:value="40026.830146875" calcext:value-type="float">
            <text:p>40.027 </text:p>
          </table:table-cell>
          <table:table-cell table:style-name="ce21" table:formula="of:=(IF([.$A35]*[.I$28]&lt;=[.$B$8];[.$A35]*[.I$28]*[.$B$9];IF(AND([.$A35]*[.I$28]&gt;[.$B$8];[.$A35]*[.I$28]&lt;=[.$C$8]);[.$A35]*[.I$28]*[.$C$9];IF(AND([.$A35]*[.I$28]&gt;[.$C$8];[.$A35]*[.I$28]&lt;[.$D$8]);[.$A35]*[.I$28]*[.$D$9];[.$A35]*[.I$28]*[.$E$9]))))*[.$F$9]" office:value-type="float" office:value="41509.3053375" calcext:value-type="float">
            <text:p>41.509 </text:p>
          </table:table-cell>
          <table:table-cell table:style-name="ce21" table:formula="of:=(IF([.$A35]*[.J$28]&lt;=[.$B$8];[.$A35]*[.J$28]*[.$B$9];IF(AND([.$A35]*[.J$28]&gt;[.$B$8];[.$A35]*[.J$28]&lt;=[.$C$8]);[.$A35]*[.J$28]*[.$C$9];IF(AND([.$A35]*[.J$28]&gt;[.$C$8];[.$A35]*[.J$28]&lt;[.$D$8]);[.$A35]*[.J$28]*[.$D$9];[.$A35]*[.J$28]*[.$E$9]))))*[.$F$9]" office:value-type="float" office:value="42991.780528125" calcext:value-type="float">
            <text:p>42.992 </text:p>
          </table:table-cell>
          <table:table-cell table:style-name="ce21" table:formula="of:=(IF([.$A35]*[.K$28]&lt;=[.$B$8];[.$A35]*[.K$28]*[.$B$9];IF(AND([.$A35]*[.K$28]&gt;[.$B$8];[.$A35]*[.K$28]&lt;=[.$C$8]);[.$A35]*[.K$28]*[.$C$9];IF(AND([.$A35]*[.K$28]&gt;[.$C$8];[.$A35]*[.K$28]&lt;[.$D$8]);[.$A35]*[.K$28]*[.$D$9];[.$A35]*[.K$28]*[.$E$9]))))*[.$F$9]" office:value-type="float" office:value="44474.25571875" calcext:value-type="float">
            <text:p>44.474 </text:p>
          </table:table-cell>
          <table:table-cell table:style-name="ce21" table:formula="of:=(IF([.$A35]*[.L$28]&lt;=[.$B$8];[.$A35]*[.L$28]*[.$B$9];IF(AND([.$A35]*[.L$28]&gt;[.$B$8];[.$A35]*[.L$28]&lt;=[.$C$8]);[.$A35]*[.L$28]*[.$C$9];IF(AND([.$A35]*[.L$28]&gt;[.$C$8];[.$A35]*[.L$28]&lt;[.$D$8]);[.$A35]*[.L$28]*[.$D$9];[.$A35]*[.L$28]*[.$E$9]))))*[.$F$9]" office:value-type="float" office:value="45956.730909375" calcext:value-type="float">
            <text:p>45.957 </text:p>
          </table:table-cell>
          <table:table-cell table:style-name="ce21" table:formula="of:=(IF([.$A35]*[.M$28]&lt;=[.$B$8];[.$A35]*[.M$28]*[.$B$9];IF(AND([.$A35]*[.M$28]&gt;[.$B$8];[.$A35]*[.M$28]&lt;=[.$C$8]);[.$A35]*[.M$28]*[.$C$9];IF(AND([.$A35]*[.M$28]&gt;[.$C$8];[.$A35]*[.M$28]&lt;[.$D$8]);[.$A35]*[.M$28]*[.$D$9];[.$A35]*[.M$28]*[.$E$9]))))*[.$F$9]" office:value-type="float" office:value="47439.2061" calcext:value-type="float">
            <text:p>47.439 </text:p>
          </table:table-cell>
          <table:table-cell table:style-name="ce21" table:formula="of:=(IF([.$A35]*[.N$28]&lt;=[.$B$8];[.$A35]*[.N$28]*[.$B$9];IF(AND([.$A35]*[.N$28]&gt;[.$B$8];[.$A35]*[.N$28]&lt;=[.$C$8]);[.$A35]*[.N$28]*[.$C$9];IF(AND([.$A35]*[.N$28]&gt;[.$C$8];[.$A35]*[.N$28]&lt;[.$D$8]);[.$A35]*[.N$28]*[.$D$9];[.$A35]*[.N$28]*[.$E$9]))))*[.$F$9]" office:value-type="float" office:value="48921.681290625" calcext:value-type="float">
            <text:p>48.922 </text:p>
          </table:table-cell>
          <table:table-cell table:style-name="ce21" table:formula="of:=(IF([.$A35]*[.O$28]&lt;=[.$B$8];[.$A35]*[.O$28]*[.$B$9];IF(AND([.$A35]*[.O$28]&gt;[.$B$8];[.$A35]*[.O$28]&lt;=[.$C$8]);[.$A35]*[.O$28]*[.$C$9];IF(AND([.$A35]*[.O$28]&gt;[.$C$8];[.$A35]*[.O$28]&lt;[.$D$8]);[.$A35]*[.O$28]*[.$D$9];[.$A35]*[.O$28]*[.$E$9]))))*[.$F$9]" office:value-type="float" office:value="50404.15648125" calcext:value-type="float">
            <text:p>50.404 </text:p>
          </table:table-cell>
          <table:table-cell table:style-name="ce21" table:formula="of:=(IF([.$A35]*[.P$28]&lt;=[.$B$8];[.$A35]*[.P$28]*[.$B$9];IF(AND([.$A35]*[.P$28]&gt;[.$B$8];[.$A35]*[.P$28]&lt;=[.$C$8]);[.$A35]*[.P$28]*[.$C$9];IF(AND([.$A35]*[.P$28]&gt;[.$C$8];[.$A35]*[.P$28]&lt;[.$D$8]);[.$A35]*[.P$28]*[.$D$9];[.$A35]*[.P$28]*[.$E$9]))))*[.$F$9]" office:value-type="float" office:value="51886.631671875" calcext:value-type="float">
            <text:p>51.887 </text:p>
          </table:table-cell>
          <table:table-cell table:style-name="ce21" table:formula="of:=(IF([.$A35]*[.Q$28]&lt;=[.$B$8];[.$A35]*[.Q$28]*[.$B$9];IF(AND([.$A35]*[.Q$28]&gt;[.$B$8];[.$A35]*[.Q$28]&lt;=[.$C$8]);[.$A35]*[.Q$28]*[.$C$9];IF(AND([.$A35]*[.Q$28]&gt;[.$C$8];[.$A35]*[.Q$28]&lt;[.$D$8]);[.$A35]*[.Q$28]*[.$D$9];[.$A35]*[.Q$28]*[.$E$9]))))*[.$F$9]" office:value-type="float" office:value="53369.1068625" calcext:value-type="float">
            <text:p>53.369 </text:p>
          </table:table-cell>
          <table:table-cell table:style-name="ce21" table:formula="of:=(IF([.$A35]*[.R$28]&lt;=[.$B$8];[.$A35]*[.R$28]*[.$B$9];IF(AND([.$A35]*[.R$28]&gt;[.$B$8];[.$A35]*[.R$28]&lt;=[.$C$8]);[.$A35]*[.R$28]*[.$C$9];IF(AND([.$A35]*[.R$28]&gt;[.$C$8];[.$A35]*[.R$28]&lt;[.$D$8]);[.$A35]*[.R$28]*[.$D$9];[.$A35]*[.R$28]*[.$E$9]))))*[.$F$9]" office:value-type="float" office:value="54851.582053125" calcext:value-type="float">
            <text:p>54.852 </text:p>
          </table:table-cell>
          <table:table-cell table:style-name="ce8" table:formula="of:=+[.S34]+0.5" office:value-type="float" office:value="5" calcext:value-type="float">
            <text:p>5,00 </text:p>
          </table:table-cell>
          <table:table-cell table:number-columns-repeated="45"/>
        </table:table-row>
        <table:table-row table:style-name="ro1">
          <table:table-cell table:style-name="ce5" table:formula="of:=+[.A35]+0.5" office:value-type="float" office:value="5.5" calcext:value-type="float">
            <text:p>5,50 </text:p>
          </table:table-cell>
          <table:table-cell table:style-name="ce18" table:formula="of:=(IF([.$A36]*[.B$28]&lt;=[.$B$8];[.$A36]*[.B$28]*[.$B$9];IF(AND([.$A36]*[.B$28]&gt;[.$B$8];[.$A36]*[.B$28]&lt;=[.$C$8]);[.$A36]*[.B$28]*[.$C$9];IF(AND([.$A36]*[.B$28]&gt;[.$C$8];[.$A36]*[.B$28]&lt;[.$D$8]);[.$A36]*[.B$28]*[.$D$9];[.$A36]*[.B$28]*[.$E$9]))))*[.$F$9]" office:value-type="float" office:value="34245.1769034375" calcext:value-type="float">
            <text:p>34.245 </text:p>
          </table:table-cell>
          <table:table-cell table:style-name="ce18" table:formula="of:=(IF([.$A36]*[.C$28]&lt;=[.$B$8];[.$A36]*[.C$28]*[.$B$9];IF(AND([.$A36]*[.C$28]&gt;[.$B$8];[.$A36]*[.C$28]&lt;=[.$C$8]);[.$A36]*[.C$28]*[.$C$9];IF(AND([.$A36]*[.C$28]&gt;[.$C$8];[.$A36]*[.C$28]&lt;[.$D$8]);[.$A36]*[.C$28]*[.$D$9];[.$A36]*[.C$28]*[.$E$9]))))*[.$F$9]" office:value-type="float" office:value="35875.899613125" calcext:value-type="float">
            <text:p>35.876 </text:p>
          </table:table-cell>
          <table:table-cell table:style-name="ce18" table:formula="of:=(IF([.$A36]*[.D$28]&lt;=[.$B$8];[.$A36]*[.D$28]*[.$B$9];IF(AND([.$A36]*[.D$28]&gt;[.$B$8];[.$A36]*[.D$28]&lt;=[.$C$8]);[.$A36]*[.D$28]*[.$C$9];IF(AND([.$A36]*[.D$28]&gt;[.$C$8];[.$A36]*[.D$28]&lt;[.$D$8]);[.$A36]*[.D$28]*[.$D$9];[.$A36]*[.D$28]*[.$E$9]))))*[.$F$9]" office:value-type="float" office:value="37506.6223228125" calcext:value-type="float">
            <text:p>37.507 </text:p>
          </table:table-cell>
          <table:table-cell table:style-name="ce18" table:formula="of:=(IF([.$A36]*[.E$28]&lt;=[.$B$8];[.$A36]*[.E$28]*[.$B$9];IF(AND([.$A36]*[.E$28]&gt;[.$B$8];[.$A36]*[.E$28]&lt;=[.$C$8]);[.$A36]*[.E$28]*[.$C$9];IF(AND([.$A36]*[.E$28]&gt;[.$C$8];[.$A36]*[.E$28]&lt;[.$D$8]);[.$A36]*[.E$28]*[.$D$9];[.$A36]*[.E$28]*[.$E$9]))))*[.$F$9]" office:value-type="float" office:value="39137.3450325" calcext:value-type="float">
            <text:p>39.137 </text:p>
          </table:table-cell>
          <table:table-cell table:style-name="ce18" table:formula="of:=(IF([.$A36]*[.F$28]&lt;=[.$B$8];[.$A36]*[.F$28]*[.$B$9];IF(AND([.$A36]*[.F$28]&gt;[.$B$8];[.$A36]*[.F$28]&lt;=[.$C$8]);[.$A36]*[.F$28]*[.$C$9];IF(AND([.$A36]*[.F$28]&gt;[.$C$8];[.$A36]*[.F$28]&lt;[.$D$8]);[.$A36]*[.F$28]*[.$D$9];[.$A36]*[.F$28]*[.$E$9]))))*[.$F$9]" office:value-type="float" office:value="40768.0677421875" calcext:value-type="float">
            <text:p>40.768 </text:p>
          </table:table-cell>
          <table:table-cell table:style-name="ce18" table:formula="of:=(IF([.$A36]*[.G$28]&lt;=[.$B$8];[.$A36]*[.G$28]*[.$B$9];IF(AND([.$A36]*[.G$28]&gt;[.$B$8];[.$A36]*[.G$28]&lt;=[.$C$8]);[.$A36]*[.G$28]*[.$C$9];IF(AND([.$A36]*[.G$28]&gt;[.$C$8];[.$A36]*[.G$28]&lt;[.$D$8]);[.$A36]*[.G$28]*[.$D$9];[.$A36]*[.G$28]*[.$E$9]))))*[.$F$9]" office:value-type="float" office:value="42398.790451875" calcext:value-type="float">
            <text:p>42.399 </text:p>
          </table:table-cell>
          <table:table-cell table:style-name="ce18" table:formula="of:=(IF([.$A36]*[.H$28]&lt;=[.$B$8];[.$A36]*[.H$28]*[.$B$9];IF(AND([.$A36]*[.H$28]&gt;[.$B$8];[.$A36]*[.H$28]&lt;=[.$C$8]);[.$A36]*[.H$28]*[.$C$9];IF(AND([.$A36]*[.H$28]&gt;[.$C$8];[.$A36]*[.H$28]&lt;[.$D$8]);[.$A36]*[.H$28]*[.$D$9];[.$A36]*[.H$28]*[.$E$9]))))*[.$F$9]" office:value-type="float" office:value="44029.5131615625" calcext:value-type="float">
            <text:p>44.030 </text:p>
          </table:table-cell>
          <table:table-cell table:style-name="ce18" table:formula="of:=(IF([.$A36]*[.I$28]&lt;=[.$B$8];[.$A36]*[.I$28]*[.$B$9];IF(AND([.$A36]*[.I$28]&gt;[.$B$8];[.$A36]*[.I$28]&lt;=[.$C$8]);[.$A36]*[.I$28]*[.$C$9];IF(AND([.$A36]*[.I$28]&gt;[.$C$8];[.$A36]*[.I$28]&lt;[.$D$8]);[.$A36]*[.I$28]*[.$D$9];[.$A36]*[.I$28]*[.$E$9]))))*[.$F$9]" office:value-type="float" office:value="45660.23587125" calcext:value-type="float">
            <text:p>45.660 </text:p>
          </table:table-cell>
          <table:table-cell table:style-name="ce18" table:formula="of:=(IF([.$A36]*[.J$28]&lt;=[.$B$8];[.$A36]*[.J$28]*[.$B$9];IF(AND([.$A36]*[.J$28]&gt;[.$B$8];[.$A36]*[.J$28]&lt;=[.$C$8]);[.$A36]*[.J$28]*[.$C$9];IF(AND([.$A36]*[.J$28]&gt;[.$C$8];[.$A36]*[.J$28]&lt;[.$D$8]);[.$A36]*[.J$28]*[.$D$9];[.$A36]*[.J$28]*[.$E$9]))))*[.$F$9]" office:value-type="float" office:value="47290.9585809375" calcext:value-type="float">
            <text:p>47.291 </text:p>
          </table:table-cell>
          <table:table-cell table:style-name="ce18" table:formula="of:=(IF([.$A36]*[.K$28]&lt;=[.$B$8];[.$A36]*[.K$28]*[.$B$9];IF(AND([.$A36]*[.K$28]&gt;[.$B$8];[.$A36]*[.K$28]&lt;=[.$C$8]);[.$A36]*[.K$28]*[.$C$9];IF(AND([.$A36]*[.K$28]&gt;[.$C$8];[.$A36]*[.K$28]&lt;[.$D$8]);[.$A36]*[.K$28]*[.$D$9];[.$A36]*[.K$28]*[.$E$9]))))*[.$F$9]" office:value-type="float" office:value="48921.681290625" calcext:value-type="float">
            <text:p>48.922 </text:p>
          </table:table-cell>
          <table:table-cell table:style-name="ce30" table:formula="of:=(IF([.$A36]*[.L$28]&lt;=[.$B$8];[.$A36]*[.L$28]*[.$B$9];IF(AND([.$A36]*[.L$28]&gt;[.$B$8];[.$A36]*[.L$28]&lt;=[.$C$8]);[.$A36]*[.L$28]*[.$C$9];IF(AND([.$A36]*[.L$28]&gt;[.$C$8];[.$A36]*[.L$28]&lt;[.$D$8]);[.$A36]*[.L$28]*[.$D$9];[.$A36]*[.L$28]*[.$E$9]))))*[.$F$9]" office:value-type="float" office:value="50552.4040003125" calcext:value-type="float">
            <text:p>50.552 </text:p>
          </table:table-cell>
          <table:table-cell table:style-name="ce18" table:formula="of:=(IF([.$A36]*[.M$28]&lt;=[.$B$8];[.$A36]*[.M$28]*[.$B$9];IF(AND([.$A36]*[.M$28]&gt;[.$B$8];[.$A36]*[.M$28]&lt;=[.$C$8]);[.$A36]*[.M$28]*[.$C$9];IF(AND([.$A36]*[.M$28]&gt;[.$C$8];[.$A36]*[.M$28]&lt;[.$D$8]);[.$A36]*[.M$28]*[.$D$9];[.$A36]*[.M$28]*[.$E$9]))))*[.$F$9]" office:value-type="float" office:value="52183.12671" calcext:value-type="float">
            <text:p>52.183 </text:p>
          </table:table-cell>
          <table:table-cell table:style-name="ce18" table:formula="of:=(IF([.$A36]*[.N$28]&lt;=[.$B$8];[.$A36]*[.N$28]*[.$B$9];IF(AND([.$A36]*[.N$28]&gt;[.$B$8];[.$A36]*[.N$28]&lt;=[.$C$8]);[.$A36]*[.N$28]*[.$C$9];IF(AND([.$A36]*[.N$28]&gt;[.$C$8];[.$A36]*[.N$28]&lt;[.$D$8]);[.$A36]*[.N$28]*[.$D$9];[.$A36]*[.N$28]*[.$E$9]))))*[.$F$9]" office:value-type="float" office:value="53813.8494196875" calcext:value-type="float">
            <text:p>53.814 </text:p>
          </table:table-cell>
          <table:table-cell table:style-name="ce18" table:formula="of:=(IF([.$A36]*[.O$28]&lt;=[.$B$8];[.$A36]*[.O$28]*[.$B$9];IF(AND([.$A36]*[.O$28]&gt;[.$B$8];[.$A36]*[.O$28]&lt;=[.$C$8]);[.$A36]*[.O$28]*[.$C$9];IF(AND([.$A36]*[.O$28]&gt;[.$C$8];[.$A36]*[.O$28]&lt;[.$D$8]);[.$A36]*[.O$28]*[.$D$9];[.$A36]*[.O$28]*[.$E$9]))))*[.$F$9]" office:value-type="float" office:value="55444.572129375" calcext:value-type="float">
            <text:p>55.445 </text:p>
          </table:table-cell>
          <table:table-cell table:style-name="ce18" table:formula="of:=(IF([.$A36]*[.P$28]&lt;=[.$B$8];[.$A36]*[.P$28]*[.$B$9];IF(AND([.$A36]*[.P$28]&gt;[.$B$8];[.$A36]*[.P$28]&lt;=[.$C$8]);[.$A36]*[.P$28]*[.$C$9];IF(AND([.$A36]*[.P$28]&gt;[.$C$8];[.$A36]*[.P$28]&lt;[.$D$8]);[.$A36]*[.P$28]*[.$D$9];[.$A36]*[.P$28]*[.$E$9]))))*[.$F$9]" office:value-type="float" office:value="57075.2948390625" calcext:value-type="float">
            <text:p>57.075 </text:p>
          </table:table-cell>
          <table:table-cell table:style-name="ce18" table:formula="of:=(IF([.$A36]*[.Q$28]&lt;=[.$B$8];[.$A36]*[.Q$28]*[.$B$9];IF(AND([.$A36]*[.Q$28]&gt;[.$B$8];[.$A36]*[.Q$28]&lt;=[.$C$8]);[.$A36]*[.Q$28]*[.$C$9];IF(AND([.$A36]*[.Q$28]&gt;[.$C$8];[.$A36]*[.Q$28]&lt;[.$D$8]);[.$A36]*[.Q$28]*[.$D$9];[.$A36]*[.Q$28]*[.$E$9]))))*[.$F$9]" office:value-type="float" office:value="58706.01754875" calcext:value-type="float">
            <text:p>58.706 </text:p>
          </table:table-cell>
          <table:table-cell table:style-name="ce18" table:formula="of:=(IF([.$A36]*[.R$28]&lt;=[.$B$8];[.$A36]*[.R$28]*[.$B$9];IF(AND([.$A36]*[.R$28]&gt;[.$B$8];[.$A36]*[.R$28]&lt;=[.$C$8]);[.$A36]*[.R$28]*[.$C$9];IF(AND([.$A36]*[.R$28]&gt;[.$C$8];[.$A36]*[.R$28]&lt;[.$D$8]);[.$A36]*[.R$28]*[.$D$9];[.$A36]*[.R$28]*[.$E$9]))))*[.$F$9]" office:value-type="float" office:value="60336.7402584375" calcext:value-type="float">
            <text:p>60.337 </text:p>
          </table:table-cell>
          <table:table-cell table:style-name="ce5" table:formula="of:=+[.S35]+0.5" office:value-type="float" office:value="5.5" calcext:value-type="float">
            <text:p>5,50 </text:p>
          </table:table-cell>
          <table:table-cell table:number-columns-repeated="45"/>
        </table:table-row>
        <table:table-row table:style-name="ro1">
          <table:table-cell table:style-name="ce5" table:formula="of:=+[.A36]+0.5" office:value-type="float" office:value="6" calcext:value-type="float">
            <text:p>6,00 </text:p>
          </table:table-cell>
          <table:table-cell table:style-name="ce18" table:formula="of:=(IF([.$A37]*[.B$28]&lt;=[.$B$8];[.$A37]*[.B$28]*[.$B$9];IF(AND([.$A37]*[.B$28]&gt;[.$B$8];[.$A37]*[.B$28]&lt;=[.$C$8]);[.$A37]*[.B$28]*[.$C$9];IF(AND([.$A37]*[.B$28]&gt;[.$C$8];[.$A37]*[.B$28]&lt;[.$D$8]);[.$A37]*[.B$28]*[.$D$9];[.$A37]*[.B$28]*[.$E$9]))))*[.$F$9]" office:value-type="float" office:value="37358.37480375" calcext:value-type="float">
            <text:p>37.358 </text:p>
          </table:table-cell>
          <table:table-cell table:style-name="ce18" table:formula="of:=(IF([.$A37]*[.C$28]&lt;=[.$B$8];[.$A37]*[.C$28]*[.$B$9];IF(AND([.$A37]*[.C$28]&gt;[.$B$8];[.$A37]*[.C$28]&lt;=[.$C$8]);[.$A37]*[.C$28]*[.$C$9];IF(AND([.$A37]*[.C$28]&gt;[.$C$8];[.$A37]*[.C$28]&lt;[.$D$8]);[.$A37]*[.C$28]*[.$D$9];[.$A37]*[.C$28]*[.$E$9]))))*[.$F$9]" office:value-type="float" office:value="39137.3450325" calcext:value-type="float">
            <text:p>39.137 </text:p>
          </table:table-cell>
          <table:table-cell table:style-name="ce18" table:formula="of:=(IF([.$A37]*[.D$28]&lt;=[.$B$8];[.$A37]*[.D$28]*[.$B$9];IF(AND([.$A37]*[.D$28]&gt;[.$B$8];[.$A37]*[.D$28]&lt;=[.$C$8]);[.$A37]*[.D$28]*[.$C$9];IF(AND([.$A37]*[.D$28]&gt;[.$C$8];[.$A37]*[.D$28]&lt;[.$D$8]);[.$A37]*[.D$28]*[.$D$9];[.$A37]*[.D$28]*[.$E$9]))))*[.$F$9]" office:value-type="float" office:value="40916.31526125" calcext:value-type="float">
            <text:p>40.916 </text:p>
          </table:table-cell>
          <table:table-cell table:style-name="ce18" table:formula="of:=(IF([.$A37]*[.E$28]&lt;=[.$B$8];[.$A37]*[.E$28]*[.$B$9];IF(AND([.$A37]*[.E$28]&gt;[.$B$8];[.$A37]*[.E$28]&lt;=[.$C$8]);[.$A37]*[.E$28]*[.$C$9];IF(AND([.$A37]*[.E$28]&gt;[.$C$8];[.$A37]*[.E$28]&lt;[.$D$8]);[.$A37]*[.E$28]*[.$D$9];[.$A37]*[.E$28]*[.$E$9]))))*[.$F$9]" office:value-type="float" office:value="42695.28549" calcext:value-type="float">
            <text:p>42.695 </text:p>
          </table:table-cell>
          <table:table-cell table:style-name="ce18" table:formula="of:=(IF([.$A37]*[.F$28]&lt;=[.$B$8];[.$A37]*[.F$28]*[.$B$9];IF(AND([.$A37]*[.F$28]&gt;[.$B$8];[.$A37]*[.F$28]&lt;=[.$C$8]);[.$A37]*[.F$28]*[.$C$9];IF(AND([.$A37]*[.F$28]&gt;[.$C$8];[.$A37]*[.F$28]&lt;[.$D$8]);[.$A37]*[.F$28]*[.$D$9];[.$A37]*[.F$28]*[.$E$9]))))*[.$F$9]" office:value-type="float" office:value="44474.25571875" calcext:value-type="float">
            <text:p>44.474 </text:p>
          </table:table-cell>
          <table:table-cell table:style-name="ce18" table:formula="of:=(IF([.$A37]*[.G$28]&lt;=[.$B$8];[.$A37]*[.G$28]*[.$B$9];IF(AND([.$A37]*[.G$28]&gt;[.$B$8];[.$A37]*[.G$28]&lt;=[.$C$8]);[.$A37]*[.G$28]*[.$C$9];IF(AND([.$A37]*[.G$28]&gt;[.$C$8];[.$A37]*[.G$28]&lt;[.$D$8]);[.$A37]*[.G$28]*[.$D$9];[.$A37]*[.G$28]*[.$E$9]))))*[.$F$9]" office:value-type="float" office:value="46253.2259475" calcext:value-type="float">
            <text:p>46.253 </text:p>
          </table:table-cell>
          <table:table-cell table:style-name="ce18" table:formula="of:=(IF([.$A37]*[.H$28]&lt;=[.$B$8];[.$A37]*[.H$28]*[.$B$9];IF(AND([.$A37]*[.H$28]&gt;[.$B$8];[.$A37]*[.H$28]&lt;=[.$C$8]);[.$A37]*[.H$28]*[.$C$9];IF(AND([.$A37]*[.H$28]&gt;[.$C$8];[.$A37]*[.H$28]&lt;[.$D$8]);[.$A37]*[.H$28]*[.$D$9];[.$A37]*[.H$28]*[.$E$9]))))*[.$F$9]" office:value-type="float" office:value="48032.19617625" calcext:value-type="float">
            <text:p>48.032 </text:p>
          </table:table-cell>
          <table:table-cell table:style-name="ce18" table:formula="of:=(IF([.$A37]*[.I$28]&lt;=[.$B$8];[.$A37]*[.I$28]*[.$B$9];IF(AND([.$A37]*[.I$28]&gt;[.$B$8];[.$A37]*[.I$28]&lt;=[.$C$8]);[.$A37]*[.I$28]*[.$C$9];IF(AND([.$A37]*[.I$28]&gt;[.$C$8];[.$A37]*[.I$28]&lt;[.$D$8]);[.$A37]*[.I$28]*[.$D$9];[.$A37]*[.I$28]*[.$E$9]))))*[.$F$9]" office:value-type="float" office:value="49811.166405" calcext:value-type="float">
            <text:p>49.811 </text:p>
          </table:table-cell>
          <table:table-cell table:style-name="ce18" table:formula="of:=(IF([.$A37]*[.J$28]&lt;=[.$B$8];[.$A37]*[.J$28]*[.$B$9];IF(AND([.$A37]*[.J$28]&gt;[.$B$8];[.$A37]*[.J$28]&lt;=[.$C$8]);[.$A37]*[.J$28]*[.$C$9];IF(AND([.$A37]*[.J$28]&gt;[.$C$8];[.$A37]*[.J$28]&lt;[.$D$8]);[.$A37]*[.J$28]*[.$D$9];[.$A37]*[.J$28]*[.$E$9]))))*[.$F$9]" office:value-type="float" office:value="51590.13663375" calcext:value-type="float">
            <text:p>51.590 </text:p>
          </table:table-cell>
          <table:table-cell table:style-name="ce18" table:formula="of:=(IF([.$A37]*[.K$28]&lt;=[.$B$8];[.$A37]*[.K$28]*[.$B$9];IF(AND([.$A37]*[.K$28]&gt;[.$B$8];[.$A37]*[.K$28]&lt;=[.$C$8]);[.$A37]*[.K$28]*[.$C$9];IF(AND([.$A37]*[.K$28]&gt;[.$C$8];[.$A37]*[.K$28]&lt;[.$D$8]);[.$A37]*[.K$28]*[.$D$9];[.$A37]*[.K$28]*[.$E$9]))))*[.$F$9]" office:value-type="float" office:value="53369.1068625" calcext:value-type="float">
            <text:p>53.369 </text:p>
          </table:table-cell>
          <table:table-cell table:style-name="ce18" table:formula="of:=(IF([.$A37]*[.L$28]&lt;=[.$B$8];[.$A37]*[.L$28]*[.$B$9];IF(AND([.$A37]*[.L$28]&gt;[.$B$8];[.$A37]*[.L$28]&lt;=[.$C$8]);[.$A37]*[.L$28]*[.$C$9];IF(AND([.$A37]*[.L$28]&gt;[.$C$8];[.$A37]*[.L$28]&lt;[.$D$8]);[.$A37]*[.L$28]*[.$D$9];[.$A37]*[.L$28]*[.$E$9]))))*[.$F$9]" office:value-type="float" office:value="55148.07709125" calcext:value-type="float">
            <text:p>55.148 </text:p>
          </table:table-cell>
          <table:table-cell table:style-name="ce18" table:formula="of:=(IF([.$A37]*[.M$28]&lt;=[.$B$8];[.$A37]*[.M$28]*[.$B$9];IF(AND([.$A37]*[.M$28]&gt;[.$B$8];[.$A37]*[.M$28]&lt;=[.$C$8]);[.$A37]*[.M$28]*[.$C$9];IF(AND([.$A37]*[.M$28]&gt;[.$C$8];[.$A37]*[.M$28]&lt;[.$D$8]);[.$A37]*[.M$28]*[.$D$9];[.$A37]*[.M$28]*[.$E$9]))))*[.$F$9]" office:value-type="float" office:value="56927.04732" calcext:value-type="float">
            <text:p>56.927 </text:p>
          </table:table-cell>
          <table:table-cell table:style-name="ce18" table:formula="of:=(IF([.$A37]*[.N$28]&lt;=[.$B$8];[.$A37]*[.N$28]*[.$B$9];IF(AND([.$A37]*[.N$28]&gt;[.$B$8];[.$A37]*[.N$28]&lt;=[.$C$8]);[.$A37]*[.N$28]*[.$C$9];IF(AND([.$A37]*[.N$28]&gt;[.$C$8];[.$A37]*[.N$28]&lt;[.$D$8]);[.$A37]*[.N$28]*[.$D$9];[.$A37]*[.N$28]*[.$E$9]))))*[.$F$9]" office:value-type="float" office:value="58706.01754875" calcext:value-type="float">
            <text:p>58.706 </text:p>
          </table:table-cell>
          <table:table-cell table:style-name="ce18" table:formula="of:=(IF([.$A37]*[.O$28]&lt;=[.$B$8];[.$A37]*[.O$28]*[.$B$9];IF(AND([.$A37]*[.O$28]&gt;[.$B$8];[.$A37]*[.O$28]&lt;=[.$C$8]);[.$A37]*[.O$28]*[.$C$9];IF(AND([.$A37]*[.O$28]&gt;[.$C$8];[.$A37]*[.O$28]&lt;[.$D$8]);[.$A37]*[.O$28]*[.$D$9];[.$A37]*[.O$28]*[.$E$9]))))*[.$F$9]" office:value-type="float" office:value="60484.9877775" calcext:value-type="float">
            <text:p>60.485 </text:p>
          </table:table-cell>
          <table:table-cell table:style-name="ce18" table:formula="of:=(IF([.$A37]*[.P$28]&lt;=[.$B$8];[.$A37]*[.P$28]*[.$B$9];IF(AND([.$A37]*[.P$28]&gt;[.$B$8];[.$A37]*[.P$28]&lt;=[.$C$8]);[.$A37]*[.P$28]*[.$C$9];IF(AND([.$A37]*[.P$28]&gt;[.$C$8];[.$A37]*[.P$28]&lt;[.$D$8]);[.$A37]*[.P$28]*[.$D$9];[.$A37]*[.P$28]*[.$E$9]))))*[.$F$9]" office:value-type="float" office:value="62263.95800625" calcext:value-type="float">
            <text:p>62.264 </text:p>
          </table:table-cell>
          <table:table-cell table:style-name="ce18" table:formula="of:=(IF([.$A37]*[.Q$28]&lt;=[.$B$8];[.$A37]*[.Q$28]*[.$B$9];IF(AND([.$A37]*[.Q$28]&gt;[.$B$8];[.$A37]*[.Q$28]&lt;=[.$C$8]);[.$A37]*[.Q$28]*[.$C$9];IF(AND([.$A37]*[.Q$28]&gt;[.$C$8];[.$A37]*[.Q$28]&lt;[.$D$8]);[.$A37]*[.Q$28]*[.$D$9];[.$A37]*[.Q$28]*[.$E$9]))))*[.$F$9]" office:value-type="float" office:value="64042.928235" calcext:value-type="float">
            <text:p>64.043 </text:p>
          </table:table-cell>
          <table:table-cell table:style-name="ce18" table:formula="of:=(IF([.$A37]*[.R$28]&lt;=[.$B$8];[.$A37]*[.R$28]*[.$B$9];IF(AND([.$A37]*[.R$28]&gt;[.$B$8];[.$A37]*[.R$28]&lt;=[.$C$8]);[.$A37]*[.R$28]*[.$C$9];IF(AND([.$A37]*[.R$28]&gt;[.$C$8];[.$A37]*[.R$28]&lt;[.$D$8]);[.$A37]*[.R$28]*[.$D$9];[.$A37]*[.R$28]*[.$E$9]))))*[.$F$9]" office:value-type="float" office:value="65821.89846375" calcext:value-type="float">
            <text:p>65.822 </text:p>
          </table:table-cell>
          <table:table-cell table:style-name="ce5" table:formula="of:=+[.S36]+0.5" office:value-type="float" office:value="6" calcext:value-type="float">
            <text:p>6,00 </text:p>
          </table:table-cell>
          <table:table-cell table:number-columns-repeated="45"/>
        </table:table-row>
        <table:table-row table:style-name="ro1">
          <table:table-cell table:style-name="ce5" table:formula="of:=+[.A37]+0.5" office:value-type="float" office:value="6.5" calcext:value-type="float">
            <text:p>6,50 </text:p>
          </table:table-cell>
          <table:table-cell table:style-name="ce22" table:formula="of:=(IF([.$A38]*[.B$28]&lt;=[.$B$8];[.$A38]*[.B$28]*[.$B$9];IF(AND([.$A38]*[.B$28]&gt;[.$B$8];[.$A38]*[.B$28]&lt;=[.$C$8]);[.$A38]*[.B$28]*[.$C$9];IF(AND([.$A38]*[.B$28]&gt;[.$C$8];[.$A38]*[.B$28]&lt;[.$D$8]);[.$A38]*[.B$28]*[.$D$9];[.$A38]*[.B$28]*[.$E$9]))))*[.$F$9]" office:value-type="float" office:value="40471.5727040625" calcext:value-type="float">
            <text:p>40.472 </text:p>
          </table:table-cell>
          <table:table-cell table:style-name="ce22" table:formula="of:=(IF([.$A38]*[.C$28]&lt;=[.$B$8];[.$A38]*[.C$28]*[.$B$9];IF(AND([.$A38]*[.C$28]&gt;[.$B$8];[.$A38]*[.C$28]&lt;=[.$C$8]);[.$A38]*[.C$28]*[.$C$9];IF(AND([.$A38]*[.C$28]&gt;[.$C$8];[.$A38]*[.C$28]&lt;[.$D$8]);[.$A38]*[.C$28]*[.$D$9];[.$A38]*[.C$28]*[.$E$9]))))*[.$F$9]" office:value-type="float" office:value="42398.790451875" calcext:value-type="float">
            <text:p>42.399 </text:p>
          </table:table-cell>
          <table:table-cell table:style-name="ce22" table:formula="of:=(IF([.$A38]*[.D$28]&lt;=[.$B$8];[.$A38]*[.D$28]*[.$B$9];IF(AND([.$A38]*[.D$28]&gt;[.$B$8];[.$A38]*[.D$28]&lt;=[.$C$8]);[.$A38]*[.D$28]*[.$C$9];IF(AND([.$A38]*[.D$28]&gt;[.$C$8];[.$A38]*[.D$28]&lt;[.$D$8]);[.$A38]*[.D$28]*[.$D$9];[.$A38]*[.D$28]*[.$E$9]))))*[.$F$9]" office:value-type="float" office:value="44326.0081996875" calcext:value-type="float">
            <text:p>44.326 </text:p>
          </table:table-cell>
          <table:table-cell table:style-name="ce22" table:formula="of:=(IF([.$A38]*[.E$28]&lt;=[.$B$8];[.$A38]*[.E$28]*[.$B$9];IF(AND([.$A38]*[.E$28]&gt;[.$B$8];[.$A38]*[.E$28]&lt;=[.$C$8]);[.$A38]*[.E$28]*[.$C$9];IF(AND([.$A38]*[.E$28]&gt;[.$C$8];[.$A38]*[.E$28]&lt;[.$D$8]);[.$A38]*[.E$28]*[.$D$9];[.$A38]*[.E$28]*[.$E$9]))))*[.$F$9]" office:value-type="float" office:value="46253.2259475" calcext:value-type="float">
            <text:p>46.253 </text:p>
          </table:table-cell>
          <table:table-cell table:style-name="ce22" table:formula="of:=(IF([.$A38]*[.F$28]&lt;=[.$B$8];[.$A38]*[.F$28]*[.$B$9];IF(AND([.$A38]*[.F$28]&gt;[.$B$8];[.$A38]*[.F$28]&lt;=[.$C$8]);[.$A38]*[.F$28]*[.$C$9];IF(AND([.$A38]*[.F$28]&gt;[.$C$8];[.$A38]*[.F$28]&lt;[.$D$8]);[.$A38]*[.F$28]*[.$D$9];[.$A38]*[.F$28]*[.$E$9]))))*[.$F$9]" office:value-type="float" office:value="48180.4436953125" calcext:value-type="float">
            <text:p>48.180 </text:p>
          </table:table-cell>
          <table:table-cell table:style-name="ce22" table:formula="of:=(IF([.$A38]*[.G$28]&lt;=[.$B$8];[.$A38]*[.G$28]*[.$B$9];IF(AND([.$A38]*[.G$28]&gt;[.$B$8];[.$A38]*[.G$28]&lt;=[.$C$8]);[.$A38]*[.G$28]*[.$C$9];IF(AND([.$A38]*[.G$28]&gt;[.$C$8];[.$A38]*[.G$28]&lt;[.$D$8]);[.$A38]*[.G$28]*[.$D$9];[.$A38]*[.G$28]*[.$E$9]))))*[.$F$9]" office:value-type="float" office:value="50107.661443125" calcext:value-type="float">
            <text:p>50.108 </text:p>
          </table:table-cell>
          <table:table-cell table:style-name="ce22" table:formula="of:=(IF([.$A38]*[.H$28]&lt;=[.$B$8];[.$A38]*[.H$28]*[.$B$9];IF(AND([.$A38]*[.H$28]&gt;[.$B$8];[.$A38]*[.H$28]&lt;=[.$C$8]);[.$A38]*[.H$28]*[.$C$9];IF(AND([.$A38]*[.H$28]&gt;[.$C$8];[.$A38]*[.H$28]&lt;[.$D$8]);[.$A38]*[.H$28]*[.$D$9];[.$A38]*[.H$28]*[.$E$9]))))*[.$F$9]" office:value-type="float" office:value="52034.8791909375" calcext:value-type="float">
            <text:p>52.035 </text:p>
          </table:table-cell>
          <table:table-cell table:style-name="ce22" table:formula="of:=(IF([.$A38]*[.I$28]&lt;=[.$B$8];[.$A38]*[.I$28]*[.$B$9];IF(AND([.$A38]*[.I$28]&gt;[.$B$8];[.$A38]*[.I$28]&lt;=[.$C$8]);[.$A38]*[.I$28]*[.$C$9];IF(AND([.$A38]*[.I$28]&gt;[.$C$8];[.$A38]*[.I$28]&lt;[.$D$8]);[.$A38]*[.I$28]*[.$D$9];[.$A38]*[.I$28]*[.$E$9]))))*[.$F$9]" office:value-type="float" office:value="53962.09693875" calcext:value-type="float">
            <text:p>53.962 </text:p>
          </table:table-cell>
          <table:table-cell table:style-name="ce22" table:formula="of:=(IF([.$A38]*[.J$28]&lt;=[.$B$8];[.$A38]*[.J$28]*[.$B$9];IF(AND([.$A38]*[.J$28]&gt;[.$B$8];[.$A38]*[.J$28]&lt;=[.$C$8]);[.$A38]*[.J$28]*[.$C$9];IF(AND([.$A38]*[.J$28]&gt;[.$C$8];[.$A38]*[.J$28]&lt;[.$D$8]);[.$A38]*[.J$28]*[.$D$9];[.$A38]*[.J$28]*[.$E$9]))))*[.$F$9]" office:value-type="float" office:value="55889.3146865625" calcext:value-type="float">
            <text:p>55.889 </text:p>
          </table:table-cell>
          <table:table-cell table:style-name="ce22" table:formula="of:=(IF([.$A38]*[.K$28]&lt;=[.$B$8];[.$A38]*[.K$28]*[.$B$9];IF(AND([.$A38]*[.K$28]&gt;[.$B$8];[.$A38]*[.K$28]&lt;=[.$C$8]);[.$A38]*[.K$28]*[.$C$9];IF(AND([.$A38]*[.K$28]&gt;[.$C$8];[.$A38]*[.K$28]&lt;[.$D$8]);[.$A38]*[.K$28]*[.$D$9];[.$A38]*[.K$28]*[.$E$9]))))*[.$F$9]" office:value-type="float" office:value="57816.532434375" calcext:value-type="float">
            <text:p>57.817 </text:p>
          </table:table-cell>
          <table:table-cell table:style-name="ce22" table:formula="of:=(IF([.$A38]*[.L$28]&lt;=[.$B$8];[.$A38]*[.L$28]*[.$B$9];IF(AND([.$A38]*[.L$28]&gt;[.$B$8];[.$A38]*[.L$28]&lt;=[.$C$8]);[.$A38]*[.L$28]*[.$C$9];IF(AND([.$A38]*[.L$28]&gt;[.$C$8];[.$A38]*[.L$28]&lt;[.$D$8]);[.$A38]*[.L$28]*[.$D$9];[.$A38]*[.L$28]*[.$E$9]))))*[.$F$9]" office:value-type="float" office:value="59743.7501821875" calcext:value-type="float">
            <text:p>59.744 </text:p>
          </table:table-cell>
          <table:table-cell table:style-name="ce22" table:formula="of:=(IF([.$A38]*[.M$28]&lt;=[.$B$8];[.$A38]*[.M$28]*[.$B$9];IF(AND([.$A38]*[.M$28]&gt;[.$B$8];[.$A38]*[.M$28]&lt;=[.$C$8]);[.$A38]*[.M$28]*[.$C$9];IF(AND([.$A38]*[.M$28]&gt;[.$C$8];[.$A38]*[.M$28]&lt;[.$D$8]);[.$A38]*[.M$28]*[.$D$9];[.$A38]*[.M$28]*[.$E$9]))))*[.$F$9]" office:value-type="float" office:value="61670.96793" calcext:value-type="float">
            <text:p>61.671 </text:p>
          </table:table-cell>
          <table:table-cell table:style-name="ce22" table:formula="of:=(IF([.$A38]*[.N$28]&lt;=[.$B$8];[.$A38]*[.N$28]*[.$B$9];IF(AND([.$A38]*[.N$28]&gt;[.$B$8];[.$A38]*[.N$28]&lt;=[.$C$8]);[.$A38]*[.N$28]*[.$C$9];IF(AND([.$A38]*[.N$28]&gt;[.$C$8];[.$A38]*[.N$28]&lt;[.$D$8]);[.$A38]*[.N$28]*[.$D$9];[.$A38]*[.N$28]*[.$E$9]))))*[.$F$9]" office:value-type="float" office:value="63598.1856778125" calcext:value-type="float">
            <text:p>63.598 </text:p>
          </table:table-cell>
          <table:table-cell table:style-name="ce22" table:formula="of:=(IF([.$A38]*[.O$28]&lt;=[.$B$8];[.$A38]*[.O$28]*[.$B$9];IF(AND([.$A38]*[.O$28]&gt;[.$B$8];[.$A38]*[.O$28]&lt;=[.$C$8]);[.$A38]*[.O$28]*[.$C$9];IF(AND([.$A38]*[.O$28]&gt;[.$C$8];[.$A38]*[.O$28]&lt;[.$D$8]);[.$A38]*[.O$28]*[.$D$9];[.$A38]*[.O$28]*[.$E$9]))))*[.$F$9]" office:value-type="float" office:value="65525.403425625" calcext:value-type="float">
            <text:p>65.525 </text:p>
          </table:table-cell>
          <table:table-cell table:style-name="ce22" table:formula="of:=(IF([.$A38]*[.P$28]&lt;=[.$B$8];[.$A38]*[.P$28]*[.$B$9];IF(AND([.$A38]*[.P$28]&gt;[.$B$8];[.$A38]*[.P$28]&lt;=[.$C$8]);[.$A38]*[.P$28]*[.$C$9];IF(AND([.$A38]*[.P$28]&gt;[.$C$8];[.$A38]*[.P$28]&lt;[.$D$8]);[.$A38]*[.P$28]*[.$D$9];[.$A38]*[.P$28]*[.$E$9]))))*[.$F$9]" office:value-type="float" office:value="67452.6211734375" calcext:value-type="float">
            <text:p>67.453 </text:p>
          </table:table-cell>
          <table:table-cell table:style-name="ce22" table:formula="of:=(IF([.$A38]*[.Q$28]&lt;=[.$B$8];[.$A38]*[.Q$28]*[.$B$9];IF(AND([.$A38]*[.Q$28]&gt;[.$B$8];[.$A38]*[.Q$28]&lt;=[.$C$8]);[.$A38]*[.Q$28]*[.$C$9];IF(AND([.$A38]*[.Q$28]&gt;[.$C$8];[.$A38]*[.Q$28]&lt;[.$D$8]);[.$A38]*[.Q$28]*[.$D$9];[.$A38]*[.Q$28]*[.$E$9]))))*[.$F$9]" office:value-type="float" office:value="69379.83892125" calcext:value-type="float">
            <text:p>69.380 </text:p>
          </table:table-cell>
          <table:table-cell table:style-name="ce22" table:formula="of:=(IF([.$A38]*[.R$28]&lt;=[.$B$8];[.$A38]*[.R$28]*[.$B$9];IF(AND([.$A38]*[.R$28]&gt;[.$B$8];[.$A38]*[.R$28]&lt;=[.$C$8]);[.$A38]*[.R$28]*[.$C$9];IF(AND([.$A38]*[.R$28]&gt;[.$C$8];[.$A38]*[.R$28]&lt;[.$D$8]);[.$A38]*[.R$28]*[.$D$9];[.$A38]*[.R$28]*[.$E$9]))))*[.$F$9]" office:value-type="float" office:value="71307.0566690625" calcext:value-type="float">
            <text:p>71.307 </text:p>
          </table:table-cell>
          <table:table-cell table:style-name="ce5" table:formula="of:=+[.S37]+0.5" office:value-type="float" office:value="6.5" calcext:value-type="float">
            <text:p>6,50 </text:p>
          </table:table-cell>
          <table:table-cell table:number-columns-repeated="45"/>
        </table:table-row>
        <table:table-row table:style-name="ro1">
          <table:table-cell table:number-columns-repeated="13"/>
          <table:table-cell office:value-type="string" office:string-value="Importes con IVA incluído" calcext:value-type="string">
            <text:p>Importes con IVA incluído </text:p>
          </table:table-cell>
          <table:table-cell table:number-columns-repeated="50"/>
        </table:table-row>
        <table:table-row table:style-name="ro1" table:number-rows-repeated="1048536">
          <table:table-cell table:number-columns-repeated="64"/>
        </table:table-row>
        <table:table-row table:style-name="ro1">
          <table:table-cell table:number-columns-repeated="64"/>
        </table:table-row>
      </table:table>
      <table:table table:name="NDT soga" table:style-name="ta2" table:print="false">
        <office:forms form:automatic-focus="false" form:apply-design-mode="false"/>
        <table:shapes>
          <draw:g draw:z-index="0" draw:name="Group 2">
            <draw:custom-shape draw:name="Freeform 3" draw:style-name="gr1" draw:text-style-name="P1" svg:width="5.801cm" svg:height="2.041cm" svg:x="9.322cm" svg:y="0.218c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2" draw:text-style-name="P2" svg:width="0.614cm" svg:height="0.435cm" svg:x="9.001cm" svg:y="2.055c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2" draw:text-style-name="P2" svg:width="0.614cm" svg:height="1.746cm" svg:x="9.001cm" svg:y="0.372c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2" draw:text-style-name="P2" svg:width="0.614cm" svg:height="0.434cm" svg:x="9.001cm" svg:y="0c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2" draw:text-style-name="P2" svg:width="5.41cm" svg:height="0.434cm" svg:x="9.518cm" svg:y="0c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2" draw:text-style-name="P2" svg:width="0.605cm" svg:height="0.434cm" svg:x="14.84cm" svg:y="0c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2" draw:text-style-name="P2" svg:width="0.605cm" svg:height="1.746cm" svg:x="14.84cm" svg:y="0.372c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2" draw:text-style-name="P2" svg:width="0.605cm" svg:height="0.435cm" svg:x="14.84cm" svg:y="2.055c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2" draw:text-style-name="P2" svg:width="5.41cm" svg:height="0.435cm" svg:x="9.518cm" svg:y="2.055c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1" draw:text-style-name="P1" svg:width="6.131cm" svg:height="2.293cm" svg:x="9.168cm" svg:y="0.091c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3" draw:text-style-name="P3" svg:width="0.239cm" svg:height="0.172cm" svg:x="9.115cm" svg:y="2.257c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3" draw:text-style-name="P3" svg:width="0.08cm" svg:height="1.983cm" svg:x="9.115cm" svg:y="0.248c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3" draw:text-style-name="P3" svg:width="0.239cm" svg:height="0.164cm" svg:x="9.115cm" svg:y="0.054c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3" draw:text-style-name="P3" svg:width="5.703cm" svg:height="0.048cm" svg:x="9.382cm" svg:y="0.054c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3" draw:text-style-name="P3" svg:width="0.246cm" svg:height="0.164cm" svg:x="15.115cm" svg:y="0.054c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3" draw:text-style-name="P3" svg:width="0.082cm" svg:height="1.983cm" svg:x="15.272cm" svg:y="0.248c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3" draw:text-style-name="P3" svg:width="0.246cm" svg:height="0.172cm" svg:x="15.115cm" svg:y="2.257c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3" draw:text-style-name="P3" svg:width="5.703cm" svg:height="0.053cm" svg:x="9.382cm" svg:y="2.37c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2" draw:text-style-name="P2" svg:width="0.73cm" svg:height="0.434cm" svg:x="9.772cm" svg:y="0.522c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3" draw:text-style-name="P3" svg:width="0.215cm" svg:height="0.021cm" svg:x="10.153cm" svg:y="0.499c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3" draw:text-style-name="P3" svg:width="0.231cm" svg:height="0.088cm" svg:x="9.899cm" svg:y="0.499c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3" draw:text-style-name="P3" svg:width="0.181cm" svg:height="0.252cm" svg:x="9.758cm" svg:y="0.594c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3" draw:text-style-name="P3" svg:width="0.105cm" svg:height="0.125cm" svg:x="9.728cm" svg:y="0.852c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3" draw:text-style-name="P3" svg:width="0.285cm" svg:height="0.021cm" svg:x="9.862cm" svg:y="0.956c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3" draw:text-style-name="P3" svg:width="0.222cm" svg:height="0.125cm" svg:x="10.169cm" svg:y="0.852c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3" draw:text-style-name="P3" svg:width="0.178cm" svg:height="0.222cm" svg:x="10.35cm" svg:y="0.626c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3" draw:text-style-name="P3" svg:width="0.14cm" svg:height="0.118cm" svg:x="10.394cm" svg:y="0.499c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3" draw:text-style-name="P3" svg:width="0.241cm" svg:height="0.028cm" svg:x="9.929cm" svg:y="0.845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3" draw:text-style-name="P3" svg:width="0.197cm" svg:height="0.273cm" svg:x="9.943cm" svg:y="0.575c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3" draw:text-style-name="P3" svg:width="0.261cm" svg:height="0.035cm" svg:x="10.123cm" svg:y="0.575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3" draw:text-style-name="P3" svg:width="0.169cm" svg:height="0.272cm" svg:x="10.169cm" svg:y="0.594c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2" draw:text-style-name="P2" svg:width="0.73cm" svg:height="0.434cm" svg:x="11.617cm" svg:y="0.522c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3" draw:text-style-name="P3" svg:width="0.223cm" svg:height="0.335cm" svg:x="12.133cm" svg:y="0.626c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3" draw:text-style-name="P3" svg:width="0.133cm" svg:height="0.129cm" svg:x="12.247cm" svg:y="0.492c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3" draw:text-style-name="P3" svg:width="0.426cm" svg:height="0.028cm" svg:x="11.79cm" svg:y="0.492c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3" draw:text-style-name="P3" svg:width="0.111cm" svg:height="0.097cm" svg:x="11.721cm" svg:y="0.511c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3" draw:text-style-name="P3" svg:width="0.428cm" svg:height="0.035cm" svg:x="11.774cm" svg:y="0.575c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3" draw:text-style-name="P3" svg:width="0.094cm" svg:height="0.108cm" svg:x="12.089cm" svg:y="0.594c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3" draw:text-style-name="P3" svg:width="0.215cm" svg:height="0.028cm" svg:x="11.894cm" svg:y="0.679cm">
              <text:p/>
              <draw:enhanced-geometry svg:viewBox="0 0 18 6" draw:extrusion-allowed="true" draw:text-areas="0 0 18 6" draw:glue-points="0 5 0 5 18 6 18 0 0 0 0 0 0 5" draw:type="non-primitive" draw:enhanced-path="M 0 5 L 0 5 18 6 18 0 0 0 0 5 Z N"/>
            </draw:custom-shape>
            <draw:custom-shape draw:name="Freeform 42" draw:style-name="gr3" draw:text-style-name="P3" svg:width="0.229cm" svg:height="0.088cm" svg:x="11.64cm" svg:y="0.679c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3" draw:text-style-name="P3" svg:width="0.079cm" svg:height="0.07cm" svg:x="11.603cm" svg:y="0.778c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3" draw:text-style-name="P3" svg:width="0.104cm" svg:height="0.125cm" svg:x="11.58cm" svg:y="0.852c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3" draw:text-style-name="P3" svg:width="0.465cm" svg:height="0.021cm" svg:x="11.707cm" svg:y="0.956c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3" draw:text-style-name="P3" svg:width="0.241cm" svg:height="0.028cm" svg:x="11.774cm" svg:y="0.845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3" draw:text-style-name="P3" svg:width="0.075cm" svg:height="0.068cm" svg:x="11.79cm" svg:y="0.785c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3" draw:text-style-name="P3" svg:width="0.239cm" svg:height="0.019cm" svg:x="11.857cm" svg:y="0.785c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3" draw:text-style-name="P3" svg:width="0.049cm" svg:height="0.07cm" svg:x="12.014cm" svg:y="0.801c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2" draw:text-style-name="P2" svg:width="0.75cm" svg:height="0.434cm" svg:x="14.062cm" svg:y="0.522c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3" draw:text-style-name="P3" svg:width="0.223cm" svg:height="0.021cm" svg:x="14.45cm" svg:y="0.499c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3" draw:text-style-name="P3" svg:width="0.232cm" svg:height="0.088cm" svg:x="14.196cm" svg:y="0.499c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3" draw:text-style-name="P3" svg:width="0.186cm" svg:height="0.252cm" svg:x="14.055cm" svg:y="0.594c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3" draw:text-style-name="P3" svg:width="0.111cm" svg:height="0.125cm" svg:x="14.025cm" svg:y="0.852c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3" draw:text-style-name="P3" svg:width="0.29cm" svg:height="0.021cm" svg:x="14.159cm" svg:y="0.956c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3" draw:text-style-name="P3" svg:width="0.216cm" svg:height="0.125cm" svg:x="14.473cm" svg:y="0.852c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3" draw:text-style-name="P3" svg:width="0.169cm" svg:height="0.222cm" svg:x="14.652cm" svg:y="0.626c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3" draw:text-style-name="P3" svg:width="0.133cm" svg:height="0.118cm" svg:x="14.697cm" svg:y="0.499c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3" draw:text-style-name="P3" svg:width="0.239cm" svg:height="0.028cm" svg:x="14.226cm" svg:y="0.845c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3" draw:text-style-name="P3" svg:width="0.186cm" svg:height="0.273cm" svg:x="14.249cm" svg:y="0.575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3" draw:text-style-name="P3" svg:width="0.223cm" svg:height="0.035cm" svg:x="14.436cm" svg:y="0.575c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3" draw:text-style-name="P3" svg:width="0.193cm" svg:height="0.272cm" svg:x="14.459cm" svg:y="0.594c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2" draw:text-style-name="P2" svg:width="0.801cm" svg:height="0.434cm" svg:x="12.374cm" svg:y="0.522c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3" draw:text-style-name="P3" svg:width="0.184cm" svg:height="0.021cm" svg:x="12.612cm" svg:y="0.499c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3" draw:text-style-name="P3" svg:width="0.323cm" svg:height="0.464cm" svg:x="12.314cm" svg:y="0.511c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3" draw:text-style-name="P3" svg:width="0.2cm" svg:height="0.035cm" svg:x="12.374cm" svg:y="0.956c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3" draw:text-style-name="P3" svg:width="0.263cm" svg:height="0.388cm" svg:x="12.538cm" svg:y="0.575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3" draw:text-style-name="P3" svg:width="0.242cm" svg:height="0.035cm" svg:x="12.799cm" svg:y="0.575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3" draw:text-style-name="P3" svg:width="0.286cm" svg:height="0.39cm" svg:x="12.732cm" svg:y="0.594c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3" draw:text-style-name="P3" svg:width="0.2cm" svg:height="0.035cm" svg:x="12.785cm" svg:y="0.956c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3" draw:text-style-name="P3" svg:width="0.242cm" svg:height="0.335cm" svg:x="12.942cm" svg:y="0.626c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3" draw:text-style-name="P3" svg:width="0.161cm" svg:height="0.118cm" svg:x="13.062cm" svg:y="0.499c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3" draw:text-style-name="P3" svg:width="0.272cm" svg:height="0.058cm" svg:x="12.769cm" svg:y="0.492c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3" draw:text-style-name="P3" svg:width="0.082cm" svg:height="0.044cm" svg:x="12.769cm" svg:y="0.499c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2" draw:text-style-name="P2" svg:width="0.703cm" svg:height="0.434cm" svg:x="10.541cm" svg:y="0.522c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3" draw:text-style-name="P3" svg:width="0.306cm" svg:height="0.058cm" svg:x="10.938cm" svg:y="0.492c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3" draw:text-style-name="P3" svg:width="0.077cm" svg:height="0.044cm" svg:x="10.938cm" svg:y="0.499c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3" draw:text-style-name="P3" svg:width="0.183cm" svg:height="0.021cm" svg:x="10.781cm" svg:y="0.499c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3" draw:text-style-name="P3" svg:width="0.339cm" svg:height="0.464cm" svg:x="10.484cm" svg:y="0.511c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3" draw:text-style-name="P3" svg:width="0.199cm" svg:height="0.035cm" svg:x="10.541cm" svg:y="0.956c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3" draw:text-style-name="P3" svg:width="0.27cm" svg:height="0.388cm" svg:x="10.698cm" svg:y="0.575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3" draw:text-style-name="P3" svg:width="0.268cm" svg:height="0.035cm" svg:x="10.959cm" svg:y="0.575c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3" draw:text-style-name="P3" svg:width="0.107cm" svg:height="0.088cm" svg:x="11.192cm" svg:y="0.499c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2" draw:text-style-name="P2" svg:width="0.918cm" svg:height="0.658cm" svg:x="13.247cm" svg:y="0.298c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3" draw:text-style-name="P3" svg:width="0.186cm" svg:height="0.021cm" svg:x="13.988cm" svg:y="0.268c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3" draw:text-style-name="P3" svg:width="0.178cm" svg:height="0.24cm" svg:x="13.854cm" svg:y="0.278c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3" draw:text-style-name="P3" svg:width="0.202cm" svg:height="0.021cm" svg:x="13.658cm" svg:y="0.499c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3" draw:text-style-name="P3" svg:width="0.231cm" svg:height="0.088cm" svg:x="13.397cm" svg:y="0.499c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3" draw:text-style-name="P3" svg:width="0.186cm" svg:height="0.252cm" svg:x="13.233cm" svg:y="0.594c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3" draw:text-style-name="P3" svg:width="0.126cm" svg:height="0.125cm" svg:x="13.203cm" svg:y="0.852c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3" draw:text-style-name="P3" svg:width="0.276cm" svg:height="0.021cm" svg:x="13.36cm" svg:y="0.956c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3" draw:text-style-name="P3" svg:width="0.148cm" svg:height="0.035cm" svg:x="13.667cm" svg:y="0.956c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3" draw:text-style-name="P3" svg:width="0.448cm" svg:height="0.695cm" svg:x="13.778cm" svg:y="0.268c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3" draw:text-style-name="P3" svg:width="0.193cm" svg:height="0.273cm" svg:x="13.443cm" svg:y="0.575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3" draw:text-style-name="P3" svg:width="0.232cm" svg:height="0.035cm" svg:x="13.628cm" svg:y="0.575c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3" draw:text-style-name="P3" svg:width="0.187cm" svg:height="0.272cm" svg:x="13.658cm" svg:y="0.594c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3" draw:text-style-name="P3" svg:width="0.256cm" svg:height="0.028cm" svg:x="13.413cm" svg:y="0.845c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2" draw:text-style-name="P2" svg:width="0.563cm" svg:height="0.658cm" svg:x="11.133cm" svg:y="0.298cm">
              <text:p/>
              <draw:enhanced-geometry svg:viewBox="0 0 44 71" draw:extrusion-allowed="true" draw:text-areas="0 0 44 71" draw:glue-points="44 0 30 0 0 71 14 71 44 0" draw:type="non-primitive" draw:enhanced-path="M 44 0 L 30 0 0 71 14 71 44 0 Z N"/>
            </draw:custom-shape>
            <draw:custom-shape draw:name="Freeform 99" draw:style-name="gr3" draw:text-style-name="P3" svg:width="0.201cm" svg:height="0.028cm" svg:x="11.497cm" svg:y="0.268c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3" draw:text-style-name="P3" svg:width="0.458cm" svg:height="0.694cm" svg:x="11.079cm" svg:y="0.285c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3" draw:text-style-name="P3" svg:width="0.193cm" svg:height="0.021cm" svg:x="11.133cm" svg:y="0.956c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3" draw:text-style-name="P3" svg:width="0.463cm" svg:height="0.695cm" svg:x="11.289cm" svg:y="0.268c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2" draw:text-style-name="P2" svg:width="0.683cm" svg:height="0.501cm" svg:x="10.401cm" svg:y="1.129c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2" draw:text-style-name="P2" svg:width="1.973cm" svg:height="0.517cm" svg:x="11.169cm" svg:y="1.12c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2" draw:text-style-name="P2" svg:width="0.902cm" svg:height="0.501cm" svg:x="13.196cm" svg:y="1.129c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3" draw:text-style-name="P3" svg:width="0.099cm" svg:height="0.12cm" svg:x="9.375cm" svg:y="1.839c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3" draw:text-style-name="P3" svg:width="0.105cm" svg:height="0.12cm" svg:x="9.504cm" svg:y="1.839c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3" draw:text-style-name="P3" svg:width="0.081cm" svg:height="0.137cm" svg:x="9.772cm" svg:y="1.838c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3" draw:text-style-name="P3" svg:width="0.095cm" svg:height="0.137cm" svg:x="9.899cm" svg:y="1.838c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3" draw:text-style-name="P3" svg:width="0.079cm" svg:height="0.12cm" svg:x="10.049cm" svg:y="1.839c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3" draw:text-style-name="P3" svg:width="0.102cm" svg:height="0.137cm" svg:x="10.169cm" svg:y="1.838c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3" draw:text-style-name="P3" svg:width="0.094cm" svg:height="0.12cm" svg:x="10.327cm" svg:y="1.839c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3" draw:text-style-name="P3" svg:width="0.109cm" svg:height="0.12cm" svg:x="10.525cm" svg:y="1.839c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3" draw:text-style-name="P3" svg:width="0.102cm" svg:height="0.12cm" svg:x="10.728cm" svg:y="1.839c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3" draw:text-style-name="P3" svg:width="0.093cm" svg:height="0.133cm" svg:x="10.885cm" svg:y="1.839c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3" draw:text-style-name="P3" svg:width="0.095cm" svg:height="0.12cm" svg:x="11.012cm" svg:y="1.839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3" draw:text-style-name="P3" svg:width="0.102cm" svg:height="0.12cm" svg:x="11.125cm" svg:y="1.839c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3" draw:text-style-name="P3" svg:width="0.079cm" svg:height="0.133cm" svg:x="11.326cm" svg:y="1.839c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3" draw:text-style-name="P3" svg:width="0.028cm" svg:height="0.167cm" svg:x="11.513cm" svg:y="1.838c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3" draw:text-style-name="P3" svg:width="0.111cm" svg:height="0.12cm" svg:x="11.587cm" svg:y="1.839c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3" draw:text-style-name="P3" svg:width="0.095cm" svg:height="0.137cm" svg:x="11.744cm" svg:y="1.838c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3" draw:text-style-name="P3" svg:width="0.097cm" svg:height="0.12cm" svg:x="11.878cm" svg:y="1.839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3" draw:text-style-name="P3" svg:width="0.095cm" svg:height="0.137cm" svg:x="12.014cm" svg:y="1.838c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3" draw:text-style-name="P3" svg:width="0.094cm" svg:height="0.12cm" svg:x="12.156cm" svg:y="1.839c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3" draw:text-style-name="P3" svg:width="0.094cm" svg:height="0.12cm" svg:x="12.314cm" svg:y="1.839c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3" draw:text-style-name="P3" svg:width="0.11cm" svg:height="0.12cm" svg:x="12.448cm" svg:y="1.839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3" draw:text-style-name="P3" svg:width="0.027cm" svg:height="0.167cm" svg:x="12.598cm" svg:y="1.838c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3" draw:text-style-name="P3" svg:width="0.096cm" svg:height="0.12cm" svg:x="12.732cm" svg:y="1.839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3" draw:text-style-name="P3" svg:width="0.068cm" svg:height="0.12cm" svg:x="12.866cm" svg:y="1.839c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3" draw:text-style-name="P3" svg:width="0.089cm" svg:height="0.12cm" svg:x="12.979cm" svg:y="1.839c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3" draw:text-style-name="P3" svg:width="0.081cm" svg:height="0.12cm" svg:x="13.099cm" svg:y="1.839c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3" draw:text-style-name="P3" svg:width="0.066cm" svg:height="0.12cm" svg:x="13.233cm" svg:y="1.839c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3" draw:text-style-name="P3" svg:width="0.112cm" svg:height="0.12cm" svg:x="13.33cm" svg:y="1.839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3" draw:text-style-name="P3" svg:width="0.112cm" svg:height="0.12cm" svg:x="13.464cm" svg:y="1.839c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3" draw:text-style-name="P3" svg:width="0.073cm" svg:height="0.133cm" svg:x="13.674cm" svg:y="1.839c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3" draw:text-style-name="P3" svg:width="0.066cm" svg:height="0.12cm" svg:x="13.794cm" svg:y="1.839c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3" draw:text-style-name="P3" svg:width="0.078cm" svg:height="0.133cm" svg:x="13.921cm" svg:y="1.839c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3" draw:text-style-name="P3" svg:width="0.05cm" svg:height="0.12cm" svg:x="14.039cm" svg:y="1.839c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3" draw:text-style-name="P3" svg:width="0.078cm" svg:height="0.12cm" svg:x="14.235cm" svg:y="1.839c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3" draw:text-style-name="P3" svg:width="0.08cm" svg:height="0.133cm" svg:x="14.353cm" svg:y="1.839c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3" draw:text-style-name="P3" svg:width="0.094cm" svg:height="0.12cm" svg:x="14.473cm" svg:y="1.839c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3" draw:text-style-name="P3" svg:width="0.079cm" svg:height="0.133cm" svg:x="14.615cm" svg:y="1.839c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3" draw:text-style-name="P3" svg:width="0.08cm" svg:height="0.12cm" svg:x="14.727cm" svg:y="1.839c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3" draw:text-style-name="P3" svg:width="0.087cm" svg:height="0.133cm" svg:x="14.847cm" svg:y="1.839c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3" draw:text-style-name="P3" svg:width="0.043cm" svg:height="0.12cm" svg:x="14.981cm" svg:y="1.839c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3" draw:text-style-name="P3" svg:width="0.118cm" svg:height="0.159cm" svg:x="11.326cm" svg:y="2.169c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3" draw:text-style-name="P3" svg:width="0.132cm" svg:height="0.159cm" svg:x="11.483cm" svg:y="2.169c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3" draw:text-style-name="P3" svg:width="0.109cm" svg:height="0.159cm" svg:x="11.67cm" svg:y="2.169c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3" draw:text-style-name="P3" svg:width="0.028cm" svg:height="0.159cm" svg:x="11.841cm" svg:y="2.169cm">
              <text:p/>
              <draw:enhanced-geometry svg:viewBox="0 0 21600 21600" draw:type="rectangle" draw:enhanced-path="M 0 0 L 21600 0 21600 21600 0 21600 0 0 Z N"/>
            </draw:custom-shape>
            <draw:custom-shape draw:name="Freeform 152" draw:style-name="gr3" draw:text-style-name="P3" svg:width="0.134cm" svg:height="0.159cm" svg:x="11.908cm" svg:y="2.169c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3" draw:text-style-name="P3" svg:width="0.11cm" svg:height="0.159cm" svg:x="12.156cm" svg:y="2.169c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3" draw:text-style-name="P3" svg:width="0.096cm" svg:height="0.159cm" svg:x="12.33cm" svg:y="2.169c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3" draw:text-style-name="P3" svg:width="0.133cm" svg:height="0.159cm" svg:x="12.471cm" svg:y="2.169c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3" draw:text-style-name="P3" svg:width="0.13cm" svg:height="0.159cm" svg:x="12.65cm" svg:y="2.169c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3" draw:text-style-name="P3" svg:width="0.126cm" svg:height="0.162cm" svg:x="12.822cm" svg:y="2.168c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3" draw:text-style-name="P3" svg:width="0.141cm" svg:height="0.159cm" svg:x="12.979cm" svg:y="2.169c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3" draw:text-style-name="P3" svg:width="0.042cm" svg:height="0.058cm" svg:x="10.788cm" svg:y="2.055c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Freeform 161" draw:style-name="gr3" draw:text-style-name="P3" svg:width="0.086cm" svg:height="0.058cm" svg:x="10.952cm" svg:y="2.055c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3" draw:text-style-name="P3" svg:width="0.058cm" svg:height="0.058cm" svg:x="11.095cm" svg:y="2.055c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3" draw:text-style-name="P3" svg:width="0.056cm" svg:height="0.058cm" svg:x="11.377cm" svg:y="2.055c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3" draw:text-style-name="P3" svg:width="0.028cm" svg:height="0.058cm" svg:x="11.483cm" svg:y="2.055c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3" draw:text-style-name="P3" svg:width="0.058cm" svg:height="0.058cm" svg:x="11.587cm" svg:y="2.055c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3" draw:text-style-name="P3" svg:width="0.037cm" svg:height="0.058cm" svg:x="11.684cm" svg:y="2.055c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3" draw:text-style-name="P3" svg:width="0.058cm" svg:height="0.09cm" svg:x="11.774cm" svg:y="2.025c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3" draw:text-style-name="P3" svg:width="0.06cm" svg:height="0.058cm" svg:x="11.878cm" svg:y="2.055c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3" draw:text-style-name="P3" svg:width="0.057cm" svg:height="0.058cm" svg:x="12.022cm" svg:y="2.055c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3" draw:text-style-name="P3" svg:width="0.038cm" svg:height="0.058cm" svg:x="12.133cm" svg:y="2.055c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3" draw:text-style-name="P3" svg:width="0.057cm" svg:height="0.058cm" svg:x="12.209cm" svg:y="2.055c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3" draw:text-style-name="P3" svg:width="0.05cm" svg:height="0.058cm" svg:x="12.314cm" svg:y="2.055c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3" draw:text-style-name="P3" svg:width="0.133cm" svg:height="0.09cm" svg:x="12.397cm" svg:y="2.025c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3" draw:text-style-name="P3" svg:width="0.045cm" svg:height="0.058cm" svg:x="12.612cm" svg:y="2.055c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3" draw:text-style-name="P3" svg:width="0.02cm" svg:height="0.09cm" svg:x="12.702cm" svg:y="2.025c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3" draw:text-style-name="P3" svg:width="0.052cm" svg:height="0.058cm" svg:x="12.762cm" svg:y="2.055c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3" draw:text-style-name="P3" svg:width="0.066cm" svg:height="0.058cm" svg:x="12.852cm" svg:y="2.055c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3" draw:text-style-name="P3" svg:width="0.045cm" svg:height="0.058cm" svg:x="12.993cm" svg:y="2.055c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3" draw:text-style-name="P3" svg:width="0.051cm" svg:height="0.058cm" svg:x="13.129cm" svg:y="2.055c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3" draw:text-style-name="P3" svg:width="0.058cm" svg:height="0.058cm" svg:x="13.219cm" svg:y="2.055c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3" draw:text-style-name="P3" svg:width="0.096cm" svg:height="0.058cm" svg:x="13.33cm" svg:y="2.055c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3" draw:text-style-name="P3" svg:width="0.051cm" svg:height="0.058cm" svg:x="13.54cm" svg:y="2.055c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3" draw:text-style-name="P3" svg:width="0.03cm" svg:height="0.058cm" svg:x="13.628cm" svg:y="2.055c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1" draw:text-style-name="P1" svg:width="5.072cm" svg:height="0.032cm" svg:x="9.795cm" svg:y="0.626cm">
              <text:p/>
              <draw:enhanced-geometry svg:viewBox="0 0 21600 21600" draw:type="rectangle" draw:enhanced-path="M 0 0 L 21600 0 21600 21600 0 21600 0 0 Z N"/>
            </draw:custom-shape>
          </draw:g>
        </table:shapes>
        <table:table-column table:style-name="co8" table:default-cell-style-name="ce1"/>
        <table:table-column table:style-name="co2" table:number-columns-repeated="7" table:default-cell-style-name="ce10"/>
        <table:table-column table:style-name="co9" table:default-cell-style-name="ce10"/>
        <table:table-column table:style-name="co2" table:number-columns-repeated="2" table:default-cell-style-name="ce10"/>
        <table:table-column table:style-name="co4" table:default-cell-style-name="ce10"/>
        <table:table-column table:style-name="co2" table:default-cell-style-name="ce10"/>
        <table:table-column table:style-name="co10" table:default-cell-style-name="ce10"/>
        <table:table-column table:style-name="co2" table:number-columns-repeated="3" table:default-cell-style-name="ce10"/>
        <table:table-column table:style-name="co11" table:default-cell-style-name="ce10"/>
        <table:table-column table:style-name="co12" table:default-cell-style-name="ce1"/>
        <table:table-column table:style-name="co6" table:number-columns-repeated="45" table:default-cell-style-name="ce10"/>
        <table:table-row table:style-name="ro1">
          <table:table-cell table:style-name="ce34"/>
          <table:table-cell table:style-name="ce40" table:number-columns-repeated="5"/>
          <table:table-cell table:number-columns-repeated="58"/>
        </table:table-row>
        <table:table-row table:style-name="ro1">
          <table:table-cell table:style-name="ce34"/>
          <table:table-cell table:style-name="ce11" office:value-type="float" office:value="4.27" calcext:value-type="float">
            <text:p>4,27 </text:p>
          </table:table-cell>
          <table:table-cell table:style-name="ce11" office:value-type="float" office:value="4.22" calcext:value-type="float">
            <text:p>4,22 </text:p>
          </table:table-cell>
          <table:table-cell table:style-name="ce11" office:value-type="float" office:value="4.15" calcext:value-type="float">
            <text:p>4,15 </text:p>
          </table:table-cell>
          <table:table-cell/>
          <table:table-cell table:style-name="ce40"/>
          <table:table-cell table:number-columns-repeated="58"/>
        </table:table-row>
        <table:table-row table:style-name="ro1">
          <table:table-cell table:style-name="ce34"/>
          <table:table-cell table:style-name="ce40" office:value-type="float" office:value="12" calcext:value-type="float">
            <text:p>12,00 </text:p>
          </table:table-cell>
          <table:table-cell table:style-name="ce40" office:value-type="float" office:value="16" calcext:value-type="float">
            <text:p>16,00 </text:p>
          </table:table-cell>
          <table:table-cell table:number-columns-repeated="2" table:style-name="ce40" office:value-type="float" office:value="22" calcext:value-type="float">
            <text:p>22,00 </text:p>
          </table:table-cell>
          <table:table-cell table:style-name="ce40" office:value-type="string" office:string-value="IVA" calcext:value-type="string">
            <text:p>IVA </text:p>
          </table:table-cell>
          <table:table-cell table:number-columns-repeated="58"/>
        </table:table-row>
        <table:table-row table:style-name="ro1">
          <table:table-cell table:style-name="ce34"/>
          <table:table-cell table:style-name="ce40" table:formula="of:=+[.C4]*1.0325" office:value-type="float" office:value="693.902535940184" calcext:value-type="float">
            <text:p>693,90 </text:p>
          </table:table-cell>
          <table:table-cell table:style-name="ce40" table:formula="of:=+[.D4]*1.0325" office:value-type="float" office:value="672.060567496546" calcext:value-type="float">
            <text:p>672,06 </text:p>
          </table:table-cell>
          <table:table-cell table:style-name="ce40" table:formula="of:=+[.E4]*1.0325" office:value-type="float" office:value="650.906118640723" calcext:value-type="float">
            <text:p>650,91 </text:p>
          </table:table-cell>
          <table:table-cell table:style-name="ce40" table:formula="of:=+['Cálculo costo'.E35]" office:value-type="float" office:value="630.417548320312" calcext:value-type="float">
            <text:p>630,42 </text:p>
          </table:table-cell>
          <table:table-cell table:style-name="ce40" office:value-type="float" office:value="1" calcext:value-type="float">
            <text:p>1,00 </text:p>
          </table:table-cell>
          <table:table-cell table:number-columns-repeated="58"/>
        </table:table-row>
        <table:table-row table:style-name="ro1">
          <table:table-cell table:number-columns-repeated="16"/>
          <table:table-cell table:style-name="ce31" table:formula="of:=TODAY()" office:value-type="date" office:date-value="2020-05-27" calcext:value-type="date" table:number-columns-spanned="2" table:number-rows-spanned="1">
            <text:p>27-may-2020</text:p>
          </table:table-cell>
          <table:covered-table-cell table:style-name="ce31"/>
          <table:table-cell table:number-columns-repeated="46"/>
        </table:table-row>
        <table:table-row table:style-name="ro9">
          <table:table-cell table:number-columns-repeated="64"/>
        </table:table-row>
        <table:table-row table:style-name="ro1">
          <table:table-cell table:style-name="ce9" office:value-type="string" office:string-value="Lonas confeccionadas - Cobertura 840 con dobladillo, ojales dentados, refuerzos triangulares y soga en dobladillo" calcext:value-type="string" table:number-columns-spanned="16" table:number-rows-spanned="1">
            <text:p>Lonas confeccionadas - Cobertura 840 con dobladillo, ojales dentados, refuerzos triangulares y soga en dobladillo </text:p>
          </table:table-cell>
          <table:covered-table-cell table:number-columns-repeated="15" table:style-name="ce9"/>
          <table:table-cell table:number-columns-repeated="2"/>
          <table:table-cell table:style-name="ce10"/>
          <table:table-cell table:number-columns-repeated="45"/>
        </table:table-row>
        <table:table-row table:style-name="ro1">
          <table:table-cell table:style-name="ce9" office:value-type="string" office:string-value="20 colores disponibles" calcext:value-type="string" table:number-columns-spanned="16" table:number-rows-spanned="1">
            <text:p>20 colores disponibles </text:p>
          </table:table-cell>
          <table:covered-table-cell table:number-columns-repeated="15" table:style-name="ce9"/>
          <table:table-cell table:number-columns-repeated="2"/>
          <table:table-cell table:style-name="ce10"/>
          <table:table-cell table:number-columns-repeated="45"/>
        </table:table-row>
        <table:table-row table:style-name="ro1" table:number-rows-repeated="2">
          <table:table-cell table:number-columns-repeated="64"/>
        </table:table-row>
        <table:table-row table:style-name="ro1">
          <table:table-cell table:style-name="ce3"/>
          <table:table-cell table:style-name="ce5" office:value-type="float" office:value="2" calcext:value-type="float">
            <text:p>2,00 </text:p>
          </table:table-cell>
          <table:table-cell table:style-name="ce5" table:formula="of:=+[.B11]+0.5" office:value-type="float" office:value="2.5" calcext:value-type="float">
            <text:p>2,50 </text:p>
          </table:table-cell>
          <table:table-cell table:style-name="ce5" table:formula="of:=+[.C11]+0.5" office:value-type="float" office:value="3" calcext:value-type="float">
            <text:p>3,00 </text:p>
          </table:table-cell>
          <table:table-cell table:style-name="ce5" table:formula="of:=+[.D11]+0.5" office:value-type="float" office:value="3.5" calcext:value-type="float">
            <text:p>3,50 </text:p>
          </table:table-cell>
          <table:table-cell table:style-name="ce5" table:formula="of:=+[.E11]+0.5" office:value-type="float" office:value="4" calcext:value-type="float">
            <text:p>4,00 </text:p>
          </table:table-cell>
          <table:table-cell table:style-name="ce5" table:formula="of:=+[.F11]+0.5" office:value-type="float" office:value="4.5" calcext:value-type="float">
            <text:p>4,50 </text:p>
          </table:table-cell>
          <table:table-cell table:style-name="ce5" table:formula="of:=+[.G11]+0.5" office:value-type="float" office:value="5" calcext:value-type="float">
            <text:p>5,00 </text:p>
          </table:table-cell>
          <table:table-cell table:style-name="ce5" table:formula="of:=+[.H11]+0.5" office:value-type="float" office:value="5.5" calcext:value-type="float">
            <text:p>5,50 </text:p>
          </table:table-cell>
          <table:table-cell table:style-name="ce5" table:formula="of:=+[.I11]+0.5" office:value-type="float" office:value="6" calcext:value-type="float">
            <text:p>6,00 </text:p>
          </table:table-cell>
          <table:table-cell table:style-name="ce5" table:formula="of:=+[.J11]+0.5" office:value-type="float" office:value="6.5" calcext:value-type="float">
            <text:p>6,50 </text:p>
          </table:table-cell>
          <table:table-cell table:style-name="ce5" table:formula="of:=+[.K11]+0.5" office:value-type="float" office:value="7" calcext:value-type="float">
            <text:p>7,00 </text:p>
          </table:table-cell>
          <table:table-cell table:style-name="ce5" table:formula="of:=+[.L11]+0.5" office:value-type="float" office:value="7.5" calcext:value-type="float">
            <text:p>7,50 </text:p>
          </table:table-cell>
          <table:table-cell table:style-name="ce5" table:formula="of:=+[.M11]+0.5" office:value-type="float" office:value="8" calcext:value-type="float">
            <text:p>8,00 </text:p>
          </table:table-cell>
          <table:table-cell table:style-name="ce5" table:formula="of:=+[.N11]+0.5" office:value-type="float" office:value="8.5" calcext:value-type="float">
            <text:p>8,50 </text:p>
          </table:table-cell>
          <table:table-cell table:style-name="ce5" table:formula="of:=+[.O11]+0.5" office:value-type="float" office:value="9" calcext:value-type="float">
            <text:p>9,00 </text:p>
          </table:table-cell>
          <table:table-cell table:style-name="ce5" table:formula="of:=+[.P11]+0.5" office:value-type="float" office:value="9.5" calcext:value-type="float">
            <text:p>9,50 </text:p>
          </table:table-cell>
          <table:table-cell table:style-name="ce5" table:formula="of:=+[.Q11]+0.5" office:value-type="float" office:value="10" calcext:value-type="float">
            <text:p>10,00 </text:p>
          </table:table-cell>
          <table:table-cell table:style-name="ce3"/>
          <table:table-cell table:style-name="ce1" table:number-columns-repeated="45"/>
        </table:table-row>
        <table:table-row table:style-name="ro1">
          <table:table-cell table:style-name="ce35" office:value-type="float" office:value="2" calcext:value-type="float">
            <text:p>2,00 </text:p>
          </table:table-cell>
          <table:table-cell table:style-name="ce12" table:formula="of:=(IF([.$A12]*[.B$11]&lt;=[.$B$3];[.$A12]*[.B$11]*[.$B$4];IF(AND([.$A12]*[.B$11]&gt;[.$B$3];[.$A12]*[.B$11]&lt;=[.$C$3]);[.$A12]*[.B$11]*[.$C$4];IF(AND([.$A12]*[.B$11]&gt;[.$C$3];[.$A12]*[.B$11]&lt;[.$D$3]);[.$A12]*[.B$11]*[.$D$4];[.$A12]*[.B$11]*[.$E$4]))))*[.$F$4]" office:value-type="float" office:value="2775.61014376074" calcext:value-type="float">
            <text:p>2.776 </text:p>
          </table:table-cell>
          <table:table-cell table:style-name="ce23" table:formula="of:=(IF([.$A12]*[.C$11]&lt;=[.$B$3];[.$A12]*[.C$11]*[.$B$4];IF(AND([.$A12]*[.C$11]&gt;[.$B$3];[.$A12]*[.C$11]&lt;=[.$C$3]);[.$A12]*[.C$11]*[.$C$4];IF(AND([.$A12]*[.C$11]&gt;[.$C$3];[.$A12]*[.C$11]&lt;[.$D$3]);[.$A12]*[.C$11]*[.$D$4];[.$A12]*[.C$11]*[.$E$4]))))*[.$F$4]" office:value-type="float" office:value="3469.51267970092" calcext:value-type="float">
            <text:p>3.470 </text:p>
          </table:table-cell>
          <table:table-cell table:style-name="ce23" table:formula="of:=(IF([.$A12]*[.D$11]&lt;=[.$B$3];[.$A12]*[.D$11]*[.$B$4];IF(AND([.$A12]*[.D$11]&gt;[.$B$3];[.$A12]*[.D$11]&lt;=[.$C$3]);[.$A12]*[.D$11]*[.$C$4];IF(AND([.$A12]*[.D$11]&gt;[.$C$3];[.$A12]*[.D$11]&lt;[.$D$3]);[.$A12]*[.D$11]*[.$D$4];[.$A12]*[.D$11]*[.$E$4]))))*[.$F$4]" office:value-type="float" office:value="4163.4152156411" calcext:value-type="float">
            <text:p>4.163 </text:p>
          </table:table-cell>
          <table:table-cell table:style-name="ce23" table:formula="of:=(IF([.$A12]*[.E$11]&lt;=[.$B$3];[.$A12]*[.E$11]*[.$B$4];IF(AND([.$A12]*[.E$11]&gt;[.$B$3];[.$A12]*[.E$11]&lt;=[.$C$3]);[.$A12]*[.E$11]*[.$C$4];IF(AND([.$A12]*[.E$11]&gt;[.$C$3];[.$A12]*[.E$11]&lt;[.$D$3]);[.$A12]*[.E$11]*[.$D$4];[.$A12]*[.E$11]*[.$E$4]))))*[.$F$4]" office:value-type="float" office:value="4857.31775158129" calcext:value-type="float">
            <text:p>4.857 </text:p>
          </table:table-cell>
          <table:table-cell table:style-name="ce23" table:formula="of:=(IF([.$A12]*[.F$11]&lt;=[.$B$3];[.$A12]*[.F$11]*[.$B$4];IF(AND([.$A12]*[.F$11]&gt;[.$B$3];[.$A12]*[.F$11]&lt;=[.$C$3]);[.$A12]*[.F$11]*[.$C$4];IF(AND([.$A12]*[.F$11]&gt;[.$C$3];[.$A12]*[.F$11]&lt;[.$D$3]);[.$A12]*[.F$11]*[.$D$4];[.$A12]*[.F$11]*[.$E$4]))))*[.$F$4]" office:value-type="float" office:value="5551.22028752147" calcext:value-type="float">
            <text:p>5.551 </text:p>
          </table:table-cell>
          <table:table-cell table:style-name="ce23" table:formula="of:=(IF([.$A12]*[.G$11]&lt;=[.$B$3];[.$A12]*[.G$11]*[.$B$4];IF(AND([.$A12]*[.G$11]&gt;[.$B$3];[.$A12]*[.G$11]&lt;=[.$C$3]);[.$A12]*[.G$11]*[.$C$4];IF(AND([.$A12]*[.G$11]&gt;[.$C$3];[.$A12]*[.G$11]&lt;[.$D$3]);[.$A12]*[.G$11]*[.$D$4];[.$A12]*[.G$11]*[.$E$4]))))*[.$F$4]" office:value-type="float" office:value="6245.12282346166" calcext:value-type="float">
            <text:p>6.245 </text:p>
          </table:table-cell>
          <table:table-cell table:style-name="ce23" table:formula="of:=(IF([.$A12]*[.H$11]&lt;=[.$B$3];[.$A12]*[.H$11]*[.$B$4];IF(AND([.$A12]*[.H$11]&gt;[.$B$3];[.$A12]*[.H$11]&lt;=[.$C$3]);[.$A12]*[.H$11]*[.$C$4];IF(AND([.$A12]*[.H$11]&gt;[.$C$3];[.$A12]*[.H$11]&lt;[.$D$3]);[.$A12]*[.H$11]*[.$D$4];[.$A12]*[.H$11]*[.$E$4]))))*[.$F$4]" office:value-type="float" office:value="6939.02535940184" calcext:value-type="float">
            <text:p>6.939 </text:p>
          </table:table-cell>
          <table:table-cell table:style-name="ce23" table:formula="of:=(IF([.$A12]*[.I$11]&lt;=[.$B$3];[.$A12]*[.I$11]*[.$B$4];IF(AND([.$A12]*[.I$11]&gt;[.$B$3];[.$A12]*[.I$11]&lt;=[.$C$3]);[.$A12]*[.I$11]*[.$C$4];IF(AND([.$A12]*[.I$11]&gt;[.$C$3];[.$A12]*[.I$11]&lt;[.$D$3]);[.$A12]*[.I$11]*[.$D$4];[.$A12]*[.I$11]*[.$E$4]))))*[.$F$4]" office:value-type="float" office:value="7632.92789534202" calcext:value-type="float">
            <text:p>7.633 </text:p>
          </table:table-cell>
          <table:table-cell table:style-name="ce23" table:formula="of:=(IF([.$A12]*[.J$11]&lt;=[.$B$3];[.$A12]*[.J$11]*[.$B$4];IF(AND([.$A12]*[.J$11]&gt;[.$B$3];[.$A12]*[.J$11]&lt;=[.$C$3]);[.$A12]*[.J$11]*[.$C$4];IF(AND([.$A12]*[.J$11]&gt;[.$C$3];[.$A12]*[.J$11]&lt;[.$D$3]);[.$A12]*[.J$11]*[.$D$4];[.$A12]*[.J$11]*[.$E$4]))))*[.$F$4]" office:value-type="float" office:value="8326.83043128221" calcext:value-type="float">
            <text:p>8.327 </text:p>
          </table:table-cell>
          <table:table-cell table:style-name="ce23" table:formula="of:=(IF([.$A12]*[.K$11]&lt;=[.$B$3];[.$A12]*[.K$11]*[.$B$4];IF(AND([.$A12]*[.K$11]&gt;[.$B$3];[.$A12]*[.K$11]&lt;=[.$C$3]);[.$A12]*[.K$11]*[.$C$4];IF(AND([.$A12]*[.K$11]&gt;[.$C$3];[.$A12]*[.K$11]&lt;[.$D$3]);[.$A12]*[.K$11]*[.$D$4];[.$A12]*[.K$11]*[.$E$4]))))*[.$F$4]" office:value-type="float" office:value="8736.7873774551" calcext:value-type="float">
            <text:p>8.737 </text:p>
          </table:table-cell>
          <table:table-cell table:style-name="ce23" table:formula="of:=(IF([.$A12]*[.L$11]&lt;=[.$B$3];[.$A12]*[.L$11]*[.$B$4];IF(AND([.$A12]*[.L$11]&gt;[.$B$3];[.$A12]*[.L$11]&lt;=[.$C$3]);[.$A12]*[.L$11]*[.$C$4];IF(AND([.$A12]*[.L$11]&gt;[.$C$3];[.$A12]*[.L$11]&lt;[.$D$3]);[.$A12]*[.L$11]*[.$D$4];[.$A12]*[.L$11]*[.$E$4]))))*[.$F$4]" office:value-type="float" office:value="9408.84794495165" calcext:value-type="float">
            <text:p>9.409 </text:p>
          </table:table-cell>
          <table:table-cell table:style-name="ce23" table:formula="of:=(IF([.$A12]*[.M$11]&lt;=[.$B$3];[.$A12]*[.M$11]*[.$B$4];IF(AND([.$A12]*[.M$11]&gt;[.$B$3];[.$A12]*[.M$11]&lt;=[.$C$3]);[.$A12]*[.M$11]*[.$C$4];IF(AND([.$A12]*[.M$11]&gt;[.$C$3];[.$A12]*[.M$11]&lt;[.$D$3]);[.$A12]*[.M$11]*[.$D$4];[.$A12]*[.M$11]*[.$E$4]))))*[.$F$4]" office:value-type="float" office:value="10080.9085124482" calcext:value-type="float">
            <text:p>10.081 </text:p>
          </table:table-cell>
          <table:table-cell table:style-name="ce23" table:formula="of:=(IF([.$A12]*[.N$11]&lt;=[.$B$3];[.$A12]*[.N$11]*[.$B$4];IF(AND([.$A12]*[.N$11]&gt;[.$B$3];[.$A12]*[.N$11]&lt;=[.$C$3]);[.$A12]*[.N$11]*[.$C$4];IF(AND([.$A12]*[.N$11]&gt;[.$C$3];[.$A12]*[.N$11]&lt;[.$D$3]);[.$A12]*[.N$11]*[.$D$4];[.$A12]*[.N$11]*[.$E$4]))))*[.$F$4]" office:value-type="float" office:value="10752.9690799447" calcext:value-type="float">
            <text:p>10.753 </text:p>
          </table:table-cell>
          <table:table-cell table:style-name="ce23" table:formula="of:=(IF([.$A12]*[.O$11]&lt;=[.$B$3];[.$A12]*[.O$11]*[.$B$4];IF(AND([.$A12]*[.O$11]&gt;[.$B$3];[.$A12]*[.O$11]&lt;=[.$C$3]);[.$A12]*[.O$11]*[.$C$4];IF(AND([.$A12]*[.O$11]&gt;[.$C$3];[.$A12]*[.O$11]&lt;[.$D$3]);[.$A12]*[.O$11]*[.$D$4];[.$A12]*[.O$11]*[.$E$4]))))*[.$F$4]" office:value-type="float" office:value="11065.4040168923" calcext:value-type="float">
            <text:p>11.065 </text:p>
          </table:table-cell>
          <table:table-cell table:style-name="ce23" table:formula="of:=(IF([.$A12]*[.P$11]&lt;=[.$B$3];[.$A12]*[.P$11]*[.$B$4];IF(AND([.$A12]*[.P$11]&gt;[.$B$3];[.$A12]*[.P$11]&lt;=[.$C$3]);[.$A12]*[.P$11]*[.$C$4];IF(AND([.$A12]*[.P$11]&gt;[.$C$3];[.$A12]*[.P$11]&lt;[.$D$3]);[.$A12]*[.P$11]*[.$D$4];[.$A12]*[.P$11]*[.$E$4]))))*[.$F$4]" office:value-type="float" office:value="11716.310135533" calcext:value-type="float">
            <text:p>11.716 </text:p>
          </table:table-cell>
          <table:table-cell table:style-name="ce23" table:formula="of:=(IF([.$A12]*[.Q$11]&lt;=[.$B$3];[.$A12]*[.Q$11]*[.$B$4];IF(AND([.$A12]*[.Q$11]&gt;[.$B$3];[.$A12]*[.Q$11]&lt;=[.$C$3]);[.$A12]*[.Q$11]*[.$C$4];IF(AND([.$A12]*[.Q$11]&gt;[.$C$3];[.$A12]*[.Q$11]&lt;[.$D$3]);[.$A12]*[.Q$11]*[.$D$4];[.$A12]*[.Q$11]*[.$E$4]))))*[.$F$4]" office:value-type="float" office:value="12367.2162541737" calcext:value-type="float">
            <text:p>12.367 </text:p>
          </table:table-cell>
          <table:table-cell table:style-name="ce23" table:formula="of:=(IF([.$A12]*[.R$11]&lt;=[.$B$3];[.$A12]*[.R$11]*[.$B$4];IF(AND([.$A12]*[.R$11]&gt;[.$B$3];[.$A12]*[.R$11]&lt;=[.$C$3]);[.$A12]*[.R$11]*[.$C$4];IF(AND([.$A12]*[.R$11]&gt;[.$C$3];[.$A12]*[.R$11]&lt;[.$D$3]);[.$A12]*[.R$11]*[.$D$4];[.$A12]*[.R$11]*[.$E$4]))))*[.$F$4]" office:value-type="float" office:value="13018.1223728145" calcext:value-type="float">
            <text:p>13.018 </text:p>
          </table:table-cell>
          <table:table-cell table:style-name="ce35" office:value-type="float" office:value="2" calcext:value-type="float">
            <text:p>2,00 </text:p>
          </table:table-cell>
          <table:table-cell table:number-columns-repeated="45"/>
        </table:table-row>
        <table:table-row table:style-name="ro1">
          <table:table-cell table:style-name="ce35" table:formula="of:=+[.A12]+0.5" office:value-type="float" office:value="2.5" calcext:value-type="float">
            <text:p>2,50 </text:p>
          </table:table-cell>
          <table:table-cell table:style-name="ce13" table:formula="of:=(IF([.$A13]*[.B$11]&lt;=[.$B$3];[.$A13]*[.B$11]*[.$B$4];IF(AND([.$A13]*[.B$11]&gt;[.$B$3];[.$A13]*[.B$11]&lt;=[.$C$3]);[.$A13]*[.B$11]*[.$C$4];IF(AND([.$A13]*[.B$11]&gt;[.$C$3];[.$A13]*[.B$11]&lt;[.$D$3]);[.$A13]*[.B$11]*[.$D$4];[.$A13]*[.B$11]*[.$E$4]))))*[.$F$4]" office:value-type="float" office:value="3469.51267970092" calcext:value-type="float">
            <text:p>3.470 </text:p>
          </table:table-cell>
          <table:table-cell table:style-name="ce24" table:formula="of:=(IF([.$A13]*[.C$11]&lt;=[.$B$3];[.$A13]*[.C$11]*[.$B$4];IF(AND([.$A13]*[.C$11]&gt;[.$B$3];[.$A13]*[.C$11]&lt;=[.$C$3]);[.$A13]*[.C$11]*[.$C$4];IF(AND([.$A13]*[.C$11]&gt;[.$C$3];[.$A13]*[.C$11]&lt;[.$D$3]);[.$A13]*[.C$11]*[.$D$4];[.$A13]*[.C$11]*[.$E$4]))))*[.$F$4]" office:value-type="float" office:value="4336.89084962615" calcext:value-type="float">
            <text:p>4.337 </text:p>
          </table:table-cell>
          <table:table-cell table:style-name="ce24" table:formula="of:=(IF([.$A13]*[.D$11]&lt;=[.$B$3];[.$A13]*[.D$11]*[.$B$4];IF(AND([.$A13]*[.D$11]&gt;[.$B$3];[.$A13]*[.D$11]&lt;=[.$C$3]);[.$A13]*[.D$11]*[.$C$4];IF(AND([.$A13]*[.D$11]&gt;[.$C$3];[.$A13]*[.D$11]&lt;[.$D$3]);[.$A13]*[.D$11]*[.$D$4];[.$A13]*[.D$11]*[.$E$4]))))*[.$F$4]" office:value-type="float" office:value="5204.26901955138" calcext:value-type="float">
            <text:p>5.204 </text:p>
          </table:table-cell>
          <table:table-cell table:style-name="ce24" table:formula="of:=(IF([.$A13]*[.E$11]&lt;=[.$B$3];[.$A13]*[.E$11]*[.$B$4];IF(AND([.$A13]*[.E$11]&gt;[.$B$3];[.$A13]*[.E$11]&lt;=[.$C$3]);[.$A13]*[.E$11]*[.$C$4];IF(AND([.$A13]*[.E$11]&gt;[.$C$3];[.$A13]*[.E$11]&lt;[.$D$3]);[.$A13]*[.E$11]*[.$D$4];[.$A13]*[.E$11]*[.$E$4]))))*[.$F$4]" office:value-type="float" office:value="6071.64718947661" calcext:value-type="float">
            <text:p>6.072 </text:p>
          </table:table-cell>
          <table:table-cell table:style-name="ce24" table:formula="of:=(IF([.$A13]*[.F$11]&lt;=[.$B$3];[.$A13]*[.F$11]*[.$B$4];IF(AND([.$A13]*[.F$11]&gt;[.$B$3];[.$A13]*[.F$11]&lt;=[.$C$3]);[.$A13]*[.F$11]*[.$C$4];IF(AND([.$A13]*[.F$11]&gt;[.$C$3];[.$A13]*[.F$11]&lt;[.$D$3]);[.$A13]*[.F$11]*[.$D$4];[.$A13]*[.F$11]*[.$E$4]))))*[.$F$4]" office:value-type="float" office:value="6939.02535940184" calcext:value-type="float">
            <text:p>6.939 </text:p>
          </table:table-cell>
          <table:table-cell table:style-name="ce24" table:formula="of:=(IF([.$A13]*[.G$11]&lt;=[.$B$3];[.$A13]*[.G$11]*[.$B$4];IF(AND([.$A13]*[.G$11]&gt;[.$B$3];[.$A13]*[.G$11]&lt;=[.$C$3]);[.$A13]*[.G$11]*[.$C$4];IF(AND([.$A13]*[.G$11]&gt;[.$C$3];[.$A13]*[.G$11]&lt;[.$D$3]);[.$A13]*[.G$11]*[.$D$4];[.$A13]*[.G$11]*[.$E$4]))))*[.$F$4]" office:value-type="float" office:value="7806.40352932707" calcext:value-type="float">
            <text:p>7.806 </text:p>
          </table:table-cell>
          <table:table-cell table:style-name="ce24" table:formula="of:=(IF([.$A13]*[.H$11]&lt;=[.$B$3];[.$A13]*[.H$11]*[.$B$4];IF(AND([.$A13]*[.H$11]&gt;[.$B$3];[.$A13]*[.H$11]&lt;=[.$C$3]);[.$A13]*[.H$11]*[.$C$4];IF(AND([.$A13]*[.H$11]&gt;[.$C$3];[.$A13]*[.H$11]&lt;[.$D$3]);[.$A13]*[.H$11]*[.$D$4];[.$A13]*[.H$11]*[.$E$4]))))*[.$F$4]" office:value-type="float" office:value="8400.75709370683" calcext:value-type="float">
            <text:p>8.401 </text:p>
          </table:table-cell>
          <table:table-cell table:style-name="ce24" table:formula="of:=(IF([.$A13]*[.I$11]&lt;=[.$B$3];[.$A13]*[.I$11]*[.$B$4];IF(AND([.$A13]*[.I$11]&gt;[.$B$3];[.$A13]*[.I$11]&lt;=[.$C$3]);[.$A13]*[.I$11]*[.$C$4];IF(AND([.$A13]*[.I$11]&gt;[.$C$3];[.$A13]*[.I$11]&lt;[.$D$3]);[.$A13]*[.I$11]*[.$D$4];[.$A13]*[.I$11]*[.$E$4]))))*[.$F$4]" office:value-type="float" office:value="9240.83280307751" calcext:value-type="float">
            <text:p>9.241 </text:p>
          </table:table-cell>
          <table:table-cell table:style-name="ce24" table:formula="of:=(IF([.$A13]*[.J$11]&lt;=[.$B$3];[.$A13]*[.J$11]*[.$B$4];IF(AND([.$A13]*[.J$11]&gt;[.$B$3];[.$A13]*[.J$11]&lt;=[.$C$3]);[.$A13]*[.J$11]*[.$C$4];IF(AND([.$A13]*[.J$11]&gt;[.$C$3];[.$A13]*[.J$11]&lt;[.$D$3]);[.$A13]*[.J$11]*[.$D$4];[.$A13]*[.J$11]*[.$E$4]))))*[.$F$4]" office:value-type="float" office:value="10080.9085124482" calcext:value-type="float">
            <text:p>10.081 </text:p>
          </table:table-cell>
          <table:table-cell table:style-name="ce24" table:formula="of:=(IF([.$A13]*[.K$11]&lt;=[.$B$3];[.$A13]*[.K$11]*[.$B$4];IF(AND([.$A13]*[.K$11]&gt;[.$B$3];[.$A13]*[.K$11]&lt;=[.$C$3]);[.$A13]*[.K$11]*[.$C$4];IF(AND([.$A13]*[.K$11]&gt;[.$C$3];[.$A13]*[.K$11]&lt;[.$D$3]);[.$A13]*[.K$11]*[.$D$4];[.$A13]*[.K$11]*[.$E$4]))))*[.$F$4]" office:value-type="float" office:value="10577.2244279117" calcext:value-type="float">
            <text:p>10.577 </text:p>
          </table:table-cell>
          <table:table-cell table:style-name="ce24" table:formula="of:=(IF([.$A13]*[.L$11]&lt;=[.$B$3];[.$A13]*[.L$11]*[.$B$4];IF(AND([.$A13]*[.L$11]&gt;[.$B$3];[.$A13]*[.L$11]&lt;=[.$C$3]);[.$A13]*[.L$11]*[.$C$4];IF(AND([.$A13]*[.L$11]&gt;[.$C$3];[.$A13]*[.L$11]&lt;[.$D$3]);[.$A13]*[.L$11]*[.$D$4];[.$A13]*[.L$11]*[.$E$4]))))*[.$F$4]" office:value-type="float" office:value="11390.8570762126" calcext:value-type="float">
            <text:p>11.391 </text:p>
          </table:table-cell>
          <table:table-cell table:style-name="ce24" table:formula="of:=(IF([.$A13]*[.M$11]&lt;=[.$B$3];[.$A13]*[.M$11]*[.$B$4];IF(AND([.$A13]*[.M$11]&gt;[.$B$3];[.$A13]*[.M$11]&lt;=[.$C$3]);[.$A13]*[.M$11]*[.$C$4];IF(AND([.$A13]*[.M$11]&gt;[.$C$3];[.$A13]*[.M$11]&lt;[.$D$3]);[.$A13]*[.M$11]*[.$D$4];[.$A13]*[.M$11]*[.$E$4]))))*[.$F$4]" office:value-type="float" office:value="12204.4897245136" calcext:value-type="float">
            <text:p>12.204 </text:p>
          </table:table-cell>
          <table:table-cell table:style-name="ce24" table:formula="of:=(IF([.$A13]*[.N$11]&lt;=[.$B$3];[.$A13]*[.N$11]*[.$B$4];IF(AND([.$A13]*[.N$11]&gt;[.$B$3];[.$A13]*[.N$11]&lt;=[.$C$3]);[.$A13]*[.N$11]*[.$C$4];IF(AND([.$A13]*[.N$11]&gt;[.$C$3];[.$A13]*[.N$11]&lt;[.$D$3]);[.$A13]*[.N$11]*[.$D$4];[.$A13]*[.N$11]*[.$E$4]))))*[.$F$4]" office:value-type="float" office:value="13018.1223728145" calcext:value-type="float">
            <text:p>13.018 </text:p>
          </table:table-cell>
          <table:table-cell table:style-name="ce24" table:formula="of:=(IF([.$A13]*[.O$11]&lt;=[.$B$3];[.$A13]*[.O$11]*[.$B$4];IF(AND([.$A13]*[.O$11]&gt;[.$B$3];[.$A13]*[.O$11]&lt;=[.$C$3]);[.$A13]*[.O$11]*[.$C$4];IF(AND([.$A13]*[.O$11]&gt;[.$C$3];[.$A13]*[.O$11]&lt;[.$D$3]);[.$A13]*[.O$11]*[.$D$4];[.$A13]*[.O$11]*[.$E$4]))))*[.$F$4]" office:value-type="float" office:value="13831.7550211154" calcext:value-type="float">
            <text:p>13.832 </text:p>
          </table:table-cell>
          <table:table-cell table:style-name="ce24" table:formula="of:=(IF([.$A13]*[.P$11]&lt;=[.$B$3];[.$A13]*[.P$11]*[.$B$4];IF(AND([.$A13]*[.P$11]&gt;[.$B$3];[.$A13]*[.P$11]&lt;=[.$C$3]);[.$A13]*[.P$11]*[.$C$4];IF(AND([.$A13]*[.P$11]&gt;[.$C$3];[.$A13]*[.P$11]&lt;[.$D$3]);[.$A13]*[.P$11]*[.$D$4];[.$A13]*[.P$11]*[.$E$4]))))*[.$F$4]" office:value-type="float" office:value="14184.394837207" calcext:value-type="float">
            <text:p>14.184 </text:p>
          </table:table-cell>
          <table:table-cell table:style-name="ce24" table:formula="of:=(IF([.$A13]*[.Q$11]&lt;=[.$B$3];[.$A13]*[.Q$11]*[.$B$4];IF(AND([.$A13]*[.Q$11]&gt;[.$B$3];[.$A13]*[.Q$11]&lt;=[.$C$3]);[.$A13]*[.Q$11]*[.$C$4];IF(AND([.$A13]*[.Q$11]&gt;[.$C$3];[.$A13]*[.Q$11]&lt;[.$D$3]);[.$A13]*[.Q$11]*[.$D$4];[.$A13]*[.Q$11]*[.$E$4]))))*[.$F$4]" office:value-type="float" office:value="14972.4167726074" calcext:value-type="float">
            <text:p>14.972 </text:p>
          </table:table-cell>
          <table:table-cell table:style-name="ce24" table:formula="of:=(IF([.$A13]*[.R$11]&lt;=[.$B$3];[.$A13]*[.R$11]*[.$B$4];IF(AND([.$A13]*[.R$11]&gt;[.$B$3];[.$A13]*[.R$11]&lt;=[.$C$3]);[.$A13]*[.R$11]*[.$C$4];IF(AND([.$A13]*[.R$11]&gt;[.$C$3];[.$A13]*[.R$11]&lt;[.$D$3]);[.$A13]*[.R$11]*[.$D$4];[.$A13]*[.R$11]*[.$E$4]))))*[.$F$4]" office:value-type="float" office:value="15760.4387080078" calcext:value-type="float">
            <text:p>15.760 </text:p>
          </table:table-cell>
          <table:table-cell table:style-name="ce35" table:formula="of:=+[.S12]+0.5" office:value-type="float" office:value="2.5" calcext:value-type="float">
            <text:p>2,50 </text:p>
          </table:table-cell>
          <table:table-cell table:number-columns-repeated="45"/>
        </table:table-row>
        <table:table-row table:style-name="ro1">
          <table:table-cell table:style-name="ce36" table:formula="of:=+[.A13]+0.5" office:value-type="float" office:value="3" calcext:value-type="float">
            <text:p>3,00 </text:p>
          </table:table-cell>
          <table:table-cell table:style-name="ce14" table:formula="of:=(IF([.$A14]*[.B$11]&lt;=[.$B$3];[.$A14]*[.B$11]*[.$B$4];IF(AND([.$A14]*[.B$11]&gt;[.$B$3];[.$A14]*[.B$11]&lt;=[.$C$3]);[.$A14]*[.B$11]*[.$C$4];IF(AND([.$A14]*[.B$11]&gt;[.$C$3];[.$A14]*[.B$11]&lt;[.$D$3]);[.$A14]*[.B$11]*[.$D$4];[.$A14]*[.B$11]*[.$E$4]))))*[.$F$4]" office:value-type="float" office:value="4163.4152156411" calcext:value-type="float">
            <text:p>4.163 </text:p>
          </table:table-cell>
          <table:table-cell table:style-name="ce25" table:formula="of:=(IF([.$A14]*[.C$11]&lt;=[.$B$3];[.$A14]*[.C$11]*[.$B$4];IF(AND([.$A14]*[.C$11]&gt;[.$B$3];[.$A14]*[.C$11]&lt;=[.$C$3]);[.$A14]*[.C$11]*[.$C$4];IF(AND([.$A14]*[.C$11]&gt;[.$C$3];[.$A14]*[.C$11]&lt;[.$D$3]);[.$A14]*[.C$11]*[.$D$4];[.$A14]*[.C$11]*[.$E$4]))))*[.$F$4]" office:value-type="float" office:value="5204.26901955138" calcext:value-type="float">
            <text:p>5.204 </text:p>
          </table:table-cell>
          <table:table-cell table:style-name="ce25" table:formula="of:=(IF([.$A14]*[.D$11]&lt;=[.$B$3];[.$A14]*[.D$11]*[.$B$4];IF(AND([.$A14]*[.D$11]&gt;[.$B$3];[.$A14]*[.D$11]&lt;=[.$C$3]);[.$A14]*[.D$11]*[.$C$4];IF(AND([.$A14]*[.D$11]&gt;[.$C$3];[.$A14]*[.D$11]&lt;[.$D$3]);[.$A14]*[.D$11]*[.$D$4];[.$A14]*[.D$11]*[.$E$4]))))*[.$F$4]" office:value-type="float" office:value="6245.12282346166" calcext:value-type="float">
            <text:p>6.245 </text:p>
          </table:table-cell>
          <table:table-cell table:style-name="ce25" table:formula="of:=(IF([.$A14]*[.E$11]&lt;=[.$B$3];[.$A14]*[.E$11]*[.$B$4];IF(AND([.$A14]*[.E$11]&gt;[.$B$3];[.$A14]*[.E$11]&lt;=[.$C$3]);[.$A14]*[.E$11]*[.$C$4];IF(AND([.$A14]*[.E$11]&gt;[.$C$3];[.$A14]*[.E$11]&lt;[.$D$3]);[.$A14]*[.E$11]*[.$D$4];[.$A14]*[.E$11]*[.$E$4]))))*[.$F$4]" office:value-type="float" office:value="7285.97662737193" calcext:value-type="float">
            <text:p>7.286 </text:p>
          </table:table-cell>
          <table:table-cell table:style-name="ce25" table:formula="of:=(IF([.$A14]*[.F$11]&lt;=[.$B$3];[.$A14]*[.F$11]*[.$B$4];IF(AND([.$A14]*[.F$11]&gt;[.$B$3];[.$A14]*[.F$11]&lt;=[.$C$3]);[.$A14]*[.F$11]*[.$C$4];IF(AND([.$A14]*[.F$11]&gt;[.$C$3];[.$A14]*[.F$11]&lt;[.$D$3]);[.$A14]*[.F$11]*[.$D$4];[.$A14]*[.F$11]*[.$E$4]))))*[.$F$4]" office:value-type="float" office:value="8326.83043128221" calcext:value-type="float">
            <text:p>8.327 </text:p>
          </table:table-cell>
          <table:table-cell table:style-name="ce25" table:formula="of:=(IF([.$A14]*[.G$11]&lt;=[.$B$3];[.$A14]*[.G$11]*[.$B$4];IF(AND([.$A14]*[.G$11]&gt;[.$B$3];[.$A14]*[.G$11]&lt;=[.$C$3]);[.$A14]*[.G$11]*[.$C$4];IF(AND([.$A14]*[.G$11]&gt;[.$C$3];[.$A14]*[.G$11]&lt;[.$D$3]);[.$A14]*[.G$11]*[.$D$4];[.$A14]*[.G$11]*[.$E$4]))))*[.$F$4]" office:value-type="float" office:value="9072.81766120337" calcext:value-type="float">
            <text:p>9.073 </text:p>
          </table:table-cell>
          <table:table-cell table:style-name="ce25" table:formula="of:=(IF([.$A14]*[.H$11]&lt;=[.$B$3];[.$A14]*[.H$11]*[.$B$4];IF(AND([.$A14]*[.H$11]&gt;[.$B$3];[.$A14]*[.H$11]&lt;=[.$C$3]);[.$A14]*[.H$11]*[.$C$4];IF(AND([.$A14]*[.H$11]&gt;[.$C$3];[.$A14]*[.H$11]&lt;[.$D$3]);[.$A14]*[.H$11]*[.$D$4];[.$A14]*[.H$11]*[.$E$4]))))*[.$F$4]" office:value-type="float" office:value="10080.9085124482" calcext:value-type="float">
            <text:p>10.081 </text:p>
          </table:table-cell>
          <table:table-cell table:style-name="ce25" table:formula="of:=(IF([.$A14]*[.I$11]&lt;=[.$B$3];[.$A14]*[.I$11]*[.$B$4];IF(AND([.$A14]*[.I$11]&gt;[.$B$3];[.$A14]*[.I$11]&lt;=[.$C$3]);[.$A14]*[.I$11]*[.$C$4];IF(AND([.$A14]*[.I$11]&gt;[.$C$3];[.$A14]*[.I$11]&lt;[.$D$3]);[.$A14]*[.I$11]*[.$D$4];[.$A14]*[.I$11]*[.$E$4]))))*[.$F$4]" office:value-type="float" office:value="10739.9509575719" calcext:value-type="float">
            <text:p>10.740 </text:p>
          </table:table-cell>
          <table:table-cell table:style-name="ce25" table:formula="of:=(IF([.$A14]*[.J$11]&lt;=[.$B$3];[.$A14]*[.J$11]*[.$B$4];IF(AND([.$A14]*[.J$11]&gt;[.$B$3];[.$A14]*[.J$11]&lt;=[.$C$3]);[.$A14]*[.J$11]*[.$C$4];IF(AND([.$A14]*[.J$11]&gt;[.$C$3];[.$A14]*[.J$11]&lt;[.$D$3]);[.$A14]*[.J$11]*[.$D$4];[.$A14]*[.J$11]*[.$E$4]))))*[.$F$4]" office:value-type="float" office:value="11716.310135533" calcext:value-type="float">
            <text:p>11.716 </text:p>
          </table:table-cell>
          <table:table-cell table:style-name="ce25" table:formula="of:=(IF([.$A14]*[.K$11]&lt;=[.$B$3];[.$A14]*[.K$11]*[.$B$4];IF(AND([.$A14]*[.K$11]&gt;[.$B$3];[.$A14]*[.K$11]&lt;=[.$C$3]);[.$A14]*[.K$11]*[.$C$4];IF(AND([.$A14]*[.K$11]&gt;[.$C$3];[.$A14]*[.K$11]&lt;[.$D$3]);[.$A14]*[.K$11]*[.$D$4];[.$A14]*[.K$11]*[.$E$4]))))*[.$F$4]" office:value-type="float" office:value="12692.6693134941" calcext:value-type="float">
            <text:p>12.693 </text:p>
          </table:table-cell>
          <table:table-cell table:style-name="ce25" table:formula="of:=(IF([.$A14]*[.L$11]&lt;=[.$B$3];[.$A14]*[.L$11]*[.$B$4];IF(AND([.$A14]*[.L$11]&gt;[.$B$3];[.$A14]*[.L$11]&lt;=[.$C$3]);[.$A14]*[.L$11]*[.$C$4];IF(AND([.$A14]*[.L$11]&gt;[.$C$3];[.$A14]*[.L$11]&lt;[.$D$3]);[.$A14]*[.L$11]*[.$D$4];[.$A14]*[.L$11]*[.$E$4]))))*[.$F$4]" office:value-type="float" office:value="13669.0284914552" calcext:value-type="float">
            <text:p>13.669 </text:p>
          </table:table-cell>
          <table:table-cell table:style-name="ce25" table:formula="of:=(IF([.$A14]*[.M$11]&lt;=[.$B$3];[.$A14]*[.M$11]*[.$B$4];IF(AND([.$A14]*[.M$11]&gt;[.$B$3];[.$A14]*[.M$11]&lt;=[.$C$3]);[.$A14]*[.M$11]*[.$C$4];IF(AND([.$A14]*[.M$11]&gt;[.$C$3];[.$A14]*[.M$11]&lt;[.$D$3]);[.$A14]*[.M$11]*[.$D$4];[.$A14]*[.M$11]*[.$E$4]))))*[.$F$4]" office:value-type="float" office:value="14184.394837207" calcext:value-type="float">
            <text:p>14.184 </text:p>
          </table:table-cell>
          <table:table-cell table:style-name="ce25" table:formula="of:=(IF([.$A14]*[.N$11]&lt;=[.$B$3];[.$A14]*[.N$11]*[.$B$4];IF(AND([.$A14]*[.N$11]&gt;[.$B$3];[.$A14]*[.N$11]&lt;=[.$C$3]);[.$A14]*[.N$11]*[.$C$4];IF(AND([.$A14]*[.N$11]&gt;[.$C$3];[.$A14]*[.N$11]&lt;[.$D$3]);[.$A14]*[.N$11]*[.$D$4];[.$A14]*[.N$11]*[.$E$4]))))*[.$F$4]" office:value-type="float" office:value="15130.0211596875" calcext:value-type="float">
            <text:p>15.130 </text:p>
          </table:table-cell>
          <table:table-cell table:style-name="ce25" table:formula="of:=(IF([.$A14]*[.O$11]&lt;=[.$B$3];[.$A14]*[.O$11]*[.$B$4];IF(AND([.$A14]*[.O$11]&gt;[.$B$3];[.$A14]*[.O$11]&lt;=[.$C$3]);[.$A14]*[.O$11]*[.$C$4];IF(AND([.$A14]*[.O$11]&gt;[.$C$3];[.$A14]*[.O$11]&lt;[.$D$3]);[.$A14]*[.O$11]*[.$D$4];[.$A14]*[.O$11]*[.$E$4]))))*[.$F$4]" office:value-type="float" office:value="16075.647482168" calcext:value-type="float">
            <text:p>16.076 </text:p>
          </table:table-cell>
          <table:table-cell table:style-name="ce25" table:formula="of:=(IF([.$A14]*[.P$11]&lt;=[.$B$3];[.$A14]*[.P$11]*[.$B$4];IF(AND([.$A14]*[.P$11]&gt;[.$B$3];[.$A14]*[.P$11]&lt;=[.$C$3]);[.$A14]*[.P$11]*[.$C$4];IF(AND([.$A14]*[.P$11]&gt;[.$C$3];[.$A14]*[.P$11]&lt;[.$D$3]);[.$A14]*[.P$11]*[.$D$4];[.$A14]*[.P$11]*[.$E$4]))))*[.$F$4]" office:value-type="float" office:value="17021.2738046484" calcext:value-type="float">
            <text:p>17.021 </text:p>
          </table:table-cell>
          <table:table-cell table:style-name="ce25" table:formula="of:=(IF([.$A14]*[.Q$11]&lt;=[.$B$3];[.$A14]*[.Q$11]*[.$B$4];IF(AND([.$A14]*[.Q$11]&gt;[.$B$3];[.$A14]*[.Q$11]&lt;=[.$C$3]);[.$A14]*[.Q$11]*[.$C$4];IF(AND([.$A14]*[.Q$11]&gt;[.$C$3];[.$A14]*[.Q$11]&lt;[.$D$3]);[.$A14]*[.Q$11]*[.$D$4];[.$A14]*[.Q$11]*[.$E$4]))))*[.$F$4]" office:value-type="float" office:value="17966.9001271289" calcext:value-type="float">
            <text:p>17.967 </text:p>
          </table:table-cell>
          <table:table-cell table:style-name="ce25" table:formula="of:=(IF([.$A14]*[.R$11]&lt;=[.$B$3];[.$A14]*[.R$11]*[.$B$4];IF(AND([.$A14]*[.R$11]&gt;[.$B$3];[.$A14]*[.R$11]&lt;=[.$C$3]);[.$A14]*[.R$11]*[.$C$4];IF(AND([.$A14]*[.R$11]&gt;[.$C$3];[.$A14]*[.R$11]&lt;[.$D$3]);[.$A14]*[.R$11]*[.$D$4];[.$A14]*[.R$11]*[.$E$4]))))*[.$F$4]" office:value-type="float" office:value="18912.5264496094" calcext:value-type="float">
            <text:p>18.913 </text:p>
          </table:table-cell>
          <table:table-cell table:style-name="ce36" table:formula="of:=+[.S13]+0.5" office:value-type="float" office:value="3" calcext:value-type="float">
            <text:p>3,00 </text:p>
          </table:table-cell>
          <table:table-cell table:number-columns-repeated="2"/>
          <table:table-cell table:formula="of:=+[.J14]/1.21" office:value-type="float" office:value="9682.90093845703" calcext:value-type="float">
            <text:p>9.682,90 </text:p>
          </table:table-cell>
          <table:table-cell table:number-columns-repeated="42"/>
        </table:table-row>
        <table:table-row table:style-name="ro1">
          <table:table-cell table:style-name="ce35" table:formula="of:=+[.A14]+0.5" office:value-type="float" office:value="3.5" calcext:value-type="float">
            <text:p>3,50 </text:p>
          </table:table-cell>
          <table:table-cell table:style-name="ce13" table:formula="of:=(IF([.$A15]*[.B$11]&lt;=[.$B$3];[.$A15]*[.B$11]*[.$B$4];IF(AND([.$A15]*[.B$11]&gt;[.$B$3];[.$A15]*[.B$11]&lt;=[.$C$3]);[.$A15]*[.B$11]*[.$C$4];IF(AND([.$A15]*[.B$11]&gt;[.$C$3];[.$A15]*[.B$11]&lt;[.$D$3]);[.$A15]*[.B$11]*[.$D$4];[.$A15]*[.B$11]*[.$E$4]))))*[.$F$4]" office:value-type="float" office:value="4857.31775158129" calcext:value-type="float">
            <text:p>4.857 </text:p>
          </table:table-cell>
          <table:table-cell table:style-name="ce24" table:formula="of:=(IF([.$A15]*[.C$11]&lt;=[.$B$3];[.$A15]*[.C$11]*[.$B$4];IF(AND([.$A15]*[.C$11]&gt;[.$B$3];[.$A15]*[.C$11]&lt;=[.$C$3]);[.$A15]*[.C$11]*[.$C$4];IF(AND([.$A15]*[.C$11]&gt;[.$C$3];[.$A15]*[.C$11]&lt;[.$D$3]);[.$A15]*[.C$11]*[.$D$4];[.$A15]*[.C$11]*[.$E$4]))))*[.$F$4]" office:value-type="float" office:value="6071.64718947661" calcext:value-type="float">
            <text:p>6.072 </text:p>
          </table:table-cell>
          <table:table-cell table:style-name="ce24" table:formula="of:=(IF([.$A15]*[.D$11]&lt;=[.$B$3];[.$A15]*[.D$11]*[.$B$4];IF(AND([.$A15]*[.D$11]&gt;[.$B$3];[.$A15]*[.D$11]&lt;=[.$C$3]);[.$A15]*[.D$11]*[.$C$4];IF(AND([.$A15]*[.D$11]&gt;[.$C$3];[.$A15]*[.D$11]&lt;[.$D$3]);[.$A15]*[.D$11]*[.$D$4];[.$A15]*[.D$11]*[.$E$4]))))*[.$F$4]" office:value-type="float" office:value="7285.97662737193" calcext:value-type="float">
            <text:p>7.286 </text:p>
          </table:table-cell>
          <table:table-cell table:style-name="ce24" table:formula="of:=(IF([.$A15]*[.E$11]&lt;=[.$B$3];[.$A15]*[.E$11]*[.$B$4];IF(AND([.$A15]*[.E$11]&gt;[.$B$3];[.$A15]*[.E$11]&lt;=[.$C$3]);[.$A15]*[.E$11]*[.$C$4];IF(AND([.$A15]*[.E$11]&gt;[.$C$3];[.$A15]*[.E$11]&lt;[.$D$3]);[.$A15]*[.E$11]*[.$D$4];[.$A15]*[.E$11]*[.$E$4]))))*[.$F$4]" office:value-type="float" office:value="8232.74195183269" calcext:value-type="float">
            <text:p>8.233 </text:p>
          </table:table-cell>
          <table:table-cell table:style-name="ce24" table:formula="of:=(IF([.$A15]*[.F$11]&lt;=[.$B$3];[.$A15]*[.F$11]*[.$B$4];IF(AND([.$A15]*[.F$11]&gt;[.$B$3];[.$A15]*[.F$11]&lt;=[.$C$3]);[.$A15]*[.F$11]*[.$C$4];IF(AND([.$A15]*[.F$11]&gt;[.$C$3];[.$A15]*[.F$11]&lt;[.$D$3]);[.$A15]*[.F$11]*[.$D$4];[.$A15]*[.F$11]*[.$E$4]))))*[.$F$4]" office:value-type="float" office:value="9408.84794495165" calcext:value-type="float">
            <text:p>9.409 </text:p>
          </table:table-cell>
          <table:table-cell table:style-name="ce24" table:formula="of:=(IF([.$A15]*[.G$11]&lt;=[.$B$3];[.$A15]*[.G$11]*[.$B$4];IF(AND([.$A15]*[.G$11]&gt;[.$B$3];[.$A15]*[.G$11]&lt;=[.$C$3]);[.$A15]*[.G$11]*[.$C$4];IF(AND([.$A15]*[.G$11]&gt;[.$C$3];[.$A15]*[.G$11]&lt;[.$D$3]);[.$A15]*[.G$11]*[.$D$4];[.$A15]*[.G$11]*[.$E$4]))))*[.$F$4]" office:value-type="float" office:value="10584.9539380706" calcext:value-type="float">
            <text:p>10.585 </text:p>
          </table:table-cell>
          <table:table-cell table:style-name="ce24" table:formula="of:=(IF([.$A15]*[.H$11]&lt;=[.$B$3];[.$A15]*[.H$11]*[.$B$4];IF(AND([.$A15]*[.H$11]&gt;[.$B$3];[.$A15]*[.H$11]&lt;=[.$C$3]);[.$A15]*[.H$11]*[.$C$4];IF(AND([.$A15]*[.H$11]&gt;[.$C$3];[.$A15]*[.H$11]&lt;[.$D$3]);[.$A15]*[.H$11]*[.$D$4];[.$A15]*[.H$11]*[.$E$4]))))*[.$F$4]" office:value-type="float" office:value="11390.8570762126" calcext:value-type="float">
            <text:p>11.391 </text:p>
          </table:table-cell>
          <table:table-cell table:style-name="ce24" table:formula="of:=(IF([.$A15]*[.I$11]&lt;=[.$B$3];[.$A15]*[.I$11]*[.$B$4];IF(AND([.$A15]*[.I$11]&gt;[.$B$3];[.$A15]*[.I$11]&lt;=[.$C$3]);[.$A15]*[.I$11]*[.$C$4];IF(AND([.$A15]*[.I$11]&gt;[.$C$3];[.$A15]*[.I$11]&lt;[.$D$3]);[.$A15]*[.I$11]*[.$D$4];[.$A15]*[.I$11]*[.$E$4]))))*[.$F$4]" office:value-type="float" office:value="12529.9427838339" calcext:value-type="float">
            <text:p>12.530 </text:p>
          </table:table-cell>
          <table:table-cell table:style-name="ce24" table:formula="of:=(IF([.$A15]*[.J$11]&lt;=[.$B$3];[.$A15]*[.J$11]*[.$B$4];IF(AND([.$A15]*[.J$11]&gt;[.$B$3];[.$A15]*[.J$11]&lt;=[.$C$3]);[.$A15]*[.J$11]*[.$C$4];IF(AND([.$A15]*[.J$11]&gt;[.$C$3];[.$A15]*[.J$11]&lt;[.$D$3]);[.$A15]*[.J$11]*[.$D$4];[.$A15]*[.J$11]*[.$E$4]))))*[.$F$4]" office:value-type="float" office:value="13669.0284914552" calcext:value-type="float">
            <text:p>13.669 </text:p>
          </table:table-cell>
          <table:table-cell table:style-name="ce24" table:formula="of:=(IF([.$A15]*[.K$11]&lt;=[.$B$3];[.$A15]*[.K$11]*[.$B$4];IF(AND([.$A15]*[.K$11]&gt;[.$B$3];[.$A15]*[.K$11]&lt;=[.$C$3]);[.$A15]*[.K$11]*[.$C$4];IF(AND([.$A15]*[.K$11]&gt;[.$C$3];[.$A15]*[.K$11]&lt;[.$D$3]);[.$A15]*[.K$11]*[.$D$4];[.$A15]*[.K$11]*[.$E$4]))))*[.$F$4]" office:value-type="float" office:value="14341.9992242871" calcext:value-type="float">
            <text:p>14.342 </text:p>
          </table:table-cell>
          <table:table-cell table:style-name="ce24" table:formula="of:=(IF([.$A15]*[.L$11]&lt;=[.$B$3];[.$A15]*[.L$11]*[.$B$4];IF(AND([.$A15]*[.L$11]&gt;[.$B$3];[.$A15]*[.L$11]&lt;=[.$C$3]);[.$A15]*[.L$11]*[.$C$4];IF(AND([.$A15]*[.L$11]&gt;[.$C$3];[.$A15]*[.L$11]&lt;[.$D$3]);[.$A15]*[.L$11]*[.$D$4];[.$A15]*[.L$11]*[.$E$4]))))*[.$F$4]" office:value-type="float" office:value="15445.2299338477" calcext:value-type="float">
            <text:p>15.445 </text:p>
          </table:table-cell>
          <table:table-cell table:style-name="ce24" table:formula="of:=(IF([.$A15]*[.M$11]&lt;=[.$B$3];[.$A15]*[.M$11]*[.$B$4];IF(AND([.$A15]*[.M$11]&gt;[.$B$3];[.$A15]*[.M$11]&lt;=[.$C$3]);[.$A15]*[.M$11]*[.$C$4];IF(AND([.$A15]*[.M$11]&gt;[.$C$3];[.$A15]*[.M$11]&lt;[.$D$3]);[.$A15]*[.M$11]*[.$D$4];[.$A15]*[.M$11]*[.$E$4]))))*[.$F$4]" office:value-type="float" office:value="16548.4606434082" calcext:value-type="float">
            <text:p>16.548 </text:p>
          </table:table-cell>
          <table:table-cell table:style-name="ce24" table:formula="of:=(IF([.$A15]*[.N$11]&lt;=[.$B$3];[.$A15]*[.N$11]*[.$B$4];IF(AND([.$A15]*[.N$11]&gt;[.$B$3];[.$A15]*[.N$11]&lt;=[.$C$3]);[.$A15]*[.N$11]*[.$C$4];IF(AND([.$A15]*[.N$11]&gt;[.$C$3];[.$A15]*[.N$11]&lt;[.$D$3]);[.$A15]*[.N$11]*[.$D$4];[.$A15]*[.N$11]*[.$E$4]))))*[.$F$4]" office:value-type="float" office:value="17651.6913529687" calcext:value-type="float">
            <text:p>17.652 </text:p>
          </table:table-cell>
          <table:table-cell table:style-name="ce24" table:formula="of:=(IF([.$A15]*[.O$11]&lt;=[.$B$3];[.$A15]*[.O$11]*[.$B$4];IF(AND([.$A15]*[.O$11]&gt;[.$B$3];[.$A15]*[.O$11]&lt;=[.$C$3]);[.$A15]*[.O$11]*[.$C$4];IF(AND([.$A15]*[.O$11]&gt;[.$C$3];[.$A15]*[.O$11]&lt;[.$D$3]);[.$A15]*[.O$11]*[.$D$4];[.$A15]*[.O$11]*[.$E$4]))))*[.$F$4]" office:value-type="float" office:value="18754.9220625293" calcext:value-type="float">
            <text:p>18.755 </text:p>
          </table:table-cell>
          <table:table-cell table:style-name="ce24" table:formula="of:=(IF([.$A15]*[.P$11]&lt;=[.$B$3];[.$A15]*[.P$11]*[.$B$4];IF(AND([.$A15]*[.P$11]&gt;[.$B$3];[.$A15]*[.P$11]&lt;=[.$C$3]);[.$A15]*[.P$11]*[.$C$4];IF(AND([.$A15]*[.P$11]&gt;[.$C$3];[.$A15]*[.P$11]&lt;[.$D$3]);[.$A15]*[.P$11]*[.$D$4];[.$A15]*[.P$11]*[.$E$4]))))*[.$F$4]" office:value-type="float" office:value="19858.1527720898" calcext:value-type="float">
            <text:p>19.858 </text:p>
          </table:table-cell>
          <table:table-cell table:style-name="ce24" table:formula="of:=(IF([.$A15]*[.Q$11]&lt;=[.$B$3];[.$A15]*[.Q$11]*[.$B$4];IF(AND([.$A15]*[.Q$11]&gt;[.$B$3];[.$A15]*[.Q$11]&lt;=[.$C$3]);[.$A15]*[.Q$11]*[.$C$4];IF(AND([.$A15]*[.Q$11]&gt;[.$C$3];[.$A15]*[.Q$11]&lt;[.$D$3]);[.$A15]*[.Q$11]*[.$D$4];[.$A15]*[.Q$11]*[.$E$4]))))*[.$F$4]" office:value-type="float" office:value="20961.3834816504" calcext:value-type="float">
            <text:p>20.961 </text:p>
          </table:table-cell>
          <table:table-cell table:style-name="ce24" table:formula="of:=(IF([.$A15]*[.R$11]&lt;=[.$B$3];[.$A15]*[.R$11]*[.$B$4];IF(AND([.$A15]*[.R$11]&gt;[.$B$3];[.$A15]*[.R$11]&lt;=[.$C$3]);[.$A15]*[.R$11]*[.$C$4];IF(AND([.$A15]*[.R$11]&gt;[.$C$3];[.$A15]*[.R$11]&lt;[.$D$3]);[.$A15]*[.R$11]*[.$D$4];[.$A15]*[.R$11]*[.$E$4]))))*[.$F$4]" office:value-type="float" office:value="22064.6141912109" calcext:value-type="float">
            <text:p>22.065 </text:p>
          </table:table-cell>
          <table:table-cell table:style-name="ce35" table:formula="of:=+[.S14]+0.5" office:value-type="float" office:value="3.5" calcext:value-type="float">
            <text:p>3,50 </text:p>
          </table:table-cell>
          <table:table-cell table:number-columns-repeated="45"/>
        </table:table-row>
        <table:table-row table:style-name="ro1">
          <table:table-cell table:style-name="ce37" table:formula="of:=+[.A15]+0.5" office:value-type="float" office:value="4" calcext:value-type="float">
            <text:p>4,00 </text:p>
          </table:table-cell>
          <table:table-cell table:style-name="ce15" table:formula="of:=(IF([.$A16]*[.B$11]&lt;=[.$B$3];[.$A16]*[.B$11]*[.$B$4];IF(AND([.$A16]*[.B$11]&gt;[.$B$3];[.$A16]*[.B$11]&lt;=[.$C$3]);[.$A16]*[.B$11]*[.$C$4];IF(AND([.$A16]*[.B$11]&gt;[.$C$3];[.$A16]*[.B$11]&lt;[.$D$3]);[.$A16]*[.B$11]*[.$D$4];[.$A16]*[.B$11]*[.$E$4]))))*[.$F$4]" office:value-type="float" office:value="5551.22028752147" calcext:value-type="float">
            <text:p>5.551 </text:p>
          </table:table-cell>
          <table:table-cell table:style-name="ce26" table:formula="of:=(IF([.$A16]*[.C$11]&lt;=[.$B$3];[.$A16]*[.C$11]*[.$B$4];IF(AND([.$A16]*[.C$11]&gt;[.$B$3];[.$A16]*[.C$11]&lt;=[.$C$3]);[.$A16]*[.C$11]*[.$C$4];IF(AND([.$A16]*[.C$11]&gt;[.$C$3];[.$A16]*[.C$11]&lt;[.$D$3]);[.$A16]*[.C$11]*[.$D$4];[.$A16]*[.C$11]*[.$E$4]))))*[.$F$4]" office:value-type="float" office:value="6939.02535940184" calcext:value-type="float">
            <text:p>6.939 </text:p>
          </table:table-cell>
          <table:table-cell table:style-name="ce26" table:formula="of:=(IF([.$A16]*[.D$11]&lt;=[.$B$3];[.$A16]*[.D$11]*[.$B$4];IF(AND([.$A16]*[.D$11]&gt;[.$B$3];[.$A16]*[.D$11]&lt;=[.$C$3]);[.$A16]*[.D$11]*[.$C$4];IF(AND([.$A16]*[.D$11]&gt;[.$C$3];[.$A16]*[.D$11]&lt;[.$D$3]);[.$A16]*[.D$11]*[.$D$4];[.$A16]*[.D$11]*[.$E$4]))))*[.$F$4]" office:value-type="float" office:value="8326.83043128221" calcext:value-type="float">
            <text:p>8.327 </text:p>
          </table:table-cell>
          <table:table-cell table:style-name="ce26" table:formula="of:=(IF([.$A16]*[.E$11]&lt;=[.$B$3];[.$A16]*[.E$11]*[.$B$4];IF(AND([.$A16]*[.E$11]&gt;[.$B$3];[.$A16]*[.E$11]&lt;=[.$C$3]);[.$A16]*[.E$11]*[.$C$4];IF(AND([.$A16]*[.E$11]&gt;[.$C$3];[.$A16]*[.E$11]&lt;[.$D$3]);[.$A16]*[.E$11]*[.$D$4];[.$A16]*[.E$11]*[.$E$4]))))*[.$F$4]" office:value-type="float" office:value="9408.84794495165" calcext:value-type="float">
            <text:p>9.409 </text:p>
          </table:table-cell>
          <table:table-cell table:style-name="ce26" table:formula="of:=(IF([.$A16]*[.F$11]&lt;=[.$B$3];[.$A16]*[.F$11]*[.$B$4];IF(AND([.$A16]*[.F$11]&gt;[.$B$3];[.$A16]*[.F$11]&lt;=[.$C$3]);[.$A16]*[.F$11]*[.$C$4];IF(AND([.$A16]*[.F$11]&gt;[.$C$3];[.$A16]*[.F$11]&lt;[.$D$3]);[.$A16]*[.F$11]*[.$D$4];[.$A16]*[.F$11]*[.$E$4]))))*[.$F$4]" office:value-type="float" office:value="10752.9690799447" calcext:value-type="float">
            <text:p>10.753 </text:p>
          </table:table-cell>
          <table:table-cell table:style-name="ce26" table:formula="of:=(IF([.$A16]*[.G$11]&lt;=[.$B$3];[.$A16]*[.G$11]*[.$B$4];IF(AND([.$A16]*[.G$11]&gt;[.$B$3];[.$A16]*[.G$11]&lt;=[.$C$3]);[.$A16]*[.G$11]*[.$C$4];IF(AND([.$A16]*[.G$11]&gt;[.$C$3];[.$A16]*[.G$11]&lt;[.$D$3]);[.$A16]*[.G$11]*[.$D$4];[.$A16]*[.G$11]*[.$E$4]))))*[.$F$4]" office:value-type="float" office:value="11716.310135533" calcext:value-type="float">
            <text:p>11.716 </text:p>
          </table:table-cell>
          <table:table-cell table:style-name="ce26" table:formula="of:=(IF([.$A16]*[.H$11]&lt;=[.$B$3];[.$A16]*[.H$11]*[.$B$4];IF(AND([.$A16]*[.H$11]&gt;[.$B$3];[.$A16]*[.H$11]&lt;=[.$C$3]);[.$A16]*[.H$11]*[.$C$4];IF(AND([.$A16]*[.H$11]&gt;[.$C$3];[.$A16]*[.H$11]&lt;[.$D$3]);[.$A16]*[.H$11]*[.$D$4];[.$A16]*[.H$11]*[.$E$4]))))*[.$F$4]" office:value-type="float" office:value="13018.1223728145" calcext:value-type="float">
            <text:p>13.018 </text:p>
          </table:table-cell>
          <table:table-cell table:style-name="ce26" table:formula="of:=(IF([.$A16]*[.I$11]&lt;=[.$B$3];[.$A16]*[.I$11]*[.$B$4];IF(AND([.$A16]*[.I$11]&gt;[.$B$3];[.$A16]*[.I$11]&lt;=[.$C$3]);[.$A16]*[.I$11]*[.$C$4];IF(AND([.$A16]*[.I$11]&gt;[.$C$3];[.$A16]*[.I$11]&lt;[.$D$3]);[.$A16]*[.I$11]*[.$D$4];[.$A16]*[.I$11]*[.$E$4]))))*[.$F$4]" office:value-type="float" office:value="13869.1860630469" calcext:value-type="float">
            <text:p>13.869 </text:p>
          </table:table-cell>
          <table:table-cell table:style-name="ce26" table:formula="of:=(IF([.$A16]*[.J$11]&lt;=[.$B$3];[.$A16]*[.J$11]*[.$B$4];IF(AND([.$A16]*[.J$11]&gt;[.$B$3];[.$A16]*[.J$11]&lt;=[.$C$3]);[.$A16]*[.J$11]*[.$C$4];IF(AND([.$A16]*[.J$11]&gt;[.$C$3];[.$A16]*[.J$11]&lt;[.$D$3]);[.$A16]*[.J$11]*[.$D$4];[.$A16]*[.J$11]*[.$E$4]))))*[.$F$4]" office:value-type="float" office:value="15130.0211596875" calcext:value-type="float">
            <text:p>15.130 </text:p>
          </table:table-cell>
          <table:table-cell table:style-name="ce26" table:formula="of:=(IF([.$A16]*[.K$11]&lt;=[.$B$3];[.$A16]*[.K$11]*[.$B$4];IF(AND([.$A16]*[.K$11]&gt;[.$B$3];[.$A16]*[.K$11]&lt;=[.$C$3]);[.$A16]*[.K$11]*[.$C$4];IF(AND([.$A16]*[.K$11]&gt;[.$C$3];[.$A16]*[.K$11]&lt;[.$D$3]);[.$A16]*[.K$11]*[.$D$4];[.$A16]*[.K$11]*[.$E$4]))))*[.$F$4]" office:value-type="float" office:value="16390.8562563281" calcext:value-type="float">
            <text:p>16.391 </text:p>
          </table:table-cell>
          <table:table-cell table:style-name="ce26" table:formula="of:=(IF([.$A16]*[.L$11]&lt;=[.$B$3];[.$A16]*[.L$11]*[.$B$4];IF(AND([.$A16]*[.L$11]&gt;[.$B$3];[.$A16]*[.L$11]&lt;=[.$C$3]);[.$A16]*[.L$11]*[.$C$4];IF(AND([.$A16]*[.L$11]&gt;[.$C$3];[.$A16]*[.L$11]&lt;[.$D$3]);[.$A16]*[.L$11]*[.$D$4];[.$A16]*[.L$11]*[.$E$4]))))*[.$F$4]" office:value-type="float" office:value="17651.6913529687" calcext:value-type="float">
            <text:p>17.652 </text:p>
          </table:table-cell>
          <table:table-cell table:style-name="ce26" table:formula="of:=(IF([.$A16]*[.M$11]&lt;=[.$B$3];[.$A16]*[.M$11]*[.$B$4];IF(AND([.$A16]*[.M$11]&gt;[.$B$3];[.$A16]*[.M$11]&lt;=[.$C$3]);[.$A16]*[.M$11]*[.$C$4];IF(AND([.$A16]*[.M$11]&gt;[.$C$3];[.$A16]*[.M$11]&lt;[.$D$3]);[.$A16]*[.M$11]*[.$D$4];[.$A16]*[.M$11]*[.$E$4]))))*[.$F$4]" office:value-type="float" office:value="18912.5264496094" calcext:value-type="float">
            <text:p>18.913 </text:p>
          </table:table-cell>
          <table:table-cell table:style-name="ce26" table:formula="of:=(IF([.$A16]*[.N$11]&lt;=[.$B$3];[.$A16]*[.N$11]*[.$B$4];IF(AND([.$A16]*[.N$11]&gt;[.$B$3];[.$A16]*[.N$11]&lt;=[.$C$3]);[.$A16]*[.N$11]*[.$C$4];IF(AND([.$A16]*[.N$11]&gt;[.$C$3];[.$A16]*[.N$11]&lt;[.$D$3]);[.$A16]*[.N$11]*[.$D$4];[.$A16]*[.N$11]*[.$E$4]))))*[.$F$4]" office:value-type="float" office:value="20173.36154625" calcext:value-type="float">
            <text:p>20.173 </text:p>
          </table:table-cell>
          <table:table-cell table:style-name="ce26" table:formula="of:=(IF([.$A16]*[.O$11]&lt;=[.$B$3];[.$A16]*[.O$11]*[.$B$4];IF(AND([.$A16]*[.O$11]&gt;[.$B$3];[.$A16]*[.O$11]&lt;=[.$C$3]);[.$A16]*[.O$11]*[.$C$4];IF(AND([.$A16]*[.O$11]&gt;[.$C$3];[.$A16]*[.O$11]&lt;[.$D$3]);[.$A16]*[.O$11]*[.$D$4];[.$A16]*[.O$11]*[.$E$4]))))*[.$F$4]" office:value-type="float" office:value="21434.1966428906" calcext:value-type="float">
            <text:p>21.434 </text:p>
          </table:table-cell>
          <table:table-cell table:style-name="ce26" table:formula="of:=(IF([.$A16]*[.P$11]&lt;=[.$B$3];[.$A16]*[.P$11]*[.$B$4];IF(AND([.$A16]*[.P$11]&gt;[.$B$3];[.$A16]*[.P$11]&lt;=[.$C$3]);[.$A16]*[.P$11]*[.$C$4];IF(AND([.$A16]*[.P$11]&gt;[.$C$3];[.$A16]*[.P$11]&lt;[.$D$3]);[.$A16]*[.P$11]*[.$D$4];[.$A16]*[.P$11]*[.$E$4]))))*[.$F$4]" office:value-type="float" office:value="22695.0317395312" calcext:value-type="float">
            <text:p>22.695 </text:p>
          </table:table-cell>
          <table:table-cell table:style-name="ce26" table:formula="of:=(IF([.$A16]*[.Q$11]&lt;=[.$B$3];[.$A16]*[.Q$11]*[.$B$4];IF(AND([.$A16]*[.Q$11]&gt;[.$B$3];[.$A16]*[.Q$11]&lt;=[.$C$3]);[.$A16]*[.Q$11]*[.$C$4];IF(AND([.$A16]*[.Q$11]&gt;[.$C$3];[.$A16]*[.Q$11]&lt;[.$D$3]);[.$A16]*[.Q$11]*[.$D$4];[.$A16]*[.Q$11]*[.$E$4]))))*[.$F$4]" office:value-type="float" office:value="23955.8668361719" calcext:value-type="float">
            <text:p>23.956 </text:p>
          </table:table-cell>
          <table:table-cell table:style-name="ce26" table:formula="of:=(IF([.$A16]*[.R$11]&lt;=[.$B$3];[.$A16]*[.R$11]*[.$B$4];IF(AND([.$A16]*[.R$11]&gt;[.$B$3];[.$A16]*[.R$11]&lt;=[.$C$3]);[.$A16]*[.R$11]*[.$C$4];IF(AND([.$A16]*[.R$11]&gt;[.$C$3];[.$A16]*[.R$11]&lt;[.$D$3]);[.$A16]*[.R$11]*[.$D$4];[.$A16]*[.R$11]*[.$E$4]))))*[.$F$4]" office:value-type="float" office:value="25216.7019328125" calcext:value-type="float">
            <text:p>25.217 </text:p>
          </table:table-cell>
          <table:table-cell table:style-name="ce37" table:formula="of:=+[.S15]+0.5" office:value-type="float" office:value="4" calcext:value-type="float">
            <text:p>4,00 </text:p>
          </table:table-cell>
          <table:table-cell table:number-columns-repeated="45"/>
        </table:table-row>
        <table:table-row table:style-name="ro1">
          <table:table-cell table:style-name="ce35" table:formula="of:=+[.A16]+0.5" office:value-type="float" office:value="4.5" calcext:value-type="float">
            <text:p>4,50 </text:p>
          </table:table-cell>
          <table:table-cell table:style-name="ce13" table:formula="of:=(IF([.$A17]*[.B$11]&lt;=[.$B$3];[.$A17]*[.B$11]*[.$B$4];IF(AND([.$A17]*[.B$11]&gt;[.$B$3];[.$A17]*[.B$11]&lt;=[.$C$3]);[.$A17]*[.B$11]*[.$C$4];IF(AND([.$A17]*[.B$11]&gt;[.$C$3];[.$A17]*[.B$11]&lt;[.$D$3]);[.$A17]*[.B$11]*[.$D$4];[.$A17]*[.B$11]*[.$E$4]))))*[.$F$4]" office:value-type="float" office:value="6245.12282346166" calcext:value-type="float">
            <text:p>6.245 </text:p>
          </table:table-cell>
          <table:table-cell table:style-name="ce24" table:formula="of:=(IF([.$A17]*[.C$11]&lt;=[.$B$3];[.$A17]*[.C$11]*[.$B$4];IF(AND([.$A17]*[.C$11]&gt;[.$B$3];[.$A17]*[.C$11]&lt;=[.$C$3]);[.$A17]*[.C$11]*[.$C$4];IF(AND([.$A17]*[.C$11]&gt;[.$C$3];[.$A17]*[.C$11]&lt;[.$D$3]);[.$A17]*[.C$11]*[.$D$4];[.$A17]*[.C$11]*[.$E$4]))))*[.$F$4]" office:value-type="float" office:value="7806.40352932707" calcext:value-type="float">
            <text:p>7.806 </text:p>
          </table:table-cell>
          <table:table-cell table:style-name="ce24" table:formula="of:=(IF([.$A17]*[.D$11]&lt;=[.$B$3];[.$A17]*[.D$11]*[.$B$4];IF(AND([.$A17]*[.D$11]&gt;[.$B$3];[.$A17]*[.D$11]&lt;=[.$C$3]);[.$A17]*[.D$11]*[.$C$4];IF(AND([.$A17]*[.D$11]&gt;[.$C$3];[.$A17]*[.D$11]&lt;[.$D$3]);[.$A17]*[.D$11]*[.$D$4];[.$A17]*[.D$11]*[.$E$4]))))*[.$F$4]" office:value-type="float" office:value="9072.81766120337" calcext:value-type="float">
            <text:p>9.073 </text:p>
          </table:table-cell>
          <table:table-cell table:style-name="ce24" table:formula="of:=(IF([.$A17]*[.E$11]&lt;=[.$B$3];[.$A17]*[.E$11]*[.$B$4];IF(AND([.$A17]*[.E$11]&gt;[.$B$3];[.$A17]*[.E$11]&lt;=[.$C$3]);[.$A17]*[.E$11]*[.$C$4];IF(AND([.$A17]*[.E$11]&gt;[.$C$3];[.$A17]*[.E$11]&lt;[.$D$3]);[.$A17]*[.E$11]*[.$D$4];[.$A17]*[.E$11]*[.$E$4]))))*[.$F$4]" office:value-type="float" office:value="10584.9539380706" calcext:value-type="float">
            <text:p>10.585 </text:p>
          </table:table-cell>
          <table:table-cell table:style-name="ce24" table:formula="of:=(IF([.$A17]*[.F$11]&lt;=[.$B$3];[.$A17]*[.F$11]*[.$B$4];IF(AND([.$A17]*[.F$11]&gt;[.$B$3];[.$A17]*[.F$11]&lt;=[.$C$3]);[.$A17]*[.F$11]*[.$C$4];IF(AND([.$A17]*[.F$11]&gt;[.$C$3];[.$A17]*[.F$11]&lt;[.$D$3]);[.$A17]*[.F$11]*[.$D$4];[.$A17]*[.F$11]*[.$E$4]))))*[.$F$4]" office:value-type="float" office:value="11716.310135533" calcext:value-type="float">
            <text:p>11.716 </text:p>
          </table:table-cell>
          <table:table-cell table:style-name="ce24" table:formula="of:=(IF([.$A17]*[.G$11]&lt;=[.$B$3];[.$A17]*[.G$11]*[.$B$4];IF(AND([.$A17]*[.G$11]&gt;[.$B$3];[.$A17]*[.G$11]&lt;=[.$C$3]);[.$A17]*[.G$11]*[.$C$4];IF(AND([.$A17]*[.G$11]&gt;[.$C$3];[.$A17]*[.G$11]&lt;[.$D$3]);[.$A17]*[.G$11]*[.$D$4];[.$A17]*[.G$11]*[.$E$4]))))*[.$F$4]" office:value-type="float" office:value="13180.8489024746" calcext:value-type="float">
            <text:p>13.181 </text:p>
          </table:table-cell>
          <table:table-cell table:style-name="ce24" table:formula="of:=(IF([.$A17]*[.H$11]&lt;=[.$B$3];[.$A17]*[.H$11]*[.$B$4];IF(AND([.$A17]*[.H$11]&gt;[.$B$3];[.$A17]*[.H$11]&lt;=[.$C$3]);[.$A17]*[.H$11]*[.$C$4];IF(AND([.$A17]*[.H$11]&gt;[.$C$3];[.$A17]*[.H$11]&lt;[.$D$3]);[.$A17]*[.H$11]*[.$D$4];[.$A17]*[.H$11]*[.$E$4]))))*[.$F$4]" office:value-type="float" office:value="14184.394837207" calcext:value-type="float">
            <text:p>14.184 </text:p>
          </table:table-cell>
          <table:table-cell table:style-name="ce24" table:formula="of:=(IF([.$A17]*[.I$11]&lt;=[.$B$3];[.$A17]*[.I$11]*[.$B$4];IF(AND([.$A17]*[.I$11]&gt;[.$B$3];[.$A17]*[.I$11]&lt;=[.$C$3]);[.$A17]*[.I$11]*[.$C$4];IF(AND([.$A17]*[.I$11]&gt;[.$C$3];[.$A17]*[.I$11]&lt;[.$D$3]);[.$A17]*[.I$11]*[.$D$4];[.$A17]*[.I$11]*[.$E$4]))))*[.$F$4]" office:value-type="float" office:value="15602.8343209277" calcext:value-type="float">
            <text:p>15.603 </text:p>
          </table:table-cell>
          <table:table-cell table:style-name="ce24" table:formula="of:=(IF([.$A17]*[.J$11]&lt;=[.$B$3];[.$A17]*[.J$11]*[.$B$4];IF(AND([.$A17]*[.J$11]&gt;[.$B$3];[.$A17]*[.J$11]&lt;=[.$C$3]);[.$A17]*[.J$11]*[.$C$4];IF(AND([.$A17]*[.J$11]&gt;[.$C$3];[.$A17]*[.J$11]&lt;[.$D$3]);[.$A17]*[.J$11]*[.$D$4];[.$A17]*[.J$11]*[.$E$4]))))*[.$F$4]" office:value-type="float" office:value="17021.2738046484" calcext:value-type="float">
            <text:p>17.021 </text:p>
          </table:table-cell>
          <table:table-cell table:style-name="ce24" table:formula="of:=(IF([.$A17]*[.K$11]&lt;=[.$B$3];[.$A17]*[.K$11]*[.$B$4];IF(AND([.$A17]*[.K$11]&gt;[.$B$3];[.$A17]*[.K$11]&lt;=[.$C$3]);[.$A17]*[.K$11]*[.$C$4];IF(AND([.$A17]*[.K$11]&gt;[.$C$3];[.$A17]*[.K$11]&lt;[.$D$3]);[.$A17]*[.K$11]*[.$D$4];[.$A17]*[.K$11]*[.$E$4]))))*[.$F$4]" office:value-type="float" office:value="18439.7132883691" calcext:value-type="float">
            <text:p>18.440 </text:p>
          </table:table-cell>
          <table:table-cell table:style-name="ce24" table:formula="of:=(IF([.$A17]*[.L$11]&lt;=[.$B$3];[.$A17]*[.L$11]*[.$B$4];IF(AND([.$A17]*[.L$11]&gt;[.$B$3];[.$A17]*[.L$11]&lt;=[.$C$3]);[.$A17]*[.L$11]*[.$C$4];IF(AND([.$A17]*[.L$11]&gt;[.$C$3];[.$A17]*[.L$11]&lt;[.$D$3]);[.$A17]*[.L$11]*[.$D$4];[.$A17]*[.L$11]*[.$E$4]))))*[.$F$4]" office:value-type="float" office:value="19858.1527720898" calcext:value-type="float">
            <text:p>19.858 </text:p>
          </table:table-cell>
          <table:table-cell table:style-name="ce24" table:formula="of:=(IF([.$A17]*[.M$11]&lt;=[.$B$3];[.$A17]*[.M$11]*[.$B$4];IF(AND([.$A17]*[.M$11]&gt;[.$B$3];[.$A17]*[.M$11]&lt;=[.$C$3]);[.$A17]*[.M$11]*[.$C$4];IF(AND([.$A17]*[.M$11]&gt;[.$C$3];[.$A17]*[.M$11]&lt;[.$D$3]);[.$A17]*[.M$11]*[.$D$4];[.$A17]*[.M$11]*[.$E$4]))))*[.$F$4]" office:value-type="float" office:value="21276.5922558105" calcext:value-type="float">
            <text:p>21.277 </text:p>
          </table:table-cell>
          <table:table-cell table:style-name="ce24" table:formula="of:=(IF([.$A17]*[.N$11]&lt;=[.$B$3];[.$A17]*[.N$11]*[.$B$4];IF(AND([.$A17]*[.N$11]&gt;[.$B$3];[.$A17]*[.N$11]&lt;=[.$C$3]);[.$A17]*[.N$11]*[.$C$4];IF(AND([.$A17]*[.N$11]&gt;[.$C$3];[.$A17]*[.N$11]&lt;[.$D$3]);[.$A17]*[.N$11]*[.$D$4];[.$A17]*[.N$11]*[.$E$4]))))*[.$F$4]" office:value-type="float" office:value="22695.0317395312" calcext:value-type="float">
            <text:p>22.695 </text:p>
          </table:table-cell>
          <table:table-cell table:style-name="ce24" table:formula="of:=(IF([.$A17]*[.O$11]&lt;=[.$B$3];[.$A17]*[.O$11]*[.$B$4];IF(AND([.$A17]*[.O$11]&gt;[.$B$3];[.$A17]*[.O$11]&lt;=[.$C$3]);[.$A17]*[.O$11]*[.$C$4];IF(AND([.$A17]*[.O$11]&gt;[.$C$3];[.$A17]*[.O$11]&lt;[.$D$3]);[.$A17]*[.O$11]*[.$D$4];[.$A17]*[.O$11]*[.$E$4]))))*[.$F$4]" office:value-type="float" office:value="24113.471223252" calcext:value-type="float">
            <text:p>24.113 </text:p>
          </table:table-cell>
          <table:table-cell table:style-name="ce24" table:formula="of:=(IF([.$A17]*[.P$11]&lt;=[.$B$3];[.$A17]*[.P$11]*[.$B$4];IF(AND([.$A17]*[.P$11]&gt;[.$B$3];[.$A17]*[.P$11]&lt;=[.$C$3]);[.$A17]*[.P$11]*[.$C$4];IF(AND([.$A17]*[.P$11]&gt;[.$C$3];[.$A17]*[.P$11]&lt;[.$D$3]);[.$A17]*[.P$11]*[.$D$4];[.$A17]*[.P$11]*[.$E$4]))))*[.$F$4]" office:value-type="float" office:value="25531.9107069727" calcext:value-type="float">
            <text:p>25.532 </text:p>
          </table:table-cell>
          <table:table-cell table:style-name="ce24" table:formula="of:=(IF([.$A17]*[.Q$11]&lt;=[.$B$3];[.$A17]*[.Q$11]*[.$B$4];IF(AND([.$A17]*[.Q$11]&gt;[.$B$3];[.$A17]*[.Q$11]&lt;=[.$C$3]);[.$A17]*[.Q$11]*[.$C$4];IF(AND([.$A17]*[.Q$11]&gt;[.$C$3];[.$A17]*[.Q$11]&lt;[.$D$3]);[.$A17]*[.Q$11]*[.$D$4];[.$A17]*[.Q$11]*[.$E$4]))))*[.$F$4]" office:value-type="float" office:value="26950.3501906934" calcext:value-type="float">
            <text:p>26.950 </text:p>
          </table:table-cell>
          <table:table-cell table:style-name="ce24" table:formula="of:=(IF([.$A17]*[.R$11]&lt;=[.$B$3];[.$A17]*[.R$11]*[.$B$4];IF(AND([.$A17]*[.R$11]&gt;[.$B$3];[.$A17]*[.R$11]&lt;=[.$C$3]);[.$A17]*[.R$11]*[.$C$4];IF(AND([.$A17]*[.R$11]&gt;[.$C$3];[.$A17]*[.R$11]&lt;[.$D$3]);[.$A17]*[.R$11]*[.$D$4];[.$A17]*[.R$11]*[.$E$4]))))*[.$F$4]" office:value-type="float" office:value="28368.7896744141" calcext:value-type="float">
            <text:p>28.369 </text:p>
          </table:table-cell>
          <table:table-cell table:style-name="ce35" table:formula="of:=+[.S16]+0.5" office:value-type="float" office:value="4.5" calcext:value-type="float">
            <text:p>4,50 </text:p>
          </table:table-cell>
          <table:table-cell table:number-columns-repeated="45"/>
        </table:table-row>
        <table:table-row table:style-name="ro1">
          <table:table-cell table:style-name="ce38" table:formula="of:=+[.A17]+0.5" office:value-type="float" office:value="5" calcext:value-type="float">
            <text:p>5,00 </text:p>
          </table:table-cell>
          <table:table-cell table:style-name="ce16" table:formula="of:=(IF([.$A18]*[.B$11]&lt;=[.$B$3];[.$A18]*[.B$11]*[.$B$4];IF(AND([.$A18]*[.B$11]&gt;[.$B$3];[.$A18]*[.B$11]&lt;=[.$C$3]);[.$A18]*[.B$11]*[.$C$4];IF(AND([.$A18]*[.B$11]&gt;[.$C$3];[.$A18]*[.B$11]&lt;[.$D$3]);[.$A18]*[.B$11]*[.$D$4];[.$A18]*[.B$11]*[.$E$4]))))*[.$F$4]" office:value-type="float" office:value="6939.02535940184" calcext:value-type="float">
            <text:p>6.939 </text:p>
          </table:table-cell>
          <table:table-cell table:style-name="ce27" table:formula="of:=(IF([.$A18]*[.C$11]&lt;=[.$B$3];[.$A18]*[.C$11]*[.$B$4];IF(AND([.$A18]*[.C$11]&gt;[.$B$3];[.$A18]*[.C$11]&lt;=[.$C$3]);[.$A18]*[.C$11]*[.$C$4];IF(AND([.$A18]*[.C$11]&gt;[.$C$3];[.$A18]*[.C$11]&lt;[.$D$3]);[.$A18]*[.C$11]*[.$D$4];[.$A18]*[.C$11]*[.$E$4]))))*[.$F$4]" office:value-type="float" office:value="8400.75709370683" calcext:value-type="float">
            <text:p>8.401 </text:p>
          </table:table-cell>
          <table:table-cell table:style-name="ce27" table:formula="of:=(IF([.$A18]*[.D$11]&lt;=[.$B$3];[.$A18]*[.D$11]*[.$B$4];IF(AND([.$A18]*[.D$11]&gt;[.$B$3];[.$A18]*[.D$11]&lt;=[.$C$3]);[.$A18]*[.D$11]*[.$C$4];IF(AND([.$A18]*[.D$11]&gt;[.$C$3];[.$A18]*[.D$11]&lt;[.$D$3]);[.$A18]*[.D$11]*[.$D$4];[.$A18]*[.D$11]*[.$E$4]))))*[.$F$4]" office:value-type="float" office:value="10080.9085124482" calcext:value-type="float">
            <text:p>10.081 </text:p>
          </table:table-cell>
          <table:table-cell table:style-name="ce27" table:formula="of:=(IF([.$A18]*[.E$11]&lt;=[.$B$3];[.$A18]*[.E$11]*[.$B$4];IF(AND([.$A18]*[.E$11]&gt;[.$B$3];[.$A18]*[.E$11]&lt;=[.$C$3]);[.$A18]*[.E$11]*[.$C$4];IF(AND([.$A18]*[.E$11]&gt;[.$C$3];[.$A18]*[.E$11]&lt;[.$D$3]);[.$A18]*[.E$11]*[.$D$4];[.$A18]*[.E$11]*[.$E$4]))))*[.$F$4]" office:value-type="float" office:value="11390.8570762126" calcext:value-type="float">
            <text:p>11.391 </text:p>
          </table:table-cell>
          <table:table-cell table:style-name="ce27" table:formula="of:=(IF([.$A18]*[.F$11]&lt;=[.$B$3];[.$A18]*[.F$11]*[.$B$4];IF(AND([.$A18]*[.F$11]&gt;[.$B$3];[.$A18]*[.F$11]&lt;=[.$C$3]);[.$A18]*[.F$11]*[.$C$4];IF(AND([.$A18]*[.F$11]&gt;[.$C$3];[.$A18]*[.F$11]&lt;[.$D$3]);[.$A18]*[.F$11]*[.$D$4];[.$A18]*[.F$11]*[.$E$4]))))*[.$F$4]" office:value-type="float" office:value="13018.1223728145" calcext:value-type="float">
            <text:p>13.018 </text:p>
          </table:table-cell>
          <table:table-cell table:style-name="ce27" table:formula="of:=(IF([.$A18]*[.G$11]&lt;=[.$B$3];[.$A18]*[.G$11]*[.$B$4];IF(AND([.$A18]*[.G$11]&gt;[.$B$3];[.$A18]*[.G$11]&lt;=[.$C$3]);[.$A18]*[.G$11]*[.$C$4];IF(AND([.$A18]*[.G$11]&gt;[.$C$3];[.$A18]*[.G$11]&lt;[.$D$3]);[.$A18]*[.G$11]*[.$D$4];[.$A18]*[.G$11]*[.$E$4]))))*[.$F$4]" office:value-type="float" office:value="14184.394837207" calcext:value-type="float">
            <text:p>14.184 </text:p>
          </table:table-cell>
          <table:table-cell table:style-name="ce27" table:formula="of:=(IF([.$A18]*[.H$11]&lt;=[.$B$3];[.$A18]*[.H$11]*[.$B$4];IF(AND([.$A18]*[.H$11]&gt;[.$B$3];[.$A18]*[.H$11]&lt;=[.$C$3]);[.$A18]*[.H$11]*[.$C$4];IF(AND([.$A18]*[.H$11]&gt;[.$C$3];[.$A18]*[.H$11]&lt;[.$D$3]);[.$A18]*[.H$11]*[.$D$4];[.$A18]*[.H$11]*[.$E$4]))))*[.$F$4]" office:value-type="float" office:value="15760.4387080078" calcext:value-type="float">
            <text:p>15.760 </text:p>
          </table:table-cell>
          <table:table-cell table:style-name="ce27" table:formula="of:=(IF([.$A18]*[.I$11]&lt;=[.$B$3];[.$A18]*[.I$11]*[.$B$4];IF(AND([.$A18]*[.I$11]&gt;[.$B$3];[.$A18]*[.I$11]&lt;=[.$C$3]);[.$A18]*[.I$11]*[.$C$4];IF(AND([.$A18]*[.I$11]&gt;[.$C$3];[.$A18]*[.I$11]&lt;[.$D$3]);[.$A18]*[.I$11]*[.$D$4];[.$A18]*[.I$11]*[.$E$4]))))*[.$F$4]" office:value-type="float" office:value="17336.4825788086" calcext:value-type="float">
            <text:p>17.336 </text:p>
          </table:table-cell>
          <table:table-cell table:style-name="ce27" table:formula="of:=(IF([.$A18]*[.J$11]&lt;=[.$B$3];[.$A18]*[.J$11]*[.$B$4];IF(AND([.$A18]*[.J$11]&gt;[.$B$3];[.$A18]*[.J$11]&lt;=[.$C$3]);[.$A18]*[.J$11]*[.$C$4];IF(AND([.$A18]*[.J$11]&gt;[.$C$3];[.$A18]*[.J$11]&lt;[.$D$3]);[.$A18]*[.J$11]*[.$D$4];[.$A18]*[.J$11]*[.$E$4]))))*[.$F$4]" office:value-type="float" office:value="18912.5264496094" calcext:value-type="float">
            <text:p>18.913 </text:p>
          </table:table-cell>
          <table:table-cell table:style-name="ce27" table:formula="of:=(IF([.$A18]*[.K$11]&lt;=[.$B$3];[.$A18]*[.K$11]*[.$B$4];IF(AND([.$A18]*[.K$11]&gt;[.$B$3];[.$A18]*[.K$11]&lt;=[.$C$3]);[.$A18]*[.K$11]*[.$C$4];IF(AND([.$A18]*[.K$11]&gt;[.$C$3];[.$A18]*[.K$11]&lt;[.$D$3]);[.$A18]*[.K$11]*[.$D$4];[.$A18]*[.K$11]*[.$E$4]))))*[.$F$4]" office:value-type="float" office:value="20488.5703204102" calcext:value-type="float">
            <text:p>20.489 </text:p>
          </table:table-cell>
          <table:table-cell table:style-name="ce27" table:formula="of:=(IF([.$A18]*[.L$11]&lt;=[.$B$3];[.$A18]*[.L$11]*[.$B$4];IF(AND([.$A18]*[.L$11]&gt;[.$B$3];[.$A18]*[.L$11]&lt;=[.$C$3]);[.$A18]*[.L$11]*[.$C$4];IF(AND([.$A18]*[.L$11]&gt;[.$C$3];[.$A18]*[.L$11]&lt;[.$D$3]);[.$A18]*[.L$11]*[.$D$4];[.$A18]*[.L$11]*[.$E$4]))))*[.$F$4]" office:value-type="float" office:value="22064.6141912109" calcext:value-type="float">
            <text:p>22.065 </text:p>
          </table:table-cell>
          <table:table-cell table:style-name="ce27" table:formula="of:=(IF([.$A18]*[.M$11]&lt;=[.$B$3];[.$A18]*[.M$11]*[.$B$4];IF(AND([.$A18]*[.M$11]&gt;[.$B$3];[.$A18]*[.M$11]&lt;=[.$C$3]);[.$A18]*[.M$11]*[.$C$4];IF(AND([.$A18]*[.M$11]&gt;[.$C$3];[.$A18]*[.M$11]&lt;[.$D$3]);[.$A18]*[.M$11]*[.$D$4];[.$A18]*[.M$11]*[.$E$4]))))*[.$F$4]" office:value-type="float" office:value="23640.6580620117" calcext:value-type="float">
            <text:p>23.641 </text:p>
          </table:table-cell>
          <table:table-cell table:style-name="ce27" table:formula="of:=(IF([.$A18]*[.N$11]&lt;=[.$B$3];[.$A18]*[.N$11]*[.$B$4];IF(AND([.$A18]*[.N$11]&gt;[.$B$3];[.$A18]*[.N$11]&lt;=[.$C$3]);[.$A18]*[.N$11]*[.$C$4];IF(AND([.$A18]*[.N$11]&gt;[.$C$3];[.$A18]*[.N$11]&lt;[.$D$3]);[.$A18]*[.N$11]*[.$D$4];[.$A18]*[.N$11]*[.$E$4]))))*[.$F$4]" office:value-type="float" office:value="25216.7019328125" calcext:value-type="float">
            <text:p>25.217 </text:p>
          </table:table-cell>
          <table:table-cell table:style-name="ce27" table:formula="of:=(IF([.$A18]*[.O$11]&lt;=[.$B$3];[.$A18]*[.O$11]*[.$B$4];IF(AND([.$A18]*[.O$11]&gt;[.$B$3];[.$A18]*[.O$11]&lt;=[.$C$3]);[.$A18]*[.O$11]*[.$C$4];IF(AND([.$A18]*[.O$11]&gt;[.$C$3];[.$A18]*[.O$11]&lt;[.$D$3]);[.$A18]*[.O$11]*[.$D$4];[.$A18]*[.O$11]*[.$E$4]))))*[.$F$4]" office:value-type="float" office:value="26792.7458036133" calcext:value-type="float">
            <text:p>26.793 </text:p>
          </table:table-cell>
          <table:table-cell table:style-name="ce27" table:formula="of:=(IF([.$A18]*[.P$11]&lt;=[.$B$3];[.$A18]*[.P$11]*[.$B$4];IF(AND([.$A18]*[.P$11]&gt;[.$B$3];[.$A18]*[.P$11]&lt;=[.$C$3]);[.$A18]*[.P$11]*[.$C$4];IF(AND([.$A18]*[.P$11]&gt;[.$C$3];[.$A18]*[.P$11]&lt;[.$D$3]);[.$A18]*[.P$11]*[.$D$4];[.$A18]*[.P$11]*[.$E$4]))))*[.$F$4]" office:value-type="float" office:value="28368.7896744141" calcext:value-type="float">
            <text:p>28.369 </text:p>
          </table:table-cell>
          <table:table-cell table:style-name="ce27" table:formula="of:=(IF([.$A18]*[.Q$11]&lt;=[.$B$3];[.$A18]*[.Q$11]*[.$B$4];IF(AND([.$A18]*[.Q$11]&gt;[.$B$3];[.$A18]*[.Q$11]&lt;=[.$C$3]);[.$A18]*[.Q$11]*[.$C$4];IF(AND([.$A18]*[.Q$11]&gt;[.$C$3];[.$A18]*[.Q$11]&lt;[.$D$3]);[.$A18]*[.Q$11]*[.$D$4];[.$A18]*[.Q$11]*[.$E$4]))))*[.$F$4]" office:value-type="float" office:value="29944.8335452148" calcext:value-type="float">
            <text:p>29.945 </text:p>
          </table:table-cell>
          <table:table-cell table:style-name="ce27" table:formula="of:=(IF([.$A18]*[.R$11]&lt;=[.$B$3];[.$A18]*[.R$11]*[.$B$4];IF(AND([.$A18]*[.R$11]&gt;[.$B$3];[.$A18]*[.R$11]&lt;=[.$C$3]);[.$A18]*[.R$11]*[.$C$4];IF(AND([.$A18]*[.R$11]&gt;[.$C$3];[.$A18]*[.R$11]&lt;[.$D$3]);[.$A18]*[.R$11]*[.$D$4];[.$A18]*[.R$11]*[.$E$4]))))*[.$F$4]" office:value-type="float" office:value="31520.8774160156" calcext:value-type="float">
            <text:p>31.521 </text:p>
          </table:table-cell>
          <table:table-cell table:style-name="ce38" table:formula="of:=+[.S17]+0.5" office:value-type="float" office:value="5" calcext:value-type="float">
            <text:p>5,00 </text:p>
          </table:table-cell>
          <table:table-cell table:number-columns-repeated="45"/>
        </table:table-row>
        <table:table-row table:style-name="ro1">
          <table:table-cell table:style-name="ce35" table:formula="of:=+[.A18]+0.5" office:value-type="float" office:value="5.5" calcext:value-type="float">
            <text:p>5,50 </text:p>
          </table:table-cell>
          <table:table-cell table:style-name="ce13" table:formula="of:=(IF([.$A19]*[.B$11]&lt;=[.$B$3];[.$A19]*[.B$11]*[.$B$4];IF(AND([.$A19]*[.B$11]&gt;[.$B$3];[.$A19]*[.B$11]&lt;=[.$C$3]);[.$A19]*[.B$11]*[.$C$4];IF(AND([.$A19]*[.B$11]&gt;[.$C$3];[.$A19]*[.B$11]&lt;[.$D$3]);[.$A19]*[.B$11]*[.$D$4];[.$A19]*[.B$11]*[.$E$4]))))*[.$F$4]" office:value-type="float" office:value="7632.92789534202" calcext:value-type="float">
            <text:p>7.633 </text:p>
          </table:table-cell>
          <table:table-cell table:style-name="ce24" table:formula="of:=(IF([.$A19]*[.C$11]&lt;=[.$B$3];[.$A19]*[.C$11]*[.$B$4];IF(AND([.$A19]*[.C$11]&gt;[.$B$3];[.$A19]*[.C$11]&lt;=[.$C$3]);[.$A19]*[.C$11]*[.$C$4];IF(AND([.$A19]*[.C$11]&gt;[.$C$3];[.$A19]*[.C$11]&lt;[.$D$3]);[.$A19]*[.C$11]*[.$D$4];[.$A19]*[.C$11]*[.$E$4]))))*[.$F$4]" office:value-type="float" office:value="9240.83280307751" calcext:value-type="float">
            <text:p>9.241 </text:p>
          </table:table-cell>
          <table:table-cell table:style-name="ce24" table:formula="of:=(IF([.$A19]*[.D$11]&lt;=[.$B$3];[.$A19]*[.D$11]*[.$B$4];IF(AND([.$A19]*[.D$11]&gt;[.$B$3];[.$A19]*[.D$11]&lt;=[.$C$3]);[.$A19]*[.D$11]*[.$C$4];IF(AND([.$A19]*[.D$11]&gt;[.$C$3];[.$A19]*[.D$11]&lt;[.$D$3]);[.$A19]*[.D$11]*[.$D$4];[.$A19]*[.D$11]*[.$E$4]))))*[.$F$4]" office:value-type="float" office:value="10739.9509575719" calcext:value-type="float">
            <text:p>10.740 </text:p>
          </table:table-cell>
          <table:table-cell table:style-name="ce24" table:formula="of:=(IF([.$A19]*[.E$11]&lt;=[.$B$3];[.$A19]*[.E$11]*[.$B$4];IF(AND([.$A19]*[.E$11]&gt;[.$B$3];[.$A19]*[.E$11]&lt;=[.$C$3]);[.$A19]*[.E$11]*[.$C$4];IF(AND([.$A19]*[.E$11]&gt;[.$C$3];[.$A19]*[.E$11]&lt;[.$D$3]);[.$A19]*[.E$11]*[.$D$4];[.$A19]*[.E$11]*[.$E$4]))))*[.$F$4]" office:value-type="float" office:value="12529.9427838339" calcext:value-type="float">
            <text:p>12.530 </text:p>
          </table:table-cell>
          <table:table-cell table:style-name="ce24" table:formula="of:=(IF([.$A19]*[.F$11]&lt;=[.$B$3];[.$A19]*[.F$11]*[.$B$4];IF(AND([.$A19]*[.F$11]&gt;[.$B$3];[.$A19]*[.F$11]&lt;=[.$C$3]);[.$A19]*[.F$11]*[.$C$4];IF(AND([.$A19]*[.F$11]&gt;[.$C$3];[.$A19]*[.F$11]&lt;[.$D$3]);[.$A19]*[.F$11]*[.$D$4];[.$A19]*[.F$11]*[.$E$4]))))*[.$F$4]" office:value-type="float" office:value="13869.1860630469" calcext:value-type="float">
            <text:p>13.869 </text:p>
          </table:table-cell>
          <table:table-cell table:style-name="ce24" table:formula="of:=(IF([.$A19]*[.G$11]&lt;=[.$B$3];[.$A19]*[.G$11]*[.$B$4];IF(AND([.$A19]*[.G$11]&gt;[.$B$3];[.$A19]*[.G$11]&lt;=[.$C$3]);[.$A19]*[.G$11]*[.$C$4];IF(AND([.$A19]*[.G$11]&gt;[.$C$3];[.$A19]*[.G$11]&lt;[.$D$3]);[.$A19]*[.G$11]*[.$D$4];[.$A19]*[.G$11]*[.$E$4]))))*[.$F$4]" office:value-type="float" office:value="15602.8343209277" calcext:value-type="float">
            <text:p>15.603 </text:p>
          </table:table-cell>
          <table:table-cell table:style-name="ce24" table:formula="of:=(IF([.$A19]*[.H$11]&lt;=[.$B$3];[.$A19]*[.H$11]*[.$B$4];IF(AND([.$A19]*[.H$11]&gt;[.$B$3];[.$A19]*[.H$11]&lt;=[.$C$3]);[.$A19]*[.H$11]*[.$C$4];IF(AND([.$A19]*[.H$11]&gt;[.$C$3];[.$A19]*[.H$11]&lt;[.$D$3]);[.$A19]*[.H$11]*[.$D$4];[.$A19]*[.H$11]*[.$E$4]))))*[.$F$4]" office:value-type="float" office:value="17336.4825788086" calcext:value-type="float">
            <text:p>17.336 </text:p>
          </table:table-cell>
          <table:table-cell table:style-name="ce24" table:formula="of:=(IF([.$A19]*[.I$11]&lt;=[.$B$3];[.$A19]*[.I$11]*[.$B$4];IF(AND([.$A19]*[.I$11]&gt;[.$B$3];[.$A19]*[.I$11]&lt;=[.$C$3]);[.$A19]*[.I$11]*[.$C$4];IF(AND([.$A19]*[.I$11]&gt;[.$C$3];[.$A19]*[.I$11]&lt;[.$D$3]);[.$A19]*[.I$11]*[.$D$4];[.$A19]*[.I$11]*[.$E$4]))))*[.$F$4]" office:value-type="float" office:value="19070.1308366895" calcext:value-type="float">
            <text:p>19.070 </text:p>
          </table:table-cell>
          <table:table-cell table:style-name="ce24" table:formula="of:=(IF([.$A19]*[.J$11]&lt;=[.$B$3];[.$A19]*[.J$11]*[.$B$4];IF(AND([.$A19]*[.J$11]&gt;[.$B$3];[.$A19]*[.J$11]&lt;=[.$C$3]);[.$A19]*[.J$11]*[.$C$4];IF(AND([.$A19]*[.J$11]&gt;[.$C$3];[.$A19]*[.J$11]&lt;[.$D$3]);[.$A19]*[.J$11]*[.$D$4];[.$A19]*[.J$11]*[.$E$4]))))*[.$F$4]" office:value-type="float" office:value="20803.7790945703" calcext:value-type="float">
            <text:p>20.804 </text:p>
          </table:table-cell>
          <table:table-cell table:style-name="ce24" table:formula="of:=(IF([.$A19]*[.K$11]&lt;=[.$B$3];[.$A19]*[.K$11]*[.$B$4];IF(AND([.$A19]*[.K$11]&gt;[.$B$3];[.$A19]*[.K$11]&lt;=[.$C$3]);[.$A19]*[.K$11]*[.$C$4];IF(AND([.$A19]*[.K$11]&gt;[.$C$3];[.$A19]*[.K$11]&lt;[.$D$3]);[.$A19]*[.K$11]*[.$D$4];[.$A19]*[.K$11]*[.$E$4]))))*[.$F$4]" office:value-type="float" office:value="22537.4273524512" calcext:value-type="float">
            <text:p>22.537 </text:p>
          </table:table-cell>
          <table:table-cell table:style-name="ce24" table:formula="of:=(IF([.$A19]*[.L$11]&lt;=[.$B$3];[.$A19]*[.L$11]*[.$B$4];IF(AND([.$A19]*[.L$11]&gt;[.$B$3];[.$A19]*[.L$11]&lt;=[.$C$3]);[.$A19]*[.L$11]*[.$C$4];IF(AND([.$A19]*[.L$11]&gt;[.$C$3];[.$A19]*[.L$11]&lt;[.$D$3]);[.$A19]*[.L$11]*[.$D$4];[.$A19]*[.L$11]*[.$E$4]))))*[.$F$4]" office:value-type="float" office:value="24271.075610332" calcext:value-type="float">
            <text:p>24.271 </text:p>
          </table:table-cell>
          <table:table-cell table:style-name="ce24" table:formula="of:=(IF([.$A19]*[.M$11]&lt;=[.$B$3];[.$A19]*[.M$11]*[.$B$4];IF(AND([.$A19]*[.M$11]&gt;[.$B$3];[.$A19]*[.M$11]&lt;=[.$C$3]);[.$A19]*[.M$11]*[.$C$4];IF(AND([.$A19]*[.M$11]&gt;[.$C$3];[.$A19]*[.M$11]&lt;[.$D$3]);[.$A19]*[.M$11]*[.$D$4];[.$A19]*[.M$11]*[.$E$4]))))*[.$F$4]" office:value-type="float" office:value="26004.7238682129" calcext:value-type="float">
            <text:p>26.005 </text:p>
          </table:table-cell>
          <table:table-cell table:style-name="ce24" table:formula="of:=(IF([.$A19]*[.N$11]&lt;=[.$B$3];[.$A19]*[.N$11]*[.$B$4];IF(AND([.$A19]*[.N$11]&gt;[.$B$3];[.$A19]*[.N$11]&lt;=[.$C$3]);[.$A19]*[.N$11]*[.$C$4];IF(AND([.$A19]*[.N$11]&gt;[.$C$3];[.$A19]*[.N$11]&lt;[.$D$3]);[.$A19]*[.N$11]*[.$D$4];[.$A19]*[.N$11]*[.$E$4]))))*[.$F$4]" office:value-type="float" office:value="27738.3721260937" calcext:value-type="float">
            <text:p>27.738 </text:p>
          </table:table-cell>
          <table:table-cell table:style-name="ce24" table:formula="of:=(IF([.$A19]*[.O$11]&lt;=[.$B$3];[.$A19]*[.O$11]*[.$B$4];IF(AND([.$A19]*[.O$11]&gt;[.$B$3];[.$A19]*[.O$11]&lt;=[.$C$3]);[.$A19]*[.O$11]*[.$C$4];IF(AND([.$A19]*[.O$11]&gt;[.$C$3];[.$A19]*[.O$11]&lt;[.$D$3]);[.$A19]*[.O$11]*[.$D$4];[.$A19]*[.O$11]*[.$E$4]))))*[.$F$4]" office:value-type="float" office:value="29472.0203839746" calcext:value-type="float">
            <text:p>29.472 </text:p>
          </table:table-cell>
          <table:table-cell table:style-name="ce24" table:formula="of:=(IF([.$A19]*[.P$11]&lt;=[.$B$3];[.$A19]*[.P$11]*[.$B$4];IF(AND([.$A19]*[.P$11]&gt;[.$B$3];[.$A19]*[.P$11]&lt;=[.$C$3]);[.$A19]*[.P$11]*[.$C$4];IF(AND([.$A19]*[.P$11]&gt;[.$C$3];[.$A19]*[.P$11]&lt;[.$D$3]);[.$A19]*[.P$11]*[.$D$4];[.$A19]*[.P$11]*[.$E$4]))))*[.$F$4]" office:value-type="float" office:value="31205.6686418555" calcext:value-type="float">
            <text:p>31.206 </text:p>
          </table:table-cell>
          <table:table-cell table:style-name="ce24" table:formula="of:=(IF([.$A19]*[.Q$11]&lt;=[.$B$3];[.$A19]*[.Q$11]*[.$B$4];IF(AND([.$A19]*[.Q$11]&gt;[.$B$3];[.$A19]*[.Q$11]&lt;=[.$C$3]);[.$A19]*[.Q$11]*[.$C$4];IF(AND([.$A19]*[.Q$11]&gt;[.$C$3];[.$A19]*[.Q$11]&lt;[.$D$3]);[.$A19]*[.Q$11]*[.$D$4];[.$A19]*[.Q$11]*[.$E$4]))))*[.$F$4]" office:value-type="float" office:value="32939.3168997363" calcext:value-type="float">
            <text:p>32.939 </text:p>
          </table:table-cell>
          <table:table-cell table:style-name="ce24" table:formula="of:=(IF([.$A19]*[.R$11]&lt;=[.$B$3];[.$A19]*[.R$11]*[.$B$4];IF(AND([.$A19]*[.R$11]&gt;[.$B$3];[.$A19]*[.R$11]&lt;=[.$C$3]);[.$A19]*[.R$11]*[.$C$4];IF(AND([.$A19]*[.R$11]&gt;[.$C$3];[.$A19]*[.R$11]&lt;[.$D$3]);[.$A19]*[.R$11]*[.$D$4];[.$A19]*[.R$11]*[.$E$4]))))*[.$F$4]" office:value-type="float" office:value="34672.9651576172" calcext:value-type="float">
            <text:p>34.673 </text:p>
          </table:table-cell>
          <table:table-cell table:style-name="ce35" table:formula="of:=+[.S18]+0.5" office:value-type="float" office:value="5.5" calcext:value-type="float">
            <text:p>5,50 </text:p>
          </table:table-cell>
          <table:table-cell table:number-columns-repeated="45"/>
        </table:table-row>
        <table:table-row table:style-name="ro1">
          <table:table-cell table:style-name="ce35" table:formula="of:=+[.A19]+0.5" office:value-type="float" office:value="6" calcext:value-type="float">
            <text:p>6,00 </text:p>
          </table:table-cell>
          <table:table-cell table:style-name="ce13" table:formula="of:=(IF([.$A20]*[.B$11]&lt;=[.$B$3];[.$A20]*[.B$11]*[.$B$4];IF(AND([.$A20]*[.B$11]&gt;[.$B$3];[.$A20]*[.B$11]&lt;=[.$C$3]);[.$A20]*[.B$11]*[.$C$4];IF(AND([.$A20]*[.B$11]&gt;[.$C$3];[.$A20]*[.B$11]&lt;[.$D$3]);[.$A20]*[.B$11]*[.$D$4];[.$A20]*[.B$11]*[.$E$4]))))*[.$F$4]" office:value-type="float" office:value="8326.83043128221" calcext:value-type="float">
            <text:p>8.327 </text:p>
          </table:table-cell>
          <table:table-cell table:style-name="ce24" table:formula="of:=(IF([.$A20]*[.C$11]&lt;=[.$B$3];[.$A20]*[.C$11]*[.$B$4];IF(AND([.$A20]*[.C$11]&gt;[.$B$3];[.$A20]*[.C$11]&lt;=[.$C$3]);[.$A20]*[.C$11]*[.$C$4];IF(AND([.$A20]*[.C$11]&gt;[.$C$3];[.$A20]*[.C$11]&lt;[.$D$3]);[.$A20]*[.C$11]*[.$D$4];[.$A20]*[.C$11]*[.$E$4]))))*[.$F$4]" office:value-type="float" office:value="10080.9085124482" calcext:value-type="float">
            <text:p>10.081 </text:p>
          </table:table-cell>
          <table:table-cell table:style-name="ce24" table:formula="of:=(IF([.$A20]*[.D$11]&lt;=[.$B$3];[.$A20]*[.D$11]*[.$B$4];IF(AND([.$A20]*[.D$11]&gt;[.$B$3];[.$A20]*[.D$11]&lt;=[.$C$3]);[.$A20]*[.D$11]*[.$C$4];IF(AND([.$A20]*[.D$11]&gt;[.$C$3];[.$A20]*[.D$11]&lt;[.$D$3]);[.$A20]*[.D$11]*[.$D$4];[.$A20]*[.D$11]*[.$E$4]))))*[.$F$4]" office:value-type="float" office:value="11716.310135533" calcext:value-type="float">
            <text:p>11.716 </text:p>
          </table:table-cell>
          <table:table-cell table:style-name="ce24" table:formula="of:=(IF([.$A20]*[.E$11]&lt;=[.$B$3];[.$A20]*[.E$11]*[.$B$4];IF(AND([.$A20]*[.E$11]&gt;[.$B$3];[.$A20]*[.E$11]&lt;=[.$C$3]);[.$A20]*[.E$11]*[.$C$4];IF(AND([.$A20]*[.E$11]&gt;[.$C$3];[.$A20]*[.E$11]&lt;[.$D$3]);[.$A20]*[.E$11]*[.$D$4];[.$A20]*[.E$11]*[.$E$4]))))*[.$F$4]" office:value-type="float" office:value="13669.0284914552" calcext:value-type="float">
            <text:p>13.669 </text:p>
          </table:table-cell>
          <table:table-cell table:style-name="ce24" table:formula="of:=(IF([.$A20]*[.F$11]&lt;=[.$B$3];[.$A20]*[.F$11]*[.$B$4];IF(AND([.$A20]*[.F$11]&gt;[.$B$3];[.$A20]*[.F$11]&lt;=[.$C$3]);[.$A20]*[.F$11]*[.$C$4];IF(AND([.$A20]*[.F$11]&gt;[.$C$3];[.$A20]*[.F$11]&lt;[.$D$3]);[.$A20]*[.F$11]*[.$D$4];[.$A20]*[.F$11]*[.$E$4]))))*[.$F$4]" office:value-type="float" office:value="15130.0211596875" calcext:value-type="float">
            <text:p>15.130 </text:p>
          </table:table-cell>
          <table:table-cell table:style-name="ce24" table:formula="of:=(IF([.$A20]*[.G$11]&lt;=[.$B$3];[.$A20]*[.G$11]*[.$B$4];IF(AND([.$A20]*[.G$11]&gt;[.$B$3];[.$A20]*[.G$11]&lt;=[.$C$3]);[.$A20]*[.G$11]*[.$C$4];IF(AND([.$A20]*[.G$11]&gt;[.$C$3];[.$A20]*[.G$11]&lt;[.$D$3]);[.$A20]*[.G$11]*[.$D$4];[.$A20]*[.G$11]*[.$E$4]))))*[.$F$4]" office:value-type="float" office:value="17021.2738046484" calcext:value-type="float">
            <text:p>17.021 </text:p>
          </table:table-cell>
          <table:table-cell table:style-name="ce24" table:formula="of:=(IF([.$A20]*[.H$11]&lt;=[.$B$3];[.$A20]*[.H$11]*[.$B$4];IF(AND([.$A20]*[.H$11]&gt;[.$B$3];[.$A20]*[.H$11]&lt;=[.$C$3]);[.$A20]*[.H$11]*[.$C$4];IF(AND([.$A20]*[.H$11]&gt;[.$C$3];[.$A20]*[.H$11]&lt;[.$D$3]);[.$A20]*[.H$11]*[.$D$4];[.$A20]*[.H$11]*[.$E$4]))))*[.$F$4]" office:value-type="float" office:value="18912.5264496094" calcext:value-type="float">
            <text:p>18.913 </text:p>
          </table:table-cell>
          <table:table-cell table:style-name="ce24" table:formula="of:=(IF([.$A20]*[.I$11]&lt;=[.$B$3];[.$A20]*[.I$11]*[.$B$4];IF(AND([.$A20]*[.I$11]&gt;[.$B$3];[.$A20]*[.I$11]&lt;=[.$C$3]);[.$A20]*[.I$11]*[.$C$4];IF(AND([.$A20]*[.I$11]&gt;[.$C$3];[.$A20]*[.I$11]&lt;[.$D$3]);[.$A20]*[.I$11]*[.$D$4];[.$A20]*[.I$11]*[.$E$4]))))*[.$F$4]" office:value-type="float" office:value="20803.7790945703" calcext:value-type="float">
            <text:p>20.804 </text:p>
          </table:table-cell>
          <table:table-cell table:style-name="ce24" table:formula="of:=(IF([.$A20]*[.J$11]&lt;=[.$B$3];[.$A20]*[.J$11]*[.$B$4];IF(AND([.$A20]*[.J$11]&gt;[.$B$3];[.$A20]*[.J$11]&lt;=[.$C$3]);[.$A20]*[.J$11]*[.$C$4];IF(AND([.$A20]*[.J$11]&gt;[.$C$3];[.$A20]*[.J$11]&lt;[.$D$3]);[.$A20]*[.J$11]*[.$D$4];[.$A20]*[.J$11]*[.$E$4]))))*[.$F$4]" office:value-type="float" office:value="22695.0317395312" calcext:value-type="float">
            <text:p>22.695 </text:p>
          </table:table-cell>
          <table:table-cell table:style-name="ce24" table:formula="of:=(IF([.$A20]*[.K$11]&lt;=[.$B$3];[.$A20]*[.K$11]*[.$B$4];IF(AND([.$A20]*[.K$11]&gt;[.$B$3];[.$A20]*[.K$11]&lt;=[.$C$3]);[.$A20]*[.K$11]*[.$C$4];IF(AND([.$A20]*[.K$11]&gt;[.$C$3];[.$A20]*[.K$11]&lt;[.$D$3]);[.$A20]*[.K$11]*[.$D$4];[.$A20]*[.K$11]*[.$E$4]))))*[.$F$4]" office:value-type="float" office:value="24586.2843844922" calcext:value-type="float">
            <text:p>24.586 </text:p>
          </table:table-cell>
          <table:table-cell table:style-name="ce24" table:formula="of:=(IF([.$A20]*[.L$11]&lt;=[.$B$3];[.$A20]*[.L$11]*[.$B$4];IF(AND([.$A20]*[.L$11]&gt;[.$B$3];[.$A20]*[.L$11]&lt;=[.$C$3]);[.$A20]*[.L$11]*[.$C$4];IF(AND([.$A20]*[.L$11]&gt;[.$C$3];[.$A20]*[.L$11]&lt;[.$D$3]);[.$A20]*[.L$11]*[.$D$4];[.$A20]*[.L$11]*[.$E$4]))))*[.$F$4]" office:value-type="float" office:value="26477.5370294531" calcext:value-type="float">
            <text:p>26.478 </text:p>
          </table:table-cell>
          <table:table-cell table:style-name="ce24" table:formula="of:=(IF([.$A20]*[.M$11]&lt;=[.$B$3];[.$A20]*[.M$11]*[.$B$4];IF(AND([.$A20]*[.M$11]&gt;[.$B$3];[.$A20]*[.M$11]&lt;=[.$C$3]);[.$A20]*[.M$11]*[.$C$4];IF(AND([.$A20]*[.M$11]&gt;[.$C$3];[.$A20]*[.M$11]&lt;[.$D$3]);[.$A20]*[.M$11]*[.$D$4];[.$A20]*[.M$11]*[.$E$4]))))*[.$F$4]" office:value-type="float" office:value="28368.7896744141" calcext:value-type="float">
            <text:p>28.369 </text:p>
          </table:table-cell>
          <table:table-cell table:style-name="ce24" table:formula="of:=(IF([.$A20]*[.N$11]&lt;=[.$B$3];[.$A20]*[.N$11]*[.$B$4];IF(AND([.$A20]*[.N$11]&gt;[.$B$3];[.$A20]*[.N$11]&lt;=[.$C$3]);[.$A20]*[.N$11]*[.$C$4];IF(AND([.$A20]*[.N$11]&gt;[.$C$3];[.$A20]*[.N$11]&lt;[.$D$3]);[.$A20]*[.N$11]*[.$D$4];[.$A20]*[.N$11]*[.$E$4]))))*[.$F$4]" office:value-type="float" office:value="30260.042319375" calcext:value-type="float">
            <text:p>30.260 </text:p>
          </table:table-cell>
          <table:table-cell table:style-name="ce24" table:formula="of:=(IF([.$A20]*[.O$11]&lt;=[.$B$3];[.$A20]*[.O$11]*[.$B$4];IF(AND([.$A20]*[.O$11]&gt;[.$B$3];[.$A20]*[.O$11]&lt;=[.$C$3]);[.$A20]*[.O$11]*[.$C$4];IF(AND([.$A20]*[.O$11]&gt;[.$C$3];[.$A20]*[.O$11]&lt;[.$D$3]);[.$A20]*[.O$11]*[.$D$4];[.$A20]*[.O$11]*[.$E$4]))))*[.$F$4]" office:value-type="float" office:value="32151.2949643359" calcext:value-type="float">
            <text:p>32.151 </text:p>
          </table:table-cell>
          <table:table-cell table:style-name="ce24" table:formula="of:=(IF([.$A20]*[.P$11]&lt;=[.$B$3];[.$A20]*[.P$11]*[.$B$4];IF(AND([.$A20]*[.P$11]&gt;[.$B$3];[.$A20]*[.P$11]&lt;=[.$C$3]);[.$A20]*[.P$11]*[.$C$4];IF(AND([.$A20]*[.P$11]&gt;[.$C$3];[.$A20]*[.P$11]&lt;[.$D$3]);[.$A20]*[.P$11]*[.$D$4];[.$A20]*[.P$11]*[.$E$4]))))*[.$F$4]" office:value-type="float" office:value="34042.5476092969" calcext:value-type="float">
            <text:p>34.043 </text:p>
          </table:table-cell>
          <table:table-cell table:style-name="ce24" table:formula="of:=(IF([.$A20]*[.Q$11]&lt;=[.$B$3];[.$A20]*[.Q$11]*[.$B$4];IF(AND([.$A20]*[.Q$11]&gt;[.$B$3];[.$A20]*[.Q$11]&lt;=[.$C$3]);[.$A20]*[.Q$11]*[.$C$4];IF(AND([.$A20]*[.Q$11]&gt;[.$C$3];[.$A20]*[.Q$11]&lt;[.$D$3]);[.$A20]*[.Q$11]*[.$D$4];[.$A20]*[.Q$11]*[.$E$4]))))*[.$F$4]" office:value-type="float" office:value="35933.8002542578" calcext:value-type="float">
            <text:p>35.934 </text:p>
          </table:table-cell>
          <table:table-cell table:style-name="ce24" table:formula="of:=(IF([.$A20]*[.R$11]&lt;=[.$B$3];[.$A20]*[.R$11]*[.$B$4];IF(AND([.$A20]*[.R$11]&gt;[.$B$3];[.$A20]*[.R$11]&lt;=[.$C$3]);[.$A20]*[.R$11]*[.$C$4];IF(AND([.$A20]*[.R$11]&gt;[.$C$3];[.$A20]*[.R$11]&lt;[.$D$3]);[.$A20]*[.R$11]*[.$D$4];[.$A20]*[.R$11]*[.$E$4]))))*[.$F$4]" office:value-type="float" office:value="37825.0528992187" calcext:value-type="float">
            <text:p>37.825 </text:p>
          </table:table-cell>
          <table:table-cell table:style-name="ce35" table:formula="of:=+[.S19]+0.5" office:value-type="float" office:value="6" calcext:value-type="float">
            <text:p>6,00 </text:p>
          </table:table-cell>
          <table:table-cell table:number-columns-repeated="45"/>
        </table:table-row>
        <table:table-row table:style-name="ro1">
          <table:table-cell table:style-name="ce35" table:formula="of:=+[.A20]+0.5" office:value-type="float" office:value="6.5" calcext:value-type="float">
            <text:p>6,50 </text:p>
          </table:table-cell>
          <table:table-cell table:style-name="ce13" table:formula="of:=(IF([.$A21]*[.B$11]&lt;=[.$B$3];[.$A21]*[.B$11]*[.$B$4];IF(AND([.$A21]*[.B$11]&gt;[.$B$3];[.$A21]*[.B$11]&lt;=[.$C$3]);[.$A21]*[.B$11]*[.$C$4];IF(AND([.$A21]*[.B$11]&gt;[.$C$3];[.$A21]*[.B$11]&lt;[.$D$3]);[.$A21]*[.B$11]*[.$D$4];[.$A21]*[.B$11]*[.$E$4]))))*[.$F$4]" office:value-type="float" office:value="8736.7873774551" calcext:value-type="float">
            <text:p>8.737 </text:p>
          </table:table-cell>
          <table:table-cell table:style-name="ce24" table:formula="of:=(IF([.$A21]*[.C$11]&lt;=[.$B$3];[.$A21]*[.C$11]*[.$B$4];IF(AND([.$A21]*[.C$11]&gt;[.$B$3];[.$A21]*[.C$11]&lt;=[.$C$3]);[.$A21]*[.C$11]*[.$C$4];IF(AND([.$A21]*[.C$11]&gt;[.$C$3];[.$A21]*[.C$11]&lt;[.$D$3]);[.$A21]*[.C$11]*[.$D$4];[.$A21]*[.C$11]*[.$E$4]))))*[.$F$4]" office:value-type="float" office:value="10577.2244279117" calcext:value-type="float">
            <text:p>10.577 </text:p>
          </table:table-cell>
          <table:table-cell table:style-name="ce24" table:formula="of:=(IF([.$A21]*[.D$11]&lt;=[.$B$3];[.$A21]*[.D$11]*[.$B$4];IF(AND([.$A21]*[.D$11]&gt;[.$B$3];[.$A21]*[.D$11]&lt;=[.$C$3]);[.$A21]*[.D$11]*[.$C$4];IF(AND([.$A21]*[.D$11]&gt;[.$C$3];[.$A21]*[.D$11]&lt;[.$D$3]);[.$A21]*[.D$11]*[.$D$4];[.$A21]*[.D$11]*[.$E$4]))))*[.$F$4]" office:value-type="float" office:value="12692.6693134941" calcext:value-type="float">
            <text:p>12.693 </text:p>
          </table:table-cell>
          <table:table-cell table:style-name="ce24" table:formula="of:=(IF([.$A21]*[.E$11]&lt;=[.$B$3];[.$A21]*[.E$11]*[.$B$4];IF(AND([.$A21]*[.E$11]&gt;[.$B$3];[.$A21]*[.E$11]&lt;=[.$C$3]);[.$A21]*[.E$11]*[.$C$4];IF(AND([.$A21]*[.E$11]&gt;[.$C$3];[.$A21]*[.E$11]&lt;[.$D$3]);[.$A21]*[.E$11]*[.$D$4];[.$A21]*[.E$11]*[.$E$4]))))*[.$F$4]" office:value-type="float" office:value="14341.9992242871" calcext:value-type="float">
            <text:p>14.342 </text:p>
          </table:table-cell>
          <table:table-cell table:style-name="ce24" table:formula="of:=(IF([.$A21]*[.F$11]&lt;=[.$B$3];[.$A21]*[.F$11]*[.$B$4];IF(AND([.$A21]*[.F$11]&gt;[.$B$3];[.$A21]*[.F$11]&lt;=[.$C$3]);[.$A21]*[.F$11]*[.$C$4];IF(AND([.$A21]*[.F$11]&gt;[.$C$3];[.$A21]*[.F$11]&lt;[.$D$3]);[.$A21]*[.F$11]*[.$D$4];[.$A21]*[.F$11]*[.$E$4]))))*[.$F$4]" office:value-type="float" office:value="16390.8562563281" calcext:value-type="float">
            <text:p>16.391 </text:p>
          </table:table-cell>
          <table:table-cell table:style-name="ce24" table:formula="of:=(IF([.$A21]*[.G$11]&lt;=[.$B$3];[.$A21]*[.G$11]*[.$B$4];IF(AND([.$A21]*[.G$11]&gt;[.$B$3];[.$A21]*[.G$11]&lt;=[.$C$3]);[.$A21]*[.G$11]*[.$C$4];IF(AND([.$A21]*[.G$11]&gt;[.$C$3];[.$A21]*[.G$11]&lt;[.$D$3]);[.$A21]*[.G$11]*[.$D$4];[.$A21]*[.G$11]*[.$E$4]))))*[.$F$4]" office:value-type="float" office:value="18439.7132883691" calcext:value-type="float">
            <text:p>18.440 </text:p>
          </table:table-cell>
          <table:table-cell table:style-name="ce24" table:formula="of:=(IF([.$A21]*[.H$11]&lt;=[.$B$3];[.$A21]*[.H$11]*[.$B$4];IF(AND([.$A21]*[.H$11]&gt;[.$B$3];[.$A21]*[.H$11]&lt;=[.$C$3]);[.$A21]*[.H$11]*[.$C$4];IF(AND([.$A21]*[.H$11]&gt;[.$C$3];[.$A21]*[.H$11]&lt;[.$D$3]);[.$A21]*[.H$11]*[.$D$4];[.$A21]*[.H$11]*[.$E$4]))))*[.$F$4]" office:value-type="float" office:value="20488.5703204102" calcext:value-type="float">
            <text:p>20.489 </text:p>
          </table:table-cell>
          <table:table-cell table:style-name="ce24" table:formula="of:=(IF([.$A21]*[.I$11]&lt;=[.$B$3];[.$A21]*[.I$11]*[.$B$4];IF(AND([.$A21]*[.I$11]&gt;[.$B$3];[.$A21]*[.I$11]&lt;=[.$C$3]);[.$A21]*[.I$11]*[.$C$4];IF(AND([.$A21]*[.I$11]&gt;[.$C$3];[.$A21]*[.I$11]&lt;[.$D$3]);[.$A21]*[.I$11]*[.$D$4];[.$A21]*[.I$11]*[.$E$4]))))*[.$F$4]" office:value-type="float" office:value="22537.4273524512" calcext:value-type="float">
            <text:p>22.537 </text:p>
          </table:table-cell>
          <table:table-cell table:style-name="ce24" table:formula="of:=(IF([.$A21]*[.J$11]&lt;=[.$B$3];[.$A21]*[.J$11]*[.$B$4];IF(AND([.$A21]*[.J$11]&gt;[.$B$3];[.$A21]*[.J$11]&lt;=[.$C$3]);[.$A21]*[.J$11]*[.$C$4];IF(AND([.$A21]*[.J$11]&gt;[.$C$3];[.$A21]*[.J$11]&lt;[.$D$3]);[.$A21]*[.J$11]*[.$D$4];[.$A21]*[.J$11]*[.$E$4]))))*[.$F$4]" office:value-type="float" office:value="24586.2843844922" calcext:value-type="float">
            <text:p>24.586 </text:p>
          </table:table-cell>
          <table:table-cell table:style-name="ce24" table:formula="of:=(IF([.$A21]*[.K$11]&lt;=[.$B$3];[.$A21]*[.K$11]*[.$B$4];IF(AND([.$A21]*[.K$11]&gt;[.$B$3];[.$A21]*[.K$11]&lt;=[.$C$3]);[.$A21]*[.K$11]*[.$C$4];IF(AND([.$A21]*[.K$11]&gt;[.$C$3];[.$A21]*[.K$11]&lt;[.$D$3]);[.$A21]*[.K$11]*[.$D$4];[.$A21]*[.K$11]*[.$E$4]))))*[.$F$4]" office:value-type="float" office:value="26635.1414165332" calcext:value-type="float">
            <text:p>26.635 </text:p>
          </table:table-cell>
          <table:table-cell table:style-name="ce24" table:formula="of:=(IF([.$A21]*[.L$11]&lt;=[.$B$3];[.$A21]*[.L$11]*[.$B$4];IF(AND([.$A21]*[.L$11]&gt;[.$B$3];[.$A21]*[.L$11]&lt;=[.$C$3]);[.$A21]*[.L$11]*[.$C$4];IF(AND([.$A21]*[.L$11]&gt;[.$C$3];[.$A21]*[.L$11]&lt;[.$D$3]);[.$A21]*[.L$11]*[.$D$4];[.$A21]*[.L$11]*[.$E$4]))))*[.$F$4]" office:value-type="float" office:value="28683.9984485742" calcext:value-type="float">
            <text:p>28.684 </text:p>
          </table:table-cell>
          <table:table-cell table:style-name="ce24" table:formula="of:=(IF([.$A21]*[.M$11]&lt;=[.$B$3];[.$A21]*[.M$11]*[.$B$4];IF(AND([.$A21]*[.M$11]&gt;[.$B$3];[.$A21]*[.M$11]&lt;=[.$C$3]);[.$A21]*[.M$11]*[.$C$4];IF(AND([.$A21]*[.M$11]&gt;[.$C$3];[.$A21]*[.M$11]&lt;[.$D$3]);[.$A21]*[.M$11]*[.$D$4];[.$A21]*[.M$11]*[.$E$4]))))*[.$F$4]" office:value-type="float" office:value="30732.8554806152" calcext:value-type="float">
            <text:p>30.733 </text:p>
          </table:table-cell>
          <table:table-cell table:style-name="ce24" table:formula="of:=(IF([.$A21]*[.N$11]&lt;=[.$B$3];[.$A21]*[.N$11]*[.$B$4];IF(AND([.$A21]*[.N$11]&gt;[.$B$3];[.$A21]*[.N$11]&lt;=[.$C$3]);[.$A21]*[.N$11]*[.$C$4];IF(AND([.$A21]*[.N$11]&gt;[.$C$3];[.$A21]*[.N$11]&lt;[.$D$3]);[.$A21]*[.N$11]*[.$D$4];[.$A21]*[.N$11]*[.$E$4]))))*[.$F$4]" office:value-type="float" office:value="32781.7125126562" calcext:value-type="float">
            <text:p>32.782 </text:p>
          </table:table-cell>
          <table:table-cell table:style-name="ce24" table:formula="of:=(IF([.$A21]*[.O$11]&lt;=[.$B$3];[.$A21]*[.O$11]*[.$B$4];IF(AND([.$A21]*[.O$11]&gt;[.$B$3];[.$A21]*[.O$11]&lt;=[.$C$3]);[.$A21]*[.O$11]*[.$C$4];IF(AND([.$A21]*[.O$11]&gt;[.$C$3];[.$A21]*[.O$11]&lt;[.$D$3]);[.$A21]*[.O$11]*[.$D$4];[.$A21]*[.O$11]*[.$E$4]))))*[.$F$4]" office:value-type="float" office:value="34830.5695446973" calcext:value-type="float">
            <text:p>34.831 </text:p>
          </table:table-cell>
          <table:table-cell table:style-name="ce24" table:formula="of:=(IF([.$A21]*[.P$11]&lt;=[.$B$3];[.$A21]*[.P$11]*[.$B$4];IF(AND([.$A21]*[.P$11]&gt;[.$B$3];[.$A21]*[.P$11]&lt;=[.$C$3]);[.$A21]*[.P$11]*[.$C$4];IF(AND([.$A21]*[.P$11]&gt;[.$C$3];[.$A21]*[.P$11]&lt;[.$D$3]);[.$A21]*[.P$11]*[.$D$4];[.$A21]*[.P$11]*[.$E$4]))))*[.$F$4]" office:value-type="float" office:value="36879.4265767383" calcext:value-type="float">
            <text:p>36.879 </text:p>
          </table:table-cell>
          <table:table-cell table:style-name="ce24" table:formula="of:=(IF([.$A21]*[.Q$11]&lt;=[.$B$3];[.$A21]*[.Q$11]*[.$B$4];IF(AND([.$A21]*[.Q$11]&gt;[.$B$3];[.$A21]*[.Q$11]&lt;=[.$C$3]);[.$A21]*[.Q$11]*[.$C$4];IF(AND([.$A21]*[.Q$11]&gt;[.$C$3];[.$A21]*[.Q$11]&lt;[.$D$3]);[.$A21]*[.Q$11]*[.$D$4];[.$A21]*[.Q$11]*[.$E$4]))))*[.$F$4]" office:value-type="float" office:value="38928.2836087793" calcext:value-type="float">
            <text:p>38.928 </text:p>
          </table:table-cell>
          <table:table-cell table:style-name="ce24" table:formula="of:=(IF([.$A21]*[.R$11]&lt;=[.$B$3];[.$A21]*[.R$11]*[.$B$4];IF(AND([.$A21]*[.R$11]&gt;[.$B$3];[.$A21]*[.R$11]&lt;=[.$C$3]);[.$A21]*[.R$11]*[.$C$4];IF(AND([.$A21]*[.R$11]&gt;[.$C$3];[.$A21]*[.R$11]&lt;[.$D$3]);[.$A21]*[.R$11]*[.$D$4];[.$A21]*[.R$11]*[.$E$4]))))*[.$F$4]" office:value-type="float" office:value="40977.1406408203" calcext:value-type="float">
            <text:p>40.977 </text:p>
          </table:table-cell>
          <table:table-cell table:style-name="ce35" table:formula="of:=+[.S20]+0.5" office:value-type="float" office:value="6.5" calcext:value-type="float">
            <text:p>6,50 </text:p>
          </table:table-cell>
          <table:table-cell table:number-columns-repeated="45"/>
        </table:table-row>
        <table:table-row table:style-name="ro1">
          <table:table-cell table:style-name="ce200" table:number-columns-spanned="18" table:number-rows-spanned="1"/>
          <table:covered-table-cell table:number-columns-repeated="17" table:style-name="ce200"/>
          <table:table-cell table:style-name="ce10"/>
          <table:table-cell table:number-columns-repeated="2"/>
          <table:table-cell table:formula="of:=+16500*1.21" office:value-type="float" office:value="19965" calcext:value-type="float">
            <text:p>19.965,00 </text:p>
          </table:table-cell>
          <table:table-cell table:number-columns-repeated="42"/>
        </table:table-row>
        <table:table-row table:style-name="ro1">
          <table:table-cell table:style-name="ce5"/>
          <table:table-cell table:style-name="ce5" office:value-type="float" office:value="10.5" calcext:value-type="float">
            <text:p>10,50 </text:p>
          </table:table-cell>
          <table:table-cell table:style-name="ce5" table:formula="of:=+[.B23]+0.5" office:value-type="float" office:value="11" calcext:value-type="float">
            <text:p>11,00 </text:p>
          </table:table-cell>
          <table:table-cell table:style-name="ce5" table:formula="of:=+[.C23]+0.5" office:value-type="float" office:value="11.5" calcext:value-type="float">
            <text:p>11,50 </text:p>
          </table:table-cell>
          <table:table-cell table:style-name="ce5" table:formula="of:=+[.D23]+0.5" office:value-type="float" office:value="12" calcext:value-type="float">
            <text:p>12,00 </text:p>
          </table:table-cell>
          <table:table-cell table:style-name="ce5" table:formula="of:=+[.E23]+0.5" office:value-type="float" office:value="12.5" calcext:value-type="float">
            <text:p>12,50 </text:p>
          </table:table-cell>
          <table:table-cell table:style-name="ce5" table:formula="of:=+[.F23]+0.5" office:value-type="float" office:value="13" calcext:value-type="float">
            <text:p>13,00 </text:p>
          </table:table-cell>
          <table:table-cell table:style-name="ce5" table:formula="of:=+[.G23]+0.5" office:value-type="float" office:value="13.5" calcext:value-type="float">
            <text:p>13,50 </text:p>
          </table:table-cell>
          <table:table-cell table:style-name="ce5" table:formula="of:=+[.H23]+0.5" office:value-type="float" office:value="14" calcext:value-type="float">
            <text:p>14,00 </text:p>
          </table:table-cell>
          <table:table-cell table:style-name="ce5" table:formula="of:=+[.I23]+0.5" office:value-type="float" office:value="14.5" calcext:value-type="float">
            <text:p>14,50 </text:p>
          </table:table-cell>
          <table:table-cell table:style-name="ce5" table:formula="of:=+[.J23]+0.5" office:value-type="float" office:value="15" calcext:value-type="float">
            <text:p>15,00 </text:p>
          </table:table-cell>
          <table:table-cell table:style-name="ce5" table:formula="of:=+[.K23]+0.5" office:value-type="float" office:value="15.5" calcext:value-type="float">
            <text:p>15,50 </text:p>
          </table:table-cell>
          <table:table-cell table:style-name="ce5" table:formula="of:=+[.L23]+0.5" office:value-type="float" office:value="16" calcext:value-type="float">
            <text:p>16,00 </text:p>
          </table:table-cell>
          <table:table-cell table:style-name="ce5" table:formula="of:=+[.M23]+0.5" office:value-type="float" office:value="16.5" calcext:value-type="float">
            <text:p>16,50 </text:p>
          </table:table-cell>
          <table:table-cell table:style-name="ce5" table:formula="of:=+[.N23]+0.5" office:value-type="float" office:value="17" calcext:value-type="float">
            <text:p>17,00 </text:p>
          </table:table-cell>
          <table:table-cell table:style-name="ce5" table:formula="of:=+[.O23]+0.5" office:value-type="float" office:value="17.5" calcext:value-type="float">
            <text:p>17,50 </text:p>
          </table:table-cell>
          <table:table-cell table:style-name="ce5" table:formula="of:=+[.P23]+0.5" office:value-type="float" office:value="18" calcext:value-type="float">
            <text:p>18,00 </text:p>
          </table:table-cell>
          <table:table-cell table:style-name="ce5" table:formula="of:=+[.Q23]+0.5" office:value-type="float" office:value="18.5" calcext:value-type="float">
            <text:p>18,50 </text:p>
          </table:table-cell>
          <table:table-cell table:style-name="ce5"/>
          <table:table-cell table:style-name="ce1" table:number-columns-repeated="45"/>
        </table:table-row>
        <table:table-row table:style-name="ro1">
          <table:table-cell table:style-name="ce5" office:value-type="float" office:value="2" calcext:value-type="float">
            <text:p>2,00 </text:p>
          </table:table-cell>
          <table:table-cell table:style-name="ce12" table:formula="of:=(IF([.$A24]*[.B$23]&lt;=[.$B$3];[.$A24]*[.B$23]*[.$B$4];IF(AND([.$A24]*[.B$23]&gt;[.$B$3];[.$A24]*[.B$23]&lt;=[.$C$3]);[.$A24]*[.B$23]*[.$C$4];IF(AND([.$A24]*[.B$23]&gt;[.$C$3];[.$A24]*[.B$23]&lt;[.$D$3]);[.$A24]*[.B$23]*[.$D$4];[.$A24]*[.B$23]*[.$E$4]))))*[.$F$4]" office:value-type="float" office:value="13669.0284914552" calcext:value-type="float">
            <text:p>13.669 </text:p>
          </table:table-cell>
          <table:table-cell table:style-name="ce12" table:formula="of:=(IF([.$A24]*[.C$23]&lt;=[.$B$3];[.$A24]*[.C$23]*[.$B$4];IF(AND([.$A24]*[.C$23]&gt;[.$B$3];[.$A24]*[.C$23]&lt;=[.$C$3]);[.$A24]*[.C$23]*[.$C$4];IF(AND([.$A24]*[.C$23]&gt;[.$C$3];[.$A24]*[.C$23]&lt;[.$D$3]);[.$A24]*[.C$23]*[.$D$4];[.$A24]*[.C$23]*[.$E$4]))))*[.$F$4]" office:value-type="float" office:value="13869.1860630469" calcext:value-type="float">
            <text:p>13.869 </text:p>
          </table:table-cell>
          <table:table-cell table:style-name="ce12" table:formula="of:=(IF([.$A24]*[.D$23]&lt;=[.$B$3];[.$A24]*[.D$23]*[.$B$4];IF(AND([.$A24]*[.D$23]&gt;[.$B$3];[.$A24]*[.D$23]&lt;=[.$C$3]);[.$A24]*[.D$23]*[.$C$4];IF(AND([.$A24]*[.D$23]&gt;[.$C$3];[.$A24]*[.D$23]&lt;[.$D$3]);[.$A24]*[.D$23]*[.$D$4];[.$A24]*[.D$23]*[.$E$4]))))*[.$F$4]" office:value-type="float" office:value="14499.6036113672" calcext:value-type="float">
            <text:p>14.500 </text:p>
          </table:table-cell>
          <table:table-cell table:style-name="ce12" table:formula="of:=(IF([.$A24]*[.E$23]&lt;=[.$B$3];[.$A24]*[.E$23]*[.$B$4];IF(AND([.$A24]*[.E$23]&gt;[.$B$3];[.$A24]*[.E$23]&lt;=[.$C$3]);[.$A24]*[.E$23]*[.$C$4];IF(AND([.$A24]*[.E$23]&gt;[.$C$3];[.$A24]*[.E$23]&lt;[.$D$3]);[.$A24]*[.E$23]*[.$D$4];[.$A24]*[.E$23]*[.$E$4]))))*[.$F$4]" office:value-type="float" office:value="15130.0211596875" calcext:value-type="float">
            <text:p>15.130 </text:p>
          </table:table-cell>
          <table:table-cell table:style-name="ce12" table:formula="of:=(IF([.$A24]*[.F$23]&lt;=[.$B$3];[.$A24]*[.F$23]*[.$B$4];IF(AND([.$A24]*[.F$23]&gt;[.$B$3];[.$A24]*[.F$23]&lt;=[.$C$3]);[.$A24]*[.F$23]*[.$C$4];IF(AND([.$A24]*[.F$23]&gt;[.$C$3];[.$A24]*[.F$23]&lt;[.$D$3]);[.$A24]*[.F$23]*[.$D$4];[.$A24]*[.F$23]*[.$E$4]))))*[.$F$4]" office:value-type="float" office:value="15760.4387080078" calcext:value-type="float">
            <text:p>15.760 </text:p>
          </table:table-cell>
          <table:table-cell table:style-name="ce12" table:formula="of:=(IF([.$A24]*[.G$23]&lt;=[.$B$3];[.$A24]*[.G$23]*[.$B$4];IF(AND([.$A24]*[.G$23]&gt;[.$B$3];[.$A24]*[.G$23]&lt;=[.$C$3]);[.$A24]*[.G$23]*[.$C$4];IF(AND([.$A24]*[.G$23]&gt;[.$C$3];[.$A24]*[.G$23]&lt;[.$D$3]);[.$A24]*[.G$23]*[.$D$4];[.$A24]*[.G$23]*[.$E$4]))))*[.$F$4]" office:value-type="float" office:value="16390.8562563281" calcext:value-type="float">
            <text:p>16.391 </text:p>
          </table:table-cell>
          <table:table-cell table:style-name="ce12" table:formula="of:=(IF([.$A24]*[.H$23]&lt;=[.$B$3];[.$A24]*[.H$23]*[.$B$4];IF(AND([.$A24]*[.H$23]&gt;[.$B$3];[.$A24]*[.H$23]&lt;=[.$C$3]);[.$A24]*[.H$23]*[.$C$4];IF(AND([.$A24]*[.H$23]&gt;[.$C$3];[.$A24]*[.H$23]&lt;[.$D$3]);[.$A24]*[.H$23]*[.$D$4];[.$A24]*[.H$23]*[.$E$4]))))*[.$F$4]" office:value-type="float" office:value="17021.2738046484" calcext:value-type="float">
            <text:p>17.021 </text:p>
          </table:table-cell>
          <table:table-cell table:style-name="ce12" table:formula="of:=(IF([.$A24]*[.I$23]&lt;=[.$B$3];[.$A24]*[.I$23]*[.$B$4];IF(AND([.$A24]*[.I$23]&gt;[.$B$3];[.$A24]*[.I$23]&lt;=[.$C$3]);[.$A24]*[.I$23]*[.$C$4];IF(AND([.$A24]*[.I$23]&gt;[.$C$3];[.$A24]*[.I$23]&lt;[.$D$3]);[.$A24]*[.I$23]*[.$D$4];[.$A24]*[.I$23]*[.$E$4]))))*[.$F$4]" office:value-type="float" office:value="17651.6913529687" calcext:value-type="float">
            <text:p>17.652 </text:p>
          </table:table-cell>
          <table:table-cell table:style-name="ce12" table:formula="of:=(IF([.$A24]*[.J$23]&lt;=[.$B$3];[.$A24]*[.J$23]*[.$B$4];IF(AND([.$A24]*[.J$23]&gt;[.$B$3];[.$A24]*[.J$23]&lt;=[.$C$3]);[.$A24]*[.J$23]*[.$C$4];IF(AND([.$A24]*[.J$23]&gt;[.$C$3];[.$A24]*[.J$23]&lt;[.$D$3]);[.$A24]*[.J$23]*[.$D$4];[.$A24]*[.J$23]*[.$E$4]))))*[.$F$4]" office:value-type="float" office:value="18282.1089012891" calcext:value-type="float">
            <text:p>18.282 </text:p>
          </table:table-cell>
          <table:table-cell table:style-name="ce12" table:formula="of:=(IF([.$A24]*[.K$23]&lt;=[.$B$3];[.$A24]*[.K$23]*[.$B$4];IF(AND([.$A24]*[.K$23]&gt;[.$B$3];[.$A24]*[.K$23]&lt;=[.$C$3]);[.$A24]*[.K$23]*[.$C$4];IF(AND([.$A24]*[.K$23]&gt;[.$C$3];[.$A24]*[.K$23]&lt;[.$D$3]);[.$A24]*[.K$23]*[.$D$4];[.$A24]*[.K$23]*[.$E$4]))))*[.$F$4]" office:value-type="float" office:value="18912.5264496094" calcext:value-type="float">
            <text:p>18.913 </text:p>
          </table:table-cell>
          <table:table-cell table:style-name="ce12" table:formula="of:=(IF([.$A24]*[.L$23]&lt;=[.$B$3];[.$A24]*[.L$23]*[.$B$4];IF(AND([.$A24]*[.L$23]&gt;[.$B$3];[.$A24]*[.L$23]&lt;=[.$C$3]);[.$A24]*[.L$23]*[.$C$4];IF(AND([.$A24]*[.L$23]&gt;[.$C$3];[.$A24]*[.L$23]&lt;[.$D$3]);[.$A24]*[.L$23]*[.$D$4];[.$A24]*[.L$23]*[.$E$4]))))*[.$F$4]" office:value-type="float" office:value="19542.9439979297" calcext:value-type="float">
            <text:p>19.543 </text:p>
          </table:table-cell>
          <table:table-cell table:style-name="ce12" table:formula="of:=(IF([.$A24]*[.M$23]&lt;=[.$B$3];[.$A24]*[.M$23]*[.$B$4];IF(AND([.$A24]*[.M$23]&gt;[.$B$3];[.$A24]*[.M$23]&lt;=[.$C$3]);[.$A24]*[.M$23]*[.$C$4];IF(AND([.$A24]*[.M$23]&gt;[.$C$3];[.$A24]*[.M$23]&lt;[.$D$3]);[.$A24]*[.M$23]*[.$D$4];[.$A24]*[.M$23]*[.$E$4]))))*[.$F$4]" office:value-type="float" office:value="20173.36154625" calcext:value-type="float">
            <text:p>20.173 </text:p>
          </table:table-cell>
          <table:table-cell table:style-name="ce12" table:formula="of:=(IF([.$A24]*[.N$23]&lt;=[.$B$3];[.$A24]*[.N$23]*[.$B$4];IF(AND([.$A24]*[.N$23]&gt;[.$B$3];[.$A24]*[.N$23]&lt;=[.$C$3]);[.$A24]*[.N$23]*[.$C$4];IF(AND([.$A24]*[.N$23]&gt;[.$C$3];[.$A24]*[.N$23]&lt;[.$D$3]);[.$A24]*[.N$23]*[.$D$4];[.$A24]*[.N$23]*[.$E$4]))))*[.$F$4]" office:value-type="float" office:value="20803.7790945703" calcext:value-type="float">
            <text:p>20.804 </text:p>
          </table:table-cell>
          <table:table-cell table:style-name="ce12" table:formula="of:=(IF([.$A24]*[.O$23]&lt;=[.$B$3];[.$A24]*[.O$23]*[.$B$4];IF(AND([.$A24]*[.O$23]&gt;[.$B$3];[.$A24]*[.O$23]&lt;=[.$C$3]);[.$A24]*[.O$23]*[.$C$4];IF(AND([.$A24]*[.O$23]&gt;[.$C$3];[.$A24]*[.O$23]&lt;[.$D$3]);[.$A24]*[.O$23]*[.$D$4];[.$A24]*[.O$23]*[.$E$4]))))*[.$F$4]" office:value-type="float" office:value="21434.1966428906" calcext:value-type="float">
            <text:p>21.434 </text:p>
          </table:table-cell>
          <table:table-cell table:style-name="ce12" table:formula="of:=(IF([.$A24]*[.P$23]&lt;=[.$B$3];[.$A24]*[.P$23]*[.$B$4];IF(AND([.$A24]*[.P$23]&gt;[.$B$3];[.$A24]*[.P$23]&lt;=[.$C$3]);[.$A24]*[.P$23]*[.$C$4];IF(AND([.$A24]*[.P$23]&gt;[.$C$3];[.$A24]*[.P$23]&lt;[.$D$3]);[.$A24]*[.P$23]*[.$D$4];[.$A24]*[.P$23]*[.$E$4]))))*[.$F$4]" office:value-type="float" office:value="22064.6141912109" calcext:value-type="float">
            <text:p>22.065 </text:p>
          </table:table-cell>
          <table:table-cell table:style-name="ce12" table:formula="of:=(IF([.$A24]*[.Q$23]&lt;=[.$B$3];[.$A24]*[.Q$23]*[.$B$4];IF(AND([.$A24]*[.Q$23]&gt;[.$B$3];[.$A24]*[.Q$23]&lt;=[.$C$3]);[.$A24]*[.Q$23]*[.$C$4];IF(AND([.$A24]*[.Q$23]&gt;[.$C$3];[.$A24]*[.Q$23]&lt;[.$D$3]);[.$A24]*[.Q$23]*[.$D$4];[.$A24]*[.Q$23]*[.$E$4]))))*[.$F$4]" office:value-type="float" office:value="22695.0317395312" calcext:value-type="float">
            <text:p>22.695 </text:p>
          </table:table-cell>
          <table:table-cell table:style-name="ce12" table:formula="of:=(IF([.$A24]*[.R$23]&lt;=[.$B$3];[.$A24]*[.R$23]*[.$B$4];IF(AND([.$A24]*[.R$23]&gt;[.$B$3];[.$A24]*[.R$23]&lt;=[.$C$3]);[.$A24]*[.R$23]*[.$C$4];IF(AND([.$A24]*[.R$23]&gt;[.$C$3];[.$A24]*[.R$23]&lt;[.$D$3]);[.$A24]*[.R$23]*[.$D$4];[.$A24]*[.R$23]*[.$E$4]))))*[.$F$4]" office:value-type="float" office:value="23325.4492878516" calcext:value-type="float">
            <text:p>23.325 </text:p>
          </table:table-cell>
          <table:table-cell table:style-name="ce5" office:value-type="float" office:value="2" calcext:value-type="float">
            <text:p>2,00 </text:p>
          </table:table-cell>
          <table:table-cell table:number-columns-repeated="45"/>
        </table:table-row>
        <table:table-row table:style-name="ro1">
          <table:table-cell table:style-name="ce5" table:formula="of:=+[.A24]+0.5" office:value-type="float" office:value="2.5" calcext:value-type="float">
            <text:p>2,50 </text:p>
          </table:table-cell>
          <table:table-cell table:style-name="ce18" table:formula="of:=(IF([.$A25]*[.B$23]&lt;=[.$B$3];[.$A25]*[.B$23]*[.$B$4];IF(AND([.$A25]*[.B$23]&gt;[.$B$3];[.$A25]*[.B$23]&lt;=[.$C$3]);[.$A25]*[.B$23]*[.$C$4];IF(AND([.$A25]*[.B$23]&gt;[.$C$3];[.$A25]*[.B$23]&lt;[.$D$3]);[.$A25]*[.B$23]*[.$D$4];[.$A25]*[.B$23]*[.$E$4]))))*[.$F$4]" office:value-type="float" office:value="16548.4606434082" calcext:value-type="float">
            <text:p>16.548 </text:p>
          </table:table-cell>
          <table:table-cell table:style-name="ce18" table:formula="of:=(IF([.$A25]*[.C$23]&lt;=[.$B$3];[.$A25]*[.C$23]*[.$B$4];IF(AND([.$A25]*[.C$23]&gt;[.$B$3];[.$A25]*[.C$23]&lt;=[.$C$3]);[.$A25]*[.C$23]*[.$C$4];IF(AND([.$A25]*[.C$23]&gt;[.$C$3];[.$A25]*[.C$23]&lt;[.$D$3]);[.$A25]*[.C$23]*[.$D$4];[.$A25]*[.C$23]*[.$E$4]))))*[.$F$4]" office:value-type="float" office:value="17336.4825788086" calcext:value-type="float">
            <text:p>17.336 </text:p>
          </table:table-cell>
          <table:table-cell table:style-name="ce18" table:formula="of:=(IF([.$A25]*[.D$23]&lt;=[.$B$3];[.$A25]*[.D$23]*[.$B$4];IF(AND([.$A25]*[.D$23]&gt;[.$B$3];[.$A25]*[.D$23]&lt;=[.$C$3]);[.$A25]*[.D$23]*[.$C$4];IF(AND([.$A25]*[.D$23]&gt;[.$C$3];[.$A25]*[.D$23]&lt;[.$D$3]);[.$A25]*[.D$23]*[.$D$4];[.$A25]*[.D$23]*[.$E$4]))))*[.$F$4]" office:value-type="float" office:value="18124.504514209" calcext:value-type="float">
            <text:p>18.125 </text:p>
          </table:table-cell>
          <table:table-cell table:style-name="ce18" table:formula="of:=(IF([.$A25]*[.E$23]&lt;=[.$B$3];[.$A25]*[.E$23]*[.$B$4];IF(AND([.$A25]*[.E$23]&gt;[.$B$3];[.$A25]*[.E$23]&lt;=[.$C$3]);[.$A25]*[.E$23]*[.$C$4];IF(AND([.$A25]*[.E$23]&gt;[.$C$3];[.$A25]*[.E$23]&lt;[.$D$3]);[.$A25]*[.E$23]*[.$D$4];[.$A25]*[.E$23]*[.$E$4]))))*[.$F$4]" office:value-type="float" office:value="18912.5264496094" calcext:value-type="float">
            <text:p>18.913 </text:p>
          </table:table-cell>
          <table:table-cell table:style-name="ce18" table:formula="of:=(IF([.$A25]*[.F$23]&lt;=[.$B$3];[.$A25]*[.F$23]*[.$B$4];IF(AND([.$A25]*[.F$23]&gt;[.$B$3];[.$A25]*[.F$23]&lt;=[.$C$3]);[.$A25]*[.F$23]*[.$C$4];IF(AND([.$A25]*[.F$23]&gt;[.$C$3];[.$A25]*[.F$23]&lt;[.$D$3]);[.$A25]*[.F$23]*[.$D$4];[.$A25]*[.F$23]*[.$E$4]))))*[.$F$4]" office:value-type="float" office:value="19700.5483850098" calcext:value-type="float">
            <text:p>19.701 </text:p>
          </table:table-cell>
          <table:table-cell table:style-name="ce18" table:formula="of:=(IF([.$A25]*[.G$23]&lt;=[.$B$3];[.$A25]*[.G$23]*[.$B$4];IF(AND([.$A25]*[.G$23]&gt;[.$B$3];[.$A25]*[.G$23]&lt;=[.$C$3]);[.$A25]*[.G$23]*[.$C$4];IF(AND([.$A25]*[.G$23]&gt;[.$C$3];[.$A25]*[.G$23]&lt;[.$D$3]);[.$A25]*[.G$23]*[.$D$4];[.$A25]*[.G$23]*[.$E$4]))))*[.$F$4]" office:value-type="float" office:value="20488.5703204102" calcext:value-type="float">
            <text:p>20.489 </text:p>
          </table:table-cell>
          <table:table-cell table:style-name="ce18" table:formula="of:=(IF([.$A25]*[.H$23]&lt;=[.$B$3];[.$A25]*[.H$23]*[.$B$4];IF(AND([.$A25]*[.H$23]&gt;[.$B$3];[.$A25]*[.H$23]&lt;=[.$C$3]);[.$A25]*[.H$23]*[.$C$4];IF(AND([.$A25]*[.H$23]&gt;[.$C$3];[.$A25]*[.H$23]&lt;[.$D$3]);[.$A25]*[.H$23]*[.$D$4];[.$A25]*[.H$23]*[.$E$4]))))*[.$F$4]" office:value-type="float" office:value="21276.5922558105" calcext:value-type="float">
            <text:p>21.277 </text:p>
          </table:table-cell>
          <table:table-cell table:style-name="ce18" table:formula="of:=(IF([.$A25]*[.I$23]&lt;=[.$B$3];[.$A25]*[.I$23]*[.$B$4];IF(AND([.$A25]*[.I$23]&gt;[.$B$3];[.$A25]*[.I$23]&lt;=[.$C$3]);[.$A25]*[.I$23]*[.$C$4];IF(AND([.$A25]*[.I$23]&gt;[.$C$3];[.$A25]*[.I$23]&lt;[.$D$3]);[.$A25]*[.I$23]*[.$D$4];[.$A25]*[.I$23]*[.$E$4]))))*[.$F$4]" office:value-type="float" office:value="22064.6141912109" calcext:value-type="float">
            <text:p>22.065 </text:p>
          </table:table-cell>
          <table:table-cell table:style-name="ce18" table:formula="of:=(IF([.$A25]*[.J$23]&lt;=[.$B$3];[.$A25]*[.J$23]*[.$B$4];IF(AND([.$A25]*[.J$23]&gt;[.$B$3];[.$A25]*[.J$23]&lt;=[.$C$3]);[.$A25]*[.J$23]*[.$C$4];IF(AND([.$A25]*[.J$23]&gt;[.$C$3];[.$A25]*[.J$23]&lt;[.$D$3]);[.$A25]*[.J$23]*[.$D$4];[.$A25]*[.J$23]*[.$E$4]))))*[.$F$4]" office:value-type="float" office:value="22852.6361266113" calcext:value-type="float">
            <text:p>22.853 </text:p>
          </table:table-cell>
          <table:table-cell table:style-name="ce18" table:formula="of:=(IF([.$A25]*[.K$23]&lt;=[.$B$3];[.$A25]*[.K$23]*[.$B$4];IF(AND([.$A25]*[.K$23]&gt;[.$B$3];[.$A25]*[.K$23]&lt;=[.$C$3]);[.$A25]*[.K$23]*[.$C$4];IF(AND([.$A25]*[.K$23]&gt;[.$C$3];[.$A25]*[.K$23]&lt;[.$D$3]);[.$A25]*[.K$23]*[.$D$4];[.$A25]*[.K$23]*[.$E$4]))))*[.$F$4]" office:value-type="float" office:value="23640.6580620117" calcext:value-type="float">
            <text:p>23.641 </text:p>
          </table:table-cell>
          <table:table-cell table:style-name="ce18" table:formula="of:=(IF([.$A25]*[.L$23]&lt;=[.$B$3];[.$A25]*[.L$23]*[.$B$4];IF(AND([.$A25]*[.L$23]&gt;[.$B$3];[.$A25]*[.L$23]&lt;=[.$C$3]);[.$A25]*[.L$23]*[.$C$4];IF(AND([.$A25]*[.L$23]&gt;[.$C$3];[.$A25]*[.L$23]&lt;[.$D$3]);[.$A25]*[.L$23]*[.$D$4];[.$A25]*[.L$23]*[.$E$4]))))*[.$F$4]" office:value-type="float" office:value="24428.6799974121" calcext:value-type="float">
            <text:p>24.429 </text:p>
          </table:table-cell>
          <table:table-cell table:style-name="ce18" table:formula="of:=(IF([.$A25]*[.M$23]&lt;=[.$B$3];[.$A25]*[.M$23]*[.$B$4];IF(AND([.$A25]*[.M$23]&gt;[.$B$3];[.$A25]*[.M$23]&lt;=[.$C$3]);[.$A25]*[.M$23]*[.$C$4];IF(AND([.$A25]*[.M$23]&gt;[.$C$3];[.$A25]*[.M$23]&lt;[.$D$3]);[.$A25]*[.M$23]*[.$D$4];[.$A25]*[.M$23]*[.$E$4]))))*[.$F$4]" office:value-type="float" office:value="25216.7019328125" calcext:value-type="float">
            <text:p>25.217 </text:p>
          </table:table-cell>
          <table:table-cell table:style-name="ce18" table:formula="of:=(IF([.$A25]*[.N$23]&lt;=[.$B$3];[.$A25]*[.N$23]*[.$B$4];IF(AND([.$A25]*[.N$23]&gt;[.$B$3];[.$A25]*[.N$23]&lt;=[.$C$3]);[.$A25]*[.N$23]*[.$C$4];IF(AND([.$A25]*[.N$23]&gt;[.$C$3];[.$A25]*[.N$23]&lt;[.$D$3]);[.$A25]*[.N$23]*[.$D$4];[.$A25]*[.N$23]*[.$E$4]))))*[.$F$4]" office:value-type="float" office:value="26004.7238682129" calcext:value-type="float">
            <text:p>26.005 </text:p>
          </table:table-cell>
          <table:table-cell table:style-name="ce18" table:formula="of:=(IF([.$A25]*[.O$23]&lt;=[.$B$3];[.$A25]*[.O$23]*[.$B$4];IF(AND([.$A25]*[.O$23]&gt;[.$B$3];[.$A25]*[.O$23]&lt;=[.$C$3]);[.$A25]*[.O$23]*[.$C$4];IF(AND([.$A25]*[.O$23]&gt;[.$C$3];[.$A25]*[.O$23]&lt;[.$D$3]);[.$A25]*[.O$23]*[.$D$4];[.$A25]*[.O$23]*[.$E$4]))))*[.$F$4]" office:value-type="float" office:value="26792.7458036133" calcext:value-type="float">
            <text:p>26.793 </text:p>
          </table:table-cell>
          <table:table-cell table:style-name="ce18" table:formula="of:=(IF([.$A25]*[.P$23]&lt;=[.$B$3];[.$A25]*[.P$23]*[.$B$4];IF(AND([.$A25]*[.P$23]&gt;[.$B$3];[.$A25]*[.P$23]&lt;=[.$C$3]);[.$A25]*[.P$23]*[.$C$4];IF(AND([.$A25]*[.P$23]&gt;[.$C$3];[.$A25]*[.P$23]&lt;[.$D$3]);[.$A25]*[.P$23]*[.$D$4];[.$A25]*[.P$23]*[.$E$4]))))*[.$F$4]" office:value-type="float" office:value="27580.7677390137" calcext:value-type="float">
            <text:p>27.581 </text:p>
          </table:table-cell>
          <table:table-cell table:style-name="ce18" table:formula="of:=(IF([.$A25]*[.Q$23]&lt;=[.$B$3];[.$A25]*[.Q$23]*[.$B$4];IF(AND([.$A25]*[.Q$23]&gt;[.$B$3];[.$A25]*[.Q$23]&lt;=[.$C$3]);[.$A25]*[.Q$23]*[.$C$4];IF(AND([.$A25]*[.Q$23]&gt;[.$C$3];[.$A25]*[.Q$23]&lt;[.$D$3]);[.$A25]*[.Q$23]*[.$D$4];[.$A25]*[.Q$23]*[.$E$4]))))*[.$F$4]" office:value-type="float" office:value="28368.7896744141" calcext:value-type="float">
            <text:p>28.369 </text:p>
          </table:table-cell>
          <table:table-cell table:style-name="ce18" table:formula="of:=(IF([.$A25]*[.R$23]&lt;=[.$B$3];[.$A25]*[.R$23]*[.$B$4];IF(AND([.$A25]*[.R$23]&gt;[.$B$3];[.$A25]*[.R$23]&lt;=[.$C$3]);[.$A25]*[.R$23]*[.$C$4];IF(AND([.$A25]*[.R$23]&gt;[.$C$3];[.$A25]*[.R$23]&lt;[.$D$3]);[.$A25]*[.R$23]*[.$D$4];[.$A25]*[.R$23]*[.$E$4]))))*[.$F$4]" office:value-type="float" office:value="29156.8116098144" calcext:value-type="float">
            <text:p>29.157 </text:p>
          </table:table-cell>
          <table:table-cell table:style-name="ce5" table:formula="of:=+[.S24]+0.5" office:value-type="float" office:value="2.5" calcext:value-type="float">
            <text:p>2,50 </text:p>
          </table:table-cell>
          <table:table-cell table:number-columns-repeated="45"/>
        </table:table-row>
        <table:table-row table:style-name="ro1">
          <table:table-cell table:style-name="ce6" table:formula="of:=+[.A25]+0.5" office:value-type="float" office:value="3" calcext:value-type="float">
            <text:p>3,00 </text:p>
          </table:table-cell>
          <table:table-cell table:style-name="ce19" table:formula="of:=(IF([.$A26]*[.B$23]&lt;=[.$B$3];[.$A26]*[.B$23]*[.$B$4];IF(AND([.$A26]*[.B$23]&gt;[.$B$3];[.$A26]*[.B$23]&lt;=[.$C$3]);[.$A26]*[.B$23]*[.$C$4];IF(AND([.$A26]*[.B$23]&gt;[.$C$3];[.$A26]*[.B$23]&lt;[.$D$3]);[.$A26]*[.B$23]*[.$D$4];[.$A26]*[.B$23]*[.$E$4]))))*[.$F$4]" office:value-type="float" office:value="19858.1527720898" calcext:value-type="float">
            <text:p>19.858 </text:p>
          </table:table-cell>
          <table:table-cell table:style-name="ce19" table:formula="of:=(IF([.$A26]*[.C$23]&lt;=[.$B$3];[.$A26]*[.C$23]*[.$B$4];IF(AND([.$A26]*[.C$23]&gt;[.$B$3];[.$A26]*[.C$23]&lt;=[.$C$3]);[.$A26]*[.C$23]*[.$C$4];IF(AND([.$A26]*[.C$23]&gt;[.$C$3];[.$A26]*[.C$23]&lt;[.$D$3]);[.$A26]*[.C$23]*[.$D$4];[.$A26]*[.C$23]*[.$E$4]))))*[.$F$4]" office:value-type="float" office:value="20803.7790945703" calcext:value-type="float">
            <text:p>20.804 </text:p>
          </table:table-cell>
          <table:table-cell table:style-name="ce19" table:formula="of:=(IF([.$A26]*[.D$23]&lt;=[.$B$3];[.$A26]*[.D$23]*[.$B$4];IF(AND([.$A26]*[.D$23]&gt;[.$B$3];[.$A26]*[.D$23]&lt;=[.$C$3]);[.$A26]*[.D$23]*[.$C$4];IF(AND([.$A26]*[.D$23]&gt;[.$C$3];[.$A26]*[.D$23]&lt;[.$D$3]);[.$A26]*[.D$23]*[.$D$4];[.$A26]*[.D$23]*[.$E$4]))))*[.$F$4]" office:value-type="float" office:value="21749.4054170508" calcext:value-type="float">
            <text:p>21.749 </text:p>
          </table:table-cell>
          <table:table-cell table:style-name="ce19" table:formula="of:=(IF([.$A26]*[.E$23]&lt;=[.$B$3];[.$A26]*[.E$23]*[.$B$4];IF(AND([.$A26]*[.E$23]&gt;[.$B$3];[.$A26]*[.E$23]&lt;=[.$C$3]);[.$A26]*[.E$23]*[.$C$4];IF(AND([.$A26]*[.E$23]&gt;[.$C$3];[.$A26]*[.E$23]&lt;[.$D$3]);[.$A26]*[.E$23]*[.$D$4];[.$A26]*[.E$23]*[.$E$4]))))*[.$F$4]" office:value-type="float" office:value="22695.0317395312" calcext:value-type="float">
            <text:p>22.695 </text:p>
          </table:table-cell>
          <table:table-cell table:style-name="ce19" table:formula="of:=(IF([.$A26]*[.F$23]&lt;=[.$B$3];[.$A26]*[.F$23]*[.$B$4];IF(AND([.$A26]*[.F$23]&gt;[.$B$3];[.$A26]*[.F$23]&lt;=[.$C$3]);[.$A26]*[.F$23]*[.$C$4];IF(AND([.$A26]*[.F$23]&gt;[.$C$3];[.$A26]*[.F$23]&lt;[.$D$3]);[.$A26]*[.F$23]*[.$D$4];[.$A26]*[.F$23]*[.$E$4]))))*[.$F$4]" office:value-type="float" office:value="23640.6580620117" calcext:value-type="float">
            <text:p>23.641 </text:p>
          </table:table-cell>
          <table:table-cell table:style-name="ce19" table:formula="of:=(IF([.$A26]*[.G$23]&lt;=[.$B$3];[.$A26]*[.G$23]*[.$B$4];IF(AND([.$A26]*[.G$23]&gt;[.$B$3];[.$A26]*[.G$23]&lt;=[.$C$3]);[.$A26]*[.G$23]*[.$C$4];IF(AND([.$A26]*[.G$23]&gt;[.$C$3];[.$A26]*[.G$23]&lt;[.$D$3]);[.$A26]*[.G$23]*[.$D$4];[.$A26]*[.G$23]*[.$E$4]))))*[.$F$4]" office:value-type="float" office:value="24586.2843844922" calcext:value-type="float">
            <text:p>24.586 </text:p>
          </table:table-cell>
          <table:table-cell table:style-name="ce19" table:formula="of:=(IF([.$A26]*[.H$23]&lt;=[.$B$3];[.$A26]*[.H$23]*[.$B$4];IF(AND([.$A26]*[.H$23]&gt;[.$B$3];[.$A26]*[.H$23]&lt;=[.$C$3]);[.$A26]*[.H$23]*[.$C$4];IF(AND([.$A26]*[.H$23]&gt;[.$C$3];[.$A26]*[.H$23]&lt;[.$D$3]);[.$A26]*[.H$23]*[.$D$4];[.$A26]*[.H$23]*[.$E$4]))))*[.$F$4]" office:value-type="float" office:value="25531.9107069727" calcext:value-type="float">
            <text:p>25.532 </text:p>
          </table:table-cell>
          <table:table-cell table:style-name="ce19" table:formula="of:=(IF([.$A26]*[.I$23]&lt;=[.$B$3];[.$A26]*[.I$23]*[.$B$4];IF(AND([.$A26]*[.I$23]&gt;[.$B$3];[.$A26]*[.I$23]&lt;=[.$C$3]);[.$A26]*[.I$23]*[.$C$4];IF(AND([.$A26]*[.I$23]&gt;[.$C$3];[.$A26]*[.I$23]&lt;[.$D$3]);[.$A26]*[.I$23]*[.$D$4];[.$A26]*[.I$23]*[.$E$4]))))*[.$F$4]" office:value-type="float" office:value="26477.5370294531" calcext:value-type="float">
            <text:p>26.478 </text:p>
          </table:table-cell>
          <table:table-cell table:style-name="ce19" table:formula="of:=(IF([.$A26]*[.J$23]&lt;=[.$B$3];[.$A26]*[.J$23]*[.$B$4];IF(AND([.$A26]*[.J$23]&gt;[.$B$3];[.$A26]*[.J$23]&lt;=[.$C$3]);[.$A26]*[.J$23]*[.$C$4];IF(AND([.$A26]*[.J$23]&gt;[.$C$3];[.$A26]*[.J$23]&lt;[.$D$3]);[.$A26]*[.J$23]*[.$D$4];[.$A26]*[.J$23]*[.$E$4]))))*[.$F$4]" office:value-type="float" office:value="27423.1633519336" calcext:value-type="float">
            <text:p>27.423 </text:p>
          </table:table-cell>
          <table:table-cell table:style-name="ce19" table:formula="of:=(IF([.$A26]*[.K$23]&lt;=[.$B$3];[.$A26]*[.K$23]*[.$B$4];IF(AND([.$A26]*[.K$23]&gt;[.$B$3];[.$A26]*[.K$23]&lt;=[.$C$3]);[.$A26]*[.K$23]*[.$C$4];IF(AND([.$A26]*[.K$23]&gt;[.$C$3];[.$A26]*[.K$23]&lt;[.$D$3]);[.$A26]*[.K$23]*[.$D$4];[.$A26]*[.K$23]*[.$E$4]))))*[.$F$4]" office:value-type="float" office:value="28368.7896744141" calcext:value-type="float">
            <text:p>28.369 </text:p>
          </table:table-cell>
          <table:table-cell table:style-name="ce19" table:formula="of:=(IF([.$A26]*[.L$23]&lt;=[.$B$3];[.$A26]*[.L$23]*[.$B$4];IF(AND([.$A26]*[.L$23]&gt;[.$B$3];[.$A26]*[.L$23]&lt;=[.$C$3]);[.$A26]*[.L$23]*[.$C$4];IF(AND([.$A26]*[.L$23]&gt;[.$C$3];[.$A26]*[.L$23]&lt;[.$D$3]);[.$A26]*[.L$23]*[.$D$4];[.$A26]*[.L$23]*[.$E$4]))))*[.$F$4]" office:value-type="float" office:value="29314.4159968945" calcext:value-type="float">
            <text:p>29.314 </text:p>
          </table:table-cell>
          <table:table-cell table:style-name="ce19" table:formula="of:=(IF([.$A26]*[.M$23]&lt;=[.$B$3];[.$A26]*[.M$23]*[.$B$4];IF(AND([.$A26]*[.M$23]&gt;[.$B$3];[.$A26]*[.M$23]&lt;=[.$C$3]);[.$A26]*[.M$23]*[.$C$4];IF(AND([.$A26]*[.M$23]&gt;[.$C$3];[.$A26]*[.M$23]&lt;[.$D$3]);[.$A26]*[.M$23]*[.$D$4];[.$A26]*[.M$23]*[.$E$4]))))*[.$F$4]" office:value-type="float" office:value="30260.042319375" calcext:value-type="float">
            <text:p>30.260 </text:p>
          </table:table-cell>
          <table:table-cell table:style-name="ce19" table:formula="of:=(IF([.$A26]*[.N$23]&lt;=[.$B$3];[.$A26]*[.N$23]*[.$B$4];IF(AND([.$A26]*[.N$23]&gt;[.$B$3];[.$A26]*[.N$23]&lt;=[.$C$3]);[.$A26]*[.N$23]*[.$C$4];IF(AND([.$A26]*[.N$23]&gt;[.$C$3];[.$A26]*[.N$23]&lt;[.$D$3]);[.$A26]*[.N$23]*[.$D$4];[.$A26]*[.N$23]*[.$E$4]))))*[.$F$4]" office:value-type="float" office:value="31205.6686418555" calcext:value-type="float">
            <text:p>31.206 </text:p>
          </table:table-cell>
          <table:table-cell table:style-name="ce19" table:formula="of:=(IF([.$A26]*[.O$23]&lt;=[.$B$3];[.$A26]*[.O$23]*[.$B$4];IF(AND([.$A26]*[.O$23]&gt;[.$B$3];[.$A26]*[.O$23]&lt;=[.$C$3]);[.$A26]*[.O$23]*[.$C$4];IF(AND([.$A26]*[.O$23]&gt;[.$C$3];[.$A26]*[.O$23]&lt;[.$D$3]);[.$A26]*[.O$23]*[.$D$4];[.$A26]*[.O$23]*[.$E$4]))))*[.$F$4]" office:value-type="float" office:value="32151.2949643359" calcext:value-type="float">
            <text:p>32.151 </text:p>
          </table:table-cell>
          <table:table-cell table:style-name="ce19" table:formula="of:=(IF([.$A26]*[.P$23]&lt;=[.$B$3];[.$A26]*[.P$23]*[.$B$4];IF(AND([.$A26]*[.P$23]&gt;[.$B$3];[.$A26]*[.P$23]&lt;=[.$C$3]);[.$A26]*[.P$23]*[.$C$4];IF(AND([.$A26]*[.P$23]&gt;[.$C$3];[.$A26]*[.P$23]&lt;[.$D$3]);[.$A26]*[.P$23]*[.$D$4];[.$A26]*[.P$23]*[.$E$4]))))*[.$F$4]" office:value-type="float" office:value="33096.9212868164" calcext:value-type="float">
            <text:p>33.097 </text:p>
          </table:table-cell>
          <table:table-cell table:style-name="ce19" table:formula="of:=(IF([.$A26]*[.Q$23]&lt;=[.$B$3];[.$A26]*[.Q$23]*[.$B$4];IF(AND([.$A26]*[.Q$23]&gt;[.$B$3];[.$A26]*[.Q$23]&lt;=[.$C$3]);[.$A26]*[.Q$23]*[.$C$4];IF(AND([.$A26]*[.Q$23]&gt;[.$C$3];[.$A26]*[.Q$23]&lt;[.$D$3]);[.$A26]*[.Q$23]*[.$D$4];[.$A26]*[.Q$23]*[.$E$4]))))*[.$F$4]" office:value-type="float" office:value="34042.5476092969" calcext:value-type="float">
            <text:p>34.043 </text:p>
          </table:table-cell>
          <table:table-cell table:style-name="ce19" table:formula="of:=(IF([.$A26]*[.R$23]&lt;=[.$B$3];[.$A26]*[.R$23]*[.$B$4];IF(AND([.$A26]*[.R$23]&gt;[.$B$3];[.$A26]*[.R$23]&lt;=[.$C$3]);[.$A26]*[.R$23]*[.$C$4];IF(AND([.$A26]*[.R$23]&gt;[.$C$3];[.$A26]*[.R$23]&lt;[.$D$3]);[.$A26]*[.R$23]*[.$D$4];[.$A26]*[.R$23]*[.$E$4]))))*[.$F$4]" office:value-type="float" office:value="34988.1739317773" calcext:value-type="float">
            <text:p>34.988 </text:p>
          </table:table-cell>
          <table:table-cell table:style-name="ce6" table:formula="of:=+[.S25]+0.5" office:value-type="float" office:value="3" calcext:value-type="float">
            <text:p>3,00 </text:p>
          </table:table-cell>
          <table:table-cell table:number-columns-repeated="45"/>
        </table:table-row>
        <table:table-row table:style-name="ro1">
          <table:table-cell table:style-name="ce5" table:formula="of:=+[.A26]+0.5" office:value-type="float" office:value="3.5" calcext:value-type="float">
            <text:p>3,50 </text:p>
          </table:table-cell>
          <table:table-cell table:style-name="ce18" table:formula="of:=(IF([.$A27]*[.B$23]&lt;=[.$B$3];[.$A27]*[.B$23]*[.$B$4];IF(AND([.$A27]*[.B$23]&gt;[.$B$3];[.$A27]*[.B$23]&lt;=[.$C$3]);[.$A27]*[.B$23]*[.$C$4];IF(AND([.$A27]*[.B$23]&gt;[.$C$3];[.$A27]*[.B$23]&lt;[.$D$3]);[.$A27]*[.B$23]*[.$D$4];[.$A27]*[.B$23]*[.$E$4]))))*[.$F$4]" office:value-type="float" office:value="23167.8449007715" calcext:value-type="float">
            <text:p>23.168 </text:p>
          </table:table-cell>
          <table:table-cell table:style-name="ce18" table:formula="of:=(IF([.$A27]*[.C$23]&lt;=[.$B$3];[.$A27]*[.C$23]*[.$B$4];IF(AND([.$A27]*[.C$23]&gt;[.$B$3];[.$A27]*[.C$23]&lt;=[.$C$3]);[.$A27]*[.C$23]*[.$C$4];IF(AND([.$A27]*[.C$23]&gt;[.$C$3];[.$A27]*[.C$23]&lt;[.$D$3]);[.$A27]*[.C$23]*[.$D$4];[.$A27]*[.C$23]*[.$E$4]))))*[.$F$4]" office:value-type="float" office:value="24271.075610332" calcext:value-type="float">
            <text:p>24.271 </text:p>
          </table:table-cell>
          <table:table-cell table:style-name="ce18" table:formula="of:=(IF([.$A27]*[.D$23]&lt;=[.$B$3];[.$A27]*[.D$23]*[.$B$4];IF(AND([.$A27]*[.D$23]&gt;[.$B$3];[.$A27]*[.D$23]&lt;=[.$C$3]);[.$A27]*[.D$23]*[.$C$4];IF(AND([.$A27]*[.D$23]&gt;[.$C$3];[.$A27]*[.D$23]&lt;[.$D$3]);[.$A27]*[.D$23]*[.$D$4];[.$A27]*[.D$23]*[.$E$4]))))*[.$F$4]" office:value-type="float" office:value="25374.3063198926" calcext:value-type="float">
            <text:p>25.374 </text:p>
          </table:table-cell>
          <table:table-cell table:style-name="ce18" table:formula="of:=(IF([.$A27]*[.E$23]&lt;=[.$B$3];[.$A27]*[.E$23]*[.$B$4];IF(AND([.$A27]*[.E$23]&gt;[.$B$3];[.$A27]*[.E$23]&lt;=[.$C$3]);[.$A27]*[.E$23]*[.$C$4];IF(AND([.$A27]*[.E$23]&gt;[.$C$3];[.$A27]*[.E$23]&lt;[.$D$3]);[.$A27]*[.E$23]*[.$D$4];[.$A27]*[.E$23]*[.$E$4]))))*[.$F$4]" office:value-type="float" office:value="26477.5370294531" calcext:value-type="float">
            <text:p>26.478 </text:p>
          </table:table-cell>
          <table:table-cell table:style-name="ce18" table:formula="of:=(IF([.$A27]*[.F$23]&lt;=[.$B$3];[.$A27]*[.F$23]*[.$B$4];IF(AND([.$A27]*[.F$23]&gt;[.$B$3];[.$A27]*[.F$23]&lt;=[.$C$3]);[.$A27]*[.F$23]*[.$C$4];IF(AND([.$A27]*[.F$23]&gt;[.$C$3];[.$A27]*[.F$23]&lt;[.$D$3]);[.$A27]*[.F$23]*[.$D$4];[.$A27]*[.F$23]*[.$E$4]))))*[.$F$4]" office:value-type="float" office:value="27580.7677390137" calcext:value-type="float">
            <text:p>27.581 </text:p>
          </table:table-cell>
          <table:table-cell table:style-name="ce18" table:formula="of:=(IF([.$A27]*[.G$23]&lt;=[.$B$3];[.$A27]*[.G$23]*[.$B$4];IF(AND([.$A27]*[.G$23]&gt;[.$B$3];[.$A27]*[.G$23]&lt;=[.$C$3]);[.$A27]*[.G$23]*[.$C$4];IF(AND([.$A27]*[.G$23]&gt;[.$C$3];[.$A27]*[.G$23]&lt;[.$D$3]);[.$A27]*[.G$23]*[.$D$4];[.$A27]*[.G$23]*[.$E$4]))))*[.$F$4]" office:value-type="float" office:value="28683.9984485742" calcext:value-type="float">
            <text:p>28.684 </text:p>
          </table:table-cell>
          <table:table-cell table:style-name="ce18" table:formula="of:=(IF([.$A27]*[.H$23]&lt;=[.$B$3];[.$A27]*[.H$23]*[.$B$4];IF(AND([.$A27]*[.H$23]&gt;[.$B$3];[.$A27]*[.H$23]&lt;=[.$C$3]);[.$A27]*[.H$23]*[.$C$4];IF(AND([.$A27]*[.H$23]&gt;[.$C$3];[.$A27]*[.H$23]&lt;[.$D$3]);[.$A27]*[.H$23]*[.$D$4];[.$A27]*[.H$23]*[.$E$4]))))*[.$F$4]" office:value-type="float" office:value="29787.2291581348" calcext:value-type="float">
            <text:p>29.787 </text:p>
          </table:table-cell>
          <table:table-cell table:style-name="ce18" table:formula="of:=(IF([.$A27]*[.I$23]&lt;=[.$B$3];[.$A27]*[.I$23]*[.$B$4];IF(AND([.$A27]*[.I$23]&gt;[.$B$3];[.$A27]*[.I$23]&lt;=[.$C$3]);[.$A27]*[.I$23]*[.$C$4];IF(AND([.$A27]*[.I$23]&gt;[.$C$3];[.$A27]*[.I$23]&lt;[.$D$3]);[.$A27]*[.I$23]*[.$D$4];[.$A27]*[.I$23]*[.$E$4]))))*[.$F$4]" office:value-type="float" office:value="30890.4598676953" calcext:value-type="float">
            <text:p>30.890 </text:p>
          </table:table-cell>
          <table:table-cell table:style-name="ce18" table:formula="of:=(IF([.$A27]*[.J$23]&lt;=[.$B$3];[.$A27]*[.J$23]*[.$B$4];IF(AND([.$A27]*[.J$23]&gt;[.$B$3];[.$A27]*[.J$23]&lt;=[.$C$3]);[.$A27]*[.J$23]*[.$C$4];IF(AND([.$A27]*[.J$23]&gt;[.$C$3];[.$A27]*[.J$23]&lt;[.$D$3]);[.$A27]*[.J$23]*[.$D$4];[.$A27]*[.J$23]*[.$E$4]))))*[.$F$4]" office:value-type="float" office:value="31993.6905772559" calcext:value-type="float">
            <text:p>31.994 </text:p>
          </table:table-cell>
          <table:table-cell table:style-name="ce18" table:formula="of:=(IF([.$A27]*[.K$23]&lt;=[.$B$3];[.$A27]*[.K$23]*[.$B$4];IF(AND([.$A27]*[.K$23]&gt;[.$B$3];[.$A27]*[.K$23]&lt;=[.$C$3]);[.$A27]*[.K$23]*[.$C$4];IF(AND([.$A27]*[.K$23]&gt;[.$C$3];[.$A27]*[.K$23]&lt;[.$D$3]);[.$A27]*[.K$23]*[.$D$4];[.$A27]*[.K$23]*[.$E$4]))))*[.$F$4]" office:value-type="float" office:value="33096.9212868164" calcext:value-type="float">
            <text:p>33.097 </text:p>
          </table:table-cell>
          <table:table-cell table:style-name="ce18" table:formula="of:=(IF([.$A27]*[.L$23]&lt;=[.$B$3];[.$A27]*[.L$23]*[.$B$4];IF(AND([.$A27]*[.L$23]&gt;[.$B$3];[.$A27]*[.L$23]&lt;=[.$C$3]);[.$A27]*[.L$23]*[.$C$4];IF(AND([.$A27]*[.L$23]&gt;[.$C$3];[.$A27]*[.L$23]&lt;[.$D$3]);[.$A27]*[.L$23]*[.$D$4];[.$A27]*[.L$23]*[.$E$4]))))*[.$F$4]" office:value-type="float" office:value="34200.151996377" calcext:value-type="float">
            <text:p>34.200 </text:p>
          </table:table-cell>
          <table:table-cell table:style-name="ce18" table:formula="of:=(IF([.$A27]*[.M$23]&lt;=[.$B$3];[.$A27]*[.M$23]*[.$B$4];IF(AND([.$A27]*[.M$23]&gt;[.$B$3];[.$A27]*[.M$23]&lt;=[.$C$3]);[.$A27]*[.M$23]*[.$C$4];IF(AND([.$A27]*[.M$23]&gt;[.$C$3];[.$A27]*[.M$23]&lt;[.$D$3]);[.$A27]*[.M$23]*[.$D$4];[.$A27]*[.M$23]*[.$E$4]))))*[.$F$4]" office:value-type="float" office:value="35303.3827059375" calcext:value-type="float">
            <text:p>35.303 </text:p>
          </table:table-cell>
          <table:table-cell table:style-name="ce18" table:formula="of:=(IF([.$A27]*[.N$23]&lt;=[.$B$3];[.$A27]*[.N$23]*[.$B$4];IF(AND([.$A27]*[.N$23]&gt;[.$B$3];[.$A27]*[.N$23]&lt;=[.$C$3]);[.$A27]*[.N$23]*[.$C$4];IF(AND([.$A27]*[.N$23]&gt;[.$C$3];[.$A27]*[.N$23]&lt;[.$D$3]);[.$A27]*[.N$23]*[.$D$4];[.$A27]*[.N$23]*[.$E$4]))))*[.$F$4]" office:value-type="float" office:value="36406.613415498" calcext:value-type="float">
            <text:p>36.407 </text:p>
          </table:table-cell>
          <table:table-cell table:style-name="ce18" table:formula="of:=(IF([.$A27]*[.O$23]&lt;=[.$B$3];[.$A27]*[.O$23]*[.$B$4];IF(AND([.$A27]*[.O$23]&gt;[.$B$3];[.$A27]*[.O$23]&lt;=[.$C$3]);[.$A27]*[.O$23]*[.$C$4];IF(AND([.$A27]*[.O$23]&gt;[.$C$3];[.$A27]*[.O$23]&lt;[.$D$3]);[.$A27]*[.O$23]*[.$D$4];[.$A27]*[.O$23]*[.$E$4]))))*[.$F$4]" office:value-type="float" office:value="37509.8441250586" calcext:value-type="float">
            <text:p>37.510 </text:p>
          </table:table-cell>
          <table:table-cell table:style-name="ce18" table:formula="of:=(IF([.$A27]*[.P$23]&lt;=[.$B$3];[.$A27]*[.P$23]*[.$B$4];IF(AND([.$A27]*[.P$23]&gt;[.$B$3];[.$A27]*[.P$23]&lt;=[.$C$3]);[.$A27]*[.P$23]*[.$C$4];IF(AND([.$A27]*[.P$23]&gt;[.$C$3];[.$A27]*[.P$23]&lt;[.$D$3]);[.$A27]*[.P$23]*[.$D$4];[.$A27]*[.P$23]*[.$E$4]))))*[.$F$4]" office:value-type="float" office:value="38613.0748346191" calcext:value-type="float">
            <text:p>38.613 </text:p>
          </table:table-cell>
          <table:table-cell table:style-name="ce18" table:formula="of:=(IF([.$A27]*[.Q$23]&lt;=[.$B$3];[.$A27]*[.Q$23]*[.$B$4];IF(AND([.$A27]*[.Q$23]&gt;[.$B$3];[.$A27]*[.Q$23]&lt;=[.$C$3]);[.$A27]*[.Q$23]*[.$C$4];IF(AND([.$A27]*[.Q$23]&gt;[.$C$3];[.$A27]*[.Q$23]&lt;[.$D$3]);[.$A27]*[.Q$23]*[.$D$4];[.$A27]*[.Q$23]*[.$E$4]))))*[.$F$4]" office:value-type="float" office:value="39716.3055441797" calcext:value-type="float">
            <text:p>39.716 </text:p>
          </table:table-cell>
          <table:table-cell table:style-name="ce18" table:formula="of:=(IF([.$A27]*[.R$23]&lt;=[.$B$3];[.$A27]*[.R$23]*[.$B$4];IF(AND([.$A27]*[.R$23]&gt;[.$B$3];[.$A27]*[.R$23]&lt;=[.$C$3]);[.$A27]*[.R$23]*[.$C$4];IF(AND([.$A27]*[.R$23]&gt;[.$C$3];[.$A27]*[.R$23]&lt;[.$D$3]);[.$A27]*[.R$23]*[.$D$4];[.$A27]*[.R$23]*[.$E$4]))))*[.$F$4]" office:value-type="float" office:value="40819.5362537402" calcext:value-type="float">
            <text:p>40.820 </text:p>
          </table:table-cell>
          <table:table-cell table:style-name="ce5" table:formula="of:=+[.S26]+0.5" office:value-type="float" office:value="3.5" calcext:value-type="float">
            <text:p>3,50 </text:p>
          </table:table-cell>
          <table:table-cell table:number-columns-repeated="45"/>
        </table:table-row>
        <table:table-row table:style-name="ro1">
          <table:table-cell table:style-name="ce7" table:formula="of:=+[.A27]+0.5" office:value-type="float" office:value="4" calcext:value-type="float">
            <text:p>4,00 </text:p>
          </table:table-cell>
          <table:table-cell table:style-name="ce20" table:formula="of:=(IF([.$A28]*[.B$23]&lt;=[.$B$3];[.$A28]*[.B$23]*[.$B$4];IF(AND([.$A28]*[.B$23]&gt;[.$B$3];[.$A28]*[.B$23]&lt;=[.$C$3]);[.$A28]*[.B$23]*[.$C$4];IF(AND([.$A28]*[.B$23]&gt;[.$C$3];[.$A28]*[.B$23]&lt;[.$D$3]);[.$A28]*[.B$23]*[.$D$4];[.$A28]*[.B$23]*[.$E$4]))))*[.$F$4]" office:value-type="float" office:value="26477.5370294531" calcext:value-type="float">
            <text:p>26.478 </text:p>
          </table:table-cell>
          <table:table-cell table:style-name="ce20" table:formula="of:=(IF([.$A28]*[.C$23]&lt;=[.$B$3];[.$A28]*[.C$23]*[.$B$4];IF(AND([.$A28]*[.C$23]&gt;[.$B$3];[.$A28]*[.C$23]&lt;=[.$C$3]);[.$A28]*[.C$23]*[.$C$4];IF(AND([.$A28]*[.C$23]&gt;[.$C$3];[.$A28]*[.C$23]&lt;[.$D$3]);[.$A28]*[.C$23]*[.$D$4];[.$A28]*[.C$23]*[.$E$4]))))*[.$F$4]" office:value-type="float" office:value="27738.3721260937" calcext:value-type="float">
            <text:p>27.738 </text:p>
          </table:table-cell>
          <table:table-cell table:style-name="ce20" table:formula="of:=(IF([.$A28]*[.D$23]&lt;=[.$B$3];[.$A28]*[.D$23]*[.$B$4];IF(AND([.$A28]*[.D$23]&gt;[.$B$3];[.$A28]*[.D$23]&lt;=[.$C$3]);[.$A28]*[.D$23]*[.$C$4];IF(AND([.$A28]*[.D$23]&gt;[.$C$3];[.$A28]*[.D$23]&lt;[.$D$3]);[.$A28]*[.D$23]*[.$D$4];[.$A28]*[.D$23]*[.$E$4]))))*[.$F$4]" office:value-type="float" office:value="28999.2072227344" calcext:value-type="float">
            <text:p>28.999 </text:p>
          </table:table-cell>
          <table:table-cell table:style-name="ce20" table:formula="of:=(IF([.$A28]*[.E$23]&lt;=[.$B$3];[.$A28]*[.E$23]*[.$B$4];IF(AND([.$A28]*[.E$23]&gt;[.$B$3];[.$A28]*[.E$23]&lt;=[.$C$3]);[.$A28]*[.E$23]*[.$C$4];IF(AND([.$A28]*[.E$23]&gt;[.$C$3];[.$A28]*[.E$23]&lt;[.$D$3]);[.$A28]*[.E$23]*[.$D$4];[.$A28]*[.E$23]*[.$E$4]))))*[.$F$4]" office:value-type="float" office:value="30260.042319375" calcext:value-type="float">
            <text:p>30.260 </text:p>
          </table:table-cell>
          <table:table-cell table:style-name="ce20" table:formula="of:=(IF([.$A28]*[.F$23]&lt;=[.$B$3];[.$A28]*[.F$23]*[.$B$4];IF(AND([.$A28]*[.F$23]&gt;[.$B$3];[.$A28]*[.F$23]&lt;=[.$C$3]);[.$A28]*[.F$23]*[.$C$4];IF(AND([.$A28]*[.F$23]&gt;[.$C$3];[.$A28]*[.F$23]&lt;[.$D$3]);[.$A28]*[.F$23]*[.$D$4];[.$A28]*[.F$23]*[.$E$4]))))*[.$F$4]" office:value-type="float" office:value="31520.8774160156" calcext:value-type="float">
            <text:p>31.521 </text:p>
          </table:table-cell>
          <table:table-cell table:style-name="ce20" table:formula="of:=(IF([.$A28]*[.G$23]&lt;=[.$B$3];[.$A28]*[.G$23]*[.$B$4];IF(AND([.$A28]*[.G$23]&gt;[.$B$3];[.$A28]*[.G$23]&lt;=[.$C$3]);[.$A28]*[.G$23]*[.$C$4];IF(AND([.$A28]*[.G$23]&gt;[.$C$3];[.$A28]*[.G$23]&lt;[.$D$3]);[.$A28]*[.G$23]*[.$D$4];[.$A28]*[.G$23]*[.$E$4]))))*[.$F$4]" office:value-type="float" office:value="32781.7125126562" calcext:value-type="float">
            <text:p>32.782 </text:p>
          </table:table-cell>
          <table:table-cell table:style-name="ce20" table:formula="of:=(IF([.$A28]*[.H$23]&lt;=[.$B$3];[.$A28]*[.H$23]*[.$B$4];IF(AND([.$A28]*[.H$23]&gt;[.$B$3];[.$A28]*[.H$23]&lt;=[.$C$3]);[.$A28]*[.H$23]*[.$C$4];IF(AND([.$A28]*[.H$23]&gt;[.$C$3];[.$A28]*[.H$23]&lt;[.$D$3]);[.$A28]*[.H$23]*[.$D$4];[.$A28]*[.H$23]*[.$E$4]))))*[.$F$4]" office:value-type="float" office:value="34042.5476092969" calcext:value-type="float">
            <text:p>34.043 </text:p>
          </table:table-cell>
          <table:table-cell table:style-name="ce20" table:formula="of:=(IF([.$A28]*[.I$23]&lt;=[.$B$3];[.$A28]*[.I$23]*[.$B$4];IF(AND([.$A28]*[.I$23]&gt;[.$B$3];[.$A28]*[.I$23]&lt;=[.$C$3]);[.$A28]*[.I$23]*[.$C$4];IF(AND([.$A28]*[.I$23]&gt;[.$C$3];[.$A28]*[.I$23]&lt;[.$D$3]);[.$A28]*[.I$23]*[.$D$4];[.$A28]*[.I$23]*[.$E$4]))))*[.$F$4]" office:value-type="float" office:value="35303.3827059375" calcext:value-type="float">
            <text:p>35.303 </text:p>
          </table:table-cell>
          <table:table-cell table:style-name="ce20" table:formula="of:=(IF([.$A28]*[.J$23]&lt;=[.$B$3];[.$A28]*[.J$23]*[.$B$4];IF(AND([.$A28]*[.J$23]&gt;[.$B$3];[.$A28]*[.J$23]&lt;=[.$C$3]);[.$A28]*[.J$23]*[.$C$4];IF(AND([.$A28]*[.J$23]&gt;[.$C$3];[.$A28]*[.J$23]&lt;[.$D$3]);[.$A28]*[.J$23]*[.$D$4];[.$A28]*[.J$23]*[.$E$4]))))*[.$F$4]" office:value-type="float" office:value="36564.2178025781" calcext:value-type="float">
            <text:p>36.564 </text:p>
          </table:table-cell>
          <table:table-cell table:style-name="ce20" table:formula="of:=(IF([.$A28]*[.K$23]&lt;=[.$B$3];[.$A28]*[.K$23]*[.$B$4];IF(AND([.$A28]*[.K$23]&gt;[.$B$3];[.$A28]*[.K$23]&lt;=[.$C$3]);[.$A28]*[.K$23]*[.$C$4];IF(AND([.$A28]*[.K$23]&gt;[.$C$3];[.$A28]*[.K$23]&lt;[.$D$3]);[.$A28]*[.K$23]*[.$D$4];[.$A28]*[.K$23]*[.$E$4]))))*[.$F$4]" office:value-type="float" office:value="37825.0528992187" calcext:value-type="float">
            <text:p>37.825 </text:p>
          </table:table-cell>
          <table:table-cell table:style-name="ce20" table:formula="of:=(IF([.$A28]*[.L$23]&lt;=[.$B$3];[.$A28]*[.L$23]*[.$B$4];IF(AND([.$A28]*[.L$23]&gt;[.$B$3];[.$A28]*[.L$23]&lt;=[.$C$3]);[.$A28]*[.L$23]*[.$C$4];IF(AND([.$A28]*[.L$23]&gt;[.$C$3];[.$A28]*[.L$23]&lt;[.$D$3]);[.$A28]*[.L$23]*[.$D$4];[.$A28]*[.L$23]*[.$E$4]))))*[.$F$4]" office:value-type="float" office:value="39085.8879958594" calcext:value-type="float">
            <text:p>39.086 </text:p>
          </table:table-cell>
          <table:table-cell table:style-name="ce20" table:formula="of:=(IF([.$A28]*[.M$23]&lt;=[.$B$3];[.$A28]*[.M$23]*[.$B$4];IF(AND([.$A28]*[.M$23]&gt;[.$B$3];[.$A28]*[.M$23]&lt;=[.$C$3]);[.$A28]*[.M$23]*[.$C$4];IF(AND([.$A28]*[.M$23]&gt;[.$C$3];[.$A28]*[.M$23]&lt;[.$D$3]);[.$A28]*[.M$23]*[.$D$4];[.$A28]*[.M$23]*[.$E$4]))))*[.$F$4]" office:value-type="float" office:value="40346.7230925" calcext:value-type="float">
            <text:p>40.347 </text:p>
          </table:table-cell>
          <table:table-cell table:style-name="ce20" table:formula="of:=(IF([.$A28]*[.N$23]&lt;=[.$B$3];[.$A28]*[.N$23]*[.$B$4];IF(AND([.$A28]*[.N$23]&gt;[.$B$3];[.$A28]*[.N$23]&lt;=[.$C$3]);[.$A28]*[.N$23]*[.$C$4];IF(AND([.$A28]*[.N$23]&gt;[.$C$3];[.$A28]*[.N$23]&lt;[.$D$3]);[.$A28]*[.N$23]*[.$D$4];[.$A28]*[.N$23]*[.$E$4]))))*[.$F$4]" office:value-type="float" office:value="41607.5581891406" calcext:value-type="float">
            <text:p>41.608 </text:p>
          </table:table-cell>
          <table:table-cell table:style-name="ce20" table:formula="of:=(IF([.$A28]*[.O$23]&lt;=[.$B$3];[.$A28]*[.O$23]*[.$B$4];IF(AND([.$A28]*[.O$23]&gt;[.$B$3];[.$A28]*[.O$23]&lt;=[.$C$3]);[.$A28]*[.O$23]*[.$C$4];IF(AND([.$A28]*[.O$23]&gt;[.$C$3];[.$A28]*[.O$23]&lt;[.$D$3]);[.$A28]*[.O$23]*[.$D$4];[.$A28]*[.O$23]*[.$E$4]))))*[.$F$4]" office:value-type="float" office:value="42868.3932857812" calcext:value-type="float">
            <text:p>42.868 </text:p>
          </table:table-cell>
          <table:table-cell table:style-name="ce20" table:formula="of:=(IF([.$A28]*[.P$23]&lt;=[.$B$3];[.$A28]*[.P$23]*[.$B$4];IF(AND([.$A28]*[.P$23]&gt;[.$B$3];[.$A28]*[.P$23]&lt;=[.$C$3]);[.$A28]*[.P$23]*[.$C$4];IF(AND([.$A28]*[.P$23]&gt;[.$C$3];[.$A28]*[.P$23]&lt;[.$D$3]);[.$A28]*[.P$23]*[.$D$4];[.$A28]*[.P$23]*[.$E$4]))))*[.$F$4]" office:value-type="float" office:value="44129.2283824219" calcext:value-type="float">
            <text:p>44.129 </text:p>
          </table:table-cell>
          <table:table-cell table:style-name="ce20" table:formula="of:=(IF([.$A28]*[.Q$23]&lt;=[.$B$3];[.$A28]*[.Q$23]*[.$B$4];IF(AND([.$A28]*[.Q$23]&gt;[.$B$3];[.$A28]*[.Q$23]&lt;=[.$C$3]);[.$A28]*[.Q$23]*[.$C$4];IF(AND([.$A28]*[.Q$23]&gt;[.$C$3];[.$A28]*[.Q$23]&lt;[.$D$3]);[.$A28]*[.Q$23]*[.$D$4];[.$A28]*[.Q$23]*[.$E$4]))))*[.$F$4]" office:value-type="float" office:value="45390.0634790625" calcext:value-type="float">
            <text:p>45.390 </text:p>
          </table:table-cell>
          <table:table-cell table:style-name="ce20" table:formula="of:=(IF([.$A28]*[.R$23]&lt;=[.$B$3];[.$A28]*[.R$23]*[.$B$4];IF(AND([.$A28]*[.R$23]&gt;[.$B$3];[.$A28]*[.R$23]&lt;=[.$C$3]);[.$A28]*[.R$23]*[.$C$4];IF(AND([.$A28]*[.R$23]&gt;[.$C$3];[.$A28]*[.R$23]&lt;[.$D$3]);[.$A28]*[.R$23]*[.$D$4];[.$A28]*[.R$23]*[.$E$4]))))*[.$F$4]" office:value-type="float" office:value="46650.8985757031" calcext:value-type="float">
            <text:p>46.651 </text:p>
          </table:table-cell>
          <table:table-cell table:style-name="ce7" table:formula="of:=+[.S27]+0.5" office:value-type="float" office:value="4" calcext:value-type="float">
            <text:p>4,00 </text:p>
          </table:table-cell>
          <table:table-cell/>
          <table:table-cell table:formula="of:=+[.K26]/3*3.15" office:value-type="float" office:value="29787.2291581348" calcext:value-type="float">
            <text:p>29.787,23 </text:p>
          </table:table-cell>
          <table:table-cell table:number-columns-repeated="43"/>
        </table:table-row>
        <table:table-row table:style-name="ro1">
          <table:table-cell table:style-name="ce5" table:formula="of:=+[.A28]+0.5" office:value-type="float" office:value="4.5" calcext:value-type="float">
            <text:p>4,50 </text:p>
          </table:table-cell>
          <table:table-cell table:style-name="ce18" table:formula="of:=(IF([.$A29]*[.B$23]&lt;=[.$B$3];[.$A29]*[.B$23]*[.$B$4];IF(AND([.$A29]*[.B$23]&gt;[.$B$3];[.$A29]*[.B$23]&lt;=[.$C$3]);[.$A29]*[.B$23]*[.$C$4];IF(AND([.$A29]*[.B$23]&gt;[.$C$3];[.$A29]*[.B$23]&lt;[.$D$3]);[.$A29]*[.B$23]*[.$D$4];[.$A29]*[.B$23]*[.$E$4]))))*[.$F$4]" office:value-type="float" office:value="29787.2291581348" calcext:value-type="float">
            <text:p>29.787 </text:p>
          </table:table-cell>
          <table:table-cell table:style-name="ce18" table:formula="of:=(IF([.$A29]*[.C$23]&lt;=[.$B$3];[.$A29]*[.C$23]*[.$B$4];IF(AND([.$A29]*[.C$23]&gt;[.$B$3];[.$A29]*[.C$23]&lt;=[.$C$3]);[.$A29]*[.C$23]*[.$C$4];IF(AND([.$A29]*[.C$23]&gt;[.$C$3];[.$A29]*[.C$23]&lt;[.$D$3]);[.$A29]*[.C$23]*[.$D$4];[.$A29]*[.C$23]*[.$E$4]))))*[.$F$4]" office:value-type="float" office:value="31205.6686418555" calcext:value-type="float">
            <text:p>31.206 </text:p>
          </table:table-cell>
          <table:table-cell table:style-name="ce18" table:formula="of:=(IF([.$A29]*[.D$23]&lt;=[.$B$3];[.$A29]*[.D$23]*[.$B$4];IF(AND([.$A29]*[.D$23]&gt;[.$B$3];[.$A29]*[.D$23]&lt;=[.$C$3]);[.$A29]*[.D$23]*[.$C$4];IF(AND([.$A29]*[.D$23]&gt;[.$C$3];[.$A29]*[.D$23]&lt;[.$D$3]);[.$A29]*[.D$23]*[.$D$4];[.$A29]*[.D$23]*[.$E$4]))))*[.$F$4]" office:value-type="float" office:value="32624.1081255762" calcext:value-type="float">
            <text:p>32.624 </text:p>
          </table:table-cell>
          <table:table-cell table:style-name="ce18" table:formula="of:=(IF([.$A29]*[.E$23]&lt;=[.$B$3];[.$A29]*[.E$23]*[.$B$4];IF(AND([.$A29]*[.E$23]&gt;[.$B$3];[.$A29]*[.E$23]&lt;=[.$C$3]);[.$A29]*[.E$23]*[.$C$4];IF(AND([.$A29]*[.E$23]&gt;[.$C$3];[.$A29]*[.E$23]&lt;[.$D$3]);[.$A29]*[.E$23]*[.$D$4];[.$A29]*[.E$23]*[.$E$4]))))*[.$F$4]" office:value-type="float" office:value="34042.5476092969" calcext:value-type="float">
            <text:p>34.043 </text:p>
          </table:table-cell>
          <table:table-cell table:style-name="ce18" table:formula="of:=(IF([.$A29]*[.F$23]&lt;=[.$B$3];[.$A29]*[.F$23]*[.$B$4];IF(AND([.$A29]*[.F$23]&gt;[.$B$3];[.$A29]*[.F$23]&lt;=[.$C$3]);[.$A29]*[.F$23]*[.$C$4];IF(AND([.$A29]*[.F$23]&gt;[.$C$3];[.$A29]*[.F$23]&lt;[.$D$3]);[.$A29]*[.F$23]*[.$D$4];[.$A29]*[.F$23]*[.$E$4]))))*[.$F$4]" office:value-type="float" office:value="35460.9870930176" calcext:value-type="float">
            <text:p>35.461 </text:p>
          </table:table-cell>
          <table:table-cell table:style-name="ce18" table:formula="of:=(IF([.$A29]*[.G$23]&lt;=[.$B$3];[.$A29]*[.G$23]*[.$B$4];IF(AND([.$A29]*[.G$23]&gt;[.$B$3];[.$A29]*[.G$23]&lt;=[.$C$3]);[.$A29]*[.G$23]*[.$C$4];IF(AND([.$A29]*[.G$23]&gt;[.$C$3];[.$A29]*[.G$23]&lt;[.$D$3]);[.$A29]*[.G$23]*[.$D$4];[.$A29]*[.G$23]*[.$E$4]))))*[.$F$4]" office:value-type="float" office:value="36879.4265767383" calcext:value-type="float">
            <text:p>36.879 </text:p>
          </table:table-cell>
          <table:table-cell table:style-name="ce18" table:formula="of:=(IF([.$A29]*[.H$23]&lt;=[.$B$3];[.$A29]*[.H$23]*[.$B$4];IF(AND([.$A29]*[.H$23]&gt;[.$B$3];[.$A29]*[.H$23]&lt;=[.$C$3]);[.$A29]*[.H$23]*[.$C$4];IF(AND([.$A29]*[.H$23]&gt;[.$C$3];[.$A29]*[.H$23]&lt;[.$D$3]);[.$A29]*[.H$23]*[.$D$4];[.$A29]*[.H$23]*[.$E$4]))))*[.$F$4]" office:value-type="float" office:value="38297.866060459" calcext:value-type="float">
            <text:p>38.298 </text:p>
          </table:table-cell>
          <table:table-cell table:style-name="ce18" table:formula="of:=(IF([.$A29]*[.I$23]&lt;=[.$B$3];[.$A29]*[.I$23]*[.$B$4];IF(AND([.$A29]*[.I$23]&gt;[.$B$3];[.$A29]*[.I$23]&lt;=[.$C$3]);[.$A29]*[.I$23]*[.$C$4];IF(AND([.$A29]*[.I$23]&gt;[.$C$3];[.$A29]*[.I$23]&lt;[.$D$3]);[.$A29]*[.I$23]*[.$D$4];[.$A29]*[.I$23]*[.$E$4]))))*[.$F$4]" office:value-type="float" office:value="39716.3055441797" calcext:value-type="float">
            <text:p>39.716 </text:p>
          </table:table-cell>
          <table:table-cell table:style-name="ce18" table:formula="of:=(IF([.$A29]*[.J$23]&lt;=[.$B$3];[.$A29]*[.J$23]*[.$B$4];IF(AND([.$A29]*[.J$23]&gt;[.$B$3];[.$A29]*[.J$23]&lt;=[.$C$3]);[.$A29]*[.J$23]*[.$C$4];IF(AND([.$A29]*[.J$23]&gt;[.$C$3];[.$A29]*[.J$23]&lt;[.$D$3]);[.$A29]*[.J$23]*[.$D$4];[.$A29]*[.J$23]*[.$E$4]))))*[.$F$4]" office:value-type="float" office:value="41134.7450279004" calcext:value-type="float">
            <text:p>41.135 </text:p>
          </table:table-cell>
          <table:table-cell table:style-name="ce18" table:formula="of:=(IF([.$A29]*[.K$23]&lt;=[.$B$3];[.$A29]*[.K$23]*[.$B$4];IF(AND([.$A29]*[.K$23]&gt;[.$B$3];[.$A29]*[.K$23]&lt;=[.$C$3]);[.$A29]*[.K$23]*[.$C$4];IF(AND([.$A29]*[.K$23]&gt;[.$C$3];[.$A29]*[.K$23]&lt;[.$D$3]);[.$A29]*[.K$23]*[.$D$4];[.$A29]*[.K$23]*[.$E$4]))))*[.$F$4]" office:value-type="float" office:value="42553.1845116211" calcext:value-type="float">
            <text:p>42.553 </text:p>
          </table:table-cell>
          <table:table-cell table:style-name="ce18" table:formula="of:=(IF([.$A29]*[.L$23]&lt;=[.$B$3];[.$A29]*[.L$23]*[.$B$4];IF(AND([.$A29]*[.L$23]&gt;[.$B$3];[.$A29]*[.L$23]&lt;=[.$C$3]);[.$A29]*[.L$23]*[.$C$4];IF(AND([.$A29]*[.L$23]&gt;[.$C$3];[.$A29]*[.L$23]&lt;[.$D$3]);[.$A29]*[.L$23]*[.$D$4];[.$A29]*[.L$23]*[.$E$4]))))*[.$F$4]" office:value-type="float" office:value="43971.6239953418" calcext:value-type="float">
            <text:p>43.972 </text:p>
          </table:table-cell>
          <table:table-cell table:style-name="ce18" table:formula="of:=(IF([.$A29]*[.M$23]&lt;=[.$B$3];[.$A29]*[.M$23]*[.$B$4];IF(AND([.$A29]*[.M$23]&gt;[.$B$3];[.$A29]*[.M$23]&lt;=[.$C$3]);[.$A29]*[.M$23]*[.$C$4];IF(AND([.$A29]*[.M$23]&gt;[.$C$3];[.$A29]*[.M$23]&lt;[.$D$3]);[.$A29]*[.M$23]*[.$D$4];[.$A29]*[.M$23]*[.$E$4]))))*[.$F$4]" office:value-type="float" office:value="45390.0634790625" calcext:value-type="float">
            <text:p>45.390 </text:p>
          </table:table-cell>
          <table:table-cell table:style-name="ce18" table:formula="of:=(IF([.$A29]*[.N$23]&lt;=[.$B$3];[.$A29]*[.N$23]*[.$B$4];IF(AND([.$A29]*[.N$23]&gt;[.$B$3];[.$A29]*[.N$23]&lt;=[.$C$3]);[.$A29]*[.N$23]*[.$C$4];IF(AND([.$A29]*[.N$23]&gt;[.$C$3];[.$A29]*[.N$23]&lt;[.$D$3]);[.$A29]*[.N$23]*[.$D$4];[.$A29]*[.N$23]*[.$E$4]))))*[.$F$4]" office:value-type="float" office:value="46808.5029627832" calcext:value-type="float">
            <text:p>46.809 </text:p>
          </table:table-cell>
          <table:table-cell table:style-name="ce18" table:formula="of:=(IF([.$A29]*[.O$23]&lt;=[.$B$3];[.$A29]*[.O$23]*[.$B$4];IF(AND([.$A29]*[.O$23]&gt;[.$B$3];[.$A29]*[.O$23]&lt;=[.$C$3]);[.$A29]*[.O$23]*[.$C$4];IF(AND([.$A29]*[.O$23]&gt;[.$C$3];[.$A29]*[.O$23]&lt;[.$D$3]);[.$A29]*[.O$23]*[.$D$4];[.$A29]*[.O$23]*[.$E$4]))))*[.$F$4]" office:value-type="float" office:value="48226.9424465039" calcext:value-type="float">
            <text:p>48.227 </text:p>
          </table:table-cell>
          <table:table-cell table:style-name="ce18" table:formula="of:=(IF([.$A29]*[.P$23]&lt;=[.$B$3];[.$A29]*[.P$23]*[.$B$4];IF(AND([.$A29]*[.P$23]&gt;[.$B$3];[.$A29]*[.P$23]&lt;=[.$C$3]);[.$A29]*[.P$23]*[.$C$4];IF(AND([.$A29]*[.P$23]&gt;[.$C$3];[.$A29]*[.P$23]&lt;[.$D$3]);[.$A29]*[.P$23]*[.$D$4];[.$A29]*[.P$23]*[.$E$4]))))*[.$F$4]" office:value-type="float" office:value="49645.3819302246" calcext:value-type="float">
            <text:p>49.645 </text:p>
          </table:table-cell>
          <table:table-cell table:style-name="ce18" table:formula="of:=(IF([.$A29]*[.Q$23]&lt;=[.$B$3];[.$A29]*[.Q$23]*[.$B$4];IF(AND([.$A29]*[.Q$23]&gt;[.$B$3];[.$A29]*[.Q$23]&lt;=[.$C$3]);[.$A29]*[.Q$23]*[.$C$4];IF(AND([.$A29]*[.Q$23]&gt;[.$C$3];[.$A29]*[.Q$23]&lt;[.$D$3]);[.$A29]*[.Q$23]*[.$D$4];[.$A29]*[.Q$23]*[.$E$4]))))*[.$F$4]" office:value-type="float" office:value="51063.8214139453" calcext:value-type="float">
            <text:p>51.064 </text:p>
          </table:table-cell>
          <table:table-cell table:style-name="ce18" table:formula="of:=(IF([.$A29]*[.R$23]&lt;=[.$B$3];[.$A29]*[.R$23]*[.$B$4];IF(AND([.$A29]*[.R$23]&gt;[.$B$3];[.$A29]*[.R$23]&lt;=[.$C$3]);[.$A29]*[.R$23]*[.$C$4];IF(AND([.$A29]*[.R$23]&gt;[.$C$3];[.$A29]*[.R$23]&lt;[.$D$3]);[.$A29]*[.R$23]*[.$D$4];[.$A29]*[.R$23]*[.$E$4]))))*[.$F$4]" office:value-type="float" office:value="52482.260897666" calcext:value-type="float">
            <text:p>52.482 </text:p>
          </table:table-cell>
          <table:table-cell table:style-name="ce5" table:formula="of:=+[.S28]+0.5" office:value-type="float" office:value="4.5" calcext:value-type="float">
            <text:p>4,50 </text:p>
          </table:table-cell>
          <table:table-cell table:number-columns-repeated="45"/>
        </table:table-row>
        <table:table-row table:style-name="ro1">
          <table:table-cell table:style-name="ce8" table:formula="of:=+[.A29]+0.5" office:value-type="float" office:value="5" calcext:value-type="float">
            <text:p>5,00 </text:p>
          </table:table-cell>
          <table:table-cell table:style-name="ce21" table:formula="of:=(IF([.$A30]*[.B$23]&lt;=[.$B$3];[.$A30]*[.B$23]*[.$B$4];IF(AND([.$A30]*[.B$23]&gt;[.$B$3];[.$A30]*[.B$23]&lt;=[.$C$3]);[.$A30]*[.B$23]*[.$C$4];IF(AND([.$A30]*[.B$23]&gt;[.$C$3];[.$A30]*[.B$23]&lt;[.$D$3]);[.$A30]*[.B$23]*[.$D$4];[.$A30]*[.B$23]*[.$E$4]))))*[.$F$4]" office:value-type="float" office:value="33096.9212868164" calcext:value-type="float">
            <text:p>33.097 </text:p>
          </table:table-cell>
          <table:table-cell table:style-name="ce21" table:formula="of:=(IF([.$A30]*[.C$23]&lt;=[.$B$3];[.$A30]*[.C$23]*[.$B$4];IF(AND([.$A30]*[.C$23]&gt;[.$B$3];[.$A30]*[.C$23]&lt;=[.$C$3]);[.$A30]*[.C$23]*[.$C$4];IF(AND([.$A30]*[.C$23]&gt;[.$C$3];[.$A30]*[.C$23]&lt;[.$D$3]);[.$A30]*[.C$23]*[.$D$4];[.$A30]*[.C$23]*[.$E$4]))))*[.$F$4]" office:value-type="float" office:value="34672.9651576172" calcext:value-type="float">
            <text:p>34.673 </text:p>
          </table:table-cell>
          <table:table-cell table:style-name="ce21" table:formula="of:=(IF([.$A30]*[.D$23]&lt;=[.$B$3];[.$A30]*[.D$23]*[.$B$4];IF(AND([.$A30]*[.D$23]&gt;[.$B$3];[.$A30]*[.D$23]&lt;=[.$C$3]);[.$A30]*[.D$23]*[.$C$4];IF(AND([.$A30]*[.D$23]&gt;[.$C$3];[.$A30]*[.D$23]&lt;[.$D$3]);[.$A30]*[.D$23]*[.$D$4];[.$A30]*[.D$23]*[.$E$4]))))*[.$F$4]" office:value-type="float" office:value="36249.009028418" calcext:value-type="float">
            <text:p>36.249 </text:p>
          </table:table-cell>
          <table:table-cell table:style-name="ce21" table:formula="of:=(IF([.$A30]*[.E$23]&lt;=[.$B$3];[.$A30]*[.E$23]*[.$B$4];IF(AND([.$A30]*[.E$23]&gt;[.$B$3];[.$A30]*[.E$23]&lt;=[.$C$3]);[.$A30]*[.E$23]*[.$C$4];IF(AND([.$A30]*[.E$23]&gt;[.$C$3];[.$A30]*[.E$23]&lt;[.$D$3]);[.$A30]*[.E$23]*[.$D$4];[.$A30]*[.E$23]*[.$E$4]))))*[.$F$4]" office:value-type="float" office:value="37825.0528992187" calcext:value-type="float">
            <text:p>37.825 </text:p>
          </table:table-cell>
          <table:table-cell table:style-name="ce21" table:formula="of:=(IF([.$A30]*[.F$23]&lt;=[.$B$3];[.$A30]*[.F$23]*[.$B$4];IF(AND([.$A30]*[.F$23]&gt;[.$B$3];[.$A30]*[.F$23]&lt;=[.$C$3]);[.$A30]*[.F$23]*[.$C$4];IF(AND([.$A30]*[.F$23]&gt;[.$C$3];[.$A30]*[.F$23]&lt;[.$D$3]);[.$A30]*[.F$23]*[.$D$4];[.$A30]*[.F$23]*[.$E$4]))))*[.$F$4]" office:value-type="float" office:value="39401.0967700195" calcext:value-type="float">
            <text:p>39.401 </text:p>
          </table:table-cell>
          <table:table-cell table:style-name="ce21" table:formula="of:=(IF([.$A30]*[.G$23]&lt;=[.$B$3];[.$A30]*[.G$23]*[.$B$4];IF(AND([.$A30]*[.G$23]&gt;[.$B$3];[.$A30]*[.G$23]&lt;=[.$C$3]);[.$A30]*[.G$23]*[.$C$4];IF(AND([.$A30]*[.G$23]&gt;[.$C$3];[.$A30]*[.G$23]&lt;[.$D$3]);[.$A30]*[.G$23]*[.$D$4];[.$A30]*[.G$23]*[.$E$4]))))*[.$F$4]" office:value-type="float" office:value="40977.1406408203" calcext:value-type="float">
            <text:p>40.977 </text:p>
          </table:table-cell>
          <table:table-cell table:style-name="ce21" table:formula="of:=(IF([.$A30]*[.H$23]&lt;=[.$B$3];[.$A30]*[.H$23]*[.$B$4];IF(AND([.$A30]*[.H$23]&gt;[.$B$3];[.$A30]*[.H$23]&lt;=[.$C$3]);[.$A30]*[.H$23]*[.$C$4];IF(AND([.$A30]*[.H$23]&gt;[.$C$3];[.$A30]*[.H$23]&lt;[.$D$3]);[.$A30]*[.H$23]*[.$D$4];[.$A30]*[.H$23]*[.$E$4]))))*[.$F$4]" office:value-type="float" office:value="42553.1845116211" calcext:value-type="float">
            <text:p>42.553 </text:p>
          </table:table-cell>
          <table:table-cell table:style-name="ce21" table:formula="of:=(IF([.$A30]*[.I$23]&lt;=[.$B$3];[.$A30]*[.I$23]*[.$B$4];IF(AND([.$A30]*[.I$23]&gt;[.$B$3];[.$A30]*[.I$23]&lt;=[.$C$3]);[.$A30]*[.I$23]*[.$C$4];IF(AND([.$A30]*[.I$23]&gt;[.$C$3];[.$A30]*[.I$23]&lt;[.$D$3]);[.$A30]*[.I$23]*[.$D$4];[.$A30]*[.I$23]*[.$E$4]))))*[.$F$4]" office:value-type="float" office:value="44129.2283824219" calcext:value-type="float">
            <text:p>44.129 </text:p>
          </table:table-cell>
          <table:table-cell table:style-name="ce21" table:formula="of:=(IF([.$A30]*[.J$23]&lt;=[.$B$3];[.$A30]*[.J$23]*[.$B$4];IF(AND([.$A30]*[.J$23]&gt;[.$B$3];[.$A30]*[.J$23]&lt;=[.$C$3]);[.$A30]*[.J$23]*[.$C$4];IF(AND([.$A30]*[.J$23]&gt;[.$C$3];[.$A30]*[.J$23]&lt;[.$D$3]);[.$A30]*[.J$23]*[.$D$4];[.$A30]*[.J$23]*[.$E$4]))))*[.$F$4]" office:value-type="float" office:value="45705.2722532227" calcext:value-type="float">
            <text:p>45.705 </text:p>
          </table:table-cell>
          <table:table-cell table:style-name="ce21" table:formula="of:=(IF([.$A30]*[.K$23]&lt;=[.$B$3];[.$A30]*[.K$23]*[.$B$4];IF(AND([.$A30]*[.K$23]&gt;[.$B$3];[.$A30]*[.K$23]&lt;=[.$C$3]);[.$A30]*[.K$23]*[.$C$4];IF(AND([.$A30]*[.K$23]&gt;[.$C$3];[.$A30]*[.K$23]&lt;[.$D$3]);[.$A30]*[.K$23]*[.$D$4];[.$A30]*[.K$23]*[.$E$4]))))*[.$F$4]" office:value-type="float" office:value="47281.3161240234" calcext:value-type="float">
            <text:p>47.281 </text:p>
          </table:table-cell>
          <table:table-cell table:style-name="ce21" table:formula="of:=(IF([.$A30]*[.L$23]&lt;=[.$B$3];[.$A30]*[.L$23]*[.$B$4];IF(AND([.$A30]*[.L$23]&gt;[.$B$3];[.$A30]*[.L$23]&lt;=[.$C$3]);[.$A30]*[.L$23]*[.$C$4];IF(AND([.$A30]*[.L$23]&gt;[.$C$3];[.$A30]*[.L$23]&lt;[.$D$3]);[.$A30]*[.L$23]*[.$D$4];[.$A30]*[.L$23]*[.$E$4]))))*[.$F$4]" office:value-type="float" office:value="48857.3599948242" calcext:value-type="float">
            <text:p>48.857 </text:p>
          </table:table-cell>
          <table:table-cell table:style-name="ce21" table:formula="of:=(IF([.$A30]*[.M$23]&lt;=[.$B$3];[.$A30]*[.M$23]*[.$B$4];IF(AND([.$A30]*[.M$23]&gt;[.$B$3];[.$A30]*[.M$23]&lt;=[.$C$3]);[.$A30]*[.M$23]*[.$C$4];IF(AND([.$A30]*[.M$23]&gt;[.$C$3];[.$A30]*[.M$23]&lt;[.$D$3]);[.$A30]*[.M$23]*[.$D$4];[.$A30]*[.M$23]*[.$E$4]))))*[.$F$4]" office:value-type="float" office:value="50433.403865625" calcext:value-type="float">
            <text:p>50.433 </text:p>
          </table:table-cell>
          <table:table-cell table:style-name="ce21" table:formula="of:=(IF([.$A30]*[.N$23]&lt;=[.$B$3];[.$A30]*[.N$23]*[.$B$4];IF(AND([.$A30]*[.N$23]&gt;[.$B$3];[.$A30]*[.N$23]&lt;=[.$C$3]);[.$A30]*[.N$23]*[.$C$4];IF(AND([.$A30]*[.N$23]&gt;[.$C$3];[.$A30]*[.N$23]&lt;[.$D$3]);[.$A30]*[.N$23]*[.$D$4];[.$A30]*[.N$23]*[.$E$4]))))*[.$F$4]" office:value-type="float" office:value="52009.4477364258" calcext:value-type="float">
            <text:p>52.009 </text:p>
          </table:table-cell>
          <table:table-cell table:style-name="ce21" table:formula="of:=(IF([.$A30]*[.O$23]&lt;=[.$B$3];[.$A30]*[.O$23]*[.$B$4];IF(AND([.$A30]*[.O$23]&gt;[.$B$3];[.$A30]*[.O$23]&lt;=[.$C$3]);[.$A30]*[.O$23]*[.$C$4];IF(AND([.$A30]*[.O$23]&gt;[.$C$3];[.$A30]*[.O$23]&lt;[.$D$3]);[.$A30]*[.O$23]*[.$D$4];[.$A30]*[.O$23]*[.$E$4]))))*[.$F$4]" office:value-type="float" office:value="53585.4916072266" calcext:value-type="float">
            <text:p>53.585 </text:p>
          </table:table-cell>
          <table:table-cell table:style-name="ce21" table:formula="of:=(IF([.$A30]*[.P$23]&lt;=[.$B$3];[.$A30]*[.P$23]*[.$B$4];IF(AND([.$A30]*[.P$23]&gt;[.$B$3];[.$A30]*[.P$23]&lt;=[.$C$3]);[.$A30]*[.P$23]*[.$C$4];IF(AND([.$A30]*[.P$23]&gt;[.$C$3];[.$A30]*[.P$23]&lt;[.$D$3]);[.$A30]*[.P$23]*[.$D$4];[.$A30]*[.P$23]*[.$E$4]))))*[.$F$4]" office:value-type="float" office:value="55161.5354780273" calcext:value-type="float">
            <text:p>55.162 </text:p>
          </table:table-cell>
          <table:table-cell table:style-name="ce21" table:formula="of:=(IF([.$A30]*[.Q$23]&lt;=[.$B$3];[.$A30]*[.Q$23]*[.$B$4];IF(AND([.$A30]*[.Q$23]&gt;[.$B$3];[.$A30]*[.Q$23]&lt;=[.$C$3]);[.$A30]*[.Q$23]*[.$C$4];IF(AND([.$A30]*[.Q$23]&gt;[.$C$3];[.$A30]*[.Q$23]&lt;[.$D$3]);[.$A30]*[.Q$23]*[.$D$4];[.$A30]*[.Q$23]*[.$E$4]))))*[.$F$4]" office:value-type="float" office:value="56737.5793488281" calcext:value-type="float">
            <text:p>56.738 </text:p>
          </table:table-cell>
          <table:table-cell table:style-name="ce21" table:formula="of:=(IF([.$A30]*[.R$23]&lt;=[.$B$3];[.$A30]*[.R$23]*[.$B$4];IF(AND([.$A30]*[.R$23]&gt;[.$B$3];[.$A30]*[.R$23]&lt;=[.$C$3]);[.$A30]*[.R$23]*[.$C$4];IF(AND([.$A30]*[.R$23]&gt;[.$C$3];[.$A30]*[.R$23]&lt;[.$D$3]);[.$A30]*[.R$23]*[.$D$4];[.$A30]*[.R$23]*[.$E$4]))))*[.$F$4]" office:value-type="float" office:value="58313.6232196289" calcext:value-type="float">
            <text:p>58.314 </text:p>
          </table:table-cell>
          <table:table-cell table:style-name="ce8" table:formula="of:=+[.S29]+0.5" office:value-type="float" office:value="5" calcext:value-type="float">
            <text:p>5,00 </text:p>
          </table:table-cell>
          <table:table-cell table:number-columns-repeated="45"/>
        </table:table-row>
        <table:table-row table:style-name="ro1">
          <table:table-cell table:style-name="ce5" table:formula="of:=+[.A30]+0.5" office:value-type="float" office:value="5.5" calcext:value-type="float">
            <text:p>5,50 </text:p>
          </table:table-cell>
          <table:table-cell table:style-name="ce18" table:formula="of:=(IF([.$A31]*[.B$23]&lt;=[.$B$3];[.$A31]*[.B$23]*[.$B$4];IF(AND([.$A31]*[.B$23]&gt;[.$B$3];[.$A31]*[.B$23]&lt;=[.$C$3]);[.$A31]*[.B$23]*[.$C$4];IF(AND([.$A31]*[.B$23]&gt;[.$C$3];[.$A31]*[.B$23]&lt;[.$D$3]);[.$A31]*[.B$23]*[.$D$4];[.$A31]*[.B$23]*[.$E$4]))))*[.$F$4]" office:value-type="float" office:value="36406.613415498" calcext:value-type="float">
            <text:p>36.407 </text:p>
          </table:table-cell>
          <table:table-cell table:style-name="ce18" table:formula="of:=(IF([.$A31]*[.C$23]&lt;=[.$B$3];[.$A31]*[.C$23]*[.$B$4];IF(AND([.$A31]*[.C$23]&gt;[.$B$3];[.$A31]*[.C$23]&lt;=[.$C$3]);[.$A31]*[.C$23]*[.$C$4];IF(AND([.$A31]*[.C$23]&gt;[.$C$3];[.$A31]*[.C$23]&lt;[.$D$3]);[.$A31]*[.C$23]*[.$D$4];[.$A31]*[.C$23]*[.$E$4]))))*[.$F$4]" office:value-type="float" office:value="38140.2616733789" calcext:value-type="float">
            <text:p>38.140 </text:p>
          </table:table-cell>
          <table:table-cell table:style-name="ce18" table:formula="of:=(IF([.$A31]*[.D$23]&lt;=[.$B$3];[.$A31]*[.D$23]*[.$B$4];IF(AND([.$A31]*[.D$23]&gt;[.$B$3];[.$A31]*[.D$23]&lt;=[.$C$3]);[.$A31]*[.D$23]*[.$C$4];IF(AND([.$A31]*[.D$23]&gt;[.$C$3];[.$A31]*[.D$23]&lt;[.$D$3]);[.$A31]*[.D$23]*[.$D$4];[.$A31]*[.D$23]*[.$E$4]))))*[.$F$4]" office:value-type="float" office:value="39873.9099312598" calcext:value-type="float">
            <text:p>39.874 </text:p>
          </table:table-cell>
          <table:table-cell table:style-name="ce18" table:formula="of:=(IF([.$A31]*[.E$23]&lt;=[.$B$3];[.$A31]*[.E$23]*[.$B$4];IF(AND([.$A31]*[.E$23]&gt;[.$B$3];[.$A31]*[.E$23]&lt;=[.$C$3]);[.$A31]*[.E$23]*[.$C$4];IF(AND([.$A31]*[.E$23]&gt;[.$C$3];[.$A31]*[.E$23]&lt;[.$D$3]);[.$A31]*[.E$23]*[.$D$4];[.$A31]*[.E$23]*[.$E$4]))))*[.$F$4]" office:value-type="float" office:value="41607.5581891406" calcext:value-type="float">
            <text:p>41.608 </text:p>
          </table:table-cell>
          <table:table-cell table:style-name="ce18" table:formula="of:=(IF([.$A31]*[.F$23]&lt;=[.$B$3];[.$A31]*[.F$23]*[.$B$4];IF(AND([.$A31]*[.F$23]&gt;[.$B$3];[.$A31]*[.F$23]&lt;=[.$C$3]);[.$A31]*[.F$23]*[.$C$4];IF(AND([.$A31]*[.F$23]&gt;[.$C$3];[.$A31]*[.F$23]&lt;[.$D$3]);[.$A31]*[.F$23]*[.$D$4];[.$A31]*[.F$23]*[.$E$4]))))*[.$F$4]" office:value-type="float" office:value="43341.2064470215" calcext:value-type="float">
            <text:p>43.341 </text:p>
          </table:table-cell>
          <table:table-cell table:style-name="ce18" table:formula="of:=(IF([.$A31]*[.G$23]&lt;=[.$B$3];[.$A31]*[.G$23]*[.$B$4];IF(AND([.$A31]*[.G$23]&gt;[.$B$3];[.$A31]*[.G$23]&lt;=[.$C$3]);[.$A31]*[.G$23]*[.$C$4];IF(AND([.$A31]*[.G$23]&gt;[.$C$3];[.$A31]*[.G$23]&lt;[.$D$3]);[.$A31]*[.G$23]*[.$D$4];[.$A31]*[.G$23]*[.$E$4]))))*[.$F$4]" office:value-type="float" office:value="45074.8547049023" calcext:value-type="float">
            <text:p>45.075 </text:p>
          </table:table-cell>
          <table:table-cell table:style-name="ce18" table:formula="of:=(IF([.$A31]*[.H$23]&lt;=[.$B$3];[.$A31]*[.H$23]*[.$B$4];IF(AND([.$A31]*[.H$23]&gt;[.$B$3];[.$A31]*[.H$23]&lt;=[.$C$3]);[.$A31]*[.H$23]*[.$C$4];IF(AND([.$A31]*[.H$23]&gt;[.$C$3];[.$A31]*[.H$23]&lt;[.$D$3]);[.$A31]*[.H$23]*[.$D$4];[.$A31]*[.H$23]*[.$E$4]))))*[.$F$4]" office:value-type="float" office:value="46808.5029627832" calcext:value-type="float">
            <text:p>46.809 </text:p>
          </table:table-cell>
          <table:table-cell table:style-name="ce18" table:formula="of:=(IF([.$A31]*[.I$23]&lt;=[.$B$3];[.$A31]*[.I$23]*[.$B$4];IF(AND([.$A31]*[.I$23]&gt;[.$B$3];[.$A31]*[.I$23]&lt;=[.$C$3]);[.$A31]*[.I$23]*[.$C$4];IF(AND([.$A31]*[.I$23]&gt;[.$C$3];[.$A31]*[.I$23]&lt;[.$D$3]);[.$A31]*[.I$23]*[.$D$4];[.$A31]*[.I$23]*[.$E$4]))))*[.$F$4]" office:value-type="float" office:value="48542.1512206641" calcext:value-type="float">
            <text:p>48.542 </text:p>
          </table:table-cell>
          <table:table-cell table:style-name="ce18" table:formula="of:=(IF([.$A31]*[.J$23]&lt;=[.$B$3];[.$A31]*[.J$23]*[.$B$4];IF(AND([.$A31]*[.J$23]&gt;[.$B$3];[.$A31]*[.J$23]&lt;=[.$C$3]);[.$A31]*[.J$23]*[.$C$4];IF(AND([.$A31]*[.J$23]&gt;[.$C$3];[.$A31]*[.J$23]&lt;[.$D$3]);[.$A31]*[.J$23]*[.$D$4];[.$A31]*[.J$23]*[.$E$4]))))*[.$F$4]" office:value-type="float" office:value="50275.7994785449" calcext:value-type="float">
            <text:p>50.276 </text:p>
          </table:table-cell>
          <table:table-cell table:style-name="ce18" table:formula="of:=(IF([.$A31]*[.K$23]&lt;=[.$B$3];[.$A31]*[.K$23]*[.$B$4];IF(AND([.$A31]*[.K$23]&gt;[.$B$3];[.$A31]*[.K$23]&lt;=[.$C$3]);[.$A31]*[.K$23]*[.$C$4];IF(AND([.$A31]*[.K$23]&gt;[.$C$3];[.$A31]*[.K$23]&lt;[.$D$3]);[.$A31]*[.K$23]*[.$D$4];[.$A31]*[.K$23]*[.$E$4]))))*[.$F$4]" office:value-type="float" office:value="52009.4477364258" calcext:value-type="float">
            <text:p>52.009 </text:p>
          </table:table-cell>
          <table:table-cell table:style-name="ce18" table:formula="of:=(IF([.$A31]*[.L$23]&lt;=[.$B$3];[.$A31]*[.L$23]*[.$B$4];IF(AND([.$A31]*[.L$23]&gt;[.$B$3];[.$A31]*[.L$23]&lt;=[.$C$3]);[.$A31]*[.L$23]*[.$C$4];IF(AND([.$A31]*[.L$23]&gt;[.$C$3];[.$A31]*[.L$23]&lt;[.$D$3]);[.$A31]*[.L$23]*[.$D$4];[.$A31]*[.L$23]*[.$E$4]))))*[.$F$4]" office:value-type="float" office:value="53743.0959943066" calcext:value-type="float">
            <text:p>53.743 </text:p>
          </table:table-cell>
          <table:table-cell table:style-name="ce18" table:formula="of:=(IF([.$A31]*[.M$23]&lt;=[.$B$3];[.$A31]*[.M$23]*[.$B$4];IF(AND([.$A31]*[.M$23]&gt;[.$B$3];[.$A31]*[.M$23]&lt;=[.$C$3]);[.$A31]*[.M$23]*[.$C$4];IF(AND([.$A31]*[.M$23]&gt;[.$C$3];[.$A31]*[.M$23]&lt;[.$D$3]);[.$A31]*[.M$23]*[.$D$4];[.$A31]*[.M$23]*[.$E$4]))))*[.$F$4]" office:value-type="float" office:value="55476.7442521875" calcext:value-type="float">
            <text:p>55.477 </text:p>
          </table:table-cell>
          <table:table-cell table:style-name="ce18" table:formula="of:=(IF([.$A31]*[.N$23]&lt;=[.$B$3];[.$A31]*[.N$23]*[.$B$4];IF(AND([.$A31]*[.N$23]&gt;[.$B$3];[.$A31]*[.N$23]&lt;=[.$C$3]);[.$A31]*[.N$23]*[.$C$4];IF(AND([.$A31]*[.N$23]&gt;[.$C$3];[.$A31]*[.N$23]&lt;[.$D$3]);[.$A31]*[.N$23]*[.$D$4];[.$A31]*[.N$23]*[.$E$4]))))*[.$F$4]" office:value-type="float" office:value="57210.3925100684" calcext:value-type="float">
            <text:p>57.210 </text:p>
          </table:table-cell>
          <table:table-cell table:style-name="ce18" table:formula="of:=(IF([.$A31]*[.O$23]&lt;=[.$B$3];[.$A31]*[.O$23]*[.$B$4];IF(AND([.$A31]*[.O$23]&gt;[.$B$3];[.$A31]*[.O$23]&lt;=[.$C$3]);[.$A31]*[.O$23]*[.$C$4];IF(AND([.$A31]*[.O$23]&gt;[.$C$3];[.$A31]*[.O$23]&lt;[.$D$3]);[.$A31]*[.O$23]*[.$D$4];[.$A31]*[.O$23]*[.$E$4]))))*[.$F$4]" office:value-type="float" office:value="58944.0407679492" calcext:value-type="float">
            <text:p>58.944 </text:p>
          </table:table-cell>
          <table:table-cell table:style-name="ce18" table:formula="of:=(IF([.$A31]*[.P$23]&lt;=[.$B$3];[.$A31]*[.P$23]*[.$B$4];IF(AND([.$A31]*[.P$23]&gt;[.$B$3];[.$A31]*[.P$23]&lt;=[.$C$3]);[.$A31]*[.P$23]*[.$C$4];IF(AND([.$A31]*[.P$23]&gt;[.$C$3];[.$A31]*[.P$23]&lt;[.$D$3]);[.$A31]*[.P$23]*[.$D$4];[.$A31]*[.P$23]*[.$E$4]))))*[.$F$4]" office:value-type="float" office:value="60677.6890258301" calcext:value-type="float">
            <text:p>60.678 </text:p>
          </table:table-cell>
          <table:table-cell table:style-name="ce18" table:formula="of:=(IF([.$A31]*[.Q$23]&lt;=[.$B$3];[.$A31]*[.Q$23]*[.$B$4];IF(AND([.$A31]*[.Q$23]&gt;[.$B$3];[.$A31]*[.Q$23]&lt;=[.$C$3]);[.$A31]*[.Q$23]*[.$C$4];IF(AND([.$A31]*[.Q$23]&gt;[.$C$3];[.$A31]*[.Q$23]&lt;[.$D$3]);[.$A31]*[.Q$23]*[.$D$4];[.$A31]*[.Q$23]*[.$E$4]))))*[.$F$4]" office:value-type="float" office:value="62411.3372837109" calcext:value-type="float">
            <text:p>62.411 </text:p>
          </table:table-cell>
          <table:table-cell table:style-name="ce18" table:formula="of:=(IF([.$A31]*[.R$23]&lt;=[.$B$3];[.$A31]*[.R$23]*[.$B$4];IF(AND([.$A31]*[.R$23]&gt;[.$B$3];[.$A31]*[.R$23]&lt;=[.$C$3]);[.$A31]*[.R$23]*[.$C$4];IF(AND([.$A31]*[.R$23]&gt;[.$C$3];[.$A31]*[.R$23]&lt;[.$D$3]);[.$A31]*[.R$23]*[.$D$4];[.$A31]*[.R$23]*[.$E$4]))))*[.$F$4]" office:value-type="float" office:value="64144.9855415918" calcext:value-type="float">
            <text:p>64.145 </text:p>
          </table:table-cell>
          <table:table-cell table:style-name="ce5" table:formula="of:=+[.S30]+0.5" office:value-type="float" office:value="5.5" calcext:value-type="float">
            <text:p>5,50 </text:p>
          </table:table-cell>
          <table:table-cell table:number-columns-repeated="45"/>
        </table:table-row>
        <table:table-row table:style-name="ro1">
          <table:table-cell table:style-name="ce5" table:formula="of:=+[.A31]+0.5" office:value-type="float" office:value="6" calcext:value-type="float">
            <text:p>6,00 </text:p>
          </table:table-cell>
          <table:table-cell table:style-name="ce18" table:formula="of:=(IF([.$A32]*[.B$23]&lt;=[.$B$3];[.$A32]*[.B$23]*[.$B$4];IF(AND([.$A32]*[.B$23]&gt;[.$B$3];[.$A32]*[.B$23]&lt;=[.$C$3]);[.$A32]*[.B$23]*[.$C$4];IF(AND([.$A32]*[.B$23]&gt;[.$C$3];[.$A32]*[.B$23]&lt;[.$D$3]);[.$A32]*[.B$23]*[.$D$4];[.$A32]*[.B$23]*[.$E$4]))))*[.$F$4]" office:value-type="float" office:value="39716.3055441797" calcext:value-type="float">
            <text:p>39.716 </text:p>
          </table:table-cell>
          <table:table-cell table:style-name="ce18" table:formula="of:=(IF([.$A32]*[.C$23]&lt;=[.$B$3];[.$A32]*[.C$23]*[.$B$4];IF(AND([.$A32]*[.C$23]&gt;[.$B$3];[.$A32]*[.C$23]&lt;=[.$C$3]);[.$A32]*[.C$23]*[.$C$4];IF(AND([.$A32]*[.C$23]&gt;[.$C$3];[.$A32]*[.C$23]&lt;[.$D$3]);[.$A32]*[.C$23]*[.$D$4];[.$A32]*[.C$23]*[.$E$4]))))*[.$F$4]" office:value-type="float" office:value="41607.5581891406" calcext:value-type="float">
            <text:p>41.608 </text:p>
          </table:table-cell>
          <table:table-cell table:style-name="ce18" table:formula="of:=(IF([.$A32]*[.D$23]&lt;=[.$B$3];[.$A32]*[.D$23]*[.$B$4];IF(AND([.$A32]*[.D$23]&gt;[.$B$3];[.$A32]*[.D$23]&lt;=[.$C$3]);[.$A32]*[.D$23]*[.$C$4];IF(AND([.$A32]*[.D$23]&gt;[.$C$3];[.$A32]*[.D$23]&lt;[.$D$3]);[.$A32]*[.D$23]*[.$D$4];[.$A32]*[.D$23]*[.$E$4]))))*[.$F$4]" office:value-type="float" office:value="43498.8108341016" calcext:value-type="float">
            <text:p>43.499 </text:p>
          </table:table-cell>
          <table:table-cell table:style-name="ce18" table:formula="of:=(IF([.$A32]*[.E$23]&lt;=[.$B$3];[.$A32]*[.E$23]*[.$B$4];IF(AND([.$A32]*[.E$23]&gt;[.$B$3];[.$A32]*[.E$23]&lt;=[.$C$3]);[.$A32]*[.E$23]*[.$C$4];IF(AND([.$A32]*[.E$23]&gt;[.$C$3];[.$A32]*[.E$23]&lt;[.$D$3]);[.$A32]*[.E$23]*[.$D$4];[.$A32]*[.E$23]*[.$E$4]))))*[.$F$4]" office:value-type="float" office:value="45390.0634790625" calcext:value-type="float">
            <text:p>45.390 </text:p>
          </table:table-cell>
          <table:table-cell table:style-name="ce18" table:formula="of:=(IF([.$A32]*[.F$23]&lt;=[.$B$3];[.$A32]*[.F$23]*[.$B$4];IF(AND([.$A32]*[.F$23]&gt;[.$B$3];[.$A32]*[.F$23]&lt;=[.$C$3]);[.$A32]*[.F$23]*[.$C$4];IF(AND([.$A32]*[.F$23]&gt;[.$C$3];[.$A32]*[.F$23]&lt;[.$D$3]);[.$A32]*[.F$23]*[.$D$4];[.$A32]*[.F$23]*[.$E$4]))))*[.$F$4]" office:value-type="float" office:value="47281.3161240234" calcext:value-type="float">
            <text:p>47.281 </text:p>
          </table:table-cell>
          <table:table-cell table:style-name="ce18" table:formula="of:=(IF([.$A32]*[.G$23]&lt;=[.$B$3];[.$A32]*[.G$23]*[.$B$4];IF(AND([.$A32]*[.G$23]&gt;[.$B$3];[.$A32]*[.G$23]&lt;=[.$C$3]);[.$A32]*[.G$23]*[.$C$4];IF(AND([.$A32]*[.G$23]&gt;[.$C$3];[.$A32]*[.G$23]&lt;[.$D$3]);[.$A32]*[.G$23]*[.$D$4];[.$A32]*[.G$23]*[.$E$4]))))*[.$F$4]" office:value-type="float" office:value="49172.5687689844" calcext:value-type="float">
            <text:p>49.173 </text:p>
          </table:table-cell>
          <table:table-cell table:style-name="ce18" table:formula="of:=(IF([.$A32]*[.H$23]&lt;=[.$B$3];[.$A32]*[.H$23]*[.$B$4];IF(AND([.$A32]*[.H$23]&gt;[.$B$3];[.$A32]*[.H$23]&lt;=[.$C$3]);[.$A32]*[.H$23]*[.$C$4];IF(AND([.$A32]*[.H$23]&gt;[.$C$3];[.$A32]*[.H$23]&lt;[.$D$3]);[.$A32]*[.H$23]*[.$D$4];[.$A32]*[.H$23]*[.$E$4]))))*[.$F$4]" office:value-type="float" office:value="51063.8214139453" calcext:value-type="float">
            <text:p>51.064 </text:p>
          </table:table-cell>
          <table:table-cell table:style-name="ce18" table:formula="of:=(IF([.$A32]*[.I$23]&lt;=[.$B$3];[.$A32]*[.I$23]*[.$B$4];IF(AND([.$A32]*[.I$23]&gt;[.$B$3];[.$A32]*[.I$23]&lt;=[.$C$3]);[.$A32]*[.I$23]*[.$C$4];IF(AND([.$A32]*[.I$23]&gt;[.$C$3];[.$A32]*[.I$23]&lt;[.$D$3]);[.$A32]*[.I$23]*[.$D$4];[.$A32]*[.I$23]*[.$E$4]))))*[.$F$4]" office:value-type="float" office:value="52955.0740589063" calcext:value-type="float">
            <text:p>52.955 </text:p>
          </table:table-cell>
          <table:table-cell table:style-name="ce18" table:formula="of:=(IF([.$A32]*[.J$23]&lt;=[.$B$3];[.$A32]*[.J$23]*[.$B$4];IF(AND([.$A32]*[.J$23]&gt;[.$B$3];[.$A32]*[.J$23]&lt;=[.$C$3]);[.$A32]*[.J$23]*[.$C$4];IF(AND([.$A32]*[.J$23]&gt;[.$C$3];[.$A32]*[.J$23]&lt;[.$D$3]);[.$A32]*[.J$23]*[.$D$4];[.$A32]*[.J$23]*[.$E$4]))))*[.$F$4]" office:value-type="float" office:value="54846.3267038672" calcext:value-type="float">
            <text:p>54.846 </text:p>
          </table:table-cell>
          <table:table-cell table:style-name="ce18" table:formula="of:=(IF([.$A32]*[.K$23]&lt;=[.$B$3];[.$A32]*[.K$23]*[.$B$4];IF(AND([.$A32]*[.K$23]&gt;[.$B$3];[.$A32]*[.K$23]&lt;=[.$C$3]);[.$A32]*[.K$23]*[.$C$4];IF(AND([.$A32]*[.K$23]&gt;[.$C$3];[.$A32]*[.K$23]&lt;[.$D$3]);[.$A32]*[.K$23]*[.$D$4];[.$A32]*[.K$23]*[.$E$4]))))*[.$F$4]" office:value-type="float" office:value="56737.5793488281" calcext:value-type="float">
            <text:p>56.738 </text:p>
          </table:table-cell>
          <table:table-cell table:style-name="ce18" table:formula="of:=(IF([.$A32]*[.L$23]&lt;=[.$B$3];[.$A32]*[.L$23]*[.$B$4];IF(AND([.$A32]*[.L$23]&gt;[.$B$3];[.$A32]*[.L$23]&lt;=[.$C$3]);[.$A32]*[.L$23]*[.$C$4];IF(AND([.$A32]*[.L$23]&gt;[.$C$3];[.$A32]*[.L$23]&lt;[.$D$3]);[.$A32]*[.L$23]*[.$D$4];[.$A32]*[.L$23]*[.$E$4]))))*[.$F$4]" office:value-type="float" office:value="58628.8319937891" calcext:value-type="float">
            <text:p>58.629 </text:p>
          </table:table-cell>
          <table:table-cell table:style-name="ce18" table:formula="of:=(IF([.$A32]*[.M$23]&lt;=[.$B$3];[.$A32]*[.M$23]*[.$B$4];IF(AND([.$A32]*[.M$23]&gt;[.$B$3];[.$A32]*[.M$23]&lt;=[.$C$3]);[.$A32]*[.M$23]*[.$C$4];IF(AND([.$A32]*[.M$23]&gt;[.$C$3];[.$A32]*[.M$23]&lt;[.$D$3]);[.$A32]*[.M$23]*[.$D$4];[.$A32]*[.M$23]*[.$E$4]))))*[.$F$4]" office:value-type="float" office:value="60520.08463875" calcext:value-type="float">
            <text:p>60.520 </text:p>
          </table:table-cell>
          <table:table-cell table:style-name="ce18" table:formula="of:=(IF([.$A32]*[.N$23]&lt;=[.$B$3];[.$A32]*[.N$23]*[.$B$4];IF(AND([.$A32]*[.N$23]&gt;[.$B$3];[.$A32]*[.N$23]&lt;=[.$C$3]);[.$A32]*[.N$23]*[.$C$4];IF(AND([.$A32]*[.N$23]&gt;[.$C$3];[.$A32]*[.N$23]&lt;[.$D$3]);[.$A32]*[.N$23]*[.$D$4];[.$A32]*[.N$23]*[.$E$4]))))*[.$F$4]" office:value-type="float" office:value="62411.3372837109" calcext:value-type="float">
            <text:p>62.411 </text:p>
          </table:table-cell>
          <table:table-cell table:style-name="ce18" table:formula="of:=(IF([.$A32]*[.O$23]&lt;=[.$B$3];[.$A32]*[.O$23]*[.$B$4];IF(AND([.$A32]*[.O$23]&gt;[.$B$3];[.$A32]*[.O$23]&lt;=[.$C$3]);[.$A32]*[.O$23]*[.$C$4];IF(AND([.$A32]*[.O$23]&gt;[.$C$3];[.$A32]*[.O$23]&lt;[.$D$3]);[.$A32]*[.O$23]*[.$D$4];[.$A32]*[.O$23]*[.$E$4]))))*[.$F$4]" office:value-type="float" office:value="64302.5899286719" calcext:value-type="float">
            <text:p>64.303 </text:p>
          </table:table-cell>
          <table:table-cell table:style-name="ce18" table:formula="of:=(IF([.$A32]*[.P$23]&lt;=[.$B$3];[.$A32]*[.P$23]*[.$B$4];IF(AND([.$A32]*[.P$23]&gt;[.$B$3];[.$A32]*[.P$23]&lt;=[.$C$3]);[.$A32]*[.P$23]*[.$C$4];IF(AND([.$A32]*[.P$23]&gt;[.$C$3];[.$A32]*[.P$23]&lt;[.$D$3]);[.$A32]*[.P$23]*[.$D$4];[.$A32]*[.P$23]*[.$E$4]))))*[.$F$4]" office:value-type="float" office:value="66193.8425736328" calcext:value-type="float">
            <text:p>66.194 </text:p>
          </table:table-cell>
          <table:table-cell table:style-name="ce18" table:formula="of:=(IF([.$A32]*[.Q$23]&lt;=[.$B$3];[.$A32]*[.Q$23]*[.$B$4];IF(AND([.$A32]*[.Q$23]&gt;[.$B$3];[.$A32]*[.Q$23]&lt;=[.$C$3]);[.$A32]*[.Q$23]*[.$C$4];IF(AND([.$A32]*[.Q$23]&gt;[.$C$3];[.$A32]*[.Q$23]&lt;[.$D$3]);[.$A32]*[.Q$23]*[.$D$4];[.$A32]*[.Q$23]*[.$E$4]))))*[.$F$4]" office:value-type="float" office:value="68085.0952185938" calcext:value-type="float">
            <text:p>68.085 </text:p>
          </table:table-cell>
          <table:table-cell table:style-name="ce18" table:formula="of:=(IF([.$A32]*[.R$23]&lt;=[.$B$3];[.$A32]*[.R$23]*[.$B$4];IF(AND([.$A32]*[.R$23]&gt;[.$B$3];[.$A32]*[.R$23]&lt;=[.$C$3]);[.$A32]*[.R$23]*[.$C$4];IF(AND([.$A32]*[.R$23]&gt;[.$C$3];[.$A32]*[.R$23]&lt;[.$D$3]);[.$A32]*[.R$23]*[.$D$4];[.$A32]*[.R$23]*[.$E$4]))))*[.$F$4]" office:value-type="float" office:value="69976.3478635547" calcext:value-type="float">
            <text:p>69.976 </text:p>
          </table:table-cell>
          <table:table-cell table:style-name="ce5" table:formula="of:=+[.S31]+0.5" office:value-type="float" office:value="6" calcext:value-type="float">
            <text:p>6,00 </text:p>
          </table:table-cell>
          <table:table-cell table:number-columns-repeated="45"/>
        </table:table-row>
        <table:table-row table:style-name="ro1">
          <table:table-cell table:style-name="ce5" table:formula="of:=+[.A32]+0.5" office:value-type="float" office:value="6.5" calcext:value-type="float">
            <text:p>6,50 </text:p>
          </table:table-cell>
          <table:table-cell table:style-name="ce22" table:formula="of:=(IF([.$A33]*[.B$23]&lt;=[.$B$3];[.$A33]*[.B$23]*[.$B$4];IF(AND([.$A33]*[.B$23]&gt;[.$B$3];[.$A33]*[.B$23]&lt;=[.$C$3]);[.$A33]*[.B$23]*[.$C$4];IF(AND([.$A33]*[.B$23]&gt;[.$C$3];[.$A33]*[.B$23]&lt;[.$D$3]);[.$A33]*[.B$23]*[.$D$4];[.$A33]*[.B$23]*[.$E$4]))))*[.$F$4]" office:value-type="float" office:value="43025.9976728613" calcext:value-type="float">
            <text:p>43.026 </text:p>
          </table:table-cell>
          <table:table-cell table:style-name="ce22" table:formula="of:=(IF([.$A33]*[.C$23]&lt;=[.$B$3];[.$A33]*[.C$23]*[.$B$4];IF(AND([.$A33]*[.C$23]&gt;[.$B$3];[.$A33]*[.C$23]&lt;=[.$C$3]);[.$A33]*[.C$23]*[.$C$4];IF(AND([.$A33]*[.C$23]&gt;[.$C$3];[.$A33]*[.C$23]&lt;[.$D$3]);[.$A33]*[.C$23]*[.$D$4];[.$A33]*[.C$23]*[.$E$4]))))*[.$F$4]" office:value-type="float" office:value="45074.8547049023" calcext:value-type="float">
            <text:p>45.075 </text:p>
          </table:table-cell>
          <table:table-cell table:style-name="ce22" table:formula="of:=(IF([.$A33]*[.D$23]&lt;=[.$B$3];[.$A33]*[.D$23]*[.$B$4];IF(AND([.$A33]*[.D$23]&gt;[.$B$3];[.$A33]*[.D$23]&lt;=[.$C$3]);[.$A33]*[.D$23]*[.$C$4];IF(AND([.$A33]*[.D$23]&gt;[.$C$3];[.$A33]*[.D$23]&lt;[.$D$3]);[.$A33]*[.D$23]*[.$D$4];[.$A33]*[.D$23]*[.$E$4]))))*[.$F$4]" office:value-type="float" office:value="47123.7117369434" calcext:value-type="float">
            <text:p>47.124 </text:p>
          </table:table-cell>
          <table:table-cell table:style-name="ce22" table:formula="of:=(IF([.$A33]*[.E$23]&lt;=[.$B$3];[.$A33]*[.E$23]*[.$B$4];IF(AND([.$A33]*[.E$23]&gt;[.$B$3];[.$A33]*[.E$23]&lt;=[.$C$3]);[.$A33]*[.E$23]*[.$C$4];IF(AND([.$A33]*[.E$23]&gt;[.$C$3];[.$A33]*[.E$23]&lt;[.$D$3]);[.$A33]*[.E$23]*[.$D$4];[.$A33]*[.E$23]*[.$E$4]))))*[.$F$4]" office:value-type="float" office:value="49172.5687689844" calcext:value-type="float">
            <text:p>49.173 </text:p>
          </table:table-cell>
          <table:table-cell table:style-name="ce22" table:formula="of:=(IF([.$A33]*[.F$23]&lt;=[.$B$3];[.$A33]*[.F$23]*[.$B$4];IF(AND([.$A33]*[.F$23]&gt;[.$B$3];[.$A33]*[.F$23]&lt;=[.$C$3]);[.$A33]*[.F$23]*[.$C$4];IF(AND([.$A33]*[.F$23]&gt;[.$C$3];[.$A33]*[.F$23]&lt;[.$D$3]);[.$A33]*[.F$23]*[.$D$4];[.$A33]*[.F$23]*[.$E$4]))))*[.$F$4]" office:value-type="float" office:value="51221.4258010254" calcext:value-type="float">
            <text:p>51.221 </text:p>
          </table:table-cell>
          <table:table-cell table:style-name="ce22" table:formula="of:=(IF([.$A33]*[.G$23]&lt;=[.$B$3];[.$A33]*[.G$23]*[.$B$4];IF(AND([.$A33]*[.G$23]&gt;[.$B$3];[.$A33]*[.G$23]&lt;=[.$C$3]);[.$A33]*[.G$23]*[.$C$4];IF(AND([.$A33]*[.G$23]&gt;[.$C$3];[.$A33]*[.G$23]&lt;[.$D$3]);[.$A33]*[.G$23]*[.$D$4];[.$A33]*[.G$23]*[.$E$4]))))*[.$F$4]" office:value-type="float" office:value="53270.2828330664" calcext:value-type="float">
            <text:p>53.270 </text:p>
          </table:table-cell>
          <table:table-cell table:style-name="ce22" table:formula="of:=(IF([.$A33]*[.H$23]&lt;=[.$B$3];[.$A33]*[.H$23]*[.$B$4];IF(AND([.$A33]*[.H$23]&gt;[.$B$3];[.$A33]*[.H$23]&lt;=[.$C$3]);[.$A33]*[.H$23]*[.$C$4];IF(AND([.$A33]*[.H$23]&gt;[.$C$3];[.$A33]*[.H$23]&lt;[.$D$3]);[.$A33]*[.H$23]*[.$D$4];[.$A33]*[.H$23]*[.$E$4]))))*[.$F$4]" office:value-type="float" office:value="55319.1398651074" calcext:value-type="float">
            <text:p>55.319 </text:p>
          </table:table-cell>
          <table:table-cell table:style-name="ce22" table:formula="of:=(IF([.$A33]*[.I$23]&lt;=[.$B$3];[.$A33]*[.I$23]*[.$B$4];IF(AND([.$A33]*[.I$23]&gt;[.$B$3];[.$A33]*[.I$23]&lt;=[.$C$3]);[.$A33]*[.I$23]*[.$C$4];IF(AND([.$A33]*[.I$23]&gt;[.$C$3];[.$A33]*[.I$23]&lt;[.$D$3]);[.$A33]*[.I$23]*[.$D$4];[.$A33]*[.I$23]*[.$E$4]))))*[.$F$4]" office:value-type="float" office:value="57367.9968971484" calcext:value-type="float">
            <text:p>57.368 </text:p>
          </table:table-cell>
          <table:table-cell table:style-name="ce22" table:formula="of:=(IF([.$A33]*[.J$23]&lt;=[.$B$3];[.$A33]*[.J$23]*[.$B$4];IF(AND([.$A33]*[.J$23]&gt;[.$B$3];[.$A33]*[.J$23]&lt;=[.$C$3]);[.$A33]*[.J$23]*[.$C$4];IF(AND([.$A33]*[.J$23]&gt;[.$C$3];[.$A33]*[.J$23]&lt;[.$D$3]);[.$A33]*[.J$23]*[.$D$4];[.$A33]*[.J$23]*[.$E$4]))))*[.$F$4]" office:value-type="float" office:value="59416.8539291895" calcext:value-type="float">
            <text:p>59.417 </text:p>
          </table:table-cell>
          <table:table-cell table:style-name="ce22" table:formula="of:=(IF([.$A33]*[.K$23]&lt;=[.$B$3];[.$A33]*[.K$23]*[.$B$4];IF(AND([.$A33]*[.K$23]&gt;[.$B$3];[.$A33]*[.K$23]&lt;=[.$C$3]);[.$A33]*[.K$23]*[.$C$4];IF(AND([.$A33]*[.K$23]&gt;[.$C$3];[.$A33]*[.K$23]&lt;[.$D$3]);[.$A33]*[.K$23]*[.$D$4];[.$A33]*[.K$23]*[.$E$4]))))*[.$F$4]" office:value-type="float" office:value="61465.7109612305" calcext:value-type="float">
            <text:p>61.466 </text:p>
          </table:table-cell>
          <table:table-cell table:style-name="ce22" table:formula="of:=(IF([.$A33]*[.L$23]&lt;=[.$B$3];[.$A33]*[.L$23]*[.$B$4];IF(AND([.$A33]*[.L$23]&gt;[.$B$3];[.$A33]*[.L$23]&lt;=[.$C$3]);[.$A33]*[.L$23]*[.$C$4];IF(AND([.$A33]*[.L$23]&gt;[.$C$3];[.$A33]*[.L$23]&lt;[.$D$3]);[.$A33]*[.L$23]*[.$D$4];[.$A33]*[.L$23]*[.$E$4]))))*[.$F$4]" office:value-type="float" office:value="63514.5679932715" calcext:value-type="float">
            <text:p>63.515 </text:p>
          </table:table-cell>
          <table:table-cell table:style-name="ce22" table:formula="of:=(IF([.$A33]*[.M$23]&lt;=[.$B$3];[.$A33]*[.M$23]*[.$B$4];IF(AND([.$A33]*[.M$23]&gt;[.$B$3];[.$A33]*[.M$23]&lt;=[.$C$3]);[.$A33]*[.M$23]*[.$C$4];IF(AND([.$A33]*[.M$23]&gt;[.$C$3];[.$A33]*[.M$23]&lt;[.$D$3]);[.$A33]*[.M$23]*[.$D$4];[.$A33]*[.M$23]*[.$E$4]))))*[.$F$4]" office:value-type="float" office:value="65563.4250253125" calcext:value-type="float">
            <text:p>65.563 </text:p>
          </table:table-cell>
          <table:table-cell table:style-name="ce22" table:formula="of:=(IF([.$A33]*[.N$23]&lt;=[.$B$3];[.$A33]*[.N$23]*[.$B$4];IF(AND([.$A33]*[.N$23]&gt;[.$B$3];[.$A33]*[.N$23]&lt;=[.$C$3]);[.$A33]*[.N$23]*[.$C$4];IF(AND([.$A33]*[.N$23]&gt;[.$C$3];[.$A33]*[.N$23]&lt;[.$D$3]);[.$A33]*[.N$23]*[.$D$4];[.$A33]*[.N$23]*[.$E$4]))))*[.$F$4]" office:value-type="float" office:value="67612.2820573535" calcext:value-type="float">
            <text:p>67.612 </text:p>
          </table:table-cell>
          <table:table-cell table:style-name="ce22" table:formula="of:=(IF([.$A33]*[.O$23]&lt;=[.$B$3];[.$A33]*[.O$23]*[.$B$4];IF(AND([.$A33]*[.O$23]&gt;[.$B$3];[.$A33]*[.O$23]&lt;=[.$C$3]);[.$A33]*[.O$23]*[.$C$4];IF(AND([.$A33]*[.O$23]&gt;[.$C$3];[.$A33]*[.O$23]&lt;[.$D$3]);[.$A33]*[.O$23]*[.$D$4];[.$A33]*[.O$23]*[.$E$4]))))*[.$F$4]" office:value-type="float" office:value="69661.1390893945" calcext:value-type="float">
            <text:p>69.661 </text:p>
          </table:table-cell>
          <table:table-cell table:style-name="ce22" table:formula="of:=(IF([.$A33]*[.P$23]&lt;=[.$B$3];[.$A33]*[.P$23]*[.$B$4];IF(AND([.$A33]*[.P$23]&gt;[.$B$3];[.$A33]*[.P$23]&lt;=[.$C$3]);[.$A33]*[.P$23]*[.$C$4];IF(AND([.$A33]*[.P$23]&gt;[.$C$3];[.$A33]*[.P$23]&lt;[.$D$3]);[.$A33]*[.P$23]*[.$D$4];[.$A33]*[.P$23]*[.$E$4]))))*[.$F$4]" office:value-type="float" office:value="71709.9961214355" calcext:value-type="float">
            <text:p>71.710 </text:p>
          </table:table-cell>
          <table:table-cell table:style-name="ce22" table:formula="of:=(IF([.$A33]*[.Q$23]&lt;=[.$B$3];[.$A33]*[.Q$23]*[.$B$4];IF(AND([.$A33]*[.Q$23]&gt;[.$B$3];[.$A33]*[.Q$23]&lt;=[.$C$3]);[.$A33]*[.Q$23]*[.$C$4];IF(AND([.$A33]*[.Q$23]&gt;[.$C$3];[.$A33]*[.Q$23]&lt;[.$D$3]);[.$A33]*[.Q$23]*[.$D$4];[.$A33]*[.Q$23]*[.$E$4]))))*[.$F$4]" office:value-type="float" office:value="73758.8531534766" calcext:value-type="float">
            <text:p>73.759 </text:p>
          </table:table-cell>
          <table:table-cell table:style-name="ce22" table:formula="of:=(IF([.$A33]*[.R$23]&lt;=[.$B$3];[.$A33]*[.R$23]*[.$B$4];IF(AND([.$A33]*[.R$23]&gt;[.$B$3];[.$A33]*[.R$23]&lt;=[.$C$3]);[.$A33]*[.R$23]*[.$C$4];IF(AND([.$A33]*[.R$23]&gt;[.$C$3];[.$A33]*[.R$23]&lt;[.$D$3]);[.$A33]*[.R$23]*[.$D$4];[.$A33]*[.R$23]*[.$E$4]))))*[.$F$4]" office:value-type="float" office:value="75807.7101855176" calcext:value-type="float">
            <text:p>75.808 </text:p>
          </table:table-cell>
          <table:table-cell table:style-name="ce5" table:formula="of:=+[.S32]+0.5" office:value-type="float" office:value="6.5" calcext:value-type="float">
            <text:p>6,50 </text:p>
          </table:table-cell>
          <table:table-cell table:number-columns-repeated="45"/>
        </table:table-row>
        <table:table-row table:style-name="ro1">
          <table:table-cell table:number-columns-repeated="13"/>
          <table:table-cell office:value-type="string" office:string-value="Importes con IVA incluído" calcext:value-type="string">
            <text:p>Importes con IVA incluído </text:p>
          </table:table-cell>
          <table:table-cell table:number-columns-repeated="50"/>
        </table:table-row>
        <table:table-row table:style-name="ro1" table:number-rows-repeated="29">
          <table:table-cell table:number-columns-repeated="64"/>
        </table:table-row>
        <table:table-row table:style-name="ro1">
          <table:table-cell table:number-columns-repeated="17"/>
          <table:table-cell office:value-type="float" office:value="11730" calcext:value-type="float">
            <text:p>11.730,00 </text:p>
          </table:table-cell>
          <table:table-cell table:number-columns-repeated="46"/>
        </table:table-row>
        <table:table-row table:style-name="ro1">
          <table:table-cell table:number-columns-repeated="17"/>
          <table:table-cell office:value-type="float" office:value="1915" calcext:value-type="float">
            <text:p>1.915,00 </text:p>
          </table:table-cell>
          <table:table-cell table:number-columns-repeated="46"/>
        </table:table-row>
        <table:table-row table:style-name="ro1">
          <table:table-cell table:number-columns-repeated="17"/>
          <table:table-cell office:value-type="float" office:value="4900" calcext:value-type="float">
            <text:p>4.900,00 </text:p>
          </table:table-cell>
          <table:table-cell table:number-columns-repeated="46"/>
        </table:table-row>
        <table:table-row table:style-name="ro1">
          <table:table-cell table:number-columns-repeated="17"/>
          <table:table-cell office:value-type="float" office:value="5984" calcext:value-type="float">
            <text:p>5.984,00 </text:p>
          </table:table-cell>
          <table:table-cell table:number-columns-repeated="46"/>
        </table:table-row>
        <table:table-row table:style-name="ro1">
          <table:table-cell table:number-columns-repeated="17"/>
          <table:table-cell office:value-type="float" office:value="7982.85" calcext:value-type="float">
            <text:p>7.982,85 </text:p>
          </table:table-cell>
          <table:table-cell table:number-columns-repeated="46"/>
        </table:table-row>
        <table:table-row table:style-name="ro1">
          <table:table-cell table:number-columns-repeated="17"/>
          <table:table-cell office:value-type="float" office:value="4224.14" calcext:value-type="float">
            <text:p>4.224,14 </text:p>
          </table:table-cell>
          <table:table-cell table:number-columns-repeated="46"/>
        </table:table-row>
        <table:table-row table:style-name="ro1">
          <table:table-cell table:number-columns-repeated="17"/>
          <table:table-cell office:value-type="float" office:value="10000" calcext:value-type="float">
            <text:p>10.000,00 </text:p>
          </table:table-cell>
          <table:table-cell table:number-columns-repeated="46"/>
        </table:table-row>
        <table:table-row table:style-name="ro1">
          <table:table-cell table:number-columns-repeated="17"/>
          <table:table-cell office:value-type="float" office:value="2610" calcext:value-type="float">
            <text:p>2.610,00 </text:p>
          </table:table-cell>
          <table:table-cell table:number-columns-repeated="46"/>
        </table:table-row>
        <table:table-row table:style-name="ro1">
          <table:table-cell table:number-columns-repeated="17"/>
          <table:table-cell office:value-type="float" office:value="2460" calcext:value-type="float">
            <text:p>2.460,00 </text:p>
          </table:table-cell>
          <table:table-cell table:number-columns-repeated="46"/>
        </table:table-row>
        <table:table-row table:style-name="ro1">
          <table:table-cell table:number-columns-repeated="17"/>
          <table:table-cell office:value-type="float" office:value="8776.23" calcext:value-type="float">
            <text:p>8.776,23 </text:p>
          </table:table-cell>
          <table:table-cell table:number-columns-repeated="46"/>
        </table:table-row>
        <table:table-row table:style-name="ro1">
          <table:table-cell table:number-columns-repeated="17"/>
          <table:table-cell office:value-type="float" office:value="4460" calcext:value-type="float">
            <text:p>4.460,00 </text:p>
          </table:table-cell>
          <table:table-cell table:number-columns-repeated="46"/>
        </table:table-row>
        <table:table-row table:style-name="ro1">
          <table:table-cell table:number-columns-repeated="17"/>
          <table:table-cell office:value-type="float" office:value="4080" calcext:value-type="float">
            <text:p>4.080,00 </text:p>
          </table:table-cell>
          <table:table-cell table:number-columns-repeated="46"/>
        </table:table-row>
        <table:table-row table:style-name="ro1">
          <table:table-cell table:number-columns-repeated="17"/>
          <table:table-cell office:value-type="float" office:value="4890" calcext:value-type="float">
            <text:p>4.890,00 </text:p>
          </table:table-cell>
          <table:table-cell table:number-columns-repeated="46"/>
        </table:table-row>
        <table:table-row table:style-name="ro1">
          <table:table-cell table:number-columns-repeated="17"/>
          <table:table-cell office:value-type="float" office:value="12034" calcext:value-type="float">
            <text:p>12.034,00 </text:p>
          </table:table-cell>
          <table:table-cell table:number-columns-repeated="46"/>
        </table:table-row>
        <table:table-row table:style-name="ro1">
          <table:table-cell table:number-columns-repeated="17"/>
          <table:table-cell office:value-type="float" office:value="21490.35" calcext:value-type="float">
            <text:p>21.490,35 </text:p>
          </table:table-cell>
          <table:table-cell table:number-columns-repeated="46"/>
        </table:table-row>
        <table:table-row table:style-name="ro1">
          <table:table-cell table:number-columns-repeated="17"/>
          <table:table-cell office:value-type="float" office:value="4563.33" calcext:value-type="float">
            <text:p>4.563,33 </text:p>
          </table:table-cell>
          <table:table-cell table:number-columns-repeated="46"/>
        </table:table-row>
        <table:table-row table:style-name="ro1">
          <table:table-cell table:number-columns-repeated="17"/>
          <table:table-cell office:value-type="float" office:value="6840" calcext:value-type="float">
            <text:p>6.840,00 </text:p>
          </table:table-cell>
          <table:table-cell table:number-columns-repeated="46"/>
        </table:table-row>
        <table:table-row table:style-name="ro1">
          <table:table-cell table:number-columns-repeated="17"/>
          <table:table-cell office:value-type="float" office:value="8300" calcext:value-type="float">
            <text:p>8.300,00 </text:p>
          </table:table-cell>
          <table:table-cell table:number-columns-repeated="46"/>
        </table:table-row>
        <table:table-row table:style-name="ro1">
          <table:table-cell table:number-columns-repeated="17"/>
          <table:table-cell office:value-type="float" office:value="13938.97" calcext:value-type="float">
            <text:p>13.938,97 </text:p>
          </table:table-cell>
          <table:table-cell table:number-columns-repeated="46"/>
        </table:table-row>
        <table:table-row table:style-name="ro1">
          <table:table-cell table:number-columns-repeated="17"/>
          <table:table-cell office:value-type="float" office:value="4700" calcext:value-type="float">
            <text:p>4.700,00 </text:p>
          </table:table-cell>
          <table:table-cell table:number-columns-repeated="46"/>
        </table:table-row>
        <table:table-row table:style-name="ro1">
          <table:table-cell table:number-columns-repeated="17"/>
          <table:table-cell office:value-type="float" office:value="25467.11" calcext:value-type="float">
            <text:p>25.467,11 </text:p>
          </table:table-cell>
          <table:table-cell table:number-columns-repeated="46"/>
        </table:table-row>
        <table:table-row table:style-name="ro1">
          <table:table-cell table:number-columns-repeated="17"/>
          <table:table-cell office:value-type="float" office:value="4563.33" calcext:value-type="float">
            <text:p>4.563,33 </text:p>
          </table:table-cell>
          <table:table-cell table:number-columns-repeated="46"/>
        </table:table-row>
        <table:table-row table:style-name="ro1">
          <table:table-cell table:number-columns-repeated="17"/>
          <table:table-cell office:value-type="float" office:value="5549.2" calcext:value-type="float">
            <text:p>5.549,20 </text:p>
          </table:table-cell>
          <table:table-cell table:number-columns-repeated="46"/>
        </table:table-row>
        <table:table-row table:style-name="ro1">
          <table:table-cell table:number-columns-repeated="17"/>
          <table:table-cell office:value-type="float" office:value="5546.4" calcext:value-type="float">
            <text:p>5.546,40 </text:p>
          </table:table-cell>
          <table:table-cell table:number-columns-repeated="46"/>
        </table:table-row>
        <table:table-row table:style-name="ro1">
          <table:table-cell table:number-columns-repeated="17"/>
          <table:table-cell office:value-type="float" office:value="8498.59" calcext:value-type="float">
            <text:p>8.498,59 </text:p>
          </table:table-cell>
          <table:table-cell table:number-columns-repeated="46"/>
        </table:table-row>
        <table:table-row table:style-name="ro1">
          <table:table-cell table:number-columns-repeated="17"/>
          <table:table-cell office:value-type="float" office:value="4700" calcext:value-type="float">
            <text:p>4.700,00 </text:p>
          </table:table-cell>
          <table:table-cell table:number-columns-repeated="46"/>
        </table:table-row>
        <table:table-row table:style-name="ro1">
          <table:table-cell table:number-columns-repeated="17"/>
          <table:table-cell office:value-type="float" office:value="2350" calcext:value-type="float">
            <text:p>2.350,00 </text:p>
          </table:table-cell>
          <table:table-cell table:number-columns-repeated="46"/>
        </table:table-row>
        <table:table-row table:style-name="ro1">
          <table:table-cell table:number-columns-repeated="17"/>
          <table:table-cell office:value-type="float" office:value="2420" calcext:value-type="float">
            <text:p>2.420,00 </text:p>
          </table:table-cell>
          <table:table-cell table:number-columns-repeated="46"/>
        </table:table-row>
        <table:table-row table:style-name="ro1">
          <table:table-cell table:number-columns-repeated="17"/>
          <table:table-cell office:value-type="float" office:value="5347" calcext:value-type="float">
            <text:p>5.347,00 </text:p>
          </table:table-cell>
          <table:table-cell table:number-columns-repeated="46"/>
        </table:table-row>
        <table:table-row table:style-name="ro1">
          <table:table-cell table:number-columns-repeated="17"/>
          <table:table-cell office:value-type="float" office:value="9890" calcext:value-type="float">
            <text:p>9.890,00 </text:p>
          </table:table-cell>
          <table:table-cell table:number-columns-repeated="46"/>
        </table:table-row>
        <table:table-row table:style-name="ro1">
          <table:table-cell table:number-columns-repeated="17"/>
          <table:table-cell office:value-type="float" office:value="3600" calcext:value-type="float">
            <text:p>3.600,00 </text:p>
          </table:table-cell>
          <table:table-cell table:number-columns-repeated="46"/>
        </table:table-row>
        <table:table-row table:style-name="ro1">
          <table:table-cell table:number-columns-repeated="17"/>
          <table:table-cell office:value-type="float" office:value="4480" calcext:value-type="float">
            <text:p>4.480,00 </text:p>
          </table:table-cell>
          <table:table-cell table:number-columns-repeated="46"/>
        </table:table-row>
        <table:table-row table:style-name="ro1">
          <table:table-cell table:number-columns-repeated="17"/>
          <table:table-cell office:value-type="float" office:value="5640" calcext:value-type="float">
            <text:p>5.640,00 </text:p>
          </table:table-cell>
          <table:table-cell table:number-columns-repeated="46"/>
        </table:table-row>
        <table:table-row table:style-name="ro1">
          <table:table-cell table:number-columns-repeated="17"/>
          <table:table-cell office:value-type="float" office:value="3000" calcext:value-type="float">
            <text:p>3.000,00 </text:p>
          </table:table-cell>
          <table:table-cell table:number-columns-repeated="46"/>
        </table:table-row>
        <table:table-row table:style-name="ro1">
          <table:table-cell table:number-columns-repeated="17"/>
          <table:table-cell office:value-type="float" office:value="3176" calcext:value-type="float">
            <text:p>3.176,00 </text:p>
          </table:table-cell>
          <table:table-cell table:number-columns-repeated="46"/>
        </table:table-row>
        <table:table-row table:style-name="ro1">
          <table:table-cell table:number-columns-repeated="17"/>
          <table:table-cell office:value-type="float" office:value="5545.1" calcext:value-type="float">
            <text:p>5.545,10 </text:p>
          </table:table-cell>
          <table:table-cell table:number-columns-repeated="46"/>
        </table:table-row>
        <table:table-row table:style-name="ro1">
          <table:table-cell table:number-columns-repeated="17"/>
          <table:table-cell office:value-type="float" office:value="4340" calcext:value-type="float">
            <text:p>4.340,00 </text:p>
          </table:table-cell>
          <table:table-cell table:number-columns-repeated="46"/>
        </table:table-row>
        <table:table-row table:style-name="ro1">
          <table:table-cell table:number-columns-repeated="17"/>
          <table:table-cell office:value-type="float" office:value="2660.95" calcext:value-type="float">
            <text:p>2.660,95 </text:p>
          </table:table-cell>
          <table:table-cell table:number-columns-repeated="46"/>
        </table:table-row>
        <table:table-row table:style-name="ro1">
          <table:table-cell table:number-columns-repeated="17"/>
          <table:table-cell office:value-type="float" office:value="9550" calcext:value-type="float">
            <text:p>9.550,00 </text:p>
          </table:table-cell>
          <table:table-cell table:number-columns-repeated="46"/>
        </table:table-row>
        <table:table-row table:style-name="ro1">
          <table:table-cell table:number-columns-repeated="17"/>
          <table:table-cell office:value-type="float" office:value="1215" calcext:value-type="float">
            <text:p>1.215,00 </text:p>
          </table:table-cell>
          <table:table-cell table:number-columns-repeated="46"/>
        </table:table-row>
        <table:table-row table:style-name="ro1">
          <table:table-cell table:number-columns-repeated="17"/>
          <table:table-cell office:value-type="float" office:value="5530" calcext:value-type="float">
            <text:p>5.530,00 </text:p>
          </table:table-cell>
          <table:table-cell table:number-columns-repeated="46"/>
        </table:table-row>
        <table:table-row table:style-name="ro1">
          <table:table-cell table:number-columns-repeated="17"/>
          <table:table-cell office:value-type="float" office:value="5548.3" calcext:value-type="float">
            <text:p>5.548,30 </text:p>
          </table:table-cell>
          <table:table-cell table:number-columns-repeated="46"/>
        </table:table-row>
        <table:table-row table:style-name="ro1">
          <table:table-cell table:number-columns-repeated="17"/>
          <table:table-cell office:value-type="float" office:value="4910" calcext:value-type="float">
            <text:p>4.910,00 </text:p>
          </table:table-cell>
          <table:table-cell table:number-columns-repeated="46"/>
        </table:table-row>
        <table:table-row table:style-name="ro1">
          <table:table-cell table:number-columns-repeated="17"/>
          <table:table-cell office:value-type="float" office:value="4006.8" calcext:value-type="float">
            <text:p>4.006,80 </text:p>
          </table:table-cell>
          <table:table-cell table:number-columns-repeated="46"/>
        </table:table-row>
        <table:table-row table:style-name="ro1">
          <table:table-cell table:number-columns-repeated="17"/>
          <table:table-cell office:value-type="float" office:value="4584" calcext:value-type="float">
            <text:p>4.584,00 </text:p>
          </table:table-cell>
          <table:table-cell table:number-columns-repeated="46"/>
        </table:table-row>
        <table:table-row table:style-name="ro1">
          <table:table-cell table:number-columns-repeated="17"/>
          <table:table-cell office:value-type="float" office:value="4235" calcext:value-type="float">
            <text:p>4.235,00 </text:p>
          </table:table-cell>
          <table:table-cell table:number-columns-repeated="46"/>
        </table:table-row>
        <table:table-row table:style-name="ro1">
          <table:table-cell table:number-columns-repeated="17"/>
          <table:table-cell office:value-type="float" office:value="4000" calcext:value-type="float">
            <text:p>4.000,00 </text:p>
          </table:table-cell>
          <table:table-cell table:number-columns-repeated="46"/>
        </table:table-row>
        <table:table-row table:style-name="ro1">
          <table:table-cell table:number-columns-repeated="17"/>
          <table:table-cell office:value-type="float" office:value="4563.33" calcext:value-type="float">
            <text:p>4.563,33 </text:p>
          </table:table-cell>
          <table:table-cell table:number-columns-repeated="46"/>
        </table:table-row>
        <table:table-row table:style-name="ro1">
          <table:table-cell table:number-columns-repeated="17"/>
          <table:table-cell table:formula="of:=SUM([.R64:.R111])" office:value-type="float" office:value="300794.98" calcext:value-type="float">
            <text:p>300.794,98 </text:p>
          </table:table-cell>
          <table:table-cell table:number-columns-repeated="46"/>
        </table:table-row>
        <table:table-row table:style-name="ro1">
          <table:table-cell table:number-columns-repeated="17"/>
          <table:table-cell table:formula="of:=+[.R112]-[.R64]-[.R65]-[.R66]" office:value-type="float" office:value="282249.98" calcext:value-type="float">
            <text:p>282.249,98 </text:p>
          </table:table-cell>
          <table:table-cell table:number-columns-repeated="46"/>
        </table:table-row>
        <table:table-row table:style-name="ro1">
          <table:table-cell table:number-columns-repeated="64"/>
        </table:table-row>
        <table:table-row table:style-name="ro1">
          <table:table-cell table:number-columns-repeated="17"/>
          <table:table-cell table:formula="of:=+[.R112]-285248.17" office:value-type="float" office:value="15546.81" calcext:value-type="float">
            <text:p>15.546,81 </text:p>
          </table:table-cell>
          <table:table-cell table:number-columns-repeated="46"/>
        </table:table-row>
        <table:table-row table:style-name="ro1" table:number-rows-repeated="1048460">
          <table:table-cell table:number-columns-repeated="64"/>
        </table:table-row>
        <table:table-row table:style-name="ro1">
          <table:table-cell table:number-columns-repeated="64"/>
        </table:table-row>
      </table:table>
      <table:table table:name="ZONDA triang" table:style-name="ta1" table:print="false">
        <table:shapes>
          <draw:g draw:z-index="0" draw:name="Group 2">
            <draw:custom-shape draw:name="Freeform 3" draw:style-name="gr1" draw:text-style-name="P1" svg:width="4.761cm" svg:height="1.607cm" svg:x="8.63cm" svg:y="0.178c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2" draw:text-style-name="P2" svg:width="0.505cm" svg:height="0.346cm" svg:x="8.368cm" svg:y="1.617c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2" draw:text-style-name="P2" svg:width="0.505cm" svg:height="1.371cm" svg:x="8.368cm" svg:y="0.296c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2" draw:text-style-name="P2" svg:width="0.505cm" svg:height="0.343cm" svg:x="8.368cm" svg:y="0c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2" draw:text-style-name="P2" svg:width="4.439cm" svg:height="0.343cm" svg:x="8.792cm" svg:y="0c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2" draw:text-style-name="P2" svg:width="0.498cm" svg:height="0.343cm" svg:x="13.154cm" svg:y="0c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2" draw:text-style-name="P2" svg:width="0.498cm" svg:height="1.371cm" svg:x="13.154cm" svg:y="0.296c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2" draw:text-style-name="P2" svg:width="0.498cm" svg:height="0.346cm" svg:x="13.154cm" svg:y="1.617c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2" draw:text-style-name="P2" svg:width="4.439cm" svg:height="0.346cm" svg:x="8.792cm" svg:y="1.617c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1" draw:text-style-name="P1" svg:width="5.027cm" svg:height="1.798cm" svg:x="8.506cm" svg:y="0.08c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3" draw:text-style-name="P3" svg:width="0.203cm" svg:height="0.137cm" svg:x="8.466cm" svg:y="1.777c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3" draw:text-style-name="P3" svg:width="0.07cm" svg:height="1.558cm" svg:x="8.466cm" svg:y="0.2c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3" draw:text-style-name="P3" svg:width="0.203cm" svg:height="0.132cm" svg:x="8.466cm" svg:y="0.05c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3" draw:text-style-name="P3" svg:width="4.681cm" svg:height="0.042cm" svg:x="8.681cm" svg:y="0.05c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3" draw:text-style-name="P3" svg:width="0.198cm" svg:height="0.132cm" svg:x="13.38cm" svg:y="0.05c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3" draw:text-style-name="P3" svg:width="0.067cm" svg:height="1.558cm" svg:x="13.511cm" svg:y="0.2c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3" draw:text-style-name="P3" svg:width="0.198cm" svg:height="0.137cm" svg:x="13.38cm" svg:y="1.777c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3" draw:text-style-name="P3" svg:width="4.681cm" svg:height="0.046cm" svg:x="8.681cm" svg:y="1.866c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2" draw:text-style-name="P2" svg:width="0.605cm" svg:height="0.342cm" svg:x="9.002cm" svg:y="0.414c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3" draw:text-style-name="P3" svg:width="0.177cm" svg:height="0.021cm" svg:x="9.315cm" svg:y="0.398c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3" draw:text-style-name="P3" svg:width="0.19cm" svg:height="0.073cm" svg:x="9.111cm" svg:y="0.398c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3" draw:text-style-name="P3" svg:width="0.151cm" svg:height="0.201cm" svg:x="8.992cm" svg:y="0.475c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3" draw:text-style-name="P3" svg:width="0.09cm" svg:height="0.103cm" svg:x="8.969cm" svg:y="0.672c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3" draw:text-style-name="P3" svg:width="0.239cm" svg:height="0.021cm" svg:x="9.076cm" svg:y="0.754c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3" draw:text-style-name="P3" svg:width="0.184cm" svg:height="0.103cm" svg:x="9.331cm" svg:y="0.672c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3" draw:text-style-name="P3" svg:width="0.147cm" svg:height="0.179cm" svg:x="9.478cm" svg:y="0.497c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3" draw:text-style-name="P3" svg:width="0.115cm" svg:height="0.101cm" svg:x="9.513cm" svg:y="0.398c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3" draw:text-style-name="P3" svg:width="0.196cm" svg:height="0.029cm" svg:x="9.133cm" svg:y="0.665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3" draw:text-style-name="P3" svg:width="0.166cm" svg:height="0.218cm" svg:x="9.144cm" svg:y="0.457c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3" draw:text-style-name="P3" svg:width="0.202cm" svg:height="0.029cm" svg:x="9.291cm" svg:y="0.457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3" draw:text-style-name="P3" svg:width="0.141cm" svg:height="0.219cm" svg:x="9.331cm" svg:y="0.475c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2" draw:text-style-name="P2" svg:width="0.597cm" svg:height="0.342cm" svg:x="10.514cm" svg:y="0.414c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3" draw:text-style-name="P3" svg:width="0.183cm" svg:height="0.27cm" svg:x="10.94cm" svg:y="0.497c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3" draw:text-style-name="P3" svg:width="0.108cm" svg:height="0.107cm" svg:x="11.031cm" svg:y="0.388c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3" draw:text-style-name="P3" svg:width="0.352cm" svg:height="0.03cm" svg:x="10.656cm" svg:y="0.388c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3" draw:text-style-name="P3" svg:width="0.098cm" svg:height="0.081cm" svg:x="10.598cm" svg:y="0.406c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3" draw:text-style-name="P3" svg:width="0.351cm" svg:height="0.029cm" svg:x="10.645cm" svg:y="0.457c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3" draw:text-style-name="P3" svg:width="0.08cm" svg:height="0.089cm" svg:x="10.899cm" svg:y="0.475c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3" draw:text-style-name="P3" svg:width="0.175cm" svg:height="0.029cm" svg:x="10.742cm" svg:y="0.535cm">
              <text:p/>
              <draw:enhanced-geometry svg:viewBox="0 0 18 6" draw:extrusion-allowed="true" draw:text-areas="0 0 18 6" draw:glue-points="0 5 0 5 18 6 18 0 0 0 0 0 0 5" draw:type="non-primitive" draw:enhanced-path="M 0 5 L 0 5 18 6 18 0 0 0 0 5 Z N"/>
            </draw:custom-shape>
            <draw:custom-shape draw:name="Freeform 42" draw:style-name="gr3" draw:text-style-name="P3" svg:width="0.19cm" svg:height="0.072cm" svg:x="10.532cm" svg:y="0.535c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3" draw:text-style-name="P3" svg:width="0.07cm" svg:height="0.063cm" svg:x="10.502cm" svg:y="0.613c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3" draw:text-style-name="P3" svg:width="0.085cm" svg:height="0.103cm" svg:x="10.486cm" svg:y="0.672c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3" draw:text-style-name="P3" svg:width="0.381cm" svg:height="0.021cm" svg:x="10.588cm" svg:y="0.754c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3" draw:text-style-name="P3" svg:width="0.196cm" svg:height="0.029cm" svg:x="10.645cm" svg:y="0.665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3" draw:text-style-name="P3" svg:width="0.068cm" svg:height="0.06cm" svg:x="10.656cm" svg:y="0.618c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3" draw:text-style-name="P3" svg:width="0.195cm" svg:height="0.02cm" svg:x="10.714cm" svg:y="0.618c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3" draw:text-style-name="P3" svg:width="0.042cm" svg:height="0.06cm" svg:x="10.838cm" svg:y="0.634c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2" draw:text-style-name="P2" svg:width="0.617cm" svg:height="0.342cm" svg:x="12.52cm" svg:y="0.414c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3" draw:text-style-name="P3" svg:width="0.184cm" svg:height="0.021cm" svg:x="12.837cm" svg:y="0.398c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3" draw:text-style-name="P3" svg:width="0.192cm" svg:height="0.073cm" svg:x="12.627cm" svg:y="0.398c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3" draw:text-style-name="P3" svg:width="0.153cm" svg:height="0.201cm" svg:x="12.508cm" svg:y="0.475c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3" draw:text-style-name="P3" svg:width="0.094cm" svg:height="0.103cm" svg:x="12.486cm" svg:y="0.672c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3" draw:text-style-name="P3" svg:width="0.241cm" svg:height="0.021cm" svg:x="12.599cm" svg:y="0.754c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3" draw:text-style-name="P3" svg:width="0.176cm" svg:height="0.103cm" svg:x="12.855cm" svg:y="0.672c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3" draw:text-style-name="P3" svg:width="0.141cm" svg:height="0.179cm" svg:x="12.996cm" svg:y="0.497c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3" draw:text-style-name="P3" svg:width="0.11cm" svg:height="0.101cm" svg:x="13.04cm" svg:y="0.398c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3" draw:text-style-name="P3" svg:width="0.197cm" svg:height="0.029cm" svg:x="12.65cm" svg:y="0.665c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3" draw:text-style-name="P3" svg:width="0.153cm" svg:height="0.218cm" svg:x="12.673cm" svg:y="0.457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3" draw:text-style-name="P3" svg:width="0.187cm" svg:height="0.029cm" svg:x="12.825cm" svg:y="0.457c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3" draw:text-style-name="P3" svg:width="0.159cm" svg:height="0.219cm" svg:x="12.843cm" svg:y="0.475c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2" draw:text-style-name="P2" svg:width="0.658cm" svg:height="0.342cm" svg:x="11.133cm" svg:y="0.414c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3" draw:text-style-name="P3" svg:width="0.153cm" svg:height="0.021cm" svg:x="11.331cm" svg:y="0.398c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3" draw:text-style-name="P3" svg:width="0.264cm" svg:height="0.369cm" svg:x="11.093cm" svg:y="0.406c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3" draw:text-style-name="P3" svg:width="0.167cm" svg:height="0.03cm" svg:x="11.133cm" svg:y="0.754c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3" draw:text-style-name="P3" svg:width="0.218cm" svg:height="0.309cm" svg:x="11.269cm" svg:y="0.457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3" draw:text-style-name="P3" svg:width="0.197cm" svg:height="0.029cm" svg:x="11.484cm" svg:y="0.457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3" draw:text-style-name="P3" svg:width="0.234cm" svg:height="0.309cm" svg:x="11.432cm" svg:y="0.475c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3" draw:text-style-name="P3" svg:width="0.167cm" svg:height="0.03cm" svg:x="11.472cm" svg:y="0.754c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3" draw:text-style-name="P3" svg:width="0.197cm" svg:height="0.27cm" svg:x="11.603cm" svg:y="0.497c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3" draw:text-style-name="P3" svg:width="0.121cm" svg:height="0.101cm" svg:x="11.7cm" svg:y="0.398c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3" draw:text-style-name="P3" svg:width="0.221cm" svg:height="0.051cm" svg:x="11.462cm" svg:y="0.388c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3" draw:text-style-name="P3" svg:width="0.067cm" svg:height="0.039cm" svg:x="11.462cm" svg:y="0.398c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2" draw:text-style-name="P2" svg:width="0.581cm" svg:height="0.342cm" svg:x="9.632cm" svg:y="0.414c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3" draw:text-style-name="P3" svg:width="0.252cm" svg:height="0.051cm" svg:x="9.955cm" svg:y="0.388c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3" draw:text-style-name="P3" svg:width="0.067cm" svg:height="0.039cm" svg:x="9.955cm" svg:y="0.398c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3" draw:text-style-name="P3" svg:width="0.153cm" svg:height="0.021cm" svg:x="9.831cm" svg:y="0.398c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3" draw:text-style-name="P3" svg:width="0.278cm" svg:height="0.369cm" svg:x="9.587cm" svg:y="0.406c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3" draw:text-style-name="P3" svg:width="0.166cm" svg:height="0.03cm" svg:x="9.632cm" svg:y="0.754c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3" draw:text-style-name="P3" svg:width="0.222cm" svg:height="0.309cm" svg:x="9.763cm" svg:y="0.457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3" draw:text-style-name="P3" svg:width="0.223cm" svg:height="0.029cm" svg:x="9.978cm" svg:y="0.457c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3" draw:text-style-name="P3" svg:width="0.098cm" svg:height="0.073cm" svg:x="10.16cm" svg:y="0.398c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2" draw:text-style-name="P2" svg:width="0.754cm" svg:height="0.518cm" svg:x="11.857cm" svg:y="0.238c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3" draw:text-style-name="P3" svg:width="0.151cm" svg:height="0.021cm" svg:x="12.458cm" svg:y="0.216c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3" draw:text-style-name="P3" svg:width="0.146cm" svg:height="0.191cm" svg:x="12.344cm" svg:y="0.227c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3" draw:text-style-name="P3" svg:width="0.164cm" svg:height="0.021cm" svg:x="12.186cm" svg:y="0.398c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3" draw:text-style-name="P3" svg:width="0.192cm" svg:height="0.073cm" svg:x="11.976cm" svg:y="0.398c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3" draw:text-style-name="P3" svg:width="0.151cm" svg:height="0.201cm" svg:x="11.847cm" svg:y="0.475c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3" draw:text-style-name="P3" svg:width="0.104cm" svg:height="0.103cm" svg:x="11.824cm" svg:y="0.672c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3" draw:text-style-name="P3" svg:width="0.227cm" svg:height="0.021cm" svg:x="11.943cm" svg:y="0.754c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3" draw:text-style-name="P3" svg:width="0.121cm" svg:height="0.03cm" svg:x="12.192cm" svg:y="0.754c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3" draw:text-style-name="P3" svg:width="0.367cm" svg:height="0.555cm" svg:x="12.282cm" svg:y="0.216c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3" draw:text-style-name="P3" svg:width="0.158cm" svg:height="0.218cm" svg:x="12.006cm" svg:y="0.457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3" draw:text-style-name="P3" svg:width="0.191cm" svg:height="0.029cm" svg:x="12.164cm" svg:y="0.457c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3" draw:text-style-name="P3" svg:width="0.152cm" svg:height="0.219cm" svg:x="12.186cm" svg:y="0.475c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3" draw:text-style-name="P3" svg:width="0.207cm" svg:height="0.029cm" svg:x="11.988cm" svg:y="0.665c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2" draw:text-style-name="P2" svg:width="0.46cm" svg:height="0.518cm" svg:x="10.123cm" svg:y="0.238cm">
              <text:p/>
              <draw:enhanced-geometry svg:viewBox="0 0 44 71" draw:extrusion-allowed="true" draw:text-areas="0 0 44 71" draw:glue-points="44 0 30 0 0 71 14 71 44 0" draw:type="non-primitive" draw:enhanced-path="M 44 0 L 30 0 0 71 14 71 44 0 Z N"/>
            </draw:custom-shape>
            <draw:custom-shape draw:name="Freeform 99" draw:style-name="gr3" draw:text-style-name="P3" svg:width="0.165cm" svg:height="0.025cm" svg:x="10.418cm" svg:y="0.216c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3" draw:text-style-name="P3" svg:width="0.376cm" svg:height="0.544cm" svg:x="10.076cm" svg:y="0.232c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3" draw:text-style-name="P3" svg:width="0.158cm" svg:height="0.021cm" svg:x="10.123cm" svg:y="0.754c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3" draw:text-style-name="P3" svg:width="0.381cm" svg:height="0.555cm" svg:x="10.242cm" svg:y="0.216c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2" draw:text-style-name="P2" svg:width="0.561cm" svg:height="0.398cm" svg:x="9.518cm" svg:y="0.893c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2" draw:text-style-name="P2" svg:width="1.62cm" svg:height="0.407cm" svg:x="10.145cm" svg:y="0.883c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2" draw:text-style-name="P2" svg:width="0.739cm" svg:height="0.398cm" svg:x="11.817cm" svg:y="0.893c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3" draw:text-style-name="P3" svg:width="0.085cm" svg:height="0.097cm" svg:x="8.679cm" svg:y="1.45c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3" draw:text-style-name="P3" svg:width="0.098cm" svg:height="0.097cm" svg:x="8.779cm" svg:y="1.45c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3" draw:text-style-name="P3" svg:width="0.07cm" svg:height="0.111cm" svg:x="9.002cm" svg:y="1.446c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3" draw:text-style-name="P3" svg:width="0.078cm" svg:height="0.111cm" svg:x="9.111cm" svg:y="1.446c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3" draw:text-style-name="P3" svg:width="0.066cm" svg:height="0.097cm" svg:x="9.23cm" svg:y="1.45c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3" draw:text-style-name="P3" svg:width="0.086cm" svg:height="0.111cm" svg:x="9.331cm" svg:y="1.446c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3" draw:text-style-name="P3" svg:width="0.08cm" svg:height="0.097cm" svg:x="9.456cm" svg:y="1.45c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3" draw:text-style-name="P3" svg:width="0.091cm" svg:height="0.097cm" svg:x="9.62cm" svg:y="1.45c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3" draw:text-style-name="P3" svg:width="0.087cm" svg:height="0.097cm" svg:x="9.785cm" svg:y="1.45c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3" draw:text-style-name="P3" svg:width="0.079cm" svg:height="0.107cm" svg:x="9.915cm" svg:y="1.45c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3" draw:text-style-name="P3" svg:width="0.078cm" svg:height="0.097cm" svg:x="10.017cm" svg:y="1.45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3" draw:text-style-name="P3" svg:width="0.085cm" svg:height="0.097cm" svg:x="10.112cm" svg:y="1.45c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3" draw:text-style-name="P3" svg:width="0.068cm" svg:height="0.107cm" svg:x="10.276cm" svg:y="1.45c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3" draw:text-style-name="P3" svg:width="0.024cm" svg:height="0.132cm" svg:x="10.429cm" svg:y="1.446c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3" draw:text-style-name="P3" svg:width="0.09cm" svg:height="0.097cm" svg:x="10.492cm" svg:y="1.45c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3" draw:text-style-name="P3" svg:width="0.078cm" svg:height="0.111cm" svg:x="10.617cm" svg:y="1.446c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3" draw:text-style-name="P3" svg:width="0.079cm" svg:height="0.097cm" svg:x="10.73cm" svg:y="1.45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3" draw:text-style-name="P3" svg:width="0.078cm" svg:height="0.111cm" svg:x="10.838cm" svg:y="1.446c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3" draw:text-style-name="P3" svg:width="0.078cm" svg:height="0.097cm" svg:x="10.957cm" svg:y="1.45c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3" draw:text-style-name="P3" svg:width="0.079cm" svg:height="0.097cm" svg:x="11.093cm" svg:y="1.45c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3" draw:text-style-name="P3" svg:width="0.092cm" svg:height="0.097cm" svg:x="11.201cm" svg:y="1.45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3" draw:text-style-name="P3" svg:width="0.025cm" svg:height="0.132cm" svg:x="11.32cm" svg:y="1.446c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3" draw:text-style-name="P3" svg:width="0.08cm" svg:height="0.097cm" svg:x="11.432cm" svg:y="1.45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3" draw:text-style-name="P3" svg:width="0.054cm" svg:height="0.097cm" svg:x="11.541cm" svg:y="1.45c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3" draw:text-style-name="P3" svg:width="0.073cm" svg:height="0.097cm" svg:x="11.637cm" svg:y="1.45c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3" draw:text-style-name="P3" svg:width="0.067cm" svg:height="0.097cm" svg:x="11.733cm" svg:y="1.45c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3" draw:text-style-name="P3" svg:width="0.054cm" svg:height="0.097cm" svg:x="11.847cm" svg:y="1.45c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3" draw:text-style-name="P3" svg:width="0.09cm" svg:height="0.097cm" svg:x="11.92cm" svg:y="1.45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3" draw:text-style-name="P3" svg:width="0.091cm" svg:height="0.097cm" svg:x="12.032cm" svg:y="1.45c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3" draw:text-style-name="P3" svg:width="0.062cm" svg:height="0.107cm" svg:x="12.202cm" svg:y="1.45c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3" draw:text-style-name="P3" svg:width="0.055cm" svg:height="0.097cm" svg:x="12.305cm" svg:y="1.45c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3" draw:text-style-name="P3" svg:width="0.067cm" svg:height="0.107cm" svg:x="12.401cm" svg:y="1.45c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3" draw:text-style-name="P3" svg:width="0.042cm" svg:height="0.097cm" svg:x="12.498cm" svg:y="1.45c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3" draw:text-style-name="P3" svg:width="0.066cm" svg:height="0.097cm" svg:x="12.662cm" svg:y="1.45c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3" draw:text-style-name="P3" svg:width="0.068cm" svg:height="0.107cm" svg:x="12.758cm" svg:y="1.45c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3" draw:text-style-name="P3" svg:width="0.078cm" svg:height="0.097cm" svg:x="12.855cm" svg:y="1.45c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3" draw:text-style-name="P3" svg:width="0.067cm" svg:height="0.107cm" svg:x="12.967cm" svg:y="1.45c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3" draw:text-style-name="P3" svg:width="0.068cm" svg:height="0.097cm" svg:x="13.063cm" svg:y="1.45c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3" draw:text-style-name="P3" svg:width="0.074cm" svg:height="0.107cm" svg:x="13.156cm" svg:y="1.45c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3" draw:text-style-name="P3" svg:width="0.036cm" svg:height="0.097cm" svg:x="13.273cm" svg:y="1.45c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3" draw:text-style-name="P3" svg:width="0.098cm" svg:height="0.136cm" svg:x="10.276cm" svg:y="1.708c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3" draw:text-style-name="P3" svg:width="0.107cm" svg:height="0.136cm" svg:x="10.402cm" svg:y="1.708c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3" draw:text-style-name="P3" svg:width="0.09cm" svg:height="0.136cm" svg:x="10.56cm" svg:y="1.708c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3" draw:text-style-name="P3" svg:width="0.024cm" svg:height="0.136cm" svg:x="10.702cm" svg:y="1.708cm">
              <text:p/>
              <draw:enhanced-geometry svg:viewBox="0 0 21600 21600" draw:type="rectangle" draw:enhanced-path="M 0 0 L 21600 0 21600 21600 0 21600 0 0 Z N"/>
            </draw:custom-shape>
            <draw:custom-shape draw:name="Freeform 152" draw:style-name="gr3" draw:text-style-name="P3" svg:width="0.11cm" svg:height="0.136cm" svg:x="10.752cm" svg:y="1.708c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3" draw:text-style-name="P3" svg:width="0.098cm" svg:height="0.136cm" svg:x="10.957cm" svg:y="1.708c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3" draw:text-style-name="P3" svg:width="0.078cm" svg:height="0.136cm" svg:x="11.105cm" svg:y="1.708c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3" draw:text-style-name="P3" svg:width="0.108cm" svg:height="0.136cm" svg:x="11.218cm" svg:y="1.708c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3" draw:text-style-name="P3" svg:width="0.104cm" svg:height="0.136cm" svg:x="11.365cm" svg:y="1.708c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3" draw:text-style-name="P3" svg:width="0.104cm" svg:height="0.144cm" svg:x="11.507cm" svg:y="1.702c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3" draw:text-style-name="P3" svg:width="0.116cm" svg:height="0.136cm" svg:x="11.637cm" svg:y="1.708c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3" draw:text-style-name="P3" svg:width="0.036cm" svg:height="0.05cm" svg:x="9.836cm" svg:y="1.617c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Rectangle 160" draw:style-name="gr3" draw:text-style-name="P3" svg:width="0.024cm" svg:height="0.003cm" svg:x="9.904cm" svg:y="1.638cm">
              <text:p/>
              <draw:enhanced-geometry svg:viewBox="0 0 21600 21600" draw:type="rectangle" draw:enhanced-path="M 0 0 L 21600 0 21600 21600 0 21600 0 0 Z N"/>
            </draw:custom-shape>
            <draw:custom-shape draw:name="Freeform 161" draw:style-name="gr3" draw:text-style-name="P3" svg:width="0.073cm" svg:height="0.05cm" svg:x="9.97cm" svg:y="1.617c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3" draw:text-style-name="P3" svg:width="0.048cm" svg:height="0.05cm" svg:x="10.086cm" svg:y="1.617c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3" draw:text-style-name="P3" svg:width="0.047cm" svg:height="0.05cm" svg:x="10.317cm" svg:y="1.617c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3" draw:text-style-name="P3" svg:width="0.023cm" svg:height="0.05cm" svg:x="10.402cm" svg:y="1.617c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3" draw:text-style-name="P3" svg:width="0.047cm" svg:height="0.05cm" svg:x="10.492cm" svg:y="1.617c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3" draw:text-style-name="P3" svg:width="0.029cm" svg:height="0.05cm" svg:x="10.57cm" svg:y="1.617c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3" draw:text-style-name="P3" svg:width="0.047cm" svg:height="0.07cm" svg:x="10.645cm" svg:y="1.596c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3" draw:text-style-name="P3" svg:width="0.048cm" svg:height="0.05cm" svg:x="10.73cm" svg:y="1.617c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3" draw:text-style-name="P3" svg:width="0.048cm" svg:height="0.05cm" svg:x="10.849cm" svg:y="1.617c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3" draw:text-style-name="P3" svg:width="0.029cm" svg:height="0.05cm" svg:x="10.94cm" svg:y="1.617c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3" draw:text-style-name="P3" svg:width="0.047cm" svg:height="0.05cm" svg:x="11.002cm" svg:y="1.617c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3" draw:text-style-name="P3" svg:width="0.044cm" svg:height="0.05cm" svg:x="11.087cm" svg:y="1.617c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3" draw:text-style-name="P3" svg:width="0.098cm" svg:height="0.07cm" svg:x="11.161cm" svg:y="1.596c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3" draw:text-style-name="P3" svg:width="0.035cm" svg:height="0.05cm" svg:x="11.331cm" svg:y="1.617c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3" draw:text-style-name="P3" svg:width="0.018cm" svg:height="0.07cm" svg:x="11.404cm" svg:y="1.596c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3" draw:text-style-name="P3" svg:width="0.042cm" svg:height="0.05cm" svg:x="11.455cm" svg:y="1.617c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3" draw:text-style-name="P3" svg:width="0.056cm" svg:height="0.05cm" svg:x="11.528cm" svg:y="1.617c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3" draw:text-style-name="P3" svg:width="0.036cm" svg:height="0.05cm" svg:x="11.647cm" svg:y="1.617c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3" draw:text-style-name="P3" svg:width="0.044cm" svg:height="0.05cm" svg:x="11.756cm" svg:y="1.617c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3" draw:text-style-name="P3" svg:width="0.048cm" svg:height="0.05cm" svg:x="11.829cm" svg:y="1.617c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3" draw:text-style-name="P3" svg:width="0.078cm" svg:height="0.05cm" svg:x="11.92cm" svg:y="1.617c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3" draw:text-style-name="P3" svg:width="0.042cm" svg:height="0.05cm" svg:x="12.085cm" svg:y="1.617c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3" draw:text-style-name="P3" svg:width="0.023cm" svg:height="0.05cm" svg:x="12.164cm" svg:y="1.617c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1" draw:text-style-name="P1" svg:width="4.158cm" svg:height="0.029cm" svg:x="9.02cm" svg:y="0.497cm">
              <text:p/>
              <draw:enhanced-geometry svg:viewBox="0 0 21600 21600" draw:type="rectangle" draw:enhanced-path="M 0 0 L 21600 0 21600 21600 0 21600 0 0 Z N"/>
            </draw:custom-shape>
          </draw:g>
        </table:shapes>
        <table:table-column table:style-name="co1" table:default-cell-style-name="ce1"/>
        <table:table-column table:style-name="co2" table:number-columns-repeated="12" table:default-cell-style-name="ce10"/>
        <table:table-column table:style-name="co3" table:default-cell-style-name="ce10"/>
        <table:table-column table:style-name="co2" table:default-cell-style-name="ce10"/>
        <table:table-column table:style-name="co10" table:default-cell-style-name="ce10"/>
        <table:table-column table:style-name="co2" table:number-columns-repeated="2" table:default-cell-style-name="ce10"/>
        <table:table-column table:style-name="co1" table:default-cell-style-name="ce1"/>
        <table:table-column table:style-name="co6" table:number-columns-repeated="45" table:default-cell-style-name="ce10"/>
        <table:table-row table:style-name="ro1">
          <table:table-cell table:number-columns-repeated="64"/>
        </table:table-row>
        <table:table-row table:style-name="ro1">
          <table:table-cell/>
          <table:table-cell table:style-name="ce11" office:value-type="float" office:value="3.74" calcext:value-type="float">
            <text:p>3,74 </text:p>
          </table:table-cell>
          <table:table-cell table:style-name="ce11" office:value-type="float" office:value="3.68" calcext:value-type="float">
            <text:p>3,68 </text:p>
          </table:table-cell>
          <table:table-cell table:style-name="ce11" office:value-type="float" office:value="3.62" calcext:value-type="float">
            <text:p>3,62 </text:p>
          </table:table-cell>
          <table:table-cell table:style-name="ce11" office:value-type="float" office:value="3.55" calcext:value-type="float">
            <text:p>3,55 </text:p>
          </table:table-cell>
          <table:table-cell table:style-name="ce11"/>
          <table:table-cell table:number-columns-repeated="58"/>
        </table:table-row>
        <table:table-row table:style-name="ro1">
          <table:table-cell/>
          <table:table-cell table:style-name="ce11" office:value-type="float" office:value="3.56" calcext:value-type="float">
            <text:p>3,56 </text:p>
          </table:table-cell>
          <table:table-cell table:style-name="ce11" office:value-type="float" office:value="3.42" calcext:value-type="float">
            <text:p>3,42 </text:p>
          </table:table-cell>
          <table:table-cell table:style-name="ce11" office:value-type="float" office:value="3.37" calcext:value-type="float">
            <text:p>3,37 </text:p>
          </table:table-cell>
          <table:table-cell table:style-name="ce11" office:value-type="float" office:value="3.3" calcext:value-type="float">
            <text:p>3,30 </text:p>
          </table:table-cell>
          <table:table-cell table:style-name="ce11"/>
          <table:table-cell table:number-columns-repeated="58"/>
        </table:table-row>
        <table:table-row table:style-name="ro4">
          <table:table-cell/>
          <table:table-cell table:style-name="ce11" office:value-type="float" office:value="3.81" calcext:value-type="float">
            <text:p>3,81 </text:p>
          </table:table-cell>
          <table:table-cell table:style-name="ce11" office:value-type="float" office:value="3.74" calcext:value-type="float">
            <text:p>3,74 </text:p>
          </table:table-cell>
          <table:table-cell table:style-name="ce11" office:value-type="float" office:value="3.66" calcext:value-type="float">
            <text:p>3,66 </text:p>
          </table:table-cell>
          <table:table-cell table:style-name="ce11" office:value-type="float" office:value="3.59" calcext:value-type="float">
            <text:p>3,59 </text:p>
          </table:table-cell>
          <table:table-cell table:style-name="ce11"/>
          <table:table-cell table:number-columns-repeated="58"/>
        </table:table-row>
        <table:table-row table:style-name="ro1">
          <table:table-cell/>
          <table:table-cell table:style-name="ce11" office:value-type="float" office:value="4.1" calcext:value-type="float">
            <text:p>4,10 </text:p>
          </table:table-cell>
          <table:table-cell table:style-name="ce11" office:value-type="float" office:value="3.98" calcext:value-type="float">
            <text:p>3,98 </text:p>
          </table:table-cell>
          <table:table-cell table:style-name="ce11" office:value-type="float" office:value="3.93" calcext:value-type="float">
            <text:p>3,93 </text:p>
          </table:table-cell>
          <table:table-cell table:style-name="ce11" office:value-type="float" office:value="3.87" calcext:value-type="float">
            <text:p>3,87 </text:p>
          </table:table-cell>
          <table:table-cell table:style-name="ce11"/>
          <table:table-cell table:number-columns-repeated="58"/>
        </table:table-row>
        <table:table-row table:style-name="ro6">
          <table:table-cell table:number-columns-repeated="64"/>
        </table:table-row>
        <table:table-row table:style-name="ro1" table:visibility="collapse">
          <table:table-cell/>
          <table:table-cell office:value-type="float" office:value="12" calcext:value-type="float">
            <text:p>12,00 </text:p>
          </table:table-cell>
          <table:table-cell office:value-type="float" office:value="16" calcext:value-type="float">
            <text:p>16,00 </text:p>
          </table:table-cell>
          <table:table-cell table:number-columns-repeated="2" office:value-type="float" office:value="22" calcext:value-type="float">
            <text:p>22,00 </text:p>
          </table:table-cell>
          <table:table-cell office:value-type="string" office:string-value="IVA" calcext:value-type="string">
            <text:p>IVA </text:p>
          </table:table-cell>
          <table:table-cell table:number-columns-repeated="58"/>
        </table:table-row>
        <table:table-row table:style-name="ro1" table:visibility="collapse">
          <table:table-cell/>
          <table:table-cell table:formula="of:=+[.C8]*1.0282*1.02" office:value-type="float" office:value="554.348266714471" calcext:value-type="float">
            <text:p>554,35 </text:p>
          </table:table-cell>
          <table:table-cell table:formula="of:=+[.D8]*1.0282" office:value-type="float" office:value="528.572936060421" calcext:value-type="float">
            <text:p>528,57 </text:p>
          </table:table-cell>
          <table:table-cell table:formula="of:=+[.E8]*1.0282" office:value-type="float" office:value="514.075993056235" calcext:value-type="float">
            <text:p>514,08 </text:p>
          </table:table-cell>
          <table:table-cell table:formula="of:=+['Cálculo costo'.O35]" office:value-type="float" office:value="499.976651484375" calcext:value-type="float">
            <text:p>499,98 </text:p>
          </table:table-cell>
          <table:table-cell office:value-type="float" office:value="1" calcext:value-type="float">
            <text:p>1,00 </text:p>
          </table:table-cell>
          <table:table-cell table:number-columns-repeated="58"/>
        </table:table-row>
        <table:table-row table:style-name="ro1">
          <table:table-cell table:number-columns-repeated="16"/>
          <table:table-cell table:style-name="ce31" table:formula="of:=TODAY()" office:value-type="date" office:date-value="2020-05-27" calcext:value-type="date" table:number-columns-spanned="2" table:number-rows-spanned="1">
            <text:p>27-may-2020</text:p>
          </table:table-cell>
          <table:covered-table-cell table:style-name="ce31"/>
          <table:table-cell table:number-columns-repeated="46"/>
        </table:table-row>
        <table:table-row table:style-name="ro1">
          <table:table-cell table:style-name="ce9" office:value-type="string" office:string-value="Lonas confeccionadas - Cobertura 840 sin soga, ojales dentados y refuerzos triangulares" calcext:value-type="string" table:number-columns-spanned="16" table:number-rows-spanned="1">
            <text:p>Lonas confeccionadas - Cobertura 840 sin soga, ojales dentados y refuerzos triangulares </text:p>
          </table:table-cell>
          <table:covered-table-cell table:number-columns-repeated="15" table:style-name="ce9"/>
          <table:table-cell table:number-columns-repeated="2"/>
          <table:table-cell table:style-name="ce10"/>
          <table:table-cell table:number-columns-repeated="45"/>
        </table:table-row>
        <table:table-row table:style-name="ro10">
          <table:table-cell table:number-columns-repeated="2"/>
          <table:table-cell table:style-name="ce59" office:value-type="string" office:string-value="ZONDA" calcext:value-type="string" table:number-columns-spanned="13" table:number-rows-spanned="1">
            <text:p>ZONDA </text:p>
          </table:table-cell>
          <table:covered-table-cell table:number-columns-repeated="12"/>
          <table:table-cell table:number-columns-repeated="49"/>
        </table:table-row>
        <table:table-row table:style-name="ro1">
          <table:table-cell table:number-columns-repeated="64"/>
        </table:table-row>
        <table:table-row table:style-name="ro1">
          <table:table-cell table:style-name="ce41"/>
          <table:table-cell table:style-name="ce43" office:value-type="float" office:value="2" calcext:value-type="float">
            <text:p>2,00 </text:p>
          </table:table-cell>
          <table:table-cell table:style-name="ce43" table:formula="of:=+[.B13]+0.5" office:value-type="float" office:value="2.5" calcext:value-type="float">
            <text:p>2,50 </text:p>
          </table:table-cell>
          <table:table-cell table:style-name="ce43" table:formula="of:=+[.C13]+0.5" office:value-type="float" office:value="3" calcext:value-type="float">
            <text:p>3,00 </text:p>
          </table:table-cell>
          <table:table-cell table:style-name="ce43" table:formula="of:=+[.D13]+0.5" office:value-type="float" office:value="3.5" calcext:value-type="float">
            <text:p>3,50 </text:p>
          </table:table-cell>
          <table:table-cell table:style-name="ce43" table:formula="of:=+[.E13]+0.5" office:value-type="float" office:value="4" calcext:value-type="float">
            <text:p>4,00 </text:p>
          </table:table-cell>
          <table:table-cell table:style-name="ce43" table:formula="of:=+[.F13]+0.5" office:value-type="float" office:value="4.5" calcext:value-type="float">
            <text:p>4,50 </text:p>
          </table:table-cell>
          <table:table-cell table:style-name="ce43" table:formula="of:=+[.G13]+0.5" office:value-type="float" office:value="5" calcext:value-type="float">
            <text:p>5,00 </text:p>
          </table:table-cell>
          <table:table-cell table:style-name="ce43" table:formula="of:=+[.H13]+0.5" office:value-type="float" office:value="5.5" calcext:value-type="float">
            <text:p>5,50 </text:p>
          </table:table-cell>
          <table:table-cell table:style-name="ce43" table:formula="of:=+[.I13]+0.5" office:value-type="float" office:value="6" calcext:value-type="float">
            <text:p>6,00 </text:p>
          </table:table-cell>
          <table:table-cell table:style-name="ce43" table:formula="of:=+[.J13]+0.5" office:value-type="float" office:value="6.5" calcext:value-type="float">
            <text:p>6,50 </text:p>
          </table:table-cell>
          <table:table-cell table:style-name="ce43" table:formula="of:=+[.K13]+0.5" office:value-type="float" office:value="7" calcext:value-type="float">
            <text:p>7,00 </text:p>
          </table:table-cell>
          <table:table-cell table:style-name="ce43" table:formula="of:=+[.L13]+0.5" office:value-type="float" office:value="7.5" calcext:value-type="float">
            <text:p>7,50 </text:p>
          </table:table-cell>
          <table:table-cell table:style-name="ce43" table:formula="of:=+[.M13]+0.5" office:value-type="float" office:value="8" calcext:value-type="float">
            <text:p>8,00 </text:p>
          </table:table-cell>
          <table:table-cell table:style-name="ce43" table:formula="of:=+[.N13]+0.5" office:value-type="float" office:value="8.5" calcext:value-type="float">
            <text:p>8,50 </text:p>
          </table:table-cell>
          <table:table-cell table:style-name="ce43" table:formula="of:=+[.O13]+0.5" office:value-type="float" office:value="9" calcext:value-type="float">
            <text:p>9,00 </text:p>
          </table:table-cell>
          <table:table-cell table:style-name="ce43" table:formula="of:=+[.P13]+0.5" office:value-type="float" office:value="9.5" calcext:value-type="float">
            <text:p>9,50 </text:p>
          </table:table-cell>
          <table:table-cell table:style-name="ce43" table:formula="of:=+[.Q13]+0.5" office:value-type="float" office:value="10" calcext:value-type="float">
            <text:p>10,00 </text:p>
          </table:table-cell>
          <table:table-cell table:style-name="ce41"/>
          <table:table-cell table:style-name="ce1" table:number-columns-repeated="45"/>
        </table:table-row>
        <table:table-row table:style-name="ro1">
          <table:table-cell table:style-name="ce42" office:value-type="float" office:value="2" calcext:value-type="float">
            <text:p>2,00 </text:p>
          </table:table-cell>
          <table:table-cell table:style-name="ce48" table:formula="of:=(IF([.$A14]*[.B$13]&lt;=[.$B$7];[.$A14]*[.B$13]*[.$B$8];IF(AND([.$A14]*[.B$13]&gt;[.$B$7];[.$A14]*[.B$13]&lt;=[.$C$7]);[.$A14]*[.B$13]*[.$C$8];IF(AND([.$A14]*[.B$13]&gt;[.$C$7];[.$A14]*[.B$13]&lt;[.$D$7]);[.$A14]*[.B$13]*[.$D$8];[.$A14]*[.B$13]*[.$E$8]))))*[.$F$8]" office:value-type="float" office:value="2217.39306685788" calcext:value-type="float">
            <text:p>2.217 </text:p>
          </table:table-cell>
          <table:table-cell table:style-name="ce60" table:formula="of:=(IF([.$A14]*[.C$13]&lt;=[.$B$7];[.$A14]*[.C$13]*[.$B$8];IF(AND([.$A14]*[.C$13]&gt;[.$B$7];[.$A14]*[.C$13]&lt;=[.$C$7]);[.$A14]*[.C$13]*[.$C$8];IF(AND([.$A14]*[.C$13]&gt;[.$C$7];[.$A14]*[.C$13]&lt;[.$D$7]);[.$A14]*[.C$13]*[.$D$8];[.$A14]*[.C$13]*[.$E$8]))))*[.$F$8]" office:value-type="float" office:value="2771.74133357235" calcext:value-type="float">
            <text:p>2.772 </text:p>
          </table:table-cell>
          <table:table-cell table:style-name="ce60" table:formula="of:=(IF([.$A14]*[.D$13]&lt;=[.$B$7];[.$A14]*[.D$13]*[.$B$8];IF(AND([.$A14]*[.D$13]&gt;[.$B$7];[.$A14]*[.D$13]&lt;=[.$C$7]);[.$A14]*[.D$13]*[.$C$8];IF(AND([.$A14]*[.D$13]&gt;[.$C$7];[.$A14]*[.D$13]&lt;[.$D$7]);[.$A14]*[.D$13]*[.$D$8];[.$A14]*[.D$13]*[.$E$8]))))*[.$F$8]" office:value-type="float" office:value="3326.08960028683" calcext:value-type="float">
            <text:p>3.326 </text:p>
          </table:table-cell>
          <table:table-cell table:style-name="ce60" table:formula="of:=(IF([.$A14]*[.E$13]&lt;=[.$B$7];[.$A14]*[.E$13]*[.$B$8];IF(AND([.$A14]*[.E$13]&gt;[.$B$7];[.$A14]*[.E$13]&lt;=[.$C$7]);[.$A14]*[.E$13]*[.$C$8];IF(AND([.$A14]*[.E$13]&gt;[.$C$7];[.$A14]*[.E$13]&lt;[.$D$7]);[.$A14]*[.E$13]*[.$D$8];[.$A14]*[.E$13]*[.$E$8]))))*[.$F$8]" office:value-type="float" office:value="3880.4378670013" calcext:value-type="float">
            <text:p>3.880 </text:p>
          </table:table-cell>
          <table:table-cell table:style-name="ce60" table:formula="of:=(IF([.$A14]*[.F$13]&lt;=[.$B$7];[.$A14]*[.F$13]*[.$B$8];IF(AND([.$A14]*[.F$13]&gt;[.$B$7];[.$A14]*[.F$13]&lt;=[.$C$7]);[.$A14]*[.F$13]*[.$C$8];IF(AND([.$A14]*[.F$13]&gt;[.$C$7];[.$A14]*[.F$13]&lt;[.$D$7]);[.$A14]*[.F$13]*[.$D$8];[.$A14]*[.F$13]*[.$E$8]))))*[.$F$8]" office:value-type="float" office:value="4434.78613371577" calcext:value-type="float">
            <text:p>4.435 </text:p>
          </table:table-cell>
          <table:table-cell table:style-name="ce60" table:formula="of:=(IF([.$A14]*[.G$13]&lt;=[.$B$7];[.$A14]*[.G$13]*[.$B$8];IF(AND([.$A14]*[.G$13]&gt;[.$B$7];[.$A14]*[.G$13]&lt;=[.$C$7]);[.$A14]*[.G$13]*[.$C$8];IF(AND([.$A14]*[.G$13]&gt;[.$C$7];[.$A14]*[.G$13]&lt;[.$D$7]);[.$A14]*[.G$13]*[.$D$8];[.$A14]*[.G$13]*[.$E$8]))))*[.$F$8]" office:value-type="float" office:value="4989.13440043024" calcext:value-type="float">
            <text:p>4.989 </text:p>
          </table:table-cell>
          <table:table-cell table:style-name="ce60" table:formula="of:=(IF([.$A14]*[.H$13]&lt;=[.$B$7];[.$A14]*[.H$13]*[.$B$8];IF(AND([.$A14]*[.H$13]&gt;[.$B$7];[.$A14]*[.H$13]&lt;=[.$C$7]);[.$A14]*[.H$13]*[.$C$8];IF(AND([.$A14]*[.H$13]&gt;[.$C$7];[.$A14]*[.H$13]&lt;[.$D$7]);[.$A14]*[.H$13]*[.$D$8];[.$A14]*[.H$13]*[.$E$8]))))*[.$F$8]" office:value-type="float" office:value="5543.48266714471" calcext:value-type="float">
            <text:p>5.543 </text:p>
          </table:table-cell>
          <table:table-cell table:style-name="ce60" table:formula="of:=(IF([.$A14]*[.I$13]&lt;=[.$B$7];[.$A14]*[.I$13]*[.$B$8];IF(AND([.$A14]*[.I$13]&gt;[.$B$7];[.$A14]*[.I$13]&lt;=[.$C$7]);[.$A14]*[.I$13]*[.$C$8];IF(AND([.$A14]*[.I$13]&gt;[.$C$7];[.$A14]*[.I$13]&lt;[.$D$7]);[.$A14]*[.I$13]*[.$D$8];[.$A14]*[.I$13]*[.$E$8]))))*[.$F$8]" office:value-type="float" office:value="6097.83093385918" calcext:value-type="float">
            <text:p>6.098 </text:p>
          </table:table-cell>
          <table:table-cell table:style-name="ce60" table:formula="of:=(IF([.$A14]*[.J$13]&lt;=[.$B$7];[.$A14]*[.J$13]*[.$B$8];IF(AND([.$A14]*[.J$13]&gt;[.$B$7];[.$A14]*[.J$13]&lt;=[.$C$7]);[.$A14]*[.J$13]*[.$C$8];IF(AND([.$A14]*[.J$13]&gt;[.$C$7];[.$A14]*[.J$13]&lt;[.$D$7]);[.$A14]*[.J$13]*[.$D$8];[.$A14]*[.J$13]*[.$E$8]))))*[.$F$8]" office:value-type="float" office:value="6652.17920057365" calcext:value-type="float">
            <text:p>6.652 </text:p>
          </table:table-cell>
          <table:table-cell table:style-name="ce60" table:formula="of:=(IF([.$A14]*[.K$13]&lt;=[.$B$7];[.$A14]*[.K$13]*[.$B$8];IF(AND([.$A14]*[.K$13]&gt;[.$B$7];[.$A14]*[.K$13]&lt;=[.$C$7]);[.$A14]*[.K$13]*[.$C$8];IF(AND([.$A14]*[.K$13]&gt;[.$C$7];[.$A14]*[.K$13]&lt;[.$D$7]);[.$A14]*[.K$13]*[.$D$8];[.$A14]*[.K$13]*[.$E$8]))))*[.$F$8]" office:value-type="float" office:value="6871.44816878547" calcext:value-type="float">
            <text:p>6.871 </text:p>
          </table:table-cell>
          <table:table-cell table:style-name="ce60" table:formula="of:=(IF([.$A14]*[.L$13]&lt;=[.$B$7];[.$A14]*[.L$13]*[.$B$8];IF(AND([.$A14]*[.L$13]&gt;[.$B$7];[.$A14]*[.L$13]&lt;=[.$C$7]);[.$A14]*[.L$13]*[.$C$8];IF(AND([.$A14]*[.L$13]&gt;[.$C$7];[.$A14]*[.L$13]&lt;[.$D$7]);[.$A14]*[.L$13]*[.$D$8];[.$A14]*[.L$13]*[.$E$8]))))*[.$F$8]" office:value-type="float" office:value="7400.02110484589" calcext:value-type="float">
            <text:p>7.400 </text:p>
          </table:table-cell>
          <table:table-cell table:style-name="ce60" table:formula="of:=(IF([.$A14]*[.M$13]&lt;=[.$B$7];[.$A14]*[.M$13]*[.$B$8];IF(AND([.$A14]*[.M$13]&gt;[.$B$7];[.$A14]*[.M$13]&lt;=[.$C$7]);[.$A14]*[.M$13]*[.$C$8];IF(AND([.$A14]*[.M$13]&gt;[.$C$7];[.$A14]*[.M$13]&lt;[.$D$7]);[.$A14]*[.M$13]*[.$D$8];[.$A14]*[.M$13]*[.$E$8]))))*[.$F$8]" office:value-type="float" office:value="7928.59404090631" calcext:value-type="float">
            <text:p>7.929 </text:p>
          </table:table-cell>
          <table:table-cell table:style-name="ce60" table:formula="of:=(IF([.$A14]*[.N$13]&lt;=[.$B$7];[.$A14]*[.N$13]*[.$B$8];IF(AND([.$A14]*[.N$13]&gt;[.$B$7];[.$A14]*[.N$13]&lt;=[.$C$7]);[.$A14]*[.N$13]*[.$C$8];IF(AND([.$A14]*[.N$13]&gt;[.$C$7];[.$A14]*[.N$13]&lt;[.$D$7]);[.$A14]*[.N$13]*[.$D$8];[.$A14]*[.N$13]*[.$E$8]))))*[.$F$8]" office:value-type="float" office:value="8457.16697696673" calcext:value-type="float">
            <text:p>8.457 </text:p>
          </table:table-cell>
          <table:table-cell table:style-name="ce60" table:formula="of:=(IF([.$A14]*[.O$13]&lt;=[.$B$7];[.$A14]*[.O$13]*[.$B$8];IF(AND([.$A14]*[.O$13]&gt;[.$B$7];[.$A14]*[.O$13]&lt;=[.$C$7]);[.$A14]*[.O$13]*[.$C$8];IF(AND([.$A14]*[.O$13]&gt;[.$C$7];[.$A14]*[.O$13]&lt;[.$D$7]);[.$A14]*[.O$13]*[.$D$8];[.$A14]*[.O$13]*[.$E$8]))))*[.$F$8]" office:value-type="float" office:value="8739.29188195599" calcext:value-type="float">
            <text:p>8.739 </text:p>
          </table:table-cell>
          <table:table-cell table:style-name="ce60" table:formula="of:=(IF([.$A14]*[.P$13]&lt;=[.$B$7];[.$A14]*[.P$13]*[.$B$8];IF(AND([.$A14]*[.P$13]&gt;[.$B$7];[.$A14]*[.P$13]&lt;=[.$C$7]);[.$A14]*[.P$13]*[.$C$8];IF(AND([.$A14]*[.P$13]&gt;[.$C$7];[.$A14]*[.P$13]&lt;[.$D$7]);[.$A14]*[.P$13]*[.$D$8];[.$A14]*[.P$13]*[.$E$8]))))*[.$F$8]" office:value-type="float" office:value="9253.36787501222" calcext:value-type="float">
            <text:p>9.253 </text:p>
          </table:table-cell>
          <table:table-cell table:style-name="ce60" table:formula="of:=(IF([.$A14]*[.Q$13]&lt;=[.$B$7];[.$A14]*[.Q$13]*[.$B$8];IF(AND([.$A14]*[.Q$13]&gt;[.$B$7];[.$A14]*[.Q$13]&lt;=[.$C$7]);[.$A14]*[.Q$13]*[.$C$8];IF(AND([.$A14]*[.Q$13]&gt;[.$C$7];[.$A14]*[.Q$13]&lt;[.$D$7]);[.$A14]*[.Q$13]*[.$D$8];[.$A14]*[.Q$13]*[.$E$8]))))*[.$F$8]" office:value-type="float" office:value="9767.44386806846" calcext:value-type="float">
            <text:p>9.767 </text:p>
          </table:table-cell>
          <table:table-cell table:style-name="ce60" table:formula="of:=(IF([.$A14]*[.R$13]&lt;=[.$B$7];[.$A14]*[.R$13]*[.$B$8];IF(AND([.$A14]*[.R$13]&gt;[.$B$7];[.$A14]*[.R$13]&lt;=[.$C$7]);[.$A14]*[.R$13]*[.$C$8];IF(AND([.$A14]*[.R$13]&gt;[.$C$7];[.$A14]*[.R$13]&lt;[.$D$7]);[.$A14]*[.R$13]*[.$D$8];[.$A14]*[.R$13]*[.$E$8]))))*[.$F$8]" office:value-type="float" office:value="10281.5198611247" calcext:value-type="float">
            <text:p>10.282 </text:p>
          </table:table-cell>
          <table:table-cell table:style-name="ce42" office:value-type="float" office:value="2" calcext:value-type="float">
            <text:p>2,00 </text:p>
          </table:table-cell>
          <table:table-cell table:number-columns-repeated="45"/>
        </table:table-row>
        <table:table-row table:style-name="ro1">
          <table:table-cell table:style-name="ce43" table:formula="of:=+[.A14]+0.5" office:value-type="float" office:value="2.5" calcext:value-type="float">
            <text:p>2,50 </text:p>
          </table:table-cell>
          <table:table-cell table:style-name="ce49" table:formula="of:=(IF([.$A15]*[.B$13]&lt;=[.$B$7];[.$A15]*[.B$13]*[.$B$8];IF(AND([.$A15]*[.B$13]&gt;[.$B$7];[.$A15]*[.B$13]&lt;=[.$C$7]);[.$A15]*[.B$13]*[.$C$8];IF(AND([.$A15]*[.B$13]&gt;[.$C$7];[.$A15]*[.B$13]&lt;[.$D$7]);[.$A15]*[.B$13]*[.$D$8];[.$A15]*[.B$13]*[.$E$8]))))*[.$F$8]" office:value-type="float" office:value="2771.74133357235" calcext:value-type="float">
            <text:p>2.772 </text:p>
          </table:table-cell>
          <table:table-cell table:style-name="ce61" table:formula="of:=(IF([.$A15]*[.C$13]&lt;=[.$B$7];[.$A15]*[.C$13]*[.$B$8];IF(AND([.$A15]*[.C$13]&gt;[.$B$7];[.$A15]*[.C$13]&lt;=[.$C$7]);[.$A15]*[.C$13]*[.$C$8];IF(AND([.$A15]*[.C$13]&gt;[.$C$7];[.$A15]*[.C$13]&lt;[.$D$7]);[.$A15]*[.C$13]*[.$D$8];[.$A15]*[.C$13]*[.$E$8]))))*[.$F$8]" office:value-type="float" office:value="3464.67666696544" calcext:value-type="float">
            <text:p>3.465 </text:p>
          </table:table-cell>
          <table:table-cell table:style-name="ce61" table:formula="of:=(IF([.$A15]*[.D$13]&lt;=[.$B$7];[.$A15]*[.D$13]*[.$B$8];IF(AND([.$A15]*[.D$13]&gt;[.$B$7];[.$A15]*[.D$13]&lt;=[.$C$7]);[.$A15]*[.D$13]*[.$C$8];IF(AND([.$A15]*[.D$13]&gt;[.$C$7];[.$A15]*[.D$13]&lt;[.$D$7]);[.$A15]*[.D$13]*[.$D$8];[.$A15]*[.D$13]*[.$E$8]))))*[.$F$8]" office:value-type="float" office:value="4157.61200035853" calcext:value-type="float">
            <text:p>4.158 </text:p>
          </table:table-cell>
          <table:table-cell table:style-name="ce61" table:formula="of:=(IF([.$A15]*[.E$13]&lt;=[.$B$7];[.$A15]*[.E$13]*[.$B$8];IF(AND([.$A15]*[.E$13]&gt;[.$B$7];[.$A15]*[.E$13]&lt;=[.$C$7]);[.$A15]*[.E$13]*[.$C$8];IF(AND([.$A15]*[.E$13]&gt;[.$C$7];[.$A15]*[.E$13]&lt;[.$D$7]);[.$A15]*[.E$13]*[.$D$8];[.$A15]*[.E$13]*[.$E$8]))))*[.$F$8]" office:value-type="float" office:value="4850.54733375162" calcext:value-type="float">
            <text:p>4.851 </text:p>
          </table:table-cell>
          <table:table-cell table:style-name="ce61" table:formula="of:=(IF([.$A15]*[.F$13]&lt;=[.$B$7];[.$A15]*[.F$13]*[.$B$8];IF(AND([.$A15]*[.F$13]&gt;[.$B$7];[.$A15]*[.F$13]&lt;=[.$C$7]);[.$A15]*[.F$13]*[.$C$8];IF(AND([.$A15]*[.F$13]&gt;[.$C$7];[.$A15]*[.F$13]&lt;[.$D$7]);[.$A15]*[.F$13]*[.$D$8];[.$A15]*[.F$13]*[.$E$8]))))*[.$F$8]" office:value-type="float" office:value="5543.48266714471" calcext:value-type="float">
            <text:p>5.543 </text:p>
          </table:table-cell>
          <table:table-cell table:style-name="ce61" table:formula="of:=(IF([.$A15]*[.G$13]&lt;=[.$B$7];[.$A15]*[.G$13]*[.$B$8];IF(AND([.$A15]*[.G$13]&gt;[.$B$7];[.$A15]*[.G$13]&lt;=[.$C$7]);[.$A15]*[.G$13]*[.$C$8];IF(AND([.$A15]*[.G$13]&gt;[.$C$7];[.$A15]*[.G$13]&lt;[.$D$7]);[.$A15]*[.G$13]*[.$D$8];[.$A15]*[.G$13]*[.$E$8]))))*[.$F$8]" office:value-type="float" office:value="6236.4180005378" calcext:value-type="float">
            <text:p>6.236 </text:p>
          </table:table-cell>
          <table:table-cell table:style-name="ce61" table:formula="of:=(IF([.$A15]*[.H$13]&lt;=[.$B$7];[.$A15]*[.H$13]*[.$B$8];IF(AND([.$A15]*[.H$13]&gt;[.$B$7];[.$A15]*[.H$13]&lt;=[.$C$7]);[.$A15]*[.H$13]*[.$C$8];IF(AND([.$A15]*[.H$13]&gt;[.$C$7];[.$A15]*[.H$13]&lt;[.$D$7]);[.$A15]*[.H$13]*[.$D$8];[.$A15]*[.H$13]*[.$E$8]))))*[.$F$8]" office:value-type="float" office:value="6607.16170075526" calcext:value-type="float">
            <text:p>6.607 </text:p>
          </table:table-cell>
          <table:table-cell table:style-name="ce61" table:formula="of:=(IF([.$A15]*[.I$13]&lt;=[.$B$7];[.$A15]*[.I$13]*[.$B$8];IF(AND([.$A15]*[.I$13]&gt;[.$B$7];[.$A15]*[.I$13]&lt;=[.$C$7]);[.$A15]*[.I$13]*[.$C$8];IF(AND([.$A15]*[.I$13]&gt;[.$C$7];[.$A15]*[.I$13]&lt;[.$D$7]);[.$A15]*[.I$13]*[.$D$8];[.$A15]*[.I$13]*[.$E$8]))))*[.$F$8]" office:value-type="float" office:value="7267.87787083078" calcext:value-type="float">
            <text:p>7.268 </text:p>
          </table:table-cell>
          <table:table-cell table:style-name="ce61" table:formula="of:=(IF([.$A15]*[.J$13]&lt;=[.$B$7];[.$A15]*[.J$13]*[.$B$8];IF(AND([.$A15]*[.J$13]&gt;[.$B$7];[.$A15]*[.J$13]&lt;=[.$C$7]);[.$A15]*[.J$13]*[.$C$8];IF(AND([.$A15]*[.J$13]&gt;[.$C$7];[.$A15]*[.J$13]&lt;[.$D$7]);[.$A15]*[.J$13]*[.$D$8];[.$A15]*[.J$13]*[.$E$8]))))*[.$F$8]" office:value-type="float" office:value="7928.59404090631" calcext:value-type="float">
            <text:p>7.929 </text:p>
          </table:table-cell>
          <table:table-cell table:style-name="ce61" table:formula="of:=(IF([.$A15]*[.K$13]&lt;=[.$B$7];[.$A15]*[.K$13]*[.$B$8];IF(AND([.$A15]*[.K$13]&gt;[.$B$7];[.$A15]*[.K$13]&lt;=[.$C$7]);[.$A15]*[.K$13]*[.$C$8];IF(AND([.$A15]*[.K$13]&gt;[.$C$7];[.$A15]*[.K$13]&lt;[.$D$7]);[.$A15]*[.K$13]*[.$D$8];[.$A15]*[.K$13]*[.$E$8]))))*[.$F$8]" office:value-type="float" office:value="8353.73488716381" calcext:value-type="float">
            <text:p>8.354 </text:p>
          </table:table-cell>
          <table:table-cell table:style-name="ce61" table:formula="of:=(IF([.$A15]*[.L$13]&lt;=[.$B$7];[.$A15]*[.L$13]*[.$B$8];IF(AND([.$A15]*[.L$13]&gt;[.$B$7];[.$A15]*[.L$13]&lt;=[.$C$7]);[.$A15]*[.L$13]*[.$C$8];IF(AND([.$A15]*[.L$13]&gt;[.$C$7];[.$A15]*[.L$13]&lt;[.$D$7]);[.$A15]*[.L$13]*[.$D$8];[.$A15]*[.L$13]*[.$E$8]))))*[.$F$8]" office:value-type="float" office:value="8996.32987848411" calcext:value-type="float">
            <text:p>8.996 </text:p>
          </table:table-cell>
          <table:table-cell table:style-name="ce61" table:formula="of:=(IF([.$A15]*[.M$13]&lt;=[.$B$7];[.$A15]*[.M$13]*[.$B$8];IF(AND([.$A15]*[.M$13]&gt;[.$B$7];[.$A15]*[.M$13]&lt;=[.$C$7]);[.$A15]*[.M$13]*[.$C$8];IF(AND([.$A15]*[.M$13]&gt;[.$C$7];[.$A15]*[.M$13]&lt;[.$D$7]);[.$A15]*[.M$13]*[.$D$8];[.$A15]*[.M$13]*[.$E$8]))))*[.$F$8]" office:value-type="float" office:value="9638.9248698044" calcext:value-type="float">
            <text:p>9.639 </text:p>
          </table:table-cell>
          <table:table-cell table:style-name="ce61" table:formula="of:=(IF([.$A15]*[.N$13]&lt;=[.$B$7];[.$A15]*[.N$13]*[.$B$8];IF(AND([.$A15]*[.N$13]&gt;[.$B$7];[.$A15]*[.N$13]&lt;=[.$C$7]);[.$A15]*[.N$13]*[.$C$8];IF(AND([.$A15]*[.N$13]&gt;[.$C$7];[.$A15]*[.N$13]&lt;[.$D$7]);[.$A15]*[.N$13]*[.$D$8];[.$A15]*[.N$13]*[.$E$8]))))*[.$F$8]" office:value-type="float" office:value="10281.5198611247" calcext:value-type="float">
            <text:p>10.282 </text:p>
          </table:table-cell>
          <table:table-cell table:style-name="ce61" table:formula="of:=(IF([.$A15]*[.O$13]&lt;=[.$B$7];[.$A15]*[.O$13]*[.$B$8];IF(AND([.$A15]*[.O$13]&gt;[.$B$7];[.$A15]*[.O$13]&lt;=[.$C$7]);[.$A15]*[.O$13]*[.$C$8];IF(AND([.$A15]*[.O$13]&gt;[.$C$7];[.$A15]*[.O$13]&lt;[.$D$7]);[.$A15]*[.O$13]*[.$D$8];[.$A15]*[.O$13]*[.$E$8]))))*[.$F$8]" office:value-type="float" office:value="10924.114852445" calcext:value-type="float">
            <text:p>10.924 </text:p>
          </table:table-cell>
          <table:table-cell table:style-name="ce61" table:formula="of:=(IF([.$A15]*[.P$13]&lt;=[.$B$7];[.$A15]*[.P$13]*[.$B$8];IF(AND([.$A15]*[.P$13]&gt;[.$B$7];[.$A15]*[.P$13]&lt;=[.$C$7]);[.$A15]*[.P$13]*[.$C$8];IF(AND([.$A15]*[.P$13]&gt;[.$C$7];[.$A15]*[.P$13]&lt;[.$D$7]);[.$A15]*[.P$13]*[.$D$8];[.$A15]*[.P$13]*[.$E$8]))))*[.$F$8]" office:value-type="float" office:value="11249.4746583984" calcext:value-type="float">
            <text:p>11.249 </text:p>
          </table:table-cell>
          <table:table-cell table:style-name="ce61" table:formula="of:=(IF([.$A15]*[.Q$13]&lt;=[.$B$7];[.$A15]*[.Q$13]*[.$B$8];IF(AND([.$A15]*[.Q$13]&gt;[.$B$7];[.$A15]*[.Q$13]&lt;=[.$C$7]);[.$A15]*[.Q$13]*[.$C$8];IF(AND([.$A15]*[.Q$13]&gt;[.$C$7];[.$A15]*[.Q$13]&lt;[.$D$7]);[.$A15]*[.Q$13]*[.$D$8];[.$A15]*[.Q$13]*[.$E$8]))))*[.$F$8]" office:value-type="float" office:value="11874.4454727539" calcext:value-type="float">
            <text:p>11.874 </text:p>
          </table:table-cell>
          <table:table-cell table:style-name="ce61" table:formula="of:=(IF([.$A15]*[.R$13]&lt;=[.$B$7];[.$A15]*[.R$13]*[.$B$8];IF(AND([.$A15]*[.R$13]&gt;[.$B$7];[.$A15]*[.R$13]&lt;=[.$C$7]);[.$A15]*[.R$13]*[.$C$8];IF(AND([.$A15]*[.R$13]&gt;[.$C$7];[.$A15]*[.R$13]&lt;[.$D$7]);[.$A15]*[.R$13]*[.$D$8];[.$A15]*[.R$13]*[.$E$8]))))*[.$F$8]" office:value-type="float" office:value="12499.4162871094" calcext:value-type="float">
            <text:p>12.499 </text:p>
          </table:table-cell>
          <table:table-cell table:style-name="ce43" table:formula="of:=+[.S14]+0.5" office:value-type="float" office:value="2.5" calcext:value-type="float">
            <text:p>2,50 </text:p>
          </table:table-cell>
          <table:table-cell table:number-columns-repeated="45"/>
        </table:table-row>
        <table:table-row table:style-name="ro1">
          <table:table-cell table:style-name="ce44" table:formula="of:=+[.A15]+0.5" office:value-type="float" office:value="3" calcext:value-type="float">
            <text:p>3,00 </text:p>
          </table:table-cell>
          <table:table-cell table:style-name="ce50" table:formula="of:=(IF([.$A16]*[.B$13]&lt;=[.$B$7];[.$A16]*[.B$13]*[.$B$8];IF(AND([.$A16]*[.B$13]&gt;[.$B$7];[.$A16]*[.B$13]&lt;=[.$C$7]);[.$A16]*[.B$13]*[.$C$8];IF(AND([.$A16]*[.B$13]&gt;[.$C$7];[.$A16]*[.B$13]&lt;[.$D$7]);[.$A16]*[.B$13]*[.$D$8];[.$A16]*[.B$13]*[.$E$8]))))*[.$F$8]" office:value-type="float" office:value="3326.08960028683" calcext:value-type="float">
            <text:p>3.326 </text:p>
          </table:table-cell>
          <table:table-cell table:style-name="ce62" table:formula="of:=(IF([.$A16]*[.C$13]&lt;=[.$B$7];[.$A16]*[.C$13]*[.$B$8];IF(AND([.$A16]*[.C$13]&gt;[.$B$7];[.$A16]*[.C$13]&lt;=[.$C$7]);[.$A16]*[.C$13]*[.$C$8];IF(AND([.$A16]*[.C$13]&gt;[.$C$7];[.$A16]*[.C$13]&lt;[.$D$7]);[.$A16]*[.C$13]*[.$D$8];[.$A16]*[.C$13]*[.$E$8]))))*[.$F$8]" office:value-type="float" office:value="4157.61200035853" calcext:value-type="float">
            <text:p>4.158 </text:p>
          </table:table-cell>
          <table:table-cell table:style-name="ce62" table:formula="of:=(IF([.$A16]*[.D$13]&lt;=[.$B$7];[.$A16]*[.D$13]*[.$B$8];IF(AND([.$A16]*[.D$13]&gt;[.$B$7];[.$A16]*[.D$13]&lt;=[.$C$7]);[.$A16]*[.D$13]*[.$C$8];IF(AND([.$A16]*[.D$13]&gt;[.$C$7];[.$A16]*[.D$13]&lt;[.$D$7]);[.$A16]*[.D$13]*[.$D$8];[.$A16]*[.D$13]*[.$E$8]))))*[.$F$8]" office:value-type="float" office:value="4989.13440043024" calcext:value-type="float">
            <text:p>4.989 </text:p>
          </table:table-cell>
          <table:table-cell table:style-name="ce62" table:formula="of:=(IF([.$A16]*[.E$13]&lt;=[.$B$7];[.$A16]*[.E$13]*[.$B$8];IF(AND([.$A16]*[.E$13]&gt;[.$B$7];[.$A16]*[.E$13]&lt;=[.$C$7]);[.$A16]*[.E$13]*[.$C$8];IF(AND([.$A16]*[.E$13]&gt;[.$C$7];[.$A16]*[.E$13]&lt;[.$D$7]);[.$A16]*[.E$13]*[.$D$8];[.$A16]*[.E$13]*[.$E$8]))))*[.$F$8]" office:value-type="float" office:value="5820.65680050194" calcext:value-type="float">
            <text:p>5.821 </text:p>
          </table:table-cell>
          <table:table-cell table:style-name="ce62" table:formula="of:=(IF([.$A16]*[.F$13]&lt;=[.$B$7];[.$A16]*[.F$13]*[.$B$8];IF(AND([.$A16]*[.F$13]&gt;[.$B$7];[.$A16]*[.F$13]&lt;=[.$C$7]);[.$A16]*[.F$13]*[.$C$8];IF(AND([.$A16]*[.F$13]&gt;[.$C$7];[.$A16]*[.F$13]&lt;[.$D$7]);[.$A16]*[.F$13]*[.$D$8];[.$A16]*[.F$13]*[.$E$8]))))*[.$F$8]" office:value-type="float" office:value="6652.17920057365" calcext:value-type="float">
            <text:p>6.652 </text:p>
          </table:table-cell>
          <table:table-cell table:style-name="ce62" table:formula="of:=(IF([.$A16]*[.G$13]&lt;=[.$B$7];[.$A16]*[.G$13]*[.$B$8];IF(AND([.$A16]*[.G$13]&gt;[.$B$7];[.$A16]*[.G$13]&lt;=[.$C$7]);[.$A16]*[.G$13]*[.$C$8];IF(AND([.$A16]*[.G$13]&gt;[.$C$7];[.$A16]*[.G$13]&lt;[.$D$7]);[.$A16]*[.G$13]*[.$D$8];[.$A16]*[.G$13]*[.$E$8]))))*[.$F$8]" office:value-type="float" office:value="7135.73463681568" calcext:value-type="float">
            <text:p>7.136 </text:p>
          </table:table-cell>
          <table:table-cell table:style-name="ce62" table:formula="of:=(IF([.$A16]*[.H$13]&lt;=[.$B$7];[.$A16]*[.H$13]*[.$B$8];IF(AND([.$A16]*[.H$13]&gt;[.$B$7];[.$A16]*[.H$13]&lt;=[.$C$7]);[.$A16]*[.H$13]*[.$C$8];IF(AND([.$A16]*[.H$13]&gt;[.$C$7];[.$A16]*[.H$13]&lt;[.$D$7]);[.$A16]*[.H$13]*[.$D$8];[.$A16]*[.H$13]*[.$E$8]))))*[.$F$8]" office:value-type="float" office:value="7928.59404090631" calcext:value-type="float">
            <text:p>7.929 </text:p>
          </table:table-cell>
          <table:table-cell table:style-name="ce62" table:formula="of:=(IF([.$A16]*[.I$13]&lt;=[.$B$7];[.$A16]*[.I$13]*[.$B$8];IF(AND([.$A16]*[.I$13]&gt;[.$B$7];[.$A16]*[.I$13]&lt;=[.$C$7]);[.$A16]*[.I$13]*[.$C$8];IF(AND([.$A16]*[.I$13]&gt;[.$C$7];[.$A16]*[.I$13]&lt;[.$D$7]);[.$A16]*[.I$13]*[.$D$8];[.$A16]*[.I$13]*[.$E$8]))))*[.$F$8]" office:value-type="float" office:value="8482.25388542787" calcext:value-type="float">
            <text:p>8.482 </text:p>
          </table:table-cell>
          <table:table-cell table:style-name="ce62" table:formula="of:=(IF([.$A16]*[.J$13]&lt;=[.$B$7];[.$A16]*[.J$13]*[.$B$8];IF(AND([.$A16]*[.J$13]&gt;[.$B$7];[.$A16]*[.J$13]&lt;=[.$C$7]);[.$A16]*[.J$13]*[.$C$8];IF(AND([.$A16]*[.J$13]&gt;[.$C$7];[.$A16]*[.J$13]&lt;[.$D$7]);[.$A16]*[.J$13]*[.$D$8];[.$A16]*[.J$13]*[.$E$8]))))*[.$F$8]" office:value-type="float" office:value="9253.36787501222" calcext:value-type="float">
            <text:p>9.253 </text:p>
          </table:table-cell>
          <table:table-cell table:style-name="ce62" table:formula="of:=(IF([.$A16]*[.K$13]&lt;=[.$B$7];[.$A16]*[.K$13]*[.$B$8];IF(AND([.$A16]*[.K$13]&gt;[.$B$7];[.$A16]*[.K$13]&lt;=[.$C$7]);[.$A16]*[.K$13]*[.$C$8];IF(AND([.$A16]*[.K$13]&gt;[.$C$7];[.$A16]*[.K$13]&lt;[.$D$7]);[.$A16]*[.K$13]*[.$D$8];[.$A16]*[.K$13]*[.$E$8]))))*[.$F$8]" office:value-type="float" office:value="10024.4818645966" calcext:value-type="float">
            <text:p>10.024 </text:p>
          </table:table-cell>
          <table:table-cell table:style-name="ce62" table:formula="of:=(IF([.$A16]*[.L$13]&lt;=[.$B$7];[.$A16]*[.L$13]*[.$B$8];IF(AND([.$A16]*[.L$13]&gt;[.$B$7];[.$A16]*[.L$13]&lt;=[.$C$7]);[.$A16]*[.L$13]*[.$C$8];IF(AND([.$A16]*[.L$13]&gt;[.$C$7];[.$A16]*[.L$13]&lt;[.$D$7]);[.$A16]*[.L$13]*[.$D$8];[.$A16]*[.L$13]*[.$E$8]))))*[.$F$8]" office:value-type="float" office:value="10795.5958541809" calcext:value-type="float">
            <text:p>10.796 </text:p>
          </table:table-cell>
          <table:table-cell table:style-name="ce62" table:formula="of:=(IF([.$A16]*[.M$13]&lt;=[.$B$7];[.$A16]*[.M$13]*[.$B$8];IF(AND([.$A16]*[.M$13]&gt;[.$B$7];[.$A16]*[.M$13]&lt;=[.$C$7]);[.$A16]*[.M$13]*[.$C$8];IF(AND([.$A16]*[.M$13]&gt;[.$C$7];[.$A16]*[.M$13]&lt;[.$D$7]);[.$A16]*[.M$13]*[.$D$8];[.$A16]*[.M$13]*[.$E$8]))))*[.$F$8]" office:value-type="float" office:value="11249.4746583984" calcext:value-type="float">
            <text:p>11.249 </text:p>
          </table:table-cell>
          <table:table-cell table:style-name="ce62" table:formula="of:=(IF([.$A16]*[.N$13]&lt;=[.$B$7];[.$A16]*[.N$13]*[.$B$8];IF(AND([.$A16]*[.N$13]&gt;[.$B$7];[.$A16]*[.N$13]&lt;=[.$C$7]);[.$A16]*[.N$13]*[.$C$8];IF(AND([.$A16]*[.N$13]&gt;[.$C$7];[.$A16]*[.N$13]&lt;[.$D$7]);[.$A16]*[.N$13]*[.$D$8];[.$A16]*[.N$13]*[.$E$8]))))*[.$F$8]" office:value-type="float" office:value="11999.439635625" calcext:value-type="float">
            <text:p>11.999 </text:p>
          </table:table-cell>
          <table:table-cell table:style-name="ce62" table:formula="of:=(IF([.$A16]*[.O$13]&lt;=[.$B$7];[.$A16]*[.O$13]*[.$B$8];IF(AND([.$A16]*[.O$13]&gt;[.$B$7];[.$A16]*[.O$13]&lt;=[.$C$7]);[.$A16]*[.O$13]*[.$C$8];IF(AND([.$A16]*[.O$13]&gt;[.$C$7];[.$A16]*[.O$13]&lt;[.$D$7]);[.$A16]*[.O$13]*[.$D$8];[.$A16]*[.O$13]*[.$E$8]))))*[.$F$8]" office:value-type="float" office:value="12749.4046128516" calcext:value-type="float">
            <text:p>12.749 </text:p>
          </table:table-cell>
          <table:table-cell table:style-name="ce62" table:formula="of:=(IF([.$A16]*[.P$13]&lt;=[.$B$7];[.$A16]*[.P$13]*[.$B$8];IF(AND([.$A16]*[.P$13]&gt;[.$B$7];[.$A16]*[.P$13]&lt;=[.$C$7]);[.$A16]*[.P$13]*[.$C$8];IF(AND([.$A16]*[.P$13]&gt;[.$C$7];[.$A16]*[.P$13]&lt;[.$D$7]);[.$A16]*[.P$13]*[.$D$8];[.$A16]*[.P$13]*[.$E$8]))))*[.$F$8]" office:value-type="float" office:value="13499.3695900781" calcext:value-type="float">
            <text:p>13.499 </text:p>
          </table:table-cell>
          <table:table-cell table:style-name="ce62" table:formula="of:=(IF([.$A16]*[.Q$13]&lt;=[.$B$7];[.$A16]*[.Q$13]*[.$B$8];IF(AND([.$A16]*[.Q$13]&gt;[.$B$7];[.$A16]*[.Q$13]&lt;=[.$C$7]);[.$A16]*[.Q$13]*[.$C$8];IF(AND([.$A16]*[.Q$13]&gt;[.$C$7];[.$A16]*[.Q$13]&lt;[.$D$7]);[.$A16]*[.Q$13]*[.$D$8];[.$A16]*[.Q$13]*[.$E$8]))))*[.$F$8]" office:value-type="float" office:value="14249.3345673047" calcext:value-type="float">
            <text:p>14.249 </text:p>
          </table:table-cell>
          <table:table-cell table:style-name="ce62" table:formula="of:=(IF([.$A16]*[.R$13]&lt;=[.$B$7];[.$A16]*[.R$13]*[.$B$8];IF(AND([.$A16]*[.R$13]&gt;[.$B$7];[.$A16]*[.R$13]&lt;=[.$C$7]);[.$A16]*[.R$13]*[.$C$8];IF(AND([.$A16]*[.R$13]&gt;[.$C$7];[.$A16]*[.R$13]&lt;[.$D$7]);[.$A16]*[.R$13]*[.$D$8];[.$A16]*[.R$13]*[.$E$8]))))*[.$F$8]" office:value-type="float" office:value="14999.2995445313" calcext:value-type="float">
            <text:p>14.999 </text:p>
          </table:table-cell>
          <table:table-cell table:style-name="ce44" table:formula="of:=+[.S15]+0.5" office:value-type="float" office:value="3" calcext:value-type="float">
            <text:p>3,00 </text:p>
          </table:table-cell>
          <table:table-cell/>
          <table:table-cell table:formula="of:=+[.F16]/12*3.8*3.1" office:value-type="float" office:value="6530.22258189647" calcext:value-type="float">
            <text:p>6.530,22 </text:p>
          </table:table-cell>
          <table:table-cell table:formula="of:=+[.G16]/1.21" office:value-type="float" office:value="5897.30135274023" calcext:value-type="float">
            <text:p>5.897,30 </text:p>
          </table:table-cell>
          <table:table-cell table:number-columns-repeated="42"/>
        </table:table-row>
        <table:table-row table:style-name="ro1">
          <table:table-cell table:style-name="ce43" table:formula="of:=+[.A16]+0.5" office:value-type="float" office:value="3.5" calcext:value-type="float">
            <text:p>3,50 </text:p>
          </table:table-cell>
          <table:table-cell table:style-name="ce49" table:formula="of:=(IF([.$A17]*[.B$13]&lt;=[.$B$7];[.$A17]*[.B$13]*[.$B$8];IF(AND([.$A17]*[.B$13]&gt;[.$B$7];[.$A17]*[.B$13]&lt;=[.$C$7]);[.$A17]*[.B$13]*[.$C$8];IF(AND([.$A17]*[.B$13]&gt;[.$C$7];[.$A17]*[.B$13]&lt;[.$D$7]);[.$A17]*[.B$13]*[.$D$8];[.$A17]*[.B$13]*[.$E$8]))))*[.$F$8]" office:value-type="float" office:value="3880.4378670013" calcext:value-type="float">
            <text:p>3.880 </text:p>
          </table:table-cell>
          <table:table-cell table:style-name="ce61" table:formula="of:=(IF([.$A17]*[.C$13]&lt;=[.$B$7];[.$A17]*[.C$13]*[.$B$8];IF(AND([.$A17]*[.C$13]&gt;[.$B$7];[.$A17]*[.C$13]&lt;=[.$C$7]);[.$A17]*[.C$13]*[.$C$8];IF(AND([.$A17]*[.C$13]&gt;[.$C$7];[.$A17]*[.C$13]&lt;[.$D$7]);[.$A17]*[.C$13]*[.$D$8];[.$A17]*[.C$13]*[.$E$8]))))*[.$F$8]" office:value-type="float" office:value="4850.54733375162" calcext:value-type="float">
            <text:p>4.851 </text:p>
          </table:table-cell>
          <table:table-cell table:style-name="ce61" table:formula="of:=(IF([.$A17]*[.D$13]&lt;=[.$B$7];[.$A17]*[.D$13]*[.$B$8];IF(AND([.$A17]*[.D$13]&gt;[.$B$7];[.$A17]*[.D$13]&lt;=[.$C$7]);[.$A17]*[.D$13]*[.$C$8];IF(AND([.$A17]*[.D$13]&gt;[.$C$7];[.$A17]*[.D$13]&lt;[.$D$7]);[.$A17]*[.D$13]*[.$D$8];[.$A17]*[.D$13]*[.$E$8]))))*[.$F$8]" office:value-type="float" office:value="5820.65680050194" calcext:value-type="float">
            <text:p>5.821 </text:p>
          </table:table-cell>
          <table:table-cell table:style-name="ce61" table:formula="of:=(IF([.$A17]*[.E$13]&lt;=[.$B$7];[.$A17]*[.E$13]*[.$B$8];IF(AND([.$A17]*[.E$13]&gt;[.$B$7];[.$A17]*[.E$13]&lt;=[.$C$7]);[.$A17]*[.E$13]*[.$C$8];IF(AND([.$A17]*[.E$13]&gt;[.$C$7];[.$A17]*[.E$13]&lt;[.$D$7]);[.$A17]*[.E$13]*[.$D$8];[.$A17]*[.E$13]*[.$E$8]))))*[.$F$8]" office:value-type="float" office:value="6475.01846674015" calcext:value-type="float">
            <text:p>6.475 </text:p>
          </table:table-cell>
          <table:table-cell table:style-name="ce61" table:formula="of:=(IF([.$A17]*[.F$13]&lt;=[.$B$7];[.$A17]*[.F$13]*[.$B$8];IF(AND([.$A17]*[.F$13]&gt;[.$B$7];[.$A17]*[.F$13]&lt;=[.$C$7]);[.$A17]*[.F$13]*[.$C$8];IF(AND([.$A17]*[.F$13]&gt;[.$C$7];[.$A17]*[.F$13]&lt;[.$D$7]);[.$A17]*[.F$13]*[.$D$8];[.$A17]*[.F$13]*[.$E$8]))))*[.$F$8]" office:value-type="float" office:value="7400.02110484589" calcext:value-type="float">
            <text:p>7.400 </text:p>
          </table:table-cell>
          <table:table-cell table:style-name="ce61" table:formula="of:=(IF([.$A17]*[.G$13]&lt;=[.$B$7];[.$A17]*[.G$13]*[.$B$8];IF(AND([.$A17]*[.G$13]&gt;[.$B$7];[.$A17]*[.G$13]&lt;=[.$C$7]);[.$A17]*[.G$13]*[.$C$8];IF(AND([.$A17]*[.G$13]&gt;[.$C$7];[.$A17]*[.G$13]&lt;[.$D$7]);[.$A17]*[.G$13]*[.$D$8];[.$A17]*[.G$13]*[.$E$8]))))*[.$F$8]" office:value-type="float" office:value="8325.02374295162" calcext:value-type="float">
            <text:p>8.325 </text:p>
          </table:table-cell>
          <table:table-cell table:style-name="ce61" table:formula="of:=(IF([.$A17]*[.H$13]&lt;=[.$B$7];[.$A17]*[.H$13]*[.$B$8];IF(AND([.$A17]*[.H$13]&gt;[.$B$7];[.$A17]*[.H$13]&lt;=[.$C$7]);[.$A17]*[.H$13]*[.$C$8];IF(AND([.$A17]*[.H$13]&gt;[.$C$7];[.$A17]*[.H$13]&lt;[.$D$7]);[.$A17]*[.H$13]*[.$D$8];[.$A17]*[.H$13]*[.$E$8]))))*[.$F$8]" office:value-type="float" office:value="8996.32987848411" calcext:value-type="float">
            <text:p>8.996 </text:p>
          </table:table-cell>
          <table:table-cell table:style-name="ce61" table:formula="of:=(IF([.$A17]*[.I$13]&lt;=[.$B$7];[.$A17]*[.I$13]*[.$B$8];IF(AND([.$A17]*[.I$13]&gt;[.$B$7];[.$A17]*[.I$13]&lt;=[.$C$7]);[.$A17]*[.I$13]*[.$C$8];IF(AND([.$A17]*[.I$13]&gt;[.$C$7];[.$A17]*[.I$13]&lt;[.$D$7]);[.$A17]*[.I$13]*[.$D$8];[.$A17]*[.I$13]*[.$E$8]))))*[.$F$8]" office:value-type="float" office:value="9895.96286633252" calcext:value-type="float">
            <text:p>9.896 </text:p>
          </table:table-cell>
          <table:table-cell table:style-name="ce61" table:formula="of:=(IF([.$A17]*[.J$13]&lt;=[.$B$7];[.$A17]*[.J$13]*[.$B$8];IF(AND([.$A17]*[.J$13]&gt;[.$B$7];[.$A17]*[.J$13]&lt;=[.$C$7]);[.$A17]*[.J$13]*[.$C$8];IF(AND([.$A17]*[.J$13]&gt;[.$C$7];[.$A17]*[.J$13]&lt;[.$D$7]);[.$A17]*[.J$13]*[.$D$8];[.$A17]*[.J$13]*[.$E$8]))))*[.$F$8]" office:value-type="float" office:value="10795.5958541809" calcext:value-type="float">
            <text:p>10.796 </text:p>
          </table:table-cell>
          <table:table-cell table:style-name="ce61" table:formula="of:=(IF([.$A17]*[.K$13]&lt;=[.$B$7];[.$A17]*[.K$13]*[.$B$8];IF(AND([.$A17]*[.K$13]&gt;[.$B$7];[.$A17]*[.K$13]&lt;=[.$C$7]);[.$A17]*[.K$13]*[.$C$8];IF(AND([.$A17]*[.K$13]&gt;[.$C$7];[.$A17]*[.K$13]&lt;[.$D$7]);[.$A17]*[.K$13]*[.$D$8];[.$A17]*[.K$13]*[.$E$8]))))*[.$F$8]" office:value-type="float" office:value="11374.4688212695" calcext:value-type="float">
            <text:p>11.374 </text:p>
          </table:table-cell>
          <table:table-cell table:style-name="ce61" table:formula="of:=(IF([.$A17]*[.L$13]&lt;=[.$B$7];[.$A17]*[.L$13]*[.$B$8];IF(AND([.$A17]*[.L$13]&gt;[.$B$7];[.$A17]*[.L$13]&lt;=[.$C$7]);[.$A17]*[.L$13]*[.$C$8];IF(AND([.$A17]*[.L$13]&gt;[.$C$7];[.$A17]*[.L$13]&lt;[.$D$7]);[.$A17]*[.L$13]*[.$D$8];[.$A17]*[.L$13]*[.$E$8]))))*[.$F$8]" office:value-type="float" office:value="12249.4279613672" calcext:value-type="float">
            <text:p>12.249 </text:p>
          </table:table-cell>
          <table:table-cell table:style-name="ce61" table:formula="of:=(IF([.$A17]*[.M$13]&lt;=[.$B$7];[.$A17]*[.M$13]*[.$B$8];IF(AND([.$A17]*[.M$13]&gt;[.$B$7];[.$A17]*[.M$13]&lt;=[.$C$7]);[.$A17]*[.M$13]*[.$C$8];IF(AND([.$A17]*[.M$13]&gt;[.$C$7];[.$A17]*[.M$13]&lt;[.$D$7]);[.$A17]*[.M$13]*[.$D$8];[.$A17]*[.M$13]*[.$E$8]))))*[.$F$8]" office:value-type="float" office:value="13124.3871014649" calcext:value-type="float">
            <text:p>13.124 </text:p>
          </table:table-cell>
          <table:table-cell table:style-name="ce61" table:formula="of:=(IF([.$A17]*[.N$13]&lt;=[.$B$7];[.$A17]*[.N$13]*[.$B$8];IF(AND([.$A17]*[.N$13]&gt;[.$B$7];[.$A17]*[.N$13]&lt;=[.$C$7]);[.$A17]*[.N$13]*[.$C$8];IF(AND([.$A17]*[.N$13]&gt;[.$C$7];[.$A17]*[.N$13]&lt;[.$D$7]);[.$A17]*[.N$13]*[.$D$8];[.$A17]*[.N$13]*[.$E$8]))))*[.$F$8]" office:value-type="float" office:value="13999.3462415625" calcext:value-type="float">
            <text:p>13.999 </text:p>
          </table:table-cell>
          <table:table-cell table:style-name="ce61" table:formula="of:=(IF([.$A17]*[.O$13]&lt;=[.$B$7];[.$A17]*[.O$13]*[.$B$8];IF(AND([.$A17]*[.O$13]&gt;[.$B$7];[.$A17]*[.O$13]&lt;=[.$C$7]);[.$A17]*[.O$13]*[.$C$8];IF(AND([.$A17]*[.O$13]&gt;[.$C$7];[.$A17]*[.O$13]&lt;[.$D$7]);[.$A17]*[.O$13]*[.$D$8];[.$A17]*[.O$13]*[.$E$8]))))*[.$F$8]" office:value-type="float" office:value="14874.3053816602" calcext:value-type="float">
            <text:p>14.874 </text:p>
          </table:table-cell>
          <table:table-cell table:style-name="ce61" table:formula="of:=(IF([.$A17]*[.P$13]&lt;=[.$B$7];[.$A17]*[.P$13]*[.$B$8];IF(AND([.$A17]*[.P$13]&gt;[.$B$7];[.$A17]*[.P$13]&lt;=[.$C$7]);[.$A17]*[.P$13]*[.$C$8];IF(AND([.$A17]*[.P$13]&gt;[.$C$7];[.$A17]*[.P$13]&lt;[.$D$7]);[.$A17]*[.P$13]*[.$D$8];[.$A17]*[.P$13]*[.$E$8]))))*[.$F$8]" office:value-type="float" office:value="15749.2645217578" calcext:value-type="float">
            <text:p>15.749 </text:p>
          </table:table-cell>
          <table:table-cell table:style-name="ce61" table:formula="of:=(IF([.$A17]*[.Q$13]&lt;=[.$B$7];[.$A17]*[.Q$13]*[.$B$8];IF(AND([.$A17]*[.Q$13]&gt;[.$B$7];[.$A17]*[.Q$13]&lt;=[.$C$7]);[.$A17]*[.Q$13]*[.$C$8];IF(AND([.$A17]*[.Q$13]&gt;[.$C$7];[.$A17]*[.Q$13]&lt;[.$D$7]);[.$A17]*[.Q$13]*[.$D$8];[.$A17]*[.Q$13]*[.$E$8]))))*[.$F$8]" office:value-type="float" office:value="16624.2236618555" calcext:value-type="float">
            <text:p>16.624 </text:p>
          </table:table-cell>
          <table:table-cell table:style-name="ce61" table:formula="of:=(IF([.$A17]*[.R$13]&lt;=[.$B$7];[.$A17]*[.R$13]*[.$B$8];IF(AND([.$A17]*[.R$13]&gt;[.$B$7];[.$A17]*[.R$13]&lt;=[.$C$7]);[.$A17]*[.R$13]*[.$C$8];IF(AND([.$A17]*[.R$13]&gt;[.$C$7];[.$A17]*[.R$13]&lt;[.$D$7]);[.$A17]*[.R$13]*[.$D$8];[.$A17]*[.R$13]*[.$E$8]))))*[.$F$8]" office:value-type="float" office:value="17499.1828019531" calcext:value-type="float">
            <text:p>17.499 </text:p>
          </table:table-cell>
          <table:table-cell table:style-name="ce43" table:formula="of:=+[.S16]+0.5" office:value-type="float" office:value="3.5" calcext:value-type="float">
            <text:p>3,50 </text:p>
          </table:table-cell>
          <table:table-cell table:number-columns-repeated="45"/>
        </table:table-row>
        <table:table-row table:style-name="ro1">
          <table:table-cell table:style-name="ce45" table:formula="of:=+[.A17]+0.5" office:value-type="float" office:value="4" calcext:value-type="float">
            <text:p>4,00 </text:p>
          </table:table-cell>
          <table:table-cell table:style-name="ce51" table:formula="of:=(IF([.$A18]*[.B$13]&lt;=[.$B$7];[.$A18]*[.B$13]*[.$B$8];IF(AND([.$A18]*[.B$13]&gt;[.$B$7];[.$A18]*[.B$13]&lt;=[.$C$7]);[.$A18]*[.B$13]*[.$C$8];IF(AND([.$A18]*[.B$13]&gt;[.$C$7];[.$A18]*[.B$13]&lt;[.$D$7]);[.$A18]*[.B$13]*[.$D$8];[.$A18]*[.B$13]*[.$E$8]))))*[.$F$8]" office:value-type="float" office:value="4434.78613371577" calcext:value-type="float">
            <text:p>4.435 </text:p>
          </table:table-cell>
          <table:table-cell table:style-name="ce63" table:formula="of:=(IF([.$A18]*[.C$13]&lt;=[.$B$7];[.$A18]*[.C$13]*[.$B$8];IF(AND([.$A18]*[.C$13]&gt;[.$B$7];[.$A18]*[.C$13]&lt;=[.$C$7]);[.$A18]*[.C$13]*[.$C$8];IF(AND([.$A18]*[.C$13]&gt;[.$C$7];[.$A18]*[.C$13]&lt;[.$D$7]);[.$A18]*[.C$13]*[.$D$8];[.$A18]*[.C$13]*[.$E$8]))))*[.$F$8]" office:value-type="float" office:value="5543.48266714471" calcext:value-type="float">
            <text:p>5.543 </text:p>
          </table:table-cell>
          <table:table-cell table:style-name="ce63" table:formula="of:=(IF([.$A18]*[.D$13]&lt;=[.$B$7];[.$A18]*[.D$13]*[.$B$8];IF(AND([.$A18]*[.D$13]&gt;[.$B$7];[.$A18]*[.D$13]&lt;=[.$C$7]);[.$A18]*[.D$13]*[.$C$8];IF(AND([.$A18]*[.D$13]&gt;[.$C$7];[.$A18]*[.D$13]&lt;[.$D$7]);[.$A18]*[.D$13]*[.$D$8];[.$A18]*[.D$13]*[.$E$8]))))*[.$F$8]" office:value-type="float" office:value="6652.17920057365" calcext:value-type="float">
            <text:p>6.652 </text:p>
          </table:table-cell>
          <table:table-cell table:style-name="ce63" table:formula="of:=(IF([.$A18]*[.E$13]&lt;=[.$B$7];[.$A18]*[.E$13]*[.$B$8];IF(AND([.$A18]*[.E$13]&gt;[.$B$7];[.$A18]*[.E$13]&lt;=[.$C$7]);[.$A18]*[.E$13]*[.$C$8];IF(AND([.$A18]*[.E$13]&gt;[.$C$7];[.$A18]*[.E$13]&lt;[.$D$7]);[.$A18]*[.E$13]*[.$D$8];[.$A18]*[.E$13]*[.$E$8]))))*[.$F$8]" office:value-type="float" office:value="7400.02110484589" calcext:value-type="float">
            <text:p>7.400 </text:p>
          </table:table-cell>
          <table:table-cell table:style-name="ce63" table:formula="of:=(IF([.$A18]*[.F$13]&lt;=[.$B$7];[.$A18]*[.F$13]*[.$B$8];IF(AND([.$A18]*[.F$13]&gt;[.$B$7];[.$A18]*[.F$13]&lt;=[.$C$7]);[.$A18]*[.F$13]*[.$C$8];IF(AND([.$A18]*[.F$13]&gt;[.$C$7];[.$A18]*[.F$13]&lt;[.$D$7]);[.$A18]*[.F$13]*[.$D$8];[.$A18]*[.F$13]*[.$E$8]))))*[.$F$8]" office:value-type="float" office:value="8457.16697696673" calcext:value-type="float">
            <text:p>8.457 </text:p>
          </table:table-cell>
          <table:table-cell table:style-name="ce63" table:formula="of:=(IF([.$A18]*[.G$13]&lt;=[.$B$7];[.$A18]*[.G$13]*[.$B$8];IF(AND([.$A18]*[.G$13]&gt;[.$B$7];[.$A18]*[.G$13]&lt;=[.$C$7]);[.$A18]*[.G$13]*[.$C$8];IF(AND([.$A18]*[.G$13]&gt;[.$C$7];[.$A18]*[.G$13]&lt;[.$D$7]);[.$A18]*[.G$13]*[.$D$8];[.$A18]*[.G$13]*[.$E$8]))))*[.$F$8]" office:value-type="float" office:value="9253.36787501222" calcext:value-type="float">
            <text:p>9.253 </text:p>
          </table:table-cell>
          <table:table-cell table:style-name="ce63" table:formula="of:=(IF([.$A18]*[.H$13]&lt;=[.$B$7];[.$A18]*[.H$13]*[.$B$8];IF(AND([.$A18]*[.H$13]&gt;[.$B$7];[.$A18]*[.H$13]&lt;=[.$C$7]);[.$A18]*[.H$13]*[.$C$8];IF(AND([.$A18]*[.H$13]&gt;[.$C$7];[.$A18]*[.H$13]&lt;[.$D$7]);[.$A18]*[.H$13]*[.$D$8];[.$A18]*[.H$13]*[.$E$8]))))*[.$F$8]" office:value-type="float" office:value="10281.5198611247" calcext:value-type="float">
            <text:p>10.282 </text:p>
          </table:table-cell>
          <table:table-cell table:style-name="ce63" table:formula="of:=(IF([.$A18]*[.I$13]&lt;=[.$B$7];[.$A18]*[.I$13]*[.$B$8];IF(AND([.$A18]*[.I$13]&gt;[.$B$7];[.$A18]*[.I$13]&lt;=[.$C$7]);[.$A18]*[.I$13]*[.$C$8];IF(AND([.$A18]*[.I$13]&gt;[.$C$7];[.$A18]*[.I$13]&lt;[.$D$7]);[.$A18]*[.I$13]*[.$D$8];[.$A18]*[.I$13]*[.$E$8]))))*[.$F$8]" office:value-type="float" office:value="10999.4863326563" calcext:value-type="float">
            <text:p>10.999 </text:p>
          </table:table-cell>
          <table:table-cell table:style-name="ce63" table:formula="of:=(IF([.$A18]*[.J$13]&lt;=[.$B$7];[.$A18]*[.J$13]*[.$B$8];IF(AND([.$A18]*[.J$13]&gt;[.$B$7];[.$A18]*[.J$13]&lt;=[.$C$7]);[.$A18]*[.J$13]*[.$C$8];IF(AND([.$A18]*[.J$13]&gt;[.$C$7];[.$A18]*[.J$13]&lt;[.$D$7]);[.$A18]*[.J$13]*[.$D$8];[.$A18]*[.J$13]*[.$E$8]))))*[.$F$8]" office:value-type="float" office:value="11999.439635625" calcext:value-type="float">
            <text:p>11.999 </text:p>
          </table:table-cell>
          <table:table-cell table:style-name="ce63" table:formula="of:=(IF([.$A18]*[.K$13]&lt;=[.$B$7];[.$A18]*[.K$13]*[.$B$8];IF(AND([.$A18]*[.K$13]&gt;[.$B$7];[.$A18]*[.K$13]&lt;=[.$C$7]);[.$A18]*[.K$13]*[.$C$8];IF(AND([.$A18]*[.K$13]&gt;[.$C$7];[.$A18]*[.K$13]&lt;[.$D$7]);[.$A18]*[.K$13]*[.$D$8];[.$A18]*[.K$13]*[.$E$8]))))*[.$F$8]" office:value-type="float" office:value="12999.3929385938" calcext:value-type="float">
            <text:p>12.999 </text:p>
          </table:table-cell>
          <table:table-cell table:style-name="ce63" table:formula="of:=(IF([.$A18]*[.L$13]&lt;=[.$B$7];[.$A18]*[.L$13]*[.$B$8];IF(AND([.$A18]*[.L$13]&gt;[.$B$7];[.$A18]*[.L$13]&lt;=[.$C$7]);[.$A18]*[.L$13]*[.$C$8];IF(AND([.$A18]*[.L$13]&gt;[.$C$7];[.$A18]*[.L$13]&lt;[.$D$7]);[.$A18]*[.L$13]*[.$D$8];[.$A18]*[.L$13]*[.$E$8]))))*[.$F$8]" office:value-type="float" office:value="13999.3462415625" calcext:value-type="float">
            <text:p>13.999 </text:p>
          </table:table-cell>
          <table:table-cell table:style-name="ce63" table:formula="of:=(IF([.$A18]*[.M$13]&lt;=[.$B$7];[.$A18]*[.M$13]*[.$B$8];IF(AND([.$A18]*[.M$13]&gt;[.$B$7];[.$A18]*[.M$13]&lt;=[.$C$7]);[.$A18]*[.M$13]*[.$C$8];IF(AND([.$A18]*[.M$13]&gt;[.$C$7];[.$A18]*[.M$13]&lt;[.$D$7]);[.$A18]*[.M$13]*[.$D$8];[.$A18]*[.M$13]*[.$E$8]))))*[.$F$8]" office:value-type="float" office:value="14999.2995445313" calcext:value-type="float">
            <text:p>14.999 </text:p>
          </table:table-cell>
          <table:table-cell table:style-name="ce63" table:formula="of:=(IF([.$A18]*[.N$13]&lt;=[.$B$7];[.$A18]*[.N$13]*[.$B$8];IF(AND([.$A18]*[.N$13]&gt;[.$B$7];[.$A18]*[.N$13]&lt;=[.$C$7]);[.$A18]*[.N$13]*[.$C$8];IF(AND([.$A18]*[.N$13]&gt;[.$C$7];[.$A18]*[.N$13]&lt;[.$D$7]);[.$A18]*[.N$13]*[.$D$8];[.$A18]*[.N$13]*[.$E$8]))))*[.$F$8]" office:value-type="float" office:value="15999.2528475" calcext:value-type="float">
            <text:p>15.999 </text:p>
          </table:table-cell>
          <table:table-cell table:style-name="ce63" table:formula="of:=(IF([.$A18]*[.O$13]&lt;=[.$B$7];[.$A18]*[.O$13]*[.$B$8];IF(AND([.$A18]*[.O$13]&gt;[.$B$7];[.$A18]*[.O$13]&lt;=[.$C$7]);[.$A18]*[.O$13]*[.$C$8];IF(AND([.$A18]*[.O$13]&gt;[.$C$7];[.$A18]*[.O$13]&lt;[.$D$7]);[.$A18]*[.O$13]*[.$D$8];[.$A18]*[.O$13]*[.$E$8]))))*[.$F$8]" office:value-type="float" office:value="16999.2061504688" calcext:value-type="float">
            <text:p>16.999 </text:p>
          </table:table-cell>
          <table:table-cell table:style-name="ce63" table:formula="of:=(IF([.$A18]*[.P$13]&lt;=[.$B$7];[.$A18]*[.P$13]*[.$B$8];IF(AND([.$A18]*[.P$13]&gt;[.$B$7];[.$A18]*[.P$13]&lt;=[.$C$7]);[.$A18]*[.P$13]*[.$C$8];IF(AND([.$A18]*[.P$13]&gt;[.$C$7];[.$A18]*[.P$13]&lt;[.$D$7]);[.$A18]*[.P$13]*[.$D$8];[.$A18]*[.P$13]*[.$E$8]))))*[.$F$8]" office:value-type="float" office:value="17999.1594534375" calcext:value-type="float">
            <text:p>17.999 </text:p>
          </table:table-cell>
          <table:table-cell table:style-name="ce63" table:formula="of:=(IF([.$A18]*[.Q$13]&lt;=[.$B$7];[.$A18]*[.Q$13]*[.$B$8];IF(AND([.$A18]*[.Q$13]&gt;[.$B$7];[.$A18]*[.Q$13]&lt;=[.$C$7]);[.$A18]*[.Q$13]*[.$C$8];IF(AND([.$A18]*[.Q$13]&gt;[.$C$7];[.$A18]*[.Q$13]&lt;[.$D$7]);[.$A18]*[.Q$13]*[.$D$8];[.$A18]*[.Q$13]*[.$E$8]))))*[.$F$8]" office:value-type="float" office:value="18999.1127564063" calcext:value-type="float">
            <text:p>18.999 </text:p>
          </table:table-cell>
          <table:table-cell table:style-name="ce63" table:formula="of:=(IF([.$A18]*[.R$13]&lt;=[.$B$7];[.$A18]*[.R$13]*[.$B$8];IF(AND([.$A18]*[.R$13]&gt;[.$B$7];[.$A18]*[.R$13]&lt;=[.$C$7]);[.$A18]*[.R$13]*[.$C$8];IF(AND([.$A18]*[.R$13]&gt;[.$C$7];[.$A18]*[.R$13]&lt;[.$D$7]);[.$A18]*[.R$13]*[.$D$8];[.$A18]*[.R$13]*[.$E$8]))))*[.$F$8]" office:value-type="float" office:value="19999.066059375" calcext:value-type="float">
            <text:p>19.999 </text:p>
          </table:table-cell>
          <table:table-cell table:style-name="ce45" table:formula="of:=+[.S17]+0.5" office:value-type="float" office:value="4" calcext:value-type="float">
            <text:p>4,00 </text:p>
          </table:table-cell>
          <table:table-cell/>
          <table:table-cell table:formula="of:=+[.J15]/6*5.7" office:value-type="float" office:value="7532.16433886099" calcext:value-type="float">
            <text:p>7.532,16 </text:p>
          </table:table-cell>
          <table:table-cell table:number-columns-repeated="43"/>
        </table:table-row>
        <table:table-row table:style-name="ro1">
          <table:table-cell table:style-name="ce43" table:formula="of:=+[.A18]+0.5" office:value-type="float" office:value="4.5" calcext:value-type="float">
            <text:p>4,50 </text:p>
          </table:table-cell>
          <table:table-cell table:style-name="ce49" table:formula="of:=(IF([.$A19]*[.B$13]&lt;=[.$B$7];[.$A19]*[.B$13]*[.$B$8];IF(AND([.$A19]*[.B$13]&gt;[.$B$7];[.$A19]*[.B$13]&lt;=[.$C$7]);[.$A19]*[.B$13]*[.$C$8];IF(AND([.$A19]*[.B$13]&gt;[.$C$7];[.$A19]*[.B$13]&lt;[.$D$7]);[.$A19]*[.B$13]*[.$D$8];[.$A19]*[.B$13]*[.$E$8]))))*[.$F$8]" office:value-type="float" office:value="4989.13440043024" calcext:value-type="float">
            <text:p>4.989 </text:p>
          </table:table-cell>
          <table:table-cell table:style-name="ce61" table:formula="of:=(IF([.$A19]*[.C$13]&lt;=[.$B$7];[.$A19]*[.C$13]*[.$B$8];IF(AND([.$A19]*[.C$13]&gt;[.$B$7];[.$A19]*[.C$13]&lt;=[.$C$7]);[.$A19]*[.C$13]*[.$C$8];IF(AND([.$A19]*[.C$13]&gt;[.$C$7];[.$A19]*[.C$13]&lt;[.$D$7]);[.$A19]*[.C$13]*[.$D$8];[.$A19]*[.C$13]*[.$E$8]))))*[.$F$8]" office:value-type="float" office:value="6236.4180005378" calcext:value-type="float">
            <text:p>6.236 </text:p>
          </table:table-cell>
          <table:table-cell table:style-name="ce61" table:formula="of:=(IF([.$A19]*[.D$13]&lt;=[.$B$7];[.$A19]*[.D$13]*[.$B$8];IF(AND([.$A19]*[.D$13]&gt;[.$B$7];[.$A19]*[.D$13]&lt;=[.$C$7]);[.$A19]*[.D$13]*[.$C$8];IF(AND([.$A19]*[.D$13]&gt;[.$C$7];[.$A19]*[.D$13]&lt;[.$D$7]);[.$A19]*[.D$13]*[.$D$8];[.$A19]*[.D$13]*[.$E$8]))))*[.$F$8]" office:value-type="float" office:value="7135.73463681568" calcext:value-type="float">
            <text:p>7.136 </text:p>
          </table:table-cell>
          <table:table-cell table:style-name="ce61" table:formula="of:=(IF([.$A19]*[.E$13]&lt;=[.$B$7];[.$A19]*[.E$13]*[.$B$8];IF(AND([.$A19]*[.E$13]&gt;[.$B$7];[.$A19]*[.E$13]&lt;=[.$C$7]);[.$A19]*[.E$13]*[.$C$8];IF(AND([.$A19]*[.E$13]&gt;[.$C$7];[.$A19]*[.E$13]&lt;[.$D$7]);[.$A19]*[.E$13]*[.$D$8];[.$A19]*[.E$13]*[.$E$8]))))*[.$F$8]" office:value-type="float" office:value="8325.02374295162" calcext:value-type="float">
            <text:p>8.325 </text:p>
          </table:table-cell>
          <table:table-cell table:style-name="ce61" table:formula="of:=(IF([.$A19]*[.F$13]&lt;=[.$B$7];[.$A19]*[.F$13]*[.$B$8];IF(AND([.$A19]*[.F$13]&gt;[.$B$7];[.$A19]*[.F$13]&lt;=[.$C$7]);[.$A19]*[.F$13]*[.$C$8];IF(AND([.$A19]*[.F$13]&gt;[.$C$7];[.$A19]*[.F$13]&lt;[.$D$7]);[.$A19]*[.F$13]*[.$D$8];[.$A19]*[.F$13]*[.$E$8]))))*[.$F$8]" office:value-type="float" office:value="9253.36787501222" calcext:value-type="float">
            <text:p>9.253 </text:p>
          </table:table-cell>
          <table:table-cell table:style-name="ce61" table:formula="of:=(IF([.$A19]*[.G$13]&lt;=[.$B$7];[.$A19]*[.G$13]*[.$B$8];IF(AND([.$A19]*[.G$13]&gt;[.$B$7];[.$A19]*[.G$13]&lt;=[.$C$7]);[.$A19]*[.G$13]*[.$C$8];IF(AND([.$A19]*[.G$13]&gt;[.$C$7];[.$A19]*[.G$13]&lt;[.$D$7]);[.$A19]*[.G$13]*[.$D$8];[.$A19]*[.G$13]*[.$E$8]))))*[.$F$8]" office:value-type="float" office:value="10410.0388593888" calcext:value-type="float">
            <text:p>10.410 </text:p>
          </table:table-cell>
          <table:table-cell table:style-name="ce61" table:formula="of:=(IF([.$A19]*[.H$13]&lt;=[.$B$7];[.$A19]*[.H$13]*[.$B$8];IF(AND([.$A19]*[.H$13]&gt;[.$B$7];[.$A19]*[.H$13]&lt;=[.$C$7]);[.$A19]*[.H$13]*[.$C$8];IF(AND([.$A19]*[.H$13]&gt;[.$C$7];[.$A19]*[.H$13]&lt;[.$D$7]);[.$A19]*[.H$13]*[.$D$8];[.$A19]*[.H$13]*[.$E$8]))))*[.$F$8]" office:value-type="float" office:value="11249.4746583984" calcext:value-type="float">
            <text:p>11.249 </text:p>
          </table:table-cell>
          <table:table-cell table:style-name="ce61" table:formula="of:=(IF([.$A19]*[.I$13]&lt;=[.$B$7];[.$A19]*[.I$13]*[.$B$8];IF(AND([.$A19]*[.I$13]&gt;[.$B$7];[.$A19]*[.I$13]&lt;=[.$C$7]);[.$A19]*[.I$13]*[.$C$8];IF(AND([.$A19]*[.I$13]&gt;[.$C$7];[.$A19]*[.I$13]&lt;[.$D$7]);[.$A19]*[.I$13]*[.$D$8];[.$A19]*[.I$13]*[.$E$8]))))*[.$F$8]" office:value-type="float" office:value="12374.4221242383" calcext:value-type="float">
            <text:p>12.374 </text:p>
          </table:table-cell>
          <table:table-cell table:style-name="ce61" table:formula="of:=(IF([.$A19]*[.J$13]&lt;=[.$B$7];[.$A19]*[.J$13]*[.$B$8];IF(AND([.$A19]*[.J$13]&gt;[.$B$7];[.$A19]*[.J$13]&lt;=[.$C$7]);[.$A19]*[.J$13]*[.$C$8];IF(AND([.$A19]*[.J$13]&gt;[.$C$7];[.$A19]*[.J$13]&lt;[.$D$7]);[.$A19]*[.J$13]*[.$D$8];[.$A19]*[.J$13]*[.$E$8]))))*[.$F$8]" office:value-type="float" office:value="13499.3695900781" calcext:value-type="float">
            <text:p>13.499 </text:p>
          </table:table-cell>
          <table:table-cell table:style-name="ce61" table:formula="of:=(IF([.$A19]*[.K$13]&lt;=[.$B$7];[.$A19]*[.K$13]*[.$B$8];IF(AND([.$A19]*[.K$13]&gt;[.$B$7];[.$A19]*[.K$13]&lt;=[.$C$7]);[.$A19]*[.K$13]*[.$C$8];IF(AND([.$A19]*[.K$13]&gt;[.$C$7];[.$A19]*[.K$13]&lt;[.$D$7]);[.$A19]*[.K$13]*[.$D$8];[.$A19]*[.K$13]*[.$E$8]))))*[.$F$8]" office:value-type="float" office:value="14624.317055918" calcext:value-type="float">
            <text:p>14.624 </text:p>
          </table:table-cell>
          <table:table-cell table:style-name="ce61" table:formula="of:=(IF([.$A19]*[.L$13]&lt;=[.$B$7];[.$A19]*[.L$13]*[.$B$8];IF(AND([.$A19]*[.L$13]&gt;[.$B$7];[.$A19]*[.L$13]&lt;=[.$C$7]);[.$A19]*[.L$13]*[.$C$8];IF(AND([.$A19]*[.L$13]&gt;[.$C$7];[.$A19]*[.L$13]&lt;[.$D$7]);[.$A19]*[.L$13]*[.$D$8];[.$A19]*[.L$13]*[.$E$8]))))*[.$F$8]" office:value-type="float" office:value="15749.2645217578" calcext:value-type="float">
            <text:p>15.749 </text:p>
          </table:table-cell>
          <table:table-cell table:style-name="ce61" table:formula="of:=(IF([.$A19]*[.M$13]&lt;=[.$B$7];[.$A19]*[.M$13]*[.$B$8];IF(AND([.$A19]*[.M$13]&gt;[.$B$7];[.$A19]*[.M$13]&lt;=[.$C$7]);[.$A19]*[.M$13]*[.$C$8];IF(AND([.$A19]*[.M$13]&gt;[.$C$7];[.$A19]*[.M$13]&lt;[.$D$7]);[.$A19]*[.M$13]*[.$D$8];[.$A19]*[.M$13]*[.$E$8]))))*[.$F$8]" office:value-type="float" office:value="16874.2119875977" calcext:value-type="float">
            <text:p>16.874 </text:p>
          </table:table-cell>
          <table:table-cell table:style-name="ce61" table:formula="of:=(IF([.$A19]*[.N$13]&lt;=[.$B$7];[.$A19]*[.N$13]*[.$B$8];IF(AND([.$A19]*[.N$13]&gt;[.$B$7];[.$A19]*[.N$13]&lt;=[.$C$7]);[.$A19]*[.N$13]*[.$C$8];IF(AND([.$A19]*[.N$13]&gt;[.$C$7];[.$A19]*[.N$13]&lt;[.$D$7]);[.$A19]*[.N$13]*[.$D$8];[.$A19]*[.N$13]*[.$E$8]))))*[.$F$8]" office:value-type="float" office:value="17999.1594534375" calcext:value-type="float">
            <text:p>17.999 </text:p>
          </table:table-cell>
          <table:table-cell table:style-name="ce61" table:formula="of:=(IF([.$A19]*[.O$13]&lt;=[.$B$7];[.$A19]*[.O$13]*[.$B$8];IF(AND([.$A19]*[.O$13]&gt;[.$B$7];[.$A19]*[.O$13]&lt;=[.$C$7]);[.$A19]*[.O$13]*[.$C$8];IF(AND([.$A19]*[.O$13]&gt;[.$C$7];[.$A19]*[.O$13]&lt;[.$D$7]);[.$A19]*[.O$13]*[.$D$8];[.$A19]*[.O$13]*[.$E$8]))))*[.$F$8]" office:value-type="float" office:value="19124.1069192774" calcext:value-type="float">
            <text:p>19.124 </text:p>
          </table:table-cell>
          <table:table-cell table:style-name="ce61" table:formula="of:=(IF([.$A19]*[.P$13]&lt;=[.$B$7];[.$A19]*[.P$13]*[.$B$8];IF(AND([.$A19]*[.P$13]&gt;[.$B$7];[.$A19]*[.P$13]&lt;=[.$C$7]);[.$A19]*[.P$13]*[.$C$8];IF(AND([.$A19]*[.P$13]&gt;[.$C$7];[.$A19]*[.P$13]&lt;[.$D$7]);[.$A19]*[.P$13]*[.$D$8];[.$A19]*[.P$13]*[.$E$8]))))*[.$F$8]" office:value-type="float" office:value="20249.0543851172" calcext:value-type="float">
            <text:p>20.249 </text:p>
          </table:table-cell>
          <table:table-cell table:style-name="ce61" table:formula="of:=(IF([.$A19]*[.Q$13]&lt;=[.$B$7];[.$A19]*[.Q$13]*[.$B$8];IF(AND([.$A19]*[.Q$13]&gt;[.$B$7];[.$A19]*[.Q$13]&lt;=[.$C$7]);[.$A19]*[.Q$13]*[.$C$8];IF(AND([.$A19]*[.Q$13]&gt;[.$C$7];[.$A19]*[.Q$13]&lt;[.$D$7]);[.$A19]*[.Q$13]*[.$D$8];[.$A19]*[.Q$13]*[.$E$8]))))*[.$F$8]" office:value-type="float" office:value="21374.001850957" calcext:value-type="float">
            <text:p>21.374 </text:p>
          </table:table-cell>
          <table:table-cell table:style-name="ce61" table:formula="of:=(IF([.$A19]*[.R$13]&lt;=[.$B$7];[.$A19]*[.R$13]*[.$B$8];IF(AND([.$A19]*[.R$13]&gt;[.$B$7];[.$A19]*[.R$13]&lt;=[.$C$7]);[.$A19]*[.R$13]*[.$C$8];IF(AND([.$A19]*[.R$13]&gt;[.$C$7];[.$A19]*[.R$13]&lt;[.$D$7]);[.$A19]*[.R$13]*[.$D$8];[.$A19]*[.R$13]*[.$E$8]))))*[.$F$8]" office:value-type="float" office:value="22498.9493167969" calcext:value-type="float">
            <text:p>22.499 </text:p>
          </table:table-cell>
          <table:table-cell table:style-name="ce43" table:formula="of:=+[.S18]+0.5" office:value-type="float" office:value="4.5" calcext:value-type="float">
            <text:p>4,50 </text:p>
          </table:table-cell>
          <table:table-cell table:number-columns-repeated="3"/>
          <table:table-cell table:style-name="ce32"/>
          <table:table-cell table:number-columns-repeated="41"/>
        </table:table-row>
        <table:table-row table:style-name="ro1">
          <table:table-cell table:style-name="ce46" table:formula="of:=+[.A19]+0.5" office:value-type="float" office:value="5" calcext:value-type="float">
            <text:p>5,00 </text:p>
          </table:table-cell>
          <table:table-cell table:style-name="ce52" table:formula="of:=(IF([.$A20]*[.B$13]&lt;=[.$B$7];[.$A20]*[.B$13]*[.$B$8];IF(AND([.$A20]*[.B$13]&gt;[.$B$7];[.$A20]*[.B$13]&lt;=[.$C$7]);[.$A20]*[.B$13]*[.$C$8];IF(AND([.$A20]*[.B$13]&gt;[.$C$7];[.$A20]*[.B$13]&lt;[.$D$7]);[.$A20]*[.B$13]*[.$D$8];[.$A20]*[.B$13]*[.$E$8]))))*[.$F$8]" office:value-type="float" office:value="5543.48266714471" calcext:value-type="float">
            <text:p>5.543 </text:p>
          </table:table-cell>
          <table:table-cell table:style-name="ce64" table:formula="of:=(IF([.$A20]*[.C$13]&lt;=[.$B$7];[.$A20]*[.C$13]*[.$B$8];IF(AND([.$A20]*[.C$13]&gt;[.$B$7];[.$A20]*[.C$13]&lt;=[.$C$7]);[.$A20]*[.C$13]*[.$C$8];IF(AND([.$A20]*[.C$13]&gt;[.$C$7];[.$A20]*[.C$13]&lt;[.$D$7]);[.$A20]*[.C$13]*[.$D$8];[.$A20]*[.C$13]*[.$E$8]))))*[.$F$8]" office:value-type="float" office:value="6607.16170075526" calcext:value-type="float">
            <text:p>6.607 </text:p>
          </table:table-cell>
          <table:table-cell table:style-name="ce64" table:formula="of:=(IF([.$A20]*[.D$13]&lt;=[.$B$7];[.$A20]*[.D$13]*[.$B$8];IF(AND([.$A20]*[.D$13]&gt;[.$B$7];[.$A20]*[.D$13]&lt;=[.$C$7]);[.$A20]*[.D$13]*[.$C$8];IF(AND([.$A20]*[.D$13]&gt;[.$C$7];[.$A20]*[.D$13]&lt;[.$D$7]);[.$A20]*[.D$13]*[.$D$8];[.$A20]*[.D$13]*[.$E$8]))))*[.$F$8]" office:value-type="float" office:value="7928.59404090631" calcext:value-type="float">
            <text:p>7.929 </text:p>
          </table:table-cell>
          <table:table-cell table:style-name="ce64" table:formula="of:=(IF([.$A20]*[.E$13]&lt;=[.$B$7];[.$A20]*[.E$13]*[.$B$8];IF(AND([.$A20]*[.E$13]&gt;[.$B$7];[.$A20]*[.E$13]&lt;=[.$C$7]);[.$A20]*[.E$13]*[.$C$8];IF(AND([.$A20]*[.E$13]&gt;[.$C$7];[.$A20]*[.E$13]&lt;[.$D$7]);[.$A20]*[.E$13]*[.$D$8];[.$A20]*[.E$13]*[.$E$8]))))*[.$F$8]" office:value-type="float" office:value="8996.32987848411" calcext:value-type="float">
            <text:p>8.996 </text:p>
          </table:table-cell>
          <table:table-cell table:style-name="ce64" table:formula="of:=(IF([.$A20]*[.F$13]&lt;=[.$B$7];[.$A20]*[.F$13]*[.$B$8];IF(AND([.$A20]*[.F$13]&gt;[.$B$7];[.$A20]*[.F$13]&lt;=[.$C$7]);[.$A20]*[.F$13]*[.$C$8];IF(AND([.$A20]*[.F$13]&gt;[.$C$7];[.$A20]*[.F$13]&lt;[.$D$7]);[.$A20]*[.F$13]*[.$D$8];[.$A20]*[.F$13]*[.$E$8]))))*[.$F$8]" office:value-type="float" office:value="10281.5198611247" calcext:value-type="float">
            <text:p>10.282 </text:p>
          </table:table-cell>
          <table:table-cell table:style-name="ce64" table:formula="of:=(IF([.$A20]*[.G$13]&lt;=[.$B$7];[.$A20]*[.G$13]*[.$B$8];IF(AND([.$A20]*[.G$13]&gt;[.$B$7];[.$A20]*[.G$13]&lt;=[.$C$7]);[.$A20]*[.G$13]*[.$C$8];IF(AND([.$A20]*[.G$13]&gt;[.$C$7];[.$A20]*[.G$13]&lt;[.$D$7]);[.$A20]*[.G$13]*[.$D$8];[.$A20]*[.G$13]*[.$E$8]))))*[.$F$8]" office:value-type="float" office:value="11249.4746583984" calcext:value-type="float">
            <text:p>11.249 </text:p>
          </table:table-cell>
          <table:table-cell table:style-name="ce64" table:formula="of:=(IF([.$A20]*[.H$13]&lt;=[.$B$7];[.$A20]*[.H$13]*[.$B$8];IF(AND([.$A20]*[.H$13]&gt;[.$B$7];[.$A20]*[.H$13]&lt;=[.$C$7]);[.$A20]*[.H$13]*[.$C$8];IF(AND([.$A20]*[.H$13]&gt;[.$C$7];[.$A20]*[.H$13]&lt;[.$D$7]);[.$A20]*[.H$13]*[.$D$8];[.$A20]*[.H$13]*[.$E$8]))))*[.$F$8]" office:value-type="float" office:value="12499.4162871094" calcext:value-type="float">
            <text:p>12.499 </text:p>
          </table:table-cell>
          <table:table-cell table:style-name="ce64" table:formula="of:=(IF([.$A20]*[.I$13]&lt;=[.$B$7];[.$A20]*[.I$13]*[.$B$8];IF(AND([.$A20]*[.I$13]&gt;[.$B$7];[.$A20]*[.I$13]&lt;=[.$C$7]);[.$A20]*[.I$13]*[.$C$8];IF(AND([.$A20]*[.I$13]&gt;[.$C$7];[.$A20]*[.I$13]&lt;[.$D$7]);[.$A20]*[.I$13]*[.$D$8];[.$A20]*[.I$13]*[.$E$8]))))*[.$F$8]" office:value-type="float" office:value="13749.3579158203" calcext:value-type="float">
            <text:p>13.749 </text:p>
          </table:table-cell>
          <table:table-cell table:style-name="ce64" table:formula="of:=(IF([.$A20]*[.J$13]&lt;=[.$B$7];[.$A20]*[.J$13]*[.$B$8];IF(AND([.$A20]*[.J$13]&gt;[.$B$7];[.$A20]*[.J$13]&lt;=[.$C$7]);[.$A20]*[.J$13]*[.$C$8];IF(AND([.$A20]*[.J$13]&gt;[.$C$7];[.$A20]*[.J$13]&lt;[.$D$7]);[.$A20]*[.J$13]*[.$D$8];[.$A20]*[.J$13]*[.$E$8]))))*[.$F$8]" office:value-type="float" office:value="14999.2995445313" calcext:value-type="float">
            <text:p>14.999 </text:p>
          </table:table-cell>
          <table:table-cell table:style-name="ce64" table:formula="of:=(IF([.$A20]*[.K$13]&lt;=[.$B$7];[.$A20]*[.K$13]*[.$B$8];IF(AND([.$A20]*[.K$13]&gt;[.$B$7];[.$A20]*[.K$13]&lt;=[.$C$7]);[.$A20]*[.K$13]*[.$C$8];IF(AND([.$A20]*[.K$13]&gt;[.$C$7];[.$A20]*[.K$13]&lt;[.$D$7]);[.$A20]*[.K$13]*[.$D$8];[.$A20]*[.K$13]*[.$E$8]))))*[.$F$8]" office:value-type="float" office:value="16249.2411732422" calcext:value-type="float">
            <text:p>16.249 </text:p>
          </table:table-cell>
          <table:table-cell table:style-name="ce64" table:formula="of:=(IF([.$A20]*[.L$13]&lt;=[.$B$7];[.$A20]*[.L$13]*[.$B$8];IF(AND([.$A20]*[.L$13]&gt;[.$B$7];[.$A20]*[.L$13]&lt;=[.$C$7]);[.$A20]*[.L$13]*[.$C$8];IF(AND([.$A20]*[.L$13]&gt;[.$C$7];[.$A20]*[.L$13]&lt;[.$D$7]);[.$A20]*[.L$13]*[.$D$8];[.$A20]*[.L$13]*[.$E$8]))))*[.$F$8]" office:value-type="float" office:value="17499.1828019531" calcext:value-type="float">
            <text:p>17.499 </text:p>
          </table:table-cell>
          <table:table-cell table:style-name="ce64" table:formula="of:=(IF([.$A20]*[.M$13]&lt;=[.$B$7];[.$A20]*[.M$13]*[.$B$8];IF(AND([.$A20]*[.M$13]&gt;[.$B$7];[.$A20]*[.M$13]&lt;=[.$C$7]);[.$A20]*[.M$13]*[.$C$8];IF(AND([.$A20]*[.M$13]&gt;[.$C$7];[.$A20]*[.M$13]&lt;[.$D$7]);[.$A20]*[.M$13]*[.$D$8];[.$A20]*[.M$13]*[.$E$8]))))*[.$F$8]" office:value-type="float" office:value="18749.1244306641" calcext:value-type="float">
            <text:p>18.749 </text:p>
          </table:table-cell>
          <table:table-cell table:style-name="ce64" table:formula="of:=(IF([.$A20]*[.N$13]&lt;=[.$B$7];[.$A20]*[.N$13]*[.$B$8];IF(AND([.$A20]*[.N$13]&gt;[.$B$7];[.$A20]*[.N$13]&lt;=[.$C$7]);[.$A20]*[.N$13]*[.$C$8];IF(AND([.$A20]*[.N$13]&gt;[.$C$7];[.$A20]*[.N$13]&lt;[.$D$7]);[.$A20]*[.N$13]*[.$D$8];[.$A20]*[.N$13]*[.$E$8]))))*[.$F$8]" office:value-type="float" office:value="19999.066059375" calcext:value-type="float">
            <text:p>19.999 </text:p>
          </table:table-cell>
          <table:table-cell table:style-name="ce64" table:formula="of:=(IF([.$A20]*[.O$13]&lt;=[.$B$7];[.$A20]*[.O$13]*[.$B$8];IF(AND([.$A20]*[.O$13]&gt;[.$B$7];[.$A20]*[.O$13]&lt;=[.$C$7]);[.$A20]*[.O$13]*[.$C$8];IF(AND([.$A20]*[.O$13]&gt;[.$C$7];[.$A20]*[.O$13]&lt;[.$D$7]);[.$A20]*[.O$13]*[.$D$8];[.$A20]*[.O$13]*[.$E$8]))))*[.$F$8]" office:value-type="float" office:value="21249.0076880859" calcext:value-type="float">
            <text:p>21.249 </text:p>
          </table:table-cell>
          <table:table-cell table:style-name="ce64" table:formula="of:=(IF([.$A20]*[.P$13]&lt;=[.$B$7];[.$A20]*[.P$13]*[.$B$8];IF(AND([.$A20]*[.P$13]&gt;[.$B$7];[.$A20]*[.P$13]&lt;=[.$C$7]);[.$A20]*[.P$13]*[.$C$8];IF(AND([.$A20]*[.P$13]&gt;[.$C$7];[.$A20]*[.P$13]&lt;[.$D$7]);[.$A20]*[.P$13]*[.$D$8];[.$A20]*[.P$13]*[.$E$8]))))*[.$F$8]" office:value-type="float" office:value="22498.9493167969" calcext:value-type="float">
            <text:p>22.499 </text:p>
          </table:table-cell>
          <table:table-cell table:style-name="ce64" table:formula="of:=(IF([.$A20]*[.Q$13]&lt;=[.$B$7];[.$A20]*[.Q$13]*[.$B$8];IF(AND([.$A20]*[.Q$13]&gt;[.$B$7];[.$A20]*[.Q$13]&lt;=[.$C$7]);[.$A20]*[.Q$13]*[.$C$8];IF(AND([.$A20]*[.Q$13]&gt;[.$C$7];[.$A20]*[.Q$13]&lt;[.$D$7]);[.$A20]*[.Q$13]*[.$D$8];[.$A20]*[.Q$13]*[.$E$8]))))*[.$F$8]" office:value-type="float" office:value="23748.8909455078" calcext:value-type="float">
            <text:p>23.749 </text:p>
          </table:table-cell>
          <table:table-cell table:style-name="ce64" table:formula="of:=(IF([.$A20]*[.R$13]&lt;=[.$B$7];[.$A20]*[.R$13]*[.$B$8];IF(AND([.$A20]*[.R$13]&gt;[.$B$7];[.$A20]*[.R$13]&lt;=[.$C$7]);[.$A20]*[.R$13]*[.$C$8];IF(AND([.$A20]*[.R$13]&gt;[.$C$7];[.$A20]*[.R$13]&lt;[.$D$7]);[.$A20]*[.R$13]*[.$D$8];[.$A20]*[.R$13]*[.$E$8]))))*[.$F$8]" office:value-type="float" office:value="24998.8325742188" calcext:value-type="float">
            <text:p>24.999 </text:p>
          </table:table-cell>
          <table:table-cell table:style-name="ce46" table:formula="of:=+[.S19]+0.5" office:value-type="float" office:value="5" calcext:value-type="float">
            <text:p>5,00 </text:p>
          </table:table-cell>
          <table:table-cell/>
          <table:table-cell table:formula="of:=+[.I18]/5.5/4*5.4*4.1" office:value-type="float" office:value="11069.4830638641" calcext:value-type="float">
            <text:p>11.069,48 </text:p>
          </table:table-cell>
          <table:table-cell/>
          <table:table-cell table:style-name="ce33"/>
          <table:table-cell table:number-columns-repeated="41"/>
        </table:table-row>
        <table:table-row table:style-name="ro1">
          <table:table-cell table:style-name="ce43" table:formula="of:=+[.A20]+0.5" office:value-type="float" office:value="5.5" calcext:value-type="float">
            <text:p>5,50 </text:p>
          </table:table-cell>
          <table:table-cell table:style-name="ce49" table:formula="of:=(IF([.$A21]*[.B$13]&lt;=[.$B$7];[.$A21]*[.B$13]*[.$B$8];IF(AND([.$A21]*[.B$13]&gt;[.$B$7];[.$A21]*[.B$13]&lt;=[.$C$7]);[.$A21]*[.B$13]*[.$C$8];IF(AND([.$A21]*[.B$13]&gt;[.$C$7];[.$A21]*[.B$13]&lt;[.$D$7]);[.$A21]*[.B$13]*[.$D$8];[.$A21]*[.B$13]*[.$E$8]))))*[.$F$8]" office:value-type="float" office:value="6097.83093385918" calcext:value-type="float">
            <text:p>6.098 </text:p>
          </table:table-cell>
          <table:table-cell table:style-name="ce61" table:formula="of:=(IF([.$A21]*[.C$13]&lt;=[.$B$7];[.$A21]*[.C$13]*[.$B$8];IF(AND([.$A21]*[.C$13]&gt;[.$B$7];[.$A21]*[.C$13]&lt;=[.$C$7]);[.$A21]*[.C$13]*[.$C$8];IF(AND([.$A21]*[.C$13]&gt;[.$C$7];[.$A21]*[.C$13]&lt;[.$D$7]);[.$A21]*[.C$13]*[.$D$8];[.$A21]*[.C$13]*[.$E$8]))))*[.$F$8]" office:value-type="float" office:value="7267.87787083078" calcext:value-type="float">
            <text:p>7.268 </text:p>
          </table:table-cell>
          <table:table-cell table:style-name="ce61" table:formula="of:=(IF([.$A21]*[.D$13]&lt;=[.$B$7];[.$A21]*[.D$13]*[.$B$8];IF(AND([.$A21]*[.D$13]&gt;[.$B$7];[.$A21]*[.D$13]&lt;=[.$C$7]);[.$A21]*[.D$13]*[.$C$8];IF(AND([.$A21]*[.D$13]&gt;[.$C$7];[.$A21]*[.D$13]&lt;[.$D$7]);[.$A21]*[.D$13]*[.$D$8];[.$A21]*[.D$13]*[.$E$8]))))*[.$F$8]" office:value-type="float" office:value="8482.25388542787" calcext:value-type="float">
            <text:p>8.482 </text:p>
          </table:table-cell>
          <table:table-cell table:style-name="ce61" table:formula="of:=(IF([.$A21]*[.E$13]&lt;=[.$B$7];[.$A21]*[.E$13]*[.$B$8];IF(AND([.$A21]*[.E$13]&gt;[.$B$7];[.$A21]*[.E$13]&lt;=[.$C$7]);[.$A21]*[.E$13]*[.$C$8];IF(AND([.$A21]*[.E$13]&gt;[.$C$7];[.$A21]*[.E$13]&lt;[.$D$7]);[.$A21]*[.E$13]*[.$D$8];[.$A21]*[.E$13]*[.$E$8]))))*[.$F$8]" office:value-type="float" office:value="9895.96286633252" calcext:value-type="float">
            <text:p>9.896 </text:p>
          </table:table-cell>
          <table:table-cell table:style-name="ce61" table:formula="of:=(IF([.$A21]*[.F$13]&lt;=[.$B$7];[.$A21]*[.F$13]*[.$B$8];IF(AND([.$A21]*[.F$13]&gt;[.$B$7];[.$A21]*[.F$13]&lt;=[.$C$7]);[.$A21]*[.F$13]*[.$C$8];IF(AND([.$A21]*[.F$13]&gt;[.$C$7];[.$A21]*[.F$13]&lt;[.$D$7]);[.$A21]*[.F$13]*[.$D$8];[.$A21]*[.F$13]*[.$E$8]))))*[.$F$8]" office:value-type="float" office:value="10999.4863326563" calcext:value-type="float">
            <text:p>10.999 </text:p>
          </table:table-cell>
          <table:table-cell table:style-name="ce61" table:formula="of:=(IF([.$A21]*[.G$13]&lt;=[.$B$7];[.$A21]*[.G$13]*[.$B$8];IF(AND([.$A21]*[.G$13]&gt;[.$B$7];[.$A21]*[.G$13]&lt;=[.$C$7]);[.$A21]*[.G$13]*[.$C$8];IF(AND([.$A21]*[.G$13]&gt;[.$C$7];[.$A21]*[.G$13]&lt;[.$D$7]);[.$A21]*[.G$13]*[.$D$8];[.$A21]*[.G$13]*[.$E$8]))))*[.$F$8]" office:value-type="float" office:value="12374.4221242383" calcext:value-type="float">
            <text:p>12.374 </text:p>
          </table:table-cell>
          <table:table-cell table:style-name="ce61" table:formula="of:=(IF([.$A21]*[.H$13]&lt;=[.$B$7];[.$A21]*[.H$13]*[.$B$8];IF(AND([.$A21]*[.H$13]&gt;[.$B$7];[.$A21]*[.H$13]&lt;=[.$C$7]);[.$A21]*[.H$13]*[.$C$8];IF(AND([.$A21]*[.H$13]&gt;[.$C$7];[.$A21]*[.H$13]&lt;[.$D$7]);[.$A21]*[.H$13]*[.$D$8];[.$A21]*[.H$13]*[.$E$8]))))*[.$F$8]" office:value-type="float" office:value="13749.3579158203" calcext:value-type="float">
            <text:p>13.749 </text:p>
          </table:table-cell>
          <table:table-cell table:style-name="ce61" table:formula="of:=(IF([.$A21]*[.I$13]&lt;=[.$B$7];[.$A21]*[.I$13]*[.$B$8];IF(AND([.$A21]*[.I$13]&gt;[.$B$7];[.$A21]*[.I$13]&lt;=[.$C$7]);[.$A21]*[.I$13]*[.$C$8];IF(AND([.$A21]*[.I$13]&gt;[.$C$7];[.$A21]*[.I$13]&lt;[.$D$7]);[.$A21]*[.I$13]*[.$D$8];[.$A21]*[.I$13]*[.$E$8]))))*[.$F$8]" office:value-type="float" office:value="15124.2937074024" calcext:value-type="float">
            <text:p>15.124 </text:p>
          </table:table-cell>
          <table:table-cell table:style-name="ce61" table:formula="of:=(IF([.$A21]*[.J$13]&lt;=[.$B$7];[.$A21]*[.J$13]*[.$B$8];IF(AND([.$A21]*[.J$13]&gt;[.$B$7];[.$A21]*[.J$13]&lt;=[.$C$7]);[.$A21]*[.J$13]*[.$C$8];IF(AND([.$A21]*[.J$13]&gt;[.$C$7];[.$A21]*[.J$13]&lt;[.$D$7]);[.$A21]*[.J$13]*[.$D$8];[.$A21]*[.J$13]*[.$E$8]))))*[.$F$8]" office:value-type="float" office:value="16499.2294989844" calcext:value-type="float">
            <text:p>16.499 </text:p>
          </table:table-cell>
          <table:table-cell table:style-name="ce61" table:formula="of:=(IF([.$A21]*[.K$13]&lt;=[.$B$7];[.$A21]*[.K$13]*[.$B$8];IF(AND([.$A21]*[.K$13]&gt;[.$B$7];[.$A21]*[.K$13]&lt;=[.$C$7]);[.$A21]*[.K$13]*[.$C$8];IF(AND([.$A21]*[.K$13]&gt;[.$C$7];[.$A21]*[.K$13]&lt;[.$D$7]);[.$A21]*[.K$13]*[.$D$8];[.$A21]*[.K$13]*[.$E$8]))))*[.$F$8]" office:value-type="float" office:value="17874.1652905664" calcext:value-type="float">
            <text:p>17.874 </text:p>
          </table:table-cell>
          <table:table-cell table:style-name="ce61" table:formula="of:=(IF([.$A21]*[.L$13]&lt;=[.$B$7];[.$A21]*[.L$13]*[.$B$8];IF(AND([.$A21]*[.L$13]&gt;[.$B$7];[.$A21]*[.L$13]&lt;=[.$C$7]);[.$A21]*[.L$13]*[.$C$8];IF(AND([.$A21]*[.L$13]&gt;[.$C$7];[.$A21]*[.L$13]&lt;[.$D$7]);[.$A21]*[.L$13]*[.$D$8];[.$A21]*[.L$13]*[.$E$8]))))*[.$F$8]" office:value-type="float" office:value="19249.1010821485" calcext:value-type="float">
            <text:p>19.249 </text:p>
          </table:table-cell>
          <table:table-cell table:style-name="ce61" table:formula="of:=(IF([.$A21]*[.M$13]&lt;=[.$B$7];[.$A21]*[.M$13]*[.$B$8];IF(AND([.$A21]*[.M$13]&gt;[.$B$7];[.$A21]*[.M$13]&lt;=[.$C$7]);[.$A21]*[.M$13]*[.$C$8];IF(AND([.$A21]*[.M$13]&gt;[.$C$7];[.$A21]*[.M$13]&lt;[.$D$7]);[.$A21]*[.M$13]*[.$D$8];[.$A21]*[.M$13]*[.$E$8]))))*[.$F$8]" office:value-type="float" office:value="20624.0368737305" calcext:value-type="float">
            <text:p>20.624 </text:p>
          </table:table-cell>
          <table:table-cell table:style-name="ce61" table:formula="of:=(IF([.$A21]*[.N$13]&lt;=[.$B$7];[.$A21]*[.N$13]*[.$B$8];IF(AND([.$A21]*[.N$13]&gt;[.$B$7];[.$A21]*[.N$13]&lt;=[.$C$7]);[.$A21]*[.N$13]*[.$C$8];IF(AND([.$A21]*[.N$13]&gt;[.$C$7];[.$A21]*[.N$13]&lt;[.$D$7]);[.$A21]*[.N$13]*[.$D$8];[.$A21]*[.N$13]*[.$E$8]))))*[.$F$8]" office:value-type="float" office:value="21998.9726653125" calcext:value-type="float">
            <text:p>21.999 </text:p>
          </table:table-cell>
          <table:table-cell table:style-name="ce61" table:formula="of:=(IF([.$A21]*[.O$13]&lt;=[.$B$7];[.$A21]*[.O$13]*[.$B$8];IF(AND([.$A21]*[.O$13]&gt;[.$B$7];[.$A21]*[.O$13]&lt;=[.$C$7]);[.$A21]*[.O$13]*[.$C$8];IF(AND([.$A21]*[.O$13]&gt;[.$C$7];[.$A21]*[.O$13]&lt;[.$D$7]);[.$A21]*[.O$13]*[.$D$8];[.$A21]*[.O$13]*[.$E$8]))))*[.$F$8]" office:value-type="float" office:value="23373.9084568945" calcext:value-type="float">
            <text:p>23.374 </text:p>
          </table:table-cell>
          <table:table-cell table:style-name="ce61" table:formula="of:=(IF([.$A21]*[.P$13]&lt;=[.$B$7];[.$A21]*[.P$13]*[.$B$8];IF(AND([.$A21]*[.P$13]&gt;[.$B$7];[.$A21]*[.P$13]&lt;=[.$C$7]);[.$A21]*[.P$13]*[.$C$8];IF(AND([.$A21]*[.P$13]&gt;[.$C$7];[.$A21]*[.P$13]&lt;[.$D$7]);[.$A21]*[.P$13]*[.$D$8];[.$A21]*[.P$13]*[.$E$8]))))*[.$F$8]" office:value-type="float" office:value="24748.8442484766" calcext:value-type="float">
            <text:p>24.749 </text:p>
          </table:table-cell>
          <table:table-cell table:style-name="ce61" table:formula="of:=(IF([.$A21]*[.Q$13]&lt;=[.$B$7];[.$A21]*[.Q$13]*[.$B$8];IF(AND([.$A21]*[.Q$13]&gt;[.$B$7];[.$A21]*[.Q$13]&lt;=[.$C$7]);[.$A21]*[.Q$13]*[.$C$8];IF(AND([.$A21]*[.Q$13]&gt;[.$C$7];[.$A21]*[.Q$13]&lt;[.$D$7]);[.$A21]*[.Q$13]*[.$D$8];[.$A21]*[.Q$13]*[.$E$8]))))*[.$F$8]" office:value-type="float" office:value="26123.7800400586" calcext:value-type="float">
            <text:p>26.124 </text:p>
          </table:table-cell>
          <table:table-cell table:style-name="ce61" table:formula="of:=(IF([.$A21]*[.R$13]&lt;=[.$B$7];[.$A21]*[.R$13]*[.$B$8];IF(AND([.$A21]*[.R$13]&gt;[.$B$7];[.$A21]*[.R$13]&lt;=[.$C$7]);[.$A21]*[.R$13]*[.$C$8];IF(AND([.$A21]*[.R$13]&gt;[.$C$7];[.$A21]*[.R$13]&lt;[.$D$7]);[.$A21]*[.R$13]*[.$D$8];[.$A21]*[.R$13]*[.$E$8]))))*[.$F$8]" office:value-type="float" office:value="27498.7158316406" calcext:value-type="float">
            <text:p>27.499 </text:p>
          </table:table-cell>
          <table:table-cell table:style-name="ce43" table:formula="of:=+[.S20]+0.5" office:value-type="float" office:value="5.5" calcext:value-type="float">
            <text:p>5,50 </text:p>
          </table:table-cell>
          <table:table-cell table:number-columns-repeated="45"/>
        </table:table-row>
        <table:table-row table:style-name="ro1">
          <table:table-cell table:style-name="ce43" table:formula="of:=+[.A21]+0.5" office:value-type="float" office:value="6" calcext:value-type="float">
            <text:p>6,00 </text:p>
          </table:table-cell>
          <table:table-cell table:style-name="ce49" table:formula="of:=(IF([.$A22]*[.B$13]&lt;=[.$B$7];[.$A22]*[.B$13]*[.$B$8];IF(AND([.$A22]*[.B$13]&gt;[.$B$7];[.$A22]*[.B$13]&lt;=[.$C$7]);[.$A22]*[.B$13]*[.$C$8];IF(AND([.$A22]*[.B$13]&gt;[.$C$7];[.$A22]*[.B$13]&lt;[.$D$7]);[.$A22]*[.B$13]*[.$D$8];[.$A22]*[.B$13]*[.$E$8]))))*[.$F$8]" office:value-type="float" office:value="6652.17920057365" calcext:value-type="float">
            <text:p>6.652 </text:p>
          </table:table-cell>
          <table:table-cell table:style-name="ce61" table:formula="of:=(IF([.$A22]*[.C$13]&lt;=[.$B$7];[.$A22]*[.C$13]*[.$B$8];IF(AND([.$A22]*[.C$13]&gt;[.$B$7];[.$A22]*[.C$13]&lt;=[.$C$7]);[.$A22]*[.C$13]*[.$C$8];IF(AND([.$A22]*[.C$13]&gt;[.$C$7];[.$A22]*[.C$13]&lt;[.$D$7]);[.$A22]*[.C$13]*[.$D$8];[.$A22]*[.C$13]*[.$E$8]))))*[.$F$8]" office:value-type="float" office:value="7928.59404090631" calcext:value-type="float">
            <text:p>7.929 </text:p>
          </table:table-cell>
          <table:table-cell table:style-name="ce61" table:formula="of:=(IF([.$A22]*[.D$13]&lt;=[.$B$7];[.$A22]*[.D$13]*[.$B$8];IF(AND([.$A22]*[.D$13]&gt;[.$B$7];[.$A22]*[.D$13]&lt;=[.$C$7]);[.$A22]*[.D$13]*[.$C$8];IF(AND([.$A22]*[.D$13]&gt;[.$C$7];[.$A22]*[.D$13]&lt;[.$D$7]);[.$A22]*[.D$13]*[.$D$8];[.$A22]*[.D$13]*[.$E$8]))))*[.$F$8]" office:value-type="float" office:value="9253.36787501222" calcext:value-type="float">
            <text:p>9.253 </text:p>
          </table:table-cell>
          <table:table-cell table:style-name="ce61" table:formula="of:=(IF([.$A22]*[.E$13]&lt;=[.$B$7];[.$A22]*[.E$13]*[.$B$8];IF(AND([.$A22]*[.E$13]&gt;[.$B$7];[.$A22]*[.E$13]&lt;=[.$C$7]);[.$A22]*[.E$13]*[.$C$8];IF(AND([.$A22]*[.E$13]&gt;[.$C$7];[.$A22]*[.E$13]&lt;[.$D$7]);[.$A22]*[.E$13]*[.$D$8];[.$A22]*[.E$13]*[.$E$8]))))*[.$F$8]" office:value-type="float" office:value="10795.5958541809" calcext:value-type="float">
            <text:p>10.796 </text:p>
          </table:table-cell>
          <table:table-cell table:style-name="ce61" table:formula="of:=(IF([.$A22]*[.F$13]&lt;=[.$B$7];[.$A22]*[.F$13]*[.$B$8];IF(AND([.$A22]*[.F$13]&gt;[.$B$7];[.$A22]*[.F$13]&lt;=[.$C$7]);[.$A22]*[.F$13]*[.$C$8];IF(AND([.$A22]*[.F$13]&gt;[.$C$7];[.$A22]*[.F$13]&lt;[.$D$7]);[.$A22]*[.F$13]*[.$D$8];[.$A22]*[.F$13]*[.$E$8]))))*[.$F$8]" office:value-type="float" office:value="11999.439635625" calcext:value-type="float">
            <text:p>11.999 </text:p>
          </table:table-cell>
          <table:table-cell table:style-name="ce61" table:formula="of:=(IF([.$A22]*[.G$13]&lt;=[.$B$7];[.$A22]*[.G$13]*[.$B$8];IF(AND([.$A22]*[.G$13]&gt;[.$B$7];[.$A22]*[.G$13]&lt;=[.$C$7]);[.$A22]*[.G$13]*[.$C$8];IF(AND([.$A22]*[.G$13]&gt;[.$C$7];[.$A22]*[.G$13]&lt;[.$D$7]);[.$A22]*[.G$13]*[.$D$8];[.$A22]*[.G$13]*[.$E$8]))))*[.$F$8]" office:value-type="float" office:value="13499.3695900781" calcext:value-type="float">
            <text:p>13.499 </text:p>
          </table:table-cell>
          <table:table-cell table:style-name="ce61" table:formula="of:=(IF([.$A22]*[.H$13]&lt;=[.$B$7];[.$A22]*[.H$13]*[.$B$8];IF(AND([.$A22]*[.H$13]&gt;[.$B$7];[.$A22]*[.H$13]&lt;=[.$C$7]);[.$A22]*[.H$13]*[.$C$8];IF(AND([.$A22]*[.H$13]&gt;[.$C$7];[.$A22]*[.H$13]&lt;[.$D$7]);[.$A22]*[.H$13]*[.$D$8];[.$A22]*[.H$13]*[.$E$8]))))*[.$F$8]" office:value-type="float" office:value="14999.2995445313" calcext:value-type="float">
            <text:p>14.999 </text:p>
          </table:table-cell>
          <table:table-cell table:style-name="ce61" table:formula="of:=(IF([.$A22]*[.I$13]&lt;=[.$B$7];[.$A22]*[.I$13]*[.$B$8];IF(AND([.$A22]*[.I$13]&gt;[.$B$7];[.$A22]*[.I$13]&lt;=[.$C$7]);[.$A22]*[.I$13]*[.$C$8];IF(AND([.$A22]*[.I$13]&gt;[.$C$7];[.$A22]*[.I$13]&lt;[.$D$7]);[.$A22]*[.I$13]*[.$D$8];[.$A22]*[.I$13]*[.$E$8]))))*[.$F$8]" office:value-type="float" office:value="16499.2294989844" calcext:value-type="float">
            <text:p>16.499 </text:p>
          </table:table-cell>
          <table:table-cell table:style-name="ce61" table:formula="of:=(IF([.$A22]*[.J$13]&lt;=[.$B$7];[.$A22]*[.J$13]*[.$B$8];IF(AND([.$A22]*[.J$13]&gt;[.$B$7];[.$A22]*[.J$13]&lt;=[.$C$7]);[.$A22]*[.J$13]*[.$C$8];IF(AND([.$A22]*[.J$13]&gt;[.$C$7];[.$A22]*[.J$13]&lt;[.$D$7]);[.$A22]*[.J$13]*[.$D$8];[.$A22]*[.J$13]*[.$E$8]))))*[.$F$8]" office:value-type="float" office:value="17999.1594534375" calcext:value-type="float">
            <text:p>17.999 </text:p>
          </table:table-cell>
          <table:table-cell table:style-name="ce61" table:formula="of:=(IF([.$A22]*[.K$13]&lt;=[.$B$7];[.$A22]*[.K$13]*[.$B$8];IF(AND([.$A22]*[.K$13]&gt;[.$B$7];[.$A22]*[.K$13]&lt;=[.$C$7]);[.$A22]*[.K$13]*[.$C$8];IF(AND([.$A22]*[.K$13]&gt;[.$C$7];[.$A22]*[.K$13]&lt;[.$D$7]);[.$A22]*[.K$13]*[.$D$8];[.$A22]*[.K$13]*[.$E$8]))))*[.$F$8]" office:value-type="float" office:value="19499.0894078906" calcext:value-type="float">
            <text:p>19.499 </text:p>
          </table:table-cell>
          <table:table-cell table:style-name="ce61" table:formula="of:=(IF([.$A22]*[.L$13]&lt;=[.$B$7];[.$A22]*[.L$13]*[.$B$8];IF(AND([.$A22]*[.L$13]&gt;[.$B$7];[.$A22]*[.L$13]&lt;=[.$C$7]);[.$A22]*[.L$13]*[.$C$8];IF(AND([.$A22]*[.L$13]&gt;[.$C$7];[.$A22]*[.L$13]&lt;[.$D$7]);[.$A22]*[.L$13]*[.$D$8];[.$A22]*[.L$13]*[.$E$8]))))*[.$F$8]" office:value-type="float" office:value="20999.0193623438" calcext:value-type="float">
            <text:p>20.999 </text:p>
          </table:table-cell>
          <table:table-cell table:style-name="ce61" table:formula="of:=(IF([.$A22]*[.M$13]&lt;=[.$B$7];[.$A22]*[.M$13]*[.$B$8];IF(AND([.$A22]*[.M$13]&gt;[.$B$7];[.$A22]*[.M$13]&lt;=[.$C$7]);[.$A22]*[.M$13]*[.$C$8];IF(AND([.$A22]*[.M$13]&gt;[.$C$7];[.$A22]*[.M$13]&lt;[.$D$7]);[.$A22]*[.M$13]*[.$D$8];[.$A22]*[.M$13]*[.$E$8]))))*[.$F$8]" office:value-type="float" office:value="22498.9493167969" calcext:value-type="float">
            <text:p>22.499 </text:p>
          </table:table-cell>
          <table:table-cell table:style-name="ce61" table:formula="of:=(IF([.$A22]*[.N$13]&lt;=[.$B$7];[.$A22]*[.N$13]*[.$B$8];IF(AND([.$A22]*[.N$13]&gt;[.$B$7];[.$A22]*[.N$13]&lt;=[.$C$7]);[.$A22]*[.N$13]*[.$C$8];IF(AND([.$A22]*[.N$13]&gt;[.$C$7];[.$A22]*[.N$13]&lt;[.$D$7]);[.$A22]*[.N$13]*[.$D$8];[.$A22]*[.N$13]*[.$E$8]))))*[.$F$8]" office:value-type="float" office:value="23998.87927125" calcext:value-type="float">
            <text:p>23.999 </text:p>
          </table:table-cell>
          <table:table-cell table:style-name="ce61" table:formula="of:=(IF([.$A22]*[.O$13]&lt;=[.$B$7];[.$A22]*[.O$13]*[.$B$8];IF(AND([.$A22]*[.O$13]&gt;[.$B$7];[.$A22]*[.O$13]&lt;=[.$C$7]);[.$A22]*[.O$13]*[.$C$8];IF(AND([.$A22]*[.O$13]&gt;[.$C$7];[.$A22]*[.O$13]&lt;[.$D$7]);[.$A22]*[.O$13]*[.$D$8];[.$A22]*[.O$13]*[.$E$8]))))*[.$F$8]" office:value-type="float" office:value="25498.8092257031" calcext:value-type="float">
            <text:p>25.499 </text:p>
          </table:table-cell>
          <table:table-cell table:style-name="ce61" table:formula="of:=(IF([.$A22]*[.P$13]&lt;=[.$B$7];[.$A22]*[.P$13]*[.$B$8];IF(AND([.$A22]*[.P$13]&gt;[.$B$7];[.$A22]*[.P$13]&lt;=[.$C$7]);[.$A22]*[.P$13]*[.$C$8];IF(AND([.$A22]*[.P$13]&gt;[.$C$7];[.$A22]*[.P$13]&lt;[.$D$7]);[.$A22]*[.P$13]*[.$D$8];[.$A22]*[.P$13]*[.$E$8]))))*[.$F$8]" office:value-type="float" office:value="26998.7391801563" calcext:value-type="float">
            <text:p>26.999 </text:p>
          </table:table-cell>
          <table:table-cell table:style-name="ce61" table:formula="of:=(IF([.$A22]*[.Q$13]&lt;=[.$B$7];[.$A22]*[.Q$13]*[.$B$8];IF(AND([.$A22]*[.Q$13]&gt;[.$B$7];[.$A22]*[.Q$13]&lt;=[.$C$7]);[.$A22]*[.Q$13]*[.$C$8];IF(AND([.$A22]*[.Q$13]&gt;[.$C$7];[.$A22]*[.Q$13]&lt;[.$D$7]);[.$A22]*[.Q$13]*[.$D$8];[.$A22]*[.Q$13]*[.$E$8]))))*[.$F$8]" office:value-type="float" office:value="28498.6691346094" calcext:value-type="float">
            <text:p>28.499 </text:p>
          </table:table-cell>
          <table:table-cell table:style-name="ce61" table:formula="of:=(IF([.$A22]*[.R$13]&lt;=[.$B$7];[.$A22]*[.R$13]*[.$B$8];IF(AND([.$A22]*[.R$13]&gt;[.$B$7];[.$A22]*[.R$13]&lt;=[.$C$7]);[.$A22]*[.R$13]*[.$C$8];IF(AND([.$A22]*[.R$13]&gt;[.$C$7];[.$A22]*[.R$13]&lt;[.$D$7]);[.$A22]*[.R$13]*[.$D$8];[.$A22]*[.R$13]*[.$E$8]))))*[.$F$8]" office:value-type="float" office:value="29998.5990890625" calcext:value-type="float">
            <text:p>29.999 </text:p>
          </table:table-cell>
          <table:table-cell table:style-name="ce43" table:formula="of:=+[.S21]+0.5" office:value-type="float" office:value="6" calcext:value-type="float">
            <text:p>6,00 </text:p>
          </table:table-cell>
          <table:table-cell table:number-columns-repeated="45"/>
        </table:table-row>
        <table:table-row table:style-name="ro1">
          <table:table-cell table:style-name="ce43" table:formula="of:=+[.A22]+0.5" office:value-type="float" office:value="6.5" calcext:value-type="float">
            <text:p>6,50 </text:p>
          </table:table-cell>
          <table:table-cell table:style-name="ce53" table:formula="of:=(IF([.$A23]*[.B$13]&lt;=[.$B$7];[.$A23]*[.B$13]*[.$B$8];IF(AND([.$A23]*[.B$13]&gt;[.$B$7];[.$A23]*[.B$13]&lt;=[.$C$7]);[.$A23]*[.B$13]*[.$C$8];IF(AND([.$A23]*[.B$13]&gt;[.$C$7];[.$A23]*[.B$13]&lt;[.$D$7]);[.$A23]*[.B$13]*[.$D$8];[.$A23]*[.B$13]*[.$E$8]))))*[.$F$8]" office:value-type="float" office:value="6871.44816878547" calcext:value-type="float">
            <text:p>6.871 </text:p>
          </table:table-cell>
          <table:table-cell table:style-name="ce65" table:formula="of:=(IF([.$A23]*[.C$13]&lt;=[.$B$7];[.$A23]*[.C$13]*[.$B$8];IF(AND([.$A23]*[.C$13]&gt;[.$B$7];[.$A23]*[.C$13]&lt;=[.$C$7]);[.$A23]*[.C$13]*[.$C$8];IF(AND([.$A23]*[.C$13]&gt;[.$C$7];[.$A23]*[.C$13]&lt;[.$D$7]);[.$A23]*[.C$13]*[.$D$8];[.$A23]*[.C$13]*[.$E$8]))))*[.$F$8]" office:value-type="float" office:value="8353.73488716381" calcext:value-type="float">
            <text:p>8.354 </text:p>
          </table:table-cell>
          <table:table-cell table:style-name="ce65" table:formula="of:=(IF([.$A23]*[.D$13]&lt;=[.$B$7];[.$A23]*[.D$13]*[.$B$8];IF(AND([.$A23]*[.D$13]&gt;[.$B$7];[.$A23]*[.D$13]&lt;=[.$C$7]);[.$A23]*[.D$13]*[.$C$8];IF(AND([.$A23]*[.D$13]&gt;[.$C$7];[.$A23]*[.D$13]&lt;[.$D$7]);[.$A23]*[.D$13]*[.$D$8];[.$A23]*[.D$13]*[.$E$8]))))*[.$F$8]" office:value-type="float" office:value="10024.4818645966" calcext:value-type="float">
            <text:p>10.024 </text:p>
          </table:table-cell>
          <table:table-cell table:style-name="ce65" table:formula="of:=(IF([.$A23]*[.E$13]&lt;=[.$B$7];[.$A23]*[.E$13]*[.$B$8];IF(AND([.$A23]*[.E$13]&gt;[.$B$7];[.$A23]*[.E$13]&lt;=[.$C$7]);[.$A23]*[.E$13]*[.$C$8];IF(AND([.$A23]*[.E$13]&gt;[.$C$7];[.$A23]*[.E$13]&lt;[.$D$7]);[.$A23]*[.E$13]*[.$D$8];[.$A23]*[.E$13]*[.$E$8]))))*[.$F$8]" office:value-type="float" office:value="11374.4688212695" calcext:value-type="float">
            <text:p>11.374 </text:p>
          </table:table-cell>
          <table:table-cell table:style-name="ce65" table:formula="of:=(IF([.$A23]*[.F$13]&lt;=[.$B$7];[.$A23]*[.F$13]*[.$B$8];IF(AND([.$A23]*[.F$13]&gt;[.$B$7];[.$A23]*[.F$13]&lt;=[.$C$7]);[.$A23]*[.F$13]*[.$C$8];IF(AND([.$A23]*[.F$13]&gt;[.$C$7];[.$A23]*[.F$13]&lt;[.$D$7]);[.$A23]*[.F$13]*[.$D$8];[.$A23]*[.F$13]*[.$E$8]))))*[.$F$8]" office:value-type="float" office:value="12999.3929385938" calcext:value-type="float">
            <text:p>12.999 </text:p>
          </table:table-cell>
          <table:table-cell table:style-name="ce65" table:formula="of:=(IF([.$A23]*[.G$13]&lt;=[.$B$7];[.$A23]*[.G$13]*[.$B$8];IF(AND([.$A23]*[.G$13]&gt;[.$B$7];[.$A23]*[.G$13]&lt;=[.$C$7]);[.$A23]*[.G$13]*[.$C$8];IF(AND([.$A23]*[.G$13]&gt;[.$C$7];[.$A23]*[.G$13]&lt;[.$D$7]);[.$A23]*[.G$13]*[.$D$8];[.$A23]*[.G$13]*[.$E$8]))))*[.$F$8]" office:value-type="float" office:value="14624.317055918" calcext:value-type="float">
            <text:p>14.624 </text:p>
          </table:table-cell>
          <table:table-cell table:style-name="ce65" table:formula="of:=(IF([.$A23]*[.H$13]&lt;=[.$B$7];[.$A23]*[.H$13]*[.$B$8];IF(AND([.$A23]*[.H$13]&gt;[.$B$7];[.$A23]*[.H$13]&lt;=[.$C$7]);[.$A23]*[.H$13]*[.$C$8];IF(AND([.$A23]*[.H$13]&gt;[.$C$7];[.$A23]*[.H$13]&lt;[.$D$7]);[.$A23]*[.H$13]*[.$D$8];[.$A23]*[.H$13]*[.$E$8]))))*[.$F$8]" office:value-type="float" office:value="16249.2411732422" calcext:value-type="float">
            <text:p>16.249 </text:p>
          </table:table-cell>
          <table:table-cell table:style-name="ce65" table:formula="of:=(IF([.$A23]*[.I$13]&lt;=[.$B$7];[.$A23]*[.I$13]*[.$B$8];IF(AND([.$A23]*[.I$13]&gt;[.$B$7];[.$A23]*[.I$13]&lt;=[.$C$7]);[.$A23]*[.I$13]*[.$C$8];IF(AND([.$A23]*[.I$13]&gt;[.$C$7];[.$A23]*[.I$13]&lt;[.$D$7]);[.$A23]*[.I$13]*[.$D$8];[.$A23]*[.I$13]*[.$E$8]))))*[.$F$8]" office:value-type="float" office:value="17874.1652905664" calcext:value-type="float">
            <text:p>17.874 </text:p>
          </table:table-cell>
          <table:table-cell table:style-name="ce65" table:formula="of:=(IF([.$A23]*[.J$13]&lt;=[.$B$7];[.$A23]*[.J$13]*[.$B$8];IF(AND([.$A23]*[.J$13]&gt;[.$B$7];[.$A23]*[.J$13]&lt;=[.$C$7]);[.$A23]*[.J$13]*[.$C$8];IF(AND([.$A23]*[.J$13]&gt;[.$C$7];[.$A23]*[.J$13]&lt;[.$D$7]);[.$A23]*[.J$13]*[.$D$8];[.$A23]*[.J$13]*[.$E$8]))))*[.$F$8]" office:value-type="float" office:value="19499.0894078906" calcext:value-type="float">
            <text:p>19.499 </text:p>
          </table:table-cell>
          <table:table-cell table:style-name="ce65" table:formula="of:=(IF([.$A23]*[.K$13]&lt;=[.$B$7];[.$A23]*[.K$13]*[.$B$8];IF(AND([.$A23]*[.K$13]&gt;[.$B$7];[.$A23]*[.K$13]&lt;=[.$C$7]);[.$A23]*[.K$13]*[.$C$8];IF(AND([.$A23]*[.K$13]&gt;[.$C$7];[.$A23]*[.K$13]&lt;[.$D$7]);[.$A23]*[.K$13]*[.$D$8];[.$A23]*[.K$13]*[.$E$8]))))*[.$F$8]" office:value-type="float" office:value="21124.0135252149" calcext:value-type="float">
            <text:p>21.124 </text:p>
          </table:table-cell>
          <table:table-cell table:style-name="ce65" table:formula="of:=(IF([.$A23]*[.L$13]&lt;=[.$B$7];[.$A23]*[.L$13]*[.$B$8];IF(AND([.$A23]*[.L$13]&gt;[.$B$7];[.$A23]*[.L$13]&lt;=[.$C$7]);[.$A23]*[.L$13]*[.$C$8];IF(AND([.$A23]*[.L$13]&gt;[.$C$7];[.$A23]*[.L$13]&lt;[.$D$7]);[.$A23]*[.L$13]*[.$D$8];[.$A23]*[.L$13]*[.$E$8]))))*[.$F$8]" office:value-type="float" office:value="22748.9376425391" calcext:value-type="float">
            <text:p>22.749 </text:p>
          </table:table-cell>
          <table:table-cell table:style-name="ce65" table:formula="of:=(IF([.$A23]*[.M$13]&lt;=[.$B$7];[.$A23]*[.M$13]*[.$B$8];IF(AND([.$A23]*[.M$13]&gt;[.$B$7];[.$A23]*[.M$13]&lt;=[.$C$7]);[.$A23]*[.M$13]*[.$C$8];IF(AND([.$A23]*[.M$13]&gt;[.$C$7];[.$A23]*[.M$13]&lt;[.$D$7]);[.$A23]*[.M$13]*[.$D$8];[.$A23]*[.M$13]*[.$E$8]))))*[.$F$8]" office:value-type="float" office:value="24373.8617598633" calcext:value-type="float">
            <text:p>24.374 </text:p>
          </table:table-cell>
          <table:table-cell table:style-name="ce65" table:formula="of:=(IF([.$A23]*[.N$13]&lt;=[.$B$7];[.$A23]*[.N$13]*[.$B$8];IF(AND([.$A23]*[.N$13]&gt;[.$B$7];[.$A23]*[.N$13]&lt;=[.$C$7]);[.$A23]*[.N$13]*[.$C$8];IF(AND([.$A23]*[.N$13]&gt;[.$C$7];[.$A23]*[.N$13]&lt;[.$D$7]);[.$A23]*[.N$13]*[.$D$8];[.$A23]*[.N$13]*[.$E$8]))))*[.$F$8]" office:value-type="float" office:value="25998.7858771875" calcext:value-type="float">
            <text:p>25.999 </text:p>
          </table:table-cell>
          <table:table-cell table:style-name="ce65" table:formula="of:=(IF([.$A23]*[.O$13]&lt;=[.$B$7];[.$A23]*[.O$13]*[.$B$8];IF(AND([.$A23]*[.O$13]&gt;[.$B$7];[.$A23]*[.O$13]&lt;=[.$C$7]);[.$A23]*[.O$13]*[.$C$8];IF(AND([.$A23]*[.O$13]&gt;[.$C$7];[.$A23]*[.O$13]&lt;[.$D$7]);[.$A23]*[.O$13]*[.$D$8];[.$A23]*[.O$13]*[.$E$8]))))*[.$F$8]" office:value-type="float" office:value="27623.7099945117" calcext:value-type="float">
            <text:p>27.624 </text:p>
          </table:table-cell>
          <table:table-cell table:style-name="ce65" table:formula="of:=(IF([.$A23]*[.P$13]&lt;=[.$B$7];[.$A23]*[.P$13]*[.$B$8];IF(AND([.$A23]*[.P$13]&gt;[.$B$7];[.$A23]*[.P$13]&lt;=[.$C$7]);[.$A23]*[.P$13]*[.$C$8];IF(AND([.$A23]*[.P$13]&gt;[.$C$7];[.$A23]*[.P$13]&lt;[.$D$7]);[.$A23]*[.P$13]*[.$D$8];[.$A23]*[.P$13]*[.$E$8]))))*[.$F$8]" office:value-type="float" office:value="29248.634111836" calcext:value-type="float">
            <text:p>29.249 </text:p>
          </table:table-cell>
          <table:table-cell table:style-name="ce65" table:formula="of:=(IF([.$A23]*[.Q$13]&lt;=[.$B$7];[.$A23]*[.Q$13]*[.$B$8];IF(AND([.$A23]*[.Q$13]&gt;[.$B$7];[.$A23]*[.Q$13]&lt;=[.$C$7]);[.$A23]*[.Q$13]*[.$C$8];IF(AND([.$A23]*[.Q$13]&gt;[.$C$7];[.$A23]*[.Q$13]&lt;[.$D$7]);[.$A23]*[.Q$13]*[.$D$8];[.$A23]*[.Q$13]*[.$E$8]))))*[.$F$8]" office:value-type="float" office:value="30873.5582291602" calcext:value-type="float">
            <text:p>30.874 </text:p>
          </table:table-cell>
          <table:table-cell table:style-name="ce65" table:formula="of:=(IF([.$A23]*[.R$13]&lt;=[.$B$7];[.$A23]*[.R$13]*[.$B$8];IF(AND([.$A23]*[.R$13]&gt;[.$B$7];[.$A23]*[.R$13]&lt;=[.$C$7]);[.$A23]*[.R$13]*[.$C$8];IF(AND([.$A23]*[.R$13]&gt;[.$C$7];[.$A23]*[.R$13]&lt;[.$D$7]);[.$A23]*[.R$13]*[.$D$8];[.$A23]*[.R$13]*[.$E$8]))))*[.$F$8]" office:value-type="float" office:value="32498.4823464844" calcext:value-type="float">
            <text:p>32.498 </text:p>
          </table:table-cell>
          <table:table-cell table:style-name="ce43" table:formula="of:=+[.S22]+0.5" office:value-type="float" office:value="6.5" calcext:value-type="float">
            <text:p>6,50 </text:p>
          </table:table-cell>
          <table:table-cell table:number-columns-repeated="2"/>
          <table:table-cell table:formula="of:=+[.H17]/5*5.2/1.21" office:value-type="float" office:value="7732.38270547394" calcext:value-type="float">
            <text:p>7.732,38 </text:p>
          </table:table-cell>
          <table:table-cell table:number-columns-repeated="42"/>
        </table:table-row>
        <table:table-row table:style-name="ro1">
          <table:table-cell table:style-name="ce208" table:number-columns-spanned="18" table:number-rows-spanned="1"/>
          <table:covered-table-cell table:number-columns-repeated="17" table:style-name="ce208"/>
          <table:table-cell table:style-name="ce66"/>
          <table:table-cell table:number-columns-repeated="45"/>
        </table:table-row>
        <table:table-row table:style-name="ro1">
          <table:table-cell table:style-name="ce43"/>
          <table:table-cell table:style-name="ce43" office:value-type="float" office:value="10.5" calcext:value-type="float">
            <text:p>10,50 </text:p>
          </table:table-cell>
          <table:table-cell table:style-name="ce43" table:formula="of:=+[.B25]+0.5" office:value-type="float" office:value="11" calcext:value-type="float">
            <text:p>11,00 </text:p>
          </table:table-cell>
          <table:table-cell table:style-name="ce43" table:formula="of:=+[.C25]+0.5" office:value-type="float" office:value="11.5" calcext:value-type="float">
            <text:p>11,50 </text:p>
          </table:table-cell>
          <table:table-cell table:style-name="ce43" table:formula="of:=+[.D25]+0.5" office:value-type="float" office:value="12" calcext:value-type="float">
            <text:p>12,00 </text:p>
          </table:table-cell>
          <table:table-cell table:style-name="ce43" table:formula="of:=+[.E25]+0.5" office:value-type="float" office:value="12.5" calcext:value-type="float">
            <text:p>12,50 </text:p>
          </table:table-cell>
          <table:table-cell table:style-name="ce43" table:formula="of:=+[.F25]+0.5" office:value-type="float" office:value="13" calcext:value-type="float">
            <text:p>13,00 </text:p>
          </table:table-cell>
          <table:table-cell table:style-name="ce43" table:formula="of:=+[.G25]+0.5" office:value-type="float" office:value="13.5" calcext:value-type="float">
            <text:p>13,50 </text:p>
          </table:table-cell>
          <table:table-cell table:style-name="ce43" table:formula="of:=+[.H25]+0.5" office:value-type="float" office:value="14" calcext:value-type="float">
            <text:p>14,00 </text:p>
          </table:table-cell>
          <table:table-cell table:style-name="ce43" table:formula="of:=+[.I25]+0.5" office:value-type="float" office:value="14.5" calcext:value-type="float">
            <text:p>14,50 </text:p>
          </table:table-cell>
          <table:table-cell table:style-name="ce43" table:formula="of:=+[.J25]+0.5" office:value-type="float" office:value="15" calcext:value-type="float">
            <text:p>15,00 </text:p>
          </table:table-cell>
          <table:table-cell table:style-name="ce43" table:formula="of:=+[.K25]+0.5" office:value-type="float" office:value="15.5" calcext:value-type="float">
            <text:p>15,50 </text:p>
          </table:table-cell>
          <table:table-cell table:style-name="ce43" table:formula="of:=+[.L25]+0.5" office:value-type="float" office:value="16" calcext:value-type="float">
            <text:p>16,00 </text:p>
          </table:table-cell>
          <table:table-cell table:style-name="ce43" table:formula="of:=+[.M25]+0.5" office:value-type="float" office:value="16.5" calcext:value-type="float">
            <text:p>16,50 </text:p>
          </table:table-cell>
          <table:table-cell table:style-name="ce43" table:formula="of:=+[.N25]+0.5" office:value-type="float" office:value="17" calcext:value-type="float">
            <text:p>17,00 </text:p>
          </table:table-cell>
          <table:table-cell table:style-name="ce43" table:formula="of:=+[.O25]+0.5" office:value-type="float" office:value="17.5" calcext:value-type="float">
            <text:p>17,50 </text:p>
          </table:table-cell>
          <table:table-cell table:style-name="ce43" table:formula="of:=+[.P25]+0.5" office:value-type="float" office:value="18" calcext:value-type="float">
            <text:p>18,00 </text:p>
          </table:table-cell>
          <table:table-cell table:style-name="ce43" table:formula="of:=+[.Q25]+0.5" office:value-type="float" office:value="18.5" calcext:value-type="float">
            <text:p>18,50 </text:p>
          </table:table-cell>
          <table:table-cell table:style-name="ce43"/>
          <table:table-cell table:number-columns-repeated="45"/>
        </table:table-row>
        <table:table-row table:style-name="ro1">
          <table:table-cell table:style-name="ce43" office:value-type="float" office:value="2" calcext:value-type="float">
            <text:p>2,00 </text:p>
          </table:table-cell>
          <table:table-cell table:style-name="ce48" table:formula="of:=(IF([.$A26]*[.B$25]&lt;=[.$B$7];[.$A26]*[.B$25]*[.$B$8];IF(AND([.$A26]*[.B$25]&gt;[.$B$7];[.$A26]*[.B$25]&lt;=[.$C$7]);[.$A26]*[.B$25]*[.$C$8];IF(AND([.$A26]*[.B$25]&gt;[.$C$7];[.$A26]*[.B$25]&lt;[.$D$7]);[.$A26]*[.B$25]*[.$D$8];[.$A26]*[.B$25]*[.$E$8]))))*[.$F$8]" office:value-type="float" office:value="10795.5958541809" calcext:value-type="float">
            <text:p>10.796 </text:p>
          </table:table-cell>
          <table:table-cell table:style-name="ce48" table:formula="of:=(IF([.$A26]*[.C$25]&lt;=[.$B$7];[.$A26]*[.C$25]*[.$B$8];IF(AND([.$A26]*[.C$25]&gt;[.$B$7];[.$A26]*[.C$25]&lt;=[.$C$7]);[.$A26]*[.C$25]*[.$C$8];IF(AND([.$A26]*[.C$25]&gt;[.$C$7];[.$A26]*[.C$25]&lt;[.$D$7]);[.$A26]*[.C$25]*[.$D$8];[.$A26]*[.C$25]*[.$E$8]))))*[.$F$8]" office:value-type="float" office:value="10999.4863326563" calcext:value-type="float">
            <text:p>10.999 </text:p>
          </table:table-cell>
          <table:table-cell table:style-name="ce48" table:formula="of:=(IF([.$A26]*[.D$25]&lt;=[.$B$7];[.$A26]*[.D$25]*[.$B$8];IF(AND([.$A26]*[.D$25]&gt;[.$B$7];[.$A26]*[.D$25]&lt;=[.$C$7]);[.$A26]*[.D$25]*[.$C$8];IF(AND([.$A26]*[.D$25]&gt;[.$C$7];[.$A26]*[.D$25]&lt;[.$D$7]);[.$A26]*[.D$25]*[.$D$8];[.$A26]*[.D$25]*[.$E$8]))))*[.$F$8]" office:value-type="float" office:value="11499.4629841406" calcext:value-type="float">
            <text:p>11.499 </text:p>
          </table:table-cell>
          <table:table-cell table:style-name="ce48" table:formula="of:=(IF([.$A26]*[.E$25]&lt;=[.$B$7];[.$A26]*[.E$25]*[.$B$8];IF(AND([.$A26]*[.E$25]&gt;[.$B$7];[.$A26]*[.E$25]&lt;=[.$C$7]);[.$A26]*[.E$25]*[.$C$8];IF(AND([.$A26]*[.E$25]&gt;[.$C$7];[.$A26]*[.E$25]&lt;[.$D$7]);[.$A26]*[.E$25]*[.$D$8];[.$A26]*[.E$25]*[.$E$8]))))*[.$F$8]" office:value-type="float" office:value="11999.439635625" calcext:value-type="float">
            <text:p>11.999 </text:p>
          </table:table-cell>
          <table:table-cell table:style-name="ce48" table:formula="of:=(IF([.$A26]*[.F$25]&lt;=[.$B$7];[.$A26]*[.F$25]*[.$B$8];IF(AND([.$A26]*[.F$25]&gt;[.$B$7];[.$A26]*[.F$25]&lt;=[.$C$7]);[.$A26]*[.F$25]*[.$C$8];IF(AND([.$A26]*[.F$25]&gt;[.$C$7];[.$A26]*[.F$25]&lt;[.$D$7]);[.$A26]*[.F$25]*[.$D$8];[.$A26]*[.F$25]*[.$E$8]))))*[.$F$8]" office:value-type="float" office:value="12499.4162871094" calcext:value-type="float">
            <text:p>12.499 </text:p>
          </table:table-cell>
          <table:table-cell table:style-name="ce48" table:formula="of:=(IF([.$A26]*[.G$25]&lt;=[.$B$7];[.$A26]*[.G$25]*[.$B$8];IF(AND([.$A26]*[.G$25]&gt;[.$B$7];[.$A26]*[.G$25]&lt;=[.$C$7]);[.$A26]*[.G$25]*[.$C$8];IF(AND([.$A26]*[.G$25]&gt;[.$C$7];[.$A26]*[.G$25]&lt;[.$D$7]);[.$A26]*[.G$25]*[.$D$8];[.$A26]*[.G$25]*[.$E$8]))))*[.$F$8]" office:value-type="float" office:value="12999.3929385938" calcext:value-type="float">
            <text:p>12.999 </text:p>
          </table:table-cell>
          <table:table-cell table:style-name="ce48" table:formula="of:=(IF([.$A26]*[.H$25]&lt;=[.$B$7];[.$A26]*[.H$25]*[.$B$8];IF(AND([.$A26]*[.H$25]&gt;[.$B$7];[.$A26]*[.H$25]&lt;=[.$C$7]);[.$A26]*[.H$25]*[.$C$8];IF(AND([.$A26]*[.H$25]&gt;[.$C$7];[.$A26]*[.H$25]&lt;[.$D$7]);[.$A26]*[.H$25]*[.$D$8];[.$A26]*[.H$25]*[.$E$8]))))*[.$F$8]" office:value-type="float" office:value="13499.3695900781" calcext:value-type="float">
            <text:p>13.499 </text:p>
          </table:table-cell>
          <table:table-cell table:style-name="ce48" table:formula="of:=(IF([.$A26]*[.I$25]&lt;=[.$B$7];[.$A26]*[.I$25]*[.$B$8];IF(AND([.$A26]*[.I$25]&gt;[.$B$7];[.$A26]*[.I$25]&lt;=[.$C$7]);[.$A26]*[.I$25]*[.$C$8];IF(AND([.$A26]*[.I$25]&gt;[.$C$7];[.$A26]*[.I$25]&lt;[.$D$7]);[.$A26]*[.I$25]*[.$D$8];[.$A26]*[.I$25]*[.$E$8]))))*[.$F$8]" office:value-type="float" office:value="13999.3462415625" calcext:value-type="float">
            <text:p>13.999 </text:p>
          </table:table-cell>
          <table:table-cell table:style-name="ce48" table:formula="of:=(IF([.$A26]*[.J$25]&lt;=[.$B$7];[.$A26]*[.J$25]*[.$B$8];IF(AND([.$A26]*[.J$25]&gt;[.$B$7];[.$A26]*[.J$25]&lt;=[.$C$7]);[.$A26]*[.J$25]*[.$C$8];IF(AND([.$A26]*[.J$25]&gt;[.$C$7];[.$A26]*[.J$25]&lt;[.$D$7]);[.$A26]*[.J$25]*[.$D$8];[.$A26]*[.J$25]*[.$E$8]))))*[.$F$8]" office:value-type="float" office:value="14499.3228930469" calcext:value-type="float">
            <text:p>14.499 </text:p>
          </table:table-cell>
          <table:table-cell table:style-name="ce48" table:formula="of:=(IF([.$A26]*[.K$25]&lt;=[.$B$7];[.$A26]*[.K$25]*[.$B$8];IF(AND([.$A26]*[.K$25]&gt;[.$B$7];[.$A26]*[.K$25]&lt;=[.$C$7]);[.$A26]*[.K$25]*[.$C$8];IF(AND([.$A26]*[.K$25]&gt;[.$C$7];[.$A26]*[.K$25]&lt;[.$D$7]);[.$A26]*[.K$25]*[.$D$8];[.$A26]*[.K$25]*[.$E$8]))))*[.$F$8]" office:value-type="float" office:value="14999.2995445313" calcext:value-type="float">
            <text:p>14.999 </text:p>
          </table:table-cell>
          <table:table-cell table:style-name="ce48" table:formula="of:=(IF([.$A26]*[.L$25]&lt;=[.$B$7];[.$A26]*[.L$25]*[.$B$8];IF(AND([.$A26]*[.L$25]&gt;[.$B$7];[.$A26]*[.L$25]&lt;=[.$C$7]);[.$A26]*[.L$25]*[.$C$8];IF(AND([.$A26]*[.L$25]&gt;[.$C$7];[.$A26]*[.L$25]&lt;[.$D$7]);[.$A26]*[.L$25]*[.$D$8];[.$A26]*[.L$25]*[.$E$8]))))*[.$F$8]" office:value-type="float" office:value="15499.2761960156" calcext:value-type="float">
            <text:p>15.499 </text:p>
          </table:table-cell>
          <table:table-cell table:style-name="ce48" table:formula="of:=(IF([.$A26]*[.M$25]&lt;=[.$B$7];[.$A26]*[.M$25]*[.$B$8];IF(AND([.$A26]*[.M$25]&gt;[.$B$7];[.$A26]*[.M$25]&lt;=[.$C$7]);[.$A26]*[.M$25]*[.$C$8];IF(AND([.$A26]*[.M$25]&gt;[.$C$7];[.$A26]*[.M$25]&lt;[.$D$7]);[.$A26]*[.M$25]*[.$D$8];[.$A26]*[.M$25]*[.$E$8]))))*[.$F$8]" office:value-type="float" office:value="15999.2528475" calcext:value-type="float">
            <text:p>15.999 </text:p>
          </table:table-cell>
          <table:table-cell table:style-name="ce48" table:formula="of:=(IF([.$A26]*[.N$25]&lt;=[.$B$7];[.$A26]*[.N$25]*[.$B$8];IF(AND([.$A26]*[.N$25]&gt;[.$B$7];[.$A26]*[.N$25]&lt;=[.$C$7]);[.$A26]*[.N$25]*[.$C$8];IF(AND([.$A26]*[.N$25]&gt;[.$C$7];[.$A26]*[.N$25]&lt;[.$D$7]);[.$A26]*[.N$25]*[.$D$8];[.$A26]*[.N$25]*[.$E$8]))))*[.$F$8]" office:value-type="float" office:value="16499.2294989844" calcext:value-type="float">
            <text:p>16.499 </text:p>
          </table:table-cell>
          <table:table-cell table:style-name="ce48" table:formula="of:=(IF([.$A26]*[.O$25]&lt;=[.$B$7];[.$A26]*[.O$25]*[.$B$8];IF(AND([.$A26]*[.O$25]&gt;[.$B$7];[.$A26]*[.O$25]&lt;=[.$C$7]);[.$A26]*[.O$25]*[.$C$8];IF(AND([.$A26]*[.O$25]&gt;[.$C$7];[.$A26]*[.O$25]&lt;[.$D$7]);[.$A26]*[.O$25]*[.$D$8];[.$A26]*[.O$25]*[.$E$8]))))*[.$F$8]" office:value-type="float" office:value="16999.2061504688" calcext:value-type="float">
            <text:p>16.999 </text:p>
          </table:table-cell>
          <table:table-cell table:style-name="ce48" table:formula="of:=(IF([.$A26]*[.P$25]&lt;=[.$B$7];[.$A26]*[.P$25]*[.$B$8];IF(AND([.$A26]*[.P$25]&gt;[.$B$7];[.$A26]*[.P$25]&lt;=[.$C$7]);[.$A26]*[.P$25]*[.$C$8];IF(AND([.$A26]*[.P$25]&gt;[.$C$7];[.$A26]*[.P$25]&lt;[.$D$7]);[.$A26]*[.P$25]*[.$D$8];[.$A26]*[.P$25]*[.$E$8]))))*[.$F$8]" office:value-type="float" office:value="17499.1828019531" calcext:value-type="float">
            <text:p>17.499 </text:p>
          </table:table-cell>
          <table:table-cell table:style-name="ce48" table:formula="of:=(IF([.$A26]*[.Q$25]&lt;=[.$B$7];[.$A26]*[.Q$25]*[.$B$8];IF(AND([.$A26]*[.Q$25]&gt;[.$B$7];[.$A26]*[.Q$25]&lt;=[.$C$7]);[.$A26]*[.Q$25]*[.$C$8];IF(AND([.$A26]*[.Q$25]&gt;[.$C$7];[.$A26]*[.Q$25]&lt;[.$D$7]);[.$A26]*[.Q$25]*[.$D$8];[.$A26]*[.Q$25]*[.$E$8]))))*[.$F$8]" office:value-type="float" office:value="17999.1594534375" calcext:value-type="float">
            <text:p>17.999 </text:p>
          </table:table-cell>
          <table:table-cell table:style-name="ce48" table:formula="of:=(IF([.$A26]*[.R$25]&lt;=[.$B$7];[.$A26]*[.R$25]*[.$B$8];IF(AND([.$A26]*[.R$25]&gt;[.$B$7];[.$A26]*[.R$25]&lt;=[.$C$7]);[.$A26]*[.R$25]*[.$C$8];IF(AND([.$A26]*[.R$25]&gt;[.$C$7];[.$A26]*[.R$25]&lt;[.$D$7]);[.$A26]*[.R$25]*[.$D$8];[.$A26]*[.R$25]*[.$E$8]))))*[.$F$8]" office:value-type="float" office:value="18499.1361049219" calcext:value-type="float">
            <text:p>18.499 </text:p>
          </table:table-cell>
          <table:table-cell table:style-name="ce43" office:value-type="float" office:value="2" calcext:value-type="float">
            <text:p>2,00 </text:p>
          </table:table-cell>
          <table:table-cell table:number-columns-repeated="45"/>
        </table:table-row>
        <table:table-row table:style-name="ro1">
          <table:table-cell table:style-name="ce43" table:formula="of:=+[.A26]+0.5" office:value-type="float" office:value="2.5" calcext:value-type="float">
            <text:p>2,50 </text:p>
          </table:table-cell>
          <table:table-cell table:style-name="ce54" table:formula="of:=(IF([.$A27]*[.B$25]&lt;=[.$B$7];[.$A27]*[.B$25]*[.$B$8];IF(AND([.$A27]*[.B$25]&gt;[.$B$7];[.$A27]*[.B$25]&lt;=[.$C$7]);[.$A27]*[.B$25]*[.$C$8];IF(AND([.$A27]*[.B$25]&gt;[.$C$7];[.$A27]*[.B$25]&lt;[.$D$7]);[.$A27]*[.B$25]*[.$D$8];[.$A27]*[.B$25]*[.$E$8]))))*[.$F$8]" office:value-type="float" office:value="13124.3871014649" calcext:value-type="float">
            <text:p>13.124 </text:p>
          </table:table-cell>
          <table:table-cell table:style-name="ce54" table:formula="of:=(IF([.$A27]*[.C$25]&lt;=[.$B$7];[.$A27]*[.C$25]*[.$B$8];IF(AND([.$A27]*[.C$25]&gt;[.$B$7];[.$A27]*[.C$25]&lt;=[.$C$7]);[.$A27]*[.C$25]*[.$C$8];IF(AND([.$A27]*[.C$25]&gt;[.$C$7];[.$A27]*[.C$25]&lt;[.$D$7]);[.$A27]*[.C$25]*[.$D$8];[.$A27]*[.C$25]*[.$E$8]))))*[.$F$8]" office:value-type="float" office:value="13749.3579158203" calcext:value-type="float">
            <text:p>13.749 </text:p>
          </table:table-cell>
          <table:table-cell table:style-name="ce54" table:formula="of:=(IF([.$A27]*[.D$25]&lt;=[.$B$7];[.$A27]*[.D$25]*[.$B$8];IF(AND([.$A27]*[.D$25]&gt;[.$B$7];[.$A27]*[.D$25]&lt;=[.$C$7]);[.$A27]*[.D$25]*[.$C$8];IF(AND([.$A27]*[.D$25]&gt;[.$C$7];[.$A27]*[.D$25]&lt;[.$D$7]);[.$A27]*[.D$25]*[.$D$8];[.$A27]*[.D$25]*[.$E$8]))))*[.$F$8]" office:value-type="float" office:value="14374.3287301758" calcext:value-type="float">
            <text:p>14.374 </text:p>
          </table:table-cell>
          <table:table-cell table:style-name="ce54" table:formula="of:=(IF([.$A27]*[.E$25]&lt;=[.$B$7];[.$A27]*[.E$25]*[.$B$8];IF(AND([.$A27]*[.E$25]&gt;[.$B$7];[.$A27]*[.E$25]&lt;=[.$C$7]);[.$A27]*[.E$25]*[.$C$8];IF(AND([.$A27]*[.E$25]&gt;[.$C$7];[.$A27]*[.E$25]&lt;[.$D$7]);[.$A27]*[.E$25]*[.$D$8];[.$A27]*[.E$25]*[.$E$8]))))*[.$F$8]" office:value-type="float" office:value="14999.2995445313" calcext:value-type="float">
            <text:p>14.999 </text:p>
          </table:table-cell>
          <table:table-cell table:style-name="ce54" table:formula="of:=(IF([.$A27]*[.F$25]&lt;=[.$B$7];[.$A27]*[.F$25]*[.$B$8];IF(AND([.$A27]*[.F$25]&gt;[.$B$7];[.$A27]*[.F$25]&lt;=[.$C$7]);[.$A27]*[.F$25]*[.$C$8];IF(AND([.$A27]*[.F$25]&gt;[.$C$7];[.$A27]*[.F$25]&lt;[.$D$7]);[.$A27]*[.F$25]*[.$D$8];[.$A27]*[.F$25]*[.$E$8]))))*[.$F$8]" office:value-type="float" office:value="15624.2703588867" calcext:value-type="float">
            <text:p>15.624 </text:p>
          </table:table-cell>
          <table:table-cell table:style-name="ce54" table:formula="of:=(IF([.$A27]*[.G$25]&lt;=[.$B$7];[.$A27]*[.G$25]*[.$B$8];IF(AND([.$A27]*[.G$25]&gt;[.$B$7];[.$A27]*[.G$25]&lt;=[.$C$7]);[.$A27]*[.G$25]*[.$C$8];IF(AND([.$A27]*[.G$25]&gt;[.$C$7];[.$A27]*[.G$25]&lt;[.$D$7]);[.$A27]*[.G$25]*[.$D$8];[.$A27]*[.G$25]*[.$E$8]))))*[.$F$8]" office:value-type="float" office:value="16249.2411732422" calcext:value-type="float">
            <text:p>16.249 </text:p>
          </table:table-cell>
          <table:table-cell table:style-name="ce54" table:formula="of:=(IF([.$A27]*[.H$25]&lt;=[.$B$7];[.$A27]*[.H$25]*[.$B$8];IF(AND([.$A27]*[.H$25]&gt;[.$B$7];[.$A27]*[.H$25]&lt;=[.$C$7]);[.$A27]*[.H$25]*[.$C$8];IF(AND([.$A27]*[.H$25]&gt;[.$C$7];[.$A27]*[.H$25]&lt;[.$D$7]);[.$A27]*[.H$25]*[.$D$8];[.$A27]*[.H$25]*[.$E$8]))))*[.$F$8]" office:value-type="float" office:value="16874.2119875977" calcext:value-type="float">
            <text:p>16.874 </text:p>
          </table:table-cell>
          <table:table-cell table:style-name="ce54" table:formula="of:=(IF([.$A27]*[.I$25]&lt;=[.$B$7];[.$A27]*[.I$25]*[.$B$8];IF(AND([.$A27]*[.I$25]&gt;[.$B$7];[.$A27]*[.I$25]&lt;=[.$C$7]);[.$A27]*[.I$25]*[.$C$8];IF(AND([.$A27]*[.I$25]&gt;[.$C$7];[.$A27]*[.I$25]&lt;[.$D$7]);[.$A27]*[.I$25]*[.$D$8];[.$A27]*[.I$25]*[.$E$8]))))*[.$F$8]" office:value-type="float" office:value="17499.1828019531" calcext:value-type="float">
            <text:p>17.499 </text:p>
          </table:table-cell>
          <table:table-cell table:style-name="ce54" table:formula="of:=(IF([.$A27]*[.J$25]&lt;=[.$B$7];[.$A27]*[.J$25]*[.$B$8];IF(AND([.$A27]*[.J$25]&gt;[.$B$7];[.$A27]*[.J$25]&lt;=[.$C$7]);[.$A27]*[.J$25]*[.$C$8];IF(AND([.$A27]*[.J$25]&gt;[.$C$7];[.$A27]*[.J$25]&lt;[.$D$7]);[.$A27]*[.J$25]*[.$D$8];[.$A27]*[.J$25]*[.$E$8]))))*[.$F$8]" office:value-type="float" office:value="18124.1536163086" calcext:value-type="float">
            <text:p>18.124 </text:p>
          </table:table-cell>
          <table:table-cell table:style-name="ce54" table:formula="of:=(IF([.$A27]*[.K$25]&lt;=[.$B$7];[.$A27]*[.K$25]*[.$B$8];IF(AND([.$A27]*[.K$25]&gt;[.$B$7];[.$A27]*[.K$25]&lt;=[.$C$7]);[.$A27]*[.K$25]*[.$C$8];IF(AND([.$A27]*[.K$25]&gt;[.$C$7];[.$A27]*[.K$25]&lt;[.$D$7]);[.$A27]*[.K$25]*[.$D$8];[.$A27]*[.K$25]*[.$E$8]))))*[.$F$8]" office:value-type="float" office:value="18749.1244306641" calcext:value-type="float">
            <text:p>18.749 </text:p>
          </table:table-cell>
          <table:table-cell table:style-name="ce54" table:formula="of:=(IF([.$A27]*[.L$25]&lt;=[.$B$7];[.$A27]*[.L$25]*[.$B$8];IF(AND([.$A27]*[.L$25]&gt;[.$B$7];[.$A27]*[.L$25]&lt;=[.$C$7]);[.$A27]*[.L$25]*[.$C$8];IF(AND([.$A27]*[.L$25]&gt;[.$C$7];[.$A27]*[.L$25]&lt;[.$D$7]);[.$A27]*[.L$25]*[.$D$8];[.$A27]*[.L$25]*[.$E$8]))))*[.$F$8]" office:value-type="float" office:value="19374.0952450195" calcext:value-type="float">
            <text:p>19.374 </text:p>
          </table:table-cell>
          <table:table-cell table:style-name="ce54" table:formula="of:=(IF([.$A27]*[.M$25]&lt;=[.$B$7];[.$A27]*[.M$25]*[.$B$8];IF(AND([.$A27]*[.M$25]&gt;[.$B$7];[.$A27]*[.M$25]&lt;=[.$C$7]);[.$A27]*[.M$25]*[.$C$8];IF(AND([.$A27]*[.M$25]&gt;[.$C$7];[.$A27]*[.M$25]&lt;[.$D$7]);[.$A27]*[.M$25]*[.$D$8];[.$A27]*[.M$25]*[.$E$8]))))*[.$F$8]" office:value-type="float" office:value="19999.066059375" calcext:value-type="float">
            <text:p>19.999 </text:p>
          </table:table-cell>
          <table:table-cell table:style-name="ce54" table:formula="of:=(IF([.$A27]*[.N$25]&lt;=[.$B$7];[.$A27]*[.N$25]*[.$B$8];IF(AND([.$A27]*[.N$25]&gt;[.$B$7];[.$A27]*[.N$25]&lt;=[.$C$7]);[.$A27]*[.N$25]*[.$C$8];IF(AND([.$A27]*[.N$25]&gt;[.$C$7];[.$A27]*[.N$25]&lt;[.$D$7]);[.$A27]*[.N$25]*[.$D$8];[.$A27]*[.N$25]*[.$E$8]))))*[.$F$8]" office:value-type="float" office:value="20624.0368737305" calcext:value-type="float">
            <text:p>20.624 </text:p>
          </table:table-cell>
          <table:table-cell table:style-name="ce54" table:formula="of:=(IF([.$A27]*[.O$25]&lt;=[.$B$7];[.$A27]*[.O$25]*[.$B$8];IF(AND([.$A27]*[.O$25]&gt;[.$B$7];[.$A27]*[.O$25]&lt;=[.$C$7]);[.$A27]*[.O$25]*[.$C$8];IF(AND([.$A27]*[.O$25]&gt;[.$C$7];[.$A27]*[.O$25]&lt;[.$D$7]);[.$A27]*[.O$25]*[.$D$8];[.$A27]*[.O$25]*[.$E$8]))))*[.$F$8]" office:value-type="float" office:value="21249.0076880859" calcext:value-type="float">
            <text:p>21.249 </text:p>
          </table:table-cell>
          <table:table-cell table:style-name="ce54" table:formula="of:=(IF([.$A27]*[.P$25]&lt;=[.$B$7];[.$A27]*[.P$25]*[.$B$8];IF(AND([.$A27]*[.P$25]&gt;[.$B$7];[.$A27]*[.P$25]&lt;=[.$C$7]);[.$A27]*[.P$25]*[.$C$8];IF(AND([.$A27]*[.P$25]&gt;[.$C$7];[.$A27]*[.P$25]&lt;[.$D$7]);[.$A27]*[.P$25]*[.$D$8];[.$A27]*[.P$25]*[.$E$8]))))*[.$F$8]" office:value-type="float" office:value="21873.9785024414" calcext:value-type="float">
            <text:p>21.874 </text:p>
          </table:table-cell>
          <table:table-cell table:style-name="ce54" table:formula="of:=(IF([.$A27]*[.Q$25]&lt;=[.$B$7];[.$A27]*[.Q$25]*[.$B$8];IF(AND([.$A27]*[.Q$25]&gt;[.$B$7];[.$A27]*[.Q$25]&lt;=[.$C$7]);[.$A27]*[.Q$25]*[.$C$8];IF(AND([.$A27]*[.Q$25]&gt;[.$C$7];[.$A27]*[.Q$25]&lt;[.$D$7]);[.$A27]*[.Q$25]*[.$D$8];[.$A27]*[.Q$25]*[.$E$8]))))*[.$F$8]" office:value-type="float" office:value="22498.9493167969" calcext:value-type="float">
            <text:p>22.499 </text:p>
          </table:table-cell>
          <table:table-cell table:style-name="ce54" table:formula="of:=(IF([.$A27]*[.R$25]&lt;=[.$B$7];[.$A27]*[.R$25]*[.$B$8];IF(AND([.$A27]*[.R$25]&gt;[.$B$7];[.$A27]*[.R$25]&lt;=[.$C$7]);[.$A27]*[.R$25]*[.$C$8];IF(AND([.$A27]*[.R$25]&gt;[.$C$7];[.$A27]*[.R$25]&lt;[.$D$7]);[.$A27]*[.R$25]*[.$D$8];[.$A27]*[.R$25]*[.$E$8]))))*[.$F$8]" office:value-type="float" office:value="23123.9201311524" calcext:value-type="float">
            <text:p>23.124 </text:p>
          </table:table-cell>
          <table:table-cell table:style-name="ce43" table:formula="of:=+[.S26]+0.5" office:value-type="float" office:value="2.5" calcext:value-type="float">
            <text:p>2,50 </text:p>
          </table:table-cell>
          <table:table-cell table:number-columns-repeated="2"/>
          <table:table-cell table:formula="of:=+4960/1.21" office:value-type="float" office:value="4099.17355371901" calcext:value-type="float">
            <text:p>4.099,17 </text:p>
          </table:table-cell>
          <table:table-cell table:number-columns-repeated="42"/>
        </table:table-row>
        <table:table-row table:style-name="ro1">
          <table:table-cell table:style-name="ce44" table:formula="of:=+[.A27]+0.5" office:value-type="float" office:value="3" calcext:value-type="float">
            <text:p>3,00 </text:p>
          </table:table-cell>
          <table:table-cell table:style-name="ce55" table:formula="of:=(IF([.$A28]*[.B$25]&lt;=[.$B$7];[.$A28]*[.B$25]*[.$B$8];IF(AND([.$A28]*[.B$25]&gt;[.$B$7];[.$A28]*[.B$25]&lt;=[.$C$7]);[.$A28]*[.B$25]*[.$C$8];IF(AND([.$A28]*[.B$25]&gt;[.$C$7];[.$A28]*[.B$25]&lt;[.$D$7]);[.$A28]*[.B$25]*[.$D$8];[.$A28]*[.B$25]*[.$E$8]))))*[.$F$8]" office:value-type="float" office:value="15749.2645217578" calcext:value-type="float">
            <text:p>15.749 </text:p>
          </table:table-cell>
          <table:table-cell table:style-name="ce55" table:formula="of:=(IF([.$A28]*[.C$25]&lt;=[.$B$7];[.$A28]*[.C$25]*[.$B$8];IF(AND([.$A28]*[.C$25]&gt;[.$B$7];[.$A28]*[.C$25]&lt;=[.$C$7]);[.$A28]*[.C$25]*[.$C$8];IF(AND([.$A28]*[.C$25]&gt;[.$C$7];[.$A28]*[.C$25]&lt;[.$D$7]);[.$A28]*[.C$25]*[.$D$8];[.$A28]*[.C$25]*[.$E$8]))))*[.$F$8]" office:value-type="float" office:value="16499.2294989844" calcext:value-type="float">
            <text:p>16.499 </text:p>
          </table:table-cell>
          <table:table-cell table:style-name="ce55" table:formula="of:=(IF([.$A28]*[.D$25]&lt;=[.$B$7];[.$A28]*[.D$25]*[.$B$8];IF(AND([.$A28]*[.D$25]&gt;[.$B$7];[.$A28]*[.D$25]&lt;=[.$C$7]);[.$A28]*[.D$25]*[.$C$8];IF(AND([.$A28]*[.D$25]&gt;[.$C$7];[.$A28]*[.D$25]&lt;[.$D$7]);[.$A28]*[.D$25]*[.$D$8];[.$A28]*[.D$25]*[.$E$8]))))*[.$F$8]" office:value-type="float" office:value="17249.194476211" calcext:value-type="float">
            <text:p>17.249 </text:p>
          </table:table-cell>
          <table:table-cell table:style-name="ce55" table:formula="of:=(IF([.$A28]*[.E$25]&lt;=[.$B$7];[.$A28]*[.E$25]*[.$B$8];IF(AND([.$A28]*[.E$25]&gt;[.$B$7];[.$A28]*[.E$25]&lt;=[.$C$7]);[.$A28]*[.E$25]*[.$C$8];IF(AND([.$A28]*[.E$25]&gt;[.$C$7];[.$A28]*[.E$25]&lt;[.$D$7]);[.$A28]*[.E$25]*[.$D$8];[.$A28]*[.E$25]*[.$E$8]))))*[.$F$8]" office:value-type="float" office:value="17999.1594534375" calcext:value-type="float">
            <text:p>17.999 </text:p>
          </table:table-cell>
          <table:table-cell table:style-name="ce55" table:formula="of:=(IF([.$A28]*[.F$25]&lt;=[.$B$7];[.$A28]*[.F$25]*[.$B$8];IF(AND([.$A28]*[.F$25]&gt;[.$B$7];[.$A28]*[.F$25]&lt;=[.$C$7]);[.$A28]*[.F$25]*[.$C$8];IF(AND([.$A28]*[.F$25]&gt;[.$C$7];[.$A28]*[.F$25]&lt;[.$D$7]);[.$A28]*[.F$25]*[.$D$8];[.$A28]*[.F$25]*[.$E$8]))))*[.$F$8]" office:value-type="float" office:value="18749.1244306641" calcext:value-type="float">
            <text:p>18.749 </text:p>
          </table:table-cell>
          <table:table-cell table:style-name="ce55" table:formula="of:=(IF([.$A28]*[.G$25]&lt;=[.$B$7];[.$A28]*[.G$25]*[.$B$8];IF(AND([.$A28]*[.G$25]&gt;[.$B$7];[.$A28]*[.G$25]&lt;=[.$C$7]);[.$A28]*[.G$25]*[.$C$8];IF(AND([.$A28]*[.G$25]&gt;[.$C$7];[.$A28]*[.G$25]&lt;[.$D$7]);[.$A28]*[.G$25]*[.$D$8];[.$A28]*[.G$25]*[.$E$8]))))*[.$F$8]" office:value-type="float" office:value="19499.0894078906" calcext:value-type="float">
            <text:p>19.499 </text:p>
          </table:table-cell>
          <table:table-cell table:style-name="ce55" table:formula="of:=(IF([.$A28]*[.H$25]&lt;=[.$B$7];[.$A28]*[.H$25]*[.$B$8];IF(AND([.$A28]*[.H$25]&gt;[.$B$7];[.$A28]*[.H$25]&lt;=[.$C$7]);[.$A28]*[.H$25]*[.$C$8];IF(AND([.$A28]*[.H$25]&gt;[.$C$7];[.$A28]*[.H$25]&lt;[.$D$7]);[.$A28]*[.H$25]*[.$D$8];[.$A28]*[.H$25]*[.$E$8]))))*[.$F$8]" office:value-type="float" office:value="20249.0543851172" calcext:value-type="float">
            <text:p>20.249 </text:p>
          </table:table-cell>
          <table:table-cell table:style-name="ce55" table:formula="of:=(IF([.$A28]*[.I$25]&lt;=[.$B$7];[.$A28]*[.I$25]*[.$B$8];IF(AND([.$A28]*[.I$25]&gt;[.$B$7];[.$A28]*[.I$25]&lt;=[.$C$7]);[.$A28]*[.I$25]*[.$C$8];IF(AND([.$A28]*[.I$25]&gt;[.$C$7];[.$A28]*[.I$25]&lt;[.$D$7]);[.$A28]*[.I$25]*[.$D$8];[.$A28]*[.I$25]*[.$E$8]))))*[.$F$8]" office:value-type="float" office:value="20999.0193623438" calcext:value-type="float">
            <text:p>20.999 </text:p>
          </table:table-cell>
          <table:table-cell table:style-name="ce55" table:formula="of:=(IF([.$A28]*[.J$25]&lt;=[.$B$7];[.$A28]*[.J$25]*[.$B$8];IF(AND([.$A28]*[.J$25]&gt;[.$B$7];[.$A28]*[.J$25]&lt;=[.$C$7]);[.$A28]*[.J$25]*[.$C$8];IF(AND([.$A28]*[.J$25]&gt;[.$C$7];[.$A28]*[.J$25]&lt;[.$D$7]);[.$A28]*[.J$25]*[.$D$8];[.$A28]*[.J$25]*[.$E$8]))))*[.$F$8]" office:value-type="float" office:value="21748.9843395703" calcext:value-type="float">
            <text:p>21.749 </text:p>
          </table:table-cell>
          <table:table-cell table:style-name="ce55" table:formula="of:=(IF([.$A28]*[.K$25]&lt;=[.$B$7];[.$A28]*[.K$25]*[.$B$8];IF(AND([.$A28]*[.K$25]&gt;[.$B$7];[.$A28]*[.K$25]&lt;=[.$C$7]);[.$A28]*[.K$25]*[.$C$8];IF(AND([.$A28]*[.K$25]&gt;[.$C$7];[.$A28]*[.K$25]&lt;[.$D$7]);[.$A28]*[.K$25]*[.$D$8];[.$A28]*[.K$25]*[.$E$8]))))*[.$F$8]" office:value-type="float" office:value="22498.9493167969" calcext:value-type="float">
            <text:p>22.499 </text:p>
          </table:table-cell>
          <table:table-cell table:style-name="ce55" table:formula="of:=(IF([.$A28]*[.L$25]&lt;=[.$B$7];[.$A28]*[.L$25]*[.$B$8];IF(AND([.$A28]*[.L$25]&gt;[.$B$7];[.$A28]*[.L$25]&lt;=[.$C$7]);[.$A28]*[.L$25]*[.$C$8];IF(AND([.$A28]*[.L$25]&gt;[.$C$7];[.$A28]*[.L$25]&lt;[.$D$7]);[.$A28]*[.L$25]*[.$D$8];[.$A28]*[.L$25]*[.$E$8]))))*[.$F$8]" office:value-type="float" office:value="23248.9142940235" calcext:value-type="float">
            <text:p>23.249 </text:p>
          </table:table-cell>
          <table:table-cell table:style-name="ce55" table:formula="of:=(IF([.$A28]*[.M$25]&lt;=[.$B$7];[.$A28]*[.M$25]*[.$B$8];IF(AND([.$A28]*[.M$25]&gt;[.$B$7];[.$A28]*[.M$25]&lt;=[.$C$7]);[.$A28]*[.M$25]*[.$C$8];IF(AND([.$A28]*[.M$25]&gt;[.$C$7];[.$A28]*[.M$25]&lt;[.$D$7]);[.$A28]*[.M$25]*[.$D$8];[.$A28]*[.M$25]*[.$E$8]))))*[.$F$8]" office:value-type="float" office:value="23998.87927125" calcext:value-type="float">
            <text:p>23.999 </text:p>
          </table:table-cell>
          <table:table-cell table:style-name="ce55" table:formula="of:=(IF([.$A28]*[.N$25]&lt;=[.$B$7];[.$A28]*[.N$25]*[.$B$8];IF(AND([.$A28]*[.N$25]&gt;[.$B$7];[.$A28]*[.N$25]&lt;=[.$C$7]);[.$A28]*[.N$25]*[.$C$8];IF(AND([.$A28]*[.N$25]&gt;[.$C$7];[.$A28]*[.N$25]&lt;[.$D$7]);[.$A28]*[.N$25]*[.$D$8];[.$A28]*[.N$25]*[.$E$8]))))*[.$F$8]" office:value-type="float" office:value="24748.8442484766" calcext:value-type="float">
            <text:p>24.749 </text:p>
          </table:table-cell>
          <table:table-cell table:style-name="ce55" table:formula="of:=(IF([.$A28]*[.O$25]&lt;=[.$B$7];[.$A28]*[.O$25]*[.$B$8];IF(AND([.$A28]*[.O$25]&gt;[.$B$7];[.$A28]*[.O$25]&lt;=[.$C$7]);[.$A28]*[.O$25]*[.$C$8];IF(AND([.$A28]*[.O$25]&gt;[.$C$7];[.$A28]*[.O$25]&lt;[.$D$7]);[.$A28]*[.O$25]*[.$D$8];[.$A28]*[.O$25]*[.$E$8]))))*[.$F$8]" office:value-type="float" office:value="25498.8092257031" calcext:value-type="float">
            <text:p>25.499 </text:p>
          </table:table-cell>
          <table:table-cell table:style-name="ce55" table:formula="of:=(IF([.$A28]*[.P$25]&lt;=[.$B$7];[.$A28]*[.P$25]*[.$B$8];IF(AND([.$A28]*[.P$25]&gt;[.$B$7];[.$A28]*[.P$25]&lt;=[.$C$7]);[.$A28]*[.P$25]*[.$C$8];IF(AND([.$A28]*[.P$25]&gt;[.$C$7];[.$A28]*[.P$25]&lt;[.$D$7]);[.$A28]*[.P$25]*[.$D$8];[.$A28]*[.P$25]*[.$E$8]))))*[.$F$8]" office:value-type="float" office:value="26248.7742029297" calcext:value-type="float">
            <text:p>26.249 </text:p>
          </table:table-cell>
          <table:table-cell table:style-name="ce55" table:formula="of:=(IF([.$A28]*[.Q$25]&lt;=[.$B$7];[.$A28]*[.Q$25]*[.$B$8];IF(AND([.$A28]*[.Q$25]&gt;[.$B$7];[.$A28]*[.Q$25]&lt;=[.$C$7]);[.$A28]*[.Q$25]*[.$C$8];IF(AND([.$A28]*[.Q$25]&gt;[.$C$7];[.$A28]*[.Q$25]&lt;[.$D$7]);[.$A28]*[.Q$25]*[.$D$8];[.$A28]*[.Q$25]*[.$E$8]))))*[.$F$8]" office:value-type="float" office:value="26998.7391801563" calcext:value-type="float">
            <text:p>26.999 </text:p>
          </table:table-cell>
          <table:table-cell table:style-name="ce55" table:formula="of:=(IF([.$A28]*[.R$25]&lt;=[.$B$7];[.$A28]*[.R$25]*[.$B$8];IF(AND([.$A28]*[.R$25]&gt;[.$B$7];[.$A28]*[.R$25]&lt;=[.$C$7]);[.$A28]*[.R$25]*[.$C$8];IF(AND([.$A28]*[.R$25]&gt;[.$C$7];[.$A28]*[.R$25]&lt;[.$D$7]);[.$A28]*[.R$25]*[.$D$8];[.$A28]*[.R$25]*[.$E$8]))))*[.$F$8]" office:value-type="float" office:value="27748.7041573828" calcext:value-type="float">
            <text:p>27.749 </text:p>
          </table:table-cell>
          <table:table-cell table:style-name="ce44" table:formula="of:=+[.S27]+0.5" office:value-type="float" office:value="3" calcext:value-type="float">
            <text:p>3,00 </text:p>
          </table:table-cell>
          <table:table-cell table:number-columns-repeated="45"/>
        </table:table-row>
        <table:table-row table:style-name="ro1">
          <table:table-cell table:style-name="ce43" table:formula="of:=+[.A28]+0.5" office:value-type="float" office:value="3.5" calcext:value-type="float">
            <text:p>3,50 </text:p>
          </table:table-cell>
          <table:table-cell table:style-name="ce54" table:formula="of:=(IF([.$A29]*[.B$25]&lt;=[.$B$7];[.$A29]*[.B$25]*[.$B$8];IF(AND([.$A29]*[.B$25]&gt;[.$B$7];[.$A29]*[.B$25]&lt;=[.$C$7]);[.$A29]*[.B$25]*[.$C$8];IF(AND([.$A29]*[.B$25]&gt;[.$C$7];[.$A29]*[.B$25]&lt;[.$D$7]);[.$A29]*[.B$25]*[.$D$8];[.$A29]*[.B$25]*[.$E$8]))))*[.$F$8]" office:value-type="float" office:value="18374.1419420508" calcext:value-type="float">
            <text:p>18.374 </text:p>
          </table:table-cell>
          <table:table-cell table:style-name="ce54" table:formula="of:=(IF([.$A29]*[.C$25]&lt;=[.$B$7];[.$A29]*[.C$25]*[.$B$8];IF(AND([.$A29]*[.C$25]&gt;[.$B$7];[.$A29]*[.C$25]&lt;=[.$C$7]);[.$A29]*[.C$25]*[.$C$8];IF(AND([.$A29]*[.C$25]&gt;[.$C$7];[.$A29]*[.C$25]&lt;[.$D$7]);[.$A29]*[.C$25]*[.$D$8];[.$A29]*[.C$25]*[.$E$8]))))*[.$F$8]" office:value-type="float" office:value="19249.1010821485" calcext:value-type="float">
            <text:p>19.249 </text:p>
          </table:table-cell>
          <table:table-cell table:style-name="ce54" table:formula="of:=(IF([.$A29]*[.D$25]&lt;=[.$B$7];[.$A29]*[.D$25]*[.$B$8];IF(AND([.$A29]*[.D$25]&gt;[.$B$7];[.$A29]*[.D$25]&lt;=[.$C$7]);[.$A29]*[.D$25]*[.$C$8];IF(AND([.$A29]*[.D$25]&gt;[.$C$7];[.$A29]*[.D$25]&lt;[.$D$7]);[.$A29]*[.D$25]*[.$D$8];[.$A29]*[.D$25]*[.$E$8]))))*[.$F$8]" office:value-type="float" office:value="20124.0602222461" calcext:value-type="float">
            <text:p>20.124 </text:p>
          </table:table-cell>
          <table:table-cell table:style-name="ce54" table:formula="of:=(IF([.$A29]*[.E$25]&lt;=[.$B$7];[.$A29]*[.E$25]*[.$B$8];IF(AND([.$A29]*[.E$25]&gt;[.$B$7];[.$A29]*[.E$25]&lt;=[.$C$7]);[.$A29]*[.E$25]*[.$C$8];IF(AND([.$A29]*[.E$25]&gt;[.$C$7];[.$A29]*[.E$25]&lt;[.$D$7]);[.$A29]*[.E$25]*[.$D$8];[.$A29]*[.E$25]*[.$E$8]))))*[.$F$8]" office:value-type="float" office:value="20999.0193623438" calcext:value-type="float">
            <text:p>20.999 </text:p>
          </table:table-cell>
          <table:table-cell table:style-name="ce54" table:formula="of:=(IF([.$A29]*[.F$25]&lt;=[.$B$7];[.$A29]*[.F$25]*[.$B$8];IF(AND([.$A29]*[.F$25]&gt;[.$B$7];[.$A29]*[.F$25]&lt;=[.$C$7]);[.$A29]*[.F$25]*[.$C$8];IF(AND([.$A29]*[.F$25]&gt;[.$C$7];[.$A29]*[.F$25]&lt;[.$D$7]);[.$A29]*[.F$25]*[.$D$8];[.$A29]*[.F$25]*[.$E$8]))))*[.$F$8]" office:value-type="float" office:value="21873.9785024414" calcext:value-type="float">
            <text:p>21.874 </text:p>
          </table:table-cell>
          <table:table-cell table:style-name="ce54" table:formula="of:=(IF([.$A29]*[.G$25]&lt;=[.$B$7];[.$A29]*[.G$25]*[.$B$8];IF(AND([.$A29]*[.G$25]&gt;[.$B$7];[.$A29]*[.G$25]&lt;=[.$C$7]);[.$A29]*[.G$25]*[.$C$8];IF(AND([.$A29]*[.G$25]&gt;[.$C$7];[.$A29]*[.G$25]&lt;[.$D$7]);[.$A29]*[.G$25]*[.$D$8];[.$A29]*[.G$25]*[.$E$8]))))*[.$F$8]" office:value-type="float" office:value="22748.9376425391" calcext:value-type="float">
            <text:p>22.749 </text:p>
          </table:table-cell>
          <table:table-cell table:style-name="ce54" table:formula="of:=(IF([.$A29]*[.H$25]&lt;=[.$B$7];[.$A29]*[.H$25]*[.$B$8];IF(AND([.$A29]*[.H$25]&gt;[.$B$7];[.$A29]*[.H$25]&lt;=[.$C$7]);[.$A29]*[.H$25]*[.$C$8];IF(AND([.$A29]*[.H$25]&gt;[.$C$7];[.$A29]*[.H$25]&lt;[.$D$7]);[.$A29]*[.H$25]*[.$D$8];[.$A29]*[.H$25]*[.$E$8]))))*[.$F$8]" office:value-type="float" office:value="23623.8967826367" calcext:value-type="float">
            <text:p>23.624 </text:p>
          </table:table-cell>
          <table:table-cell table:style-name="ce54" table:formula="of:=(IF([.$A29]*[.I$25]&lt;=[.$B$7];[.$A29]*[.I$25]*[.$B$8];IF(AND([.$A29]*[.I$25]&gt;[.$B$7];[.$A29]*[.I$25]&lt;=[.$C$7]);[.$A29]*[.I$25]*[.$C$8];IF(AND([.$A29]*[.I$25]&gt;[.$C$7];[.$A29]*[.I$25]&lt;[.$D$7]);[.$A29]*[.I$25]*[.$D$8];[.$A29]*[.I$25]*[.$E$8]))))*[.$F$8]" office:value-type="float" office:value="24498.8559227344" calcext:value-type="float">
            <text:p>24.499 </text:p>
          </table:table-cell>
          <table:table-cell table:style-name="ce54" table:formula="of:=(IF([.$A29]*[.J$25]&lt;=[.$B$7];[.$A29]*[.J$25]*[.$B$8];IF(AND([.$A29]*[.J$25]&gt;[.$B$7];[.$A29]*[.J$25]&lt;=[.$C$7]);[.$A29]*[.J$25]*[.$C$8];IF(AND([.$A29]*[.J$25]&gt;[.$C$7];[.$A29]*[.J$25]&lt;[.$D$7]);[.$A29]*[.J$25]*[.$D$8];[.$A29]*[.J$25]*[.$E$8]))))*[.$F$8]" office:value-type="float" office:value="25373.815062832" calcext:value-type="float">
            <text:p>25.374 </text:p>
          </table:table-cell>
          <table:table-cell table:style-name="ce54" table:formula="of:=(IF([.$A29]*[.K$25]&lt;=[.$B$7];[.$A29]*[.K$25]*[.$B$8];IF(AND([.$A29]*[.K$25]&gt;[.$B$7];[.$A29]*[.K$25]&lt;=[.$C$7]);[.$A29]*[.K$25]*[.$C$8];IF(AND([.$A29]*[.K$25]&gt;[.$C$7];[.$A29]*[.K$25]&lt;[.$D$7]);[.$A29]*[.K$25]*[.$D$8];[.$A29]*[.K$25]*[.$E$8]))))*[.$F$8]" office:value-type="float" office:value="26248.7742029297" calcext:value-type="float">
            <text:p>26.249 </text:p>
          </table:table-cell>
          <table:table-cell table:style-name="ce54" table:formula="of:=(IF([.$A29]*[.L$25]&lt;=[.$B$7];[.$A29]*[.L$25]*[.$B$8];IF(AND([.$A29]*[.L$25]&gt;[.$B$7];[.$A29]*[.L$25]&lt;=[.$C$7]);[.$A29]*[.L$25]*[.$C$8];IF(AND([.$A29]*[.L$25]&gt;[.$C$7];[.$A29]*[.L$25]&lt;[.$D$7]);[.$A29]*[.L$25]*[.$D$8];[.$A29]*[.L$25]*[.$E$8]))))*[.$F$8]" office:value-type="float" office:value="27123.7333430274" calcext:value-type="float">
            <text:p>27.124 </text:p>
          </table:table-cell>
          <table:table-cell table:style-name="ce54" table:formula="of:=(IF([.$A29]*[.M$25]&lt;=[.$B$7];[.$A29]*[.M$25]*[.$B$8];IF(AND([.$A29]*[.M$25]&gt;[.$B$7];[.$A29]*[.M$25]&lt;=[.$C$7]);[.$A29]*[.M$25]*[.$C$8];IF(AND([.$A29]*[.M$25]&gt;[.$C$7];[.$A29]*[.M$25]&lt;[.$D$7]);[.$A29]*[.M$25]*[.$D$8];[.$A29]*[.M$25]*[.$E$8]))))*[.$F$8]" office:value-type="float" office:value="27998.692483125" calcext:value-type="float">
            <text:p>27.999 </text:p>
          </table:table-cell>
          <table:table-cell table:style-name="ce54" table:formula="of:=(IF([.$A29]*[.N$25]&lt;=[.$B$7];[.$A29]*[.N$25]*[.$B$8];IF(AND([.$A29]*[.N$25]&gt;[.$B$7];[.$A29]*[.N$25]&lt;=[.$C$7]);[.$A29]*[.N$25]*[.$C$8];IF(AND([.$A29]*[.N$25]&gt;[.$C$7];[.$A29]*[.N$25]&lt;[.$D$7]);[.$A29]*[.N$25]*[.$D$8];[.$A29]*[.N$25]*[.$E$8]))))*[.$F$8]" office:value-type="float" office:value="28873.6516232227" calcext:value-type="float">
            <text:p>28.874 </text:p>
          </table:table-cell>
          <table:table-cell table:style-name="ce54" table:formula="of:=(IF([.$A29]*[.O$25]&lt;=[.$B$7];[.$A29]*[.O$25]*[.$B$8];IF(AND([.$A29]*[.O$25]&gt;[.$B$7];[.$A29]*[.O$25]&lt;=[.$C$7]);[.$A29]*[.O$25]*[.$C$8];IF(AND([.$A29]*[.O$25]&gt;[.$C$7];[.$A29]*[.O$25]&lt;[.$D$7]);[.$A29]*[.O$25]*[.$D$8];[.$A29]*[.O$25]*[.$E$8]))))*[.$F$8]" office:value-type="float" office:value="29748.6107633203" calcext:value-type="float">
            <text:p>29.749 </text:p>
          </table:table-cell>
          <table:table-cell table:style-name="ce54" table:formula="of:=(IF([.$A29]*[.P$25]&lt;=[.$B$7];[.$A29]*[.P$25]*[.$B$8];IF(AND([.$A29]*[.P$25]&gt;[.$B$7];[.$A29]*[.P$25]&lt;=[.$C$7]);[.$A29]*[.P$25]*[.$C$8];IF(AND([.$A29]*[.P$25]&gt;[.$C$7];[.$A29]*[.P$25]&lt;[.$D$7]);[.$A29]*[.P$25]*[.$D$8];[.$A29]*[.P$25]*[.$E$8]))))*[.$F$8]" office:value-type="float" office:value="30623.569903418" calcext:value-type="float">
            <text:p>30.624 </text:p>
          </table:table-cell>
          <table:table-cell table:style-name="ce54" table:formula="of:=(IF([.$A29]*[.Q$25]&lt;=[.$B$7];[.$A29]*[.Q$25]*[.$B$8];IF(AND([.$A29]*[.Q$25]&gt;[.$B$7];[.$A29]*[.Q$25]&lt;=[.$C$7]);[.$A29]*[.Q$25]*[.$C$8];IF(AND([.$A29]*[.Q$25]&gt;[.$C$7];[.$A29]*[.Q$25]&lt;[.$D$7]);[.$A29]*[.Q$25]*[.$D$8];[.$A29]*[.Q$25]*[.$E$8]))))*[.$F$8]" office:value-type="float" office:value="31498.5290435156" calcext:value-type="float">
            <text:p>31.499 </text:p>
          </table:table-cell>
          <table:table-cell table:style-name="ce54" table:formula="of:=(IF([.$A29]*[.R$25]&lt;=[.$B$7];[.$A29]*[.R$25]*[.$B$8];IF(AND([.$A29]*[.R$25]&gt;[.$B$7];[.$A29]*[.R$25]&lt;=[.$C$7]);[.$A29]*[.R$25]*[.$C$8];IF(AND([.$A29]*[.R$25]&gt;[.$C$7];[.$A29]*[.R$25]&lt;[.$D$7]);[.$A29]*[.R$25]*[.$D$8];[.$A29]*[.R$25]*[.$E$8]))))*[.$F$8]" office:value-type="float" office:value="32373.4881836133" calcext:value-type="float">
            <text:p>32.373 </text:p>
          </table:table-cell>
          <table:table-cell table:style-name="ce43" table:formula="of:=+[.S28]+0.5" office:value-type="float" office:value="3.5" calcext:value-type="float">
            <text:p>3,50 </text:p>
          </table:table-cell>
          <table:table-cell table:number-columns-repeated="45"/>
        </table:table-row>
        <table:table-row table:style-name="ro1">
          <table:table-cell table:style-name="ce45" table:formula="of:=+[.A29]+0.5" office:value-type="float" office:value="4" calcext:value-type="float">
            <text:p>4,00 </text:p>
          </table:table-cell>
          <table:table-cell table:style-name="ce56" table:formula="of:=(IF([.$A30]*[.B$25]&lt;=[.$B$7];[.$A30]*[.B$25]*[.$B$8];IF(AND([.$A30]*[.B$25]&gt;[.$B$7];[.$A30]*[.B$25]&lt;=[.$C$7]);[.$A30]*[.B$25]*[.$C$8];IF(AND([.$A30]*[.B$25]&gt;[.$C$7];[.$A30]*[.B$25]&lt;[.$D$7]);[.$A30]*[.B$25]*[.$D$8];[.$A30]*[.B$25]*[.$E$8]))))*[.$F$8]" office:value-type="float" office:value="20999.0193623438" calcext:value-type="float">
            <text:p>20.999 </text:p>
          </table:table-cell>
          <table:table-cell table:style-name="ce56" table:formula="of:=(IF([.$A30]*[.C$25]&lt;=[.$B$7];[.$A30]*[.C$25]*[.$B$8];IF(AND([.$A30]*[.C$25]&gt;[.$B$7];[.$A30]*[.C$25]&lt;=[.$C$7]);[.$A30]*[.C$25]*[.$C$8];IF(AND([.$A30]*[.C$25]&gt;[.$C$7];[.$A30]*[.C$25]&lt;[.$D$7]);[.$A30]*[.C$25]*[.$D$8];[.$A30]*[.C$25]*[.$E$8]))))*[.$F$8]" office:value-type="float" office:value="21998.9726653125" calcext:value-type="float">
            <text:p>21.999 </text:p>
          </table:table-cell>
          <table:table-cell table:style-name="ce56" table:formula="of:=(IF([.$A30]*[.D$25]&lt;=[.$B$7];[.$A30]*[.D$25]*[.$B$8];IF(AND([.$A30]*[.D$25]&gt;[.$B$7];[.$A30]*[.D$25]&lt;=[.$C$7]);[.$A30]*[.D$25]*[.$C$8];IF(AND([.$A30]*[.D$25]&gt;[.$C$7];[.$A30]*[.D$25]&lt;[.$D$7]);[.$A30]*[.D$25]*[.$D$8];[.$A30]*[.D$25]*[.$E$8]))))*[.$F$8]" office:value-type="float" office:value="22998.9259682813" calcext:value-type="float">
            <text:p>22.999 </text:p>
          </table:table-cell>
          <table:table-cell table:style-name="ce56" table:formula="of:=(IF([.$A30]*[.E$25]&lt;=[.$B$7];[.$A30]*[.E$25]*[.$B$8];IF(AND([.$A30]*[.E$25]&gt;[.$B$7];[.$A30]*[.E$25]&lt;=[.$C$7]);[.$A30]*[.E$25]*[.$C$8];IF(AND([.$A30]*[.E$25]&gt;[.$C$7];[.$A30]*[.E$25]&lt;[.$D$7]);[.$A30]*[.E$25]*[.$D$8];[.$A30]*[.E$25]*[.$E$8]))))*[.$F$8]" office:value-type="float" office:value="23998.87927125" calcext:value-type="float">
            <text:p>23.999 </text:p>
          </table:table-cell>
          <table:table-cell table:style-name="ce56" table:formula="of:=(IF([.$A30]*[.F$25]&lt;=[.$B$7];[.$A30]*[.F$25]*[.$B$8];IF(AND([.$A30]*[.F$25]&gt;[.$B$7];[.$A30]*[.F$25]&lt;=[.$C$7]);[.$A30]*[.F$25]*[.$C$8];IF(AND([.$A30]*[.F$25]&gt;[.$C$7];[.$A30]*[.F$25]&lt;[.$D$7]);[.$A30]*[.F$25]*[.$D$8];[.$A30]*[.F$25]*[.$E$8]))))*[.$F$8]" office:value-type="float" office:value="24998.8325742188" calcext:value-type="float">
            <text:p>24.999 </text:p>
          </table:table-cell>
          <table:table-cell table:style-name="ce56" table:formula="of:=(IF([.$A30]*[.G$25]&lt;=[.$B$7];[.$A30]*[.G$25]*[.$B$8];IF(AND([.$A30]*[.G$25]&gt;[.$B$7];[.$A30]*[.G$25]&lt;=[.$C$7]);[.$A30]*[.G$25]*[.$C$8];IF(AND([.$A30]*[.G$25]&gt;[.$C$7];[.$A30]*[.G$25]&lt;[.$D$7]);[.$A30]*[.G$25]*[.$D$8];[.$A30]*[.G$25]*[.$E$8]))))*[.$F$8]" office:value-type="float" office:value="25998.7858771875" calcext:value-type="float">
            <text:p>25.999 </text:p>
          </table:table-cell>
          <table:table-cell table:style-name="ce56" table:formula="of:=(IF([.$A30]*[.H$25]&lt;=[.$B$7];[.$A30]*[.H$25]*[.$B$8];IF(AND([.$A30]*[.H$25]&gt;[.$B$7];[.$A30]*[.H$25]&lt;=[.$C$7]);[.$A30]*[.H$25]*[.$C$8];IF(AND([.$A30]*[.H$25]&gt;[.$C$7];[.$A30]*[.H$25]&lt;[.$D$7]);[.$A30]*[.H$25]*[.$D$8];[.$A30]*[.H$25]*[.$E$8]))))*[.$F$8]" office:value-type="float" office:value="26998.7391801563" calcext:value-type="float">
            <text:p>26.999 </text:p>
          </table:table-cell>
          <table:table-cell table:style-name="ce56" table:formula="of:=(IF([.$A30]*[.I$25]&lt;=[.$B$7];[.$A30]*[.I$25]*[.$B$8];IF(AND([.$A30]*[.I$25]&gt;[.$B$7];[.$A30]*[.I$25]&lt;=[.$C$7]);[.$A30]*[.I$25]*[.$C$8];IF(AND([.$A30]*[.I$25]&gt;[.$C$7];[.$A30]*[.I$25]&lt;[.$D$7]);[.$A30]*[.I$25]*[.$D$8];[.$A30]*[.I$25]*[.$E$8]))))*[.$F$8]" office:value-type="float" office:value="27998.692483125" calcext:value-type="float">
            <text:p>27.999 </text:p>
          </table:table-cell>
          <table:table-cell table:style-name="ce56" table:formula="of:=(IF([.$A30]*[.J$25]&lt;=[.$B$7];[.$A30]*[.J$25]*[.$B$8];IF(AND([.$A30]*[.J$25]&gt;[.$B$7];[.$A30]*[.J$25]&lt;=[.$C$7]);[.$A30]*[.J$25]*[.$C$8];IF(AND([.$A30]*[.J$25]&gt;[.$C$7];[.$A30]*[.J$25]&lt;[.$D$7]);[.$A30]*[.J$25]*[.$D$8];[.$A30]*[.J$25]*[.$E$8]))))*[.$F$8]" office:value-type="float" office:value="28998.6457860938" calcext:value-type="float">
            <text:p>28.999 </text:p>
          </table:table-cell>
          <table:table-cell table:style-name="ce56" table:formula="of:=(IF([.$A30]*[.K$25]&lt;=[.$B$7];[.$A30]*[.K$25]*[.$B$8];IF(AND([.$A30]*[.K$25]&gt;[.$B$7];[.$A30]*[.K$25]&lt;=[.$C$7]);[.$A30]*[.K$25]*[.$C$8];IF(AND([.$A30]*[.K$25]&gt;[.$C$7];[.$A30]*[.K$25]&lt;[.$D$7]);[.$A30]*[.K$25]*[.$D$8];[.$A30]*[.K$25]*[.$E$8]))))*[.$F$8]" office:value-type="float" office:value="29998.5990890625" calcext:value-type="float">
            <text:p>29.999 </text:p>
          </table:table-cell>
          <table:table-cell table:style-name="ce56" table:formula="of:=(IF([.$A30]*[.L$25]&lt;=[.$B$7];[.$A30]*[.L$25]*[.$B$8];IF(AND([.$A30]*[.L$25]&gt;[.$B$7];[.$A30]*[.L$25]&lt;=[.$C$7]);[.$A30]*[.L$25]*[.$C$8];IF(AND([.$A30]*[.L$25]&gt;[.$C$7];[.$A30]*[.L$25]&lt;[.$D$7]);[.$A30]*[.L$25]*[.$D$8];[.$A30]*[.L$25]*[.$E$8]))))*[.$F$8]" office:value-type="float" office:value="30998.5523920313" calcext:value-type="float">
            <text:p>30.999 </text:p>
          </table:table-cell>
          <table:table-cell table:style-name="ce56" table:formula="of:=(IF([.$A30]*[.M$25]&lt;=[.$B$7];[.$A30]*[.M$25]*[.$B$8];IF(AND([.$A30]*[.M$25]&gt;[.$B$7];[.$A30]*[.M$25]&lt;=[.$C$7]);[.$A30]*[.M$25]*[.$C$8];IF(AND([.$A30]*[.M$25]&gt;[.$C$7];[.$A30]*[.M$25]&lt;[.$D$7]);[.$A30]*[.M$25]*[.$D$8];[.$A30]*[.M$25]*[.$E$8]))))*[.$F$8]" office:value-type="float" office:value="31998.505695" calcext:value-type="float">
            <text:p>31.999 </text:p>
          </table:table-cell>
          <table:table-cell table:style-name="ce56" table:formula="of:=(IF([.$A30]*[.N$25]&lt;=[.$B$7];[.$A30]*[.N$25]*[.$B$8];IF(AND([.$A30]*[.N$25]&gt;[.$B$7];[.$A30]*[.N$25]&lt;=[.$C$7]);[.$A30]*[.N$25]*[.$C$8];IF(AND([.$A30]*[.N$25]&gt;[.$C$7];[.$A30]*[.N$25]&lt;[.$D$7]);[.$A30]*[.N$25]*[.$D$8];[.$A30]*[.N$25]*[.$E$8]))))*[.$F$8]" office:value-type="float" office:value="32998.4589979688" calcext:value-type="float">
            <text:p>32.998 </text:p>
          </table:table-cell>
          <table:table-cell table:style-name="ce56" table:formula="of:=(IF([.$A30]*[.O$25]&lt;=[.$B$7];[.$A30]*[.O$25]*[.$B$8];IF(AND([.$A30]*[.O$25]&gt;[.$B$7];[.$A30]*[.O$25]&lt;=[.$C$7]);[.$A30]*[.O$25]*[.$C$8];IF(AND([.$A30]*[.O$25]&gt;[.$C$7];[.$A30]*[.O$25]&lt;[.$D$7]);[.$A30]*[.O$25]*[.$D$8];[.$A30]*[.O$25]*[.$E$8]))))*[.$F$8]" office:value-type="float" office:value="33998.4123009375" calcext:value-type="float">
            <text:p>33.998 </text:p>
          </table:table-cell>
          <table:table-cell table:style-name="ce56" table:formula="of:=(IF([.$A30]*[.P$25]&lt;=[.$B$7];[.$A30]*[.P$25]*[.$B$8];IF(AND([.$A30]*[.P$25]&gt;[.$B$7];[.$A30]*[.P$25]&lt;=[.$C$7]);[.$A30]*[.P$25]*[.$C$8];IF(AND([.$A30]*[.P$25]&gt;[.$C$7];[.$A30]*[.P$25]&lt;[.$D$7]);[.$A30]*[.P$25]*[.$D$8];[.$A30]*[.P$25]*[.$E$8]))))*[.$F$8]" office:value-type="float" office:value="34998.3656039063" calcext:value-type="float">
            <text:p>34.998 </text:p>
          </table:table-cell>
          <table:table-cell table:style-name="ce56" table:formula="of:=(IF([.$A30]*[.Q$25]&lt;=[.$B$7];[.$A30]*[.Q$25]*[.$B$8];IF(AND([.$A30]*[.Q$25]&gt;[.$B$7];[.$A30]*[.Q$25]&lt;=[.$C$7]);[.$A30]*[.Q$25]*[.$C$8];IF(AND([.$A30]*[.Q$25]&gt;[.$C$7];[.$A30]*[.Q$25]&lt;[.$D$7]);[.$A30]*[.Q$25]*[.$D$8];[.$A30]*[.Q$25]*[.$E$8]))))*[.$F$8]" office:value-type="float" office:value="35998.318906875" calcext:value-type="float">
            <text:p>35.998 </text:p>
          </table:table-cell>
          <table:table-cell table:style-name="ce56" table:formula="of:=(IF([.$A30]*[.R$25]&lt;=[.$B$7];[.$A30]*[.R$25]*[.$B$8];IF(AND([.$A30]*[.R$25]&gt;[.$B$7];[.$A30]*[.R$25]&lt;=[.$C$7]);[.$A30]*[.R$25]*[.$C$8];IF(AND([.$A30]*[.R$25]&gt;[.$C$7];[.$A30]*[.R$25]&lt;[.$D$7]);[.$A30]*[.R$25]*[.$D$8];[.$A30]*[.R$25]*[.$E$8]))))*[.$F$8]" office:value-type="float" office:value="36998.2722098438" calcext:value-type="float">
            <text:p>36.998 </text:p>
          </table:table-cell>
          <table:table-cell table:style-name="ce45" table:formula="of:=+[.S29]+0.5" office:value-type="float" office:value="4" calcext:value-type="float">
            <text:p>4,00 </text:p>
          </table:table-cell>
          <table:table-cell table:number-columns-repeated="45"/>
        </table:table-row>
        <table:table-row table:style-name="ro1">
          <table:table-cell table:style-name="ce43" table:formula="of:=+[.A30]+0.5" office:value-type="float" office:value="4.5" calcext:value-type="float">
            <text:p>4,50 </text:p>
          </table:table-cell>
          <table:table-cell table:style-name="ce54" table:formula="of:=(IF([.$A31]*[.B$25]&lt;=[.$B$7];[.$A31]*[.B$25]*[.$B$8];IF(AND([.$A31]*[.B$25]&gt;[.$B$7];[.$A31]*[.B$25]&lt;=[.$C$7]);[.$A31]*[.B$25]*[.$C$8];IF(AND([.$A31]*[.B$25]&gt;[.$C$7];[.$A31]*[.B$25]&lt;[.$D$7]);[.$A31]*[.B$25]*[.$D$8];[.$A31]*[.B$25]*[.$E$8]))))*[.$F$8]" office:value-type="float" office:value="23623.8967826367" calcext:value-type="float">
            <text:p>23.624 </text:p>
          </table:table-cell>
          <table:table-cell table:style-name="ce54" table:formula="of:=(IF([.$A31]*[.C$25]&lt;=[.$B$7];[.$A31]*[.C$25]*[.$B$8];IF(AND([.$A31]*[.C$25]&gt;[.$B$7];[.$A31]*[.C$25]&lt;=[.$C$7]);[.$A31]*[.C$25]*[.$C$8];IF(AND([.$A31]*[.C$25]&gt;[.$C$7];[.$A31]*[.C$25]&lt;[.$D$7]);[.$A31]*[.C$25]*[.$D$8];[.$A31]*[.C$25]*[.$E$8]))))*[.$F$8]" office:value-type="float" office:value="24748.8442484766" calcext:value-type="float">
            <text:p>24.749 </text:p>
          </table:table-cell>
          <table:table-cell table:style-name="ce54" table:formula="of:=(IF([.$A31]*[.D$25]&lt;=[.$B$7];[.$A31]*[.D$25]*[.$B$8];IF(AND([.$A31]*[.D$25]&gt;[.$B$7];[.$A31]*[.D$25]&lt;=[.$C$7]);[.$A31]*[.D$25]*[.$C$8];IF(AND([.$A31]*[.D$25]&gt;[.$C$7];[.$A31]*[.D$25]&lt;[.$D$7]);[.$A31]*[.D$25]*[.$D$8];[.$A31]*[.D$25]*[.$E$8]))))*[.$F$8]" office:value-type="float" office:value="25873.7917143164" calcext:value-type="float">
            <text:p>25.874 </text:p>
          </table:table-cell>
          <table:table-cell table:style-name="ce54" table:formula="of:=(IF([.$A31]*[.E$25]&lt;=[.$B$7];[.$A31]*[.E$25]*[.$B$8];IF(AND([.$A31]*[.E$25]&gt;[.$B$7];[.$A31]*[.E$25]&lt;=[.$C$7]);[.$A31]*[.E$25]*[.$C$8];IF(AND([.$A31]*[.E$25]&gt;[.$C$7];[.$A31]*[.E$25]&lt;[.$D$7]);[.$A31]*[.E$25]*[.$D$8];[.$A31]*[.E$25]*[.$E$8]))))*[.$F$8]" office:value-type="float" office:value="26998.7391801563" calcext:value-type="float">
            <text:p>26.999 </text:p>
          </table:table-cell>
          <table:table-cell table:style-name="ce54" table:formula="of:=(IF([.$A31]*[.F$25]&lt;=[.$B$7];[.$A31]*[.F$25]*[.$B$8];IF(AND([.$A31]*[.F$25]&gt;[.$B$7];[.$A31]*[.F$25]&lt;=[.$C$7]);[.$A31]*[.F$25]*[.$C$8];IF(AND([.$A31]*[.F$25]&gt;[.$C$7];[.$A31]*[.F$25]&lt;[.$D$7]);[.$A31]*[.F$25]*[.$D$8];[.$A31]*[.F$25]*[.$E$8]))))*[.$F$8]" office:value-type="float" office:value="28123.6866459961" calcext:value-type="float">
            <text:p>28.124 </text:p>
          </table:table-cell>
          <table:table-cell table:style-name="ce54" table:formula="of:=(IF([.$A31]*[.G$25]&lt;=[.$B$7];[.$A31]*[.G$25]*[.$B$8];IF(AND([.$A31]*[.G$25]&gt;[.$B$7];[.$A31]*[.G$25]&lt;=[.$C$7]);[.$A31]*[.G$25]*[.$C$8];IF(AND([.$A31]*[.G$25]&gt;[.$C$7];[.$A31]*[.G$25]&lt;[.$D$7]);[.$A31]*[.G$25]*[.$D$8];[.$A31]*[.G$25]*[.$E$8]))))*[.$F$8]" office:value-type="float" office:value="29248.634111836" calcext:value-type="float">
            <text:p>29.249 </text:p>
          </table:table-cell>
          <table:table-cell table:style-name="ce54" table:formula="of:=(IF([.$A31]*[.H$25]&lt;=[.$B$7];[.$A31]*[.H$25]*[.$B$8];IF(AND([.$A31]*[.H$25]&gt;[.$B$7];[.$A31]*[.H$25]&lt;=[.$C$7]);[.$A31]*[.H$25]*[.$C$8];IF(AND([.$A31]*[.H$25]&gt;[.$C$7];[.$A31]*[.H$25]&lt;[.$D$7]);[.$A31]*[.H$25]*[.$D$8];[.$A31]*[.H$25]*[.$E$8]))))*[.$F$8]" office:value-type="float" office:value="30373.5815776758" calcext:value-type="float">
            <text:p>30.374 </text:p>
          </table:table-cell>
          <table:table-cell table:style-name="ce54" table:formula="of:=(IF([.$A31]*[.I$25]&lt;=[.$B$7];[.$A31]*[.I$25]*[.$B$8];IF(AND([.$A31]*[.I$25]&gt;[.$B$7];[.$A31]*[.I$25]&lt;=[.$C$7]);[.$A31]*[.I$25]*[.$C$8];IF(AND([.$A31]*[.I$25]&gt;[.$C$7];[.$A31]*[.I$25]&lt;[.$D$7]);[.$A31]*[.I$25]*[.$D$8];[.$A31]*[.I$25]*[.$E$8]))))*[.$F$8]" office:value-type="float" office:value="31498.5290435156" calcext:value-type="float">
            <text:p>31.499 </text:p>
          </table:table-cell>
          <table:table-cell table:style-name="ce54" table:formula="of:=(IF([.$A31]*[.J$25]&lt;=[.$B$7];[.$A31]*[.J$25]*[.$B$8];IF(AND([.$A31]*[.J$25]&gt;[.$B$7];[.$A31]*[.J$25]&lt;=[.$C$7]);[.$A31]*[.J$25]*[.$C$8];IF(AND([.$A31]*[.J$25]&gt;[.$C$7];[.$A31]*[.J$25]&lt;[.$D$7]);[.$A31]*[.J$25]*[.$D$8];[.$A31]*[.J$25]*[.$E$8]))))*[.$F$8]" office:value-type="float" office:value="32623.4765093555" calcext:value-type="float">
            <text:p>32.623 </text:p>
          </table:table-cell>
          <table:table-cell table:style-name="ce54" table:formula="of:=(IF([.$A31]*[.K$25]&lt;=[.$B$7];[.$A31]*[.K$25]*[.$B$8];IF(AND([.$A31]*[.K$25]&gt;[.$B$7];[.$A31]*[.K$25]&lt;=[.$C$7]);[.$A31]*[.K$25]*[.$C$8];IF(AND([.$A31]*[.K$25]&gt;[.$C$7];[.$A31]*[.K$25]&lt;[.$D$7]);[.$A31]*[.K$25]*[.$D$8];[.$A31]*[.K$25]*[.$E$8]))))*[.$F$8]" office:value-type="float" office:value="33748.4239751953" calcext:value-type="float">
            <text:p>33.748 </text:p>
          </table:table-cell>
          <table:table-cell table:style-name="ce54" table:formula="of:=(IF([.$A31]*[.L$25]&lt;=[.$B$7];[.$A31]*[.L$25]*[.$B$8];IF(AND([.$A31]*[.L$25]&gt;[.$B$7];[.$A31]*[.L$25]&lt;=[.$C$7]);[.$A31]*[.L$25]*[.$C$8];IF(AND([.$A31]*[.L$25]&gt;[.$C$7];[.$A31]*[.L$25]&lt;[.$D$7]);[.$A31]*[.L$25]*[.$D$8];[.$A31]*[.L$25]*[.$E$8]))))*[.$F$8]" office:value-type="float" office:value="34873.3714410352" calcext:value-type="float">
            <text:p>34.873 </text:p>
          </table:table-cell>
          <table:table-cell table:style-name="ce54" table:formula="of:=(IF([.$A31]*[.M$25]&lt;=[.$B$7];[.$A31]*[.M$25]*[.$B$8];IF(AND([.$A31]*[.M$25]&gt;[.$B$7];[.$A31]*[.M$25]&lt;=[.$C$7]);[.$A31]*[.M$25]*[.$C$8];IF(AND([.$A31]*[.M$25]&gt;[.$C$7];[.$A31]*[.M$25]&lt;[.$D$7]);[.$A31]*[.M$25]*[.$D$8];[.$A31]*[.M$25]*[.$E$8]))))*[.$F$8]" office:value-type="float" office:value="35998.318906875" calcext:value-type="float">
            <text:p>35.998 </text:p>
          </table:table-cell>
          <table:table-cell table:style-name="ce54" table:formula="of:=(IF([.$A31]*[.N$25]&lt;=[.$B$7];[.$A31]*[.N$25]*[.$B$8];IF(AND([.$A31]*[.N$25]&gt;[.$B$7];[.$A31]*[.N$25]&lt;=[.$C$7]);[.$A31]*[.N$25]*[.$C$8];IF(AND([.$A31]*[.N$25]&gt;[.$C$7];[.$A31]*[.N$25]&lt;[.$D$7]);[.$A31]*[.N$25]*[.$D$8];[.$A31]*[.N$25]*[.$E$8]))))*[.$F$8]" office:value-type="float" office:value="37123.2663727149" calcext:value-type="float">
            <text:p>37.123 </text:p>
          </table:table-cell>
          <table:table-cell table:style-name="ce54" table:formula="of:=(IF([.$A31]*[.O$25]&lt;=[.$B$7];[.$A31]*[.O$25]*[.$B$8];IF(AND([.$A31]*[.O$25]&gt;[.$B$7];[.$A31]*[.O$25]&lt;=[.$C$7]);[.$A31]*[.O$25]*[.$C$8];IF(AND([.$A31]*[.O$25]&gt;[.$C$7];[.$A31]*[.O$25]&lt;[.$D$7]);[.$A31]*[.O$25]*[.$D$8];[.$A31]*[.O$25]*[.$E$8]))))*[.$F$8]" office:value-type="float" office:value="38248.2138385547" calcext:value-type="float">
            <text:p>38.248 </text:p>
          </table:table-cell>
          <table:table-cell table:style-name="ce54" table:formula="of:=(IF([.$A31]*[.P$25]&lt;=[.$B$7];[.$A31]*[.P$25]*[.$B$8];IF(AND([.$A31]*[.P$25]&gt;[.$B$7];[.$A31]*[.P$25]&lt;=[.$C$7]);[.$A31]*[.P$25]*[.$C$8];IF(AND([.$A31]*[.P$25]&gt;[.$C$7];[.$A31]*[.P$25]&lt;[.$D$7]);[.$A31]*[.P$25]*[.$D$8];[.$A31]*[.P$25]*[.$E$8]))))*[.$F$8]" office:value-type="float" office:value="39373.1613043946" calcext:value-type="float">
            <text:p>39.373 </text:p>
          </table:table-cell>
          <table:table-cell table:style-name="ce54" table:formula="of:=(IF([.$A31]*[.Q$25]&lt;=[.$B$7];[.$A31]*[.Q$25]*[.$B$8];IF(AND([.$A31]*[.Q$25]&gt;[.$B$7];[.$A31]*[.Q$25]&lt;=[.$C$7]);[.$A31]*[.Q$25]*[.$C$8];IF(AND([.$A31]*[.Q$25]&gt;[.$C$7];[.$A31]*[.Q$25]&lt;[.$D$7]);[.$A31]*[.Q$25]*[.$D$8];[.$A31]*[.Q$25]*[.$E$8]))))*[.$F$8]" office:value-type="float" office:value="40498.1087702344" calcext:value-type="float">
            <text:p>40.498 </text:p>
          </table:table-cell>
          <table:table-cell table:style-name="ce54" table:formula="of:=(IF([.$A31]*[.R$25]&lt;=[.$B$7];[.$A31]*[.R$25]*[.$B$8];IF(AND([.$A31]*[.R$25]&gt;[.$B$7];[.$A31]*[.R$25]&lt;=[.$C$7]);[.$A31]*[.R$25]*[.$C$8];IF(AND([.$A31]*[.R$25]&gt;[.$C$7];[.$A31]*[.R$25]&lt;[.$D$7]);[.$A31]*[.R$25]*[.$D$8];[.$A31]*[.R$25]*[.$E$8]))))*[.$F$8]" office:value-type="float" office:value="41623.0562360742" calcext:value-type="float">
            <text:p>41.623 </text:p>
          </table:table-cell>
          <table:table-cell table:style-name="ce43" table:formula="of:=+[.S30]+0.5" office:value-type="float" office:value="4.5" calcext:value-type="float">
            <text:p>4,50 </text:p>
          </table:table-cell>
          <table:table-cell table:number-columns-repeated="45"/>
        </table:table-row>
        <table:table-row table:style-name="ro1">
          <table:table-cell table:style-name="ce46" table:formula="of:=+[.A31]+0.5" office:value-type="float" office:value="5" calcext:value-type="float">
            <text:p>5,00 </text:p>
          </table:table-cell>
          <table:table-cell table:style-name="ce57" table:formula="of:=(IF([.$A32]*[.B$25]&lt;=[.$B$7];[.$A32]*[.B$25]*[.$B$8];IF(AND([.$A32]*[.B$25]&gt;[.$B$7];[.$A32]*[.B$25]&lt;=[.$C$7]);[.$A32]*[.B$25]*[.$C$8];IF(AND([.$A32]*[.B$25]&gt;[.$C$7];[.$A32]*[.B$25]&lt;[.$D$7]);[.$A32]*[.B$25]*[.$D$8];[.$A32]*[.B$25]*[.$E$8]))))*[.$F$8]" office:value-type="float" office:value="26248.7742029297" calcext:value-type="float">
            <text:p>26.249 </text:p>
          </table:table-cell>
          <table:table-cell table:style-name="ce57" table:formula="of:=(IF([.$A32]*[.C$25]&lt;=[.$B$7];[.$A32]*[.C$25]*[.$B$8];IF(AND([.$A32]*[.C$25]&gt;[.$B$7];[.$A32]*[.C$25]&lt;=[.$C$7]);[.$A32]*[.C$25]*[.$C$8];IF(AND([.$A32]*[.C$25]&gt;[.$C$7];[.$A32]*[.C$25]&lt;[.$D$7]);[.$A32]*[.C$25]*[.$D$8];[.$A32]*[.C$25]*[.$E$8]))))*[.$F$8]" office:value-type="float" office:value="27498.7158316406" calcext:value-type="float">
            <text:p>27.499 </text:p>
          </table:table-cell>
          <table:table-cell table:style-name="ce57" table:formula="of:=(IF([.$A32]*[.D$25]&lt;=[.$B$7];[.$A32]*[.D$25]*[.$B$8];IF(AND([.$A32]*[.D$25]&gt;[.$B$7];[.$A32]*[.D$25]&lt;=[.$C$7]);[.$A32]*[.D$25]*[.$C$8];IF(AND([.$A32]*[.D$25]&gt;[.$C$7];[.$A32]*[.D$25]&lt;[.$D$7]);[.$A32]*[.D$25]*[.$D$8];[.$A32]*[.D$25]*[.$E$8]))))*[.$F$8]" office:value-type="float" office:value="28748.6574603516" calcext:value-type="float">
            <text:p>28.749 </text:p>
          </table:table-cell>
          <table:table-cell table:style-name="ce57" table:formula="of:=(IF([.$A32]*[.E$25]&lt;=[.$B$7];[.$A32]*[.E$25]*[.$B$8];IF(AND([.$A32]*[.E$25]&gt;[.$B$7];[.$A32]*[.E$25]&lt;=[.$C$7]);[.$A32]*[.E$25]*[.$C$8];IF(AND([.$A32]*[.E$25]&gt;[.$C$7];[.$A32]*[.E$25]&lt;[.$D$7]);[.$A32]*[.E$25]*[.$D$8];[.$A32]*[.E$25]*[.$E$8]))))*[.$F$8]" office:value-type="float" office:value="29998.5990890625" calcext:value-type="float">
            <text:p>29.999 </text:p>
          </table:table-cell>
          <table:table-cell table:style-name="ce57" table:formula="of:=(IF([.$A32]*[.F$25]&lt;=[.$B$7];[.$A32]*[.F$25]*[.$B$8];IF(AND([.$A32]*[.F$25]&gt;[.$B$7];[.$A32]*[.F$25]&lt;=[.$C$7]);[.$A32]*[.F$25]*[.$C$8];IF(AND([.$A32]*[.F$25]&gt;[.$C$7];[.$A32]*[.F$25]&lt;[.$D$7]);[.$A32]*[.F$25]*[.$D$8];[.$A32]*[.F$25]*[.$E$8]))))*[.$F$8]" office:value-type="float" office:value="31248.5407177735" calcext:value-type="float">
            <text:p>31.249 </text:p>
          </table:table-cell>
          <table:table-cell table:style-name="ce57" table:formula="of:=(IF([.$A32]*[.G$25]&lt;=[.$B$7];[.$A32]*[.G$25]*[.$B$8];IF(AND([.$A32]*[.G$25]&gt;[.$B$7];[.$A32]*[.G$25]&lt;=[.$C$7]);[.$A32]*[.G$25]*[.$C$8];IF(AND([.$A32]*[.G$25]&gt;[.$C$7];[.$A32]*[.G$25]&lt;[.$D$7]);[.$A32]*[.G$25]*[.$D$8];[.$A32]*[.G$25]*[.$E$8]))))*[.$F$8]" office:value-type="float" office:value="32498.4823464844" calcext:value-type="float">
            <text:p>32.498 </text:p>
          </table:table-cell>
          <table:table-cell table:style-name="ce57" table:formula="of:=(IF([.$A32]*[.H$25]&lt;=[.$B$7];[.$A32]*[.H$25]*[.$B$8];IF(AND([.$A32]*[.H$25]&gt;[.$B$7];[.$A32]*[.H$25]&lt;=[.$C$7]);[.$A32]*[.H$25]*[.$C$8];IF(AND([.$A32]*[.H$25]&gt;[.$C$7];[.$A32]*[.H$25]&lt;[.$D$7]);[.$A32]*[.H$25]*[.$D$8];[.$A32]*[.H$25]*[.$E$8]))))*[.$F$8]" office:value-type="float" office:value="33748.4239751953" calcext:value-type="float">
            <text:p>33.748 </text:p>
          </table:table-cell>
          <table:table-cell table:style-name="ce57" table:formula="of:=(IF([.$A32]*[.I$25]&lt;=[.$B$7];[.$A32]*[.I$25]*[.$B$8];IF(AND([.$A32]*[.I$25]&gt;[.$B$7];[.$A32]*[.I$25]&lt;=[.$C$7]);[.$A32]*[.I$25]*[.$C$8];IF(AND([.$A32]*[.I$25]&gt;[.$C$7];[.$A32]*[.I$25]&lt;[.$D$7]);[.$A32]*[.I$25]*[.$D$8];[.$A32]*[.I$25]*[.$E$8]))))*[.$F$8]" office:value-type="float" office:value="34998.3656039063" calcext:value-type="float">
            <text:p>34.998 </text:p>
          </table:table-cell>
          <table:table-cell table:style-name="ce57" table:formula="of:=(IF([.$A32]*[.J$25]&lt;=[.$B$7];[.$A32]*[.J$25]*[.$B$8];IF(AND([.$A32]*[.J$25]&gt;[.$B$7];[.$A32]*[.J$25]&lt;=[.$C$7]);[.$A32]*[.J$25]*[.$C$8];IF(AND([.$A32]*[.J$25]&gt;[.$C$7];[.$A32]*[.J$25]&lt;[.$D$7]);[.$A32]*[.J$25]*[.$D$8];[.$A32]*[.J$25]*[.$E$8]))))*[.$F$8]" office:value-type="float" office:value="36248.3072326172" calcext:value-type="float">
            <text:p>36.248 </text:p>
          </table:table-cell>
          <table:table-cell table:style-name="ce57" table:formula="of:=(IF([.$A32]*[.K$25]&lt;=[.$B$7];[.$A32]*[.K$25]*[.$B$8];IF(AND([.$A32]*[.K$25]&gt;[.$B$7];[.$A32]*[.K$25]&lt;=[.$C$7]);[.$A32]*[.K$25]*[.$C$8];IF(AND([.$A32]*[.K$25]&gt;[.$C$7];[.$A32]*[.K$25]&lt;[.$D$7]);[.$A32]*[.K$25]*[.$D$8];[.$A32]*[.K$25]*[.$E$8]))))*[.$F$8]" office:value-type="float" office:value="37498.2488613281" calcext:value-type="float">
            <text:p>37.498 </text:p>
          </table:table-cell>
          <table:table-cell table:style-name="ce57" table:formula="of:=(IF([.$A32]*[.L$25]&lt;=[.$B$7];[.$A32]*[.L$25]*[.$B$8];IF(AND([.$A32]*[.L$25]&gt;[.$B$7];[.$A32]*[.L$25]&lt;=[.$C$7]);[.$A32]*[.L$25]*[.$C$8];IF(AND([.$A32]*[.L$25]&gt;[.$C$7];[.$A32]*[.L$25]&lt;[.$D$7]);[.$A32]*[.L$25]*[.$D$8];[.$A32]*[.L$25]*[.$E$8]))))*[.$F$8]" office:value-type="float" office:value="38748.1904900391" calcext:value-type="float">
            <text:p>38.748 </text:p>
          </table:table-cell>
          <table:table-cell table:style-name="ce57" table:formula="of:=(IF([.$A32]*[.M$25]&lt;=[.$B$7];[.$A32]*[.M$25]*[.$B$8];IF(AND([.$A32]*[.M$25]&gt;[.$B$7];[.$A32]*[.M$25]&lt;=[.$C$7]);[.$A32]*[.M$25]*[.$C$8];IF(AND([.$A32]*[.M$25]&gt;[.$C$7];[.$A32]*[.M$25]&lt;[.$D$7]);[.$A32]*[.M$25]*[.$D$8];[.$A32]*[.M$25]*[.$E$8]))))*[.$F$8]" office:value-type="float" office:value="39998.13211875" calcext:value-type="float">
            <text:p>39.998 </text:p>
          </table:table-cell>
          <table:table-cell table:style-name="ce57" table:formula="of:=(IF([.$A32]*[.N$25]&lt;=[.$B$7];[.$A32]*[.N$25]*[.$B$8];IF(AND([.$A32]*[.N$25]&gt;[.$B$7];[.$A32]*[.N$25]&lt;=[.$C$7]);[.$A32]*[.N$25]*[.$C$8];IF(AND([.$A32]*[.N$25]&gt;[.$C$7];[.$A32]*[.N$25]&lt;[.$D$7]);[.$A32]*[.N$25]*[.$D$8];[.$A32]*[.N$25]*[.$E$8]))))*[.$F$8]" office:value-type="float" office:value="41248.073747461" calcext:value-type="float">
            <text:p>41.248 </text:p>
          </table:table-cell>
          <table:table-cell table:style-name="ce57" table:formula="of:=(IF([.$A32]*[.O$25]&lt;=[.$B$7];[.$A32]*[.O$25]*[.$B$8];IF(AND([.$A32]*[.O$25]&gt;[.$B$7];[.$A32]*[.O$25]&lt;=[.$C$7]);[.$A32]*[.O$25]*[.$C$8];IF(AND([.$A32]*[.O$25]&gt;[.$C$7];[.$A32]*[.O$25]&lt;[.$D$7]);[.$A32]*[.O$25]*[.$D$8];[.$A32]*[.O$25]*[.$E$8]))))*[.$F$8]" office:value-type="float" office:value="42498.0153761719" calcext:value-type="float">
            <text:p>42.498 </text:p>
          </table:table-cell>
          <table:table-cell table:style-name="ce57" table:formula="of:=(IF([.$A32]*[.P$25]&lt;=[.$B$7];[.$A32]*[.P$25]*[.$B$8];IF(AND([.$A32]*[.P$25]&gt;[.$B$7];[.$A32]*[.P$25]&lt;=[.$C$7]);[.$A32]*[.P$25]*[.$C$8];IF(AND([.$A32]*[.P$25]&gt;[.$C$7];[.$A32]*[.P$25]&lt;[.$D$7]);[.$A32]*[.P$25]*[.$D$8];[.$A32]*[.P$25]*[.$E$8]))))*[.$F$8]" office:value-type="float" office:value="43747.9570048828" calcext:value-type="float">
            <text:p>43.748 </text:p>
          </table:table-cell>
          <table:table-cell table:style-name="ce57" table:formula="of:=(IF([.$A32]*[.Q$25]&lt;=[.$B$7];[.$A32]*[.Q$25]*[.$B$8];IF(AND([.$A32]*[.Q$25]&gt;[.$B$7];[.$A32]*[.Q$25]&lt;=[.$C$7]);[.$A32]*[.Q$25]*[.$C$8];IF(AND([.$A32]*[.Q$25]&gt;[.$C$7];[.$A32]*[.Q$25]&lt;[.$D$7]);[.$A32]*[.Q$25]*[.$D$8];[.$A32]*[.Q$25]*[.$E$8]))))*[.$F$8]" office:value-type="float" office:value="44997.8986335938" calcext:value-type="float">
            <text:p>44.998 </text:p>
          </table:table-cell>
          <table:table-cell table:style-name="ce57" table:formula="of:=(IF([.$A32]*[.R$25]&lt;=[.$B$7];[.$A32]*[.R$25]*[.$B$8];IF(AND([.$A32]*[.R$25]&gt;[.$B$7];[.$A32]*[.R$25]&lt;=[.$C$7]);[.$A32]*[.R$25]*[.$C$8];IF(AND([.$A32]*[.R$25]&gt;[.$C$7];[.$A32]*[.R$25]&lt;[.$D$7]);[.$A32]*[.R$25]*[.$D$8];[.$A32]*[.R$25]*[.$E$8]))))*[.$F$8]" office:value-type="float" office:value="46247.8402623047" calcext:value-type="float">
            <text:p>46.248 </text:p>
          </table:table-cell>
          <table:table-cell table:style-name="ce46" table:formula="of:=+[.S31]+0.5" office:value-type="float" office:value="5" calcext:value-type="float">
            <text:p>5,00 </text:p>
          </table:table-cell>
          <table:table-cell table:number-columns-repeated="45"/>
        </table:table-row>
        <table:table-row table:style-name="ro1">
          <table:table-cell table:style-name="ce43" table:formula="of:=+[.A32]+0.5" office:value-type="float" office:value="5.5" calcext:value-type="float">
            <text:p>5,50 </text:p>
          </table:table-cell>
          <table:table-cell table:style-name="ce54" table:formula="of:=(IF([.$A33]*[.B$25]&lt;=[.$B$7];[.$A33]*[.B$25]*[.$B$8];IF(AND([.$A33]*[.B$25]&gt;[.$B$7];[.$A33]*[.B$25]&lt;=[.$C$7]);[.$A33]*[.B$25]*[.$C$8];IF(AND([.$A33]*[.B$25]&gt;[.$C$7];[.$A33]*[.B$25]&lt;[.$D$7]);[.$A33]*[.B$25]*[.$D$8];[.$A33]*[.B$25]*[.$E$8]))))*[.$F$8]" office:value-type="float" office:value="28873.6516232227" calcext:value-type="float">
            <text:p>28.874 </text:p>
          </table:table-cell>
          <table:table-cell table:style-name="ce54" table:formula="of:=(IF([.$A33]*[.C$25]&lt;=[.$B$7];[.$A33]*[.C$25]*[.$B$8];IF(AND([.$A33]*[.C$25]&gt;[.$B$7];[.$A33]*[.C$25]&lt;=[.$C$7]);[.$A33]*[.C$25]*[.$C$8];IF(AND([.$A33]*[.C$25]&gt;[.$C$7];[.$A33]*[.C$25]&lt;[.$D$7]);[.$A33]*[.C$25]*[.$D$8];[.$A33]*[.C$25]*[.$E$8]))))*[.$F$8]" office:value-type="float" office:value="30248.5874148047" calcext:value-type="float">
            <text:p>30.249 </text:p>
          </table:table-cell>
          <table:table-cell table:style-name="ce54" table:formula="of:=(IF([.$A33]*[.D$25]&lt;=[.$B$7];[.$A33]*[.D$25]*[.$B$8];IF(AND([.$A33]*[.D$25]&gt;[.$B$7];[.$A33]*[.D$25]&lt;=[.$C$7]);[.$A33]*[.D$25]*[.$C$8];IF(AND([.$A33]*[.D$25]&gt;[.$C$7];[.$A33]*[.D$25]&lt;[.$D$7]);[.$A33]*[.D$25]*[.$D$8];[.$A33]*[.D$25]*[.$E$8]))))*[.$F$8]" office:value-type="float" office:value="31623.5232063867" calcext:value-type="float">
            <text:p>31.624 </text:p>
          </table:table-cell>
          <table:table-cell table:style-name="ce54" table:formula="of:=(IF([.$A33]*[.E$25]&lt;=[.$B$7];[.$A33]*[.E$25]*[.$B$8];IF(AND([.$A33]*[.E$25]&gt;[.$B$7];[.$A33]*[.E$25]&lt;=[.$C$7]);[.$A33]*[.E$25]*[.$C$8];IF(AND([.$A33]*[.E$25]&gt;[.$C$7];[.$A33]*[.E$25]&lt;[.$D$7]);[.$A33]*[.E$25]*[.$D$8];[.$A33]*[.E$25]*[.$E$8]))))*[.$F$8]" office:value-type="float" office:value="32998.4589979688" calcext:value-type="float">
            <text:p>32.998 </text:p>
          </table:table-cell>
          <table:table-cell table:style-name="ce54" table:formula="of:=(IF([.$A33]*[.F$25]&lt;=[.$B$7];[.$A33]*[.F$25]*[.$B$8];IF(AND([.$A33]*[.F$25]&gt;[.$B$7];[.$A33]*[.F$25]&lt;=[.$C$7]);[.$A33]*[.F$25]*[.$C$8];IF(AND([.$A33]*[.F$25]&gt;[.$C$7];[.$A33]*[.F$25]&lt;[.$D$7]);[.$A33]*[.F$25]*[.$D$8];[.$A33]*[.F$25]*[.$E$8]))))*[.$F$8]" office:value-type="float" office:value="34373.3947895508" calcext:value-type="float">
            <text:p>34.373 </text:p>
          </table:table-cell>
          <table:table-cell table:style-name="ce54" table:formula="of:=(IF([.$A33]*[.G$25]&lt;=[.$B$7];[.$A33]*[.G$25]*[.$B$8];IF(AND([.$A33]*[.G$25]&gt;[.$B$7];[.$A33]*[.G$25]&lt;=[.$C$7]);[.$A33]*[.G$25]*[.$C$8];IF(AND([.$A33]*[.G$25]&gt;[.$C$7];[.$A33]*[.G$25]&lt;[.$D$7]);[.$A33]*[.G$25]*[.$D$8];[.$A33]*[.G$25]*[.$E$8]))))*[.$F$8]" office:value-type="float" office:value="35748.3305811328" calcext:value-type="float">
            <text:p>35.748 </text:p>
          </table:table-cell>
          <table:table-cell table:style-name="ce54" table:formula="of:=(IF([.$A33]*[.H$25]&lt;=[.$B$7];[.$A33]*[.H$25]*[.$B$8];IF(AND([.$A33]*[.H$25]&gt;[.$B$7];[.$A33]*[.H$25]&lt;=[.$C$7]);[.$A33]*[.H$25]*[.$C$8];IF(AND([.$A33]*[.H$25]&gt;[.$C$7];[.$A33]*[.H$25]&lt;[.$D$7]);[.$A33]*[.H$25]*[.$D$8];[.$A33]*[.H$25]*[.$E$8]))))*[.$F$8]" office:value-type="float" office:value="37123.2663727149" calcext:value-type="float">
            <text:p>37.123 </text:p>
          </table:table-cell>
          <table:table-cell table:style-name="ce54" table:formula="of:=(IF([.$A33]*[.I$25]&lt;=[.$B$7];[.$A33]*[.I$25]*[.$B$8];IF(AND([.$A33]*[.I$25]&gt;[.$B$7];[.$A33]*[.I$25]&lt;=[.$C$7]);[.$A33]*[.I$25]*[.$C$8];IF(AND([.$A33]*[.I$25]&gt;[.$C$7];[.$A33]*[.I$25]&lt;[.$D$7]);[.$A33]*[.I$25]*[.$D$8];[.$A33]*[.I$25]*[.$E$8]))))*[.$F$8]" office:value-type="float" office:value="38498.2021642969" calcext:value-type="float">
            <text:p>38.498 </text:p>
          </table:table-cell>
          <table:table-cell table:style-name="ce54" table:formula="of:=(IF([.$A33]*[.J$25]&lt;=[.$B$7];[.$A33]*[.J$25]*[.$B$8];IF(AND([.$A33]*[.J$25]&gt;[.$B$7];[.$A33]*[.J$25]&lt;=[.$C$7]);[.$A33]*[.J$25]*[.$C$8];IF(AND([.$A33]*[.J$25]&gt;[.$C$7];[.$A33]*[.J$25]&lt;[.$D$7]);[.$A33]*[.J$25]*[.$D$8];[.$A33]*[.J$25]*[.$E$8]))))*[.$F$8]" office:value-type="float" office:value="39873.1379558789" calcext:value-type="float">
            <text:p>39.873 </text:p>
          </table:table-cell>
          <table:table-cell table:style-name="ce54" table:formula="of:=(IF([.$A33]*[.K$25]&lt;=[.$B$7];[.$A33]*[.K$25]*[.$B$8];IF(AND([.$A33]*[.K$25]&gt;[.$B$7];[.$A33]*[.K$25]&lt;=[.$C$7]);[.$A33]*[.K$25]*[.$C$8];IF(AND([.$A33]*[.K$25]&gt;[.$C$7];[.$A33]*[.K$25]&lt;[.$D$7]);[.$A33]*[.K$25]*[.$D$8];[.$A33]*[.K$25]*[.$E$8]))))*[.$F$8]" office:value-type="float" office:value="41248.073747461" calcext:value-type="float">
            <text:p>41.248 </text:p>
          </table:table-cell>
          <table:table-cell table:style-name="ce54" table:formula="of:=(IF([.$A33]*[.L$25]&lt;=[.$B$7];[.$A33]*[.L$25]*[.$B$8];IF(AND([.$A33]*[.L$25]&gt;[.$B$7];[.$A33]*[.L$25]&lt;=[.$C$7]);[.$A33]*[.L$25]*[.$C$8];IF(AND([.$A33]*[.L$25]&gt;[.$C$7];[.$A33]*[.L$25]&lt;[.$D$7]);[.$A33]*[.L$25]*[.$D$8];[.$A33]*[.L$25]*[.$E$8]))))*[.$F$8]" office:value-type="float" office:value="42623.009539043" calcext:value-type="float">
            <text:p>42.623 </text:p>
          </table:table-cell>
          <table:table-cell table:style-name="ce54" table:formula="of:=(IF([.$A33]*[.M$25]&lt;=[.$B$7];[.$A33]*[.M$25]*[.$B$8];IF(AND([.$A33]*[.M$25]&gt;[.$B$7];[.$A33]*[.M$25]&lt;=[.$C$7]);[.$A33]*[.M$25]*[.$C$8];IF(AND([.$A33]*[.M$25]&gt;[.$C$7];[.$A33]*[.M$25]&lt;[.$D$7]);[.$A33]*[.M$25]*[.$D$8];[.$A33]*[.M$25]*[.$E$8]))))*[.$F$8]" office:value-type="float" office:value="43997.945330625" calcext:value-type="float">
            <text:p>43.998 </text:p>
          </table:table-cell>
          <table:table-cell table:style-name="ce54" table:formula="of:=(IF([.$A33]*[.N$25]&lt;=[.$B$7];[.$A33]*[.N$25]*[.$B$8];IF(AND([.$A33]*[.N$25]&gt;[.$B$7];[.$A33]*[.N$25]&lt;=[.$C$7]);[.$A33]*[.N$25]*[.$C$8];IF(AND([.$A33]*[.N$25]&gt;[.$C$7];[.$A33]*[.N$25]&lt;[.$D$7]);[.$A33]*[.N$25]*[.$D$8];[.$A33]*[.N$25]*[.$E$8]))))*[.$F$8]" office:value-type="float" office:value="45372.8811222071" calcext:value-type="float">
            <text:p>45.373 </text:p>
          </table:table-cell>
          <table:table-cell table:style-name="ce54" table:formula="of:=(IF([.$A33]*[.O$25]&lt;=[.$B$7];[.$A33]*[.O$25]*[.$B$8];IF(AND([.$A33]*[.O$25]&gt;[.$B$7];[.$A33]*[.O$25]&lt;=[.$C$7]);[.$A33]*[.O$25]*[.$C$8];IF(AND([.$A33]*[.O$25]&gt;[.$C$7];[.$A33]*[.O$25]&lt;[.$D$7]);[.$A33]*[.O$25]*[.$D$8];[.$A33]*[.O$25]*[.$E$8]))))*[.$F$8]" office:value-type="float" office:value="46747.8169137891" calcext:value-type="float">
            <text:p>46.748 </text:p>
          </table:table-cell>
          <table:table-cell table:style-name="ce54" table:formula="of:=(IF([.$A33]*[.P$25]&lt;=[.$B$7];[.$A33]*[.P$25]*[.$B$8];IF(AND([.$A33]*[.P$25]&gt;[.$B$7];[.$A33]*[.P$25]&lt;=[.$C$7]);[.$A33]*[.P$25]*[.$C$8];IF(AND([.$A33]*[.P$25]&gt;[.$C$7];[.$A33]*[.P$25]&lt;[.$D$7]);[.$A33]*[.P$25]*[.$D$8];[.$A33]*[.P$25]*[.$E$8]))))*[.$F$8]" office:value-type="float" office:value="48122.7527053711" calcext:value-type="float">
            <text:p>48.123 </text:p>
          </table:table-cell>
          <table:table-cell table:style-name="ce54" table:formula="of:=(IF([.$A33]*[.Q$25]&lt;=[.$B$7];[.$A33]*[.Q$25]*[.$B$8];IF(AND([.$A33]*[.Q$25]&gt;[.$B$7];[.$A33]*[.Q$25]&lt;=[.$C$7]);[.$A33]*[.Q$25]*[.$C$8];IF(AND([.$A33]*[.Q$25]&gt;[.$C$7];[.$A33]*[.Q$25]&lt;[.$D$7]);[.$A33]*[.Q$25]*[.$D$8];[.$A33]*[.Q$25]*[.$E$8]))))*[.$F$8]" office:value-type="float" office:value="49497.6884969532" calcext:value-type="float">
            <text:p>49.498 </text:p>
          </table:table-cell>
          <table:table-cell table:style-name="ce54" table:formula="of:=(IF([.$A33]*[.R$25]&lt;=[.$B$7];[.$A33]*[.R$25]*[.$B$8];IF(AND([.$A33]*[.R$25]&gt;[.$B$7];[.$A33]*[.R$25]&lt;=[.$C$7]);[.$A33]*[.R$25]*[.$C$8];IF(AND([.$A33]*[.R$25]&gt;[.$C$7];[.$A33]*[.R$25]&lt;[.$D$7]);[.$A33]*[.R$25]*[.$D$8];[.$A33]*[.R$25]*[.$E$8]))))*[.$F$8]" office:value-type="float" office:value="50872.6242885352" calcext:value-type="float">
            <text:p>50.873 </text:p>
          </table:table-cell>
          <table:table-cell table:style-name="ce43" table:formula="of:=+[.S32]+0.5" office:value-type="float" office:value="5.5" calcext:value-type="float">
            <text:p>5,50 </text:p>
          </table:table-cell>
          <table:table-cell table:number-columns-repeated="45"/>
        </table:table-row>
        <table:table-row table:style-name="ro1">
          <table:table-cell table:style-name="ce43" table:formula="of:=+[.A33]+0.5" office:value-type="float" office:value="6" calcext:value-type="float">
            <text:p>6,00 </text:p>
          </table:table-cell>
          <table:table-cell table:style-name="ce54" table:formula="of:=(IF([.$A34]*[.B$25]&lt;=[.$B$7];[.$A34]*[.B$25]*[.$B$8];IF(AND([.$A34]*[.B$25]&gt;[.$B$7];[.$A34]*[.B$25]&lt;=[.$C$7]);[.$A34]*[.B$25]*[.$C$8];IF(AND([.$A34]*[.B$25]&gt;[.$C$7];[.$A34]*[.B$25]&lt;[.$D$7]);[.$A34]*[.B$25]*[.$D$8];[.$A34]*[.B$25]*[.$E$8]))))*[.$F$8]" office:value-type="float" office:value="31498.5290435156" calcext:value-type="float">
            <text:p>31.499 </text:p>
          </table:table-cell>
          <table:table-cell table:style-name="ce54" table:formula="of:=(IF([.$A34]*[.C$25]&lt;=[.$B$7];[.$A34]*[.C$25]*[.$B$8];IF(AND([.$A34]*[.C$25]&gt;[.$B$7];[.$A34]*[.C$25]&lt;=[.$C$7]);[.$A34]*[.C$25]*[.$C$8];IF(AND([.$A34]*[.C$25]&gt;[.$C$7];[.$A34]*[.C$25]&lt;[.$D$7]);[.$A34]*[.C$25]*[.$D$8];[.$A34]*[.C$25]*[.$E$8]))))*[.$F$8]" office:value-type="float" office:value="32998.4589979688" calcext:value-type="float">
            <text:p>32.998 </text:p>
          </table:table-cell>
          <table:table-cell table:style-name="ce54" table:formula="of:=(IF([.$A34]*[.D$25]&lt;=[.$B$7];[.$A34]*[.D$25]*[.$B$8];IF(AND([.$A34]*[.D$25]&gt;[.$B$7];[.$A34]*[.D$25]&lt;=[.$C$7]);[.$A34]*[.D$25]*[.$C$8];IF(AND([.$A34]*[.D$25]&gt;[.$C$7];[.$A34]*[.D$25]&lt;[.$D$7]);[.$A34]*[.D$25]*[.$D$8];[.$A34]*[.D$25]*[.$E$8]))))*[.$F$8]" office:value-type="float" office:value="34498.3889524219" calcext:value-type="float">
            <text:p>34.498 </text:p>
          </table:table-cell>
          <table:table-cell table:style-name="ce54" table:formula="of:=(IF([.$A34]*[.E$25]&lt;=[.$B$7];[.$A34]*[.E$25]*[.$B$8];IF(AND([.$A34]*[.E$25]&gt;[.$B$7];[.$A34]*[.E$25]&lt;=[.$C$7]);[.$A34]*[.E$25]*[.$C$8];IF(AND([.$A34]*[.E$25]&gt;[.$C$7];[.$A34]*[.E$25]&lt;[.$D$7]);[.$A34]*[.E$25]*[.$D$8];[.$A34]*[.E$25]*[.$E$8]))))*[.$F$8]" office:value-type="float" office:value="35998.318906875" calcext:value-type="float">
            <text:p>35.998 </text:p>
          </table:table-cell>
          <table:table-cell table:style-name="ce54" table:formula="of:=(IF([.$A34]*[.F$25]&lt;=[.$B$7];[.$A34]*[.F$25]*[.$B$8];IF(AND([.$A34]*[.F$25]&gt;[.$B$7];[.$A34]*[.F$25]&lt;=[.$C$7]);[.$A34]*[.F$25]*[.$C$8];IF(AND([.$A34]*[.F$25]&gt;[.$C$7];[.$A34]*[.F$25]&lt;[.$D$7]);[.$A34]*[.F$25]*[.$D$8];[.$A34]*[.F$25]*[.$E$8]))))*[.$F$8]" office:value-type="float" office:value="37498.2488613281" calcext:value-type="float">
            <text:p>37.498 </text:p>
          </table:table-cell>
          <table:table-cell table:style-name="ce54" table:formula="of:=(IF([.$A34]*[.G$25]&lt;=[.$B$7];[.$A34]*[.G$25]*[.$B$8];IF(AND([.$A34]*[.G$25]&gt;[.$B$7];[.$A34]*[.G$25]&lt;=[.$C$7]);[.$A34]*[.G$25]*[.$C$8];IF(AND([.$A34]*[.G$25]&gt;[.$C$7];[.$A34]*[.G$25]&lt;[.$D$7]);[.$A34]*[.G$25]*[.$D$8];[.$A34]*[.G$25]*[.$E$8]))))*[.$F$8]" office:value-type="float" office:value="38998.1788157813" calcext:value-type="float">
            <text:p>38.998 </text:p>
          </table:table-cell>
          <table:table-cell table:style-name="ce54" table:formula="of:=(IF([.$A34]*[.H$25]&lt;=[.$B$7];[.$A34]*[.H$25]*[.$B$8];IF(AND([.$A34]*[.H$25]&gt;[.$B$7];[.$A34]*[.H$25]&lt;=[.$C$7]);[.$A34]*[.H$25]*[.$C$8];IF(AND([.$A34]*[.H$25]&gt;[.$C$7];[.$A34]*[.H$25]&lt;[.$D$7]);[.$A34]*[.H$25]*[.$D$8];[.$A34]*[.H$25]*[.$E$8]))))*[.$F$8]" office:value-type="float" office:value="40498.1087702344" calcext:value-type="float">
            <text:p>40.498 </text:p>
          </table:table-cell>
          <table:table-cell table:style-name="ce54" table:formula="of:=(IF([.$A34]*[.I$25]&lt;=[.$B$7];[.$A34]*[.I$25]*[.$B$8];IF(AND([.$A34]*[.I$25]&gt;[.$B$7];[.$A34]*[.I$25]&lt;=[.$C$7]);[.$A34]*[.I$25]*[.$C$8];IF(AND([.$A34]*[.I$25]&gt;[.$C$7];[.$A34]*[.I$25]&lt;[.$D$7]);[.$A34]*[.I$25]*[.$D$8];[.$A34]*[.I$25]*[.$E$8]))))*[.$F$8]" office:value-type="float" office:value="41998.0387246875" calcext:value-type="float">
            <text:p>41.998 </text:p>
          </table:table-cell>
          <table:table-cell table:style-name="ce54" table:formula="of:=(IF([.$A34]*[.J$25]&lt;=[.$B$7];[.$A34]*[.J$25]*[.$B$8];IF(AND([.$A34]*[.J$25]&gt;[.$B$7];[.$A34]*[.J$25]&lt;=[.$C$7]);[.$A34]*[.J$25]*[.$C$8];IF(AND([.$A34]*[.J$25]&gt;[.$C$7];[.$A34]*[.J$25]&lt;[.$D$7]);[.$A34]*[.J$25]*[.$D$8];[.$A34]*[.J$25]*[.$E$8]))))*[.$F$8]" office:value-type="float" office:value="43497.9686791406" calcext:value-type="float">
            <text:p>43.498 </text:p>
          </table:table-cell>
          <table:table-cell table:style-name="ce54" table:formula="of:=(IF([.$A34]*[.K$25]&lt;=[.$B$7];[.$A34]*[.K$25]*[.$B$8];IF(AND([.$A34]*[.K$25]&gt;[.$B$7];[.$A34]*[.K$25]&lt;=[.$C$7]);[.$A34]*[.K$25]*[.$C$8];IF(AND([.$A34]*[.K$25]&gt;[.$C$7];[.$A34]*[.K$25]&lt;[.$D$7]);[.$A34]*[.K$25]*[.$D$8];[.$A34]*[.K$25]*[.$E$8]))))*[.$F$8]" office:value-type="float" office:value="44997.8986335938" calcext:value-type="float">
            <text:p>44.998 </text:p>
          </table:table-cell>
          <table:table-cell table:style-name="ce54" table:formula="of:=(IF([.$A34]*[.L$25]&lt;=[.$B$7];[.$A34]*[.L$25]*[.$B$8];IF(AND([.$A34]*[.L$25]&gt;[.$B$7];[.$A34]*[.L$25]&lt;=[.$C$7]);[.$A34]*[.L$25]*[.$C$8];IF(AND([.$A34]*[.L$25]&gt;[.$C$7];[.$A34]*[.L$25]&lt;[.$D$7]);[.$A34]*[.L$25]*[.$D$8];[.$A34]*[.L$25]*[.$E$8]))))*[.$F$8]" office:value-type="float" office:value="46497.8285880469" calcext:value-type="float">
            <text:p>46.498 </text:p>
          </table:table-cell>
          <table:table-cell table:style-name="ce54" table:formula="of:=(IF([.$A34]*[.M$25]&lt;=[.$B$7];[.$A34]*[.M$25]*[.$B$8];IF(AND([.$A34]*[.M$25]&gt;[.$B$7];[.$A34]*[.M$25]&lt;=[.$C$7]);[.$A34]*[.M$25]*[.$C$8];IF(AND([.$A34]*[.M$25]&gt;[.$C$7];[.$A34]*[.M$25]&lt;[.$D$7]);[.$A34]*[.M$25]*[.$D$8];[.$A34]*[.M$25]*[.$E$8]))))*[.$F$8]" office:value-type="float" office:value="47997.7585425" calcext:value-type="float">
            <text:p>47.998 </text:p>
          </table:table-cell>
          <table:table-cell table:style-name="ce54" table:formula="of:=(IF([.$A34]*[.N$25]&lt;=[.$B$7];[.$A34]*[.N$25]*[.$B$8];IF(AND([.$A34]*[.N$25]&gt;[.$B$7];[.$A34]*[.N$25]&lt;=[.$C$7]);[.$A34]*[.N$25]*[.$C$8];IF(AND([.$A34]*[.N$25]&gt;[.$C$7];[.$A34]*[.N$25]&lt;[.$D$7]);[.$A34]*[.N$25]*[.$D$8];[.$A34]*[.N$25]*[.$E$8]))))*[.$F$8]" office:value-type="float" office:value="49497.6884969532" calcext:value-type="float">
            <text:p>49.498 </text:p>
          </table:table-cell>
          <table:table-cell table:style-name="ce54" table:formula="of:=(IF([.$A34]*[.O$25]&lt;=[.$B$7];[.$A34]*[.O$25]*[.$B$8];IF(AND([.$A34]*[.O$25]&gt;[.$B$7];[.$A34]*[.O$25]&lt;=[.$C$7]);[.$A34]*[.O$25]*[.$C$8];IF(AND([.$A34]*[.O$25]&gt;[.$C$7];[.$A34]*[.O$25]&lt;[.$D$7]);[.$A34]*[.O$25]*[.$D$8];[.$A34]*[.O$25]*[.$E$8]))))*[.$F$8]" office:value-type="float" office:value="50997.6184514063" calcext:value-type="float">
            <text:p>50.998 </text:p>
          </table:table-cell>
          <table:table-cell table:style-name="ce54" table:formula="of:=(IF([.$A34]*[.P$25]&lt;=[.$B$7];[.$A34]*[.P$25]*[.$B$8];IF(AND([.$A34]*[.P$25]&gt;[.$B$7];[.$A34]*[.P$25]&lt;=[.$C$7]);[.$A34]*[.P$25]*[.$C$8];IF(AND([.$A34]*[.P$25]&gt;[.$C$7];[.$A34]*[.P$25]&lt;[.$D$7]);[.$A34]*[.P$25]*[.$D$8];[.$A34]*[.P$25]*[.$E$8]))))*[.$F$8]" office:value-type="float" office:value="52497.5484058594" calcext:value-type="float">
            <text:p>52.498 </text:p>
          </table:table-cell>
          <table:table-cell table:style-name="ce54" table:formula="of:=(IF([.$A34]*[.Q$25]&lt;=[.$B$7];[.$A34]*[.Q$25]*[.$B$8];IF(AND([.$A34]*[.Q$25]&gt;[.$B$7];[.$A34]*[.Q$25]&lt;=[.$C$7]);[.$A34]*[.Q$25]*[.$C$8];IF(AND([.$A34]*[.Q$25]&gt;[.$C$7];[.$A34]*[.Q$25]&lt;[.$D$7]);[.$A34]*[.Q$25]*[.$D$8];[.$A34]*[.Q$25]*[.$E$8]))))*[.$F$8]" office:value-type="float" office:value="53997.4783603125" calcext:value-type="float">
            <text:p>53.997 </text:p>
          </table:table-cell>
          <table:table-cell table:style-name="ce54" table:formula="of:=(IF([.$A34]*[.R$25]&lt;=[.$B$7];[.$A34]*[.R$25]*[.$B$8];IF(AND([.$A34]*[.R$25]&gt;[.$B$7];[.$A34]*[.R$25]&lt;=[.$C$7]);[.$A34]*[.R$25]*[.$C$8];IF(AND([.$A34]*[.R$25]&gt;[.$C$7];[.$A34]*[.R$25]&lt;[.$D$7]);[.$A34]*[.R$25]*[.$D$8];[.$A34]*[.R$25]*[.$E$8]))))*[.$F$8]" office:value-type="float" office:value="55497.4083147657" calcext:value-type="float">
            <text:p>55.497 </text:p>
          </table:table-cell>
          <table:table-cell table:style-name="ce43" table:formula="of:=+[.S33]+0.5" office:value-type="float" office:value="6" calcext:value-type="float">
            <text:p>6,00 </text:p>
          </table:table-cell>
          <table:table-cell table:number-columns-repeated="45"/>
        </table:table-row>
        <table:table-row table:style-name="ro1">
          <table:table-cell table:style-name="ce43" table:formula="of:=+[.A34]+0.5" office:value-type="float" office:value="6.5" calcext:value-type="float">
            <text:p>6,50 </text:p>
          </table:table-cell>
          <table:table-cell table:style-name="ce58" table:formula="of:=(IF([.$A35]*[.B$25]&lt;=[.$B$7];[.$A35]*[.B$25]*[.$B$8];IF(AND([.$A35]*[.B$25]&gt;[.$B$7];[.$A35]*[.B$25]&lt;=[.$C$7]);[.$A35]*[.B$25]*[.$C$8];IF(AND([.$A35]*[.B$25]&gt;[.$C$7];[.$A35]*[.B$25]&lt;[.$D$7]);[.$A35]*[.B$25]*[.$D$8];[.$A35]*[.B$25]*[.$E$8]))))*[.$F$8]" office:value-type="float" office:value="34123.4064638086" calcext:value-type="float">
            <text:p>34.123 </text:p>
          </table:table-cell>
          <table:table-cell table:style-name="ce58" table:formula="of:=(IF([.$A35]*[.C$25]&lt;=[.$B$7];[.$A35]*[.C$25]*[.$B$8];IF(AND([.$A35]*[.C$25]&gt;[.$B$7];[.$A35]*[.C$25]&lt;=[.$C$7]);[.$A35]*[.C$25]*[.$C$8];IF(AND([.$A35]*[.C$25]&gt;[.$C$7];[.$A35]*[.C$25]&lt;[.$D$7]);[.$A35]*[.C$25]*[.$D$8];[.$A35]*[.C$25]*[.$E$8]))))*[.$F$8]" office:value-type="float" office:value="35748.3305811328" calcext:value-type="float">
            <text:p>35.748 </text:p>
          </table:table-cell>
          <table:table-cell table:style-name="ce58" table:formula="of:=(IF([.$A35]*[.D$25]&lt;=[.$B$7];[.$A35]*[.D$25]*[.$B$8];IF(AND([.$A35]*[.D$25]&gt;[.$B$7];[.$A35]*[.D$25]&lt;=[.$C$7]);[.$A35]*[.D$25]*[.$C$8];IF(AND([.$A35]*[.D$25]&gt;[.$C$7];[.$A35]*[.D$25]&lt;[.$D$7]);[.$A35]*[.D$25]*[.$D$8];[.$A35]*[.D$25]*[.$E$8]))))*[.$F$8]" office:value-type="float" office:value="37373.2546984571" calcext:value-type="float">
            <text:p>37.373 </text:p>
          </table:table-cell>
          <table:table-cell table:style-name="ce58" table:formula="of:=(IF([.$A35]*[.E$25]&lt;=[.$B$7];[.$A35]*[.E$25]*[.$B$8];IF(AND([.$A35]*[.E$25]&gt;[.$B$7];[.$A35]*[.E$25]&lt;=[.$C$7]);[.$A35]*[.E$25]*[.$C$8];IF(AND([.$A35]*[.E$25]&gt;[.$C$7];[.$A35]*[.E$25]&lt;[.$D$7]);[.$A35]*[.E$25]*[.$D$8];[.$A35]*[.E$25]*[.$E$8]))))*[.$F$8]" office:value-type="float" office:value="38998.1788157813" calcext:value-type="float">
            <text:p>38.998 </text:p>
          </table:table-cell>
          <table:table-cell table:style-name="ce58" table:formula="of:=(IF([.$A35]*[.F$25]&lt;=[.$B$7];[.$A35]*[.F$25]*[.$B$8];IF(AND([.$A35]*[.F$25]&gt;[.$B$7];[.$A35]*[.F$25]&lt;=[.$C$7]);[.$A35]*[.F$25]*[.$C$8];IF(AND([.$A35]*[.F$25]&gt;[.$C$7];[.$A35]*[.F$25]&lt;[.$D$7]);[.$A35]*[.F$25]*[.$D$8];[.$A35]*[.F$25]*[.$E$8]))))*[.$F$8]" office:value-type="float" office:value="40623.1029331055" calcext:value-type="float">
            <text:p>40.623 </text:p>
          </table:table-cell>
          <table:table-cell table:style-name="ce58" table:formula="of:=(IF([.$A35]*[.G$25]&lt;=[.$B$7];[.$A35]*[.G$25]*[.$B$8];IF(AND([.$A35]*[.G$25]&gt;[.$B$7];[.$A35]*[.G$25]&lt;=[.$C$7]);[.$A35]*[.G$25]*[.$C$8];IF(AND([.$A35]*[.G$25]&gt;[.$C$7];[.$A35]*[.G$25]&lt;[.$D$7]);[.$A35]*[.G$25]*[.$D$8];[.$A35]*[.G$25]*[.$E$8]))))*[.$F$8]" office:value-type="float" office:value="42248.0270504297" calcext:value-type="float">
            <text:p>42.248 </text:p>
          </table:table-cell>
          <table:table-cell table:style-name="ce58" table:formula="of:=(IF([.$A35]*[.H$25]&lt;=[.$B$7];[.$A35]*[.H$25]*[.$B$8];IF(AND([.$A35]*[.H$25]&gt;[.$B$7];[.$A35]*[.H$25]&lt;=[.$C$7]);[.$A35]*[.H$25]*[.$C$8];IF(AND([.$A35]*[.H$25]&gt;[.$C$7];[.$A35]*[.H$25]&lt;[.$D$7]);[.$A35]*[.H$25]*[.$D$8];[.$A35]*[.H$25]*[.$E$8]))))*[.$F$8]" office:value-type="float" office:value="43872.9511677539" calcext:value-type="float">
            <text:p>43.873 </text:p>
          </table:table-cell>
          <table:table-cell table:style-name="ce58" table:formula="of:=(IF([.$A35]*[.I$25]&lt;=[.$B$7];[.$A35]*[.I$25]*[.$B$8];IF(AND([.$A35]*[.I$25]&gt;[.$B$7];[.$A35]*[.I$25]&lt;=[.$C$7]);[.$A35]*[.I$25]*[.$C$8];IF(AND([.$A35]*[.I$25]&gt;[.$C$7];[.$A35]*[.I$25]&lt;[.$D$7]);[.$A35]*[.I$25]*[.$D$8];[.$A35]*[.I$25]*[.$E$8]))))*[.$F$8]" office:value-type="float" office:value="45497.8752850782" calcext:value-type="float">
            <text:p>45.498 </text:p>
          </table:table-cell>
          <table:table-cell table:style-name="ce58" table:formula="of:=(IF([.$A35]*[.J$25]&lt;=[.$B$7];[.$A35]*[.J$25]*[.$B$8];IF(AND([.$A35]*[.J$25]&gt;[.$B$7];[.$A35]*[.J$25]&lt;=[.$C$7]);[.$A35]*[.J$25]*[.$C$8];IF(AND([.$A35]*[.J$25]&gt;[.$C$7];[.$A35]*[.J$25]&lt;[.$D$7]);[.$A35]*[.J$25]*[.$D$8];[.$A35]*[.J$25]*[.$E$8]))))*[.$F$8]" office:value-type="float" office:value="47122.7994024024" calcext:value-type="float">
            <text:p>47.123 </text:p>
          </table:table-cell>
          <table:table-cell table:style-name="ce58" table:formula="of:=(IF([.$A35]*[.K$25]&lt;=[.$B$7];[.$A35]*[.K$25]*[.$B$8];IF(AND([.$A35]*[.K$25]&gt;[.$B$7];[.$A35]*[.K$25]&lt;=[.$C$7]);[.$A35]*[.K$25]*[.$C$8];IF(AND([.$A35]*[.K$25]&gt;[.$C$7];[.$A35]*[.K$25]&lt;[.$D$7]);[.$A35]*[.K$25]*[.$D$8];[.$A35]*[.K$25]*[.$E$8]))))*[.$F$8]" office:value-type="float" office:value="48747.7235197266" calcext:value-type="float">
            <text:p>48.748 </text:p>
          </table:table-cell>
          <table:table-cell table:style-name="ce58" table:formula="of:=(IF([.$A35]*[.L$25]&lt;=[.$B$7];[.$A35]*[.L$25]*[.$B$8];IF(AND([.$A35]*[.L$25]&gt;[.$B$7];[.$A35]*[.L$25]&lt;=[.$C$7]);[.$A35]*[.L$25]*[.$C$8];IF(AND([.$A35]*[.L$25]&gt;[.$C$7];[.$A35]*[.L$25]&lt;[.$D$7]);[.$A35]*[.L$25]*[.$D$8];[.$A35]*[.L$25]*[.$E$8]))))*[.$F$8]" office:value-type="float" office:value="50372.6476370508" calcext:value-type="float">
            <text:p>50.373 </text:p>
          </table:table-cell>
          <table:table-cell table:style-name="ce58" table:formula="of:=(IF([.$A35]*[.M$25]&lt;=[.$B$7];[.$A35]*[.M$25]*[.$B$8];IF(AND([.$A35]*[.M$25]&gt;[.$B$7];[.$A35]*[.M$25]&lt;=[.$C$7]);[.$A35]*[.M$25]*[.$C$8];IF(AND([.$A35]*[.M$25]&gt;[.$C$7];[.$A35]*[.M$25]&lt;[.$D$7]);[.$A35]*[.M$25]*[.$D$8];[.$A35]*[.M$25]*[.$E$8]))))*[.$F$8]" office:value-type="float" office:value="51997.571754375" calcext:value-type="float">
            <text:p>51.998 </text:p>
          </table:table-cell>
          <table:table-cell table:style-name="ce58" table:formula="of:=(IF([.$A35]*[.N$25]&lt;=[.$B$7];[.$A35]*[.N$25]*[.$B$8];IF(AND([.$A35]*[.N$25]&gt;[.$B$7];[.$A35]*[.N$25]&lt;=[.$C$7]);[.$A35]*[.N$25]*[.$C$8];IF(AND([.$A35]*[.N$25]&gt;[.$C$7];[.$A35]*[.N$25]&lt;[.$D$7]);[.$A35]*[.N$25]*[.$D$8];[.$A35]*[.N$25]*[.$E$8]))))*[.$F$8]" office:value-type="float" office:value="53622.4958716992" calcext:value-type="float">
            <text:p>53.622 </text:p>
          </table:table-cell>
          <table:table-cell table:style-name="ce58" table:formula="of:=(IF([.$A35]*[.O$25]&lt;=[.$B$7];[.$A35]*[.O$25]*[.$B$8];IF(AND([.$A35]*[.O$25]&gt;[.$B$7];[.$A35]*[.O$25]&lt;=[.$C$7]);[.$A35]*[.O$25]*[.$C$8];IF(AND([.$A35]*[.O$25]&gt;[.$C$7];[.$A35]*[.O$25]&lt;[.$D$7]);[.$A35]*[.O$25]*[.$D$8];[.$A35]*[.O$25]*[.$E$8]))))*[.$F$8]" office:value-type="float" office:value="55247.4199890235" calcext:value-type="float">
            <text:p>55.247 </text:p>
          </table:table-cell>
          <table:table-cell table:style-name="ce58" table:formula="of:=(IF([.$A35]*[.P$25]&lt;=[.$B$7];[.$A35]*[.P$25]*[.$B$8];IF(AND([.$A35]*[.P$25]&gt;[.$B$7];[.$A35]*[.P$25]&lt;=[.$C$7]);[.$A35]*[.P$25]*[.$C$8];IF(AND([.$A35]*[.P$25]&gt;[.$C$7];[.$A35]*[.P$25]&lt;[.$D$7]);[.$A35]*[.P$25]*[.$D$8];[.$A35]*[.P$25]*[.$E$8]))))*[.$F$8]" office:value-type="float" office:value="56872.3441063477" calcext:value-type="float">
            <text:p>56.872 </text:p>
          </table:table-cell>
          <table:table-cell table:style-name="ce58" table:formula="of:=(IF([.$A35]*[.Q$25]&lt;=[.$B$7];[.$A35]*[.Q$25]*[.$B$8];IF(AND([.$A35]*[.Q$25]&gt;[.$B$7];[.$A35]*[.Q$25]&lt;=[.$C$7]);[.$A35]*[.Q$25]*[.$C$8];IF(AND([.$A35]*[.Q$25]&gt;[.$C$7];[.$A35]*[.Q$25]&lt;[.$D$7]);[.$A35]*[.Q$25]*[.$D$8];[.$A35]*[.Q$25]*[.$E$8]))))*[.$F$8]" office:value-type="float" office:value="58497.2682236719" calcext:value-type="float">
            <text:p>58.497 </text:p>
          </table:table-cell>
          <table:table-cell table:style-name="ce58" table:formula="of:=(IF([.$A35]*[.R$25]&lt;=[.$B$7];[.$A35]*[.R$25]*[.$B$8];IF(AND([.$A35]*[.R$25]&gt;[.$B$7];[.$A35]*[.R$25]&lt;=[.$C$7]);[.$A35]*[.R$25]*[.$C$8];IF(AND([.$A35]*[.R$25]&gt;[.$C$7];[.$A35]*[.R$25]&lt;[.$D$7]);[.$A35]*[.R$25]*[.$D$8];[.$A35]*[.R$25]*[.$E$8]))))*[.$F$8]" office:value-type="float" office:value="60122.1923409961" calcext:value-type="float">
            <text:p>60.122 </text:p>
          </table:table-cell>
          <table:table-cell table:style-name="ce43" table:formula="of:=+[.S34]+0.5" office:value-type="float" office:value="6.5" calcext:value-type="float">
            <text:p>6,50 </text:p>
          </table:table-cell>
          <table:table-cell table:number-columns-repeated="45"/>
        </table:table-row>
        <table:table-row table:style-name="ro1">
          <table:table-cell table:number-columns-repeated="13"/>
          <table:table-cell office:value-type="string" office:string-value="Importes con IVA incluído" calcext:value-type="string">
            <text:p>Importes con IVA incluído </text:p>
          </table:table-cell>
          <table:table-cell table:number-columns-repeated="50"/>
        </table:table-row>
        <table:table-row table:style-name="ro1" table:number-rows-repeated="1048539">
          <table:table-cell table:number-columns-repeated="64"/>
        </table:table-row>
        <table:table-row table:style-name="ro1">
          <table:table-cell table:number-columns-repeated="64"/>
        </table:table-row>
      </table:table>
      <table:table table:name="ZONDA soga" table:style-name="ta2" table:print="false">
        <table:shapes>
          <draw:g draw:z-index="0" draw:name="Group 2">
            <draw:custom-shape draw:name="Freeform 3" draw:style-name="gr1" draw:text-style-name="P1" svg:width="5.801cm" svg:height="2.041cm" svg:x="9.322cm" svg:y="0.218c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2" draw:text-style-name="P2" svg:width="0.614cm" svg:height="0.435cm" svg:x="9.001cm" svg:y="2.055c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2" draw:text-style-name="P2" svg:width="0.614cm" svg:height="1.746cm" svg:x="9.001cm" svg:y="0.372c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2" draw:text-style-name="P2" svg:width="0.614cm" svg:height="0.434cm" svg:x="9.001cm" svg:y="0c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2" draw:text-style-name="P2" svg:width="5.41cm" svg:height="0.434cm" svg:x="9.518cm" svg:y="0c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2" draw:text-style-name="P2" svg:width="0.605cm" svg:height="0.434cm" svg:x="14.84cm" svg:y="0c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2" draw:text-style-name="P2" svg:width="0.605cm" svg:height="1.746cm" svg:x="14.84cm" svg:y="0.372c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2" draw:text-style-name="P2" svg:width="0.605cm" svg:height="0.435cm" svg:x="14.84cm" svg:y="2.055c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2" draw:text-style-name="P2" svg:width="5.41cm" svg:height="0.435cm" svg:x="9.518cm" svg:y="2.055c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1" draw:text-style-name="P1" svg:width="6.131cm" svg:height="2.293cm" svg:x="9.168cm" svg:y="0.091c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3" draw:text-style-name="P3" svg:width="0.239cm" svg:height="0.172cm" svg:x="9.115cm" svg:y="2.257c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3" draw:text-style-name="P3" svg:width="0.08cm" svg:height="1.983cm" svg:x="9.115cm" svg:y="0.248c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3" draw:text-style-name="P3" svg:width="0.239cm" svg:height="0.164cm" svg:x="9.115cm" svg:y="0.054c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3" draw:text-style-name="P3" svg:width="5.703cm" svg:height="0.048cm" svg:x="9.382cm" svg:y="0.054c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3" draw:text-style-name="P3" svg:width="0.246cm" svg:height="0.164cm" svg:x="15.115cm" svg:y="0.054c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3" draw:text-style-name="P3" svg:width="0.082cm" svg:height="1.983cm" svg:x="15.272cm" svg:y="0.248c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3" draw:text-style-name="P3" svg:width="0.246cm" svg:height="0.172cm" svg:x="15.115cm" svg:y="2.257c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3" draw:text-style-name="P3" svg:width="5.703cm" svg:height="0.053cm" svg:x="9.382cm" svg:y="2.37c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2" draw:text-style-name="P2" svg:width="0.73cm" svg:height="0.434cm" svg:x="9.772cm" svg:y="0.522c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3" draw:text-style-name="P3" svg:width="0.215cm" svg:height="0.021cm" svg:x="10.153cm" svg:y="0.499c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3" draw:text-style-name="P3" svg:width="0.231cm" svg:height="0.088cm" svg:x="9.899cm" svg:y="0.499c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3" draw:text-style-name="P3" svg:width="0.181cm" svg:height="0.252cm" svg:x="9.758cm" svg:y="0.594c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3" draw:text-style-name="P3" svg:width="0.105cm" svg:height="0.125cm" svg:x="9.728cm" svg:y="0.852c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3" draw:text-style-name="P3" svg:width="0.285cm" svg:height="0.021cm" svg:x="9.862cm" svg:y="0.956c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3" draw:text-style-name="P3" svg:width="0.222cm" svg:height="0.125cm" svg:x="10.169cm" svg:y="0.852c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3" draw:text-style-name="P3" svg:width="0.178cm" svg:height="0.222cm" svg:x="10.35cm" svg:y="0.626c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3" draw:text-style-name="P3" svg:width="0.14cm" svg:height="0.118cm" svg:x="10.394cm" svg:y="0.499c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3" draw:text-style-name="P3" svg:width="0.241cm" svg:height="0.028cm" svg:x="9.929cm" svg:y="0.845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3" draw:text-style-name="P3" svg:width="0.197cm" svg:height="0.273cm" svg:x="9.943cm" svg:y="0.575c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3" draw:text-style-name="P3" svg:width="0.261cm" svg:height="0.035cm" svg:x="10.123cm" svg:y="0.575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3" draw:text-style-name="P3" svg:width="0.169cm" svg:height="0.272cm" svg:x="10.169cm" svg:y="0.594c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2" draw:text-style-name="P2" svg:width="0.73cm" svg:height="0.434cm" svg:x="11.617cm" svg:y="0.522c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3" draw:text-style-name="P3" svg:width="0.223cm" svg:height="0.335cm" svg:x="12.133cm" svg:y="0.626c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3" draw:text-style-name="P3" svg:width="0.133cm" svg:height="0.129cm" svg:x="12.247cm" svg:y="0.492c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3" draw:text-style-name="P3" svg:width="0.426cm" svg:height="0.028cm" svg:x="11.79cm" svg:y="0.492c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3" draw:text-style-name="P3" svg:width="0.111cm" svg:height="0.097cm" svg:x="11.721cm" svg:y="0.511c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3" draw:text-style-name="P3" svg:width="0.428cm" svg:height="0.035cm" svg:x="11.774cm" svg:y="0.575c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3" draw:text-style-name="P3" svg:width="0.094cm" svg:height="0.108cm" svg:x="12.089cm" svg:y="0.594c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3" draw:text-style-name="P3" svg:width="0.215cm" svg:height="0.028cm" svg:x="11.894cm" svg:y="0.679cm">
              <text:p/>
              <draw:enhanced-geometry svg:viewBox="0 0 18 6" draw:extrusion-allowed="true" draw:text-areas="0 0 18 6" draw:glue-points="0 5 0 5 18 6 18 0 0 0 0 0 0 5" draw:type="non-primitive" draw:enhanced-path="M 0 5 L 0 5 18 6 18 0 0 0 0 5 Z N"/>
            </draw:custom-shape>
            <draw:custom-shape draw:name="Freeform 42" draw:style-name="gr3" draw:text-style-name="P3" svg:width="0.229cm" svg:height="0.088cm" svg:x="11.64cm" svg:y="0.679c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3" draw:text-style-name="P3" svg:width="0.079cm" svg:height="0.07cm" svg:x="11.603cm" svg:y="0.778c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3" draw:text-style-name="P3" svg:width="0.104cm" svg:height="0.125cm" svg:x="11.58cm" svg:y="0.852c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3" draw:text-style-name="P3" svg:width="0.465cm" svg:height="0.021cm" svg:x="11.707cm" svg:y="0.956c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3" draw:text-style-name="P3" svg:width="0.241cm" svg:height="0.028cm" svg:x="11.774cm" svg:y="0.845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3" draw:text-style-name="P3" svg:width="0.075cm" svg:height="0.068cm" svg:x="11.79cm" svg:y="0.785c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3" draw:text-style-name="P3" svg:width="0.239cm" svg:height="0.019cm" svg:x="11.857cm" svg:y="0.785c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3" draw:text-style-name="P3" svg:width="0.049cm" svg:height="0.07cm" svg:x="12.014cm" svg:y="0.801c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2" draw:text-style-name="P2" svg:width="0.75cm" svg:height="0.434cm" svg:x="14.062cm" svg:y="0.522c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3" draw:text-style-name="P3" svg:width="0.223cm" svg:height="0.021cm" svg:x="14.45cm" svg:y="0.499c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3" draw:text-style-name="P3" svg:width="0.232cm" svg:height="0.088cm" svg:x="14.196cm" svg:y="0.499c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3" draw:text-style-name="P3" svg:width="0.186cm" svg:height="0.252cm" svg:x="14.055cm" svg:y="0.594c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3" draw:text-style-name="P3" svg:width="0.111cm" svg:height="0.125cm" svg:x="14.025cm" svg:y="0.852c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3" draw:text-style-name="P3" svg:width="0.29cm" svg:height="0.021cm" svg:x="14.159cm" svg:y="0.956c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3" draw:text-style-name="P3" svg:width="0.216cm" svg:height="0.125cm" svg:x="14.473cm" svg:y="0.852c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3" draw:text-style-name="P3" svg:width="0.169cm" svg:height="0.222cm" svg:x="14.652cm" svg:y="0.626c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3" draw:text-style-name="P3" svg:width="0.133cm" svg:height="0.118cm" svg:x="14.697cm" svg:y="0.499c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3" draw:text-style-name="P3" svg:width="0.239cm" svg:height="0.028cm" svg:x="14.226cm" svg:y="0.845c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3" draw:text-style-name="P3" svg:width="0.186cm" svg:height="0.273cm" svg:x="14.249cm" svg:y="0.575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3" draw:text-style-name="P3" svg:width="0.223cm" svg:height="0.035cm" svg:x="14.436cm" svg:y="0.575c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3" draw:text-style-name="P3" svg:width="0.193cm" svg:height="0.272cm" svg:x="14.459cm" svg:y="0.594c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2" draw:text-style-name="P2" svg:width="0.801cm" svg:height="0.434cm" svg:x="12.374cm" svg:y="0.522c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3" draw:text-style-name="P3" svg:width="0.184cm" svg:height="0.021cm" svg:x="12.612cm" svg:y="0.499c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3" draw:text-style-name="P3" svg:width="0.323cm" svg:height="0.464cm" svg:x="12.314cm" svg:y="0.511c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3" draw:text-style-name="P3" svg:width="0.2cm" svg:height="0.035cm" svg:x="12.374cm" svg:y="0.956c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3" draw:text-style-name="P3" svg:width="0.263cm" svg:height="0.388cm" svg:x="12.538cm" svg:y="0.575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3" draw:text-style-name="P3" svg:width="0.242cm" svg:height="0.035cm" svg:x="12.799cm" svg:y="0.575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3" draw:text-style-name="P3" svg:width="0.286cm" svg:height="0.39cm" svg:x="12.732cm" svg:y="0.594c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3" draw:text-style-name="P3" svg:width="0.2cm" svg:height="0.035cm" svg:x="12.785cm" svg:y="0.956c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3" draw:text-style-name="P3" svg:width="0.242cm" svg:height="0.335cm" svg:x="12.942cm" svg:y="0.626c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3" draw:text-style-name="P3" svg:width="0.161cm" svg:height="0.118cm" svg:x="13.062cm" svg:y="0.499c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3" draw:text-style-name="P3" svg:width="0.272cm" svg:height="0.058cm" svg:x="12.769cm" svg:y="0.492c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3" draw:text-style-name="P3" svg:width="0.082cm" svg:height="0.044cm" svg:x="12.769cm" svg:y="0.499c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2" draw:text-style-name="P2" svg:width="0.703cm" svg:height="0.434cm" svg:x="10.541cm" svg:y="0.522c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3" draw:text-style-name="P3" svg:width="0.306cm" svg:height="0.058cm" svg:x="10.938cm" svg:y="0.492c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3" draw:text-style-name="P3" svg:width="0.077cm" svg:height="0.044cm" svg:x="10.938cm" svg:y="0.499c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3" draw:text-style-name="P3" svg:width="0.183cm" svg:height="0.021cm" svg:x="10.781cm" svg:y="0.499c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3" draw:text-style-name="P3" svg:width="0.339cm" svg:height="0.464cm" svg:x="10.484cm" svg:y="0.511c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3" draw:text-style-name="P3" svg:width="0.199cm" svg:height="0.035cm" svg:x="10.541cm" svg:y="0.956c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3" draw:text-style-name="P3" svg:width="0.27cm" svg:height="0.388cm" svg:x="10.698cm" svg:y="0.575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3" draw:text-style-name="P3" svg:width="0.268cm" svg:height="0.035cm" svg:x="10.959cm" svg:y="0.575c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3" draw:text-style-name="P3" svg:width="0.107cm" svg:height="0.088cm" svg:x="11.192cm" svg:y="0.499c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2" draw:text-style-name="P2" svg:width="0.918cm" svg:height="0.658cm" svg:x="13.247cm" svg:y="0.298c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3" draw:text-style-name="P3" svg:width="0.186cm" svg:height="0.021cm" svg:x="13.988cm" svg:y="0.268c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3" draw:text-style-name="P3" svg:width="0.178cm" svg:height="0.24cm" svg:x="13.854cm" svg:y="0.278c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3" draw:text-style-name="P3" svg:width="0.202cm" svg:height="0.021cm" svg:x="13.658cm" svg:y="0.499c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3" draw:text-style-name="P3" svg:width="0.231cm" svg:height="0.088cm" svg:x="13.397cm" svg:y="0.499c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3" draw:text-style-name="P3" svg:width="0.186cm" svg:height="0.252cm" svg:x="13.233cm" svg:y="0.594c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3" draw:text-style-name="P3" svg:width="0.126cm" svg:height="0.125cm" svg:x="13.203cm" svg:y="0.852c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3" draw:text-style-name="P3" svg:width="0.276cm" svg:height="0.021cm" svg:x="13.36cm" svg:y="0.956c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3" draw:text-style-name="P3" svg:width="0.148cm" svg:height="0.035cm" svg:x="13.667cm" svg:y="0.956c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3" draw:text-style-name="P3" svg:width="0.448cm" svg:height="0.695cm" svg:x="13.778cm" svg:y="0.268c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3" draw:text-style-name="P3" svg:width="0.193cm" svg:height="0.273cm" svg:x="13.443cm" svg:y="0.575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3" draw:text-style-name="P3" svg:width="0.232cm" svg:height="0.035cm" svg:x="13.628cm" svg:y="0.575c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3" draw:text-style-name="P3" svg:width="0.187cm" svg:height="0.272cm" svg:x="13.658cm" svg:y="0.594c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3" draw:text-style-name="P3" svg:width="0.256cm" svg:height="0.028cm" svg:x="13.413cm" svg:y="0.845c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2" draw:text-style-name="P2" svg:width="0.563cm" svg:height="0.658cm" svg:x="11.133cm" svg:y="0.298cm">
              <text:p/>
              <draw:enhanced-geometry svg:viewBox="0 0 44 71" draw:extrusion-allowed="true" draw:text-areas="0 0 44 71" draw:glue-points="44 0 30 0 0 71 14 71 44 0" draw:type="non-primitive" draw:enhanced-path="M 44 0 L 30 0 0 71 14 71 44 0 Z N"/>
            </draw:custom-shape>
            <draw:custom-shape draw:name="Freeform 99" draw:style-name="gr3" draw:text-style-name="P3" svg:width="0.201cm" svg:height="0.028cm" svg:x="11.497cm" svg:y="0.268c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3" draw:text-style-name="P3" svg:width="0.458cm" svg:height="0.694cm" svg:x="11.079cm" svg:y="0.285c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3" draw:text-style-name="P3" svg:width="0.193cm" svg:height="0.021cm" svg:x="11.133cm" svg:y="0.956c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3" draw:text-style-name="P3" svg:width="0.463cm" svg:height="0.695cm" svg:x="11.289cm" svg:y="0.268c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2" draw:text-style-name="P2" svg:width="0.683cm" svg:height="0.501cm" svg:x="10.401cm" svg:y="1.129c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2" draw:text-style-name="P2" svg:width="1.973cm" svg:height="0.517cm" svg:x="11.169cm" svg:y="1.12c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2" draw:text-style-name="P2" svg:width="0.902cm" svg:height="0.501cm" svg:x="13.196cm" svg:y="1.129c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3" draw:text-style-name="P3" svg:width="0.099cm" svg:height="0.12cm" svg:x="9.375cm" svg:y="1.839c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3" draw:text-style-name="P3" svg:width="0.105cm" svg:height="0.12cm" svg:x="9.504cm" svg:y="1.839c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3" draw:text-style-name="P3" svg:width="0.081cm" svg:height="0.137cm" svg:x="9.772cm" svg:y="1.838c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3" draw:text-style-name="P3" svg:width="0.095cm" svg:height="0.137cm" svg:x="9.899cm" svg:y="1.838c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3" draw:text-style-name="P3" svg:width="0.079cm" svg:height="0.12cm" svg:x="10.049cm" svg:y="1.839c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3" draw:text-style-name="P3" svg:width="0.102cm" svg:height="0.137cm" svg:x="10.169cm" svg:y="1.838c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3" draw:text-style-name="P3" svg:width="0.094cm" svg:height="0.12cm" svg:x="10.327cm" svg:y="1.839c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3" draw:text-style-name="P3" svg:width="0.109cm" svg:height="0.12cm" svg:x="10.525cm" svg:y="1.839c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3" draw:text-style-name="P3" svg:width="0.102cm" svg:height="0.12cm" svg:x="10.728cm" svg:y="1.839c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3" draw:text-style-name="P3" svg:width="0.093cm" svg:height="0.133cm" svg:x="10.885cm" svg:y="1.839c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3" draw:text-style-name="P3" svg:width="0.095cm" svg:height="0.12cm" svg:x="11.012cm" svg:y="1.839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3" draw:text-style-name="P3" svg:width="0.102cm" svg:height="0.12cm" svg:x="11.125cm" svg:y="1.839c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3" draw:text-style-name="P3" svg:width="0.079cm" svg:height="0.133cm" svg:x="11.326cm" svg:y="1.839c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3" draw:text-style-name="P3" svg:width="0.028cm" svg:height="0.167cm" svg:x="11.513cm" svg:y="1.838c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3" draw:text-style-name="P3" svg:width="0.111cm" svg:height="0.12cm" svg:x="11.587cm" svg:y="1.839c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3" draw:text-style-name="P3" svg:width="0.095cm" svg:height="0.137cm" svg:x="11.744cm" svg:y="1.838c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3" draw:text-style-name="P3" svg:width="0.097cm" svg:height="0.12cm" svg:x="11.878cm" svg:y="1.839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3" draw:text-style-name="P3" svg:width="0.095cm" svg:height="0.137cm" svg:x="12.014cm" svg:y="1.838c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3" draw:text-style-name="P3" svg:width="0.094cm" svg:height="0.12cm" svg:x="12.156cm" svg:y="1.839c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3" draw:text-style-name="P3" svg:width="0.094cm" svg:height="0.12cm" svg:x="12.314cm" svg:y="1.839c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3" draw:text-style-name="P3" svg:width="0.11cm" svg:height="0.12cm" svg:x="12.448cm" svg:y="1.839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3" draw:text-style-name="P3" svg:width="0.027cm" svg:height="0.167cm" svg:x="12.598cm" svg:y="1.838c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3" draw:text-style-name="P3" svg:width="0.096cm" svg:height="0.12cm" svg:x="12.732cm" svg:y="1.839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3" draw:text-style-name="P3" svg:width="0.068cm" svg:height="0.12cm" svg:x="12.866cm" svg:y="1.839c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3" draw:text-style-name="P3" svg:width="0.089cm" svg:height="0.12cm" svg:x="12.979cm" svg:y="1.839c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3" draw:text-style-name="P3" svg:width="0.081cm" svg:height="0.12cm" svg:x="13.099cm" svg:y="1.839c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3" draw:text-style-name="P3" svg:width="0.066cm" svg:height="0.12cm" svg:x="13.233cm" svg:y="1.839c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3" draw:text-style-name="P3" svg:width="0.112cm" svg:height="0.12cm" svg:x="13.33cm" svg:y="1.839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3" draw:text-style-name="P3" svg:width="0.112cm" svg:height="0.12cm" svg:x="13.464cm" svg:y="1.839c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3" draw:text-style-name="P3" svg:width="0.073cm" svg:height="0.133cm" svg:x="13.674cm" svg:y="1.839c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3" draw:text-style-name="P3" svg:width="0.066cm" svg:height="0.12cm" svg:x="13.794cm" svg:y="1.839c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3" draw:text-style-name="P3" svg:width="0.078cm" svg:height="0.133cm" svg:x="13.921cm" svg:y="1.839c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3" draw:text-style-name="P3" svg:width="0.05cm" svg:height="0.12cm" svg:x="14.039cm" svg:y="1.839c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3" draw:text-style-name="P3" svg:width="0.078cm" svg:height="0.12cm" svg:x="14.235cm" svg:y="1.839c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3" draw:text-style-name="P3" svg:width="0.08cm" svg:height="0.133cm" svg:x="14.353cm" svg:y="1.839c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3" draw:text-style-name="P3" svg:width="0.094cm" svg:height="0.12cm" svg:x="14.473cm" svg:y="1.839c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3" draw:text-style-name="P3" svg:width="0.079cm" svg:height="0.133cm" svg:x="14.615cm" svg:y="1.839c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3" draw:text-style-name="P3" svg:width="0.08cm" svg:height="0.12cm" svg:x="14.727cm" svg:y="1.839c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3" draw:text-style-name="P3" svg:width="0.087cm" svg:height="0.133cm" svg:x="14.847cm" svg:y="1.839c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3" draw:text-style-name="P3" svg:width="0.043cm" svg:height="0.12cm" svg:x="14.981cm" svg:y="1.839c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3" draw:text-style-name="P3" svg:width="0.118cm" svg:height="0.159cm" svg:x="11.326cm" svg:y="2.169c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3" draw:text-style-name="P3" svg:width="0.132cm" svg:height="0.159cm" svg:x="11.483cm" svg:y="2.169c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3" draw:text-style-name="P3" svg:width="0.109cm" svg:height="0.159cm" svg:x="11.67cm" svg:y="2.169c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3" draw:text-style-name="P3" svg:width="0.028cm" svg:height="0.159cm" svg:x="11.841cm" svg:y="2.169cm">
              <text:p/>
              <draw:enhanced-geometry svg:viewBox="0 0 21600 21600" draw:type="rectangle" draw:enhanced-path="M 0 0 L 21600 0 21600 21600 0 21600 0 0 Z N"/>
            </draw:custom-shape>
            <draw:custom-shape draw:name="Freeform 152" draw:style-name="gr3" draw:text-style-name="P3" svg:width="0.134cm" svg:height="0.159cm" svg:x="11.908cm" svg:y="2.169c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3" draw:text-style-name="P3" svg:width="0.11cm" svg:height="0.159cm" svg:x="12.156cm" svg:y="2.169c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3" draw:text-style-name="P3" svg:width="0.096cm" svg:height="0.159cm" svg:x="12.33cm" svg:y="2.169c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3" draw:text-style-name="P3" svg:width="0.133cm" svg:height="0.159cm" svg:x="12.471cm" svg:y="2.169c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3" draw:text-style-name="P3" svg:width="0.13cm" svg:height="0.159cm" svg:x="12.65cm" svg:y="2.169c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3" draw:text-style-name="P3" svg:width="0.126cm" svg:height="0.162cm" svg:x="12.822cm" svg:y="2.168c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3" draw:text-style-name="P3" svg:width="0.141cm" svg:height="0.159cm" svg:x="12.979cm" svg:y="2.169c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3" draw:text-style-name="P3" svg:width="0.042cm" svg:height="0.058cm" svg:x="10.788cm" svg:y="2.055c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Freeform 161" draw:style-name="gr3" draw:text-style-name="P3" svg:width="0.086cm" svg:height="0.058cm" svg:x="10.952cm" svg:y="2.055c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3" draw:text-style-name="P3" svg:width="0.058cm" svg:height="0.058cm" svg:x="11.095cm" svg:y="2.055c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3" draw:text-style-name="P3" svg:width="0.056cm" svg:height="0.058cm" svg:x="11.377cm" svg:y="2.055c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3" draw:text-style-name="P3" svg:width="0.028cm" svg:height="0.058cm" svg:x="11.483cm" svg:y="2.055c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3" draw:text-style-name="P3" svg:width="0.058cm" svg:height="0.058cm" svg:x="11.587cm" svg:y="2.055c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3" draw:text-style-name="P3" svg:width="0.037cm" svg:height="0.058cm" svg:x="11.684cm" svg:y="2.055c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3" draw:text-style-name="P3" svg:width="0.058cm" svg:height="0.09cm" svg:x="11.774cm" svg:y="2.025c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3" draw:text-style-name="P3" svg:width="0.06cm" svg:height="0.058cm" svg:x="11.878cm" svg:y="2.055c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3" draw:text-style-name="P3" svg:width="0.057cm" svg:height="0.058cm" svg:x="12.022cm" svg:y="2.055c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3" draw:text-style-name="P3" svg:width="0.038cm" svg:height="0.058cm" svg:x="12.133cm" svg:y="2.055c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3" draw:text-style-name="P3" svg:width="0.057cm" svg:height="0.058cm" svg:x="12.209cm" svg:y="2.055c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3" draw:text-style-name="P3" svg:width="0.05cm" svg:height="0.058cm" svg:x="12.314cm" svg:y="2.055c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3" draw:text-style-name="P3" svg:width="0.133cm" svg:height="0.09cm" svg:x="12.397cm" svg:y="2.025c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3" draw:text-style-name="P3" svg:width="0.045cm" svg:height="0.058cm" svg:x="12.612cm" svg:y="2.055c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3" draw:text-style-name="P3" svg:width="0.02cm" svg:height="0.09cm" svg:x="12.702cm" svg:y="2.025c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3" draw:text-style-name="P3" svg:width="0.052cm" svg:height="0.058cm" svg:x="12.762cm" svg:y="2.055c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3" draw:text-style-name="P3" svg:width="0.066cm" svg:height="0.058cm" svg:x="12.852cm" svg:y="2.055c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3" draw:text-style-name="P3" svg:width="0.045cm" svg:height="0.058cm" svg:x="12.993cm" svg:y="2.055c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3" draw:text-style-name="P3" svg:width="0.051cm" svg:height="0.058cm" svg:x="13.129cm" svg:y="2.055c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3" draw:text-style-name="P3" svg:width="0.058cm" svg:height="0.058cm" svg:x="13.219cm" svg:y="2.055c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3" draw:text-style-name="P3" svg:width="0.096cm" svg:height="0.058cm" svg:x="13.33cm" svg:y="2.055c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3" draw:text-style-name="P3" svg:width="0.051cm" svg:height="0.058cm" svg:x="13.54cm" svg:y="2.055c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3" draw:text-style-name="P3" svg:width="0.03cm" svg:height="0.058cm" svg:x="13.628cm" svg:y="2.055c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1" draw:text-style-name="P1" svg:width="5.072cm" svg:height="0.032cm" svg:x="9.795cm" svg:y="0.626cm">
              <text:p/>
              <draw:enhanced-geometry svg:viewBox="0 0 21600 21600" draw:type="rectangle" draw:enhanced-path="M 0 0 L 21600 0 21600 21600 0 21600 0 0 Z N"/>
            </draw:custom-shape>
          </draw:g>
        </table:shapes>
        <table:table-column table:style-name="co8" table:default-cell-style-name="ce1"/>
        <table:table-column table:style-name="co2" table:number-columns-repeated="12" table:default-cell-style-name="ce10"/>
        <table:table-column table:style-name="co10" table:default-cell-style-name="ce10"/>
        <table:table-column table:style-name="co2" table:number-columns-repeated="3" table:default-cell-style-name="ce10"/>
        <table:table-column table:style-name="co10" table:default-cell-style-name="ce10"/>
        <table:table-column table:style-name="co13" table:default-cell-style-name="ce1"/>
        <table:table-column table:style-name="co6" table:number-columns-repeated="45" table:default-cell-style-name="ce10"/>
        <table:table-row table:style-name="ro1">
          <table:table-cell table:style-name="ce34"/>
          <table:table-cell table:style-name="ce40" table:number-columns-repeated="5"/>
          <table:table-cell table:number-columns-repeated="58"/>
        </table:table-row>
        <table:table-row table:style-name="ro1">
          <table:table-cell table:style-name="ce34"/>
          <table:table-cell table:style-name="ce11" office:value-type="float" office:value="4.27" calcext:value-type="float">
            <text:p>4,27 </text:p>
          </table:table-cell>
          <table:table-cell table:style-name="ce11" office:value-type="float" office:value="4.22" calcext:value-type="float">
            <text:p>4,22 </text:p>
          </table:table-cell>
          <table:table-cell table:style-name="ce11" office:value-type="float" office:value="4.15" calcext:value-type="float">
            <text:p>4,15 </text:p>
          </table:table-cell>
          <table:table-cell/>
          <table:table-cell table:style-name="ce40"/>
          <table:table-cell table:number-columns-repeated="58"/>
        </table:table-row>
        <table:table-row table:style-name="ro1">
          <table:table-cell table:style-name="ce34"/>
          <table:table-cell table:style-name="ce40" office:value-type="float" office:value="12" calcext:value-type="float">
            <text:p>12,00 </text:p>
          </table:table-cell>
          <table:table-cell table:style-name="ce40" office:value-type="float" office:value="16" calcext:value-type="float">
            <text:p>16,00 </text:p>
          </table:table-cell>
          <table:table-cell table:number-columns-repeated="2" table:style-name="ce40" office:value-type="float" office:value="22" calcext:value-type="float">
            <text:p>22,00 </text:p>
          </table:table-cell>
          <table:table-cell table:style-name="ce40" office:value-type="string" office:string-value="IVA" calcext:value-type="string">
            <text:p>IVA </text:p>
          </table:table-cell>
          <table:table-cell table:number-columns-repeated="58"/>
        </table:table-row>
        <table:table-row table:style-name="ro1">
          <table:table-cell table:style-name="ce34"/>
          <table:table-cell table:style-name="ce40" table:formula="of:=+[.C4]*1.0325*1.02" office:value-type="float" office:value="600.855564501727" calcext:value-type="float">
            <text:p>600,86 </text:p>
          </table:table-cell>
          <table:table-cell table:style-name="ce40" table:formula="of:=+[.D4]*1.0325" office:value-type="float" office:value="570.531799365453" calcext:value-type="float">
            <text:p>570,53 </text:p>
          </table:table-cell>
          <table:table-cell table:style-name="ce40" table:formula="of:=+[.E4]*1.0325" office:value-type="float" office:value="552.57317129826" calcext:value-type="float">
            <text:p>552,57 </text:p>
          </table:table-cell>
          <table:table-cell table:style-name="ce40" table:formula="of:=+['Cálculo costo'.N35]" office:value-type="float" office:value="535.179826923254" calcext:value-type="float">
            <text:p>535,18 </text:p>
          </table:table-cell>
          <table:table-cell table:style-name="ce40" office:value-type="float" office:value="1" calcext:value-type="float">
            <text:p>1,00 </text:p>
          </table:table-cell>
          <table:table-cell table:number-columns-repeated="58"/>
        </table:table-row>
        <table:table-row table:style-name="ro1">
          <table:table-cell table:number-columns-repeated="16"/>
          <table:table-cell table:style-name="ce31" table:formula="of:=TODAY()" office:value-type="date" office:date-value="2020-05-27" calcext:value-type="date" table:number-columns-spanned="2" table:number-rows-spanned="1">
            <text:p>27-may-2020</text:p>
          </table:table-cell>
          <table:covered-table-cell table:style-name="ce31"/>
          <table:table-cell table:number-columns-repeated="46"/>
        </table:table-row>
        <table:table-row table:style-name="ro9">
          <table:table-cell table:number-columns-repeated="64"/>
        </table:table-row>
        <table:table-row table:style-name="ro1">
          <table:table-cell table:style-name="ce9" office:value-type="string" calcext:value-type="string" table:number-columns-spanned="16" table:number-rows-spanned="1">
            <text:p>Lonas confeccionadas –<text:span text:style-name="T4"> ZONDA </text:span>con dobladillo, ojales dentados, refuerzos triangulares y soga en dobladillo</text:p>
          </table:table-cell>
          <table:covered-table-cell table:number-columns-repeated="15" table:style-name="ce9"/>
          <table:table-cell table:number-columns-repeated="2"/>
          <table:table-cell table:style-name="ce10"/>
          <table:table-cell table:number-columns-repeated="45"/>
        </table:table-row>
        <table:table-row table:style-name="ro1">
          <table:table-cell table:style-name="ce9" office:value-type="string" office:string-value="20 colores disponibles" calcext:value-type="string" table:number-columns-spanned="16" table:number-rows-spanned="1">
            <text:p>20 colores disponibles </text:p>
          </table:table-cell>
          <table:covered-table-cell table:number-columns-repeated="15" table:style-name="ce9"/>
          <table:table-cell table:number-columns-repeated="2"/>
          <table:table-cell table:style-name="ce10"/>
          <table:table-cell table:number-columns-repeated="45"/>
        </table:table-row>
        <table:table-row table:style-name="ro11">
          <table:table-cell table:number-columns-repeated="7"/>
          <table:table-cell table:style-name="ce72" office:value-type="string" office:string-value="ZONDA" calcext:value-type="string" table:number-columns-spanned="2" table:number-rows-spanned="1">
            <text:p>ZONDA </text:p>
          </table:table-cell>
          <table:covered-table-cell table:style-name="ce73"/>
          <table:table-cell table:number-columns-repeated="55"/>
        </table:table-row>
        <table:table-row table:style-name="ro1">
          <table:table-cell table:number-columns-repeated="64"/>
        </table:table-row>
        <table:table-row table:style-name="ro1">
          <table:table-cell table:style-name="ce41"/>
          <table:table-cell table:style-name="ce43" office:value-type="float" office:value="2" calcext:value-type="float">
            <text:p>2,00 </text:p>
          </table:table-cell>
          <table:table-cell table:style-name="ce43" table:formula="of:=+[.B11]+0.5" office:value-type="float" office:value="2.5" calcext:value-type="float">
            <text:p>2,50 </text:p>
          </table:table-cell>
          <table:table-cell table:style-name="ce43" table:formula="of:=+[.C11]+0.5" office:value-type="float" office:value="3" calcext:value-type="float">
            <text:p>3,00 </text:p>
          </table:table-cell>
          <table:table-cell table:style-name="ce43" table:formula="of:=+[.D11]+0.5" office:value-type="float" office:value="3.5" calcext:value-type="float">
            <text:p>3,50 </text:p>
          </table:table-cell>
          <table:table-cell table:style-name="ce43" table:formula="of:=+[.E11]+0.5" office:value-type="float" office:value="4" calcext:value-type="float">
            <text:p>4,00 </text:p>
          </table:table-cell>
          <table:table-cell table:style-name="ce43" table:formula="of:=+[.F11]+0.5" office:value-type="float" office:value="4.5" calcext:value-type="float">
            <text:p>4,50 </text:p>
          </table:table-cell>
          <table:table-cell table:style-name="ce43" table:formula="of:=+[.G11]+0.5" office:value-type="float" office:value="5" calcext:value-type="float">
            <text:p>5,00 </text:p>
          </table:table-cell>
          <table:table-cell table:style-name="ce43" table:formula="of:=+[.H11]+0.5" office:value-type="float" office:value="5.5" calcext:value-type="float">
            <text:p>5,50 </text:p>
          </table:table-cell>
          <table:table-cell table:style-name="ce43" table:formula="of:=+[.I11]+0.5" office:value-type="float" office:value="6" calcext:value-type="float">
            <text:p>6,00 </text:p>
          </table:table-cell>
          <table:table-cell table:style-name="ce43" table:formula="of:=+[.J11]+0.5" office:value-type="float" office:value="6.5" calcext:value-type="float">
            <text:p>6,50 </text:p>
          </table:table-cell>
          <table:table-cell table:style-name="ce43" table:formula="of:=+[.K11]+0.5" office:value-type="float" office:value="7" calcext:value-type="float">
            <text:p>7,00 </text:p>
          </table:table-cell>
          <table:table-cell table:style-name="ce43" table:formula="of:=+[.L11]+0.5" office:value-type="float" office:value="7.5" calcext:value-type="float">
            <text:p>7,50 </text:p>
          </table:table-cell>
          <table:table-cell table:style-name="ce43" table:formula="of:=+[.M11]+0.5" office:value-type="float" office:value="8" calcext:value-type="float">
            <text:p>8,00 </text:p>
          </table:table-cell>
          <table:table-cell table:style-name="ce43" table:formula="of:=+[.N11]+0.5" office:value-type="float" office:value="8.5" calcext:value-type="float">
            <text:p>8,50 </text:p>
          </table:table-cell>
          <table:table-cell table:style-name="ce43" table:formula="of:=+[.O11]+0.5" office:value-type="float" office:value="9" calcext:value-type="float">
            <text:p>9,00 </text:p>
          </table:table-cell>
          <table:table-cell table:style-name="ce43" table:formula="of:=+[.P11]+0.5" office:value-type="float" office:value="9.5" calcext:value-type="float">
            <text:p>9,50 </text:p>
          </table:table-cell>
          <table:table-cell table:style-name="ce43" table:formula="of:=+[.Q11]+0.5" office:value-type="float" office:value="10" calcext:value-type="float">
            <text:p>10,00 </text:p>
          </table:table-cell>
          <table:table-cell table:style-name="ce41"/>
          <table:table-cell table:style-name="ce1" table:number-columns-repeated="45"/>
        </table:table-row>
        <table:table-row table:style-name="ro1">
          <table:table-cell table:style-name="ce67" office:value-type="float" office:value="2" calcext:value-type="float">
            <text:p>2,00 </text:p>
          </table:table-cell>
          <table:table-cell table:style-name="ce48" table:formula="of:=(IF([.$A12]*[.B$11]&lt;=[.$B$3];[.$A12]*[.B$11]*[.$B$4];IF(AND([.$A12]*[.B$11]&gt;[.$B$3];[.$A12]*[.B$11]&lt;=[.$C$3]);[.$A12]*[.B$11]*[.$C$4];IF(AND([.$A12]*[.B$11]&gt;[.$C$3];[.$A12]*[.B$11]&lt;[.$D$3]);[.$A12]*[.B$11]*[.$D$4];[.$A12]*[.B$11]*[.$E$4]))))*[.$F$4]" office:value-type="float" office:value="2403.42225800691" calcext:value-type="float">
            <text:p>2.403 </text:p>
          </table:table-cell>
          <table:table-cell table:style-name="ce60" table:formula="of:=(IF([.$A12]*[.C$11]&lt;=[.$B$3];[.$A12]*[.C$11]*[.$B$4];IF(AND([.$A12]*[.C$11]&gt;[.$B$3];[.$A12]*[.C$11]&lt;=[.$C$3]);[.$A12]*[.C$11]*[.$C$4];IF(AND([.$A12]*[.C$11]&gt;[.$C$3];[.$A12]*[.C$11]&lt;[.$D$3]);[.$A12]*[.C$11]*[.$D$4];[.$A12]*[.C$11]*[.$E$4]))))*[.$F$4]" office:value-type="float" office:value="3004.27782250863" calcext:value-type="float">
            <text:p>3.004 </text:p>
          </table:table-cell>
          <table:table-cell table:style-name="ce60" table:formula="of:=(IF([.$A12]*[.D$11]&lt;=[.$B$3];[.$A12]*[.D$11]*[.$B$4];IF(AND([.$A12]*[.D$11]&gt;[.$B$3];[.$A12]*[.D$11]&lt;=[.$C$3]);[.$A12]*[.D$11]*[.$C$4];IF(AND([.$A12]*[.D$11]&gt;[.$C$3];[.$A12]*[.D$11]&lt;[.$D$3]);[.$A12]*[.D$11]*[.$D$4];[.$A12]*[.D$11]*[.$E$4]))))*[.$F$4]" office:value-type="float" office:value="3605.13338701036" calcext:value-type="float">
            <text:p>3.605 </text:p>
          </table:table-cell>
          <table:table-cell table:style-name="ce60" table:formula="of:=(IF([.$A12]*[.E$11]&lt;=[.$B$3];[.$A12]*[.E$11]*[.$B$4];IF(AND([.$A12]*[.E$11]&gt;[.$B$3];[.$A12]*[.E$11]&lt;=[.$C$3]);[.$A12]*[.E$11]*[.$C$4];IF(AND([.$A12]*[.E$11]&gt;[.$C$3];[.$A12]*[.E$11]&lt;[.$D$3]);[.$A12]*[.E$11]*[.$D$4];[.$A12]*[.E$11]*[.$E$4]))))*[.$F$4]" office:value-type="float" office:value="4205.98895151209" calcext:value-type="float">
            <text:p>4.206 </text:p>
          </table:table-cell>
          <table:table-cell table:style-name="ce60" table:formula="of:=(IF([.$A12]*[.F$11]&lt;=[.$B$3];[.$A12]*[.F$11]*[.$B$4];IF(AND([.$A12]*[.F$11]&gt;[.$B$3];[.$A12]*[.F$11]&lt;=[.$C$3]);[.$A12]*[.F$11]*[.$C$4];IF(AND([.$A12]*[.F$11]&gt;[.$C$3];[.$A12]*[.F$11]&lt;[.$D$3]);[.$A12]*[.F$11]*[.$D$4];[.$A12]*[.F$11]*[.$E$4]))))*[.$F$4]" office:value-type="float" office:value="4806.84451601382" calcext:value-type="float">
            <text:p>4.807 </text:p>
          </table:table-cell>
          <table:table-cell table:style-name="ce60" table:formula="of:=(IF([.$A12]*[.G$11]&lt;=[.$B$3];[.$A12]*[.G$11]*[.$B$4];IF(AND([.$A12]*[.G$11]&gt;[.$B$3];[.$A12]*[.G$11]&lt;=[.$C$3]);[.$A12]*[.G$11]*[.$C$4];IF(AND([.$A12]*[.G$11]&gt;[.$C$3];[.$A12]*[.G$11]&lt;[.$D$3]);[.$A12]*[.G$11]*[.$D$4];[.$A12]*[.G$11]*[.$E$4]))))*[.$F$4]" office:value-type="float" office:value="5407.70008051554" calcext:value-type="float">
            <text:p>5.408 </text:p>
          </table:table-cell>
          <table:table-cell table:style-name="ce60" table:formula="of:=(IF([.$A12]*[.H$11]&lt;=[.$B$3];[.$A12]*[.H$11]*[.$B$4];IF(AND([.$A12]*[.H$11]&gt;[.$B$3];[.$A12]*[.H$11]&lt;=[.$C$3]);[.$A12]*[.H$11]*[.$C$4];IF(AND([.$A12]*[.H$11]&gt;[.$C$3];[.$A12]*[.H$11]&lt;[.$D$3]);[.$A12]*[.H$11]*[.$D$4];[.$A12]*[.H$11]*[.$E$4]))))*[.$F$4]" office:value-type="float" office:value="6008.55564501727" calcext:value-type="float">
            <text:p>6.009 </text:p>
          </table:table-cell>
          <table:table-cell table:style-name="ce60" table:formula="of:=(IF([.$A12]*[.I$11]&lt;=[.$B$3];[.$A12]*[.I$11]*[.$B$4];IF(AND([.$A12]*[.I$11]&gt;[.$B$3];[.$A12]*[.I$11]&lt;=[.$C$3]);[.$A12]*[.I$11]*[.$C$4];IF(AND([.$A12]*[.I$11]&gt;[.$C$3];[.$A12]*[.I$11]&lt;[.$D$3]);[.$A12]*[.I$11]*[.$D$4];[.$A12]*[.I$11]*[.$E$4]))))*[.$F$4]" office:value-type="float" office:value="6609.411209519" calcext:value-type="float">
            <text:p>6.609 </text:p>
          </table:table-cell>
          <table:table-cell table:style-name="ce60" table:formula="of:=(IF([.$A12]*[.J$11]&lt;=[.$B$3];[.$A12]*[.J$11]*[.$B$4];IF(AND([.$A12]*[.J$11]&gt;[.$B$3];[.$A12]*[.J$11]&lt;=[.$C$3]);[.$A12]*[.J$11]*[.$C$4];IF(AND([.$A12]*[.J$11]&gt;[.$C$3];[.$A12]*[.J$11]&lt;[.$D$3]);[.$A12]*[.J$11]*[.$D$4];[.$A12]*[.J$11]*[.$E$4]))))*[.$F$4]" office:value-type="float" office:value="7210.26677402072" calcext:value-type="float">
            <text:p>7.210 </text:p>
          </table:table-cell>
          <table:table-cell table:style-name="ce60" table:formula="of:=(IF([.$A12]*[.K$11]&lt;=[.$B$3];[.$A12]*[.K$11]*[.$B$4];IF(AND([.$A12]*[.K$11]&gt;[.$B$3];[.$A12]*[.K$11]&lt;=[.$C$3]);[.$A12]*[.K$11]*[.$C$4];IF(AND([.$A12]*[.K$11]&gt;[.$C$3];[.$A12]*[.K$11]&lt;[.$D$3]);[.$A12]*[.K$11]*[.$D$4];[.$A12]*[.K$11]*[.$E$4]))))*[.$F$4]" office:value-type="float" office:value="7416.91339175089" calcext:value-type="float">
            <text:p>7.417 </text:p>
          </table:table-cell>
          <table:table-cell table:style-name="ce60" table:formula="of:=(IF([.$A12]*[.L$11]&lt;=[.$B$3];[.$A12]*[.L$11]*[.$B$4];IF(AND([.$A12]*[.L$11]&gt;[.$B$3];[.$A12]*[.L$11]&lt;=[.$C$3]);[.$A12]*[.L$11]*[.$C$4];IF(AND([.$A12]*[.L$11]&gt;[.$C$3];[.$A12]*[.L$11]&lt;[.$D$3]);[.$A12]*[.L$11]*[.$D$4];[.$A12]*[.L$11]*[.$E$4]))))*[.$F$4]" office:value-type="float" office:value="7987.44519111634" calcext:value-type="float">
            <text:p>7.987 </text:p>
          </table:table-cell>
          <table:table-cell table:style-name="ce60" table:formula="of:=(IF([.$A12]*[.M$11]&lt;=[.$B$3];[.$A12]*[.M$11]*[.$B$4];IF(AND([.$A12]*[.M$11]&gt;[.$B$3];[.$A12]*[.M$11]&lt;=[.$C$3]);[.$A12]*[.M$11]*[.$C$4];IF(AND([.$A12]*[.M$11]&gt;[.$C$3];[.$A12]*[.M$11]&lt;[.$D$3]);[.$A12]*[.M$11]*[.$D$4];[.$A12]*[.M$11]*[.$E$4]))))*[.$F$4]" office:value-type="float" office:value="8557.97699048179" calcext:value-type="float">
            <text:p>8.558 </text:p>
          </table:table-cell>
          <table:table-cell table:style-name="ce60" table:formula="of:=(IF([.$A12]*[.N$11]&lt;=[.$B$3];[.$A12]*[.N$11]*[.$B$4];IF(AND([.$A12]*[.N$11]&gt;[.$B$3];[.$A12]*[.N$11]&lt;=[.$C$3]);[.$A12]*[.N$11]*[.$C$4];IF(AND([.$A12]*[.N$11]&gt;[.$C$3];[.$A12]*[.N$11]&lt;[.$D$3]);[.$A12]*[.N$11]*[.$D$4];[.$A12]*[.N$11]*[.$E$4]))))*[.$F$4]" office:value-type="float" office:value="9128.50878984725" calcext:value-type="float">
            <text:p>9.129 </text:p>
          </table:table-cell>
          <table:table-cell table:style-name="ce60" table:formula="of:=(IF([.$A12]*[.O$11]&lt;=[.$B$3];[.$A12]*[.O$11]*[.$B$4];IF(AND([.$A12]*[.O$11]&gt;[.$B$3];[.$A12]*[.O$11]&lt;=[.$C$3]);[.$A12]*[.O$11]*[.$C$4];IF(AND([.$A12]*[.O$11]&gt;[.$C$3];[.$A12]*[.O$11]&lt;[.$D$3]);[.$A12]*[.O$11]*[.$D$4];[.$A12]*[.O$11]*[.$E$4]))))*[.$F$4]" office:value-type="float" office:value="9393.74391207041" calcext:value-type="float">
            <text:p>9.394 </text:p>
          </table:table-cell>
          <table:table-cell table:style-name="ce60" table:formula="of:=(IF([.$A12]*[.P$11]&lt;=[.$B$3];[.$A12]*[.P$11]*[.$B$4];IF(AND([.$A12]*[.P$11]&gt;[.$B$3];[.$A12]*[.P$11]&lt;=[.$C$3]);[.$A12]*[.P$11]*[.$C$4];IF(AND([.$A12]*[.P$11]&gt;[.$C$3];[.$A12]*[.P$11]&lt;[.$D$3]);[.$A12]*[.P$11]*[.$D$4];[.$A12]*[.P$11]*[.$E$4]))))*[.$F$4]" office:value-type="float" office:value="9946.31708336867" calcext:value-type="float">
            <text:p>9.946 </text:p>
          </table:table-cell>
          <table:table-cell table:style-name="ce60" table:formula="of:=(IF([.$A12]*[.Q$11]&lt;=[.$B$3];[.$A12]*[.Q$11]*[.$B$4];IF(AND([.$A12]*[.Q$11]&gt;[.$B$3];[.$A12]*[.Q$11]&lt;=[.$C$3]);[.$A12]*[.Q$11]*[.$C$4];IF(AND([.$A12]*[.Q$11]&gt;[.$C$3];[.$A12]*[.Q$11]&lt;[.$D$3]);[.$A12]*[.Q$11]*[.$D$4];[.$A12]*[.Q$11]*[.$E$4]))))*[.$F$4]" office:value-type="float" office:value="10498.8902546669" calcext:value-type="float">
            <text:p>10.499 </text:p>
          </table:table-cell>
          <table:table-cell table:style-name="ce60" table:formula="of:=(IF([.$A12]*[.R$11]&lt;=[.$B$3];[.$A12]*[.R$11]*[.$B$4];IF(AND([.$A12]*[.R$11]&gt;[.$B$3];[.$A12]*[.R$11]&lt;=[.$C$3]);[.$A12]*[.R$11]*[.$C$4];IF(AND([.$A12]*[.R$11]&gt;[.$C$3];[.$A12]*[.R$11]&lt;[.$D$3]);[.$A12]*[.R$11]*[.$D$4];[.$A12]*[.R$11]*[.$E$4]))))*[.$F$4]" office:value-type="float" office:value="11051.4634259652" calcext:value-type="float">
            <text:p>11.051 </text:p>
          </table:table-cell>
          <table:table-cell table:style-name="ce67" office:value-type="float" office:value="2" calcext:value-type="float">
            <text:p>2,00 </text:p>
          </table:table-cell>
          <table:table-cell table:number-columns-repeated="45"/>
        </table:table-row>
        <table:table-row table:style-name="ro1">
          <table:table-cell table:style-name="ce67" table:formula="of:=+[.A12]+0.5" office:value-type="float" office:value="2.5" calcext:value-type="float">
            <text:p>2,50 </text:p>
          </table:table-cell>
          <table:table-cell table:style-name="ce49" table:formula="of:=(IF([.$A13]*[.B$11]&lt;=[.$B$3];[.$A13]*[.B$11]*[.$B$4];IF(AND([.$A13]*[.B$11]&gt;[.$B$3];[.$A13]*[.B$11]&lt;=[.$C$3]);[.$A13]*[.B$11]*[.$C$4];IF(AND([.$A13]*[.B$11]&gt;[.$C$3];[.$A13]*[.B$11]&lt;[.$D$3]);[.$A13]*[.B$11]*[.$D$4];[.$A13]*[.B$11]*[.$E$4]))))*[.$F$4]" office:value-type="float" office:value="3004.27782250863" calcext:value-type="float">
            <text:p>3.004 </text:p>
          </table:table-cell>
          <table:table-cell table:style-name="ce61" table:formula="of:=(IF([.$A13]*[.C$11]&lt;=[.$B$3];[.$A13]*[.C$11]*[.$B$4];IF(AND([.$A13]*[.C$11]&gt;[.$B$3];[.$A13]*[.C$11]&lt;=[.$C$3]);[.$A13]*[.C$11]*[.$C$4];IF(AND([.$A13]*[.C$11]&gt;[.$C$3];[.$A13]*[.C$11]&lt;[.$D$3]);[.$A13]*[.C$11]*[.$D$4];[.$A13]*[.C$11]*[.$E$4]))))*[.$F$4]" office:value-type="float" office:value="3755.34727813579" calcext:value-type="float">
            <text:p>3.755 </text:p>
          </table:table-cell>
          <table:table-cell table:style-name="ce61" table:formula="of:=(IF([.$A13]*[.D$11]&lt;=[.$B$3];[.$A13]*[.D$11]*[.$B$4];IF(AND([.$A13]*[.D$11]&gt;[.$B$3];[.$A13]*[.D$11]&lt;=[.$C$3]);[.$A13]*[.D$11]*[.$C$4];IF(AND([.$A13]*[.D$11]&gt;[.$C$3];[.$A13]*[.D$11]&lt;[.$D$3]);[.$A13]*[.D$11]*[.$D$4];[.$A13]*[.D$11]*[.$E$4]))))*[.$F$4]" office:value-type="float" office:value="4506.41673376295" calcext:value-type="float">
            <text:p>4.506 </text:p>
          </table:table-cell>
          <table:table-cell table:style-name="ce61" table:formula="of:=(IF([.$A13]*[.E$11]&lt;=[.$B$3];[.$A13]*[.E$11]*[.$B$4];IF(AND([.$A13]*[.E$11]&gt;[.$B$3];[.$A13]*[.E$11]&lt;=[.$C$3]);[.$A13]*[.E$11]*[.$C$4];IF(AND([.$A13]*[.E$11]&gt;[.$C$3];[.$A13]*[.E$11]&lt;[.$D$3]);[.$A13]*[.E$11]*[.$D$4];[.$A13]*[.E$11]*[.$E$4]))))*[.$F$4]" office:value-type="float" office:value="5257.48618939011" calcext:value-type="float">
            <text:p>5.257 </text:p>
          </table:table-cell>
          <table:table-cell table:style-name="ce61" table:formula="of:=(IF([.$A13]*[.F$11]&lt;=[.$B$3];[.$A13]*[.F$11]*[.$B$4];IF(AND([.$A13]*[.F$11]&gt;[.$B$3];[.$A13]*[.F$11]&lt;=[.$C$3]);[.$A13]*[.F$11]*[.$C$4];IF(AND([.$A13]*[.F$11]&gt;[.$C$3];[.$A13]*[.F$11]&lt;[.$D$3]);[.$A13]*[.F$11]*[.$D$4];[.$A13]*[.F$11]*[.$E$4]))))*[.$F$4]" office:value-type="float" office:value="6008.55564501727" calcext:value-type="float">
            <text:p>6.009 </text:p>
          </table:table-cell>
          <table:table-cell table:style-name="ce61" table:formula="of:=(IF([.$A13]*[.G$11]&lt;=[.$B$3];[.$A13]*[.G$11]*[.$B$4];IF(AND([.$A13]*[.G$11]&gt;[.$B$3];[.$A13]*[.G$11]&lt;=[.$C$3]);[.$A13]*[.G$11]*[.$C$4];IF(AND([.$A13]*[.G$11]&gt;[.$C$3];[.$A13]*[.G$11]&lt;[.$D$3]);[.$A13]*[.G$11]*[.$D$4];[.$A13]*[.G$11]*[.$E$4]))))*[.$F$4]" office:value-type="float" office:value="6759.62510064443" calcext:value-type="float">
            <text:p>6.760 </text:p>
          </table:table-cell>
          <table:table-cell table:style-name="ce61" table:formula="of:=(IF([.$A13]*[.H$11]&lt;=[.$B$3];[.$A13]*[.H$11]*[.$B$4];IF(AND([.$A13]*[.H$11]&gt;[.$B$3];[.$A13]*[.H$11]&lt;=[.$C$3]);[.$A13]*[.H$11]*[.$C$4];IF(AND([.$A13]*[.H$11]&gt;[.$C$3];[.$A13]*[.H$11]&lt;[.$D$3]);[.$A13]*[.H$11]*[.$D$4];[.$A13]*[.H$11]*[.$E$4]))))*[.$F$4]" office:value-type="float" office:value="7131.64749206816" calcext:value-type="float">
            <text:p>7.132 </text:p>
          </table:table-cell>
          <table:table-cell table:style-name="ce61" table:formula="of:=(IF([.$A13]*[.I$11]&lt;=[.$B$3];[.$A13]*[.I$11]*[.$B$4];IF(AND([.$A13]*[.I$11]&gt;[.$B$3];[.$A13]*[.I$11]&lt;=[.$C$3]);[.$A13]*[.I$11]*[.$C$4];IF(AND([.$A13]*[.I$11]&gt;[.$C$3];[.$A13]*[.I$11]&lt;[.$D$3]);[.$A13]*[.I$11]*[.$D$4];[.$A13]*[.I$11]*[.$E$4]))))*[.$F$4]" office:value-type="float" office:value="7844.81224127498" calcext:value-type="float">
            <text:p>7.845 </text:p>
          </table:table-cell>
          <table:table-cell table:style-name="ce61" table:formula="of:=(IF([.$A13]*[.J$11]&lt;=[.$B$3];[.$A13]*[.J$11]*[.$B$4];IF(AND([.$A13]*[.J$11]&gt;[.$B$3];[.$A13]*[.J$11]&lt;=[.$C$3]);[.$A13]*[.J$11]*[.$C$4];IF(AND([.$A13]*[.J$11]&gt;[.$C$3];[.$A13]*[.J$11]&lt;[.$D$3]);[.$A13]*[.J$11]*[.$D$4];[.$A13]*[.J$11]*[.$E$4]))))*[.$F$4]" office:value-type="float" office:value="8557.97699048179" calcext:value-type="float">
            <text:p>8.558 </text:p>
          </table:table-cell>
          <table:table-cell table:style-name="ce61" table:formula="of:=(IF([.$A13]*[.K$11]&lt;=[.$B$3];[.$A13]*[.K$11]*[.$B$4];IF(AND([.$A13]*[.K$11]&gt;[.$B$3];[.$A13]*[.K$11]&lt;=[.$C$3]);[.$A13]*[.K$11]*[.$C$4];IF(AND([.$A13]*[.K$11]&gt;[.$C$3];[.$A13]*[.K$11]&lt;[.$D$3]);[.$A13]*[.K$11]*[.$D$4];[.$A13]*[.K$11]*[.$E$4]))))*[.$F$4]" office:value-type="float" office:value="8979.31403359672" calcext:value-type="float">
            <text:p>8.979 </text:p>
          </table:table-cell>
          <table:table-cell table:style-name="ce61" table:formula="of:=(IF([.$A13]*[.L$11]&lt;=[.$B$3];[.$A13]*[.L$11]*[.$B$4];IF(AND([.$A13]*[.L$11]&gt;[.$B$3];[.$A13]*[.L$11]&lt;=[.$C$3]);[.$A13]*[.L$11]*[.$C$4];IF(AND([.$A13]*[.L$11]&gt;[.$C$3];[.$A13]*[.L$11]&lt;[.$D$3]);[.$A13]*[.L$11]*[.$D$4];[.$A13]*[.L$11]*[.$E$4]))))*[.$F$4]" office:value-type="float" office:value="9670.03049771954" calcext:value-type="float">
            <text:p>9.670 </text:p>
          </table:table-cell>
          <table:table-cell table:style-name="ce61" table:formula="of:=(IF([.$A13]*[.M$11]&lt;=[.$B$3];[.$A13]*[.M$11]*[.$B$4];IF(AND([.$A13]*[.M$11]&gt;[.$B$3];[.$A13]*[.M$11]&lt;=[.$C$3]);[.$A13]*[.M$11]*[.$C$4];IF(AND([.$A13]*[.M$11]&gt;[.$C$3];[.$A13]*[.M$11]&lt;[.$D$3]);[.$A13]*[.M$11]*[.$D$4];[.$A13]*[.M$11]*[.$E$4]))))*[.$F$4]" office:value-type="float" office:value="10360.7469618424" calcext:value-type="float">
            <text:p>10.361 </text:p>
          </table:table-cell>
          <table:table-cell table:style-name="ce61" table:formula="of:=(IF([.$A13]*[.N$11]&lt;=[.$B$3];[.$A13]*[.N$11]*[.$B$4];IF(AND([.$A13]*[.N$11]&gt;[.$B$3];[.$A13]*[.N$11]&lt;=[.$C$3]);[.$A13]*[.N$11]*[.$C$4];IF(AND([.$A13]*[.N$11]&gt;[.$C$3];[.$A13]*[.N$11]&lt;[.$D$3]);[.$A13]*[.N$11]*[.$D$4];[.$A13]*[.N$11]*[.$E$4]))))*[.$F$4]" office:value-type="float" office:value="11051.4634259652" calcext:value-type="float">
            <text:p>11.051 </text:p>
          </table:table-cell>
          <table:table-cell table:style-name="ce61" table:formula="of:=(IF([.$A13]*[.O$11]&lt;=[.$B$3];[.$A13]*[.O$11]*[.$B$4];IF(AND([.$A13]*[.O$11]&gt;[.$B$3];[.$A13]*[.O$11]&lt;=[.$C$3]);[.$A13]*[.O$11]*[.$C$4];IF(AND([.$A13]*[.O$11]&gt;[.$C$3];[.$A13]*[.O$11]&lt;[.$D$3]);[.$A13]*[.O$11]*[.$D$4];[.$A13]*[.O$11]*[.$E$4]))))*[.$F$4]" office:value-type="float" office:value="11742.179890088" calcext:value-type="float">
            <text:p>11.742 </text:p>
          </table:table-cell>
          <table:table-cell table:style-name="ce61" table:formula="of:=(IF([.$A13]*[.P$11]&lt;=[.$B$3];[.$A13]*[.P$11]*[.$B$4];IF(AND([.$A13]*[.P$11]&gt;[.$B$3];[.$A13]*[.P$11]&lt;=[.$C$3]);[.$A13]*[.P$11]*[.$C$4];IF(AND([.$A13]*[.P$11]&gt;[.$C$3];[.$A13]*[.P$11]&lt;[.$D$3]);[.$A13]*[.P$11]*[.$D$4];[.$A13]*[.P$11]*[.$E$4]))))*[.$F$4]" office:value-type="float" office:value="12041.5461057732" calcext:value-type="float">
            <text:p>12.042 </text:p>
          </table:table-cell>
          <table:table-cell table:style-name="ce61" table:formula="of:=(IF([.$A13]*[.Q$11]&lt;=[.$B$3];[.$A13]*[.Q$11]*[.$B$4];IF(AND([.$A13]*[.Q$11]&gt;[.$B$3];[.$A13]*[.Q$11]&lt;=[.$C$3]);[.$A13]*[.Q$11]*[.$C$4];IF(AND([.$A13]*[.Q$11]&gt;[.$C$3];[.$A13]*[.Q$11]&lt;[.$D$3]);[.$A13]*[.Q$11]*[.$D$4];[.$A13]*[.Q$11]*[.$E$4]))))*[.$F$4]" office:value-type="float" office:value="12710.5208894273" calcext:value-type="float">
            <text:p>12.711 </text:p>
          </table:table-cell>
          <table:table-cell table:style-name="ce61" table:formula="of:=(IF([.$A13]*[.R$11]&lt;=[.$B$3];[.$A13]*[.R$11]*[.$B$4];IF(AND([.$A13]*[.R$11]&gt;[.$B$3];[.$A13]*[.R$11]&lt;=[.$C$3]);[.$A13]*[.R$11]*[.$C$4];IF(AND([.$A13]*[.R$11]&gt;[.$C$3];[.$A13]*[.R$11]&lt;[.$D$3]);[.$A13]*[.R$11]*[.$D$4];[.$A13]*[.R$11]*[.$E$4]))))*[.$F$4]" office:value-type="float" office:value="13379.4956730813" calcext:value-type="float">
            <text:p>13.379 </text:p>
          </table:table-cell>
          <table:table-cell table:style-name="ce67" table:formula="of:=+[.S12]+0.5" office:value-type="float" office:value="2.5" calcext:value-type="float">
            <text:p>2,50 </text:p>
          </table:table-cell>
          <table:table-cell table:number-columns-repeated="2"/>
          <table:table-cell table:formula="of:=+11/0.3*11" office:value-type="float" office:value="403.333333333333" calcext:value-type="float">
            <text:p>403,33 </text:p>
          </table:table-cell>
          <table:table-cell table:number-columns-repeated="42"/>
        </table:table-row>
        <table:table-row table:style-name="ro1">
          <table:table-cell table:style-name="ce68" table:formula="of:=+[.A13]+0.5" office:value-type="float" office:value="3" calcext:value-type="float">
            <text:p>3,00 </text:p>
          </table:table-cell>
          <table:table-cell table:style-name="ce50" table:formula="of:=(IF([.$A14]*[.B$11]&lt;=[.$B$3];[.$A14]*[.B$11]*[.$B$4];IF(AND([.$A14]*[.B$11]&gt;[.$B$3];[.$A14]*[.B$11]&lt;=[.$C$3]);[.$A14]*[.B$11]*[.$C$4];IF(AND([.$A14]*[.B$11]&gt;[.$C$3];[.$A14]*[.B$11]&lt;[.$D$3]);[.$A14]*[.B$11]*[.$D$4];[.$A14]*[.B$11]*[.$E$4]))))*[.$F$4]" office:value-type="float" office:value="3605.13338701036" calcext:value-type="float">
            <text:p>3.605 </text:p>
          </table:table-cell>
          <table:table-cell table:style-name="ce62" table:formula="of:=(IF([.$A14]*[.C$11]&lt;=[.$B$3];[.$A14]*[.C$11]*[.$B$4];IF(AND([.$A14]*[.C$11]&gt;[.$B$3];[.$A14]*[.C$11]&lt;=[.$C$3]);[.$A14]*[.C$11]*[.$C$4];IF(AND([.$A14]*[.C$11]&gt;[.$C$3];[.$A14]*[.C$11]&lt;[.$D$3]);[.$A14]*[.C$11]*[.$D$4];[.$A14]*[.C$11]*[.$E$4]))))*[.$F$4]" office:value-type="float" office:value="4506.41673376295" calcext:value-type="float">
            <text:p>4.506 </text:p>
          </table:table-cell>
          <table:table-cell table:style-name="ce62" table:formula="of:=(IF([.$A14]*[.D$11]&lt;=[.$B$3];[.$A14]*[.D$11]*[.$B$4];IF(AND([.$A14]*[.D$11]&gt;[.$B$3];[.$A14]*[.D$11]&lt;=[.$C$3]);[.$A14]*[.D$11]*[.$C$4];IF(AND([.$A14]*[.D$11]&gt;[.$C$3];[.$A14]*[.D$11]&lt;[.$D$3]);[.$A14]*[.D$11]*[.$D$4];[.$A14]*[.D$11]*[.$E$4]))))*[.$F$4]" office:value-type="float" office:value="5407.70008051554" calcext:value-type="float">
            <text:p>5.408 </text:p>
          </table:table-cell>
          <table:table-cell table:style-name="ce62" table:formula="of:=(IF([.$A14]*[.E$11]&lt;=[.$B$3];[.$A14]*[.E$11]*[.$B$4];IF(AND([.$A14]*[.E$11]&gt;[.$B$3];[.$A14]*[.E$11]&lt;=[.$C$3]);[.$A14]*[.E$11]*[.$C$4];IF(AND([.$A14]*[.E$11]&gt;[.$C$3];[.$A14]*[.E$11]&lt;[.$D$3]);[.$A14]*[.E$11]*[.$D$4];[.$A14]*[.E$11]*[.$E$4]))))*[.$F$4]" office:value-type="float" office:value="6308.98342726813" calcext:value-type="float">
            <text:p>6.309 </text:p>
          </table:table-cell>
          <table:table-cell table:style-name="ce62" table:formula="of:=(IF([.$A14]*[.F$11]&lt;=[.$B$3];[.$A14]*[.F$11]*[.$B$4];IF(AND([.$A14]*[.F$11]&gt;[.$B$3];[.$A14]*[.F$11]&lt;=[.$C$3]);[.$A14]*[.F$11]*[.$C$4];IF(AND([.$A14]*[.F$11]&gt;[.$C$3];[.$A14]*[.F$11]&lt;[.$D$3]);[.$A14]*[.F$11]*[.$D$4];[.$A14]*[.F$11]*[.$E$4]))))*[.$F$4]" office:value-type="float" office:value="7210.26677402072" calcext:value-type="float">
            <text:p>7.210 </text:p>
          </table:table-cell>
          <table:table-cell table:style-name="ce62" table:formula="of:=(IF([.$A14]*[.G$11]&lt;=[.$B$3];[.$A14]*[.G$11]*[.$B$4];IF(AND([.$A14]*[.G$11]&gt;[.$B$3];[.$A14]*[.G$11]&lt;=[.$C$3]);[.$A14]*[.G$11]*[.$C$4];IF(AND([.$A14]*[.G$11]&gt;[.$C$3];[.$A14]*[.G$11]&lt;[.$D$3]);[.$A14]*[.G$11]*[.$D$4];[.$A14]*[.G$11]*[.$E$4]))))*[.$F$4]" office:value-type="float" office:value="7702.17929143362" calcext:value-type="float">
            <text:p>7.702 </text:p>
          </table:table-cell>
          <table:table-cell table:style-name="ce62" table:formula="of:=(IF([.$A14]*[.H$11]&lt;=[.$B$3];[.$A14]*[.H$11]*[.$B$4];IF(AND([.$A14]*[.H$11]&gt;[.$B$3];[.$A14]*[.H$11]&lt;=[.$C$3]);[.$A14]*[.H$11]*[.$C$4];IF(AND([.$A14]*[.H$11]&gt;[.$C$3];[.$A14]*[.H$11]&lt;[.$D$3]);[.$A14]*[.H$11]*[.$D$4];[.$A14]*[.H$11]*[.$E$4]))))*[.$F$4]" office:value-type="float" office:value="8557.97699048179" calcext:value-type="float">
            <text:p>8.558 </text:p>
          </table:table-cell>
          <table:table-cell table:style-name="ce62" table:formula="of:=(IF([.$A14]*[.I$11]&lt;=[.$B$3];[.$A14]*[.I$11]*[.$B$4];IF(AND([.$A14]*[.I$11]&gt;[.$B$3];[.$A14]*[.I$11]&lt;=[.$C$3]);[.$A14]*[.I$11]*[.$C$4];IF(AND([.$A14]*[.I$11]&gt;[.$C$3];[.$A14]*[.I$11]&lt;[.$D$3]);[.$A14]*[.I$11]*[.$D$4];[.$A14]*[.I$11]*[.$E$4]))))*[.$F$4]" office:value-type="float" office:value="9117.45732642128" calcext:value-type="float">
            <text:p>9.117 </text:p>
          </table:table-cell>
          <table:table-cell table:style-name="ce62" table:formula="of:=(IF([.$A14]*[.J$11]&lt;=[.$B$3];[.$A14]*[.J$11]*[.$B$4];IF(AND([.$A14]*[.J$11]&gt;[.$B$3];[.$A14]*[.J$11]&lt;=[.$C$3]);[.$A14]*[.J$11]*[.$C$4];IF(AND([.$A14]*[.J$11]&gt;[.$C$3];[.$A14]*[.J$11]&lt;[.$D$3]);[.$A14]*[.J$11]*[.$D$4];[.$A14]*[.J$11]*[.$E$4]))))*[.$F$4]" office:value-type="float" office:value="9946.31708336867" calcext:value-type="float">
            <text:p>9.946 </text:p>
          </table:table-cell>
          <table:table-cell table:style-name="ce62" table:formula="of:=(IF([.$A14]*[.K$11]&lt;=[.$B$3];[.$A14]*[.K$11]*[.$B$4];IF(AND([.$A14]*[.K$11]&gt;[.$B$3];[.$A14]*[.K$11]&lt;=[.$C$3]);[.$A14]*[.K$11]*[.$C$4];IF(AND([.$A14]*[.K$11]&gt;[.$C$3];[.$A14]*[.K$11]&lt;[.$D$3]);[.$A14]*[.K$11]*[.$D$4];[.$A14]*[.K$11]*[.$E$4]))))*[.$F$4]" office:value-type="float" office:value="10775.1768403161" calcext:value-type="float">
            <text:p>10.775 </text:p>
          </table:table-cell>
          <table:table-cell table:style-name="ce62" table:formula="of:=(IF([.$A14]*[.L$11]&lt;=[.$B$3];[.$A14]*[.L$11]*[.$B$4];IF(AND([.$A14]*[.L$11]&gt;[.$B$3];[.$A14]*[.L$11]&lt;=[.$C$3]);[.$A14]*[.L$11]*[.$C$4];IF(AND([.$A14]*[.L$11]&gt;[.$C$3];[.$A14]*[.L$11]&lt;[.$D$3]);[.$A14]*[.L$11]*[.$D$4];[.$A14]*[.L$11]*[.$E$4]))))*[.$F$4]" office:value-type="float" office:value="11604.0365972635" calcext:value-type="float">
            <text:p>11.604 </text:p>
          </table:table-cell>
          <table:table-cell table:style-name="ce62" table:formula="of:=(IF([.$A14]*[.M$11]&lt;=[.$B$3];[.$A14]*[.M$11]*[.$B$4];IF(AND([.$A14]*[.M$11]&gt;[.$B$3];[.$A14]*[.M$11]&lt;=[.$C$3]);[.$A14]*[.M$11]*[.$C$4];IF(AND([.$A14]*[.M$11]&gt;[.$C$3];[.$A14]*[.M$11]&lt;[.$D$3]);[.$A14]*[.M$11]*[.$D$4];[.$A14]*[.M$11]*[.$E$4]))))*[.$F$4]" office:value-type="float" office:value="12041.5461057732" calcext:value-type="float">
            <text:p>12.042 </text:p>
          </table:table-cell>
          <table:table-cell table:style-name="ce62" table:formula="of:=(IF([.$A14]*[.N$11]&lt;=[.$B$3];[.$A14]*[.N$11]*[.$B$4];IF(AND([.$A14]*[.N$11]&gt;[.$B$3];[.$A14]*[.N$11]&lt;=[.$C$3]);[.$A14]*[.N$11]*[.$C$4];IF(AND([.$A14]*[.N$11]&gt;[.$C$3];[.$A14]*[.N$11]&lt;[.$D$3]);[.$A14]*[.N$11]*[.$D$4];[.$A14]*[.N$11]*[.$E$4]))))*[.$F$4]" office:value-type="float" office:value="12844.3158461581" calcext:value-type="float">
            <text:p>12.844 </text:p>
          </table:table-cell>
          <table:table-cell table:style-name="ce62" table:formula="of:=(IF([.$A14]*[.O$11]&lt;=[.$B$3];[.$A14]*[.O$11]*[.$B$4];IF(AND([.$A14]*[.O$11]&gt;[.$B$3];[.$A14]*[.O$11]&lt;=[.$C$3]);[.$A14]*[.O$11]*[.$C$4];IF(AND([.$A14]*[.O$11]&gt;[.$C$3];[.$A14]*[.O$11]&lt;[.$D$3]);[.$A14]*[.O$11]*[.$D$4];[.$A14]*[.O$11]*[.$E$4]))))*[.$F$4]" office:value-type="float" office:value="13647.085586543" calcext:value-type="float">
            <text:p>13.647 </text:p>
          </table:table-cell>
          <table:table-cell table:style-name="ce62" table:formula="of:=(IF([.$A14]*[.P$11]&lt;=[.$B$3];[.$A14]*[.P$11]*[.$B$4];IF(AND([.$A14]*[.P$11]&gt;[.$B$3];[.$A14]*[.P$11]&lt;=[.$C$3]);[.$A14]*[.P$11]*[.$C$4];IF(AND([.$A14]*[.P$11]&gt;[.$C$3];[.$A14]*[.P$11]&lt;[.$D$3]);[.$A14]*[.P$11]*[.$D$4];[.$A14]*[.P$11]*[.$E$4]))))*[.$F$4]" office:value-type="float" office:value="14449.8553269279" calcext:value-type="float">
            <text:p>14.450 </text:p>
          </table:table-cell>
          <table:table-cell table:style-name="ce62" table:formula="of:=(IF([.$A14]*[.Q$11]&lt;=[.$B$3];[.$A14]*[.Q$11]*[.$B$4];IF(AND([.$A14]*[.Q$11]&gt;[.$B$3];[.$A14]*[.Q$11]&lt;=[.$C$3]);[.$A14]*[.Q$11]*[.$C$4];IF(AND([.$A14]*[.Q$11]&gt;[.$C$3];[.$A14]*[.Q$11]&lt;[.$D$3]);[.$A14]*[.Q$11]*[.$D$4];[.$A14]*[.Q$11]*[.$E$4]))))*[.$F$4]" office:value-type="float" office:value="15252.6250673127" calcext:value-type="float">
            <text:p>15.253 </text:p>
          </table:table-cell>
          <table:table-cell table:style-name="ce62" table:formula="of:=(IF([.$A14]*[.R$11]&lt;=[.$B$3];[.$A14]*[.R$11]*[.$B$4];IF(AND([.$A14]*[.R$11]&gt;[.$B$3];[.$A14]*[.R$11]&lt;=[.$C$3]);[.$A14]*[.R$11]*[.$C$4];IF(AND([.$A14]*[.R$11]&gt;[.$C$3];[.$A14]*[.R$11]&lt;[.$D$3]);[.$A14]*[.R$11]*[.$D$4];[.$A14]*[.R$11]*[.$E$4]))))*[.$F$4]" office:value-type="float" office:value="16055.3948076976" calcext:value-type="float">
            <text:p>16.055 </text:p>
          </table:table-cell>
          <table:table-cell table:style-name="ce68" table:formula="of:=+[.S13]+0.5" office:value-type="float" office:value="3" calcext:value-type="float">
            <text:p>3,00 </text:p>
          </table:table-cell>
          <table:table-cell table:number-columns-repeated="2"/>
          <table:table-cell table:formula="of:=+[.V13]+[.E13]" office:value-type="float" office:value="5660.81952272344" calcext:value-type="float">
            <text:p>5.660,82 </text:p>
          </table:table-cell>
          <table:table-cell table:number-columns-repeated="42"/>
        </table:table-row>
        <table:table-row table:style-name="ro1">
          <table:table-cell table:style-name="ce67" table:formula="of:=+[.A14]+0.5" office:value-type="float" office:value="3.5" calcext:value-type="float">
            <text:p>3,50 </text:p>
          </table:table-cell>
          <table:table-cell table:style-name="ce49" table:formula="of:=(IF([.$A15]*[.B$11]&lt;=[.$B$3];[.$A15]*[.B$11]*[.$B$4];IF(AND([.$A15]*[.B$11]&gt;[.$B$3];[.$A15]*[.B$11]&lt;=[.$C$3]);[.$A15]*[.B$11]*[.$C$4];IF(AND([.$A15]*[.B$11]&gt;[.$C$3];[.$A15]*[.B$11]&lt;[.$D$3]);[.$A15]*[.B$11]*[.$D$4];[.$A15]*[.B$11]*[.$E$4]))))*[.$F$4]" office:value-type="float" office:value="4205.98895151209" calcext:value-type="float">
            <text:p>4.206 </text:p>
          </table:table-cell>
          <table:table-cell table:style-name="ce61" table:formula="of:=(IF([.$A15]*[.C$11]&lt;=[.$B$3];[.$A15]*[.C$11]*[.$B$4];IF(AND([.$A15]*[.C$11]&gt;[.$B$3];[.$A15]*[.C$11]&lt;=[.$C$3]);[.$A15]*[.C$11]*[.$C$4];IF(AND([.$A15]*[.C$11]&gt;[.$C$3];[.$A15]*[.C$11]&lt;[.$D$3]);[.$A15]*[.C$11]*[.$D$4];[.$A15]*[.C$11]*[.$E$4]))))*[.$F$4]" office:value-type="float" office:value="5257.48618939011" calcext:value-type="float">
            <text:p>5.257 </text:p>
          </table:table-cell>
          <table:table-cell table:style-name="ce61" table:formula="of:=(IF([.$A15]*[.D$11]&lt;=[.$B$3];[.$A15]*[.D$11]*[.$B$4];IF(AND([.$A15]*[.D$11]&gt;[.$B$3];[.$A15]*[.D$11]&lt;=[.$C$3]);[.$A15]*[.D$11]*[.$C$4];IF(AND([.$A15]*[.D$11]&gt;[.$C$3];[.$A15]*[.D$11]&lt;[.$D$3]);[.$A15]*[.D$11]*[.$D$4];[.$A15]*[.D$11]*[.$E$4]))))*[.$F$4]" office:value-type="float" office:value="6308.98342726813" calcext:value-type="float">
            <text:p>6.309 </text:p>
          </table:table-cell>
          <table:table-cell table:style-name="ce61" table:formula="of:=(IF([.$A15]*[.E$11]&lt;=[.$B$3];[.$A15]*[.E$11]*[.$B$4];IF(AND([.$A15]*[.E$11]&gt;[.$B$3];[.$A15]*[.E$11]&lt;=[.$C$3]);[.$A15]*[.E$11]*[.$C$4];IF(AND([.$A15]*[.E$11]&gt;[.$C$3];[.$A15]*[.E$11]&lt;[.$D$3]);[.$A15]*[.E$11]*[.$D$4];[.$A15]*[.E$11]*[.$E$4]))))*[.$F$4]" office:value-type="float" office:value="6989.0145422268" calcext:value-type="float">
            <text:p>6.989 </text:p>
          </table:table-cell>
          <table:table-cell table:style-name="ce61" table:formula="of:=(IF([.$A15]*[.F$11]&lt;=[.$B$3];[.$A15]*[.F$11]*[.$B$4];IF(AND([.$A15]*[.F$11]&gt;[.$B$3];[.$A15]*[.F$11]&lt;=[.$C$3]);[.$A15]*[.F$11]*[.$C$4];IF(AND([.$A15]*[.F$11]&gt;[.$C$3];[.$A15]*[.F$11]&lt;[.$D$3]);[.$A15]*[.F$11]*[.$D$4];[.$A15]*[.F$11]*[.$E$4]))))*[.$F$4]" office:value-type="float" office:value="7987.44519111634" calcext:value-type="float">
            <text:p>7.987 </text:p>
          </table:table-cell>
          <table:table-cell table:style-name="ce61" table:formula="of:=(IF([.$A15]*[.G$11]&lt;=[.$B$3];[.$A15]*[.G$11]*[.$B$4];IF(AND([.$A15]*[.G$11]&gt;[.$B$3];[.$A15]*[.G$11]&lt;=[.$C$3]);[.$A15]*[.G$11]*[.$C$4];IF(AND([.$A15]*[.G$11]&gt;[.$C$3];[.$A15]*[.G$11]&lt;[.$D$3]);[.$A15]*[.G$11]*[.$D$4];[.$A15]*[.G$11]*[.$E$4]))))*[.$F$4]" office:value-type="float" office:value="8985.87584000589" calcext:value-type="float">
            <text:p>8.986 </text:p>
          </table:table-cell>
          <table:table-cell table:style-name="ce61" table:formula="of:=(IF([.$A15]*[.H$11]&lt;=[.$B$3];[.$A15]*[.H$11]*[.$B$4];IF(AND([.$A15]*[.H$11]&gt;[.$B$3];[.$A15]*[.H$11]&lt;=[.$C$3]);[.$A15]*[.H$11]*[.$C$4];IF(AND([.$A15]*[.H$11]&gt;[.$C$3];[.$A15]*[.H$11]&lt;[.$D$3]);[.$A15]*[.H$11]*[.$D$4];[.$A15]*[.H$11]*[.$E$4]))))*[.$F$4]" office:value-type="float" office:value="9670.03049771954" calcext:value-type="float">
            <text:p>9.670 </text:p>
          </table:table-cell>
          <table:table-cell table:style-name="ce61" table:formula="of:=(IF([.$A15]*[.I$11]&lt;=[.$B$3];[.$A15]*[.I$11]*[.$B$4];IF(AND([.$A15]*[.I$11]&gt;[.$B$3];[.$A15]*[.I$11]&lt;=[.$C$3]);[.$A15]*[.I$11]*[.$C$4];IF(AND([.$A15]*[.I$11]&gt;[.$C$3];[.$A15]*[.I$11]&lt;[.$D$3]);[.$A15]*[.I$11]*[.$D$4];[.$A15]*[.I$11]*[.$E$4]))))*[.$F$4]" office:value-type="float" office:value="10637.0335474915" calcext:value-type="float">
            <text:p>10.637 </text:p>
          </table:table-cell>
          <table:table-cell table:style-name="ce61" table:formula="of:=(IF([.$A15]*[.J$11]&lt;=[.$B$3];[.$A15]*[.J$11]*[.$B$4];IF(AND([.$A15]*[.J$11]&gt;[.$B$3];[.$A15]*[.J$11]&lt;=[.$C$3]);[.$A15]*[.J$11]*[.$C$4];IF(AND([.$A15]*[.J$11]&gt;[.$C$3];[.$A15]*[.J$11]&lt;[.$D$3]);[.$A15]*[.J$11]*[.$D$4];[.$A15]*[.J$11]*[.$E$4]))))*[.$F$4]" office:value-type="float" office:value="11604.0365972635" calcext:value-type="float">
            <text:p>11.604 </text:p>
          </table:table-cell>
          <table:table-cell table:style-name="ce61" table:formula="of:=(IF([.$A15]*[.K$11]&lt;=[.$B$3];[.$A15]*[.K$11]*[.$B$4];IF(AND([.$A15]*[.K$11]&gt;[.$B$3];[.$A15]*[.K$11]&lt;=[.$C$3]);[.$A15]*[.K$11]*[.$C$4];IF(AND([.$A15]*[.K$11]&gt;[.$C$3];[.$A15]*[.K$11]&lt;[.$D$3]);[.$A15]*[.K$11]*[.$D$4];[.$A15]*[.K$11]*[.$E$4]))))*[.$F$4]" office:value-type="float" office:value="12175.341062504" calcext:value-type="float">
            <text:p>12.175 </text:p>
          </table:table-cell>
          <table:table-cell table:style-name="ce61" table:formula="of:=(IF([.$A15]*[.L$11]&lt;=[.$B$3];[.$A15]*[.L$11]*[.$B$4];IF(AND([.$A15]*[.L$11]&gt;[.$B$3];[.$A15]*[.L$11]&lt;=[.$C$3]);[.$A15]*[.L$11]*[.$C$4];IF(AND([.$A15]*[.L$11]&gt;[.$C$3];[.$A15]*[.L$11]&lt;[.$D$3]);[.$A15]*[.L$11]*[.$D$4];[.$A15]*[.L$11]*[.$E$4]))))*[.$F$4]" office:value-type="float" office:value="13111.9057596197" calcext:value-type="float">
            <text:p>13.112 </text:p>
          </table:table-cell>
          <table:table-cell table:style-name="ce61" table:formula="of:=(IF([.$A15]*[.M$11]&lt;=[.$B$3];[.$A15]*[.M$11]*[.$B$4];IF(AND([.$A15]*[.M$11]&gt;[.$B$3];[.$A15]*[.M$11]&lt;=[.$C$3]);[.$A15]*[.M$11]*[.$C$4];IF(AND([.$A15]*[.M$11]&gt;[.$C$3];[.$A15]*[.M$11]&lt;[.$D$3]);[.$A15]*[.M$11]*[.$D$4];[.$A15]*[.M$11]*[.$E$4]))))*[.$F$4]" office:value-type="float" office:value="14048.4704567354" calcext:value-type="float">
            <text:p>14.048 </text:p>
          </table:table-cell>
          <table:table-cell table:style-name="ce61" table:formula="of:=(IF([.$A15]*[.N$11]&lt;=[.$B$3];[.$A15]*[.N$11]*[.$B$4];IF(AND([.$A15]*[.N$11]&gt;[.$B$3];[.$A15]*[.N$11]&lt;=[.$C$3]);[.$A15]*[.N$11]*[.$C$4];IF(AND([.$A15]*[.N$11]&gt;[.$C$3];[.$A15]*[.N$11]&lt;[.$D$3]);[.$A15]*[.N$11]*[.$D$4];[.$A15]*[.N$11]*[.$E$4]))))*[.$F$4]" office:value-type="float" office:value="14985.0351538511" calcext:value-type="float">
            <text:p>14.985 </text:p>
          </table:table-cell>
          <table:table-cell table:style-name="ce61" table:formula="of:=(IF([.$A15]*[.O$11]&lt;=[.$B$3];[.$A15]*[.O$11]*[.$B$4];IF(AND([.$A15]*[.O$11]&gt;[.$B$3];[.$A15]*[.O$11]&lt;=[.$C$3]);[.$A15]*[.O$11]*[.$C$4];IF(AND([.$A15]*[.O$11]&gt;[.$C$3];[.$A15]*[.O$11]&lt;[.$D$3]);[.$A15]*[.O$11]*[.$D$4];[.$A15]*[.O$11]*[.$E$4]))))*[.$F$4]" office:value-type="float" office:value="15921.5998509668" calcext:value-type="float">
            <text:p>15.922 </text:p>
          </table:table-cell>
          <table:table-cell table:style-name="ce61" table:formula="of:=(IF([.$A15]*[.P$11]&lt;=[.$B$3];[.$A15]*[.P$11]*[.$B$4];IF(AND([.$A15]*[.P$11]&gt;[.$B$3];[.$A15]*[.P$11]&lt;=[.$C$3]);[.$A15]*[.P$11]*[.$C$4];IF(AND([.$A15]*[.P$11]&gt;[.$C$3];[.$A15]*[.P$11]&lt;[.$D$3]);[.$A15]*[.P$11]*[.$D$4];[.$A15]*[.P$11]*[.$E$4]))))*[.$F$4]" office:value-type="float" office:value="16858.1645480825" calcext:value-type="float">
            <text:p>16.858 </text:p>
          </table:table-cell>
          <table:table-cell table:style-name="ce61" table:formula="of:=(IF([.$A15]*[.Q$11]&lt;=[.$B$3];[.$A15]*[.Q$11]*[.$B$4];IF(AND([.$A15]*[.Q$11]&gt;[.$B$3];[.$A15]*[.Q$11]&lt;=[.$C$3]);[.$A15]*[.Q$11]*[.$C$4];IF(AND([.$A15]*[.Q$11]&gt;[.$C$3];[.$A15]*[.Q$11]&lt;[.$D$3]);[.$A15]*[.Q$11]*[.$D$4];[.$A15]*[.Q$11]*[.$E$4]))))*[.$F$4]" office:value-type="float" office:value="17794.7292451982" calcext:value-type="float">
            <text:p>17.795 </text:p>
          </table:table-cell>
          <table:table-cell table:style-name="ce61" table:formula="of:=(IF([.$A15]*[.R$11]&lt;=[.$B$3];[.$A15]*[.R$11]*[.$B$4];IF(AND([.$A15]*[.R$11]&gt;[.$B$3];[.$A15]*[.R$11]&lt;=[.$C$3]);[.$A15]*[.R$11]*[.$C$4];IF(AND([.$A15]*[.R$11]&gt;[.$C$3];[.$A15]*[.R$11]&lt;[.$D$3]);[.$A15]*[.R$11]*[.$D$4];[.$A15]*[.R$11]*[.$E$4]))))*[.$F$4]" office:value-type="float" office:value="18731.2939423139" calcext:value-type="float">
            <text:p>18.731 </text:p>
          </table:table-cell>
          <table:table-cell table:style-name="ce67" table:formula="of:=+[.S14]+0.5" office:value-type="float" office:value="3.5" calcext:value-type="float">
            <text:p>3,50 </text:p>
          </table:table-cell>
          <table:table-cell table:number-columns-repeated="2"/>
          <table:table-cell table:formula="of:=+[.V14]/1.21" office:value-type="float" office:value="4678.3632419202" calcext:value-type="float">
            <text:p>4.678,36 </text:p>
          </table:table-cell>
          <table:table-cell table:number-columns-repeated="42"/>
        </table:table-row>
        <table:table-row table:style-name="ro1">
          <table:table-cell table:style-name="ce69" table:formula="of:=+[.A15]+0.5" office:value-type="float" office:value="4" calcext:value-type="float">
            <text:p>4,00 </text:p>
          </table:table-cell>
          <table:table-cell table:style-name="ce51" table:formula="of:=(IF([.$A16]*[.B$11]&lt;=[.$B$3];[.$A16]*[.B$11]*[.$B$4];IF(AND([.$A16]*[.B$11]&gt;[.$B$3];[.$A16]*[.B$11]&lt;=[.$C$3]);[.$A16]*[.B$11]*[.$C$4];IF(AND([.$A16]*[.B$11]&gt;[.$C$3];[.$A16]*[.B$11]&lt;[.$D$3]);[.$A16]*[.B$11]*[.$D$4];[.$A16]*[.B$11]*[.$E$4]))))*[.$F$4]" office:value-type="float" office:value="4806.84451601382" calcext:value-type="float">
            <text:p>4.807 </text:p>
          </table:table-cell>
          <table:table-cell table:style-name="ce63" table:formula="of:=(IF([.$A16]*[.C$11]&lt;=[.$B$3];[.$A16]*[.C$11]*[.$B$4];IF(AND([.$A16]*[.C$11]&gt;[.$B$3];[.$A16]*[.C$11]&lt;=[.$C$3]);[.$A16]*[.C$11]*[.$C$4];IF(AND([.$A16]*[.C$11]&gt;[.$C$3];[.$A16]*[.C$11]&lt;[.$D$3]);[.$A16]*[.C$11]*[.$D$4];[.$A16]*[.C$11]*[.$E$4]))))*[.$F$4]" office:value-type="float" office:value="6008.55564501727" calcext:value-type="float">
            <text:p>6.009 </text:p>
          </table:table-cell>
          <table:table-cell table:style-name="ce63" table:formula="of:=(IF([.$A16]*[.D$11]&lt;=[.$B$3];[.$A16]*[.D$11]*[.$B$4];IF(AND([.$A16]*[.D$11]&gt;[.$B$3];[.$A16]*[.D$11]&lt;=[.$C$3]);[.$A16]*[.D$11]*[.$C$4];IF(AND([.$A16]*[.D$11]&gt;[.$C$3];[.$A16]*[.D$11]&lt;[.$D$3]);[.$A16]*[.D$11]*[.$D$4];[.$A16]*[.D$11]*[.$E$4]))))*[.$F$4]" office:value-type="float" office:value="7210.26677402072" calcext:value-type="float">
            <text:p>7.210 </text:p>
          </table:table-cell>
          <table:table-cell table:style-name="ce63" table:formula="of:=(IF([.$A16]*[.E$11]&lt;=[.$B$3];[.$A16]*[.E$11]*[.$B$4];IF(AND([.$A16]*[.E$11]&gt;[.$B$3];[.$A16]*[.E$11]&lt;=[.$C$3]);[.$A16]*[.E$11]*[.$C$4];IF(AND([.$A16]*[.E$11]&gt;[.$C$3];[.$A16]*[.E$11]&lt;[.$D$3]);[.$A16]*[.E$11]*[.$D$4];[.$A16]*[.E$11]*[.$E$4]))))*[.$F$4]" office:value-type="float" office:value="7987.44519111634" calcext:value-type="float">
            <text:p>7.987 </text:p>
          </table:table-cell>
          <table:table-cell table:style-name="ce63" table:formula="of:=(IF([.$A16]*[.F$11]&lt;=[.$B$3];[.$A16]*[.F$11]*[.$B$4];IF(AND([.$A16]*[.F$11]&gt;[.$B$3];[.$A16]*[.F$11]&lt;=[.$C$3]);[.$A16]*[.F$11]*[.$C$4];IF(AND([.$A16]*[.F$11]&gt;[.$C$3];[.$A16]*[.F$11]&lt;[.$D$3]);[.$A16]*[.F$11]*[.$D$4];[.$A16]*[.F$11]*[.$E$4]))))*[.$F$4]" office:value-type="float" office:value="9128.50878984725" calcext:value-type="float">
            <text:p>9.129 </text:p>
          </table:table-cell>
          <table:table-cell table:style-name="ce63" table:formula="of:=(IF([.$A16]*[.G$11]&lt;=[.$B$3];[.$A16]*[.G$11]*[.$B$4];IF(AND([.$A16]*[.G$11]&gt;[.$B$3];[.$A16]*[.G$11]&lt;=[.$C$3]);[.$A16]*[.G$11]*[.$C$4];IF(AND([.$A16]*[.G$11]&gt;[.$C$3];[.$A16]*[.G$11]&lt;[.$D$3]);[.$A16]*[.G$11]*[.$D$4];[.$A16]*[.G$11]*[.$E$4]))))*[.$F$4]" office:value-type="float" office:value="9946.31708336867" calcext:value-type="float">
            <text:p>9.946 </text:p>
          </table:table-cell>
          <table:table-cell table:style-name="ce63" table:formula="of:=(IF([.$A16]*[.H$11]&lt;=[.$B$3];[.$A16]*[.H$11]*[.$B$4];IF(AND([.$A16]*[.H$11]&gt;[.$B$3];[.$A16]*[.H$11]&lt;=[.$C$3]);[.$A16]*[.H$11]*[.$C$4];IF(AND([.$A16]*[.H$11]&gt;[.$C$3];[.$A16]*[.H$11]&lt;[.$D$3]);[.$A16]*[.H$11]*[.$D$4];[.$A16]*[.H$11]*[.$E$4]))))*[.$F$4]" office:value-type="float" office:value="11051.4634259652" calcext:value-type="float">
            <text:p>11.051 </text:p>
          </table:table-cell>
          <table:table-cell table:style-name="ce63" table:formula="of:=(IF([.$A16]*[.I$11]&lt;=[.$B$3];[.$A16]*[.I$11]*[.$B$4];IF(AND([.$A16]*[.I$11]&gt;[.$B$3];[.$A16]*[.I$11]&lt;=[.$C$3]);[.$A16]*[.I$11]*[.$C$4];IF(AND([.$A16]*[.I$11]&gt;[.$C$3];[.$A16]*[.I$11]&lt;[.$D$3]);[.$A16]*[.I$11]*[.$D$4];[.$A16]*[.I$11]*[.$E$4]))))*[.$F$4]" office:value-type="float" office:value="11773.9561923116" calcext:value-type="float">
            <text:p>11.774 </text:p>
          </table:table-cell>
          <table:table-cell table:style-name="ce63" table:formula="of:=(IF([.$A16]*[.J$11]&lt;=[.$B$3];[.$A16]*[.J$11]*[.$B$4];IF(AND([.$A16]*[.J$11]&gt;[.$B$3];[.$A16]*[.J$11]&lt;=[.$C$3]);[.$A16]*[.J$11]*[.$C$4];IF(AND([.$A16]*[.J$11]&gt;[.$C$3];[.$A16]*[.J$11]&lt;[.$D$3]);[.$A16]*[.J$11]*[.$D$4];[.$A16]*[.J$11]*[.$E$4]))))*[.$F$4]" office:value-type="float" office:value="12844.3158461581" calcext:value-type="float">
            <text:p>12.844 </text:p>
          </table:table-cell>
          <table:table-cell table:style-name="ce63" table:formula="of:=(IF([.$A16]*[.K$11]&lt;=[.$B$3];[.$A16]*[.K$11]*[.$B$4];IF(AND([.$A16]*[.K$11]&gt;[.$B$3];[.$A16]*[.K$11]&lt;=[.$C$3]);[.$A16]*[.K$11]*[.$C$4];IF(AND([.$A16]*[.K$11]&gt;[.$C$3];[.$A16]*[.K$11]&lt;[.$D$3]);[.$A16]*[.K$11]*[.$D$4];[.$A16]*[.K$11]*[.$E$4]))))*[.$F$4]" office:value-type="float" office:value="13914.6755000046" calcext:value-type="float">
            <text:p>13.915 </text:p>
          </table:table-cell>
          <table:table-cell table:style-name="ce63" table:formula="of:=(IF([.$A16]*[.L$11]&lt;=[.$B$3];[.$A16]*[.L$11]*[.$B$4];IF(AND([.$A16]*[.L$11]&gt;[.$B$3];[.$A16]*[.L$11]&lt;=[.$C$3]);[.$A16]*[.L$11]*[.$C$4];IF(AND([.$A16]*[.L$11]&gt;[.$C$3];[.$A16]*[.L$11]&lt;[.$D$3]);[.$A16]*[.L$11]*[.$D$4];[.$A16]*[.L$11]*[.$E$4]))))*[.$F$4]" office:value-type="float" office:value="14985.0351538511" calcext:value-type="float">
            <text:p>14.985 </text:p>
          </table:table-cell>
          <table:table-cell table:style-name="ce63" table:formula="of:=(IF([.$A16]*[.M$11]&lt;=[.$B$3];[.$A16]*[.M$11]*[.$B$4];IF(AND([.$A16]*[.M$11]&gt;[.$B$3];[.$A16]*[.M$11]&lt;=[.$C$3]);[.$A16]*[.M$11]*[.$C$4];IF(AND([.$A16]*[.M$11]&gt;[.$C$3];[.$A16]*[.M$11]&lt;[.$D$3]);[.$A16]*[.M$11]*[.$D$4];[.$A16]*[.M$11]*[.$E$4]))))*[.$F$4]" office:value-type="float" office:value="16055.3948076976" calcext:value-type="float">
            <text:p>16.055 </text:p>
          </table:table-cell>
          <table:table-cell table:style-name="ce63" table:formula="of:=(IF([.$A16]*[.N$11]&lt;=[.$B$3];[.$A16]*[.N$11]*[.$B$4];IF(AND([.$A16]*[.N$11]&gt;[.$B$3];[.$A16]*[.N$11]&lt;=[.$C$3]);[.$A16]*[.N$11]*[.$C$4];IF(AND([.$A16]*[.N$11]&gt;[.$C$3];[.$A16]*[.N$11]&lt;[.$D$3]);[.$A16]*[.N$11]*[.$D$4];[.$A16]*[.N$11]*[.$E$4]))))*[.$F$4]" office:value-type="float" office:value="17125.7544615441" calcext:value-type="float">
            <text:p>17.126 </text:p>
          </table:table-cell>
          <table:table-cell table:style-name="ce63" table:formula="of:=(IF([.$A16]*[.O$11]&lt;=[.$B$3];[.$A16]*[.O$11]*[.$B$4];IF(AND([.$A16]*[.O$11]&gt;[.$B$3];[.$A16]*[.O$11]&lt;=[.$C$3]);[.$A16]*[.O$11]*[.$C$4];IF(AND([.$A16]*[.O$11]&gt;[.$C$3];[.$A16]*[.O$11]&lt;[.$D$3]);[.$A16]*[.O$11]*[.$D$4];[.$A16]*[.O$11]*[.$E$4]))))*[.$F$4]" office:value-type="float" office:value="18196.1141153906" calcext:value-type="float">
            <text:p>18.196 </text:p>
          </table:table-cell>
          <table:table-cell table:style-name="ce63" table:formula="of:=(IF([.$A16]*[.P$11]&lt;=[.$B$3];[.$A16]*[.P$11]*[.$B$4];IF(AND([.$A16]*[.P$11]&gt;[.$B$3];[.$A16]*[.P$11]&lt;=[.$C$3]);[.$A16]*[.P$11]*[.$C$4];IF(AND([.$A16]*[.P$11]&gt;[.$C$3];[.$A16]*[.P$11]&lt;[.$D$3]);[.$A16]*[.P$11]*[.$D$4];[.$A16]*[.P$11]*[.$E$4]))))*[.$F$4]" office:value-type="float" office:value="19266.4737692371" calcext:value-type="float">
            <text:p>19.266 </text:p>
          </table:table-cell>
          <table:table-cell table:style-name="ce63" table:formula="of:=(IF([.$A16]*[.Q$11]&lt;=[.$B$3];[.$A16]*[.Q$11]*[.$B$4];IF(AND([.$A16]*[.Q$11]&gt;[.$B$3];[.$A16]*[.Q$11]&lt;=[.$C$3]);[.$A16]*[.Q$11]*[.$C$4];IF(AND([.$A16]*[.Q$11]&gt;[.$C$3];[.$A16]*[.Q$11]&lt;[.$D$3]);[.$A16]*[.Q$11]*[.$D$4];[.$A16]*[.Q$11]*[.$E$4]))))*[.$F$4]" office:value-type="float" office:value="20336.8334230836" calcext:value-type="float">
            <text:p>20.337 </text:p>
          </table:table-cell>
          <table:table-cell table:style-name="ce63" table:formula="of:=(IF([.$A16]*[.R$11]&lt;=[.$B$3];[.$A16]*[.R$11]*[.$B$4];IF(AND([.$A16]*[.R$11]&gt;[.$B$3];[.$A16]*[.R$11]&lt;=[.$C$3]);[.$A16]*[.R$11]*[.$C$4];IF(AND([.$A16]*[.R$11]&gt;[.$C$3];[.$A16]*[.R$11]&lt;[.$D$3]);[.$A16]*[.R$11]*[.$D$4];[.$A16]*[.R$11]*[.$E$4]))))*[.$F$4]" office:value-type="float" office:value="21407.1930769302" calcext:value-type="float">
            <text:p>21.407 </text:p>
          </table:table-cell>
          <table:table-cell table:style-name="ce69" table:formula="of:=+[.S15]+0.5" office:value-type="float" office:value="4" calcext:value-type="float">
            <text:p>4,00 </text:p>
          </table:table-cell>
          <table:table-cell table:number-columns-repeated="45"/>
        </table:table-row>
        <table:table-row table:style-name="ro1">
          <table:table-cell table:style-name="ce67" table:formula="of:=+[.A16]+0.5" office:value-type="float" office:value="4.5" calcext:value-type="float">
            <text:p>4,50 </text:p>
          </table:table-cell>
          <table:table-cell table:style-name="ce49" table:formula="of:=(IF([.$A17]*[.B$11]&lt;=[.$B$3];[.$A17]*[.B$11]*[.$B$4];IF(AND([.$A17]*[.B$11]&gt;[.$B$3];[.$A17]*[.B$11]&lt;=[.$C$3]);[.$A17]*[.B$11]*[.$C$4];IF(AND([.$A17]*[.B$11]&gt;[.$C$3];[.$A17]*[.B$11]&lt;[.$D$3]);[.$A17]*[.B$11]*[.$D$4];[.$A17]*[.B$11]*[.$E$4]))))*[.$F$4]" office:value-type="float" office:value="5407.70008051554" calcext:value-type="float">
            <text:p>5.408 </text:p>
          </table:table-cell>
          <table:table-cell table:style-name="ce61" table:formula="of:=(IF([.$A17]*[.C$11]&lt;=[.$B$3];[.$A17]*[.C$11]*[.$B$4];IF(AND([.$A17]*[.C$11]&gt;[.$B$3];[.$A17]*[.C$11]&lt;=[.$C$3]);[.$A17]*[.C$11]*[.$C$4];IF(AND([.$A17]*[.C$11]&gt;[.$C$3];[.$A17]*[.C$11]&lt;[.$D$3]);[.$A17]*[.C$11]*[.$D$4];[.$A17]*[.C$11]*[.$E$4]))))*[.$F$4]" office:value-type="float" office:value="6759.62510064443" calcext:value-type="float">
            <text:p>6.760 </text:p>
          </table:table-cell>
          <table:table-cell table:style-name="ce61" table:formula="of:=(IF([.$A17]*[.D$11]&lt;=[.$B$3];[.$A17]*[.D$11]*[.$B$4];IF(AND([.$A17]*[.D$11]&gt;[.$B$3];[.$A17]*[.D$11]&lt;=[.$C$3]);[.$A17]*[.D$11]*[.$C$4];IF(AND([.$A17]*[.D$11]&gt;[.$C$3];[.$A17]*[.D$11]&lt;[.$D$3]);[.$A17]*[.D$11]*[.$D$4];[.$A17]*[.D$11]*[.$E$4]))))*[.$F$4]" office:value-type="float" office:value="7702.17929143362" calcext:value-type="float">
            <text:p>7.702 </text:p>
          </table:table-cell>
          <table:table-cell table:style-name="ce61" table:formula="of:=(IF([.$A17]*[.E$11]&lt;=[.$B$3];[.$A17]*[.E$11]*[.$B$4];IF(AND([.$A17]*[.E$11]&gt;[.$B$3];[.$A17]*[.E$11]&lt;=[.$C$3]);[.$A17]*[.E$11]*[.$C$4];IF(AND([.$A17]*[.E$11]&gt;[.$C$3];[.$A17]*[.E$11]&lt;[.$D$3]);[.$A17]*[.E$11]*[.$D$4];[.$A17]*[.E$11]*[.$E$4]))))*[.$F$4]" office:value-type="float" office:value="8985.87584000589" calcext:value-type="float">
            <text:p>8.986 </text:p>
          </table:table-cell>
          <table:table-cell table:style-name="ce61" table:formula="of:=(IF([.$A17]*[.F$11]&lt;=[.$B$3];[.$A17]*[.F$11]*[.$B$4];IF(AND([.$A17]*[.F$11]&gt;[.$B$3];[.$A17]*[.F$11]&lt;=[.$C$3]);[.$A17]*[.F$11]*[.$C$4];IF(AND([.$A17]*[.F$11]&gt;[.$C$3];[.$A17]*[.F$11]&lt;[.$D$3]);[.$A17]*[.F$11]*[.$D$4];[.$A17]*[.F$11]*[.$E$4]))))*[.$F$4]" office:value-type="float" office:value="9946.31708336867" calcext:value-type="float">
            <text:p>9.946 </text:p>
          </table:table-cell>
          <table:table-cell table:style-name="ce61" table:formula="of:=(IF([.$A17]*[.G$11]&lt;=[.$B$3];[.$A17]*[.G$11]*[.$B$4];IF(AND([.$A17]*[.G$11]&gt;[.$B$3];[.$A17]*[.G$11]&lt;=[.$C$3]);[.$A17]*[.G$11]*[.$C$4];IF(AND([.$A17]*[.G$11]&gt;[.$C$3];[.$A17]*[.G$11]&lt;[.$D$3]);[.$A17]*[.G$11]*[.$D$4];[.$A17]*[.G$11]*[.$E$4]))))*[.$F$4]" office:value-type="float" office:value="11189.6067187898" calcext:value-type="float">
            <text:p>11.190 </text:p>
          </table:table-cell>
          <table:table-cell table:style-name="ce61" table:formula="of:=(IF([.$A17]*[.H$11]&lt;=[.$B$3];[.$A17]*[.H$11]*[.$B$4];IF(AND([.$A17]*[.H$11]&gt;[.$B$3];[.$A17]*[.H$11]&lt;=[.$C$3]);[.$A17]*[.H$11]*[.$C$4];IF(AND([.$A17]*[.H$11]&gt;[.$C$3];[.$A17]*[.H$11]&lt;[.$D$3]);[.$A17]*[.H$11]*[.$D$4];[.$A17]*[.H$11]*[.$E$4]))))*[.$F$4]" office:value-type="float" office:value="12041.5461057732" calcext:value-type="float">
            <text:p>12.042 </text:p>
          </table:table-cell>
          <table:table-cell table:style-name="ce61" table:formula="of:=(IF([.$A17]*[.I$11]&lt;=[.$B$3];[.$A17]*[.I$11]*[.$B$4];IF(AND([.$A17]*[.I$11]&gt;[.$B$3];[.$A17]*[.I$11]&lt;=[.$C$3]);[.$A17]*[.I$11]*[.$C$4];IF(AND([.$A17]*[.I$11]&gt;[.$C$3];[.$A17]*[.I$11]&lt;[.$D$3]);[.$A17]*[.I$11]*[.$D$4];[.$A17]*[.I$11]*[.$E$4]))))*[.$F$4]" office:value-type="float" office:value="13245.7007163505" calcext:value-type="float">
            <text:p>13.246 </text:p>
          </table:table-cell>
          <table:table-cell table:style-name="ce61" table:formula="of:=(IF([.$A17]*[.J$11]&lt;=[.$B$3];[.$A17]*[.J$11]*[.$B$4];IF(AND([.$A17]*[.J$11]&gt;[.$B$3];[.$A17]*[.J$11]&lt;=[.$C$3]);[.$A17]*[.J$11]*[.$C$4];IF(AND([.$A17]*[.J$11]&gt;[.$C$3];[.$A17]*[.J$11]&lt;[.$D$3]);[.$A17]*[.J$11]*[.$D$4];[.$A17]*[.J$11]*[.$E$4]))))*[.$F$4]" office:value-type="float" office:value="14449.8553269279" calcext:value-type="float">
            <text:p>14.450 </text:p>
          </table:table-cell>
          <table:table-cell table:style-name="ce61" table:formula="of:=(IF([.$A17]*[.K$11]&lt;=[.$B$3];[.$A17]*[.K$11]*[.$B$4];IF(AND([.$A17]*[.K$11]&gt;[.$B$3];[.$A17]*[.K$11]&lt;=[.$C$3]);[.$A17]*[.K$11]*[.$C$4];IF(AND([.$A17]*[.K$11]&gt;[.$C$3];[.$A17]*[.K$11]&lt;[.$D$3]);[.$A17]*[.K$11]*[.$D$4];[.$A17]*[.K$11]*[.$E$4]))))*[.$F$4]" office:value-type="float" office:value="15654.0099375052" calcext:value-type="float">
            <text:p>15.654 </text:p>
          </table:table-cell>
          <table:table-cell table:style-name="ce61" table:formula="of:=(IF([.$A17]*[.L$11]&lt;=[.$B$3];[.$A17]*[.L$11]*[.$B$4];IF(AND([.$A17]*[.L$11]&gt;[.$B$3];[.$A17]*[.L$11]&lt;=[.$C$3]);[.$A17]*[.L$11]*[.$C$4];IF(AND([.$A17]*[.L$11]&gt;[.$C$3];[.$A17]*[.L$11]&lt;[.$D$3]);[.$A17]*[.L$11]*[.$D$4];[.$A17]*[.L$11]*[.$E$4]))))*[.$F$4]" office:value-type="float" office:value="16858.1645480825" calcext:value-type="float">
            <text:p>16.858 </text:p>
          </table:table-cell>
          <table:table-cell table:style-name="ce61" table:formula="of:=(IF([.$A17]*[.M$11]&lt;=[.$B$3];[.$A17]*[.M$11]*[.$B$4];IF(AND([.$A17]*[.M$11]&gt;[.$B$3];[.$A17]*[.M$11]&lt;=[.$C$3]);[.$A17]*[.M$11]*[.$C$4];IF(AND([.$A17]*[.M$11]&gt;[.$C$3];[.$A17]*[.M$11]&lt;[.$D$3]);[.$A17]*[.M$11]*[.$D$4];[.$A17]*[.M$11]*[.$E$4]))))*[.$F$4]" office:value-type="float" office:value="18062.3191586598" calcext:value-type="float">
            <text:p>18.062 </text:p>
          </table:table-cell>
          <table:table-cell table:style-name="ce61" table:formula="of:=(IF([.$A17]*[.N$11]&lt;=[.$B$3];[.$A17]*[.N$11]*[.$B$4];IF(AND([.$A17]*[.N$11]&gt;[.$B$3];[.$A17]*[.N$11]&lt;=[.$C$3]);[.$A17]*[.N$11]*[.$C$4];IF(AND([.$A17]*[.N$11]&gt;[.$C$3];[.$A17]*[.N$11]&lt;[.$D$3]);[.$A17]*[.N$11]*[.$D$4];[.$A17]*[.N$11]*[.$E$4]))))*[.$F$4]" office:value-type="float" office:value="19266.4737692371" calcext:value-type="float">
            <text:p>19.266 </text:p>
          </table:table-cell>
          <table:table-cell table:style-name="ce61" table:formula="of:=(IF([.$A17]*[.O$11]&lt;=[.$B$3];[.$A17]*[.O$11]*[.$B$4];IF(AND([.$A17]*[.O$11]&gt;[.$B$3];[.$A17]*[.O$11]&lt;=[.$C$3]);[.$A17]*[.O$11]*[.$C$4];IF(AND([.$A17]*[.O$11]&gt;[.$C$3];[.$A17]*[.O$11]&lt;[.$D$3]);[.$A17]*[.O$11]*[.$D$4];[.$A17]*[.O$11]*[.$E$4]))))*[.$F$4]" office:value-type="float" office:value="20470.6283798145" calcext:value-type="float">
            <text:p>20.471 </text:p>
          </table:table-cell>
          <table:table-cell table:style-name="ce61" table:formula="of:=(IF([.$A17]*[.P$11]&lt;=[.$B$3];[.$A17]*[.P$11]*[.$B$4];IF(AND([.$A17]*[.P$11]&gt;[.$B$3];[.$A17]*[.P$11]&lt;=[.$C$3]);[.$A17]*[.P$11]*[.$C$4];IF(AND([.$A17]*[.P$11]&gt;[.$C$3];[.$A17]*[.P$11]&lt;[.$D$3]);[.$A17]*[.P$11]*[.$D$4];[.$A17]*[.P$11]*[.$E$4]))))*[.$F$4]" office:value-type="float" office:value="21674.7829903918" calcext:value-type="float">
            <text:p>21.675 </text:p>
          </table:table-cell>
          <table:table-cell table:style-name="ce61" table:formula="of:=(IF([.$A17]*[.Q$11]&lt;=[.$B$3];[.$A17]*[.Q$11]*[.$B$4];IF(AND([.$A17]*[.Q$11]&gt;[.$B$3];[.$A17]*[.Q$11]&lt;=[.$C$3]);[.$A17]*[.Q$11]*[.$C$4];IF(AND([.$A17]*[.Q$11]&gt;[.$C$3];[.$A17]*[.Q$11]&lt;[.$D$3]);[.$A17]*[.Q$11]*[.$D$4];[.$A17]*[.Q$11]*[.$E$4]))))*[.$F$4]" office:value-type="float" office:value="22878.9376009691" calcext:value-type="float">
            <text:p>22.879 </text:p>
          </table:table-cell>
          <table:table-cell table:style-name="ce61" table:formula="of:=(IF([.$A17]*[.R$11]&lt;=[.$B$3];[.$A17]*[.R$11]*[.$B$4];IF(AND([.$A17]*[.R$11]&gt;[.$B$3];[.$A17]*[.R$11]&lt;=[.$C$3]);[.$A17]*[.R$11]*[.$C$4];IF(AND([.$A17]*[.R$11]&gt;[.$C$3];[.$A17]*[.R$11]&lt;[.$D$3]);[.$A17]*[.R$11]*[.$D$4];[.$A17]*[.R$11]*[.$E$4]))))*[.$F$4]" office:value-type="float" office:value="24083.0922115464" calcext:value-type="float">
            <text:p>24.083 </text:p>
          </table:table-cell>
          <table:table-cell table:style-name="ce67" table:formula="of:=+[.S16]+0.5" office:value-type="float" office:value="4.5" calcext:value-type="float">
            <text:p>4,50 </text:p>
          </table:table-cell>
          <table:table-cell/>
          <table:table-cell table:formula="of:=+[.R16]/40" office:value-type="float" office:value="535.179826923254" calcext:value-type="float">
            <text:p>535,18 </text:p>
          </table:table-cell>
          <table:table-cell table:formula="of:=+6912/20" office:value-type="float" office:value="345.6" calcext:value-type="float">
            <text:p>345,60 </text:p>
          </table:table-cell>
          <table:table-cell table:number-columns-repeated="42"/>
        </table:table-row>
        <table:table-row table:style-name="ro1">
          <table:table-cell table:style-name="ce70" table:formula="of:=+[.A17]+0.5" office:value-type="float" office:value="5" calcext:value-type="float">
            <text:p>5,00 </text:p>
          </table:table-cell>
          <table:table-cell table:style-name="ce52" table:formula="of:=(IF([.$A18]*[.B$11]&lt;=[.$B$3];[.$A18]*[.B$11]*[.$B$4];IF(AND([.$A18]*[.B$11]&gt;[.$B$3];[.$A18]*[.B$11]&lt;=[.$C$3]);[.$A18]*[.B$11]*[.$C$4];IF(AND([.$A18]*[.B$11]&gt;[.$C$3];[.$A18]*[.B$11]&lt;[.$D$3]);[.$A18]*[.B$11]*[.$D$4];[.$A18]*[.B$11]*[.$E$4]))))*[.$F$4]" office:value-type="float" office:value="6008.55564501727" calcext:value-type="float">
            <text:p>6.009 </text:p>
          </table:table-cell>
          <table:table-cell table:style-name="ce64" table:formula="of:=(IF([.$A18]*[.C$11]&lt;=[.$B$3];[.$A18]*[.C$11]*[.$B$4];IF(AND([.$A18]*[.C$11]&gt;[.$B$3];[.$A18]*[.C$11]&lt;=[.$C$3]);[.$A18]*[.C$11]*[.$C$4];IF(AND([.$A18]*[.C$11]&gt;[.$C$3];[.$A18]*[.C$11]&lt;[.$D$3]);[.$A18]*[.C$11]*[.$D$4];[.$A18]*[.C$11]*[.$E$4]))))*[.$F$4]" office:value-type="float" office:value="7131.64749206816" calcext:value-type="float">
            <text:p>7.132 </text:p>
          </table:table-cell>
          <table:table-cell table:style-name="ce64" table:formula="of:=(IF([.$A18]*[.D$11]&lt;=[.$B$3];[.$A18]*[.D$11]*[.$B$4];IF(AND([.$A18]*[.D$11]&gt;[.$B$3];[.$A18]*[.D$11]&lt;=[.$C$3]);[.$A18]*[.D$11]*[.$C$4];IF(AND([.$A18]*[.D$11]&gt;[.$C$3];[.$A18]*[.D$11]&lt;[.$D$3]);[.$A18]*[.D$11]*[.$D$4];[.$A18]*[.D$11]*[.$E$4]))))*[.$F$4]" office:value-type="float" office:value="8557.97699048179" calcext:value-type="float">
            <text:p>8.558 </text:p>
          </table:table-cell>
          <table:table-cell table:style-name="ce64" table:formula="of:=(IF([.$A18]*[.E$11]&lt;=[.$B$3];[.$A18]*[.E$11]*[.$B$4];IF(AND([.$A18]*[.E$11]&gt;[.$B$3];[.$A18]*[.E$11]&lt;=[.$C$3]);[.$A18]*[.E$11]*[.$C$4];IF(AND([.$A18]*[.E$11]&gt;[.$C$3];[.$A18]*[.E$11]&lt;[.$D$3]);[.$A18]*[.E$11]*[.$D$4];[.$A18]*[.E$11]*[.$E$4]))))*[.$F$4]" office:value-type="float" office:value="9670.03049771954" calcext:value-type="float">
            <text:p>9.670 </text:p>
          </table:table-cell>
          <table:table-cell table:style-name="ce64" table:formula="of:=(IF([.$A18]*[.F$11]&lt;=[.$B$3];[.$A18]*[.F$11]*[.$B$4];IF(AND([.$A18]*[.F$11]&gt;[.$B$3];[.$A18]*[.F$11]&lt;=[.$C$3]);[.$A18]*[.F$11]*[.$C$4];IF(AND([.$A18]*[.F$11]&gt;[.$C$3];[.$A18]*[.F$11]&lt;[.$D$3]);[.$A18]*[.F$11]*[.$D$4];[.$A18]*[.F$11]*[.$E$4]))))*[.$F$4]" office:value-type="float" office:value="11051.4634259652" calcext:value-type="float">
            <text:p>11.051 </text:p>
          </table:table-cell>
          <table:table-cell table:style-name="ce64" table:formula="of:=(IF([.$A18]*[.G$11]&lt;=[.$B$3];[.$A18]*[.G$11]*[.$B$4];IF(AND([.$A18]*[.G$11]&gt;[.$B$3];[.$A18]*[.G$11]&lt;=[.$C$3]);[.$A18]*[.G$11]*[.$C$4];IF(AND([.$A18]*[.G$11]&gt;[.$C$3];[.$A18]*[.G$11]&lt;[.$D$3]);[.$A18]*[.G$11]*[.$D$4];[.$A18]*[.G$11]*[.$E$4]))))*[.$F$4]" office:value-type="float" office:value="12041.5461057732" calcext:value-type="float">
            <text:p>12.042 </text:p>
          </table:table-cell>
          <table:table-cell table:style-name="ce64" table:formula="of:=(IF([.$A18]*[.H$11]&lt;=[.$B$3];[.$A18]*[.H$11]*[.$B$4];IF(AND([.$A18]*[.H$11]&gt;[.$B$3];[.$A18]*[.H$11]&lt;=[.$C$3]);[.$A18]*[.H$11]*[.$C$4];IF(AND([.$A18]*[.H$11]&gt;[.$C$3];[.$A18]*[.H$11]&lt;[.$D$3]);[.$A18]*[.H$11]*[.$D$4];[.$A18]*[.H$11]*[.$E$4]))))*[.$F$4]" office:value-type="float" office:value="13379.4956730813" calcext:value-type="float">
            <text:p>13.379 </text:p>
          </table:table-cell>
          <table:table-cell table:style-name="ce64" table:formula="of:=(IF([.$A18]*[.I$11]&lt;=[.$B$3];[.$A18]*[.I$11]*[.$B$4];IF(AND([.$A18]*[.I$11]&gt;[.$B$3];[.$A18]*[.I$11]&lt;=[.$C$3]);[.$A18]*[.I$11]*[.$C$4];IF(AND([.$A18]*[.I$11]&gt;[.$C$3];[.$A18]*[.I$11]&lt;[.$D$3]);[.$A18]*[.I$11]*[.$D$4];[.$A18]*[.I$11]*[.$E$4]))))*[.$F$4]" office:value-type="float" office:value="14717.4452403895" calcext:value-type="float">
            <text:p>14.717 </text:p>
          </table:table-cell>
          <table:table-cell table:style-name="ce64" table:formula="of:=(IF([.$A18]*[.J$11]&lt;=[.$B$3];[.$A18]*[.J$11]*[.$B$4];IF(AND([.$A18]*[.J$11]&gt;[.$B$3];[.$A18]*[.J$11]&lt;=[.$C$3]);[.$A18]*[.J$11]*[.$C$4];IF(AND([.$A18]*[.J$11]&gt;[.$C$3];[.$A18]*[.J$11]&lt;[.$D$3]);[.$A18]*[.J$11]*[.$D$4];[.$A18]*[.J$11]*[.$E$4]))))*[.$F$4]" office:value-type="float" office:value="16055.3948076976" calcext:value-type="float">
            <text:p>16.055 </text:p>
          </table:table-cell>
          <table:table-cell table:style-name="ce64" table:formula="of:=(IF([.$A18]*[.K$11]&lt;=[.$B$3];[.$A18]*[.K$11]*[.$B$4];IF(AND([.$A18]*[.K$11]&gt;[.$B$3];[.$A18]*[.K$11]&lt;=[.$C$3]);[.$A18]*[.K$11]*[.$C$4];IF(AND([.$A18]*[.K$11]&gt;[.$C$3];[.$A18]*[.K$11]&lt;[.$D$3]);[.$A18]*[.K$11]*[.$D$4];[.$A18]*[.K$11]*[.$E$4]))))*[.$F$4]" office:value-type="float" office:value="17393.3443750057" calcext:value-type="float">
            <text:p>17.393 </text:p>
          </table:table-cell>
          <table:table-cell table:style-name="ce64" table:formula="of:=(IF([.$A18]*[.L$11]&lt;=[.$B$3];[.$A18]*[.L$11]*[.$B$4];IF(AND([.$A18]*[.L$11]&gt;[.$B$3];[.$A18]*[.L$11]&lt;=[.$C$3]);[.$A18]*[.L$11]*[.$C$4];IF(AND([.$A18]*[.L$11]&gt;[.$C$3];[.$A18]*[.L$11]&lt;[.$D$3]);[.$A18]*[.L$11]*[.$D$4];[.$A18]*[.L$11]*[.$E$4]))))*[.$F$4]" office:value-type="float" office:value="18731.2939423139" calcext:value-type="float">
            <text:p>18.731 </text:p>
          </table:table-cell>
          <table:table-cell table:style-name="ce64" table:formula="of:=(IF([.$A18]*[.M$11]&lt;=[.$B$3];[.$A18]*[.M$11]*[.$B$4];IF(AND([.$A18]*[.M$11]&gt;[.$B$3];[.$A18]*[.M$11]&lt;=[.$C$3]);[.$A18]*[.M$11]*[.$C$4];IF(AND([.$A18]*[.M$11]&gt;[.$C$3];[.$A18]*[.M$11]&lt;[.$D$3]);[.$A18]*[.M$11]*[.$D$4];[.$A18]*[.M$11]*[.$E$4]))))*[.$F$4]" office:value-type="float" office:value="20069.243509622" calcext:value-type="float">
            <text:p>20.069 </text:p>
          </table:table-cell>
          <table:table-cell table:style-name="ce64" table:formula="of:=(IF([.$A18]*[.N$11]&lt;=[.$B$3];[.$A18]*[.N$11]*[.$B$4];IF(AND([.$A18]*[.N$11]&gt;[.$B$3];[.$A18]*[.N$11]&lt;=[.$C$3]);[.$A18]*[.N$11]*[.$C$4];IF(AND([.$A18]*[.N$11]&gt;[.$C$3];[.$A18]*[.N$11]&lt;[.$D$3]);[.$A18]*[.N$11]*[.$D$4];[.$A18]*[.N$11]*[.$E$4]))))*[.$F$4]" office:value-type="float" office:value="21407.1930769302" calcext:value-type="float">
            <text:p>21.407 </text:p>
          </table:table-cell>
          <table:table-cell table:style-name="ce64" table:formula="of:=(IF([.$A18]*[.O$11]&lt;=[.$B$3];[.$A18]*[.O$11]*[.$B$4];IF(AND([.$A18]*[.O$11]&gt;[.$B$3];[.$A18]*[.O$11]&lt;=[.$C$3]);[.$A18]*[.O$11]*[.$C$4];IF(AND([.$A18]*[.O$11]&gt;[.$C$3];[.$A18]*[.O$11]&lt;[.$D$3]);[.$A18]*[.O$11]*[.$D$4];[.$A18]*[.O$11]*[.$E$4]))))*[.$F$4]" office:value-type="float" office:value="22745.1426442383" calcext:value-type="float">
            <text:p>22.745 </text:p>
          </table:table-cell>
          <table:table-cell table:style-name="ce64" table:formula="of:=(IF([.$A18]*[.P$11]&lt;=[.$B$3];[.$A18]*[.P$11]*[.$B$4];IF(AND([.$A18]*[.P$11]&gt;[.$B$3];[.$A18]*[.P$11]&lt;=[.$C$3]);[.$A18]*[.P$11]*[.$C$4];IF(AND([.$A18]*[.P$11]&gt;[.$C$3];[.$A18]*[.P$11]&lt;[.$D$3]);[.$A18]*[.P$11]*[.$D$4];[.$A18]*[.P$11]*[.$E$4]))))*[.$F$4]" office:value-type="float" office:value="24083.0922115464" calcext:value-type="float">
            <text:p>24.083 </text:p>
          </table:table-cell>
          <table:table-cell table:style-name="ce64" table:formula="of:=(IF([.$A18]*[.Q$11]&lt;=[.$B$3];[.$A18]*[.Q$11]*[.$B$4];IF(AND([.$A18]*[.Q$11]&gt;[.$B$3];[.$A18]*[.Q$11]&lt;=[.$C$3]);[.$A18]*[.Q$11]*[.$C$4];IF(AND([.$A18]*[.Q$11]&gt;[.$C$3];[.$A18]*[.Q$11]&lt;[.$D$3]);[.$A18]*[.Q$11]*[.$D$4];[.$A18]*[.Q$11]*[.$E$4]))))*[.$F$4]" office:value-type="float" office:value="25421.0417788546" calcext:value-type="float">
            <text:p>25.421 </text:p>
          </table:table-cell>
          <table:table-cell table:style-name="ce64" table:formula="of:=(IF([.$A18]*[.R$11]&lt;=[.$B$3];[.$A18]*[.R$11]*[.$B$4];IF(AND([.$A18]*[.R$11]&gt;[.$B$3];[.$A18]*[.R$11]&lt;=[.$C$3]);[.$A18]*[.R$11]*[.$C$4];IF(AND([.$A18]*[.R$11]&gt;[.$C$3];[.$A18]*[.R$11]&lt;[.$D$3]);[.$A18]*[.R$11]*[.$D$4];[.$A18]*[.R$11]*[.$E$4]))))*[.$F$4]" office:value-type="float" office:value="26758.9913461627" calcext:value-type="float">
            <text:p>26.759 </text:p>
          </table:table-cell>
          <table:table-cell table:style-name="ce70" table:formula="of:=+[.S17]+0.5" office:value-type="float" office:value="5" calcext:value-type="float">
            <text:p>5,00 </text:p>
          </table:table-cell>
          <table:table-cell table:number-columns-repeated="2"/>
          <table:table-cell table:formula="of:=+10/0.5*11" office:value-type="float" office:value="220" calcext:value-type="float">
            <text:p>220,00 </text:p>
          </table:table-cell>
          <table:table-cell table:number-columns-repeated="42"/>
        </table:table-row>
        <table:table-row table:style-name="ro1">
          <table:table-cell table:style-name="ce67" table:formula="of:=+[.A18]+0.5" office:value-type="float" office:value="5.5" calcext:value-type="float">
            <text:p>5,50 </text:p>
          </table:table-cell>
          <table:table-cell table:style-name="ce49" table:formula="of:=(IF([.$A19]*[.B$11]&lt;=[.$B$3];[.$A19]*[.B$11]*[.$B$4];IF(AND([.$A19]*[.B$11]&gt;[.$B$3];[.$A19]*[.B$11]&lt;=[.$C$3]);[.$A19]*[.B$11]*[.$C$4];IF(AND([.$A19]*[.B$11]&gt;[.$C$3];[.$A19]*[.B$11]&lt;[.$D$3]);[.$A19]*[.B$11]*[.$D$4];[.$A19]*[.B$11]*[.$E$4]))))*[.$F$4]" office:value-type="float" office:value="6609.411209519" calcext:value-type="float">
            <text:p>6.609 </text:p>
          </table:table-cell>
          <table:table-cell table:style-name="ce61" table:formula="of:=(IF([.$A19]*[.C$11]&lt;=[.$B$3];[.$A19]*[.C$11]*[.$B$4];IF(AND([.$A19]*[.C$11]&gt;[.$B$3];[.$A19]*[.C$11]&lt;=[.$C$3]);[.$A19]*[.C$11]*[.$C$4];IF(AND([.$A19]*[.C$11]&gt;[.$C$3];[.$A19]*[.C$11]&lt;[.$D$3]);[.$A19]*[.C$11]*[.$D$4];[.$A19]*[.C$11]*[.$E$4]))))*[.$F$4]" office:value-type="float" office:value="7844.81224127498" calcext:value-type="float">
            <text:p>7.845 </text:p>
          </table:table-cell>
          <table:table-cell table:style-name="ce61" table:formula="of:=(IF([.$A19]*[.D$11]&lt;=[.$B$3];[.$A19]*[.D$11]*[.$B$4];IF(AND([.$A19]*[.D$11]&gt;[.$B$3];[.$A19]*[.D$11]&lt;=[.$C$3]);[.$A19]*[.D$11]*[.$C$4];IF(AND([.$A19]*[.D$11]&gt;[.$C$3];[.$A19]*[.D$11]&lt;[.$D$3]);[.$A19]*[.D$11]*[.$D$4];[.$A19]*[.D$11]*[.$E$4]))))*[.$F$4]" office:value-type="float" office:value="9117.45732642128" calcext:value-type="float">
            <text:p>9.117 </text:p>
          </table:table-cell>
          <table:table-cell table:style-name="ce61" table:formula="of:=(IF([.$A19]*[.E$11]&lt;=[.$B$3];[.$A19]*[.E$11]*[.$B$4];IF(AND([.$A19]*[.E$11]&gt;[.$B$3];[.$A19]*[.E$11]&lt;=[.$C$3]);[.$A19]*[.E$11]*[.$C$4];IF(AND([.$A19]*[.E$11]&gt;[.$C$3];[.$A19]*[.E$11]&lt;[.$D$3]);[.$A19]*[.E$11]*[.$D$4];[.$A19]*[.E$11]*[.$E$4]))))*[.$F$4]" office:value-type="float" office:value="10637.0335474915" calcext:value-type="float">
            <text:p>10.637 </text:p>
          </table:table-cell>
          <table:table-cell table:style-name="ce61" table:formula="of:=(IF([.$A19]*[.F$11]&lt;=[.$B$3];[.$A19]*[.F$11]*[.$B$4];IF(AND([.$A19]*[.F$11]&gt;[.$B$3];[.$A19]*[.F$11]&lt;=[.$C$3]);[.$A19]*[.F$11]*[.$C$4];IF(AND([.$A19]*[.F$11]&gt;[.$C$3];[.$A19]*[.F$11]&lt;[.$D$3]);[.$A19]*[.F$11]*[.$D$4];[.$A19]*[.F$11]*[.$E$4]))))*[.$F$4]" office:value-type="float" office:value="11773.9561923116" calcext:value-type="float">
            <text:p>11.774 </text:p>
          </table:table-cell>
          <table:table-cell table:style-name="ce61" table:formula="of:=(IF([.$A19]*[.G$11]&lt;=[.$B$3];[.$A19]*[.G$11]*[.$B$4];IF(AND([.$A19]*[.G$11]&gt;[.$B$3];[.$A19]*[.G$11]&lt;=[.$C$3]);[.$A19]*[.G$11]*[.$C$4];IF(AND([.$A19]*[.G$11]&gt;[.$C$3];[.$A19]*[.G$11]&lt;[.$D$3]);[.$A19]*[.G$11]*[.$D$4];[.$A19]*[.G$11]*[.$E$4]))))*[.$F$4]" office:value-type="float" office:value="13245.7007163505" calcext:value-type="float">
            <text:p>13.246 </text:p>
          </table:table-cell>
          <table:table-cell table:style-name="ce61" table:formula="of:=(IF([.$A19]*[.H$11]&lt;=[.$B$3];[.$A19]*[.H$11]*[.$B$4];IF(AND([.$A19]*[.H$11]&gt;[.$B$3];[.$A19]*[.H$11]&lt;=[.$C$3]);[.$A19]*[.H$11]*[.$C$4];IF(AND([.$A19]*[.H$11]&gt;[.$C$3];[.$A19]*[.H$11]&lt;[.$D$3]);[.$A19]*[.H$11]*[.$D$4];[.$A19]*[.H$11]*[.$E$4]))))*[.$F$4]" office:value-type="float" office:value="14717.4452403895" calcext:value-type="float">
            <text:p>14.717 </text:p>
          </table:table-cell>
          <table:table-cell table:style-name="ce61" table:formula="of:=(IF([.$A19]*[.I$11]&lt;=[.$B$3];[.$A19]*[.I$11]*[.$B$4];IF(AND([.$A19]*[.I$11]&gt;[.$B$3];[.$A19]*[.I$11]&lt;=[.$C$3]);[.$A19]*[.I$11]*[.$C$4];IF(AND([.$A19]*[.I$11]&gt;[.$C$3];[.$A19]*[.I$11]&lt;[.$D$3]);[.$A19]*[.I$11]*[.$D$4];[.$A19]*[.I$11]*[.$E$4]))))*[.$F$4]" office:value-type="float" office:value="16189.1897644284" calcext:value-type="float">
            <text:p>16.189 </text:p>
          </table:table-cell>
          <table:table-cell table:style-name="ce61" table:formula="of:=(IF([.$A19]*[.J$11]&lt;=[.$B$3];[.$A19]*[.J$11]*[.$B$4];IF(AND([.$A19]*[.J$11]&gt;[.$B$3];[.$A19]*[.J$11]&lt;=[.$C$3]);[.$A19]*[.J$11]*[.$C$4];IF(AND([.$A19]*[.J$11]&gt;[.$C$3];[.$A19]*[.J$11]&lt;[.$D$3]);[.$A19]*[.J$11]*[.$D$4];[.$A19]*[.J$11]*[.$E$4]))))*[.$F$4]" office:value-type="float" office:value="17660.9342884674" calcext:value-type="float">
            <text:p>17.661 </text:p>
          </table:table-cell>
          <table:table-cell table:style-name="ce61" table:formula="of:=(IF([.$A19]*[.K$11]&lt;=[.$B$3];[.$A19]*[.K$11]*[.$B$4];IF(AND([.$A19]*[.K$11]&gt;[.$B$3];[.$A19]*[.K$11]&lt;=[.$C$3]);[.$A19]*[.K$11]*[.$C$4];IF(AND([.$A19]*[.K$11]&gt;[.$C$3];[.$A19]*[.K$11]&lt;[.$D$3]);[.$A19]*[.K$11]*[.$D$4];[.$A19]*[.K$11]*[.$E$4]))))*[.$F$4]" office:value-type="float" office:value="19132.6788125063" calcext:value-type="float">
            <text:p>19.133 </text:p>
          </table:table-cell>
          <table:table-cell table:style-name="ce61" table:formula="of:=(IF([.$A19]*[.L$11]&lt;=[.$B$3];[.$A19]*[.L$11]*[.$B$4];IF(AND([.$A19]*[.L$11]&gt;[.$B$3];[.$A19]*[.L$11]&lt;=[.$C$3]);[.$A19]*[.L$11]*[.$C$4];IF(AND([.$A19]*[.L$11]&gt;[.$C$3];[.$A19]*[.L$11]&lt;[.$D$3]);[.$A19]*[.L$11]*[.$D$4];[.$A19]*[.L$11]*[.$E$4]))))*[.$F$4]" office:value-type="float" office:value="20604.4233365453" calcext:value-type="float">
            <text:p>20.604 </text:p>
          </table:table-cell>
          <table:table-cell table:style-name="ce61" table:formula="of:=(IF([.$A19]*[.M$11]&lt;=[.$B$3];[.$A19]*[.M$11]*[.$B$4];IF(AND([.$A19]*[.M$11]&gt;[.$B$3];[.$A19]*[.M$11]&lt;=[.$C$3]);[.$A19]*[.M$11]*[.$C$4];IF(AND([.$A19]*[.M$11]&gt;[.$C$3];[.$A19]*[.M$11]&lt;[.$D$3]);[.$A19]*[.M$11]*[.$D$4];[.$A19]*[.M$11]*[.$E$4]))))*[.$F$4]" office:value-type="float" office:value="22076.1678605842" calcext:value-type="float">
            <text:p>22.076 </text:p>
          </table:table-cell>
          <table:table-cell table:style-name="ce61" table:formula="of:=(IF([.$A19]*[.N$11]&lt;=[.$B$3];[.$A19]*[.N$11]*[.$B$4];IF(AND([.$A19]*[.N$11]&gt;[.$B$3];[.$A19]*[.N$11]&lt;=[.$C$3]);[.$A19]*[.N$11]*[.$C$4];IF(AND([.$A19]*[.N$11]&gt;[.$C$3];[.$A19]*[.N$11]&lt;[.$D$3]);[.$A19]*[.N$11]*[.$D$4];[.$A19]*[.N$11]*[.$E$4]))))*[.$F$4]" office:value-type="float" office:value="23547.9123846232" calcext:value-type="float">
            <text:p>23.548 </text:p>
          </table:table-cell>
          <table:table-cell table:style-name="ce61" table:formula="of:=(IF([.$A19]*[.O$11]&lt;=[.$B$3];[.$A19]*[.O$11]*[.$B$4];IF(AND([.$A19]*[.O$11]&gt;[.$B$3];[.$A19]*[.O$11]&lt;=[.$C$3]);[.$A19]*[.O$11]*[.$C$4];IF(AND([.$A19]*[.O$11]&gt;[.$C$3];[.$A19]*[.O$11]&lt;[.$D$3]);[.$A19]*[.O$11]*[.$D$4];[.$A19]*[.O$11]*[.$E$4]))))*[.$F$4]" office:value-type="float" office:value="25019.6569086621" calcext:value-type="float">
            <text:p>25.020 </text:p>
          </table:table-cell>
          <table:table-cell table:style-name="ce61" table:formula="of:=(IF([.$A19]*[.P$11]&lt;=[.$B$3];[.$A19]*[.P$11]*[.$B$4];IF(AND([.$A19]*[.P$11]&gt;[.$B$3];[.$A19]*[.P$11]&lt;=[.$C$3]);[.$A19]*[.P$11]*[.$C$4];IF(AND([.$A19]*[.P$11]&gt;[.$C$3];[.$A19]*[.P$11]&lt;[.$D$3]);[.$A19]*[.P$11]*[.$D$4];[.$A19]*[.P$11]*[.$E$4]))))*[.$F$4]" office:value-type="float" office:value="26491.4014327011" calcext:value-type="float">
            <text:p>26.491 </text:p>
          </table:table-cell>
          <table:table-cell table:style-name="ce61" table:formula="of:=(IF([.$A19]*[.Q$11]&lt;=[.$B$3];[.$A19]*[.Q$11]*[.$B$4];IF(AND([.$A19]*[.Q$11]&gt;[.$B$3];[.$A19]*[.Q$11]&lt;=[.$C$3]);[.$A19]*[.Q$11]*[.$C$4];IF(AND([.$A19]*[.Q$11]&gt;[.$C$3];[.$A19]*[.Q$11]&lt;[.$D$3]);[.$A19]*[.Q$11]*[.$D$4];[.$A19]*[.Q$11]*[.$E$4]))))*[.$F$4]" office:value-type="float" office:value="27963.14595674" calcext:value-type="float">
            <text:p>27.963 </text:p>
          </table:table-cell>
          <table:table-cell table:style-name="ce61" table:formula="of:=(IF([.$A19]*[.R$11]&lt;=[.$B$3];[.$A19]*[.R$11]*[.$B$4];IF(AND([.$A19]*[.R$11]&gt;[.$B$3];[.$A19]*[.R$11]&lt;=[.$C$3]);[.$A19]*[.R$11]*[.$C$4];IF(AND([.$A19]*[.R$11]&gt;[.$C$3];[.$A19]*[.R$11]&lt;[.$D$3]);[.$A19]*[.R$11]*[.$D$4];[.$A19]*[.R$11]*[.$E$4]))))*[.$F$4]" office:value-type="float" office:value="29434.890480779" calcext:value-type="float">
            <text:p>29.435 </text:p>
          </table:table-cell>
          <table:table-cell table:style-name="ce67" table:formula="of:=+[.S18]+0.5" office:value-type="float" office:value="5.5" calcext:value-type="float">
            <text:p>5,50 </text:p>
          </table:table-cell>
          <table:table-cell table:number-columns-repeated="2"/>
          <table:table-cell table:formula="of:=+1500/4" office:value-type="float" office:value="375" calcext:value-type="float">
            <text:p>375,00 </text:p>
          </table:table-cell>
          <table:table-cell table:number-columns-repeated="42"/>
        </table:table-row>
        <table:table-row table:style-name="ro1">
          <table:table-cell table:style-name="ce67" table:formula="of:=+[.A19]+0.5" office:value-type="float" office:value="6" calcext:value-type="float">
            <text:p>6,00 </text:p>
          </table:table-cell>
          <table:table-cell table:style-name="ce49" table:formula="of:=(IF([.$A20]*[.B$11]&lt;=[.$B$3];[.$A20]*[.B$11]*[.$B$4];IF(AND([.$A20]*[.B$11]&gt;[.$B$3];[.$A20]*[.B$11]&lt;=[.$C$3]);[.$A20]*[.B$11]*[.$C$4];IF(AND([.$A20]*[.B$11]&gt;[.$C$3];[.$A20]*[.B$11]&lt;[.$D$3]);[.$A20]*[.B$11]*[.$D$4];[.$A20]*[.B$11]*[.$E$4]))))*[.$F$4]" office:value-type="float" office:value="7210.26677402072" calcext:value-type="float">
            <text:p>7.210 </text:p>
          </table:table-cell>
          <table:table-cell table:style-name="ce61" table:formula="of:=(IF([.$A20]*[.C$11]&lt;=[.$B$3];[.$A20]*[.C$11]*[.$B$4];IF(AND([.$A20]*[.C$11]&gt;[.$B$3];[.$A20]*[.C$11]&lt;=[.$C$3]);[.$A20]*[.C$11]*[.$C$4];IF(AND([.$A20]*[.C$11]&gt;[.$C$3];[.$A20]*[.C$11]&lt;[.$D$3]);[.$A20]*[.C$11]*[.$D$4];[.$A20]*[.C$11]*[.$E$4]))))*[.$F$4]" office:value-type="float" office:value="8557.97699048179" calcext:value-type="float">
            <text:p>8.558 </text:p>
          </table:table-cell>
          <table:table-cell table:style-name="ce61" table:formula="of:=(IF([.$A20]*[.D$11]&lt;=[.$B$3];[.$A20]*[.D$11]*[.$B$4];IF(AND([.$A20]*[.D$11]&gt;[.$B$3];[.$A20]*[.D$11]&lt;=[.$C$3]);[.$A20]*[.D$11]*[.$C$4];IF(AND([.$A20]*[.D$11]&gt;[.$C$3];[.$A20]*[.D$11]&lt;[.$D$3]);[.$A20]*[.D$11]*[.$D$4];[.$A20]*[.D$11]*[.$E$4]))))*[.$F$4]" office:value-type="float" office:value="9946.31708336867" calcext:value-type="float">
            <text:p>9.946 </text:p>
          </table:table-cell>
          <table:table-cell table:style-name="ce61" table:formula="of:=(IF([.$A20]*[.E$11]&lt;=[.$B$3];[.$A20]*[.E$11]*[.$B$4];IF(AND([.$A20]*[.E$11]&gt;[.$B$3];[.$A20]*[.E$11]&lt;=[.$C$3]);[.$A20]*[.E$11]*[.$C$4];IF(AND([.$A20]*[.E$11]&gt;[.$C$3];[.$A20]*[.E$11]&lt;[.$D$3]);[.$A20]*[.E$11]*[.$D$4];[.$A20]*[.E$11]*[.$E$4]))))*[.$F$4]" office:value-type="float" office:value="11604.0365972635" calcext:value-type="float">
            <text:p>11.604 </text:p>
          </table:table-cell>
          <table:table-cell table:style-name="ce61" table:formula="of:=(IF([.$A20]*[.F$11]&lt;=[.$B$3];[.$A20]*[.F$11]*[.$B$4];IF(AND([.$A20]*[.F$11]&gt;[.$B$3];[.$A20]*[.F$11]&lt;=[.$C$3]);[.$A20]*[.F$11]*[.$C$4];IF(AND([.$A20]*[.F$11]&gt;[.$C$3];[.$A20]*[.F$11]&lt;[.$D$3]);[.$A20]*[.F$11]*[.$D$4];[.$A20]*[.F$11]*[.$E$4]))))*[.$F$4]" office:value-type="float" office:value="12844.3158461581" calcext:value-type="float">
            <text:p>12.844 </text:p>
          </table:table-cell>
          <table:table-cell table:style-name="ce61" table:formula="of:=(IF([.$A20]*[.G$11]&lt;=[.$B$3];[.$A20]*[.G$11]*[.$B$4];IF(AND([.$A20]*[.G$11]&gt;[.$B$3];[.$A20]*[.G$11]&lt;=[.$C$3]);[.$A20]*[.G$11]*[.$C$4];IF(AND([.$A20]*[.G$11]&gt;[.$C$3];[.$A20]*[.G$11]&lt;[.$D$3]);[.$A20]*[.G$11]*[.$D$4];[.$A20]*[.G$11]*[.$E$4]))))*[.$F$4]" office:value-type="float" office:value="14449.8553269279" calcext:value-type="float">
            <text:p>14.450 </text:p>
          </table:table-cell>
          <table:table-cell table:style-name="ce61" table:formula="of:=(IF([.$A20]*[.H$11]&lt;=[.$B$3];[.$A20]*[.H$11]*[.$B$4];IF(AND([.$A20]*[.H$11]&gt;[.$B$3];[.$A20]*[.H$11]&lt;=[.$C$3]);[.$A20]*[.H$11]*[.$C$4];IF(AND([.$A20]*[.H$11]&gt;[.$C$3];[.$A20]*[.H$11]&lt;[.$D$3]);[.$A20]*[.H$11]*[.$D$4];[.$A20]*[.H$11]*[.$E$4]))))*[.$F$4]" office:value-type="float" office:value="16055.3948076976" calcext:value-type="float">
            <text:p>16.055 </text:p>
          </table:table-cell>
          <table:table-cell table:style-name="ce61" table:formula="of:=(IF([.$A20]*[.I$11]&lt;=[.$B$3];[.$A20]*[.I$11]*[.$B$4];IF(AND([.$A20]*[.I$11]&gt;[.$B$3];[.$A20]*[.I$11]&lt;=[.$C$3]);[.$A20]*[.I$11]*[.$C$4];IF(AND([.$A20]*[.I$11]&gt;[.$C$3];[.$A20]*[.I$11]&lt;[.$D$3]);[.$A20]*[.I$11]*[.$D$4];[.$A20]*[.I$11]*[.$E$4]))))*[.$F$4]" office:value-type="float" office:value="17660.9342884674" calcext:value-type="float">
            <text:p>17.661 </text:p>
          </table:table-cell>
          <table:table-cell table:style-name="ce61" table:formula="of:=(IF([.$A20]*[.J$11]&lt;=[.$B$3];[.$A20]*[.J$11]*[.$B$4];IF(AND([.$A20]*[.J$11]&gt;[.$B$3];[.$A20]*[.J$11]&lt;=[.$C$3]);[.$A20]*[.J$11]*[.$C$4];IF(AND([.$A20]*[.J$11]&gt;[.$C$3];[.$A20]*[.J$11]&lt;[.$D$3]);[.$A20]*[.J$11]*[.$D$4];[.$A20]*[.J$11]*[.$E$4]))))*[.$F$4]" office:value-type="float" office:value="19266.4737692371" calcext:value-type="float">
            <text:p>19.266 </text:p>
          </table:table-cell>
          <table:table-cell table:style-name="ce61" table:formula="of:=(IF([.$A20]*[.K$11]&lt;=[.$B$3];[.$A20]*[.K$11]*[.$B$4];IF(AND([.$A20]*[.K$11]&gt;[.$B$3];[.$A20]*[.K$11]&lt;=[.$C$3]);[.$A20]*[.K$11]*[.$C$4];IF(AND([.$A20]*[.K$11]&gt;[.$C$3];[.$A20]*[.K$11]&lt;[.$D$3]);[.$A20]*[.K$11]*[.$D$4];[.$A20]*[.K$11]*[.$E$4]))))*[.$F$4]" office:value-type="float" office:value="20872.0132500069" calcext:value-type="float">
            <text:p>20.872 </text:p>
          </table:table-cell>
          <table:table-cell table:style-name="ce61" table:formula="of:=(IF([.$A20]*[.L$11]&lt;=[.$B$3];[.$A20]*[.L$11]*[.$B$4];IF(AND([.$A20]*[.L$11]&gt;[.$B$3];[.$A20]*[.L$11]&lt;=[.$C$3]);[.$A20]*[.L$11]*[.$C$4];IF(AND([.$A20]*[.L$11]&gt;[.$C$3];[.$A20]*[.L$11]&lt;[.$D$3]);[.$A20]*[.L$11]*[.$D$4];[.$A20]*[.L$11]*[.$E$4]))))*[.$F$4]" office:value-type="float" office:value="22477.5527307767" calcext:value-type="float">
            <text:p>22.478 </text:p>
          </table:table-cell>
          <table:table-cell table:style-name="ce61" table:formula="of:=(IF([.$A20]*[.M$11]&lt;=[.$B$3];[.$A20]*[.M$11]*[.$B$4];IF(AND([.$A20]*[.M$11]&gt;[.$B$3];[.$A20]*[.M$11]&lt;=[.$C$3]);[.$A20]*[.M$11]*[.$C$4];IF(AND([.$A20]*[.M$11]&gt;[.$C$3];[.$A20]*[.M$11]&lt;[.$D$3]);[.$A20]*[.M$11]*[.$D$4];[.$A20]*[.M$11]*[.$E$4]))))*[.$F$4]" office:value-type="float" office:value="24083.0922115464" calcext:value-type="float">
            <text:p>24.083 </text:p>
          </table:table-cell>
          <table:table-cell table:style-name="ce61" table:formula="of:=(IF([.$A20]*[.N$11]&lt;=[.$B$3];[.$A20]*[.N$11]*[.$B$4];IF(AND([.$A20]*[.N$11]&gt;[.$B$3];[.$A20]*[.N$11]&lt;=[.$C$3]);[.$A20]*[.N$11]*[.$C$4];IF(AND([.$A20]*[.N$11]&gt;[.$C$3];[.$A20]*[.N$11]&lt;[.$D$3]);[.$A20]*[.N$11]*[.$D$4];[.$A20]*[.N$11]*[.$E$4]))))*[.$F$4]" office:value-type="float" office:value="25688.6316923162" calcext:value-type="float">
            <text:p>25.689 </text:p>
          </table:table-cell>
          <table:table-cell table:style-name="ce61" table:formula="of:=(IF([.$A20]*[.O$11]&lt;=[.$B$3];[.$A20]*[.O$11]*[.$B$4];IF(AND([.$A20]*[.O$11]&gt;[.$B$3];[.$A20]*[.O$11]&lt;=[.$C$3]);[.$A20]*[.O$11]*[.$C$4];IF(AND([.$A20]*[.O$11]&gt;[.$C$3];[.$A20]*[.O$11]&lt;[.$D$3]);[.$A20]*[.O$11]*[.$D$4];[.$A20]*[.O$11]*[.$E$4]))))*[.$F$4]" office:value-type="float" office:value="27294.1711730859" calcext:value-type="float">
            <text:p>27.294 </text:p>
          </table:table-cell>
          <table:table-cell table:style-name="ce61" table:formula="of:=(IF([.$A20]*[.P$11]&lt;=[.$B$3];[.$A20]*[.P$11]*[.$B$4];IF(AND([.$A20]*[.P$11]&gt;[.$B$3];[.$A20]*[.P$11]&lt;=[.$C$3]);[.$A20]*[.P$11]*[.$C$4];IF(AND([.$A20]*[.P$11]&gt;[.$C$3];[.$A20]*[.P$11]&lt;[.$D$3]);[.$A20]*[.P$11]*[.$D$4];[.$A20]*[.P$11]*[.$E$4]))))*[.$F$4]" office:value-type="float" office:value="28899.7106538557" calcext:value-type="float">
            <text:p>28.900 </text:p>
          </table:table-cell>
          <table:table-cell table:style-name="ce61" table:formula="of:=(IF([.$A20]*[.Q$11]&lt;=[.$B$3];[.$A20]*[.Q$11]*[.$B$4];IF(AND([.$A20]*[.Q$11]&gt;[.$B$3];[.$A20]*[.Q$11]&lt;=[.$C$3]);[.$A20]*[.Q$11]*[.$C$4];IF(AND([.$A20]*[.Q$11]&gt;[.$C$3];[.$A20]*[.Q$11]&lt;[.$D$3]);[.$A20]*[.Q$11]*[.$D$4];[.$A20]*[.Q$11]*[.$E$4]))))*[.$F$4]" office:value-type="float" office:value="30505.2501346255" calcext:value-type="float">
            <text:p>30.505 </text:p>
          </table:table-cell>
          <table:table-cell table:style-name="ce61" table:formula="of:=(IF([.$A20]*[.R$11]&lt;=[.$B$3];[.$A20]*[.R$11]*[.$B$4];IF(AND([.$A20]*[.R$11]&gt;[.$B$3];[.$A20]*[.R$11]&lt;=[.$C$3]);[.$A20]*[.R$11]*[.$C$4];IF(AND([.$A20]*[.R$11]&gt;[.$C$3];[.$A20]*[.R$11]&lt;[.$D$3]);[.$A20]*[.R$11]*[.$D$4];[.$A20]*[.R$11]*[.$E$4]))))*[.$F$4]" office:value-type="float" office:value="32110.7896153952" calcext:value-type="float">
            <text:p>32.111 </text:p>
          </table:table-cell>
          <table:table-cell table:style-name="ce67" table:formula="of:=+[.S19]+0.5" office:value-type="float" office:value="6" calcext:value-type="float">
            <text:p>6,00 </text:p>
          </table:table-cell>
          <table:table-cell table:number-columns-repeated="2"/>
          <table:table-cell table:formula="of:=+8660/14/1.7" office:value-type="float" office:value="363.865546218487" calcext:value-type="float">
            <text:p>363,87 </text:p>
          </table:table-cell>
          <table:table-cell table:number-columns-repeated="42"/>
        </table:table-row>
        <table:table-row table:style-name="ro1">
          <table:table-cell table:style-name="ce67" table:formula="of:=+[.A20]+0.5" office:value-type="float" office:value="6.5" calcext:value-type="float">
            <text:p>6,50 </text:p>
          </table:table-cell>
          <table:table-cell table:style-name="ce49" table:formula="of:=(IF([.$A21]*[.B$11]&lt;=[.$B$3];[.$A21]*[.B$11]*[.$B$4];IF(AND([.$A21]*[.B$11]&gt;[.$B$3];[.$A21]*[.B$11]&lt;=[.$C$3]);[.$A21]*[.B$11]*[.$C$4];IF(AND([.$A21]*[.B$11]&gt;[.$C$3];[.$A21]*[.B$11]&lt;[.$D$3]);[.$A21]*[.B$11]*[.$D$4];[.$A21]*[.B$11]*[.$E$4]))))*[.$F$4]" office:value-type="float" office:value="7416.91339175089" calcext:value-type="float">
            <text:p>7.417 </text:p>
          </table:table-cell>
          <table:table-cell table:style-name="ce61" table:formula="of:=(IF([.$A21]*[.C$11]&lt;=[.$B$3];[.$A21]*[.C$11]*[.$B$4];IF(AND([.$A21]*[.C$11]&gt;[.$B$3];[.$A21]*[.C$11]&lt;=[.$C$3]);[.$A21]*[.C$11]*[.$C$4];IF(AND([.$A21]*[.C$11]&gt;[.$C$3];[.$A21]*[.C$11]&lt;[.$D$3]);[.$A21]*[.C$11]*[.$D$4];[.$A21]*[.C$11]*[.$E$4]))))*[.$F$4]" office:value-type="float" office:value="8979.31403359672" calcext:value-type="float">
            <text:p>8.979 </text:p>
          </table:table-cell>
          <table:table-cell table:style-name="ce61" table:formula="of:=(IF([.$A21]*[.D$11]&lt;=[.$B$3];[.$A21]*[.D$11]*[.$B$4];IF(AND([.$A21]*[.D$11]&gt;[.$B$3];[.$A21]*[.D$11]&lt;=[.$C$3]);[.$A21]*[.D$11]*[.$C$4];IF(AND([.$A21]*[.D$11]&gt;[.$C$3];[.$A21]*[.D$11]&lt;[.$D$3]);[.$A21]*[.D$11]*[.$D$4];[.$A21]*[.D$11]*[.$E$4]))))*[.$F$4]" office:value-type="float" office:value="10775.1768403161" calcext:value-type="float">
            <text:p>10.775 </text:p>
          </table:table-cell>
          <table:table-cell table:style-name="ce61" table:formula="of:=(IF([.$A21]*[.E$11]&lt;=[.$B$3];[.$A21]*[.E$11]*[.$B$4];IF(AND([.$A21]*[.E$11]&gt;[.$B$3];[.$A21]*[.E$11]&lt;=[.$C$3]);[.$A21]*[.E$11]*[.$C$4];IF(AND([.$A21]*[.E$11]&gt;[.$C$3];[.$A21]*[.E$11]&lt;[.$D$3]);[.$A21]*[.E$11]*[.$D$4];[.$A21]*[.E$11]*[.$E$4]))))*[.$F$4]" office:value-type="float" office:value="12175.341062504" calcext:value-type="float">
            <text:p>12.175 </text:p>
          </table:table-cell>
          <table:table-cell table:style-name="ce61" table:formula="of:=(IF([.$A21]*[.F$11]&lt;=[.$B$3];[.$A21]*[.F$11]*[.$B$4];IF(AND([.$A21]*[.F$11]&gt;[.$B$3];[.$A21]*[.F$11]&lt;=[.$C$3]);[.$A21]*[.F$11]*[.$C$4];IF(AND([.$A21]*[.F$11]&gt;[.$C$3];[.$A21]*[.F$11]&lt;[.$D$3]);[.$A21]*[.F$11]*[.$D$4];[.$A21]*[.F$11]*[.$E$4]))))*[.$F$4]" office:value-type="float" office:value="13914.6755000046" calcext:value-type="float">
            <text:p>13.915 </text:p>
          </table:table-cell>
          <table:table-cell table:style-name="ce61" table:formula="of:=(IF([.$A21]*[.G$11]&lt;=[.$B$3];[.$A21]*[.G$11]*[.$B$4];IF(AND([.$A21]*[.G$11]&gt;[.$B$3];[.$A21]*[.G$11]&lt;=[.$C$3]);[.$A21]*[.G$11]*[.$C$4];IF(AND([.$A21]*[.G$11]&gt;[.$C$3];[.$A21]*[.G$11]&lt;[.$D$3]);[.$A21]*[.G$11]*[.$D$4];[.$A21]*[.G$11]*[.$E$4]))))*[.$F$4]" office:value-type="float" office:value="15654.0099375052" calcext:value-type="float">
            <text:p>15.654 </text:p>
          </table:table-cell>
          <table:table-cell table:style-name="ce61" table:formula="of:=(IF([.$A21]*[.H$11]&lt;=[.$B$3];[.$A21]*[.H$11]*[.$B$4];IF(AND([.$A21]*[.H$11]&gt;[.$B$3];[.$A21]*[.H$11]&lt;=[.$C$3]);[.$A21]*[.H$11]*[.$C$4];IF(AND([.$A21]*[.H$11]&gt;[.$C$3];[.$A21]*[.H$11]&lt;[.$D$3]);[.$A21]*[.H$11]*[.$D$4];[.$A21]*[.H$11]*[.$E$4]))))*[.$F$4]" office:value-type="float" office:value="17393.3443750057" calcext:value-type="float">
            <text:p>17.393 </text:p>
          </table:table-cell>
          <table:table-cell table:style-name="ce61" table:formula="of:=(IF([.$A21]*[.I$11]&lt;=[.$B$3];[.$A21]*[.I$11]*[.$B$4];IF(AND([.$A21]*[.I$11]&gt;[.$B$3];[.$A21]*[.I$11]&lt;=[.$C$3]);[.$A21]*[.I$11]*[.$C$4];IF(AND([.$A21]*[.I$11]&gt;[.$C$3];[.$A21]*[.I$11]&lt;[.$D$3]);[.$A21]*[.I$11]*[.$D$4];[.$A21]*[.I$11]*[.$E$4]))))*[.$F$4]" office:value-type="float" office:value="19132.6788125063" calcext:value-type="float">
            <text:p>19.133 </text:p>
          </table:table-cell>
          <table:table-cell table:style-name="ce61" table:formula="of:=(IF([.$A21]*[.J$11]&lt;=[.$B$3];[.$A21]*[.J$11]*[.$B$4];IF(AND([.$A21]*[.J$11]&gt;[.$B$3];[.$A21]*[.J$11]&lt;=[.$C$3]);[.$A21]*[.J$11]*[.$C$4];IF(AND([.$A21]*[.J$11]&gt;[.$C$3];[.$A21]*[.J$11]&lt;[.$D$3]);[.$A21]*[.J$11]*[.$D$4];[.$A21]*[.J$11]*[.$E$4]))))*[.$F$4]" office:value-type="float" office:value="20872.0132500069" calcext:value-type="float">
            <text:p>20.872 </text:p>
          </table:table-cell>
          <table:table-cell table:style-name="ce61" table:formula="of:=(IF([.$A21]*[.K$11]&lt;=[.$B$3];[.$A21]*[.K$11]*[.$B$4];IF(AND([.$A21]*[.K$11]&gt;[.$B$3];[.$A21]*[.K$11]&lt;=[.$C$3]);[.$A21]*[.K$11]*[.$C$4];IF(AND([.$A21]*[.K$11]&gt;[.$C$3];[.$A21]*[.K$11]&lt;[.$D$3]);[.$A21]*[.K$11]*[.$D$4];[.$A21]*[.K$11]*[.$E$4]))))*[.$F$4]" office:value-type="float" office:value="22611.3476875075" calcext:value-type="float">
            <text:p>22.611 </text:p>
          </table:table-cell>
          <table:table-cell table:style-name="ce61" table:formula="of:=(IF([.$A21]*[.L$11]&lt;=[.$B$3];[.$A21]*[.L$11]*[.$B$4];IF(AND([.$A21]*[.L$11]&gt;[.$B$3];[.$A21]*[.L$11]&lt;=[.$C$3]);[.$A21]*[.L$11]*[.$C$4];IF(AND([.$A21]*[.L$11]&gt;[.$C$3];[.$A21]*[.L$11]&lt;[.$D$3]);[.$A21]*[.L$11]*[.$D$4];[.$A21]*[.L$11]*[.$E$4]))))*[.$F$4]" office:value-type="float" office:value="24350.6821250081" calcext:value-type="float">
            <text:p>24.351 </text:p>
          </table:table-cell>
          <table:table-cell table:style-name="ce61" table:formula="of:=(IF([.$A21]*[.M$11]&lt;=[.$B$3];[.$A21]*[.M$11]*[.$B$4];IF(AND([.$A21]*[.M$11]&gt;[.$B$3];[.$A21]*[.M$11]&lt;=[.$C$3]);[.$A21]*[.M$11]*[.$C$4];IF(AND([.$A21]*[.M$11]&gt;[.$C$3];[.$A21]*[.M$11]&lt;[.$D$3]);[.$A21]*[.M$11]*[.$D$4];[.$A21]*[.M$11]*[.$E$4]))))*[.$F$4]" office:value-type="float" office:value="26090.0165625086" calcext:value-type="float">
            <text:p>26.090 </text:p>
          </table:table-cell>
          <table:table-cell table:style-name="ce61" table:formula="of:=(IF([.$A21]*[.N$11]&lt;=[.$B$3];[.$A21]*[.N$11]*[.$B$4];IF(AND([.$A21]*[.N$11]&gt;[.$B$3];[.$A21]*[.N$11]&lt;=[.$C$3]);[.$A21]*[.N$11]*[.$C$4];IF(AND([.$A21]*[.N$11]&gt;[.$C$3];[.$A21]*[.N$11]&lt;[.$D$3]);[.$A21]*[.N$11]*[.$D$4];[.$A21]*[.N$11]*[.$E$4]))))*[.$F$4]" office:value-type="float" office:value="27829.3510000092" calcext:value-type="float">
            <text:p>27.829 </text:p>
          </table:table-cell>
          <table:table-cell table:style-name="ce61" table:formula="of:=(IF([.$A21]*[.O$11]&lt;=[.$B$3];[.$A21]*[.O$11]*[.$B$4];IF(AND([.$A21]*[.O$11]&gt;[.$B$3];[.$A21]*[.O$11]&lt;=[.$C$3]);[.$A21]*[.O$11]*[.$C$4];IF(AND([.$A21]*[.O$11]&gt;[.$C$3];[.$A21]*[.O$11]&lt;[.$D$3]);[.$A21]*[.O$11]*[.$D$4];[.$A21]*[.O$11]*[.$E$4]))))*[.$F$4]" office:value-type="float" office:value="29568.6854375098" calcext:value-type="float">
            <text:p>29.569 </text:p>
          </table:table-cell>
          <table:table-cell table:style-name="ce61" table:formula="of:=(IF([.$A21]*[.P$11]&lt;=[.$B$3];[.$A21]*[.P$11]*[.$B$4];IF(AND([.$A21]*[.P$11]&gt;[.$B$3];[.$A21]*[.P$11]&lt;=[.$C$3]);[.$A21]*[.P$11]*[.$C$4];IF(AND([.$A21]*[.P$11]&gt;[.$C$3];[.$A21]*[.P$11]&lt;[.$D$3]);[.$A21]*[.P$11]*[.$D$4];[.$A21]*[.P$11]*[.$E$4]))))*[.$F$4]" office:value-type="float" office:value="31308.0198750103" calcext:value-type="float">
            <text:p>31.308 </text:p>
          </table:table-cell>
          <table:table-cell table:style-name="ce61" table:formula="of:=(IF([.$A21]*[.Q$11]&lt;=[.$B$3];[.$A21]*[.Q$11]*[.$B$4];IF(AND([.$A21]*[.Q$11]&gt;[.$B$3];[.$A21]*[.Q$11]&lt;=[.$C$3]);[.$A21]*[.Q$11]*[.$C$4];IF(AND([.$A21]*[.Q$11]&gt;[.$C$3];[.$A21]*[.Q$11]&lt;[.$D$3]);[.$A21]*[.Q$11]*[.$D$4];[.$A21]*[.Q$11]*[.$E$4]))))*[.$F$4]" office:value-type="float" office:value="33047.3543125109" calcext:value-type="float">
            <text:p>33.047 </text:p>
          </table:table-cell>
          <table:table-cell table:style-name="ce61" table:formula="of:=(IF([.$A21]*[.R$11]&lt;=[.$B$3];[.$A21]*[.R$11]*[.$B$4];IF(AND([.$A21]*[.R$11]&gt;[.$B$3];[.$A21]*[.R$11]&lt;=[.$C$3]);[.$A21]*[.R$11]*[.$C$4];IF(AND([.$A21]*[.R$11]&gt;[.$C$3];[.$A21]*[.R$11]&lt;[.$D$3]);[.$A21]*[.R$11]*[.$D$4];[.$A21]*[.R$11]*[.$E$4]))))*[.$F$4]" office:value-type="float" office:value="34786.6887500115" calcext:value-type="float">
            <text:p>34.787 </text:p>
          </table:table-cell>
          <table:table-cell table:style-name="ce67" table:formula="of:=+[.S20]+0.5" office:value-type="float" office:value="6.5" calcext:value-type="float">
            <text:p>6,50 </text:p>
          </table:table-cell>
          <table:table-cell/>
          <table:table-cell table:formula="of:=+[.M15]/7.5/3.5*7.3*3.3" office:value-type="float" office:value="12892.4820305812" calcext:value-type="float">
            <text:p>12.892,48 </text:p>
          </table:table-cell>
          <table:table-cell table:number-columns-repeated="43"/>
        </table:table-row>
        <table:table-row table:style-name="ro1">
          <table:table-cell table:style-name="ce232" table:number-columns-spanned="18" table:number-rows-spanned="1"/>
          <table:covered-table-cell table:number-columns-repeated="17" table:style-name="ce232"/>
          <table:table-cell table:style-name="ce66"/>
          <table:table-cell table:number-columns-repeated="45"/>
        </table:table-row>
        <table:table-row table:style-name="ro1">
          <table:table-cell table:style-name="ce43"/>
          <table:table-cell table:style-name="ce43" office:value-type="float" office:value="10.5" calcext:value-type="float">
            <text:p>10,50 </text:p>
          </table:table-cell>
          <table:table-cell table:style-name="ce43" table:formula="of:=+[.B23]+0.5" office:value-type="float" office:value="11" calcext:value-type="float">
            <text:p>11,00 </text:p>
          </table:table-cell>
          <table:table-cell table:style-name="ce43" table:formula="of:=+[.C23]+0.5" office:value-type="float" office:value="11.5" calcext:value-type="float">
            <text:p>11,50 </text:p>
          </table:table-cell>
          <table:table-cell table:style-name="ce43" table:formula="of:=+[.D23]+0.5" office:value-type="float" office:value="12" calcext:value-type="float">
            <text:p>12,00 </text:p>
          </table:table-cell>
          <table:table-cell table:style-name="ce43" table:formula="of:=+[.E23]+0.5" office:value-type="float" office:value="12.5" calcext:value-type="float">
            <text:p>12,50 </text:p>
          </table:table-cell>
          <table:table-cell table:style-name="ce43" table:formula="of:=+[.F23]+0.5" office:value-type="float" office:value="13" calcext:value-type="float">
            <text:p>13,00 </text:p>
          </table:table-cell>
          <table:table-cell table:style-name="ce43" table:formula="of:=+[.G23]+0.5" office:value-type="float" office:value="13.5" calcext:value-type="float">
            <text:p>13,50 </text:p>
          </table:table-cell>
          <table:table-cell table:style-name="ce43" table:formula="of:=+[.H23]+0.5" office:value-type="float" office:value="14" calcext:value-type="float">
            <text:p>14,00 </text:p>
          </table:table-cell>
          <table:table-cell table:style-name="ce43" table:formula="of:=+[.I23]+0.5" office:value-type="float" office:value="14.5" calcext:value-type="float">
            <text:p>14,50 </text:p>
          </table:table-cell>
          <table:table-cell table:style-name="ce43" table:formula="of:=+[.J23]+0.5" office:value-type="float" office:value="15" calcext:value-type="float">
            <text:p>15,00 </text:p>
          </table:table-cell>
          <table:table-cell table:style-name="ce43" table:formula="of:=+[.K23]+0.5" office:value-type="float" office:value="15.5" calcext:value-type="float">
            <text:p>15,50 </text:p>
          </table:table-cell>
          <table:table-cell table:style-name="ce43" table:formula="of:=+[.L23]+0.5" office:value-type="float" office:value="16" calcext:value-type="float">
            <text:p>16,00 </text:p>
          </table:table-cell>
          <table:table-cell table:style-name="ce43" table:formula="of:=+[.M23]+0.5" office:value-type="float" office:value="16.5" calcext:value-type="float">
            <text:p>16,50 </text:p>
          </table:table-cell>
          <table:table-cell table:style-name="ce43" table:formula="of:=+[.N23]+0.5" office:value-type="float" office:value="17" calcext:value-type="float">
            <text:p>17,00 </text:p>
          </table:table-cell>
          <table:table-cell table:style-name="ce43" table:formula="of:=+[.O23]+0.5" office:value-type="float" office:value="17.5" calcext:value-type="float">
            <text:p>17,50 </text:p>
          </table:table-cell>
          <table:table-cell table:style-name="ce43" table:formula="of:=+[.P23]+0.5" office:value-type="float" office:value="18" calcext:value-type="float">
            <text:p>18,00 </text:p>
          </table:table-cell>
          <table:table-cell table:style-name="ce43" table:formula="of:=+[.Q23]+0.5" office:value-type="float" office:value="18.5" calcext:value-type="float">
            <text:p>18,50 </text:p>
          </table:table-cell>
          <table:table-cell table:style-name="ce43"/>
          <table:table-cell table:style-name="ce1" table:number-columns-repeated="2"/>
          <table:table-cell table:style-name="ce1" office:value-type="float" office:value="1270" calcext:value-type="float">
            <text:p>1.270,00 </text:p>
          </table:table-cell>
          <table:table-cell table:style-name="ce1" table:number-columns-repeated="42"/>
        </table:table-row>
        <table:table-row table:style-name="ro1">
          <table:table-cell table:style-name="ce43" office:value-type="float" office:value="2" calcext:value-type="float">
            <text:p>2,00 </text:p>
          </table:table-cell>
          <table:table-cell table:style-name="ce48" table:formula="of:=(IF([.$A24]*[.B$23]&lt;=[.$B$3];[.$A24]*[.B$23]*[.$B$4];IF(AND([.$A24]*[.B$23]&gt;[.$B$3];[.$A24]*[.B$23]&lt;=[.$C$3]);[.$A24]*[.B$23]*[.$C$4];IF(AND([.$A24]*[.B$23]&gt;[.$C$3];[.$A24]*[.B$23]&lt;[.$D$3]);[.$A24]*[.B$23]*[.$D$4];[.$A24]*[.B$23]*[.$E$4]))))*[.$F$4]" office:value-type="float" office:value="11604.0365972635" calcext:value-type="float">
            <text:p>11.604 </text:p>
          </table:table-cell>
          <table:table-cell table:style-name="ce48" table:formula="of:=(IF([.$A24]*[.C$23]&lt;=[.$B$3];[.$A24]*[.C$23]*[.$B$4];IF(AND([.$A24]*[.C$23]&gt;[.$B$3];[.$A24]*[.C$23]&lt;=[.$C$3]);[.$A24]*[.C$23]*[.$C$4];IF(AND([.$A24]*[.C$23]&gt;[.$C$3];[.$A24]*[.C$23]&lt;[.$D$3]);[.$A24]*[.C$23]*[.$D$4];[.$A24]*[.C$23]*[.$E$4]))))*[.$F$4]" office:value-type="float" office:value="11773.9561923116" calcext:value-type="float">
            <text:p>11.774 </text:p>
          </table:table-cell>
          <table:table-cell table:style-name="ce48" table:formula="of:=(IF([.$A24]*[.D$23]&lt;=[.$B$3];[.$A24]*[.D$23]*[.$B$4];IF(AND([.$A24]*[.D$23]&gt;[.$B$3];[.$A24]*[.D$23]&lt;=[.$C$3]);[.$A24]*[.D$23]*[.$C$4];IF(AND([.$A24]*[.D$23]&gt;[.$C$3];[.$A24]*[.D$23]&lt;[.$D$3]);[.$A24]*[.D$23]*[.$D$4];[.$A24]*[.D$23]*[.$E$4]))))*[.$F$4]" office:value-type="float" office:value="12309.1360192348" calcext:value-type="float">
            <text:p>12.309 </text:p>
          </table:table-cell>
          <table:table-cell table:style-name="ce48" table:formula="of:=(IF([.$A24]*[.E$23]&lt;=[.$B$3];[.$A24]*[.E$23]*[.$B$4];IF(AND([.$A24]*[.E$23]&gt;[.$B$3];[.$A24]*[.E$23]&lt;=[.$C$3]);[.$A24]*[.E$23]*[.$C$4];IF(AND([.$A24]*[.E$23]&gt;[.$C$3];[.$A24]*[.E$23]&lt;[.$D$3]);[.$A24]*[.E$23]*[.$D$4];[.$A24]*[.E$23]*[.$E$4]))))*[.$F$4]" office:value-type="float" office:value="12844.3158461581" calcext:value-type="float">
            <text:p>12.844 </text:p>
          </table:table-cell>
          <table:table-cell table:style-name="ce48" table:formula="of:=(IF([.$A24]*[.F$23]&lt;=[.$B$3];[.$A24]*[.F$23]*[.$B$4];IF(AND([.$A24]*[.F$23]&gt;[.$B$3];[.$A24]*[.F$23]&lt;=[.$C$3]);[.$A24]*[.F$23]*[.$C$4];IF(AND([.$A24]*[.F$23]&gt;[.$C$3];[.$A24]*[.F$23]&lt;[.$D$3]);[.$A24]*[.F$23]*[.$D$4];[.$A24]*[.F$23]*[.$E$4]))))*[.$F$4]" office:value-type="float" office:value="13379.4956730813" calcext:value-type="float">
            <text:p>13.379 </text:p>
          </table:table-cell>
          <table:table-cell table:style-name="ce48" table:formula="of:=(IF([.$A24]*[.G$23]&lt;=[.$B$3];[.$A24]*[.G$23]*[.$B$4];IF(AND([.$A24]*[.G$23]&gt;[.$B$3];[.$A24]*[.G$23]&lt;=[.$C$3]);[.$A24]*[.G$23]*[.$C$4];IF(AND([.$A24]*[.G$23]&gt;[.$C$3];[.$A24]*[.G$23]&lt;[.$D$3]);[.$A24]*[.G$23]*[.$D$4];[.$A24]*[.G$23]*[.$E$4]))))*[.$F$4]" office:value-type="float" office:value="13914.6755000046" calcext:value-type="float">
            <text:p>13.915 </text:p>
          </table:table-cell>
          <table:table-cell table:style-name="ce48" table:formula="of:=(IF([.$A24]*[.H$23]&lt;=[.$B$3];[.$A24]*[.H$23]*[.$B$4];IF(AND([.$A24]*[.H$23]&gt;[.$B$3];[.$A24]*[.H$23]&lt;=[.$C$3]);[.$A24]*[.H$23]*[.$C$4];IF(AND([.$A24]*[.H$23]&gt;[.$C$3];[.$A24]*[.H$23]&lt;[.$D$3]);[.$A24]*[.H$23]*[.$D$4];[.$A24]*[.H$23]*[.$E$4]))))*[.$F$4]" office:value-type="float" office:value="14449.8553269279" calcext:value-type="float">
            <text:p>14.450 </text:p>
          </table:table-cell>
          <table:table-cell table:style-name="ce48" table:formula="of:=(IF([.$A24]*[.I$23]&lt;=[.$B$3];[.$A24]*[.I$23]*[.$B$4];IF(AND([.$A24]*[.I$23]&gt;[.$B$3];[.$A24]*[.I$23]&lt;=[.$C$3]);[.$A24]*[.I$23]*[.$C$4];IF(AND([.$A24]*[.I$23]&gt;[.$C$3];[.$A24]*[.I$23]&lt;[.$D$3]);[.$A24]*[.I$23]*[.$D$4];[.$A24]*[.I$23]*[.$E$4]))))*[.$F$4]" office:value-type="float" office:value="14985.0351538511" calcext:value-type="float">
            <text:p>14.985 </text:p>
          </table:table-cell>
          <table:table-cell table:style-name="ce48" table:formula="of:=(IF([.$A24]*[.J$23]&lt;=[.$B$3];[.$A24]*[.J$23]*[.$B$4];IF(AND([.$A24]*[.J$23]&gt;[.$B$3];[.$A24]*[.J$23]&lt;=[.$C$3]);[.$A24]*[.J$23]*[.$C$4];IF(AND([.$A24]*[.J$23]&gt;[.$C$3];[.$A24]*[.J$23]&lt;[.$D$3]);[.$A24]*[.J$23]*[.$D$4];[.$A24]*[.J$23]*[.$E$4]))))*[.$F$4]" office:value-type="float" office:value="15520.2149807744" calcext:value-type="float">
            <text:p>15.520 </text:p>
          </table:table-cell>
          <table:table-cell table:style-name="ce48" table:formula="of:=(IF([.$A24]*[.K$23]&lt;=[.$B$3];[.$A24]*[.K$23]*[.$B$4];IF(AND([.$A24]*[.K$23]&gt;[.$B$3];[.$A24]*[.K$23]&lt;=[.$C$3]);[.$A24]*[.K$23]*[.$C$4];IF(AND([.$A24]*[.K$23]&gt;[.$C$3];[.$A24]*[.K$23]&lt;[.$D$3]);[.$A24]*[.K$23]*[.$D$4];[.$A24]*[.K$23]*[.$E$4]))))*[.$F$4]" office:value-type="float" office:value="16055.3948076976" calcext:value-type="float">
            <text:p>16.055 </text:p>
          </table:table-cell>
          <table:table-cell table:style-name="ce48" table:formula="of:=(IF([.$A24]*[.L$23]&lt;=[.$B$3];[.$A24]*[.L$23]*[.$B$4];IF(AND([.$A24]*[.L$23]&gt;[.$B$3];[.$A24]*[.L$23]&lt;=[.$C$3]);[.$A24]*[.L$23]*[.$C$4];IF(AND([.$A24]*[.L$23]&gt;[.$C$3];[.$A24]*[.L$23]&lt;[.$D$3]);[.$A24]*[.L$23]*[.$D$4];[.$A24]*[.L$23]*[.$E$4]))))*[.$F$4]" office:value-type="float" office:value="16590.5746346209" calcext:value-type="float">
            <text:p>16.591 </text:p>
          </table:table-cell>
          <table:table-cell table:style-name="ce48" table:formula="of:=(IF([.$A24]*[.M$23]&lt;=[.$B$3];[.$A24]*[.M$23]*[.$B$4];IF(AND([.$A24]*[.M$23]&gt;[.$B$3];[.$A24]*[.M$23]&lt;=[.$C$3]);[.$A24]*[.M$23]*[.$C$4];IF(AND([.$A24]*[.M$23]&gt;[.$C$3];[.$A24]*[.M$23]&lt;[.$D$3]);[.$A24]*[.M$23]*[.$D$4];[.$A24]*[.M$23]*[.$E$4]))))*[.$F$4]" office:value-type="float" office:value="17125.7544615441" calcext:value-type="float">
            <text:p>17.126 </text:p>
          </table:table-cell>
          <table:table-cell table:style-name="ce48" table:formula="of:=(IF([.$A24]*[.N$23]&lt;=[.$B$3];[.$A24]*[.N$23]*[.$B$4];IF(AND([.$A24]*[.N$23]&gt;[.$B$3];[.$A24]*[.N$23]&lt;=[.$C$3]);[.$A24]*[.N$23]*[.$C$4];IF(AND([.$A24]*[.N$23]&gt;[.$C$3];[.$A24]*[.N$23]&lt;[.$D$3]);[.$A24]*[.N$23]*[.$D$4];[.$A24]*[.N$23]*[.$E$4]))))*[.$F$4]" office:value-type="float" office:value="17660.9342884674" calcext:value-type="float">
            <text:p>17.661 </text:p>
          </table:table-cell>
          <table:table-cell table:style-name="ce48" table:formula="of:=(IF([.$A24]*[.O$23]&lt;=[.$B$3];[.$A24]*[.O$23]*[.$B$4];IF(AND([.$A24]*[.O$23]&gt;[.$B$3];[.$A24]*[.O$23]&lt;=[.$C$3]);[.$A24]*[.O$23]*[.$C$4];IF(AND([.$A24]*[.O$23]&gt;[.$C$3];[.$A24]*[.O$23]&lt;[.$D$3]);[.$A24]*[.O$23]*[.$D$4];[.$A24]*[.O$23]*[.$E$4]))))*[.$F$4]" office:value-type="float" office:value="18196.1141153906" calcext:value-type="float">
            <text:p>18.196 </text:p>
          </table:table-cell>
          <table:table-cell table:style-name="ce48" table:formula="of:=(IF([.$A24]*[.P$23]&lt;=[.$B$3];[.$A24]*[.P$23]*[.$B$4];IF(AND([.$A24]*[.P$23]&gt;[.$B$3];[.$A24]*[.P$23]&lt;=[.$C$3]);[.$A24]*[.P$23]*[.$C$4];IF(AND([.$A24]*[.P$23]&gt;[.$C$3];[.$A24]*[.P$23]&lt;[.$D$3]);[.$A24]*[.P$23]*[.$D$4];[.$A24]*[.P$23]*[.$E$4]))))*[.$F$4]" office:value-type="float" office:value="18731.2939423139" calcext:value-type="float">
            <text:p>18.731 </text:p>
          </table:table-cell>
          <table:table-cell table:style-name="ce48" table:formula="of:=(IF([.$A24]*[.Q$23]&lt;=[.$B$3];[.$A24]*[.Q$23]*[.$B$4];IF(AND([.$A24]*[.Q$23]&gt;[.$B$3];[.$A24]*[.Q$23]&lt;=[.$C$3]);[.$A24]*[.Q$23]*[.$C$4];IF(AND([.$A24]*[.Q$23]&gt;[.$C$3];[.$A24]*[.Q$23]&lt;[.$D$3]);[.$A24]*[.Q$23]*[.$D$4];[.$A24]*[.Q$23]*[.$E$4]))))*[.$F$4]" office:value-type="float" office:value="19266.4737692371" calcext:value-type="float">
            <text:p>19.266 </text:p>
          </table:table-cell>
          <table:table-cell table:style-name="ce48" table:formula="of:=(IF([.$A24]*[.R$23]&lt;=[.$B$3];[.$A24]*[.R$23]*[.$B$4];IF(AND([.$A24]*[.R$23]&gt;[.$B$3];[.$A24]*[.R$23]&lt;=[.$C$3]);[.$A24]*[.R$23]*[.$C$4];IF(AND([.$A24]*[.R$23]&gt;[.$C$3];[.$A24]*[.R$23]&lt;[.$D$3]);[.$A24]*[.R$23]*[.$D$4];[.$A24]*[.R$23]*[.$E$4]))))*[.$F$4]" office:value-type="float" office:value="19801.6535961604" calcext:value-type="float">
            <text:p>19.802 </text:p>
          </table:table-cell>
          <table:table-cell table:style-name="ce43" office:value-type="float" office:value="2" calcext:value-type="float">
            <text:p>2,00 </text:p>
          </table:table-cell>
          <table:table-cell table:number-columns-repeated="2"/>
          <table:table-cell table:formula="of:=+[.V23]+[.F16]" office:value-type="float" office:value="10398.5087898473" calcext:value-type="float">
            <text:p>10.398,51 </text:p>
          </table:table-cell>
          <table:table-cell table:number-columns-repeated="42"/>
        </table:table-row>
        <table:table-row table:style-name="ro1">
          <table:table-cell table:style-name="ce43" table:formula="of:=+[.A24]+0.5" office:value-type="float" office:value="2.5" calcext:value-type="float">
            <text:p>2,50 </text:p>
          </table:table-cell>
          <table:table-cell table:style-name="ce54" table:formula="of:=(IF([.$A25]*[.B$23]&lt;=[.$B$3];[.$A25]*[.B$23]*[.$B$4];IF(AND([.$A25]*[.B$23]&gt;[.$B$3];[.$A25]*[.B$23]&lt;=[.$C$3]);[.$A25]*[.B$23]*[.$C$4];IF(AND([.$A25]*[.B$23]&gt;[.$C$3];[.$A25]*[.B$23]&lt;[.$D$3]);[.$A25]*[.B$23]*[.$D$4];[.$A25]*[.B$23]*[.$E$4]))))*[.$F$4]" office:value-type="float" office:value="14048.4704567354" calcext:value-type="float">
            <text:p>14.048 </text:p>
          </table:table-cell>
          <table:table-cell table:style-name="ce54" table:formula="of:=(IF([.$A25]*[.C$23]&lt;=[.$B$3];[.$A25]*[.C$23]*[.$B$4];IF(AND([.$A25]*[.C$23]&gt;[.$B$3];[.$A25]*[.C$23]&lt;=[.$C$3]);[.$A25]*[.C$23]*[.$C$4];IF(AND([.$A25]*[.C$23]&gt;[.$C$3];[.$A25]*[.C$23]&lt;[.$D$3]);[.$A25]*[.C$23]*[.$D$4];[.$A25]*[.C$23]*[.$E$4]))))*[.$F$4]" office:value-type="float" office:value="14717.4452403895" calcext:value-type="float">
            <text:p>14.717 </text:p>
          </table:table-cell>
          <table:table-cell table:style-name="ce54" table:formula="of:=(IF([.$A25]*[.D$23]&lt;=[.$B$3];[.$A25]*[.D$23]*[.$B$4];IF(AND([.$A25]*[.D$23]&gt;[.$B$3];[.$A25]*[.D$23]&lt;=[.$C$3]);[.$A25]*[.D$23]*[.$C$4];IF(AND([.$A25]*[.D$23]&gt;[.$C$3];[.$A25]*[.D$23]&lt;[.$D$3]);[.$A25]*[.D$23]*[.$D$4];[.$A25]*[.D$23]*[.$E$4]))))*[.$F$4]" office:value-type="float" office:value="15386.4200240435" calcext:value-type="float">
            <text:p>15.386 </text:p>
          </table:table-cell>
          <table:table-cell table:style-name="ce54" table:formula="of:=(IF([.$A25]*[.E$23]&lt;=[.$B$3];[.$A25]*[.E$23]*[.$B$4];IF(AND([.$A25]*[.E$23]&gt;[.$B$3];[.$A25]*[.E$23]&lt;=[.$C$3]);[.$A25]*[.E$23]*[.$C$4];IF(AND([.$A25]*[.E$23]&gt;[.$C$3];[.$A25]*[.E$23]&lt;[.$D$3]);[.$A25]*[.E$23]*[.$D$4];[.$A25]*[.E$23]*[.$E$4]))))*[.$F$4]" office:value-type="float" office:value="16055.3948076976" calcext:value-type="float">
            <text:p>16.055 </text:p>
          </table:table-cell>
          <table:table-cell table:style-name="ce54" table:formula="of:=(IF([.$A25]*[.F$23]&lt;=[.$B$3];[.$A25]*[.F$23]*[.$B$4];IF(AND([.$A25]*[.F$23]&gt;[.$B$3];[.$A25]*[.F$23]&lt;=[.$C$3]);[.$A25]*[.F$23]*[.$C$4];IF(AND([.$A25]*[.F$23]&gt;[.$C$3];[.$A25]*[.F$23]&lt;[.$D$3]);[.$A25]*[.F$23]*[.$D$4];[.$A25]*[.F$23]*[.$E$4]))))*[.$F$4]" office:value-type="float" office:value="16724.3695913517" calcext:value-type="float">
            <text:p>16.724 </text:p>
          </table:table-cell>
          <table:table-cell table:style-name="ce54" table:formula="of:=(IF([.$A25]*[.G$23]&lt;=[.$B$3];[.$A25]*[.G$23]*[.$B$4];IF(AND([.$A25]*[.G$23]&gt;[.$B$3];[.$A25]*[.G$23]&lt;=[.$C$3]);[.$A25]*[.G$23]*[.$C$4];IF(AND([.$A25]*[.G$23]&gt;[.$C$3];[.$A25]*[.G$23]&lt;[.$D$3]);[.$A25]*[.G$23]*[.$D$4];[.$A25]*[.G$23]*[.$E$4]))))*[.$F$4]" office:value-type="float" office:value="17393.3443750057" calcext:value-type="float">
            <text:p>17.393 </text:p>
          </table:table-cell>
          <table:table-cell table:style-name="ce54" table:formula="of:=(IF([.$A25]*[.H$23]&lt;=[.$B$3];[.$A25]*[.H$23]*[.$B$4];IF(AND([.$A25]*[.H$23]&gt;[.$B$3];[.$A25]*[.H$23]&lt;=[.$C$3]);[.$A25]*[.H$23]*[.$C$4];IF(AND([.$A25]*[.H$23]&gt;[.$C$3];[.$A25]*[.H$23]&lt;[.$D$3]);[.$A25]*[.H$23]*[.$D$4];[.$A25]*[.H$23]*[.$E$4]))))*[.$F$4]" office:value-type="float" office:value="18062.3191586598" calcext:value-type="float">
            <text:p>18.062 </text:p>
          </table:table-cell>
          <table:table-cell table:style-name="ce54" table:formula="of:=(IF([.$A25]*[.I$23]&lt;=[.$B$3];[.$A25]*[.I$23]*[.$B$4];IF(AND([.$A25]*[.I$23]&gt;[.$B$3];[.$A25]*[.I$23]&lt;=[.$C$3]);[.$A25]*[.I$23]*[.$C$4];IF(AND([.$A25]*[.I$23]&gt;[.$C$3];[.$A25]*[.I$23]&lt;[.$D$3]);[.$A25]*[.I$23]*[.$D$4];[.$A25]*[.I$23]*[.$E$4]))))*[.$F$4]" office:value-type="float" office:value="18731.2939423139" calcext:value-type="float">
            <text:p>18.731 </text:p>
          </table:table-cell>
          <table:table-cell table:style-name="ce54" table:formula="of:=(IF([.$A25]*[.J$23]&lt;=[.$B$3];[.$A25]*[.J$23]*[.$B$4];IF(AND([.$A25]*[.J$23]&gt;[.$B$3];[.$A25]*[.J$23]&lt;=[.$C$3]);[.$A25]*[.J$23]*[.$C$4];IF(AND([.$A25]*[.J$23]&gt;[.$C$3];[.$A25]*[.J$23]&lt;[.$D$3]);[.$A25]*[.J$23]*[.$D$4];[.$A25]*[.J$23]*[.$E$4]))))*[.$F$4]" office:value-type="float" office:value="19400.268725968" calcext:value-type="float">
            <text:p>19.400 </text:p>
          </table:table-cell>
          <table:table-cell table:style-name="ce54" table:formula="of:=(IF([.$A25]*[.K$23]&lt;=[.$B$3];[.$A25]*[.K$23]*[.$B$4];IF(AND([.$A25]*[.K$23]&gt;[.$B$3];[.$A25]*[.K$23]&lt;=[.$C$3]);[.$A25]*[.K$23]*[.$C$4];IF(AND([.$A25]*[.K$23]&gt;[.$C$3];[.$A25]*[.K$23]&lt;[.$D$3]);[.$A25]*[.K$23]*[.$D$4];[.$A25]*[.K$23]*[.$E$4]))))*[.$F$4]" office:value-type="float" office:value="20069.243509622" calcext:value-type="float">
            <text:p>20.069 </text:p>
          </table:table-cell>
          <table:table-cell table:style-name="ce54" table:formula="of:=(IF([.$A25]*[.L$23]&lt;=[.$B$3];[.$A25]*[.L$23]*[.$B$4];IF(AND([.$A25]*[.L$23]&gt;[.$B$3];[.$A25]*[.L$23]&lt;=[.$C$3]);[.$A25]*[.L$23]*[.$C$4];IF(AND([.$A25]*[.L$23]&gt;[.$C$3];[.$A25]*[.L$23]&lt;[.$D$3]);[.$A25]*[.L$23]*[.$D$4];[.$A25]*[.L$23]*[.$E$4]))))*[.$F$4]" office:value-type="float" office:value="20738.2182932761" calcext:value-type="float">
            <text:p>20.738 </text:p>
          </table:table-cell>
          <table:table-cell table:style-name="ce54" table:formula="of:=(IF([.$A25]*[.M$23]&lt;=[.$B$3];[.$A25]*[.M$23]*[.$B$4];IF(AND([.$A25]*[.M$23]&gt;[.$B$3];[.$A25]*[.M$23]&lt;=[.$C$3]);[.$A25]*[.M$23]*[.$C$4];IF(AND([.$A25]*[.M$23]&gt;[.$C$3];[.$A25]*[.M$23]&lt;[.$D$3]);[.$A25]*[.M$23]*[.$D$4];[.$A25]*[.M$23]*[.$E$4]))))*[.$F$4]" office:value-type="float" office:value="21407.1930769302" calcext:value-type="float">
            <text:p>21.407 </text:p>
          </table:table-cell>
          <table:table-cell table:style-name="ce54" table:formula="of:=(IF([.$A25]*[.N$23]&lt;=[.$B$3];[.$A25]*[.N$23]*[.$B$4];IF(AND([.$A25]*[.N$23]&gt;[.$B$3];[.$A25]*[.N$23]&lt;=[.$C$3]);[.$A25]*[.N$23]*[.$C$4];IF(AND([.$A25]*[.N$23]&gt;[.$C$3];[.$A25]*[.N$23]&lt;[.$D$3]);[.$A25]*[.N$23]*[.$D$4];[.$A25]*[.N$23]*[.$E$4]))))*[.$F$4]" office:value-type="float" office:value="22076.1678605842" calcext:value-type="float">
            <text:p>22.076 </text:p>
          </table:table-cell>
          <table:table-cell table:style-name="ce54" table:formula="of:=(IF([.$A25]*[.O$23]&lt;=[.$B$3];[.$A25]*[.O$23]*[.$B$4];IF(AND([.$A25]*[.O$23]&gt;[.$B$3];[.$A25]*[.O$23]&lt;=[.$C$3]);[.$A25]*[.O$23]*[.$C$4];IF(AND([.$A25]*[.O$23]&gt;[.$C$3];[.$A25]*[.O$23]&lt;[.$D$3]);[.$A25]*[.O$23]*[.$D$4];[.$A25]*[.O$23]*[.$E$4]))))*[.$F$4]" office:value-type="float" office:value="22745.1426442383" calcext:value-type="float">
            <text:p>22.745 </text:p>
          </table:table-cell>
          <table:table-cell table:style-name="ce54" table:formula="of:=(IF([.$A25]*[.P$23]&lt;=[.$B$3];[.$A25]*[.P$23]*[.$B$4];IF(AND([.$A25]*[.P$23]&gt;[.$B$3];[.$A25]*[.P$23]&lt;=[.$C$3]);[.$A25]*[.P$23]*[.$C$4];IF(AND([.$A25]*[.P$23]&gt;[.$C$3];[.$A25]*[.P$23]&lt;[.$D$3]);[.$A25]*[.P$23]*[.$D$4];[.$A25]*[.P$23]*[.$E$4]))))*[.$F$4]" office:value-type="float" office:value="23414.1174278924" calcext:value-type="float">
            <text:p>23.414 </text:p>
          </table:table-cell>
          <table:table-cell table:style-name="ce54" table:formula="of:=(IF([.$A25]*[.Q$23]&lt;=[.$B$3];[.$A25]*[.Q$23]*[.$B$4];IF(AND([.$A25]*[.Q$23]&gt;[.$B$3];[.$A25]*[.Q$23]&lt;=[.$C$3]);[.$A25]*[.Q$23]*[.$C$4];IF(AND([.$A25]*[.Q$23]&gt;[.$C$3];[.$A25]*[.Q$23]&lt;[.$D$3]);[.$A25]*[.Q$23]*[.$D$4];[.$A25]*[.Q$23]*[.$E$4]))))*[.$F$4]" office:value-type="float" office:value="24083.0922115464" calcext:value-type="float">
            <text:p>24.083 </text:p>
          </table:table-cell>
          <table:table-cell table:style-name="ce54" table:formula="of:=(IF([.$A25]*[.R$23]&lt;=[.$B$3];[.$A25]*[.R$23]*[.$B$4];IF(AND([.$A25]*[.R$23]&gt;[.$B$3];[.$A25]*[.R$23]&lt;=[.$C$3]);[.$A25]*[.R$23]*[.$C$4];IF(AND([.$A25]*[.R$23]&gt;[.$C$3];[.$A25]*[.R$23]&lt;[.$D$3]);[.$A25]*[.R$23]*[.$D$4];[.$A25]*[.R$23]*[.$E$4]))))*[.$F$4]" office:value-type="float" office:value="24752.0669952005" calcext:value-type="float">
            <text:p>24.752 </text:p>
          </table:table-cell>
          <table:table-cell table:style-name="ce43" table:formula="of:=+[.S24]+0.5" office:value-type="float" office:value="2.5" calcext:value-type="float">
            <text:p>2,50 </text:p>
          </table:table-cell>
          <table:table-cell table:number-columns-repeated="45"/>
        </table:table-row>
        <table:table-row table:style-name="ro1">
          <table:table-cell table:style-name="ce44" table:formula="of:=+[.A25]+0.5" office:value-type="float" office:value="3" calcext:value-type="float">
            <text:p>3,00 </text:p>
          </table:table-cell>
          <table:table-cell table:style-name="ce55" table:formula="of:=(IF([.$A26]*[.B$23]&lt;=[.$B$3];[.$A26]*[.B$23]*[.$B$4];IF(AND([.$A26]*[.B$23]&gt;[.$B$3];[.$A26]*[.B$23]&lt;=[.$C$3]);[.$A26]*[.B$23]*[.$C$4];IF(AND([.$A26]*[.B$23]&gt;[.$C$3];[.$A26]*[.B$23]&lt;[.$D$3]);[.$A26]*[.B$23]*[.$D$4];[.$A26]*[.B$23]*[.$E$4]))))*[.$F$4]" office:value-type="float" office:value="16858.1645480825" calcext:value-type="float">
            <text:p>16.858 </text:p>
          </table:table-cell>
          <table:table-cell table:style-name="ce55" table:formula="of:=(IF([.$A26]*[.C$23]&lt;=[.$B$3];[.$A26]*[.C$23]*[.$B$4];IF(AND([.$A26]*[.C$23]&gt;[.$B$3];[.$A26]*[.C$23]&lt;=[.$C$3]);[.$A26]*[.C$23]*[.$C$4];IF(AND([.$A26]*[.C$23]&gt;[.$C$3];[.$A26]*[.C$23]&lt;[.$D$3]);[.$A26]*[.C$23]*[.$D$4];[.$A26]*[.C$23]*[.$E$4]))))*[.$F$4]" office:value-type="float" office:value="17660.9342884674" calcext:value-type="float">
            <text:p>17.661 </text:p>
          </table:table-cell>
          <table:table-cell table:style-name="ce55" table:formula="of:=(IF([.$A26]*[.D$23]&lt;=[.$B$3];[.$A26]*[.D$23]*[.$B$4];IF(AND([.$A26]*[.D$23]&gt;[.$B$3];[.$A26]*[.D$23]&lt;=[.$C$3]);[.$A26]*[.D$23]*[.$C$4];IF(AND([.$A26]*[.D$23]&gt;[.$C$3];[.$A26]*[.D$23]&lt;[.$D$3]);[.$A26]*[.D$23]*[.$D$4];[.$A26]*[.D$23]*[.$E$4]))))*[.$F$4]" office:value-type="float" office:value="18463.7040288523" calcext:value-type="float">
            <text:p>18.464 </text:p>
          </table:table-cell>
          <table:table-cell table:style-name="ce55" table:formula="of:=(IF([.$A26]*[.E$23]&lt;=[.$B$3];[.$A26]*[.E$23]*[.$B$4];IF(AND([.$A26]*[.E$23]&gt;[.$B$3];[.$A26]*[.E$23]&lt;=[.$C$3]);[.$A26]*[.E$23]*[.$C$4];IF(AND([.$A26]*[.E$23]&gt;[.$C$3];[.$A26]*[.E$23]&lt;[.$D$3]);[.$A26]*[.E$23]*[.$D$4];[.$A26]*[.E$23]*[.$E$4]))))*[.$F$4]" office:value-type="float" office:value="19266.4737692371" calcext:value-type="float">
            <text:p>19.266 </text:p>
          </table:table-cell>
          <table:table-cell table:style-name="ce55" table:formula="of:=(IF([.$A26]*[.F$23]&lt;=[.$B$3];[.$A26]*[.F$23]*[.$B$4];IF(AND([.$A26]*[.F$23]&gt;[.$B$3];[.$A26]*[.F$23]&lt;=[.$C$3]);[.$A26]*[.F$23]*[.$C$4];IF(AND([.$A26]*[.F$23]&gt;[.$C$3];[.$A26]*[.F$23]&lt;[.$D$3]);[.$A26]*[.F$23]*[.$D$4];[.$A26]*[.F$23]*[.$E$4]))))*[.$F$4]" office:value-type="float" office:value="20069.243509622" calcext:value-type="float">
            <text:p>20.069 </text:p>
          </table:table-cell>
          <table:table-cell table:style-name="ce55" table:formula="of:=(IF([.$A26]*[.G$23]&lt;=[.$B$3];[.$A26]*[.G$23]*[.$B$4];IF(AND([.$A26]*[.G$23]&gt;[.$B$3];[.$A26]*[.G$23]&lt;=[.$C$3]);[.$A26]*[.G$23]*[.$C$4];IF(AND([.$A26]*[.G$23]&gt;[.$C$3];[.$A26]*[.G$23]&lt;[.$D$3]);[.$A26]*[.G$23]*[.$D$4];[.$A26]*[.G$23]*[.$E$4]))))*[.$F$4]" office:value-type="float" office:value="20872.0132500069" calcext:value-type="float">
            <text:p>20.872 </text:p>
          </table:table-cell>
          <table:table-cell table:style-name="ce55" table:formula="of:=(IF([.$A26]*[.H$23]&lt;=[.$B$3];[.$A26]*[.H$23]*[.$B$4];IF(AND([.$A26]*[.H$23]&gt;[.$B$3];[.$A26]*[.H$23]&lt;=[.$C$3]);[.$A26]*[.H$23]*[.$C$4];IF(AND([.$A26]*[.H$23]&gt;[.$C$3];[.$A26]*[.H$23]&lt;[.$D$3]);[.$A26]*[.H$23]*[.$D$4];[.$A26]*[.H$23]*[.$E$4]))))*[.$F$4]" office:value-type="float" office:value="21674.7829903918" calcext:value-type="float">
            <text:p>21.675 </text:p>
          </table:table-cell>
          <table:table-cell table:style-name="ce55" table:formula="of:=(IF([.$A26]*[.I$23]&lt;=[.$B$3];[.$A26]*[.I$23]*[.$B$4];IF(AND([.$A26]*[.I$23]&gt;[.$B$3];[.$A26]*[.I$23]&lt;=[.$C$3]);[.$A26]*[.I$23]*[.$C$4];IF(AND([.$A26]*[.I$23]&gt;[.$C$3];[.$A26]*[.I$23]&lt;[.$D$3]);[.$A26]*[.I$23]*[.$D$4];[.$A26]*[.I$23]*[.$E$4]))))*[.$F$4]" office:value-type="float" office:value="22477.5527307767" calcext:value-type="float">
            <text:p>22.478 </text:p>
          </table:table-cell>
          <table:table-cell table:style-name="ce55" table:formula="of:=(IF([.$A26]*[.J$23]&lt;=[.$B$3];[.$A26]*[.J$23]*[.$B$4];IF(AND([.$A26]*[.J$23]&gt;[.$B$3];[.$A26]*[.J$23]&lt;=[.$C$3]);[.$A26]*[.J$23]*[.$C$4];IF(AND([.$A26]*[.J$23]&gt;[.$C$3];[.$A26]*[.J$23]&lt;[.$D$3]);[.$A26]*[.J$23]*[.$D$4];[.$A26]*[.J$23]*[.$E$4]))))*[.$F$4]" office:value-type="float" office:value="23280.3224711615" calcext:value-type="float">
            <text:p>23.280 </text:p>
          </table:table-cell>
          <table:table-cell table:style-name="ce55" table:formula="of:=(IF([.$A26]*[.K$23]&lt;=[.$B$3];[.$A26]*[.K$23]*[.$B$4];IF(AND([.$A26]*[.K$23]&gt;[.$B$3];[.$A26]*[.K$23]&lt;=[.$C$3]);[.$A26]*[.K$23]*[.$C$4];IF(AND([.$A26]*[.K$23]&gt;[.$C$3];[.$A26]*[.K$23]&lt;[.$D$3]);[.$A26]*[.K$23]*[.$D$4];[.$A26]*[.K$23]*[.$E$4]))))*[.$F$4]" office:value-type="float" office:value="24083.0922115464" calcext:value-type="float">
            <text:p>24.083 </text:p>
          </table:table-cell>
          <table:table-cell table:style-name="ce55" table:formula="of:=(IF([.$A26]*[.L$23]&lt;=[.$B$3];[.$A26]*[.L$23]*[.$B$4];IF(AND([.$A26]*[.L$23]&gt;[.$B$3];[.$A26]*[.L$23]&lt;=[.$C$3]);[.$A26]*[.L$23]*[.$C$4];IF(AND([.$A26]*[.L$23]&gt;[.$C$3];[.$A26]*[.L$23]&lt;[.$D$3]);[.$A26]*[.L$23]*[.$D$4];[.$A26]*[.L$23]*[.$E$4]))))*[.$F$4]" office:value-type="float" office:value="24885.8619519313" calcext:value-type="float">
            <text:p>24.886 </text:p>
          </table:table-cell>
          <table:table-cell table:style-name="ce55" table:formula="of:=(IF([.$A26]*[.M$23]&lt;=[.$B$3];[.$A26]*[.M$23]*[.$B$4];IF(AND([.$A26]*[.M$23]&gt;[.$B$3];[.$A26]*[.M$23]&lt;=[.$C$3]);[.$A26]*[.M$23]*[.$C$4];IF(AND([.$A26]*[.M$23]&gt;[.$C$3];[.$A26]*[.M$23]&lt;[.$D$3]);[.$A26]*[.M$23]*[.$D$4];[.$A26]*[.M$23]*[.$E$4]))))*[.$F$4]" office:value-type="float" office:value="25688.6316923162" calcext:value-type="float">
            <text:p>25.689 </text:p>
          </table:table-cell>
          <table:table-cell table:style-name="ce55" table:formula="of:=(IF([.$A26]*[.N$23]&lt;=[.$B$3];[.$A26]*[.N$23]*[.$B$4];IF(AND([.$A26]*[.N$23]&gt;[.$B$3];[.$A26]*[.N$23]&lt;=[.$C$3]);[.$A26]*[.N$23]*[.$C$4];IF(AND([.$A26]*[.N$23]&gt;[.$C$3];[.$A26]*[.N$23]&lt;[.$D$3]);[.$A26]*[.N$23]*[.$D$4];[.$A26]*[.N$23]*[.$E$4]))))*[.$F$4]" office:value-type="float" office:value="26491.4014327011" calcext:value-type="float">
            <text:p>26.491 </text:p>
          </table:table-cell>
          <table:table-cell table:style-name="ce55" table:formula="of:=(IF([.$A26]*[.O$23]&lt;=[.$B$3];[.$A26]*[.O$23]*[.$B$4];IF(AND([.$A26]*[.O$23]&gt;[.$B$3];[.$A26]*[.O$23]&lt;=[.$C$3]);[.$A26]*[.O$23]*[.$C$4];IF(AND([.$A26]*[.O$23]&gt;[.$C$3];[.$A26]*[.O$23]&lt;[.$D$3]);[.$A26]*[.O$23]*[.$D$4];[.$A26]*[.O$23]*[.$E$4]))))*[.$F$4]" office:value-type="float" office:value="27294.1711730859" calcext:value-type="float">
            <text:p>27.294 </text:p>
          </table:table-cell>
          <table:table-cell table:style-name="ce55" table:formula="of:=(IF([.$A26]*[.P$23]&lt;=[.$B$3];[.$A26]*[.P$23]*[.$B$4];IF(AND([.$A26]*[.P$23]&gt;[.$B$3];[.$A26]*[.P$23]&lt;=[.$C$3]);[.$A26]*[.P$23]*[.$C$4];IF(AND([.$A26]*[.P$23]&gt;[.$C$3];[.$A26]*[.P$23]&lt;[.$D$3]);[.$A26]*[.P$23]*[.$D$4];[.$A26]*[.P$23]*[.$E$4]))))*[.$F$4]" office:value-type="float" office:value="28096.9409134708" calcext:value-type="float">
            <text:p>28.097 </text:p>
          </table:table-cell>
          <table:table-cell table:style-name="ce55" table:formula="of:=(IF([.$A26]*[.Q$23]&lt;=[.$B$3];[.$A26]*[.Q$23]*[.$B$4];IF(AND([.$A26]*[.Q$23]&gt;[.$B$3];[.$A26]*[.Q$23]&lt;=[.$C$3]);[.$A26]*[.Q$23]*[.$C$4];IF(AND([.$A26]*[.Q$23]&gt;[.$C$3];[.$A26]*[.Q$23]&lt;[.$D$3]);[.$A26]*[.Q$23]*[.$D$4];[.$A26]*[.Q$23]*[.$E$4]))))*[.$F$4]" office:value-type="float" office:value="28899.7106538557" calcext:value-type="float">
            <text:p>28.900 </text:p>
          </table:table-cell>
          <table:table-cell table:style-name="ce55" table:formula="of:=(IF([.$A26]*[.R$23]&lt;=[.$B$3];[.$A26]*[.R$23]*[.$B$4];IF(AND([.$A26]*[.R$23]&gt;[.$B$3];[.$A26]*[.R$23]&lt;=[.$C$3]);[.$A26]*[.R$23]*[.$C$4];IF(AND([.$A26]*[.R$23]&gt;[.$C$3];[.$A26]*[.R$23]&lt;[.$D$3]);[.$A26]*[.R$23]*[.$D$4];[.$A26]*[.R$23]*[.$E$4]))))*[.$F$4]" office:value-type="float" office:value="29702.4803942406" calcext:value-type="float">
            <text:p>29.702 </text:p>
          </table:table-cell>
          <table:table-cell table:style-name="ce44" table:formula="of:=+[.S25]+0.5" office:value-type="float" office:value="3" calcext:value-type="float">
            <text:p>3,00 </text:p>
          </table:table-cell>
          <table:table-cell table:number-columns-repeated="45"/>
        </table:table-row>
        <table:table-row table:style-name="ro1">
          <table:table-cell table:style-name="ce43" table:formula="of:=+[.A26]+0.5" office:value-type="float" office:value="3.5" calcext:value-type="float">
            <text:p>3,50 </text:p>
          </table:table-cell>
          <table:table-cell table:style-name="ce54" table:formula="of:=(IF([.$A27]*[.B$23]&lt;=[.$B$3];[.$A27]*[.B$23]*[.$B$4];IF(AND([.$A27]*[.B$23]&gt;[.$B$3];[.$A27]*[.B$23]&lt;=[.$C$3]);[.$A27]*[.B$23]*[.$C$4];IF(AND([.$A27]*[.B$23]&gt;[.$C$3];[.$A27]*[.B$23]&lt;[.$D$3]);[.$A27]*[.B$23]*[.$D$4];[.$A27]*[.B$23]*[.$E$4]))))*[.$F$4]" office:value-type="float" office:value="19667.8586394296" calcext:value-type="float">
            <text:p>19.668 </text:p>
          </table:table-cell>
          <table:table-cell table:style-name="ce54" table:formula="of:=(IF([.$A27]*[.C$23]&lt;=[.$B$3];[.$A27]*[.C$23]*[.$B$4];IF(AND([.$A27]*[.C$23]&gt;[.$B$3];[.$A27]*[.C$23]&lt;=[.$C$3]);[.$A27]*[.C$23]*[.$C$4];IF(AND([.$A27]*[.C$23]&gt;[.$C$3];[.$A27]*[.C$23]&lt;[.$D$3]);[.$A27]*[.C$23]*[.$D$4];[.$A27]*[.C$23]*[.$E$4]))))*[.$F$4]" office:value-type="float" office:value="20604.4233365453" calcext:value-type="float">
            <text:p>20.604 </text:p>
          </table:table-cell>
          <table:table-cell table:style-name="ce54" table:formula="of:=(IF([.$A27]*[.D$23]&lt;=[.$B$3];[.$A27]*[.D$23]*[.$B$4];IF(AND([.$A27]*[.D$23]&gt;[.$B$3];[.$A27]*[.D$23]&lt;=[.$C$3]);[.$A27]*[.D$23]*[.$C$4];IF(AND([.$A27]*[.D$23]&gt;[.$C$3];[.$A27]*[.D$23]&lt;[.$D$3]);[.$A27]*[.D$23]*[.$D$4];[.$A27]*[.D$23]*[.$E$4]))))*[.$F$4]" office:value-type="float" office:value="21540.988033661" calcext:value-type="float">
            <text:p>21.541 </text:p>
          </table:table-cell>
          <table:table-cell table:style-name="ce54" table:formula="of:=(IF([.$A27]*[.E$23]&lt;=[.$B$3];[.$A27]*[.E$23]*[.$B$4];IF(AND([.$A27]*[.E$23]&gt;[.$B$3];[.$A27]*[.E$23]&lt;=[.$C$3]);[.$A27]*[.E$23]*[.$C$4];IF(AND([.$A27]*[.E$23]&gt;[.$C$3];[.$A27]*[.E$23]&lt;[.$D$3]);[.$A27]*[.E$23]*[.$D$4];[.$A27]*[.E$23]*[.$E$4]))))*[.$F$4]" office:value-type="float" office:value="22477.5527307767" calcext:value-type="float">
            <text:p>22.478 </text:p>
          </table:table-cell>
          <table:table-cell table:style-name="ce54" table:formula="of:=(IF([.$A27]*[.F$23]&lt;=[.$B$3];[.$A27]*[.F$23]*[.$B$4];IF(AND([.$A27]*[.F$23]&gt;[.$B$3];[.$A27]*[.F$23]&lt;=[.$C$3]);[.$A27]*[.F$23]*[.$C$4];IF(AND([.$A27]*[.F$23]&gt;[.$C$3];[.$A27]*[.F$23]&lt;[.$D$3]);[.$A27]*[.F$23]*[.$D$4];[.$A27]*[.F$23]*[.$E$4]))))*[.$F$4]" office:value-type="float" office:value="23414.1174278924" calcext:value-type="float">
            <text:p>23.414 </text:p>
          </table:table-cell>
          <table:table-cell table:style-name="ce54" table:formula="of:=(IF([.$A27]*[.G$23]&lt;=[.$B$3];[.$A27]*[.G$23]*[.$B$4];IF(AND([.$A27]*[.G$23]&gt;[.$B$3];[.$A27]*[.G$23]&lt;=[.$C$3]);[.$A27]*[.G$23]*[.$C$4];IF(AND([.$A27]*[.G$23]&gt;[.$C$3];[.$A27]*[.G$23]&lt;[.$D$3]);[.$A27]*[.G$23]*[.$D$4];[.$A27]*[.G$23]*[.$E$4]))))*[.$F$4]" office:value-type="float" office:value="24350.6821250081" calcext:value-type="float">
            <text:p>24.351 </text:p>
          </table:table-cell>
          <table:table-cell table:style-name="ce54" table:formula="of:=(IF([.$A27]*[.H$23]&lt;=[.$B$3];[.$A27]*[.H$23]*[.$B$4];IF(AND([.$A27]*[.H$23]&gt;[.$B$3];[.$A27]*[.H$23]&lt;=[.$C$3]);[.$A27]*[.H$23]*[.$C$4];IF(AND([.$A27]*[.H$23]&gt;[.$C$3];[.$A27]*[.H$23]&lt;[.$D$3]);[.$A27]*[.H$23]*[.$D$4];[.$A27]*[.H$23]*[.$E$4]))))*[.$F$4]" office:value-type="float" office:value="25287.2468221237" calcext:value-type="float">
            <text:p>25.287 </text:p>
          </table:table-cell>
          <table:table-cell table:style-name="ce54" table:formula="of:=(IF([.$A27]*[.I$23]&lt;=[.$B$3];[.$A27]*[.I$23]*[.$B$4];IF(AND([.$A27]*[.I$23]&gt;[.$B$3];[.$A27]*[.I$23]&lt;=[.$C$3]);[.$A27]*[.I$23]*[.$C$4];IF(AND([.$A27]*[.I$23]&gt;[.$C$3];[.$A27]*[.I$23]&lt;[.$D$3]);[.$A27]*[.I$23]*[.$D$4];[.$A27]*[.I$23]*[.$E$4]))))*[.$F$4]" office:value-type="float" office:value="26223.8115192394" calcext:value-type="float">
            <text:p>26.224 </text:p>
          </table:table-cell>
          <table:table-cell table:style-name="ce54" table:formula="of:=(IF([.$A27]*[.J$23]&lt;=[.$B$3];[.$A27]*[.J$23]*[.$B$4];IF(AND([.$A27]*[.J$23]&gt;[.$B$3];[.$A27]*[.J$23]&lt;=[.$C$3]);[.$A27]*[.J$23]*[.$C$4];IF(AND([.$A27]*[.J$23]&gt;[.$C$3];[.$A27]*[.J$23]&lt;[.$D$3]);[.$A27]*[.J$23]*[.$D$4];[.$A27]*[.J$23]*[.$E$4]))))*[.$F$4]" office:value-type="float" office:value="27160.3762163551" calcext:value-type="float">
            <text:p>27.160 </text:p>
          </table:table-cell>
          <table:table-cell table:style-name="ce54" table:formula="of:=(IF([.$A27]*[.K$23]&lt;=[.$B$3];[.$A27]*[.K$23]*[.$B$4];IF(AND([.$A27]*[.K$23]&gt;[.$B$3];[.$A27]*[.K$23]&lt;=[.$C$3]);[.$A27]*[.K$23]*[.$C$4];IF(AND([.$A27]*[.K$23]&gt;[.$C$3];[.$A27]*[.K$23]&lt;[.$D$3]);[.$A27]*[.K$23]*[.$D$4];[.$A27]*[.K$23]*[.$E$4]))))*[.$F$4]" office:value-type="float" office:value="28096.9409134708" calcext:value-type="float">
            <text:p>28.097 </text:p>
          </table:table-cell>
          <table:table-cell table:style-name="ce54" table:formula="of:=(IF([.$A27]*[.L$23]&lt;=[.$B$3];[.$A27]*[.L$23]*[.$B$4];IF(AND([.$A27]*[.L$23]&gt;[.$B$3];[.$A27]*[.L$23]&lt;=[.$C$3]);[.$A27]*[.L$23]*[.$C$4];IF(AND([.$A27]*[.L$23]&gt;[.$C$3];[.$A27]*[.L$23]&lt;[.$D$3]);[.$A27]*[.L$23]*[.$D$4];[.$A27]*[.L$23]*[.$E$4]))))*[.$F$4]" office:value-type="float" office:value="29033.5056105865" calcext:value-type="float">
            <text:p>29.034 </text:p>
          </table:table-cell>
          <table:table-cell table:style-name="ce54" table:formula="of:=(IF([.$A27]*[.M$23]&lt;=[.$B$3];[.$A27]*[.M$23]*[.$B$4];IF(AND([.$A27]*[.M$23]&gt;[.$B$3];[.$A27]*[.M$23]&lt;=[.$C$3]);[.$A27]*[.M$23]*[.$C$4];IF(AND([.$A27]*[.M$23]&gt;[.$C$3];[.$A27]*[.M$23]&lt;[.$D$3]);[.$A27]*[.M$23]*[.$D$4];[.$A27]*[.M$23]*[.$E$4]))))*[.$F$4]" office:value-type="float" office:value="29970.0703077022" calcext:value-type="float">
            <text:p>29.970 </text:p>
          </table:table-cell>
          <table:table-cell table:style-name="ce54" table:formula="of:=(IF([.$A27]*[.N$23]&lt;=[.$B$3];[.$A27]*[.N$23]*[.$B$4];IF(AND([.$A27]*[.N$23]&gt;[.$B$3];[.$A27]*[.N$23]&lt;=[.$C$3]);[.$A27]*[.N$23]*[.$C$4];IF(AND([.$A27]*[.N$23]&gt;[.$C$3];[.$A27]*[.N$23]&lt;[.$D$3]);[.$A27]*[.N$23]*[.$D$4];[.$A27]*[.N$23]*[.$E$4]))))*[.$F$4]" office:value-type="float" office:value="30906.6350048179" calcext:value-type="float">
            <text:p>30.907 </text:p>
          </table:table-cell>
          <table:table-cell table:style-name="ce54" table:formula="of:=(IF([.$A27]*[.O$23]&lt;=[.$B$3];[.$A27]*[.O$23]*[.$B$4];IF(AND([.$A27]*[.O$23]&gt;[.$B$3];[.$A27]*[.O$23]&lt;=[.$C$3]);[.$A27]*[.O$23]*[.$C$4];IF(AND([.$A27]*[.O$23]&gt;[.$C$3];[.$A27]*[.O$23]&lt;[.$D$3]);[.$A27]*[.O$23]*[.$D$4];[.$A27]*[.O$23]*[.$E$4]))))*[.$F$4]" office:value-type="float" office:value="31843.1997019336" calcext:value-type="float">
            <text:p>31.843 </text:p>
          </table:table-cell>
          <table:table-cell table:style-name="ce54" table:formula="of:=(IF([.$A27]*[.P$23]&lt;=[.$B$3];[.$A27]*[.P$23]*[.$B$4];IF(AND([.$A27]*[.P$23]&gt;[.$B$3];[.$A27]*[.P$23]&lt;=[.$C$3]);[.$A27]*[.P$23]*[.$C$4];IF(AND([.$A27]*[.P$23]&gt;[.$C$3];[.$A27]*[.P$23]&lt;[.$D$3]);[.$A27]*[.P$23]*[.$D$4];[.$A27]*[.P$23]*[.$E$4]))))*[.$F$4]" office:value-type="float" office:value="32779.7643990493" calcext:value-type="float">
            <text:p>32.780 </text:p>
          </table:table-cell>
          <table:table-cell table:style-name="ce54" table:formula="of:=(IF([.$A27]*[.Q$23]&lt;=[.$B$3];[.$A27]*[.Q$23]*[.$B$4];IF(AND([.$A27]*[.Q$23]&gt;[.$B$3];[.$A27]*[.Q$23]&lt;=[.$C$3]);[.$A27]*[.Q$23]*[.$C$4];IF(AND([.$A27]*[.Q$23]&gt;[.$C$3];[.$A27]*[.Q$23]&lt;[.$D$3]);[.$A27]*[.Q$23]*[.$D$4];[.$A27]*[.Q$23]*[.$E$4]))))*[.$F$4]" office:value-type="float" office:value="33716.329096165" calcext:value-type="float">
            <text:p>33.716 </text:p>
          </table:table-cell>
          <table:table-cell table:style-name="ce54" table:formula="of:=(IF([.$A27]*[.R$23]&lt;=[.$B$3];[.$A27]*[.R$23]*[.$B$4];IF(AND([.$A27]*[.R$23]&gt;[.$B$3];[.$A27]*[.R$23]&lt;=[.$C$3]);[.$A27]*[.R$23]*[.$C$4];IF(AND([.$A27]*[.R$23]&gt;[.$C$3];[.$A27]*[.R$23]&lt;[.$D$3]);[.$A27]*[.R$23]*[.$D$4];[.$A27]*[.R$23]*[.$E$4]))))*[.$F$4]" office:value-type="float" office:value="34652.8937932807" calcext:value-type="float">
            <text:p>34.653 </text:p>
          </table:table-cell>
          <table:table-cell table:style-name="ce43" table:formula="of:=+[.S26]+0.5" office:value-type="float" office:value="3.5" calcext:value-type="float">
            <text:p>3,50 </text:p>
          </table:table-cell>
          <table:table-cell table:number-columns-repeated="45"/>
        </table:table-row>
        <table:table-row table:style-name="ro1">
          <table:table-cell table:style-name="ce45" table:formula="of:=+[.A27]+0.5" office:value-type="float" office:value="4" calcext:value-type="float">
            <text:p>4,00 </text:p>
          </table:table-cell>
          <table:table-cell table:style-name="ce56" table:formula="of:=(IF([.$A28]*[.B$23]&lt;=[.$B$3];[.$A28]*[.B$23]*[.$B$4];IF(AND([.$A28]*[.B$23]&gt;[.$B$3];[.$A28]*[.B$23]&lt;=[.$C$3]);[.$A28]*[.B$23]*[.$C$4];IF(AND([.$A28]*[.B$23]&gt;[.$C$3];[.$A28]*[.B$23]&lt;[.$D$3]);[.$A28]*[.B$23]*[.$D$4];[.$A28]*[.B$23]*[.$E$4]))))*[.$F$4]" office:value-type="float" office:value="22477.5527307767" calcext:value-type="float">
            <text:p>22.478 </text:p>
          </table:table-cell>
          <table:table-cell table:style-name="ce56" table:formula="of:=(IF([.$A28]*[.C$23]&lt;=[.$B$3];[.$A28]*[.C$23]*[.$B$4];IF(AND([.$A28]*[.C$23]&gt;[.$B$3];[.$A28]*[.C$23]&lt;=[.$C$3]);[.$A28]*[.C$23]*[.$C$4];IF(AND([.$A28]*[.C$23]&gt;[.$C$3];[.$A28]*[.C$23]&lt;[.$D$3]);[.$A28]*[.C$23]*[.$D$4];[.$A28]*[.C$23]*[.$E$4]))))*[.$F$4]" office:value-type="float" office:value="23547.9123846232" calcext:value-type="float">
            <text:p>23.548 </text:p>
          </table:table-cell>
          <table:table-cell table:style-name="ce56" table:formula="of:=(IF([.$A28]*[.D$23]&lt;=[.$B$3];[.$A28]*[.D$23]*[.$B$4];IF(AND([.$A28]*[.D$23]&gt;[.$B$3];[.$A28]*[.D$23]&lt;=[.$C$3]);[.$A28]*[.D$23]*[.$C$4];IF(AND([.$A28]*[.D$23]&gt;[.$C$3];[.$A28]*[.D$23]&lt;[.$D$3]);[.$A28]*[.D$23]*[.$D$4];[.$A28]*[.D$23]*[.$E$4]))))*[.$F$4]" office:value-type="float" office:value="24618.2720384697" calcext:value-type="float">
            <text:p>24.618 </text:p>
          </table:table-cell>
          <table:table-cell table:style-name="ce56" table:formula="of:=(IF([.$A28]*[.E$23]&lt;=[.$B$3];[.$A28]*[.E$23]*[.$B$4];IF(AND([.$A28]*[.E$23]&gt;[.$B$3];[.$A28]*[.E$23]&lt;=[.$C$3]);[.$A28]*[.E$23]*[.$C$4];IF(AND([.$A28]*[.E$23]&gt;[.$C$3];[.$A28]*[.E$23]&lt;[.$D$3]);[.$A28]*[.E$23]*[.$D$4];[.$A28]*[.E$23]*[.$E$4]))))*[.$F$4]" office:value-type="float" office:value="25688.6316923162" calcext:value-type="float">
            <text:p>25.689 </text:p>
          </table:table-cell>
          <table:table-cell table:style-name="ce56" table:formula="of:=(IF([.$A28]*[.F$23]&lt;=[.$B$3];[.$A28]*[.F$23]*[.$B$4];IF(AND([.$A28]*[.F$23]&gt;[.$B$3];[.$A28]*[.F$23]&lt;=[.$C$3]);[.$A28]*[.F$23]*[.$C$4];IF(AND([.$A28]*[.F$23]&gt;[.$C$3];[.$A28]*[.F$23]&lt;[.$D$3]);[.$A28]*[.F$23]*[.$D$4];[.$A28]*[.F$23]*[.$E$4]))))*[.$F$4]" office:value-type="float" office:value="26758.9913461627" calcext:value-type="float">
            <text:p>26.759 </text:p>
          </table:table-cell>
          <table:table-cell table:style-name="ce56" table:formula="of:=(IF([.$A28]*[.G$23]&lt;=[.$B$3];[.$A28]*[.G$23]*[.$B$4];IF(AND([.$A28]*[.G$23]&gt;[.$B$3];[.$A28]*[.G$23]&lt;=[.$C$3]);[.$A28]*[.G$23]*[.$C$4];IF(AND([.$A28]*[.G$23]&gt;[.$C$3];[.$A28]*[.G$23]&lt;[.$D$3]);[.$A28]*[.G$23]*[.$D$4];[.$A28]*[.G$23]*[.$E$4]))))*[.$F$4]" office:value-type="float" office:value="27829.3510000092" calcext:value-type="float">
            <text:p>27.829 </text:p>
          </table:table-cell>
          <table:table-cell table:style-name="ce56" table:formula="of:=(IF([.$A28]*[.H$23]&lt;=[.$B$3];[.$A28]*[.H$23]*[.$B$4];IF(AND([.$A28]*[.H$23]&gt;[.$B$3];[.$A28]*[.H$23]&lt;=[.$C$3]);[.$A28]*[.H$23]*[.$C$4];IF(AND([.$A28]*[.H$23]&gt;[.$C$3];[.$A28]*[.H$23]&lt;[.$D$3]);[.$A28]*[.H$23]*[.$D$4];[.$A28]*[.H$23]*[.$E$4]))))*[.$F$4]" office:value-type="float" office:value="28899.7106538557" calcext:value-type="float">
            <text:p>28.900 </text:p>
          </table:table-cell>
          <table:table-cell table:style-name="ce56" table:formula="of:=(IF([.$A28]*[.I$23]&lt;=[.$B$3];[.$A28]*[.I$23]*[.$B$4];IF(AND([.$A28]*[.I$23]&gt;[.$B$3];[.$A28]*[.I$23]&lt;=[.$C$3]);[.$A28]*[.I$23]*[.$C$4];IF(AND([.$A28]*[.I$23]&gt;[.$C$3];[.$A28]*[.I$23]&lt;[.$D$3]);[.$A28]*[.I$23]*[.$D$4];[.$A28]*[.I$23]*[.$E$4]))))*[.$F$4]" office:value-type="float" office:value="29970.0703077022" calcext:value-type="float">
            <text:p>29.970 </text:p>
          </table:table-cell>
          <table:table-cell table:style-name="ce56" table:formula="of:=(IF([.$A28]*[.J$23]&lt;=[.$B$3];[.$A28]*[.J$23]*[.$B$4];IF(AND([.$A28]*[.J$23]&gt;[.$B$3];[.$A28]*[.J$23]&lt;=[.$C$3]);[.$A28]*[.J$23]*[.$C$4];IF(AND([.$A28]*[.J$23]&gt;[.$C$3];[.$A28]*[.J$23]&lt;[.$D$3]);[.$A28]*[.J$23]*[.$D$4];[.$A28]*[.J$23]*[.$E$4]))))*[.$F$4]" office:value-type="float" office:value="31040.4299615487" calcext:value-type="float">
            <text:p>31.040 </text:p>
          </table:table-cell>
          <table:table-cell table:style-name="ce56" table:formula="of:=(IF([.$A28]*[.K$23]&lt;=[.$B$3];[.$A28]*[.K$23]*[.$B$4];IF(AND([.$A28]*[.K$23]&gt;[.$B$3];[.$A28]*[.K$23]&lt;=[.$C$3]);[.$A28]*[.K$23]*[.$C$4];IF(AND([.$A28]*[.K$23]&gt;[.$C$3];[.$A28]*[.K$23]&lt;[.$D$3]);[.$A28]*[.K$23]*[.$D$4];[.$A28]*[.K$23]*[.$E$4]))))*[.$F$4]" office:value-type="float" office:value="32110.7896153952" calcext:value-type="float">
            <text:p>32.111 </text:p>
          </table:table-cell>
          <table:table-cell table:style-name="ce56" table:formula="of:=(IF([.$A28]*[.L$23]&lt;=[.$B$3];[.$A28]*[.L$23]*[.$B$4];IF(AND([.$A28]*[.L$23]&gt;[.$B$3];[.$A28]*[.L$23]&lt;=[.$C$3]);[.$A28]*[.L$23]*[.$C$4];IF(AND([.$A28]*[.L$23]&gt;[.$C$3];[.$A28]*[.L$23]&lt;[.$D$3]);[.$A28]*[.L$23]*[.$D$4];[.$A28]*[.L$23]*[.$E$4]))))*[.$F$4]" office:value-type="float" office:value="33181.1492692417" calcext:value-type="float">
            <text:p>33.181 </text:p>
          </table:table-cell>
          <table:table-cell table:style-name="ce56" table:formula="of:=(IF([.$A28]*[.M$23]&lt;=[.$B$3];[.$A28]*[.M$23]*[.$B$4];IF(AND([.$A28]*[.M$23]&gt;[.$B$3];[.$A28]*[.M$23]&lt;=[.$C$3]);[.$A28]*[.M$23]*[.$C$4];IF(AND([.$A28]*[.M$23]&gt;[.$C$3];[.$A28]*[.M$23]&lt;[.$D$3]);[.$A28]*[.M$23]*[.$D$4];[.$A28]*[.M$23]*[.$E$4]))))*[.$F$4]" office:value-type="float" office:value="34251.5089230882" calcext:value-type="float">
            <text:p>34.252 </text:p>
          </table:table-cell>
          <table:table-cell table:style-name="ce56" table:formula="of:=(IF([.$A28]*[.N$23]&lt;=[.$B$3];[.$A28]*[.N$23]*[.$B$4];IF(AND([.$A28]*[.N$23]&gt;[.$B$3];[.$A28]*[.N$23]&lt;=[.$C$3]);[.$A28]*[.N$23]*[.$C$4];IF(AND([.$A28]*[.N$23]&gt;[.$C$3];[.$A28]*[.N$23]&lt;[.$D$3]);[.$A28]*[.N$23]*[.$D$4];[.$A28]*[.N$23]*[.$E$4]))))*[.$F$4]" office:value-type="float" office:value="35321.8685769348" calcext:value-type="float">
            <text:p>35.322 </text:p>
          </table:table-cell>
          <table:table-cell table:style-name="ce56" table:formula="of:=(IF([.$A28]*[.O$23]&lt;=[.$B$3];[.$A28]*[.O$23]*[.$B$4];IF(AND([.$A28]*[.O$23]&gt;[.$B$3];[.$A28]*[.O$23]&lt;=[.$C$3]);[.$A28]*[.O$23]*[.$C$4];IF(AND([.$A28]*[.O$23]&gt;[.$C$3];[.$A28]*[.O$23]&lt;[.$D$3]);[.$A28]*[.O$23]*[.$D$4];[.$A28]*[.O$23]*[.$E$4]))))*[.$F$4]" office:value-type="float" office:value="36392.2282307813" calcext:value-type="float">
            <text:p>36.392 </text:p>
          </table:table-cell>
          <table:table-cell table:style-name="ce56" table:formula="of:=(IF([.$A28]*[.P$23]&lt;=[.$B$3];[.$A28]*[.P$23]*[.$B$4];IF(AND([.$A28]*[.P$23]&gt;[.$B$3];[.$A28]*[.P$23]&lt;=[.$C$3]);[.$A28]*[.P$23]*[.$C$4];IF(AND([.$A28]*[.P$23]&gt;[.$C$3];[.$A28]*[.P$23]&lt;[.$D$3]);[.$A28]*[.P$23]*[.$D$4];[.$A28]*[.P$23]*[.$E$4]))))*[.$F$4]" office:value-type="float" office:value="37462.5878846278" calcext:value-type="float">
            <text:p>37.463 </text:p>
          </table:table-cell>
          <table:table-cell table:style-name="ce56" table:formula="of:=(IF([.$A28]*[.Q$23]&lt;=[.$B$3];[.$A28]*[.Q$23]*[.$B$4];IF(AND([.$A28]*[.Q$23]&gt;[.$B$3];[.$A28]*[.Q$23]&lt;=[.$C$3]);[.$A28]*[.Q$23]*[.$C$4];IF(AND([.$A28]*[.Q$23]&gt;[.$C$3];[.$A28]*[.Q$23]&lt;[.$D$3]);[.$A28]*[.Q$23]*[.$D$4];[.$A28]*[.Q$23]*[.$E$4]))))*[.$F$4]" office:value-type="float" office:value="38532.9475384743" calcext:value-type="float">
            <text:p>38.533 </text:p>
          </table:table-cell>
          <table:table-cell table:style-name="ce56" table:formula="of:=(IF([.$A28]*[.R$23]&lt;=[.$B$3];[.$A28]*[.R$23]*[.$B$4];IF(AND([.$A28]*[.R$23]&gt;[.$B$3];[.$A28]*[.R$23]&lt;=[.$C$3]);[.$A28]*[.R$23]*[.$C$4];IF(AND([.$A28]*[.R$23]&gt;[.$C$3];[.$A28]*[.R$23]&lt;[.$D$3]);[.$A28]*[.R$23]*[.$D$4];[.$A28]*[.R$23]*[.$E$4]))))*[.$F$4]" office:value-type="float" office:value="39603.3071923208" calcext:value-type="float">
            <text:p>39.603 </text:p>
          </table:table-cell>
          <table:table-cell table:style-name="ce45" table:formula="of:=+[.S27]+0.5" office:value-type="float" office:value="4" calcext:value-type="float">
            <text:p>4,00 </text:p>
          </table:table-cell>
          <table:table-cell table:number-columns-repeated="45"/>
        </table:table-row>
        <table:table-row table:style-name="ro1">
          <table:table-cell table:style-name="ce43" table:formula="of:=+[.A28]+0.5" office:value-type="float" office:value="4.5" calcext:value-type="float">
            <text:p>4,50 </text:p>
          </table:table-cell>
          <table:table-cell table:style-name="ce54" table:formula="of:=(IF([.$A29]*[.B$23]&lt;=[.$B$3];[.$A29]*[.B$23]*[.$B$4];IF(AND([.$A29]*[.B$23]&gt;[.$B$3];[.$A29]*[.B$23]&lt;=[.$C$3]);[.$A29]*[.B$23]*[.$C$4];IF(AND([.$A29]*[.B$23]&gt;[.$C$3];[.$A29]*[.B$23]&lt;[.$D$3]);[.$A29]*[.B$23]*[.$D$4];[.$A29]*[.B$23]*[.$E$4]))))*[.$F$4]" office:value-type="float" office:value="25287.2468221237" calcext:value-type="float">
            <text:p>25.287 </text:p>
          </table:table-cell>
          <table:table-cell table:style-name="ce54" table:formula="of:=(IF([.$A29]*[.C$23]&lt;=[.$B$3];[.$A29]*[.C$23]*[.$B$4];IF(AND([.$A29]*[.C$23]&gt;[.$B$3];[.$A29]*[.C$23]&lt;=[.$C$3]);[.$A29]*[.C$23]*[.$C$4];IF(AND([.$A29]*[.C$23]&gt;[.$C$3];[.$A29]*[.C$23]&lt;[.$D$3]);[.$A29]*[.C$23]*[.$D$4];[.$A29]*[.C$23]*[.$E$4]))))*[.$F$4]" office:value-type="float" office:value="26491.4014327011" calcext:value-type="float">
            <text:p>26.491 </text:p>
          </table:table-cell>
          <table:table-cell table:style-name="ce54" table:formula="of:=(IF([.$A29]*[.D$23]&lt;=[.$B$3];[.$A29]*[.D$23]*[.$B$4];IF(AND([.$A29]*[.D$23]&gt;[.$B$3];[.$A29]*[.D$23]&lt;=[.$C$3]);[.$A29]*[.D$23]*[.$C$4];IF(AND([.$A29]*[.D$23]&gt;[.$C$3];[.$A29]*[.D$23]&lt;[.$D$3]);[.$A29]*[.D$23]*[.$D$4];[.$A29]*[.D$23]*[.$E$4]))))*[.$F$4]" office:value-type="float" office:value="27695.5560432784" calcext:value-type="float">
            <text:p>27.696 </text:p>
          </table:table-cell>
          <table:table-cell table:style-name="ce54" table:formula="of:=(IF([.$A29]*[.E$23]&lt;=[.$B$3];[.$A29]*[.E$23]*[.$B$4];IF(AND([.$A29]*[.E$23]&gt;[.$B$3];[.$A29]*[.E$23]&lt;=[.$C$3]);[.$A29]*[.E$23]*[.$C$4];IF(AND([.$A29]*[.E$23]&gt;[.$C$3];[.$A29]*[.E$23]&lt;[.$D$3]);[.$A29]*[.E$23]*[.$D$4];[.$A29]*[.E$23]*[.$E$4]))))*[.$F$4]" office:value-type="float" office:value="28899.7106538557" calcext:value-type="float">
            <text:p>28.900 </text:p>
          </table:table-cell>
          <table:table-cell table:style-name="ce54" table:formula="of:=(IF([.$A29]*[.F$23]&lt;=[.$B$3];[.$A29]*[.F$23]*[.$B$4];IF(AND([.$A29]*[.F$23]&gt;[.$B$3];[.$A29]*[.F$23]&lt;=[.$C$3]);[.$A29]*[.F$23]*[.$C$4];IF(AND([.$A29]*[.F$23]&gt;[.$C$3];[.$A29]*[.F$23]&lt;[.$D$3]);[.$A29]*[.F$23]*[.$D$4];[.$A29]*[.F$23]*[.$E$4]))))*[.$F$4]" office:value-type="float" office:value="30103.865264433" calcext:value-type="float">
            <text:p>30.104 </text:p>
          </table:table-cell>
          <table:table-cell table:style-name="ce54" table:formula="of:=(IF([.$A29]*[.G$23]&lt;=[.$B$3];[.$A29]*[.G$23]*[.$B$4];IF(AND([.$A29]*[.G$23]&gt;[.$B$3];[.$A29]*[.G$23]&lt;=[.$C$3]);[.$A29]*[.G$23]*[.$C$4];IF(AND([.$A29]*[.G$23]&gt;[.$C$3];[.$A29]*[.G$23]&lt;[.$D$3]);[.$A29]*[.G$23]*[.$D$4];[.$A29]*[.G$23]*[.$E$4]))))*[.$F$4]" office:value-type="float" office:value="31308.0198750103" calcext:value-type="float">
            <text:p>31.308 </text:p>
          </table:table-cell>
          <table:table-cell table:style-name="ce54" table:formula="of:=(IF([.$A29]*[.H$23]&lt;=[.$B$3];[.$A29]*[.H$23]*[.$B$4];IF(AND([.$A29]*[.H$23]&gt;[.$B$3];[.$A29]*[.H$23]&lt;=[.$C$3]);[.$A29]*[.H$23]*[.$C$4];IF(AND([.$A29]*[.H$23]&gt;[.$C$3];[.$A29]*[.H$23]&lt;[.$D$3]);[.$A29]*[.H$23]*[.$D$4];[.$A29]*[.H$23]*[.$E$4]))))*[.$F$4]" office:value-type="float" office:value="32512.1744855877" calcext:value-type="float">
            <text:p>32.512 </text:p>
          </table:table-cell>
          <table:table-cell table:style-name="ce54" table:formula="of:=(IF([.$A29]*[.I$23]&lt;=[.$B$3];[.$A29]*[.I$23]*[.$B$4];IF(AND([.$A29]*[.I$23]&gt;[.$B$3];[.$A29]*[.I$23]&lt;=[.$C$3]);[.$A29]*[.I$23]*[.$C$4];IF(AND([.$A29]*[.I$23]&gt;[.$C$3];[.$A29]*[.I$23]&lt;[.$D$3]);[.$A29]*[.I$23]*[.$D$4];[.$A29]*[.I$23]*[.$E$4]))))*[.$F$4]" office:value-type="float" office:value="33716.329096165" calcext:value-type="float">
            <text:p>33.716 </text:p>
          </table:table-cell>
          <table:table-cell table:style-name="ce54" table:formula="of:=(IF([.$A29]*[.J$23]&lt;=[.$B$3];[.$A29]*[.J$23]*[.$B$4];IF(AND([.$A29]*[.J$23]&gt;[.$B$3];[.$A29]*[.J$23]&lt;=[.$C$3]);[.$A29]*[.J$23]*[.$C$4];IF(AND([.$A29]*[.J$23]&gt;[.$C$3];[.$A29]*[.J$23]&lt;[.$D$3]);[.$A29]*[.J$23]*[.$D$4];[.$A29]*[.J$23]*[.$E$4]))))*[.$F$4]" office:value-type="float" office:value="34920.4837067423" calcext:value-type="float">
            <text:p>34.920 </text:p>
          </table:table-cell>
          <table:table-cell table:style-name="ce54" table:formula="of:=(IF([.$A29]*[.K$23]&lt;=[.$B$3];[.$A29]*[.K$23]*[.$B$4];IF(AND([.$A29]*[.K$23]&gt;[.$B$3];[.$A29]*[.K$23]&lt;=[.$C$3]);[.$A29]*[.K$23]*[.$C$4];IF(AND([.$A29]*[.K$23]&gt;[.$C$3];[.$A29]*[.K$23]&lt;[.$D$3]);[.$A29]*[.K$23]*[.$D$4];[.$A29]*[.K$23]*[.$E$4]))))*[.$F$4]" office:value-type="float" office:value="36124.6383173196" calcext:value-type="float">
            <text:p>36.125 </text:p>
          </table:table-cell>
          <table:table-cell table:style-name="ce54" table:formula="of:=(IF([.$A29]*[.L$23]&lt;=[.$B$3];[.$A29]*[.L$23]*[.$B$4];IF(AND([.$A29]*[.L$23]&gt;[.$B$3];[.$A29]*[.L$23]&lt;=[.$C$3]);[.$A29]*[.L$23]*[.$C$4];IF(AND([.$A29]*[.L$23]&gt;[.$C$3];[.$A29]*[.L$23]&lt;[.$D$3]);[.$A29]*[.L$23]*[.$D$4];[.$A29]*[.L$23]*[.$E$4]))))*[.$F$4]" office:value-type="float" office:value="37328.792927897" calcext:value-type="float">
            <text:p>37.329 </text:p>
          </table:table-cell>
          <table:table-cell table:style-name="ce54" table:formula="of:=(IF([.$A29]*[.M$23]&lt;=[.$B$3];[.$A29]*[.M$23]*[.$B$4];IF(AND([.$A29]*[.M$23]&gt;[.$B$3];[.$A29]*[.M$23]&lt;=[.$C$3]);[.$A29]*[.M$23]*[.$C$4];IF(AND([.$A29]*[.M$23]&gt;[.$C$3];[.$A29]*[.M$23]&lt;[.$D$3]);[.$A29]*[.M$23]*[.$D$4];[.$A29]*[.M$23]*[.$E$4]))))*[.$F$4]" office:value-type="float" office:value="38532.9475384743" calcext:value-type="float">
            <text:p>38.533 </text:p>
          </table:table-cell>
          <table:table-cell table:style-name="ce54" table:formula="of:=(IF([.$A29]*[.N$23]&lt;=[.$B$3];[.$A29]*[.N$23]*[.$B$4];IF(AND([.$A29]*[.N$23]&gt;[.$B$3];[.$A29]*[.N$23]&lt;=[.$C$3]);[.$A29]*[.N$23]*[.$C$4];IF(AND([.$A29]*[.N$23]&gt;[.$C$3];[.$A29]*[.N$23]&lt;[.$D$3]);[.$A29]*[.N$23]*[.$D$4];[.$A29]*[.N$23]*[.$E$4]))))*[.$F$4]" office:value-type="float" office:value="39737.1021490516" calcext:value-type="float">
            <text:p>39.737 </text:p>
          </table:table-cell>
          <table:table-cell table:style-name="ce54" table:formula="of:=(IF([.$A29]*[.O$23]&lt;=[.$B$3];[.$A29]*[.O$23]*[.$B$4];IF(AND([.$A29]*[.O$23]&gt;[.$B$3];[.$A29]*[.O$23]&lt;=[.$C$3]);[.$A29]*[.O$23]*[.$C$4];IF(AND([.$A29]*[.O$23]&gt;[.$C$3];[.$A29]*[.O$23]&lt;[.$D$3]);[.$A29]*[.O$23]*[.$D$4];[.$A29]*[.O$23]*[.$E$4]))))*[.$F$4]" office:value-type="float" office:value="40941.2567596289" calcext:value-type="float">
            <text:p>40.941 </text:p>
          </table:table-cell>
          <table:table-cell table:style-name="ce54" table:formula="of:=(IF([.$A29]*[.P$23]&lt;=[.$B$3];[.$A29]*[.P$23]*[.$B$4];IF(AND([.$A29]*[.P$23]&gt;[.$B$3];[.$A29]*[.P$23]&lt;=[.$C$3]);[.$A29]*[.P$23]*[.$C$4];IF(AND([.$A29]*[.P$23]&gt;[.$C$3];[.$A29]*[.P$23]&lt;[.$D$3]);[.$A29]*[.P$23]*[.$D$4];[.$A29]*[.P$23]*[.$E$4]))))*[.$F$4]" office:value-type="float" office:value="42145.4113702062" calcext:value-type="float">
            <text:p>42.145 </text:p>
          </table:table-cell>
          <table:table-cell table:style-name="ce54" table:formula="of:=(IF([.$A29]*[.Q$23]&lt;=[.$B$3];[.$A29]*[.Q$23]*[.$B$4];IF(AND([.$A29]*[.Q$23]&gt;[.$B$3];[.$A29]*[.Q$23]&lt;=[.$C$3]);[.$A29]*[.Q$23]*[.$C$4];IF(AND([.$A29]*[.Q$23]&gt;[.$C$3];[.$A29]*[.Q$23]&lt;[.$D$3]);[.$A29]*[.Q$23]*[.$D$4];[.$A29]*[.Q$23]*[.$E$4]))))*[.$F$4]" office:value-type="float" office:value="43349.5659807836" calcext:value-type="float">
            <text:p>43.350 </text:p>
          </table:table-cell>
          <table:table-cell table:style-name="ce54" table:formula="of:=(IF([.$A29]*[.R$23]&lt;=[.$B$3];[.$A29]*[.R$23]*[.$B$4];IF(AND([.$A29]*[.R$23]&gt;[.$B$3];[.$A29]*[.R$23]&lt;=[.$C$3]);[.$A29]*[.R$23]*[.$C$4];IF(AND([.$A29]*[.R$23]&gt;[.$C$3];[.$A29]*[.R$23]&lt;[.$D$3]);[.$A29]*[.R$23]*[.$D$4];[.$A29]*[.R$23]*[.$E$4]))))*[.$F$4]" office:value-type="float" office:value="44553.7205913609" calcext:value-type="float">
            <text:p>44.554 </text:p>
          </table:table-cell>
          <table:table-cell table:style-name="ce43" table:formula="of:=+[.S28]+0.5" office:value-type="float" office:value="4.5" calcext:value-type="float">
            <text:p>4,50 </text:p>
          </table:table-cell>
          <table:table-cell table:number-columns-repeated="45"/>
        </table:table-row>
        <table:table-row table:style-name="ro1">
          <table:table-cell table:style-name="ce46" table:formula="of:=+[.A29]+0.5" office:value-type="float" office:value="5" calcext:value-type="float">
            <text:p>5,00 </text:p>
          </table:table-cell>
          <table:table-cell table:style-name="ce57" table:formula="of:=(IF([.$A30]*[.B$23]&lt;=[.$B$3];[.$A30]*[.B$23]*[.$B$4];IF(AND([.$A30]*[.B$23]&gt;[.$B$3];[.$A30]*[.B$23]&lt;=[.$C$3]);[.$A30]*[.B$23]*[.$C$4];IF(AND([.$A30]*[.B$23]&gt;[.$C$3];[.$A30]*[.B$23]&lt;[.$D$3]);[.$A30]*[.B$23]*[.$D$4];[.$A30]*[.B$23]*[.$E$4]))))*[.$F$4]" office:value-type="float" office:value="28096.9409134708" calcext:value-type="float">
            <text:p>28.097 </text:p>
          </table:table-cell>
          <table:table-cell table:style-name="ce57" table:formula="of:=(IF([.$A30]*[.C$23]&lt;=[.$B$3];[.$A30]*[.C$23]*[.$B$4];IF(AND([.$A30]*[.C$23]&gt;[.$B$3];[.$A30]*[.C$23]&lt;=[.$C$3]);[.$A30]*[.C$23]*[.$C$4];IF(AND([.$A30]*[.C$23]&gt;[.$C$3];[.$A30]*[.C$23]&lt;[.$D$3]);[.$A30]*[.C$23]*[.$D$4];[.$A30]*[.C$23]*[.$E$4]))))*[.$F$4]" office:value-type="float" office:value="29434.890480779" calcext:value-type="float">
            <text:p>29.435 </text:p>
          </table:table-cell>
          <table:table-cell table:style-name="ce57" table:formula="of:=(IF([.$A30]*[.D$23]&lt;=[.$B$3];[.$A30]*[.D$23]*[.$B$4];IF(AND([.$A30]*[.D$23]&gt;[.$B$3];[.$A30]*[.D$23]&lt;=[.$C$3]);[.$A30]*[.D$23]*[.$C$4];IF(AND([.$A30]*[.D$23]&gt;[.$C$3];[.$A30]*[.D$23]&lt;[.$D$3]);[.$A30]*[.D$23]*[.$D$4];[.$A30]*[.D$23]*[.$E$4]))))*[.$F$4]" office:value-type="float" office:value="30772.8400480871" calcext:value-type="float">
            <text:p>30.773 </text:p>
          </table:table-cell>
          <table:table-cell table:style-name="ce57" table:formula="of:=(IF([.$A30]*[.E$23]&lt;=[.$B$3];[.$A30]*[.E$23]*[.$B$4];IF(AND([.$A30]*[.E$23]&gt;[.$B$3];[.$A30]*[.E$23]&lt;=[.$C$3]);[.$A30]*[.E$23]*[.$C$4];IF(AND([.$A30]*[.E$23]&gt;[.$C$3];[.$A30]*[.E$23]&lt;[.$D$3]);[.$A30]*[.E$23]*[.$D$4];[.$A30]*[.E$23]*[.$E$4]))))*[.$F$4]" office:value-type="float" office:value="32110.7896153952" calcext:value-type="float">
            <text:p>32.111 </text:p>
          </table:table-cell>
          <table:table-cell table:style-name="ce57" table:formula="of:=(IF([.$A30]*[.F$23]&lt;=[.$B$3];[.$A30]*[.F$23]*[.$B$4];IF(AND([.$A30]*[.F$23]&gt;[.$B$3];[.$A30]*[.F$23]&lt;=[.$C$3]);[.$A30]*[.F$23]*[.$C$4];IF(AND([.$A30]*[.F$23]&gt;[.$C$3];[.$A30]*[.F$23]&lt;[.$D$3]);[.$A30]*[.F$23]*[.$D$4];[.$A30]*[.F$23]*[.$E$4]))))*[.$F$4]" office:value-type="float" office:value="33448.7391827034" calcext:value-type="float">
            <text:p>33.449 </text:p>
          </table:table-cell>
          <table:table-cell table:style-name="ce57" table:formula="of:=(IF([.$A30]*[.G$23]&lt;=[.$B$3];[.$A30]*[.G$23]*[.$B$4];IF(AND([.$A30]*[.G$23]&gt;[.$B$3];[.$A30]*[.G$23]&lt;=[.$C$3]);[.$A30]*[.G$23]*[.$C$4];IF(AND([.$A30]*[.G$23]&gt;[.$C$3];[.$A30]*[.G$23]&lt;[.$D$3]);[.$A30]*[.G$23]*[.$D$4];[.$A30]*[.G$23]*[.$E$4]))))*[.$F$4]" office:value-type="float" office:value="34786.6887500115" calcext:value-type="float">
            <text:p>34.787 </text:p>
          </table:table-cell>
          <table:table-cell table:style-name="ce57" table:formula="of:=(IF([.$A30]*[.H$23]&lt;=[.$B$3];[.$A30]*[.H$23]*[.$B$4];IF(AND([.$A30]*[.H$23]&gt;[.$B$3];[.$A30]*[.H$23]&lt;=[.$C$3]);[.$A30]*[.H$23]*[.$C$4];IF(AND([.$A30]*[.H$23]&gt;[.$C$3];[.$A30]*[.H$23]&lt;[.$D$3]);[.$A30]*[.H$23]*[.$D$4];[.$A30]*[.H$23]*[.$E$4]))))*[.$F$4]" office:value-type="float" office:value="36124.6383173196" calcext:value-type="float">
            <text:p>36.125 </text:p>
          </table:table-cell>
          <table:table-cell table:style-name="ce57" table:formula="of:=(IF([.$A30]*[.I$23]&lt;=[.$B$3];[.$A30]*[.I$23]*[.$B$4];IF(AND([.$A30]*[.I$23]&gt;[.$B$3];[.$A30]*[.I$23]&lt;=[.$C$3]);[.$A30]*[.I$23]*[.$C$4];IF(AND([.$A30]*[.I$23]&gt;[.$C$3];[.$A30]*[.I$23]&lt;[.$D$3]);[.$A30]*[.I$23]*[.$D$4];[.$A30]*[.I$23]*[.$E$4]))))*[.$F$4]" office:value-type="float" office:value="37462.5878846278" calcext:value-type="float">
            <text:p>37.463 </text:p>
          </table:table-cell>
          <table:table-cell table:style-name="ce57" table:formula="of:=(IF([.$A30]*[.J$23]&lt;=[.$B$3];[.$A30]*[.J$23]*[.$B$4];IF(AND([.$A30]*[.J$23]&gt;[.$B$3];[.$A30]*[.J$23]&lt;=[.$C$3]);[.$A30]*[.J$23]*[.$C$4];IF(AND([.$A30]*[.J$23]&gt;[.$C$3];[.$A30]*[.J$23]&lt;[.$D$3]);[.$A30]*[.J$23]*[.$D$4];[.$A30]*[.J$23]*[.$E$4]))))*[.$F$4]" office:value-type="float" office:value="38800.5374519359" calcext:value-type="float">
            <text:p>38.801 </text:p>
          </table:table-cell>
          <table:table-cell table:style-name="ce57" table:formula="of:=(IF([.$A30]*[.K$23]&lt;=[.$B$3];[.$A30]*[.K$23]*[.$B$4];IF(AND([.$A30]*[.K$23]&gt;[.$B$3];[.$A30]*[.K$23]&lt;=[.$C$3]);[.$A30]*[.K$23]*[.$C$4];IF(AND([.$A30]*[.K$23]&gt;[.$C$3];[.$A30]*[.K$23]&lt;[.$D$3]);[.$A30]*[.K$23]*[.$D$4];[.$A30]*[.K$23]*[.$E$4]))))*[.$F$4]" office:value-type="float" office:value="40138.487019244" calcext:value-type="float">
            <text:p>40.138 </text:p>
          </table:table-cell>
          <table:table-cell table:style-name="ce57" table:formula="of:=(IF([.$A30]*[.L$23]&lt;=[.$B$3];[.$A30]*[.L$23]*[.$B$4];IF(AND([.$A30]*[.L$23]&gt;[.$B$3];[.$A30]*[.L$23]&lt;=[.$C$3]);[.$A30]*[.L$23]*[.$C$4];IF(AND([.$A30]*[.L$23]&gt;[.$C$3];[.$A30]*[.L$23]&lt;[.$D$3]);[.$A30]*[.L$23]*[.$D$4];[.$A30]*[.L$23]*[.$E$4]))))*[.$F$4]" office:value-type="float" office:value="41476.4365865522" calcext:value-type="float">
            <text:p>41.476 </text:p>
          </table:table-cell>
          <table:table-cell table:style-name="ce57" table:formula="of:=(IF([.$A30]*[.M$23]&lt;=[.$B$3];[.$A30]*[.M$23]*[.$B$4];IF(AND([.$A30]*[.M$23]&gt;[.$B$3];[.$A30]*[.M$23]&lt;=[.$C$3]);[.$A30]*[.M$23]*[.$C$4];IF(AND([.$A30]*[.M$23]&gt;[.$C$3];[.$A30]*[.M$23]&lt;[.$D$3]);[.$A30]*[.M$23]*[.$D$4];[.$A30]*[.M$23]*[.$E$4]))))*[.$F$4]" office:value-type="float" office:value="42814.3861538603" calcext:value-type="float">
            <text:p>42.814 </text:p>
          </table:table-cell>
          <table:table-cell table:style-name="ce57" table:formula="of:=(IF([.$A30]*[.N$23]&lt;=[.$B$3];[.$A30]*[.N$23]*[.$B$4];IF(AND([.$A30]*[.N$23]&gt;[.$B$3];[.$A30]*[.N$23]&lt;=[.$C$3]);[.$A30]*[.N$23]*[.$C$4];IF(AND([.$A30]*[.N$23]&gt;[.$C$3];[.$A30]*[.N$23]&lt;[.$D$3]);[.$A30]*[.N$23]*[.$D$4];[.$A30]*[.N$23]*[.$E$4]))))*[.$F$4]" office:value-type="float" office:value="44152.3357211684" calcext:value-type="float">
            <text:p>44.152 </text:p>
          </table:table-cell>
          <table:table-cell table:style-name="ce57" table:formula="of:=(IF([.$A30]*[.O$23]&lt;=[.$B$3];[.$A30]*[.O$23]*[.$B$4];IF(AND([.$A30]*[.O$23]&gt;[.$B$3];[.$A30]*[.O$23]&lt;=[.$C$3]);[.$A30]*[.O$23]*[.$C$4];IF(AND([.$A30]*[.O$23]&gt;[.$C$3];[.$A30]*[.O$23]&lt;[.$D$3]);[.$A30]*[.O$23]*[.$D$4];[.$A30]*[.O$23]*[.$E$4]))))*[.$F$4]" office:value-type="float" office:value="45490.2852884766" calcext:value-type="float">
            <text:p>45.490 </text:p>
          </table:table-cell>
          <table:table-cell table:style-name="ce57" table:formula="of:=(IF([.$A30]*[.P$23]&lt;=[.$B$3];[.$A30]*[.P$23]*[.$B$4];IF(AND([.$A30]*[.P$23]&gt;[.$B$3];[.$A30]*[.P$23]&lt;=[.$C$3]);[.$A30]*[.P$23]*[.$C$4];IF(AND([.$A30]*[.P$23]&gt;[.$C$3];[.$A30]*[.P$23]&lt;[.$D$3]);[.$A30]*[.P$23]*[.$D$4];[.$A30]*[.P$23]*[.$E$4]))))*[.$F$4]" office:value-type="float" office:value="46828.2348557847" calcext:value-type="float">
            <text:p>46.828 </text:p>
          </table:table-cell>
          <table:table-cell table:style-name="ce57" table:formula="of:=(IF([.$A30]*[.Q$23]&lt;=[.$B$3];[.$A30]*[.Q$23]*[.$B$4];IF(AND([.$A30]*[.Q$23]&gt;[.$B$3];[.$A30]*[.Q$23]&lt;=[.$C$3]);[.$A30]*[.Q$23]*[.$C$4];IF(AND([.$A30]*[.Q$23]&gt;[.$C$3];[.$A30]*[.Q$23]&lt;[.$D$3]);[.$A30]*[.Q$23]*[.$D$4];[.$A30]*[.Q$23]*[.$E$4]))))*[.$F$4]" office:value-type="float" office:value="48166.1844230928" calcext:value-type="float">
            <text:p>48.166 </text:p>
          </table:table-cell>
          <table:table-cell table:style-name="ce57" table:formula="of:=(IF([.$A30]*[.R$23]&lt;=[.$B$3];[.$A30]*[.R$23]*[.$B$4];IF(AND([.$A30]*[.R$23]&gt;[.$B$3];[.$A30]*[.R$23]&lt;=[.$C$3]);[.$A30]*[.R$23]*[.$C$4];IF(AND([.$A30]*[.R$23]&gt;[.$C$3];[.$A30]*[.R$23]&lt;[.$D$3]);[.$A30]*[.R$23]*[.$D$4];[.$A30]*[.R$23]*[.$E$4]))))*[.$F$4]" office:value-type="float" office:value="49504.133990401" calcext:value-type="float">
            <text:p>49.504 </text:p>
          </table:table-cell>
          <table:table-cell table:style-name="ce46" table:formula="of:=+[.S29]+0.5" office:value-type="float" office:value="5" calcext:value-type="float">
            <text:p>5,00 </text:p>
          </table:table-cell>
          <table:table-cell table:number-columns-repeated="45"/>
        </table:table-row>
        <table:table-row table:style-name="ro1">
          <table:table-cell table:style-name="ce43" table:formula="of:=+[.A30]+0.5" office:value-type="float" office:value="5.5" calcext:value-type="float">
            <text:p>5,50 </text:p>
          </table:table-cell>
          <table:table-cell table:style-name="ce54" table:formula="of:=(IF([.$A31]*[.B$23]&lt;=[.$B$3];[.$A31]*[.B$23]*[.$B$4];IF(AND([.$A31]*[.B$23]&gt;[.$B$3];[.$A31]*[.B$23]&lt;=[.$C$3]);[.$A31]*[.B$23]*[.$C$4];IF(AND([.$A31]*[.B$23]&gt;[.$C$3];[.$A31]*[.B$23]&lt;[.$D$3]);[.$A31]*[.B$23]*[.$D$4];[.$A31]*[.B$23]*[.$E$4]))))*[.$F$4]" office:value-type="float" office:value="30906.6350048179" calcext:value-type="float">
            <text:p>30.907 </text:p>
          </table:table-cell>
          <table:table-cell table:style-name="ce54" table:formula="of:=(IF([.$A31]*[.C$23]&lt;=[.$B$3];[.$A31]*[.C$23]*[.$B$4];IF(AND([.$A31]*[.C$23]&gt;[.$B$3];[.$A31]*[.C$23]&lt;=[.$C$3]);[.$A31]*[.C$23]*[.$C$4];IF(AND([.$A31]*[.C$23]&gt;[.$C$3];[.$A31]*[.C$23]&lt;[.$D$3]);[.$A31]*[.C$23]*[.$D$4];[.$A31]*[.C$23]*[.$E$4]))))*[.$F$4]" office:value-type="float" office:value="32378.3795288569" calcext:value-type="float">
            <text:p>32.378 </text:p>
          </table:table-cell>
          <table:table-cell table:style-name="ce54" table:formula="of:=(IF([.$A31]*[.D$23]&lt;=[.$B$3];[.$A31]*[.D$23]*[.$B$4];IF(AND([.$A31]*[.D$23]&gt;[.$B$3];[.$A31]*[.D$23]&lt;=[.$C$3]);[.$A31]*[.D$23]*[.$C$4];IF(AND([.$A31]*[.D$23]&gt;[.$C$3];[.$A31]*[.D$23]&lt;[.$D$3]);[.$A31]*[.D$23]*[.$D$4];[.$A31]*[.D$23]*[.$E$4]))))*[.$F$4]" office:value-type="float" office:value="33850.1240528958" calcext:value-type="float">
            <text:p>33.850 </text:p>
          </table:table-cell>
          <table:table-cell table:style-name="ce54" table:formula="of:=(IF([.$A31]*[.E$23]&lt;=[.$B$3];[.$A31]*[.E$23]*[.$B$4];IF(AND([.$A31]*[.E$23]&gt;[.$B$3];[.$A31]*[.E$23]&lt;=[.$C$3]);[.$A31]*[.E$23]*[.$C$4];IF(AND([.$A31]*[.E$23]&gt;[.$C$3];[.$A31]*[.E$23]&lt;[.$D$3]);[.$A31]*[.E$23]*[.$D$4];[.$A31]*[.E$23]*[.$E$4]))))*[.$F$4]" office:value-type="float" office:value="35321.8685769348" calcext:value-type="float">
            <text:p>35.322 </text:p>
          </table:table-cell>
          <table:table-cell table:style-name="ce54" table:formula="of:=(IF([.$A31]*[.F$23]&lt;=[.$B$3];[.$A31]*[.F$23]*[.$B$4];IF(AND([.$A31]*[.F$23]&gt;[.$B$3];[.$A31]*[.F$23]&lt;=[.$C$3]);[.$A31]*[.F$23]*[.$C$4];IF(AND([.$A31]*[.F$23]&gt;[.$C$3];[.$A31]*[.F$23]&lt;[.$D$3]);[.$A31]*[.F$23]*[.$D$4];[.$A31]*[.F$23]*[.$E$4]))))*[.$F$4]" office:value-type="float" office:value="36793.6131009737" calcext:value-type="float">
            <text:p>36.794 </text:p>
          </table:table-cell>
          <table:table-cell table:style-name="ce54" table:formula="of:=(IF([.$A31]*[.G$23]&lt;=[.$B$3];[.$A31]*[.G$23]*[.$B$4];IF(AND([.$A31]*[.G$23]&gt;[.$B$3];[.$A31]*[.G$23]&lt;=[.$C$3]);[.$A31]*[.G$23]*[.$C$4];IF(AND([.$A31]*[.G$23]&gt;[.$C$3];[.$A31]*[.G$23]&lt;[.$D$3]);[.$A31]*[.G$23]*[.$D$4];[.$A31]*[.G$23]*[.$E$4]))))*[.$F$4]" office:value-type="float" office:value="38265.3576250126" calcext:value-type="float">
            <text:p>38.265 </text:p>
          </table:table-cell>
          <table:table-cell table:style-name="ce54" table:formula="of:=(IF([.$A31]*[.H$23]&lt;=[.$B$3];[.$A31]*[.H$23]*[.$B$4];IF(AND([.$A31]*[.H$23]&gt;[.$B$3];[.$A31]*[.H$23]&lt;=[.$C$3]);[.$A31]*[.H$23]*[.$C$4];IF(AND([.$A31]*[.H$23]&gt;[.$C$3];[.$A31]*[.H$23]&lt;[.$D$3]);[.$A31]*[.H$23]*[.$D$4];[.$A31]*[.H$23]*[.$E$4]))))*[.$F$4]" office:value-type="float" office:value="39737.1021490516" calcext:value-type="float">
            <text:p>39.737 </text:p>
          </table:table-cell>
          <table:table-cell table:style-name="ce54" table:formula="of:=(IF([.$A31]*[.I$23]&lt;=[.$B$3];[.$A31]*[.I$23]*[.$B$4];IF(AND([.$A31]*[.I$23]&gt;[.$B$3];[.$A31]*[.I$23]&lt;=[.$C$3]);[.$A31]*[.I$23]*[.$C$4];IF(AND([.$A31]*[.I$23]&gt;[.$C$3];[.$A31]*[.I$23]&lt;[.$D$3]);[.$A31]*[.I$23]*[.$D$4];[.$A31]*[.I$23]*[.$E$4]))))*[.$F$4]" office:value-type="float" office:value="41208.8466730905" calcext:value-type="float">
            <text:p>41.209 </text:p>
          </table:table-cell>
          <table:table-cell table:style-name="ce54" table:formula="of:=(IF([.$A31]*[.J$23]&lt;=[.$B$3];[.$A31]*[.J$23]*[.$B$4];IF(AND([.$A31]*[.J$23]&gt;[.$B$3];[.$A31]*[.J$23]&lt;=[.$C$3]);[.$A31]*[.J$23]*[.$C$4];IF(AND([.$A31]*[.J$23]&gt;[.$C$3];[.$A31]*[.J$23]&lt;[.$D$3]);[.$A31]*[.J$23]*[.$D$4];[.$A31]*[.J$23]*[.$E$4]))))*[.$F$4]" office:value-type="float" office:value="42680.5911971295" calcext:value-type="float">
            <text:p>42.681 </text:p>
          </table:table-cell>
          <table:table-cell table:style-name="ce54" table:formula="of:=(IF([.$A31]*[.K$23]&lt;=[.$B$3];[.$A31]*[.K$23]*[.$B$4];IF(AND([.$A31]*[.K$23]&gt;[.$B$3];[.$A31]*[.K$23]&lt;=[.$C$3]);[.$A31]*[.K$23]*[.$C$4];IF(AND([.$A31]*[.K$23]&gt;[.$C$3];[.$A31]*[.K$23]&lt;[.$D$3]);[.$A31]*[.K$23]*[.$D$4];[.$A31]*[.K$23]*[.$E$4]))))*[.$F$4]" office:value-type="float" office:value="44152.3357211684" calcext:value-type="float">
            <text:p>44.152 </text:p>
          </table:table-cell>
          <table:table-cell table:style-name="ce54" table:formula="of:=(IF([.$A31]*[.L$23]&lt;=[.$B$3];[.$A31]*[.L$23]*[.$B$4];IF(AND([.$A31]*[.L$23]&gt;[.$B$3];[.$A31]*[.L$23]&lt;=[.$C$3]);[.$A31]*[.L$23]*[.$C$4];IF(AND([.$A31]*[.L$23]&gt;[.$C$3];[.$A31]*[.L$23]&lt;[.$D$3]);[.$A31]*[.L$23]*[.$D$4];[.$A31]*[.L$23]*[.$E$4]))))*[.$F$4]" office:value-type="float" office:value="45624.0802452074" calcext:value-type="float">
            <text:p>45.624 </text:p>
          </table:table-cell>
          <table:table-cell table:style-name="ce54" table:formula="of:=(IF([.$A31]*[.M$23]&lt;=[.$B$3];[.$A31]*[.M$23]*[.$B$4];IF(AND([.$A31]*[.M$23]&gt;[.$B$3];[.$A31]*[.M$23]&lt;=[.$C$3]);[.$A31]*[.M$23]*[.$C$4];IF(AND([.$A31]*[.M$23]&gt;[.$C$3];[.$A31]*[.M$23]&lt;[.$D$3]);[.$A31]*[.M$23]*[.$D$4];[.$A31]*[.M$23]*[.$E$4]))))*[.$F$4]" office:value-type="float" office:value="47095.8247692463" calcext:value-type="float">
            <text:p>47.096 </text:p>
          </table:table-cell>
          <table:table-cell table:style-name="ce54" table:formula="of:=(IF([.$A31]*[.N$23]&lt;=[.$B$3];[.$A31]*[.N$23]*[.$B$4];IF(AND([.$A31]*[.N$23]&gt;[.$B$3];[.$A31]*[.N$23]&lt;=[.$C$3]);[.$A31]*[.N$23]*[.$C$4];IF(AND([.$A31]*[.N$23]&gt;[.$C$3];[.$A31]*[.N$23]&lt;[.$D$3]);[.$A31]*[.N$23]*[.$D$4];[.$A31]*[.N$23]*[.$E$4]))))*[.$F$4]" office:value-type="float" office:value="48567.5692932853" calcext:value-type="float">
            <text:p>48.568 </text:p>
          </table:table-cell>
          <table:table-cell table:style-name="ce54" table:formula="of:=(IF([.$A31]*[.O$23]&lt;=[.$B$3];[.$A31]*[.O$23]*[.$B$4];IF(AND([.$A31]*[.O$23]&gt;[.$B$3];[.$A31]*[.O$23]&lt;=[.$C$3]);[.$A31]*[.O$23]*[.$C$4];IF(AND([.$A31]*[.O$23]&gt;[.$C$3];[.$A31]*[.O$23]&lt;[.$D$3]);[.$A31]*[.O$23]*[.$D$4];[.$A31]*[.O$23]*[.$E$4]))))*[.$F$4]" office:value-type="float" office:value="50039.3138173242" calcext:value-type="float">
            <text:p>50.039 </text:p>
          </table:table-cell>
          <table:table-cell table:style-name="ce54" table:formula="of:=(IF([.$A31]*[.P$23]&lt;=[.$B$3];[.$A31]*[.P$23]*[.$B$4];IF(AND([.$A31]*[.P$23]&gt;[.$B$3];[.$A31]*[.P$23]&lt;=[.$C$3]);[.$A31]*[.P$23]*[.$C$4];IF(AND([.$A31]*[.P$23]&gt;[.$C$3];[.$A31]*[.P$23]&lt;[.$D$3]);[.$A31]*[.P$23]*[.$D$4];[.$A31]*[.P$23]*[.$E$4]))))*[.$F$4]" office:value-type="float" office:value="51511.0583413632" calcext:value-type="float">
            <text:p>51.511 </text:p>
          </table:table-cell>
          <table:table-cell table:style-name="ce54" table:formula="of:=(IF([.$A31]*[.Q$23]&lt;=[.$B$3];[.$A31]*[.Q$23]*[.$B$4];IF(AND([.$A31]*[.Q$23]&gt;[.$B$3];[.$A31]*[.Q$23]&lt;=[.$C$3]);[.$A31]*[.Q$23]*[.$C$4];IF(AND([.$A31]*[.Q$23]&gt;[.$C$3];[.$A31]*[.Q$23]&lt;[.$D$3]);[.$A31]*[.Q$23]*[.$D$4];[.$A31]*[.Q$23]*[.$E$4]))))*[.$F$4]" office:value-type="float" office:value="52982.8028654021" calcext:value-type="float">
            <text:p>52.983 </text:p>
          </table:table-cell>
          <table:table-cell table:style-name="ce54" table:formula="of:=(IF([.$A31]*[.R$23]&lt;=[.$B$3];[.$A31]*[.R$23]*[.$B$4];IF(AND([.$A31]*[.R$23]&gt;[.$B$3];[.$A31]*[.R$23]&lt;=[.$C$3]);[.$A31]*[.R$23]*[.$C$4];IF(AND([.$A31]*[.R$23]&gt;[.$C$3];[.$A31]*[.R$23]&lt;[.$D$3]);[.$A31]*[.R$23]*[.$D$4];[.$A31]*[.R$23]*[.$E$4]))))*[.$F$4]" office:value-type="float" office:value="54454.5473894411" calcext:value-type="float">
            <text:p>54.455 </text:p>
          </table:table-cell>
          <table:table-cell table:style-name="ce43" table:formula="of:=+[.S30]+0.5" office:value-type="float" office:value="5.5" calcext:value-type="float">
            <text:p>5,50 </text:p>
          </table:table-cell>
          <table:table-cell table:number-columns-repeated="45"/>
        </table:table-row>
        <table:table-row table:style-name="ro1">
          <table:table-cell table:style-name="ce43" table:formula="of:=+[.A31]+0.5" office:value-type="float" office:value="6" calcext:value-type="float">
            <text:p>6,00 </text:p>
          </table:table-cell>
          <table:table-cell table:style-name="ce54" table:formula="of:=(IF([.$A32]*[.B$23]&lt;=[.$B$3];[.$A32]*[.B$23]*[.$B$4];IF(AND([.$A32]*[.B$23]&gt;[.$B$3];[.$A32]*[.B$23]&lt;=[.$C$3]);[.$A32]*[.B$23]*[.$C$4];IF(AND([.$A32]*[.B$23]&gt;[.$C$3];[.$A32]*[.B$23]&lt;[.$D$3]);[.$A32]*[.B$23]*[.$D$4];[.$A32]*[.B$23]*[.$E$4]))))*[.$F$4]" office:value-type="float" office:value="33716.329096165" calcext:value-type="float">
            <text:p>33.716 </text:p>
          </table:table-cell>
          <table:table-cell table:style-name="ce54" table:formula="of:=(IF([.$A32]*[.C$23]&lt;=[.$B$3];[.$A32]*[.C$23]*[.$B$4];IF(AND([.$A32]*[.C$23]&gt;[.$B$3];[.$A32]*[.C$23]&lt;=[.$C$3]);[.$A32]*[.C$23]*[.$C$4];IF(AND([.$A32]*[.C$23]&gt;[.$C$3];[.$A32]*[.C$23]&lt;[.$D$3]);[.$A32]*[.C$23]*[.$D$4];[.$A32]*[.C$23]*[.$E$4]))))*[.$F$4]" office:value-type="float" office:value="35321.8685769348" calcext:value-type="float">
            <text:p>35.322 </text:p>
          </table:table-cell>
          <table:table-cell table:style-name="ce54" table:formula="of:=(IF([.$A32]*[.D$23]&lt;=[.$B$3];[.$A32]*[.D$23]*[.$B$4];IF(AND([.$A32]*[.D$23]&gt;[.$B$3];[.$A32]*[.D$23]&lt;=[.$C$3]);[.$A32]*[.D$23]*[.$C$4];IF(AND([.$A32]*[.D$23]&gt;[.$C$3];[.$A32]*[.D$23]&lt;[.$D$3]);[.$A32]*[.D$23]*[.$D$4];[.$A32]*[.D$23]*[.$E$4]))))*[.$F$4]" office:value-type="float" office:value="36927.4080577045" calcext:value-type="float">
            <text:p>36.927 </text:p>
          </table:table-cell>
          <table:table-cell table:style-name="ce54" table:formula="of:=(IF([.$A32]*[.E$23]&lt;=[.$B$3];[.$A32]*[.E$23]*[.$B$4];IF(AND([.$A32]*[.E$23]&gt;[.$B$3];[.$A32]*[.E$23]&lt;=[.$C$3]);[.$A32]*[.E$23]*[.$C$4];IF(AND([.$A32]*[.E$23]&gt;[.$C$3];[.$A32]*[.E$23]&lt;[.$D$3]);[.$A32]*[.E$23]*[.$D$4];[.$A32]*[.E$23]*[.$E$4]))))*[.$F$4]" office:value-type="float" office:value="38532.9475384743" calcext:value-type="float">
            <text:p>38.533 </text:p>
          </table:table-cell>
          <table:table-cell table:style-name="ce54" table:formula="of:=(IF([.$A32]*[.F$23]&lt;=[.$B$3];[.$A32]*[.F$23]*[.$B$4];IF(AND([.$A32]*[.F$23]&gt;[.$B$3];[.$A32]*[.F$23]&lt;=[.$C$3]);[.$A32]*[.F$23]*[.$C$4];IF(AND([.$A32]*[.F$23]&gt;[.$C$3];[.$A32]*[.F$23]&lt;[.$D$3]);[.$A32]*[.F$23]*[.$D$4];[.$A32]*[.F$23]*[.$E$4]))))*[.$F$4]" office:value-type="float" office:value="40138.487019244" calcext:value-type="float">
            <text:p>40.138 </text:p>
          </table:table-cell>
          <table:table-cell table:style-name="ce54" table:formula="of:=(IF([.$A32]*[.G$23]&lt;=[.$B$3];[.$A32]*[.G$23]*[.$B$4];IF(AND([.$A32]*[.G$23]&gt;[.$B$3];[.$A32]*[.G$23]&lt;=[.$C$3]);[.$A32]*[.G$23]*[.$C$4];IF(AND([.$A32]*[.G$23]&gt;[.$C$3];[.$A32]*[.G$23]&lt;[.$D$3]);[.$A32]*[.G$23]*[.$D$4];[.$A32]*[.G$23]*[.$E$4]))))*[.$F$4]" office:value-type="float" office:value="41744.0265000138" calcext:value-type="float">
            <text:p>41.744 </text:p>
          </table:table-cell>
          <table:table-cell table:style-name="ce54" table:formula="of:=(IF([.$A32]*[.H$23]&lt;=[.$B$3];[.$A32]*[.H$23]*[.$B$4];IF(AND([.$A32]*[.H$23]&gt;[.$B$3];[.$A32]*[.H$23]&lt;=[.$C$3]);[.$A32]*[.H$23]*[.$C$4];IF(AND([.$A32]*[.H$23]&gt;[.$C$3];[.$A32]*[.H$23]&lt;[.$D$3]);[.$A32]*[.H$23]*[.$D$4];[.$A32]*[.H$23]*[.$E$4]))))*[.$F$4]" office:value-type="float" office:value="43349.5659807836" calcext:value-type="float">
            <text:p>43.350 </text:p>
          </table:table-cell>
          <table:table-cell table:style-name="ce54" table:formula="of:=(IF([.$A32]*[.I$23]&lt;=[.$B$3];[.$A32]*[.I$23]*[.$B$4];IF(AND([.$A32]*[.I$23]&gt;[.$B$3];[.$A32]*[.I$23]&lt;=[.$C$3]);[.$A32]*[.I$23]*[.$C$4];IF(AND([.$A32]*[.I$23]&gt;[.$C$3];[.$A32]*[.I$23]&lt;[.$D$3]);[.$A32]*[.I$23]*[.$D$4];[.$A32]*[.I$23]*[.$E$4]))))*[.$F$4]" office:value-type="float" office:value="44955.1054615533" calcext:value-type="float">
            <text:p>44.955 </text:p>
          </table:table-cell>
          <table:table-cell table:style-name="ce54" table:formula="of:=(IF([.$A32]*[.J$23]&lt;=[.$B$3];[.$A32]*[.J$23]*[.$B$4];IF(AND([.$A32]*[.J$23]&gt;[.$B$3];[.$A32]*[.J$23]&lt;=[.$C$3]);[.$A32]*[.J$23]*[.$C$4];IF(AND([.$A32]*[.J$23]&gt;[.$C$3];[.$A32]*[.J$23]&lt;[.$D$3]);[.$A32]*[.J$23]*[.$D$4];[.$A32]*[.J$23]*[.$E$4]))))*[.$F$4]" office:value-type="float" office:value="46560.6449423231" calcext:value-type="float">
            <text:p>46.561 </text:p>
          </table:table-cell>
          <table:table-cell table:style-name="ce54" table:formula="of:=(IF([.$A32]*[.K$23]&lt;=[.$B$3];[.$A32]*[.K$23]*[.$B$4];IF(AND([.$A32]*[.K$23]&gt;[.$B$3];[.$A32]*[.K$23]&lt;=[.$C$3]);[.$A32]*[.K$23]*[.$C$4];IF(AND([.$A32]*[.K$23]&gt;[.$C$3];[.$A32]*[.K$23]&lt;[.$D$3]);[.$A32]*[.K$23]*[.$D$4];[.$A32]*[.K$23]*[.$E$4]))))*[.$F$4]" office:value-type="float" office:value="48166.1844230928" calcext:value-type="float">
            <text:p>48.166 </text:p>
          </table:table-cell>
          <table:table-cell table:style-name="ce54" table:formula="of:=(IF([.$A32]*[.L$23]&lt;=[.$B$3];[.$A32]*[.L$23]*[.$B$4];IF(AND([.$A32]*[.L$23]&gt;[.$B$3];[.$A32]*[.L$23]&lt;=[.$C$3]);[.$A32]*[.L$23]*[.$C$4];IF(AND([.$A32]*[.L$23]&gt;[.$C$3];[.$A32]*[.L$23]&lt;[.$D$3]);[.$A32]*[.L$23]*[.$D$4];[.$A32]*[.L$23]*[.$E$4]))))*[.$F$4]" office:value-type="float" office:value="49771.7239038626" calcext:value-type="float">
            <text:p>49.772 </text:p>
          </table:table-cell>
          <table:table-cell table:style-name="ce54" table:formula="of:=(IF([.$A32]*[.M$23]&lt;=[.$B$3];[.$A32]*[.M$23]*[.$B$4];IF(AND([.$A32]*[.M$23]&gt;[.$B$3];[.$A32]*[.M$23]&lt;=[.$C$3]);[.$A32]*[.M$23]*[.$C$4];IF(AND([.$A32]*[.M$23]&gt;[.$C$3];[.$A32]*[.M$23]&lt;[.$D$3]);[.$A32]*[.M$23]*[.$D$4];[.$A32]*[.M$23]*[.$E$4]))))*[.$F$4]" office:value-type="float" office:value="51377.2633846324" calcext:value-type="float">
            <text:p>51.377 </text:p>
          </table:table-cell>
          <table:table-cell table:style-name="ce54" table:formula="of:=(IF([.$A32]*[.N$23]&lt;=[.$B$3];[.$A32]*[.N$23]*[.$B$4];IF(AND([.$A32]*[.N$23]&gt;[.$B$3];[.$A32]*[.N$23]&lt;=[.$C$3]);[.$A32]*[.N$23]*[.$C$4];IF(AND([.$A32]*[.N$23]&gt;[.$C$3];[.$A32]*[.N$23]&lt;[.$D$3]);[.$A32]*[.N$23]*[.$D$4];[.$A32]*[.N$23]*[.$E$4]))))*[.$F$4]" office:value-type="float" office:value="52982.8028654021" calcext:value-type="float">
            <text:p>52.983 </text:p>
          </table:table-cell>
          <table:table-cell table:style-name="ce54" table:formula="of:=(IF([.$A32]*[.O$23]&lt;=[.$B$3];[.$A32]*[.O$23]*[.$B$4];IF(AND([.$A32]*[.O$23]&gt;[.$B$3];[.$A32]*[.O$23]&lt;=[.$C$3]);[.$A32]*[.O$23]*[.$C$4];IF(AND([.$A32]*[.O$23]&gt;[.$C$3];[.$A32]*[.O$23]&lt;[.$D$3]);[.$A32]*[.O$23]*[.$D$4];[.$A32]*[.O$23]*[.$E$4]))))*[.$F$4]" office:value-type="float" office:value="54588.3423461719" calcext:value-type="float">
            <text:p>54.588 </text:p>
          </table:table-cell>
          <table:table-cell table:style-name="ce54" table:formula="of:=(IF([.$A32]*[.P$23]&lt;=[.$B$3];[.$A32]*[.P$23]*[.$B$4];IF(AND([.$A32]*[.P$23]&gt;[.$B$3];[.$A32]*[.P$23]&lt;=[.$C$3]);[.$A32]*[.P$23]*[.$C$4];IF(AND([.$A32]*[.P$23]&gt;[.$C$3];[.$A32]*[.P$23]&lt;[.$D$3]);[.$A32]*[.P$23]*[.$D$4];[.$A32]*[.P$23]*[.$E$4]))))*[.$F$4]" office:value-type="float" office:value="56193.8818269417" calcext:value-type="float">
            <text:p>56.194 </text:p>
          </table:table-cell>
          <table:table-cell table:style-name="ce54" table:formula="of:=(IF([.$A32]*[.Q$23]&lt;=[.$B$3];[.$A32]*[.Q$23]*[.$B$4];IF(AND([.$A32]*[.Q$23]&gt;[.$B$3];[.$A32]*[.Q$23]&lt;=[.$C$3]);[.$A32]*[.Q$23]*[.$C$4];IF(AND([.$A32]*[.Q$23]&gt;[.$C$3];[.$A32]*[.Q$23]&lt;[.$D$3]);[.$A32]*[.Q$23]*[.$D$4];[.$A32]*[.Q$23]*[.$E$4]))))*[.$F$4]" office:value-type="float" office:value="57799.4213077114" calcext:value-type="float">
            <text:p>57.799 </text:p>
          </table:table-cell>
          <table:table-cell table:style-name="ce54" table:formula="of:=(IF([.$A32]*[.R$23]&lt;=[.$B$3];[.$A32]*[.R$23]*[.$B$4];IF(AND([.$A32]*[.R$23]&gt;[.$B$3];[.$A32]*[.R$23]&lt;=[.$C$3]);[.$A32]*[.R$23]*[.$C$4];IF(AND([.$A32]*[.R$23]&gt;[.$C$3];[.$A32]*[.R$23]&lt;[.$D$3]);[.$A32]*[.R$23]*[.$D$4];[.$A32]*[.R$23]*[.$E$4]))))*[.$F$4]" office:value-type="float" office:value="59404.9607884812" calcext:value-type="float">
            <text:p>59.405 </text:p>
          </table:table-cell>
          <table:table-cell table:style-name="ce43" table:formula="of:=+[.S31]+0.5" office:value-type="float" office:value="6" calcext:value-type="float">
            <text:p>6,00 </text:p>
          </table:table-cell>
          <table:table-cell table:number-columns-repeated="45"/>
        </table:table-row>
        <table:table-row table:style-name="ro1">
          <table:table-cell table:style-name="ce43" table:formula="of:=+[.A32]+0.5" office:value-type="float" office:value="6.5" calcext:value-type="float">
            <text:p>6,50 </text:p>
          </table:table-cell>
          <table:table-cell table:style-name="ce58" table:formula="of:=(IF([.$A33]*[.B$23]&lt;=[.$B$3];[.$A33]*[.B$23]*[.$B$4];IF(AND([.$A33]*[.B$23]&gt;[.$B$3];[.$A33]*[.B$23]&lt;=[.$C$3]);[.$A33]*[.B$23]*[.$C$4];IF(AND([.$A33]*[.B$23]&gt;[.$C$3];[.$A33]*[.B$23]&lt;[.$D$3]);[.$A33]*[.B$23]*[.$D$4];[.$A33]*[.B$23]*[.$E$4]))))*[.$F$4]" office:value-type="float" office:value="36526.0231875121" calcext:value-type="float">
            <text:p>36.526 </text:p>
          </table:table-cell>
          <table:table-cell table:style-name="ce58" table:formula="of:=(IF([.$A33]*[.C$23]&lt;=[.$B$3];[.$A33]*[.C$23]*[.$B$4];IF(AND([.$A33]*[.C$23]&gt;[.$B$3];[.$A33]*[.C$23]&lt;=[.$C$3]);[.$A33]*[.C$23]*[.$C$4];IF(AND([.$A33]*[.C$23]&gt;[.$C$3];[.$A33]*[.C$23]&lt;[.$D$3]);[.$A33]*[.C$23]*[.$D$4];[.$A33]*[.C$23]*[.$E$4]))))*[.$F$4]" office:value-type="float" office:value="38265.3576250126" calcext:value-type="float">
            <text:p>38.265 </text:p>
          </table:table-cell>
          <table:table-cell table:style-name="ce58" table:formula="of:=(IF([.$A33]*[.D$23]&lt;=[.$B$3];[.$A33]*[.D$23]*[.$B$4];IF(AND([.$A33]*[.D$23]&gt;[.$B$3];[.$A33]*[.D$23]&lt;=[.$C$3]);[.$A33]*[.D$23]*[.$C$4];IF(AND([.$A33]*[.D$23]&gt;[.$C$3];[.$A33]*[.D$23]&lt;[.$D$3]);[.$A33]*[.D$23]*[.$D$4];[.$A33]*[.D$23]*[.$E$4]))))*[.$F$4]" office:value-type="float" office:value="40004.6920625132" calcext:value-type="float">
            <text:p>40.005 </text:p>
          </table:table-cell>
          <table:table-cell table:style-name="ce58" table:formula="of:=(IF([.$A33]*[.E$23]&lt;=[.$B$3];[.$A33]*[.E$23]*[.$B$4];IF(AND([.$A33]*[.E$23]&gt;[.$B$3];[.$A33]*[.E$23]&lt;=[.$C$3]);[.$A33]*[.E$23]*[.$C$4];IF(AND([.$A33]*[.E$23]&gt;[.$C$3];[.$A33]*[.E$23]&lt;[.$D$3]);[.$A33]*[.E$23]*[.$D$4];[.$A33]*[.E$23]*[.$E$4]))))*[.$F$4]" office:value-type="float" office:value="41744.0265000138" calcext:value-type="float">
            <text:p>41.744 </text:p>
          </table:table-cell>
          <table:table-cell table:style-name="ce58" table:formula="of:=(IF([.$A33]*[.F$23]&lt;=[.$B$3];[.$A33]*[.F$23]*[.$B$4];IF(AND([.$A33]*[.F$23]&gt;[.$B$3];[.$A33]*[.F$23]&lt;=[.$C$3]);[.$A33]*[.F$23]*[.$C$4];IF(AND([.$A33]*[.F$23]&gt;[.$C$3];[.$A33]*[.F$23]&lt;[.$D$3]);[.$A33]*[.F$23]*[.$D$4];[.$A33]*[.F$23]*[.$E$4]))))*[.$F$4]" office:value-type="float" office:value="43483.3609375144" calcext:value-type="float">
            <text:p>43.483 </text:p>
          </table:table-cell>
          <table:table-cell table:style-name="ce58" table:formula="of:=(IF([.$A33]*[.G$23]&lt;=[.$B$3];[.$A33]*[.G$23]*[.$B$4];IF(AND([.$A33]*[.G$23]&gt;[.$B$3];[.$A33]*[.G$23]&lt;=[.$C$3]);[.$A33]*[.G$23]*[.$C$4];IF(AND([.$A33]*[.G$23]&gt;[.$C$3];[.$A33]*[.G$23]&lt;[.$D$3]);[.$A33]*[.G$23]*[.$D$4];[.$A33]*[.G$23]*[.$E$4]))))*[.$F$4]" office:value-type="float" office:value="45222.6953750149" calcext:value-type="float">
            <text:p>45.223 </text:p>
          </table:table-cell>
          <table:table-cell table:style-name="ce58" table:formula="of:=(IF([.$A33]*[.H$23]&lt;=[.$B$3];[.$A33]*[.H$23]*[.$B$4];IF(AND([.$A33]*[.H$23]&gt;[.$B$3];[.$A33]*[.H$23]&lt;=[.$C$3]);[.$A33]*[.H$23]*[.$C$4];IF(AND([.$A33]*[.H$23]&gt;[.$C$3];[.$A33]*[.H$23]&lt;[.$D$3]);[.$A33]*[.H$23]*[.$D$4];[.$A33]*[.H$23]*[.$E$4]))))*[.$F$4]" office:value-type="float" office:value="46962.0298125155" calcext:value-type="float">
            <text:p>46.962 </text:p>
          </table:table-cell>
          <table:table-cell table:style-name="ce58" table:formula="of:=(IF([.$A33]*[.I$23]&lt;=[.$B$3];[.$A33]*[.I$23]*[.$B$4];IF(AND([.$A33]*[.I$23]&gt;[.$B$3];[.$A33]*[.I$23]&lt;=[.$C$3]);[.$A33]*[.I$23]*[.$C$4];IF(AND([.$A33]*[.I$23]&gt;[.$C$3];[.$A33]*[.I$23]&lt;[.$D$3]);[.$A33]*[.I$23]*[.$D$4];[.$A33]*[.I$23]*[.$E$4]))))*[.$F$4]" office:value-type="float" office:value="48701.3642500161" calcext:value-type="float">
            <text:p>48.701 </text:p>
          </table:table-cell>
          <table:table-cell table:style-name="ce58" table:formula="of:=(IF([.$A33]*[.J$23]&lt;=[.$B$3];[.$A33]*[.J$23]*[.$B$4];IF(AND([.$A33]*[.J$23]&gt;[.$B$3];[.$A33]*[.J$23]&lt;=[.$C$3]);[.$A33]*[.J$23]*[.$C$4];IF(AND([.$A33]*[.J$23]&gt;[.$C$3];[.$A33]*[.J$23]&lt;[.$D$3]);[.$A33]*[.J$23]*[.$D$4];[.$A33]*[.J$23]*[.$E$4]))))*[.$F$4]" office:value-type="float" office:value="50440.6986875167" calcext:value-type="float">
            <text:p>50.441 </text:p>
          </table:table-cell>
          <table:table-cell table:style-name="ce58" table:formula="of:=(IF([.$A33]*[.K$23]&lt;=[.$B$3];[.$A33]*[.K$23]*[.$B$4];IF(AND([.$A33]*[.K$23]&gt;[.$B$3];[.$A33]*[.K$23]&lt;=[.$C$3]);[.$A33]*[.K$23]*[.$C$4];IF(AND([.$A33]*[.K$23]&gt;[.$C$3];[.$A33]*[.K$23]&lt;[.$D$3]);[.$A33]*[.K$23]*[.$D$4];[.$A33]*[.K$23]*[.$E$4]))))*[.$F$4]" office:value-type="float" office:value="52180.0331250172" calcext:value-type="float">
            <text:p>52.180 </text:p>
          </table:table-cell>
          <table:table-cell table:style-name="ce58" table:formula="of:=(IF([.$A33]*[.L$23]&lt;=[.$B$3];[.$A33]*[.L$23]*[.$B$4];IF(AND([.$A33]*[.L$23]&gt;[.$B$3];[.$A33]*[.L$23]&lt;=[.$C$3]);[.$A33]*[.L$23]*[.$C$4];IF(AND([.$A33]*[.L$23]&gt;[.$C$3];[.$A33]*[.L$23]&lt;[.$D$3]);[.$A33]*[.L$23]*[.$D$4];[.$A33]*[.L$23]*[.$E$4]))))*[.$F$4]" office:value-type="float" office:value="53919.3675625178" calcext:value-type="float">
            <text:p>53.919 </text:p>
          </table:table-cell>
          <table:table-cell table:style-name="ce58" table:formula="of:=(IF([.$A33]*[.M$23]&lt;=[.$B$3];[.$A33]*[.M$23]*[.$B$4];IF(AND([.$A33]*[.M$23]&gt;[.$B$3];[.$A33]*[.M$23]&lt;=[.$C$3]);[.$A33]*[.M$23]*[.$C$4];IF(AND([.$A33]*[.M$23]&gt;[.$C$3];[.$A33]*[.M$23]&lt;[.$D$3]);[.$A33]*[.M$23]*[.$D$4];[.$A33]*[.M$23]*[.$E$4]))))*[.$F$4]" office:value-type="float" office:value="55658.7020000184" calcext:value-type="float">
            <text:p>55.659 </text:p>
          </table:table-cell>
          <table:table-cell table:style-name="ce58" table:formula="of:=(IF([.$A33]*[.N$23]&lt;=[.$B$3];[.$A33]*[.N$23]*[.$B$4];IF(AND([.$A33]*[.N$23]&gt;[.$B$3];[.$A33]*[.N$23]&lt;=[.$C$3]);[.$A33]*[.N$23]*[.$C$4];IF(AND([.$A33]*[.N$23]&gt;[.$C$3];[.$A33]*[.N$23]&lt;[.$D$3]);[.$A33]*[.N$23]*[.$D$4];[.$A33]*[.N$23]*[.$E$4]))))*[.$F$4]" office:value-type="float" office:value="57398.036437519" calcext:value-type="float">
            <text:p>57.398 </text:p>
          </table:table-cell>
          <table:table-cell table:style-name="ce58" table:formula="of:=(IF([.$A33]*[.O$23]&lt;=[.$B$3];[.$A33]*[.O$23]*[.$B$4];IF(AND([.$A33]*[.O$23]&gt;[.$B$3];[.$A33]*[.O$23]&lt;=[.$C$3]);[.$A33]*[.O$23]*[.$C$4];IF(AND([.$A33]*[.O$23]&gt;[.$C$3];[.$A33]*[.O$23]&lt;[.$D$3]);[.$A33]*[.O$23]*[.$D$4];[.$A33]*[.O$23]*[.$E$4]))))*[.$F$4]" office:value-type="float" office:value="59137.3708750195" calcext:value-type="float">
            <text:p>59.137 </text:p>
          </table:table-cell>
          <table:table-cell table:style-name="ce58" table:formula="of:=(IF([.$A33]*[.P$23]&lt;=[.$B$3];[.$A33]*[.P$23]*[.$B$4];IF(AND([.$A33]*[.P$23]&gt;[.$B$3];[.$A33]*[.P$23]&lt;=[.$C$3]);[.$A33]*[.P$23]*[.$C$4];IF(AND([.$A33]*[.P$23]&gt;[.$C$3];[.$A33]*[.P$23]&lt;[.$D$3]);[.$A33]*[.P$23]*[.$D$4];[.$A33]*[.P$23]*[.$E$4]))))*[.$F$4]" office:value-type="float" office:value="60876.7053125201" calcext:value-type="float">
            <text:p>60.877 </text:p>
          </table:table-cell>
          <table:table-cell table:style-name="ce58" table:formula="of:=(IF([.$A33]*[.Q$23]&lt;=[.$B$3];[.$A33]*[.Q$23]*[.$B$4];IF(AND([.$A33]*[.Q$23]&gt;[.$B$3];[.$A33]*[.Q$23]&lt;=[.$C$3]);[.$A33]*[.Q$23]*[.$C$4];IF(AND([.$A33]*[.Q$23]&gt;[.$C$3];[.$A33]*[.Q$23]&lt;[.$D$3]);[.$A33]*[.Q$23]*[.$D$4];[.$A33]*[.Q$23]*[.$E$4]))))*[.$F$4]" office:value-type="float" office:value="62616.0397500207" calcext:value-type="float">
            <text:p>62.616 </text:p>
          </table:table-cell>
          <table:table-cell table:style-name="ce58" table:formula="of:=(IF([.$A33]*[.R$23]&lt;=[.$B$3];[.$A33]*[.R$23]*[.$B$4];IF(AND([.$A33]*[.R$23]&gt;[.$B$3];[.$A33]*[.R$23]&lt;=[.$C$3]);[.$A33]*[.R$23]*[.$C$4];IF(AND([.$A33]*[.R$23]&gt;[.$C$3];[.$A33]*[.R$23]&lt;[.$D$3]);[.$A33]*[.R$23]*[.$D$4];[.$A33]*[.R$23]*[.$E$4]))))*[.$F$4]" office:value-type="float" office:value="64355.3741875213" calcext:value-type="float">
            <text:p>64.355 </text:p>
          </table:table-cell>
          <table:table-cell table:style-name="ce43" table:formula="of:=+[.S32]+0.5" office:value-type="float" office:value="6.5" calcext:value-type="float">
            <text:p>6,50 </text:p>
          </table:table-cell>
          <table:table-cell table:number-columns-repeated="45"/>
        </table:table-row>
        <table:table-row table:style-name="ro1">
          <table:table-cell table:number-columns-repeated="13"/>
          <table:table-cell office:value-type="string" office:string-value="Importes con IVA incluído" calcext:value-type="string">
            <text:p>Importes con IVA incluído </text:p>
          </table:table-cell>
          <table:table-cell table:number-columns-repeated="50"/>
        </table:table-row>
        <table:table-row table:style-name="ro1" table:number-rows-repeated="1048541">
          <table:table-cell table:number-columns-repeated="64"/>
        </table:table-row>
        <table:table-row table:style-name="ro1">
          <table:table-cell table:number-columns-repeated="64"/>
        </table:table-row>
      </table:table>
      <table:table table:name="NDT corona" table:style-name="ta3">
        <table:shapes>
          <draw:g draw:z-index="0" draw:name="Group 1">
            <draw:custom-shape draw:name="Freeform 2" draw:style-name="gr1" draw:text-style-name="P1" svg:width="5.639cm" svg:height="1.951cm" svg:x="8.622cm" svg:y="0.219c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3" draw:style-name="gr2" draw:text-style-name="P2" svg:width="0.597cm" svg:height="0.414cm" svg:x="8.311cm" svg:y="1.976c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4" draw:style-name="gr2" draw:text-style-name="P2" svg:width="0.597cm" svg:height="1.67cm" svg:x="8.311cm" svg:y="0.362cm">
              <text:p/>
              <draw:enhanced-geometry svg:viewBox="0 0 48 184" draw:extrusion-allowed="true" draw:text-areas="0 0 48 184" draw:glue-points="0 0 0 0 0 184 48 184 48 0 48 0 0 0" draw:type="non-primitive" draw:enhanced-path="M 0 0 L 0 0 0 184 48 184 48 0 0 0 Z N"/>
            </draw:custom-shape>
            <draw:custom-shape draw:name="Freeform 5" draw:style-name="gr2" draw:text-style-name="P2" svg:width="0.597cm" svg:height="0.413cm" svg:x="8.311cm" svg:y="0c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6" draw:style-name="gr2" draw:text-style-name="P2" svg:width="5.263cm" svg:height="0.413cm" svg:x="8.814cm" svg:y="0c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7" draw:style-name="gr2" draw:text-style-name="P2" svg:width="0.589cm" svg:height="0.413cm" svg:x="13.978cm" svg:y="0c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8" draw:style-name="gr2" draw:text-style-name="P2" svg:width="0.589cm" svg:height="1.67cm" svg:x="13.978cm" svg:y="0.362c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9" draw:style-name="gr2" draw:text-style-name="P2" svg:width="0.589cm" svg:height="0.414cm" svg:x="13.978cm" svg:y="1.976c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0" draw:style-name="gr2" draw:text-style-name="P2" svg:width="5.263cm" svg:height="0.414cm" svg:x="8.814cm" svg:y="1.976cm">
              <text:p/>
              <draw:enhanced-geometry svg:viewBox="0 0 409 48" draw:extrusion-allowed="true" draw:text-areas="0 0 409 48" draw:glue-points="0 48 0 48 409 48 409 0 0 0 0 0 0 48" draw:type="non-primitive" draw:enhanced-path="M 0 48 L 0 48 409 48 409 0 0 0 0 48 Z N"/>
            </draw:custom-shape>
            <draw:custom-shape draw:name="Freeform 11" draw:style-name="gr1" draw:text-style-name="P1" svg:width="5.951cm" svg:height="2.189cm" svg:x="8.477cm" svg:y="0.099c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2" draw:style-name="gr3" draw:text-style-name="P3" svg:width="0.231cm" svg:height="0.157cm" svg:x="8.424cm" svg:y="2.17c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3" draw:style-name="gr3" draw:text-style-name="P3" svg:width="0.078cm" svg:height="1.898cm" svg:x="8.424cm" svg:y="0.242cm">
              <text:p/>
              <draw:enhanced-geometry svg:viewBox="0 0 8 208" draw:extrusion-allowed="true" draw:text-areas="0 0 8 208" draw:glue-points="0 0 0 0 0 208 8 208 8 0 8 0 0 0" draw:type="non-primitive" draw:enhanced-path="M 0 0 L 0 0 0 208 8 208 8 0 0 0 Z N"/>
            </draw:custom-shape>
            <draw:custom-shape draw:name="Freeform 14" draw:style-name="gr3" draw:text-style-name="P3" svg:width="0.231cm" svg:height="0.153cm" svg:x="8.424cm" svg:y="0.062c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5" draw:style-name="gr3" draw:text-style-name="P3" svg:width="5.551cm" svg:height="0.04cm" svg:x="8.68cm" svg:y="0.062cm">
              <text:p/>
              <draw:enhanced-geometry svg:viewBox="0 0 431 8" draw:extrusion-allowed="true" draw:text-areas="0 0 431 8" draw:glue-points="431 0 431 0 0 0 0 8 431 8 431 8 431 0" draw:type="non-primitive" draw:enhanced-path="M 431 0 L 431 0 0 0 0 8 431 8 431 0 Z N"/>
            </draw:custom-shape>
            <draw:custom-shape draw:name="Freeform 16" draw:style-name="gr3" draw:text-style-name="P3" svg:width="0.231cm" svg:height="0.153cm" svg:x="14.246cm" svg:y="0.062c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7" draw:style-name="gr3" draw:text-style-name="P3" svg:width="0.078cm" svg:height="1.898cm" svg:x="14.403cm" svg:y="0.242cm">
              <text:p/>
              <draw:enhanced-geometry svg:viewBox="0 0 8 208" draw:extrusion-allowed="true" draw:text-areas="0 0 8 208" draw:glue-points="8 208 8 208 8 0 0 0 0 208 0 208 8 208" draw:type="non-primitive" draw:enhanced-path="M 8 208 L 8 208 8 0 0 0 0 208 8 208 Z N"/>
            </draw:custom-shape>
            <draw:custom-shape draw:name="Freeform 18" draw:style-name="gr3" draw:text-style-name="P3" svg:width="0.231cm" svg:height="0.157cm" svg:x="14.246cm" svg:y="2.17c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19" draw:style-name="gr3" draw:text-style-name="P3" svg:width="5.551cm" svg:height="0.049cm" svg:x="8.68cm" svg:y="2.274cm">
              <text:p/>
              <draw:enhanced-geometry svg:viewBox="0 0 431 8" draw:extrusion-allowed="true" draw:text-areas="0 0 431 8" draw:glue-points="0 8 0 8 431 8 431 0 0 0 0 0 0 8" draw:type="non-primitive" draw:enhanced-path="M 0 8 L 0 8 431 8 431 0 0 0 0 8 Z N"/>
            </draw:custom-shape>
            <draw:custom-shape draw:name="Freeform 20" draw:style-name="gr2" draw:text-style-name="P2" svg:width="0.704cm" svg:height="0.411cm" svg:x="9.063cm" svg:y="0.503c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1" draw:style-name="gr3" draw:text-style-name="P3" svg:width="0.206cm" svg:height="0.019cm" svg:x="9.432cm" svg:y="0.489c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2" draw:style-name="gr3" draw:text-style-name="P3" svg:width="0.222cm" svg:height="0.079cm" svg:x="9.183cm" svg:y="0.489c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3" draw:style-name="gr3" draw:text-style-name="P3" svg:width="0.18cm" svg:height="0.236cm" svg:x="9.045cm" svg:y="0.579cm">
              <text:p/>
              <draw:enhanced-geometry svg:viewBox="0 0 16 29" draw:extrusion-allowed="true" draw:text-areas="0 0 16 29" draw:glue-points="4 29 4 29 16 2 11 0 0 26 0 26 4 29" draw:type="non-primitive" draw:enhanced-path="M 4 29 L 4 29 16 2 11 0 0 26 4 29 Z N"/>
            </draw:custom-shape>
            <draw:custom-shape draw:name="Freeform 24" draw:style-name="gr3" draw:text-style-name="P3" svg:width="0.108cm" svg:height="0.125cm" svg:x="9.015cm" svg:y="0.817c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5" draw:style-name="gr3" draw:text-style-name="P3" svg:width="0.273cm" svg:height="0.019cm" svg:x="9.148cm" svg:y="0.921c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6" draw:style-name="gr3" draw:text-style-name="P3" svg:width="0.216cm" svg:height="0.125cm" svg:x="9.447cm" svg:y="0.817c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7" draw:style-name="gr3" draw:text-style-name="P3" svg:width="0.173cm" svg:height="0.208cm" svg:x="9.624cm" svg:y="0.609cm">
              <text:p/>
              <draw:enhanced-geometry svg:viewBox="0 0 15 26" draw:extrusion-allowed="true" draw:text-areas="0 0 15 26" draw:glue-points="10 0 10 0 0 23 5 26 15 2 15 2 10 0" draw:type="non-primitive" draw:enhanced-path="M 10 0 L 10 0 0 23 5 26 15 2 10 0 Z N"/>
            </draw:custom-shape>
            <draw:custom-shape draw:name="Freeform 28" draw:style-name="gr3" draw:text-style-name="P3" svg:width="0.136cm" svg:height="0.111cm" svg:x="9.668cm" svg:y="0.489c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29" draw:style-name="gr3" draw:text-style-name="P3" svg:width="0.231cm" svg:height="0.026cm" svg:x="9.213cm" svg:y="0.81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0" draw:style-name="gr3" draw:text-style-name="P3" svg:width="0.194cm" svg:height="0.259cm" svg:x="9.227cm" svg:y="0.556c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1" draw:style-name="gr3" draw:text-style-name="P3" svg:width="0.238cm" svg:height="0.026cm" svg:x="9.403cm" svg:y="0.556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2" draw:style-name="gr3" draw:text-style-name="P3" svg:width="0.166cm" svg:height="0.257cm" svg:x="9.447cm" svg:y="0.579c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3" draw:style-name="gr2" draw:text-style-name="P2" svg:width="0.71cm" svg:height="0.411cm" svg:x="10.852cm" svg:y="0.503c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4" draw:style-name="gr3" draw:text-style-name="P3" svg:width="0.216cm" svg:height="0.317cm" svg:x="11.353cm" svg:y="0.609cm">
              <text:p/>
              <draw:enhanced-geometry svg:viewBox="0 0 19 38" draw:extrusion-allowed="true" draw:text-areas="0 0 19 38" draw:glue-points="14 0 14 0 0 36 5 38 19 2 19 2 14 0" draw:type="non-primitive" draw:enhanced-path="M 14 0 L 14 0 0 36 5 38 19 2 14 0 Z N"/>
            </draw:custom-shape>
            <draw:custom-shape draw:name="Freeform 35" draw:style-name="gr3" draw:text-style-name="P3" svg:width="0.129cm" svg:height="0.125cm" svg:x="11.467cm" svg:y="0.473c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6" draw:style-name="gr3" draw:text-style-name="P3" svg:width="0.419cm" svg:height="0.028cm" svg:x="11.016cm" svg:y="0.473c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7" draw:style-name="gr3" draw:text-style-name="P3" svg:width="0.108cm" svg:height="0.091cm" svg:x="10.951cm" svg:y="0.496c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8" draw:style-name="gr3" draw:text-style-name="P3" svg:width="0.413cm" svg:height="0.026cm" svg:x="11.002cm" svg:y="0.556c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39" draw:style-name="gr3" draw:text-style-name="P3" svg:width="0.094cm" svg:height="0.1cm" svg:x="11.309cm" svg:y="0.579c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0" draw:style-name="gr3" draw:text-style-name="P3" svg:width="0.223cm" svg:height="0.026cm" svg:x="11.122cm" svg:y="0.653cm">
              <text:p/>
              <draw:enhanced-geometry svg:viewBox="0 0 18 6" draw:extrusion-allowed="true" draw:text-areas="0 0 18 6" draw:glue-points="0 5 0 5 18 6 18 0 0 0 0 0 0 5" draw:type="non-primitive" draw:enhanced-path="M 0 5 L 0 5 18 6 18 0 0 0 0 5 Z N"/>
            </draw:custom-shape>
            <draw:custom-shape draw:name="Freeform 41" draw:style-name="gr3" draw:text-style-name="P3" svg:width="0.221cm" svg:height="0.079cm" svg:x="10.875cm" svg:y="0.653c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2" draw:style-name="gr3" draw:text-style-name="P3" svg:width="0.075cm" svg:height="0.07cm" svg:x="10.837cm" svg:y="0.743cm">
              <text:p/>
              <draw:enhanced-geometry svg:viewBox="0 0 8 11" draw:extrusion-allowed="true" draw:text-areas="0 0 8 11" draw:glue-points="5 11 5 10 8 2 3 0 0 9 0 8 5 11" draw:type="non-primitive" draw:enhanced-path="M 5 11 L 5 10 8 2 3 0 0 9 0 8 5 11 Z N"/>
            </draw:custom-shape>
            <draw:custom-shape draw:name="Freeform 43" draw:style-name="gr3" draw:text-style-name="P3" svg:width="0.101cm" svg:height="0.125cm" svg:x="10.815cm" svg:y="0.817c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4" draw:style-name="gr3" draw:text-style-name="P3" svg:width="0.45cm" svg:height="0.019cm" svg:x="10.942cm" svg:y="0.921c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5" draw:style-name="gr3" draw:text-style-name="P3" svg:width="0.231cm" svg:height="0.026cm" svg:x="11.002cm" svg:y="0.81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6" draw:style-name="gr3" draw:text-style-name="P3" svg:width="0.078cm" svg:height="0.065cm" svg:x="11.016cm" svg:y="0.75c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7" draw:style-name="gr3" draw:text-style-name="P3" svg:width="0.231cm" svg:height="0.019cm" svg:x="11.085cm" svg:y="0.75c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8" draw:style-name="gr3" draw:text-style-name="P3" svg:width="0.047cm" svg:height="0.063cm" svg:x="11.241cm" svg:y="0.773c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49" draw:style-name="gr2" draw:text-style-name="P2" svg:width="0.727cm" svg:height="0.411cm" svg:x="13.223cm" svg:y="0.503c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0" draw:style-name="gr3" draw:text-style-name="P3" svg:width="0.216cm" svg:height="0.019cm" svg:x="13.604cm" svg:y="0.489c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1" draw:style-name="gr3" draw:text-style-name="P3" svg:width="0.223cm" svg:height="0.079cm" svg:x="13.357cm" svg:y="0.489c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2" draw:style-name="gr3" draw:text-style-name="P3" svg:width="0.18cm" svg:height="0.236cm" svg:x="13.223cm" svg:y="0.579cm">
              <text:p/>
              <draw:enhanced-geometry svg:viewBox="0 0 16 29" draw:extrusion-allowed="true" draw:text-areas="0 0 16 29" draw:glue-points="5 29 5 29 16 2 11 0 0 26 0 26 5 29" draw:type="non-primitive" draw:enhanced-path="M 5 29 L 5 29 16 2 11 0 0 26 5 29 Z N"/>
            </draw:custom-shape>
            <draw:custom-shape draw:name="Freeform 53" draw:style-name="gr3" draw:text-style-name="P3" svg:width="0.108cm" svg:height="0.125cm" svg:x="13.193cm" svg:y="0.817c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4" draw:style-name="gr3" draw:text-style-name="P3" svg:width="0.284cm" svg:height="0.019cm" svg:x="13.32cm" svg:y="0.921c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5" draw:style-name="gr3" draw:text-style-name="P3" svg:width="0.21cm" svg:height="0.125cm" svg:x="13.634cm" svg:y="0.817c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6" draw:style-name="gr3" draw:text-style-name="P3" svg:width="0.166cm" svg:height="0.208cm" svg:x="13.798cm" svg:y="0.609cm">
              <text:p/>
              <draw:enhanced-geometry svg:viewBox="0 0 15 26" draw:extrusion-allowed="true" draw:text-areas="0 0 15 26" draw:glue-points="10 0 10 0 0 23 5 26 15 2 15 2 10 0" draw:type="non-primitive" draw:enhanced-path="M 10 0 L 10 0 0 23 5 26 15 2 10 0 Z N"/>
            </draw:custom-shape>
            <draw:custom-shape draw:name="Freeform 57" draw:style-name="gr3" draw:text-style-name="P3" svg:width="0.129cm" svg:height="0.111cm" svg:x="13.851cm" svg:y="0.489c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8" draw:style-name="gr3" draw:text-style-name="P3" svg:width="0.23cm" svg:height="0.026cm" svg:x="13.387cm" svg:y="0.81c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59" draw:style-name="gr3" draw:text-style-name="P3" svg:width="0.18cm" svg:height="0.259cm" svg:x="13.41cm" svg:y="0.556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0" draw:style-name="gr3" draw:text-style-name="P3" svg:width="0.215cm" svg:height="0.026cm" svg:x="13.597cm" svg:y="0.556c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1" draw:style-name="gr3" draw:text-style-name="P3" svg:width="0.189cm" svg:height="0.257cm" svg:x="13.611cm" svg:y="0.579c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2" draw:style-name="gr2" draw:text-style-name="P2" svg:width="0.78cm" svg:height="0.411cm" svg:x="11.585cm" svg:y="0.503c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3" draw:style-name="gr3" draw:text-style-name="P3" svg:width="0.18cm" svg:height="0.019cm" svg:x="11.818cm" svg:y="0.489c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4" draw:style-name="gr3" draw:text-style-name="P3" svg:width="0.313cm" svg:height="0.446cm" svg:x="11.534cm" svg:y="0.496c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5" draw:style-name="gr3" draw:text-style-name="P3" svg:width="0.194cm" svg:height="0.026cm" svg:x="11.585cm" svg:y="0.921c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6" draw:style-name="gr3" draw:text-style-name="P3" svg:width="0.254cm" svg:height="0.37cm" svg:x="11.751cm" svg:y="0.556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7" draw:style-name="gr3" draw:text-style-name="P3" svg:width="0.231cm" svg:height="0.026cm" svg:x="12.005cm" svg:y="0.556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8" draw:style-name="gr3" draw:text-style-name="P3" svg:width="0.275cm" svg:height="0.37cm" svg:x="11.938cm" svg:y="0.579c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69" draw:style-name="gr3" draw:text-style-name="P3" svg:width="0.194cm" svg:height="0.026cm" svg:x="11.989cm" svg:y="0.921c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0" draw:style-name="gr3" draw:text-style-name="P3" svg:width="0.231cm" svg:height="0.317cm" svg:x="12.139cm" svg:y="0.609cm">
              <text:p/>
              <draw:enhanced-geometry svg:viewBox="0 0 20 38" draw:extrusion-allowed="true" draw:text-areas="0 0 20 38" draw:glue-points="15 0 15 0 0 36 5 38 20 2 20 2 15 0" draw:type="non-primitive" draw:enhanced-path="M 15 0 L 15 0 0 36 5 38 20 2 15 0 Z N"/>
            </draw:custom-shape>
            <draw:custom-shape draw:name="Freeform 71" draw:style-name="gr3" draw:text-style-name="P3" svg:width="0.145cm" svg:height="0.111cm" svg:x="12.259cm" svg:y="0.489c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2" draw:style-name="gr3" draw:text-style-name="P3" svg:width="0.261cm" svg:height="0.054cm" svg:x="11.975cm" svg:y="0.473c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3" draw:style-name="gr3" draw:text-style-name="P3" svg:width="0.078cm" svg:height="0.037cm" svg:x="11.975cm" svg:y="0.489c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4" draw:style-name="gr2" draw:text-style-name="P2" svg:width="0.682cm" svg:height="0.411cm" svg:x="9.804cm" svg:y="0.503c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5" draw:style-name="gr3" draw:text-style-name="P3" svg:width="0.297cm" svg:height="0.054cm" svg:x="10.196cm" svg:y="0.473c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6" draw:style-name="gr3" draw:text-style-name="P3" svg:width="0.078cm" svg:height="0.037cm" svg:x="10.196cm" svg:y="0.489c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7" draw:style-name="gr3" draw:text-style-name="P3" svg:width="0.193cm" svg:height="0.019cm" svg:x="10.039cm" svg:y="0.489c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8" draw:style-name="gr3" draw:text-style-name="P3" svg:width="0.324cm" svg:height="0.446cm" svg:x="9.753cm" svg:y="0.496c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79" draw:style-name="gr3" draw:text-style-name="P3" svg:width="0.194cm" svg:height="0.026cm" svg:x="9.804cm" svg:y="0.921c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0" draw:style-name="gr3" draw:text-style-name="P3" svg:width="0.262cm" svg:height="0.37cm" svg:x="9.963cm" svg:y="0.556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1" draw:style-name="gr3" draw:text-style-name="P3" svg:width="0.269cm" svg:height="0.026cm" svg:x="10.217cm" svg:y="0.556c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2" draw:style-name="gr3" draw:text-style-name="P3" svg:width="0.108cm" svg:height="0.079cm" svg:x="10.434cm" svg:y="0.489c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3" draw:style-name="gr2" draw:text-style-name="P2" svg:width="0.888cm" svg:height="0.628cm" svg:x="12.444cm" svg:y="0.293c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4" draw:style-name="gr3" draw:text-style-name="P3" svg:width="0.18cm" svg:height="0.017cm" svg:x="13.156cm" svg:y="0.265c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5" draw:style-name="gr3" draw:text-style-name="P3" svg:width="0.171cm" svg:height="0.225cm" svg:x="13.029cm" svg:y="0.272c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6" draw:style-name="gr3" draw:text-style-name="P3" svg:width="0.193cm" svg:height="0.019cm" svg:x="12.834cm" svg:y="0.489c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7" draw:style-name="gr3" draw:text-style-name="P3" svg:width="0.223cm" svg:height="0.079cm" svg:x="12.58cm" svg:y="0.489c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8" draw:style-name="gr3" draw:text-style-name="P3" svg:width="0.18cm" svg:height="0.236cm" svg:x="12.423cm" svg:y="0.579cm">
              <text:p/>
              <draw:enhanced-geometry svg:viewBox="0 0 16 29" draw:extrusion-allowed="true" draw:text-areas="0 0 16 29" draw:glue-points="5 29 5 29 16 2 12 0 0 26 0 26 5 29" draw:type="non-primitive" draw:enhanced-path="M 5 29 L 5 29 16 2 12 0 0 26 5 29 Z N"/>
            </draw:custom-shape>
            <draw:custom-shape draw:name="Freeform 89" draw:style-name="gr3" draw:text-style-name="P3" svg:width="0.129cm" svg:height="0.125cm" svg:x="12.393cm" svg:y="0.817c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0" draw:style-name="gr3" draw:text-style-name="P3" svg:width="0.268cm" svg:height="0.019cm" svg:x="12.55cm" svg:y="0.921c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1" draw:style-name="gr3" draw:text-style-name="P3" svg:width="0.145cm" svg:height="0.026cm" svg:x="12.841cm" svg:y="0.921c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2" draw:style-name="gr3" draw:text-style-name="P3" svg:width="0.445cm" svg:height="0.663cm" svg:x="12.94cm" svg:y="0.265c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3" draw:style-name="gr3" draw:text-style-name="P3" svg:width="0.187cm" svg:height="0.259cm" svg:x="12.617cm" svg:y="0.556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4" draw:style-name="gr3" draw:text-style-name="P3" svg:width="0.224cm" svg:height="0.026cm" svg:x="12.804cm" svg:y="0.556c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5" draw:style-name="gr3" draw:text-style-name="P3" svg:width="0.18cm" svg:height="0.257cm" svg:x="12.834cm" svg:y="0.579c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6" draw:style-name="gr3" draw:text-style-name="P3" svg:width="0.246cm" svg:height="0.026cm" svg:x="12.594cm" svg:y="0.81c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7" draw:style-name="gr2" draw:text-style-name="P2" svg:width="0.545cm" svg:height="0.628cm" svg:x="10.383cm" svg:y="0.293cm">
              <text:p/>
              <draw:enhanced-geometry svg:viewBox="0 0 44 71" draw:extrusion-allowed="true" draw:text-areas="0 0 44 71" draw:glue-points="44 0 30 0 0 71 14 71 44 0" draw:type="non-primitive" draw:enhanced-path="M 44 0 L 30 0 0 71 14 71 44 0 Z N"/>
            </draw:custom-shape>
            <draw:custom-shape draw:name="Freeform 98" draw:style-name="gr3" draw:text-style-name="P3" svg:width="0.194cm" svg:height="0.021cm" svg:x="10.734cm" svg:y="0.265c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99" draw:style-name="gr3" draw:text-style-name="P3" svg:width="0.442cm" svg:height="0.659cm" svg:x="10.336cm" svg:y="0.279c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0" draw:style-name="gr3" draw:text-style-name="P3" svg:width="0.187cm" svg:height="0.019cm" svg:x="10.383cm" svg:y="0.921c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1" draw:style-name="gr3" draw:text-style-name="P3" svg:width="0.452cm" svg:height="0.663cm" svg:x="10.526cm" svg:y="0.265c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2" draw:style-name="gr2" draw:text-style-name="P2" svg:width="0.662cm" svg:height="0.479cm" svg:x="9.671cm" svg:y="1.087c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3" draw:style-name="gr2" draw:text-style-name="P2" svg:width="1.92cm" svg:height="0.492cm" svg:x="10.413cm" svg:y="1.078c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4" draw:style-name="gr2" draw:text-style-name="P2" svg:width="0.872cm" svg:height="0.479cm" svg:x="12.393cm" svg:y="1.087c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5" draw:style-name="gr3" draw:text-style-name="P3" svg:width="0.101cm" svg:height="0.114cm" svg:x="8.673cm" svg:y="1.766c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6" draw:style-name="gr3" draw:text-style-name="P3" svg:width="0.105cm" svg:height="0.114cm" svg:x="8.797cm" svg:y="1.766c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8" draw:style-name="gr3" draw:text-style-name="P3" svg:width="0.077cm" svg:height="0.127cm" svg:x="9.063cm" svg:y="1.766c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09" draw:style-name="gr3" draw:text-style-name="P3" svg:width="0.093cm" svg:height="0.127cm" svg:x="9.183cm" svg:y="1.766c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0" draw:style-name="gr3" draw:text-style-name="P3" svg:width="0.078cm" svg:height="0.114cm" svg:x="9.331cm" svg:y="1.766cm">
              <text:p/>
              <draw:enhanced-geometry svg:viewBox="0 0 8 15" draw:extrusion-allowed="true" draw:text-areas="0 0 8 15" draw:glue-points="0 15 0 0 3 0 3 13 8 13 8 15 0 15" draw:type="non-primitive" draw:enhanced-path="M 0 15 L 0 0 3 0 3 13 8 13 8 15 0 15 Z N"/>
            </draw:custom-shape>
            <draw:custom-shape draw:name="Freeform 111" draw:style-name="gr3" draw:text-style-name="P3" svg:width="0.101cm" svg:height="0.127cm" svg:x="9.447cm" svg:y="1.766c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2" draw:style-name="gr3" draw:text-style-name="P3" svg:width="0.093cm" svg:height="0.114cm" svg:x="9.601cm" svg:y="1.766c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3" draw:style-name="gr3" draw:text-style-name="P3" svg:width="0.104cm" svg:height="0.114cm" svg:x="9.79cm" svg:y="1.766c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4" draw:style-name="gr3" draw:text-style-name="P3" svg:width="0.101cm" svg:height="0.114cm" svg:x="9.986cm" svg:y="1.766c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5" draw:style-name="gr3" draw:text-style-name="P3" svg:width="0.094cm" svg:height="0.123cm" svg:x="10.143cm" svg:y="1.766c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6" draw:style-name="gr3" draw:text-style-name="P3" svg:width="0.094cm" svg:height="0.114cm" svg:x="10.263cm" svg:y="1.766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7" draw:style-name="gr3" draw:text-style-name="P3" svg:width="0.101cm" svg:height="0.114cm" svg:x="10.376cm" svg:y="1.766c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8" draw:style-name="gr3" draw:text-style-name="P3" svg:width="0.078cm" svg:height="0.123cm" svg:x="10.563cm" svg:y="1.766c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19" draw:style-name="gr3" draw:text-style-name="P3" svg:width="0.027cm" svg:height="0.153cm" svg:x="10.748cm" svg:y="1.766c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0" draw:style-name="gr3" draw:text-style-name="P3" svg:width="0.108cm" svg:height="0.114cm" svg:x="10.822cm" svg:y="1.766c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1" draw:style-name="gr3" draw:text-style-name="P3" svg:width="0.094cm" svg:height="0.127cm" svg:x="10.974cm" svg:y="1.766c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2" draw:style-name="gr3" draw:text-style-name="P3" svg:width="0.094cm" svg:height="0.114cm" svg:x="11.106cm" svg:y="1.766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3" draw:style-name="gr3" draw:text-style-name="P3" svg:width="0.093cm" svg:height="0.127cm" svg:x="11.241cm" svg:y="1.766c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4" draw:style-name="gr3" draw:text-style-name="P3" svg:width="0.096cm" svg:height="0.114cm" svg:x="11.376cm" svg:y="1.766c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5" draw:style-name="gr3" draw:text-style-name="P3" svg:width="0.094cm" svg:height="0.114cm" svg:x="11.534cm" svg:y="1.766c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6" draw:style-name="gr3" draw:text-style-name="P3" svg:width="0.108cm" svg:height="0.114cm" svg:x="11.668cm" svg:y="1.766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7" draw:style-name="gr3" draw:text-style-name="P3" svg:width="0.027cm" svg:height="0.153cm" svg:x="11.809cm" svg:y="1.766c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8" draw:style-name="gr3" draw:text-style-name="P3" svg:width="0.092cm" svg:height="0.114cm" svg:x="11.938cm" svg:y="1.766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9" draw:style-name="gr3" draw:text-style-name="P3" svg:width="0.064cm" svg:height="0.114cm" svg:x="12.072cm" svg:y="1.766c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0" draw:style-name="gr3" draw:text-style-name="P3" svg:width="0.092cm" svg:height="0.114cm" svg:x="12.176cm" svg:y="1.766cm">
              <text:p/>
              <draw:enhanced-geometry svg:viewBox="0 0 8 15" draw:extrusion-allowed="true" draw:text-areas="0 0 8 15" draw:glue-points="0 15 0 0 3 0 3 13 8 13 8 15 0 15" draw:type="non-primitive" draw:enhanced-path="M 0 15 L 0 0 3 0 3 13 8 13 8 15 0 15 Z N"/>
            </draw:custom-shape>
            <draw:custom-shape draw:name="Freeform 131" draw:style-name="gr3" draw:text-style-name="P3" svg:width="0.076cm" svg:height="0.114cm" svg:x="12.296cm" svg:y="1.766c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2" draw:style-name="gr3" draw:text-style-name="P3" svg:width="0.064cm" svg:height="0.114cm" svg:x="12.423cm" svg:y="1.766c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3" draw:style-name="gr3" draw:text-style-name="P3" svg:width="0.108cm" svg:height="0.114cm" svg:x="12.52cm" svg:y="1.766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4" draw:style-name="gr3" draw:text-style-name="P3" svg:width="0.108cm" svg:height="0.114cm" svg:x="12.647cm" svg:y="1.766c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5" draw:style-name="gr3" draw:text-style-name="P3" svg:width="0.071cm" svg:height="0.123cm" svg:x="12.848cm" svg:y="1.766c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6" draw:style-name="gr3" draw:text-style-name="P3" svg:width="0.064cm" svg:height="0.114cm" svg:x="12.968cm" svg:y="1.766c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7" draw:style-name="gr3" draw:text-style-name="P3" svg:width="0.078cm" svg:height="0.123cm" svg:x="13.096cm" svg:y="1.766c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8" draw:style-name="gr3" draw:text-style-name="P3" svg:width="0.05cm" svg:height="0.114cm" svg:x="13.2cm" svg:y="1.766c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0" draw:style-name="gr3" draw:text-style-name="P3" svg:width="0.078cm" svg:height="0.114cm" svg:x="13.394cm" svg:y="1.766c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1" draw:style-name="gr3" draw:text-style-name="P3" svg:width="0.078cm" svg:height="0.123cm" svg:x="13.507cm" svg:y="1.766c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2" draw:style-name="gr3" draw:text-style-name="P3" svg:width="0.094cm" svg:height="0.114cm" svg:x="13.634cm" svg:y="1.766c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3" draw:style-name="gr3" draw:text-style-name="P3" svg:width="0.076cm" svg:height="0.123cm" svg:x="13.761cm" svg:y="1.766c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4" draw:style-name="gr3" draw:text-style-name="P3" svg:width="0.078cm" svg:height="0.114cm" svg:x="13.874cm" svg:y="1.766c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5" draw:style-name="gr3" draw:text-style-name="P3" svg:width="0.085cm" svg:height="0.123cm" svg:x="13.985cm" svg:y="1.766c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6" draw:style-name="gr3" draw:text-style-name="P3" svg:width="0.045cm" svg:height="0.114cm" svg:x="14.119cm" svg:y="1.766c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7" draw:style-name="gr3" draw:text-style-name="P3" svg:width="0.115cm" svg:height="0.153cm" svg:x="10.563cm" svg:y="2.08c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8" draw:style-name="gr3" draw:text-style-name="P3" svg:width="0.129cm" svg:height="0.153cm" svg:x="10.72cm" svg:y="2.08c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49" draw:style-name="gr3" draw:text-style-name="P3" svg:width="0.104cm" svg:height="0.153cm" svg:x="10.905cm" svg:y="2.08c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0" draw:style-name="gr3" draw:text-style-name="P3" svg:width="0.027cm" svg:height="0.153cm" svg:x="11.069cm" svg:y="2.08cm">
              <text:p/>
              <draw:enhanced-geometry svg:viewBox="0 0 21600 21600" draw:type="rectangle" draw:enhanced-path="M 0 0 L 21600 0 21600 21600 0 21600 0 0 Z N"/>
            </draw:custom-shape>
            <draw:custom-shape draw:name="Freeform 151" draw:style-name="gr3" draw:text-style-name="P3" svg:width="0.129cm" svg:height="0.153cm" svg:x="11.136cm" svg:y="2.08c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2" draw:style-name="gr3" draw:text-style-name="P3" svg:width="0.108cm" svg:height="0.153cm" svg:x="11.376cm" svg:y="2.08c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3" draw:style-name="gr3" draw:text-style-name="P3" svg:width="0.094cm" svg:height="0.153cm" svg:x="11.548cm" svg:y="2.08cm">
              <text:p/>
              <draw:enhanced-geometry svg:viewBox="0 0 9 19" draw:extrusion-allowed="true" draw:text-areas="0 0 9 19" draw:glue-points="0 19 0 0 3 0 3 16 9 16 9 19 0 19" draw:type="non-primitive" draw:enhanced-path="M 0 19 L 0 0 3 0 3 16 9 16 9 19 0 19 Z N"/>
            </draw:custom-shape>
            <draw:custom-shape draw:name="Freeform 154" draw:style-name="gr3" draw:text-style-name="P3" svg:width="0.127cm" svg:height="0.153cm" svg:x="11.682cm" svg:y="2.08c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5" draw:style-name="gr3" draw:text-style-name="P3" svg:width="0.122cm" svg:height="0.153cm" svg:x="11.862cm" svg:y="2.08c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6" draw:style-name="gr3" draw:text-style-name="P3" svg:width="0.122cm" svg:height="0.153cm" svg:x="12.028cm" svg:y="2.08c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7" draw:style-name="gr3" draw:text-style-name="P3" svg:width="0.136cm" svg:height="0.153cm" svg:x="12.176cm" svg:y="2.08c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8" draw:style-name="gr3" draw:text-style-name="P3" svg:width="0.043cm" svg:height="0.052cm" svg:x="10.046cm" svg:y="1.976c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Freeform 160" draw:style-name="gr3" draw:text-style-name="P3" svg:width="0.085cm" svg:height="0.052cm" svg:x="10.21cm" svg:y="1.976c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1" draw:style-name="gr3" draw:text-style-name="P3" svg:width="0.057cm" svg:height="0.052cm" svg:x="10.346cm" svg:y="1.976c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5" draw:style-name="gr3" draw:text-style-name="P3" svg:width="0.057cm" svg:height="0.052cm" svg:x="10.621cm" svg:y="1.976c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6" draw:style-name="gr3" draw:text-style-name="P3" svg:width="0.027cm" svg:height="0.052cm" svg:x="10.72cm" svg:y="1.976c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8" draw:style-name="gr3" draw:text-style-name="P3" svg:width="0.057cm" svg:height="0.052cm" svg:x="10.822cm" svg:y="1.976c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69" draw:style-name="gr3" draw:text-style-name="P3" svg:width="0.038cm" svg:height="0.052cm" svg:x="10.919cm" svg:y="1.976c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0" draw:style-name="gr3" draw:text-style-name="P3" svg:width="0.057cm" svg:height="0.079cm" svg:x="11.002cm" svg:y="1.951c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1" draw:style-name="gr3" draw:text-style-name="P3" svg:width="0.057cm" svg:height="0.052cm" svg:x="11.106cm" svg:y="1.976c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3" draw:style-name="gr3" draw:text-style-name="P3" svg:width="0.056cm" svg:height="0.052cm" svg:x="11.248cm" svg:y="1.976c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4" draw:style-name="gr3" draw:text-style-name="P3" svg:width="0.036cm" svg:height="0.052cm" svg:x="11.353cm" svg:y="1.976c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5" draw:style-name="gr3" draw:text-style-name="P3" svg:width="0.057cm" svg:height="0.052cm" svg:x="11.427cm" svg:y="1.976c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6" draw:style-name="gr3" draw:text-style-name="P3" svg:width="0.05cm" svg:height="0.052cm" svg:x="11.534cm" svg:y="1.976c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7" draw:style-name="gr3" draw:text-style-name="P3" svg:width="0.115cm" svg:height="0.079cm" svg:x="11.615cm" svg:y="1.951c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79" draw:style-name="gr3" draw:text-style-name="P3" svg:width="0.043cm" svg:height="0.052cm" svg:x="11.818cm" svg:y="1.976c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0" draw:style-name="gr3" draw:text-style-name="P3" svg:width="0.02cm" svg:height="0.079cm" svg:x="11.908cm" svg:y="1.951c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1" draw:style-name="gr3" draw:text-style-name="P3" svg:width="0.05cm" svg:height="0.052cm" svg:x="11.968cm" svg:y="1.976c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2" draw:style-name="gr3" draw:text-style-name="P3" svg:width="0.064cm" svg:height="0.052cm" svg:x="12.056cm" svg:y="1.976cm">
              <text:p/>
              <draw:enhanced-geometry svg:viewBox="0 0 7 9" draw:extrusion-allowed="true" draw:text-areas="0 0 7 9" draw:glue-points="0 0 2 0 3 8 3 8 5 0 7 0 4 9 3 9 0 0" draw:type="non-primitive" draw:enhanced-path="M 0 0 L 2 0 3 8 5 0 7 0 4 9 3 9 0 0 Z N"/>
            </draw:custom-shape>
            <draw:custom-shape draw:name="Freeform 184" draw:style-name="gr3" draw:text-style-name="P3" svg:width="0.043cm" svg:height="0.052cm" svg:x="12.192cm" svg:y="1.976c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6" draw:style-name="gr3" draw:text-style-name="P3" svg:width="0.048cm" svg:height="0.052cm" svg:x="12.326cm" svg:y="1.976c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7" draw:style-name="gr3" draw:text-style-name="P3" svg:width="0.057cm" svg:height="0.052cm" svg:x="12.414cm" svg:y="1.976c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8" draw:style-name="gr3" draw:text-style-name="P3" svg:width="0.094cm" svg:height="0.052cm" svg:x="12.52cm" svg:y="1.976c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0" draw:style-name="gr3" draw:text-style-name="P3" svg:width="0.05cm" svg:height="0.052cm" svg:x="12.707cm" svg:y="1.976c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1" draw:style-name="gr3" draw:text-style-name="P3" svg:width="0.027cm" svg:height="0.052cm" svg:x="12.804cm" svg:y="1.976c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2" draw:style-name="gr1" draw:text-style-name="P1" svg:width="4.926cm" svg:height="0.026cm" svg:x="9.082cm" svg:y="0.609cm">
              <text:p/>
              <draw:enhanced-geometry svg:viewBox="0 0 21600 21600" draw:type="rectangle" draw:enhanced-path="M 0 0 L 21600 0 21600 21600 0 21600 0 0 Z N"/>
            </draw:custom-shape>
          </draw:g>
        </table:shapes>
        <table:table-column table:style-name="co1" table:default-cell-style-name="ce1"/>
        <table:table-column table:style-name="co2" table:number-columns-repeated="12" table:default-cell-style-name="ce10"/>
        <table:table-column table:style-name="co3" table:default-cell-style-name="ce10"/>
        <table:table-column table:style-name="co2" table:default-cell-style-name="ce10"/>
        <table:table-column table:style-name="co10" table:default-cell-style-name="ce10"/>
        <table:table-column table:style-name="co2" table:number-columns-repeated="2" table:default-cell-style-name="ce10"/>
        <table:table-column table:style-name="co1" table:default-cell-style-name="ce1"/>
        <table:table-column table:style-name="co6" table:number-columns-repeated="45" table:default-cell-style-name="ce10"/>
        <table:table-row table:style-name="ro1">
          <table:table-cell table:number-columns-repeated="64"/>
        </table:table-row>
        <table:table-row table:style-name="ro1">
          <table:table-cell/>
          <table:table-cell table:style-name="ce11" office:value-type="float" office:value="4.06" calcext:value-type="float">
            <text:p>4,06 </text:p>
          </table:table-cell>
          <table:table-cell table:style-name="ce11" office:value-type="float" office:value="3.99" calcext:value-type="float">
            <text:p>3,99 </text:p>
          </table:table-cell>
          <table:table-cell table:style-name="ce11" office:value-type="float" office:value="3.93" calcext:value-type="float">
            <text:p>3,93 </text:p>
          </table:table-cell>
          <table:table-cell table:style-name="ce11" office:value-type="float" office:value="3.85" calcext:value-type="float">
            <text:p>3,85 </text:p>
          </table:table-cell>
          <table:table-cell table:style-name="ce11"/>
          <table:table-cell table:number-columns-repeated="58"/>
        </table:table-row>
        <table:table-row table:style-name="ro1">
          <table:table-cell/>
          <table:table-cell table:style-name="ce11" office:value-type="float" office:value="3.74" calcext:value-type="float">
            <text:p>3,74 </text:p>
          </table:table-cell>
          <table:table-cell table:style-name="ce11" office:value-type="float" office:value="3.68" calcext:value-type="float">
            <text:p>3,68 </text:p>
          </table:table-cell>
          <table:table-cell table:style-name="ce11" office:value-type="float" office:value="3.62" calcext:value-type="float">
            <text:p>3,62 </text:p>
          </table:table-cell>
          <table:table-cell table:style-name="ce11" office:value-type="float" office:value="3.55" calcext:value-type="float">
            <text:p>3,55 </text:p>
          </table:table-cell>
          <table:table-cell table:style-name="ce11"/>
          <table:table-cell table:number-columns-repeated="58"/>
        </table:table-row>
        <table:table-row table:style-name="ro1">
          <table:table-cell/>
          <table:table-cell table:style-name="ce11" office:value-type="float" office:value="3.81" calcext:value-type="float">
            <text:p>3,81 </text:p>
          </table:table-cell>
          <table:table-cell table:style-name="ce11" office:value-type="float" office:value="3.74" calcext:value-type="float">
            <text:p>3,74 </text:p>
          </table:table-cell>
          <table:table-cell table:style-name="ce11" office:value-type="float" office:value="3.66" calcext:value-type="float">
            <text:p>3,66 </text:p>
          </table:table-cell>
          <table:table-cell table:style-name="ce11" office:value-type="float" office:value="3.59" calcext:value-type="float">
            <text:p>3,59 </text:p>
          </table:table-cell>
          <table:table-cell table:style-name="ce11"/>
          <table:table-cell table:number-columns-repeated="58"/>
        </table:table-row>
        <table:table-row table:style-name="ro1">
          <table:table-cell/>
          <table:table-cell table:style-name="ce11" office:value-type="float" office:value="4.1" calcext:value-type="float">
            <text:p>4,10 </text:p>
          </table:table-cell>
          <table:table-cell table:style-name="ce11" office:value-type="float" office:value="3.98" calcext:value-type="float">
            <text:p>3,98 </text:p>
          </table:table-cell>
          <table:table-cell table:style-name="ce11" office:value-type="float" office:value="3.93" calcext:value-type="float">
            <text:p>3,93 </text:p>
          </table:table-cell>
          <table:table-cell table:style-name="ce11" office:value-type="float" office:value="3.87" calcext:value-type="float">
            <text:p>3,87 </text:p>
          </table:table-cell>
          <table:table-cell table:style-name="ce11"/>
          <table:table-cell table:number-columns-repeated="58"/>
        </table:table-row>
        <table:table-row table:style-name="ro12">
          <table:table-cell table:number-columns-repeated="64"/>
        </table:table-row>
        <table:table-row table:style-name="ro1" table:visibility="collapse">
          <table:table-cell/>
          <table:table-cell office:value-type="float" office:value="12" calcext:value-type="float">
            <text:p>12,00 </text:p>
          </table:table-cell>
          <table:table-cell office:value-type="float" office:value="16" calcext:value-type="float">
            <text:p>16,00 </text:p>
          </table:table-cell>
          <table:table-cell table:number-columns-repeated="2" office:value-type="float" office:value="22" calcext:value-type="float">
            <text:p>22,00 </text:p>
          </table:table-cell>
          <table:table-cell office:value-type="string" office:string-value="IVA" calcext:value-type="string">
            <text:p>IVA </text:p>
          </table:table-cell>
          <table:table-cell table:number-columns-repeated="58"/>
        </table:table-row>
        <table:table-row table:style-name="ro1" table:visibility="collapse">
          <table:table-cell/>
          <table:table-cell table:formula="of:=+[.C8]*1.0308" office:value-type="float" office:value="571.700771761507" calcext:value-type="float">
            <text:p>571,70 </text:p>
          </table:table-cell>
          <table:table-cell table:formula="of:=+[.D8]*1.0308" office:value-type="float" office:value="554.618521305304" calcext:value-type="float">
            <text:p>554,62 </text:p>
          </table:table-cell>
          <table:table-cell table:formula="of:=+[.E8]*1.0308" office:value-type="float" office:value="538.046683454893" calcext:value-type="float">
            <text:p>538,05 </text:p>
          </table:table-cell>
          <table:table-cell table:formula="of:=+['Cálculo costo'.G35]" office:value-type="float" office:value="521.970007232143" calcext:value-type="float">
            <text:p>521,97 </text:p>
          </table:table-cell>
          <table:table-cell office:value-type="float" office:value="1" calcext:value-type="float">
            <text:p>1,00 </text:p>
          </table:table-cell>
          <table:table-cell table:number-columns-repeated="58"/>
        </table:table-row>
        <table:table-row table:style-name="ro1">
          <table:table-cell table:number-columns-repeated="16"/>
          <table:table-cell table:style-name="ce31" table:formula="of:=TODAY()" office:value-type="date" office:date-value="2020-05-27" calcext:value-type="date" table:number-columns-spanned="2" table:number-rows-spanned="1">
            <text:p>27-may-2020</text:p>
          </table:table-cell>
          <table:covered-table-cell table:style-name="ce31"/>
          <table:table-cell table:number-columns-repeated="46"/>
        </table:table-row>
        <table:table-row table:style-name="ro1">
          <table:table-cell table:number-columns-repeated="64"/>
        </table:table-row>
        <table:table-row table:style-name="ro1">
          <table:table-cell table:style-name="ce235" office:value-type="string" office:string-value="Lonas confeccionadas - Cobertura 840 con dobladillo, ojales planos y refuerzos CORONA" calcext:value-type="string" table:number-columns-spanned="16" table:number-rows-spanned="1">
            <text:p>Lonas confeccionadas - Cobertura 840 con dobladillo, ojales planos y refuerzos CORONA </text:p>
          </table:table-cell>
          <table:covered-table-cell table:number-columns-repeated="15" table:style-name="ce235"/>
          <table:table-cell table:number-columns-repeated="2"/>
          <table:table-cell table:style-name="ce10"/>
          <table:table-cell table:number-columns-repeated="45"/>
        </table:table-row>
        <table:table-row table:style-name="ro1">
          <table:table-cell table:style-name="ce235" office:value-type="string" office:string-value="26 colores disponibles" calcext:value-type="string" table:number-columns-spanned="16" table:number-rows-spanned="1">
            <text:p>26 colores disponibles </text:p>
          </table:table-cell>
          <table:covered-table-cell table:number-columns-repeated="15" table:style-name="ce235"/>
          <table:table-cell table:number-columns-repeated="2"/>
          <table:table-cell table:style-name="ce10"/>
          <table:table-cell table:number-columns-repeated="45"/>
        </table:table-row>
        <table:table-row table:style-name="ro1">
          <table:table-cell table:style-name="ce3"/>
          <table:table-cell table:style-name="ce5" office:value-type="float" office:value="2" calcext:value-type="float">
            <text:p>2,00 </text:p>
          </table:table-cell>
          <table:table-cell table:style-name="ce5" table:formula="of:=+[.B13]+0.5" office:value-type="float" office:value="2.5" calcext:value-type="float">
            <text:p>2,50 </text:p>
          </table:table-cell>
          <table:table-cell table:style-name="ce5" table:formula="of:=+[.C13]+0.5" office:value-type="float" office:value="3" calcext:value-type="float">
            <text:p>3,00 </text:p>
          </table:table-cell>
          <table:table-cell table:style-name="ce5" table:formula="of:=+[.D13]+0.5" office:value-type="float" office:value="3.5" calcext:value-type="float">
            <text:p>3,50 </text:p>
          </table:table-cell>
          <table:table-cell table:style-name="ce5" table:formula="of:=+[.E13]+0.5" office:value-type="float" office:value="4" calcext:value-type="float">
            <text:p>4,00 </text:p>
          </table:table-cell>
          <table:table-cell table:style-name="ce5" table:formula="of:=+[.F13]+0.5" office:value-type="float" office:value="4.5" calcext:value-type="float">
            <text:p>4,50 </text:p>
          </table:table-cell>
          <table:table-cell table:style-name="ce5" table:formula="of:=+[.G13]+0.5" office:value-type="float" office:value="5" calcext:value-type="float">
            <text:p>5,00 </text:p>
          </table:table-cell>
          <table:table-cell table:style-name="ce5" table:formula="of:=+[.H13]+0.5" office:value-type="float" office:value="5.5" calcext:value-type="float">
            <text:p>5,50 </text:p>
          </table:table-cell>
          <table:table-cell table:style-name="ce5" table:formula="of:=+[.I13]+0.5" office:value-type="float" office:value="6" calcext:value-type="float">
            <text:p>6,00 </text:p>
          </table:table-cell>
          <table:table-cell table:style-name="ce5" table:formula="of:=+[.J13]+0.5" office:value-type="float" office:value="6.5" calcext:value-type="float">
            <text:p>6,50 </text:p>
          </table:table-cell>
          <table:table-cell table:style-name="ce5" table:formula="of:=+[.K13]+0.5" office:value-type="float" office:value="7" calcext:value-type="float">
            <text:p>7,00 </text:p>
          </table:table-cell>
          <table:table-cell table:style-name="ce5" table:formula="of:=+[.L13]+0.5" office:value-type="float" office:value="7.5" calcext:value-type="float">
            <text:p>7,50 </text:p>
          </table:table-cell>
          <table:table-cell table:style-name="ce5" table:formula="of:=+[.M13]+0.5" office:value-type="float" office:value="8" calcext:value-type="float">
            <text:p>8,00 </text:p>
          </table:table-cell>
          <table:table-cell table:style-name="ce5" table:formula="of:=+[.N13]+0.5" office:value-type="float" office:value="8.5" calcext:value-type="float">
            <text:p>8,50 </text:p>
          </table:table-cell>
          <table:table-cell table:style-name="ce5" table:formula="of:=+[.O13]+0.5" office:value-type="float" office:value="9" calcext:value-type="float">
            <text:p>9,00 </text:p>
          </table:table-cell>
          <table:table-cell table:style-name="ce5" table:formula="of:=+[.P13]+0.5" office:value-type="float" office:value="9.5" calcext:value-type="float">
            <text:p>9,50 </text:p>
          </table:table-cell>
          <table:table-cell table:style-name="ce5" table:formula="of:=+[.Q13]+0.5" office:value-type="float" office:value="10" calcext:value-type="float">
            <text:p>10,00 </text:p>
          </table:table-cell>
          <table:table-cell table:style-name="ce3"/>
          <table:table-cell table:style-name="ce1" table:number-columns-repeated="45"/>
        </table:table-row>
        <table:table-row table:style-name="ro1">
          <table:table-cell table:style-name="ce4" office:value-type="float" office:value="2" calcext:value-type="float">
            <text:p>2,00 </text:p>
          </table:table-cell>
          <table:table-cell table:style-name="ce12" table:formula="of:=(IF([.$A14]*[.B$13]&lt;=[.$B$7];[.$A14]*[.B$13]*[.$B$8];IF(AND([.$A14]*[.B$13]&gt;[.$B$7];[.$A14]*[.B$13]&lt;=[.$C$7]);[.$A14]*[.B$13]*[.$C$8];IF(AND([.$A14]*[.B$13]&gt;[.$C$7];[.$A14]*[.B$13]&lt;[.$D$7]);[.$A14]*[.B$13]*[.$D$8];[.$A14]*[.B$13]*[.$E$8]))))*[.$F$8]" office:value-type="float" office:value="2286.80308704603" calcext:value-type="float">
            <text:p>2.287 </text:p>
          </table:table-cell>
          <table:table-cell table:style-name="ce23" table:formula="of:=(IF([.$A14]*[.C$13]&lt;=[.$B$7];[.$A14]*[.C$13]*[.$B$8];IF(AND([.$A14]*[.C$13]&gt;[.$B$7];[.$A14]*[.C$13]&lt;=[.$C$7]);[.$A14]*[.C$13]*[.$C$8];IF(AND([.$A14]*[.C$13]&gt;[.$C$7];[.$A14]*[.C$13]&lt;[.$D$7]);[.$A14]*[.C$13]*[.$D$8];[.$A14]*[.C$13]*[.$E$8]))))*[.$F$8]" office:value-type="float" office:value="2858.50385880753" calcext:value-type="float">
            <text:p>2.859 </text:p>
          </table:table-cell>
          <table:table-cell table:style-name="ce23" table:formula="of:=(IF([.$A14]*[.D$13]&lt;=[.$B$7];[.$A14]*[.D$13]*[.$B$8];IF(AND([.$A14]*[.D$13]&gt;[.$B$7];[.$A14]*[.D$13]&lt;=[.$C$7]);[.$A14]*[.D$13]*[.$C$8];IF(AND([.$A14]*[.D$13]&gt;[.$C$7];[.$A14]*[.D$13]&lt;[.$D$7]);[.$A14]*[.D$13]*[.$D$8];[.$A14]*[.D$13]*[.$E$8]))))*[.$F$8]" office:value-type="float" office:value="3430.20463056904" calcext:value-type="float">
            <text:p>3.430 </text:p>
          </table:table-cell>
          <table:table-cell table:style-name="ce23" table:formula="of:=(IF([.$A14]*[.E$13]&lt;=[.$B$7];[.$A14]*[.E$13]*[.$B$8];IF(AND([.$A14]*[.E$13]&gt;[.$B$7];[.$A14]*[.E$13]&lt;=[.$C$7]);[.$A14]*[.E$13]*[.$C$8];IF(AND([.$A14]*[.E$13]&gt;[.$C$7];[.$A14]*[.E$13]&lt;[.$D$7]);[.$A14]*[.E$13]*[.$D$8];[.$A14]*[.E$13]*[.$E$8]))))*[.$F$8]" office:value-type="float" office:value="4001.90540233055" calcext:value-type="float">
            <text:p>4.002 </text:p>
          </table:table-cell>
          <table:table-cell table:style-name="ce23" table:formula="of:=(IF([.$A14]*[.F$13]&lt;=[.$B$7];[.$A14]*[.F$13]*[.$B$8];IF(AND([.$A14]*[.F$13]&gt;[.$B$7];[.$A14]*[.F$13]&lt;=[.$C$7]);[.$A14]*[.F$13]*[.$C$8];IF(AND([.$A14]*[.F$13]&gt;[.$C$7];[.$A14]*[.F$13]&lt;[.$D$7]);[.$A14]*[.F$13]*[.$D$8];[.$A14]*[.F$13]*[.$E$8]))))*[.$F$8]" office:value-type="float" office:value="4573.60617409206" calcext:value-type="float">
            <text:p>4.574 </text:p>
          </table:table-cell>
          <table:table-cell table:style-name="ce23" table:formula="of:=(IF([.$A14]*[.G$13]&lt;=[.$B$7];[.$A14]*[.G$13]*[.$B$8];IF(AND([.$A14]*[.G$13]&gt;[.$B$7];[.$A14]*[.G$13]&lt;=[.$C$7]);[.$A14]*[.G$13]*[.$C$8];IF(AND([.$A14]*[.G$13]&gt;[.$C$7];[.$A14]*[.G$13]&lt;[.$D$7]);[.$A14]*[.G$13]*[.$D$8];[.$A14]*[.G$13]*[.$E$8]))))*[.$F$8]" office:value-type="float" office:value="5145.30694585356" calcext:value-type="float">
            <text:p>5.145 </text:p>
          </table:table-cell>
          <table:table-cell table:style-name="ce23" table:formula="of:=(IF([.$A14]*[.H$13]&lt;=[.$B$7];[.$A14]*[.H$13]*[.$B$8];IF(AND([.$A14]*[.H$13]&gt;[.$B$7];[.$A14]*[.H$13]&lt;=[.$C$7]);[.$A14]*[.H$13]*[.$C$8];IF(AND([.$A14]*[.H$13]&gt;[.$C$7];[.$A14]*[.H$13]&lt;[.$D$7]);[.$A14]*[.H$13]*[.$D$8];[.$A14]*[.H$13]*[.$E$8]))))*[.$F$8]" office:value-type="float" office:value="5717.00771761507" calcext:value-type="float">
            <text:p>5.717 </text:p>
          </table:table-cell>
          <table:table-cell table:style-name="ce23" table:formula="of:=(IF([.$A14]*[.I$13]&lt;=[.$B$7];[.$A14]*[.I$13]*[.$B$8];IF(AND([.$A14]*[.I$13]&gt;[.$B$7];[.$A14]*[.I$13]&lt;=[.$C$7]);[.$A14]*[.I$13]*[.$C$8];IF(AND([.$A14]*[.I$13]&gt;[.$C$7];[.$A14]*[.I$13]&lt;[.$D$7]);[.$A14]*[.I$13]*[.$D$8];[.$A14]*[.I$13]*[.$E$8]))))*[.$F$8]" office:value-type="float" office:value="6288.70848937658" calcext:value-type="float">
            <text:p>6.289 </text:p>
          </table:table-cell>
          <table:table-cell table:style-name="ce23" table:formula="of:=(IF([.$A14]*[.J$13]&lt;=[.$B$7];[.$A14]*[.J$13]*[.$B$8];IF(AND([.$A14]*[.J$13]&gt;[.$B$7];[.$A14]*[.J$13]&lt;=[.$C$7]);[.$A14]*[.J$13]*[.$C$8];IF(AND([.$A14]*[.J$13]&gt;[.$C$7];[.$A14]*[.J$13]&lt;[.$D$7]);[.$A14]*[.J$13]*[.$D$8];[.$A14]*[.J$13]*[.$E$8]))))*[.$F$8]" office:value-type="float" office:value="6860.40926113808" calcext:value-type="float">
            <text:p>6.860 </text:p>
          </table:table-cell>
          <table:table-cell table:style-name="ce23" table:formula="of:=(IF([.$A14]*[.K$13]&lt;=[.$B$7];[.$A14]*[.K$13]*[.$B$8];IF(AND([.$A14]*[.K$13]&gt;[.$B$7];[.$A14]*[.K$13]&lt;=[.$C$7]);[.$A14]*[.K$13]*[.$C$8];IF(AND([.$A14]*[.K$13]&gt;[.$C$7];[.$A14]*[.K$13]&lt;[.$D$7]);[.$A14]*[.K$13]*[.$D$8];[.$A14]*[.K$13]*[.$E$8]))))*[.$F$8]" office:value-type="float" office:value="7210.04077696895" calcext:value-type="float">
            <text:p>7.210 </text:p>
          </table:table-cell>
          <table:table-cell table:style-name="ce23" table:formula="of:=(IF([.$A14]*[.L$13]&lt;=[.$B$7];[.$A14]*[.L$13]*[.$B$8];IF(AND([.$A14]*[.L$13]&gt;[.$B$7];[.$A14]*[.L$13]&lt;=[.$C$7]);[.$A14]*[.L$13]*[.$C$8];IF(AND([.$A14]*[.L$13]&gt;[.$C$7];[.$A14]*[.L$13]&lt;[.$D$7]);[.$A14]*[.L$13]*[.$D$8];[.$A14]*[.L$13]*[.$E$8]))))*[.$F$8]" office:value-type="float" office:value="7764.65929827425" calcext:value-type="float">
            <text:p>7.765 </text:p>
          </table:table-cell>
          <table:table-cell table:style-name="ce23" table:formula="of:=(IF([.$A14]*[.M$13]&lt;=[.$B$7];[.$A14]*[.M$13]*[.$B$8];IF(AND([.$A14]*[.M$13]&gt;[.$B$7];[.$A14]*[.M$13]&lt;=[.$C$7]);[.$A14]*[.M$13]*[.$C$8];IF(AND([.$A14]*[.M$13]&gt;[.$C$7];[.$A14]*[.M$13]&lt;[.$D$7]);[.$A14]*[.M$13]*[.$D$8];[.$A14]*[.M$13]*[.$E$8]))))*[.$F$8]" office:value-type="float" office:value="8319.27781957955" calcext:value-type="float">
            <text:p>8.319 </text:p>
          </table:table-cell>
          <table:table-cell table:style-name="ce23" table:formula="of:=(IF([.$A14]*[.N$13]&lt;=[.$B$7];[.$A14]*[.N$13]*[.$B$8];IF(AND([.$A14]*[.N$13]&gt;[.$B$7];[.$A14]*[.N$13]&lt;=[.$C$7]);[.$A14]*[.N$13]*[.$C$8];IF(AND([.$A14]*[.N$13]&gt;[.$C$7];[.$A14]*[.N$13]&lt;[.$D$7]);[.$A14]*[.N$13]*[.$D$8];[.$A14]*[.N$13]*[.$E$8]))))*[.$F$8]" office:value-type="float" office:value="8873.89634088486" calcext:value-type="float">
            <text:p>8.874 </text:p>
          </table:table-cell>
          <table:table-cell table:style-name="ce23" table:formula="of:=(IF([.$A14]*[.O$13]&lt;=[.$B$7];[.$A14]*[.O$13]*[.$B$8];IF(AND([.$A14]*[.O$13]&gt;[.$B$7];[.$A14]*[.O$13]&lt;=[.$C$7]);[.$A14]*[.O$13]*[.$C$8];IF(AND([.$A14]*[.O$13]&gt;[.$C$7];[.$A14]*[.O$13]&lt;[.$D$7]);[.$A14]*[.O$13]*[.$D$8];[.$A14]*[.O$13]*[.$E$8]))))*[.$F$8]" office:value-type="float" office:value="9146.79361873318" calcext:value-type="float">
            <text:p>9.147 </text:p>
          </table:table-cell>
          <table:table-cell table:style-name="ce23" table:formula="of:=(IF([.$A14]*[.P$13]&lt;=[.$B$7];[.$A14]*[.P$13]*[.$B$8];IF(AND([.$A14]*[.P$13]&gt;[.$B$7];[.$A14]*[.P$13]&lt;=[.$C$7]);[.$A14]*[.P$13]*[.$C$8];IF(AND([.$A14]*[.P$13]&gt;[.$C$7];[.$A14]*[.P$13]&lt;[.$D$7]);[.$A14]*[.P$13]*[.$D$8];[.$A14]*[.P$13]*[.$E$8]))))*[.$F$8]" office:value-type="float" office:value="9684.84030218807" calcext:value-type="float">
            <text:p>9.685 </text:p>
          </table:table-cell>
          <table:table-cell table:style-name="ce23" table:formula="of:=(IF([.$A14]*[.Q$13]&lt;=[.$B$7];[.$A14]*[.Q$13]*[.$B$8];IF(AND([.$A14]*[.Q$13]&gt;[.$B$7];[.$A14]*[.Q$13]&lt;=[.$C$7]);[.$A14]*[.Q$13]*[.$C$8];IF(AND([.$A14]*[.Q$13]&gt;[.$C$7];[.$A14]*[.Q$13]&lt;[.$D$7]);[.$A14]*[.Q$13]*[.$D$8];[.$A14]*[.Q$13]*[.$E$8]))))*[.$F$8]" office:value-type="float" office:value="10222.886985643" calcext:value-type="float">
            <text:p>10.223 </text:p>
          </table:table-cell>
          <table:table-cell table:style-name="ce23" table:formula="of:=(IF([.$A14]*[.R$13]&lt;=[.$B$7];[.$A14]*[.R$13]*[.$B$8];IF(AND([.$A14]*[.R$13]&gt;[.$B$7];[.$A14]*[.R$13]&lt;=[.$C$7]);[.$A14]*[.R$13]*[.$C$8];IF(AND([.$A14]*[.R$13]&gt;[.$C$7];[.$A14]*[.R$13]&lt;[.$D$7]);[.$A14]*[.R$13]*[.$D$8];[.$A14]*[.R$13]*[.$E$8]))))*[.$F$8]" office:value-type="float" office:value="10760.9336690979" calcext:value-type="float">
            <text:p>10.761 </text:p>
          </table:table-cell>
          <table:table-cell table:style-name="ce4" office:value-type="float" office:value="2" calcext:value-type="float">
            <text:p>2,00 </text:p>
          </table:table-cell>
          <table:table-cell table:number-columns-repeated="45"/>
        </table:table-row>
        <table:table-row table:style-name="ro1">
          <table:table-cell table:style-name="ce5" table:formula="of:=+[.A14]+0.5" office:value-type="float" office:value="2.5" calcext:value-type="float">
            <text:p>2,50 </text:p>
          </table:table-cell>
          <table:table-cell table:style-name="ce13" table:formula="of:=(IF([.$A15]*[.B$13]&lt;=[.$B$7];[.$A15]*[.B$13]*[.$B$8];IF(AND([.$A15]*[.B$13]&gt;[.$B$7];[.$A15]*[.B$13]&lt;=[.$C$7]);[.$A15]*[.B$13]*[.$C$8];IF(AND([.$A15]*[.B$13]&gt;[.$C$7];[.$A15]*[.B$13]&lt;[.$D$7]);[.$A15]*[.B$13]*[.$D$8];[.$A15]*[.B$13]*[.$E$8]))))*[.$F$8]" office:value-type="float" office:value="2858.50385880753" calcext:value-type="float">
            <text:p>2.859 </text:p>
          </table:table-cell>
          <table:table-cell table:style-name="ce24" table:formula="of:=(IF([.$A15]*[.C$13]&lt;=[.$B$7];[.$A15]*[.C$13]*[.$B$8];IF(AND([.$A15]*[.C$13]&gt;[.$B$7];[.$A15]*[.C$13]&lt;=[.$C$7]);[.$A15]*[.C$13]*[.$C$8];IF(AND([.$A15]*[.C$13]&gt;[.$C$7];[.$A15]*[.C$13]&lt;[.$D$7]);[.$A15]*[.C$13]*[.$D$8];[.$A15]*[.C$13]*[.$E$8]))))*[.$F$8]" office:value-type="float" office:value="3573.12982350942" calcext:value-type="float">
            <text:p>3.573 </text:p>
          </table:table-cell>
          <table:table-cell table:style-name="ce24" table:formula="of:=(IF([.$A15]*[.D$13]&lt;=[.$B$7];[.$A15]*[.D$13]*[.$B$8];IF(AND([.$A15]*[.D$13]&gt;[.$B$7];[.$A15]*[.D$13]&lt;=[.$C$7]);[.$A15]*[.D$13]*[.$C$8];IF(AND([.$A15]*[.D$13]&gt;[.$C$7];[.$A15]*[.D$13]&lt;[.$D$7]);[.$A15]*[.D$13]*[.$D$8];[.$A15]*[.D$13]*[.$E$8]))))*[.$F$8]" office:value-type="float" office:value="4287.7557882113" calcext:value-type="float">
            <text:p>4.288 </text:p>
          </table:table-cell>
          <table:table-cell table:style-name="ce24" table:formula="of:=(IF([.$A15]*[.E$13]&lt;=[.$B$7];[.$A15]*[.E$13]*[.$B$8];IF(AND([.$A15]*[.E$13]&gt;[.$B$7];[.$A15]*[.E$13]&lt;=[.$C$7]);[.$A15]*[.E$13]*[.$C$8];IF(AND([.$A15]*[.E$13]&gt;[.$C$7];[.$A15]*[.E$13]&lt;[.$D$7]);[.$A15]*[.E$13]*[.$D$8];[.$A15]*[.E$13]*[.$E$8]))))*[.$F$8]" office:value-type="float" office:value="5002.38175291319" calcext:value-type="float">
            <text:p>5.002 </text:p>
          </table:table-cell>
          <table:table-cell table:style-name="ce24" table:formula="of:=(IF([.$A15]*[.F$13]&lt;=[.$B$7];[.$A15]*[.F$13]*[.$B$8];IF(AND([.$A15]*[.F$13]&gt;[.$B$7];[.$A15]*[.F$13]&lt;=[.$C$7]);[.$A15]*[.F$13]*[.$C$8];IF(AND([.$A15]*[.F$13]&gt;[.$C$7];[.$A15]*[.F$13]&lt;[.$D$7]);[.$A15]*[.F$13]*[.$D$8];[.$A15]*[.F$13]*[.$E$8]))))*[.$F$8]" office:value-type="float" office:value="5717.00771761507" calcext:value-type="float">
            <text:p>5.717 </text:p>
          </table:table-cell>
          <table:table-cell table:style-name="ce24" table:formula="of:=(IF([.$A15]*[.G$13]&lt;=[.$B$7];[.$A15]*[.G$13]*[.$B$8];IF(AND([.$A15]*[.G$13]&gt;[.$B$7];[.$A15]*[.G$13]&lt;=[.$C$7]);[.$A15]*[.G$13]*[.$C$8];IF(AND([.$A15]*[.G$13]&gt;[.$C$7];[.$A15]*[.G$13]&lt;[.$D$7]);[.$A15]*[.G$13]*[.$D$8];[.$A15]*[.G$13]*[.$E$8]))))*[.$F$8]" office:value-type="float" office:value="6431.63368231695" calcext:value-type="float">
            <text:p>6.432 </text:p>
          </table:table-cell>
          <table:table-cell table:style-name="ce24" table:formula="of:=(IF([.$A15]*[.H$13]&lt;=[.$B$7];[.$A15]*[.H$13]*[.$B$8];IF(AND([.$A15]*[.H$13]&gt;[.$B$7];[.$A15]*[.H$13]&lt;=[.$C$7]);[.$A15]*[.H$13]*[.$C$8];IF(AND([.$A15]*[.H$13]&gt;[.$C$7];[.$A15]*[.H$13]&lt;[.$D$7]);[.$A15]*[.H$13]*[.$D$8];[.$A15]*[.H$13]*[.$E$8]))))*[.$F$8]" office:value-type="float" office:value="6932.7315163163" calcext:value-type="float">
            <text:p>6.933 </text:p>
          </table:table-cell>
          <table:table-cell table:style-name="ce24" table:formula="of:=(IF([.$A15]*[.I$13]&lt;=[.$B$7];[.$A15]*[.I$13]*[.$B$8];IF(AND([.$A15]*[.I$13]&gt;[.$B$7];[.$A15]*[.I$13]&lt;=[.$C$7]);[.$A15]*[.I$13]*[.$C$8];IF(AND([.$A15]*[.I$13]&gt;[.$C$7];[.$A15]*[.I$13]&lt;[.$D$7]);[.$A15]*[.I$13]*[.$D$8];[.$A15]*[.I$13]*[.$E$8]))))*[.$F$8]" office:value-type="float" office:value="7626.00466794792" calcext:value-type="float">
            <text:p>7.626 </text:p>
          </table:table-cell>
          <table:table-cell table:style-name="ce24" table:formula="of:=(IF([.$A15]*[.J$13]&lt;=[.$B$7];[.$A15]*[.J$13]*[.$B$8];IF(AND([.$A15]*[.J$13]&gt;[.$B$7];[.$A15]*[.J$13]&lt;=[.$C$7]);[.$A15]*[.J$13]*[.$C$8];IF(AND([.$A15]*[.J$13]&gt;[.$C$7];[.$A15]*[.J$13]&lt;[.$D$7]);[.$A15]*[.J$13]*[.$D$8];[.$A15]*[.J$13]*[.$E$8]))))*[.$F$8]" office:value-type="float" office:value="8319.27781957955" calcext:value-type="float">
            <text:p>8.319 </text:p>
          </table:table-cell>
          <table:table-cell table:style-name="ce24" table:formula="of:=(IF([.$A15]*[.K$13]&lt;=[.$B$7];[.$A15]*[.K$13]*[.$B$8];IF(AND([.$A15]*[.K$13]&gt;[.$B$7];[.$A15]*[.K$13]&lt;=[.$C$7]);[.$A15]*[.K$13]*[.$C$8];IF(AND([.$A15]*[.K$13]&gt;[.$C$7];[.$A15]*[.K$13]&lt;[.$D$7]);[.$A15]*[.K$13]*[.$D$8];[.$A15]*[.K$13]*[.$E$8]))))*[.$F$8]" office:value-type="float" office:value="8743.25860614201" calcext:value-type="float">
            <text:p>8.743 </text:p>
          </table:table-cell>
          <table:table-cell table:style-name="ce24" table:formula="of:=(IF([.$A15]*[.L$13]&lt;=[.$B$7];[.$A15]*[.L$13]*[.$B$8];IF(AND([.$A15]*[.L$13]&gt;[.$B$7];[.$A15]*[.L$13]&lt;=[.$C$7]);[.$A15]*[.L$13]*[.$C$8];IF(AND([.$A15]*[.L$13]&gt;[.$C$7];[.$A15]*[.L$13]&lt;[.$D$7]);[.$A15]*[.L$13]*[.$D$8];[.$A15]*[.L$13]*[.$E$8]))))*[.$F$8]" office:value-type="float" office:value="9415.81696046063" calcext:value-type="float">
            <text:p>9.416 </text:p>
          </table:table-cell>
          <table:table-cell table:style-name="ce24" table:formula="of:=(IF([.$A15]*[.M$13]&lt;=[.$B$7];[.$A15]*[.M$13]*[.$B$8];IF(AND([.$A15]*[.M$13]&gt;[.$B$7];[.$A15]*[.M$13]&lt;=[.$C$7]);[.$A15]*[.M$13]*[.$C$8];IF(AND([.$A15]*[.M$13]&gt;[.$C$7];[.$A15]*[.M$13]&lt;[.$D$7]);[.$A15]*[.M$13]*[.$D$8];[.$A15]*[.M$13]*[.$E$8]))))*[.$F$8]" office:value-type="float" office:value="10088.3753147792" calcext:value-type="float">
            <text:p>10.088 </text:p>
          </table:table-cell>
          <table:table-cell table:style-name="ce24" table:formula="of:=(IF([.$A15]*[.N$13]&lt;=[.$B$7];[.$A15]*[.N$13]*[.$B$8];IF(AND([.$A15]*[.N$13]&gt;[.$B$7];[.$A15]*[.N$13]&lt;=[.$C$7]);[.$A15]*[.N$13]*[.$C$8];IF(AND([.$A15]*[.N$13]&gt;[.$C$7];[.$A15]*[.N$13]&lt;[.$D$7]);[.$A15]*[.N$13]*[.$D$8];[.$A15]*[.N$13]*[.$E$8]))))*[.$F$8]" office:value-type="float" office:value="10760.9336690979" calcext:value-type="float">
            <text:p>10.761 </text:p>
          </table:table-cell>
          <table:table-cell table:style-name="ce24" table:formula="of:=(IF([.$A15]*[.O$13]&lt;=[.$B$7];[.$A15]*[.O$13]*[.$B$8];IF(AND([.$A15]*[.O$13]&gt;[.$B$7];[.$A15]*[.O$13]&lt;=[.$C$7]);[.$A15]*[.O$13]*[.$C$8];IF(AND([.$A15]*[.O$13]&gt;[.$C$7];[.$A15]*[.O$13]&lt;[.$D$7]);[.$A15]*[.O$13]*[.$D$8];[.$A15]*[.O$13]*[.$E$8]))))*[.$F$8]" office:value-type="float" office:value="11433.4920234165" calcext:value-type="float">
            <text:p>11.433 </text:p>
          </table:table-cell>
          <table:table-cell table:style-name="ce24" table:formula="of:=(IF([.$A15]*[.P$13]&lt;=[.$B$7];[.$A15]*[.P$13]*[.$B$8];IF(AND([.$A15]*[.P$13]&gt;[.$B$7];[.$A15]*[.P$13]&lt;=[.$C$7]);[.$A15]*[.P$13]*[.$C$8];IF(AND([.$A15]*[.P$13]&gt;[.$C$7];[.$A15]*[.P$13]&lt;[.$D$7]);[.$A15]*[.P$13]*[.$D$8];[.$A15]*[.P$13]*[.$E$8]))))*[.$F$8]" office:value-type="float" office:value="11744.3251627232" calcext:value-type="float">
            <text:p>11.744 </text:p>
          </table:table-cell>
          <table:table-cell table:style-name="ce24" table:formula="of:=(IF([.$A15]*[.Q$13]&lt;=[.$B$7];[.$A15]*[.Q$13]*[.$B$8];IF(AND([.$A15]*[.Q$13]&gt;[.$B$7];[.$A15]*[.Q$13]&lt;=[.$C$7]);[.$A15]*[.Q$13]*[.$C$8];IF(AND([.$A15]*[.Q$13]&gt;[.$C$7];[.$A15]*[.Q$13]&lt;[.$D$7]);[.$A15]*[.Q$13]*[.$D$8];[.$A15]*[.Q$13]*[.$E$8]))))*[.$F$8]" office:value-type="float" office:value="12396.7876717634" calcext:value-type="float">
            <text:p>12.397 </text:p>
          </table:table-cell>
          <table:table-cell table:style-name="ce24" table:formula="of:=(IF([.$A15]*[.R$13]&lt;=[.$B$7];[.$A15]*[.R$13]*[.$B$8];IF(AND([.$A15]*[.R$13]&gt;[.$B$7];[.$A15]*[.R$13]&lt;=[.$C$7]);[.$A15]*[.R$13]*[.$C$8];IF(AND([.$A15]*[.R$13]&gt;[.$C$7];[.$A15]*[.R$13]&lt;[.$D$7]);[.$A15]*[.R$13]*[.$D$8];[.$A15]*[.R$13]*[.$E$8]))))*[.$F$8]" office:value-type="float" office:value="13049.2501808036" calcext:value-type="float">
            <text:p>13.049 </text:p>
          </table:table-cell>
          <table:table-cell table:style-name="ce5" table:formula="of:=+[.S14]+0.5" office:value-type="float" office:value="2.5" calcext:value-type="float">
            <text:p>2,50 </text:p>
          </table:table-cell>
          <table:table-cell/>
          <table:table-cell table:formula="of:=+[.R14]/20" office:value-type="float" office:value="538.046683454893" calcext:value-type="float">
            <text:p>538,05 </text:p>
          </table:table-cell>
          <table:table-cell table:number-columns-repeated="43"/>
        </table:table-row>
        <table:table-row table:style-name="ro1">
          <table:table-cell table:style-name="ce6" table:formula="of:=+[.A15]+0.5" office:value-type="float" office:value="3" calcext:value-type="float">
            <text:p>3,00 </text:p>
          </table:table-cell>
          <table:table-cell table:style-name="ce14" table:formula="of:=(IF([.$A16]*[.B$13]&lt;=[.$B$7];[.$A16]*[.B$13]*[.$B$8];IF(AND([.$A16]*[.B$13]&gt;[.$B$7];[.$A16]*[.B$13]&lt;=[.$C$7]);[.$A16]*[.B$13]*[.$C$8];IF(AND([.$A16]*[.B$13]&gt;[.$C$7];[.$A16]*[.B$13]&lt;[.$D$7]);[.$A16]*[.B$13]*[.$D$8];[.$A16]*[.B$13]*[.$E$8]))))*[.$F$8]" office:value-type="float" office:value="3430.20463056904" calcext:value-type="float">
            <text:p>3.430 </text:p>
          </table:table-cell>
          <table:table-cell table:style-name="ce25" table:formula="of:=(IF([.$A16]*[.C$13]&lt;=[.$B$7];[.$A16]*[.C$13]*[.$B$8];IF(AND([.$A16]*[.C$13]&gt;[.$B$7];[.$A16]*[.C$13]&lt;=[.$C$7]);[.$A16]*[.C$13]*[.$C$8];IF(AND([.$A16]*[.C$13]&gt;[.$C$7];[.$A16]*[.C$13]&lt;[.$D$7]);[.$A16]*[.C$13]*[.$D$8];[.$A16]*[.C$13]*[.$E$8]))))*[.$F$8]" office:value-type="float" office:value="4287.7557882113" calcext:value-type="float">
            <text:p>4.288 </text:p>
          </table:table-cell>
          <table:table-cell table:style-name="ce25" table:formula="of:=(IF([.$A16]*[.D$13]&lt;=[.$B$7];[.$A16]*[.D$13]*[.$B$8];IF(AND([.$A16]*[.D$13]&gt;[.$B$7];[.$A16]*[.D$13]&lt;=[.$C$7]);[.$A16]*[.D$13]*[.$C$8];IF(AND([.$A16]*[.D$13]&gt;[.$C$7];[.$A16]*[.D$13]&lt;[.$D$7]);[.$A16]*[.D$13]*[.$D$8];[.$A16]*[.D$13]*[.$E$8]))))*[.$F$8]" office:value-type="float" office:value="5145.30694585356" calcext:value-type="float">
            <text:p>5.145 </text:p>
          </table:table-cell>
          <table:table-cell table:style-name="ce25" table:formula="of:=(IF([.$A16]*[.E$13]&lt;=[.$B$7];[.$A16]*[.E$13]*[.$B$8];IF(AND([.$A16]*[.E$13]&gt;[.$B$7];[.$A16]*[.E$13]&lt;=[.$C$7]);[.$A16]*[.E$13]*[.$C$8];IF(AND([.$A16]*[.E$13]&gt;[.$C$7];[.$A16]*[.E$13]&lt;[.$D$7]);[.$A16]*[.E$13]*[.$D$8];[.$A16]*[.E$13]*[.$E$8]))))*[.$F$8]" office:value-type="float" office:value="6002.85810349582" calcext:value-type="float">
            <text:p>6.003 </text:p>
          </table:table-cell>
          <table:table-cell table:style-name="ce25" table:formula="of:=(IF([.$A16]*[.F$13]&lt;=[.$B$7];[.$A16]*[.F$13]*[.$B$8];IF(AND([.$A16]*[.F$13]&gt;[.$B$7];[.$A16]*[.F$13]&lt;=[.$C$7]);[.$A16]*[.F$13]*[.$C$8];IF(AND([.$A16]*[.F$13]&gt;[.$C$7];[.$A16]*[.F$13]&lt;[.$D$7]);[.$A16]*[.F$13]*[.$D$8];[.$A16]*[.F$13]*[.$E$8]))))*[.$F$8]" office:value-type="float" office:value="6860.40926113808" calcext:value-type="float">
            <text:p>6.860 </text:p>
          </table:table-cell>
          <table:table-cell table:style-name="ce25" table:formula="of:=(IF([.$A16]*[.G$13]&lt;=[.$B$7];[.$A16]*[.G$13]*[.$B$8];IF(AND([.$A16]*[.G$13]&gt;[.$B$7];[.$A16]*[.G$13]&lt;=[.$C$7]);[.$A16]*[.G$13]*[.$C$8];IF(AND([.$A16]*[.G$13]&gt;[.$C$7];[.$A16]*[.G$13]&lt;[.$D$7]);[.$A16]*[.G$13]*[.$D$8];[.$A16]*[.G$13]*[.$E$8]))))*[.$F$8]" office:value-type="float" office:value="7487.3500376216" calcext:value-type="float">
            <text:p>7.487 </text:p>
          </table:table-cell>
          <table:table-cell table:style-name="ce25" table:formula="of:=(IF([.$A16]*[.H$13]&lt;=[.$B$7];[.$A16]*[.H$13]*[.$B$8];IF(AND([.$A16]*[.H$13]&gt;[.$B$7];[.$A16]*[.H$13]&lt;=[.$C$7]);[.$A16]*[.H$13]*[.$C$8];IF(AND([.$A16]*[.H$13]&gt;[.$C$7];[.$A16]*[.H$13]&lt;[.$D$7]);[.$A16]*[.H$13]*[.$D$8];[.$A16]*[.H$13]*[.$E$8]))))*[.$F$8]" office:value-type="float" office:value="8319.27781957955" calcext:value-type="float">
            <text:p>8.319 </text:p>
          </table:table-cell>
          <table:table-cell table:style-name="ce25" table:formula="of:=(IF([.$A16]*[.I$13]&lt;=[.$B$7];[.$A16]*[.I$13]*[.$B$8];IF(AND([.$A16]*[.I$13]&gt;[.$B$7];[.$A16]*[.I$13]&lt;=[.$C$7]);[.$A16]*[.I$13]*[.$C$8];IF(AND([.$A16]*[.I$13]&gt;[.$C$7];[.$A16]*[.I$13]&lt;[.$D$7]);[.$A16]*[.I$13]*[.$D$8];[.$A16]*[.I$13]*[.$E$8]))))*[.$F$8]" office:value-type="float" office:value="8877.77027700573" calcext:value-type="float">
            <text:p>8.878 </text:p>
          </table:table-cell>
          <table:table-cell table:style-name="ce25" table:formula="of:=(IF([.$A16]*[.J$13]&lt;=[.$B$7];[.$A16]*[.J$13]*[.$B$8];IF(AND([.$A16]*[.J$13]&gt;[.$B$7];[.$A16]*[.J$13]&lt;=[.$C$7]);[.$A16]*[.J$13]*[.$C$8];IF(AND([.$A16]*[.J$13]&gt;[.$C$7];[.$A16]*[.J$13]&lt;[.$D$7]);[.$A16]*[.J$13]*[.$D$8];[.$A16]*[.J$13]*[.$E$8]))))*[.$F$8]" office:value-type="float" office:value="9684.84030218807" calcext:value-type="float">
            <text:p>9.685 </text:p>
          </table:table-cell>
          <table:table-cell table:style-name="ce25" table:formula="of:=(IF([.$A16]*[.K$13]&lt;=[.$B$7];[.$A16]*[.K$13]*[.$B$8];IF(AND([.$A16]*[.K$13]&gt;[.$B$7];[.$A16]*[.K$13]&lt;=[.$C$7]);[.$A16]*[.K$13]*[.$C$8];IF(AND([.$A16]*[.K$13]&gt;[.$C$7];[.$A16]*[.K$13]&lt;[.$D$7]);[.$A16]*[.K$13]*[.$D$8];[.$A16]*[.K$13]*[.$E$8]))))*[.$F$8]" office:value-type="float" office:value="10491.9103273704" calcext:value-type="float">
            <text:p>10.492 </text:p>
          </table:table-cell>
          <table:table-cell table:style-name="ce25" table:formula="of:=(IF([.$A16]*[.L$13]&lt;=[.$B$7];[.$A16]*[.L$13]*[.$B$8];IF(AND([.$A16]*[.L$13]&gt;[.$B$7];[.$A16]*[.L$13]&lt;=[.$C$7]);[.$A16]*[.L$13]*[.$C$8];IF(AND([.$A16]*[.L$13]&gt;[.$C$7];[.$A16]*[.L$13]&lt;[.$D$7]);[.$A16]*[.L$13]*[.$D$8];[.$A16]*[.L$13]*[.$E$8]))))*[.$F$8]" office:value-type="float" office:value="11298.9803525528" calcext:value-type="float">
            <text:p>11.299 </text:p>
          </table:table-cell>
          <table:table-cell table:style-name="ce25" table:formula="of:=(IF([.$A16]*[.M$13]&lt;=[.$B$7];[.$A16]*[.M$13]*[.$B$8];IF(AND([.$A16]*[.M$13]&gt;[.$B$7];[.$A16]*[.M$13]&lt;=[.$C$7]);[.$A16]*[.M$13]*[.$C$8];IF(AND([.$A16]*[.M$13]&gt;[.$C$7];[.$A16]*[.M$13]&lt;[.$D$7]);[.$A16]*[.M$13]*[.$D$8];[.$A16]*[.M$13]*[.$E$8]))))*[.$F$8]" office:value-type="float" office:value="11744.3251627232" calcext:value-type="float">
            <text:p>11.744 </text:p>
          </table:table-cell>
          <table:table-cell table:style-name="ce25" table:formula="of:=(IF([.$A16]*[.N$13]&lt;=[.$B$7];[.$A16]*[.N$13]*[.$B$8];IF(AND([.$A16]*[.N$13]&gt;[.$B$7];[.$A16]*[.N$13]&lt;=[.$C$7]);[.$A16]*[.N$13]*[.$C$8];IF(AND([.$A16]*[.N$13]&gt;[.$C$7];[.$A16]*[.N$13]&lt;[.$D$7]);[.$A16]*[.N$13]*[.$D$8];[.$A16]*[.N$13]*[.$E$8]))))*[.$F$8]" office:value-type="float" office:value="12527.2801735714" calcext:value-type="float">
            <text:p>12.527 </text:p>
          </table:table-cell>
          <table:table-cell table:style-name="ce25" table:formula="of:=(IF([.$A16]*[.O$13]&lt;=[.$B$7];[.$A16]*[.O$13]*[.$B$8];IF(AND([.$A16]*[.O$13]&gt;[.$B$7];[.$A16]*[.O$13]&lt;=[.$C$7]);[.$A16]*[.O$13]*[.$C$8];IF(AND([.$A16]*[.O$13]&gt;[.$C$7];[.$A16]*[.O$13]&lt;[.$D$7]);[.$A16]*[.O$13]*[.$D$8];[.$A16]*[.O$13]*[.$E$8]))))*[.$F$8]" office:value-type="float" office:value="13310.2351844196" calcext:value-type="float">
            <text:p>13.310 </text:p>
          </table:table-cell>
          <table:table-cell table:style-name="ce25" table:formula="of:=(IF([.$A16]*[.P$13]&lt;=[.$B$7];[.$A16]*[.P$13]*[.$B$8];IF(AND([.$A16]*[.P$13]&gt;[.$B$7];[.$A16]*[.P$13]&lt;=[.$C$7]);[.$A16]*[.P$13]*[.$C$8];IF(AND([.$A16]*[.P$13]&gt;[.$C$7];[.$A16]*[.P$13]&lt;[.$D$7]);[.$A16]*[.P$13]*[.$D$8];[.$A16]*[.P$13]*[.$E$8]))))*[.$F$8]" office:value-type="float" office:value="14093.1901952679" calcext:value-type="float">
            <text:p>14.093 </text:p>
          </table:table-cell>
          <table:table-cell table:style-name="ce25" table:formula="of:=(IF([.$A16]*[.Q$13]&lt;=[.$B$7];[.$A16]*[.Q$13]*[.$B$8];IF(AND([.$A16]*[.Q$13]&gt;[.$B$7];[.$A16]*[.Q$13]&lt;=[.$C$7]);[.$A16]*[.Q$13]*[.$C$8];IF(AND([.$A16]*[.Q$13]&gt;[.$C$7];[.$A16]*[.Q$13]&lt;[.$D$7]);[.$A16]*[.Q$13]*[.$D$8];[.$A16]*[.Q$13]*[.$E$8]))))*[.$F$8]" office:value-type="float" office:value="14876.1452061161" calcext:value-type="float">
            <text:p>14.876 </text:p>
          </table:table-cell>
          <table:table-cell table:style-name="ce25" table:formula="of:=(IF([.$A16]*[.R$13]&lt;=[.$B$7];[.$A16]*[.R$13]*[.$B$8];IF(AND([.$A16]*[.R$13]&gt;[.$B$7];[.$A16]*[.R$13]&lt;=[.$C$7]);[.$A16]*[.R$13]*[.$C$8];IF(AND([.$A16]*[.R$13]&gt;[.$C$7];[.$A16]*[.R$13]&lt;[.$D$7]);[.$A16]*[.R$13]*[.$D$8];[.$A16]*[.R$13]*[.$E$8]))))*[.$F$8]" office:value-type="float" office:value="15659.1002169643" calcext:value-type="float">
            <text:p>15.659 </text:p>
          </table:table-cell>
          <table:table-cell table:style-name="ce6" table:formula="of:=+[.S15]+0.5" office:value-type="float" office:value="3" calcext:value-type="float">
            <text:p>3,00 </text:p>
          </table:table-cell>
          <table:table-cell table:number-columns-repeated="45"/>
        </table:table-row>
        <table:table-row table:style-name="ro1">
          <table:table-cell table:style-name="ce5" table:formula="of:=+[.A16]+0.5" office:value-type="float" office:value="3.5" calcext:value-type="float">
            <text:p>3,50 </text:p>
          </table:table-cell>
          <table:table-cell table:style-name="ce13" table:formula="of:=(IF([.$A17]*[.B$13]&lt;=[.$B$7];[.$A17]*[.B$13]*[.$B$8];IF(AND([.$A17]*[.B$13]&gt;[.$B$7];[.$A17]*[.B$13]&lt;=[.$C$7]);[.$A17]*[.B$13]*[.$C$8];IF(AND([.$A17]*[.B$13]&gt;[.$C$7];[.$A17]*[.B$13]&lt;[.$D$7]);[.$A17]*[.B$13]*[.$D$8];[.$A17]*[.B$13]*[.$E$8]))))*[.$F$8]" office:value-type="float" office:value="4001.90540233055" calcext:value-type="float">
            <text:p>4.002 </text:p>
          </table:table-cell>
          <table:table-cell table:style-name="ce24" table:formula="of:=(IF([.$A17]*[.C$13]&lt;=[.$B$7];[.$A17]*[.C$13]*[.$B$8];IF(AND([.$A17]*[.C$13]&gt;[.$B$7];[.$A17]*[.C$13]&lt;=[.$C$7]);[.$A17]*[.C$13]*[.$C$8];IF(AND([.$A17]*[.C$13]&gt;[.$C$7];[.$A17]*[.C$13]&lt;[.$D$7]);[.$A17]*[.C$13]*[.$D$8];[.$A17]*[.C$13]*[.$E$8]))))*[.$F$8]" office:value-type="float" office:value="5002.38175291319" calcext:value-type="float">
            <text:p>5.002 </text:p>
          </table:table-cell>
          <table:table-cell table:style-name="ce24" table:formula="of:=(IF([.$A17]*[.D$13]&lt;=[.$B$7];[.$A17]*[.D$13]*[.$B$8];IF(AND([.$A17]*[.D$13]&gt;[.$B$7];[.$A17]*[.D$13]&lt;=[.$C$7]);[.$A17]*[.D$13]*[.$C$8];IF(AND([.$A17]*[.D$13]&gt;[.$C$7];[.$A17]*[.D$13]&lt;[.$D$7]);[.$A17]*[.D$13]*[.$D$8];[.$A17]*[.D$13]*[.$E$8]))))*[.$F$8]" office:value-type="float" office:value="6002.85810349582" calcext:value-type="float">
            <text:p>6.003 </text:p>
          </table:table-cell>
          <table:table-cell table:style-name="ce24" table:formula="of:=(IF([.$A17]*[.E$13]&lt;=[.$B$7];[.$A17]*[.E$13]*[.$B$8];IF(AND([.$A17]*[.E$13]&gt;[.$B$7];[.$A17]*[.E$13]&lt;=[.$C$7]);[.$A17]*[.E$13]*[.$C$8];IF(AND([.$A17]*[.E$13]&gt;[.$C$7];[.$A17]*[.E$13]&lt;[.$D$7]);[.$A17]*[.E$13]*[.$D$8];[.$A17]*[.E$13]*[.$E$8]))))*[.$F$8]" office:value-type="float" office:value="6794.07688598997" calcext:value-type="float">
            <text:p>6.794 </text:p>
          </table:table-cell>
          <table:table-cell table:style-name="ce24" table:formula="of:=(IF([.$A17]*[.F$13]&lt;=[.$B$7];[.$A17]*[.F$13]*[.$B$8];IF(AND([.$A17]*[.F$13]&gt;[.$B$7];[.$A17]*[.F$13]&lt;=[.$C$7]);[.$A17]*[.F$13]*[.$C$8];IF(AND([.$A17]*[.F$13]&gt;[.$C$7];[.$A17]*[.F$13]&lt;[.$D$7]);[.$A17]*[.F$13]*[.$D$8];[.$A17]*[.F$13]*[.$E$8]))))*[.$F$8]" office:value-type="float" office:value="7764.65929827425" calcext:value-type="float">
            <text:p>7.765 </text:p>
          </table:table-cell>
          <table:table-cell table:style-name="ce24" table:formula="of:=(IF([.$A17]*[.G$13]&lt;=[.$B$7];[.$A17]*[.G$13]*[.$B$8];IF(AND([.$A17]*[.G$13]&gt;[.$B$7];[.$A17]*[.G$13]&lt;=[.$C$7]);[.$A17]*[.G$13]*[.$C$8];IF(AND([.$A17]*[.G$13]&gt;[.$C$7];[.$A17]*[.G$13]&lt;[.$D$7]);[.$A17]*[.G$13]*[.$D$8];[.$A17]*[.G$13]*[.$E$8]))))*[.$F$8]" office:value-type="float" office:value="8735.24171055853" calcext:value-type="float">
            <text:p>8.735 </text:p>
          </table:table-cell>
          <table:table-cell table:style-name="ce24" table:formula="of:=(IF([.$A17]*[.H$13]&lt;=[.$B$7];[.$A17]*[.H$13]*[.$B$8];IF(AND([.$A17]*[.H$13]&gt;[.$B$7];[.$A17]*[.H$13]&lt;=[.$C$7]);[.$A17]*[.H$13]*[.$C$8];IF(AND([.$A17]*[.H$13]&gt;[.$C$7];[.$A17]*[.H$13]&lt;[.$D$7]);[.$A17]*[.H$13]*[.$D$8];[.$A17]*[.H$13]*[.$E$8]))))*[.$F$8]" office:value-type="float" office:value="9415.81696046063" calcext:value-type="float">
            <text:p>9.416 </text:p>
          </table:table-cell>
          <table:table-cell table:style-name="ce24" table:formula="of:=(IF([.$A17]*[.I$13]&lt;=[.$B$7];[.$A17]*[.I$13]*[.$B$8];IF(AND([.$A17]*[.I$13]&gt;[.$B$7];[.$A17]*[.I$13]&lt;=[.$C$7]);[.$A17]*[.I$13]*[.$C$8];IF(AND([.$A17]*[.I$13]&gt;[.$C$7];[.$A17]*[.I$13]&lt;[.$D$7]);[.$A17]*[.I$13]*[.$D$8];[.$A17]*[.I$13]*[.$E$8]))))*[.$F$8]" office:value-type="float" office:value="10357.3986565067" calcext:value-type="float">
            <text:p>10.357 </text:p>
          </table:table-cell>
          <table:table-cell table:style-name="ce24" table:formula="of:=(IF([.$A17]*[.J$13]&lt;=[.$B$7];[.$A17]*[.J$13]*[.$B$8];IF(AND([.$A17]*[.J$13]&gt;[.$B$7];[.$A17]*[.J$13]&lt;=[.$C$7]);[.$A17]*[.J$13]*[.$C$8];IF(AND([.$A17]*[.J$13]&gt;[.$C$7];[.$A17]*[.J$13]&lt;[.$D$7]);[.$A17]*[.J$13]*[.$D$8];[.$A17]*[.J$13]*[.$E$8]))))*[.$F$8]" office:value-type="float" office:value="11298.9803525528" calcext:value-type="float">
            <text:p>11.299 </text:p>
          </table:table-cell>
          <table:table-cell table:style-name="ce24" table:formula="of:=(IF([.$A17]*[.K$13]&lt;=[.$B$7];[.$A17]*[.K$13]*[.$B$8];IF(AND([.$A17]*[.K$13]&gt;[.$B$7];[.$A17]*[.K$13]&lt;=[.$C$7]);[.$A17]*[.K$13]*[.$C$8];IF(AND([.$A17]*[.K$13]&gt;[.$C$7];[.$A17]*[.K$13]&lt;[.$D$7]);[.$A17]*[.K$13]*[.$D$8];[.$A17]*[.K$13]*[.$E$8]))))*[.$F$8]" office:value-type="float" office:value="11874.8176645313" calcext:value-type="float">
            <text:p>11.875 </text:p>
          </table:table-cell>
          <table:table-cell table:style-name="ce24" table:formula="of:=(IF([.$A17]*[.L$13]&lt;=[.$B$7];[.$A17]*[.L$13]*[.$B$8];IF(AND([.$A17]*[.L$13]&gt;[.$B$7];[.$A17]*[.L$13]&lt;=[.$C$7]);[.$A17]*[.L$13]*[.$C$8];IF(AND([.$A17]*[.L$13]&gt;[.$C$7];[.$A17]*[.L$13]&lt;[.$D$7]);[.$A17]*[.L$13]*[.$D$8];[.$A17]*[.L$13]*[.$E$8]))))*[.$F$8]" office:value-type="float" office:value="12788.2651771875" calcext:value-type="float">
            <text:p>12.788 </text:p>
          </table:table-cell>
          <table:table-cell table:style-name="ce24" table:formula="of:=(IF([.$A17]*[.M$13]&lt;=[.$B$7];[.$A17]*[.M$13]*[.$B$8];IF(AND([.$A17]*[.M$13]&gt;[.$B$7];[.$A17]*[.M$13]&lt;=[.$C$7]);[.$A17]*[.M$13]*[.$C$8];IF(AND([.$A17]*[.M$13]&gt;[.$C$7];[.$A17]*[.M$13]&lt;[.$D$7]);[.$A17]*[.M$13]*[.$D$8];[.$A17]*[.M$13]*[.$E$8]))))*[.$F$8]" office:value-type="float" office:value="13701.7126898438" calcext:value-type="float">
            <text:p>13.702 </text:p>
          </table:table-cell>
          <table:table-cell table:style-name="ce24" table:formula="of:=(IF([.$A17]*[.N$13]&lt;=[.$B$7];[.$A17]*[.N$13]*[.$B$8];IF(AND([.$A17]*[.N$13]&gt;[.$B$7];[.$A17]*[.N$13]&lt;=[.$C$7]);[.$A17]*[.N$13]*[.$C$8];IF(AND([.$A17]*[.N$13]&gt;[.$C$7];[.$A17]*[.N$13]&lt;[.$D$7]);[.$A17]*[.N$13]*[.$D$8];[.$A17]*[.N$13]*[.$E$8]))))*[.$F$8]" office:value-type="float" office:value="14615.1602025" calcext:value-type="float">
            <text:p>14.615 </text:p>
          </table:table-cell>
          <table:table-cell table:style-name="ce24" table:formula="of:=(IF([.$A17]*[.O$13]&lt;=[.$B$7];[.$A17]*[.O$13]*[.$B$8];IF(AND([.$A17]*[.O$13]&gt;[.$B$7];[.$A17]*[.O$13]&lt;=[.$C$7]);[.$A17]*[.O$13]*[.$C$8];IF(AND([.$A17]*[.O$13]&gt;[.$C$7];[.$A17]*[.O$13]&lt;[.$D$7]);[.$A17]*[.O$13]*[.$D$8];[.$A17]*[.O$13]*[.$E$8]))))*[.$F$8]" office:value-type="float" office:value="15528.6077151563" calcext:value-type="float">
            <text:p>15.529 </text:p>
          </table:table-cell>
          <table:table-cell table:style-name="ce24" table:formula="of:=(IF([.$A17]*[.P$13]&lt;=[.$B$7];[.$A17]*[.P$13]*[.$B$8];IF(AND([.$A17]*[.P$13]&gt;[.$B$7];[.$A17]*[.P$13]&lt;=[.$C$7]);[.$A17]*[.P$13]*[.$C$8];IF(AND([.$A17]*[.P$13]&gt;[.$C$7];[.$A17]*[.P$13]&lt;[.$D$7]);[.$A17]*[.P$13]*[.$D$8];[.$A17]*[.P$13]*[.$E$8]))))*[.$F$8]" office:value-type="float" office:value="16442.0552278125" calcext:value-type="float">
            <text:p>16.442 </text:p>
          </table:table-cell>
          <table:table-cell table:style-name="ce24" table:formula="of:=(IF([.$A17]*[.Q$13]&lt;=[.$B$7];[.$A17]*[.Q$13]*[.$B$8];IF(AND([.$A17]*[.Q$13]&gt;[.$B$7];[.$A17]*[.Q$13]&lt;=[.$C$7]);[.$A17]*[.Q$13]*[.$C$8];IF(AND([.$A17]*[.Q$13]&gt;[.$C$7];[.$A17]*[.Q$13]&lt;[.$D$7]);[.$A17]*[.Q$13]*[.$D$8];[.$A17]*[.Q$13]*[.$E$8]))))*[.$F$8]" office:value-type="float" office:value="17355.5027404688" calcext:value-type="float">
            <text:p>17.356 </text:p>
          </table:table-cell>
          <table:table-cell table:style-name="ce24" table:formula="of:=(IF([.$A17]*[.R$13]&lt;=[.$B$7];[.$A17]*[.R$13]*[.$B$8];IF(AND([.$A17]*[.R$13]&gt;[.$B$7];[.$A17]*[.R$13]&lt;=[.$C$7]);[.$A17]*[.R$13]*[.$C$8];IF(AND([.$A17]*[.R$13]&gt;[.$C$7];[.$A17]*[.R$13]&lt;[.$D$7]);[.$A17]*[.R$13]*[.$D$8];[.$A17]*[.R$13]*[.$E$8]))))*[.$F$8]" office:value-type="float" office:value="18268.950253125" calcext:value-type="float">
            <text:p>18.269 </text:p>
          </table:table-cell>
          <table:table-cell table:style-name="ce5" table:formula="of:=+[.S16]+0.5" office:value-type="float" office:value="3.5" calcext:value-type="float">
            <text:p>3,50 </text:p>
          </table:table-cell>
          <table:table-cell table:number-columns-repeated="45"/>
        </table:table-row>
        <table:table-row table:style-name="ro1">
          <table:table-cell table:style-name="ce7" table:formula="of:=+[.A17]+0.5" office:value-type="float" office:value="4" calcext:value-type="float">
            <text:p>4,00 </text:p>
          </table:table-cell>
          <table:table-cell table:style-name="ce15" table:formula="of:=(IF([.$A18]*[.B$13]&lt;=[.$B$7];[.$A18]*[.B$13]*[.$B$8];IF(AND([.$A18]*[.B$13]&gt;[.$B$7];[.$A18]*[.B$13]&lt;=[.$C$7]);[.$A18]*[.B$13]*[.$C$8];IF(AND([.$A18]*[.B$13]&gt;[.$C$7];[.$A18]*[.B$13]&lt;[.$D$7]);[.$A18]*[.B$13]*[.$D$8];[.$A18]*[.B$13]*[.$E$8]))))*[.$F$8]" office:value-type="float" office:value="4573.60617409206" calcext:value-type="float">
            <text:p>4.574 </text:p>
          </table:table-cell>
          <table:table-cell table:style-name="ce26" table:formula="of:=(IF([.$A18]*[.C$13]&lt;=[.$B$7];[.$A18]*[.C$13]*[.$B$8];IF(AND([.$A18]*[.C$13]&gt;[.$B$7];[.$A18]*[.C$13]&lt;=[.$C$7]);[.$A18]*[.C$13]*[.$C$8];IF(AND([.$A18]*[.C$13]&gt;[.$C$7];[.$A18]*[.C$13]&lt;[.$D$7]);[.$A18]*[.C$13]*[.$D$8];[.$A18]*[.C$13]*[.$E$8]))))*[.$F$8]" office:value-type="float" office:value="5717.00771761507" calcext:value-type="float">
            <text:p>5.717 </text:p>
          </table:table-cell>
          <table:table-cell table:style-name="ce26" table:formula="of:=(IF([.$A18]*[.D$13]&lt;=[.$B$7];[.$A18]*[.D$13]*[.$B$8];IF(AND([.$A18]*[.D$13]&gt;[.$B$7];[.$A18]*[.D$13]&lt;=[.$C$7]);[.$A18]*[.D$13]*[.$C$8];IF(AND([.$A18]*[.D$13]&gt;[.$C$7];[.$A18]*[.D$13]&lt;[.$D$7]);[.$A18]*[.D$13]*[.$D$8];[.$A18]*[.D$13]*[.$E$8]))))*[.$F$8]" office:value-type="float" office:value="6860.40926113808" calcext:value-type="float">
            <text:p>6.860 </text:p>
          </table:table-cell>
          <table:table-cell table:style-name="ce26" table:formula="of:=(IF([.$A18]*[.E$13]&lt;=[.$B$7];[.$A18]*[.E$13]*[.$B$8];IF(AND([.$A18]*[.E$13]&gt;[.$B$7];[.$A18]*[.E$13]&lt;=[.$C$7]);[.$A18]*[.E$13]*[.$C$8];IF(AND([.$A18]*[.E$13]&gt;[.$C$7];[.$A18]*[.E$13]&lt;[.$D$7]);[.$A18]*[.E$13]*[.$D$8];[.$A18]*[.E$13]*[.$E$8]))))*[.$F$8]" office:value-type="float" office:value="7764.65929827425" calcext:value-type="float">
            <text:p>7.765 </text:p>
          </table:table-cell>
          <table:table-cell table:style-name="ce26" table:formula="of:=(IF([.$A18]*[.F$13]&lt;=[.$B$7];[.$A18]*[.F$13]*[.$B$8];IF(AND([.$A18]*[.F$13]&gt;[.$B$7];[.$A18]*[.F$13]&lt;=[.$C$7]);[.$A18]*[.F$13]*[.$C$8];IF(AND([.$A18]*[.F$13]&gt;[.$C$7];[.$A18]*[.F$13]&lt;[.$D$7]);[.$A18]*[.F$13]*[.$D$8];[.$A18]*[.F$13]*[.$E$8]))))*[.$F$8]" office:value-type="float" office:value="8873.89634088486" calcext:value-type="float">
            <text:p>8.874 </text:p>
          </table:table-cell>
          <table:table-cell table:style-name="ce26" table:formula="of:=(IF([.$A18]*[.G$13]&lt;=[.$B$7];[.$A18]*[.G$13]*[.$B$8];IF(AND([.$A18]*[.G$13]&gt;[.$B$7];[.$A18]*[.G$13]&lt;=[.$C$7]);[.$A18]*[.G$13]*[.$C$8];IF(AND([.$A18]*[.G$13]&gt;[.$C$7];[.$A18]*[.G$13]&lt;[.$D$7]);[.$A18]*[.G$13]*[.$D$8];[.$A18]*[.G$13]*[.$E$8]))))*[.$F$8]" office:value-type="float" office:value="9684.84030218807" calcext:value-type="float">
            <text:p>9.685 </text:p>
          </table:table-cell>
          <table:table-cell table:style-name="ce26" table:formula="of:=(IF([.$A18]*[.H$13]&lt;=[.$B$7];[.$A18]*[.H$13]*[.$B$8];IF(AND([.$A18]*[.H$13]&gt;[.$B$7];[.$A18]*[.H$13]&lt;=[.$C$7]);[.$A18]*[.H$13]*[.$C$8];IF(AND([.$A18]*[.H$13]&gt;[.$C$7];[.$A18]*[.H$13]&lt;[.$D$7]);[.$A18]*[.H$13]*[.$D$8];[.$A18]*[.H$13]*[.$E$8]))))*[.$F$8]" office:value-type="float" office:value="10760.9336690979" calcext:value-type="float">
            <text:p>10.761 </text:p>
          </table:table-cell>
          <table:table-cell table:style-name="ce26" table:formula="of:=(IF([.$A18]*[.I$13]&lt;=[.$B$7];[.$A18]*[.I$13]*[.$B$8];IF(AND([.$A18]*[.I$13]&gt;[.$B$7];[.$A18]*[.I$13]&lt;=[.$C$7]);[.$A18]*[.I$13]*[.$C$8];IF(AND([.$A18]*[.I$13]&gt;[.$C$7];[.$A18]*[.I$13]&lt;[.$D$7]);[.$A18]*[.I$13]*[.$D$8];[.$A18]*[.I$13]*[.$E$8]))))*[.$F$8]" office:value-type="float" office:value="11483.3401591071" calcext:value-type="float">
            <text:p>11.483 </text:p>
          </table:table-cell>
          <table:table-cell table:style-name="ce26" table:formula="of:=(IF([.$A18]*[.J$13]&lt;=[.$B$7];[.$A18]*[.J$13]*[.$B$8];IF(AND([.$A18]*[.J$13]&gt;[.$B$7];[.$A18]*[.J$13]&lt;=[.$C$7]);[.$A18]*[.J$13]*[.$C$8];IF(AND([.$A18]*[.J$13]&gt;[.$C$7];[.$A18]*[.J$13]&lt;[.$D$7]);[.$A18]*[.J$13]*[.$D$8];[.$A18]*[.J$13]*[.$E$8]))))*[.$F$8]" office:value-type="float" office:value="12527.2801735714" calcext:value-type="float">
            <text:p>12.527 </text:p>
          </table:table-cell>
          <table:table-cell table:style-name="ce26" table:formula="of:=(IF([.$A18]*[.K$13]&lt;=[.$B$7];[.$A18]*[.K$13]*[.$B$8];IF(AND([.$A18]*[.K$13]&gt;[.$B$7];[.$A18]*[.K$13]&lt;=[.$C$7]);[.$A18]*[.K$13]*[.$C$8];IF(AND([.$A18]*[.K$13]&gt;[.$C$7];[.$A18]*[.K$13]&lt;[.$D$7]);[.$A18]*[.K$13]*[.$D$8];[.$A18]*[.K$13]*[.$E$8]))))*[.$F$8]" office:value-type="float" office:value="13571.2201880357" calcext:value-type="float">
            <text:p>13.571 </text:p>
          </table:table-cell>
          <table:table-cell table:style-name="ce26" table:formula="of:=(IF([.$A18]*[.L$13]&lt;=[.$B$7];[.$A18]*[.L$13]*[.$B$8];IF(AND([.$A18]*[.L$13]&gt;[.$B$7];[.$A18]*[.L$13]&lt;=[.$C$7]);[.$A18]*[.L$13]*[.$C$8];IF(AND([.$A18]*[.L$13]&gt;[.$C$7];[.$A18]*[.L$13]&lt;[.$D$7]);[.$A18]*[.L$13]*[.$D$8];[.$A18]*[.L$13]*[.$E$8]))))*[.$F$8]" office:value-type="float" office:value="14615.1602025" calcext:value-type="float">
            <text:p>14.615 </text:p>
          </table:table-cell>
          <table:table-cell table:style-name="ce26" table:formula="of:=(IF([.$A18]*[.M$13]&lt;=[.$B$7];[.$A18]*[.M$13]*[.$B$8];IF(AND([.$A18]*[.M$13]&gt;[.$B$7];[.$A18]*[.M$13]&lt;=[.$C$7]);[.$A18]*[.M$13]*[.$C$8];IF(AND([.$A18]*[.M$13]&gt;[.$C$7];[.$A18]*[.M$13]&lt;[.$D$7]);[.$A18]*[.M$13]*[.$D$8];[.$A18]*[.M$13]*[.$E$8]))))*[.$F$8]" office:value-type="float" office:value="15659.1002169643" calcext:value-type="float">
            <text:p>15.659 </text:p>
          </table:table-cell>
          <table:table-cell table:style-name="ce26" table:formula="of:=(IF([.$A18]*[.N$13]&lt;=[.$B$7];[.$A18]*[.N$13]*[.$B$8];IF(AND([.$A18]*[.N$13]&gt;[.$B$7];[.$A18]*[.N$13]&lt;=[.$C$7]);[.$A18]*[.N$13]*[.$C$8];IF(AND([.$A18]*[.N$13]&gt;[.$C$7];[.$A18]*[.N$13]&lt;[.$D$7]);[.$A18]*[.N$13]*[.$D$8];[.$A18]*[.N$13]*[.$E$8]))))*[.$F$8]" office:value-type="float" office:value="16703.0402314286" calcext:value-type="float">
            <text:p>16.703 </text:p>
          </table:table-cell>
          <table:table-cell table:style-name="ce26" table:formula="of:=(IF([.$A18]*[.O$13]&lt;=[.$B$7];[.$A18]*[.O$13]*[.$B$8];IF(AND([.$A18]*[.O$13]&gt;[.$B$7];[.$A18]*[.O$13]&lt;=[.$C$7]);[.$A18]*[.O$13]*[.$C$8];IF(AND([.$A18]*[.O$13]&gt;[.$C$7];[.$A18]*[.O$13]&lt;[.$D$7]);[.$A18]*[.O$13]*[.$D$8];[.$A18]*[.O$13]*[.$E$8]))))*[.$F$8]" office:value-type="float" office:value="17746.9802458929" calcext:value-type="float">
            <text:p>17.747 </text:p>
          </table:table-cell>
          <table:table-cell table:style-name="ce26" table:formula="of:=(IF([.$A18]*[.P$13]&lt;=[.$B$7];[.$A18]*[.P$13]*[.$B$8];IF(AND([.$A18]*[.P$13]&gt;[.$B$7];[.$A18]*[.P$13]&lt;=[.$C$7]);[.$A18]*[.P$13]*[.$C$8];IF(AND([.$A18]*[.P$13]&gt;[.$C$7];[.$A18]*[.P$13]&lt;[.$D$7]);[.$A18]*[.P$13]*[.$D$8];[.$A18]*[.P$13]*[.$E$8]))))*[.$F$8]" office:value-type="float" office:value="18790.9202603571" calcext:value-type="float">
            <text:p>18.791 </text:p>
          </table:table-cell>
          <table:table-cell table:style-name="ce26" table:formula="of:=(IF([.$A18]*[.Q$13]&lt;=[.$B$7];[.$A18]*[.Q$13]*[.$B$8];IF(AND([.$A18]*[.Q$13]&gt;[.$B$7];[.$A18]*[.Q$13]&lt;=[.$C$7]);[.$A18]*[.Q$13]*[.$C$8];IF(AND([.$A18]*[.Q$13]&gt;[.$C$7];[.$A18]*[.Q$13]&lt;[.$D$7]);[.$A18]*[.Q$13]*[.$D$8];[.$A18]*[.Q$13]*[.$E$8]))))*[.$F$8]" office:value-type="float" office:value="19834.8602748214" calcext:value-type="float">
            <text:p>19.835 </text:p>
          </table:table-cell>
          <table:table-cell table:style-name="ce26" table:formula="of:=(IF([.$A18]*[.R$13]&lt;=[.$B$7];[.$A18]*[.R$13]*[.$B$8];IF(AND([.$A18]*[.R$13]&gt;[.$B$7];[.$A18]*[.R$13]&lt;=[.$C$7]);[.$A18]*[.R$13]*[.$C$8];IF(AND([.$A18]*[.R$13]&gt;[.$C$7];[.$A18]*[.R$13]&lt;[.$D$7]);[.$A18]*[.R$13]*[.$D$8];[.$A18]*[.R$13]*[.$E$8]))))*[.$F$8]" office:value-type="float" office:value="20878.8002892857" calcext:value-type="float">
            <text:p>20.879 </text:p>
          </table:table-cell>
          <table:table-cell table:style-name="ce7" table:formula="of:=+[.S17]+0.5" office:value-type="float" office:value="4" calcext:value-type="float">
            <text:p>4,00 </text:p>
          </table:table-cell>
          <table:table-cell table:number-columns-repeated="45"/>
        </table:table-row>
        <table:table-row table:style-name="ro1">
          <table:table-cell table:style-name="ce5" table:formula="of:=+[.A18]+0.5" office:value-type="float" office:value="4.5" calcext:value-type="float">
            <text:p>4,50 </text:p>
          </table:table-cell>
          <table:table-cell table:style-name="ce13" table:formula="of:=(IF([.$A19]*[.B$13]&lt;=[.$B$7];[.$A19]*[.B$13]*[.$B$8];IF(AND([.$A19]*[.B$13]&gt;[.$B$7];[.$A19]*[.B$13]&lt;=[.$C$7]);[.$A19]*[.B$13]*[.$C$8];IF(AND([.$A19]*[.B$13]&gt;[.$C$7];[.$A19]*[.B$13]&lt;[.$D$7]);[.$A19]*[.B$13]*[.$D$8];[.$A19]*[.B$13]*[.$E$8]))))*[.$F$8]" office:value-type="float" office:value="5145.30694585356" calcext:value-type="float">
            <text:p>5.145 </text:p>
          </table:table-cell>
          <table:table-cell table:style-name="ce24" table:formula="of:=(IF([.$A19]*[.C$13]&lt;=[.$B$7];[.$A19]*[.C$13]*[.$B$8];IF(AND([.$A19]*[.C$13]&gt;[.$B$7];[.$A19]*[.C$13]&lt;=[.$C$7]);[.$A19]*[.C$13]*[.$C$8];IF(AND([.$A19]*[.C$13]&gt;[.$C$7];[.$A19]*[.C$13]&lt;[.$D$7]);[.$A19]*[.C$13]*[.$D$8];[.$A19]*[.C$13]*[.$E$8]))))*[.$F$8]" office:value-type="float" office:value="6431.63368231695" calcext:value-type="float">
            <text:p>6.432 </text:p>
          </table:table-cell>
          <table:table-cell table:style-name="ce24" table:formula="of:=(IF([.$A19]*[.D$13]&lt;=[.$B$7];[.$A19]*[.D$13]*[.$B$8];IF(AND([.$A19]*[.D$13]&gt;[.$B$7];[.$A19]*[.D$13]&lt;=[.$C$7]);[.$A19]*[.D$13]*[.$C$8];IF(AND([.$A19]*[.D$13]&gt;[.$C$7];[.$A19]*[.D$13]&lt;[.$D$7]);[.$A19]*[.D$13]*[.$D$8];[.$A19]*[.D$13]*[.$E$8]))))*[.$F$8]" office:value-type="float" office:value="7487.3500376216" calcext:value-type="float">
            <text:p>7.487 </text:p>
          </table:table-cell>
          <table:table-cell table:style-name="ce24" table:formula="of:=(IF([.$A19]*[.E$13]&lt;=[.$B$7];[.$A19]*[.E$13]*[.$B$8];IF(AND([.$A19]*[.E$13]&gt;[.$B$7];[.$A19]*[.E$13]&lt;=[.$C$7]);[.$A19]*[.E$13]*[.$C$8];IF(AND([.$A19]*[.E$13]&gt;[.$C$7];[.$A19]*[.E$13]&lt;[.$D$7]);[.$A19]*[.E$13]*[.$D$8];[.$A19]*[.E$13]*[.$E$8]))))*[.$F$8]" office:value-type="float" office:value="8735.24171055853" calcext:value-type="float">
            <text:p>8.735 </text:p>
          </table:table-cell>
          <table:table-cell table:style-name="ce24" table:formula="of:=(IF([.$A19]*[.F$13]&lt;=[.$B$7];[.$A19]*[.F$13]*[.$B$8];IF(AND([.$A19]*[.F$13]&gt;[.$B$7];[.$A19]*[.F$13]&lt;=[.$C$7]);[.$A19]*[.F$13]*[.$C$8];IF(AND([.$A19]*[.F$13]&gt;[.$C$7];[.$A19]*[.F$13]&lt;[.$D$7]);[.$A19]*[.F$13]*[.$D$8];[.$A19]*[.F$13]*[.$E$8]))))*[.$F$8]" office:value-type="float" office:value="9684.84030218807" calcext:value-type="float">
            <text:p>9.685 </text:p>
          </table:table-cell>
          <table:table-cell table:style-name="ce24" table:formula="of:=(IF([.$A19]*[.G$13]&lt;=[.$B$7];[.$A19]*[.G$13]*[.$B$8];IF(AND([.$A19]*[.G$13]&gt;[.$B$7];[.$A19]*[.G$13]&lt;=[.$C$7]);[.$A19]*[.G$13]*[.$C$8];IF(AND([.$A19]*[.G$13]&gt;[.$C$7];[.$A19]*[.G$13]&lt;[.$D$7]);[.$A19]*[.G$13]*[.$D$8];[.$A19]*[.G$13]*[.$E$8]))))*[.$F$8]" office:value-type="float" office:value="10895.4453399616" calcext:value-type="float">
            <text:p>10.895 </text:p>
          </table:table-cell>
          <table:table-cell table:style-name="ce24" table:formula="of:=(IF([.$A19]*[.H$13]&lt;=[.$B$7];[.$A19]*[.H$13]*[.$B$8];IF(AND([.$A19]*[.H$13]&gt;[.$B$7];[.$A19]*[.H$13]&lt;=[.$C$7]);[.$A19]*[.H$13]*[.$C$8];IF(AND([.$A19]*[.H$13]&gt;[.$C$7];[.$A19]*[.H$13]&lt;[.$D$7]);[.$A19]*[.H$13]*[.$D$8];[.$A19]*[.H$13]*[.$E$8]))))*[.$F$8]" office:value-type="float" office:value="11744.3251627232" calcext:value-type="float">
            <text:p>11.744 </text:p>
          </table:table-cell>
          <table:table-cell table:style-name="ce24" table:formula="of:=(IF([.$A19]*[.I$13]&lt;=[.$B$7];[.$A19]*[.I$13]*[.$B$8];IF(AND([.$A19]*[.I$13]&gt;[.$B$7];[.$A19]*[.I$13]&lt;=[.$C$7]);[.$A19]*[.I$13]*[.$C$8];IF(AND([.$A19]*[.I$13]&gt;[.$C$7];[.$A19]*[.I$13]&lt;[.$D$7]);[.$A19]*[.I$13]*[.$D$8];[.$A19]*[.I$13]*[.$E$8]))))*[.$F$8]" office:value-type="float" office:value="12918.7576789955" calcext:value-type="float">
            <text:p>12.919 </text:p>
          </table:table-cell>
          <table:table-cell table:style-name="ce24" table:formula="of:=(IF([.$A19]*[.J$13]&lt;=[.$B$7];[.$A19]*[.J$13]*[.$B$8];IF(AND([.$A19]*[.J$13]&gt;[.$B$7];[.$A19]*[.J$13]&lt;=[.$C$7]);[.$A19]*[.J$13]*[.$C$8];IF(AND([.$A19]*[.J$13]&gt;[.$C$7];[.$A19]*[.J$13]&lt;[.$D$7]);[.$A19]*[.J$13]*[.$D$8];[.$A19]*[.J$13]*[.$E$8]))))*[.$F$8]" office:value-type="float" office:value="14093.1901952679" calcext:value-type="float">
            <text:p>14.093 </text:p>
          </table:table-cell>
          <table:table-cell table:style-name="ce24" table:formula="of:=(IF([.$A19]*[.K$13]&lt;=[.$B$7];[.$A19]*[.K$13]*[.$B$8];IF(AND([.$A19]*[.K$13]&gt;[.$B$7];[.$A19]*[.K$13]&lt;=[.$C$7]);[.$A19]*[.K$13]*[.$C$8];IF(AND([.$A19]*[.K$13]&gt;[.$C$7];[.$A19]*[.K$13]&lt;[.$D$7]);[.$A19]*[.K$13]*[.$D$8];[.$A19]*[.K$13]*[.$E$8]))))*[.$F$8]" office:value-type="float" office:value="15267.6227115402" calcext:value-type="float">
            <text:p>15.268 </text:p>
          </table:table-cell>
          <table:table-cell table:style-name="ce24" table:formula="of:=(IF([.$A19]*[.L$13]&lt;=[.$B$7];[.$A19]*[.L$13]*[.$B$8];IF(AND([.$A19]*[.L$13]&gt;[.$B$7];[.$A19]*[.L$13]&lt;=[.$C$7]);[.$A19]*[.L$13]*[.$C$8];IF(AND([.$A19]*[.L$13]&gt;[.$C$7];[.$A19]*[.L$13]&lt;[.$D$7]);[.$A19]*[.L$13]*[.$D$8];[.$A19]*[.L$13]*[.$E$8]))))*[.$F$8]" office:value-type="float" office:value="16442.0552278125" calcext:value-type="float">
            <text:p>16.442 </text:p>
          </table:table-cell>
          <table:table-cell table:style-name="ce24" table:formula="of:=(IF([.$A19]*[.M$13]&lt;=[.$B$7];[.$A19]*[.M$13]*[.$B$8];IF(AND([.$A19]*[.M$13]&gt;[.$B$7];[.$A19]*[.M$13]&lt;=[.$C$7]);[.$A19]*[.M$13]*[.$C$8];IF(AND([.$A19]*[.M$13]&gt;[.$C$7];[.$A19]*[.M$13]&lt;[.$D$7]);[.$A19]*[.M$13]*[.$D$8];[.$A19]*[.M$13]*[.$E$8]))))*[.$F$8]" office:value-type="float" office:value="17616.4877440848" calcext:value-type="float">
            <text:p>17.616 </text:p>
          </table:table-cell>
          <table:table-cell table:style-name="ce24" table:formula="of:=(IF([.$A19]*[.N$13]&lt;=[.$B$7];[.$A19]*[.N$13]*[.$B$8];IF(AND([.$A19]*[.N$13]&gt;[.$B$7];[.$A19]*[.N$13]&lt;=[.$C$7]);[.$A19]*[.N$13]*[.$C$8];IF(AND([.$A19]*[.N$13]&gt;[.$C$7];[.$A19]*[.N$13]&lt;[.$D$7]);[.$A19]*[.N$13]*[.$D$8];[.$A19]*[.N$13]*[.$E$8]))))*[.$F$8]" office:value-type="float" office:value="18790.9202603571" calcext:value-type="float">
            <text:p>18.791 </text:p>
          </table:table-cell>
          <table:table-cell table:style-name="ce24" table:formula="of:=(IF([.$A19]*[.O$13]&lt;=[.$B$7];[.$A19]*[.O$13]*[.$B$8];IF(AND([.$A19]*[.O$13]&gt;[.$B$7];[.$A19]*[.O$13]&lt;=[.$C$7]);[.$A19]*[.O$13]*[.$C$8];IF(AND([.$A19]*[.O$13]&gt;[.$C$7];[.$A19]*[.O$13]&lt;[.$D$7]);[.$A19]*[.O$13]*[.$D$8];[.$A19]*[.O$13]*[.$E$8]))))*[.$F$8]" office:value-type="float" office:value="19965.3527766295" calcext:value-type="float">
            <text:p>19.965 </text:p>
          </table:table-cell>
          <table:table-cell table:style-name="ce24" table:formula="of:=(IF([.$A19]*[.P$13]&lt;=[.$B$7];[.$A19]*[.P$13]*[.$B$8];IF(AND([.$A19]*[.P$13]&gt;[.$B$7];[.$A19]*[.P$13]&lt;=[.$C$7]);[.$A19]*[.P$13]*[.$C$8];IF(AND([.$A19]*[.P$13]&gt;[.$C$7];[.$A19]*[.P$13]&lt;[.$D$7]);[.$A19]*[.P$13]*[.$D$8];[.$A19]*[.P$13]*[.$E$8]))))*[.$F$8]" office:value-type="float" office:value="21139.7852929018" calcext:value-type="float">
            <text:p>21.140 </text:p>
          </table:table-cell>
          <table:table-cell table:style-name="ce24" table:formula="of:=(IF([.$A19]*[.Q$13]&lt;=[.$B$7];[.$A19]*[.Q$13]*[.$B$8];IF(AND([.$A19]*[.Q$13]&gt;[.$B$7];[.$A19]*[.Q$13]&lt;=[.$C$7]);[.$A19]*[.Q$13]*[.$C$8];IF(AND([.$A19]*[.Q$13]&gt;[.$C$7];[.$A19]*[.Q$13]&lt;[.$D$7]);[.$A19]*[.Q$13]*[.$D$8];[.$A19]*[.Q$13]*[.$E$8]))))*[.$F$8]" office:value-type="float" office:value="22314.2178091741" calcext:value-type="float">
            <text:p>22.314 </text:p>
          </table:table-cell>
          <table:table-cell table:style-name="ce24" table:formula="of:=(IF([.$A19]*[.R$13]&lt;=[.$B$7];[.$A19]*[.R$13]*[.$B$8];IF(AND([.$A19]*[.R$13]&gt;[.$B$7];[.$A19]*[.R$13]&lt;=[.$C$7]);[.$A19]*[.R$13]*[.$C$8];IF(AND([.$A19]*[.R$13]&gt;[.$C$7];[.$A19]*[.R$13]&lt;[.$D$7]);[.$A19]*[.R$13]*[.$D$8];[.$A19]*[.R$13]*[.$E$8]))))*[.$F$8]" office:value-type="float" office:value="23488.6503254464" calcext:value-type="float">
            <text:p>23.489 </text:p>
          </table:table-cell>
          <table:table-cell table:style-name="ce5" table:formula="of:=+[.S18]+0.5" office:value-type="float" office:value="4.5" calcext:value-type="float">
            <text:p>4,50 </text:p>
          </table:table-cell>
          <table:table-cell/>
          <table:table-cell table:formula="of:=+[.K32]/5*4.65" office:value-type="float" office:value="36407.408004442" calcext:value-type="float">
            <text:p>36.407,41 </text:p>
          </table:table-cell>
          <table:table-cell table:number-columns-repeated="43"/>
        </table:table-row>
        <table:table-row table:style-name="ro1">
          <table:table-cell table:style-name="ce8" table:formula="of:=+[.A19]+0.5" office:value-type="float" office:value="5" calcext:value-type="float">
            <text:p>5,00 </text:p>
          </table:table-cell>
          <table:table-cell table:style-name="ce16" table:formula="of:=(IF([.$A20]*[.B$13]&lt;=[.$B$7];[.$A20]*[.B$13]*[.$B$8];IF(AND([.$A20]*[.B$13]&gt;[.$B$7];[.$A20]*[.B$13]&lt;=[.$C$7]);[.$A20]*[.B$13]*[.$C$8];IF(AND([.$A20]*[.B$13]&gt;[.$C$7];[.$A20]*[.B$13]&lt;[.$D$7]);[.$A20]*[.B$13]*[.$D$8];[.$A20]*[.B$13]*[.$E$8]))))*[.$F$8]" office:value-type="float" office:value="5717.00771761507" calcext:value-type="float">
            <text:p>5.717 </text:p>
          </table:table-cell>
          <table:table-cell table:style-name="ce27" table:formula="of:=(IF([.$A20]*[.C$13]&lt;=[.$B$7];[.$A20]*[.C$13]*[.$B$8];IF(AND([.$A20]*[.C$13]&gt;[.$B$7];[.$A20]*[.C$13]&lt;=[.$C$7]);[.$A20]*[.C$13]*[.$C$8];IF(AND([.$A20]*[.C$13]&gt;[.$C$7];[.$A20]*[.C$13]&lt;[.$D$7]);[.$A20]*[.C$13]*[.$D$8];[.$A20]*[.C$13]*[.$E$8]))))*[.$F$8]" office:value-type="float" office:value="6932.7315163163" calcext:value-type="float">
            <text:p>6.933 </text:p>
          </table:table-cell>
          <table:table-cell table:style-name="ce27" table:formula="of:=(IF([.$A20]*[.D$13]&lt;=[.$B$7];[.$A20]*[.D$13]*[.$B$8];IF(AND([.$A20]*[.D$13]&gt;[.$B$7];[.$A20]*[.D$13]&lt;=[.$C$7]);[.$A20]*[.D$13]*[.$C$8];IF(AND([.$A20]*[.D$13]&gt;[.$C$7];[.$A20]*[.D$13]&lt;[.$D$7]);[.$A20]*[.D$13]*[.$D$8];[.$A20]*[.D$13]*[.$E$8]))))*[.$F$8]" office:value-type="float" office:value="8319.27781957955" calcext:value-type="float">
            <text:p>8.319 </text:p>
          </table:table-cell>
          <table:table-cell table:style-name="ce27" table:formula="of:=(IF([.$A20]*[.E$13]&lt;=[.$B$7];[.$A20]*[.E$13]*[.$B$8];IF(AND([.$A20]*[.E$13]&gt;[.$B$7];[.$A20]*[.E$13]&lt;=[.$C$7]);[.$A20]*[.E$13]*[.$C$8];IF(AND([.$A20]*[.E$13]&gt;[.$C$7];[.$A20]*[.E$13]&lt;[.$D$7]);[.$A20]*[.E$13]*[.$D$8];[.$A20]*[.E$13]*[.$E$8]))))*[.$F$8]" office:value-type="float" office:value="9415.81696046063" calcext:value-type="float">
            <text:p>9.416 </text:p>
          </table:table-cell>
          <table:table-cell table:style-name="ce27" table:formula="of:=(IF([.$A20]*[.F$13]&lt;=[.$B$7];[.$A20]*[.F$13]*[.$B$8];IF(AND([.$A20]*[.F$13]&gt;[.$B$7];[.$A20]*[.F$13]&lt;=[.$C$7]);[.$A20]*[.F$13]*[.$C$8];IF(AND([.$A20]*[.F$13]&gt;[.$C$7];[.$A20]*[.F$13]&lt;[.$D$7]);[.$A20]*[.F$13]*[.$D$8];[.$A20]*[.F$13]*[.$E$8]))))*[.$F$8]" office:value-type="float" office:value="10760.9336690979" calcext:value-type="float">
            <text:p>10.761 </text:p>
          </table:table-cell>
          <table:table-cell table:style-name="ce27" table:formula="of:=(IF([.$A20]*[.G$13]&lt;=[.$B$7];[.$A20]*[.G$13]*[.$B$8];IF(AND([.$A20]*[.G$13]&gt;[.$B$7];[.$A20]*[.G$13]&lt;=[.$C$7]);[.$A20]*[.G$13]*[.$C$8];IF(AND([.$A20]*[.G$13]&gt;[.$C$7];[.$A20]*[.G$13]&lt;[.$D$7]);[.$A20]*[.G$13]*[.$D$8];[.$A20]*[.G$13]*[.$E$8]))))*[.$F$8]" office:value-type="float" office:value="11744.3251627232" calcext:value-type="float">
            <text:p>11.744 </text:p>
          </table:table-cell>
          <table:table-cell table:style-name="ce27" table:formula="of:=(IF([.$A20]*[.H$13]&lt;=[.$B$7];[.$A20]*[.H$13]*[.$B$8];IF(AND([.$A20]*[.H$13]&gt;[.$B$7];[.$A20]*[.H$13]&lt;=[.$C$7]);[.$A20]*[.H$13]*[.$C$8];IF(AND([.$A20]*[.H$13]&gt;[.$C$7];[.$A20]*[.H$13]&lt;[.$D$7]);[.$A20]*[.H$13]*[.$D$8];[.$A20]*[.H$13]*[.$E$8]))))*[.$F$8]" office:value-type="float" office:value="13049.2501808036" calcext:value-type="float">
            <text:p>13.049 </text:p>
          </table:table-cell>
          <table:table-cell table:style-name="ce27" table:formula="of:=(IF([.$A20]*[.I$13]&lt;=[.$B$7];[.$A20]*[.I$13]*[.$B$8];IF(AND([.$A20]*[.I$13]&gt;[.$B$7];[.$A20]*[.I$13]&lt;=[.$C$7]);[.$A20]*[.I$13]*[.$C$8];IF(AND([.$A20]*[.I$13]&gt;[.$C$7];[.$A20]*[.I$13]&lt;[.$D$7]);[.$A20]*[.I$13]*[.$D$8];[.$A20]*[.I$13]*[.$E$8]))))*[.$F$8]" office:value-type="float" office:value="14354.1751988839" calcext:value-type="float">
            <text:p>14.354 </text:p>
          </table:table-cell>
          <table:table-cell table:style-name="ce27" table:formula="of:=(IF([.$A20]*[.J$13]&lt;=[.$B$7];[.$A20]*[.J$13]*[.$B$8];IF(AND([.$A20]*[.J$13]&gt;[.$B$7];[.$A20]*[.J$13]&lt;=[.$C$7]);[.$A20]*[.J$13]*[.$C$8];IF(AND([.$A20]*[.J$13]&gt;[.$C$7];[.$A20]*[.J$13]&lt;[.$D$7]);[.$A20]*[.J$13]*[.$D$8];[.$A20]*[.J$13]*[.$E$8]))))*[.$F$8]" office:value-type="float" office:value="15659.1002169643" calcext:value-type="float">
            <text:p>15.659 </text:p>
          </table:table-cell>
          <table:table-cell table:style-name="ce27" table:formula="of:=(IF([.$A20]*[.K$13]&lt;=[.$B$7];[.$A20]*[.K$13]*[.$B$8];IF(AND([.$A20]*[.K$13]&gt;[.$B$7];[.$A20]*[.K$13]&lt;=[.$C$7]);[.$A20]*[.K$13]*[.$C$8];IF(AND([.$A20]*[.K$13]&gt;[.$C$7];[.$A20]*[.K$13]&lt;[.$D$7]);[.$A20]*[.K$13]*[.$D$8];[.$A20]*[.K$13]*[.$E$8]))))*[.$F$8]" office:value-type="float" office:value="16964.0252350446" calcext:value-type="float">
            <text:p>16.964 </text:p>
          </table:table-cell>
          <table:table-cell table:style-name="ce27" table:formula="of:=(IF([.$A20]*[.L$13]&lt;=[.$B$7];[.$A20]*[.L$13]*[.$B$8];IF(AND([.$A20]*[.L$13]&gt;[.$B$7];[.$A20]*[.L$13]&lt;=[.$C$7]);[.$A20]*[.L$13]*[.$C$8];IF(AND([.$A20]*[.L$13]&gt;[.$C$7];[.$A20]*[.L$13]&lt;[.$D$7]);[.$A20]*[.L$13]*[.$D$8];[.$A20]*[.L$13]*[.$E$8]))))*[.$F$8]" office:value-type="float" office:value="18268.950253125" calcext:value-type="float">
            <text:p>18.269 </text:p>
          </table:table-cell>
          <table:table-cell table:style-name="ce27" table:formula="of:=(IF([.$A20]*[.M$13]&lt;=[.$B$7];[.$A20]*[.M$13]*[.$B$8];IF(AND([.$A20]*[.M$13]&gt;[.$B$7];[.$A20]*[.M$13]&lt;=[.$C$7]);[.$A20]*[.M$13]*[.$C$8];IF(AND([.$A20]*[.M$13]&gt;[.$C$7];[.$A20]*[.M$13]&lt;[.$D$7]);[.$A20]*[.M$13]*[.$D$8];[.$A20]*[.M$13]*[.$E$8]))))*[.$F$8]" office:value-type="float" office:value="19573.8752712054" calcext:value-type="float">
            <text:p>19.574 </text:p>
          </table:table-cell>
          <table:table-cell table:style-name="ce27" table:formula="of:=(IF([.$A20]*[.N$13]&lt;=[.$B$7];[.$A20]*[.N$13]*[.$B$8];IF(AND([.$A20]*[.N$13]&gt;[.$B$7];[.$A20]*[.N$13]&lt;=[.$C$7]);[.$A20]*[.N$13]*[.$C$8];IF(AND([.$A20]*[.N$13]&gt;[.$C$7];[.$A20]*[.N$13]&lt;[.$D$7]);[.$A20]*[.N$13]*[.$D$8];[.$A20]*[.N$13]*[.$E$8]))))*[.$F$8]" office:value-type="float" office:value="20878.8002892857" calcext:value-type="float">
            <text:p>20.879 </text:p>
          </table:table-cell>
          <table:table-cell table:style-name="ce27" table:formula="of:=(IF([.$A20]*[.O$13]&lt;=[.$B$7];[.$A20]*[.O$13]*[.$B$8];IF(AND([.$A20]*[.O$13]&gt;[.$B$7];[.$A20]*[.O$13]&lt;=[.$C$7]);[.$A20]*[.O$13]*[.$C$8];IF(AND([.$A20]*[.O$13]&gt;[.$C$7];[.$A20]*[.O$13]&lt;[.$D$7]);[.$A20]*[.O$13]*[.$D$8];[.$A20]*[.O$13]*[.$E$8]))))*[.$F$8]" office:value-type="float" office:value="22183.7253073661" calcext:value-type="float">
            <text:p>22.184 </text:p>
          </table:table-cell>
          <table:table-cell table:style-name="ce27" table:formula="of:=(IF([.$A20]*[.P$13]&lt;=[.$B$7];[.$A20]*[.P$13]*[.$B$8];IF(AND([.$A20]*[.P$13]&gt;[.$B$7];[.$A20]*[.P$13]&lt;=[.$C$7]);[.$A20]*[.P$13]*[.$C$8];IF(AND([.$A20]*[.P$13]&gt;[.$C$7];[.$A20]*[.P$13]&lt;[.$D$7]);[.$A20]*[.P$13]*[.$D$8];[.$A20]*[.P$13]*[.$E$8]))))*[.$F$8]" office:value-type="float" office:value="23488.6503254464" calcext:value-type="float">
            <text:p>23.489 </text:p>
          </table:table-cell>
          <table:table-cell table:style-name="ce27" table:formula="of:=(IF([.$A20]*[.Q$13]&lt;=[.$B$7];[.$A20]*[.Q$13]*[.$B$8];IF(AND([.$A20]*[.Q$13]&gt;[.$B$7];[.$A20]*[.Q$13]&lt;=[.$C$7]);[.$A20]*[.Q$13]*[.$C$8];IF(AND([.$A20]*[.Q$13]&gt;[.$C$7];[.$A20]*[.Q$13]&lt;[.$D$7]);[.$A20]*[.Q$13]*[.$D$8];[.$A20]*[.Q$13]*[.$E$8]))))*[.$F$8]" office:value-type="float" office:value="24793.5753435268" calcext:value-type="float">
            <text:p>24.794 </text:p>
          </table:table-cell>
          <table:table-cell table:style-name="ce27" table:formula="of:=(IF([.$A20]*[.R$13]&lt;=[.$B$7];[.$A20]*[.R$13]*[.$B$8];IF(AND([.$A20]*[.R$13]&gt;[.$B$7];[.$A20]*[.R$13]&lt;=[.$C$7]);[.$A20]*[.R$13]*[.$C$8];IF(AND([.$A20]*[.R$13]&gt;[.$C$7];[.$A20]*[.R$13]&lt;[.$D$7]);[.$A20]*[.R$13]*[.$D$8];[.$A20]*[.R$13]*[.$E$8]))))*[.$F$8]" office:value-type="float" office:value="26098.5003616071" calcext:value-type="float">
            <text:p>26.099 </text:p>
          </table:table-cell>
          <table:table-cell table:style-name="ce8" table:formula="of:=+[.S19]+0.5" office:value-type="float" office:value="5" calcext:value-type="float">
            <text:p>5,00 </text:p>
          </table:table-cell>
          <table:table-cell/>
          <table:table-cell table:formula="of:=+[.K18]/4*4.27" office:value-type="float" office:value="14487.2775507281" calcext:value-type="float">
            <text:p>14.487,28 </text:p>
          </table:table-cell>
          <table:table-cell table:style-name="ce75"/>
          <table:table-cell table:number-columns-repeated="42"/>
        </table:table-row>
        <table:table-row table:style-name="ro1">
          <table:table-cell table:style-name="ce5" table:formula="of:=+[.A20]+0.5" office:value-type="float" office:value="5.5" calcext:value-type="float">
            <text:p>5,50 </text:p>
          </table:table-cell>
          <table:table-cell table:style-name="ce13" table:formula="of:=(IF([.$A21]*[.B$13]&lt;=[.$B$7];[.$A21]*[.B$13]*[.$B$8];IF(AND([.$A21]*[.B$13]&gt;[.$B$7];[.$A21]*[.B$13]&lt;=[.$C$7]);[.$A21]*[.B$13]*[.$C$8];IF(AND([.$A21]*[.B$13]&gt;[.$C$7];[.$A21]*[.B$13]&lt;[.$D$7]);[.$A21]*[.B$13]*[.$D$8];[.$A21]*[.B$13]*[.$E$8]))))*[.$F$8]" office:value-type="float" office:value="6288.70848937658" calcext:value-type="float">
            <text:p>6.289 </text:p>
          </table:table-cell>
          <table:table-cell table:style-name="ce24" table:formula="of:=(IF([.$A21]*[.C$13]&lt;=[.$B$7];[.$A21]*[.C$13]*[.$B$8];IF(AND([.$A21]*[.C$13]&gt;[.$B$7];[.$A21]*[.C$13]&lt;=[.$C$7]);[.$A21]*[.C$13]*[.$C$8];IF(AND([.$A21]*[.C$13]&gt;[.$C$7];[.$A21]*[.C$13]&lt;[.$D$7]);[.$A21]*[.C$13]*[.$D$8];[.$A21]*[.C$13]*[.$E$8]))))*[.$F$8]" office:value-type="float" office:value="7626.00466794792" calcext:value-type="float">
            <text:p>7.626 </text:p>
          </table:table-cell>
          <table:table-cell table:style-name="ce24" table:formula="of:=(IF([.$A21]*[.D$13]&lt;=[.$B$7];[.$A21]*[.D$13]*[.$B$8];IF(AND([.$A21]*[.D$13]&gt;[.$B$7];[.$A21]*[.D$13]&lt;=[.$C$7]);[.$A21]*[.D$13]*[.$C$8];IF(AND([.$A21]*[.D$13]&gt;[.$C$7];[.$A21]*[.D$13]&lt;[.$D$7]);[.$A21]*[.D$13]*[.$D$8];[.$A21]*[.D$13]*[.$E$8]))))*[.$F$8]" office:value-type="float" office:value="8877.77027700573" calcext:value-type="float">
            <text:p>8.878 </text:p>
          </table:table-cell>
          <table:table-cell table:style-name="ce24" table:formula="of:=(IF([.$A21]*[.E$13]&lt;=[.$B$7];[.$A21]*[.E$13]*[.$B$8];IF(AND([.$A21]*[.E$13]&gt;[.$B$7];[.$A21]*[.E$13]&lt;=[.$C$7]);[.$A21]*[.E$13]*[.$C$8];IF(AND([.$A21]*[.E$13]&gt;[.$C$7];[.$A21]*[.E$13]&lt;[.$D$7]);[.$A21]*[.E$13]*[.$D$8];[.$A21]*[.E$13]*[.$E$8]))))*[.$F$8]" office:value-type="float" office:value="10357.3986565067" calcext:value-type="float">
            <text:p>10.357 </text:p>
          </table:table-cell>
          <table:table-cell table:style-name="ce24" table:formula="of:=(IF([.$A21]*[.F$13]&lt;=[.$B$7];[.$A21]*[.F$13]*[.$B$8];IF(AND([.$A21]*[.F$13]&gt;[.$B$7];[.$A21]*[.F$13]&lt;=[.$C$7]);[.$A21]*[.F$13]*[.$C$8];IF(AND([.$A21]*[.F$13]&gt;[.$C$7];[.$A21]*[.F$13]&lt;[.$D$7]);[.$A21]*[.F$13]*[.$D$8];[.$A21]*[.F$13]*[.$E$8]))))*[.$F$8]" office:value-type="float" office:value="11483.3401591071" calcext:value-type="float">
            <text:p>11.483 </text:p>
          </table:table-cell>
          <table:table-cell table:style-name="ce24" table:formula="of:=(IF([.$A21]*[.G$13]&lt;=[.$B$7];[.$A21]*[.G$13]*[.$B$8];IF(AND([.$A21]*[.G$13]&gt;[.$B$7];[.$A21]*[.G$13]&lt;=[.$C$7]);[.$A21]*[.G$13]*[.$C$8];IF(AND([.$A21]*[.G$13]&gt;[.$C$7];[.$A21]*[.G$13]&lt;[.$D$7]);[.$A21]*[.G$13]*[.$D$8];[.$A21]*[.G$13]*[.$E$8]))))*[.$F$8]" office:value-type="float" office:value="12918.7576789955" calcext:value-type="float">
            <text:p>12.919 </text:p>
          </table:table-cell>
          <table:table-cell table:style-name="ce24" table:formula="of:=(IF([.$A21]*[.H$13]&lt;=[.$B$7];[.$A21]*[.H$13]*[.$B$8];IF(AND([.$A21]*[.H$13]&gt;[.$B$7];[.$A21]*[.H$13]&lt;=[.$C$7]);[.$A21]*[.H$13]*[.$C$8];IF(AND([.$A21]*[.H$13]&gt;[.$C$7];[.$A21]*[.H$13]&lt;[.$D$7]);[.$A21]*[.H$13]*[.$D$8];[.$A21]*[.H$13]*[.$E$8]))))*[.$F$8]" office:value-type="float" office:value="14354.1751988839" calcext:value-type="float">
            <text:p>14.354 </text:p>
          </table:table-cell>
          <table:table-cell table:style-name="ce24" table:formula="of:=(IF([.$A21]*[.I$13]&lt;=[.$B$7];[.$A21]*[.I$13]*[.$B$8];IF(AND([.$A21]*[.I$13]&gt;[.$B$7];[.$A21]*[.I$13]&lt;=[.$C$7]);[.$A21]*[.I$13]*[.$C$8];IF(AND([.$A21]*[.I$13]&gt;[.$C$7];[.$A21]*[.I$13]&lt;[.$D$7]);[.$A21]*[.I$13]*[.$D$8];[.$A21]*[.I$13]*[.$E$8]))))*[.$F$8]" office:value-type="float" office:value="15789.5927187723" calcext:value-type="float">
            <text:p>15.790 </text:p>
          </table:table-cell>
          <table:table-cell table:style-name="ce24" table:formula="of:=(IF([.$A21]*[.J$13]&lt;=[.$B$7];[.$A21]*[.J$13]*[.$B$8];IF(AND([.$A21]*[.J$13]&gt;[.$B$7];[.$A21]*[.J$13]&lt;=[.$C$7]);[.$A21]*[.J$13]*[.$C$8];IF(AND([.$A21]*[.J$13]&gt;[.$C$7];[.$A21]*[.J$13]&lt;[.$D$7]);[.$A21]*[.J$13]*[.$D$8];[.$A21]*[.J$13]*[.$E$8]))))*[.$F$8]" office:value-type="float" office:value="17225.0102386607" calcext:value-type="float">
            <text:p>17.225 </text:p>
          </table:table-cell>
          <table:table-cell table:style-name="ce24" table:formula="of:=(IF([.$A21]*[.K$13]&lt;=[.$B$7];[.$A21]*[.K$13]*[.$B$8];IF(AND([.$A21]*[.K$13]&gt;[.$B$7];[.$A21]*[.K$13]&lt;=[.$C$7]);[.$A21]*[.K$13]*[.$C$8];IF(AND([.$A21]*[.K$13]&gt;[.$C$7];[.$A21]*[.K$13]&lt;[.$D$7]);[.$A21]*[.K$13]*[.$D$8];[.$A21]*[.K$13]*[.$E$8]))))*[.$F$8]" office:value-type="float" office:value="18660.4277585491" calcext:value-type="float">
            <text:p>18.660 </text:p>
          </table:table-cell>
          <table:table-cell table:style-name="ce24" table:formula="of:=(IF([.$A21]*[.L$13]&lt;=[.$B$7];[.$A21]*[.L$13]*[.$B$8];IF(AND([.$A21]*[.L$13]&gt;[.$B$7];[.$A21]*[.L$13]&lt;=[.$C$7]);[.$A21]*[.L$13]*[.$C$8];IF(AND([.$A21]*[.L$13]&gt;[.$C$7];[.$A21]*[.L$13]&lt;[.$D$7]);[.$A21]*[.L$13]*[.$D$8];[.$A21]*[.L$13]*[.$E$8]))))*[.$F$8]" office:value-type="float" office:value="20095.8452784375" calcext:value-type="float">
            <text:p>20.096 </text:p>
          </table:table-cell>
          <table:table-cell table:style-name="ce24" table:formula="of:=(IF([.$A21]*[.M$13]&lt;=[.$B$7];[.$A21]*[.M$13]*[.$B$8];IF(AND([.$A21]*[.M$13]&gt;[.$B$7];[.$A21]*[.M$13]&lt;=[.$C$7]);[.$A21]*[.M$13]*[.$C$8];IF(AND([.$A21]*[.M$13]&gt;[.$C$7];[.$A21]*[.M$13]&lt;[.$D$7]);[.$A21]*[.M$13]*[.$D$8];[.$A21]*[.M$13]*[.$E$8]))))*[.$F$8]" office:value-type="float" office:value="21531.2627983259" calcext:value-type="float">
            <text:p>21.531 </text:p>
          </table:table-cell>
          <table:table-cell table:style-name="ce24" table:formula="of:=(IF([.$A21]*[.N$13]&lt;=[.$B$7];[.$A21]*[.N$13]*[.$B$8];IF(AND([.$A21]*[.N$13]&gt;[.$B$7];[.$A21]*[.N$13]&lt;=[.$C$7]);[.$A21]*[.N$13]*[.$C$8];IF(AND([.$A21]*[.N$13]&gt;[.$C$7];[.$A21]*[.N$13]&lt;[.$D$7]);[.$A21]*[.N$13]*[.$D$8];[.$A21]*[.N$13]*[.$E$8]))))*[.$F$8]" office:value-type="float" office:value="22966.6803182143" calcext:value-type="float">
            <text:p>22.967 </text:p>
          </table:table-cell>
          <table:table-cell table:style-name="ce24" table:formula="of:=(IF([.$A21]*[.O$13]&lt;=[.$B$7];[.$A21]*[.O$13]*[.$B$8];IF(AND([.$A21]*[.O$13]&gt;[.$B$7];[.$A21]*[.O$13]&lt;=[.$C$7]);[.$A21]*[.O$13]*[.$C$8];IF(AND([.$A21]*[.O$13]&gt;[.$C$7];[.$A21]*[.O$13]&lt;[.$D$7]);[.$A21]*[.O$13]*[.$D$8];[.$A21]*[.O$13]*[.$E$8]))))*[.$F$8]" office:value-type="float" office:value="24402.0978381027" calcext:value-type="float">
            <text:p>24.402 </text:p>
          </table:table-cell>
          <table:table-cell table:style-name="ce24" table:formula="of:=(IF([.$A21]*[.P$13]&lt;=[.$B$7];[.$A21]*[.P$13]*[.$B$8];IF(AND([.$A21]*[.P$13]&gt;[.$B$7];[.$A21]*[.P$13]&lt;=[.$C$7]);[.$A21]*[.P$13]*[.$C$8];IF(AND([.$A21]*[.P$13]&gt;[.$C$7];[.$A21]*[.P$13]&lt;[.$D$7]);[.$A21]*[.P$13]*[.$D$8];[.$A21]*[.P$13]*[.$E$8]))))*[.$F$8]" office:value-type="float" office:value="25837.5153579911" calcext:value-type="float">
            <text:p>25.838 </text:p>
          </table:table-cell>
          <table:table-cell table:style-name="ce24" table:formula="of:=(IF([.$A21]*[.Q$13]&lt;=[.$B$7];[.$A21]*[.Q$13]*[.$B$8];IF(AND([.$A21]*[.Q$13]&gt;[.$B$7];[.$A21]*[.Q$13]&lt;=[.$C$7]);[.$A21]*[.Q$13]*[.$C$8];IF(AND([.$A21]*[.Q$13]&gt;[.$C$7];[.$A21]*[.Q$13]&lt;[.$D$7]);[.$A21]*[.Q$13]*[.$D$8];[.$A21]*[.Q$13]*[.$E$8]))))*[.$F$8]" office:value-type="float" office:value="27272.9328778795" calcext:value-type="float">
            <text:p>27.273 </text:p>
          </table:table-cell>
          <table:table-cell table:style-name="ce24" table:formula="of:=(IF([.$A21]*[.R$13]&lt;=[.$B$7];[.$A21]*[.R$13]*[.$B$8];IF(AND([.$A21]*[.R$13]&gt;[.$B$7];[.$A21]*[.R$13]&lt;=[.$C$7]);[.$A21]*[.R$13]*[.$C$8];IF(AND([.$A21]*[.R$13]&gt;[.$C$7];[.$A21]*[.R$13]&lt;[.$D$7]);[.$A21]*[.R$13]*[.$D$8];[.$A21]*[.R$13]*[.$E$8]))))*[.$F$8]" office:value-type="float" office:value="28708.3503977679" calcext:value-type="float">
            <text:p>28.708 </text:p>
          </table:table-cell>
          <table:table-cell table:style-name="ce5" table:formula="of:=+[.S20]+0.5" office:value-type="float" office:value="5.5" calcext:value-type="float">
            <text:p>5,50 </text:p>
          </table:table-cell>
          <table:table-cell/>
          <table:table-cell table:formula="of:=+[.K32]/15/5*14.65*5" office:value-type="float" office:value="38234.3030297545" calcext:value-type="float">
            <text:p>38.234,30 </text:p>
          </table:table-cell>
          <table:table-cell table:number-columns-repeated="43"/>
        </table:table-row>
        <table:table-row table:style-name="ro1">
          <table:table-cell table:style-name="ce5" table:formula="of:=+[.A21]+0.5" office:value-type="float" office:value="6" calcext:value-type="float">
            <text:p>6,00 </text:p>
          </table:table-cell>
          <table:table-cell table:style-name="ce13" table:formula="of:=(IF([.$A22]*[.B$13]&lt;=[.$B$7];[.$A22]*[.B$13]*[.$B$8];IF(AND([.$A22]*[.B$13]&gt;[.$B$7];[.$A22]*[.B$13]&lt;=[.$C$7]);[.$A22]*[.B$13]*[.$C$8];IF(AND([.$A22]*[.B$13]&gt;[.$C$7];[.$A22]*[.B$13]&lt;[.$D$7]);[.$A22]*[.B$13]*[.$D$8];[.$A22]*[.B$13]*[.$E$8]))))*[.$F$8]" office:value-type="float" office:value="6860.40926113808" calcext:value-type="float">
            <text:p>6.860 </text:p>
          </table:table-cell>
          <table:table-cell table:style-name="ce24" table:formula="of:=(IF([.$A22]*[.C$13]&lt;=[.$B$7];[.$A22]*[.C$13]*[.$B$8];IF(AND([.$A22]*[.C$13]&gt;[.$B$7];[.$A22]*[.C$13]&lt;=[.$C$7]);[.$A22]*[.C$13]*[.$C$8];IF(AND([.$A22]*[.C$13]&gt;[.$C$7];[.$A22]*[.C$13]&lt;[.$D$7]);[.$A22]*[.C$13]*[.$D$8];[.$A22]*[.C$13]*[.$E$8]))))*[.$F$8]" office:value-type="float" office:value="8319.27781957955" calcext:value-type="float">
            <text:p>8.319 </text:p>
          </table:table-cell>
          <table:table-cell table:style-name="ce24" table:formula="of:=(IF([.$A22]*[.D$13]&lt;=[.$B$7];[.$A22]*[.D$13]*[.$B$8];IF(AND([.$A22]*[.D$13]&gt;[.$B$7];[.$A22]*[.D$13]&lt;=[.$C$7]);[.$A22]*[.D$13]*[.$C$8];IF(AND([.$A22]*[.D$13]&gt;[.$C$7];[.$A22]*[.D$13]&lt;[.$D$7]);[.$A22]*[.D$13]*[.$D$8];[.$A22]*[.D$13]*[.$E$8]))))*[.$F$8]" office:value-type="float" office:value="9684.84030218807" calcext:value-type="float">
            <text:p>9.685 </text:p>
          </table:table-cell>
          <table:table-cell table:style-name="ce24" table:formula="of:=(IF([.$A22]*[.E$13]&lt;=[.$B$7];[.$A22]*[.E$13]*[.$B$8];IF(AND([.$A22]*[.E$13]&gt;[.$B$7];[.$A22]*[.E$13]&lt;=[.$C$7]);[.$A22]*[.E$13]*[.$C$8];IF(AND([.$A22]*[.E$13]&gt;[.$C$7];[.$A22]*[.E$13]&lt;[.$D$7]);[.$A22]*[.E$13]*[.$D$8];[.$A22]*[.E$13]*[.$E$8]))))*[.$F$8]" office:value-type="float" office:value="11298.9803525528" calcext:value-type="float">
            <text:p>11.299 </text:p>
          </table:table-cell>
          <table:table-cell table:style-name="ce24" table:formula="of:=(IF([.$A22]*[.F$13]&lt;=[.$B$7];[.$A22]*[.F$13]*[.$B$8];IF(AND([.$A22]*[.F$13]&gt;[.$B$7];[.$A22]*[.F$13]&lt;=[.$C$7]);[.$A22]*[.F$13]*[.$C$8];IF(AND([.$A22]*[.F$13]&gt;[.$C$7];[.$A22]*[.F$13]&lt;[.$D$7]);[.$A22]*[.F$13]*[.$D$8];[.$A22]*[.F$13]*[.$E$8]))))*[.$F$8]" office:value-type="float" office:value="12527.2801735714" calcext:value-type="float">
            <text:p>12.527 </text:p>
          </table:table-cell>
          <table:table-cell table:style-name="ce24" table:formula="of:=(IF([.$A22]*[.G$13]&lt;=[.$B$7];[.$A22]*[.G$13]*[.$B$8];IF(AND([.$A22]*[.G$13]&gt;[.$B$7];[.$A22]*[.G$13]&lt;=[.$C$7]);[.$A22]*[.G$13]*[.$C$8];IF(AND([.$A22]*[.G$13]&gt;[.$C$7];[.$A22]*[.G$13]&lt;[.$D$7]);[.$A22]*[.G$13]*[.$D$8];[.$A22]*[.G$13]*[.$E$8]))))*[.$F$8]" office:value-type="float" office:value="14093.1901952679" calcext:value-type="float">
            <text:p>14.093 </text:p>
          </table:table-cell>
          <table:table-cell table:style-name="ce24" table:formula="of:=(IF([.$A22]*[.H$13]&lt;=[.$B$7];[.$A22]*[.H$13]*[.$B$8];IF(AND([.$A22]*[.H$13]&gt;[.$B$7];[.$A22]*[.H$13]&lt;=[.$C$7]);[.$A22]*[.H$13]*[.$C$8];IF(AND([.$A22]*[.H$13]&gt;[.$C$7];[.$A22]*[.H$13]&lt;[.$D$7]);[.$A22]*[.H$13]*[.$D$8];[.$A22]*[.H$13]*[.$E$8]))))*[.$F$8]" office:value-type="float" office:value="15659.1002169643" calcext:value-type="float">
            <text:p>15.659 </text:p>
          </table:table-cell>
          <table:table-cell table:style-name="ce24" table:formula="of:=(IF([.$A22]*[.I$13]&lt;=[.$B$7];[.$A22]*[.I$13]*[.$B$8];IF(AND([.$A22]*[.I$13]&gt;[.$B$7];[.$A22]*[.I$13]&lt;=[.$C$7]);[.$A22]*[.I$13]*[.$C$8];IF(AND([.$A22]*[.I$13]&gt;[.$C$7];[.$A22]*[.I$13]&lt;[.$D$7]);[.$A22]*[.I$13]*[.$D$8];[.$A22]*[.I$13]*[.$E$8]))))*[.$F$8]" office:value-type="float" office:value="17225.0102386607" calcext:value-type="float">
            <text:p>17.225 </text:p>
          </table:table-cell>
          <table:table-cell table:style-name="ce24" table:formula="of:=(IF([.$A22]*[.J$13]&lt;=[.$B$7];[.$A22]*[.J$13]*[.$B$8];IF(AND([.$A22]*[.J$13]&gt;[.$B$7];[.$A22]*[.J$13]&lt;=[.$C$7]);[.$A22]*[.J$13]*[.$C$8];IF(AND([.$A22]*[.J$13]&gt;[.$C$7];[.$A22]*[.J$13]&lt;[.$D$7]);[.$A22]*[.J$13]*[.$D$8];[.$A22]*[.J$13]*[.$E$8]))))*[.$F$8]" office:value-type="float" office:value="18790.9202603571" calcext:value-type="float">
            <text:p>18.791 </text:p>
          </table:table-cell>
          <table:table-cell table:style-name="ce24" table:formula="of:=(IF([.$A22]*[.K$13]&lt;=[.$B$7];[.$A22]*[.K$13]*[.$B$8];IF(AND([.$A22]*[.K$13]&gt;[.$B$7];[.$A22]*[.K$13]&lt;=[.$C$7]);[.$A22]*[.K$13]*[.$C$8];IF(AND([.$A22]*[.K$13]&gt;[.$C$7];[.$A22]*[.K$13]&lt;[.$D$7]);[.$A22]*[.K$13]*[.$D$8];[.$A22]*[.K$13]*[.$E$8]))))*[.$F$8]" office:value-type="float" office:value="20356.8302820536" calcext:value-type="float">
            <text:p>20.357 </text:p>
          </table:table-cell>
          <table:table-cell table:style-name="ce24" table:formula="of:=(IF([.$A22]*[.L$13]&lt;=[.$B$7];[.$A22]*[.L$13]*[.$B$8];IF(AND([.$A22]*[.L$13]&gt;[.$B$7];[.$A22]*[.L$13]&lt;=[.$C$7]);[.$A22]*[.L$13]*[.$C$8];IF(AND([.$A22]*[.L$13]&gt;[.$C$7];[.$A22]*[.L$13]&lt;[.$D$7]);[.$A22]*[.L$13]*[.$D$8];[.$A22]*[.L$13]*[.$E$8]))))*[.$F$8]" office:value-type="float" office:value="21922.74030375" calcext:value-type="float">
            <text:p>21.923 </text:p>
          </table:table-cell>
          <table:table-cell table:style-name="ce24" table:formula="of:=(IF([.$A22]*[.M$13]&lt;=[.$B$7];[.$A22]*[.M$13]*[.$B$8];IF(AND([.$A22]*[.M$13]&gt;[.$B$7];[.$A22]*[.M$13]&lt;=[.$C$7]);[.$A22]*[.M$13]*[.$C$8];IF(AND([.$A22]*[.M$13]&gt;[.$C$7];[.$A22]*[.M$13]&lt;[.$D$7]);[.$A22]*[.M$13]*[.$D$8];[.$A22]*[.M$13]*[.$E$8]))))*[.$F$8]" office:value-type="float" office:value="23488.6503254464" calcext:value-type="float">
            <text:p>23.489 </text:p>
          </table:table-cell>
          <table:table-cell table:style-name="ce24" table:formula="of:=(IF([.$A22]*[.N$13]&lt;=[.$B$7];[.$A22]*[.N$13]*[.$B$8];IF(AND([.$A22]*[.N$13]&gt;[.$B$7];[.$A22]*[.N$13]&lt;=[.$C$7]);[.$A22]*[.N$13]*[.$C$8];IF(AND([.$A22]*[.N$13]&gt;[.$C$7];[.$A22]*[.N$13]&lt;[.$D$7]);[.$A22]*[.N$13]*[.$D$8];[.$A22]*[.N$13]*[.$E$8]))))*[.$F$8]" office:value-type="float" office:value="25054.5603471429" calcext:value-type="float">
            <text:p>25.055 </text:p>
          </table:table-cell>
          <table:table-cell table:style-name="ce24" table:formula="of:=(IF([.$A22]*[.O$13]&lt;=[.$B$7];[.$A22]*[.O$13]*[.$B$8];IF(AND([.$A22]*[.O$13]&gt;[.$B$7];[.$A22]*[.O$13]&lt;=[.$C$7]);[.$A22]*[.O$13]*[.$C$8];IF(AND([.$A22]*[.O$13]&gt;[.$C$7];[.$A22]*[.O$13]&lt;[.$D$7]);[.$A22]*[.O$13]*[.$D$8];[.$A22]*[.O$13]*[.$E$8]))))*[.$F$8]" office:value-type="float" office:value="26620.4703688393" calcext:value-type="float">
            <text:p>26.620 </text:p>
          </table:table-cell>
          <table:table-cell table:style-name="ce24" table:formula="of:=(IF([.$A22]*[.P$13]&lt;=[.$B$7];[.$A22]*[.P$13]*[.$B$8];IF(AND([.$A22]*[.P$13]&gt;[.$B$7];[.$A22]*[.P$13]&lt;=[.$C$7]);[.$A22]*[.P$13]*[.$C$8];IF(AND([.$A22]*[.P$13]&gt;[.$C$7];[.$A22]*[.P$13]&lt;[.$D$7]);[.$A22]*[.P$13]*[.$D$8];[.$A22]*[.P$13]*[.$E$8]))))*[.$F$8]" office:value-type="float" office:value="28186.3803905357" calcext:value-type="float">
            <text:p>28.186 </text:p>
          </table:table-cell>
          <table:table-cell table:style-name="ce24" table:formula="of:=(IF([.$A22]*[.Q$13]&lt;=[.$B$7];[.$A22]*[.Q$13]*[.$B$8];IF(AND([.$A22]*[.Q$13]&gt;[.$B$7];[.$A22]*[.Q$13]&lt;=[.$C$7]);[.$A22]*[.Q$13]*[.$C$8];IF(AND([.$A22]*[.Q$13]&gt;[.$C$7];[.$A22]*[.Q$13]&lt;[.$D$7]);[.$A22]*[.Q$13]*[.$D$8];[.$A22]*[.Q$13]*[.$E$8]))))*[.$F$8]" office:value-type="float" office:value="29752.2904122321" calcext:value-type="float">
            <text:p>29.752 </text:p>
          </table:table-cell>
          <table:table-cell table:style-name="ce24" table:formula="of:=(IF([.$A22]*[.R$13]&lt;=[.$B$7];[.$A22]*[.R$13]*[.$B$8];IF(AND([.$A22]*[.R$13]&gt;[.$B$7];[.$A22]*[.R$13]&lt;=[.$C$7]);[.$A22]*[.R$13]*[.$C$8];IF(AND([.$A22]*[.R$13]&gt;[.$C$7];[.$A22]*[.R$13]&lt;[.$D$7]);[.$A22]*[.R$13]*[.$D$8];[.$A22]*[.R$13]*[.$E$8]))))*[.$F$8]" office:value-type="float" office:value="31318.2004339286" calcext:value-type="float">
            <text:p>31.318 </text:p>
          </table:table-cell>
          <table:table-cell table:style-name="ce5" table:formula="of:=+[.S21]+0.5" office:value-type="float" office:value="6" calcext:value-type="float">
            <text:p>6,00 </text:p>
          </table:table-cell>
          <table:table-cell table:number-columns-repeated="45"/>
        </table:table-row>
        <table:table-row table:style-name="ro1">
          <table:table-cell table:style-name="ce5" table:formula="of:=+[.A22]+0.5" office:value-type="float" office:value="6.5" calcext:value-type="float">
            <text:p>6,50 </text:p>
          </table:table-cell>
          <table:table-cell table:style-name="ce17" table:formula="of:=(IF([.$A23]*[.B$13]&lt;=[.$B$7];[.$A23]*[.B$13]*[.$B$8];IF(AND([.$A23]*[.B$13]&gt;[.$B$7];[.$A23]*[.B$13]&lt;=[.$C$7]);[.$A23]*[.B$13]*[.$C$8];IF(AND([.$A23]*[.B$13]&gt;[.$C$7];[.$A23]*[.B$13]&lt;[.$D$7]);[.$A23]*[.B$13]*[.$D$8];[.$A23]*[.B$13]*[.$E$8]))))*[.$F$8]" office:value-type="float" office:value="7210.04077696895" calcext:value-type="float">
            <text:p>7.210 </text:p>
          </table:table-cell>
          <table:table-cell table:style-name="ce28" table:formula="of:=(IF([.$A23]*[.C$13]&lt;=[.$B$7];[.$A23]*[.C$13]*[.$B$8];IF(AND([.$A23]*[.C$13]&gt;[.$B$7];[.$A23]*[.C$13]&lt;=[.$C$7]);[.$A23]*[.C$13]*[.$C$8];IF(AND([.$A23]*[.C$13]&gt;[.$C$7];[.$A23]*[.C$13]&lt;[.$D$7]);[.$A23]*[.C$13]*[.$D$8];[.$A23]*[.C$13]*[.$E$8]))))*[.$F$8]" office:value-type="float" office:value="8743.25860614201" calcext:value-type="float">
            <text:p>8.743 </text:p>
          </table:table-cell>
          <table:table-cell table:style-name="ce28" table:formula="of:=(IF([.$A23]*[.D$13]&lt;=[.$B$7];[.$A23]*[.D$13]*[.$B$8];IF(AND([.$A23]*[.D$13]&gt;[.$B$7];[.$A23]*[.D$13]&lt;=[.$C$7]);[.$A23]*[.D$13]*[.$C$8];IF(AND([.$A23]*[.D$13]&gt;[.$C$7];[.$A23]*[.D$13]&lt;[.$D$7]);[.$A23]*[.D$13]*[.$D$8];[.$A23]*[.D$13]*[.$E$8]))))*[.$F$8]" office:value-type="float" office:value="10491.9103273704" calcext:value-type="float">
            <text:p>10.492 </text:p>
          </table:table-cell>
          <table:table-cell table:style-name="ce28" table:formula="of:=(IF([.$A23]*[.E$13]&lt;=[.$B$7];[.$A23]*[.E$13]*[.$B$8];IF(AND([.$A23]*[.E$13]&gt;[.$B$7];[.$A23]*[.E$13]&lt;=[.$C$7]);[.$A23]*[.E$13]*[.$C$8];IF(AND([.$A23]*[.E$13]&gt;[.$C$7];[.$A23]*[.E$13]&lt;[.$D$7]);[.$A23]*[.E$13]*[.$D$8];[.$A23]*[.E$13]*[.$E$8]))))*[.$F$8]" office:value-type="float" office:value="11874.8176645313" calcext:value-type="float">
            <text:p>11.875 </text:p>
          </table:table-cell>
          <table:table-cell table:style-name="ce28" table:formula="of:=(IF([.$A23]*[.F$13]&lt;=[.$B$7];[.$A23]*[.F$13]*[.$B$8];IF(AND([.$A23]*[.F$13]&gt;[.$B$7];[.$A23]*[.F$13]&lt;=[.$C$7]);[.$A23]*[.F$13]*[.$C$8];IF(AND([.$A23]*[.F$13]&gt;[.$C$7];[.$A23]*[.F$13]&lt;[.$D$7]);[.$A23]*[.F$13]*[.$D$8];[.$A23]*[.F$13]*[.$E$8]))))*[.$F$8]" office:value-type="float" office:value="13571.2201880357" calcext:value-type="float">
            <text:p>13.571 </text:p>
          </table:table-cell>
          <table:table-cell table:style-name="ce28" table:formula="of:=(IF([.$A23]*[.G$13]&lt;=[.$B$7];[.$A23]*[.G$13]*[.$B$8];IF(AND([.$A23]*[.G$13]&gt;[.$B$7];[.$A23]*[.G$13]&lt;=[.$C$7]);[.$A23]*[.G$13]*[.$C$8];IF(AND([.$A23]*[.G$13]&gt;[.$C$7];[.$A23]*[.G$13]&lt;[.$D$7]);[.$A23]*[.G$13]*[.$D$8];[.$A23]*[.G$13]*[.$E$8]))))*[.$F$8]" office:value-type="float" office:value="15267.6227115402" calcext:value-type="float">
            <text:p>15.268 </text:p>
          </table:table-cell>
          <table:table-cell table:style-name="ce28" table:formula="of:=(IF([.$A23]*[.H$13]&lt;=[.$B$7];[.$A23]*[.H$13]*[.$B$8];IF(AND([.$A23]*[.H$13]&gt;[.$B$7];[.$A23]*[.H$13]&lt;=[.$C$7]);[.$A23]*[.H$13]*[.$C$8];IF(AND([.$A23]*[.H$13]&gt;[.$C$7];[.$A23]*[.H$13]&lt;[.$D$7]);[.$A23]*[.H$13]*[.$D$8];[.$A23]*[.H$13]*[.$E$8]))))*[.$F$8]" office:value-type="float" office:value="16964.0252350446" calcext:value-type="float">
            <text:p>16.964 </text:p>
          </table:table-cell>
          <table:table-cell table:style-name="ce28" table:formula="of:=(IF([.$A23]*[.I$13]&lt;=[.$B$7];[.$A23]*[.I$13]*[.$B$8];IF(AND([.$A23]*[.I$13]&gt;[.$B$7];[.$A23]*[.I$13]&lt;=[.$C$7]);[.$A23]*[.I$13]*[.$C$8];IF(AND([.$A23]*[.I$13]&gt;[.$C$7];[.$A23]*[.I$13]&lt;[.$D$7]);[.$A23]*[.I$13]*[.$D$8];[.$A23]*[.I$13]*[.$E$8]))))*[.$F$8]" office:value-type="float" office:value="18660.4277585491" calcext:value-type="float">
            <text:p>18.660 </text:p>
          </table:table-cell>
          <table:table-cell table:style-name="ce28" table:formula="of:=(IF([.$A23]*[.J$13]&lt;=[.$B$7];[.$A23]*[.J$13]*[.$B$8];IF(AND([.$A23]*[.J$13]&gt;[.$B$7];[.$A23]*[.J$13]&lt;=[.$C$7]);[.$A23]*[.J$13]*[.$C$8];IF(AND([.$A23]*[.J$13]&gt;[.$C$7];[.$A23]*[.J$13]&lt;[.$D$7]);[.$A23]*[.J$13]*[.$D$8];[.$A23]*[.J$13]*[.$E$8]))))*[.$F$8]" office:value-type="float" office:value="20356.8302820536" calcext:value-type="float">
            <text:p>20.357 </text:p>
          </table:table-cell>
          <table:table-cell table:style-name="ce28" table:formula="of:=(IF([.$A23]*[.K$13]&lt;=[.$B$7];[.$A23]*[.K$13]*[.$B$8];IF(AND([.$A23]*[.K$13]&gt;[.$B$7];[.$A23]*[.K$13]&lt;=[.$C$7]);[.$A23]*[.K$13]*[.$C$8];IF(AND([.$A23]*[.K$13]&gt;[.$C$7];[.$A23]*[.K$13]&lt;[.$D$7]);[.$A23]*[.K$13]*[.$D$8];[.$A23]*[.K$13]*[.$E$8]))))*[.$F$8]" office:value-type="float" office:value="22053.232805558" calcext:value-type="float">
            <text:p>22.053 </text:p>
          </table:table-cell>
          <table:table-cell table:style-name="ce28" table:formula="of:=(IF([.$A23]*[.L$13]&lt;=[.$B$7];[.$A23]*[.L$13]*[.$B$8];IF(AND([.$A23]*[.L$13]&gt;[.$B$7];[.$A23]*[.L$13]&lt;=[.$C$7]);[.$A23]*[.L$13]*[.$C$8];IF(AND([.$A23]*[.L$13]&gt;[.$C$7];[.$A23]*[.L$13]&lt;[.$D$7]);[.$A23]*[.L$13]*[.$D$8];[.$A23]*[.L$13]*[.$E$8]))))*[.$F$8]" office:value-type="float" office:value="23749.6353290625" calcext:value-type="float">
            <text:p>23.750 </text:p>
          </table:table-cell>
          <table:table-cell table:style-name="ce28" table:formula="of:=(IF([.$A23]*[.M$13]&lt;=[.$B$7];[.$A23]*[.M$13]*[.$B$8];IF(AND([.$A23]*[.M$13]&gt;[.$B$7];[.$A23]*[.M$13]&lt;=[.$C$7]);[.$A23]*[.M$13]*[.$C$8];IF(AND([.$A23]*[.M$13]&gt;[.$C$7];[.$A23]*[.M$13]&lt;[.$D$7]);[.$A23]*[.M$13]*[.$D$8];[.$A23]*[.M$13]*[.$E$8]))))*[.$F$8]" office:value-type="float" office:value="25446.037852567" calcext:value-type="float">
            <text:p>25.446 </text:p>
          </table:table-cell>
          <table:table-cell table:style-name="ce28" table:formula="of:=(IF([.$A23]*[.N$13]&lt;=[.$B$7];[.$A23]*[.N$13]*[.$B$8];IF(AND([.$A23]*[.N$13]&gt;[.$B$7];[.$A23]*[.N$13]&lt;=[.$C$7]);[.$A23]*[.N$13]*[.$C$8];IF(AND([.$A23]*[.N$13]&gt;[.$C$7];[.$A23]*[.N$13]&lt;[.$D$7]);[.$A23]*[.N$13]*[.$D$8];[.$A23]*[.N$13]*[.$E$8]))))*[.$F$8]" office:value-type="float" office:value="27142.4403760714" calcext:value-type="float">
            <text:p>27.142 </text:p>
          </table:table-cell>
          <table:table-cell table:style-name="ce28" table:formula="of:=(IF([.$A23]*[.O$13]&lt;=[.$B$7];[.$A23]*[.O$13]*[.$B$8];IF(AND([.$A23]*[.O$13]&gt;[.$B$7];[.$A23]*[.O$13]&lt;=[.$C$7]);[.$A23]*[.O$13]*[.$C$8];IF(AND([.$A23]*[.O$13]&gt;[.$C$7];[.$A23]*[.O$13]&lt;[.$D$7]);[.$A23]*[.O$13]*[.$D$8];[.$A23]*[.O$13]*[.$E$8]))))*[.$F$8]" office:value-type="float" office:value="28838.8428995759" calcext:value-type="float">
            <text:p>28.839 </text:p>
          </table:table-cell>
          <table:table-cell table:style-name="ce28" table:formula="of:=(IF([.$A23]*[.P$13]&lt;=[.$B$7];[.$A23]*[.P$13]*[.$B$8];IF(AND([.$A23]*[.P$13]&gt;[.$B$7];[.$A23]*[.P$13]&lt;=[.$C$7]);[.$A23]*[.P$13]*[.$C$8];IF(AND([.$A23]*[.P$13]&gt;[.$C$7];[.$A23]*[.P$13]&lt;[.$D$7]);[.$A23]*[.P$13]*[.$D$8];[.$A23]*[.P$13]*[.$E$8]))))*[.$F$8]" office:value-type="float" office:value="30535.2454230804" calcext:value-type="float">
            <text:p>30.535 </text:p>
          </table:table-cell>
          <table:table-cell table:style-name="ce28" table:formula="of:=(IF([.$A23]*[.Q$13]&lt;=[.$B$7];[.$A23]*[.Q$13]*[.$B$8];IF(AND([.$A23]*[.Q$13]&gt;[.$B$7];[.$A23]*[.Q$13]&lt;=[.$C$7]);[.$A23]*[.Q$13]*[.$C$8];IF(AND([.$A23]*[.Q$13]&gt;[.$C$7];[.$A23]*[.Q$13]&lt;[.$D$7]);[.$A23]*[.Q$13]*[.$D$8];[.$A23]*[.Q$13]*[.$E$8]))))*[.$F$8]" office:value-type="float" office:value="32231.6479465848" calcext:value-type="float">
            <text:p>32.232 </text:p>
          </table:table-cell>
          <table:table-cell table:style-name="ce28" table:formula="of:=(IF([.$A23]*[.R$13]&lt;=[.$B$7];[.$A23]*[.R$13]*[.$B$8];IF(AND([.$A23]*[.R$13]&gt;[.$B$7];[.$A23]*[.R$13]&lt;=[.$C$7]);[.$A23]*[.R$13]*[.$C$8];IF(AND([.$A23]*[.R$13]&gt;[.$C$7];[.$A23]*[.R$13]&lt;[.$D$7]);[.$A23]*[.R$13]*[.$D$8];[.$A23]*[.R$13]*[.$E$8]))))*[.$F$8]" office:value-type="float" office:value="33928.0504700893" calcext:value-type="float">
            <text:p>33.928 </text:p>
          </table:table-cell>
          <table:table-cell table:style-name="ce5" table:formula="of:=+[.S22]+0.5" office:value-type="float" office:value="6.5" calcext:value-type="float">
            <text:p>6,50 </text:p>
          </table:table-cell>
          <table:table-cell table:number-columns-repeated="45"/>
        </table:table-row>
        <table:table-row table:style-name="ro1">
          <table:table-cell table:style-name="ce121" table:number-columns-spanned="18" table:number-rows-spanned="1"/>
          <table:covered-table-cell table:number-columns-repeated="17" table:style-name="ce121"/>
          <table:table-cell table:style-name="ce10"/>
          <table:table-cell table:number-columns-repeated="2"/>
          <table:table-cell table:formula="of:=+[.P18]+200" office:value-type="float" office:value="18990.9202603571" calcext:value-type="float">
            <text:p>18.990,92 </text:p>
          </table:table-cell>
          <table:table-cell table:number-columns-repeated="42"/>
        </table:table-row>
        <table:table-row table:style-name="ro1">
          <table:table-cell table:style-name="ce5"/>
          <table:table-cell table:style-name="ce5" office:value-type="float" office:value="10.5" calcext:value-type="float">
            <text:p>10,50 </text:p>
          </table:table-cell>
          <table:table-cell table:style-name="ce5" table:formula="of:=+[.B25]+0.5" office:value-type="float" office:value="11" calcext:value-type="float">
            <text:p>11,00 </text:p>
          </table:table-cell>
          <table:table-cell table:style-name="ce5" table:formula="of:=+[.C25]+0.5" office:value-type="float" office:value="11.5" calcext:value-type="float">
            <text:p>11,50 </text:p>
          </table:table-cell>
          <table:table-cell table:style-name="ce5" table:formula="of:=+[.D25]+0.5" office:value-type="float" office:value="12" calcext:value-type="float">
            <text:p>12,00 </text:p>
          </table:table-cell>
          <table:table-cell table:style-name="ce5" table:formula="of:=+[.E25]+0.5" office:value-type="float" office:value="12.5" calcext:value-type="float">
            <text:p>12,50 </text:p>
          </table:table-cell>
          <table:table-cell table:style-name="ce5" table:formula="of:=+[.F25]+0.5" office:value-type="float" office:value="13" calcext:value-type="float">
            <text:p>13,00 </text:p>
          </table:table-cell>
          <table:table-cell table:style-name="ce5" table:formula="of:=+[.G25]+0.5" office:value-type="float" office:value="13.5" calcext:value-type="float">
            <text:p>13,50 </text:p>
          </table:table-cell>
          <table:table-cell table:style-name="ce5" table:formula="of:=+[.H25]+0.5" office:value-type="float" office:value="14" calcext:value-type="float">
            <text:p>14,00 </text:p>
          </table:table-cell>
          <table:table-cell table:style-name="ce5" table:formula="of:=+[.I25]+0.5" office:value-type="float" office:value="14.5" calcext:value-type="float">
            <text:p>14,50 </text:p>
          </table:table-cell>
          <table:table-cell table:style-name="ce5" table:formula="of:=+[.J25]+0.5" office:value-type="float" office:value="15" calcext:value-type="float">
            <text:p>15,00 </text:p>
          </table:table-cell>
          <table:table-cell table:style-name="ce5" table:formula="of:=+[.K25]+0.5" office:value-type="float" office:value="15.5" calcext:value-type="float">
            <text:p>15,50 </text:p>
          </table:table-cell>
          <table:table-cell table:style-name="ce5" table:formula="of:=+[.L25]+0.5" office:value-type="float" office:value="16" calcext:value-type="float">
            <text:p>16,00 </text:p>
          </table:table-cell>
          <table:table-cell table:style-name="ce5" table:formula="of:=+[.M25]+0.5" office:value-type="float" office:value="16.5" calcext:value-type="float">
            <text:p>16,50 </text:p>
          </table:table-cell>
          <table:table-cell table:style-name="ce5" table:formula="of:=+[.N25]+0.5" office:value-type="float" office:value="17" calcext:value-type="float">
            <text:p>17,00 </text:p>
          </table:table-cell>
          <table:table-cell table:style-name="ce5" table:formula="of:=+[.O25]+0.5" office:value-type="float" office:value="17.5" calcext:value-type="float">
            <text:p>17,50 </text:p>
          </table:table-cell>
          <table:table-cell table:style-name="ce5" table:formula="of:=+[.P25]+0.5" office:value-type="float" office:value="18" calcext:value-type="float">
            <text:p>18,00 </text:p>
          </table:table-cell>
          <table:table-cell table:style-name="ce5" table:formula="of:=+[.Q25]+0.5" office:value-type="float" office:value="18.5" calcext:value-type="float">
            <text:p>18,50 </text:p>
          </table:table-cell>
          <table:table-cell table:style-name="ce5"/>
          <table:table-cell table:number-columns-repeated="45"/>
        </table:table-row>
        <table:table-row table:style-name="ro1">
          <table:table-cell table:style-name="ce5" office:value-type="float" office:value="2" calcext:value-type="float">
            <text:p>2,00 </text:p>
          </table:table-cell>
          <table:table-cell table:style-name="ce12" table:formula="of:=(IF([.$A26]*[.B$25]&lt;=[.$B$7];[.$A26]*[.B$25]*[.$B$8];IF(AND([.$A26]*[.B$25]&gt;[.$B$7];[.$A26]*[.B$25]&lt;=[.$C$7]);[.$A26]*[.B$25]*[.$C$8];IF(AND([.$A26]*[.B$25]&gt;[.$C$7];[.$A26]*[.B$25]&lt;[.$D$7]);[.$A26]*[.B$25]*[.$D$8];[.$A26]*[.B$25]*[.$E$8]))))*[.$F$8]" office:value-type="float" office:value="11298.9803525528" calcext:value-type="float">
            <text:p>11.299 </text:p>
          </table:table-cell>
          <table:table-cell table:style-name="ce12" table:formula="of:=(IF([.$A26]*[.C$25]&lt;=[.$B$7];[.$A26]*[.C$25]*[.$B$8];IF(AND([.$A26]*[.C$25]&gt;[.$B$7];[.$A26]*[.C$25]&lt;=[.$C$7]);[.$A26]*[.C$25]*[.$C$8];IF(AND([.$A26]*[.C$25]&gt;[.$C$7];[.$A26]*[.C$25]&lt;[.$D$7]);[.$A26]*[.C$25]*[.$D$8];[.$A26]*[.C$25]*[.$E$8]))))*[.$F$8]" office:value-type="float" office:value="11483.3401591071" calcext:value-type="float">
            <text:p>11.483 </text:p>
          </table:table-cell>
          <table:table-cell table:style-name="ce12" table:formula="of:=(IF([.$A26]*[.D$25]&lt;=[.$B$7];[.$A26]*[.D$25]*[.$B$8];IF(AND([.$A26]*[.D$25]&gt;[.$B$7];[.$A26]*[.D$25]&lt;=[.$C$7]);[.$A26]*[.D$25]*[.$C$8];IF(AND([.$A26]*[.D$25]&gt;[.$C$7];[.$A26]*[.D$25]&lt;[.$D$7]);[.$A26]*[.D$25]*[.$D$8];[.$A26]*[.D$25]*[.$E$8]))))*[.$F$8]" office:value-type="float" office:value="12005.3101663393" calcext:value-type="float">
            <text:p>12.005 </text:p>
          </table:table-cell>
          <table:table-cell table:style-name="ce12" table:formula="of:=(IF([.$A26]*[.E$25]&lt;=[.$B$7];[.$A26]*[.E$25]*[.$B$8];IF(AND([.$A26]*[.E$25]&gt;[.$B$7];[.$A26]*[.E$25]&lt;=[.$C$7]);[.$A26]*[.E$25]*[.$C$8];IF(AND([.$A26]*[.E$25]&gt;[.$C$7];[.$A26]*[.E$25]&lt;[.$D$7]);[.$A26]*[.E$25]*[.$D$8];[.$A26]*[.E$25]*[.$E$8]))))*[.$F$8]" office:value-type="float" office:value="12527.2801735714" calcext:value-type="float">
            <text:p>12.527 </text:p>
          </table:table-cell>
          <table:table-cell table:style-name="ce12" table:formula="of:=(IF([.$A26]*[.F$25]&lt;=[.$B$7];[.$A26]*[.F$25]*[.$B$8];IF(AND([.$A26]*[.F$25]&gt;[.$B$7];[.$A26]*[.F$25]&lt;=[.$C$7]);[.$A26]*[.F$25]*[.$C$8];IF(AND([.$A26]*[.F$25]&gt;[.$C$7];[.$A26]*[.F$25]&lt;[.$D$7]);[.$A26]*[.F$25]*[.$D$8];[.$A26]*[.F$25]*[.$E$8]))))*[.$F$8]" office:value-type="float" office:value="13049.2501808036" calcext:value-type="float">
            <text:p>13.049 </text:p>
          </table:table-cell>
          <table:table-cell table:style-name="ce12" table:formula="of:=(IF([.$A26]*[.G$25]&lt;=[.$B$7];[.$A26]*[.G$25]*[.$B$8];IF(AND([.$A26]*[.G$25]&gt;[.$B$7];[.$A26]*[.G$25]&lt;=[.$C$7]);[.$A26]*[.G$25]*[.$C$8];IF(AND([.$A26]*[.G$25]&gt;[.$C$7];[.$A26]*[.G$25]&lt;[.$D$7]);[.$A26]*[.G$25]*[.$D$8];[.$A26]*[.G$25]*[.$E$8]))))*[.$F$8]" office:value-type="float" office:value="13571.2201880357" calcext:value-type="float">
            <text:p>13.571 </text:p>
          </table:table-cell>
          <table:table-cell table:style-name="ce12" table:formula="of:=(IF([.$A26]*[.H$25]&lt;=[.$B$7];[.$A26]*[.H$25]*[.$B$8];IF(AND([.$A26]*[.H$25]&gt;[.$B$7];[.$A26]*[.H$25]&lt;=[.$C$7]);[.$A26]*[.H$25]*[.$C$8];IF(AND([.$A26]*[.H$25]&gt;[.$C$7];[.$A26]*[.H$25]&lt;[.$D$7]);[.$A26]*[.H$25]*[.$D$8];[.$A26]*[.H$25]*[.$E$8]))))*[.$F$8]" office:value-type="float" office:value="14093.1901952679" calcext:value-type="float">
            <text:p>14.093 </text:p>
          </table:table-cell>
          <table:table-cell table:style-name="ce12" table:formula="of:=(IF([.$A26]*[.I$25]&lt;=[.$B$7];[.$A26]*[.I$25]*[.$B$8];IF(AND([.$A26]*[.I$25]&gt;[.$B$7];[.$A26]*[.I$25]&lt;=[.$C$7]);[.$A26]*[.I$25]*[.$C$8];IF(AND([.$A26]*[.I$25]&gt;[.$C$7];[.$A26]*[.I$25]&lt;[.$D$7]);[.$A26]*[.I$25]*[.$D$8];[.$A26]*[.I$25]*[.$E$8]))))*[.$F$8]" office:value-type="float" office:value="14615.1602025" calcext:value-type="float">
            <text:p>14.615 </text:p>
          </table:table-cell>
          <table:table-cell table:style-name="ce12" table:formula="of:=(IF([.$A26]*[.J$25]&lt;=[.$B$7];[.$A26]*[.J$25]*[.$B$8];IF(AND([.$A26]*[.J$25]&gt;[.$B$7];[.$A26]*[.J$25]&lt;=[.$C$7]);[.$A26]*[.J$25]*[.$C$8];IF(AND([.$A26]*[.J$25]&gt;[.$C$7];[.$A26]*[.J$25]&lt;[.$D$7]);[.$A26]*[.J$25]*[.$D$8];[.$A26]*[.J$25]*[.$E$8]))))*[.$F$8]" office:value-type="float" office:value="15137.1302097321" calcext:value-type="float">
            <text:p>15.137 </text:p>
          </table:table-cell>
          <table:table-cell table:style-name="ce12" table:formula="of:=(IF([.$A26]*[.K$25]&lt;=[.$B$7];[.$A26]*[.K$25]*[.$B$8];IF(AND([.$A26]*[.K$25]&gt;[.$B$7];[.$A26]*[.K$25]&lt;=[.$C$7]);[.$A26]*[.K$25]*[.$C$8];IF(AND([.$A26]*[.K$25]&gt;[.$C$7];[.$A26]*[.K$25]&lt;[.$D$7]);[.$A26]*[.K$25]*[.$D$8];[.$A26]*[.K$25]*[.$E$8]))))*[.$F$8]" office:value-type="float" office:value="15659.1002169643" calcext:value-type="float">
            <text:p>15.659 </text:p>
          </table:table-cell>
          <table:table-cell table:style-name="ce12" table:formula="of:=(IF([.$A26]*[.L$25]&lt;=[.$B$7];[.$A26]*[.L$25]*[.$B$8];IF(AND([.$A26]*[.L$25]&gt;[.$B$7];[.$A26]*[.L$25]&lt;=[.$C$7]);[.$A26]*[.L$25]*[.$C$8];IF(AND([.$A26]*[.L$25]&gt;[.$C$7];[.$A26]*[.L$25]&lt;[.$D$7]);[.$A26]*[.L$25]*[.$D$8];[.$A26]*[.L$25]*[.$E$8]))))*[.$F$8]" office:value-type="float" office:value="16181.0702241964" calcext:value-type="float">
            <text:p>16.181 </text:p>
          </table:table-cell>
          <table:table-cell table:style-name="ce12" table:formula="of:=(IF([.$A26]*[.M$25]&lt;=[.$B$7];[.$A26]*[.M$25]*[.$B$8];IF(AND([.$A26]*[.M$25]&gt;[.$B$7];[.$A26]*[.M$25]&lt;=[.$C$7]);[.$A26]*[.M$25]*[.$C$8];IF(AND([.$A26]*[.M$25]&gt;[.$C$7];[.$A26]*[.M$25]&lt;[.$D$7]);[.$A26]*[.M$25]*[.$D$8];[.$A26]*[.M$25]*[.$E$8]))))*[.$F$8]" office:value-type="float" office:value="16703.0402314286" calcext:value-type="float">
            <text:p>16.703 </text:p>
          </table:table-cell>
          <table:table-cell table:style-name="ce12" table:formula="of:=(IF([.$A26]*[.N$25]&lt;=[.$B$7];[.$A26]*[.N$25]*[.$B$8];IF(AND([.$A26]*[.N$25]&gt;[.$B$7];[.$A26]*[.N$25]&lt;=[.$C$7]);[.$A26]*[.N$25]*[.$C$8];IF(AND([.$A26]*[.N$25]&gt;[.$C$7];[.$A26]*[.N$25]&lt;[.$D$7]);[.$A26]*[.N$25]*[.$D$8];[.$A26]*[.N$25]*[.$E$8]))))*[.$F$8]" office:value-type="float" office:value="17225.0102386607" calcext:value-type="float">
            <text:p>17.225 </text:p>
          </table:table-cell>
          <table:table-cell table:style-name="ce12" table:formula="of:=(IF([.$A26]*[.O$25]&lt;=[.$B$7];[.$A26]*[.O$25]*[.$B$8];IF(AND([.$A26]*[.O$25]&gt;[.$B$7];[.$A26]*[.O$25]&lt;=[.$C$7]);[.$A26]*[.O$25]*[.$C$8];IF(AND([.$A26]*[.O$25]&gt;[.$C$7];[.$A26]*[.O$25]&lt;[.$D$7]);[.$A26]*[.O$25]*[.$D$8];[.$A26]*[.O$25]*[.$E$8]))))*[.$F$8]" office:value-type="float" office:value="17746.9802458929" calcext:value-type="float">
            <text:p>17.747 </text:p>
          </table:table-cell>
          <table:table-cell table:style-name="ce12" table:formula="of:=(IF([.$A26]*[.P$25]&lt;=[.$B$7];[.$A26]*[.P$25]*[.$B$8];IF(AND([.$A26]*[.P$25]&gt;[.$B$7];[.$A26]*[.P$25]&lt;=[.$C$7]);[.$A26]*[.P$25]*[.$C$8];IF(AND([.$A26]*[.P$25]&gt;[.$C$7];[.$A26]*[.P$25]&lt;[.$D$7]);[.$A26]*[.P$25]*[.$D$8];[.$A26]*[.P$25]*[.$E$8]))))*[.$F$8]" office:value-type="float" office:value="18268.950253125" calcext:value-type="float">
            <text:p>18.269 </text:p>
          </table:table-cell>
          <table:table-cell table:style-name="ce12" table:formula="of:=(IF([.$A26]*[.Q$25]&lt;=[.$B$7];[.$A26]*[.Q$25]*[.$B$8];IF(AND([.$A26]*[.Q$25]&gt;[.$B$7];[.$A26]*[.Q$25]&lt;=[.$C$7]);[.$A26]*[.Q$25]*[.$C$8];IF(AND([.$A26]*[.Q$25]&gt;[.$C$7];[.$A26]*[.Q$25]&lt;[.$D$7]);[.$A26]*[.Q$25]*[.$D$8];[.$A26]*[.Q$25]*[.$E$8]))))*[.$F$8]" office:value-type="float" office:value="18790.9202603571" calcext:value-type="float">
            <text:p>18.791 </text:p>
          </table:table-cell>
          <table:table-cell table:style-name="ce12" table:formula="of:=(IF([.$A26]*[.R$25]&lt;=[.$B$7];[.$A26]*[.R$25]*[.$B$8];IF(AND([.$A26]*[.R$25]&gt;[.$B$7];[.$A26]*[.R$25]&lt;=[.$C$7]);[.$A26]*[.R$25]*[.$C$8];IF(AND([.$A26]*[.R$25]&gt;[.$C$7];[.$A26]*[.R$25]&lt;[.$D$7]);[.$A26]*[.R$25]*[.$D$8];[.$A26]*[.R$25]*[.$E$8]))))*[.$F$8]" office:value-type="float" office:value="19312.8902675893" calcext:value-type="float">
            <text:p>19.313 </text:p>
          </table:table-cell>
          <table:table-cell table:style-name="ce5" office:value-type="float" office:value="2" calcext:value-type="float">
            <text:p>2,00 </text:p>
          </table:table-cell>
          <table:table-cell table:number-columns-repeated="45"/>
        </table:table-row>
        <table:table-row table:style-name="ro1">
          <table:table-cell table:style-name="ce5" table:formula="of:=+[.A26]+0.5" office:value-type="float" office:value="2.5" calcext:value-type="float">
            <text:p>2,50 </text:p>
          </table:table-cell>
          <table:table-cell table:style-name="ce18" table:formula="of:=(IF([.$A27]*[.B$25]&lt;=[.$B$7];[.$A27]*[.B$25]*[.$B$8];IF(AND([.$A27]*[.B$25]&gt;[.$B$7];[.$A27]*[.B$25]&lt;=[.$C$7]);[.$A27]*[.B$25]*[.$C$8];IF(AND([.$A27]*[.B$25]&gt;[.$C$7];[.$A27]*[.B$25]&lt;[.$D$7]);[.$A27]*[.B$25]*[.$D$8];[.$A27]*[.B$25]*[.$E$8]))))*[.$F$8]" office:value-type="float" office:value="13701.7126898438" calcext:value-type="float">
            <text:p>13.702 </text:p>
          </table:table-cell>
          <table:table-cell table:style-name="ce18" table:formula="of:=(IF([.$A27]*[.C$25]&lt;=[.$B$7];[.$A27]*[.C$25]*[.$B$8];IF(AND([.$A27]*[.C$25]&gt;[.$B$7];[.$A27]*[.C$25]&lt;=[.$C$7]);[.$A27]*[.C$25]*[.$C$8];IF(AND([.$A27]*[.C$25]&gt;[.$C$7];[.$A27]*[.C$25]&lt;[.$D$7]);[.$A27]*[.C$25]*[.$D$8];[.$A27]*[.C$25]*[.$E$8]))))*[.$F$8]" office:value-type="float" office:value="14354.1751988839" calcext:value-type="float">
            <text:p>14.354 </text:p>
          </table:table-cell>
          <table:table-cell table:style-name="ce18" table:formula="of:=(IF([.$A27]*[.D$25]&lt;=[.$B$7];[.$A27]*[.D$25]*[.$B$8];IF(AND([.$A27]*[.D$25]&gt;[.$B$7];[.$A27]*[.D$25]&lt;=[.$C$7]);[.$A27]*[.D$25]*[.$C$8];IF(AND([.$A27]*[.D$25]&gt;[.$C$7];[.$A27]*[.D$25]&lt;[.$D$7]);[.$A27]*[.D$25]*[.$D$8];[.$A27]*[.D$25]*[.$E$8]))))*[.$F$8]" office:value-type="float" office:value="15006.6377079241" calcext:value-type="float">
            <text:p>15.007 </text:p>
          </table:table-cell>
          <table:table-cell table:style-name="ce18" table:formula="of:=(IF([.$A27]*[.E$25]&lt;=[.$B$7];[.$A27]*[.E$25]*[.$B$8];IF(AND([.$A27]*[.E$25]&gt;[.$B$7];[.$A27]*[.E$25]&lt;=[.$C$7]);[.$A27]*[.E$25]*[.$C$8];IF(AND([.$A27]*[.E$25]&gt;[.$C$7];[.$A27]*[.E$25]&lt;[.$D$7]);[.$A27]*[.E$25]*[.$D$8];[.$A27]*[.E$25]*[.$E$8]))))*[.$F$8]" office:value-type="float" office:value="15659.1002169643" calcext:value-type="float">
            <text:p>15.659 </text:p>
          </table:table-cell>
          <table:table-cell table:style-name="ce18" table:formula="of:=(IF([.$A27]*[.F$25]&lt;=[.$B$7];[.$A27]*[.F$25]*[.$B$8];IF(AND([.$A27]*[.F$25]&gt;[.$B$7];[.$A27]*[.F$25]&lt;=[.$C$7]);[.$A27]*[.F$25]*[.$C$8];IF(AND([.$A27]*[.F$25]&gt;[.$C$7];[.$A27]*[.F$25]&lt;[.$D$7]);[.$A27]*[.F$25]*[.$D$8];[.$A27]*[.F$25]*[.$E$8]))))*[.$F$8]" office:value-type="float" office:value="16311.5627260045" calcext:value-type="float">
            <text:p>16.312 </text:p>
          </table:table-cell>
          <table:table-cell table:style-name="ce18" table:formula="of:=(IF([.$A27]*[.G$25]&lt;=[.$B$7];[.$A27]*[.G$25]*[.$B$8];IF(AND([.$A27]*[.G$25]&gt;[.$B$7];[.$A27]*[.G$25]&lt;=[.$C$7]);[.$A27]*[.G$25]*[.$C$8];IF(AND([.$A27]*[.G$25]&gt;[.$C$7];[.$A27]*[.G$25]&lt;[.$D$7]);[.$A27]*[.G$25]*[.$D$8];[.$A27]*[.G$25]*[.$E$8]))))*[.$F$8]" office:value-type="float" office:value="16964.0252350446" calcext:value-type="float">
            <text:p>16.964 </text:p>
          </table:table-cell>
          <table:table-cell table:style-name="ce18" table:formula="of:=(IF([.$A27]*[.H$25]&lt;=[.$B$7];[.$A27]*[.H$25]*[.$B$8];IF(AND([.$A27]*[.H$25]&gt;[.$B$7];[.$A27]*[.H$25]&lt;=[.$C$7]);[.$A27]*[.H$25]*[.$C$8];IF(AND([.$A27]*[.H$25]&gt;[.$C$7];[.$A27]*[.H$25]&lt;[.$D$7]);[.$A27]*[.H$25]*[.$D$8];[.$A27]*[.H$25]*[.$E$8]))))*[.$F$8]" office:value-type="float" office:value="17616.4877440848" calcext:value-type="float">
            <text:p>17.616 </text:p>
          </table:table-cell>
          <table:table-cell table:style-name="ce18" table:formula="of:=(IF([.$A27]*[.I$25]&lt;=[.$B$7];[.$A27]*[.I$25]*[.$B$8];IF(AND([.$A27]*[.I$25]&gt;[.$B$7];[.$A27]*[.I$25]&lt;=[.$C$7]);[.$A27]*[.I$25]*[.$C$8];IF(AND([.$A27]*[.I$25]&gt;[.$C$7];[.$A27]*[.I$25]&lt;[.$D$7]);[.$A27]*[.I$25]*[.$D$8];[.$A27]*[.I$25]*[.$E$8]))))*[.$F$8]" office:value-type="float" office:value="18268.950253125" calcext:value-type="float">
            <text:p>18.269 </text:p>
          </table:table-cell>
          <table:table-cell table:style-name="ce18" table:formula="of:=(IF([.$A27]*[.J$25]&lt;=[.$B$7];[.$A27]*[.J$25]*[.$B$8];IF(AND([.$A27]*[.J$25]&gt;[.$B$7];[.$A27]*[.J$25]&lt;=[.$C$7]);[.$A27]*[.J$25]*[.$C$8];IF(AND([.$A27]*[.J$25]&gt;[.$C$7];[.$A27]*[.J$25]&lt;[.$D$7]);[.$A27]*[.J$25]*[.$D$8];[.$A27]*[.J$25]*[.$E$8]))))*[.$F$8]" office:value-type="float" office:value="18921.4127621652" calcext:value-type="float">
            <text:p>18.921 </text:p>
          </table:table-cell>
          <table:table-cell table:style-name="ce18" table:formula="of:=(IF([.$A27]*[.K$25]&lt;=[.$B$7];[.$A27]*[.K$25]*[.$B$8];IF(AND([.$A27]*[.K$25]&gt;[.$B$7];[.$A27]*[.K$25]&lt;=[.$C$7]);[.$A27]*[.K$25]*[.$C$8];IF(AND([.$A27]*[.K$25]&gt;[.$C$7];[.$A27]*[.K$25]&lt;[.$D$7]);[.$A27]*[.K$25]*[.$D$8];[.$A27]*[.K$25]*[.$E$8]))))*[.$F$8]" office:value-type="float" office:value="19573.8752712054" calcext:value-type="float">
            <text:p>19.574 </text:p>
          </table:table-cell>
          <table:table-cell table:style-name="ce18" table:formula="of:=(IF([.$A27]*[.L$25]&lt;=[.$B$7];[.$A27]*[.L$25]*[.$B$8];IF(AND([.$A27]*[.L$25]&gt;[.$B$7];[.$A27]*[.L$25]&lt;=[.$C$7]);[.$A27]*[.L$25]*[.$C$8];IF(AND([.$A27]*[.L$25]&gt;[.$C$7];[.$A27]*[.L$25]&lt;[.$D$7]);[.$A27]*[.L$25]*[.$D$8];[.$A27]*[.L$25]*[.$E$8]))))*[.$F$8]" office:value-type="float" office:value="20226.3377802455" calcext:value-type="float">
            <text:p>20.226 </text:p>
          </table:table-cell>
          <table:table-cell table:style-name="ce18" table:formula="of:=(IF([.$A27]*[.M$25]&lt;=[.$B$7];[.$A27]*[.M$25]*[.$B$8];IF(AND([.$A27]*[.M$25]&gt;[.$B$7];[.$A27]*[.M$25]&lt;=[.$C$7]);[.$A27]*[.M$25]*[.$C$8];IF(AND([.$A27]*[.M$25]&gt;[.$C$7];[.$A27]*[.M$25]&lt;[.$D$7]);[.$A27]*[.M$25]*[.$D$8];[.$A27]*[.M$25]*[.$E$8]))))*[.$F$8]" office:value-type="float" office:value="20878.8002892857" calcext:value-type="float">
            <text:p>20.879 </text:p>
          </table:table-cell>
          <table:table-cell table:style-name="ce18" table:formula="of:=(IF([.$A27]*[.N$25]&lt;=[.$B$7];[.$A27]*[.N$25]*[.$B$8];IF(AND([.$A27]*[.N$25]&gt;[.$B$7];[.$A27]*[.N$25]&lt;=[.$C$7]);[.$A27]*[.N$25]*[.$C$8];IF(AND([.$A27]*[.N$25]&gt;[.$C$7];[.$A27]*[.N$25]&lt;[.$D$7]);[.$A27]*[.N$25]*[.$D$8];[.$A27]*[.N$25]*[.$E$8]))))*[.$F$8]" office:value-type="float" office:value="21531.2627983259" calcext:value-type="float">
            <text:p>21.531 </text:p>
          </table:table-cell>
          <table:table-cell table:style-name="ce18" table:formula="of:=(IF([.$A27]*[.O$25]&lt;=[.$B$7];[.$A27]*[.O$25]*[.$B$8];IF(AND([.$A27]*[.O$25]&gt;[.$B$7];[.$A27]*[.O$25]&lt;=[.$C$7]);[.$A27]*[.O$25]*[.$C$8];IF(AND([.$A27]*[.O$25]&gt;[.$C$7];[.$A27]*[.O$25]&lt;[.$D$7]);[.$A27]*[.O$25]*[.$D$8];[.$A27]*[.O$25]*[.$E$8]))))*[.$F$8]" office:value-type="float" office:value="22183.7253073661" calcext:value-type="float">
            <text:p>22.184 </text:p>
          </table:table-cell>
          <table:table-cell table:style-name="ce18" table:formula="of:=(IF([.$A27]*[.P$25]&lt;=[.$B$7];[.$A27]*[.P$25]*[.$B$8];IF(AND([.$A27]*[.P$25]&gt;[.$B$7];[.$A27]*[.P$25]&lt;=[.$C$7]);[.$A27]*[.P$25]*[.$C$8];IF(AND([.$A27]*[.P$25]&gt;[.$C$7];[.$A27]*[.P$25]&lt;[.$D$7]);[.$A27]*[.P$25]*[.$D$8];[.$A27]*[.P$25]*[.$E$8]))))*[.$F$8]" office:value-type="float" office:value="22836.1878164063" calcext:value-type="float">
            <text:p>22.836 </text:p>
          </table:table-cell>
          <table:table-cell table:style-name="ce18" table:formula="of:=(IF([.$A27]*[.Q$25]&lt;=[.$B$7];[.$A27]*[.Q$25]*[.$B$8];IF(AND([.$A27]*[.Q$25]&gt;[.$B$7];[.$A27]*[.Q$25]&lt;=[.$C$7]);[.$A27]*[.Q$25]*[.$C$8];IF(AND([.$A27]*[.Q$25]&gt;[.$C$7];[.$A27]*[.Q$25]&lt;[.$D$7]);[.$A27]*[.Q$25]*[.$D$8];[.$A27]*[.Q$25]*[.$E$8]))))*[.$F$8]" office:value-type="float" office:value="23488.6503254464" calcext:value-type="float">
            <text:p>23.489 </text:p>
          </table:table-cell>
          <table:table-cell table:style-name="ce18" table:formula="of:=(IF([.$A27]*[.R$25]&lt;=[.$B$7];[.$A27]*[.R$25]*[.$B$8];IF(AND([.$A27]*[.R$25]&gt;[.$B$7];[.$A27]*[.R$25]&lt;=[.$C$7]);[.$A27]*[.R$25]*[.$C$8];IF(AND([.$A27]*[.R$25]&gt;[.$C$7];[.$A27]*[.R$25]&lt;[.$D$7]);[.$A27]*[.R$25]*[.$D$8];[.$A27]*[.R$25]*[.$E$8]))))*[.$F$8]" office:value-type="float" office:value="24141.1128344866" calcext:value-type="float">
            <text:p>24.141 </text:p>
          </table:table-cell>
          <table:table-cell table:style-name="ce5" table:formula="of:=+[.S26]+0.5" office:value-type="float" office:value="2.5" calcext:value-type="float">
            <text:p>2,50 </text:p>
          </table:table-cell>
          <table:table-cell table:number-columns-repeated="45"/>
        </table:table-row>
        <table:table-row table:style-name="ro1">
          <table:table-cell table:style-name="ce6" table:formula="of:=+[.A27]+0.5" office:value-type="float" office:value="3" calcext:value-type="float">
            <text:p>3,00 </text:p>
          </table:table-cell>
          <table:table-cell table:style-name="ce19" table:formula="of:=(IF([.$A28]*[.B$25]&lt;=[.$B$7];[.$A28]*[.B$25]*[.$B$8];IF(AND([.$A28]*[.B$25]&gt;[.$B$7];[.$A28]*[.B$25]&lt;=[.$C$7]);[.$A28]*[.B$25]*[.$C$8];IF(AND([.$A28]*[.B$25]&gt;[.$C$7];[.$A28]*[.B$25]&lt;[.$D$7]);[.$A28]*[.B$25]*[.$D$8];[.$A28]*[.B$25]*[.$E$8]))))*[.$F$8]" office:value-type="float" office:value="16442.0552278125" calcext:value-type="float">
            <text:p>16.442 </text:p>
          </table:table-cell>
          <table:table-cell table:style-name="ce19" table:formula="of:=(IF([.$A28]*[.C$25]&lt;=[.$B$7];[.$A28]*[.C$25]*[.$B$8];IF(AND([.$A28]*[.C$25]&gt;[.$B$7];[.$A28]*[.C$25]&lt;=[.$C$7]);[.$A28]*[.C$25]*[.$C$8];IF(AND([.$A28]*[.C$25]&gt;[.$C$7];[.$A28]*[.C$25]&lt;[.$D$7]);[.$A28]*[.C$25]*[.$D$8];[.$A28]*[.C$25]*[.$E$8]))))*[.$F$8]" office:value-type="float" office:value="17225.0102386607" calcext:value-type="float">
            <text:p>17.225 </text:p>
          </table:table-cell>
          <table:table-cell table:style-name="ce19" table:formula="of:=(IF([.$A28]*[.D$25]&lt;=[.$B$7];[.$A28]*[.D$25]*[.$B$8];IF(AND([.$A28]*[.D$25]&gt;[.$B$7];[.$A28]*[.D$25]&lt;=[.$C$7]);[.$A28]*[.D$25]*[.$C$8];IF(AND([.$A28]*[.D$25]&gt;[.$C$7];[.$A28]*[.D$25]&lt;[.$D$7]);[.$A28]*[.D$25]*[.$D$8];[.$A28]*[.D$25]*[.$E$8]))))*[.$F$8]" office:value-type="float" office:value="18007.9652495089" calcext:value-type="float">
            <text:p>18.008 </text:p>
          </table:table-cell>
          <table:table-cell table:style-name="ce19" table:formula="of:=(IF([.$A28]*[.E$25]&lt;=[.$B$7];[.$A28]*[.E$25]*[.$B$8];IF(AND([.$A28]*[.E$25]&gt;[.$B$7];[.$A28]*[.E$25]&lt;=[.$C$7]);[.$A28]*[.E$25]*[.$C$8];IF(AND([.$A28]*[.E$25]&gt;[.$C$7];[.$A28]*[.E$25]&lt;[.$D$7]);[.$A28]*[.E$25]*[.$D$8];[.$A28]*[.E$25]*[.$E$8]))))*[.$F$8]" office:value-type="float" office:value="18790.9202603571" calcext:value-type="float">
            <text:p>18.791 </text:p>
          </table:table-cell>
          <table:table-cell table:style-name="ce19" table:formula="of:=(IF([.$A28]*[.F$25]&lt;=[.$B$7];[.$A28]*[.F$25]*[.$B$8];IF(AND([.$A28]*[.F$25]&gt;[.$B$7];[.$A28]*[.F$25]&lt;=[.$C$7]);[.$A28]*[.F$25]*[.$C$8];IF(AND([.$A28]*[.F$25]&gt;[.$C$7];[.$A28]*[.F$25]&lt;[.$D$7]);[.$A28]*[.F$25]*[.$D$8];[.$A28]*[.F$25]*[.$E$8]))))*[.$F$8]" office:value-type="float" office:value="19573.8752712054" calcext:value-type="float">
            <text:p>19.574 </text:p>
          </table:table-cell>
          <table:table-cell table:style-name="ce19" table:formula="of:=(IF([.$A28]*[.G$25]&lt;=[.$B$7];[.$A28]*[.G$25]*[.$B$8];IF(AND([.$A28]*[.G$25]&gt;[.$B$7];[.$A28]*[.G$25]&lt;=[.$C$7]);[.$A28]*[.G$25]*[.$C$8];IF(AND([.$A28]*[.G$25]&gt;[.$C$7];[.$A28]*[.G$25]&lt;[.$D$7]);[.$A28]*[.G$25]*[.$D$8];[.$A28]*[.G$25]*[.$E$8]))))*[.$F$8]" office:value-type="float" office:value="20356.8302820536" calcext:value-type="float">
            <text:p>20.357 </text:p>
          </table:table-cell>
          <table:table-cell table:style-name="ce19" table:formula="of:=(IF([.$A28]*[.H$25]&lt;=[.$B$7];[.$A28]*[.H$25]*[.$B$8];IF(AND([.$A28]*[.H$25]&gt;[.$B$7];[.$A28]*[.H$25]&lt;=[.$C$7]);[.$A28]*[.H$25]*[.$C$8];IF(AND([.$A28]*[.H$25]&gt;[.$C$7];[.$A28]*[.H$25]&lt;[.$D$7]);[.$A28]*[.H$25]*[.$D$8];[.$A28]*[.H$25]*[.$E$8]))))*[.$F$8]" office:value-type="float" office:value="21139.7852929018" calcext:value-type="float">
            <text:p>21.140 </text:p>
          </table:table-cell>
          <table:table-cell table:style-name="ce19" table:formula="of:=(IF([.$A28]*[.I$25]&lt;=[.$B$7];[.$A28]*[.I$25]*[.$B$8];IF(AND([.$A28]*[.I$25]&gt;[.$B$7];[.$A28]*[.I$25]&lt;=[.$C$7]);[.$A28]*[.I$25]*[.$C$8];IF(AND([.$A28]*[.I$25]&gt;[.$C$7];[.$A28]*[.I$25]&lt;[.$D$7]);[.$A28]*[.I$25]*[.$D$8];[.$A28]*[.I$25]*[.$E$8]))))*[.$F$8]" office:value-type="float" office:value="21922.74030375" calcext:value-type="float">
            <text:p>21.923 </text:p>
          </table:table-cell>
          <table:table-cell table:style-name="ce19" table:formula="of:=(IF([.$A28]*[.J$25]&lt;=[.$B$7];[.$A28]*[.J$25]*[.$B$8];IF(AND([.$A28]*[.J$25]&gt;[.$B$7];[.$A28]*[.J$25]&lt;=[.$C$7]);[.$A28]*[.J$25]*[.$C$8];IF(AND([.$A28]*[.J$25]&gt;[.$C$7];[.$A28]*[.J$25]&lt;[.$D$7]);[.$A28]*[.J$25]*[.$D$8];[.$A28]*[.J$25]*[.$E$8]))))*[.$F$8]" office:value-type="float" office:value="22705.6953145982" calcext:value-type="float">
            <text:p>22.706 </text:p>
          </table:table-cell>
          <table:table-cell table:style-name="ce19" table:formula="of:=(IF([.$A28]*[.K$25]&lt;=[.$B$7];[.$A28]*[.K$25]*[.$B$8];IF(AND([.$A28]*[.K$25]&gt;[.$B$7];[.$A28]*[.K$25]&lt;=[.$C$7]);[.$A28]*[.K$25]*[.$C$8];IF(AND([.$A28]*[.K$25]&gt;[.$C$7];[.$A28]*[.K$25]&lt;[.$D$7]);[.$A28]*[.K$25]*[.$D$8];[.$A28]*[.K$25]*[.$E$8]))))*[.$F$8]" office:value-type="float" office:value="23488.6503254464" calcext:value-type="float">
            <text:p>23.489 </text:p>
          </table:table-cell>
          <table:table-cell table:style-name="ce19" table:formula="of:=(IF([.$A28]*[.L$25]&lt;=[.$B$7];[.$A28]*[.L$25]*[.$B$8];IF(AND([.$A28]*[.L$25]&gt;[.$B$7];[.$A28]*[.L$25]&lt;=[.$C$7]);[.$A28]*[.L$25]*[.$C$8];IF(AND([.$A28]*[.L$25]&gt;[.$C$7];[.$A28]*[.L$25]&lt;[.$D$7]);[.$A28]*[.L$25]*[.$D$8];[.$A28]*[.L$25]*[.$E$8]))))*[.$F$8]" office:value-type="float" office:value="24271.6053362946" calcext:value-type="float">
            <text:p>24.272 </text:p>
          </table:table-cell>
          <table:table-cell table:style-name="ce19" table:formula="of:=(IF([.$A28]*[.M$25]&lt;=[.$B$7];[.$A28]*[.M$25]*[.$B$8];IF(AND([.$A28]*[.M$25]&gt;[.$B$7];[.$A28]*[.M$25]&lt;=[.$C$7]);[.$A28]*[.M$25]*[.$C$8];IF(AND([.$A28]*[.M$25]&gt;[.$C$7];[.$A28]*[.M$25]&lt;[.$D$7]);[.$A28]*[.M$25]*[.$D$8];[.$A28]*[.M$25]*[.$E$8]))))*[.$F$8]" office:value-type="float" office:value="25054.5603471429" calcext:value-type="float">
            <text:p>25.055 </text:p>
          </table:table-cell>
          <table:table-cell table:style-name="ce19" table:formula="of:=(IF([.$A28]*[.N$25]&lt;=[.$B$7];[.$A28]*[.N$25]*[.$B$8];IF(AND([.$A28]*[.N$25]&gt;[.$B$7];[.$A28]*[.N$25]&lt;=[.$C$7]);[.$A28]*[.N$25]*[.$C$8];IF(AND([.$A28]*[.N$25]&gt;[.$C$7];[.$A28]*[.N$25]&lt;[.$D$7]);[.$A28]*[.N$25]*[.$D$8];[.$A28]*[.N$25]*[.$E$8]))))*[.$F$8]" office:value-type="float" office:value="25837.5153579911" calcext:value-type="float">
            <text:p>25.838 </text:p>
          </table:table-cell>
          <table:table-cell table:style-name="ce19" table:formula="of:=(IF([.$A28]*[.O$25]&lt;=[.$B$7];[.$A28]*[.O$25]*[.$B$8];IF(AND([.$A28]*[.O$25]&gt;[.$B$7];[.$A28]*[.O$25]&lt;=[.$C$7]);[.$A28]*[.O$25]*[.$C$8];IF(AND([.$A28]*[.O$25]&gt;[.$C$7];[.$A28]*[.O$25]&lt;[.$D$7]);[.$A28]*[.O$25]*[.$D$8];[.$A28]*[.O$25]*[.$E$8]))))*[.$F$8]" office:value-type="float" office:value="26620.4703688393" calcext:value-type="float">
            <text:p>26.620 </text:p>
          </table:table-cell>
          <table:table-cell table:style-name="ce19" table:formula="of:=(IF([.$A28]*[.P$25]&lt;=[.$B$7];[.$A28]*[.P$25]*[.$B$8];IF(AND([.$A28]*[.P$25]&gt;[.$B$7];[.$A28]*[.P$25]&lt;=[.$C$7]);[.$A28]*[.P$25]*[.$C$8];IF(AND([.$A28]*[.P$25]&gt;[.$C$7];[.$A28]*[.P$25]&lt;[.$D$7]);[.$A28]*[.P$25]*[.$D$8];[.$A28]*[.P$25]*[.$E$8]))))*[.$F$8]" office:value-type="float" office:value="27403.4253796875" calcext:value-type="float">
            <text:p>27.403 </text:p>
          </table:table-cell>
          <table:table-cell table:style-name="ce19" table:formula="of:=(IF([.$A28]*[.Q$25]&lt;=[.$B$7];[.$A28]*[.Q$25]*[.$B$8];IF(AND([.$A28]*[.Q$25]&gt;[.$B$7];[.$A28]*[.Q$25]&lt;=[.$C$7]);[.$A28]*[.Q$25]*[.$C$8];IF(AND([.$A28]*[.Q$25]&gt;[.$C$7];[.$A28]*[.Q$25]&lt;[.$D$7]);[.$A28]*[.Q$25]*[.$D$8];[.$A28]*[.Q$25]*[.$E$8]))))*[.$F$8]" office:value-type="float" office:value="28186.3803905357" calcext:value-type="float">
            <text:p>28.186 </text:p>
          </table:table-cell>
          <table:table-cell table:style-name="ce19" table:formula="of:=(IF([.$A28]*[.R$25]&lt;=[.$B$7];[.$A28]*[.R$25]*[.$B$8];IF(AND([.$A28]*[.R$25]&gt;[.$B$7];[.$A28]*[.R$25]&lt;=[.$C$7]);[.$A28]*[.R$25]*[.$C$8];IF(AND([.$A28]*[.R$25]&gt;[.$C$7];[.$A28]*[.R$25]&lt;[.$D$7]);[.$A28]*[.R$25]*[.$D$8];[.$A28]*[.R$25]*[.$E$8]))))*[.$F$8]" office:value-type="float" office:value="28969.3354013839" calcext:value-type="float">
            <text:p>28.969 </text:p>
          </table:table-cell>
          <table:table-cell table:style-name="ce6" table:formula="of:=+[.S27]+0.5" office:value-type="float" office:value="3" calcext:value-type="float">
            <text:p>3,00 </text:p>
          </table:table-cell>
          <table:table-cell table:number-columns-repeated="2"/>
          <table:table-cell table:formula="of:=+5340/1.21" office:value-type="float" office:value="4413.22314049587" calcext:value-type="float">
            <text:p>4.413,22 </text:p>
          </table:table-cell>
          <table:table-cell table:number-columns-repeated="42"/>
        </table:table-row>
        <table:table-row table:style-name="ro1">
          <table:table-cell table:style-name="ce5" table:formula="of:=+[.A28]+0.5" office:value-type="float" office:value="3.5" calcext:value-type="float">
            <text:p>3,50 </text:p>
          </table:table-cell>
          <table:table-cell table:style-name="ce18" table:formula="of:=(IF([.$A29]*[.B$25]&lt;=[.$B$7];[.$A29]*[.B$25]*[.$B$8];IF(AND([.$A29]*[.B$25]&gt;[.$B$7];[.$A29]*[.B$25]&lt;=[.$C$7]);[.$A29]*[.B$25]*[.$C$8];IF(AND([.$A29]*[.B$25]&gt;[.$C$7];[.$A29]*[.B$25]&lt;[.$D$7]);[.$A29]*[.B$25]*[.$D$8];[.$A29]*[.B$25]*[.$E$8]))))*[.$F$8]" office:value-type="float" office:value="19182.3977657813" calcext:value-type="float">
            <text:p>19.182 </text:p>
          </table:table-cell>
          <table:table-cell table:style-name="ce18" table:formula="of:=(IF([.$A29]*[.C$25]&lt;=[.$B$7];[.$A29]*[.C$25]*[.$B$8];IF(AND([.$A29]*[.C$25]&gt;[.$B$7];[.$A29]*[.C$25]&lt;=[.$C$7]);[.$A29]*[.C$25]*[.$C$8];IF(AND([.$A29]*[.C$25]&gt;[.$C$7];[.$A29]*[.C$25]&lt;[.$D$7]);[.$A29]*[.C$25]*[.$D$8];[.$A29]*[.C$25]*[.$E$8]))))*[.$F$8]" office:value-type="float" office:value="20095.8452784375" calcext:value-type="float">
            <text:p>20.096 </text:p>
          </table:table-cell>
          <table:table-cell table:style-name="ce18" table:formula="of:=(IF([.$A29]*[.D$25]&lt;=[.$B$7];[.$A29]*[.D$25]*[.$B$8];IF(AND([.$A29]*[.D$25]&gt;[.$B$7];[.$A29]*[.D$25]&lt;=[.$C$7]);[.$A29]*[.D$25]*[.$C$8];IF(AND([.$A29]*[.D$25]&gt;[.$C$7];[.$A29]*[.D$25]&lt;[.$D$7]);[.$A29]*[.D$25]*[.$D$8];[.$A29]*[.D$25]*[.$E$8]))))*[.$F$8]" office:value-type="float" office:value="21009.2927910938" calcext:value-type="float">
            <text:p>21.009 </text:p>
          </table:table-cell>
          <table:table-cell table:style-name="ce18" table:formula="of:=(IF([.$A29]*[.E$25]&lt;=[.$B$7];[.$A29]*[.E$25]*[.$B$8];IF(AND([.$A29]*[.E$25]&gt;[.$B$7];[.$A29]*[.E$25]&lt;=[.$C$7]);[.$A29]*[.E$25]*[.$C$8];IF(AND([.$A29]*[.E$25]&gt;[.$C$7];[.$A29]*[.E$25]&lt;[.$D$7]);[.$A29]*[.E$25]*[.$D$8];[.$A29]*[.E$25]*[.$E$8]))))*[.$F$8]" office:value-type="float" office:value="21922.74030375" calcext:value-type="float">
            <text:p>21.923 </text:p>
          </table:table-cell>
          <table:table-cell table:style-name="ce18" table:formula="of:=(IF([.$A29]*[.F$25]&lt;=[.$B$7];[.$A29]*[.F$25]*[.$B$8];IF(AND([.$A29]*[.F$25]&gt;[.$B$7];[.$A29]*[.F$25]&lt;=[.$C$7]);[.$A29]*[.F$25]*[.$C$8];IF(AND([.$A29]*[.F$25]&gt;[.$C$7];[.$A29]*[.F$25]&lt;[.$D$7]);[.$A29]*[.F$25]*[.$D$8];[.$A29]*[.F$25]*[.$E$8]))))*[.$F$8]" office:value-type="float" office:value="22836.1878164063" calcext:value-type="float">
            <text:p>22.836 </text:p>
          </table:table-cell>
          <table:table-cell table:style-name="ce18" table:formula="of:=(IF([.$A29]*[.G$25]&lt;=[.$B$7];[.$A29]*[.G$25]*[.$B$8];IF(AND([.$A29]*[.G$25]&gt;[.$B$7];[.$A29]*[.G$25]&lt;=[.$C$7]);[.$A29]*[.G$25]*[.$C$8];IF(AND([.$A29]*[.G$25]&gt;[.$C$7];[.$A29]*[.G$25]&lt;[.$D$7]);[.$A29]*[.G$25]*[.$D$8];[.$A29]*[.G$25]*[.$E$8]))))*[.$F$8]" office:value-type="float" office:value="23749.6353290625" calcext:value-type="float">
            <text:p>23.750 </text:p>
          </table:table-cell>
          <table:table-cell table:style-name="ce18" table:formula="of:=(IF([.$A29]*[.H$25]&lt;=[.$B$7];[.$A29]*[.H$25]*[.$B$8];IF(AND([.$A29]*[.H$25]&gt;[.$B$7];[.$A29]*[.H$25]&lt;=[.$C$7]);[.$A29]*[.H$25]*[.$C$8];IF(AND([.$A29]*[.H$25]&gt;[.$C$7];[.$A29]*[.H$25]&lt;[.$D$7]);[.$A29]*[.H$25]*[.$D$8];[.$A29]*[.H$25]*[.$E$8]))))*[.$F$8]" office:value-type="float" office:value="24663.0828417188" calcext:value-type="float">
            <text:p>24.663 </text:p>
          </table:table-cell>
          <table:table-cell table:style-name="ce18" table:formula="of:=(IF([.$A29]*[.I$25]&lt;=[.$B$7];[.$A29]*[.I$25]*[.$B$8];IF(AND([.$A29]*[.I$25]&gt;[.$B$7];[.$A29]*[.I$25]&lt;=[.$C$7]);[.$A29]*[.I$25]*[.$C$8];IF(AND([.$A29]*[.I$25]&gt;[.$C$7];[.$A29]*[.I$25]&lt;[.$D$7]);[.$A29]*[.I$25]*[.$D$8];[.$A29]*[.I$25]*[.$E$8]))))*[.$F$8]" office:value-type="float" office:value="25576.530354375" calcext:value-type="float">
            <text:p>25.577 </text:p>
          </table:table-cell>
          <table:table-cell table:style-name="ce18" table:formula="of:=(IF([.$A29]*[.J$25]&lt;=[.$B$7];[.$A29]*[.J$25]*[.$B$8];IF(AND([.$A29]*[.J$25]&gt;[.$B$7];[.$A29]*[.J$25]&lt;=[.$C$7]);[.$A29]*[.J$25]*[.$C$8];IF(AND([.$A29]*[.J$25]&gt;[.$C$7];[.$A29]*[.J$25]&lt;[.$D$7]);[.$A29]*[.J$25]*[.$D$8];[.$A29]*[.J$25]*[.$E$8]))))*[.$F$8]" office:value-type="float" office:value="26489.9778670313" calcext:value-type="float">
            <text:p>26.490 </text:p>
          </table:table-cell>
          <table:table-cell table:style-name="ce18" table:formula="of:=(IF([.$A29]*[.K$25]&lt;=[.$B$7];[.$A29]*[.K$25]*[.$B$8];IF(AND([.$A29]*[.K$25]&gt;[.$B$7];[.$A29]*[.K$25]&lt;=[.$C$7]);[.$A29]*[.K$25]*[.$C$8];IF(AND([.$A29]*[.K$25]&gt;[.$C$7];[.$A29]*[.K$25]&lt;[.$D$7]);[.$A29]*[.K$25]*[.$D$8];[.$A29]*[.K$25]*[.$E$8]))))*[.$F$8]" office:value-type="float" office:value="27403.4253796875" calcext:value-type="float">
            <text:p>27.403 </text:p>
          </table:table-cell>
          <table:table-cell table:style-name="ce18" table:formula="of:=(IF([.$A29]*[.L$25]&lt;=[.$B$7];[.$A29]*[.L$25]*[.$B$8];IF(AND([.$A29]*[.L$25]&gt;[.$B$7];[.$A29]*[.L$25]&lt;=[.$C$7]);[.$A29]*[.L$25]*[.$C$8];IF(AND([.$A29]*[.L$25]&gt;[.$C$7];[.$A29]*[.L$25]&lt;[.$D$7]);[.$A29]*[.L$25]*[.$D$8];[.$A29]*[.L$25]*[.$E$8]))))*[.$F$8]" office:value-type="float" office:value="28316.8728923438" calcext:value-type="float">
            <text:p>28.317 </text:p>
          </table:table-cell>
          <table:table-cell table:style-name="ce18" table:formula="of:=(IF([.$A29]*[.M$25]&lt;=[.$B$7];[.$A29]*[.M$25]*[.$B$8];IF(AND([.$A29]*[.M$25]&gt;[.$B$7];[.$A29]*[.M$25]&lt;=[.$C$7]);[.$A29]*[.M$25]*[.$C$8];IF(AND([.$A29]*[.M$25]&gt;[.$C$7];[.$A29]*[.M$25]&lt;[.$D$7]);[.$A29]*[.M$25]*[.$D$8];[.$A29]*[.M$25]*[.$E$8]))))*[.$F$8]" office:value-type="float" office:value="29230.320405" calcext:value-type="float">
            <text:p>29.230 </text:p>
          </table:table-cell>
          <table:table-cell table:style-name="ce18" table:formula="of:=(IF([.$A29]*[.N$25]&lt;=[.$B$7];[.$A29]*[.N$25]*[.$B$8];IF(AND([.$A29]*[.N$25]&gt;[.$B$7];[.$A29]*[.N$25]&lt;=[.$C$7]);[.$A29]*[.N$25]*[.$C$8];IF(AND([.$A29]*[.N$25]&gt;[.$C$7];[.$A29]*[.N$25]&lt;[.$D$7]);[.$A29]*[.N$25]*[.$D$8];[.$A29]*[.N$25]*[.$E$8]))))*[.$F$8]" office:value-type="float" office:value="30143.7679176563" calcext:value-type="float">
            <text:p>30.144 </text:p>
          </table:table-cell>
          <table:table-cell table:style-name="ce18" table:formula="of:=(IF([.$A29]*[.O$25]&lt;=[.$B$7];[.$A29]*[.O$25]*[.$B$8];IF(AND([.$A29]*[.O$25]&gt;[.$B$7];[.$A29]*[.O$25]&lt;=[.$C$7]);[.$A29]*[.O$25]*[.$C$8];IF(AND([.$A29]*[.O$25]&gt;[.$C$7];[.$A29]*[.O$25]&lt;[.$D$7]);[.$A29]*[.O$25]*[.$D$8];[.$A29]*[.O$25]*[.$E$8]))))*[.$F$8]" office:value-type="float" office:value="31057.2154303125" calcext:value-type="float">
            <text:p>31.057 </text:p>
          </table:table-cell>
          <table:table-cell table:style-name="ce18" table:formula="of:=(IF([.$A29]*[.P$25]&lt;=[.$B$7];[.$A29]*[.P$25]*[.$B$8];IF(AND([.$A29]*[.P$25]&gt;[.$B$7];[.$A29]*[.P$25]&lt;=[.$C$7]);[.$A29]*[.P$25]*[.$C$8];IF(AND([.$A29]*[.P$25]&gt;[.$C$7];[.$A29]*[.P$25]&lt;[.$D$7]);[.$A29]*[.P$25]*[.$D$8];[.$A29]*[.P$25]*[.$E$8]))))*[.$F$8]" office:value-type="float" office:value="31970.6629429688" calcext:value-type="float">
            <text:p>31.971 </text:p>
          </table:table-cell>
          <table:table-cell table:style-name="ce18" table:formula="of:=(IF([.$A29]*[.Q$25]&lt;=[.$B$7];[.$A29]*[.Q$25]*[.$B$8];IF(AND([.$A29]*[.Q$25]&gt;[.$B$7];[.$A29]*[.Q$25]&lt;=[.$C$7]);[.$A29]*[.Q$25]*[.$C$8];IF(AND([.$A29]*[.Q$25]&gt;[.$C$7];[.$A29]*[.Q$25]&lt;[.$D$7]);[.$A29]*[.Q$25]*[.$D$8];[.$A29]*[.Q$25]*[.$E$8]))))*[.$F$8]" office:value-type="float" office:value="32884.110455625" calcext:value-type="float">
            <text:p>32.884 </text:p>
          </table:table-cell>
          <table:table-cell table:style-name="ce18" table:formula="of:=(IF([.$A29]*[.R$25]&lt;=[.$B$7];[.$A29]*[.R$25]*[.$B$8];IF(AND([.$A29]*[.R$25]&gt;[.$B$7];[.$A29]*[.R$25]&lt;=[.$C$7]);[.$A29]*[.R$25]*[.$C$8];IF(AND([.$A29]*[.R$25]&gt;[.$C$7];[.$A29]*[.R$25]&lt;[.$D$7]);[.$A29]*[.R$25]*[.$D$8];[.$A29]*[.R$25]*[.$E$8]))))*[.$F$8]" office:value-type="float" office:value="33797.5579682812" calcext:value-type="float">
            <text:p>33.798 </text:p>
          </table:table-cell>
          <table:table-cell table:style-name="ce5" table:formula="of:=+[.S28]+0.5" office:value-type="float" office:value="3.5" calcext:value-type="float">
            <text:p>3,50 </text:p>
          </table:table-cell>
          <table:table-cell/>
          <table:table-cell table:formula="of:=+[.J18]/24" office:value-type="float" office:value="521.970007232143" calcext:value-type="float">
            <text:p>521,97 </text:p>
          </table:table-cell>
          <table:table-cell table:number-columns-repeated="43"/>
        </table:table-row>
        <table:table-row table:style-name="ro1">
          <table:table-cell table:style-name="ce7" table:formula="of:=+[.A29]+0.5" office:value-type="float" office:value="4" calcext:value-type="float">
            <text:p>4,00 </text:p>
          </table:table-cell>
          <table:table-cell table:style-name="ce20" table:formula="of:=(IF([.$A30]*[.B$25]&lt;=[.$B$7];[.$A30]*[.B$25]*[.$B$8];IF(AND([.$A30]*[.B$25]&gt;[.$B$7];[.$A30]*[.B$25]&lt;=[.$C$7]);[.$A30]*[.B$25]*[.$C$8];IF(AND([.$A30]*[.B$25]&gt;[.$C$7];[.$A30]*[.B$25]&lt;[.$D$7]);[.$A30]*[.B$25]*[.$D$8];[.$A30]*[.B$25]*[.$E$8]))))*[.$F$8]" office:value-type="float" office:value="21922.74030375" calcext:value-type="float">
            <text:p>21.923 </text:p>
          </table:table-cell>
          <table:table-cell table:style-name="ce20" table:formula="of:=(IF([.$A30]*[.C$25]&lt;=[.$B$7];[.$A30]*[.C$25]*[.$B$8];IF(AND([.$A30]*[.C$25]&gt;[.$B$7];[.$A30]*[.C$25]&lt;=[.$C$7]);[.$A30]*[.C$25]*[.$C$8];IF(AND([.$A30]*[.C$25]&gt;[.$C$7];[.$A30]*[.C$25]&lt;[.$D$7]);[.$A30]*[.C$25]*[.$D$8];[.$A30]*[.C$25]*[.$E$8]))))*[.$F$8]" office:value-type="float" office:value="22966.6803182143" calcext:value-type="float">
            <text:p>22.967 </text:p>
          </table:table-cell>
          <table:table-cell table:style-name="ce20" table:formula="of:=(IF([.$A30]*[.D$25]&lt;=[.$B$7];[.$A30]*[.D$25]*[.$B$8];IF(AND([.$A30]*[.D$25]&gt;[.$B$7];[.$A30]*[.D$25]&lt;=[.$C$7]);[.$A30]*[.D$25]*[.$C$8];IF(AND([.$A30]*[.D$25]&gt;[.$C$7];[.$A30]*[.D$25]&lt;[.$D$7]);[.$A30]*[.D$25]*[.$D$8];[.$A30]*[.D$25]*[.$E$8]))))*[.$F$8]" office:value-type="float" office:value="24010.6203326786" calcext:value-type="float">
            <text:p>24.011 </text:p>
          </table:table-cell>
          <table:table-cell table:style-name="ce20" table:formula="of:=(IF([.$A30]*[.E$25]&lt;=[.$B$7];[.$A30]*[.E$25]*[.$B$8];IF(AND([.$A30]*[.E$25]&gt;[.$B$7];[.$A30]*[.E$25]&lt;=[.$C$7]);[.$A30]*[.E$25]*[.$C$8];IF(AND([.$A30]*[.E$25]&gt;[.$C$7];[.$A30]*[.E$25]&lt;[.$D$7]);[.$A30]*[.E$25]*[.$D$8];[.$A30]*[.E$25]*[.$E$8]))))*[.$F$8]" office:value-type="float" office:value="25054.5603471429" calcext:value-type="float">
            <text:p>25.055 </text:p>
          </table:table-cell>
          <table:table-cell table:style-name="ce20" table:formula="of:=(IF([.$A30]*[.F$25]&lt;=[.$B$7];[.$A30]*[.F$25]*[.$B$8];IF(AND([.$A30]*[.F$25]&gt;[.$B$7];[.$A30]*[.F$25]&lt;=[.$C$7]);[.$A30]*[.F$25]*[.$C$8];IF(AND([.$A30]*[.F$25]&gt;[.$C$7];[.$A30]*[.F$25]&lt;[.$D$7]);[.$A30]*[.F$25]*[.$D$8];[.$A30]*[.F$25]*[.$E$8]))))*[.$F$8]" office:value-type="float" office:value="26098.5003616071" calcext:value-type="float">
            <text:p>26.099 </text:p>
          </table:table-cell>
          <table:table-cell table:style-name="ce20" table:formula="of:=(IF([.$A30]*[.G$25]&lt;=[.$B$7];[.$A30]*[.G$25]*[.$B$8];IF(AND([.$A30]*[.G$25]&gt;[.$B$7];[.$A30]*[.G$25]&lt;=[.$C$7]);[.$A30]*[.G$25]*[.$C$8];IF(AND([.$A30]*[.G$25]&gt;[.$C$7];[.$A30]*[.G$25]&lt;[.$D$7]);[.$A30]*[.G$25]*[.$D$8];[.$A30]*[.G$25]*[.$E$8]))))*[.$F$8]" office:value-type="float" office:value="27142.4403760714" calcext:value-type="float">
            <text:p>27.142 </text:p>
          </table:table-cell>
          <table:table-cell table:style-name="ce20" table:formula="of:=(IF([.$A30]*[.H$25]&lt;=[.$B$7];[.$A30]*[.H$25]*[.$B$8];IF(AND([.$A30]*[.H$25]&gt;[.$B$7];[.$A30]*[.H$25]&lt;=[.$C$7]);[.$A30]*[.H$25]*[.$C$8];IF(AND([.$A30]*[.H$25]&gt;[.$C$7];[.$A30]*[.H$25]&lt;[.$D$7]);[.$A30]*[.H$25]*[.$D$8];[.$A30]*[.H$25]*[.$E$8]))))*[.$F$8]" office:value-type="float" office:value="28186.3803905357" calcext:value-type="float">
            <text:p>28.186 </text:p>
          </table:table-cell>
          <table:table-cell table:style-name="ce20" table:formula="of:=(IF([.$A30]*[.I$25]&lt;=[.$B$7];[.$A30]*[.I$25]*[.$B$8];IF(AND([.$A30]*[.I$25]&gt;[.$B$7];[.$A30]*[.I$25]&lt;=[.$C$7]);[.$A30]*[.I$25]*[.$C$8];IF(AND([.$A30]*[.I$25]&gt;[.$C$7];[.$A30]*[.I$25]&lt;[.$D$7]);[.$A30]*[.I$25]*[.$D$8];[.$A30]*[.I$25]*[.$E$8]))))*[.$F$8]" office:value-type="float" office:value="29230.320405" calcext:value-type="float">
            <text:p>29.230 </text:p>
          </table:table-cell>
          <table:table-cell table:style-name="ce20" table:formula="of:=(IF([.$A30]*[.J$25]&lt;=[.$B$7];[.$A30]*[.J$25]*[.$B$8];IF(AND([.$A30]*[.J$25]&gt;[.$B$7];[.$A30]*[.J$25]&lt;=[.$C$7]);[.$A30]*[.J$25]*[.$C$8];IF(AND([.$A30]*[.J$25]&gt;[.$C$7];[.$A30]*[.J$25]&lt;[.$D$7]);[.$A30]*[.J$25]*[.$D$8];[.$A30]*[.J$25]*[.$E$8]))))*[.$F$8]" office:value-type="float" office:value="30274.2604194643" calcext:value-type="float">
            <text:p>30.274 </text:p>
          </table:table-cell>
          <table:table-cell table:style-name="ce20" table:formula="of:=(IF([.$A30]*[.K$25]&lt;=[.$B$7];[.$A30]*[.K$25]*[.$B$8];IF(AND([.$A30]*[.K$25]&gt;[.$B$7];[.$A30]*[.K$25]&lt;=[.$C$7]);[.$A30]*[.K$25]*[.$C$8];IF(AND([.$A30]*[.K$25]&gt;[.$C$7];[.$A30]*[.K$25]&lt;[.$D$7]);[.$A30]*[.K$25]*[.$D$8];[.$A30]*[.K$25]*[.$E$8]))))*[.$F$8]" office:value-type="float" office:value="31318.2004339286" calcext:value-type="float">
            <text:p>31.318 </text:p>
          </table:table-cell>
          <table:table-cell table:style-name="ce20" table:formula="of:=(IF([.$A30]*[.L$25]&lt;=[.$B$7];[.$A30]*[.L$25]*[.$B$8];IF(AND([.$A30]*[.L$25]&gt;[.$B$7];[.$A30]*[.L$25]&lt;=[.$C$7]);[.$A30]*[.L$25]*[.$C$8];IF(AND([.$A30]*[.L$25]&gt;[.$C$7];[.$A30]*[.L$25]&lt;[.$D$7]);[.$A30]*[.L$25]*[.$D$8];[.$A30]*[.L$25]*[.$E$8]))))*[.$F$8]" office:value-type="float" office:value="32362.1404483929" calcext:value-type="float">
            <text:p>32.362 </text:p>
          </table:table-cell>
          <table:table-cell table:style-name="ce20" table:formula="of:=(IF([.$A30]*[.M$25]&lt;=[.$B$7];[.$A30]*[.M$25]*[.$B$8];IF(AND([.$A30]*[.M$25]&gt;[.$B$7];[.$A30]*[.M$25]&lt;=[.$C$7]);[.$A30]*[.M$25]*[.$C$8];IF(AND([.$A30]*[.M$25]&gt;[.$C$7];[.$A30]*[.M$25]&lt;[.$D$7]);[.$A30]*[.M$25]*[.$D$8];[.$A30]*[.M$25]*[.$E$8]))))*[.$F$8]" office:value-type="float" office:value="33406.0804628571" calcext:value-type="float">
            <text:p>33.406 </text:p>
          </table:table-cell>
          <table:table-cell table:style-name="ce20" table:formula="of:=(IF([.$A30]*[.N$25]&lt;=[.$B$7];[.$A30]*[.N$25]*[.$B$8];IF(AND([.$A30]*[.N$25]&gt;[.$B$7];[.$A30]*[.N$25]&lt;=[.$C$7]);[.$A30]*[.N$25]*[.$C$8];IF(AND([.$A30]*[.N$25]&gt;[.$C$7];[.$A30]*[.N$25]&lt;[.$D$7]);[.$A30]*[.N$25]*[.$D$8];[.$A30]*[.N$25]*[.$E$8]))))*[.$F$8]" office:value-type="float" office:value="34450.0204773214" calcext:value-type="float">
            <text:p>34.450 </text:p>
          </table:table-cell>
          <table:table-cell table:style-name="ce20" table:formula="of:=(IF([.$A30]*[.O$25]&lt;=[.$B$7];[.$A30]*[.O$25]*[.$B$8];IF(AND([.$A30]*[.O$25]&gt;[.$B$7];[.$A30]*[.O$25]&lt;=[.$C$7]);[.$A30]*[.O$25]*[.$C$8];IF(AND([.$A30]*[.O$25]&gt;[.$C$7];[.$A30]*[.O$25]&lt;[.$D$7]);[.$A30]*[.O$25]*[.$D$8];[.$A30]*[.O$25]*[.$E$8]))))*[.$F$8]" office:value-type="float" office:value="35493.9604917857" calcext:value-type="float">
            <text:p>35.494 </text:p>
          </table:table-cell>
          <table:table-cell table:style-name="ce20" table:formula="of:=(IF([.$A30]*[.P$25]&lt;=[.$B$7];[.$A30]*[.P$25]*[.$B$8];IF(AND([.$A30]*[.P$25]&gt;[.$B$7];[.$A30]*[.P$25]&lt;=[.$C$7]);[.$A30]*[.P$25]*[.$C$8];IF(AND([.$A30]*[.P$25]&gt;[.$C$7];[.$A30]*[.P$25]&lt;[.$D$7]);[.$A30]*[.P$25]*[.$D$8];[.$A30]*[.P$25]*[.$E$8]))))*[.$F$8]" office:value-type="float" office:value="36537.90050625" calcext:value-type="float">
            <text:p>36.538 </text:p>
          </table:table-cell>
          <table:table-cell table:style-name="ce20" table:formula="of:=(IF([.$A30]*[.Q$25]&lt;=[.$B$7];[.$A30]*[.Q$25]*[.$B$8];IF(AND([.$A30]*[.Q$25]&gt;[.$B$7];[.$A30]*[.Q$25]&lt;=[.$C$7]);[.$A30]*[.Q$25]*[.$C$8];IF(AND([.$A30]*[.Q$25]&gt;[.$C$7];[.$A30]*[.Q$25]&lt;[.$D$7]);[.$A30]*[.Q$25]*[.$D$8];[.$A30]*[.Q$25]*[.$E$8]))))*[.$F$8]" office:value-type="float" office:value="37581.8405207143" calcext:value-type="float">
            <text:p>37.582 </text:p>
          </table:table-cell>
          <table:table-cell table:style-name="ce20" table:formula="of:=(IF([.$A30]*[.R$25]&lt;=[.$B$7];[.$A30]*[.R$25]*[.$B$8];IF(AND([.$A30]*[.R$25]&gt;[.$B$7];[.$A30]*[.R$25]&lt;=[.$C$7]);[.$A30]*[.R$25]*[.$C$8];IF(AND([.$A30]*[.R$25]&gt;[.$C$7];[.$A30]*[.R$25]&lt;[.$D$7]);[.$A30]*[.R$25]*[.$D$8];[.$A30]*[.R$25]*[.$E$8]))))*[.$F$8]" office:value-type="float" office:value="38625.7805351786" calcext:value-type="float">
            <text:p>38.626 </text:p>
          </table:table-cell>
          <table:table-cell table:style-name="ce7" table:formula="of:=+[.S29]+0.5" office:value-type="float" office:value="4" calcext:value-type="float">
            <text:p>4,00 </text:p>
          </table:table-cell>
          <table:table-cell table:number-columns-repeated="45"/>
        </table:table-row>
        <table:table-row table:style-name="ro1">
          <table:table-cell table:style-name="ce5" table:formula="of:=+[.A30]+0.5" office:value-type="float" office:value="4.5" calcext:value-type="float">
            <text:p>4,50 </text:p>
          </table:table-cell>
          <table:table-cell table:style-name="ce18" table:formula="of:=(IF([.$A31]*[.B$25]&lt;=[.$B$7];[.$A31]*[.B$25]*[.$B$8];IF(AND([.$A31]*[.B$25]&gt;[.$B$7];[.$A31]*[.B$25]&lt;=[.$C$7]);[.$A31]*[.B$25]*[.$C$8];IF(AND([.$A31]*[.B$25]&gt;[.$C$7];[.$A31]*[.B$25]&lt;[.$D$7]);[.$A31]*[.B$25]*[.$D$8];[.$A31]*[.B$25]*[.$E$8]))))*[.$F$8]" office:value-type="float" office:value="24663.0828417188" calcext:value-type="float">
            <text:p>24.663 </text:p>
          </table:table-cell>
          <table:table-cell table:style-name="ce18" table:formula="of:=(IF([.$A31]*[.C$25]&lt;=[.$B$7];[.$A31]*[.C$25]*[.$B$8];IF(AND([.$A31]*[.C$25]&gt;[.$B$7];[.$A31]*[.C$25]&lt;=[.$C$7]);[.$A31]*[.C$25]*[.$C$8];IF(AND([.$A31]*[.C$25]&gt;[.$C$7];[.$A31]*[.C$25]&lt;[.$D$7]);[.$A31]*[.C$25]*[.$D$8];[.$A31]*[.C$25]*[.$E$8]))))*[.$F$8]" office:value-type="float" office:value="25837.5153579911" calcext:value-type="float">
            <text:p>25.838 </text:p>
          </table:table-cell>
          <table:table-cell table:style-name="ce18" table:formula="of:=(IF([.$A31]*[.D$25]&lt;=[.$B$7];[.$A31]*[.D$25]*[.$B$8];IF(AND([.$A31]*[.D$25]&gt;[.$B$7];[.$A31]*[.D$25]&lt;=[.$C$7]);[.$A31]*[.D$25]*[.$C$8];IF(AND([.$A31]*[.D$25]&gt;[.$C$7];[.$A31]*[.D$25]&lt;[.$D$7]);[.$A31]*[.D$25]*[.$D$8];[.$A31]*[.D$25]*[.$E$8]))))*[.$F$8]" office:value-type="float" office:value="27011.9478742634" calcext:value-type="float">
            <text:p>27.012 </text:p>
          </table:table-cell>
          <table:table-cell table:style-name="ce18" table:formula="of:=(IF([.$A31]*[.E$25]&lt;=[.$B$7];[.$A31]*[.E$25]*[.$B$8];IF(AND([.$A31]*[.E$25]&gt;[.$B$7];[.$A31]*[.E$25]&lt;=[.$C$7]);[.$A31]*[.E$25]*[.$C$8];IF(AND([.$A31]*[.E$25]&gt;[.$C$7];[.$A31]*[.E$25]&lt;[.$D$7]);[.$A31]*[.E$25]*[.$D$8];[.$A31]*[.E$25]*[.$E$8]))))*[.$F$8]" office:value-type="float" office:value="28186.3803905357" calcext:value-type="float">
            <text:p>28.186 </text:p>
          </table:table-cell>
          <table:table-cell table:style-name="ce18" table:formula="of:=(IF([.$A31]*[.F$25]&lt;=[.$B$7];[.$A31]*[.F$25]*[.$B$8];IF(AND([.$A31]*[.F$25]&gt;[.$B$7];[.$A31]*[.F$25]&lt;=[.$C$7]);[.$A31]*[.F$25]*[.$C$8];IF(AND([.$A31]*[.F$25]&gt;[.$C$7];[.$A31]*[.F$25]&lt;[.$D$7]);[.$A31]*[.F$25]*[.$D$8];[.$A31]*[.F$25]*[.$E$8]))))*[.$F$8]" office:value-type="float" office:value="29360.812906808" calcext:value-type="float">
            <text:p>29.361 </text:p>
          </table:table-cell>
          <table:table-cell table:style-name="ce18" table:formula="of:=(IF([.$A31]*[.G$25]&lt;=[.$B$7];[.$A31]*[.G$25]*[.$B$8];IF(AND([.$A31]*[.G$25]&gt;[.$B$7];[.$A31]*[.G$25]&lt;=[.$C$7]);[.$A31]*[.G$25]*[.$C$8];IF(AND([.$A31]*[.G$25]&gt;[.$C$7];[.$A31]*[.G$25]&lt;[.$D$7]);[.$A31]*[.G$25]*[.$D$8];[.$A31]*[.G$25]*[.$E$8]))))*[.$F$8]" office:value-type="float" office:value="30535.2454230804" calcext:value-type="float">
            <text:p>30.535 </text:p>
          </table:table-cell>
          <table:table-cell table:style-name="ce18" table:formula="of:=(IF([.$A31]*[.H$25]&lt;=[.$B$7];[.$A31]*[.H$25]*[.$B$8];IF(AND([.$A31]*[.H$25]&gt;[.$B$7];[.$A31]*[.H$25]&lt;=[.$C$7]);[.$A31]*[.H$25]*[.$C$8];IF(AND([.$A31]*[.H$25]&gt;[.$C$7];[.$A31]*[.H$25]&lt;[.$D$7]);[.$A31]*[.H$25]*[.$D$8];[.$A31]*[.H$25]*[.$E$8]))))*[.$F$8]" office:value-type="float" office:value="31709.6779393527" calcext:value-type="float">
            <text:p>31.710 </text:p>
          </table:table-cell>
          <table:table-cell table:style-name="ce18" table:formula="of:=(IF([.$A31]*[.I$25]&lt;=[.$B$7];[.$A31]*[.I$25]*[.$B$8];IF(AND([.$A31]*[.I$25]&gt;[.$B$7];[.$A31]*[.I$25]&lt;=[.$C$7]);[.$A31]*[.I$25]*[.$C$8];IF(AND([.$A31]*[.I$25]&gt;[.$C$7];[.$A31]*[.I$25]&lt;[.$D$7]);[.$A31]*[.I$25]*[.$D$8];[.$A31]*[.I$25]*[.$E$8]))))*[.$F$8]" office:value-type="float" office:value="32884.110455625" calcext:value-type="float">
            <text:p>32.884 </text:p>
          </table:table-cell>
          <table:table-cell table:style-name="ce18" table:formula="of:=(IF([.$A31]*[.J$25]&lt;=[.$B$7];[.$A31]*[.J$25]*[.$B$8];IF(AND([.$A31]*[.J$25]&gt;[.$B$7];[.$A31]*[.J$25]&lt;=[.$C$7]);[.$A31]*[.J$25]*[.$C$8];IF(AND([.$A31]*[.J$25]&gt;[.$C$7];[.$A31]*[.J$25]&lt;[.$D$7]);[.$A31]*[.J$25]*[.$D$8];[.$A31]*[.J$25]*[.$E$8]))))*[.$F$8]" office:value-type="float" office:value="34058.5429718973" calcext:value-type="float">
            <text:p>34.059 </text:p>
          </table:table-cell>
          <table:table-cell table:style-name="ce18" table:formula="of:=(IF([.$A31]*[.K$25]&lt;=[.$B$7];[.$A31]*[.K$25]*[.$B$8];IF(AND([.$A31]*[.K$25]&gt;[.$B$7];[.$A31]*[.K$25]&lt;=[.$C$7]);[.$A31]*[.K$25]*[.$C$8];IF(AND([.$A31]*[.K$25]&gt;[.$C$7];[.$A31]*[.K$25]&lt;[.$D$7]);[.$A31]*[.K$25]*[.$D$8];[.$A31]*[.K$25]*[.$E$8]))))*[.$F$8]" office:value-type="float" office:value="35232.9754881696" calcext:value-type="float">
            <text:p>35.233 </text:p>
          </table:table-cell>
          <table:table-cell table:style-name="ce18" table:formula="of:=(IF([.$A31]*[.L$25]&lt;=[.$B$7];[.$A31]*[.L$25]*[.$B$8];IF(AND([.$A31]*[.L$25]&gt;[.$B$7];[.$A31]*[.L$25]&lt;=[.$C$7]);[.$A31]*[.L$25]*[.$C$8];IF(AND([.$A31]*[.L$25]&gt;[.$C$7];[.$A31]*[.L$25]&lt;[.$D$7]);[.$A31]*[.L$25]*[.$D$8];[.$A31]*[.L$25]*[.$E$8]))))*[.$F$8]" office:value-type="float" office:value="36407.408004442" calcext:value-type="float">
            <text:p>36.407 </text:p>
          </table:table-cell>
          <table:table-cell table:style-name="ce18" table:formula="of:=(IF([.$A31]*[.M$25]&lt;=[.$B$7];[.$A31]*[.M$25]*[.$B$8];IF(AND([.$A31]*[.M$25]&gt;[.$B$7];[.$A31]*[.M$25]&lt;=[.$C$7]);[.$A31]*[.M$25]*[.$C$8];IF(AND([.$A31]*[.M$25]&gt;[.$C$7];[.$A31]*[.M$25]&lt;[.$D$7]);[.$A31]*[.M$25]*[.$D$8];[.$A31]*[.M$25]*[.$E$8]))))*[.$F$8]" office:value-type="float" office:value="37581.8405207143" calcext:value-type="float">
            <text:p>37.582 </text:p>
          </table:table-cell>
          <table:table-cell table:style-name="ce18" table:formula="of:=(IF([.$A31]*[.N$25]&lt;=[.$B$7];[.$A31]*[.N$25]*[.$B$8];IF(AND([.$A31]*[.N$25]&gt;[.$B$7];[.$A31]*[.N$25]&lt;=[.$C$7]);[.$A31]*[.N$25]*[.$C$8];IF(AND([.$A31]*[.N$25]&gt;[.$C$7];[.$A31]*[.N$25]&lt;[.$D$7]);[.$A31]*[.N$25]*[.$D$8];[.$A31]*[.N$25]*[.$E$8]))))*[.$F$8]" office:value-type="float" office:value="38756.2730369866" calcext:value-type="float">
            <text:p>38.756 </text:p>
          </table:table-cell>
          <table:table-cell table:style-name="ce18" table:formula="of:=(IF([.$A31]*[.O$25]&lt;=[.$B$7];[.$A31]*[.O$25]*[.$B$8];IF(AND([.$A31]*[.O$25]&gt;[.$B$7];[.$A31]*[.O$25]&lt;=[.$C$7]);[.$A31]*[.O$25]*[.$C$8];IF(AND([.$A31]*[.O$25]&gt;[.$C$7];[.$A31]*[.O$25]&lt;[.$D$7]);[.$A31]*[.O$25]*[.$D$8];[.$A31]*[.O$25]*[.$E$8]))))*[.$F$8]" office:value-type="float" office:value="39930.7055532589" calcext:value-type="float">
            <text:p>39.931 </text:p>
          </table:table-cell>
          <table:table-cell table:style-name="ce18" table:formula="of:=(IF([.$A31]*[.P$25]&lt;=[.$B$7];[.$A31]*[.P$25]*[.$B$8];IF(AND([.$A31]*[.P$25]&gt;[.$B$7];[.$A31]*[.P$25]&lt;=[.$C$7]);[.$A31]*[.P$25]*[.$C$8];IF(AND([.$A31]*[.P$25]&gt;[.$C$7];[.$A31]*[.P$25]&lt;[.$D$7]);[.$A31]*[.P$25]*[.$D$8];[.$A31]*[.P$25]*[.$E$8]))))*[.$F$8]" office:value-type="float" office:value="41105.1380695313" calcext:value-type="float">
            <text:p>41.105 </text:p>
          </table:table-cell>
          <table:table-cell table:style-name="ce18" table:formula="of:=(IF([.$A31]*[.Q$25]&lt;=[.$B$7];[.$A31]*[.Q$25]*[.$B$8];IF(AND([.$A31]*[.Q$25]&gt;[.$B$7];[.$A31]*[.Q$25]&lt;=[.$C$7]);[.$A31]*[.Q$25]*[.$C$8];IF(AND([.$A31]*[.Q$25]&gt;[.$C$7];[.$A31]*[.Q$25]&lt;[.$D$7]);[.$A31]*[.Q$25]*[.$D$8];[.$A31]*[.Q$25]*[.$E$8]))))*[.$F$8]" office:value-type="float" office:value="42279.5705858036" calcext:value-type="float">
            <text:p>42.280 </text:p>
          </table:table-cell>
          <table:table-cell table:style-name="ce18" table:formula="of:=(IF([.$A31]*[.R$25]&lt;=[.$B$7];[.$A31]*[.R$25]*[.$B$8];IF(AND([.$A31]*[.R$25]&gt;[.$B$7];[.$A31]*[.R$25]&lt;=[.$C$7]);[.$A31]*[.R$25]*[.$C$8];IF(AND([.$A31]*[.R$25]&gt;[.$C$7];[.$A31]*[.R$25]&lt;[.$D$7]);[.$A31]*[.R$25]*[.$D$8];[.$A31]*[.R$25]*[.$E$8]))))*[.$F$8]" office:value-type="float" office:value="43454.0031020759" calcext:value-type="float">
            <text:p>43.454 </text:p>
          </table:table-cell>
          <table:table-cell table:style-name="ce5" table:formula="of:=+[.S30]+0.5" office:value-type="float" office:value="4.5" calcext:value-type="float">
            <text:p>4,50 </text:p>
          </table:table-cell>
          <table:table-cell table:number-columns-repeated="45"/>
        </table:table-row>
        <table:table-row table:style-name="ro1">
          <table:table-cell table:style-name="ce8" table:formula="of:=+[.A31]+0.5" office:value-type="float" office:value="5" calcext:value-type="float">
            <text:p>5,00 </text:p>
          </table:table-cell>
          <table:table-cell table:style-name="ce21" table:formula="of:=(IF([.$A32]*[.B$25]&lt;=[.$B$7];[.$A32]*[.B$25]*[.$B$8];IF(AND([.$A32]*[.B$25]&gt;[.$B$7];[.$A32]*[.B$25]&lt;=[.$C$7]);[.$A32]*[.B$25]*[.$C$8];IF(AND([.$A32]*[.B$25]&gt;[.$C$7];[.$A32]*[.B$25]&lt;[.$D$7]);[.$A32]*[.B$25]*[.$D$8];[.$A32]*[.B$25]*[.$E$8]))))*[.$F$8]" office:value-type="float" office:value="27403.4253796875" calcext:value-type="float">
            <text:p>27.403 </text:p>
          </table:table-cell>
          <table:table-cell table:style-name="ce21" table:formula="of:=(IF([.$A32]*[.C$25]&lt;=[.$B$7];[.$A32]*[.C$25]*[.$B$8];IF(AND([.$A32]*[.C$25]&gt;[.$B$7];[.$A32]*[.C$25]&lt;=[.$C$7]);[.$A32]*[.C$25]*[.$C$8];IF(AND([.$A32]*[.C$25]&gt;[.$C$7];[.$A32]*[.C$25]&lt;[.$D$7]);[.$A32]*[.C$25]*[.$D$8];[.$A32]*[.C$25]*[.$E$8]))))*[.$F$8]" office:value-type="float" office:value="28708.3503977679" calcext:value-type="float">
            <text:p>28.708 </text:p>
          </table:table-cell>
          <table:table-cell table:style-name="ce21" table:formula="of:=(IF([.$A32]*[.D$25]&lt;=[.$B$7];[.$A32]*[.D$25]*[.$B$8];IF(AND([.$A32]*[.D$25]&gt;[.$B$7];[.$A32]*[.D$25]&lt;=[.$C$7]);[.$A32]*[.D$25]*[.$C$8];IF(AND([.$A32]*[.D$25]&gt;[.$C$7];[.$A32]*[.D$25]&lt;[.$D$7]);[.$A32]*[.D$25]*[.$D$8];[.$A32]*[.D$25]*[.$E$8]))))*[.$F$8]" office:value-type="float" office:value="30013.2754158482" calcext:value-type="float">
            <text:p>30.013 </text:p>
          </table:table-cell>
          <table:table-cell table:style-name="ce21" table:formula="of:=(IF([.$A32]*[.E$25]&lt;=[.$B$7];[.$A32]*[.E$25]*[.$B$8];IF(AND([.$A32]*[.E$25]&gt;[.$B$7];[.$A32]*[.E$25]&lt;=[.$C$7]);[.$A32]*[.E$25]*[.$C$8];IF(AND([.$A32]*[.E$25]&gt;[.$C$7];[.$A32]*[.E$25]&lt;[.$D$7]);[.$A32]*[.E$25]*[.$D$8];[.$A32]*[.E$25]*[.$E$8]))))*[.$F$8]" office:value-type="float" office:value="31318.2004339286" calcext:value-type="float">
            <text:p>31.318 </text:p>
          </table:table-cell>
          <table:table-cell table:style-name="ce21" table:formula="of:=(IF([.$A32]*[.F$25]&lt;=[.$B$7];[.$A32]*[.F$25]*[.$B$8];IF(AND([.$A32]*[.F$25]&gt;[.$B$7];[.$A32]*[.F$25]&lt;=[.$C$7]);[.$A32]*[.F$25]*[.$C$8];IF(AND([.$A32]*[.F$25]&gt;[.$C$7];[.$A32]*[.F$25]&lt;[.$D$7]);[.$A32]*[.F$25]*[.$D$8];[.$A32]*[.F$25]*[.$E$8]))))*[.$F$8]" office:value-type="float" office:value="32623.1254520089" calcext:value-type="float">
            <text:p>32.623 </text:p>
          </table:table-cell>
          <table:table-cell table:style-name="ce21" table:formula="of:=(IF([.$A32]*[.G$25]&lt;=[.$B$7];[.$A32]*[.G$25]*[.$B$8];IF(AND([.$A32]*[.G$25]&gt;[.$B$7];[.$A32]*[.G$25]&lt;=[.$C$7]);[.$A32]*[.G$25]*[.$C$8];IF(AND([.$A32]*[.G$25]&gt;[.$C$7];[.$A32]*[.G$25]&lt;[.$D$7]);[.$A32]*[.G$25]*[.$D$8];[.$A32]*[.G$25]*[.$E$8]))))*[.$F$8]" office:value-type="float" office:value="33928.0504700893" calcext:value-type="float">
            <text:p>33.928 </text:p>
          </table:table-cell>
          <table:table-cell table:style-name="ce21" table:formula="of:=(IF([.$A32]*[.H$25]&lt;=[.$B$7];[.$A32]*[.H$25]*[.$B$8];IF(AND([.$A32]*[.H$25]&gt;[.$B$7];[.$A32]*[.H$25]&lt;=[.$C$7]);[.$A32]*[.H$25]*[.$C$8];IF(AND([.$A32]*[.H$25]&gt;[.$C$7];[.$A32]*[.H$25]&lt;[.$D$7]);[.$A32]*[.H$25]*[.$D$8];[.$A32]*[.H$25]*[.$E$8]))))*[.$F$8]" office:value-type="float" office:value="35232.9754881696" calcext:value-type="float">
            <text:p>35.233 </text:p>
          </table:table-cell>
          <table:table-cell table:style-name="ce21" table:formula="of:=(IF([.$A32]*[.I$25]&lt;=[.$B$7];[.$A32]*[.I$25]*[.$B$8];IF(AND([.$A32]*[.I$25]&gt;[.$B$7];[.$A32]*[.I$25]&lt;=[.$C$7]);[.$A32]*[.I$25]*[.$C$8];IF(AND([.$A32]*[.I$25]&gt;[.$C$7];[.$A32]*[.I$25]&lt;[.$D$7]);[.$A32]*[.I$25]*[.$D$8];[.$A32]*[.I$25]*[.$E$8]))))*[.$F$8]" office:value-type="float" office:value="36537.90050625" calcext:value-type="float">
            <text:p>36.538 </text:p>
          </table:table-cell>
          <table:table-cell table:style-name="ce21" table:formula="of:=(IF([.$A32]*[.J$25]&lt;=[.$B$7];[.$A32]*[.J$25]*[.$B$8];IF(AND([.$A32]*[.J$25]&gt;[.$B$7];[.$A32]*[.J$25]&lt;=[.$C$7]);[.$A32]*[.J$25]*[.$C$8];IF(AND([.$A32]*[.J$25]&gt;[.$C$7];[.$A32]*[.J$25]&lt;[.$D$7]);[.$A32]*[.J$25]*[.$D$8];[.$A32]*[.J$25]*[.$E$8]))))*[.$F$8]" office:value-type="float" office:value="37842.8255243304" calcext:value-type="float">
            <text:p>37.843 </text:p>
          </table:table-cell>
          <table:table-cell table:style-name="ce21" table:formula="of:=(IF([.$A32]*[.K$25]&lt;=[.$B$7];[.$A32]*[.K$25]*[.$B$8];IF(AND([.$A32]*[.K$25]&gt;[.$B$7];[.$A32]*[.K$25]&lt;=[.$C$7]);[.$A32]*[.K$25]*[.$C$8];IF(AND([.$A32]*[.K$25]&gt;[.$C$7];[.$A32]*[.K$25]&lt;[.$D$7]);[.$A32]*[.K$25]*[.$D$8];[.$A32]*[.K$25]*[.$E$8]))))*[.$F$8]" office:value-type="float" office:value="39147.7505424107" calcext:value-type="float">
            <text:p>39.148 </text:p>
          </table:table-cell>
          <table:table-cell table:style-name="ce21" table:formula="of:=(IF([.$A32]*[.L$25]&lt;=[.$B$7];[.$A32]*[.L$25]*[.$B$8];IF(AND([.$A32]*[.L$25]&gt;[.$B$7];[.$A32]*[.L$25]&lt;=[.$C$7]);[.$A32]*[.L$25]*[.$C$8];IF(AND([.$A32]*[.L$25]&gt;[.$C$7];[.$A32]*[.L$25]&lt;[.$D$7]);[.$A32]*[.L$25]*[.$D$8];[.$A32]*[.L$25]*[.$E$8]))))*[.$F$8]" office:value-type="float" office:value="40452.6755604911" calcext:value-type="float">
            <text:p>40.453 </text:p>
          </table:table-cell>
          <table:table-cell table:style-name="ce21" table:formula="of:=(IF([.$A32]*[.M$25]&lt;=[.$B$7];[.$A32]*[.M$25]*[.$B$8];IF(AND([.$A32]*[.M$25]&gt;[.$B$7];[.$A32]*[.M$25]&lt;=[.$C$7]);[.$A32]*[.M$25]*[.$C$8];IF(AND([.$A32]*[.M$25]&gt;[.$C$7];[.$A32]*[.M$25]&lt;[.$D$7]);[.$A32]*[.M$25]*[.$D$8];[.$A32]*[.M$25]*[.$E$8]))))*[.$F$8]" office:value-type="float" office:value="41757.6005785714" calcext:value-type="float">
            <text:p>41.758 </text:p>
          </table:table-cell>
          <table:table-cell table:style-name="ce21" table:formula="of:=(IF([.$A32]*[.N$25]&lt;=[.$B$7];[.$A32]*[.N$25]*[.$B$8];IF(AND([.$A32]*[.N$25]&gt;[.$B$7];[.$A32]*[.N$25]&lt;=[.$C$7]);[.$A32]*[.N$25]*[.$C$8];IF(AND([.$A32]*[.N$25]&gt;[.$C$7];[.$A32]*[.N$25]&lt;[.$D$7]);[.$A32]*[.N$25]*[.$D$8];[.$A32]*[.N$25]*[.$E$8]))))*[.$F$8]" office:value-type="float" office:value="43062.5255966518" calcext:value-type="float">
            <text:p>43.063 </text:p>
          </table:table-cell>
          <table:table-cell table:style-name="ce21" table:formula="of:=(IF([.$A32]*[.O$25]&lt;=[.$B$7];[.$A32]*[.O$25]*[.$B$8];IF(AND([.$A32]*[.O$25]&gt;[.$B$7];[.$A32]*[.O$25]&lt;=[.$C$7]);[.$A32]*[.O$25]*[.$C$8];IF(AND([.$A32]*[.O$25]&gt;[.$C$7];[.$A32]*[.O$25]&lt;[.$D$7]);[.$A32]*[.O$25]*[.$D$8];[.$A32]*[.O$25]*[.$E$8]))))*[.$F$8]" office:value-type="float" office:value="44367.4506147322" calcext:value-type="float">
            <text:p>44.367 </text:p>
          </table:table-cell>
          <table:table-cell table:style-name="ce21" table:formula="of:=(IF([.$A32]*[.P$25]&lt;=[.$B$7];[.$A32]*[.P$25]*[.$B$8];IF(AND([.$A32]*[.P$25]&gt;[.$B$7];[.$A32]*[.P$25]&lt;=[.$C$7]);[.$A32]*[.P$25]*[.$C$8];IF(AND([.$A32]*[.P$25]&gt;[.$C$7];[.$A32]*[.P$25]&lt;[.$D$7]);[.$A32]*[.P$25]*[.$D$8];[.$A32]*[.P$25]*[.$E$8]))))*[.$F$8]" office:value-type="float" office:value="45672.3756328125" calcext:value-type="float">
            <text:p>45.672 </text:p>
          </table:table-cell>
          <table:table-cell table:style-name="ce21" table:formula="of:=(IF([.$A32]*[.Q$25]&lt;=[.$B$7];[.$A32]*[.Q$25]*[.$B$8];IF(AND([.$A32]*[.Q$25]&gt;[.$B$7];[.$A32]*[.Q$25]&lt;=[.$C$7]);[.$A32]*[.Q$25]*[.$C$8];IF(AND([.$A32]*[.Q$25]&gt;[.$C$7];[.$A32]*[.Q$25]&lt;[.$D$7]);[.$A32]*[.Q$25]*[.$D$8];[.$A32]*[.Q$25]*[.$E$8]))))*[.$F$8]" office:value-type="float" office:value="46977.3006508929" calcext:value-type="float">
            <text:p>46.977 </text:p>
          </table:table-cell>
          <table:table-cell table:style-name="ce21" table:formula="of:=(IF([.$A32]*[.R$25]&lt;=[.$B$7];[.$A32]*[.R$25]*[.$B$8];IF(AND([.$A32]*[.R$25]&gt;[.$B$7];[.$A32]*[.R$25]&lt;=[.$C$7]);[.$A32]*[.R$25]*[.$C$8];IF(AND([.$A32]*[.R$25]&gt;[.$C$7];[.$A32]*[.R$25]&lt;[.$D$7]);[.$A32]*[.R$25]*[.$D$8];[.$A32]*[.R$25]*[.$E$8]))))*[.$F$8]" office:value-type="float" office:value="48282.2256689732" calcext:value-type="float">
            <text:p>48.282 </text:p>
          </table:table-cell>
          <table:table-cell table:style-name="ce8" table:formula="of:=+[.S31]+0.5" office:value-type="float" office:value="5" calcext:value-type="float">
            <text:p>5,00 </text:p>
          </table:table-cell>
          <table:table-cell table:number-columns-repeated="45"/>
        </table:table-row>
        <table:table-row table:style-name="ro1">
          <table:table-cell table:style-name="ce5" table:formula="of:=+[.A32]+0.5" office:value-type="float" office:value="5.5" calcext:value-type="float">
            <text:p>5,50 </text:p>
          </table:table-cell>
          <table:table-cell table:style-name="ce18" table:formula="of:=(IF([.$A33]*[.B$25]&lt;=[.$B$7];[.$A33]*[.B$25]*[.$B$8];IF(AND([.$A33]*[.B$25]&gt;[.$B$7];[.$A33]*[.B$25]&lt;=[.$C$7]);[.$A33]*[.B$25]*[.$C$8];IF(AND([.$A33]*[.B$25]&gt;[.$C$7];[.$A33]*[.B$25]&lt;[.$D$7]);[.$A33]*[.B$25]*[.$D$8];[.$A33]*[.B$25]*[.$E$8]))))*[.$F$8]" office:value-type="float" office:value="30143.7679176563" calcext:value-type="float">
            <text:p>30.144 </text:p>
          </table:table-cell>
          <table:table-cell table:style-name="ce18" table:formula="of:=(IF([.$A33]*[.C$25]&lt;=[.$B$7];[.$A33]*[.C$25]*[.$B$8];IF(AND([.$A33]*[.C$25]&gt;[.$B$7];[.$A33]*[.C$25]&lt;=[.$C$7]);[.$A33]*[.C$25]*[.$C$8];IF(AND([.$A33]*[.C$25]&gt;[.$C$7];[.$A33]*[.C$25]&lt;[.$D$7]);[.$A33]*[.C$25]*[.$D$8];[.$A33]*[.C$25]*[.$E$8]))))*[.$F$8]" office:value-type="float" office:value="31579.1854375446" calcext:value-type="float">
            <text:p>31.579 </text:p>
          </table:table-cell>
          <table:table-cell table:style-name="ce18" table:formula="of:=(IF([.$A33]*[.D$25]&lt;=[.$B$7];[.$A33]*[.D$25]*[.$B$8];IF(AND([.$A33]*[.D$25]&gt;[.$B$7];[.$A33]*[.D$25]&lt;=[.$C$7]);[.$A33]*[.D$25]*[.$C$8];IF(AND([.$A33]*[.D$25]&gt;[.$C$7];[.$A33]*[.D$25]&lt;[.$D$7]);[.$A33]*[.D$25]*[.$D$8];[.$A33]*[.D$25]*[.$E$8]))))*[.$F$8]" office:value-type="float" office:value="33014.602957433" calcext:value-type="float">
            <text:p>33.015 </text:p>
          </table:table-cell>
          <table:table-cell table:style-name="ce18" table:formula="of:=(IF([.$A33]*[.E$25]&lt;=[.$B$7];[.$A33]*[.E$25]*[.$B$8];IF(AND([.$A33]*[.E$25]&gt;[.$B$7];[.$A33]*[.E$25]&lt;=[.$C$7]);[.$A33]*[.E$25]*[.$C$8];IF(AND([.$A33]*[.E$25]&gt;[.$C$7];[.$A33]*[.E$25]&lt;[.$D$7]);[.$A33]*[.E$25]*[.$D$8];[.$A33]*[.E$25]*[.$E$8]))))*[.$F$8]" office:value-type="float" office:value="34450.0204773214" calcext:value-type="float">
            <text:p>34.450 </text:p>
          </table:table-cell>
          <table:table-cell table:style-name="ce18" table:formula="of:=(IF([.$A33]*[.F$25]&lt;=[.$B$7];[.$A33]*[.F$25]*[.$B$8];IF(AND([.$A33]*[.F$25]&gt;[.$B$7];[.$A33]*[.F$25]&lt;=[.$C$7]);[.$A33]*[.F$25]*[.$C$8];IF(AND([.$A33]*[.F$25]&gt;[.$C$7];[.$A33]*[.F$25]&lt;[.$D$7]);[.$A33]*[.F$25]*[.$D$8];[.$A33]*[.F$25]*[.$E$8]))))*[.$F$8]" office:value-type="float" office:value="35885.4379972098" calcext:value-type="float">
            <text:p>35.885 </text:p>
          </table:table-cell>
          <table:table-cell table:style-name="ce18" table:formula="of:=(IF([.$A33]*[.G$25]&lt;=[.$B$7];[.$A33]*[.G$25]*[.$B$8];IF(AND([.$A33]*[.G$25]&gt;[.$B$7];[.$A33]*[.G$25]&lt;=[.$C$7]);[.$A33]*[.G$25]*[.$C$8];IF(AND([.$A33]*[.G$25]&gt;[.$C$7];[.$A33]*[.G$25]&lt;[.$D$7]);[.$A33]*[.G$25]*[.$D$8];[.$A33]*[.G$25]*[.$E$8]))))*[.$F$8]" office:value-type="float" office:value="37320.8555170982" calcext:value-type="float">
            <text:p>37.321 </text:p>
          </table:table-cell>
          <table:table-cell table:style-name="ce18" table:formula="of:=(IF([.$A33]*[.H$25]&lt;=[.$B$7];[.$A33]*[.H$25]*[.$B$8];IF(AND([.$A33]*[.H$25]&gt;[.$B$7];[.$A33]*[.H$25]&lt;=[.$C$7]);[.$A33]*[.H$25]*[.$C$8];IF(AND([.$A33]*[.H$25]&gt;[.$C$7];[.$A33]*[.H$25]&lt;[.$D$7]);[.$A33]*[.H$25]*[.$D$8];[.$A33]*[.H$25]*[.$E$8]))))*[.$F$8]" office:value-type="float" office:value="38756.2730369866" calcext:value-type="float">
            <text:p>38.756 </text:p>
          </table:table-cell>
          <table:table-cell table:style-name="ce18" table:formula="of:=(IF([.$A33]*[.I$25]&lt;=[.$B$7];[.$A33]*[.I$25]*[.$B$8];IF(AND([.$A33]*[.I$25]&gt;[.$B$7];[.$A33]*[.I$25]&lt;=[.$C$7]);[.$A33]*[.I$25]*[.$C$8];IF(AND([.$A33]*[.I$25]&gt;[.$C$7];[.$A33]*[.I$25]&lt;[.$D$7]);[.$A33]*[.I$25]*[.$D$8];[.$A33]*[.I$25]*[.$E$8]))))*[.$F$8]" office:value-type="float" office:value="40191.690556875" calcext:value-type="float">
            <text:p>40.192 </text:p>
          </table:table-cell>
          <table:table-cell table:style-name="ce18" table:formula="of:=(IF([.$A33]*[.J$25]&lt;=[.$B$7];[.$A33]*[.J$25]*[.$B$8];IF(AND([.$A33]*[.J$25]&gt;[.$B$7];[.$A33]*[.J$25]&lt;=[.$C$7]);[.$A33]*[.J$25]*[.$C$8];IF(AND([.$A33]*[.J$25]&gt;[.$C$7];[.$A33]*[.J$25]&lt;[.$D$7]);[.$A33]*[.J$25]*[.$D$8];[.$A33]*[.J$25]*[.$E$8]))))*[.$F$8]" office:value-type="float" office:value="41627.1080767634" calcext:value-type="float">
            <text:p>41.627 </text:p>
          </table:table-cell>
          <table:table-cell table:style-name="ce18" table:formula="of:=(IF([.$A33]*[.K$25]&lt;=[.$B$7];[.$A33]*[.K$25]*[.$B$8];IF(AND([.$A33]*[.K$25]&gt;[.$B$7];[.$A33]*[.K$25]&lt;=[.$C$7]);[.$A33]*[.K$25]*[.$C$8];IF(AND([.$A33]*[.K$25]&gt;[.$C$7];[.$A33]*[.K$25]&lt;[.$D$7]);[.$A33]*[.K$25]*[.$D$8];[.$A33]*[.K$25]*[.$E$8]))))*[.$F$8]" office:value-type="float" office:value="43062.5255966518" calcext:value-type="float">
            <text:p>43.063 </text:p>
          </table:table-cell>
          <table:table-cell table:style-name="ce18" table:formula="of:=(IF([.$A33]*[.L$25]&lt;=[.$B$7];[.$A33]*[.L$25]*[.$B$8];IF(AND([.$A33]*[.L$25]&gt;[.$B$7];[.$A33]*[.L$25]&lt;=[.$C$7]);[.$A33]*[.L$25]*[.$C$8];IF(AND([.$A33]*[.L$25]&gt;[.$C$7];[.$A33]*[.L$25]&lt;[.$D$7]);[.$A33]*[.L$25]*[.$D$8];[.$A33]*[.L$25]*[.$E$8]))))*[.$F$8]" office:value-type="float" office:value="44497.9431165402" calcext:value-type="float">
            <text:p>44.498 </text:p>
          </table:table-cell>
          <table:table-cell table:style-name="ce18" table:formula="of:=(IF([.$A33]*[.M$25]&lt;=[.$B$7];[.$A33]*[.M$25]*[.$B$8];IF(AND([.$A33]*[.M$25]&gt;[.$B$7];[.$A33]*[.M$25]&lt;=[.$C$7]);[.$A33]*[.M$25]*[.$C$8];IF(AND([.$A33]*[.M$25]&gt;[.$C$7];[.$A33]*[.M$25]&lt;[.$D$7]);[.$A33]*[.M$25]*[.$D$8];[.$A33]*[.M$25]*[.$E$8]))))*[.$F$8]" office:value-type="float" office:value="45933.3606364286" calcext:value-type="float">
            <text:p>45.933 </text:p>
          </table:table-cell>
          <table:table-cell table:style-name="ce18" table:formula="of:=(IF([.$A33]*[.N$25]&lt;=[.$B$7];[.$A33]*[.N$25]*[.$B$8];IF(AND([.$A33]*[.N$25]&gt;[.$B$7];[.$A33]*[.N$25]&lt;=[.$C$7]);[.$A33]*[.N$25]*[.$C$8];IF(AND([.$A33]*[.N$25]&gt;[.$C$7];[.$A33]*[.N$25]&lt;[.$D$7]);[.$A33]*[.N$25]*[.$D$8];[.$A33]*[.N$25]*[.$E$8]))))*[.$F$8]" office:value-type="float" office:value="47368.778156317" calcext:value-type="float">
            <text:p>47.369 </text:p>
          </table:table-cell>
          <table:table-cell table:style-name="ce18" table:formula="of:=(IF([.$A33]*[.O$25]&lt;=[.$B$7];[.$A33]*[.O$25]*[.$B$8];IF(AND([.$A33]*[.O$25]&gt;[.$B$7];[.$A33]*[.O$25]&lt;=[.$C$7]);[.$A33]*[.O$25]*[.$C$8];IF(AND([.$A33]*[.O$25]&gt;[.$C$7];[.$A33]*[.O$25]&lt;[.$D$7]);[.$A33]*[.O$25]*[.$D$8];[.$A33]*[.O$25]*[.$E$8]))))*[.$F$8]" office:value-type="float" office:value="48804.1956762054" calcext:value-type="float">
            <text:p>48.804 </text:p>
          </table:table-cell>
          <table:table-cell table:style-name="ce18" table:formula="of:=(IF([.$A33]*[.P$25]&lt;=[.$B$7];[.$A33]*[.P$25]*[.$B$8];IF(AND([.$A33]*[.P$25]&gt;[.$B$7];[.$A33]*[.P$25]&lt;=[.$C$7]);[.$A33]*[.P$25]*[.$C$8];IF(AND([.$A33]*[.P$25]&gt;[.$C$7];[.$A33]*[.P$25]&lt;[.$D$7]);[.$A33]*[.P$25]*[.$D$8];[.$A33]*[.P$25]*[.$E$8]))))*[.$F$8]" office:value-type="float" office:value="50239.6131960938" calcext:value-type="float">
            <text:p>50.240 </text:p>
          </table:table-cell>
          <table:table-cell table:style-name="ce18" table:formula="of:=(IF([.$A33]*[.Q$25]&lt;=[.$B$7];[.$A33]*[.Q$25]*[.$B$8];IF(AND([.$A33]*[.Q$25]&gt;[.$B$7];[.$A33]*[.Q$25]&lt;=[.$C$7]);[.$A33]*[.Q$25]*[.$C$8];IF(AND([.$A33]*[.Q$25]&gt;[.$C$7];[.$A33]*[.Q$25]&lt;[.$D$7]);[.$A33]*[.Q$25]*[.$D$8];[.$A33]*[.Q$25]*[.$E$8]))))*[.$F$8]" office:value-type="float" office:value="51675.0307159822" calcext:value-type="float">
            <text:p>51.675 </text:p>
          </table:table-cell>
          <table:table-cell table:style-name="ce18" table:formula="of:=(IF([.$A33]*[.R$25]&lt;=[.$B$7];[.$A33]*[.R$25]*[.$B$8];IF(AND([.$A33]*[.R$25]&gt;[.$B$7];[.$A33]*[.R$25]&lt;=[.$C$7]);[.$A33]*[.R$25]*[.$C$8];IF(AND([.$A33]*[.R$25]&gt;[.$C$7];[.$A33]*[.R$25]&lt;[.$D$7]);[.$A33]*[.R$25]*[.$D$8];[.$A33]*[.R$25]*[.$E$8]))))*[.$F$8]" office:value-type="float" office:value="53110.4482358705" calcext:value-type="float">
            <text:p>53.110 </text:p>
          </table:table-cell>
          <table:table-cell table:style-name="ce5" table:formula="of:=+[.S32]+0.5" office:value-type="float" office:value="5.5" calcext:value-type="float">
            <text:p>5,50 </text:p>
          </table:table-cell>
          <table:table-cell table:number-columns-repeated="45"/>
        </table:table-row>
        <table:table-row table:style-name="ro1">
          <table:table-cell table:style-name="ce5" table:formula="of:=+[.A33]+0.5" office:value-type="float" office:value="6" calcext:value-type="float">
            <text:p>6,00 </text:p>
          </table:table-cell>
          <table:table-cell table:style-name="ce18" table:formula="of:=(IF([.$A34]*[.B$25]&lt;=[.$B$7];[.$A34]*[.B$25]*[.$B$8];IF(AND([.$A34]*[.B$25]&gt;[.$B$7];[.$A34]*[.B$25]&lt;=[.$C$7]);[.$A34]*[.B$25]*[.$C$8];IF(AND([.$A34]*[.B$25]&gt;[.$C$7];[.$A34]*[.B$25]&lt;[.$D$7]);[.$A34]*[.B$25]*[.$D$8];[.$A34]*[.B$25]*[.$E$8]))))*[.$F$8]" office:value-type="float" office:value="32884.110455625" calcext:value-type="float">
            <text:p>32.884 </text:p>
          </table:table-cell>
          <table:table-cell table:style-name="ce18" table:formula="of:=(IF([.$A34]*[.C$25]&lt;=[.$B$7];[.$A34]*[.C$25]*[.$B$8];IF(AND([.$A34]*[.C$25]&gt;[.$B$7];[.$A34]*[.C$25]&lt;=[.$C$7]);[.$A34]*[.C$25]*[.$C$8];IF(AND([.$A34]*[.C$25]&gt;[.$C$7];[.$A34]*[.C$25]&lt;[.$D$7]);[.$A34]*[.C$25]*[.$D$8];[.$A34]*[.C$25]*[.$E$8]))))*[.$F$8]" office:value-type="float" office:value="34450.0204773214" calcext:value-type="float">
            <text:p>34.450 </text:p>
          </table:table-cell>
          <table:table-cell table:style-name="ce18" table:formula="of:=(IF([.$A34]*[.D$25]&lt;=[.$B$7];[.$A34]*[.D$25]*[.$B$8];IF(AND([.$A34]*[.D$25]&gt;[.$B$7];[.$A34]*[.D$25]&lt;=[.$C$7]);[.$A34]*[.D$25]*[.$C$8];IF(AND([.$A34]*[.D$25]&gt;[.$C$7];[.$A34]*[.D$25]&lt;[.$D$7]);[.$A34]*[.D$25]*[.$D$8];[.$A34]*[.D$25]*[.$E$8]))))*[.$F$8]" office:value-type="float" office:value="36015.9304990179" calcext:value-type="float">
            <text:p>36.016 </text:p>
          </table:table-cell>
          <table:table-cell table:style-name="ce18" table:formula="of:=(IF([.$A34]*[.E$25]&lt;=[.$B$7];[.$A34]*[.E$25]*[.$B$8];IF(AND([.$A34]*[.E$25]&gt;[.$B$7];[.$A34]*[.E$25]&lt;=[.$C$7]);[.$A34]*[.E$25]*[.$C$8];IF(AND([.$A34]*[.E$25]&gt;[.$C$7];[.$A34]*[.E$25]&lt;[.$D$7]);[.$A34]*[.E$25]*[.$D$8];[.$A34]*[.E$25]*[.$E$8]))))*[.$F$8]" office:value-type="float" office:value="37581.8405207143" calcext:value-type="float">
            <text:p>37.582 </text:p>
          </table:table-cell>
          <table:table-cell table:style-name="ce18" table:formula="of:=(IF([.$A34]*[.F$25]&lt;=[.$B$7];[.$A34]*[.F$25]*[.$B$8];IF(AND([.$A34]*[.F$25]&gt;[.$B$7];[.$A34]*[.F$25]&lt;=[.$C$7]);[.$A34]*[.F$25]*[.$C$8];IF(AND([.$A34]*[.F$25]&gt;[.$C$7];[.$A34]*[.F$25]&lt;[.$D$7]);[.$A34]*[.F$25]*[.$D$8];[.$A34]*[.F$25]*[.$E$8]))))*[.$F$8]" office:value-type="float" office:value="39147.7505424107" calcext:value-type="float">
            <text:p>39.148 </text:p>
          </table:table-cell>
          <table:table-cell table:style-name="ce18" table:formula="of:=(IF([.$A34]*[.G$25]&lt;=[.$B$7];[.$A34]*[.G$25]*[.$B$8];IF(AND([.$A34]*[.G$25]&gt;[.$B$7];[.$A34]*[.G$25]&lt;=[.$C$7]);[.$A34]*[.G$25]*[.$C$8];IF(AND([.$A34]*[.G$25]&gt;[.$C$7];[.$A34]*[.G$25]&lt;[.$D$7]);[.$A34]*[.G$25]*[.$D$8];[.$A34]*[.G$25]*[.$E$8]))))*[.$F$8]" office:value-type="float" office:value="40713.6605641072" calcext:value-type="float">
            <text:p>40.714 </text:p>
          </table:table-cell>
          <table:table-cell table:style-name="ce18" table:formula="of:=(IF([.$A34]*[.H$25]&lt;=[.$B$7];[.$A34]*[.H$25]*[.$B$8];IF(AND([.$A34]*[.H$25]&gt;[.$B$7];[.$A34]*[.H$25]&lt;=[.$C$7]);[.$A34]*[.H$25]*[.$C$8];IF(AND([.$A34]*[.H$25]&gt;[.$C$7];[.$A34]*[.H$25]&lt;[.$D$7]);[.$A34]*[.H$25]*[.$D$8];[.$A34]*[.H$25]*[.$E$8]))))*[.$F$8]" office:value-type="float" office:value="42279.5705858036" calcext:value-type="float">
            <text:p>42.280 </text:p>
          </table:table-cell>
          <table:table-cell table:style-name="ce18" table:formula="of:=(IF([.$A34]*[.I$25]&lt;=[.$B$7];[.$A34]*[.I$25]*[.$B$8];IF(AND([.$A34]*[.I$25]&gt;[.$B$7];[.$A34]*[.I$25]&lt;=[.$C$7]);[.$A34]*[.I$25]*[.$C$8];IF(AND([.$A34]*[.I$25]&gt;[.$C$7];[.$A34]*[.I$25]&lt;[.$D$7]);[.$A34]*[.I$25]*[.$D$8];[.$A34]*[.I$25]*[.$E$8]))))*[.$F$8]" office:value-type="float" office:value="43845.4806075" calcext:value-type="float">
            <text:p>43.845 </text:p>
          </table:table-cell>
          <table:table-cell table:style-name="ce18" table:formula="of:=(IF([.$A34]*[.J$25]&lt;=[.$B$7];[.$A34]*[.J$25]*[.$B$8];IF(AND([.$A34]*[.J$25]&gt;[.$B$7];[.$A34]*[.J$25]&lt;=[.$C$7]);[.$A34]*[.J$25]*[.$C$8];IF(AND([.$A34]*[.J$25]&gt;[.$C$7];[.$A34]*[.J$25]&lt;[.$D$7]);[.$A34]*[.J$25]*[.$D$8];[.$A34]*[.J$25]*[.$E$8]))))*[.$F$8]" office:value-type="float" office:value="45411.3906291964" calcext:value-type="float">
            <text:p>45.411 </text:p>
          </table:table-cell>
          <table:table-cell table:style-name="ce18" table:formula="of:=(IF([.$A34]*[.K$25]&lt;=[.$B$7];[.$A34]*[.K$25]*[.$B$8];IF(AND([.$A34]*[.K$25]&gt;[.$B$7];[.$A34]*[.K$25]&lt;=[.$C$7]);[.$A34]*[.K$25]*[.$C$8];IF(AND([.$A34]*[.K$25]&gt;[.$C$7];[.$A34]*[.K$25]&lt;[.$D$7]);[.$A34]*[.K$25]*[.$D$8];[.$A34]*[.K$25]*[.$E$8]))))*[.$F$8]" office:value-type="float" office:value="46977.3006508929" calcext:value-type="float">
            <text:p>46.977 </text:p>
          </table:table-cell>
          <table:table-cell table:style-name="ce18" table:formula="of:=(IF([.$A34]*[.L$25]&lt;=[.$B$7];[.$A34]*[.L$25]*[.$B$8];IF(AND([.$A34]*[.L$25]&gt;[.$B$7];[.$A34]*[.L$25]&lt;=[.$C$7]);[.$A34]*[.L$25]*[.$C$8];IF(AND([.$A34]*[.L$25]&gt;[.$C$7];[.$A34]*[.L$25]&lt;[.$D$7]);[.$A34]*[.L$25]*[.$D$8];[.$A34]*[.L$25]*[.$E$8]))))*[.$F$8]" office:value-type="float" office:value="48543.2106725893" calcext:value-type="float">
            <text:p>48.543 </text:p>
          </table:table-cell>
          <table:table-cell table:style-name="ce18" table:formula="of:=(IF([.$A34]*[.M$25]&lt;=[.$B$7];[.$A34]*[.M$25]*[.$B$8];IF(AND([.$A34]*[.M$25]&gt;[.$B$7];[.$A34]*[.M$25]&lt;=[.$C$7]);[.$A34]*[.M$25]*[.$C$8];IF(AND([.$A34]*[.M$25]&gt;[.$C$7];[.$A34]*[.M$25]&lt;[.$D$7]);[.$A34]*[.M$25]*[.$D$8];[.$A34]*[.M$25]*[.$E$8]))))*[.$F$8]" office:value-type="float" office:value="50109.1206942857" calcext:value-type="float">
            <text:p>50.109 </text:p>
          </table:table-cell>
          <table:table-cell table:style-name="ce18" table:formula="of:=(IF([.$A34]*[.N$25]&lt;=[.$B$7];[.$A34]*[.N$25]*[.$B$8];IF(AND([.$A34]*[.N$25]&gt;[.$B$7];[.$A34]*[.N$25]&lt;=[.$C$7]);[.$A34]*[.N$25]*[.$C$8];IF(AND([.$A34]*[.N$25]&gt;[.$C$7];[.$A34]*[.N$25]&lt;[.$D$7]);[.$A34]*[.N$25]*[.$D$8];[.$A34]*[.N$25]*[.$E$8]))))*[.$F$8]" office:value-type="float" office:value="51675.0307159822" calcext:value-type="float">
            <text:p>51.675 </text:p>
          </table:table-cell>
          <table:table-cell table:style-name="ce18" table:formula="of:=(IF([.$A34]*[.O$25]&lt;=[.$B$7];[.$A34]*[.O$25]*[.$B$8];IF(AND([.$A34]*[.O$25]&gt;[.$B$7];[.$A34]*[.O$25]&lt;=[.$C$7]);[.$A34]*[.O$25]*[.$C$8];IF(AND([.$A34]*[.O$25]&gt;[.$C$7];[.$A34]*[.O$25]&lt;[.$D$7]);[.$A34]*[.O$25]*[.$D$8];[.$A34]*[.O$25]*[.$E$8]))))*[.$F$8]" office:value-type="float" office:value="53240.9407376786" calcext:value-type="float">
            <text:p>53.241 </text:p>
          </table:table-cell>
          <table:table-cell table:style-name="ce18" table:formula="of:=(IF([.$A34]*[.P$25]&lt;=[.$B$7];[.$A34]*[.P$25]*[.$B$8];IF(AND([.$A34]*[.P$25]&gt;[.$B$7];[.$A34]*[.P$25]&lt;=[.$C$7]);[.$A34]*[.P$25]*[.$C$8];IF(AND([.$A34]*[.P$25]&gt;[.$C$7];[.$A34]*[.P$25]&lt;[.$D$7]);[.$A34]*[.P$25]*[.$D$8];[.$A34]*[.P$25]*[.$E$8]))))*[.$F$8]" office:value-type="float" office:value="54806.850759375" calcext:value-type="float">
            <text:p>54.807 </text:p>
          </table:table-cell>
          <table:table-cell table:style-name="ce18" table:formula="of:=(IF([.$A34]*[.Q$25]&lt;=[.$B$7];[.$A34]*[.Q$25]*[.$B$8];IF(AND([.$A34]*[.Q$25]&gt;[.$B$7];[.$A34]*[.Q$25]&lt;=[.$C$7]);[.$A34]*[.Q$25]*[.$C$8];IF(AND([.$A34]*[.Q$25]&gt;[.$C$7];[.$A34]*[.Q$25]&lt;[.$D$7]);[.$A34]*[.Q$25]*[.$D$8];[.$A34]*[.Q$25]*[.$E$8]))))*[.$F$8]" office:value-type="float" office:value="56372.7607810714" calcext:value-type="float">
            <text:p>56.373 </text:p>
          </table:table-cell>
          <table:table-cell table:style-name="ce18" table:formula="of:=(IF([.$A34]*[.R$25]&lt;=[.$B$7];[.$A34]*[.R$25]*[.$B$8];IF(AND([.$A34]*[.R$25]&gt;[.$B$7];[.$A34]*[.R$25]&lt;=[.$C$7]);[.$A34]*[.R$25]*[.$C$8];IF(AND([.$A34]*[.R$25]&gt;[.$C$7];[.$A34]*[.R$25]&lt;[.$D$7]);[.$A34]*[.R$25]*[.$D$8];[.$A34]*[.R$25]*[.$E$8]))))*[.$F$8]" office:value-type="float" office:value="57938.6708027679" calcext:value-type="float">
            <text:p>57.939 </text:p>
          </table:table-cell>
          <table:table-cell table:style-name="ce5" table:formula="of:=+[.S33]+0.5" office:value-type="float" office:value="6" calcext:value-type="float">
            <text:p>6,00 </text:p>
          </table:table-cell>
          <table:table-cell table:number-columns-repeated="45"/>
        </table:table-row>
        <table:table-row table:style-name="ro1">
          <table:table-cell table:style-name="ce5" table:formula="of:=+[.A34]+0.5" office:value-type="float" office:value="6.5" calcext:value-type="float">
            <text:p>6,50 </text:p>
          </table:table-cell>
          <table:table-cell table:style-name="ce22" table:formula="of:=(IF([.$A35]*[.B$25]&lt;=[.$B$7];[.$A35]*[.B$25]*[.$B$8];IF(AND([.$A35]*[.B$25]&gt;[.$B$7];[.$A35]*[.B$25]&lt;=[.$C$7]);[.$A35]*[.B$25]*[.$C$8];IF(AND([.$A35]*[.B$25]&gt;[.$C$7];[.$A35]*[.B$25]&lt;[.$D$7]);[.$A35]*[.B$25]*[.$D$8];[.$A35]*[.B$25]*[.$E$8]))))*[.$F$8]" office:value-type="float" office:value="35624.4529935938" calcext:value-type="float">
            <text:p>35.624 </text:p>
          </table:table-cell>
          <table:table-cell table:style-name="ce22" table:formula="of:=(IF([.$A35]*[.C$25]&lt;=[.$B$7];[.$A35]*[.C$25]*[.$B$8];IF(AND([.$A35]*[.C$25]&gt;[.$B$7];[.$A35]*[.C$25]&lt;=[.$C$7]);[.$A35]*[.C$25]*[.$C$8];IF(AND([.$A35]*[.C$25]&gt;[.$C$7];[.$A35]*[.C$25]&lt;[.$D$7]);[.$A35]*[.C$25]*[.$D$8];[.$A35]*[.C$25]*[.$E$8]))))*[.$F$8]" office:value-type="float" office:value="37320.8555170982" calcext:value-type="float">
            <text:p>37.321 </text:p>
          </table:table-cell>
          <table:table-cell table:style-name="ce22" table:formula="of:=(IF([.$A35]*[.D$25]&lt;=[.$B$7];[.$A35]*[.D$25]*[.$B$8];IF(AND([.$A35]*[.D$25]&gt;[.$B$7];[.$A35]*[.D$25]&lt;=[.$C$7]);[.$A35]*[.D$25]*[.$C$8];IF(AND([.$A35]*[.D$25]&gt;[.$C$7];[.$A35]*[.D$25]&lt;[.$D$7]);[.$A35]*[.D$25]*[.$D$8];[.$A35]*[.D$25]*[.$E$8]))))*[.$F$8]" office:value-type="float" office:value="39017.2580406027" calcext:value-type="float">
            <text:p>39.017 </text:p>
          </table:table-cell>
          <table:table-cell table:style-name="ce22" table:formula="of:=(IF([.$A35]*[.E$25]&lt;=[.$B$7];[.$A35]*[.E$25]*[.$B$8];IF(AND([.$A35]*[.E$25]&gt;[.$B$7];[.$A35]*[.E$25]&lt;=[.$C$7]);[.$A35]*[.E$25]*[.$C$8];IF(AND([.$A35]*[.E$25]&gt;[.$C$7];[.$A35]*[.E$25]&lt;[.$D$7]);[.$A35]*[.E$25]*[.$D$8];[.$A35]*[.E$25]*[.$E$8]))))*[.$F$8]" office:value-type="float" office:value="40713.6605641072" calcext:value-type="float">
            <text:p>40.714 </text:p>
          </table:table-cell>
          <table:table-cell table:style-name="ce22" table:formula="of:=(IF([.$A35]*[.F$25]&lt;=[.$B$7];[.$A35]*[.F$25]*[.$B$8];IF(AND([.$A35]*[.F$25]&gt;[.$B$7];[.$A35]*[.F$25]&lt;=[.$C$7]);[.$A35]*[.F$25]*[.$C$8];IF(AND([.$A35]*[.F$25]&gt;[.$C$7];[.$A35]*[.F$25]&lt;[.$D$7]);[.$A35]*[.F$25]*[.$D$8];[.$A35]*[.F$25]*[.$E$8]))))*[.$F$8]" office:value-type="float" office:value="42410.0630876116" calcext:value-type="float">
            <text:p>42.410 </text:p>
          </table:table-cell>
          <table:table-cell table:style-name="ce22" table:formula="of:=(IF([.$A35]*[.G$25]&lt;=[.$B$7];[.$A35]*[.G$25]*[.$B$8];IF(AND([.$A35]*[.G$25]&gt;[.$B$7];[.$A35]*[.G$25]&lt;=[.$C$7]);[.$A35]*[.G$25]*[.$C$8];IF(AND([.$A35]*[.G$25]&gt;[.$C$7];[.$A35]*[.G$25]&lt;[.$D$7]);[.$A35]*[.G$25]*[.$D$8];[.$A35]*[.G$25]*[.$E$8]))))*[.$F$8]" office:value-type="float" office:value="44106.4656111161" calcext:value-type="float">
            <text:p>44.106 </text:p>
          </table:table-cell>
          <table:table-cell table:style-name="ce22" table:formula="of:=(IF([.$A35]*[.H$25]&lt;=[.$B$7];[.$A35]*[.H$25]*[.$B$8];IF(AND([.$A35]*[.H$25]&gt;[.$B$7];[.$A35]*[.H$25]&lt;=[.$C$7]);[.$A35]*[.H$25]*[.$C$8];IF(AND([.$A35]*[.H$25]&gt;[.$C$7];[.$A35]*[.H$25]&lt;[.$D$7]);[.$A35]*[.H$25]*[.$D$8];[.$A35]*[.H$25]*[.$E$8]))))*[.$F$8]" office:value-type="float" office:value="45802.8681346205" calcext:value-type="float">
            <text:p>45.803 </text:p>
          </table:table-cell>
          <table:table-cell table:style-name="ce22" table:formula="of:=(IF([.$A35]*[.I$25]&lt;=[.$B$7];[.$A35]*[.I$25]*[.$B$8];IF(AND([.$A35]*[.I$25]&gt;[.$B$7];[.$A35]*[.I$25]&lt;=[.$C$7]);[.$A35]*[.I$25]*[.$C$8];IF(AND([.$A35]*[.I$25]&gt;[.$C$7];[.$A35]*[.I$25]&lt;[.$D$7]);[.$A35]*[.I$25]*[.$D$8];[.$A35]*[.I$25]*[.$E$8]))))*[.$F$8]" office:value-type="float" office:value="47499.270658125" calcext:value-type="float">
            <text:p>47.499 </text:p>
          </table:table-cell>
          <table:table-cell table:style-name="ce22" table:formula="of:=(IF([.$A35]*[.J$25]&lt;=[.$B$7];[.$A35]*[.J$25]*[.$B$8];IF(AND([.$A35]*[.J$25]&gt;[.$B$7];[.$A35]*[.J$25]&lt;=[.$C$7]);[.$A35]*[.J$25]*[.$C$8];IF(AND([.$A35]*[.J$25]&gt;[.$C$7];[.$A35]*[.J$25]&lt;[.$D$7]);[.$A35]*[.J$25]*[.$D$8];[.$A35]*[.J$25]*[.$E$8]))))*[.$F$8]" office:value-type="float" office:value="49195.6731816295" calcext:value-type="float">
            <text:p>49.196 </text:p>
          </table:table-cell>
          <table:table-cell table:style-name="ce22" table:formula="of:=(IF([.$A35]*[.K$25]&lt;=[.$B$7];[.$A35]*[.K$25]*[.$B$8];IF(AND([.$A35]*[.K$25]&gt;[.$B$7];[.$A35]*[.K$25]&lt;=[.$C$7]);[.$A35]*[.K$25]*[.$C$8];IF(AND([.$A35]*[.K$25]&gt;[.$C$7];[.$A35]*[.K$25]&lt;[.$D$7]);[.$A35]*[.K$25]*[.$D$8];[.$A35]*[.K$25]*[.$E$8]))))*[.$F$8]" office:value-type="float" office:value="50892.0757051339" calcext:value-type="float">
            <text:p>50.892 </text:p>
          </table:table-cell>
          <table:table-cell table:style-name="ce22" table:formula="of:=(IF([.$A35]*[.L$25]&lt;=[.$B$7];[.$A35]*[.L$25]*[.$B$8];IF(AND([.$A35]*[.L$25]&gt;[.$B$7];[.$A35]*[.L$25]&lt;=[.$C$7]);[.$A35]*[.L$25]*[.$C$8];IF(AND([.$A35]*[.L$25]&gt;[.$C$7];[.$A35]*[.L$25]&lt;[.$D$7]);[.$A35]*[.L$25]*[.$D$8];[.$A35]*[.L$25]*[.$E$8]))))*[.$F$8]" office:value-type="float" office:value="52588.4782286384" calcext:value-type="float">
            <text:p>52.588 </text:p>
          </table:table-cell>
          <table:table-cell table:style-name="ce22" table:formula="of:=(IF([.$A35]*[.M$25]&lt;=[.$B$7];[.$A35]*[.M$25]*[.$B$8];IF(AND([.$A35]*[.M$25]&gt;[.$B$7];[.$A35]*[.M$25]&lt;=[.$C$7]);[.$A35]*[.M$25]*[.$C$8];IF(AND([.$A35]*[.M$25]&gt;[.$C$7];[.$A35]*[.M$25]&lt;[.$D$7]);[.$A35]*[.M$25]*[.$D$8];[.$A35]*[.M$25]*[.$E$8]))))*[.$F$8]" office:value-type="float" office:value="54284.8807521429" calcext:value-type="float">
            <text:p>54.285 </text:p>
          </table:table-cell>
          <table:table-cell table:style-name="ce22" table:formula="of:=(IF([.$A35]*[.N$25]&lt;=[.$B$7];[.$A35]*[.N$25]*[.$B$8];IF(AND([.$A35]*[.N$25]&gt;[.$B$7];[.$A35]*[.N$25]&lt;=[.$C$7]);[.$A35]*[.N$25]*[.$C$8];IF(AND([.$A35]*[.N$25]&gt;[.$C$7];[.$A35]*[.N$25]&lt;[.$D$7]);[.$A35]*[.N$25]*[.$D$8];[.$A35]*[.N$25]*[.$E$8]))))*[.$F$8]" office:value-type="float" office:value="55981.2832756473" calcext:value-type="float">
            <text:p>55.981 </text:p>
          </table:table-cell>
          <table:table-cell table:style-name="ce22" table:formula="of:=(IF([.$A35]*[.O$25]&lt;=[.$B$7];[.$A35]*[.O$25]*[.$B$8];IF(AND([.$A35]*[.O$25]&gt;[.$B$7];[.$A35]*[.O$25]&lt;=[.$C$7]);[.$A35]*[.O$25]*[.$C$8];IF(AND([.$A35]*[.O$25]&gt;[.$C$7];[.$A35]*[.O$25]&lt;[.$D$7]);[.$A35]*[.O$25]*[.$D$8];[.$A35]*[.O$25]*[.$E$8]))))*[.$F$8]" office:value-type="float" office:value="57677.6857991518" calcext:value-type="float">
            <text:p>57.678 </text:p>
          </table:table-cell>
          <table:table-cell table:style-name="ce22" table:formula="of:=(IF([.$A35]*[.P$25]&lt;=[.$B$7];[.$A35]*[.P$25]*[.$B$8];IF(AND([.$A35]*[.P$25]&gt;[.$B$7];[.$A35]*[.P$25]&lt;=[.$C$7]);[.$A35]*[.P$25]*[.$C$8];IF(AND([.$A35]*[.P$25]&gt;[.$C$7];[.$A35]*[.P$25]&lt;[.$D$7]);[.$A35]*[.P$25]*[.$D$8];[.$A35]*[.P$25]*[.$E$8]))))*[.$F$8]" office:value-type="float" office:value="59374.0883226563" calcext:value-type="float">
            <text:p>59.374 </text:p>
          </table:table-cell>
          <table:table-cell table:style-name="ce22" table:formula="of:=(IF([.$A35]*[.Q$25]&lt;=[.$B$7];[.$A35]*[.Q$25]*[.$B$8];IF(AND([.$A35]*[.Q$25]&gt;[.$B$7];[.$A35]*[.Q$25]&lt;=[.$C$7]);[.$A35]*[.Q$25]*[.$C$8];IF(AND([.$A35]*[.Q$25]&gt;[.$C$7];[.$A35]*[.Q$25]&lt;[.$D$7]);[.$A35]*[.Q$25]*[.$D$8];[.$A35]*[.Q$25]*[.$E$8]))))*[.$F$8]" office:value-type="float" office:value="61070.4908461607" calcext:value-type="float">
            <text:p>61.070 </text:p>
          </table:table-cell>
          <table:table-cell table:style-name="ce22" table:formula="of:=(IF([.$A35]*[.R$25]&lt;=[.$B$7];[.$A35]*[.R$25]*[.$B$8];IF(AND([.$A35]*[.R$25]&gt;[.$B$7];[.$A35]*[.R$25]&lt;=[.$C$7]);[.$A35]*[.R$25]*[.$C$8];IF(AND([.$A35]*[.R$25]&gt;[.$C$7];[.$A35]*[.R$25]&lt;[.$D$7]);[.$A35]*[.R$25]*[.$D$8];[.$A35]*[.R$25]*[.$E$8]))))*[.$F$8]" office:value-type="float" office:value="62766.8933696652" calcext:value-type="float">
            <text:p>62.767 </text:p>
          </table:table-cell>
          <table:table-cell table:style-name="ce5" table:formula="of:=+[.S34]+0.5" office:value-type="float" office:value="6.5" calcext:value-type="float">
            <text:p>6,50 </text:p>
          </table:table-cell>
          <table:table-cell table:number-columns-repeated="45"/>
        </table:table-row>
        <table:table-row table:style-name="ro1">
          <table:table-cell table:number-columns-repeated="13"/>
          <table:table-cell office:value-type="string" office:string-value="Importes con IVA incluído" calcext:value-type="string">
            <text:p>Importes con IVA incluído </text:p>
          </table:table-cell>
          <table:table-cell table:number-columns-repeated="50"/>
        </table:table-row>
        <table:table-row table:style-name="ro1" table:number-rows-repeated="1048539">
          <table:table-cell table:number-columns-repeated="64"/>
        </table:table-row>
        <table:table-row table:style-name="ro1">
          <table:table-cell table:number-columns-repeated="64"/>
        </table:table-row>
      </table:table>
      <table:table table:name="ZONDA corona" table:style-name="ta4" table:print="false">
        <table:shapes>
          <draw:g draw:z-index="0" draw:name="Group 2">
            <draw:custom-shape draw:name="Freeform 3" draw:style-name="gr1" draw:text-style-name="P1" svg:width="4.761cm" svg:height="1.607cm" svg:x="8.63cm" svg:y="0.178c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2" draw:text-style-name="P2" svg:width="0.505cm" svg:height="0.346cm" svg:x="8.368cm" svg:y="1.617c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2" draw:text-style-name="P2" svg:width="0.505cm" svg:height="1.371cm" svg:x="8.368cm" svg:y="0.296c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2" draw:text-style-name="P2" svg:width="0.505cm" svg:height="0.343cm" svg:x="8.368cm" svg:y="0c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2" draw:text-style-name="P2" svg:width="4.439cm" svg:height="0.343cm" svg:x="8.792cm" svg:y="0c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2" draw:text-style-name="P2" svg:width="0.498cm" svg:height="0.343cm" svg:x="13.154cm" svg:y="0c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2" draw:text-style-name="P2" svg:width="0.498cm" svg:height="1.371cm" svg:x="13.154cm" svg:y="0.296c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2" draw:text-style-name="P2" svg:width="0.498cm" svg:height="0.346cm" svg:x="13.154cm" svg:y="1.617c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2" draw:text-style-name="P2" svg:width="4.439cm" svg:height="0.346cm" svg:x="8.792cm" svg:y="1.617c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1" draw:text-style-name="P1" svg:width="5.027cm" svg:height="1.798cm" svg:x="8.506cm" svg:y="0.08c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3" draw:text-style-name="P3" svg:width="0.203cm" svg:height="0.137cm" svg:x="8.466cm" svg:y="1.777c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3" draw:text-style-name="P3" svg:width="0.07cm" svg:height="1.558cm" svg:x="8.466cm" svg:y="0.2c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3" draw:text-style-name="P3" svg:width="0.203cm" svg:height="0.132cm" svg:x="8.466cm" svg:y="0.05c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3" draw:text-style-name="P3" svg:width="4.681cm" svg:height="0.042cm" svg:x="8.681cm" svg:y="0.05c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3" draw:text-style-name="P3" svg:width="0.198cm" svg:height="0.132cm" svg:x="13.38cm" svg:y="0.05c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3" draw:text-style-name="P3" svg:width="0.067cm" svg:height="1.558cm" svg:x="13.511cm" svg:y="0.2c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3" draw:text-style-name="P3" svg:width="0.198cm" svg:height="0.137cm" svg:x="13.38cm" svg:y="1.777c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3" draw:text-style-name="P3" svg:width="4.681cm" svg:height="0.046cm" svg:x="8.681cm" svg:y="1.866c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2" draw:text-style-name="P2" svg:width="0.605cm" svg:height="0.342cm" svg:x="9.002cm" svg:y="0.414c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3" draw:text-style-name="P3" svg:width="0.177cm" svg:height="0.021cm" svg:x="9.315cm" svg:y="0.398c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3" draw:text-style-name="P3" svg:width="0.19cm" svg:height="0.073cm" svg:x="9.111cm" svg:y="0.398c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3" draw:text-style-name="P3" svg:width="0.151cm" svg:height="0.201cm" svg:x="8.992cm" svg:y="0.475c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3" draw:text-style-name="P3" svg:width="0.09cm" svg:height="0.103cm" svg:x="8.969cm" svg:y="0.672c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3" draw:text-style-name="P3" svg:width="0.239cm" svg:height="0.021cm" svg:x="9.076cm" svg:y="0.754c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3" draw:text-style-name="P3" svg:width="0.184cm" svg:height="0.103cm" svg:x="9.331cm" svg:y="0.672c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3" draw:text-style-name="P3" svg:width="0.147cm" svg:height="0.179cm" svg:x="9.478cm" svg:y="0.497c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3" draw:text-style-name="P3" svg:width="0.115cm" svg:height="0.101cm" svg:x="9.513cm" svg:y="0.398c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3" draw:text-style-name="P3" svg:width="0.196cm" svg:height="0.029cm" svg:x="9.133cm" svg:y="0.665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3" draw:text-style-name="P3" svg:width="0.166cm" svg:height="0.218cm" svg:x="9.144cm" svg:y="0.457c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3" draw:text-style-name="P3" svg:width="0.202cm" svg:height="0.029cm" svg:x="9.291cm" svg:y="0.457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3" draw:text-style-name="P3" svg:width="0.141cm" svg:height="0.219cm" svg:x="9.331cm" svg:y="0.475c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2" draw:text-style-name="P2" svg:width="0.597cm" svg:height="0.342cm" svg:x="10.514cm" svg:y="0.414c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3" draw:text-style-name="P3" svg:width="0.183cm" svg:height="0.27cm" svg:x="10.94cm" svg:y="0.497c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3" draw:text-style-name="P3" svg:width="0.108cm" svg:height="0.107cm" svg:x="11.031cm" svg:y="0.388c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3" draw:text-style-name="P3" svg:width="0.352cm" svg:height="0.03cm" svg:x="10.656cm" svg:y="0.388c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3" draw:text-style-name="P3" svg:width="0.098cm" svg:height="0.081cm" svg:x="10.598cm" svg:y="0.406c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3" draw:text-style-name="P3" svg:width="0.351cm" svg:height="0.029cm" svg:x="10.645cm" svg:y="0.457c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3" draw:text-style-name="P3" svg:width="0.08cm" svg:height="0.089cm" svg:x="10.899cm" svg:y="0.475c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3" draw:text-style-name="P3" svg:width="0.175cm" svg:height="0.029cm" svg:x="10.742cm" svg:y="0.535cm">
              <text:p/>
              <draw:enhanced-geometry svg:viewBox="0 0 18 6" draw:extrusion-allowed="true" draw:text-areas="0 0 18 6" draw:glue-points="0 5 0 5 18 6 18 0 0 0 0 0 0 5" draw:type="non-primitive" draw:enhanced-path="M 0 5 L 0 5 18 6 18 0 0 0 0 5 Z N"/>
            </draw:custom-shape>
            <draw:custom-shape draw:name="Freeform 42" draw:style-name="gr3" draw:text-style-name="P3" svg:width="0.19cm" svg:height="0.072cm" svg:x="10.532cm" svg:y="0.535c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3" draw:text-style-name="P3" svg:width="0.07cm" svg:height="0.063cm" svg:x="10.502cm" svg:y="0.613c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3" draw:text-style-name="P3" svg:width="0.085cm" svg:height="0.103cm" svg:x="10.486cm" svg:y="0.672c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3" draw:text-style-name="P3" svg:width="0.381cm" svg:height="0.021cm" svg:x="10.588cm" svg:y="0.754c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3" draw:text-style-name="P3" svg:width="0.196cm" svg:height="0.029cm" svg:x="10.645cm" svg:y="0.665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3" draw:text-style-name="P3" svg:width="0.068cm" svg:height="0.06cm" svg:x="10.656cm" svg:y="0.618c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3" draw:text-style-name="P3" svg:width="0.195cm" svg:height="0.02cm" svg:x="10.714cm" svg:y="0.618c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3" draw:text-style-name="P3" svg:width="0.042cm" svg:height="0.06cm" svg:x="10.838cm" svg:y="0.634c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2" draw:text-style-name="P2" svg:width="0.617cm" svg:height="0.342cm" svg:x="12.52cm" svg:y="0.414c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3" draw:text-style-name="P3" svg:width="0.184cm" svg:height="0.021cm" svg:x="12.837cm" svg:y="0.398c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3" draw:text-style-name="P3" svg:width="0.192cm" svg:height="0.073cm" svg:x="12.627cm" svg:y="0.398c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3" draw:text-style-name="P3" svg:width="0.153cm" svg:height="0.201cm" svg:x="12.508cm" svg:y="0.475c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3" draw:text-style-name="P3" svg:width="0.094cm" svg:height="0.103cm" svg:x="12.486cm" svg:y="0.672c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3" draw:text-style-name="P3" svg:width="0.241cm" svg:height="0.021cm" svg:x="12.599cm" svg:y="0.754c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3" draw:text-style-name="P3" svg:width="0.176cm" svg:height="0.103cm" svg:x="12.855cm" svg:y="0.672c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3" draw:text-style-name="P3" svg:width="0.141cm" svg:height="0.179cm" svg:x="12.996cm" svg:y="0.497c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3" draw:text-style-name="P3" svg:width="0.11cm" svg:height="0.101cm" svg:x="13.04cm" svg:y="0.398c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3" draw:text-style-name="P3" svg:width="0.197cm" svg:height="0.029cm" svg:x="12.65cm" svg:y="0.665c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3" draw:text-style-name="P3" svg:width="0.153cm" svg:height="0.218cm" svg:x="12.673cm" svg:y="0.457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3" draw:text-style-name="P3" svg:width="0.187cm" svg:height="0.029cm" svg:x="12.825cm" svg:y="0.457c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3" draw:text-style-name="P3" svg:width="0.159cm" svg:height="0.219cm" svg:x="12.843cm" svg:y="0.475c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2" draw:text-style-name="P2" svg:width="0.658cm" svg:height="0.342cm" svg:x="11.133cm" svg:y="0.414c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3" draw:text-style-name="P3" svg:width="0.153cm" svg:height="0.021cm" svg:x="11.331cm" svg:y="0.398c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3" draw:text-style-name="P3" svg:width="0.264cm" svg:height="0.369cm" svg:x="11.093cm" svg:y="0.406c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3" draw:text-style-name="P3" svg:width="0.167cm" svg:height="0.03cm" svg:x="11.133cm" svg:y="0.754c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3" draw:text-style-name="P3" svg:width="0.218cm" svg:height="0.309cm" svg:x="11.269cm" svg:y="0.457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3" draw:text-style-name="P3" svg:width="0.197cm" svg:height="0.029cm" svg:x="11.484cm" svg:y="0.457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3" draw:text-style-name="P3" svg:width="0.234cm" svg:height="0.309cm" svg:x="11.432cm" svg:y="0.475c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3" draw:text-style-name="P3" svg:width="0.167cm" svg:height="0.03cm" svg:x="11.472cm" svg:y="0.754c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3" draw:text-style-name="P3" svg:width="0.197cm" svg:height="0.27cm" svg:x="11.603cm" svg:y="0.497c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3" draw:text-style-name="P3" svg:width="0.121cm" svg:height="0.101cm" svg:x="11.7cm" svg:y="0.398c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3" draw:text-style-name="P3" svg:width="0.221cm" svg:height="0.051cm" svg:x="11.462cm" svg:y="0.388c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3" draw:text-style-name="P3" svg:width="0.067cm" svg:height="0.039cm" svg:x="11.462cm" svg:y="0.398c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2" draw:text-style-name="P2" svg:width="0.581cm" svg:height="0.342cm" svg:x="9.632cm" svg:y="0.414c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3" draw:text-style-name="P3" svg:width="0.252cm" svg:height="0.051cm" svg:x="9.955cm" svg:y="0.388c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3" draw:text-style-name="P3" svg:width="0.067cm" svg:height="0.039cm" svg:x="9.955cm" svg:y="0.398c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3" draw:text-style-name="P3" svg:width="0.153cm" svg:height="0.021cm" svg:x="9.831cm" svg:y="0.398c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3" draw:text-style-name="P3" svg:width="0.278cm" svg:height="0.369cm" svg:x="9.587cm" svg:y="0.406c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3" draw:text-style-name="P3" svg:width="0.166cm" svg:height="0.03cm" svg:x="9.632cm" svg:y="0.754c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3" draw:text-style-name="P3" svg:width="0.222cm" svg:height="0.309cm" svg:x="9.763cm" svg:y="0.457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3" draw:text-style-name="P3" svg:width="0.223cm" svg:height="0.029cm" svg:x="9.978cm" svg:y="0.457c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3" draw:text-style-name="P3" svg:width="0.098cm" svg:height="0.073cm" svg:x="10.16cm" svg:y="0.398c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2" draw:text-style-name="P2" svg:width="0.754cm" svg:height="0.518cm" svg:x="11.857cm" svg:y="0.238c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3" draw:text-style-name="P3" svg:width="0.151cm" svg:height="0.021cm" svg:x="12.458cm" svg:y="0.216c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3" draw:text-style-name="P3" svg:width="0.146cm" svg:height="0.191cm" svg:x="12.344cm" svg:y="0.227c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3" draw:text-style-name="P3" svg:width="0.164cm" svg:height="0.021cm" svg:x="12.186cm" svg:y="0.398c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3" draw:text-style-name="P3" svg:width="0.192cm" svg:height="0.073cm" svg:x="11.976cm" svg:y="0.398c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3" draw:text-style-name="P3" svg:width="0.151cm" svg:height="0.201cm" svg:x="11.847cm" svg:y="0.475c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3" draw:text-style-name="P3" svg:width="0.104cm" svg:height="0.103cm" svg:x="11.824cm" svg:y="0.672c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3" draw:text-style-name="P3" svg:width="0.227cm" svg:height="0.021cm" svg:x="11.943cm" svg:y="0.754c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3" draw:text-style-name="P3" svg:width="0.121cm" svg:height="0.03cm" svg:x="12.192cm" svg:y="0.754c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3" draw:text-style-name="P3" svg:width="0.367cm" svg:height="0.555cm" svg:x="12.282cm" svg:y="0.216c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3" draw:text-style-name="P3" svg:width="0.158cm" svg:height="0.218cm" svg:x="12.006cm" svg:y="0.457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3" draw:text-style-name="P3" svg:width="0.191cm" svg:height="0.029cm" svg:x="12.164cm" svg:y="0.457c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3" draw:text-style-name="P3" svg:width="0.152cm" svg:height="0.219cm" svg:x="12.186cm" svg:y="0.475c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3" draw:text-style-name="P3" svg:width="0.207cm" svg:height="0.029cm" svg:x="11.988cm" svg:y="0.665c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2" draw:text-style-name="P2" svg:width="0.46cm" svg:height="0.518cm" svg:x="10.123cm" svg:y="0.238cm">
              <text:p/>
              <draw:enhanced-geometry svg:viewBox="0 0 44 71" draw:extrusion-allowed="true" draw:text-areas="0 0 44 71" draw:glue-points="44 0 30 0 0 71 14 71 44 0" draw:type="non-primitive" draw:enhanced-path="M 44 0 L 30 0 0 71 14 71 44 0 Z N"/>
            </draw:custom-shape>
            <draw:custom-shape draw:name="Freeform 99" draw:style-name="gr3" draw:text-style-name="P3" svg:width="0.165cm" svg:height="0.025cm" svg:x="10.418cm" svg:y="0.216c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3" draw:text-style-name="P3" svg:width="0.376cm" svg:height="0.544cm" svg:x="10.076cm" svg:y="0.232c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3" draw:text-style-name="P3" svg:width="0.158cm" svg:height="0.021cm" svg:x="10.123cm" svg:y="0.754c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3" draw:text-style-name="P3" svg:width="0.381cm" svg:height="0.555cm" svg:x="10.242cm" svg:y="0.216c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2" draw:text-style-name="P2" svg:width="0.561cm" svg:height="0.398cm" svg:x="9.518cm" svg:y="0.893c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2" draw:text-style-name="P2" svg:width="1.62cm" svg:height="0.407cm" svg:x="10.145cm" svg:y="0.883c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2" draw:text-style-name="P2" svg:width="0.739cm" svg:height="0.398cm" svg:x="11.817cm" svg:y="0.893c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3" draw:text-style-name="P3" svg:width="0.085cm" svg:height="0.097cm" svg:x="8.679cm" svg:y="1.45c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3" draw:text-style-name="P3" svg:width="0.098cm" svg:height="0.097cm" svg:x="8.779cm" svg:y="1.45c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3" draw:text-style-name="P3" svg:width="0.07cm" svg:height="0.111cm" svg:x="9.002cm" svg:y="1.446c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3" draw:text-style-name="P3" svg:width="0.078cm" svg:height="0.111cm" svg:x="9.111cm" svg:y="1.446c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3" draw:text-style-name="P3" svg:width="0.066cm" svg:height="0.097cm" svg:x="9.23cm" svg:y="1.45c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3" draw:text-style-name="P3" svg:width="0.086cm" svg:height="0.111cm" svg:x="9.331cm" svg:y="1.446c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3" draw:text-style-name="P3" svg:width="0.08cm" svg:height="0.097cm" svg:x="9.456cm" svg:y="1.45c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3" draw:text-style-name="P3" svg:width="0.091cm" svg:height="0.097cm" svg:x="9.62cm" svg:y="1.45c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3" draw:text-style-name="P3" svg:width="0.087cm" svg:height="0.097cm" svg:x="9.785cm" svg:y="1.45c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3" draw:text-style-name="P3" svg:width="0.079cm" svg:height="0.107cm" svg:x="9.915cm" svg:y="1.45c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3" draw:text-style-name="P3" svg:width="0.078cm" svg:height="0.097cm" svg:x="10.017cm" svg:y="1.45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3" draw:text-style-name="P3" svg:width="0.085cm" svg:height="0.097cm" svg:x="10.112cm" svg:y="1.45c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3" draw:text-style-name="P3" svg:width="0.068cm" svg:height="0.107cm" svg:x="10.276cm" svg:y="1.45c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3" draw:text-style-name="P3" svg:width="0.024cm" svg:height="0.132cm" svg:x="10.429cm" svg:y="1.446c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3" draw:text-style-name="P3" svg:width="0.09cm" svg:height="0.097cm" svg:x="10.492cm" svg:y="1.45c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3" draw:text-style-name="P3" svg:width="0.078cm" svg:height="0.111cm" svg:x="10.617cm" svg:y="1.446c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3" draw:text-style-name="P3" svg:width="0.079cm" svg:height="0.097cm" svg:x="10.73cm" svg:y="1.45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3" draw:text-style-name="P3" svg:width="0.078cm" svg:height="0.111cm" svg:x="10.838cm" svg:y="1.446c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3" draw:text-style-name="P3" svg:width="0.078cm" svg:height="0.097cm" svg:x="10.957cm" svg:y="1.45c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3" draw:text-style-name="P3" svg:width="0.079cm" svg:height="0.097cm" svg:x="11.093cm" svg:y="1.45c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3" draw:text-style-name="P3" svg:width="0.092cm" svg:height="0.097cm" svg:x="11.201cm" svg:y="1.45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3" draw:text-style-name="P3" svg:width="0.025cm" svg:height="0.132cm" svg:x="11.32cm" svg:y="1.446c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3" draw:text-style-name="P3" svg:width="0.08cm" svg:height="0.097cm" svg:x="11.432cm" svg:y="1.45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3" draw:text-style-name="P3" svg:width="0.054cm" svg:height="0.097cm" svg:x="11.541cm" svg:y="1.45c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3" draw:text-style-name="P3" svg:width="0.073cm" svg:height="0.097cm" svg:x="11.637cm" svg:y="1.45c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3" draw:text-style-name="P3" svg:width="0.067cm" svg:height="0.097cm" svg:x="11.733cm" svg:y="1.45c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3" draw:text-style-name="P3" svg:width="0.054cm" svg:height="0.097cm" svg:x="11.847cm" svg:y="1.45c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3" draw:text-style-name="P3" svg:width="0.09cm" svg:height="0.097cm" svg:x="11.92cm" svg:y="1.45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3" draw:text-style-name="P3" svg:width="0.091cm" svg:height="0.097cm" svg:x="12.032cm" svg:y="1.45c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3" draw:text-style-name="P3" svg:width="0.062cm" svg:height="0.107cm" svg:x="12.202cm" svg:y="1.45c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3" draw:text-style-name="P3" svg:width="0.055cm" svg:height="0.097cm" svg:x="12.305cm" svg:y="1.45c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3" draw:text-style-name="P3" svg:width="0.067cm" svg:height="0.107cm" svg:x="12.401cm" svg:y="1.45c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3" draw:text-style-name="P3" svg:width="0.042cm" svg:height="0.097cm" svg:x="12.498cm" svg:y="1.45c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3" draw:text-style-name="P3" svg:width="0.066cm" svg:height="0.097cm" svg:x="12.662cm" svg:y="1.45c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3" draw:text-style-name="P3" svg:width="0.068cm" svg:height="0.107cm" svg:x="12.758cm" svg:y="1.45c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3" draw:text-style-name="P3" svg:width="0.078cm" svg:height="0.097cm" svg:x="12.855cm" svg:y="1.45c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3" draw:text-style-name="P3" svg:width="0.067cm" svg:height="0.107cm" svg:x="12.967cm" svg:y="1.45c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3" draw:text-style-name="P3" svg:width="0.068cm" svg:height="0.097cm" svg:x="13.063cm" svg:y="1.45c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3" draw:text-style-name="P3" svg:width="0.074cm" svg:height="0.107cm" svg:x="13.156cm" svg:y="1.45c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3" draw:text-style-name="P3" svg:width="0.036cm" svg:height="0.097cm" svg:x="13.273cm" svg:y="1.45c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3" draw:text-style-name="P3" svg:width="0.098cm" svg:height="0.136cm" svg:x="10.276cm" svg:y="1.708c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3" draw:text-style-name="P3" svg:width="0.107cm" svg:height="0.136cm" svg:x="10.402cm" svg:y="1.708c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3" draw:text-style-name="P3" svg:width="0.09cm" svg:height="0.136cm" svg:x="10.56cm" svg:y="1.708c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3" draw:text-style-name="P3" svg:width="0.024cm" svg:height="0.136cm" svg:x="10.702cm" svg:y="1.708cm">
              <text:p/>
              <draw:enhanced-geometry svg:viewBox="0 0 21600 21600" draw:type="rectangle" draw:enhanced-path="M 0 0 L 21600 0 21600 21600 0 21600 0 0 Z N"/>
            </draw:custom-shape>
            <draw:custom-shape draw:name="Freeform 152" draw:style-name="gr3" draw:text-style-name="P3" svg:width="0.11cm" svg:height="0.136cm" svg:x="10.752cm" svg:y="1.708c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3" draw:text-style-name="P3" svg:width="0.098cm" svg:height="0.136cm" svg:x="10.957cm" svg:y="1.708c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3" draw:text-style-name="P3" svg:width="0.078cm" svg:height="0.136cm" svg:x="11.105cm" svg:y="1.708c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3" draw:text-style-name="P3" svg:width="0.108cm" svg:height="0.136cm" svg:x="11.218cm" svg:y="1.708c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3" draw:text-style-name="P3" svg:width="0.104cm" svg:height="0.136cm" svg:x="11.365cm" svg:y="1.708c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3" draw:text-style-name="P3" svg:width="0.104cm" svg:height="0.144cm" svg:x="11.507cm" svg:y="1.702c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3" draw:text-style-name="P3" svg:width="0.116cm" svg:height="0.136cm" svg:x="11.637cm" svg:y="1.708c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3" draw:text-style-name="P3" svg:width="0.036cm" svg:height="0.05cm" svg:x="9.836cm" svg:y="1.617c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Rectangle 160" draw:style-name="gr3" draw:text-style-name="P3" svg:width="0.024cm" svg:height="0.003cm" svg:x="9.904cm" svg:y="1.638cm">
              <text:p/>
              <draw:enhanced-geometry svg:viewBox="0 0 21600 21600" draw:type="rectangle" draw:enhanced-path="M 0 0 L 21600 0 21600 21600 0 21600 0 0 Z N"/>
            </draw:custom-shape>
            <draw:custom-shape draw:name="Freeform 161" draw:style-name="gr3" draw:text-style-name="P3" svg:width="0.073cm" svg:height="0.05cm" svg:x="9.97cm" svg:y="1.617c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3" draw:text-style-name="P3" svg:width="0.048cm" svg:height="0.05cm" svg:x="10.086cm" svg:y="1.617c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3" draw:text-style-name="P3" svg:width="0.047cm" svg:height="0.05cm" svg:x="10.317cm" svg:y="1.617c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3" draw:text-style-name="P3" svg:width="0.023cm" svg:height="0.05cm" svg:x="10.402cm" svg:y="1.617c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3" draw:text-style-name="P3" svg:width="0.047cm" svg:height="0.05cm" svg:x="10.492cm" svg:y="1.617c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3" draw:text-style-name="P3" svg:width="0.029cm" svg:height="0.05cm" svg:x="10.57cm" svg:y="1.617c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3" draw:text-style-name="P3" svg:width="0.047cm" svg:height="0.07cm" svg:x="10.645cm" svg:y="1.596c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3" draw:text-style-name="P3" svg:width="0.048cm" svg:height="0.05cm" svg:x="10.73cm" svg:y="1.617c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3" draw:text-style-name="P3" svg:width="0.048cm" svg:height="0.05cm" svg:x="10.849cm" svg:y="1.617c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3" draw:text-style-name="P3" svg:width="0.029cm" svg:height="0.05cm" svg:x="10.94cm" svg:y="1.617c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3" draw:text-style-name="P3" svg:width="0.047cm" svg:height="0.05cm" svg:x="11.002cm" svg:y="1.617c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3" draw:text-style-name="P3" svg:width="0.044cm" svg:height="0.05cm" svg:x="11.087cm" svg:y="1.617c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3" draw:text-style-name="P3" svg:width="0.098cm" svg:height="0.07cm" svg:x="11.161cm" svg:y="1.596c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3" draw:text-style-name="P3" svg:width="0.035cm" svg:height="0.05cm" svg:x="11.331cm" svg:y="1.617c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3" draw:text-style-name="P3" svg:width="0.018cm" svg:height="0.07cm" svg:x="11.404cm" svg:y="1.596c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3" draw:text-style-name="P3" svg:width="0.042cm" svg:height="0.05cm" svg:x="11.455cm" svg:y="1.617c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3" draw:text-style-name="P3" svg:width="0.056cm" svg:height="0.05cm" svg:x="11.528cm" svg:y="1.617c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3" draw:text-style-name="P3" svg:width="0.036cm" svg:height="0.05cm" svg:x="11.647cm" svg:y="1.617c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3" draw:text-style-name="P3" svg:width="0.044cm" svg:height="0.05cm" svg:x="11.756cm" svg:y="1.617c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3" draw:text-style-name="P3" svg:width="0.048cm" svg:height="0.05cm" svg:x="11.829cm" svg:y="1.617c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3" draw:text-style-name="P3" svg:width="0.078cm" svg:height="0.05cm" svg:x="11.92cm" svg:y="1.617c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3" draw:text-style-name="P3" svg:width="0.042cm" svg:height="0.05cm" svg:x="12.085cm" svg:y="1.617c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3" draw:text-style-name="P3" svg:width="0.023cm" svg:height="0.05cm" svg:x="12.164cm" svg:y="1.617c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1" draw:text-style-name="P1" svg:width="4.158cm" svg:height="0.029cm" svg:x="9.02cm" svg:y="0.497cm">
              <text:p/>
              <draw:enhanced-geometry svg:viewBox="0 0 21600 21600" draw:type="rectangle" draw:enhanced-path="M 0 0 L 21600 0 21600 21600 0 21600 0 0 Z N"/>
            </draw:custom-shape>
          </draw:g>
        </table:shapes>
        <table:table-column table:style-name="co1" table:default-cell-style-name="ce1"/>
        <table:table-column table:style-name="co2" table:number-columns-repeated="12" table:default-cell-style-name="ce10"/>
        <table:table-column table:style-name="co3" table:default-cell-style-name="ce10"/>
        <table:table-column table:style-name="co2" table:default-cell-style-name="ce10"/>
        <table:table-column table:style-name="co10" table:default-cell-style-name="ce10"/>
        <table:table-column table:style-name="co2" table:number-columns-repeated="2" table:default-cell-style-name="ce10"/>
        <table:table-column table:style-name="co1" table:default-cell-style-name="ce1"/>
        <table:table-column table:style-name="co6" table:number-columns-repeated="45" table:default-cell-style-name="ce10"/>
        <table:table-row table:style-name="ro1">
          <table:table-cell table:number-columns-repeated="64"/>
        </table:table-row>
        <table:table-row table:style-name="ro1">
          <table:table-cell/>
          <table:table-cell table:style-name="ce11" office:value-type="float" office:value="3.74" calcext:value-type="float">
            <text:p>3,74 </text:p>
          </table:table-cell>
          <table:table-cell table:style-name="ce11" office:value-type="float" office:value="3.68" calcext:value-type="float">
            <text:p>3,68 </text:p>
          </table:table-cell>
          <table:table-cell table:style-name="ce11" office:value-type="float" office:value="3.62" calcext:value-type="float">
            <text:p>3,62 </text:p>
          </table:table-cell>
          <table:table-cell table:style-name="ce11" office:value-type="float" office:value="3.55" calcext:value-type="float">
            <text:p>3,55 </text:p>
          </table:table-cell>
          <table:table-cell table:style-name="ce11"/>
          <table:table-cell table:number-columns-repeated="58"/>
        </table:table-row>
        <table:table-row table:style-name="ro1">
          <table:table-cell/>
          <table:table-cell table:style-name="ce11" office:value-type="float" office:value="3.56" calcext:value-type="float">
            <text:p>3,56 </text:p>
          </table:table-cell>
          <table:table-cell table:style-name="ce11" office:value-type="float" office:value="3.42" calcext:value-type="float">
            <text:p>3,42 </text:p>
          </table:table-cell>
          <table:table-cell table:style-name="ce11" office:value-type="float" office:value="3.37" calcext:value-type="float">
            <text:p>3,37 </text:p>
          </table:table-cell>
          <table:table-cell table:style-name="ce11" office:value-type="float" office:value="3.3" calcext:value-type="float">
            <text:p>3,30 </text:p>
          </table:table-cell>
          <table:table-cell table:style-name="ce11"/>
          <table:table-cell table:number-columns-repeated="58"/>
        </table:table-row>
        <table:table-row table:style-name="ro4">
          <table:table-cell/>
          <table:table-cell table:style-name="ce11" office:value-type="float" office:value="3.81" calcext:value-type="float">
            <text:p>3,81 </text:p>
          </table:table-cell>
          <table:table-cell table:style-name="ce11" office:value-type="float" office:value="3.74" calcext:value-type="float">
            <text:p>3,74 </text:p>
          </table:table-cell>
          <table:table-cell table:style-name="ce11" office:value-type="float" office:value="3.66" calcext:value-type="float">
            <text:p>3,66 </text:p>
          </table:table-cell>
          <table:table-cell table:style-name="ce11" office:value-type="float" office:value="3.59" calcext:value-type="float">
            <text:p>3,59 </text:p>
          </table:table-cell>
          <table:table-cell table:style-name="ce11"/>
          <table:table-cell table:number-columns-repeated="58"/>
        </table:table-row>
        <table:table-row table:style-name="ro1">
          <table:table-cell/>
          <table:table-cell table:style-name="ce11" office:value-type="float" office:value="4.1" calcext:value-type="float">
            <text:p>4,10 </text:p>
          </table:table-cell>
          <table:table-cell table:style-name="ce11" office:value-type="float" office:value="3.98" calcext:value-type="float">
            <text:p>3,98 </text:p>
          </table:table-cell>
          <table:table-cell table:style-name="ce11" office:value-type="float" office:value="3.93" calcext:value-type="float">
            <text:p>3,93 </text:p>
          </table:table-cell>
          <table:table-cell table:style-name="ce11" office:value-type="float" office:value="3.87" calcext:value-type="float">
            <text:p>3,87 </text:p>
          </table:table-cell>
          <table:table-cell table:style-name="ce11"/>
          <table:table-cell table:number-columns-repeated="58"/>
        </table:table-row>
        <table:table-row table:style-name="ro6">
          <table:table-cell table:number-columns-repeated="64"/>
        </table:table-row>
        <table:table-row table:style-name="ro1" table:visibility="collapse">
          <table:table-cell/>
          <table:table-cell office:value-type="float" office:value="12" calcext:value-type="float">
            <text:p>12,00 </text:p>
          </table:table-cell>
          <table:table-cell office:value-type="float" office:value="16" calcext:value-type="float">
            <text:p>16,00 </text:p>
          </table:table-cell>
          <table:table-cell table:number-columns-repeated="2" office:value-type="float" office:value="22" calcext:value-type="float">
            <text:p>22,00 </text:p>
          </table:table-cell>
          <table:table-cell office:value-type="string" office:string-value="IVA" calcext:value-type="string">
            <text:p>IVA </text:p>
          </table:table-cell>
          <table:table-cell table:number-columns-repeated="58"/>
        </table:table-row>
        <table:table-row table:style-name="ro1" table:visibility="collapse">
          <table:table-cell/>
          <table:table-cell table:formula="of:=+[.C8]*1.0282*1.02" office:value-type="float" office:value="540.323390035947" calcext:value-type="float">
            <text:p>540,32 </text:p>
          </table:table-cell>
          <table:table-cell table:formula="of:=+[.D8]*1.0282" office:value-type="float" office:value="515.200168995071" calcext:value-type="float">
            <text:p>515,20 </text:p>
          </table:table-cell>
          <table:table-cell table:formula="of:=+[.E8]*1.0282" office:value-type="float" office:value="501.069995132339" calcext:value-type="float">
            <text:p>501,07 </text:p>
          </table:table-cell>
          <table:table-cell table:formula="of:=+['Cálculo costo'.P35]" office:value-type="float" office:value="487.327363482143" calcext:value-type="float">
            <text:p>487,33 </text:p>
          </table:table-cell>
          <table:table-cell office:value-type="float" office:value="1" calcext:value-type="float">
            <text:p>1,00 </text:p>
          </table:table-cell>
          <table:table-cell table:number-columns-repeated="58"/>
        </table:table-row>
        <table:table-row table:style-name="ro1">
          <table:table-cell table:number-columns-repeated="16"/>
          <table:table-cell table:style-name="ce31" table:formula="of:=TODAY()" office:value-type="date" office:date-value="2020-05-27" calcext:value-type="date" table:number-columns-spanned="2" table:number-rows-spanned="1">
            <text:p>27-may-2020</text:p>
          </table:table-cell>
          <table:covered-table-cell table:style-name="ce31"/>
          <table:table-cell table:number-columns-repeated="46"/>
        </table:table-row>
        <table:table-row table:style-name="ro1">
          <table:table-cell table:style-name="ce9" office:value-type="string" office:string-value="Lonas confeccionadas - Cobertura 840 sin dobladillo, ojales dentados y refuerzos Corona" calcext:value-type="string" table:number-columns-spanned="16" table:number-rows-spanned="1">
            <text:p>Lonas confeccionadas - Cobertura 840 sin dobladillo, ojales dentados y refuerzos Corona </text:p>
          </table:table-cell>
          <table:covered-table-cell table:number-columns-repeated="15" table:style-name="ce9"/>
          <table:table-cell table:number-columns-repeated="2"/>
          <table:table-cell table:style-name="ce10"/>
          <table:table-cell table:number-columns-repeated="45"/>
        </table:table-row>
        <table:table-row table:style-name="ro10">
          <table:table-cell table:number-columns-repeated="2"/>
          <table:table-cell table:style-name="ce59" office:value-type="string" office:string-value="ZONDA" calcext:value-type="string" table:number-columns-spanned="13" table:number-rows-spanned="1">
            <text:p>ZONDA </text:p>
          </table:table-cell>
          <table:covered-table-cell table:number-columns-repeated="12"/>
          <table:table-cell table:number-columns-repeated="49"/>
        </table:table-row>
        <table:table-row table:style-name="ro1">
          <table:table-cell table:number-columns-repeated="64"/>
        </table:table-row>
        <table:table-row table:style-name="ro1">
          <table:table-cell table:style-name="ce41"/>
          <table:table-cell table:style-name="ce43" office:value-type="float" office:value="2" calcext:value-type="float">
            <text:p>2,00 </text:p>
          </table:table-cell>
          <table:table-cell table:style-name="ce43" table:formula="of:=+[.B13]+0.5" office:value-type="float" office:value="2.5" calcext:value-type="float">
            <text:p>2,50 </text:p>
          </table:table-cell>
          <table:table-cell table:style-name="ce43" table:formula="of:=+[.C13]+0.5" office:value-type="float" office:value="3" calcext:value-type="float">
            <text:p>3,00 </text:p>
          </table:table-cell>
          <table:table-cell table:style-name="ce43" table:formula="of:=+[.D13]+0.5" office:value-type="float" office:value="3.5" calcext:value-type="float">
            <text:p>3,50 </text:p>
          </table:table-cell>
          <table:table-cell table:style-name="ce43" table:formula="of:=+[.E13]+0.5" office:value-type="float" office:value="4" calcext:value-type="float">
            <text:p>4,00 </text:p>
          </table:table-cell>
          <table:table-cell table:style-name="ce43" table:formula="of:=+[.F13]+0.5" office:value-type="float" office:value="4.5" calcext:value-type="float">
            <text:p>4,50 </text:p>
          </table:table-cell>
          <table:table-cell table:style-name="ce43" table:formula="of:=+[.G13]+0.5" office:value-type="float" office:value="5" calcext:value-type="float">
            <text:p>5,00 </text:p>
          </table:table-cell>
          <table:table-cell table:style-name="ce43" table:formula="of:=+[.H13]+0.5" office:value-type="float" office:value="5.5" calcext:value-type="float">
            <text:p>5,50 </text:p>
          </table:table-cell>
          <table:table-cell table:style-name="ce43" table:formula="of:=+[.I13]+0.5" office:value-type="float" office:value="6" calcext:value-type="float">
            <text:p>6,00 </text:p>
          </table:table-cell>
          <table:table-cell table:style-name="ce43" table:formula="of:=+[.J13]+0.5" office:value-type="float" office:value="6.5" calcext:value-type="float">
            <text:p>6,50 </text:p>
          </table:table-cell>
          <table:table-cell table:style-name="ce43" table:formula="of:=+[.K13]+0.5" office:value-type="float" office:value="7" calcext:value-type="float">
            <text:p>7,00 </text:p>
          </table:table-cell>
          <table:table-cell table:style-name="ce43" table:formula="of:=+[.L13]+0.5" office:value-type="float" office:value="7.5" calcext:value-type="float">
            <text:p>7,50 </text:p>
          </table:table-cell>
          <table:table-cell table:style-name="ce43" table:formula="of:=+[.M13]+0.5" office:value-type="float" office:value="8" calcext:value-type="float">
            <text:p>8,00 </text:p>
          </table:table-cell>
          <table:table-cell table:style-name="ce43" table:formula="of:=+[.N13]+0.5" office:value-type="float" office:value="8.5" calcext:value-type="float">
            <text:p>8,50 </text:p>
          </table:table-cell>
          <table:table-cell table:style-name="ce43" table:formula="of:=+[.O13]+0.5" office:value-type="float" office:value="9" calcext:value-type="float">
            <text:p>9,00 </text:p>
          </table:table-cell>
          <table:table-cell table:style-name="ce43" table:formula="of:=+[.P13]+0.5" office:value-type="float" office:value="9.5" calcext:value-type="float">
            <text:p>9,50 </text:p>
          </table:table-cell>
          <table:table-cell table:style-name="ce43" table:formula="of:=+[.Q13]+0.5" office:value-type="float" office:value="10" calcext:value-type="float">
            <text:p>10,00 </text:p>
          </table:table-cell>
          <table:table-cell table:style-name="ce41"/>
          <table:table-cell table:style-name="ce1" table:number-columns-repeated="45"/>
        </table:table-row>
        <table:table-row table:style-name="ro1">
          <table:table-cell table:style-name="ce42" office:value-type="float" office:value="2" calcext:value-type="float">
            <text:p>2,00 </text:p>
          </table:table-cell>
          <table:table-cell table:style-name="ce48" table:formula="of:=(IF([.$A14]*[.B$13]&lt;=[.$B$7];[.$A14]*[.B$13]*[.$B$8];IF(AND([.$A14]*[.B$13]&gt;[.$B$7];[.$A14]*[.B$13]&lt;=[.$C$7]);[.$A14]*[.B$13]*[.$C$8];IF(AND([.$A14]*[.B$13]&gt;[.$C$7];[.$A14]*[.B$13]&lt;[.$D$7]);[.$A14]*[.B$13]*[.$D$8];[.$A14]*[.B$13]*[.$E$8]))))*[.$F$8]" office:value-type="float" office:value="2161.29356014379" calcext:value-type="float">
            <text:p>2.161 </text:p>
          </table:table-cell>
          <table:table-cell table:style-name="ce60" table:formula="of:=(IF([.$A14]*[.C$13]&lt;=[.$B$7];[.$A14]*[.C$13]*[.$B$8];IF(AND([.$A14]*[.C$13]&gt;[.$B$7];[.$A14]*[.C$13]&lt;=[.$C$7]);[.$A14]*[.C$13]*[.$C$8];IF(AND([.$A14]*[.C$13]&gt;[.$C$7];[.$A14]*[.C$13]&lt;[.$D$7]);[.$A14]*[.C$13]*[.$D$8];[.$A14]*[.C$13]*[.$E$8]))))*[.$F$8]" office:value-type="float" office:value="2701.61695017973" calcext:value-type="float">
            <text:p>2.702 </text:p>
          </table:table-cell>
          <table:table-cell table:style-name="ce60" table:formula="of:=(IF([.$A14]*[.D$13]&lt;=[.$B$7];[.$A14]*[.D$13]*[.$B$8];IF(AND([.$A14]*[.D$13]&gt;[.$B$7];[.$A14]*[.D$13]&lt;=[.$C$7]);[.$A14]*[.D$13]*[.$C$8];IF(AND([.$A14]*[.D$13]&gt;[.$C$7];[.$A14]*[.D$13]&lt;[.$D$7]);[.$A14]*[.D$13]*[.$D$8];[.$A14]*[.D$13]*[.$E$8]))))*[.$F$8]" office:value-type="float" office:value="3241.94034021568" calcext:value-type="float">
            <text:p>3.242 </text:p>
          </table:table-cell>
          <table:table-cell table:style-name="ce60" table:formula="of:=(IF([.$A14]*[.E$13]&lt;=[.$B$7];[.$A14]*[.E$13]*[.$B$8];IF(AND([.$A14]*[.E$13]&gt;[.$B$7];[.$A14]*[.E$13]&lt;=[.$C$7]);[.$A14]*[.E$13]*[.$C$8];IF(AND([.$A14]*[.E$13]&gt;[.$C$7];[.$A14]*[.E$13]&lt;[.$D$7]);[.$A14]*[.E$13]*[.$D$8];[.$A14]*[.E$13]*[.$E$8]))))*[.$F$8]" office:value-type="float" office:value="3782.26373025163" calcext:value-type="float">
            <text:p>3.782 </text:p>
          </table:table-cell>
          <table:table-cell table:style-name="ce60" table:formula="of:=(IF([.$A14]*[.F$13]&lt;=[.$B$7];[.$A14]*[.F$13]*[.$B$8];IF(AND([.$A14]*[.F$13]&gt;[.$B$7];[.$A14]*[.F$13]&lt;=[.$C$7]);[.$A14]*[.F$13]*[.$C$8];IF(AND([.$A14]*[.F$13]&gt;[.$C$7];[.$A14]*[.F$13]&lt;[.$D$7]);[.$A14]*[.F$13]*[.$D$8];[.$A14]*[.F$13]*[.$E$8]))))*[.$F$8]" office:value-type="float" office:value="4322.58712028757" calcext:value-type="float">
            <text:p>4.323 </text:p>
          </table:table-cell>
          <table:table-cell table:style-name="ce60" table:formula="of:=(IF([.$A14]*[.G$13]&lt;=[.$B$7];[.$A14]*[.G$13]*[.$B$8];IF(AND([.$A14]*[.G$13]&gt;[.$B$7];[.$A14]*[.G$13]&lt;=[.$C$7]);[.$A14]*[.G$13]*[.$C$8];IF(AND([.$A14]*[.G$13]&gt;[.$C$7];[.$A14]*[.G$13]&lt;[.$D$7]);[.$A14]*[.G$13]*[.$D$8];[.$A14]*[.G$13]*[.$E$8]))))*[.$F$8]" office:value-type="float" office:value="4862.91051032352" calcext:value-type="float">
            <text:p>4.863 </text:p>
          </table:table-cell>
          <table:table-cell table:style-name="ce60" table:formula="of:=(IF([.$A14]*[.H$13]&lt;=[.$B$7];[.$A14]*[.H$13]*[.$B$8];IF(AND([.$A14]*[.H$13]&gt;[.$B$7];[.$A14]*[.H$13]&lt;=[.$C$7]);[.$A14]*[.H$13]*[.$C$8];IF(AND([.$A14]*[.H$13]&gt;[.$C$7];[.$A14]*[.H$13]&lt;[.$D$7]);[.$A14]*[.H$13]*[.$D$8];[.$A14]*[.H$13]*[.$E$8]))))*[.$F$8]" office:value-type="float" office:value="5403.23390035947" calcext:value-type="float">
            <text:p>5.403 </text:p>
          </table:table-cell>
          <table:table-cell table:style-name="ce60" table:formula="of:=(IF([.$A14]*[.I$13]&lt;=[.$B$7];[.$A14]*[.I$13]*[.$B$8];IF(AND([.$A14]*[.I$13]&gt;[.$B$7];[.$A14]*[.I$13]&lt;=[.$C$7]);[.$A14]*[.I$13]*[.$C$8];IF(AND([.$A14]*[.I$13]&gt;[.$C$7];[.$A14]*[.I$13]&lt;[.$D$7]);[.$A14]*[.I$13]*[.$D$8];[.$A14]*[.I$13]*[.$E$8]))))*[.$F$8]" office:value-type="float" office:value="5943.55729039541" calcext:value-type="float">
            <text:p>5.944 </text:p>
          </table:table-cell>
          <table:table-cell table:style-name="ce60" table:formula="of:=(IF([.$A14]*[.J$13]&lt;=[.$B$7];[.$A14]*[.J$13]*[.$B$8];IF(AND([.$A14]*[.J$13]&gt;[.$B$7];[.$A14]*[.J$13]&lt;=[.$C$7]);[.$A14]*[.J$13]*[.$C$8];IF(AND([.$A14]*[.J$13]&gt;[.$C$7];[.$A14]*[.J$13]&lt;[.$D$7]);[.$A14]*[.J$13]*[.$D$8];[.$A14]*[.J$13]*[.$E$8]))))*[.$F$8]" office:value-type="float" office:value="6483.88068043136" calcext:value-type="float">
            <text:p>6.484 </text:p>
          </table:table-cell>
          <table:table-cell table:style-name="ce60" table:formula="of:=(IF([.$A14]*[.K$13]&lt;=[.$B$7];[.$A14]*[.K$13]*[.$B$8];IF(AND([.$A14]*[.K$13]&gt;[.$B$7];[.$A14]*[.K$13]&lt;=[.$C$7]);[.$A14]*[.K$13]*[.$C$8];IF(AND([.$A14]*[.K$13]&gt;[.$C$7];[.$A14]*[.K$13]&lt;[.$D$7]);[.$A14]*[.K$13]*[.$D$8];[.$A14]*[.K$13]*[.$E$8]))))*[.$F$8]" office:value-type="float" office:value="6697.60219693592" calcext:value-type="float">
            <text:p>6.698 </text:p>
          </table:table-cell>
          <table:table-cell table:style-name="ce60" table:formula="of:=(IF([.$A14]*[.L$13]&lt;=[.$B$7];[.$A14]*[.L$13]*[.$B$8];IF(AND([.$A14]*[.L$13]&gt;[.$B$7];[.$A14]*[.L$13]&lt;=[.$C$7]);[.$A14]*[.L$13]*[.$C$8];IF(AND([.$A14]*[.L$13]&gt;[.$C$7];[.$A14]*[.L$13]&lt;[.$D$7]);[.$A14]*[.L$13]*[.$D$8];[.$A14]*[.L$13]*[.$E$8]))))*[.$F$8]" office:value-type="float" office:value="7212.80236593099" calcext:value-type="float">
            <text:p>7.213 </text:p>
          </table:table-cell>
          <table:table-cell table:style-name="ce60" table:formula="of:=(IF([.$A14]*[.M$13]&lt;=[.$B$7];[.$A14]*[.M$13]*[.$B$8];IF(AND([.$A14]*[.M$13]&gt;[.$B$7];[.$A14]*[.M$13]&lt;=[.$C$7]);[.$A14]*[.M$13]*[.$C$8];IF(AND([.$A14]*[.M$13]&gt;[.$C$7];[.$A14]*[.M$13]&lt;[.$D$7]);[.$A14]*[.M$13]*[.$D$8];[.$A14]*[.M$13]*[.$E$8]))))*[.$F$8]" office:value-type="float" office:value="7728.00253492606" calcext:value-type="float">
            <text:p>7.728 </text:p>
          </table:table-cell>
          <table:table-cell table:style-name="ce60" table:formula="of:=(IF([.$A14]*[.N$13]&lt;=[.$B$7];[.$A14]*[.N$13]*[.$B$8];IF(AND([.$A14]*[.N$13]&gt;[.$B$7];[.$A14]*[.N$13]&lt;=[.$C$7]);[.$A14]*[.N$13]*[.$C$8];IF(AND([.$A14]*[.N$13]&gt;[.$C$7];[.$A14]*[.N$13]&lt;[.$D$7]);[.$A14]*[.N$13]*[.$D$8];[.$A14]*[.N$13]*[.$E$8]))))*[.$F$8]" office:value-type="float" office:value="8243.20270392114" calcext:value-type="float">
            <text:p>8.243 </text:p>
          </table:table-cell>
          <table:table-cell table:style-name="ce60" table:formula="of:=(IF([.$A14]*[.O$13]&lt;=[.$B$7];[.$A14]*[.O$13]*[.$B$8];IF(AND([.$A14]*[.O$13]&gt;[.$B$7];[.$A14]*[.O$13]&lt;=[.$C$7]);[.$A14]*[.O$13]*[.$C$8];IF(AND([.$A14]*[.O$13]&gt;[.$C$7];[.$A14]*[.O$13]&lt;[.$D$7]);[.$A14]*[.O$13]*[.$D$8];[.$A14]*[.O$13]*[.$E$8]))))*[.$F$8]" office:value-type="float" office:value="8518.18991724976" calcext:value-type="float">
            <text:p>8.518 </text:p>
          </table:table-cell>
          <table:table-cell table:style-name="ce60" table:formula="of:=(IF([.$A14]*[.P$13]&lt;=[.$B$7];[.$A14]*[.P$13]*[.$B$8];IF(AND([.$A14]*[.P$13]&gt;[.$B$7];[.$A14]*[.P$13]&lt;=[.$C$7]);[.$A14]*[.P$13]*[.$C$8];IF(AND([.$A14]*[.P$13]&gt;[.$C$7];[.$A14]*[.P$13]&lt;[.$D$7]);[.$A14]*[.P$13]*[.$D$8];[.$A14]*[.P$13]*[.$E$8]))))*[.$F$8]" office:value-type="float" office:value="9019.2599123821" calcext:value-type="float">
            <text:p>9.019 </text:p>
          </table:table-cell>
          <table:table-cell table:style-name="ce60" table:formula="of:=(IF([.$A14]*[.Q$13]&lt;=[.$B$7];[.$A14]*[.Q$13]*[.$B$8];IF(AND([.$A14]*[.Q$13]&gt;[.$B$7];[.$A14]*[.Q$13]&lt;=[.$C$7]);[.$A14]*[.Q$13]*[.$C$8];IF(AND([.$A14]*[.Q$13]&gt;[.$C$7];[.$A14]*[.Q$13]&lt;[.$D$7]);[.$A14]*[.Q$13]*[.$D$8];[.$A14]*[.Q$13]*[.$E$8]))))*[.$F$8]" office:value-type="float" office:value="9520.32990751444" calcext:value-type="float">
            <text:p>9.520 </text:p>
          </table:table-cell>
          <table:table-cell table:style-name="ce60" table:formula="of:=(IF([.$A14]*[.R$13]&lt;=[.$B$7];[.$A14]*[.R$13]*[.$B$8];IF(AND([.$A14]*[.R$13]&gt;[.$B$7];[.$A14]*[.R$13]&lt;=[.$C$7]);[.$A14]*[.R$13]*[.$C$8];IF(AND([.$A14]*[.R$13]&gt;[.$C$7];[.$A14]*[.R$13]&lt;[.$D$7]);[.$A14]*[.R$13]*[.$D$8];[.$A14]*[.R$13]*[.$E$8]))))*[.$F$8]" office:value-type="float" office:value="10021.3999026468" calcext:value-type="float">
            <text:p>10.021 </text:p>
          </table:table-cell>
          <table:table-cell table:style-name="ce42" office:value-type="float" office:value="2" calcext:value-type="float">
            <text:p>2,00 </text:p>
          </table:table-cell>
          <table:table-cell/>
          <table:table-cell table:formula="of:=+[.B14]/4*1.62*1.5" office:value-type="float" office:value="1312.98583778735" calcext:value-type="float">
            <text:p>1.312,99 </text:p>
          </table:table-cell>
          <table:table-cell table:number-columns-repeated="43"/>
        </table:table-row>
        <table:table-row table:style-name="ro1">
          <table:table-cell table:style-name="ce43" table:formula="of:=+[.A14]+0.5" office:value-type="float" office:value="2.5" calcext:value-type="float">
            <text:p>2,50 </text:p>
          </table:table-cell>
          <table:table-cell table:style-name="ce49" table:formula="of:=(IF([.$A15]*[.B$13]&lt;=[.$B$7];[.$A15]*[.B$13]*[.$B$8];IF(AND([.$A15]*[.B$13]&gt;[.$B$7];[.$A15]*[.B$13]&lt;=[.$C$7]);[.$A15]*[.B$13]*[.$C$8];IF(AND([.$A15]*[.B$13]&gt;[.$C$7];[.$A15]*[.B$13]&lt;[.$D$7]);[.$A15]*[.B$13]*[.$D$8];[.$A15]*[.B$13]*[.$E$8]))))*[.$F$8]" office:value-type="float" office:value="2701.61695017973" calcext:value-type="float">
            <text:p>2.702 </text:p>
          </table:table-cell>
          <table:table-cell table:style-name="ce61" table:formula="of:=(IF([.$A15]*[.C$13]&lt;=[.$B$7];[.$A15]*[.C$13]*[.$B$8];IF(AND([.$A15]*[.C$13]&gt;[.$B$7];[.$A15]*[.C$13]&lt;=[.$C$7]);[.$A15]*[.C$13]*[.$C$8];IF(AND([.$A15]*[.C$13]&gt;[.$C$7];[.$A15]*[.C$13]&lt;[.$D$7]);[.$A15]*[.C$13]*[.$D$8];[.$A15]*[.C$13]*[.$E$8]))))*[.$F$8]" office:value-type="float" office:value="3377.02118772467" calcext:value-type="float">
            <text:p>3.377 </text:p>
          </table:table-cell>
          <table:table-cell table:style-name="ce61" table:formula="of:=(IF([.$A15]*[.D$13]&lt;=[.$B$7];[.$A15]*[.D$13]*[.$B$8];IF(AND([.$A15]*[.D$13]&gt;[.$B$7];[.$A15]*[.D$13]&lt;=[.$C$7]);[.$A15]*[.D$13]*[.$C$8];IF(AND([.$A15]*[.D$13]&gt;[.$C$7];[.$A15]*[.D$13]&lt;[.$D$7]);[.$A15]*[.D$13]*[.$D$8];[.$A15]*[.D$13]*[.$E$8]))))*[.$F$8]" office:value-type="float" office:value="4052.4254252696" calcext:value-type="float">
            <text:p>4.052 </text:p>
          </table:table-cell>
          <table:table-cell table:style-name="ce61" table:formula="of:=(IF([.$A15]*[.E$13]&lt;=[.$B$7];[.$A15]*[.E$13]*[.$B$8];IF(AND([.$A15]*[.E$13]&gt;[.$B$7];[.$A15]*[.E$13]&lt;=[.$C$7]);[.$A15]*[.E$13]*[.$C$8];IF(AND([.$A15]*[.E$13]&gt;[.$C$7];[.$A15]*[.E$13]&lt;[.$D$7]);[.$A15]*[.E$13]*[.$D$8];[.$A15]*[.E$13]*[.$E$8]))))*[.$F$8]" office:value-type="float" office:value="4727.82966281453" calcext:value-type="float">
            <text:p>4.728 </text:p>
          </table:table-cell>
          <table:table-cell table:style-name="ce61" table:formula="of:=(IF([.$A15]*[.F$13]&lt;=[.$B$7];[.$A15]*[.F$13]*[.$B$8];IF(AND([.$A15]*[.F$13]&gt;[.$B$7];[.$A15]*[.F$13]&lt;=[.$C$7]);[.$A15]*[.F$13]*[.$C$8];IF(AND([.$A15]*[.F$13]&gt;[.$C$7];[.$A15]*[.F$13]&lt;[.$D$7]);[.$A15]*[.F$13]*[.$D$8];[.$A15]*[.F$13]*[.$E$8]))))*[.$F$8]" office:value-type="float" office:value="5403.23390035947" calcext:value-type="float">
            <text:p>5.403 </text:p>
          </table:table-cell>
          <table:table-cell table:style-name="ce61" table:formula="of:=(IF([.$A15]*[.G$13]&lt;=[.$B$7];[.$A15]*[.G$13]*[.$B$8];IF(AND([.$A15]*[.G$13]&gt;[.$B$7];[.$A15]*[.G$13]&lt;=[.$C$7]);[.$A15]*[.G$13]*[.$C$8];IF(AND([.$A15]*[.G$13]&gt;[.$C$7];[.$A15]*[.G$13]&lt;[.$D$7]);[.$A15]*[.G$13]*[.$D$8];[.$A15]*[.G$13]*[.$E$8]))))*[.$F$8]" office:value-type="float" office:value="6078.6381379044" calcext:value-type="float">
            <text:p>6.079 </text:p>
          </table:table-cell>
          <table:table-cell table:style-name="ce61" table:formula="of:=(IF([.$A15]*[.H$13]&lt;=[.$B$7];[.$A15]*[.H$13]*[.$B$8];IF(AND([.$A15]*[.H$13]&gt;[.$B$7];[.$A15]*[.H$13]&lt;=[.$C$7]);[.$A15]*[.H$13]*[.$C$8];IF(AND([.$A15]*[.H$13]&gt;[.$C$7];[.$A15]*[.H$13]&lt;[.$D$7]);[.$A15]*[.H$13]*[.$D$8];[.$A15]*[.H$13]*[.$E$8]))))*[.$F$8]" office:value-type="float" office:value="6440.00211243839" calcext:value-type="float">
            <text:p>6.440 </text:p>
          </table:table-cell>
          <table:table-cell table:style-name="ce61" table:formula="of:=(IF([.$A15]*[.I$13]&lt;=[.$B$7];[.$A15]*[.I$13]*[.$B$8];IF(AND([.$A15]*[.I$13]&gt;[.$B$7];[.$A15]*[.I$13]&lt;=[.$C$7]);[.$A15]*[.I$13]*[.$C$8];IF(AND([.$A15]*[.I$13]&gt;[.$C$7];[.$A15]*[.I$13]&lt;[.$D$7]);[.$A15]*[.I$13]*[.$D$8];[.$A15]*[.I$13]*[.$E$8]))))*[.$F$8]" office:value-type="float" office:value="7084.00232368223" calcext:value-type="float">
            <text:p>7.084 </text:p>
          </table:table-cell>
          <table:table-cell table:style-name="ce61" table:formula="of:=(IF([.$A15]*[.J$13]&lt;=[.$B$7];[.$A15]*[.J$13]*[.$B$8];IF(AND([.$A15]*[.J$13]&gt;[.$B$7];[.$A15]*[.J$13]&lt;=[.$C$7]);[.$A15]*[.J$13]*[.$C$8];IF(AND([.$A15]*[.J$13]&gt;[.$C$7];[.$A15]*[.J$13]&lt;[.$D$7]);[.$A15]*[.J$13]*[.$D$8];[.$A15]*[.J$13]*[.$E$8]))))*[.$F$8]" office:value-type="float" office:value="7728.00253492606" calcext:value-type="float">
            <text:p>7.728 </text:p>
          </table:table-cell>
          <table:table-cell table:style-name="ce61" table:formula="of:=(IF([.$A15]*[.K$13]&lt;=[.$B$7];[.$A15]*[.K$13]*[.$B$8];IF(AND([.$A15]*[.K$13]&gt;[.$B$7];[.$A15]*[.K$13]&lt;=[.$C$7]);[.$A15]*[.K$13]*[.$C$8];IF(AND([.$A15]*[.K$13]&gt;[.$C$7];[.$A15]*[.K$13]&lt;[.$D$7]);[.$A15]*[.K$13]*[.$D$8];[.$A15]*[.K$13]*[.$E$8]))))*[.$F$8]" office:value-type="float" office:value="8142.38742090051" calcext:value-type="float">
            <text:p>8.142 </text:p>
          </table:table-cell>
          <table:table-cell table:style-name="ce61" table:formula="of:=(IF([.$A15]*[.L$13]&lt;=[.$B$7];[.$A15]*[.L$13]*[.$B$8];IF(AND([.$A15]*[.L$13]&gt;[.$B$7];[.$A15]*[.L$13]&lt;=[.$C$7]);[.$A15]*[.L$13]*[.$C$8];IF(AND([.$A15]*[.L$13]&gt;[.$C$7];[.$A15]*[.L$13]&lt;[.$D$7]);[.$A15]*[.L$13]*[.$D$8];[.$A15]*[.L$13]*[.$E$8]))))*[.$F$8]" office:value-type="float" office:value="8768.72491481593" calcext:value-type="float">
            <text:p>8.769 </text:p>
          </table:table-cell>
          <table:table-cell table:style-name="ce61" table:formula="of:=(IF([.$A15]*[.M$13]&lt;=[.$B$7];[.$A15]*[.M$13]*[.$B$8];IF(AND([.$A15]*[.M$13]&gt;[.$B$7];[.$A15]*[.M$13]&lt;=[.$C$7]);[.$A15]*[.M$13]*[.$C$8];IF(AND([.$A15]*[.M$13]&gt;[.$C$7];[.$A15]*[.M$13]&lt;[.$D$7]);[.$A15]*[.M$13]*[.$D$8];[.$A15]*[.M$13]*[.$E$8]))))*[.$F$8]" office:value-type="float" office:value="9395.06240873136" calcext:value-type="float">
            <text:p>9.395 </text:p>
          </table:table-cell>
          <table:table-cell table:style-name="ce61" table:formula="of:=(IF([.$A15]*[.N$13]&lt;=[.$B$7];[.$A15]*[.N$13]*[.$B$8];IF(AND([.$A15]*[.N$13]&gt;[.$B$7];[.$A15]*[.N$13]&lt;=[.$C$7]);[.$A15]*[.N$13]*[.$C$8];IF(AND([.$A15]*[.N$13]&gt;[.$C$7];[.$A15]*[.N$13]&lt;[.$D$7]);[.$A15]*[.N$13]*[.$D$8];[.$A15]*[.N$13]*[.$E$8]))))*[.$F$8]" office:value-type="float" office:value="10021.3999026468" calcext:value-type="float">
            <text:p>10.021 </text:p>
          </table:table-cell>
          <table:table-cell table:style-name="ce61" table:formula="of:=(IF([.$A15]*[.O$13]&lt;=[.$B$7];[.$A15]*[.O$13]*[.$B$8];IF(AND([.$A15]*[.O$13]&gt;[.$B$7];[.$A15]*[.O$13]&lt;=[.$C$7]);[.$A15]*[.O$13]*[.$C$8];IF(AND([.$A15]*[.O$13]&gt;[.$C$7];[.$A15]*[.O$13]&lt;[.$D$7]);[.$A15]*[.O$13]*[.$D$8];[.$A15]*[.O$13]*[.$E$8]))))*[.$F$8]" office:value-type="float" office:value="10647.7373965622" calcext:value-type="float">
            <text:p>10.648 </text:p>
          </table:table-cell>
          <table:table-cell table:style-name="ce61" table:formula="of:=(IF([.$A15]*[.P$13]&lt;=[.$B$7];[.$A15]*[.P$13]*[.$B$8];IF(AND([.$A15]*[.P$13]&gt;[.$B$7];[.$A15]*[.P$13]&lt;=[.$C$7]);[.$A15]*[.P$13]*[.$C$8];IF(AND([.$A15]*[.P$13]&gt;[.$C$7];[.$A15]*[.P$13]&lt;[.$D$7]);[.$A15]*[.P$13]*[.$D$8];[.$A15]*[.P$13]*[.$E$8]))))*[.$F$8]" office:value-type="float" office:value="10964.8656783482" calcext:value-type="float">
            <text:p>10.965 </text:p>
          </table:table-cell>
          <table:table-cell table:style-name="ce61" table:formula="of:=(IF([.$A15]*[.Q$13]&lt;=[.$B$7];[.$A15]*[.Q$13]*[.$B$8];IF(AND([.$A15]*[.Q$13]&gt;[.$B$7];[.$A15]*[.Q$13]&lt;=[.$C$7]);[.$A15]*[.Q$13]*[.$C$8];IF(AND([.$A15]*[.Q$13]&gt;[.$C$7];[.$A15]*[.Q$13]&lt;[.$D$7]);[.$A15]*[.Q$13]*[.$D$8];[.$A15]*[.Q$13]*[.$E$8]))))*[.$F$8]" office:value-type="float" office:value="11574.0248827009" calcext:value-type="float">
            <text:p>11.574 </text:p>
          </table:table-cell>
          <table:table-cell table:style-name="ce61" table:formula="of:=(IF([.$A15]*[.R$13]&lt;=[.$B$7];[.$A15]*[.R$13]*[.$B$8];IF(AND([.$A15]*[.R$13]&gt;[.$B$7];[.$A15]*[.R$13]&lt;=[.$C$7]);[.$A15]*[.R$13]*[.$C$8];IF(AND([.$A15]*[.R$13]&gt;[.$C$7];[.$A15]*[.R$13]&lt;[.$D$7]);[.$A15]*[.R$13]*[.$D$8];[.$A15]*[.R$13]*[.$E$8]))))*[.$F$8]" office:value-type="float" office:value="12183.1840870536" calcext:value-type="float">
            <text:p>12.183 </text:p>
          </table:table-cell>
          <table:table-cell table:style-name="ce43" table:formula="of:=+[.S14]+0.5" office:value-type="float" office:value="2.5" calcext:value-type="float">
            <text:p>2,50 </text:p>
          </table:table-cell>
          <table:table-cell/>
          <table:table-cell table:formula="of:=+[.V17]/0.2*15/1.21" office:value-type="float" office:value="343.388429752066" calcext:value-type="float">
            <text:p>343,39 </text:p>
          </table:table-cell>
          <table:table-cell table:formula="of:=+1.62*2" office:value-type="float" office:value="3.24" calcext:value-type="float">
            <text:p>3,24 </text:p>
          </table:table-cell>
          <table:table-cell table:number-columns-repeated="42"/>
        </table:table-row>
        <table:table-row table:style-name="ro1">
          <table:table-cell table:style-name="ce44" table:formula="of:=+[.A15]+0.5" office:value-type="float" office:value="3" calcext:value-type="float">
            <text:p>3,00 </text:p>
          </table:table-cell>
          <table:table-cell table:style-name="ce50" table:formula="of:=(IF([.$A16]*[.B$13]&lt;=[.$B$7];[.$A16]*[.B$13]*[.$B$8];IF(AND([.$A16]*[.B$13]&gt;[.$B$7];[.$A16]*[.B$13]&lt;=[.$C$7]);[.$A16]*[.B$13]*[.$C$8];IF(AND([.$A16]*[.B$13]&gt;[.$C$7];[.$A16]*[.B$13]&lt;[.$D$7]);[.$A16]*[.B$13]*[.$D$8];[.$A16]*[.B$13]*[.$E$8]))))*[.$F$8]" office:value-type="float" office:value="3241.94034021568" calcext:value-type="float">
            <text:p>3.242 </text:p>
          </table:table-cell>
          <table:table-cell table:style-name="ce62" table:formula="of:=(IF([.$A16]*[.C$13]&lt;=[.$B$7];[.$A16]*[.C$13]*[.$B$8];IF(AND([.$A16]*[.C$13]&gt;[.$B$7];[.$A16]*[.C$13]&lt;=[.$C$7]);[.$A16]*[.C$13]*[.$C$8];IF(AND([.$A16]*[.C$13]&gt;[.$C$7];[.$A16]*[.C$13]&lt;[.$D$7]);[.$A16]*[.C$13]*[.$D$8];[.$A16]*[.C$13]*[.$E$8]))))*[.$F$8]" office:value-type="float" office:value="4052.4254252696" calcext:value-type="float">
            <text:p>4.052 </text:p>
          </table:table-cell>
          <table:table-cell table:style-name="ce62" table:formula="of:=(IF([.$A16]*[.D$13]&lt;=[.$B$7];[.$A16]*[.D$13]*[.$B$8];IF(AND([.$A16]*[.D$13]&gt;[.$B$7];[.$A16]*[.D$13]&lt;=[.$C$7]);[.$A16]*[.D$13]*[.$C$8];IF(AND([.$A16]*[.D$13]&gt;[.$C$7];[.$A16]*[.D$13]&lt;[.$D$7]);[.$A16]*[.D$13]*[.$D$8];[.$A16]*[.D$13]*[.$E$8]))))*[.$F$8]" office:value-type="float" office:value="4862.91051032352" calcext:value-type="float">
            <text:p>4.863 </text:p>
          </table:table-cell>
          <table:table-cell table:style-name="ce62" table:formula="of:=(IF([.$A16]*[.E$13]&lt;=[.$B$7];[.$A16]*[.E$13]*[.$B$8];IF(AND([.$A16]*[.E$13]&gt;[.$B$7];[.$A16]*[.E$13]&lt;=[.$C$7]);[.$A16]*[.E$13]*[.$C$8];IF(AND([.$A16]*[.E$13]&gt;[.$C$7];[.$A16]*[.E$13]&lt;[.$D$7]);[.$A16]*[.E$13]*[.$D$8];[.$A16]*[.E$13]*[.$E$8]))))*[.$F$8]" office:value-type="float" office:value="5673.39559537744" calcext:value-type="float">
            <text:p>5.673 </text:p>
          </table:table-cell>
          <table:table-cell table:style-name="ce62" table:formula="of:=(IF([.$A16]*[.F$13]&lt;=[.$B$7];[.$A16]*[.F$13]*[.$B$8];IF(AND([.$A16]*[.F$13]&gt;[.$B$7];[.$A16]*[.F$13]&lt;=[.$C$7]);[.$A16]*[.F$13]*[.$C$8];IF(AND([.$A16]*[.F$13]&gt;[.$C$7];[.$A16]*[.F$13]&lt;[.$D$7]);[.$A16]*[.F$13]*[.$D$8];[.$A16]*[.F$13]*[.$E$8]))))*[.$F$8]" office:value-type="float" office:value="6483.88068043136" calcext:value-type="float">
            <text:p>6.484 </text:p>
          </table:table-cell>
          <table:table-cell table:style-name="ce62" table:formula="of:=(IF([.$A16]*[.G$13]&lt;=[.$B$7];[.$A16]*[.G$13]*[.$B$8];IF(AND([.$A16]*[.G$13]&gt;[.$B$7];[.$A16]*[.G$13]&lt;=[.$C$7]);[.$A16]*[.G$13]*[.$C$8];IF(AND([.$A16]*[.G$13]&gt;[.$C$7];[.$A16]*[.G$13]&lt;[.$D$7]);[.$A16]*[.G$13]*[.$D$8];[.$A16]*[.G$13]*[.$E$8]))))*[.$F$8]" office:value-type="float" office:value="6955.20228143346" calcext:value-type="float">
            <text:p>6.955 </text:p>
          </table:table-cell>
          <table:table-cell table:style-name="ce62" table:formula="of:=(IF([.$A16]*[.H$13]&lt;=[.$B$7];[.$A16]*[.H$13]*[.$B$8];IF(AND([.$A16]*[.H$13]&gt;[.$B$7];[.$A16]*[.H$13]&lt;=[.$C$7]);[.$A16]*[.H$13]*[.$C$8];IF(AND([.$A16]*[.H$13]&gt;[.$C$7];[.$A16]*[.H$13]&lt;[.$D$7]);[.$A16]*[.H$13]*[.$D$8];[.$A16]*[.H$13]*[.$E$8]))))*[.$F$8]" office:value-type="float" office:value="7728.00253492606" calcext:value-type="float">
            <text:p>7.728 </text:p>
          </table:table-cell>
          <table:table-cell table:style-name="ce62" table:formula="of:=(IF([.$A16]*[.I$13]&lt;=[.$B$7];[.$A16]*[.I$13]*[.$B$8];IF(AND([.$A16]*[.I$13]&gt;[.$B$7];[.$A16]*[.I$13]&lt;=[.$C$7]);[.$A16]*[.I$13]*[.$C$8];IF(AND([.$A16]*[.I$13]&gt;[.$C$7];[.$A16]*[.I$13]&lt;[.$D$7]);[.$A16]*[.I$13]*[.$D$8];[.$A16]*[.I$13]*[.$E$8]))))*[.$F$8]" office:value-type="float" office:value="8267.65491968359" calcext:value-type="float">
            <text:p>8.268 </text:p>
          </table:table-cell>
          <table:table-cell table:style-name="ce62" table:formula="of:=(IF([.$A16]*[.J$13]&lt;=[.$B$7];[.$A16]*[.J$13]*[.$B$8];IF(AND([.$A16]*[.J$13]&gt;[.$B$7];[.$A16]*[.J$13]&lt;=[.$C$7]);[.$A16]*[.J$13]*[.$C$8];IF(AND([.$A16]*[.J$13]&gt;[.$C$7];[.$A16]*[.J$13]&lt;[.$D$7]);[.$A16]*[.J$13]*[.$D$8];[.$A16]*[.J$13]*[.$E$8]))))*[.$F$8]" office:value-type="float" office:value="9019.2599123821" calcext:value-type="float">
            <text:p>9.019 </text:p>
          </table:table-cell>
          <table:table-cell table:style-name="ce62" table:formula="of:=(IF([.$A16]*[.K$13]&lt;=[.$B$7];[.$A16]*[.K$13]*[.$B$8];IF(AND([.$A16]*[.K$13]&gt;[.$B$7];[.$A16]*[.K$13]&lt;=[.$C$7]);[.$A16]*[.K$13]*[.$C$8];IF(AND([.$A16]*[.K$13]&gt;[.$C$7];[.$A16]*[.K$13]&lt;[.$D$7]);[.$A16]*[.K$13]*[.$D$8];[.$A16]*[.K$13]*[.$E$8]))))*[.$F$8]" office:value-type="float" office:value="9770.86490508061" calcext:value-type="float">
            <text:p>9.771 </text:p>
          </table:table-cell>
          <table:table-cell table:style-name="ce62" table:formula="of:=(IF([.$A16]*[.L$13]&lt;=[.$B$7];[.$A16]*[.L$13]*[.$B$8];IF(AND([.$A16]*[.L$13]&gt;[.$B$7];[.$A16]*[.L$13]&lt;=[.$C$7]);[.$A16]*[.L$13]*[.$C$8];IF(AND([.$A16]*[.L$13]&gt;[.$C$7];[.$A16]*[.L$13]&lt;[.$D$7]);[.$A16]*[.L$13]*[.$D$8];[.$A16]*[.L$13]*[.$E$8]))))*[.$F$8]" office:value-type="float" office:value="10522.4698977791" calcext:value-type="float">
            <text:p>10.522 </text:p>
          </table:table-cell>
          <table:table-cell table:style-name="ce62" table:formula="of:=(IF([.$A16]*[.M$13]&lt;=[.$B$7];[.$A16]*[.M$13]*[.$B$8];IF(AND([.$A16]*[.M$13]&gt;[.$B$7];[.$A16]*[.M$13]&lt;=[.$C$7]);[.$A16]*[.M$13]*[.$C$8];IF(AND([.$A16]*[.M$13]&gt;[.$C$7];[.$A16]*[.M$13]&lt;[.$D$7]);[.$A16]*[.M$13]*[.$D$8];[.$A16]*[.M$13]*[.$E$8]))))*[.$F$8]" office:value-type="float" office:value="10964.8656783482" calcext:value-type="float">
            <text:p>10.965 </text:p>
          </table:table-cell>
          <table:table-cell table:style-name="ce62" table:formula="of:=(IF([.$A16]*[.N$13]&lt;=[.$B$7];[.$A16]*[.N$13]*[.$B$8];IF(AND([.$A16]*[.N$13]&gt;[.$B$7];[.$A16]*[.N$13]&lt;=[.$C$7]);[.$A16]*[.N$13]*[.$C$8];IF(AND([.$A16]*[.N$13]&gt;[.$C$7];[.$A16]*[.N$13]&lt;[.$D$7]);[.$A16]*[.N$13]*[.$D$8];[.$A16]*[.N$13]*[.$E$8]))))*[.$F$8]" office:value-type="float" office:value="11695.8567235714" calcext:value-type="float">
            <text:p>11.696 </text:p>
          </table:table-cell>
          <table:table-cell table:style-name="ce62" table:formula="of:=(IF([.$A16]*[.O$13]&lt;=[.$B$7];[.$A16]*[.O$13]*[.$B$8];IF(AND([.$A16]*[.O$13]&gt;[.$B$7];[.$A16]*[.O$13]&lt;=[.$C$7]);[.$A16]*[.O$13]*[.$C$8];IF(AND([.$A16]*[.O$13]&gt;[.$C$7];[.$A16]*[.O$13]&lt;[.$D$7]);[.$A16]*[.O$13]*[.$D$8];[.$A16]*[.O$13]*[.$E$8]))))*[.$F$8]" office:value-type="float" office:value="12426.8477687946" calcext:value-type="float">
            <text:p>12.427 </text:p>
          </table:table-cell>
          <table:table-cell table:style-name="ce62" table:formula="of:=(IF([.$A16]*[.P$13]&lt;=[.$B$7];[.$A16]*[.P$13]*[.$B$8];IF(AND([.$A16]*[.P$13]&gt;[.$B$7];[.$A16]*[.P$13]&lt;=[.$C$7]);[.$A16]*[.P$13]*[.$C$8];IF(AND([.$A16]*[.P$13]&gt;[.$C$7];[.$A16]*[.P$13]&lt;[.$D$7]);[.$A16]*[.P$13]*[.$D$8];[.$A16]*[.P$13]*[.$E$8]))))*[.$F$8]" office:value-type="float" office:value="13157.8388140179" calcext:value-type="float">
            <text:p>13.158 </text:p>
          </table:table-cell>
          <table:table-cell table:style-name="ce62" table:formula="of:=(IF([.$A16]*[.Q$13]&lt;=[.$B$7];[.$A16]*[.Q$13]*[.$B$8];IF(AND([.$A16]*[.Q$13]&gt;[.$B$7];[.$A16]*[.Q$13]&lt;=[.$C$7]);[.$A16]*[.Q$13]*[.$C$8];IF(AND([.$A16]*[.Q$13]&gt;[.$C$7];[.$A16]*[.Q$13]&lt;[.$D$7]);[.$A16]*[.Q$13]*[.$D$8];[.$A16]*[.Q$13]*[.$E$8]))))*[.$F$8]" office:value-type="float" office:value="13888.8298592411" calcext:value-type="float">
            <text:p>13.889 </text:p>
          </table:table-cell>
          <table:table-cell table:style-name="ce62" table:formula="of:=(IF([.$A16]*[.R$13]&lt;=[.$B$7];[.$A16]*[.R$13]*[.$B$8];IF(AND([.$A16]*[.R$13]&gt;[.$B$7];[.$A16]*[.R$13]&lt;=[.$C$7]);[.$A16]*[.R$13]*[.$C$8];IF(AND([.$A16]*[.R$13]&gt;[.$C$7];[.$A16]*[.R$13]&lt;[.$D$7]);[.$A16]*[.R$13]*[.$D$8];[.$A16]*[.R$13]*[.$E$8]))))*[.$F$8]" office:value-type="float" office:value="14619.8209044643" calcext:value-type="float">
            <text:p>14.620 </text:p>
          </table:table-cell>
          <table:table-cell table:style-name="ce44" table:formula="of:=+[.S15]+0.5" office:value-type="float" office:value="3" calcext:value-type="float">
            <text:p>3,00 </text:p>
          </table:table-cell>
          <table:table-cell/>
          <table:table-cell table:formula="of:=+[.U15]+[.U14]" office:value-type="float" office:value="1656.37426753942" calcext:value-type="float">
            <text:p>1.656,37 </text:p>
          </table:table-cell>
          <table:table-cell table:formula="of:=+1.15*2" office:value-type="float" office:value="2.3" calcext:value-type="float">
            <text:p>2,30 </text:p>
          </table:table-cell>
          <table:table-cell table:number-columns-repeated="42"/>
        </table:table-row>
        <table:table-row table:style-name="ro1">
          <table:table-cell table:style-name="ce43" table:formula="of:=+[.A16]+0.5" office:value-type="float" office:value="3.5" calcext:value-type="float">
            <text:p>3,50 </text:p>
          </table:table-cell>
          <table:table-cell table:style-name="ce49" table:formula="of:=(IF([.$A17]*[.B$13]&lt;=[.$B$7];[.$A17]*[.B$13]*[.$B$8];IF(AND([.$A17]*[.B$13]&gt;[.$B$7];[.$A17]*[.B$13]&lt;=[.$C$7]);[.$A17]*[.B$13]*[.$C$8];IF(AND([.$A17]*[.B$13]&gt;[.$C$7];[.$A17]*[.B$13]&lt;[.$D$7]);[.$A17]*[.B$13]*[.$D$8];[.$A17]*[.B$13]*[.$E$8]))))*[.$F$8]" office:value-type="float" office:value="3782.26373025163" calcext:value-type="float">
            <text:p>3.782 </text:p>
          </table:table-cell>
          <table:table-cell table:style-name="ce61" table:formula="of:=(IF([.$A17]*[.C$13]&lt;=[.$B$7];[.$A17]*[.C$13]*[.$B$8];IF(AND([.$A17]*[.C$13]&gt;[.$B$7];[.$A17]*[.C$13]&lt;=[.$C$7]);[.$A17]*[.C$13]*[.$C$8];IF(AND([.$A17]*[.C$13]&gt;[.$C$7];[.$A17]*[.C$13]&lt;[.$D$7]);[.$A17]*[.C$13]*[.$D$8];[.$A17]*[.C$13]*[.$E$8]))))*[.$F$8]" office:value-type="float" office:value="4727.82966281453" calcext:value-type="float">
            <text:p>4.728 </text:p>
          </table:table-cell>
          <table:table-cell table:style-name="ce61" table:formula="of:=(IF([.$A17]*[.D$13]&lt;=[.$B$7];[.$A17]*[.D$13]*[.$B$8];IF(AND([.$A17]*[.D$13]&gt;[.$B$7];[.$A17]*[.D$13]&lt;=[.$C$7]);[.$A17]*[.D$13]*[.$C$8];IF(AND([.$A17]*[.D$13]&gt;[.$C$7];[.$A17]*[.D$13]&lt;[.$D$7]);[.$A17]*[.D$13]*[.$D$8];[.$A17]*[.D$13]*[.$E$8]))))*[.$F$8]" office:value-type="float" office:value="5673.39559537744" calcext:value-type="float">
            <text:p>5.673 </text:p>
          </table:table-cell>
          <table:table-cell table:style-name="ce61" table:formula="of:=(IF([.$A17]*[.E$13]&lt;=[.$B$7];[.$A17]*[.E$13]*[.$B$8];IF(AND([.$A17]*[.E$13]&gt;[.$B$7];[.$A17]*[.E$13]&lt;=[.$C$7]);[.$A17]*[.E$13]*[.$C$8];IF(AND([.$A17]*[.E$13]&gt;[.$C$7];[.$A17]*[.E$13]&lt;[.$D$7]);[.$A17]*[.E$13]*[.$D$8];[.$A17]*[.E$13]*[.$E$8]))))*[.$F$8]" office:value-type="float" office:value="6311.20207018962" calcext:value-type="float">
            <text:p>6.311 </text:p>
          </table:table-cell>
          <table:table-cell table:style-name="ce61" table:formula="of:=(IF([.$A17]*[.F$13]&lt;=[.$B$7];[.$A17]*[.F$13]*[.$B$8];IF(AND([.$A17]*[.F$13]&gt;[.$B$7];[.$A17]*[.F$13]&lt;=[.$C$7]);[.$A17]*[.F$13]*[.$C$8];IF(AND([.$A17]*[.F$13]&gt;[.$C$7];[.$A17]*[.F$13]&lt;[.$D$7]);[.$A17]*[.F$13]*[.$D$8];[.$A17]*[.F$13]*[.$E$8]))))*[.$F$8]" office:value-type="float" office:value="7212.80236593099" calcext:value-type="float">
            <text:p>7.213 </text:p>
          </table:table-cell>
          <table:table-cell table:style-name="ce61" table:formula="of:=(IF([.$A17]*[.G$13]&lt;=[.$B$7];[.$A17]*[.G$13]*[.$B$8];IF(AND([.$A17]*[.G$13]&gt;[.$B$7];[.$A17]*[.G$13]&lt;=[.$C$7]);[.$A17]*[.G$13]*[.$C$8];IF(AND([.$A17]*[.G$13]&gt;[.$C$7];[.$A17]*[.G$13]&lt;[.$D$7]);[.$A17]*[.G$13]*[.$D$8];[.$A17]*[.G$13]*[.$E$8]))))*[.$F$8]" office:value-type="float" office:value="8114.40266167237" calcext:value-type="float">
            <text:p>8.114 </text:p>
          </table:table-cell>
          <table:table-cell table:style-name="ce61" table:formula="of:=(IF([.$A17]*[.H$13]&lt;=[.$B$7];[.$A17]*[.H$13]*[.$B$8];IF(AND([.$A17]*[.H$13]&gt;[.$B$7];[.$A17]*[.H$13]&lt;=[.$C$7]);[.$A17]*[.H$13]*[.$C$8];IF(AND([.$A17]*[.H$13]&gt;[.$C$7];[.$A17]*[.H$13]&lt;[.$D$7]);[.$A17]*[.H$13]*[.$D$8];[.$A17]*[.H$13]*[.$E$8]))))*[.$F$8]" office:value-type="float" office:value="8768.72491481593" calcext:value-type="float">
            <text:p>8.769 </text:p>
          </table:table-cell>
          <table:table-cell table:style-name="ce61" table:formula="of:=(IF([.$A17]*[.I$13]&lt;=[.$B$7];[.$A17]*[.I$13]*[.$B$8];IF(AND([.$A17]*[.I$13]&gt;[.$B$7];[.$A17]*[.I$13]&lt;=[.$C$7]);[.$A17]*[.I$13]*[.$C$8];IF(AND([.$A17]*[.I$13]&gt;[.$C$7];[.$A17]*[.I$13]&lt;[.$D$7]);[.$A17]*[.I$13]*[.$D$8];[.$A17]*[.I$13]*[.$E$8]))))*[.$F$8]" office:value-type="float" office:value="9645.59740629753" calcext:value-type="float">
            <text:p>9.646 </text:p>
          </table:table-cell>
          <table:table-cell table:style-name="ce61" table:formula="of:=(IF([.$A17]*[.J$13]&lt;=[.$B$7];[.$A17]*[.J$13]*[.$B$8];IF(AND([.$A17]*[.J$13]&gt;[.$B$7];[.$A17]*[.J$13]&lt;=[.$C$7]);[.$A17]*[.J$13]*[.$C$8];IF(AND([.$A17]*[.J$13]&gt;[.$C$7];[.$A17]*[.J$13]&lt;[.$D$7]);[.$A17]*[.J$13]*[.$D$8];[.$A17]*[.J$13]*[.$E$8]))))*[.$F$8]" office:value-type="float" office:value="10522.4698977791" calcext:value-type="float">
            <text:p>10.522 </text:p>
          </table:table-cell>
          <table:table-cell table:style-name="ce61" table:formula="of:=(IF([.$A17]*[.K$13]&lt;=[.$B$7];[.$A17]*[.K$13]*[.$B$8];IF(AND([.$A17]*[.K$13]&gt;[.$B$7];[.$A17]*[.K$13]&lt;=[.$C$7]);[.$A17]*[.K$13]*[.$C$8];IF(AND([.$A17]*[.K$13]&gt;[.$C$7];[.$A17]*[.K$13]&lt;[.$D$7]);[.$A17]*[.K$13]*[.$D$8];[.$A17]*[.K$13]*[.$E$8]))))*[.$F$8]" office:value-type="float" office:value="11086.6975192187" calcext:value-type="float">
            <text:p>11.087 </text:p>
          </table:table-cell>
          <table:table-cell table:style-name="ce61" table:formula="of:=(IF([.$A17]*[.L$13]&lt;=[.$B$7];[.$A17]*[.L$13]*[.$B$8];IF(AND([.$A17]*[.L$13]&gt;[.$B$7];[.$A17]*[.L$13]&lt;=[.$C$7]);[.$A17]*[.L$13]*[.$C$8];IF(AND([.$A17]*[.L$13]&gt;[.$C$7];[.$A17]*[.L$13]&lt;[.$D$7]);[.$A17]*[.L$13]*[.$D$8];[.$A17]*[.L$13]*[.$E$8]))))*[.$F$8]" office:value-type="float" office:value="11939.5204053125" calcext:value-type="float">
            <text:p>11.940 </text:p>
          </table:table-cell>
          <table:table-cell table:style-name="ce61" table:formula="of:=(IF([.$A17]*[.M$13]&lt;=[.$B$7];[.$A17]*[.M$13]*[.$B$8];IF(AND([.$A17]*[.M$13]&gt;[.$B$7];[.$A17]*[.M$13]&lt;=[.$C$7]);[.$A17]*[.M$13]*[.$C$8];IF(AND([.$A17]*[.M$13]&gt;[.$C$7];[.$A17]*[.M$13]&lt;[.$D$7]);[.$A17]*[.M$13]*[.$D$8];[.$A17]*[.M$13]*[.$E$8]))))*[.$F$8]" office:value-type="float" office:value="12792.3432914062" calcext:value-type="float">
            <text:p>12.792 </text:p>
          </table:table-cell>
          <table:table-cell table:style-name="ce61" table:formula="of:=(IF([.$A17]*[.N$13]&lt;=[.$B$7];[.$A17]*[.N$13]*[.$B$8];IF(AND([.$A17]*[.N$13]&gt;[.$B$7];[.$A17]*[.N$13]&lt;=[.$C$7]);[.$A17]*[.N$13]*[.$C$8];IF(AND([.$A17]*[.N$13]&gt;[.$C$7];[.$A17]*[.N$13]&lt;[.$D$7]);[.$A17]*[.N$13]*[.$D$8];[.$A17]*[.N$13]*[.$E$8]))))*[.$F$8]" office:value-type="float" office:value="13645.1661775" calcext:value-type="float">
            <text:p>13.645 </text:p>
          </table:table-cell>
          <table:table-cell table:style-name="ce61" table:formula="of:=(IF([.$A17]*[.O$13]&lt;=[.$B$7];[.$A17]*[.O$13]*[.$B$8];IF(AND([.$A17]*[.O$13]&gt;[.$B$7];[.$A17]*[.O$13]&lt;=[.$C$7]);[.$A17]*[.O$13]*[.$C$8];IF(AND([.$A17]*[.O$13]&gt;[.$C$7];[.$A17]*[.O$13]&lt;[.$D$7]);[.$A17]*[.O$13]*[.$D$8];[.$A17]*[.O$13]*[.$E$8]))))*[.$F$8]" office:value-type="float" office:value="14497.9890635937" calcext:value-type="float">
            <text:p>14.498 </text:p>
          </table:table-cell>
          <table:table-cell table:style-name="ce61" table:formula="of:=(IF([.$A17]*[.P$13]&lt;=[.$B$7];[.$A17]*[.P$13]*[.$B$8];IF(AND([.$A17]*[.P$13]&gt;[.$B$7];[.$A17]*[.P$13]&lt;=[.$C$7]);[.$A17]*[.P$13]*[.$C$8];IF(AND([.$A17]*[.P$13]&gt;[.$C$7];[.$A17]*[.P$13]&lt;[.$D$7]);[.$A17]*[.P$13]*[.$D$8];[.$A17]*[.P$13]*[.$E$8]))))*[.$F$8]" office:value-type="float" office:value="15350.8119496875" calcext:value-type="float">
            <text:p>15.351 </text:p>
          </table:table-cell>
          <table:table-cell table:style-name="ce61" table:formula="of:=(IF([.$A17]*[.Q$13]&lt;=[.$B$7];[.$A17]*[.Q$13]*[.$B$8];IF(AND([.$A17]*[.Q$13]&gt;[.$B$7];[.$A17]*[.Q$13]&lt;=[.$C$7]);[.$A17]*[.Q$13]*[.$C$8];IF(AND([.$A17]*[.Q$13]&gt;[.$C$7];[.$A17]*[.Q$13]&lt;[.$D$7]);[.$A17]*[.Q$13]*[.$D$8];[.$A17]*[.Q$13]*[.$E$8]))))*[.$F$8]" office:value-type="float" office:value="16203.6348357812" calcext:value-type="float">
            <text:p>16.204 </text:p>
          </table:table-cell>
          <table:table-cell table:style-name="ce61" table:formula="of:=(IF([.$A17]*[.R$13]&lt;=[.$B$7];[.$A17]*[.R$13]*[.$B$8];IF(AND([.$A17]*[.R$13]&gt;[.$B$7];[.$A17]*[.R$13]&lt;=[.$C$7]);[.$A17]*[.R$13]*[.$C$8];IF(AND([.$A17]*[.R$13]&gt;[.$C$7];[.$A17]*[.R$13]&lt;[.$D$7]);[.$A17]*[.R$13]*[.$D$8];[.$A17]*[.R$13]*[.$E$8]))))*[.$F$8]" office:value-type="float" office:value="17056.457721875" calcext:value-type="float">
            <text:p>17.056 </text:p>
          </table:table-cell>
          <table:table-cell table:style-name="ce43" table:formula="of:=+[.S16]+0.5" office:value-type="float" office:value="3.5" calcext:value-type="float">
            <text:p>3,50 </text:p>
          </table:table-cell>
          <table:table-cell/>
          <table:table-cell table:formula="of:=+[.U16]/1.105" office:value-type="float" office:value="1498.98123759223" calcext:value-type="float">
            <text:p>1.498,98 </text:p>
          </table:table-cell>
          <table:table-cell table:formula="of:=+[.V16]+[.V15]" office:value-type="float" office:value="5.54" calcext:value-type="float">
            <text:p>5,54 </text:p>
          </table:table-cell>
          <table:table-cell table:number-columns-repeated="42"/>
        </table:table-row>
        <table:table-row table:style-name="ro1">
          <table:table-cell table:style-name="ce45" table:formula="of:=+[.A17]+0.5" office:value-type="float" office:value="4" calcext:value-type="float">
            <text:p>4,00 </text:p>
          </table:table-cell>
          <table:table-cell table:style-name="ce51" table:formula="of:=(IF([.$A18]*[.B$13]&lt;=[.$B$7];[.$A18]*[.B$13]*[.$B$8];IF(AND([.$A18]*[.B$13]&gt;[.$B$7];[.$A18]*[.B$13]&lt;=[.$C$7]);[.$A18]*[.B$13]*[.$C$8];IF(AND([.$A18]*[.B$13]&gt;[.$C$7];[.$A18]*[.B$13]&lt;[.$D$7]);[.$A18]*[.B$13]*[.$D$8];[.$A18]*[.B$13]*[.$E$8]))))*[.$F$8]" office:value-type="float" office:value="4322.58712028757" calcext:value-type="float">
            <text:p>4.323 </text:p>
          </table:table-cell>
          <table:table-cell table:style-name="ce63" table:formula="of:=(IF([.$A18]*[.C$13]&lt;=[.$B$7];[.$A18]*[.C$13]*[.$B$8];IF(AND([.$A18]*[.C$13]&gt;[.$B$7];[.$A18]*[.C$13]&lt;=[.$C$7]);[.$A18]*[.C$13]*[.$C$8];IF(AND([.$A18]*[.C$13]&gt;[.$C$7];[.$A18]*[.C$13]&lt;[.$D$7]);[.$A18]*[.C$13]*[.$D$8];[.$A18]*[.C$13]*[.$E$8]))))*[.$F$8]" office:value-type="float" office:value="5403.23390035947" calcext:value-type="float">
            <text:p>5.403 </text:p>
          </table:table-cell>
          <table:table-cell table:style-name="ce63" table:formula="of:=(IF([.$A18]*[.D$13]&lt;=[.$B$7];[.$A18]*[.D$13]*[.$B$8];IF(AND([.$A18]*[.D$13]&gt;[.$B$7];[.$A18]*[.D$13]&lt;=[.$C$7]);[.$A18]*[.D$13]*[.$C$8];IF(AND([.$A18]*[.D$13]&gt;[.$C$7];[.$A18]*[.D$13]&lt;[.$D$7]);[.$A18]*[.D$13]*[.$D$8];[.$A18]*[.D$13]*[.$E$8]))))*[.$F$8]" office:value-type="float" office:value="6483.88068043136" calcext:value-type="float">
            <text:p>6.484 </text:p>
          </table:table-cell>
          <table:table-cell table:style-name="ce63" table:formula="of:=(IF([.$A18]*[.E$13]&lt;=[.$B$7];[.$A18]*[.E$13]*[.$B$8];IF(AND([.$A18]*[.E$13]&gt;[.$B$7];[.$A18]*[.E$13]&lt;=[.$C$7]);[.$A18]*[.E$13]*[.$C$8];IF(AND([.$A18]*[.E$13]&gt;[.$C$7];[.$A18]*[.E$13]&lt;[.$D$7]);[.$A18]*[.E$13]*[.$D$8];[.$A18]*[.E$13]*[.$E$8]))))*[.$F$8]" office:value-type="float" office:value="7212.80236593099" calcext:value-type="float">
            <text:p>7.213 </text:p>
          </table:table-cell>
          <table:table-cell table:style-name="ce63" table:formula="of:=(IF([.$A18]*[.F$13]&lt;=[.$B$7];[.$A18]*[.F$13]*[.$B$8];IF(AND([.$A18]*[.F$13]&gt;[.$B$7];[.$A18]*[.F$13]&lt;=[.$C$7]);[.$A18]*[.F$13]*[.$C$8];IF(AND([.$A18]*[.F$13]&gt;[.$C$7];[.$A18]*[.F$13]&lt;[.$D$7]);[.$A18]*[.F$13]*[.$D$8];[.$A18]*[.F$13]*[.$E$8]))))*[.$F$8]" office:value-type="float" office:value="8243.20270392114" calcext:value-type="float">
            <text:p>8.243 </text:p>
          </table:table-cell>
          <table:table-cell table:style-name="ce63" table:formula="of:=(IF([.$A18]*[.G$13]&lt;=[.$B$7];[.$A18]*[.G$13]*[.$B$8];IF(AND([.$A18]*[.G$13]&gt;[.$B$7];[.$A18]*[.G$13]&lt;=[.$C$7]);[.$A18]*[.G$13]*[.$C$8];IF(AND([.$A18]*[.G$13]&gt;[.$C$7];[.$A18]*[.G$13]&lt;[.$D$7]);[.$A18]*[.G$13]*[.$D$8];[.$A18]*[.G$13]*[.$E$8]))))*[.$F$8]" office:value-type="float" office:value="9019.2599123821" calcext:value-type="float">
            <text:p>9.019 </text:p>
          </table:table-cell>
          <table:table-cell table:style-name="ce63" table:formula="of:=(IF([.$A18]*[.H$13]&lt;=[.$B$7];[.$A18]*[.H$13]*[.$B$8];IF(AND([.$A18]*[.H$13]&gt;[.$B$7];[.$A18]*[.H$13]&lt;=[.$C$7]);[.$A18]*[.H$13]*[.$C$8];IF(AND([.$A18]*[.H$13]&gt;[.$C$7];[.$A18]*[.H$13]&lt;[.$D$7]);[.$A18]*[.H$13]*[.$D$8];[.$A18]*[.H$13]*[.$E$8]))))*[.$F$8]" office:value-type="float" office:value="10021.3999026468" calcext:value-type="float">
            <text:p>10.021 </text:p>
          </table:table-cell>
          <table:table-cell table:style-name="ce63" table:formula="of:=(IF([.$A18]*[.I$13]&lt;=[.$B$7];[.$A18]*[.I$13]*[.$B$8];IF(AND([.$A18]*[.I$13]&gt;[.$B$7];[.$A18]*[.I$13]&lt;=[.$C$7]);[.$A18]*[.I$13]*[.$C$8];IF(AND([.$A18]*[.I$13]&gt;[.$C$7];[.$A18]*[.I$13]&lt;[.$D$7]);[.$A18]*[.I$13]*[.$D$8];[.$A18]*[.I$13]*[.$E$8]))))*[.$F$8]" office:value-type="float" office:value="10721.2019966071" calcext:value-type="float">
            <text:p>10.721 </text:p>
          </table:table-cell>
          <table:table-cell table:style-name="ce63" table:formula="of:=(IF([.$A18]*[.J$13]&lt;=[.$B$7];[.$A18]*[.J$13]*[.$B$8];IF(AND([.$A18]*[.J$13]&gt;[.$B$7];[.$A18]*[.J$13]&lt;=[.$C$7]);[.$A18]*[.J$13]*[.$C$8];IF(AND([.$A18]*[.J$13]&gt;[.$C$7];[.$A18]*[.J$13]&lt;[.$D$7]);[.$A18]*[.J$13]*[.$D$8];[.$A18]*[.J$13]*[.$E$8]))))*[.$F$8]" office:value-type="float" office:value="11695.8567235714" calcext:value-type="float">
            <text:p>11.696 </text:p>
          </table:table-cell>
          <table:table-cell table:style-name="ce63" table:formula="of:=(IF([.$A18]*[.K$13]&lt;=[.$B$7];[.$A18]*[.K$13]*[.$B$8];IF(AND([.$A18]*[.K$13]&gt;[.$B$7];[.$A18]*[.K$13]&lt;=[.$C$7]);[.$A18]*[.K$13]*[.$C$8];IF(AND([.$A18]*[.K$13]&gt;[.$C$7];[.$A18]*[.K$13]&lt;[.$D$7]);[.$A18]*[.K$13]*[.$D$8];[.$A18]*[.K$13]*[.$E$8]))))*[.$F$8]" office:value-type="float" office:value="12670.5114505357" calcext:value-type="float">
            <text:p>12.671 </text:p>
          </table:table-cell>
          <table:table-cell table:style-name="ce63" table:formula="of:=(IF([.$A18]*[.L$13]&lt;=[.$B$7];[.$A18]*[.L$13]*[.$B$8];IF(AND([.$A18]*[.L$13]&gt;[.$B$7];[.$A18]*[.L$13]&lt;=[.$C$7]);[.$A18]*[.L$13]*[.$C$8];IF(AND([.$A18]*[.L$13]&gt;[.$C$7];[.$A18]*[.L$13]&lt;[.$D$7]);[.$A18]*[.L$13]*[.$D$8];[.$A18]*[.L$13]*[.$E$8]))))*[.$F$8]" office:value-type="float" office:value="13645.1661775" calcext:value-type="float">
            <text:p>13.645 </text:p>
          </table:table-cell>
          <table:table-cell table:style-name="ce63" table:formula="of:=(IF([.$A18]*[.M$13]&lt;=[.$B$7];[.$A18]*[.M$13]*[.$B$8];IF(AND([.$A18]*[.M$13]&gt;[.$B$7];[.$A18]*[.M$13]&lt;=[.$C$7]);[.$A18]*[.M$13]*[.$C$8];IF(AND([.$A18]*[.M$13]&gt;[.$C$7];[.$A18]*[.M$13]&lt;[.$D$7]);[.$A18]*[.M$13]*[.$D$8];[.$A18]*[.M$13]*[.$E$8]))))*[.$F$8]" office:value-type="float" office:value="14619.8209044643" calcext:value-type="float">
            <text:p>14.620 </text:p>
          </table:table-cell>
          <table:table-cell table:style-name="ce63" table:formula="of:=(IF([.$A18]*[.N$13]&lt;=[.$B$7];[.$A18]*[.N$13]*[.$B$8];IF(AND([.$A18]*[.N$13]&gt;[.$B$7];[.$A18]*[.N$13]&lt;=[.$C$7]);[.$A18]*[.N$13]*[.$C$8];IF(AND([.$A18]*[.N$13]&gt;[.$C$7];[.$A18]*[.N$13]&lt;[.$D$7]);[.$A18]*[.N$13]*[.$D$8];[.$A18]*[.N$13]*[.$E$8]))))*[.$F$8]" office:value-type="float" office:value="15594.4756314286" calcext:value-type="float">
            <text:p>15.594 </text:p>
          </table:table-cell>
          <table:table-cell table:style-name="ce63" table:formula="of:=(IF([.$A18]*[.O$13]&lt;=[.$B$7];[.$A18]*[.O$13]*[.$B$8];IF(AND([.$A18]*[.O$13]&gt;[.$B$7];[.$A18]*[.O$13]&lt;=[.$C$7]);[.$A18]*[.O$13]*[.$C$8];IF(AND([.$A18]*[.O$13]&gt;[.$C$7];[.$A18]*[.O$13]&lt;[.$D$7]);[.$A18]*[.O$13]*[.$D$8];[.$A18]*[.O$13]*[.$E$8]))))*[.$F$8]" office:value-type="float" office:value="16569.1303583928" calcext:value-type="float">
            <text:p>16.569 </text:p>
          </table:table-cell>
          <table:table-cell table:style-name="ce63" table:formula="of:=(IF([.$A18]*[.P$13]&lt;=[.$B$7];[.$A18]*[.P$13]*[.$B$8];IF(AND([.$A18]*[.P$13]&gt;[.$B$7];[.$A18]*[.P$13]&lt;=[.$C$7]);[.$A18]*[.P$13]*[.$C$8];IF(AND([.$A18]*[.P$13]&gt;[.$C$7];[.$A18]*[.P$13]&lt;[.$D$7]);[.$A18]*[.P$13]*[.$D$8];[.$A18]*[.P$13]*[.$E$8]))))*[.$F$8]" office:value-type="float" office:value="17543.7850853571" calcext:value-type="float">
            <text:p>17.544 </text:p>
          </table:table-cell>
          <table:table-cell table:style-name="ce63" table:formula="of:=(IF([.$A18]*[.Q$13]&lt;=[.$B$7];[.$A18]*[.Q$13]*[.$B$8];IF(AND([.$A18]*[.Q$13]&gt;[.$B$7];[.$A18]*[.Q$13]&lt;=[.$C$7]);[.$A18]*[.Q$13]*[.$C$8];IF(AND([.$A18]*[.Q$13]&gt;[.$C$7];[.$A18]*[.Q$13]&lt;[.$D$7]);[.$A18]*[.Q$13]*[.$D$8];[.$A18]*[.Q$13]*[.$E$8]))))*[.$F$8]" office:value-type="float" office:value="18518.4398123214" calcext:value-type="float">
            <text:p>18.518 </text:p>
          </table:table-cell>
          <table:table-cell table:style-name="ce63" table:formula="of:=(IF([.$A18]*[.R$13]&lt;=[.$B$7];[.$A18]*[.R$13]*[.$B$8];IF(AND([.$A18]*[.R$13]&gt;[.$B$7];[.$A18]*[.R$13]&lt;=[.$C$7]);[.$A18]*[.R$13]*[.$C$8];IF(AND([.$A18]*[.R$13]&gt;[.$C$7];[.$A18]*[.R$13]&lt;[.$D$7]);[.$A18]*[.R$13]*[.$D$8];[.$A18]*[.R$13]*[.$E$8]))))*[.$F$8]" office:value-type="float" office:value="19493.0945392857" calcext:value-type="float">
            <text:p>19.493 </text:p>
          </table:table-cell>
          <table:table-cell table:style-name="ce45" table:formula="of:=+[.S17]+0.5" office:value-type="float" office:value="4" calcext:value-type="float">
            <text:p>4,00 </text:p>
          </table:table-cell>
          <table:table-cell table:number-columns-repeated="45"/>
        </table:table-row>
        <table:table-row table:style-name="ro1">
          <table:table-cell table:style-name="ce43" table:formula="of:=+[.A18]+0.5" office:value-type="float" office:value="4.5" calcext:value-type="float">
            <text:p>4,50 </text:p>
          </table:table-cell>
          <table:table-cell table:style-name="ce49" table:formula="of:=(IF([.$A19]*[.B$13]&lt;=[.$B$7];[.$A19]*[.B$13]*[.$B$8];IF(AND([.$A19]*[.B$13]&gt;[.$B$7];[.$A19]*[.B$13]&lt;=[.$C$7]);[.$A19]*[.B$13]*[.$C$8];IF(AND([.$A19]*[.B$13]&gt;[.$C$7];[.$A19]*[.B$13]&lt;[.$D$7]);[.$A19]*[.B$13]*[.$D$8];[.$A19]*[.B$13]*[.$E$8]))))*[.$F$8]" office:value-type="float" office:value="4862.91051032352" calcext:value-type="float">
            <text:p>4.863 </text:p>
          </table:table-cell>
          <table:table-cell table:style-name="ce61" table:formula="of:=(IF([.$A19]*[.C$13]&lt;=[.$B$7];[.$A19]*[.C$13]*[.$B$8];IF(AND([.$A19]*[.C$13]&gt;[.$B$7];[.$A19]*[.C$13]&lt;=[.$C$7]);[.$A19]*[.C$13]*[.$C$8];IF(AND([.$A19]*[.C$13]&gt;[.$C$7];[.$A19]*[.C$13]&lt;[.$D$7]);[.$A19]*[.C$13]*[.$D$8];[.$A19]*[.C$13]*[.$E$8]))))*[.$F$8]" office:value-type="float" office:value="6078.6381379044" calcext:value-type="float">
            <text:p>6.079 </text:p>
          </table:table-cell>
          <table:table-cell table:style-name="ce61" table:formula="of:=(IF([.$A19]*[.D$13]&lt;=[.$B$7];[.$A19]*[.D$13]*[.$B$8];IF(AND([.$A19]*[.D$13]&gt;[.$B$7];[.$A19]*[.D$13]&lt;=[.$C$7]);[.$A19]*[.D$13]*[.$C$8];IF(AND([.$A19]*[.D$13]&gt;[.$C$7];[.$A19]*[.D$13]&lt;[.$D$7]);[.$A19]*[.D$13]*[.$D$8];[.$A19]*[.D$13]*[.$E$8]))))*[.$F$8]" office:value-type="float" office:value="6955.20228143346" calcext:value-type="float">
            <text:p>6.955 </text:p>
          </table:table-cell>
          <table:table-cell table:style-name="ce61" table:formula="of:=(IF([.$A19]*[.E$13]&lt;=[.$B$7];[.$A19]*[.E$13]*[.$B$8];IF(AND([.$A19]*[.E$13]&gt;[.$B$7];[.$A19]*[.E$13]&lt;=[.$C$7]);[.$A19]*[.E$13]*[.$C$8];IF(AND([.$A19]*[.E$13]&gt;[.$C$7];[.$A19]*[.E$13]&lt;[.$D$7]);[.$A19]*[.E$13]*[.$D$8];[.$A19]*[.E$13]*[.$E$8]))))*[.$F$8]" office:value-type="float" office:value="8114.40266167237" calcext:value-type="float">
            <text:p>8.114 </text:p>
          </table:table-cell>
          <table:table-cell table:style-name="ce61" table:formula="of:=(IF([.$A19]*[.F$13]&lt;=[.$B$7];[.$A19]*[.F$13]*[.$B$8];IF(AND([.$A19]*[.F$13]&gt;[.$B$7];[.$A19]*[.F$13]&lt;=[.$C$7]);[.$A19]*[.F$13]*[.$C$8];IF(AND([.$A19]*[.F$13]&gt;[.$C$7];[.$A19]*[.F$13]&lt;[.$D$7]);[.$A19]*[.F$13]*[.$D$8];[.$A19]*[.F$13]*[.$E$8]))))*[.$F$8]" office:value-type="float" office:value="9019.2599123821" calcext:value-type="float">
            <text:p>9.019 </text:p>
          </table:table-cell>
          <table:table-cell table:style-name="ce61" table:formula="of:=(IF([.$A19]*[.G$13]&lt;=[.$B$7];[.$A19]*[.G$13]*[.$B$8];IF(AND([.$A19]*[.G$13]&gt;[.$B$7];[.$A19]*[.G$13]&lt;=[.$C$7]);[.$A19]*[.G$13]*[.$C$8];IF(AND([.$A19]*[.G$13]&gt;[.$C$7];[.$A19]*[.G$13]&lt;[.$D$7]);[.$A19]*[.G$13]*[.$D$8];[.$A19]*[.G$13]*[.$E$8]))))*[.$F$8]" office:value-type="float" office:value="10146.6674014299" calcext:value-type="float">
            <text:p>10.147 </text:p>
          </table:table-cell>
          <table:table-cell table:style-name="ce61" table:formula="of:=(IF([.$A19]*[.H$13]&lt;=[.$B$7];[.$A19]*[.H$13]*[.$B$8];IF(AND([.$A19]*[.H$13]&gt;[.$B$7];[.$A19]*[.H$13]&lt;=[.$C$7]);[.$A19]*[.H$13]*[.$C$8];IF(AND([.$A19]*[.H$13]&gt;[.$C$7];[.$A19]*[.H$13]&lt;[.$D$7]);[.$A19]*[.H$13]*[.$D$8];[.$A19]*[.H$13]*[.$E$8]))))*[.$F$8]" office:value-type="float" office:value="10964.8656783482" calcext:value-type="float">
            <text:p>10.965 </text:p>
          </table:table-cell>
          <table:table-cell table:style-name="ce61" table:formula="of:=(IF([.$A19]*[.I$13]&lt;=[.$B$7];[.$A19]*[.I$13]*[.$B$8];IF(AND([.$A19]*[.I$13]&gt;[.$B$7];[.$A19]*[.I$13]&lt;=[.$C$7]);[.$A19]*[.I$13]*[.$C$8];IF(AND([.$A19]*[.I$13]&gt;[.$C$7];[.$A19]*[.I$13]&lt;[.$D$7]);[.$A19]*[.I$13]*[.$D$8];[.$A19]*[.I$13]*[.$E$8]))))*[.$F$8]" office:value-type="float" office:value="12061.352246183" calcext:value-type="float">
            <text:p>12.061 </text:p>
          </table:table-cell>
          <table:table-cell table:style-name="ce61" table:formula="of:=(IF([.$A19]*[.J$13]&lt;=[.$B$7];[.$A19]*[.J$13]*[.$B$8];IF(AND([.$A19]*[.J$13]&gt;[.$B$7];[.$A19]*[.J$13]&lt;=[.$C$7]);[.$A19]*[.J$13]*[.$C$8];IF(AND([.$A19]*[.J$13]&gt;[.$C$7];[.$A19]*[.J$13]&lt;[.$D$7]);[.$A19]*[.J$13]*[.$D$8];[.$A19]*[.J$13]*[.$E$8]))))*[.$F$8]" office:value-type="float" office:value="13157.8388140179" calcext:value-type="float">
            <text:p>13.158 </text:p>
          </table:table-cell>
          <table:table-cell table:style-name="ce61" table:formula="of:=(IF([.$A19]*[.K$13]&lt;=[.$B$7];[.$A19]*[.K$13]*[.$B$8];IF(AND([.$A19]*[.K$13]&gt;[.$B$7];[.$A19]*[.K$13]&lt;=[.$C$7]);[.$A19]*[.K$13]*[.$C$8];IF(AND([.$A19]*[.K$13]&gt;[.$C$7];[.$A19]*[.K$13]&lt;[.$D$7]);[.$A19]*[.K$13]*[.$D$8];[.$A19]*[.K$13]*[.$E$8]))))*[.$F$8]" office:value-type="float" office:value="14254.3253818527" calcext:value-type="float">
            <text:p>14.254 </text:p>
          </table:table-cell>
          <table:table-cell table:style-name="ce61" table:formula="of:=(IF([.$A19]*[.L$13]&lt;=[.$B$7];[.$A19]*[.L$13]*[.$B$8];IF(AND([.$A19]*[.L$13]&gt;[.$B$7];[.$A19]*[.L$13]&lt;=[.$C$7]);[.$A19]*[.L$13]*[.$C$8];IF(AND([.$A19]*[.L$13]&gt;[.$C$7];[.$A19]*[.L$13]&lt;[.$D$7]);[.$A19]*[.L$13]*[.$D$8];[.$A19]*[.L$13]*[.$E$8]))))*[.$F$8]" office:value-type="float" office:value="15350.8119496875" calcext:value-type="float">
            <text:p>15.351 </text:p>
          </table:table-cell>
          <table:table-cell table:style-name="ce61" table:formula="of:=(IF([.$A19]*[.M$13]&lt;=[.$B$7];[.$A19]*[.M$13]*[.$B$8];IF(AND([.$A19]*[.M$13]&gt;[.$B$7];[.$A19]*[.M$13]&lt;=[.$C$7]);[.$A19]*[.M$13]*[.$C$8];IF(AND([.$A19]*[.M$13]&gt;[.$C$7];[.$A19]*[.M$13]&lt;[.$D$7]);[.$A19]*[.M$13]*[.$D$8];[.$A19]*[.M$13]*[.$E$8]))))*[.$F$8]" office:value-type="float" office:value="16447.2985175223" calcext:value-type="float">
            <text:p>16.447 </text:p>
          </table:table-cell>
          <table:table-cell table:style-name="ce61" table:formula="of:=(IF([.$A19]*[.N$13]&lt;=[.$B$7];[.$A19]*[.N$13]*[.$B$8];IF(AND([.$A19]*[.N$13]&gt;[.$B$7];[.$A19]*[.N$13]&lt;=[.$C$7]);[.$A19]*[.N$13]*[.$C$8];IF(AND([.$A19]*[.N$13]&gt;[.$C$7];[.$A19]*[.N$13]&lt;[.$D$7]);[.$A19]*[.N$13]*[.$D$8];[.$A19]*[.N$13]*[.$E$8]))))*[.$F$8]" office:value-type="float" office:value="17543.7850853571" calcext:value-type="float">
            <text:p>17.544 </text:p>
          </table:table-cell>
          <table:table-cell table:style-name="ce61" table:formula="of:=(IF([.$A19]*[.O$13]&lt;=[.$B$7];[.$A19]*[.O$13]*[.$B$8];IF(AND([.$A19]*[.O$13]&gt;[.$B$7];[.$A19]*[.O$13]&lt;=[.$C$7]);[.$A19]*[.O$13]*[.$C$8];IF(AND([.$A19]*[.O$13]&gt;[.$C$7];[.$A19]*[.O$13]&lt;[.$D$7]);[.$A19]*[.O$13]*[.$D$8];[.$A19]*[.O$13]*[.$E$8]))))*[.$F$8]" office:value-type="float" office:value="18640.271653192" calcext:value-type="float">
            <text:p>18.640 </text:p>
          </table:table-cell>
          <table:table-cell table:style-name="ce61" table:formula="of:=(IF([.$A19]*[.P$13]&lt;=[.$B$7];[.$A19]*[.P$13]*[.$B$8];IF(AND([.$A19]*[.P$13]&gt;[.$B$7];[.$A19]*[.P$13]&lt;=[.$C$7]);[.$A19]*[.P$13]*[.$C$8];IF(AND([.$A19]*[.P$13]&gt;[.$C$7];[.$A19]*[.P$13]&lt;[.$D$7]);[.$A19]*[.P$13]*[.$D$8];[.$A19]*[.P$13]*[.$E$8]))))*[.$F$8]" office:value-type="float" office:value="19736.7582210268" calcext:value-type="float">
            <text:p>19.737 </text:p>
          </table:table-cell>
          <table:table-cell table:style-name="ce61" table:formula="of:=(IF([.$A19]*[.Q$13]&lt;=[.$B$7];[.$A19]*[.Q$13]*[.$B$8];IF(AND([.$A19]*[.Q$13]&gt;[.$B$7];[.$A19]*[.Q$13]&lt;=[.$C$7]);[.$A19]*[.Q$13]*[.$C$8];IF(AND([.$A19]*[.Q$13]&gt;[.$C$7];[.$A19]*[.Q$13]&lt;[.$D$7]);[.$A19]*[.Q$13]*[.$D$8];[.$A19]*[.Q$13]*[.$E$8]))))*[.$F$8]" office:value-type="float" office:value="20833.2447888616" calcext:value-type="float">
            <text:p>20.833 </text:p>
          </table:table-cell>
          <table:table-cell table:style-name="ce61" table:formula="of:=(IF([.$A19]*[.R$13]&lt;=[.$B$7];[.$A19]*[.R$13]*[.$B$8];IF(AND([.$A19]*[.R$13]&gt;[.$B$7];[.$A19]*[.R$13]&lt;=[.$C$7]);[.$A19]*[.R$13]*[.$C$8];IF(AND([.$A19]*[.R$13]&gt;[.$C$7];[.$A19]*[.R$13]&lt;[.$D$7]);[.$A19]*[.R$13]*[.$D$8];[.$A19]*[.R$13]*[.$E$8]))))*[.$F$8]" office:value-type="float" office:value="21929.7313566964" calcext:value-type="float">
            <text:p>21.930 </text:p>
          </table:table-cell>
          <table:table-cell table:style-name="ce43" table:formula="of:=+[.S18]+0.5" office:value-type="float" office:value="4.5" calcext:value-type="float">
            <text:p>4,50 </text:p>
          </table:table-cell>
          <table:table-cell table:number-columns-repeated="3"/>
          <table:table-cell table:style-name="ce32"/>
          <table:table-cell table:number-columns-repeated="41"/>
        </table:table-row>
        <table:table-row table:style-name="ro1">
          <table:table-cell table:style-name="ce46" table:formula="of:=+[.A19]+0.5" office:value-type="float" office:value="5" calcext:value-type="float">
            <text:p>5,00 </text:p>
          </table:table-cell>
          <table:table-cell table:style-name="ce52" table:formula="of:=(IF([.$A20]*[.B$13]&lt;=[.$B$7];[.$A20]*[.B$13]*[.$B$8];IF(AND([.$A20]*[.B$13]&gt;[.$B$7];[.$A20]*[.B$13]&lt;=[.$C$7]);[.$A20]*[.B$13]*[.$C$8];IF(AND([.$A20]*[.B$13]&gt;[.$C$7];[.$A20]*[.B$13]&lt;[.$D$7]);[.$A20]*[.B$13]*[.$D$8];[.$A20]*[.B$13]*[.$E$8]))))*[.$F$8]" office:value-type="float" office:value="5403.23390035947" calcext:value-type="float">
            <text:p>5.403 </text:p>
          </table:table-cell>
          <table:table-cell table:style-name="ce64" table:formula="of:=(IF([.$A20]*[.C$13]&lt;=[.$B$7];[.$A20]*[.C$13]*[.$B$8];IF(AND([.$A20]*[.C$13]&gt;[.$B$7];[.$A20]*[.C$13]&lt;=[.$C$7]);[.$A20]*[.C$13]*[.$C$8];IF(AND([.$A20]*[.C$13]&gt;[.$C$7];[.$A20]*[.C$13]&lt;[.$D$7]);[.$A20]*[.C$13]*[.$D$8];[.$A20]*[.C$13]*[.$E$8]))))*[.$F$8]" office:value-type="float" office:value="6440.00211243839" calcext:value-type="float">
            <text:p>6.440 </text:p>
          </table:table-cell>
          <table:table-cell table:style-name="ce64" table:formula="of:=(IF([.$A20]*[.D$13]&lt;=[.$B$7];[.$A20]*[.D$13]*[.$B$8];IF(AND([.$A20]*[.D$13]&gt;[.$B$7];[.$A20]*[.D$13]&lt;=[.$C$7]);[.$A20]*[.D$13]*[.$C$8];IF(AND([.$A20]*[.D$13]&gt;[.$C$7];[.$A20]*[.D$13]&lt;[.$D$7]);[.$A20]*[.D$13]*[.$D$8];[.$A20]*[.D$13]*[.$E$8]))))*[.$F$8]" office:value-type="float" office:value="7728.00253492606" calcext:value-type="float">
            <text:p>7.728 </text:p>
          </table:table-cell>
          <table:table-cell table:style-name="ce64" table:formula="of:=(IF([.$A20]*[.E$13]&lt;=[.$B$7];[.$A20]*[.E$13]*[.$B$8];IF(AND([.$A20]*[.E$13]&gt;[.$B$7];[.$A20]*[.E$13]&lt;=[.$C$7]);[.$A20]*[.E$13]*[.$C$8];IF(AND([.$A20]*[.E$13]&gt;[.$C$7];[.$A20]*[.E$13]&lt;[.$D$7]);[.$A20]*[.E$13]*[.$D$8];[.$A20]*[.E$13]*[.$E$8]))))*[.$F$8]" office:value-type="float" office:value="8768.72491481593" calcext:value-type="float">
            <text:p>8.769 </text:p>
          </table:table-cell>
          <table:table-cell table:style-name="ce64" table:formula="of:=(IF([.$A20]*[.F$13]&lt;=[.$B$7];[.$A20]*[.F$13]*[.$B$8];IF(AND([.$A20]*[.F$13]&gt;[.$B$7];[.$A20]*[.F$13]&lt;=[.$C$7]);[.$A20]*[.F$13]*[.$C$8];IF(AND([.$A20]*[.F$13]&gt;[.$C$7];[.$A20]*[.F$13]&lt;[.$D$7]);[.$A20]*[.F$13]*[.$D$8];[.$A20]*[.F$13]*[.$E$8]))))*[.$F$8]" office:value-type="float" office:value="10021.3999026468" calcext:value-type="float">
            <text:p>10.021 </text:p>
          </table:table-cell>
          <table:table-cell table:style-name="ce64" table:formula="of:=(IF([.$A20]*[.G$13]&lt;=[.$B$7];[.$A20]*[.G$13]*[.$B$8];IF(AND([.$A20]*[.G$13]&gt;[.$B$7];[.$A20]*[.G$13]&lt;=[.$C$7]);[.$A20]*[.G$13]*[.$C$8];IF(AND([.$A20]*[.G$13]&gt;[.$C$7];[.$A20]*[.G$13]&lt;[.$D$7]);[.$A20]*[.G$13]*[.$D$8];[.$A20]*[.G$13]*[.$E$8]))))*[.$F$8]" office:value-type="float" office:value="10964.8656783482" calcext:value-type="float">
            <text:p>10.965 </text:p>
          </table:table-cell>
          <table:table-cell table:style-name="ce64" table:formula="of:=(IF([.$A20]*[.H$13]&lt;=[.$B$7];[.$A20]*[.H$13]*[.$B$8];IF(AND([.$A20]*[.H$13]&gt;[.$B$7];[.$A20]*[.H$13]&lt;=[.$C$7]);[.$A20]*[.H$13]*[.$C$8];IF(AND([.$A20]*[.H$13]&gt;[.$C$7];[.$A20]*[.H$13]&lt;[.$D$7]);[.$A20]*[.H$13]*[.$D$8];[.$A20]*[.H$13]*[.$E$8]))))*[.$F$8]" office:value-type="float" office:value="12183.1840870536" calcext:value-type="float">
            <text:p>12.183 </text:p>
          </table:table-cell>
          <table:table-cell table:style-name="ce64" table:formula="of:=(IF([.$A20]*[.I$13]&lt;=[.$B$7];[.$A20]*[.I$13]*[.$B$8];IF(AND([.$A20]*[.I$13]&gt;[.$B$7];[.$A20]*[.I$13]&lt;=[.$C$7]);[.$A20]*[.I$13]*[.$C$8];IF(AND([.$A20]*[.I$13]&gt;[.$C$7];[.$A20]*[.I$13]&lt;[.$D$7]);[.$A20]*[.I$13]*[.$D$8];[.$A20]*[.I$13]*[.$E$8]))))*[.$F$8]" office:value-type="float" office:value="13401.5024957589" calcext:value-type="float">
            <text:p>13.402 </text:p>
          </table:table-cell>
          <table:table-cell table:style-name="ce64" table:formula="of:=(IF([.$A20]*[.J$13]&lt;=[.$B$7];[.$A20]*[.J$13]*[.$B$8];IF(AND([.$A20]*[.J$13]&gt;[.$B$7];[.$A20]*[.J$13]&lt;=[.$C$7]);[.$A20]*[.J$13]*[.$C$8];IF(AND([.$A20]*[.J$13]&gt;[.$C$7];[.$A20]*[.J$13]&lt;[.$D$7]);[.$A20]*[.J$13]*[.$D$8];[.$A20]*[.J$13]*[.$E$8]))))*[.$F$8]" office:value-type="float" office:value="14619.8209044643" calcext:value-type="float">
            <text:p>14.620 </text:p>
          </table:table-cell>
          <table:table-cell table:style-name="ce64" table:formula="of:=(IF([.$A20]*[.K$13]&lt;=[.$B$7];[.$A20]*[.K$13]*[.$B$8];IF(AND([.$A20]*[.K$13]&gt;[.$B$7];[.$A20]*[.K$13]&lt;=[.$C$7]);[.$A20]*[.K$13]*[.$C$8];IF(AND([.$A20]*[.K$13]&gt;[.$C$7];[.$A20]*[.K$13]&lt;[.$D$7]);[.$A20]*[.K$13]*[.$D$8];[.$A20]*[.K$13]*[.$E$8]))))*[.$F$8]" office:value-type="float" office:value="15838.1393131696" calcext:value-type="float">
            <text:p>15.838 </text:p>
          </table:table-cell>
          <table:table-cell table:style-name="ce64" table:formula="of:=(IF([.$A20]*[.L$13]&lt;=[.$B$7];[.$A20]*[.L$13]*[.$B$8];IF(AND([.$A20]*[.L$13]&gt;[.$B$7];[.$A20]*[.L$13]&lt;=[.$C$7]);[.$A20]*[.L$13]*[.$C$8];IF(AND([.$A20]*[.L$13]&gt;[.$C$7];[.$A20]*[.L$13]&lt;[.$D$7]);[.$A20]*[.L$13]*[.$D$8];[.$A20]*[.L$13]*[.$E$8]))))*[.$F$8]" office:value-type="float" office:value="17056.457721875" calcext:value-type="float">
            <text:p>17.056 </text:p>
          </table:table-cell>
          <table:table-cell table:style-name="ce64" table:formula="of:=(IF([.$A20]*[.M$13]&lt;=[.$B$7];[.$A20]*[.M$13]*[.$B$8];IF(AND([.$A20]*[.M$13]&gt;[.$B$7];[.$A20]*[.M$13]&lt;=[.$C$7]);[.$A20]*[.M$13]*[.$C$8];IF(AND([.$A20]*[.M$13]&gt;[.$C$7];[.$A20]*[.M$13]&lt;[.$D$7]);[.$A20]*[.M$13]*[.$D$8];[.$A20]*[.M$13]*[.$E$8]))))*[.$F$8]" office:value-type="float" office:value="18274.7761305803" calcext:value-type="float">
            <text:p>18.275 </text:p>
          </table:table-cell>
          <table:table-cell table:style-name="ce64" table:formula="of:=(IF([.$A20]*[.N$13]&lt;=[.$B$7];[.$A20]*[.N$13]*[.$B$8];IF(AND([.$A20]*[.N$13]&gt;[.$B$7];[.$A20]*[.N$13]&lt;=[.$C$7]);[.$A20]*[.N$13]*[.$C$8];IF(AND([.$A20]*[.N$13]&gt;[.$C$7];[.$A20]*[.N$13]&lt;[.$D$7]);[.$A20]*[.N$13]*[.$D$8];[.$A20]*[.N$13]*[.$E$8]))))*[.$F$8]" office:value-type="float" office:value="19493.0945392857" calcext:value-type="float">
            <text:p>19.493 </text:p>
          </table:table-cell>
          <table:table-cell table:style-name="ce64" table:formula="of:=(IF([.$A20]*[.O$13]&lt;=[.$B$7];[.$A20]*[.O$13]*[.$B$8];IF(AND([.$A20]*[.O$13]&gt;[.$B$7];[.$A20]*[.O$13]&lt;=[.$C$7]);[.$A20]*[.O$13]*[.$C$8];IF(AND([.$A20]*[.O$13]&gt;[.$C$7];[.$A20]*[.O$13]&lt;[.$D$7]);[.$A20]*[.O$13]*[.$D$8];[.$A20]*[.O$13]*[.$E$8]))))*[.$F$8]" office:value-type="float" office:value="20711.4129479911" calcext:value-type="float">
            <text:p>20.711 </text:p>
          </table:table-cell>
          <table:table-cell table:style-name="ce64" table:formula="of:=(IF([.$A20]*[.P$13]&lt;=[.$B$7];[.$A20]*[.P$13]*[.$B$8];IF(AND([.$A20]*[.P$13]&gt;[.$B$7];[.$A20]*[.P$13]&lt;=[.$C$7]);[.$A20]*[.P$13]*[.$C$8];IF(AND([.$A20]*[.P$13]&gt;[.$C$7];[.$A20]*[.P$13]&lt;[.$D$7]);[.$A20]*[.P$13]*[.$D$8];[.$A20]*[.P$13]*[.$E$8]))))*[.$F$8]" office:value-type="float" office:value="21929.7313566964" calcext:value-type="float">
            <text:p>21.930 </text:p>
          </table:table-cell>
          <table:table-cell table:style-name="ce64" table:formula="of:=(IF([.$A20]*[.Q$13]&lt;=[.$B$7];[.$A20]*[.Q$13]*[.$B$8];IF(AND([.$A20]*[.Q$13]&gt;[.$B$7];[.$A20]*[.Q$13]&lt;=[.$C$7]);[.$A20]*[.Q$13]*[.$C$8];IF(AND([.$A20]*[.Q$13]&gt;[.$C$7];[.$A20]*[.Q$13]&lt;[.$D$7]);[.$A20]*[.Q$13]*[.$D$8];[.$A20]*[.Q$13]*[.$E$8]))))*[.$F$8]" office:value-type="float" office:value="23148.0497654018" calcext:value-type="float">
            <text:p>23.148 </text:p>
          </table:table-cell>
          <table:table-cell table:style-name="ce64" table:formula="of:=(IF([.$A20]*[.R$13]&lt;=[.$B$7];[.$A20]*[.R$13]*[.$B$8];IF(AND([.$A20]*[.R$13]&gt;[.$B$7];[.$A20]*[.R$13]&lt;=[.$C$7]);[.$A20]*[.R$13]*[.$C$8];IF(AND([.$A20]*[.R$13]&gt;[.$C$7];[.$A20]*[.R$13]&lt;[.$D$7]);[.$A20]*[.R$13]*[.$D$8];[.$A20]*[.R$13]*[.$E$8]))))*[.$F$8]" office:value-type="float" office:value="24366.3681741071" calcext:value-type="float">
            <text:p>24.366 </text:p>
          </table:table-cell>
          <table:table-cell table:style-name="ce46" table:formula="of:=+[.S19]+0.5" office:value-type="float" office:value="5" calcext:value-type="float">
            <text:p>5,00 </text:p>
          </table:table-cell>
          <table:table-cell table:number-columns-repeated="3"/>
          <table:table-cell table:style-name="ce33"/>
          <table:table-cell table:number-columns-repeated="41"/>
        </table:table-row>
        <table:table-row table:style-name="ro1">
          <table:table-cell table:style-name="ce43" table:formula="of:=+[.A20]+0.5" office:value-type="float" office:value="5.5" calcext:value-type="float">
            <text:p>5,50 </text:p>
          </table:table-cell>
          <table:table-cell table:style-name="ce49" table:formula="of:=(IF([.$A21]*[.B$13]&lt;=[.$B$7];[.$A21]*[.B$13]*[.$B$8];IF(AND([.$A21]*[.B$13]&gt;[.$B$7];[.$A21]*[.B$13]&lt;=[.$C$7]);[.$A21]*[.B$13]*[.$C$8];IF(AND([.$A21]*[.B$13]&gt;[.$C$7];[.$A21]*[.B$13]&lt;[.$D$7]);[.$A21]*[.B$13]*[.$D$8];[.$A21]*[.B$13]*[.$E$8]))))*[.$F$8]" office:value-type="float" office:value="5943.55729039541" calcext:value-type="float">
            <text:p>5.944 </text:p>
          </table:table-cell>
          <table:table-cell table:style-name="ce61" table:formula="of:=(IF([.$A21]*[.C$13]&lt;=[.$B$7];[.$A21]*[.C$13]*[.$B$8];IF(AND([.$A21]*[.C$13]&gt;[.$B$7];[.$A21]*[.C$13]&lt;=[.$C$7]);[.$A21]*[.C$13]*[.$C$8];IF(AND([.$A21]*[.C$13]&gt;[.$C$7];[.$A21]*[.C$13]&lt;[.$D$7]);[.$A21]*[.C$13]*[.$D$8];[.$A21]*[.C$13]*[.$E$8]))))*[.$F$8]" office:value-type="float" office:value="7084.00232368223" calcext:value-type="float">
            <text:p>7.084 </text:p>
          </table:table-cell>
          <table:table-cell table:style-name="ce61" table:formula="of:=(IF([.$A21]*[.D$13]&lt;=[.$B$7];[.$A21]*[.D$13]*[.$B$8];IF(AND([.$A21]*[.D$13]&gt;[.$B$7];[.$A21]*[.D$13]&lt;=[.$C$7]);[.$A21]*[.D$13]*[.$C$8];IF(AND([.$A21]*[.D$13]&gt;[.$C$7];[.$A21]*[.D$13]&lt;[.$D$7]);[.$A21]*[.D$13]*[.$D$8];[.$A21]*[.D$13]*[.$E$8]))))*[.$F$8]" office:value-type="float" office:value="8267.65491968359" calcext:value-type="float">
            <text:p>8.268 </text:p>
          </table:table-cell>
          <table:table-cell table:style-name="ce61" table:formula="of:=(IF([.$A21]*[.E$13]&lt;=[.$B$7];[.$A21]*[.E$13]*[.$B$8];IF(AND([.$A21]*[.E$13]&gt;[.$B$7];[.$A21]*[.E$13]&lt;=[.$C$7]);[.$A21]*[.E$13]*[.$C$8];IF(AND([.$A21]*[.E$13]&gt;[.$C$7];[.$A21]*[.E$13]&lt;[.$D$7]);[.$A21]*[.E$13]*[.$D$8];[.$A21]*[.E$13]*[.$E$8]))))*[.$F$8]" office:value-type="float" office:value="9645.59740629753" calcext:value-type="float">
            <text:p>9.646 </text:p>
          </table:table-cell>
          <table:table-cell table:style-name="ce61" table:formula="of:=(IF([.$A21]*[.F$13]&lt;=[.$B$7];[.$A21]*[.F$13]*[.$B$8];IF(AND([.$A21]*[.F$13]&gt;[.$B$7];[.$A21]*[.F$13]&lt;=[.$C$7]);[.$A21]*[.F$13]*[.$C$8];IF(AND([.$A21]*[.F$13]&gt;[.$C$7];[.$A21]*[.F$13]&lt;[.$D$7]);[.$A21]*[.F$13]*[.$D$8];[.$A21]*[.F$13]*[.$E$8]))))*[.$F$8]" office:value-type="float" office:value="10721.2019966071" calcext:value-type="float">
            <text:p>10.721 </text:p>
          </table:table-cell>
          <table:table-cell table:style-name="ce61" table:formula="of:=(IF([.$A21]*[.G$13]&lt;=[.$B$7];[.$A21]*[.G$13]*[.$B$8];IF(AND([.$A21]*[.G$13]&gt;[.$B$7];[.$A21]*[.G$13]&lt;=[.$C$7]);[.$A21]*[.G$13]*[.$C$8];IF(AND([.$A21]*[.G$13]&gt;[.$C$7];[.$A21]*[.G$13]&lt;[.$D$7]);[.$A21]*[.G$13]*[.$D$8];[.$A21]*[.G$13]*[.$E$8]))))*[.$F$8]" office:value-type="float" office:value="12061.352246183" calcext:value-type="float">
            <text:p>12.061 </text:p>
          </table:table-cell>
          <table:table-cell table:style-name="ce61" table:formula="of:=(IF([.$A21]*[.H$13]&lt;=[.$B$7];[.$A21]*[.H$13]*[.$B$8];IF(AND([.$A21]*[.H$13]&gt;[.$B$7];[.$A21]*[.H$13]&lt;=[.$C$7]);[.$A21]*[.H$13]*[.$C$8];IF(AND([.$A21]*[.H$13]&gt;[.$C$7];[.$A21]*[.H$13]&lt;[.$D$7]);[.$A21]*[.H$13]*[.$D$8];[.$A21]*[.H$13]*[.$E$8]))))*[.$F$8]" office:value-type="float" office:value="13401.5024957589" calcext:value-type="float">
            <text:p>13.402 </text:p>
          </table:table-cell>
          <table:table-cell table:style-name="ce61" table:formula="of:=(IF([.$A21]*[.I$13]&lt;=[.$B$7];[.$A21]*[.I$13]*[.$B$8];IF(AND([.$A21]*[.I$13]&gt;[.$B$7];[.$A21]*[.I$13]&lt;=[.$C$7]);[.$A21]*[.I$13]*[.$C$8];IF(AND([.$A21]*[.I$13]&gt;[.$C$7];[.$A21]*[.I$13]&lt;[.$D$7]);[.$A21]*[.I$13]*[.$D$8];[.$A21]*[.I$13]*[.$E$8]))))*[.$F$8]" office:value-type="float" office:value="14741.6527453348" calcext:value-type="float">
            <text:p>14.742 </text:p>
          </table:table-cell>
          <table:table-cell table:style-name="ce61" table:formula="of:=(IF([.$A21]*[.J$13]&lt;=[.$B$7];[.$A21]*[.J$13]*[.$B$8];IF(AND([.$A21]*[.J$13]&gt;[.$B$7];[.$A21]*[.J$13]&lt;=[.$C$7]);[.$A21]*[.J$13]*[.$C$8];IF(AND([.$A21]*[.J$13]&gt;[.$C$7];[.$A21]*[.J$13]&lt;[.$D$7]);[.$A21]*[.J$13]*[.$D$8];[.$A21]*[.J$13]*[.$E$8]))))*[.$F$8]" office:value-type="float" office:value="16081.8029949107" calcext:value-type="float">
            <text:p>16.082 </text:p>
          </table:table-cell>
          <table:table-cell table:style-name="ce61" table:formula="of:=(IF([.$A21]*[.K$13]&lt;=[.$B$7];[.$A21]*[.K$13]*[.$B$8];IF(AND([.$A21]*[.K$13]&gt;[.$B$7];[.$A21]*[.K$13]&lt;=[.$C$7]);[.$A21]*[.K$13]*[.$C$8];IF(AND([.$A21]*[.K$13]&gt;[.$C$7];[.$A21]*[.K$13]&lt;[.$D$7]);[.$A21]*[.K$13]*[.$D$8];[.$A21]*[.K$13]*[.$E$8]))))*[.$F$8]" office:value-type="float" office:value="17421.9532444866" calcext:value-type="float">
            <text:p>17.422 </text:p>
          </table:table-cell>
          <table:table-cell table:style-name="ce61" table:formula="of:=(IF([.$A21]*[.L$13]&lt;=[.$B$7];[.$A21]*[.L$13]*[.$B$8];IF(AND([.$A21]*[.L$13]&gt;[.$B$7];[.$A21]*[.L$13]&lt;=[.$C$7]);[.$A21]*[.L$13]*[.$C$8];IF(AND([.$A21]*[.L$13]&gt;[.$C$7];[.$A21]*[.L$13]&lt;[.$D$7]);[.$A21]*[.L$13]*[.$D$8];[.$A21]*[.L$13]*[.$E$8]))))*[.$F$8]" office:value-type="float" office:value="18762.1034940625" calcext:value-type="float">
            <text:p>18.762 </text:p>
          </table:table-cell>
          <table:table-cell table:style-name="ce61" table:formula="of:=(IF([.$A21]*[.M$13]&lt;=[.$B$7];[.$A21]*[.M$13]*[.$B$8];IF(AND([.$A21]*[.M$13]&gt;[.$B$7];[.$A21]*[.M$13]&lt;=[.$C$7]);[.$A21]*[.M$13]*[.$C$8];IF(AND([.$A21]*[.M$13]&gt;[.$C$7];[.$A21]*[.M$13]&lt;[.$D$7]);[.$A21]*[.M$13]*[.$D$8];[.$A21]*[.M$13]*[.$E$8]))))*[.$F$8]" office:value-type="float" office:value="20102.2537436384" calcext:value-type="float">
            <text:p>20.102 </text:p>
          </table:table-cell>
          <table:table-cell table:style-name="ce61" table:formula="of:=(IF([.$A21]*[.N$13]&lt;=[.$B$7];[.$A21]*[.N$13]*[.$B$8];IF(AND([.$A21]*[.N$13]&gt;[.$B$7];[.$A21]*[.N$13]&lt;=[.$C$7]);[.$A21]*[.N$13]*[.$C$8];IF(AND([.$A21]*[.N$13]&gt;[.$C$7];[.$A21]*[.N$13]&lt;[.$D$7]);[.$A21]*[.N$13]*[.$D$8];[.$A21]*[.N$13]*[.$E$8]))))*[.$F$8]" office:value-type="float" office:value="21442.4039932143" calcext:value-type="float">
            <text:p>21.442 </text:p>
          </table:table-cell>
          <table:table-cell table:style-name="ce61" table:formula="of:=(IF([.$A21]*[.O$13]&lt;=[.$B$7];[.$A21]*[.O$13]*[.$B$8];IF(AND([.$A21]*[.O$13]&gt;[.$B$7];[.$A21]*[.O$13]&lt;=[.$C$7]);[.$A21]*[.O$13]*[.$C$8];IF(AND([.$A21]*[.O$13]&gt;[.$C$7];[.$A21]*[.O$13]&lt;[.$D$7]);[.$A21]*[.O$13]*[.$D$8];[.$A21]*[.O$13]*[.$E$8]))))*[.$F$8]" office:value-type="float" office:value="22782.5542427902" calcext:value-type="float">
            <text:p>22.783 </text:p>
          </table:table-cell>
          <table:table-cell table:style-name="ce61" table:formula="of:=(IF([.$A21]*[.P$13]&lt;=[.$B$7];[.$A21]*[.P$13]*[.$B$8];IF(AND([.$A21]*[.P$13]&gt;[.$B$7];[.$A21]*[.P$13]&lt;=[.$C$7]);[.$A21]*[.P$13]*[.$C$8];IF(AND([.$A21]*[.P$13]&gt;[.$C$7];[.$A21]*[.P$13]&lt;[.$D$7]);[.$A21]*[.P$13]*[.$D$8];[.$A21]*[.P$13]*[.$E$8]))))*[.$F$8]" office:value-type="float" office:value="24122.7044923661" calcext:value-type="float">
            <text:p>24.123 </text:p>
          </table:table-cell>
          <table:table-cell table:style-name="ce61" table:formula="of:=(IF([.$A21]*[.Q$13]&lt;=[.$B$7];[.$A21]*[.Q$13]*[.$B$8];IF(AND([.$A21]*[.Q$13]&gt;[.$B$7];[.$A21]*[.Q$13]&lt;=[.$C$7]);[.$A21]*[.Q$13]*[.$C$8];IF(AND([.$A21]*[.Q$13]&gt;[.$C$7];[.$A21]*[.Q$13]&lt;[.$D$7]);[.$A21]*[.Q$13]*[.$D$8];[.$A21]*[.Q$13]*[.$E$8]))))*[.$F$8]" office:value-type="float" office:value="25462.8547419419" calcext:value-type="float">
            <text:p>25.463 </text:p>
          </table:table-cell>
          <table:table-cell table:style-name="ce61" table:formula="of:=(IF([.$A21]*[.R$13]&lt;=[.$B$7];[.$A21]*[.R$13]*[.$B$8];IF(AND([.$A21]*[.R$13]&gt;[.$B$7];[.$A21]*[.R$13]&lt;=[.$C$7]);[.$A21]*[.R$13]*[.$C$8];IF(AND([.$A21]*[.R$13]&gt;[.$C$7];[.$A21]*[.R$13]&lt;[.$D$7]);[.$A21]*[.R$13]*[.$D$8];[.$A21]*[.R$13]*[.$E$8]))))*[.$F$8]" office:value-type="float" office:value="26803.0049915178" calcext:value-type="float">
            <text:p>26.803 </text:p>
          </table:table-cell>
          <table:table-cell table:style-name="ce43" table:formula="of:=+[.S20]+0.5" office:value-type="float" office:value="5.5" calcext:value-type="float">
            <text:p>5,50 </text:p>
          </table:table-cell>
          <table:table-cell table:number-columns-repeated="45"/>
        </table:table-row>
        <table:table-row table:style-name="ro1">
          <table:table-cell table:style-name="ce43" table:formula="of:=+[.A21]+0.5" office:value-type="float" office:value="6" calcext:value-type="float">
            <text:p>6,00 </text:p>
          </table:table-cell>
          <table:table-cell table:style-name="ce49" table:formula="of:=(IF([.$A22]*[.B$13]&lt;=[.$B$7];[.$A22]*[.B$13]*[.$B$8];IF(AND([.$A22]*[.B$13]&gt;[.$B$7];[.$A22]*[.B$13]&lt;=[.$C$7]);[.$A22]*[.B$13]*[.$C$8];IF(AND([.$A22]*[.B$13]&gt;[.$C$7];[.$A22]*[.B$13]&lt;[.$D$7]);[.$A22]*[.B$13]*[.$D$8];[.$A22]*[.B$13]*[.$E$8]))))*[.$F$8]" office:value-type="float" office:value="6483.88068043136" calcext:value-type="float">
            <text:p>6.484 </text:p>
          </table:table-cell>
          <table:table-cell table:style-name="ce61" table:formula="of:=(IF([.$A22]*[.C$13]&lt;=[.$B$7];[.$A22]*[.C$13]*[.$B$8];IF(AND([.$A22]*[.C$13]&gt;[.$B$7];[.$A22]*[.C$13]&lt;=[.$C$7]);[.$A22]*[.C$13]*[.$C$8];IF(AND([.$A22]*[.C$13]&gt;[.$C$7];[.$A22]*[.C$13]&lt;[.$D$7]);[.$A22]*[.C$13]*[.$D$8];[.$A22]*[.C$13]*[.$E$8]))))*[.$F$8]" office:value-type="float" office:value="7728.00253492606" calcext:value-type="float">
            <text:p>7.728 </text:p>
          </table:table-cell>
          <table:table-cell table:style-name="ce61" table:formula="of:=(IF([.$A22]*[.D$13]&lt;=[.$B$7];[.$A22]*[.D$13]*[.$B$8];IF(AND([.$A22]*[.D$13]&gt;[.$B$7];[.$A22]*[.D$13]&lt;=[.$C$7]);[.$A22]*[.D$13]*[.$C$8];IF(AND([.$A22]*[.D$13]&gt;[.$C$7];[.$A22]*[.D$13]&lt;[.$D$7]);[.$A22]*[.D$13]*[.$D$8];[.$A22]*[.D$13]*[.$E$8]))))*[.$F$8]" office:value-type="float" office:value="9019.2599123821" calcext:value-type="float">
            <text:p>9.019 </text:p>
          </table:table-cell>
          <table:table-cell table:style-name="ce61" table:formula="of:=(IF([.$A22]*[.E$13]&lt;=[.$B$7];[.$A22]*[.E$13]*[.$B$8];IF(AND([.$A22]*[.E$13]&gt;[.$B$7];[.$A22]*[.E$13]&lt;=[.$C$7]);[.$A22]*[.E$13]*[.$C$8];IF(AND([.$A22]*[.E$13]&gt;[.$C$7];[.$A22]*[.E$13]&lt;[.$D$7]);[.$A22]*[.E$13]*[.$D$8];[.$A22]*[.E$13]*[.$E$8]))))*[.$F$8]" office:value-type="float" office:value="10522.4698977791" calcext:value-type="float">
            <text:p>10.522 </text:p>
          </table:table-cell>
          <table:table-cell table:style-name="ce61" table:formula="of:=(IF([.$A22]*[.F$13]&lt;=[.$B$7];[.$A22]*[.F$13]*[.$B$8];IF(AND([.$A22]*[.F$13]&gt;[.$B$7];[.$A22]*[.F$13]&lt;=[.$C$7]);[.$A22]*[.F$13]*[.$C$8];IF(AND([.$A22]*[.F$13]&gt;[.$C$7];[.$A22]*[.F$13]&lt;[.$D$7]);[.$A22]*[.F$13]*[.$D$8];[.$A22]*[.F$13]*[.$E$8]))))*[.$F$8]" office:value-type="float" office:value="11695.8567235714" calcext:value-type="float">
            <text:p>11.696 </text:p>
          </table:table-cell>
          <table:table-cell table:style-name="ce61" table:formula="of:=(IF([.$A22]*[.G$13]&lt;=[.$B$7];[.$A22]*[.G$13]*[.$B$8];IF(AND([.$A22]*[.G$13]&gt;[.$B$7];[.$A22]*[.G$13]&lt;=[.$C$7]);[.$A22]*[.G$13]*[.$C$8];IF(AND([.$A22]*[.G$13]&gt;[.$C$7];[.$A22]*[.G$13]&lt;[.$D$7]);[.$A22]*[.G$13]*[.$D$8];[.$A22]*[.G$13]*[.$E$8]))))*[.$F$8]" office:value-type="float" office:value="13157.8388140179" calcext:value-type="float">
            <text:p>13.158 </text:p>
          </table:table-cell>
          <table:table-cell table:style-name="ce61" table:formula="of:=(IF([.$A22]*[.H$13]&lt;=[.$B$7];[.$A22]*[.H$13]*[.$B$8];IF(AND([.$A22]*[.H$13]&gt;[.$B$7];[.$A22]*[.H$13]&lt;=[.$C$7]);[.$A22]*[.H$13]*[.$C$8];IF(AND([.$A22]*[.H$13]&gt;[.$C$7];[.$A22]*[.H$13]&lt;[.$D$7]);[.$A22]*[.H$13]*[.$D$8];[.$A22]*[.H$13]*[.$E$8]))))*[.$F$8]" office:value-type="float" office:value="14619.8209044643" calcext:value-type="float">
            <text:p>14.620 </text:p>
          </table:table-cell>
          <table:table-cell table:style-name="ce61" table:formula="of:=(IF([.$A22]*[.I$13]&lt;=[.$B$7];[.$A22]*[.I$13]*[.$B$8];IF(AND([.$A22]*[.I$13]&gt;[.$B$7];[.$A22]*[.I$13]&lt;=[.$C$7]);[.$A22]*[.I$13]*[.$C$8];IF(AND([.$A22]*[.I$13]&gt;[.$C$7];[.$A22]*[.I$13]&lt;[.$D$7]);[.$A22]*[.I$13]*[.$D$8];[.$A22]*[.I$13]*[.$E$8]))))*[.$F$8]" office:value-type="float" office:value="16081.8029949107" calcext:value-type="float">
            <text:p>16.082 </text:p>
          </table:table-cell>
          <table:table-cell table:style-name="ce61" table:formula="of:=(IF([.$A22]*[.J$13]&lt;=[.$B$7];[.$A22]*[.J$13]*[.$B$8];IF(AND([.$A22]*[.J$13]&gt;[.$B$7];[.$A22]*[.J$13]&lt;=[.$C$7]);[.$A22]*[.J$13]*[.$C$8];IF(AND([.$A22]*[.J$13]&gt;[.$C$7];[.$A22]*[.J$13]&lt;[.$D$7]);[.$A22]*[.J$13]*[.$D$8];[.$A22]*[.J$13]*[.$E$8]))))*[.$F$8]" office:value-type="float" office:value="17543.7850853571" calcext:value-type="float">
            <text:p>17.544 </text:p>
          </table:table-cell>
          <table:table-cell table:style-name="ce61" table:formula="of:=(IF([.$A22]*[.K$13]&lt;=[.$B$7];[.$A22]*[.K$13]*[.$B$8];IF(AND([.$A22]*[.K$13]&gt;[.$B$7];[.$A22]*[.K$13]&lt;=[.$C$7]);[.$A22]*[.K$13]*[.$C$8];IF(AND([.$A22]*[.K$13]&gt;[.$C$7];[.$A22]*[.K$13]&lt;[.$D$7]);[.$A22]*[.K$13]*[.$D$8];[.$A22]*[.K$13]*[.$E$8]))))*[.$F$8]" office:value-type="float" office:value="19005.7671758036" calcext:value-type="float">
            <text:p>19.006 </text:p>
          </table:table-cell>
          <table:table-cell table:style-name="ce61" table:formula="of:=(IF([.$A22]*[.L$13]&lt;=[.$B$7];[.$A22]*[.L$13]*[.$B$8];IF(AND([.$A22]*[.L$13]&gt;[.$B$7];[.$A22]*[.L$13]&lt;=[.$C$7]);[.$A22]*[.L$13]*[.$C$8];IF(AND([.$A22]*[.L$13]&gt;[.$C$7];[.$A22]*[.L$13]&lt;[.$D$7]);[.$A22]*[.L$13]*[.$D$8];[.$A22]*[.L$13]*[.$E$8]))))*[.$F$8]" office:value-type="float" office:value="20467.74926625" calcext:value-type="float">
            <text:p>20.468 </text:p>
          </table:table-cell>
          <table:table-cell table:style-name="ce61" table:formula="of:=(IF([.$A22]*[.M$13]&lt;=[.$B$7];[.$A22]*[.M$13]*[.$B$8];IF(AND([.$A22]*[.M$13]&gt;[.$B$7];[.$A22]*[.M$13]&lt;=[.$C$7]);[.$A22]*[.M$13]*[.$C$8];IF(AND([.$A22]*[.M$13]&gt;[.$C$7];[.$A22]*[.M$13]&lt;[.$D$7]);[.$A22]*[.M$13]*[.$D$8];[.$A22]*[.M$13]*[.$E$8]))))*[.$F$8]" office:value-type="float" office:value="21929.7313566964" calcext:value-type="float">
            <text:p>21.930 </text:p>
          </table:table-cell>
          <table:table-cell table:style-name="ce61" table:formula="of:=(IF([.$A22]*[.N$13]&lt;=[.$B$7];[.$A22]*[.N$13]*[.$B$8];IF(AND([.$A22]*[.N$13]&gt;[.$B$7];[.$A22]*[.N$13]&lt;=[.$C$7]);[.$A22]*[.N$13]*[.$C$8];IF(AND([.$A22]*[.N$13]&gt;[.$C$7];[.$A22]*[.N$13]&lt;[.$D$7]);[.$A22]*[.N$13]*[.$D$8];[.$A22]*[.N$13]*[.$E$8]))))*[.$F$8]" office:value-type="float" office:value="23391.7134471428" calcext:value-type="float">
            <text:p>23.392 </text:p>
          </table:table-cell>
          <table:table-cell table:style-name="ce61" table:formula="of:=(IF([.$A22]*[.O$13]&lt;=[.$B$7];[.$A22]*[.O$13]*[.$B$8];IF(AND([.$A22]*[.O$13]&gt;[.$B$7];[.$A22]*[.O$13]&lt;=[.$C$7]);[.$A22]*[.O$13]*[.$C$8];IF(AND([.$A22]*[.O$13]&gt;[.$C$7];[.$A22]*[.O$13]&lt;[.$D$7]);[.$A22]*[.O$13]*[.$D$8];[.$A22]*[.O$13]*[.$E$8]))))*[.$F$8]" office:value-type="float" office:value="24853.6955375893" calcext:value-type="float">
            <text:p>24.854 </text:p>
          </table:table-cell>
          <table:table-cell table:style-name="ce61" table:formula="of:=(IF([.$A22]*[.P$13]&lt;=[.$B$7];[.$A22]*[.P$13]*[.$B$8];IF(AND([.$A22]*[.P$13]&gt;[.$B$7];[.$A22]*[.P$13]&lt;=[.$C$7]);[.$A22]*[.P$13]*[.$C$8];IF(AND([.$A22]*[.P$13]&gt;[.$C$7];[.$A22]*[.P$13]&lt;[.$D$7]);[.$A22]*[.P$13]*[.$D$8];[.$A22]*[.P$13]*[.$E$8]))))*[.$F$8]" office:value-type="float" office:value="26315.6776280357" calcext:value-type="float">
            <text:p>26.316 </text:p>
          </table:table-cell>
          <table:table-cell table:style-name="ce61" table:formula="of:=(IF([.$A22]*[.Q$13]&lt;=[.$B$7];[.$A22]*[.Q$13]*[.$B$8];IF(AND([.$A22]*[.Q$13]&gt;[.$B$7];[.$A22]*[.Q$13]&lt;=[.$C$7]);[.$A22]*[.Q$13]*[.$C$8];IF(AND([.$A22]*[.Q$13]&gt;[.$C$7];[.$A22]*[.Q$13]&lt;[.$D$7]);[.$A22]*[.Q$13]*[.$D$8];[.$A22]*[.Q$13]*[.$E$8]))))*[.$F$8]" office:value-type="float" office:value="27777.6597184821" calcext:value-type="float">
            <text:p>27.778 </text:p>
          </table:table-cell>
          <table:table-cell table:style-name="ce61" table:formula="of:=(IF([.$A22]*[.R$13]&lt;=[.$B$7];[.$A22]*[.R$13]*[.$B$8];IF(AND([.$A22]*[.R$13]&gt;[.$B$7];[.$A22]*[.R$13]&lt;=[.$C$7]);[.$A22]*[.R$13]*[.$C$8];IF(AND([.$A22]*[.R$13]&gt;[.$C$7];[.$A22]*[.R$13]&lt;[.$D$7]);[.$A22]*[.R$13]*[.$D$8];[.$A22]*[.R$13]*[.$E$8]))))*[.$F$8]" office:value-type="float" office:value="29239.6418089286" calcext:value-type="float">
            <text:p>29.240 </text:p>
          </table:table-cell>
          <table:table-cell table:style-name="ce43" table:formula="of:=+[.S21]+0.5" office:value-type="float" office:value="6" calcext:value-type="float">
            <text:p>6,00 </text:p>
          </table:table-cell>
          <table:table-cell table:number-columns-repeated="45"/>
        </table:table-row>
        <table:table-row table:style-name="ro1">
          <table:table-cell table:style-name="ce43" table:formula="of:=+[.A22]+0.5" office:value-type="float" office:value="6.5" calcext:value-type="float">
            <text:p>6,50 </text:p>
          </table:table-cell>
          <table:table-cell table:style-name="ce53" table:formula="of:=(IF([.$A23]*[.B$13]&lt;=[.$B$7];[.$A23]*[.B$13]*[.$B$8];IF(AND([.$A23]*[.B$13]&gt;[.$B$7];[.$A23]*[.B$13]&lt;=[.$C$7]);[.$A23]*[.B$13]*[.$C$8];IF(AND([.$A23]*[.B$13]&gt;[.$C$7];[.$A23]*[.B$13]&lt;[.$D$7]);[.$A23]*[.B$13]*[.$D$8];[.$A23]*[.B$13]*[.$E$8]))))*[.$F$8]" office:value-type="float" office:value="6697.60219693592" calcext:value-type="float">
            <text:p>6.698 </text:p>
          </table:table-cell>
          <table:table-cell table:style-name="ce65" table:formula="of:=(IF([.$A23]*[.C$13]&lt;=[.$B$7];[.$A23]*[.C$13]*[.$B$8];IF(AND([.$A23]*[.C$13]&gt;[.$B$7];[.$A23]*[.C$13]&lt;=[.$C$7]);[.$A23]*[.C$13]*[.$C$8];IF(AND([.$A23]*[.C$13]&gt;[.$C$7];[.$A23]*[.C$13]&lt;[.$D$7]);[.$A23]*[.C$13]*[.$D$8];[.$A23]*[.C$13]*[.$E$8]))))*[.$F$8]" office:value-type="float" office:value="8142.38742090051" calcext:value-type="float">
            <text:p>8.142 </text:p>
          </table:table-cell>
          <table:table-cell table:style-name="ce65" table:formula="of:=(IF([.$A23]*[.D$13]&lt;=[.$B$7];[.$A23]*[.D$13]*[.$B$8];IF(AND([.$A23]*[.D$13]&gt;[.$B$7];[.$A23]*[.D$13]&lt;=[.$C$7]);[.$A23]*[.D$13]*[.$C$8];IF(AND([.$A23]*[.D$13]&gt;[.$C$7];[.$A23]*[.D$13]&lt;[.$D$7]);[.$A23]*[.D$13]*[.$D$8];[.$A23]*[.D$13]*[.$E$8]))))*[.$F$8]" office:value-type="float" office:value="9770.86490508061" calcext:value-type="float">
            <text:p>9.771 </text:p>
          </table:table-cell>
          <table:table-cell table:style-name="ce65" table:formula="of:=(IF([.$A23]*[.E$13]&lt;=[.$B$7];[.$A23]*[.E$13]*[.$B$8];IF(AND([.$A23]*[.E$13]&gt;[.$B$7];[.$A23]*[.E$13]&lt;=[.$C$7]);[.$A23]*[.E$13]*[.$C$8];IF(AND([.$A23]*[.E$13]&gt;[.$C$7];[.$A23]*[.E$13]&lt;[.$D$7]);[.$A23]*[.E$13]*[.$D$8];[.$A23]*[.E$13]*[.$E$8]))))*[.$F$8]" office:value-type="float" office:value="11086.6975192187" calcext:value-type="float">
            <text:p>11.087 </text:p>
          </table:table-cell>
          <table:table-cell table:style-name="ce65" table:formula="of:=(IF([.$A23]*[.F$13]&lt;=[.$B$7];[.$A23]*[.F$13]*[.$B$8];IF(AND([.$A23]*[.F$13]&gt;[.$B$7];[.$A23]*[.F$13]&lt;=[.$C$7]);[.$A23]*[.F$13]*[.$C$8];IF(AND([.$A23]*[.F$13]&gt;[.$C$7];[.$A23]*[.F$13]&lt;[.$D$7]);[.$A23]*[.F$13]*[.$D$8];[.$A23]*[.F$13]*[.$E$8]))))*[.$F$8]" office:value-type="float" office:value="12670.5114505357" calcext:value-type="float">
            <text:p>12.671 </text:p>
          </table:table-cell>
          <table:table-cell table:style-name="ce65" table:formula="of:=(IF([.$A23]*[.G$13]&lt;=[.$B$7];[.$A23]*[.G$13]*[.$B$8];IF(AND([.$A23]*[.G$13]&gt;[.$B$7];[.$A23]*[.G$13]&lt;=[.$C$7]);[.$A23]*[.G$13]*[.$C$8];IF(AND([.$A23]*[.G$13]&gt;[.$C$7];[.$A23]*[.G$13]&lt;[.$D$7]);[.$A23]*[.G$13]*[.$D$8];[.$A23]*[.G$13]*[.$E$8]))))*[.$F$8]" office:value-type="float" office:value="14254.3253818527" calcext:value-type="float">
            <text:p>14.254 </text:p>
          </table:table-cell>
          <table:table-cell table:style-name="ce65" table:formula="of:=(IF([.$A23]*[.H$13]&lt;=[.$B$7];[.$A23]*[.H$13]*[.$B$8];IF(AND([.$A23]*[.H$13]&gt;[.$B$7];[.$A23]*[.H$13]&lt;=[.$C$7]);[.$A23]*[.H$13]*[.$C$8];IF(AND([.$A23]*[.H$13]&gt;[.$C$7];[.$A23]*[.H$13]&lt;[.$D$7]);[.$A23]*[.H$13]*[.$D$8];[.$A23]*[.H$13]*[.$E$8]))))*[.$F$8]" office:value-type="float" office:value="15838.1393131696" calcext:value-type="float">
            <text:p>15.838 </text:p>
          </table:table-cell>
          <table:table-cell table:style-name="ce65" table:formula="of:=(IF([.$A23]*[.I$13]&lt;=[.$B$7];[.$A23]*[.I$13]*[.$B$8];IF(AND([.$A23]*[.I$13]&gt;[.$B$7];[.$A23]*[.I$13]&lt;=[.$C$7]);[.$A23]*[.I$13]*[.$C$8];IF(AND([.$A23]*[.I$13]&gt;[.$C$7];[.$A23]*[.I$13]&lt;[.$D$7]);[.$A23]*[.I$13]*[.$D$8];[.$A23]*[.I$13]*[.$E$8]))))*[.$F$8]" office:value-type="float" office:value="17421.9532444866" calcext:value-type="float">
            <text:p>17.422 </text:p>
          </table:table-cell>
          <table:table-cell table:style-name="ce65" table:formula="of:=(IF([.$A23]*[.J$13]&lt;=[.$B$7];[.$A23]*[.J$13]*[.$B$8];IF(AND([.$A23]*[.J$13]&gt;[.$B$7];[.$A23]*[.J$13]&lt;=[.$C$7]);[.$A23]*[.J$13]*[.$C$8];IF(AND([.$A23]*[.J$13]&gt;[.$C$7];[.$A23]*[.J$13]&lt;[.$D$7]);[.$A23]*[.J$13]*[.$D$8];[.$A23]*[.J$13]*[.$E$8]))))*[.$F$8]" office:value-type="float" office:value="19005.7671758036" calcext:value-type="float">
            <text:p>19.006 </text:p>
          </table:table-cell>
          <table:table-cell table:style-name="ce65" table:formula="of:=(IF([.$A23]*[.K$13]&lt;=[.$B$7];[.$A23]*[.K$13]*[.$B$8];IF(AND([.$A23]*[.K$13]&gt;[.$B$7];[.$A23]*[.K$13]&lt;=[.$C$7]);[.$A23]*[.K$13]*[.$C$8];IF(AND([.$A23]*[.K$13]&gt;[.$C$7];[.$A23]*[.K$13]&lt;[.$D$7]);[.$A23]*[.K$13]*[.$D$8];[.$A23]*[.K$13]*[.$E$8]))))*[.$F$8]" office:value-type="float" office:value="20589.5811071205" calcext:value-type="float">
            <text:p>20.590 </text:p>
          </table:table-cell>
          <table:table-cell table:style-name="ce65" table:formula="of:=(IF([.$A23]*[.L$13]&lt;=[.$B$7];[.$A23]*[.L$13]*[.$B$8];IF(AND([.$A23]*[.L$13]&gt;[.$B$7];[.$A23]*[.L$13]&lt;=[.$C$7]);[.$A23]*[.L$13]*[.$C$8];IF(AND([.$A23]*[.L$13]&gt;[.$C$7];[.$A23]*[.L$13]&lt;[.$D$7]);[.$A23]*[.L$13]*[.$D$8];[.$A23]*[.L$13]*[.$E$8]))))*[.$F$8]" office:value-type="float" office:value="22173.3950384375" calcext:value-type="float">
            <text:p>22.173 </text:p>
          </table:table-cell>
          <table:table-cell table:style-name="ce65" table:formula="of:=(IF([.$A23]*[.M$13]&lt;=[.$B$7];[.$A23]*[.M$13]*[.$B$8];IF(AND([.$A23]*[.M$13]&gt;[.$B$7];[.$A23]*[.M$13]&lt;=[.$C$7]);[.$A23]*[.M$13]*[.$C$8];IF(AND([.$A23]*[.M$13]&gt;[.$C$7];[.$A23]*[.M$13]&lt;[.$D$7]);[.$A23]*[.M$13]*[.$D$8];[.$A23]*[.M$13]*[.$E$8]))))*[.$F$8]" office:value-type="float" office:value="23757.2089697544" calcext:value-type="float">
            <text:p>23.757 </text:p>
          </table:table-cell>
          <table:table-cell table:style-name="ce65" table:formula="of:=(IF([.$A23]*[.N$13]&lt;=[.$B$7];[.$A23]*[.N$13]*[.$B$8];IF(AND([.$A23]*[.N$13]&gt;[.$B$7];[.$A23]*[.N$13]&lt;=[.$C$7]);[.$A23]*[.N$13]*[.$C$8];IF(AND([.$A23]*[.N$13]&gt;[.$C$7];[.$A23]*[.N$13]&lt;[.$D$7]);[.$A23]*[.N$13]*[.$D$8];[.$A23]*[.N$13]*[.$E$8]))))*[.$F$8]" office:value-type="float" office:value="25341.0229010714" calcext:value-type="float">
            <text:p>25.341 </text:p>
          </table:table-cell>
          <table:table-cell table:style-name="ce65" table:formula="of:=(IF([.$A23]*[.O$13]&lt;=[.$B$7];[.$A23]*[.O$13]*[.$B$8];IF(AND([.$A23]*[.O$13]&gt;[.$B$7];[.$A23]*[.O$13]&lt;=[.$C$7]);[.$A23]*[.O$13]*[.$C$8];IF(AND([.$A23]*[.O$13]&gt;[.$C$7];[.$A23]*[.O$13]&lt;[.$D$7]);[.$A23]*[.O$13]*[.$D$8];[.$A23]*[.O$13]*[.$E$8]))))*[.$F$8]" office:value-type="float" office:value="26924.8368323884" calcext:value-type="float">
            <text:p>26.925 </text:p>
          </table:table-cell>
          <table:table-cell table:style-name="ce65" table:formula="of:=(IF([.$A23]*[.P$13]&lt;=[.$B$7];[.$A23]*[.P$13]*[.$B$8];IF(AND([.$A23]*[.P$13]&gt;[.$B$7];[.$A23]*[.P$13]&lt;=[.$C$7]);[.$A23]*[.P$13]*[.$C$8];IF(AND([.$A23]*[.P$13]&gt;[.$C$7];[.$A23]*[.P$13]&lt;[.$D$7]);[.$A23]*[.P$13]*[.$D$8];[.$A23]*[.P$13]*[.$E$8]))))*[.$F$8]" office:value-type="float" office:value="28508.6507637053" calcext:value-type="float">
            <text:p>28.509 </text:p>
          </table:table-cell>
          <table:table-cell table:style-name="ce65" table:formula="of:=(IF([.$A23]*[.Q$13]&lt;=[.$B$7];[.$A23]*[.Q$13]*[.$B$8];IF(AND([.$A23]*[.Q$13]&gt;[.$B$7];[.$A23]*[.Q$13]&lt;=[.$C$7]);[.$A23]*[.Q$13]*[.$C$8];IF(AND([.$A23]*[.Q$13]&gt;[.$C$7];[.$A23]*[.Q$13]&lt;[.$D$7]);[.$A23]*[.Q$13]*[.$D$8];[.$A23]*[.Q$13]*[.$E$8]))))*[.$F$8]" office:value-type="float" office:value="30092.4646950223" calcext:value-type="float">
            <text:p>30.092 </text:p>
          </table:table-cell>
          <table:table-cell table:style-name="ce65" table:formula="of:=(IF([.$A23]*[.R$13]&lt;=[.$B$7];[.$A23]*[.R$13]*[.$B$8];IF(AND([.$A23]*[.R$13]&gt;[.$B$7];[.$A23]*[.R$13]&lt;=[.$C$7]);[.$A23]*[.R$13]*[.$C$8];IF(AND([.$A23]*[.R$13]&gt;[.$C$7];[.$A23]*[.R$13]&lt;[.$D$7]);[.$A23]*[.R$13]*[.$D$8];[.$A23]*[.R$13]*[.$E$8]))))*[.$F$8]" office:value-type="float" office:value="31676.2786263393" calcext:value-type="float">
            <text:p>31.676 </text:p>
          </table:table-cell>
          <table:table-cell table:style-name="ce43" table:formula="of:=+[.S22]+0.5" office:value-type="float" office:value="6.5" calcext:value-type="float">
            <text:p>6,50 </text:p>
          </table:table-cell>
          <table:table-cell table:number-columns-repeated="45"/>
        </table:table-row>
        <table:table-row table:style-name="ro1">
          <table:table-cell table:style-name="ce208" table:number-columns-spanned="18" table:number-rows-spanned="1"/>
          <table:covered-table-cell table:number-columns-repeated="17" table:style-name="ce208"/>
          <table:table-cell table:style-name="ce66"/>
          <table:table-cell/>
          <table:table-cell table:formula="of:=+[.J18]/24" office:value-type="float" office:value="487.327363482143" calcext:value-type="float">
            <text:p>487,33 </text:p>
          </table:table-cell>
          <table:table-cell table:number-columns-repeated="43"/>
        </table:table-row>
        <table:table-row table:style-name="ro1">
          <table:table-cell table:style-name="ce43"/>
          <table:table-cell table:style-name="ce43" office:value-type="float" office:value="10.5" calcext:value-type="float">
            <text:p>10,50 </text:p>
          </table:table-cell>
          <table:table-cell table:style-name="ce43" table:formula="of:=+[.B25]+0.5" office:value-type="float" office:value="11" calcext:value-type="float">
            <text:p>11,00 </text:p>
          </table:table-cell>
          <table:table-cell table:style-name="ce43" table:formula="of:=+[.C25]+0.5" office:value-type="float" office:value="11.5" calcext:value-type="float">
            <text:p>11,50 </text:p>
          </table:table-cell>
          <table:table-cell table:style-name="ce43" table:formula="of:=+[.D25]+0.5" office:value-type="float" office:value="12" calcext:value-type="float">
            <text:p>12,00 </text:p>
          </table:table-cell>
          <table:table-cell table:style-name="ce43" table:formula="of:=+[.E25]+0.5" office:value-type="float" office:value="12.5" calcext:value-type="float">
            <text:p>12,50 </text:p>
          </table:table-cell>
          <table:table-cell table:style-name="ce43" table:formula="of:=+[.F25]+0.5" office:value-type="float" office:value="13" calcext:value-type="float">
            <text:p>13,00 </text:p>
          </table:table-cell>
          <table:table-cell table:style-name="ce43" table:formula="of:=+[.G25]+0.5" office:value-type="float" office:value="13.5" calcext:value-type="float">
            <text:p>13,50 </text:p>
          </table:table-cell>
          <table:table-cell table:style-name="ce43" table:formula="of:=+[.H25]+0.5" office:value-type="float" office:value="14" calcext:value-type="float">
            <text:p>14,00 </text:p>
          </table:table-cell>
          <table:table-cell table:style-name="ce43" table:formula="of:=+[.I25]+0.5" office:value-type="float" office:value="14.5" calcext:value-type="float">
            <text:p>14,50 </text:p>
          </table:table-cell>
          <table:table-cell table:style-name="ce43" table:formula="of:=+[.J25]+0.5" office:value-type="float" office:value="15" calcext:value-type="float">
            <text:p>15,00 </text:p>
          </table:table-cell>
          <table:table-cell table:style-name="ce43" table:formula="of:=+[.K25]+0.5" office:value-type="float" office:value="15.5" calcext:value-type="float">
            <text:p>15,50 </text:p>
          </table:table-cell>
          <table:table-cell table:style-name="ce43" table:formula="of:=+[.L25]+0.5" office:value-type="float" office:value="16" calcext:value-type="float">
            <text:p>16,00 </text:p>
          </table:table-cell>
          <table:table-cell table:style-name="ce43" table:formula="of:=+[.M25]+0.5" office:value-type="float" office:value="16.5" calcext:value-type="float">
            <text:p>16,50 </text:p>
          </table:table-cell>
          <table:table-cell table:style-name="ce43" table:formula="of:=+[.N25]+0.5" office:value-type="float" office:value="17" calcext:value-type="float">
            <text:p>17,00 </text:p>
          </table:table-cell>
          <table:table-cell table:style-name="ce43" table:formula="of:=+[.O25]+0.5" office:value-type="float" office:value="17.5" calcext:value-type="float">
            <text:p>17,50 </text:p>
          </table:table-cell>
          <table:table-cell table:style-name="ce43" table:formula="of:=+[.P25]+0.5" office:value-type="float" office:value="18" calcext:value-type="float">
            <text:p>18,00 </text:p>
          </table:table-cell>
          <table:table-cell table:style-name="ce43" table:formula="of:=+[.Q25]+0.5" office:value-type="float" office:value="18.5" calcext:value-type="float">
            <text:p>18,50 </text:p>
          </table:table-cell>
          <table:table-cell table:style-name="ce43"/>
          <table:table-cell table:number-columns-repeated="45"/>
        </table:table-row>
        <table:table-row table:style-name="ro1">
          <table:table-cell table:style-name="ce43" office:value-type="float" office:value="2" calcext:value-type="float">
            <text:p>2,00 </text:p>
          </table:table-cell>
          <table:table-cell table:style-name="ce48" table:formula="of:=(IF([.$A26]*[.B$25]&lt;=[.$B$7];[.$A26]*[.B$25]*[.$B$8];IF(AND([.$A26]*[.B$25]&gt;[.$B$7];[.$A26]*[.B$25]&lt;=[.$C$7]);[.$A26]*[.B$25]*[.$C$8];IF(AND([.$A26]*[.B$25]&gt;[.$C$7];[.$A26]*[.B$25]&lt;[.$D$7]);[.$A26]*[.B$25]*[.$D$8];[.$A26]*[.B$25]*[.$E$8]))))*[.$F$8]" office:value-type="float" office:value="10522.4698977791" calcext:value-type="float">
            <text:p>10.522 </text:p>
          </table:table-cell>
          <table:table-cell table:style-name="ce48" table:formula="of:=(IF([.$A26]*[.C$25]&lt;=[.$B$7];[.$A26]*[.C$25]*[.$B$8];IF(AND([.$A26]*[.C$25]&gt;[.$B$7];[.$A26]*[.C$25]&lt;=[.$C$7]);[.$A26]*[.C$25]*[.$C$8];IF(AND([.$A26]*[.C$25]&gt;[.$C$7];[.$A26]*[.C$25]&lt;[.$D$7]);[.$A26]*[.C$25]*[.$D$8];[.$A26]*[.C$25]*[.$E$8]))))*[.$F$8]" office:value-type="float" office:value="10721.2019966071" calcext:value-type="float">
            <text:p>10.721 </text:p>
          </table:table-cell>
          <table:table-cell table:style-name="ce48" table:formula="of:=(IF([.$A26]*[.D$25]&lt;=[.$B$7];[.$A26]*[.D$25]*[.$B$8];IF(AND([.$A26]*[.D$25]&gt;[.$B$7];[.$A26]*[.D$25]&lt;=[.$C$7]);[.$A26]*[.D$25]*[.$C$8];IF(AND([.$A26]*[.D$25]&gt;[.$C$7];[.$A26]*[.D$25]&lt;[.$D$7]);[.$A26]*[.D$25]*[.$D$8];[.$A26]*[.D$25]*[.$E$8]))))*[.$F$8]" office:value-type="float" office:value="11208.5293600893" calcext:value-type="float">
            <text:p>11.209 </text:p>
          </table:table-cell>
          <table:table-cell table:style-name="ce48" table:formula="of:=(IF([.$A26]*[.E$25]&lt;=[.$B$7];[.$A26]*[.E$25]*[.$B$8];IF(AND([.$A26]*[.E$25]&gt;[.$B$7];[.$A26]*[.E$25]&lt;=[.$C$7]);[.$A26]*[.E$25]*[.$C$8];IF(AND([.$A26]*[.E$25]&gt;[.$C$7];[.$A26]*[.E$25]&lt;[.$D$7]);[.$A26]*[.E$25]*[.$D$8];[.$A26]*[.E$25]*[.$E$8]))))*[.$F$8]" office:value-type="float" office:value="11695.8567235714" calcext:value-type="float">
            <text:p>11.696 </text:p>
          </table:table-cell>
          <table:table-cell table:style-name="ce48" table:formula="of:=(IF([.$A26]*[.F$25]&lt;=[.$B$7];[.$A26]*[.F$25]*[.$B$8];IF(AND([.$A26]*[.F$25]&gt;[.$B$7];[.$A26]*[.F$25]&lt;=[.$C$7]);[.$A26]*[.F$25]*[.$C$8];IF(AND([.$A26]*[.F$25]&gt;[.$C$7];[.$A26]*[.F$25]&lt;[.$D$7]);[.$A26]*[.F$25]*[.$D$8];[.$A26]*[.F$25]*[.$E$8]))))*[.$F$8]" office:value-type="float" office:value="12183.1840870536" calcext:value-type="float">
            <text:p>12.183 </text:p>
          </table:table-cell>
          <table:table-cell table:style-name="ce48" table:formula="of:=(IF([.$A26]*[.G$25]&lt;=[.$B$7];[.$A26]*[.G$25]*[.$B$8];IF(AND([.$A26]*[.G$25]&gt;[.$B$7];[.$A26]*[.G$25]&lt;=[.$C$7]);[.$A26]*[.G$25]*[.$C$8];IF(AND([.$A26]*[.G$25]&gt;[.$C$7];[.$A26]*[.G$25]&lt;[.$D$7]);[.$A26]*[.G$25]*[.$D$8];[.$A26]*[.G$25]*[.$E$8]))))*[.$F$8]" office:value-type="float" office:value="12670.5114505357" calcext:value-type="float">
            <text:p>12.671 </text:p>
          </table:table-cell>
          <table:table-cell table:style-name="ce48" table:formula="of:=(IF([.$A26]*[.H$25]&lt;=[.$B$7];[.$A26]*[.H$25]*[.$B$8];IF(AND([.$A26]*[.H$25]&gt;[.$B$7];[.$A26]*[.H$25]&lt;=[.$C$7]);[.$A26]*[.H$25]*[.$C$8];IF(AND([.$A26]*[.H$25]&gt;[.$C$7];[.$A26]*[.H$25]&lt;[.$D$7]);[.$A26]*[.H$25]*[.$D$8];[.$A26]*[.H$25]*[.$E$8]))))*[.$F$8]" office:value-type="float" office:value="13157.8388140179" calcext:value-type="float">
            <text:p>13.158 </text:p>
          </table:table-cell>
          <table:table-cell table:style-name="ce48" table:formula="of:=(IF([.$A26]*[.I$25]&lt;=[.$B$7];[.$A26]*[.I$25]*[.$B$8];IF(AND([.$A26]*[.I$25]&gt;[.$B$7];[.$A26]*[.I$25]&lt;=[.$C$7]);[.$A26]*[.I$25]*[.$C$8];IF(AND([.$A26]*[.I$25]&gt;[.$C$7];[.$A26]*[.I$25]&lt;[.$D$7]);[.$A26]*[.I$25]*[.$D$8];[.$A26]*[.I$25]*[.$E$8]))))*[.$F$8]" office:value-type="float" office:value="13645.1661775" calcext:value-type="float">
            <text:p>13.645 </text:p>
          </table:table-cell>
          <table:table-cell table:style-name="ce48" table:formula="of:=(IF([.$A26]*[.J$25]&lt;=[.$B$7];[.$A26]*[.J$25]*[.$B$8];IF(AND([.$A26]*[.J$25]&gt;[.$B$7];[.$A26]*[.J$25]&lt;=[.$C$7]);[.$A26]*[.J$25]*[.$C$8];IF(AND([.$A26]*[.J$25]&gt;[.$C$7];[.$A26]*[.J$25]&lt;[.$D$7]);[.$A26]*[.J$25]*[.$D$8];[.$A26]*[.J$25]*[.$E$8]))))*[.$F$8]" office:value-type="float" office:value="14132.4935409821" calcext:value-type="float">
            <text:p>14.132 </text:p>
          </table:table-cell>
          <table:table-cell table:style-name="ce48" table:formula="of:=(IF([.$A26]*[.K$25]&lt;=[.$B$7];[.$A26]*[.K$25]*[.$B$8];IF(AND([.$A26]*[.K$25]&gt;[.$B$7];[.$A26]*[.K$25]&lt;=[.$C$7]);[.$A26]*[.K$25]*[.$C$8];IF(AND([.$A26]*[.K$25]&gt;[.$C$7];[.$A26]*[.K$25]&lt;[.$D$7]);[.$A26]*[.K$25]*[.$D$8];[.$A26]*[.K$25]*[.$E$8]))))*[.$F$8]" office:value-type="float" office:value="14619.8209044643" calcext:value-type="float">
            <text:p>14.620 </text:p>
          </table:table-cell>
          <table:table-cell table:style-name="ce48" table:formula="of:=(IF([.$A26]*[.L$25]&lt;=[.$B$7];[.$A26]*[.L$25]*[.$B$8];IF(AND([.$A26]*[.L$25]&gt;[.$B$7];[.$A26]*[.L$25]&lt;=[.$C$7]);[.$A26]*[.L$25]*[.$C$8];IF(AND([.$A26]*[.L$25]&gt;[.$C$7];[.$A26]*[.L$25]&lt;[.$D$7]);[.$A26]*[.L$25]*[.$D$8];[.$A26]*[.L$25]*[.$E$8]))))*[.$F$8]" office:value-type="float" office:value="15107.1482679464" calcext:value-type="float">
            <text:p>15.107 </text:p>
          </table:table-cell>
          <table:table-cell table:style-name="ce48" table:formula="of:=(IF([.$A26]*[.M$25]&lt;=[.$B$7];[.$A26]*[.M$25]*[.$B$8];IF(AND([.$A26]*[.M$25]&gt;[.$B$7];[.$A26]*[.M$25]&lt;=[.$C$7]);[.$A26]*[.M$25]*[.$C$8];IF(AND([.$A26]*[.M$25]&gt;[.$C$7];[.$A26]*[.M$25]&lt;[.$D$7]);[.$A26]*[.M$25]*[.$D$8];[.$A26]*[.M$25]*[.$E$8]))))*[.$F$8]" office:value-type="float" office:value="15594.4756314286" calcext:value-type="float">
            <text:p>15.594 </text:p>
          </table:table-cell>
          <table:table-cell table:style-name="ce48" table:formula="of:=(IF([.$A26]*[.N$25]&lt;=[.$B$7];[.$A26]*[.N$25]*[.$B$8];IF(AND([.$A26]*[.N$25]&gt;[.$B$7];[.$A26]*[.N$25]&lt;=[.$C$7]);[.$A26]*[.N$25]*[.$C$8];IF(AND([.$A26]*[.N$25]&gt;[.$C$7];[.$A26]*[.N$25]&lt;[.$D$7]);[.$A26]*[.N$25]*[.$D$8];[.$A26]*[.N$25]*[.$E$8]))))*[.$F$8]" office:value-type="float" office:value="16081.8029949107" calcext:value-type="float">
            <text:p>16.082 </text:p>
          </table:table-cell>
          <table:table-cell table:style-name="ce48" table:formula="of:=(IF([.$A26]*[.O$25]&lt;=[.$B$7];[.$A26]*[.O$25]*[.$B$8];IF(AND([.$A26]*[.O$25]&gt;[.$B$7];[.$A26]*[.O$25]&lt;=[.$C$7]);[.$A26]*[.O$25]*[.$C$8];IF(AND([.$A26]*[.O$25]&gt;[.$C$7];[.$A26]*[.O$25]&lt;[.$D$7]);[.$A26]*[.O$25]*[.$D$8];[.$A26]*[.O$25]*[.$E$8]))))*[.$F$8]" office:value-type="float" office:value="16569.1303583928" calcext:value-type="float">
            <text:p>16.569 </text:p>
          </table:table-cell>
          <table:table-cell table:style-name="ce48" table:formula="of:=(IF([.$A26]*[.P$25]&lt;=[.$B$7];[.$A26]*[.P$25]*[.$B$8];IF(AND([.$A26]*[.P$25]&gt;[.$B$7];[.$A26]*[.P$25]&lt;=[.$C$7]);[.$A26]*[.P$25]*[.$C$8];IF(AND([.$A26]*[.P$25]&gt;[.$C$7];[.$A26]*[.P$25]&lt;[.$D$7]);[.$A26]*[.P$25]*[.$D$8];[.$A26]*[.P$25]*[.$E$8]))))*[.$F$8]" office:value-type="float" office:value="17056.457721875" calcext:value-type="float">
            <text:p>17.056 </text:p>
          </table:table-cell>
          <table:table-cell table:style-name="ce48" table:formula="of:=(IF([.$A26]*[.Q$25]&lt;=[.$B$7];[.$A26]*[.Q$25]*[.$B$8];IF(AND([.$A26]*[.Q$25]&gt;[.$B$7];[.$A26]*[.Q$25]&lt;=[.$C$7]);[.$A26]*[.Q$25]*[.$C$8];IF(AND([.$A26]*[.Q$25]&gt;[.$C$7];[.$A26]*[.Q$25]&lt;[.$D$7]);[.$A26]*[.Q$25]*[.$D$8];[.$A26]*[.Q$25]*[.$E$8]))))*[.$F$8]" office:value-type="float" office:value="17543.7850853571" calcext:value-type="float">
            <text:p>17.544 </text:p>
          </table:table-cell>
          <table:table-cell table:style-name="ce48" table:formula="of:=(IF([.$A26]*[.R$25]&lt;=[.$B$7];[.$A26]*[.R$25]*[.$B$8];IF(AND([.$A26]*[.R$25]&gt;[.$B$7];[.$A26]*[.R$25]&lt;=[.$C$7]);[.$A26]*[.R$25]*[.$C$8];IF(AND([.$A26]*[.R$25]&gt;[.$C$7];[.$A26]*[.R$25]&lt;[.$D$7]);[.$A26]*[.R$25]*[.$D$8];[.$A26]*[.R$25]*[.$E$8]))))*[.$F$8]" office:value-type="float" office:value="18031.1124488393" calcext:value-type="float">
            <text:p>18.031 </text:p>
          </table:table-cell>
          <table:table-cell table:style-name="ce43" office:value-type="float" office:value="2" calcext:value-type="float">
            <text:p>2,00 </text:p>
          </table:table-cell>
          <table:table-cell table:number-columns-repeated="45"/>
        </table:table-row>
        <table:table-row table:style-name="ro1">
          <table:table-cell table:style-name="ce43" table:formula="of:=+[.A26]+0.5" office:value-type="float" office:value="2.5" calcext:value-type="float">
            <text:p>2,50 </text:p>
          </table:table-cell>
          <table:table-cell table:style-name="ce54" table:formula="of:=(IF([.$A27]*[.B$25]&lt;=[.$B$7];[.$A27]*[.B$25]*[.$B$8];IF(AND([.$A27]*[.B$25]&gt;[.$B$7];[.$A27]*[.B$25]&lt;=[.$C$7]);[.$A27]*[.B$25]*[.$C$8];IF(AND([.$A27]*[.B$25]&gt;[.$C$7];[.$A27]*[.B$25]&lt;[.$D$7]);[.$A27]*[.B$25]*[.$D$8];[.$A27]*[.B$25]*[.$E$8]))))*[.$F$8]" office:value-type="float" office:value="12792.3432914062" calcext:value-type="float">
            <text:p>12.792 </text:p>
          </table:table-cell>
          <table:table-cell table:style-name="ce54" table:formula="of:=(IF([.$A27]*[.C$25]&lt;=[.$B$7];[.$A27]*[.C$25]*[.$B$8];IF(AND([.$A27]*[.C$25]&gt;[.$B$7];[.$A27]*[.C$25]&lt;=[.$C$7]);[.$A27]*[.C$25]*[.$C$8];IF(AND([.$A27]*[.C$25]&gt;[.$C$7];[.$A27]*[.C$25]&lt;[.$D$7]);[.$A27]*[.C$25]*[.$D$8];[.$A27]*[.C$25]*[.$E$8]))))*[.$F$8]" office:value-type="float" office:value="13401.5024957589" calcext:value-type="float">
            <text:p>13.402 </text:p>
          </table:table-cell>
          <table:table-cell table:style-name="ce54" table:formula="of:=(IF([.$A27]*[.D$25]&lt;=[.$B$7];[.$A27]*[.D$25]*[.$B$8];IF(AND([.$A27]*[.D$25]&gt;[.$B$7];[.$A27]*[.D$25]&lt;=[.$C$7]);[.$A27]*[.D$25]*[.$C$8];IF(AND([.$A27]*[.D$25]&gt;[.$C$7];[.$A27]*[.D$25]&lt;[.$D$7]);[.$A27]*[.D$25]*[.$D$8];[.$A27]*[.D$25]*[.$E$8]))))*[.$F$8]" office:value-type="float" office:value="14010.6617001116" calcext:value-type="float">
            <text:p>14.011 </text:p>
          </table:table-cell>
          <table:table-cell table:style-name="ce54" table:formula="of:=(IF([.$A27]*[.E$25]&lt;=[.$B$7];[.$A27]*[.E$25]*[.$B$8];IF(AND([.$A27]*[.E$25]&gt;[.$B$7];[.$A27]*[.E$25]&lt;=[.$C$7]);[.$A27]*[.E$25]*[.$C$8];IF(AND([.$A27]*[.E$25]&gt;[.$C$7];[.$A27]*[.E$25]&lt;[.$D$7]);[.$A27]*[.E$25]*[.$D$8];[.$A27]*[.E$25]*[.$E$8]))))*[.$F$8]" office:value-type="float" office:value="14619.8209044643" calcext:value-type="float">
            <text:p>14.620 </text:p>
          </table:table-cell>
          <table:table-cell table:style-name="ce54" table:formula="of:=(IF([.$A27]*[.F$25]&lt;=[.$B$7];[.$A27]*[.F$25]*[.$B$8];IF(AND([.$A27]*[.F$25]&gt;[.$B$7];[.$A27]*[.F$25]&lt;=[.$C$7]);[.$A27]*[.F$25]*[.$C$8];IF(AND([.$A27]*[.F$25]&gt;[.$C$7];[.$A27]*[.F$25]&lt;[.$D$7]);[.$A27]*[.F$25]*[.$D$8];[.$A27]*[.F$25]*[.$E$8]))))*[.$F$8]" office:value-type="float" office:value="15228.980108817" calcext:value-type="float">
            <text:p>15.229 </text:p>
          </table:table-cell>
          <table:table-cell table:style-name="ce54" table:formula="of:=(IF([.$A27]*[.G$25]&lt;=[.$B$7];[.$A27]*[.G$25]*[.$B$8];IF(AND([.$A27]*[.G$25]&gt;[.$B$7];[.$A27]*[.G$25]&lt;=[.$C$7]);[.$A27]*[.G$25]*[.$C$8];IF(AND([.$A27]*[.G$25]&gt;[.$C$7];[.$A27]*[.G$25]&lt;[.$D$7]);[.$A27]*[.G$25]*[.$D$8];[.$A27]*[.G$25]*[.$E$8]))))*[.$F$8]" office:value-type="float" office:value="15838.1393131696" calcext:value-type="float">
            <text:p>15.838 </text:p>
          </table:table-cell>
          <table:table-cell table:style-name="ce54" table:formula="of:=(IF([.$A27]*[.H$25]&lt;=[.$B$7];[.$A27]*[.H$25]*[.$B$8];IF(AND([.$A27]*[.H$25]&gt;[.$B$7];[.$A27]*[.H$25]&lt;=[.$C$7]);[.$A27]*[.H$25]*[.$C$8];IF(AND([.$A27]*[.H$25]&gt;[.$C$7];[.$A27]*[.H$25]&lt;[.$D$7]);[.$A27]*[.H$25]*[.$D$8];[.$A27]*[.H$25]*[.$E$8]))))*[.$F$8]" office:value-type="float" office:value="16447.2985175223" calcext:value-type="float">
            <text:p>16.447 </text:p>
          </table:table-cell>
          <table:table-cell table:style-name="ce54" table:formula="of:=(IF([.$A27]*[.I$25]&lt;=[.$B$7];[.$A27]*[.I$25]*[.$B$8];IF(AND([.$A27]*[.I$25]&gt;[.$B$7];[.$A27]*[.I$25]&lt;=[.$C$7]);[.$A27]*[.I$25]*[.$C$8];IF(AND([.$A27]*[.I$25]&gt;[.$C$7];[.$A27]*[.I$25]&lt;[.$D$7]);[.$A27]*[.I$25]*[.$D$8];[.$A27]*[.I$25]*[.$E$8]))))*[.$F$8]" office:value-type="float" office:value="17056.457721875" calcext:value-type="float">
            <text:p>17.056 </text:p>
          </table:table-cell>
          <table:table-cell table:style-name="ce54" table:formula="of:=(IF([.$A27]*[.J$25]&lt;=[.$B$7];[.$A27]*[.J$25]*[.$B$8];IF(AND([.$A27]*[.J$25]&gt;[.$B$7];[.$A27]*[.J$25]&lt;=[.$C$7]);[.$A27]*[.J$25]*[.$C$8];IF(AND([.$A27]*[.J$25]&gt;[.$C$7];[.$A27]*[.J$25]&lt;[.$D$7]);[.$A27]*[.J$25]*[.$D$8];[.$A27]*[.J$25]*[.$E$8]))))*[.$F$8]" office:value-type="float" office:value="17665.6169262277" calcext:value-type="float">
            <text:p>17.666 </text:p>
          </table:table-cell>
          <table:table-cell table:style-name="ce54" table:formula="of:=(IF([.$A27]*[.K$25]&lt;=[.$B$7];[.$A27]*[.K$25]*[.$B$8];IF(AND([.$A27]*[.K$25]&gt;[.$B$7];[.$A27]*[.K$25]&lt;=[.$C$7]);[.$A27]*[.K$25]*[.$C$8];IF(AND([.$A27]*[.K$25]&gt;[.$C$7];[.$A27]*[.K$25]&lt;[.$D$7]);[.$A27]*[.K$25]*[.$D$8];[.$A27]*[.K$25]*[.$E$8]))))*[.$F$8]" office:value-type="float" office:value="18274.7761305803" calcext:value-type="float">
            <text:p>18.275 </text:p>
          </table:table-cell>
          <table:table-cell table:style-name="ce54" table:formula="of:=(IF([.$A27]*[.L$25]&lt;=[.$B$7];[.$A27]*[.L$25]*[.$B$8];IF(AND([.$A27]*[.L$25]&gt;[.$B$7];[.$A27]*[.L$25]&lt;=[.$C$7]);[.$A27]*[.L$25]*[.$C$8];IF(AND([.$A27]*[.L$25]&gt;[.$C$7];[.$A27]*[.L$25]&lt;[.$D$7]);[.$A27]*[.L$25]*[.$D$8];[.$A27]*[.L$25]*[.$E$8]))))*[.$F$8]" office:value-type="float" office:value="18883.935334933" calcext:value-type="float">
            <text:p>18.884 </text:p>
          </table:table-cell>
          <table:table-cell table:style-name="ce54" table:formula="of:=(IF([.$A27]*[.M$25]&lt;=[.$B$7];[.$A27]*[.M$25]*[.$B$8];IF(AND([.$A27]*[.M$25]&gt;[.$B$7];[.$A27]*[.M$25]&lt;=[.$C$7]);[.$A27]*[.M$25]*[.$C$8];IF(AND([.$A27]*[.M$25]&gt;[.$C$7];[.$A27]*[.M$25]&lt;[.$D$7]);[.$A27]*[.M$25]*[.$D$8];[.$A27]*[.M$25]*[.$E$8]))))*[.$F$8]" office:value-type="float" office:value="19493.0945392857" calcext:value-type="float">
            <text:p>19.493 </text:p>
          </table:table-cell>
          <table:table-cell table:style-name="ce54" table:formula="of:=(IF([.$A27]*[.N$25]&lt;=[.$B$7];[.$A27]*[.N$25]*[.$B$8];IF(AND([.$A27]*[.N$25]&gt;[.$B$7];[.$A27]*[.N$25]&lt;=[.$C$7]);[.$A27]*[.N$25]*[.$C$8];IF(AND([.$A27]*[.N$25]&gt;[.$C$7];[.$A27]*[.N$25]&lt;[.$D$7]);[.$A27]*[.N$25]*[.$D$8];[.$A27]*[.N$25]*[.$E$8]))))*[.$F$8]" office:value-type="float" office:value="20102.2537436384" calcext:value-type="float">
            <text:p>20.102 </text:p>
          </table:table-cell>
          <table:table-cell table:style-name="ce54" table:formula="of:=(IF([.$A27]*[.O$25]&lt;=[.$B$7];[.$A27]*[.O$25]*[.$B$8];IF(AND([.$A27]*[.O$25]&gt;[.$B$7];[.$A27]*[.O$25]&lt;=[.$C$7]);[.$A27]*[.O$25]*[.$C$8];IF(AND([.$A27]*[.O$25]&gt;[.$C$7];[.$A27]*[.O$25]&lt;[.$D$7]);[.$A27]*[.O$25]*[.$D$8];[.$A27]*[.O$25]*[.$E$8]))))*[.$F$8]" office:value-type="float" office:value="20711.4129479911" calcext:value-type="float">
            <text:p>20.711 </text:p>
          </table:table-cell>
          <table:table-cell table:style-name="ce54" table:formula="of:=(IF([.$A27]*[.P$25]&lt;=[.$B$7];[.$A27]*[.P$25]*[.$B$8];IF(AND([.$A27]*[.P$25]&gt;[.$B$7];[.$A27]*[.P$25]&lt;=[.$C$7]);[.$A27]*[.P$25]*[.$C$8];IF(AND([.$A27]*[.P$25]&gt;[.$C$7];[.$A27]*[.P$25]&lt;[.$D$7]);[.$A27]*[.P$25]*[.$D$8];[.$A27]*[.P$25]*[.$E$8]))))*[.$F$8]" office:value-type="float" office:value="21320.5721523437" calcext:value-type="float">
            <text:p>21.321 </text:p>
          </table:table-cell>
          <table:table-cell table:style-name="ce54" table:formula="of:=(IF([.$A27]*[.Q$25]&lt;=[.$B$7];[.$A27]*[.Q$25]*[.$B$8];IF(AND([.$A27]*[.Q$25]&gt;[.$B$7];[.$A27]*[.Q$25]&lt;=[.$C$7]);[.$A27]*[.Q$25]*[.$C$8];IF(AND([.$A27]*[.Q$25]&gt;[.$C$7];[.$A27]*[.Q$25]&lt;[.$D$7]);[.$A27]*[.Q$25]*[.$D$8];[.$A27]*[.Q$25]*[.$E$8]))))*[.$F$8]" office:value-type="float" office:value="21929.7313566964" calcext:value-type="float">
            <text:p>21.930 </text:p>
          </table:table-cell>
          <table:table-cell table:style-name="ce54" table:formula="of:=(IF([.$A27]*[.R$25]&lt;=[.$B$7];[.$A27]*[.R$25]*[.$B$8];IF(AND([.$A27]*[.R$25]&gt;[.$B$7];[.$A27]*[.R$25]&lt;=[.$C$7]);[.$A27]*[.R$25]*[.$C$8];IF(AND([.$A27]*[.R$25]&gt;[.$C$7];[.$A27]*[.R$25]&lt;[.$D$7]);[.$A27]*[.R$25]*[.$D$8];[.$A27]*[.R$25]*[.$E$8]))))*[.$F$8]" office:value-type="float" office:value="22538.8905610491" calcext:value-type="float">
            <text:p>22.539 </text:p>
          </table:table-cell>
          <table:table-cell table:style-name="ce43" table:formula="of:=+[.S26]+0.5" office:value-type="float" office:value="2.5" calcext:value-type="float">
            <text:p>2,50 </text:p>
          </table:table-cell>
          <table:table-cell table:number-columns-repeated="45"/>
        </table:table-row>
        <table:table-row table:style-name="ro1">
          <table:table-cell table:style-name="ce44" table:formula="of:=+[.A27]+0.5" office:value-type="float" office:value="3" calcext:value-type="float">
            <text:p>3,00 </text:p>
          </table:table-cell>
          <table:table-cell table:style-name="ce55" table:formula="of:=(IF([.$A28]*[.B$25]&lt;=[.$B$7];[.$A28]*[.B$25]*[.$B$8];IF(AND([.$A28]*[.B$25]&gt;[.$B$7];[.$A28]*[.B$25]&lt;=[.$C$7]);[.$A28]*[.B$25]*[.$C$8];IF(AND([.$A28]*[.B$25]&gt;[.$C$7];[.$A28]*[.B$25]&lt;[.$D$7]);[.$A28]*[.B$25]*[.$D$8];[.$A28]*[.B$25]*[.$E$8]))))*[.$F$8]" office:value-type="float" office:value="15350.8119496875" calcext:value-type="float">
            <text:p>15.351 </text:p>
          </table:table-cell>
          <table:table-cell table:style-name="ce55" table:formula="of:=(IF([.$A28]*[.C$25]&lt;=[.$B$7];[.$A28]*[.C$25]*[.$B$8];IF(AND([.$A28]*[.C$25]&gt;[.$B$7];[.$A28]*[.C$25]&lt;=[.$C$7]);[.$A28]*[.C$25]*[.$C$8];IF(AND([.$A28]*[.C$25]&gt;[.$C$7];[.$A28]*[.C$25]&lt;[.$D$7]);[.$A28]*[.C$25]*[.$D$8];[.$A28]*[.C$25]*[.$E$8]))))*[.$F$8]" office:value-type="float" office:value="16081.8029949107" calcext:value-type="float">
            <text:p>16.082 </text:p>
          </table:table-cell>
          <table:table-cell table:style-name="ce55" table:formula="of:=(IF([.$A28]*[.D$25]&lt;=[.$B$7];[.$A28]*[.D$25]*[.$B$8];IF(AND([.$A28]*[.D$25]&gt;[.$B$7];[.$A28]*[.D$25]&lt;=[.$C$7]);[.$A28]*[.D$25]*[.$C$8];IF(AND([.$A28]*[.D$25]&gt;[.$C$7];[.$A28]*[.D$25]&lt;[.$D$7]);[.$A28]*[.D$25]*[.$D$8];[.$A28]*[.D$25]*[.$E$8]))))*[.$F$8]" office:value-type="float" office:value="16812.7940401339" calcext:value-type="float">
            <text:p>16.813 </text:p>
          </table:table-cell>
          <table:table-cell table:style-name="ce55" table:formula="of:=(IF([.$A28]*[.E$25]&lt;=[.$B$7];[.$A28]*[.E$25]*[.$B$8];IF(AND([.$A28]*[.E$25]&gt;[.$B$7];[.$A28]*[.E$25]&lt;=[.$C$7]);[.$A28]*[.E$25]*[.$C$8];IF(AND([.$A28]*[.E$25]&gt;[.$C$7];[.$A28]*[.E$25]&lt;[.$D$7]);[.$A28]*[.E$25]*[.$D$8];[.$A28]*[.E$25]*[.$E$8]))))*[.$F$8]" office:value-type="float" office:value="17543.7850853571" calcext:value-type="float">
            <text:p>17.544 </text:p>
          </table:table-cell>
          <table:table-cell table:style-name="ce55" table:formula="of:=(IF([.$A28]*[.F$25]&lt;=[.$B$7];[.$A28]*[.F$25]*[.$B$8];IF(AND([.$A28]*[.F$25]&gt;[.$B$7];[.$A28]*[.F$25]&lt;=[.$C$7]);[.$A28]*[.F$25]*[.$C$8];IF(AND([.$A28]*[.F$25]&gt;[.$C$7];[.$A28]*[.F$25]&lt;[.$D$7]);[.$A28]*[.F$25]*[.$D$8];[.$A28]*[.F$25]*[.$E$8]))))*[.$F$8]" office:value-type="float" office:value="18274.7761305803" calcext:value-type="float">
            <text:p>18.275 </text:p>
          </table:table-cell>
          <table:table-cell table:style-name="ce55" table:formula="of:=(IF([.$A28]*[.G$25]&lt;=[.$B$7];[.$A28]*[.G$25]*[.$B$8];IF(AND([.$A28]*[.G$25]&gt;[.$B$7];[.$A28]*[.G$25]&lt;=[.$C$7]);[.$A28]*[.G$25]*[.$C$8];IF(AND([.$A28]*[.G$25]&gt;[.$C$7];[.$A28]*[.G$25]&lt;[.$D$7]);[.$A28]*[.G$25]*[.$D$8];[.$A28]*[.G$25]*[.$E$8]))))*[.$F$8]" office:value-type="float" office:value="19005.7671758036" calcext:value-type="float">
            <text:p>19.006 </text:p>
          </table:table-cell>
          <table:table-cell table:style-name="ce55" table:formula="of:=(IF([.$A28]*[.H$25]&lt;=[.$B$7];[.$A28]*[.H$25]*[.$B$8];IF(AND([.$A28]*[.H$25]&gt;[.$B$7];[.$A28]*[.H$25]&lt;=[.$C$7]);[.$A28]*[.H$25]*[.$C$8];IF(AND([.$A28]*[.H$25]&gt;[.$C$7];[.$A28]*[.H$25]&lt;[.$D$7]);[.$A28]*[.H$25]*[.$D$8];[.$A28]*[.H$25]*[.$E$8]))))*[.$F$8]" office:value-type="float" office:value="19736.7582210268" calcext:value-type="float">
            <text:p>19.737 </text:p>
          </table:table-cell>
          <table:table-cell table:style-name="ce55" table:formula="of:=(IF([.$A28]*[.I$25]&lt;=[.$B$7];[.$A28]*[.I$25]*[.$B$8];IF(AND([.$A28]*[.I$25]&gt;[.$B$7];[.$A28]*[.I$25]&lt;=[.$C$7]);[.$A28]*[.I$25]*[.$C$8];IF(AND([.$A28]*[.I$25]&gt;[.$C$7];[.$A28]*[.I$25]&lt;[.$D$7]);[.$A28]*[.I$25]*[.$D$8];[.$A28]*[.I$25]*[.$E$8]))))*[.$F$8]" office:value-type="float" office:value="20467.74926625" calcext:value-type="float">
            <text:p>20.468 </text:p>
          </table:table-cell>
          <table:table-cell table:style-name="ce55" table:formula="of:=(IF([.$A28]*[.J$25]&lt;=[.$B$7];[.$A28]*[.J$25]*[.$B$8];IF(AND([.$A28]*[.J$25]&gt;[.$B$7];[.$A28]*[.J$25]&lt;=[.$C$7]);[.$A28]*[.J$25]*[.$C$8];IF(AND([.$A28]*[.J$25]&gt;[.$C$7];[.$A28]*[.J$25]&lt;[.$D$7]);[.$A28]*[.J$25]*[.$D$8];[.$A28]*[.J$25]*[.$E$8]))))*[.$F$8]" office:value-type="float" office:value="21198.7403114732" calcext:value-type="float">
            <text:p>21.199 </text:p>
          </table:table-cell>
          <table:table-cell table:style-name="ce55" table:formula="of:=(IF([.$A28]*[.K$25]&lt;=[.$B$7];[.$A28]*[.K$25]*[.$B$8];IF(AND([.$A28]*[.K$25]&gt;[.$B$7];[.$A28]*[.K$25]&lt;=[.$C$7]);[.$A28]*[.K$25]*[.$C$8];IF(AND([.$A28]*[.K$25]&gt;[.$C$7];[.$A28]*[.K$25]&lt;[.$D$7]);[.$A28]*[.K$25]*[.$D$8];[.$A28]*[.K$25]*[.$E$8]))))*[.$F$8]" office:value-type="float" office:value="21929.7313566964" calcext:value-type="float">
            <text:p>21.930 </text:p>
          </table:table-cell>
          <table:table-cell table:style-name="ce55" table:formula="of:=(IF([.$A28]*[.L$25]&lt;=[.$B$7];[.$A28]*[.L$25]*[.$B$8];IF(AND([.$A28]*[.L$25]&gt;[.$B$7];[.$A28]*[.L$25]&lt;=[.$C$7]);[.$A28]*[.L$25]*[.$C$8];IF(AND([.$A28]*[.L$25]&gt;[.$C$7];[.$A28]*[.L$25]&lt;[.$D$7]);[.$A28]*[.L$25]*[.$D$8];[.$A28]*[.L$25]*[.$E$8]))))*[.$F$8]" office:value-type="float" office:value="22660.7224019196" calcext:value-type="float">
            <text:p>22.661 </text:p>
          </table:table-cell>
          <table:table-cell table:style-name="ce55" table:formula="of:=(IF([.$A28]*[.M$25]&lt;=[.$B$7];[.$A28]*[.M$25]*[.$B$8];IF(AND([.$A28]*[.M$25]&gt;[.$B$7];[.$A28]*[.M$25]&lt;=[.$C$7]);[.$A28]*[.M$25]*[.$C$8];IF(AND([.$A28]*[.M$25]&gt;[.$C$7];[.$A28]*[.M$25]&lt;[.$D$7]);[.$A28]*[.M$25]*[.$D$8];[.$A28]*[.M$25]*[.$E$8]))))*[.$F$8]" office:value-type="float" office:value="23391.7134471428" calcext:value-type="float">
            <text:p>23.392 </text:p>
          </table:table-cell>
          <table:table-cell table:style-name="ce55" table:formula="of:=(IF([.$A28]*[.N$25]&lt;=[.$B$7];[.$A28]*[.N$25]*[.$B$8];IF(AND([.$A28]*[.N$25]&gt;[.$B$7];[.$A28]*[.N$25]&lt;=[.$C$7]);[.$A28]*[.N$25]*[.$C$8];IF(AND([.$A28]*[.N$25]&gt;[.$C$7];[.$A28]*[.N$25]&lt;[.$D$7]);[.$A28]*[.N$25]*[.$D$8];[.$A28]*[.N$25]*[.$E$8]))))*[.$F$8]" office:value-type="float" office:value="24122.7044923661" calcext:value-type="float">
            <text:p>24.123 </text:p>
          </table:table-cell>
          <table:table-cell table:style-name="ce55" table:formula="of:=(IF([.$A28]*[.O$25]&lt;=[.$B$7];[.$A28]*[.O$25]*[.$B$8];IF(AND([.$A28]*[.O$25]&gt;[.$B$7];[.$A28]*[.O$25]&lt;=[.$C$7]);[.$A28]*[.O$25]*[.$C$8];IF(AND([.$A28]*[.O$25]&gt;[.$C$7];[.$A28]*[.O$25]&lt;[.$D$7]);[.$A28]*[.O$25]*[.$D$8];[.$A28]*[.O$25]*[.$E$8]))))*[.$F$8]" office:value-type="float" office:value="24853.6955375893" calcext:value-type="float">
            <text:p>24.854 </text:p>
          </table:table-cell>
          <table:table-cell table:style-name="ce55" table:formula="of:=(IF([.$A28]*[.P$25]&lt;=[.$B$7];[.$A28]*[.P$25]*[.$B$8];IF(AND([.$A28]*[.P$25]&gt;[.$B$7];[.$A28]*[.P$25]&lt;=[.$C$7]);[.$A28]*[.P$25]*[.$C$8];IF(AND([.$A28]*[.P$25]&gt;[.$C$7];[.$A28]*[.P$25]&lt;[.$D$7]);[.$A28]*[.P$25]*[.$D$8];[.$A28]*[.P$25]*[.$E$8]))))*[.$F$8]" office:value-type="float" office:value="25584.6865828125" calcext:value-type="float">
            <text:p>25.585 </text:p>
          </table:table-cell>
          <table:table-cell table:style-name="ce55" table:formula="of:=(IF([.$A28]*[.Q$25]&lt;=[.$B$7];[.$A28]*[.Q$25]*[.$B$8];IF(AND([.$A28]*[.Q$25]&gt;[.$B$7];[.$A28]*[.Q$25]&lt;=[.$C$7]);[.$A28]*[.Q$25]*[.$C$8];IF(AND([.$A28]*[.Q$25]&gt;[.$C$7];[.$A28]*[.Q$25]&lt;[.$D$7]);[.$A28]*[.Q$25]*[.$D$8];[.$A28]*[.Q$25]*[.$E$8]))))*[.$F$8]" office:value-type="float" office:value="26315.6776280357" calcext:value-type="float">
            <text:p>26.316 </text:p>
          </table:table-cell>
          <table:table-cell table:style-name="ce55" table:formula="of:=(IF([.$A28]*[.R$25]&lt;=[.$B$7];[.$A28]*[.R$25]*[.$B$8];IF(AND([.$A28]*[.R$25]&gt;[.$B$7];[.$A28]*[.R$25]&lt;=[.$C$7]);[.$A28]*[.R$25]*[.$C$8];IF(AND([.$A28]*[.R$25]&gt;[.$C$7];[.$A28]*[.R$25]&lt;[.$D$7]);[.$A28]*[.R$25]*[.$D$8];[.$A28]*[.R$25]*[.$E$8]))))*[.$F$8]" office:value-type="float" office:value="27046.6686732589" calcext:value-type="float">
            <text:p>27.047 </text:p>
          </table:table-cell>
          <table:table-cell table:style-name="ce44" table:formula="of:=+[.S27]+0.5" office:value-type="float" office:value="3" calcext:value-type="float">
            <text:p>3,00 </text:p>
          </table:table-cell>
          <table:table-cell table:number-columns-repeated="45"/>
        </table:table-row>
        <table:table-row table:style-name="ro1">
          <table:table-cell table:style-name="ce43" table:formula="of:=+[.A28]+0.5" office:value-type="float" office:value="3.5" calcext:value-type="float">
            <text:p>3,50 </text:p>
          </table:table-cell>
          <table:table-cell table:style-name="ce54" table:formula="of:=(IF([.$A29]*[.B$25]&lt;=[.$B$7];[.$A29]*[.B$25]*[.$B$8];IF(AND([.$A29]*[.B$25]&gt;[.$B$7];[.$A29]*[.B$25]&lt;=[.$C$7]);[.$A29]*[.B$25]*[.$C$8];IF(AND([.$A29]*[.B$25]&gt;[.$C$7];[.$A29]*[.B$25]&lt;[.$D$7]);[.$A29]*[.B$25]*[.$D$8];[.$A29]*[.B$25]*[.$E$8]))))*[.$F$8]" office:value-type="float" office:value="17909.2806079687" calcext:value-type="float">
            <text:p>17.909 </text:p>
          </table:table-cell>
          <table:table-cell table:style-name="ce54" table:formula="of:=(IF([.$A29]*[.C$25]&lt;=[.$B$7];[.$A29]*[.C$25]*[.$B$8];IF(AND([.$A29]*[.C$25]&gt;[.$B$7];[.$A29]*[.C$25]&lt;=[.$C$7]);[.$A29]*[.C$25]*[.$C$8];IF(AND([.$A29]*[.C$25]&gt;[.$C$7];[.$A29]*[.C$25]&lt;[.$D$7]);[.$A29]*[.C$25]*[.$D$8];[.$A29]*[.C$25]*[.$E$8]))))*[.$F$8]" office:value-type="float" office:value="18762.1034940625" calcext:value-type="float">
            <text:p>18.762 </text:p>
          </table:table-cell>
          <table:table-cell table:style-name="ce54" table:formula="of:=(IF([.$A29]*[.D$25]&lt;=[.$B$7];[.$A29]*[.D$25]*[.$B$8];IF(AND([.$A29]*[.D$25]&gt;[.$B$7];[.$A29]*[.D$25]&lt;=[.$C$7]);[.$A29]*[.D$25]*[.$C$8];IF(AND([.$A29]*[.D$25]&gt;[.$C$7];[.$A29]*[.D$25]&lt;[.$D$7]);[.$A29]*[.D$25]*[.$D$8];[.$A29]*[.D$25]*[.$E$8]))))*[.$F$8]" office:value-type="float" office:value="19614.9263801562" calcext:value-type="float">
            <text:p>19.615 </text:p>
          </table:table-cell>
          <table:table-cell table:style-name="ce54" table:formula="of:=(IF([.$A29]*[.E$25]&lt;=[.$B$7];[.$A29]*[.E$25]*[.$B$8];IF(AND([.$A29]*[.E$25]&gt;[.$B$7];[.$A29]*[.E$25]&lt;=[.$C$7]);[.$A29]*[.E$25]*[.$C$8];IF(AND([.$A29]*[.E$25]&gt;[.$C$7];[.$A29]*[.E$25]&lt;[.$D$7]);[.$A29]*[.E$25]*[.$D$8];[.$A29]*[.E$25]*[.$E$8]))))*[.$F$8]" office:value-type="float" office:value="20467.74926625" calcext:value-type="float">
            <text:p>20.468 </text:p>
          </table:table-cell>
          <table:table-cell table:style-name="ce54" table:formula="of:=(IF([.$A29]*[.F$25]&lt;=[.$B$7];[.$A29]*[.F$25]*[.$B$8];IF(AND([.$A29]*[.F$25]&gt;[.$B$7];[.$A29]*[.F$25]&lt;=[.$C$7]);[.$A29]*[.F$25]*[.$C$8];IF(AND([.$A29]*[.F$25]&gt;[.$C$7];[.$A29]*[.F$25]&lt;[.$D$7]);[.$A29]*[.F$25]*[.$D$8];[.$A29]*[.F$25]*[.$E$8]))))*[.$F$8]" office:value-type="float" office:value="21320.5721523437" calcext:value-type="float">
            <text:p>21.321 </text:p>
          </table:table-cell>
          <table:table-cell table:style-name="ce54" table:formula="of:=(IF([.$A29]*[.G$25]&lt;=[.$B$7];[.$A29]*[.G$25]*[.$B$8];IF(AND([.$A29]*[.G$25]&gt;[.$B$7];[.$A29]*[.G$25]&lt;=[.$C$7]);[.$A29]*[.G$25]*[.$C$8];IF(AND([.$A29]*[.G$25]&gt;[.$C$7];[.$A29]*[.G$25]&lt;[.$D$7]);[.$A29]*[.G$25]*[.$D$8];[.$A29]*[.G$25]*[.$E$8]))))*[.$F$8]" office:value-type="float" office:value="22173.3950384375" calcext:value-type="float">
            <text:p>22.173 </text:p>
          </table:table-cell>
          <table:table-cell table:style-name="ce54" table:formula="of:=(IF([.$A29]*[.H$25]&lt;=[.$B$7];[.$A29]*[.H$25]*[.$B$8];IF(AND([.$A29]*[.H$25]&gt;[.$B$7];[.$A29]*[.H$25]&lt;=[.$C$7]);[.$A29]*[.H$25]*[.$C$8];IF(AND([.$A29]*[.H$25]&gt;[.$C$7];[.$A29]*[.H$25]&lt;[.$D$7]);[.$A29]*[.H$25]*[.$D$8];[.$A29]*[.H$25]*[.$E$8]))))*[.$F$8]" office:value-type="float" office:value="23026.2179245312" calcext:value-type="float">
            <text:p>23.026 </text:p>
          </table:table-cell>
          <table:table-cell table:style-name="ce54" table:formula="of:=(IF([.$A29]*[.I$25]&lt;=[.$B$7];[.$A29]*[.I$25]*[.$B$8];IF(AND([.$A29]*[.I$25]&gt;[.$B$7];[.$A29]*[.I$25]&lt;=[.$C$7]);[.$A29]*[.I$25]*[.$C$8];IF(AND([.$A29]*[.I$25]&gt;[.$C$7];[.$A29]*[.I$25]&lt;[.$D$7]);[.$A29]*[.I$25]*[.$D$8];[.$A29]*[.I$25]*[.$E$8]))))*[.$F$8]" office:value-type="float" office:value="23879.040810625" calcext:value-type="float">
            <text:p>23.879 </text:p>
          </table:table-cell>
          <table:table-cell table:style-name="ce54" table:formula="of:=(IF([.$A29]*[.J$25]&lt;=[.$B$7];[.$A29]*[.J$25]*[.$B$8];IF(AND([.$A29]*[.J$25]&gt;[.$B$7];[.$A29]*[.J$25]&lt;=[.$C$7]);[.$A29]*[.J$25]*[.$C$8];IF(AND([.$A29]*[.J$25]&gt;[.$C$7];[.$A29]*[.J$25]&lt;[.$D$7]);[.$A29]*[.J$25]*[.$D$8];[.$A29]*[.J$25]*[.$E$8]))))*[.$F$8]" office:value-type="float" office:value="24731.8636967187" calcext:value-type="float">
            <text:p>24.732 </text:p>
          </table:table-cell>
          <table:table-cell table:style-name="ce54" table:formula="of:=(IF([.$A29]*[.K$25]&lt;=[.$B$7];[.$A29]*[.K$25]*[.$B$8];IF(AND([.$A29]*[.K$25]&gt;[.$B$7];[.$A29]*[.K$25]&lt;=[.$C$7]);[.$A29]*[.K$25]*[.$C$8];IF(AND([.$A29]*[.K$25]&gt;[.$C$7];[.$A29]*[.K$25]&lt;[.$D$7]);[.$A29]*[.K$25]*[.$D$8];[.$A29]*[.K$25]*[.$E$8]))))*[.$F$8]" office:value-type="float" office:value="25584.6865828125" calcext:value-type="float">
            <text:p>25.585 </text:p>
          </table:table-cell>
          <table:table-cell table:style-name="ce54" table:formula="of:=(IF([.$A29]*[.L$25]&lt;=[.$B$7];[.$A29]*[.L$25]*[.$B$8];IF(AND([.$A29]*[.L$25]&gt;[.$B$7];[.$A29]*[.L$25]&lt;=[.$C$7]);[.$A29]*[.L$25]*[.$C$8];IF(AND([.$A29]*[.L$25]&gt;[.$C$7];[.$A29]*[.L$25]&lt;[.$D$7]);[.$A29]*[.L$25]*[.$D$8];[.$A29]*[.L$25]*[.$E$8]))))*[.$F$8]" office:value-type="float" office:value="26437.5094689062" calcext:value-type="float">
            <text:p>26.438 </text:p>
          </table:table-cell>
          <table:table-cell table:style-name="ce54" table:formula="of:=(IF([.$A29]*[.M$25]&lt;=[.$B$7];[.$A29]*[.M$25]*[.$B$8];IF(AND([.$A29]*[.M$25]&gt;[.$B$7];[.$A29]*[.M$25]&lt;=[.$C$7]);[.$A29]*[.M$25]*[.$C$8];IF(AND([.$A29]*[.M$25]&gt;[.$C$7];[.$A29]*[.M$25]&lt;[.$D$7]);[.$A29]*[.M$25]*[.$D$8];[.$A29]*[.M$25]*[.$E$8]))))*[.$F$8]" office:value-type="float" office:value="27290.332355" calcext:value-type="float">
            <text:p>27.290 </text:p>
          </table:table-cell>
          <table:table-cell table:style-name="ce54" table:formula="of:=(IF([.$A29]*[.N$25]&lt;=[.$B$7];[.$A29]*[.N$25]*[.$B$8];IF(AND([.$A29]*[.N$25]&gt;[.$B$7];[.$A29]*[.N$25]&lt;=[.$C$7]);[.$A29]*[.N$25]*[.$C$8];IF(AND([.$A29]*[.N$25]&gt;[.$C$7];[.$A29]*[.N$25]&lt;[.$D$7]);[.$A29]*[.N$25]*[.$D$8];[.$A29]*[.N$25]*[.$E$8]))))*[.$F$8]" office:value-type="float" office:value="28143.1552410937" calcext:value-type="float">
            <text:p>28.143 </text:p>
          </table:table-cell>
          <table:table-cell table:style-name="ce54" table:formula="of:=(IF([.$A29]*[.O$25]&lt;=[.$B$7];[.$A29]*[.O$25]*[.$B$8];IF(AND([.$A29]*[.O$25]&gt;[.$B$7];[.$A29]*[.O$25]&lt;=[.$C$7]);[.$A29]*[.O$25]*[.$C$8];IF(AND([.$A29]*[.O$25]&gt;[.$C$7];[.$A29]*[.O$25]&lt;[.$D$7]);[.$A29]*[.O$25]*[.$D$8];[.$A29]*[.O$25]*[.$E$8]))))*[.$F$8]" office:value-type="float" office:value="28995.9781271875" calcext:value-type="float">
            <text:p>28.996 </text:p>
          </table:table-cell>
          <table:table-cell table:style-name="ce54" table:formula="of:=(IF([.$A29]*[.P$25]&lt;=[.$B$7];[.$A29]*[.P$25]*[.$B$8];IF(AND([.$A29]*[.P$25]&gt;[.$B$7];[.$A29]*[.P$25]&lt;=[.$C$7]);[.$A29]*[.P$25]*[.$C$8];IF(AND([.$A29]*[.P$25]&gt;[.$C$7];[.$A29]*[.P$25]&lt;[.$D$7]);[.$A29]*[.P$25]*[.$D$8];[.$A29]*[.P$25]*[.$E$8]))))*[.$F$8]" office:value-type="float" office:value="29848.8010132812" calcext:value-type="float">
            <text:p>29.849 </text:p>
          </table:table-cell>
          <table:table-cell table:style-name="ce54" table:formula="of:=(IF([.$A29]*[.Q$25]&lt;=[.$B$7];[.$A29]*[.Q$25]*[.$B$8];IF(AND([.$A29]*[.Q$25]&gt;[.$B$7];[.$A29]*[.Q$25]&lt;=[.$C$7]);[.$A29]*[.Q$25]*[.$C$8];IF(AND([.$A29]*[.Q$25]&gt;[.$C$7];[.$A29]*[.Q$25]&lt;[.$D$7]);[.$A29]*[.Q$25]*[.$D$8];[.$A29]*[.Q$25]*[.$E$8]))))*[.$F$8]" office:value-type="float" office:value="30701.623899375" calcext:value-type="float">
            <text:p>30.702 </text:p>
          </table:table-cell>
          <table:table-cell table:style-name="ce54" table:formula="of:=(IF([.$A29]*[.R$25]&lt;=[.$B$7];[.$A29]*[.R$25]*[.$B$8];IF(AND([.$A29]*[.R$25]&gt;[.$B$7];[.$A29]*[.R$25]&lt;=[.$C$7]);[.$A29]*[.R$25]*[.$C$8];IF(AND([.$A29]*[.R$25]&gt;[.$C$7];[.$A29]*[.R$25]&lt;[.$D$7]);[.$A29]*[.R$25]*[.$D$8];[.$A29]*[.R$25]*[.$E$8]))))*[.$F$8]" office:value-type="float" office:value="31554.4467854687" calcext:value-type="float">
            <text:p>31.554 </text:p>
          </table:table-cell>
          <table:table-cell table:style-name="ce43" table:formula="of:=+[.S28]+0.5" office:value-type="float" office:value="3.5" calcext:value-type="float">
            <text:p>3,50 </text:p>
          </table:table-cell>
          <table:table-cell table:number-columns-repeated="45"/>
        </table:table-row>
        <table:table-row table:style-name="ro1">
          <table:table-cell table:style-name="ce45" table:formula="of:=+[.A29]+0.5" office:value-type="float" office:value="4" calcext:value-type="float">
            <text:p>4,00 </text:p>
          </table:table-cell>
          <table:table-cell table:style-name="ce56" table:formula="of:=(IF([.$A30]*[.B$25]&lt;=[.$B$7];[.$A30]*[.B$25]*[.$B$8];IF(AND([.$A30]*[.B$25]&gt;[.$B$7];[.$A30]*[.B$25]&lt;=[.$C$7]);[.$A30]*[.B$25]*[.$C$8];IF(AND([.$A30]*[.B$25]&gt;[.$C$7];[.$A30]*[.B$25]&lt;[.$D$7]);[.$A30]*[.B$25]*[.$D$8];[.$A30]*[.B$25]*[.$E$8]))))*[.$F$8]" office:value-type="float" office:value="20467.74926625" calcext:value-type="float">
            <text:p>20.468 </text:p>
          </table:table-cell>
          <table:table-cell table:style-name="ce56" table:formula="of:=(IF([.$A30]*[.C$25]&lt;=[.$B$7];[.$A30]*[.C$25]*[.$B$8];IF(AND([.$A30]*[.C$25]&gt;[.$B$7];[.$A30]*[.C$25]&lt;=[.$C$7]);[.$A30]*[.C$25]*[.$C$8];IF(AND([.$A30]*[.C$25]&gt;[.$C$7];[.$A30]*[.C$25]&lt;[.$D$7]);[.$A30]*[.C$25]*[.$D$8];[.$A30]*[.C$25]*[.$E$8]))))*[.$F$8]" office:value-type="float" office:value="21442.4039932143" calcext:value-type="float">
            <text:p>21.442 </text:p>
          </table:table-cell>
          <table:table-cell table:style-name="ce56" table:formula="of:=(IF([.$A30]*[.D$25]&lt;=[.$B$7];[.$A30]*[.D$25]*[.$B$8];IF(AND([.$A30]*[.D$25]&gt;[.$B$7];[.$A30]*[.D$25]&lt;=[.$C$7]);[.$A30]*[.D$25]*[.$C$8];IF(AND([.$A30]*[.D$25]&gt;[.$C$7];[.$A30]*[.D$25]&lt;[.$D$7]);[.$A30]*[.D$25]*[.$D$8];[.$A30]*[.D$25]*[.$E$8]))))*[.$F$8]" office:value-type="float" office:value="22417.0587201786" calcext:value-type="float">
            <text:p>22.417 </text:p>
          </table:table-cell>
          <table:table-cell table:style-name="ce56" table:formula="of:=(IF([.$A30]*[.E$25]&lt;=[.$B$7];[.$A30]*[.E$25]*[.$B$8];IF(AND([.$A30]*[.E$25]&gt;[.$B$7];[.$A30]*[.E$25]&lt;=[.$C$7]);[.$A30]*[.E$25]*[.$C$8];IF(AND([.$A30]*[.E$25]&gt;[.$C$7];[.$A30]*[.E$25]&lt;[.$D$7]);[.$A30]*[.E$25]*[.$D$8];[.$A30]*[.E$25]*[.$E$8]))))*[.$F$8]" office:value-type="float" office:value="23391.7134471428" calcext:value-type="float">
            <text:p>23.392 </text:p>
          </table:table-cell>
          <table:table-cell table:style-name="ce56" table:formula="of:=(IF([.$A30]*[.F$25]&lt;=[.$B$7];[.$A30]*[.F$25]*[.$B$8];IF(AND([.$A30]*[.F$25]&gt;[.$B$7];[.$A30]*[.F$25]&lt;=[.$C$7]);[.$A30]*[.F$25]*[.$C$8];IF(AND([.$A30]*[.F$25]&gt;[.$C$7];[.$A30]*[.F$25]&lt;[.$D$7]);[.$A30]*[.F$25]*[.$D$8];[.$A30]*[.F$25]*[.$E$8]))))*[.$F$8]" office:value-type="float" office:value="24366.3681741071" calcext:value-type="float">
            <text:p>24.366 </text:p>
          </table:table-cell>
          <table:table-cell table:style-name="ce56" table:formula="of:=(IF([.$A30]*[.G$25]&lt;=[.$B$7];[.$A30]*[.G$25]*[.$B$8];IF(AND([.$A30]*[.G$25]&gt;[.$B$7];[.$A30]*[.G$25]&lt;=[.$C$7]);[.$A30]*[.G$25]*[.$C$8];IF(AND([.$A30]*[.G$25]&gt;[.$C$7];[.$A30]*[.G$25]&lt;[.$D$7]);[.$A30]*[.G$25]*[.$D$8];[.$A30]*[.G$25]*[.$E$8]))))*[.$F$8]" office:value-type="float" office:value="25341.0229010714" calcext:value-type="float">
            <text:p>25.341 </text:p>
          </table:table-cell>
          <table:table-cell table:style-name="ce56" table:formula="of:=(IF([.$A30]*[.H$25]&lt;=[.$B$7];[.$A30]*[.H$25]*[.$B$8];IF(AND([.$A30]*[.H$25]&gt;[.$B$7];[.$A30]*[.H$25]&lt;=[.$C$7]);[.$A30]*[.H$25]*[.$C$8];IF(AND([.$A30]*[.H$25]&gt;[.$C$7];[.$A30]*[.H$25]&lt;[.$D$7]);[.$A30]*[.H$25]*[.$D$8];[.$A30]*[.H$25]*[.$E$8]))))*[.$F$8]" office:value-type="float" office:value="26315.6776280357" calcext:value-type="float">
            <text:p>26.316 </text:p>
          </table:table-cell>
          <table:table-cell table:style-name="ce56" table:formula="of:=(IF([.$A30]*[.I$25]&lt;=[.$B$7];[.$A30]*[.I$25]*[.$B$8];IF(AND([.$A30]*[.I$25]&gt;[.$B$7];[.$A30]*[.I$25]&lt;=[.$C$7]);[.$A30]*[.I$25]*[.$C$8];IF(AND([.$A30]*[.I$25]&gt;[.$C$7];[.$A30]*[.I$25]&lt;[.$D$7]);[.$A30]*[.I$25]*[.$D$8];[.$A30]*[.I$25]*[.$E$8]))))*[.$F$8]" office:value-type="float" office:value="27290.332355" calcext:value-type="float">
            <text:p>27.290 </text:p>
          </table:table-cell>
          <table:table-cell table:style-name="ce56" table:formula="of:=(IF([.$A30]*[.J$25]&lt;=[.$B$7];[.$A30]*[.J$25]*[.$B$8];IF(AND([.$A30]*[.J$25]&gt;[.$B$7];[.$A30]*[.J$25]&lt;=[.$C$7]);[.$A30]*[.J$25]*[.$C$8];IF(AND([.$A30]*[.J$25]&gt;[.$C$7];[.$A30]*[.J$25]&lt;[.$D$7]);[.$A30]*[.J$25]*[.$D$8];[.$A30]*[.J$25]*[.$E$8]))))*[.$F$8]" office:value-type="float" office:value="28264.9870819643" calcext:value-type="float">
            <text:p>28.265 </text:p>
          </table:table-cell>
          <table:table-cell table:style-name="ce56" table:formula="of:=(IF([.$A30]*[.K$25]&lt;=[.$B$7];[.$A30]*[.K$25]*[.$B$8];IF(AND([.$A30]*[.K$25]&gt;[.$B$7];[.$A30]*[.K$25]&lt;=[.$C$7]);[.$A30]*[.K$25]*[.$C$8];IF(AND([.$A30]*[.K$25]&gt;[.$C$7];[.$A30]*[.K$25]&lt;[.$D$7]);[.$A30]*[.K$25]*[.$D$8];[.$A30]*[.K$25]*[.$E$8]))))*[.$F$8]" office:value-type="float" office:value="29239.6418089286" calcext:value-type="float">
            <text:p>29.240 </text:p>
          </table:table-cell>
          <table:table-cell table:style-name="ce56" table:formula="of:=(IF([.$A30]*[.L$25]&lt;=[.$B$7];[.$A30]*[.L$25]*[.$B$8];IF(AND([.$A30]*[.L$25]&gt;[.$B$7];[.$A30]*[.L$25]&lt;=[.$C$7]);[.$A30]*[.L$25]*[.$C$8];IF(AND([.$A30]*[.L$25]&gt;[.$C$7];[.$A30]*[.L$25]&lt;[.$D$7]);[.$A30]*[.L$25]*[.$D$8];[.$A30]*[.L$25]*[.$E$8]))))*[.$F$8]" office:value-type="float" office:value="30214.2965358928" calcext:value-type="float">
            <text:p>30.214 </text:p>
          </table:table-cell>
          <table:table-cell table:style-name="ce56" table:formula="of:=(IF([.$A30]*[.M$25]&lt;=[.$B$7];[.$A30]*[.M$25]*[.$B$8];IF(AND([.$A30]*[.M$25]&gt;[.$B$7];[.$A30]*[.M$25]&lt;=[.$C$7]);[.$A30]*[.M$25]*[.$C$8];IF(AND([.$A30]*[.M$25]&gt;[.$C$7];[.$A30]*[.M$25]&lt;[.$D$7]);[.$A30]*[.M$25]*[.$D$8];[.$A30]*[.M$25]*[.$E$8]))))*[.$F$8]" office:value-type="float" office:value="31188.9512628571" calcext:value-type="float">
            <text:p>31.189 </text:p>
          </table:table-cell>
          <table:table-cell table:style-name="ce56" table:formula="of:=(IF([.$A30]*[.N$25]&lt;=[.$B$7];[.$A30]*[.N$25]*[.$B$8];IF(AND([.$A30]*[.N$25]&gt;[.$B$7];[.$A30]*[.N$25]&lt;=[.$C$7]);[.$A30]*[.N$25]*[.$C$8];IF(AND([.$A30]*[.N$25]&gt;[.$C$7];[.$A30]*[.N$25]&lt;[.$D$7]);[.$A30]*[.N$25]*[.$D$8];[.$A30]*[.N$25]*[.$E$8]))))*[.$F$8]" office:value-type="float" office:value="32163.6059898214" calcext:value-type="float">
            <text:p>32.164 </text:p>
          </table:table-cell>
          <table:table-cell table:style-name="ce56" table:formula="of:=(IF([.$A30]*[.O$25]&lt;=[.$B$7];[.$A30]*[.O$25]*[.$B$8];IF(AND([.$A30]*[.O$25]&gt;[.$B$7];[.$A30]*[.O$25]&lt;=[.$C$7]);[.$A30]*[.O$25]*[.$C$8];IF(AND([.$A30]*[.O$25]&gt;[.$C$7];[.$A30]*[.O$25]&lt;[.$D$7]);[.$A30]*[.O$25]*[.$D$8];[.$A30]*[.O$25]*[.$E$8]))))*[.$F$8]" office:value-type="float" office:value="33138.2607167857" calcext:value-type="float">
            <text:p>33.138 </text:p>
          </table:table-cell>
          <table:table-cell table:style-name="ce56" table:formula="of:=(IF([.$A30]*[.P$25]&lt;=[.$B$7];[.$A30]*[.P$25]*[.$B$8];IF(AND([.$A30]*[.P$25]&gt;[.$B$7];[.$A30]*[.P$25]&lt;=[.$C$7]);[.$A30]*[.P$25]*[.$C$8];IF(AND([.$A30]*[.P$25]&gt;[.$C$7];[.$A30]*[.P$25]&lt;[.$D$7]);[.$A30]*[.P$25]*[.$D$8];[.$A30]*[.P$25]*[.$E$8]))))*[.$F$8]" office:value-type="float" office:value="34112.91544375" calcext:value-type="float">
            <text:p>34.113 </text:p>
          </table:table-cell>
          <table:table-cell table:style-name="ce56" table:formula="of:=(IF([.$A30]*[.Q$25]&lt;=[.$B$7];[.$A30]*[.Q$25]*[.$B$8];IF(AND([.$A30]*[.Q$25]&gt;[.$B$7];[.$A30]*[.Q$25]&lt;=[.$C$7]);[.$A30]*[.Q$25]*[.$C$8];IF(AND([.$A30]*[.Q$25]&gt;[.$C$7];[.$A30]*[.Q$25]&lt;[.$D$7]);[.$A30]*[.Q$25]*[.$D$8];[.$A30]*[.Q$25]*[.$E$8]))))*[.$F$8]" office:value-type="float" office:value="35087.5701707143" calcext:value-type="float">
            <text:p>35.088 </text:p>
          </table:table-cell>
          <table:table-cell table:style-name="ce56" table:formula="of:=(IF([.$A30]*[.R$25]&lt;=[.$B$7];[.$A30]*[.R$25]*[.$B$8];IF(AND([.$A30]*[.R$25]&gt;[.$B$7];[.$A30]*[.R$25]&lt;=[.$C$7]);[.$A30]*[.R$25]*[.$C$8];IF(AND([.$A30]*[.R$25]&gt;[.$C$7];[.$A30]*[.R$25]&lt;[.$D$7]);[.$A30]*[.R$25]*[.$D$8];[.$A30]*[.R$25]*[.$E$8]))))*[.$F$8]" office:value-type="float" office:value="36062.2248976785" calcext:value-type="float">
            <text:p>36.062 </text:p>
          </table:table-cell>
          <table:table-cell table:style-name="ce45" table:formula="of:=+[.S29]+0.5" office:value-type="float" office:value="4" calcext:value-type="float">
            <text:p>4,00 </text:p>
          </table:table-cell>
          <table:table-cell table:number-columns-repeated="45"/>
        </table:table-row>
        <table:table-row table:style-name="ro1">
          <table:table-cell table:style-name="ce43" table:formula="of:=+[.A30]+0.5" office:value-type="float" office:value="4.5" calcext:value-type="float">
            <text:p>4,50 </text:p>
          </table:table-cell>
          <table:table-cell table:style-name="ce54" table:formula="of:=(IF([.$A31]*[.B$25]&lt;=[.$B$7];[.$A31]*[.B$25]*[.$B$8];IF(AND([.$A31]*[.B$25]&gt;[.$B$7];[.$A31]*[.B$25]&lt;=[.$C$7]);[.$A31]*[.B$25]*[.$C$8];IF(AND([.$A31]*[.B$25]&gt;[.$C$7];[.$A31]*[.B$25]&lt;[.$D$7]);[.$A31]*[.B$25]*[.$D$8];[.$A31]*[.B$25]*[.$E$8]))))*[.$F$8]" office:value-type="float" office:value="23026.2179245312" calcext:value-type="float">
            <text:p>23.026 </text:p>
          </table:table-cell>
          <table:table-cell table:style-name="ce54" table:formula="of:=(IF([.$A31]*[.C$25]&lt;=[.$B$7];[.$A31]*[.C$25]*[.$B$8];IF(AND([.$A31]*[.C$25]&gt;[.$B$7];[.$A31]*[.C$25]&lt;=[.$C$7]);[.$A31]*[.C$25]*[.$C$8];IF(AND([.$A31]*[.C$25]&gt;[.$C$7];[.$A31]*[.C$25]&lt;[.$D$7]);[.$A31]*[.C$25]*[.$D$8];[.$A31]*[.C$25]*[.$E$8]))))*[.$F$8]" office:value-type="float" office:value="24122.7044923661" calcext:value-type="float">
            <text:p>24.123 </text:p>
          </table:table-cell>
          <table:table-cell table:style-name="ce54" table:formula="of:=(IF([.$A31]*[.D$25]&lt;=[.$B$7];[.$A31]*[.D$25]*[.$B$8];IF(AND([.$A31]*[.D$25]&gt;[.$B$7];[.$A31]*[.D$25]&lt;=[.$C$7]);[.$A31]*[.D$25]*[.$C$8];IF(AND([.$A31]*[.D$25]&gt;[.$C$7];[.$A31]*[.D$25]&lt;[.$D$7]);[.$A31]*[.D$25]*[.$D$8];[.$A31]*[.D$25]*[.$E$8]))))*[.$F$8]" office:value-type="float" office:value="25219.1910602009" calcext:value-type="float">
            <text:p>25.219 </text:p>
          </table:table-cell>
          <table:table-cell table:style-name="ce54" table:formula="of:=(IF([.$A31]*[.E$25]&lt;=[.$B$7];[.$A31]*[.E$25]*[.$B$8];IF(AND([.$A31]*[.E$25]&gt;[.$B$7];[.$A31]*[.E$25]&lt;=[.$C$7]);[.$A31]*[.E$25]*[.$C$8];IF(AND([.$A31]*[.E$25]&gt;[.$C$7];[.$A31]*[.E$25]&lt;[.$D$7]);[.$A31]*[.E$25]*[.$D$8];[.$A31]*[.E$25]*[.$E$8]))))*[.$F$8]" office:value-type="float" office:value="26315.6776280357" calcext:value-type="float">
            <text:p>26.316 </text:p>
          </table:table-cell>
          <table:table-cell table:style-name="ce54" table:formula="of:=(IF([.$A31]*[.F$25]&lt;=[.$B$7];[.$A31]*[.F$25]*[.$B$8];IF(AND([.$A31]*[.F$25]&gt;[.$B$7];[.$A31]*[.F$25]&lt;=[.$C$7]);[.$A31]*[.F$25]*[.$C$8];IF(AND([.$A31]*[.F$25]&gt;[.$C$7];[.$A31]*[.F$25]&lt;[.$D$7]);[.$A31]*[.F$25]*[.$D$8];[.$A31]*[.F$25]*[.$E$8]))))*[.$F$8]" office:value-type="float" office:value="27412.1641958705" calcext:value-type="float">
            <text:p>27.412 </text:p>
          </table:table-cell>
          <table:table-cell table:style-name="ce54" table:formula="of:=(IF([.$A31]*[.G$25]&lt;=[.$B$7];[.$A31]*[.G$25]*[.$B$8];IF(AND([.$A31]*[.G$25]&gt;[.$B$7];[.$A31]*[.G$25]&lt;=[.$C$7]);[.$A31]*[.G$25]*[.$C$8];IF(AND([.$A31]*[.G$25]&gt;[.$C$7];[.$A31]*[.G$25]&lt;[.$D$7]);[.$A31]*[.G$25]*[.$D$8];[.$A31]*[.G$25]*[.$E$8]))))*[.$F$8]" office:value-type="float" office:value="28508.6507637053" calcext:value-type="float">
            <text:p>28.509 </text:p>
          </table:table-cell>
          <table:table-cell table:style-name="ce54" table:formula="of:=(IF([.$A31]*[.H$25]&lt;=[.$B$7];[.$A31]*[.H$25]*[.$B$8];IF(AND([.$A31]*[.H$25]&gt;[.$B$7];[.$A31]*[.H$25]&lt;=[.$C$7]);[.$A31]*[.H$25]*[.$C$8];IF(AND([.$A31]*[.H$25]&gt;[.$C$7];[.$A31]*[.H$25]&lt;[.$D$7]);[.$A31]*[.H$25]*[.$D$8];[.$A31]*[.H$25]*[.$E$8]))))*[.$F$8]" office:value-type="float" office:value="29605.1373315402" calcext:value-type="float">
            <text:p>29.605 </text:p>
          </table:table-cell>
          <table:table-cell table:style-name="ce54" table:formula="of:=(IF([.$A31]*[.I$25]&lt;=[.$B$7];[.$A31]*[.I$25]*[.$B$8];IF(AND([.$A31]*[.I$25]&gt;[.$B$7];[.$A31]*[.I$25]&lt;=[.$C$7]);[.$A31]*[.I$25]*[.$C$8];IF(AND([.$A31]*[.I$25]&gt;[.$C$7];[.$A31]*[.I$25]&lt;[.$D$7]);[.$A31]*[.I$25]*[.$D$8];[.$A31]*[.I$25]*[.$E$8]))))*[.$F$8]" office:value-type="float" office:value="30701.623899375" calcext:value-type="float">
            <text:p>30.702 </text:p>
          </table:table-cell>
          <table:table-cell table:style-name="ce54" table:formula="of:=(IF([.$A31]*[.J$25]&lt;=[.$B$7];[.$A31]*[.J$25]*[.$B$8];IF(AND([.$A31]*[.J$25]&gt;[.$B$7];[.$A31]*[.J$25]&lt;=[.$C$7]);[.$A31]*[.J$25]*[.$C$8];IF(AND([.$A31]*[.J$25]&gt;[.$C$7];[.$A31]*[.J$25]&lt;[.$D$7]);[.$A31]*[.J$25]*[.$D$8];[.$A31]*[.J$25]*[.$E$8]))))*[.$F$8]" office:value-type="float" office:value="31798.1104672098" calcext:value-type="float">
            <text:p>31.798 </text:p>
          </table:table-cell>
          <table:table-cell table:style-name="ce54" table:formula="of:=(IF([.$A31]*[.K$25]&lt;=[.$B$7];[.$A31]*[.K$25]*[.$B$8];IF(AND([.$A31]*[.K$25]&gt;[.$B$7];[.$A31]*[.K$25]&lt;=[.$C$7]);[.$A31]*[.K$25]*[.$C$8];IF(AND([.$A31]*[.K$25]&gt;[.$C$7];[.$A31]*[.K$25]&lt;[.$D$7]);[.$A31]*[.K$25]*[.$D$8];[.$A31]*[.K$25]*[.$E$8]))))*[.$F$8]" office:value-type="float" office:value="32894.5970350446" calcext:value-type="float">
            <text:p>32.895 </text:p>
          </table:table-cell>
          <table:table-cell table:style-name="ce54" table:formula="of:=(IF([.$A31]*[.L$25]&lt;=[.$B$7];[.$A31]*[.L$25]*[.$B$8];IF(AND([.$A31]*[.L$25]&gt;[.$B$7];[.$A31]*[.L$25]&lt;=[.$C$7]);[.$A31]*[.L$25]*[.$C$8];IF(AND([.$A31]*[.L$25]&gt;[.$C$7];[.$A31]*[.L$25]&lt;[.$D$7]);[.$A31]*[.L$25]*[.$D$8];[.$A31]*[.L$25]*[.$E$8]))))*[.$F$8]" office:value-type="float" office:value="33991.0836028794" calcext:value-type="float">
            <text:p>33.991 </text:p>
          </table:table-cell>
          <table:table-cell table:style-name="ce54" table:formula="of:=(IF([.$A31]*[.M$25]&lt;=[.$B$7];[.$A31]*[.M$25]*[.$B$8];IF(AND([.$A31]*[.M$25]&gt;[.$B$7];[.$A31]*[.M$25]&lt;=[.$C$7]);[.$A31]*[.M$25]*[.$C$8];IF(AND([.$A31]*[.M$25]&gt;[.$C$7];[.$A31]*[.M$25]&lt;[.$D$7]);[.$A31]*[.M$25]*[.$D$8];[.$A31]*[.M$25]*[.$E$8]))))*[.$F$8]" office:value-type="float" office:value="35087.5701707143" calcext:value-type="float">
            <text:p>35.088 </text:p>
          </table:table-cell>
          <table:table-cell table:style-name="ce54" table:formula="of:=(IF([.$A31]*[.N$25]&lt;=[.$B$7];[.$A31]*[.N$25]*[.$B$8];IF(AND([.$A31]*[.N$25]&gt;[.$B$7];[.$A31]*[.N$25]&lt;=[.$C$7]);[.$A31]*[.N$25]*[.$C$8];IF(AND([.$A31]*[.N$25]&gt;[.$C$7];[.$A31]*[.N$25]&lt;[.$D$7]);[.$A31]*[.N$25]*[.$D$8];[.$A31]*[.N$25]*[.$E$8]))))*[.$F$8]" office:value-type="float" office:value="36184.0567385491" calcext:value-type="float">
            <text:p>36.184 </text:p>
          </table:table-cell>
          <table:table-cell table:style-name="ce54" table:formula="of:=(IF([.$A31]*[.O$25]&lt;=[.$B$7];[.$A31]*[.O$25]*[.$B$8];IF(AND([.$A31]*[.O$25]&gt;[.$B$7];[.$A31]*[.O$25]&lt;=[.$C$7]);[.$A31]*[.O$25]*[.$C$8];IF(AND([.$A31]*[.O$25]&gt;[.$C$7];[.$A31]*[.O$25]&lt;[.$D$7]);[.$A31]*[.O$25]*[.$D$8];[.$A31]*[.O$25]*[.$E$8]))))*[.$F$8]" office:value-type="float" office:value="37280.5433063839" calcext:value-type="float">
            <text:p>37.281 </text:p>
          </table:table-cell>
          <table:table-cell table:style-name="ce54" table:formula="of:=(IF([.$A31]*[.P$25]&lt;=[.$B$7];[.$A31]*[.P$25]*[.$B$8];IF(AND([.$A31]*[.P$25]&gt;[.$B$7];[.$A31]*[.P$25]&lt;=[.$C$7]);[.$A31]*[.P$25]*[.$C$8];IF(AND([.$A31]*[.P$25]&gt;[.$C$7];[.$A31]*[.P$25]&lt;[.$D$7]);[.$A31]*[.P$25]*[.$D$8];[.$A31]*[.P$25]*[.$E$8]))))*[.$F$8]" office:value-type="float" office:value="38377.0298742187" calcext:value-type="float">
            <text:p>38.377 </text:p>
          </table:table-cell>
          <table:table-cell table:style-name="ce54" table:formula="of:=(IF([.$A31]*[.Q$25]&lt;=[.$B$7];[.$A31]*[.Q$25]*[.$B$8];IF(AND([.$A31]*[.Q$25]&gt;[.$B$7];[.$A31]*[.Q$25]&lt;=[.$C$7]);[.$A31]*[.Q$25]*[.$C$8];IF(AND([.$A31]*[.Q$25]&gt;[.$C$7];[.$A31]*[.Q$25]&lt;[.$D$7]);[.$A31]*[.Q$25]*[.$D$8];[.$A31]*[.Q$25]*[.$E$8]))))*[.$F$8]" office:value-type="float" office:value="39473.5164420536" calcext:value-type="float">
            <text:p>39.474 </text:p>
          </table:table-cell>
          <table:table-cell table:style-name="ce54" table:formula="of:=(IF([.$A31]*[.R$25]&lt;=[.$B$7];[.$A31]*[.R$25]*[.$B$8];IF(AND([.$A31]*[.R$25]&gt;[.$B$7];[.$A31]*[.R$25]&lt;=[.$C$7]);[.$A31]*[.R$25]*[.$C$8];IF(AND([.$A31]*[.R$25]&gt;[.$C$7];[.$A31]*[.R$25]&lt;[.$D$7]);[.$A31]*[.R$25]*[.$D$8];[.$A31]*[.R$25]*[.$E$8]))))*[.$F$8]" office:value-type="float" office:value="40570.0030098884" calcext:value-type="float">
            <text:p>40.570 </text:p>
          </table:table-cell>
          <table:table-cell table:style-name="ce43" table:formula="of:=+[.S30]+0.5" office:value-type="float" office:value="4.5" calcext:value-type="float">
            <text:p>4,50 </text:p>
          </table:table-cell>
          <table:table-cell table:number-columns-repeated="45"/>
        </table:table-row>
        <table:table-row table:style-name="ro1">
          <table:table-cell table:style-name="ce46" table:formula="of:=+[.A31]+0.5" office:value-type="float" office:value="5" calcext:value-type="float">
            <text:p>5,00 </text:p>
          </table:table-cell>
          <table:table-cell table:style-name="ce57" table:formula="of:=(IF([.$A32]*[.B$25]&lt;=[.$B$7];[.$A32]*[.B$25]*[.$B$8];IF(AND([.$A32]*[.B$25]&gt;[.$B$7];[.$A32]*[.B$25]&lt;=[.$C$7]);[.$A32]*[.B$25]*[.$C$8];IF(AND([.$A32]*[.B$25]&gt;[.$C$7];[.$A32]*[.B$25]&lt;[.$D$7]);[.$A32]*[.B$25]*[.$D$8];[.$A32]*[.B$25]*[.$E$8]))))*[.$F$8]" office:value-type="float" office:value="25584.6865828125" calcext:value-type="float">
            <text:p>25.585 </text:p>
          </table:table-cell>
          <table:table-cell table:style-name="ce57" table:formula="of:=(IF([.$A32]*[.C$25]&lt;=[.$B$7];[.$A32]*[.C$25]*[.$B$8];IF(AND([.$A32]*[.C$25]&gt;[.$B$7];[.$A32]*[.C$25]&lt;=[.$C$7]);[.$A32]*[.C$25]*[.$C$8];IF(AND([.$A32]*[.C$25]&gt;[.$C$7];[.$A32]*[.C$25]&lt;[.$D$7]);[.$A32]*[.C$25]*[.$D$8];[.$A32]*[.C$25]*[.$E$8]))))*[.$F$8]" office:value-type="float" office:value="26803.0049915178" calcext:value-type="float">
            <text:p>26.803 </text:p>
          </table:table-cell>
          <table:table-cell table:style-name="ce57" table:formula="of:=(IF([.$A32]*[.D$25]&lt;=[.$B$7];[.$A32]*[.D$25]*[.$B$8];IF(AND([.$A32]*[.D$25]&gt;[.$B$7];[.$A32]*[.D$25]&lt;=[.$C$7]);[.$A32]*[.D$25]*[.$C$8];IF(AND([.$A32]*[.D$25]&gt;[.$C$7];[.$A32]*[.D$25]&lt;[.$D$7]);[.$A32]*[.D$25]*[.$D$8];[.$A32]*[.D$25]*[.$E$8]))))*[.$F$8]" office:value-type="float" office:value="28021.3234002232" calcext:value-type="float">
            <text:p>28.021 </text:p>
          </table:table-cell>
          <table:table-cell table:style-name="ce57" table:formula="of:=(IF([.$A32]*[.E$25]&lt;=[.$B$7];[.$A32]*[.E$25]*[.$B$8];IF(AND([.$A32]*[.E$25]&gt;[.$B$7];[.$A32]*[.E$25]&lt;=[.$C$7]);[.$A32]*[.E$25]*[.$C$8];IF(AND([.$A32]*[.E$25]&gt;[.$C$7];[.$A32]*[.E$25]&lt;[.$D$7]);[.$A32]*[.E$25]*[.$D$8];[.$A32]*[.E$25]*[.$E$8]))))*[.$F$8]" office:value-type="float" office:value="29239.6418089286" calcext:value-type="float">
            <text:p>29.240 </text:p>
          </table:table-cell>
          <table:table-cell table:style-name="ce57" table:formula="of:=(IF([.$A32]*[.F$25]&lt;=[.$B$7];[.$A32]*[.F$25]*[.$B$8];IF(AND([.$A32]*[.F$25]&gt;[.$B$7];[.$A32]*[.F$25]&lt;=[.$C$7]);[.$A32]*[.F$25]*[.$C$8];IF(AND([.$A32]*[.F$25]&gt;[.$C$7];[.$A32]*[.F$25]&lt;[.$D$7]);[.$A32]*[.F$25]*[.$D$8];[.$A32]*[.F$25]*[.$E$8]))))*[.$F$8]" office:value-type="float" office:value="30457.9602176339" calcext:value-type="float">
            <text:p>30.458 </text:p>
          </table:table-cell>
          <table:table-cell table:style-name="ce57" table:formula="of:=(IF([.$A32]*[.G$25]&lt;=[.$B$7];[.$A32]*[.G$25]*[.$B$8];IF(AND([.$A32]*[.G$25]&gt;[.$B$7];[.$A32]*[.G$25]&lt;=[.$C$7]);[.$A32]*[.G$25]*[.$C$8];IF(AND([.$A32]*[.G$25]&gt;[.$C$7];[.$A32]*[.G$25]&lt;[.$D$7]);[.$A32]*[.G$25]*[.$D$8];[.$A32]*[.G$25]*[.$E$8]))))*[.$F$8]" office:value-type="float" office:value="31676.2786263393" calcext:value-type="float">
            <text:p>31.676 </text:p>
          </table:table-cell>
          <table:table-cell table:style-name="ce57" table:formula="of:=(IF([.$A32]*[.H$25]&lt;=[.$B$7];[.$A32]*[.H$25]*[.$B$8];IF(AND([.$A32]*[.H$25]&gt;[.$B$7];[.$A32]*[.H$25]&lt;=[.$C$7]);[.$A32]*[.H$25]*[.$C$8];IF(AND([.$A32]*[.H$25]&gt;[.$C$7];[.$A32]*[.H$25]&lt;[.$D$7]);[.$A32]*[.H$25]*[.$D$8];[.$A32]*[.H$25]*[.$E$8]))))*[.$F$8]" office:value-type="float" office:value="32894.5970350446" calcext:value-type="float">
            <text:p>32.895 </text:p>
          </table:table-cell>
          <table:table-cell table:style-name="ce57" table:formula="of:=(IF([.$A32]*[.I$25]&lt;=[.$B$7];[.$A32]*[.I$25]*[.$B$8];IF(AND([.$A32]*[.I$25]&gt;[.$B$7];[.$A32]*[.I$25]&lt;=[.$C$7]);[.$A32]*[.I$25]*[.$C$8];IF(AND([.$A32]*[.I$25]&gt;[.$C$7];[.$A32]*[.I$25]&lt;[.$D$7]);[.$A32]*[.I$25]*[.$D$8];[.$A32]*[.I$25]*[.$E$8]))))*[.$F$8]" office:value-type="float" office:value="34112.91544375" calcext:value-type="float">
            <text:p>34.113 </text:p>
          </table:table-cell>
          <table:table-cell table:style-name="ce57" table:formula="of:=(IF([.$A32]*[.J$25]&lt;=[.$B$7];[.$A32]*[.J$25]*[.$B$8];IF(AND([.$A32]*[.J$25]&gt;[.$B$7];[.$A32]*[.J$25]&lt;=[.$C$7]);[.$A32]*[.J$25]*[.$C$8];IF(AND([.$A32]*[.J$25]&gt;[.$C$7];[.$A32]*[.J$25]&lt;[.$D$7]);[.$A32]*[.J$25]*[.$D$8];[.$A32]*[.J$25]*[.$E$8]))))*[.$F$8]" office:value-type="float" office:value="35331.2338524553" calcext:value-type="float">
            <text:p>35.331 </text:p>
          </table:table-cell>
          <table:table-cell table:style-name="ce57" table:formula="of:=(IF([.$A32]*[.K$25]&lt;=[.$B$7];[.$A32]*[.K$25]*[.$B$8];IF(AND([.$A32]*[.K$25]&gt;[.$B$7];[.$A32]*[.K$25]&lt;=[.$C$7]);[.$A32]*[.K$25]*[.$C$8];IF(AND([.$A32]*[.K$25]&gt;[.$C$7];[.$A32]*[.K$25]&lt;[.$D$7]);[.$A32]*[.K$25]*[.$D$8];[.$A32]*[.K$25]*[.$E$8]))))*[.$F$8]" office:value-type="float" office:value="36549.5522611607" calcext:value-type="float">
            <text:p>36.550 </text:p>
          </table:table-cell>
          <table:table-cell table:style-name="ce57" table:formula="of:=(IF([.$A32]*[.L$25]&lt;=[.$B$7];[.$A32]*[.L$25]*[.$B$8];IF(AND([.$A32]*[.L$25]&gt;[.$B$7];[.$A32]*[.L$25]&lt;=[.$C$7]);[.$A32]*[.L$25]*[.$C$8];IF(AND([.$A32]*[.L$25]&gt;[.$C$7];[.$A32]*[.L$25]&lt;[.$D$7]);[.$A32]*[.L$25]*[.$D$8];[.$A32]*[.L$25]*[.$E$8]))))*[.$F$8]" office:value-type="float" office:value="37767.870669866" calcext:value-type="float">
            <text:p>37.768 </text:p>
          </table:table-cell>
          <table:table-cell table:style-name="ce57" table:formula="of:=(IF([.$A32]*[.M$25]&lt;=[.$B$7];[.$A32]*[.M$25]*[.$B$8];IF(AND([.$A32]*[.M$25]&gt;[.$B$7];[.$A32]*[.M$25]&lt;=[.$C$7]);[.$A32]*[.M$25]*[.$C$8];IF(AND([.$A32]*[.M$25]&gt;[.$C$7];[.$A32]*[.M$25]&lt;[.$D$7]);[.$A32]*[.M$25]*[.$D$8];[.$A32]*[.M$25]*[.$E$8]))))*[.$F$8]" office:value-type="float" office:value="38986.1890785714" calcext:value-type="float">
            <text:p>38.986 </text:p>
          </table:table-cell>
          <table:table-cell table:style-name="ce57" table:formula="of:=(IF([.$A32]*[.N$25]&lt;=[.$B$7];[.$A32]*[.N$25]*[.$B$8];IF(AND([.$A32]*[.N$25]&gt;[.$B$7];[.$A32]*[.N$25]&lt;=[.$C$7]);[.$A32]*[.N$25]*[.$C$8];IF(AND([.$A32]*[.N$25]&gt;[.$C$7];[.$A32]*[.N$25]&lt;[.$D$7]);[.$A32]*[.N$25]*[.$D$8];[.$A32]*[.N$25]*[.$E$8]))))*[.$F$8]" office:value-type="float" office:value="40204.5074872768" calcext:value-type="float">
            <text:p>40.205 </text:p>
          </table:table-cell>
          <table:table-cell table:style-name="ce57" table:formula="of:=(IF([.$A32]*[.O$25]&lt;=[.$B$7];[.$A32]*[.O$25]*[.$B$8];IF(AND([.$A32]*[.O$25]&gt;[.$B$7];[.$A32]*[.O$25]&lt;=[.$C$7]);[.$A32]*[.O$25]*[.$C$8];IF(AND([.$A32]*[.O$25]&gt;[.$C$7];[.$A32]*[.O$25]&lt;[.$D$7]);[.$A32]*[.O$25]*[.$D$8];[.$A32]*[.O$25]*[.$E$8]))))*[.$F$8]" office:value-type="float" office:value="41422.8258959821" calcext:value-type="float">
            <text:p>41.423 </text:p>
          </table:table-cell>
          <table:table-cell table:style-name="ce57" table:formula="of:=(IF([.$A32]*[.P$25]&lt;=[.$B$7];[.$A32]*[.P$25]*[.$B$8];IF(AND([.$A32]*[.P$25]&gt;[.$B$7];[.$A32]*[.P$25]&lt;=[.$C$7]);[.$A32]*[.P$25]*[.$C$8];IF(AND([.$A32]*[.P$25]&gt;[.$C$7];[.$A32]*[.P$25]&lt;[.$D$7]);[.$A32]*[.P$25]*[.$D$8];[.$A32]*[.P$25]*[.$E$8]))))*[.$F$8]" office:value-type="float" office:value="42641.1443046875" calcext:value-type="float">
            <text:p>42.641 </text:p>
          </table:table-cell>
          <table:table-cell table:style-name="ce57" table:formula="of:=(IF([.$A32]*[.Q$25]&lt;=[.$B$7];[.$A32]*[.Q$25]*[.$B$8];IF(AND([.$A32]*[.Q$25]&gt;[.$B$7];[.$A32]*[.Q$25]&lt;=[.$C$7]);[.$A32]*[.Q$25]*[.$C$8];IF(AND([.$A32]*[.Q$25]&gt;[.$C$7];[.$A32]*[.Q$25]&lt;[.$D$7]);[.$A32]*[.Q$25]*[.$D$8];[.$A32]*[.Q$25]*[.$E$8]))))*[.$F$8]" office:value-type="float" office:value="43859.4627133928" calcext:value-type="float">
            <text:p>43.859 </text:p>
          </table:table-cell>
          <table:table-cell table:style-name="ce57" table:formula="of:=(IF([.$A32]*[.R$25]&lt;=[.$B$7];[.$A32]*[.R$25]*[.$B$8];IF(AND([.$A32]*[.R$25]&gt;[.$B$7];[.$A32]*[.R$25]&lt;=[.$C$7]);[.$A32]*[.R$25]*[.$C$8];IF(AND([.$A32]*[.R$25]&gt;[.$C$7];[.$A32]*[.R$25]&lt;[.$D$7]);[.$A32]*[.R$25]*[.$D$8];[.$A32]*[.R$25]*[.$E$8]))))*[.$F$8]" office:value-type="float" office:value="45077.7811220982" calcext:value-type="float">
            <text:p>45.078 </text:p>
          </table:table-cell>
          <table:table-cell table:style-name="ce46" table:formula="of:=+[.S31]+0.5" office:value-type="float" office:value="5" calcext:value-type="float">
            <text:p>5,00 </text:p>
          </table:table-cell>
          <table:table-cell table:number-columns-repeated="45"/>
        </table:table-row>
        <table:table-row table:style-name="ro1">
          <table:table-cell table:style-name="ce43" table:formula="of:=+[.A32]+0.5" office:value-type="float" office:value="5.5" calcext:value-type="float">
            <text:p>5,50 </text:p>
          </table:table-cell>
          <table:table-cell table:style-name="ce54" table:formula="of:=(IF([.$A33]*[.B$25]&lt;=[.$B$7];[.$A33]*[.B$25]*[.$B$8];IF(AND([.$A33]*[.B$25]&gt;[.$B$7];[.$A33]*[.B$25]&lt;=[.$C$7]);[.$A33]*[.B$25]*[.$C$8];IF(AND([.$A33]*[.B$25]&gt;[.$C$7];[.$A33]*[.B$25]&lt;[.$D$7]);[.$A33]*[.B$25]*[.$D$8];[.$A33]*[.B$25]*[.$E$8]))))*[.$F$8]" office:value-type="float" office:value="28143.1552410937" calcext:value-type="float">
            <text:p>28.143 </text:p>
          </table:table-cell>
          <table:table-cell table:style-name="ce54" table:formula="of:=(IF([.$A33]*[.C$25]&lt;=[.$B$7];[.$A33]*[.C$25]*[.$B$8];IF(AND([.$A33]*[.C$25]&gt;[.$B$7];[.$A33]*[.C$25]&lt;=[.$C$7]);[.$A33]*[.C$25]*[.$C$8];IF(AND([.$A33]*[.C$25]&gt;[.$C$7];[.$A33]*[.C$25]&lt;[.$D$7]);[.$A33]*[.C$25]*[.$D$8];[.$A33]*[.C$25]*[.$E$8]))))*[.$F$8]" office:value-type="float" office:value="29483.3054906696" calcext:value-type="float">
            <text:p>29.483 </text:p>
          </table:table-cell>
          <table:table-cell table:style-name="ce54" table:formula="of:=(IF([.$A33]*[.D$25]&lt;=[.$B$7];[.$A33]*[.D$25]*[.$B$8];IF(AND([.$A33]*[.D$25]&gt;[.$B$7];[.$A33]*[.D$25]&lt;=[.$C$7]);[.$A33]*[.D$25]*[.$C$8];IF(AND([.$A33]*[.D$25]&gt;[.$C$7];[.$A33]*[.D$25]&lt;[.$D$7]);[.$A33]*[.D$25]*[.$D$8];[.$A33]*[.D$25]*[.$E$8]))))*[.$F$8]" office:value-type="float" office:value="30823.4557402455" calcext:value-type="float">
            <text:p>30.823 </text:p>
          </table:table-cell>
          <table:table-cell table:style-name="ce54" table:formula="of:=(IF([.$A33]*[.E$25]&lt;=[.$B$7];[.$A33]*[.E$25]*[.$B$8];IF(AND([.$A33]*[.E$25]&gt;[.$B$7];[.$A33]*[.E$25]&lt;=[.$C$7]);[.$A33]*[.E$25]*[.$C$8];IF(AND([.$A33]*[.E$25]&gt;[.$C$7];[.$A33]*[.E$25]&lt;[.$D$7]);[.$A33]*[.E$25]*[.$D$8];[.$A33]*[.E$25]*[.$E$8]))))*[.$F$8]" office:value-type="float" office:value="32163.6059898214" calcext:value-type="float">
            <text:p>32.164 </text:p>
          </table:table-cell>
          <table:table-cell table:style-name="ce54" table:formula="of:=(IF([.$A33]*[.F$25]&lt;=[.$B$7];[.$A33]*[.F$25]*[.$B$8];IF(AND([.$A33]*[.F$25]&gt;[.$B$7];[.$A33]*[.F$25]&lt;=[.$C$7]);[.$A33]*[.F$25]*[.$C$8];IF(AND([.$A33]*[.F$25]&gt;[.$C$7];[.$A33]*[.F$25]&lt;[.$D$7]);[.$A33]*[.F$25]*[.$D$8];[.$A33]*[.F$25]*[.$E$8]))))*[.$F$8]" office:value-type="float" office:value="33503.7562393973" calcext:value-type="float">
            <text:p>33.504 </text:p>
          </table:table-cell>
          <table:table-cell table:style-name="ce54" table:formula="of:=(IF([.$A33]*[.G$25]&lt;=[.$B$7];[.$A33]*[.G$25]*[.$B$8];IF(AND([.$A33]*[.G$25]&gt;[.$B$7];[.$A33]*[.G$25]&lt;=[.$C$7]);[.$A33]*[.G$25]*[.$C$8];IF(AND([.$A33]*[.G$25]&gt;[.$C$7];[.$A33]*[.G$25]&lt;[.$D$7]);[.$A33]*[.G$25]*[.$D$8];[.$A33]*[.G$25]*[.$E$8]))))*[.$F$8]" office:value-type="float" office:value="34843.9064889732" calcext:value-type="float">
            <text:p>34.844 </text:p>
          </table:table-cell>
          <table:table-cell table:style-name="ce54" table:formula="of:=(IF([.$A33]*[.H$25]&lt;=[.$B$7];[.$A33]*[.H$25]*[.$B$8];IF(AND([.$A33]*[.H$25]&gt;[.$B$7];[.$A33]*[.H$25]&lt;=[.$C$7]);[.$A33]*[.H$25]*[.$C$8];IF(AND([.$A33]*[.H$25]&gt;[.$C$7];[.$A33]*[.H$25]&lt;[.$D$7]);[.$A33]*[.H$25]*[.$D$8];[.$A33]*[.H$25]*[.$E$8]))))*[.$F$8]" office:value-type="float" office:value="36184.0567385491" calcext:value-type="float">
            <text:p>36.184 </text:p>
          </table:table-cell>
          <table:table-cell table:style-name="ce54" table:formula="of:=(IF([.$A33]*[.I$25]&lt;=[.$B$7];[.$A33]*[.I$25]*[.$B$8];IF(AND([.$A33]*[.I$25]&gt;[.$B$7];[.$A33]*[.I$25]&lt;=[.$C$7]);[.$A33]*[.I$25]*[.$C$8];IF(AND([.$A33]*[.I$25]&gt;[.$C$7];[.$A33]*[.I$25]&lt;[.$D$7]);[.$A33]*[.I$25]*[.$D$8];[.$A33]*[.I$25]*[.$E$8]))))*[.$F$8]" office:value-type="float" office:value="37524.206988125" calcext:value-type="float">
            <text:p>37.524 </text:p>
          </table:table-cell>
          <table:table-cell table:style-name="ce54" table:formula="of:=(IF([.$A33]*[.J$25]&lt;=[.$B$7];[.$A33]*[.J$25]*[.$B$8];IF(AND([.$A33]*[.J$25]&gt;[.$B$7];[.$A33]*[.J$25]&lt;=[.$C$7]);[.$A33]*[.J$25]*[.$C$8];IF(AND([.$A33]*[.J$25]&gt;[.$C$7];[.$A33]*[.J$25]&lt;[.$D$7]);[.$A33]*[.J$25]*[.$D$8];[.$A33]*[.J$25]*[.$E$8]))))*[.$F$8]" office:value-type="float" office:value="38864.3572377009" calcext:value-type="float">
            <text:p>38.864 </text:p>
          </table:table-cell>
          <table:table-cell table:style-name="ce54" table:formula="of:=(IF([.$A33]*[.K$25]&lt;=[.$B$7];[.$A33]*[.K$25]*[.$B$8];IF(AND([.$A33]*[.K$25]&gt;[.$B$7];[.$A33]*[.K$25]&lt;=[.$C$7]);[.$A33]*[.K$25]*[.$C$8];IF(AND([.$A33]*[.K$25]&gt;[.$C$7];[.$A33]*[.K$25]&lt;[.$D$7]);[.$A33]*[.K$25]*[.$D$8];[.$A33]*[.K$25]*[.$E$8]))))*[.$F$8]" office:value-type="float" office:value="40204.5074872768" calcext:value-type="float">
            <text:p>40.205 </text:p>
          </table:table-cell>
          <table:table-cell table:style-name="ce54" table:formula="of:=(IF([.$A33]*[.L$25]&lt;=[.$B$7];[.$A33]*[.L$25]*[.$B$8];IF(AND([.$A33]*[.L$25]&gt;[.$B$7];[.$A33]*[.L$25]&lt;=[.$C$7]);[.$A33]*[.L$25]*[.$C$8];IF(AND([.$A33]*[.L$25]&gt;[.$C$7];[.$A33]*[.L$25]&lt;[.$D$7]);[.$A33]*[.L$25]*[.$D$8];[.$A33]*[.L$25]*[.$E$8]))))*[.$F$8]" office:value-type="float" office:value="41544.6577368527" calcext:value-type="float">
            <text:p>41.545 </text:p>
          </table:table-cell>
          <table:table-cell table:style-name="ce54" table:formula="of:=(IF([.$A33]*[.M$25]&lt;=[.$B$7];[.$A33]*[.M$25]*[.$B$8];IF(AND([.$A33]*[.M$25]&gt;[.$B$7];[.$A33]*[.M$25]&lt;=[.$C$7]);[.$A33]*[.M$25]*[.$C$8];IF(AND([.$A33]*[.M$25]&gt;[.$C$7];[.$A33]*[.M$25]&lt;[.$D$7]);[.$A33]*[.M$25]*[.$D$8];[.$A33]*[.M$25]*[.$E$8]))))*[.$F$8]" office:value-type="float" office:value="42884.8079864286" calcext:value-type="float">
            <text:p>42.885 </text:p>
          </table:table-cell>
          <table:table-cell table:style-name="ce54" table:formula="of:=(IF([.$A33]*[.N$25]&lt;=[.$B$7];[.$A33]*[.N$25]*[.$B$8];IF(AND([.$A33]*[.N$25]&gt;[.$B$7];[.$A33]*[.N$25]&lt;=[.$C$7]);[.$A33]*[.N$25]*[.$C$8];IF(AND([.$A33]*[.N$25]&gt;[.$C$7];[.$A33]*[.N$25]&lt;[.$D$7]);[.$A33]*[.N$25]*[.$D$8];[.$A33]*[.N$25]*[.$E$8]))))*[.$F$8]" office:value-type="float" office:value="44224.9582360044" calcext:value-type="float">
            <text:p>44.225 </text:p>
          </table:table-cell>
          <table:table-cell table:style-name="ce54" table:formula="of:=(IF([.$A33]*[.O$25]&lt;=[.$B$7];[.$A33]*[.O$25]*[.$B$8];IF(AND([.$A33]*[.O$25]&gt;[.$B$7];[.$A33]*[.O$25]&lt;=[.$C$7]);[.$A33]*[.O$25]*[.$C$8];IF(AND([.$A33]*[.O$25]&gt;[.$C$7];[.$A33]*[.O$25]&lt;[.$D$7]);[.$A33]*[.O$25]*[.$D$8];[.$A33]*[.O$25]*[.$E$8]))))*[.$F$8]" office:value-type="float" office:value="45565.1084855803" calcext:value-type="float">
            <text:p>45.565 </text:p>
          </table:table-cell>
          <table:table-cell table:style-name="ce54" table:formula="of:=(IF([.$A33]*[.P$25]&lt;=[.$B$7];[.$A33]*[.P$25]*[.$B$8];IF(AND([.$A33]*[.P$25]&gt;[.$B$7];[.$A33]*[.P$25]&lt;=[.$C$7]);[.$A33]*[.P$25]*[.$C$8];IF(AND([.$A33]*[.P$25]&gt;[.$C$7];[.$A33]*[.P$25]&lt;[.$D$7]);[.$A33]*[.P$25]*[.$D$8];[.$A33]*[.P$25]*[.$E$8]))))*[.$F$8]" office:value-type="float" office:value="46905.2587351562" calcext:value-type="float">
            <text:p>46.905 </text:p>
          </table:table-cell>
          <table:table-cell table:style-name="ce54" table:formula="of:=(IF([.$A33]*[.Q$25]&lt;=[.$B$7];[.$A33]*[.Q$25]*[.$B$8];IF(AND([.$A33]*[.Q$25]&gt;[.$B$7];[.$A33]*[.Q$25]&lt;=[.$C$7]);[.$A33]*[.Q$25]*[.$C$8];IF(AND([.$A33]*[.Q$25]&gt;[.$C$7];[.$A33]*[.Q$25]&lt;[.$D$7]);[.$A33]*[.Q$25]*[.$D$8];[.$A33]*[.Q$25]*[.$E$8]))))*[.$F$8]" office:value-type="float" office:value="48245.4089847321" calcext:value-type="float">
            <text:p>48.245 </text:p>
          </table:table-cell>
          <table:table-cell table:style-name="ce54" table:formula="of:=(IF([.$A33]*[.R$25]&lt;=[.$B$7];[.$A33]*[.R$25]*[.$B$8];IF(AND([.$A33]*[.R$25]&gt;[.$B$7];[.$A33]*[.R$25]&lt;=[.$C$7]);[.$A33]*[.R$25]*[.$C$8];IF(AND([.$A33]*[.R$25]&gt;[.$C$7];[.$A33]*[.R$25]&lt;[.$D$7]);[.$A33]*[.R$25]*[.$D$8];[.$A33]*[.R$25]*[.$E$8]))))*[.$F$8]" office:value-type="float" office:value="49585.559234308" calcext:value-type="float">
            <text:p>49.586 </text:p>
          </table:table-cell>
          <table:table-cell table:style-name="ce43" table:formula="of:=+[.S32]+0.5" office:value-type="float" office:value="5.5" calcext:value-type="float">
            <text:p>5,50 </text:p>
          </table:table-cell>
          <table:table-cell table:number-columns-repeated="45"/>
        </table:table-row>
        <table:table-row table:style-name="ro1">
          <table:table-cell table:style-name="ce43" table:formula="of:=+[.A33]+0.5" office:value-type="float" office:value="6" calcext:value-type="float">
            <text:p>6,00 </text:p>
          </table:table-cell>
          <table:table-cell table:style-name="ce54" table:formula="of:=(IF([.$A34]*[.B$25]&lt;=[.$B$7];[.$A34]*[.B$25]*[.$B$8];IF(AND([.$A34]*[.B$25]&gt;[.$B$7];[.$A34]*[.B$25]&lt;=[.$C$7]);[.$A34]*[.B$25]*[.$C$8];IF(AND([.$A34]*[.B$25]&gt;[.$C$7];[.$A34]*[.B$25]&lt;[.$D$7]);[.$A34]*[.B$25]*[.$D$8];[.$A34]*[.B$25]*[.$E$8]))))*[.$F$8]" office:value-type="float" office:value="30701.623899375" calcext:value-type="float">
            <text:p>30.702 </text:p>
          </table:table-cell>
          <table:table-cell table:style-name="ce54" table:formula="of:=(IF([.$A34]*[.C$25]&lt;=[.$B$7];[.$A34]*[.C$25]*[.$B$8];IF(AND([.$A34]*[.C$25]&gt;[.$B$7];[.$A34]*[.C$25]&lt;=[.$C$7]);[.$A34]*[.C$25]*[.$C$8];IF(AND([.$A34]*[.C$25]&gt;[.$C$7];[.$A34]*[.C$25]&lt;[.$D$7]);[.$A34]*[.C$25]*[.$D$8];[.$A34]*[.C$25]*[.$E$8]))))*[.$F$8]" office:value-type="float" office:value="32163.6059898214" calcext:value-type="float">
            <text:p>32.164 </text:p>
          </table:table-cell>
          <table:table-cell table:style-name="ce54" table:formula="of:=(IF([.$A34]*[.D$25]&lt;=[.$B$7];[.$A34]*[.D$25]*[.$B$8];IF(AND([.$A34]*[.D$25]&gt;[.$B$7];[.$A34]*[.D$25]&lt;=[.$C$7]);[.$A34]*[.D$25]*[.$C$8];IF(AND([.$A34]*[.D$25]&gt;[.$C$7];[.$A34]*[.D$25]&lt;[.$D$7]);[.$A34]*[.D$25]*[.$D$8];[.$A34]*[.D$25]*[.$E$8]))))*[.$F$8]" office:value-type="float" office:value="33625.5880802678" calcext:value-type="float">
            <text:p>33.626 </text:p>
          </table:table-cell>
          <table:table-cell table:style-name="ce54" table:formula="of:=(IF([.$A34]*[.E$25]&lt;=[.$B$7];[.$A34]*[.E$25]*[.$B$8];IF(AND([.$A34]*[.E$25]&gt;[.$B$7];[.$A34]*[.E$25]&lt;=[.$C$7]);[.$A34]*[.E$25]*[.$C$8];IF(AND([.$A34]*[.E$25]&gt;[.$C$7];[.$A34]*[.E$25]&lt;[.$D$7]);[.$A34]*[.E$25]*[.$D$8];[.$A34]*[.E$25]*[.$E$8]))))*[.$F$8]" office:value-type="float" office:value="35087.5701707143" calcext:value-type="float">
            <text:p>35.088 </text:p>
          </table:table-cell>
          <table:table-cell table:style-name="ce54" table:formula="of:=(IF([.$A34]*[.F$25]&lt;=[.$B$7];[.$A34]*[.F$25]*[.$B$8];IF(AND([.$A34]*[.F$25]&gt;[.$B$7];[.$A34]*[.F$25]&lt;=[.$C$7]);[.$A34]*[.F$25]*[.$C$8];IF(AND([.$A34]*[.F$25]&gt;[.$C$7];[.$A34]*[.F$25]&lt;[.$D$7]);[.$A34]*[.F$25]*[.$D$8];[.$A34]*[.F$25]*[.$E$8]))))*[.$F$8]" office:value-type="float" office:value="36549.5522611607" calcext:value-type="float">
            <text:p>36.550 </text:p>
          </table:table-cell>
          <table:table-cell table:style-name="ce54" table:formula="of:=(IF([.$A34]*[.G$25]&lt;=[.$B$7];[.$A34]*[.G$25]*[.$B$8];IF(AND([.$A34]*[.G$25]&gt;[.$B$7];[.$A34]*[.G$25]&lt;=[.$C$7]);[.$A34]*[.G$25]*[.$C$8];IF(AND([.$A34]*[.G$25]&gt;[.$C$7];[.$A34]*[.G$25]&lt;[.$D$7]);[.$A34]*[.G$25]*[.$D$8];[.$A34]*[.G$25]*[.$E$8]))))*[.$F$8]" office:value-type="float" office:value="38011.5343516071" calcext:value-type="float">
            <text:p>38.012 </text:p>
          </table:table-cell>
          <table:table-cell table:style-name="ce54" table:formula="of:=(IF([.$A34]*[.H$25]&lt;=[.$B$7];[.$A34]*[.H$25]*[.$B$8];IF(AND([.$A34]*[.H$25]&gt;[.$B$7];[.$A34]*[.H$25]&lt;=[.$C$7]);[.$A34]*[.H$25]*[.$C$8];IF(AND([.$A34]*[.H$25]&gt;[.$C$7];[.$A34]*[.H$25]&lt;[.$D$7]);[.$A34]*[.H$25]*[.$D$8];[.$A34]*[.H$25]*[.$E$8]))))*[.$F$8]" office:value-type="float" office:value="39473.5164420536" calcext:value-type="float">
            <text:p>39.474 </text:p>
          </table:table-cell>
          <table:table-cell table:style-name="ce54" table:formula="of:=(IF([.$A34]*[.I$25]&lt;=[.$B$7];[.$A34]*[.I$25]*[.$B$8];IF(AND([.$A34]*[.I$25]&gt;[.$B$7];[.$A34]*[.I$25]&lt;=[.$C$7]);[.$A34]*[.I$25]*[.$C$8];IF(AND([.$A34]*[.I$25]&gt;[.$C$7];[.$A34]*[.I$25]&lt;[.$D$7]);[.$A34]*[.I$25]*[.$D$8];[.$A34]*[.I$25]*[.$E$8]))))*[.$F$8]" office:value-type="float" office:value="40935.4985325" calcext:value-type="float">
            <text:p>40.935 </text:p>
          </table:table-cell>
          <table:table-cell table:style-name="ce54" table:formula="of:=(IF([.$A34]*[.J$25]&lt;=[.$B$7];[.$A34]*[.J$25]*[.$B$8];IF(AND([.$A34]*[.J$25]&gt;[.$B$7];[.$A34]*[.J$25]&lt;=[.$C$7]);[.$A34]*[.J$25]*[.$C$8];IF(AND([.$A34]*[.J$25]&gt;[.$C$7];[.$A34]*[.J$25]&lt;[.$D$7]);[.$A34]*[.J$25]*[.$D$8];[.$A34]*[.J$25]*[.$E$8]))))*[.$F$8]" office:value-type="float" office:value="42397.4806229464" calcext:value-type="float">
            <text:p>42.397 </text:p>
          </table:table-cell>
          <table:table-cell table:style-name="ce54" table:formula="of:=(IF([.$A34]*[.K$25]&lt;=[.$B$7];[.$A34]*[.K$25]*[.$B$8];IF(AND([.$A34]*[.K$25]&gt;[.$B$7];[.$A34]*[.K$25]&lt;=[.$C$7]);[.$A34]*[.K$25]*[.$C$8];IF(AND([.$A34]*[.K$25]&gt;[.$C$7];[.$A34]*[.K$25]&lt;[.$D$7]);[.$A34]*[.K$25]*[.$D$8];[.$A34]*[.K$25]*[.$E$8]))))*[.$F$8]" office:value-type="float" office:value="43859.4627133928" calcext:value-type="float">
            <text:p>43.859 </text:p>
          </table:table-cell>
          <table:table-cell table:style-name="ce54" table:formula="of:=(IF([.$A34]*[.L$25]&lt;=[.$B$7];[.$A34]*[.L$25]*[.$B$8];IF(AND([.$A34]*[.L$25]&gt;[.$B$7];[.$A34]*[.L$25]&lt;=[.$C$7]);[.$A34]*[.L$25]*[.$C$8];IF(AND([.$A34]*[.L$25]&gt;[.$C$7];[.$A34]*[.L$25]&lt;[.$D$7]);[.$A34]*[.L$25]*[.$D$8];[.$A34]*[.L$25]*[.$E$8]))))*[.$F$8]" office:value-type="float" office:value="45321.4448038393" calcext:value-type="float">
            <text:p>45.321 </text:p>
          </table:table-cell>
          <table:table-cell table:style-name="ce54" table:formula="of:=(IF([.$A34]*[.M$25]&lt;=[.$B$7];[.$A34]*[.M$25]*[.$B$8];IF(AND([.$A34]*[.M$25]&gt;[.$B$7];[.$A34]*[.M$25]&lt;=[.$C$7]);[.$A34]*[.M$25]*[.$C$8];IF(AND([.$A34]*[.M$25]&gt;[.$C$7];[.$A34]*[.M$25]&lt;[.$D$7]);[.$A34]*[.M$25]*[.$D$8];[.$A34]*[.M$25]*[.$E$8]))))*[.$F$8]" office:value-type="float" office:value="46783.4268942857" calcext:value-type="float">
            <text:p>46.783 </text:p>
          </table:table-cell>
          <table:table-cell table:style-name="ce54" table:formula="of:=(IF([.$A34]*[.N$25]&lt;=[.$B$7];[.$A34]*[.N$25]*[.$B$8];IF(AND([.$A34]*[.N$25]&gt;[.$B$7];[.$A34]*[.N$25]&lt;=[.$C$7]);[.$A34]*[.N$25]*[.$C$8];IF(AND([.$A34]*[.N$25]&gt;[.$C$7];[.$A34]*[.N$25]&lt;[.$D$7]);[.$A34]*[.N$25]*[.$D$8];[.$A34]*[.N$25]*[.$E$8]))))*[.$F$8]" office:value-type="float" office:value="48245.4089847321" calcext:value-type="float">
            <text:p>48.245 </text:p>
          </table:table-cell>
          <table:table-cell table:style-name="ce54" table:formula="of:=(IF([.$A34]*[.O$25]&lt;=[.$B$7];[.$A34]*[.O$25]*[.$B$8];IF(AND([.$A34]*[.O$25]&gt;[.$B$7];[.$A34]*[.O$25]&lt;=[.$C$7]);[.$A34]*[.O$25]*[.$C$8];IF(AND([.$A34]*[.O$25]&gt;[.$C$7];[.$A34]*[.O$25]&lt;[.$D$7]);[.$A34]*[.O$25]*[.$D$8];[.$A34]*[.O$25]*[.$E$8]))))*[.$F$8]" office:value-type="float" office:value="49707.3910751785" calcext:value-type="float">
            <text:p>49.707 </text:p>
          </table:table-cell>
          <table:table-cell table:style-name="ce54" table:formula="of:=(IF([.$A34]*[.P$25]&lt;=[.$B$7];[.$A34]*[.P$25]*[.$B$8];IF(AND([.$A34]*[.P$25]&gt;[.$B$7];[.$A34]*[.P$25]&lt;=[.$C$7]);[.$A34]*[.P$25]*[.$C$8];IF(AND([.$A34]*[.P$25]&gt;[.$C$7];[.$A34]*[.P$25]&lt;[.$D$7]);[.$A34]*[.P$25]*[.$D$8];[.$A34]*[.P$25]*[.$E$8]))))*[.$F$8]" office:value-type="float" office:value="51169.373165625" calcext:value-type="float">
            <text:p>51.169 </text:p>
          </table:table-cell>
          <table:table-cell table:style-name="ce54" table:formula="of:=(IF([.$A34]*[.Q$25]&lt;=[.$B$7];[.$A34]*[.Q$25]*[.$B$8];IF(AND([.$A34]*[.Q$25]&gt;[.$B$7];[.$A34]*[.Q$25]&lt;=[.$C$7]);[.$A34]*[.Q$25]*[.$C$8];IF(AND([.$A34]*[.Q$25]&gt;[.$C$7];[.$A34]*[.Q$25]&lt;[.$D$7]);[.$A34]*[.Q$25]*[.$D$8];[.$A34]*[.Q$25]*[.$E$8]))))*[.$F$8]" office:value-type="float" office:value="52631.3552560714" calcext:value-type="float">
            <text:p>52.631 </text:p>
          </table:table-cell>
          <table:table-cell table:style-name="ce54" table:formula="of:=(IF([.$A34]*[.R$25]&lt;=[.$B$7];[.$A34]*[.R$25]*[.$B$8];IF(AND([.$A34]*[.R$25]&gt;[.$B$7];[.$A34]*[.R$25]&lt;=[.$C$7]);[.$A34]*[.R$25]*[.$C$8];IF(AND([.$A34]*[.R$25]&gt;[.$C$7];[.$A34]*[.R$25]&lt;[.$D$7]);[.$A34]*[.R$25]*[.$D$8];[.$A34]*[.R$25]*[.$E$8]))))*[.$F$8]" office:value-type="float" office:value="54093.3373465178" calcext:value-type="float">
            <text:p>54.093 </text:p>
          </table:table-cell>
          <table:table-cell table:style-name="ce43" table:formula="of:=+[.S33]+0.5" office:value-type="float" office:value="6" calcext:value-type="float">
            <text:p>6,00 </text:p>
          </table:table-cell>
          <table:table-cell table:number-columns-repeated="45"/>
        </table:table-row>
        <table:table-row table:style-name="ro1">
          <table:table-cell table:style-name="ce43" table:formula="of:=+[.A34]+0.5" office:value-type="float" office:value="6.5" calcext:value-type="float">
            <text:p>6,50 </text:p>
          </table:table-cell>
          <table:table-cell table:style-name="ce58" table:formula="of:=(IF([.$A35]*[.B$25]&lt;=[.$B$7];[.$A35]*[.B$25]*[.$B$8];IF(AND([.$A35]*[.B$25]&gt;[.$B$7];[.$A35]*[.B$25]&lt;=[.$C$7]);[.$A35]*[.B$25]*[.$C$8];IF(AND([.$A35]*[.B$25]&gt;[.$C$7];[.$A35]*[.B$25]&lt;[.$D$7]);[.$A35]*[.B$25]*[.$D$8];[.$A35]*[.B$25]*[.$E$8]))))*[.$F$8]" office:value-type="float" office:value="33260.0925576562" calcext:value-type="float">
            <text:p>33.260 </text:p>
          </table:table-cell>
          <table:table-cell table:style-name="ce58" table:formula="of:=(IF([.$A35]*[.C$25]&lt;=[.$B$7];[.$A35]*[.C$25]*[.$B$8];IF(AND([.$A35]*[.C$25]&gt;[.$B$7];[.$A35]*[.C$25]&lt;=[.$C$7]);[.$A35]*[.C$25]*[.$C$8];IF(AND([.$A35]*[.C$25]&gt;[.$C$7];[.$A35]*[.C$25]&lt;[.$D$7]);[.$A35]*[.C$25]*[.$D$8];[.$A35]*[.C$25]*[.$E$8]))))*[.$F$8]" office:value-type="float" office:value="34843.9064889732" calcext:value-type="float">
            <text:p>34.844 </text:p>
          </table:table-cell>
          <table:table-cell table:style-name="ce58" table:formula="of:=(IF([.$A35]*[.D$25]&lt;=[.$B$7];[.$A35]*[.D$25]*[.$B$8];IF(AND([.$A35]*[.D$25]&gt;[.$B$7];[.$A35]*[.D$25]&lt;=[.$C$7]);[.$A35]*[.D$25]*[.$C$8];IF(AND([.$A35]*[.D$25]&gt;[.$C$7];[.$A35]*[.D$25]&lt;[.$D$7]);[.$A35]*[.D$25]*[.$D$8];[.$A35]*[.D$25]*[.$E$8]))))*[.$F$8]" office:value-type="float" office:value="36427.7204202902" calcext:value-type="float">
            <text:p>36.428 </text:p>
          </table:table-cell>
          <table:table-cell table:style-name="ce58" table:formula="of:=(IF([.$A35]*[.E$25]&lt;=[.$B$7];[.$A35]*[.E$25]*[.$B$8];IF(AND([.$A35]*[.E$25]&gt;[.$B$7];[.$A35]*[.E$25]&lt;=[.$C$7]);[.$A35]*[.E$25]*[.$C$8];IF(AND([.$A35]*[.E$25]&gt;[.$C$7];[.$A35]*[.E$25]&lt;[.$D$7]);[.$A35]*[.E$25]*[.$D$8];[.$A35]*[.E$25]*[.$E$8]))))*[.$F$8]" office:value-type="float" office:value="38011.5343516071" calcext:value-type="float">
            <text:p>38.012 </text:p>
          </table:table-cell>
          <table:table-cell table:style-name="ce58" table:formula="of:=(IF([.$A35]*[.F$25]&lt;=[.$B$7];[.$A35]*[.F$25]*[.$B$8];IF(AND([.$A35]*[.F$25]&gt;[.$B$7];[.$A35]*[.F$25]&lt;=[.$C$7]);[.$A35]*[.F$25]*[.$C$8];IF(AND([.$A35]*[.F$25]&gt;[.$C$7];[.$A35]*[.F$25]&lt;[.$D$7]);[.$A35]*[.F$25]*[.$D$8];[.$A35]*[.F$25]*[.$E$8]))))*[.$F$8]" office:value-type="float" office:value="39595.3482829241" calcext:value-type="float">
            <text:p>39.595 </text:p>
          </table:table-cell>
          <table:table-cell table:style-name="ce58" table:formula="of:=(IF([.$A35]*[.G$25]&lt;=[.$B$7];[.$A35]*[.G$25]*[.$B$8];IF(AND([.$A35]*[.G$25]&gt;[.$B$7];[.$A35]*[.G$25]&lt;=[.$C$7]);[.$A35]*[.G$25]*[.$C$8];IF(AND([.$A35]*[.G$25]&gt;[.$C$7];[.$A35]*[.G$25]&lt;[.$D$7]);[.$A35]*[.G$25]*[.$D$8];[.$A35]*[.G$25]*[.$E$8]))))*[.$F$8]" office:value-type="float" office:value="41179.1622142411" calcext:value-type="float">
            <text:p>41.179 </text:p>
          </table:table-cell>
          <table:table-cell table:style-name="ce58" table:formula="of:=(IF([.$A35]*[.H$25]&lt;=[.$B$7];[.$A35]*[.H$25]*[.$B$8];IF(AND([.$A35]*[.H$25]&gt;[.$B$7];[.$A35]*[.H$25]&lt;=[.$C$7]);[.$A35]*[.H$25]*[.$C$8];IF(AND([.$A35]*[.H$25]&gt;[.$C$7];[.$A35]*[.H$25]&lt;[.$D$7]);[.$A35]*[.H$25]*[.$D$8];[.$A35]*[.H$25]*[.$E$8]))))*[.$F$8]" office:value-type="float" office:value="42762.976145558" calcext:value-type="float">
            <text:p>42.763 </text:p>
          </table:table-cell>
          <table:table-cell table:style-name="ce58" table:formula="of:=(IF([.$A35]*[.I$25]&lt;=[.$B$7];[.$A35]*[.I$25]*[.$B$8];IF(AND([.$A35]*[.I$25]&gt;[.$B$7];[.$A35]*[.I$25]&lt;=[.$C$7]);[.$A35]*[.I$25]*[.$C$8];IF(AND([.$A35]*[.I$25]&gt;[.$C$7];[.$A35]*[.I$25]&lt;[.$D$7]);[.$A35]*[.I$25]*[.$D$8];[.$A35]*[.I$25]*[.$E$8]))))*[.$F$8]" office:value-type="float" office:value="44346.790076875" calcext:value-type="float">
            <text:p>44.347 </text:p>
          </table:table-cell>
          <table:table-cell table:style-name="ce58" table:formula="of:=(IF([.$A35]*[.J$25]&lt;=[.$B$7];[.$A35]*[.J$25]*[.$B$8];IF(AND([.$A35]*[.J$25]&gt;[.$B$7];[.$A35]*[.J$25]&lt;=[.$C$7]);[.$A35]*[.J$25]*[.$C$8];IF(AND([.$A35]*[.J$25]&gt;[.$C$7];[.$A35]*[.J$25]&lt;[.$D$7]);[.$A35]*[.J$25]*[.$D$8];[.$A35]*[.J$25]*[.$E$8]))))*[.$F$8]" office:value-type="float" office:value="45930.6040081919" calcext:value-type="float">
            <text:p>45.931 </text:p>
          </table:table-cell>
          <table:table-cell table:style-name="ce58" table:formula="of:=(IF([.$A35]*[.K$25]&lt;=[.$B$7];[.$A35]*[.K$25]*[.$B$8];IF(AND([.$A35]*[.K$25]&gt;[.$B$7];[.$A35]*[.K$25]&lt;=[.$C$7]);[.$A35]*[.K$25]*[.$C$8];IF(AND([.$A35]*[.K$25]&gt;[.$C$7];[.$A35]*[.K$25]&lt;[.$D$7]);[.$A35]*[.K$25]*[.$D$8];[.$A35]*[.K$25]*[.$E$8]))))*[.$F$8]" office:value-type="float" office:value="47514.4179395089" calcext:value-type="float">
            <text:p>47.514 </text:p>
          </table:table-cell>
          <table:table-cell table:style-name="ce58" table:formula="of:=(IF([.$A35]*[.L$25]&lt;=[.$B$7];[.$A35]*[.L$25]*[.$B$8];IF(AND([.$A35]*[.L$25]&gt;[.$B$7];[.$A35]*[.L$25]&lt;=[.$C$7]);[.$A35]*[.L$25]*[.$C$8];IF(AND([.$A35]*[.L$25]&gt;[.$C$7];[.$A35]*[.L$25]&lt;[.$D$7]);[.$A35]*[.L$25]*[.$D$8];[.$A35]*[.L$25]*[.$E$8]))))*[.$F$8]" office:value-type="float" office:value="49098.2318708259" calcext:value-type="float">
            <text:p>49.098 </text:p>
          </table:table-cell>
          <table:table-cell table:style-name="ce58" table:formula="of:=(IF([.$A35]*[.M$25]&lt;=[.$B$7];[.$A35]*[.M$25]*[.$B$8];IF(AND([.$A35]*[.M$25]&gt;[.$B$7];[.$A35]*[.M$25]&lt;=[.$C$7]);[.$A35]*[.M$25]*[.$C$8];IF(AND([.$A35]*[.M$25]&gt;[.$C$7];[.$A35]*[.M$25]&lt;[.$D$7]);[.$A35]*[.M$25]*[.$D$8];[.$A35]*[.M$25]*[.$E$8]))))*[.$F$8]" office:value-type="float" office:value="50682.0458021428" calcext:value-type="float">
            <text:p>50.682 </text:p>
          </table:table-cell>
          <table:table-cell table:style-name="ce58" table:formula="of:=(IF([.$A35]*[.N$25]&lt;=[.$B$7];[.$A35]*[.N$25]*[.$B$8];IF(AND([.$A35]*[.N$25]&gt;[.$B$7];[.$A35]*[.N$25]&lt;=[.$C$7]);[.$A35]*[.N$25]*[.$C$8];IF(AND([.$A35]*[.N$25]&gt;[.$C$7];[.$A35]*[.N$25]&lt;[.$D$7]);[.$A35]*[.N$25]*[.$D$8];[.$A35]*[.N$25]*[.$E$8]))))*[.$F$8]" office:value-type="float" office:value="52265.8597334598" calcext:value-type="float">
            <text:p>52.266 </text:p>
          </table:table-cell>
          <table:table-cell table:style-name="ce58" table:formula="of:=(IF([.$A35]*[.O$25]&lt;=[.$B$7];[.$A35]*[.O$25]*[.$B$8];IF(AND([.$A35]*[.O$25]&gt;[.$B$7];[.$A35]*[.O$25]&lt;=[.$C$7]);[.$A35]*[.O$25]*[.$C$8];IF(AND([.$A35]*[.O$25]&gt;[.$C$7];[.$A35]*[.O$25]&lt;[.$D$7]);[.$A35]*[.O$25]*[.$D$8];[.$A35]*[.O$25]*[.$E$8]))))*[.$F$8]" office:value-type="float" office:value="53849.6736647768" calcext:value-type="float">
            <text:p>53.850 </text:p>
          </table:table-cell>
          <table:table-cell table:style-name="ce58" table:formula="of:=(IF([.$A35]*[.P$25]&lt;=[.$B$7];[.$A35]*[.P$25]*[.$B$8];IF(AND([.$A35]*[.P$25]&gt;[.$B$7];[.$A35]*[.P$25]&lt;=[.$C$7]);[.$A35]*[.P$25]*[.$C$8];IF(AND([.$A35]*[.P$25]&gt;[.$C$7];[.$A35]*[.P$25]&lt;[.$D$7]);[.$A35]*[.P$25]*[.$D$8];[.$A35]*[.P$25]*[.$E$8]))))*[.$F$8]" office:value-type="float" office:value="55433.4875960937" calcext:value-type="float">
            <text:p>55.433 </text:p>
          </table:table-cell>
          <table:table-cell table:style-name="ce58" table:formula="of:=(IF([.$A35]*[.Q$25]&lt;=[.$B$7];[.$A35]*[.Q$25]*[.$B$8];IF(AND([.$A35]*[.Q$25]&gt;[.$B$7];[.$A35]*[.Q$25]&lt;=[.$C$7]);[.$A35]*[.Q$25]*[.$C$8];IF(AND([.$A35]*[.Q$25]&gt;[.$C$7];[.$A35]*[.Q$25]&lt;[.$D$7]);[.$A35]*[.Q$25]*[.$D$8];[.$A35]*[.Q$25]*[.$E$8]))))*[.$F$8]" office:value-type="float" office:value="57017.3015274107" calcext:value-type="float">
            <text:p>57.017 </text:p>
          </table:table-cell>
          <table:table-cell table:style-name="ce58" table:formula="of:=(IF([.$A35]*[.R$25]&lt;=[.$B$7];[.$A35]*[.R$25]*[.$B$8];IF(AND([.$A35]*[.R$25]&gt;[.$B$7];[.$A35]*[.R$25]&lt;=[.$C$7]);[.$A35]*[.R$25]*[.$C$8];IF(AND([.$A35]*[.R$25]&gt;[.$C$7];[.$A35]*[.R$25]&lt;[.$D$7]);[.$A35]*[.R$25]*[.$D$8];[.$A35]*[.R$25]*[.$E$8]))))*[.$F$8]" office:value-type="float" office:value="58601.1154587276" calcext:value-type="float">
            <text:p>58.601 </text:p>
          </table:table-cell>
          <table:table-cell table:style-name="ce43" table:formula="of:=+[.S34]+0.5" office:value-type="float" office:value="6.5" calcext:value-type="float">
            <text:p>6,50 </text:p>
          </table:table-cell>
          <table:table-cell table:number-columns-repeated="45"/>
        </table:table-row>
        <table:table-row table:style-name="ro1">
          <table:table-cell table:number-columns-repeated="13"/>
          <table:table-cell office:value-type="string" office:string-value="Importes con IVA incluído" calcext:value-type="string">
            <text:p>Importes con IVA incluído </text:p>
          </table:table-cell>
          <table:table-cell table:number-columns-repeated="50"/>
        </table:table-row>
        <table:table-row table:style-name="ro1" table:number-rows-repeated="1048539">
          <table:table-cell table:number-columns-repeated="64"/>
        </table:table-row>
        <table:table-row table:style-name="ro1">
          <table:table-cell table:number-columns-repeated="64"/>
        </table:table-row>
      </table:table>
      <table:table table:name="VORTEX triang" table:style-name="ta5" table:print="false">
        <table:shapes>
          <draw:g draw:z-index="0" draw:name="Group 2">
            <draw:custom-shape draw:name="Freeform 3" draw:style-name="gr4" draw:text-style-name="P1" svg:width="4.761cm" svg:height="1.607cm" svg:x="8.63cm" svg:y="0.178c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5" draw:text-style-name="P2" svg:width="0.505cm" svg:height="0.346cm" svg:x="8.368cm" svg:y="1.617c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6" draw:text-style-name="P2" svg:width="0.505cm" svg:height="1.371cm" svg:x="8.368cm" svg:y="0.296c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7" draw:text-style-name="P2" svg:width="0.505cm" svg:height="0.343cm" svg:x="8.368cm" svg:y="0c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8" draw:text-style-name="P2" svg:width="4.439cm" svg:height="0.343cm" svg:x="8.792cm" svg:y="0c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9" draw:text-style-name="P2" svg:width="0.498cm" svg:height="0.343cm" svg:x="13.154cm" svg:y="0c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10" draw:text-style-name="P2" svg:width="0.498cm" svg:height="1.371cm" svg:x="13.154cm" svg:y="0.296c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11" draw:text-style-name="P2" svg:width="0.498cm" svg:height="0.346cm" svg:x="13.154cm" svg:y="1.617c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12" draw:text-style-name="P2" svg:width="4.439cm" svg:height="0.346cm" svg:x="8.792cm" svg:y="1.617c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13" draw:text-style-name="P1" svg:width="5.027cm" svg:height="1.798cm" svg:x="8.506cm" svg:y="0.08c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14" draw:text-style-name="P3" svg:width="0.203cm" svg:height="0.137cm" svg:x="8.466cm" svg:y="1.777c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15" draw:text-style-name="P3" svg:width="0.07cm" svg:height="1.558cm" svg:x="8.466cm" svg:y="0.2c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14" draw:text-style-name="P3" svg:width="0.203cm" svg:height="0.132cm" svg:x="8.466cm" svg:y="0.05c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16" draw:text-style-name="P3" svg:width="4.681cm" svg:height="0.042cm" svg:x="8.681cm" svg:y="0.05c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14" draw:text-style-name="P3" svg:width="0.198cm" svg:height="0.132cm" svg:x="13.38cm" svg:y="0.05c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15" draw:text-style-name="P3" svg:width="0.067cm" svg:height="1.558cm" svg:x="13.511cm" svg:y="0.2c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14" draw:text-style-name="P3" svg:width="0.198cm" svg:height="0.137cm" svg:x="13.38cm" svg:y="1.777c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16" draw:text-style-name="P3" svg:width="4.681cm" svg:height="0.046cm" svg:x="8.681cm" svg:y="1.866c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17" draw:text-style-name="P2" svg:width="0.605cm" svg:height="0.342cm" svg:x="9.002cm" svg:y="0.414c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14" draw:text-style-name="P3" svg:width="0.177cm" svg:height="0.021cm" svg:x="9.315cm" svg:y="0.398c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14" draw:text-style-name="P3" svg:width="0.19cm" svg:height="0.073cm" svg:x="9.111cm" svg:y="0.398c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14" draw:text-style-name="P3" svg:width="0.151cm" svg:height="0.201cm" svg:x="8.992cm" svg:y="0.475c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14" draw:text-style-name="P3" svg:width="0.09cm" svg:height="0.103cm" svg:x="8.969cm" svg:y="0.672c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14" draw:text-style-name="P3" svg:width="0.239cm" svg:height="0.021cm" svg:x="9.076cm" svg:y="0.754c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14" draw:text-style-name="P3" svg:width="0.184cm" svg:height="0.103cm" svg:x="9.331cm" svg:y="0.672c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14" draw:text-style-name="P3" svg:width="0.147cm" svg:height="0.179cm" svg:x="9.478cm" svg:y="0.497c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14" draw:text-style-name="P3" svg:width="0.115cm" svg:height="0.101cm" svg:x="9.513cm" svg:y="0.398c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14" draw:text-style-name="P3" svg:width="0.196cm" svg:height="0.029cm" svg:x="9.133cm" svg:y="0.665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14" draw:text-style-name="P3" svg:width="0.166cm" svg:height="0.218cm" svg:x="9.144cm" svg:y="0.457c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14" draw:text-style-name="P3" svg:width="0.202cm" svg:height="0.029cm" svg:x="9.291cm" svg:y="0.457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14" draw:text-style-name="P3" svg:width="0.141cm" svg:height="0.219cm" svg:x="9.331cm" svg:y="0.475c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18" draw:text-style-name="P2" svg:width="0.597cm" svg:height="0.342cm" svg:x="10.514cm" svg:y="0.414c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19" draw:text-style-name="P3" svg:width="0.183cm" svg:height="0.27cm" svg:x="10.94cm" svg:y="0.497c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14" draw:text-style-name="P3" svg:width="0.108cm" svg:height="0.107cm" svg:x="11.031cm" svg:y="0.388c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14" draw:text-style-name="P3" svg:width="0.352cm" svg:height="0.03cm" svg:x="10.656cm" svg:y="0.388c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14" draw:text-style-name="P3" svg:width="0.098cm" svg:height="0.081cm" svg:x="10.598cm" svg:y="0.406c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14" draw:text-style-name="P3" svg:width="0.351cm" svg:height="0.029cm" svg:x="10.645cm" svg:y="0.457c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14" draw:text-style-name="P3" svg:width="0.08cm" svg:height="0.089cm" svg:x="10.899cm" svg:y="0.475c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14" draw:text-style-name="P3" svg:width="0.175cm" svg:height="0.029cm" svg:x="10.742cm" svg:y="0.535cm">
              <text:p/>
              <draw:enhanced-geometry svg:viewBox="0 0 18 6" draw:extrusion-allowed="true" draw:text-areas="0 0 18 6" draw:glue-points="0 5 0 5 18 6 18 0 0 0 0 0 0 5" draw:type="non-primitive" draw:enhanced-path="M 0 5 L 0 5 18 6 18 0 0 0 0 5 Z N"/>
            </draw:custom-shape>
            <draw:custom-shape draw:name="Freeform 42" draw:style-name="gr14" draw:text-style-name="P3" svg:width="0.19cm" svg:height="0.072cm" svg:x="10.532cm" svg:y="0.535c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14" draw:text-style-name="P3" svg:width="0.07cm" svg:height="0.063cm" svg:x="10.502cm" svg:y="0.613c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14" draw:text-style-name="P3" svg:width="0.085cm" svg:height="0.103cm" svg:x="10.486cm" svg:y="0.672c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14" draw:text-style-name="P3" svg:width="0.381cm" svg:height="0.021cm" svg:x="10.588cm" svg:y="0.754c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14" draw:text-style-name="P3" svg:width="0.196cm" svg:height="0.029cm" svg:x="10.645cm" svg:y="0.665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14" draw:text-style-name="P3" svg:width="0.068cm" svg:height="0.06cm" svg:x="10.656cm" svg:y="0.618c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14" draw:text-style-name="P3" svg:width="0.195cm" svg:height="0.02cm" svg:x="10.714cm" svg:y="0.618c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14" draw:text-style-name="P3" svg:width="0.042cm" svg:height="0.06cm" svg:x="10.838cm" svg:y="0.634c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20" draw:text-style-name="P2" svg:width="0.617cm" svg:height="0.342cm" svg:x="12.52cm" svg:y="0.414c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14" draw:text-style-name="P3" svg:width="0.184cm" svg:height="0.021cm" svg:x="12.837cm" svg:y="0.398c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14" draw:text-style-name="P3" svg:width="0.192cm" svg:height="0.073cm" svg:x="12.627cm" svg:y="0.398c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14" draw:text-style-name="P3" svg:width="0.153cm" svg:height="0.201cm" svg:x="12.508cm" svg:y="0.475c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14" draw:text-style-name="P3" svg:width="0.094cm" svg:height="0.103cm" svg:x="12.486cm" svg:y="0.672c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14" draw:text-style-name="P3" svg:width="0.241cm" svg:height="0.021cm" svg:x="12.599cm" svg:y="0.754c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14" draw:text-style-name="P3" svg:width="0.176cm" svg:height="0.103cm" svg:x="12.855cm" svg:y="0.672c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14" draw:text-style-name="P3" svg:width="0.141cm" svg:height="0.179cm" svg:x="12.996cm" svg:y="0.497c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14" draw:text-style-name="P3" svg:width="0.11cm" svg:height="0.101cm" svg:x="13.04cm" svg:y="0.398c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14" draw:text-style-name="P3" svg:width="0.197cm" svg:height="0.029cm" svg:x="12.65cm" svg:y="0.665c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14" draw:text-style-name="P3" svg:width="0.153cm" svg:height="0.218cm" svg:x="12.673cm" svg:y="0.457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14" draw:text-style-name="P3" svg:width="0.187cm" svg:height="0.029cm" svg:x="12.825cm" svg:y="0.457c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14" draw:text-style-name="P3" svg:width="0.159cm" svg:height="0.219cm" svg:x="12.843cm" svg:y="0.475c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21" draw:text-style-name="P2" svg:width="0.658cm" svg:height="0.342cm" svg:x="11.133cm" svg:y="0.414c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14" draw:text-style-name="P3" svg:width="0.153cm" svg:height="0.021cm" svg:x="11.331cm" svg:y="0.398c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22" draw:text-style-name="P3" svg:width="0.264cm" svg:height="0.369cm" svg:x="11.093cm" svg:y="0.406c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14" draw:text-style-name="P3" svg:width="0.167cm" svg:height="0.03cm" svg:x="11.133cm" svg:y="0.754c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23" draw:text-style-name="P3" svg:width="0.218cm" svg:height="0.309cm" svg:x="11.269cm" svg:y="0.457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14" draw:text-style-name="P3" svg:width="0.197cm" svg:height="0.029cm" svg:x="11.484cm" svg:y="0.457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23" draw:text-style-name="P3" svg:width="0.234cm" svg:height="0.309cm" svg:x="11.432cm" svg:y="0.475c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14" draw:text-style-name="P3" svg:width="0.167cm" svg:height="0.03cm" svg:x="11.472cm" svg:y="0.754c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19" draw:text-style-name="P3" svg:width="0.197cm" svg:height="0.27cm" svg:x="11.603cm" svg:y="0.497c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14" draw:text-style-name="P3" svg:width="0.121cm" svg:height="0.101cm" svg:x="11.7cm" svg:y="0.398c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14" draw:text-style-name="P3" svg:width="0.221cm" svg:height="0.051cm" svg:x="11.462cm" svg:y="0.388c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14" draw:text-style-name="P3" svg:width="0.067cm" svg:height="0.039cm" svg:x="11.462cm" svg:y="0.398c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24" draw:text-style-name="P2" svg:width="0.581cm" svg:height="0.342cm" svg:x="9.632cm" svg:y="0.414c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14" draw:text-style-name="P3" svg:width="0.252cm" svg:height="0.051cm" svg:x="9.955cm" svg:y="0.388c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14" draw:text-style-name="P3" svg:width="0.067cm" svg:height="0.039cm" svg:x="9.955cm" svg:y="0.398c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14" draw:text-style-name="P3" svg:width="0.153cm" svg:height="0.021cm" svg:x="9.831cm" svg:y="0.398c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22" draw:text-style-name="P3" svg:width="0.278cm" svg:height="0.369cm" svg:x="9.587cm" svg:y="0.406c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14" draw:text-style-name="P3" svg:width="0.166cm" svg:height="0.03cm" svg:x="9.632cm" svg:y="0.754c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23" draw:text-style-name="P3" svg:width="0.222cm" svg:height="0.309cm" svg:x="9.763cm" svg:y="0.457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14" draw:text-style-name="P3" svg:width="0.223cm" svg:height="0.029cm" svg:x="9.978cm" svg:y="0.457c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14" draw:text-style-name="P3" svg:width="0.098cm" svg:height="0.073cm" svg:x="10.16cm" svg:y="0.398c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25" draw:text-style-name="P2" svg:width="0.754cm" svg:height="0.518cm" svg:x="11.857cm" svg:y="0.238c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14" draw:text-style-name="P3" svg:width="0.151cm" svg:height="0.021cm" svg:x="12.458cm" svg:y="0.216c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14" draw:text-style-name="P3" svg:width="0.146cm" svg:height="0.191cm" svg:x="12.344cm" svg:y="0.227c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14" draw:text-style-name="P3" svg:width="0.164cm" svg:height="0.021cm" svg:x="12.186cm" svg:y="0.398c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14" draw:text-style-name="P3" svg:width="0.192cm" svg:height="0.073cm" svg:x="11.976cm" svg:y="0.398c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14" draw:text-style-name="P3" svg:width="0.151cm" svg:height="0.201cm" svg:x="11.847cm" svg:y="0.475c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14" draw:text-style-name="P3" svg:width="0.104cm" svg:height="0.103cm" svg:x="11.824cm" svg:y="0.672c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14" draw:text-style-name="P3" svg:width="0.227cm" svg:height="0.021cm" svg:x="11.943cm" svg:y="0.754c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14" draw:text-style-name="P3" svg:width="0.121cm" svg:height="0.03cm" svg:x="12.192cm" svg:y="0.754c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26" draw:text-style-name="P3" svg:width="0.367cm" svg:height="0.555cm" svg:x="12.282cm" svg:y="0.216c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14" draw:text-style-name="P3" svg:width="0.158cm" svg:height="0.218cm" svg:x="12.006cm" svg:y="0.457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14" draw:text-style-name="P3" svg:width="0.191cm" svg:height="0.029cm" svg:x="12.164cm" svg:y="0.457c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14" draw:text-style-name="P3" svg:width="0.152cm" svg:height="0.219cm" svg:x="12.186cm" svg:y="0.475c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14" draw:text-style-name="P3" svg:width="0.207cm" svg:height="0.029cm" svg:x="11.988cm" svg:y="0.665c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27" draw:text-style-name="P2" svg:width="0.46cm" svg:height="0.518cm" svg:x="10.123cm" svg:y="0.238cm">
              <text:p/>
              <draw:enhanced-geometry svg:viewBox="0 0 44 71" draw:extrusion-allowed="true" draw:text-areas="0 0 44 71" draw:glue-points="44 0 30 0 0 71 14 71 44 0" draw:type="non-primitive" draw:enhanced-path="M 44 0 L 30 0 0 71 14 71 44 0 Z N"/>
            </draw:custom-shape>
            <draw:custom-shape draw:name="Freeform 99" draw:style-name="gr14" draw:text-style-name="P3" svg:width="0.165cm" svg:height="0.025cm" svg:x="10.418cm" svg:y="0.216c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28" draw:text-style-name="P3" svg:width="0.376cm" svg:height="0.544cm" svg:x="10.076cm" svg:y="0.232c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14" draw:text-style-name="P3" svg:width="0.158cm" svg:height="0.021cm" svg:x="10.123cm" svg:y="0.754c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26" draw:text-style-name="P3" svg:width="0.381cm" svg:height="0.555cm" svg:x="10.242cm" svg:y="0.216c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29" draw:text-style-name="P2" svg:width="0.561cm" svg:height="0.398cm" svg:x="9.518cm" svg:y="0.893c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30" draw:text-style-name="P2" svg:width="1.62cm" svg:height="0.407cm" svg:x="10.145cm" svg:y="0.883c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31" draw:text-style-name="P2" svg:width="0.739cm" svg:height="0.398cm" svg:x="11.817cm" svg:y="0.893c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14" draw:text-style-name="P3" svg:width="0.085cm" svg:height="0.097cm" svg:x="8.679cm" svg:y="1.45c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14" draw:text-style-name="P3" svg:width="0.098cm" svg:height="0.097cm" svg:x="8.779cm" svg:y="1.45c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14" draw:text-style-name="P3" svg:width="0.07cm" svg:height="0.111cm" svg:x="9.002cm" svg:y="1.446c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14" draw:text-style-name="P3" svg:width="0.078cm" svg:height="0.111cm" svg:x="9.111cm" svg:y="1.446c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14" draw:text-style-name="P3" svg:width="0.066cm" svg:height="0.097cm" svg:x="9.23cm" svg:y="1.45c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14" draw:text-style-name="P3" svg:width="0.086cm" svg:height="0.111cm" svg:x="9.331cm" svg:y="1.446c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14" draw:text-style-name="P3" svg:width="0.08cm" svg:height="0.097cm" svg:x="9.456cm" svg:y="1.45c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14" draw:text-style-name="P3" svg:width="0.091cm" svg:height="0.097cm" svg:x="9.62cm" svg:y="1.45c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14" draw:text-style-name="P3" svg:width="0.087cm" svg:height="0.097cm" svg:x="9.785cm" svg:y="1.45c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14" draw:text-style-name="P3" svg:width="0.079cm" svg:height="0.107cm" svg:x="9.915cm" svg:y="1.45c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14" draw:text-style-name="P3" svg:width="0.078cm" svg:height="0.097cm" svg:x="10.017cm" svg:y="1.45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14" draw:text-style-name="P3" svg:width="0.085cm" svg:height="0.097cm" svg:x="10.112cm" svg:y="1.45c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14" draw:text-style-name="P3" svg:width="0.068cm" svg:height="0.107cm" svg:x="10.276cm" svg:y="1.45c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14" draw:text-style-name="P3" svg:width="0.024cm" svg:height="0.132cm" svg:x="10.429cm" svg:y="1.446c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14" draw:text-style-name="P3" svg:width="0.09cm" svg:height="0.097cm" svg:x="10.492cm" svg:y="1.45c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14" draw:text-style-name="P3" svg:width="0.078cm" svg:height="0.111cm" svg:x="10.617cm" svg:y="1.446c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14" draw:text-style-name="P3" svg:width="0.079cm" svg:height="0.097cm" svg:x="10.73cm" svg:y="1.45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14" draw:text-style-name="P3" svg:width="0.078cm" svg:height="0.111cm" svg:x="10.838cm" svg:y="1.446c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14" draw:text-style-name="P3" svg:width="0.078cm" svg:height="0.097cm" svg:x="10.957cm" svg:y="1.45c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14" draw:text-style-name="P3" svg:width="0.079cm" svg:height="0.097cm" svg:x="11.093cm" svg:y="1.45c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14" draw:text-style-name="P3" svg:width="0.092cm" svg:height="0.097cm" svg:x="11.201cm" svg:y="1.45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14" draw:text-style-name="P3" svg:width="0.025cm" svg:height="0.132cm" svg:x="11.32cm" svg:y="1.446c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14" draw:text-style-name="P3" svg:width="0.08cm" svg:height="0.097cm" svg:x="11.432cm" svg:y="1.45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14" draw:text-style-name="P3" svg:width="0.054cm" svg:height="0.097cm" svg:x="11.541cm" svg:y="1.45c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14" draw:text-style-name="P3" svg:width="0.073cm" svg:height="0.097cm" svg:x="11.637cm" svg:y="1.45c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14" draw:text-style-name="P3" svg:width="0.067cm" svg:height="0.097cm" svg:x="11.733cm" svg:y="1.45c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14" draw:text-style-name="P3" svg:width="0.054cm" svg:height="0.097cm" svg:x="11.847cm" svg:y="1.45c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14" draw:text-style-name="P3" svg:width="0.09cm" svg:height="0.097cm" svg:x="11.92cm" svg:y="1.45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14" draw:text-style-name="P3" svg:width="0.091cm" svg:height="0.097cm" svg:x="12.032cm" svg:y="1.45c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14" draw:text-style-name="P3" svg:width="0.062cm" svg:height="0.107cm" svg:x="12.202cm" svg:y="1.45c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14" draw:text-style-name="P3" svg:width="0.055cm" svg:height="0.097cm" svg:x="12.305cm" svg:y="1.45c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14" draw:text-style-name="P3" svg:width="0.067cm" svg:height="0.107cm" svg:x="12.401cm" svg:y="1.45c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14" draw:text-style-name="P3" svg:width="0.042cm" svg:height="0.097cm" svg:x="12.498cm" svg:y="1.45c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14" draw:text-style-name="P3" svg:width="0.066cm" svg:height="0.097cm" svg:x="12.662cm" svg:y="1.45c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14" draw:text-style-name="P3" svg:width="0.068cm" svg:height="0.107cm" svg:x="12.758cm" svg:y="1.45c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14" draw:text-style-name="P3" svg:width="0.078cm" svg:height="0.097cm" svg:x="12.855cm" svg:y="1.45c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14" draw:text-style-name="P3" svg:width="0.067cm" svg:height="0.107cm" svg:x="12.967cm" svg:y="1.45c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14" draw:text-style-name="P3" svg:width="0.068cm" svg:height="0.097cm" svg:x="13.063cm" svg:y="1.45c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14" draw:text-style-name="P3" svg:width="0.074cm" svg:height="0.107cm" svg:x="13.156cm" svg:y="1.45c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14" draw:text-style-name="P3" svg:width="0.036cm" svg:height="0.097cm" svg:x="13.273cm" svg:y="1.45c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14" draw:text-style-name="P3" svg:width="0.098cm" svg:height="0.136cm" svg:x="10.276cm" svg:y="1.708c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14" draw:text-style-name="P3" svg:width="0.107cm" svg:height="0.136cm" svg:x="10.402cm" svg:y="1.708c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14" draw:text-style-name="P3" svg:width="0.09cm" svg:height="0.136cm" svg:x="10.56cm" svg:y="1.708c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14" draw:text-style-name="P3" svg:width="0.024cm" svg:height="0.136cm" svg:x="10.702cm" svg:y="1.708cm">
              <text:p/>
              <draw:enhanced-geometry svg:viewBox="0 0 21600 21600" draw:type="rectangle" draw:enhanced-path="M 0 0 L 21600 0 21600 21600 0 21600 0 0 Z N"/>
            </draw:custom-shape>
            <draw:custom-shape draw:name="Freeform 152" draw:style-name="gr14" draw:text-style-name="P3" svg:width="0.11cm" svg:height="0.136cm" svg:x="10.752cm" svg:y="1.708c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14" draw:text-style-name="P3" svg:width="0.098cm" svg:height="0.136cm" svg:x="10.957cm" svg:y="1.708c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14" draw:text-style-name="P3" svg:width="0.078cm" svg:height="0.136cm" svg:x="11.105cm" svg:y="1.708c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14" draw:text-style-name="P3" svg:width="0.108cm" svg:height="0.136cm" svg:x="11.218cm" svg:y="1.708c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14" draw:text-style-name="P3" svg:width="0.104cm" svg:height="0.136cm" svg:x="11.365cm" svg:y="1.708c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14" draw:text-style-name="P3" svg:width="0.104cm" svg:height="0.144cm" svg:x="11.507cm" svg:y="1.702c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14" draw:text-style-name="P3" svg:width="0.116cm" svg:height="0.136cm" svg:x="11.637cm" svg:y="1.708c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14" draw:text-style-name="P3" svg:width="0.036cm" svg:height="0.05cm" svg:x="9.836cm" svg:y="1.617c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Rectangle 160" draw:style-name="gr14" draw:text-style-name="P3" svg:width="0.024cm" svg:height="0.003cm" svg:x="9.904cm" svg:y="1.638cm">
              <text:p/>
              <draw:enhanced-geometry svg:viewBox="0 0 21600 21600" draw:type="rectangle" draw:enhanced-path="M 0 0 L 21600 0 21600 21600 0 21600 0 0 Z N"/>
            </draw:custom-shape>
            <draw:custom-shape draw:name="Freeform 161" draw:style-name="gr14" draw:text-style-name="P3" svg:width="0.073cm" svg:height="0.05cm" svg:x="9.97cm" svg:y="1.617c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14" draw:text-style-name="P3" svg:width="0.048cm" svg:height="0.05cm" svg:x="10.086cm" svg:y="1.617c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14" draw:text-style-name="P3" svg:width="0.047cm" svg:height="0.05cm" svg:x="10.317cm" svg:y="1.617c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14" draw:text-style-name="P3" svg:width="0.023cm" svg:height="0.05cm" svg:x="10.402cm" svg:y="1.617c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14" draw:text-style-name="P3" svg:width="0.047cm" svg:height="0.05cm" svg:x="10.492cm" svg:y="1.617c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14" draw:text-style-name="P3" svg:width="0.029cm" svg:height="0.05cm" svg:x="10.57cm" svg:y="1.617c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14" draw:text-style-name="P3" svg:width="0.047cm" svg:height="0.07cm" svg:x="10.645cm" svg:y="1.596c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14" draw:text-style-name="P3" svg:width="0.048cm" svg:height="0.05cm" svg:x="10.73cm" svg:y="1.617c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14" draw:text-style-name="P3" svg:width="0.048cm" svg:height="0.05cm" svg:x="10.849cm" svg:y="1.617c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14" draw:text-style-name="P3" svg:width="0.029cm" svg:height="0.05cm" svg:x="10.94cm" svg:y="1.617c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14" draw:text-style-name="P3" svg:width="0.047cm" svg:height="0.05cm" svg:x="11.002cm" svg:y="1.617c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14" draw:text-style-name="P3" svg:width="0.044cm" svg:height="0.05cm" svg:x="11.087cm" svg:y="1.617c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14" draw:text-style-name="P3" svg:width="0.098cm" svg:height="0.07cm" svg:x="11.161cm" svg:y="1.596c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14" draw:text-style-name="P3" svg:width="0.035cm" svg:height="0.05cm" svg:x="11.331cm" svg:y="1.617c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14" draw:text-style-name="P3" svg:width="0.018cm" svg:height="0.07cm" svg:x="11.404cm" svg:y="1.596c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14" draw:text-style-name="P3" svg:width="0.042cm" svg:height="0.05cm" svg:x="11.455cm" svg:y="1.617c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14" draw:text-style-name="P3" svg:width="0.056cm" svg:height="0.05cm" svg:x="11.528cm" svg:y="1.617c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14" draw:text-style-name="P3" svg:width="0.036cm" svg:height="0.05cm" svg:x="11.647cm" svg:y="1.617c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14" draw:text-style-name="P3" svg:width="0.044cm" svg:height="0.05cm" svg:x="11.756cm" svg:y="1.617c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14" draw:text-style-name="P3" svg:width="0.048cm" svg:height="0.05cm" svg:x="11.829cm" svg:y="1.617c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14" draw:text-style-name="P3" svg:width="0.078cm" svg:height="0.05cm" svg:x="11.92cm" svg:y="1.617c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14" draw:text-style-name="P3" svg:width="0.042cm" svg:height="0.05cm" svg:x="12.085cm" svg:y="1.617c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14" draw:text-style-name="P3" svg:width="0.023cm" svg:height="0.05cm" svg:x="12.164cm" svg:y="1.617c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32" draw:text-style-name="P1" svg:width="4.158cm" svg:height="0.029cm" svg:x="9.02cm" svg:y="0.497cm">
              <text:p/>
              <draw:enhanced-geometry svg:viewBox="0 0 21600 21600" draw:type="rectangle" draw:enhanced-path="M 0 0 L 21600 0 21600 21600 0 21600 0 0 Z N"/>
            </draw:custom-shape>
          </draw:g>
        </table:shapes>
        <table:table-column table:style-name="co1" table:default-cell-style-name="ce1"/>
        <table:table-column table:style-name="co2" table:number-columns-repeated="12" table:default-cell-style-name="ce10"/>
        <table:table-column table:style-name="co3" table:default-cell-style-name="ce10"/>
        <table:table-column table:style-name="co2" table:default-cell-style-name="ce10"/>
        <table:table-column table:style-name="co10" table:default-cell-style-name="ce10"/>
        <table:table-column table:style-name="co2" table:number-columns-repeated="2" table:default-cell-style-name="ce10"/>
        <table:table-column table:style-name="co1" table:default-cell-style-name="ce1"/>
        <table:table-column table:style-name="co6" table:number-columns-repeated="45" table:default-cell-style-name="ce10"/>
        <table:table-row table:style-name="ro1">
          <table:table-cell table:number-columns-repeated="64"/>
        </table:table-row>
        <table:table-row table:style-name="ro1">
          <table:table-cell/>
          <table:table-cell table:style-name="ce11" office:value-type="float" office:value="3.74" calcext:value-type="float">
            <text:p>3,74 </text:p>
          </table:table-cell>
          <table:table-cell table:style-name="ce11" office:value-type="float" office:value="3.68" calcext:value-type="float">
            <text:p>3,68 </text:p>
          </table:table-cell>
          <table:table-cell table:style-name="ce11" office:value-type="float" office:value="3.62" calcext:value-type="float">
            <text:p>3,62 </text:p>
          </table:table-cell>
          <table:table-cell table:style-name="ce11" office:value-type="float" office:value="3.55" calcext:value-type="float">
            <text:p>3,55 </text:p>
          </table:table-cell>
          <table:table-cell table:style-name="ce11"/>
          <table:table-cell table:number-columns-repeated="58"/>
        </table:table-row>
        <table:table-row table:style-name="ro1">
          <table:table-cell/>
          <table:table-cell table:style-name="ce11" office:value-type="float" office:value="3.56" calcext:value-type="float">
            <text:p>3,56 </text:p>
          </table:table-cell>
          <table:table-cell table:style-name="ce11" office:value-type="float" office:value="3.42" calcext:value-type="float">
            <text:p>3,42 </text:p>
          </table:table-cell>
          <table:table-cell table:style-name="ce11" office:value-type="float" office:value="3.37" calcext:value-type="float">
            <text:p>3,37 </text:p>
          </table:table-cell>
          <table:table-cell table:style-name="ce11" office:value-type="float" office:value="3.3" calcext:value-type="float">
            <text:p>3,30 </text:p>
          </table:table-cell>
          <table:table-cell table:style-name="ce11"/>
          <table:table-cell table:number-columns-repeated="58"/>
        </table:table-row>
        <table:table-row table:style-name="ro4">
          <table:table-cell/>
          <table:table-cell table:style-name="ce11" office:value-type="float" office:value="3.81" calcext:value-type="float">
            <text:p>3,81 </text:p>
          </table:table-cell>
          <table:table-cell table:style-name="ce11" office:value-type="float" office:value="3.74" calcext:value-type="float">
            <text:p>3,74 </text:p>
          </table:table-cell>
          <table:table-cell table:style-name="ce11" office:value-type="float" office:value="3.66" calcext:value-type="float">
            <text:p>3,66 </text:p>
          </table:table-cell>
          <table:table-cell table:style-name="ce11" office:value-type="float" office:value="3.59" calcext:value-type="float">
            <text:p>3,59 </text:p>
          </table:table-cell>
          <table:table-cell table:style-name="ce11"/>
          <table:table-cell table:number-columns-repeated="58"/>
        </table:table-row>
        <table:table-row table:style-name="ro1">
          <table:table-cell/>
          <table:table-cell table:style-name="ce11" office:value-type="float" office:value="4.1" calcext:value-type="float">
            <text:p>4,10 </text:p>
          </table:table-cell>
          <table:table-cell table:style-name="ce11" office:value-type="float" office:value="3.98" calcext:value-type="float">
            <text:p>3,98 </text:p>
          </table:table-cell>
          <table:table-cell table:style-name="ce11" office:value-type="float" office:value="3.93" calcext:value-type="float">
            <text:p>3,93 </text:p>
          </table:table-cell>
          <table:table-cell table:style-name="ce11" office:value-type="float" office:value="3.87" calcext:value-type="float">
            <text:p>3,87 </text:p>
          </table:table-cell>
          <table:table-cell table:style-name="ce11"/>
          <table:table-cell table:number-columns-repeated="58"/>
        </table:table-row>
        <table:table-row table:style-name="ro6">
          <table:table-cell table:number-columns-repeated="64"/>
        </table:table-row>
        <table:table-row table:style-name="ro1" table:visibility="collapse">
          <table:table-cell/>
          <table:table-cell office:value-type="float" office:value="12" calcext:value-type="float">
            <text:p>12,00 </text:p>
          </table:table-cell>
          <table:table-cell office:value-type="float" office:value="16" calcext:value-type="float">
            <text:p>16,00 </text:p>
          </table:table-cell>
          <table:table-cell table:number-columns-repeated="2" office:value-type="float" office:value="22" calcext:value-type="float">
            <text:p>22,00 </text:p>
          </table:table-cell>
          <table:table-cell office:value-type="string" office:string-value="IVA" calcext:value-type="string">
            <text:p>IVA </text:p>
          </table:table-cell>
          <table:table-cell table:number-columns-repeated="58"/>
        </table:table-row>
        <table:table-row table:style-name="ro1" table:visibility="collapse">
          <table:table-cell/>
          <table:table-cell table:formula="of:=+[.C8]*1.0282*1.02" office:value-type="float" office:value="628.425603914764" calcext:value-type="float">
            <text:p>628,43 </text:p>
          </table:table-cell>
          <table:table-cell table:formula="of:=+[.D8]*1.0282" office:value-type="float" office:value="599.205926132823" calcext:value-type="float">
            <text:p>599,21 </text:p>
          </table:table-cell>
          <table:table-cell table:formula="of:=+[.E8]*1.0282" office:value-type="float" office:value="582.771762432234" calcext:value-type="float">
            <text:p>582,77 </text:p>
          </table:table-cell>
          <table:table-cell table:formula="of:=+['Cálculo costo'.S35]" office:value-type="float" office:value="566.788331484375" calcext:value-type="float">
            <text:p>566,79 </text:p>
          </table:table-cell>
          <table:table-cell office:value-type="float" office:value="1" calcext:value-type="float">
            <text:p>1,00 </text:p>
          </table:table-cell>
          <table:table-cell table:number-columns-repeated="58"/>
        </table:table-row>
        <table:table-row table:style-name="ro1">
          <table:table-cell table:number-columns-repeated="16"/>
          <table:table-cell table:style-name="ce31" table:formula="of:=TODAY()" office:value-type="date" office:date-value="2020-05-27" calcext:value-type="date" table:number-columns-spanned="2" table:number-rows-spanned="1">
            <text:p>27-may-2020</text:p>
          </table:table-cell>
          <table:covered-table-cell table:style-name="ce31"/>
          <table:table-cell table:number-columns-repeated="46"/>
        </table:table-row>
        <table:table-row table:style-name="ro1">
          <table:table-cell table:style-name="ce9" office:value-type="string" office:string-value="Lonas confeccionadas – Sin soga, ojales dentados y refuerzos triangulares" calcext:value-type="string" table:number-columns-spanned="16" table:number-rows-spanned="1">
            <text:p>Lonas confeccionadas – Sin soga, ojales dentados y refuerzos triangulares </text:p>
          </table:table-cell>
          <table:covered-table-cell table:number-columns-repeated="15" table:style-name="ce9"/>
          <table:table-cell table:number-columns-repeated="2"/>
          <table:table-cell table:style-name="ce10"/>
          <table:table-cell table:number-columns-repeated="45"/>
        </table:table-row>
        <table:table-row table:style-name="ro10">
          <table:table-cell table:number-columns-repeated="2"/>
          <table:table-cell table:style-name="ce94" office:value-type="string" office:string-value="VORTEX" calcext:value-type="string" table:number-columns-spanned="13" table:number-rows-spanned="1">
            <text:p>VORTEX </text:p>
          </table:table-cell>
          <table:covered-table-cell table:number-columns-repeated="12"/>
          <table:table-cell table:number-columns-repeated="49"/>
        </table:table-row>
        <table:table-row table:style-name="ro1">
          <table:table-cell table:number-columns-repeated="64"/>
        </table:table-row>
        <table:table-row table:style-name="ro1">
          <table:table-cell table:style-name="ce76"/>
          <table:table-cell table:style-name="ce78" office:value-type="float" office:value="2" calcext:value-type="float">
            <text:p>2,00 </text:p>
          </table:table-cell>
          <table:table-cell table:style-name="ce78" table:formula="of:=+[.B13]+0.5" office:value-type="float" office:value="2.5" calcext:value-type="float">
            <text:p>2,50 </text:p>
          </table:table-cell>
          <table:table-cell table:style-name="ce78" table:formula="of:=+[.C13]+0.5" office:value-type="float" office:value="3" calcext:value-type="float">
            <text:p>3,00 </text:p>
          </table:table-cell>
          <table:table-cell table:style-name="ce78" table:formula="of:=+[.D13]+0.5" office:value-type="float" office:value="3.5" calcext:value-type="float">
            <text:p>3,50 </text:p>
          </table:table-cell>
          <table:table-cell table:style-name="ce78" table:formula="of:=+[.E13]+0.5" office:value-type="float" office:value="4" calcext:value-type="float">
            <text:p>4,00 </text:p>
          </table:table-cell>
          <table:table-cell table:style-name="ce78" table:formula="of:=+[.F13]+0.5" office:value-type="float" office:value="4.5" calcext:value-type="float">
            <text:p>4,50 </text:p>
          </table:table-cell>
          <table:table-cell table:style-name="ce78" table:formula="of:=+[.G13]+0.5" office:value-type="float" office:value="5" calcext:value-type="float">
            <text:p>5,00 </text:p>
          </table:table-cell>
          <table:table-cell table:style-name="ce78" table:formula="of:=+[.H13]+0.5" office:value-type="float" office:value="5.5" calcext:value-type="float">
            <text:p>5,50 </text:p>
          </table:table-cell>
          <table:table-cell table:style-name="ce78" table:formula="of:=+[.I13]+0.5" office:value-type="float" office:value="6" calcext:value-type="float">
            <text:p>6,00 </text:p>
          </table:table-cell>
          <table:table-cell table:style-name="ce78" table:formula="of:=+[.J13]+0.5" office:value-type="float" office:value="6.5" calcext:value-type="float">
            <text:p>6,50 </text:p>
          </table:table-cell>
          <table:table-cell table:style-name="ce78" table:formula="of:=+[.K13]+0.5" office:value-type="float" office:value="7" calcext:value-type="float">
            <text:p>7,00 </text:p>
          </table:table-cell>
          <table:table-cell table:style-name="ce78" table:formula="of:=+[.L13]+0.5" office:value-type="float" office:value="7.5" calcext:value-type="float">
            <text:p>7,50 </text:p>
          </table:table-cell>
          <table:table-cell table:style-name="ce78" table:formula="of:=+[.M13]+0.5" office:value-type="float" office:value="8" calcext:value-type="float">
            <text:p>8,00 </text:p>
          </table:table-cell>
          <table:table-cell table:style-name="ce78" table:formula="of:=+[.N13]+0.5" office:value-type="float" office:value="8.5" calcext:value-type="float">
            <text:p>8,50 </text:p>
          </table:table-cell>
          <table:table-cell table:style-name="ce78" table:formula="of:=+[.O13]+0.5" office:value-type="float" office:value="9" calcext:value-type="float">
            <text:p>9,00 </text:p>
          </table:table-cell>
          <table:table-cell table:style-name="ce78" table:formula="of:=+[.P13]+0.5" office:value-type="float" office:value="9.5" calcext:value-type="float">
            <text:p>9,50 </text:p>
          </table:table-cell>
          <table:table-cell table:style-name="ce78" table:formula="of:=+[.Q13]+0.5" office:value-type="float" office:value="10" calcext:value-type="float">
            <text:p>10,00 </text:p>
          </table:table-cell>
          <table:table-cell table:style-name="ce76"/>
          <table:table-cell table:style-name="ce1" table:number-columns-repeated="45"/>
        </table:table-row>
        <table:table-row table:style-name="ro1">
          <table:table-cell table:style-name="ce77" office:value-type="float" office:value="2" calcext:value-type="float">
            <text:p>2,00 </text:p>
          </table:table-cell>
          <table:table-cell table:style-name="ce83" table:formula="of:=(IF([.$A14]*[.B$13]&lt;=[.$B$7];[.$A14]*[.B$13]*[.$B$8];IF(AND([.$A14]*[.B$13]&gt;[.$B$7];[.$A14]*[.B$13]&lt;=[.$C$7]);[.$A14]*[.B$13]*[.$C$8];IF(AND([.$A14]*[.B$13]&gt;[.$C$7];[.$A14]*[.B$13]&lt;[.$D$7]);[.$A14]*[.B$13]*[.$D$8];[.$A14]*[.B$13]*[.$E$8]))))*[.$F$8]" office:value-type="float" office:value="2513.70241565906" calcext:value-type="float">
            <text:p>2.514 </text:p>
          </table:table-cell>
          <table:table-cell table:style-name="ce95" table:formula="of:=(IF([.$A14]*[.C$13]&lt;=[.$B$7];[.$A14]*[.C$13]*[.$B$8];IF(AND([.$A14]*[.C$13]&gt;[.$B$7];[.$A14]*[.C$13]&lt;=[.$C$7]);[.$A14]*[.C$13]*[.$C$8];IF(AND([.$A14]*[.C$13]&gt;[.$C$7];[.$A14]*[.C$13]&lt;[.$D$7]);[.$A14]*[.C$13]*[.$D$8];[.$A14]*[.C$13]*[.$E$8]))))*[.$F$8]" office:value-type="float" office:value="3142.12801957382" calcext:value-type="float">
            <text:p>3.142 </text:p>
          </table:table-cell>
          <table:table-cell table:style-name="ce95" table:formula="of:=(IF([.$A14]*[.D$13]&lt;=[.$B$7];[.$A14]*[.D$13]*[.$B$8];IF(AND([.$A14]*[.D$13]&gt;[.$B$7];[.$A14]*[.D$13]&lt;=[.$C$7]);[.$A14]*[.D$13]*[.$C$8];IF(AND([.$A14]*[.D$13]&gt;[.$C$7];[.$A14]*[.D$13]&lt;[.$D$7]);[.$A14]*[.D$13]*[.$D$8];[.$A14]*[.D$13]*[.$E$8]))))*[.$F$8]" office:value-type="float" office:value="3770.55362348859" calcext:value-type="float">
            <text:p>3.771 </text:p>
          </table:table-cell>
          <table:table-cell table:style-name="ce95" table:formula="of:=(IF([.$A14]*[.E$13]&lt;=[.$B$7];[.$A14]*[.E$13]*[.$B$8];IF(AND([.$A14]*[.E$13]&gt;[.$B$7];[.$A14]*[.E$13]&lt;=[.$C$7]);[.$A14]*[.E$13]*[.$C$8];IF(AND([.$A14]*[.E$13]&gt;[.$C$7];[.$A14]*[.E$13]&lt;[.$D$7]);[.$A14]*[.E$13]*[.$D$8];[.$A14]*[.E$13]*[.$E$8]))))*[.$F$8]" office:value-type="float" office:value="4398.97922740335" calcext:value-type="float">
            <text:p>4.399 </text:p>
          </table:table-cell>
          <table:table-cell table:style-name="ce95" table:formula="of:=(IF([.$A14]*[.F$13]&lt;=[.$B$7];[.$A14]*[.F$13]*[.$B$8];IF(AND([.$A14]*[.F$13]&gt;[.$B$7];[.$A14]*[.F$13]&lt;=[.$C$7]);[.$A14]*[.F$13]*[.$C$8];IF(AND([.$A14]*[.F$13]&gt;[.$C$7];[.$A14]*[.F$13]&lt;[.$D$7]);[.$A14]*[.F$13]*[.$D$8];[.$A14]*[.F$13]*[.$E$8]))))*[.$F$8]" office:value-type="float" office:value="5027.40483131812" calcext:value-type="float">
            <text:p>5.027 </text:p>
          </table:table-cell>
          <table:table-cell table:style-name="ce95" table:formula="of:=(IF([.$A14]*[.G$13]&lt;=[.$B$7];[.$A14]*[.G$13]*[.$B$8];IF(AND([.$A14]*[.G$13]&gt;[.$B$7];[.$A14]*[.G$13]&lt;=[.$C$7]);[.$A14]*[.G$13]*[.$C$8];IF(AND([.$A14]*[.G$13]&gt;[.$C$7];[.$A14]*[.G$13]&lt;[.$D$7]);[.$A14]*[.G$13]*[.$D$8];[.$A14]*[.G$13]*[.$E$8]))))*[.$F$8]" office:value-type="float" office:value="5655.83043523288" calcext:value-type="float">
            <text:p>5.656 </text:p>
          </table:table-cell>
          <table:table-cell table:style-name="ce95" table:formula="of:=(IF([.$A14]*[.H$13]&lt;=[.$B$7];[.$A14]*[.H$13]*[.$B$8];IF(AND([.$A14]*[.H$13]&gt;[.$B$7];[.$A14]*[.H$13]&lt;=[.$C$7]);[.$A14]*[.H$13]*[.$C$8];IF(AND([.$A14]*[.H$13]&gt;[.$C$7];[.$A14]*[.H$13]&lt;[.$D$7]);[.$A14]*[.H$13]*[.$D$8];[.$A14]*[.H$13]*[.$E$8]))))*[.$F$8]" office:value-type="float" office:value="6284.25603914764" calcext:value-type="float">
            <text:p>6.284 </text:p>
          </table:table-cell>
          <table:table-cell table:style-name="ce95" table:formula="of:=(IF([.$A14]*[.I$13]&lt;=[.$B$7];[.$A14]*[.I$13]*[.$B$8];IF(AND([.$A14]*[.I$13]&gt;[.$B$7];[.$A14]*[.I$13]&lt;=[.$C$7]);[.$A14]*[.I$13]*[.$C$8];IF(AND([.$A14]*[.I$13]&gt;[.$C$7];[.$A14]*[.I$13]&lt;[.$D$7]);[.$A14]*[.I$13]*[.$D$8];[.$A14]*[.I$13]*[.$E$8]))))*[.$F$8]" office:value-type="float" office:value="6912.68164306241" calcext:value-type="float">
            <text:p>6.913 </text:p>
          </table:table-cell>
          <table:table-cell table:style-name="ce95" table:formula="of:=(IF([.$A14]*[.J$13]&lt;=[.$B$7];[.$A14]*[.J$13]*[.$B$8];IF(AND([.$A14]*[.J$13]&gt;[.$B$7];[.$A14]*[.J$13]&lt;=[.$C$7]);[.$A14]*[.J$13]*[.$C$8];IF(AND([.$A14]*[.J$13]&gt;[.$C$7];[.$A14]*[.J$13]&lt;[.$D$7]);[.$A14]*[.J$13]*[.$D$8];[.$A14]*[.J$13]*[.$E$8]))))*[.$F$8]" office:value-type="float" office:value="7541.10724697717" calcext:value-type="float">
            <text:p>7.541 </text:p>
          </table:table-cell>
          <table:table-cell table:style-name="ce95" table:formula="of:=(IF([.$A14]*[.K$13]&lt;=[.$B$7];[.$A14]*[.K$13]*[.$B$8];IF(AND([.$A14]*[.K$13]&gt;[.$B$7];[.$A14]*[.K$13]&lt;=[.$C$7]);[.$A14]*[.K$13]*[.$C$8];IF(AND([.$A14]*[.K$13]&gt;[.$C$7];[.$A14]*[.K$13]&lt;[.$D$7]);[.$A14]*[.K$13]*[.$D$8];[.$A14]*[.K$13]*[.$E$8]))))*[.$F$8]" office:value-type="float" office:value="7789.6770397267" calcext:value-type="float">
            <text:p>7.790 </text:p>
          </table:table-cell>
          <table:table-cell table:style-name="ce95" table:formula="of:=(IF([.$A14]*[.L$13]&lt;=[.$B$7];[.$A14]*[.L$13]*[.$B$8];IF(AND([.$A14]*[.L$13]&gt;[.$B$7];[.$A14]*[.L$13]&lt;=[.$C$7]);[.$A14]*[.L$13]*[.$C$8];IF(AND([.$A14]*[.L$13]&gt;[.$C$7];[.$A14]*[.L$13]&lt;[.$D$7]);[.$A14]*[.L$13]*[.$D$8];[.$A14]*[.L$13]*[.$E$8]))))*[.$F$8]" office:value-type="float" office:value="8388.88296585953" calcext:value-type="float">
            <text:p>8.389 </text:p>
          </table:table-cell>
          <table:table-cell table:style-name="ce95" table:formula="of:=(IF([.$A14]*[.M$13]&lt;=[.$B$7];[.$A14]*[.M$13]*[.$B$8];IF(AND([.$A14]*[.M$13]&gt;[.$B$7];[.$A14]*[.M$13]&lt;=[.$C$7]);[.$A14]*[.M$13]*[.$C$8];IF(AND([.$A14]*[.M$13]&gt;[.$C$7];[.$A14]*[.M$13]&lt;[.$D$7]);[.$A14]*[.M$13]*[.$D$8];[.$A14]*[.M$13]*[.$E$8]))))*[.$F$8]" office:value-type="float" office:value="8988.08889199235" calcext:value-type="float">
            <text:p>8.988 </text:p>
          </table:table-cell>
          <table:table-cell table:style-name="ce95" table:formula="of:=(IF([.$A14]*[.N$13]&lt;=[.$B$7];[.$A14]*[.N$13]*[.$B$8];IF(AND([.$A14]*[.N$13]&gt;[.$B$7];[.$A14]*[.N$13]&lt;=[.$C$7]);[.$A14]*[.N$13]*[.$C$8];IF(AND([.$A14]*[.N$13]&gt;[.$C$7];[.$A14]*[.N$13]&lt;[.$D$7]);[.$A14]*[.N$13]*[.$D$8];[.$A14]*[.N$13]*[.$E$8]))))*[.$F$8]" office:value-type="float" office:value="9587.29481812518" calcext:value-type="float">
            <text:p>9.587 </text:p>
          </table:table-cell>
          <table:table-cell table:style-name="ce95" table:formula="of:=(IF([.$A14]*[.O$13]&lt;=[.$B$7];[.$A14]*[.O$13]*[.$B$8];IF(AND([.$A14]*[.O$13]&gt;[.$B$7];[.$A14]*[.O$13]&lt;=[.$C$7]);[.$A14]*[.O$13]*[.$C$8];IF(AND([.$A14]*[.O$13]&gt;[.$C$7];[.$A14]*[.O$13]&lt;[.$D$7]);[.$A14]*[.O$13]*[.$D$8];[.$A14]*[.O$13]*[.$E$8]))))*[.$F$8]" office:value-type="float" office:value="9907.11996134798" calcext:value-type="float">
            <text:p>9.907 </text:p>
          </table:table-cell>
          <table:table-cell table:style-name="ce95" table:formula="of:=(IF([.$A14]*[.P$13]&lt;=[.$B$7];[.$A14]*[.P$13]*[.$B$8];IF(AND([.$A14]*[.P$13]&gt;[.$B$7];[.$A14]*[.P$13]&lt;=[.$C$7]);[.$A14]*[.P$13]*[.$C$8];IF(AND([.$A14]*[.P$13]&gt;[.$C$7];[.$A14]*[.P$13]&lt;[.$D$7]);[.$A14]*[.P$13]*[.$D$8];[.$A14]*[.P$13]*[.$E$8]))))*[.$F$8]" office:value-type="float" office:value="10489.8917237802" calcext:value-type="float">
            <text:p>10.490 </text:p>
          </table:table-cell>
          <table:table-cell table:style-name="ce95" table:formula="of:=(IF([.$A14]*[.Q$13]&lt;=[.$B$7];[.$A14]*[.Q$13]*[.$B$8];IF(AND([.$A14]*[.Q$13]&gt;[.$B$7];[.$A14]*[.Q$13]&lt;=[.$C$7]);[.$A14]*[.Q$13]*[.$C$8];IF(AND([.$A14]*[.Q$13]&gt;[.$C$7];[.$A14]*[.Q$13]&lt;[.$D$7]);[.$A14]*[.Q$13]*[.$D$8];[.$A14]*[.Q$13]*[.$E$8]))))*[.$F$8]" office:value-type="float" office:value="11072.6634862125" calcext:value-type="float">
            <text:p>11.073 </text:p>
          </table:table-cell>
          <table:table-cell table:style-name="ce95" table:formula="of:=(IF([.$A14]*[.R$13]&lt;=[.$B$7];[.$A14]*[.R$13]*[.$B$8];IF(AND([.$A14]*[.R$13]&gt;[.$B$7];[.$A14]*[.R$13]&lt;=[.$C$7]);[.$A14]*[.R$13]*[.$C$8];IF(AND([.$A14]*[.R$13]&gt;[.$C$7];[.$A14]*[.R$13]&lt;[.$D$7]);[.$A14]*[.R$13]*[.$D$8];[.$A14]*[.R$13]*[.$E$8]))))*[.$F$8]" office:value-type="float" office:value="11655.4352486447" calcext:value-type="float">
            <text:p>11.655 </text:p>
          </table:table-cell>
          <table:table-cell table:style-name="ce77" office:value-type="float" office:value="2" calcext:value-type="float">
            <text:p>2,00 </text:p>
          </table:table-cell>
          <table:table-cell table:number-columns-repeated="45"/>
        </table:table-row>
        <table:table-row table:style-name="ro1">
          <table:table-cell table:style-name="ce78" table:formula="of:=+[.A14]+0.5" office:value-type="float" office:value="2.5" calcext:value-type="float">
            <text:p>2,50 </text:p>
          </table:table-cell>
          <table:table-cell table:style-name="ce84" table:formula="of:=(IF([.$A15]*[.B$13]&lt;=[.$B$7];[.$A15]*[.B$13]*[.$B$8];IF(AND([.$A15]*[.B$13]&gt;[.$B$7];[.$A15]*[.B$13]&lt;=[.$C$7]);[.$A15]*[.B$13]*[.$C$8];IF(AND([.$A15]*[.B$13]&gt;[.$C$7];[.$A15]*[.B$13]&lt;[.$D$7]);[.$A15]*[.B$13]*[.$D$8];[.$A15]*[.B$13]*[.$E$8]))))*[.$F$8]" office:value-type="float" office:value="3142.12801957382" calcext:value-type="float">
            <text:p>3.142 </text:p>
          </table:table-cell>
          <table:table-cell table:style-name="ce96" table:formula="of:=(IF([.$A15]*[.C$13]&lt;=[.$B$7];[.$A15]*[.C$13]*[.$B$8];IF(AND([.$A15]*[.C$13]&gt;[.$B$7];[.$A15]*[.C$13]&lt;=[.$C$7]);[.$A15]*[.C$13]*[.$C$8];IF(AND([.$A15]*[.C$13]&gt;[.$C$7];[.$A15]*[.C$13]&lt;[.$D$7]);[.$A15]*[.C$13]*[.$D$8];[.$A15]*[.C$13]*[.$E$8]))))*[.$F$8]" office:value-type="float" office:value="3927.66002446728" calcext:value-type="float">
            <text:p>3.928 </text:p>
          </table:table-cell>
          <table:table-cell table:style-name="ce96" table:formula="of:=(IF([.$A15]*[.D$13]&lt;=[.$B$7];[.$A15]*[.D$13]*[.$B$8];IF(AND([.$A15]*[.D$13]&gt;[.$B$7];[.$A15]*[.D$13]&lt;=[.$C$7]);[.$A15]*[.D$13]*[.$C$8];IF(AND([.$A15]*[.D$13]&gt;[.$C$7];[.$A15]*[.D$13]&lt;[.$D$7]);[.$A15]*[.D$13]*[.$D$8];[.$A15]*[.D$13]*[.$E$8]))))*[.$F$8]" office:value-type="float" office:value="4713.19202936073" calcext:value-type="float">
            <text:p>4.713 </text:p>
          </table:table-cell>
          <table:table-cell table:style-name="ce96" table:formula="of:=(IF([.$A15]*[.E$13]&lt;=[.$B$7];[.$A15]*[.E$13]*[.$B$8];IF(AND([.$A15]*[.E$13]&gt;[.$B$7];[.$A15]*[.E$13]&lt;=[.$C$7]);[.$A15]*[.E$13]*[.$C$8];IF(AND([.$A15]*[.E$13]&gt;[.$C$7];[.$A15]*[.E$13]&lt;[.$D$7]);[.$A15]*[.E$13]*[.$D$8];[.$A15]*[.E$13]*[.$E$8]))))*[.$F$8]" office:value-type="float" office:value="5498.72403425419" calcext:value-type="float">
            <text:p>5.499 </text:p>
          </table:table-cell>
          <table:table-cell table:style-name="ce96" table:formula="of:=(IF([.$A15]*[.F$13]&lt;=[.$B$7];[.$A15]*[.F$13]*[.$B$8];IF(AND([.$A15]*[.F$13]&gt;[.$B$7];[.$A15]*[.F$13]&lt;=[.$C$7]);[.$A15]*[.F$13]*[.$C$8];IF(AND([.$A15]*[.F$13]&gt;[.$C$7];[.$A15]*[.F$13]&lt;[.$D$7]);[.$A15]*[.F$13]*[.$D$8];[.$A15]*[.F$13]*[.$E$8]))))*[.$F$8]" office:value-type="float" office:value="6284.25603914764" calcext:value-type="float">
            <text:p>6.284 </text:p>
          </table:table-cell>
          <table:table-cell table:style-name="ce96" table:formula="of:=(IF([.$A15]*[.G$13]&lt;=[.$B$7];[.$A15]*[.G$13]*[.$B$8];IF(AND([.$A15]*[.G$13]&gt;[.$B$7];[.$A15]*[.G$13]&lt;=[.$C$7]);[.$A15]*[.G$13]*[.$C$8];IF(AND([.$A15]*[.G$13]&gt;[.$C$7];[.$A15]*[.G$13]&lt;[.$D$7]);[.$A15]*[.G$13]*[.$D$8];[.$A15]*[.G$13]*[.$E$8]))))*[.$F$8]" office:value-type="float" office:value="7069.7880440411" calcext:value-type="float">
            <text:p>7.070 </text:p>
          </table:table-cell>
          <table:table-cell table:style-name="ce96" table:formula="of:=(IF([.$A15]*[.H$13]&lt;=[.$B$7];[.$A15]*[.H$13]*[.$B$8];IF(AND([.$A15]*[.H$13]&gt;[.$B$7];[.$A15]*[.H$13]&lt;=[.$C$7]);[.$A15]*[.H$13]*[.$C$8];IF(AND([.$A15]*[.H$13]&gt;[.$C$7];[.$A15]*[.H$13]&lt;[.$D$7]);[.$A15]*[.H$13]*[.$D$8];[.$A15]*[.H$13]*[.$E$8]))))*[.$F$8]" office:value-type="float" office:value="7490.07407666029" calcext:value-type="float">
            <text:p>7.490 </text:p>
          </table:table-cell>
          <table:table-cell table:style-name="ce96" table:formula="of:=(IF([.$A15]*[.I$13]&lt;=[.$B$7];[.$A15]*[.I$13]*[.$B$8];IF(AND([.$A15]*[.I$13]&gt;[.$B$7];[.$A15]*[.I$13]&lt;=[.$C$7]);[.$A15]*[.I$13]*[.$C$8];IF(AND([.$A15]*[.I$13]&gt;[.$C$7];[.$A15]*[.I$13]&lt;[.$D$7]);[.$A15]*[.I$13]*[.$D$8];[.$A15]*[.I$13]*[.$E$8]))))*[.$F$8]" office:value-type="float" office:value="8239.08148432632" calcext:value-type="float">
            <text:p>8.239 </text:p>
          </table:table-cell>
          <table:table-cell table:style-name="ce96" table:formula="of:=(IF([.$A15]*[.J$13]&lt;=[.$B$7];[.$A15]*[.J$13]*[.$B$8];IF(AND([.$A15]*[.J$13]&gt;[.$B$7];[.$A15]*[.J$13]&lt;=[.$C$7]);[.$A15]*[.J$13]*[.$C$8];IF(AND([.$A15]*[.J$13]&gt;[.$C$7];[.$A15]*[.J$13]&lt;[.$D$7]);[.$A15]*[.J$13]*[.$D$8];[.$A15]*[.J$13]*[.$E$8]))))*[.$F$8]" office:value-type="float" office:value="8988.08889199235" calcext:value-type="float">
            <text:p>8.988 </text:p>
          </table:table-cell>
          <table:table-cell table:style-name="ce96" table:formula="of:=(IF([.$A15]*[.K$13]&lt;=[.$B$7];[.$A15]*[.K$13]*[.$B$8];IF(AND([.$A15]*[.K$13]&gt;[.$B$7];[.$A15]*[.K$13]&lt;=[.$C$7]);[.$A15]*[.K$13]*[.$C$8];IF(AND([.$A15]*[.K$13]&gt;[.$C$7];[.$A15]*[.K$13]&lt;[.$D$7]);[.$A15]*[.K$13]*[.$D$8];[.$A15]*[.K$13]*[.$E$8]))))*[.$F$8]" office:value-type="float" office:value="9470.04113952381" calcext:value-type="float">
            <text:p>9.470 </text:p>
          </table:table-cell>
          <table:table-cell table:style-name="ce96" table:formula="of:=(IF([.$A15]*[.L$13]&lt;=[.$B$7];[.$A15]*[.L$13]*[.$B$8];IF(AND([.$A15]*[.L$13]&gt;[.$B$7];[.$A15]*[.L$13]&lt;=[.$C$7]);[.$A15]*[.L$13]*[.$C$8];IF(AND([.$A15]*[.L$13]&gt;[.$C$7];[.$A15]*[.L$13]&lt;[.$D$7]);[.$A15]*[.L$13]*[.$D$8];[.$A15]*[.L$13]*[.$E$8]))))*[.$F$8]" office:value-type="float" office:value="10198.5058425641" calcext:value-type="float">
            <text:p>10.199 </text:p>
          </table:table-cell>
          <table:table-cell table:style-name="ce96" table:formula="of:=(IF([.$A15]*[.M$13]&lt;=[.$B$7];[.$A15]*[.M$13]*[.$B$8];IF(AND([.$A15]*[.M$13]&gt;[.$B$7];[.$A15]*[.M$13]&lt;=[.$C$7]);[.$A15]*[.M$13]*[.$C$8];IF(AND([.$A15]*[.M$13]&gt;[.$C$7];[.$A15]*[.M$13]&lt;[.$D$7]);[.$A15]*[.M$13]*[.$D$8];[.$A15]*[.M$13]*[.$E$8]))))*[.$F$8]" office:value-type="float" office:value="10926.9705456044" calcext:value-type="float">
            <text:p>10.927 </text:p>
          </table:table-cell>
          <table:table-cell table:style-name="ce96" table:formula="of:=(IF([.$A15]*[.N$13]&lt;=[.$B$7];[.$A15]*[.N$13]*[.$B$8];IF(AND([.$A15]*[.N$13]&gt;[.$B$7];[.$A15]*[.N$13]&lt;=[.$C$7]);[.$A15]*[.N$13]*[.$C$8];IF(AND([.$A15]*[.N$13]&gt;[.$C$7];[.$A15]*[.N$13]&lt;[.$D$7]);[.$A15]*[.N$13]*[.$D$8];[.$A15]*[.N$13]*[.$E$8]))))*[.$F$8]" office:value-type="float" office:value="11655.4352486447" calcext:value-type="float">
            <text:p>11.655 </text:p>
          </table:table-cell>
          <table:table-cell table:style-name="ce96" table:formula="of:=(IF([.$A15]*[.O$13]&lt;=[.$B$7];[.$A15]*[.O$13]*[.$B$8];IF(AND([.$A15]*[.O$13]&gt;[.$B$7];[.$A15]*[.O$13]&lt;=[.$C$7]);[.$A15]*[.O$13]*[.$C$8];IF(AND([.$A15]*[.O$13]&gt;[.$C$7];[.$A15]*[.O$13]&lt;[.$D$7]);[.$A15]*[.O$13]*[.$D$8];[.$A15]*[.O$13]*[.$E$8]))))*[.$F$8]" office:value-type="float" office:value="12383.899951685" calcext:value-type="float">
            <text:p>12.384 </text:p>
          </table:table-cell>
          <table:table-cell table:style-name="ce96" table:formula="of:=(IF([.$A15]*[.P$13]&lt;=[.$B$7];[.$A15]*[.P$13]*[.$B$8];IF(AND([.$A15]*[.P$13]&gt;[.$B$7];[.$A15]*[.P$13]&lt;=[.$C$7]);[.$A15]*[.P$13]*[.$C$8];IF(AND([.$A15]*[.P$13]&gt;[.$C$7];[.$A15]*[.P$13]&lt;[.$D$7]);[.$A15]*[.P$13]*[.$D$8];[.$A15]*[.P$13]*[.$E$8]))))*[.$F$8]" office:value-type="float" office:value="12752.7374583984" calcext:value-type="float">
            <text:p>12.753 </text:p>
          </table:table-cell>
          <table:table-cell table:style-name="ce96" table:formula="of:=(IF([.$A15]*[.Q$13]&lt;=[.$B$7];[.$A15]*[.Q$13]*[.$B$8];IF(AND([.$A15]*[.Q$13]&gt;[.$B$7];[.$A15]*[.Q$13]&lt;=[.$C$7]);[.$A15]*[.Q$13]*[.$C$8];IF(AND([.$A15]*[.Q$13]&gt;[.$C$7];[.$A15]*[.Q$13]&lt;[.$D$7]);[.$A15]*[.Q$13]*[.$D$8];[.$A15]*[.Q$13]*[.$E$8]))))*[.$F$8]" office:value-type="float" office:value="13461.2228727539" calcext:value-type="float">
            <text:p>13.461 </text:p>
          </table:table-cell>
          <table:table-cell table:style-name="ce96" table:formula="of:=(IF([.$A15]*[.R$13]&lt;=[.$B$7];[.$A15]*[.R$13]*[.$B$8];IF(AND([.$A15]*[.R$13]&gt;[.$B$7];[.$A15]*[.R$13]&lt;=[.$C$7]);[.$A15]*[.R$13]*[.$C$8];IF(AND([.$A15]*[.R$13]&gt;[.$C$7];[.$A15]*[.R$13]&lt;[.$D$7]);[.$A15]*[.R$13]*[.$D$8];[.$A15]*[.R$13]*[.$E$8]))))*[.$F$8]" office:value-type="float" office:value="14169.7082871094" calcext:value-type="float">
            <text:p>14.170 </text:p>
          </table:table-cell>
          <table:table-cell table:style-name="ce78" table:formula="of:=+[.S14]+0.5" office:value-type="float" office:value="2.5" calcext:value-type="float">
            <text:p>2,50 </text:p>
          </table:table-cell>
          <table:table-cell table:number-columns-repeated="45"/>
        </table:table-row>
        <table:table-row table:style-name="ro1">
          <table:table-cell table:style-name="ce79" table:formula="of:=+[.A15]+0.5" office:value-type="float" office:value="3" calcext:value-type="float">
            <text:p>3,00 </text:p>
          </table:table-cell>
          <table:table-cell table:style-name="ce85" table:formula="of:=(IF([.$A16]*[.B$13]&lt;=[.$B$7];[.$A16]*[.B$13]*[.$B$8];IF(AND([.$A16]*[.B$13]&gt;[.$B$7];[.$A16]*[.B$13]&lt;=[.$C$7]);[.$A16]*[.B$13]*[.$C$8];IF(AND([.$A16]*[.B$13]&gt;[.$C$7];[.$A16]*[.B$13]&lt;[.$D$7]);[.$A16]*[.B$13]*[.$D$8];[.$A16]*[.B$13]*[.$E$8]))))*[.$F$8]" office:value-type="float" office:value="3770.55362348859" calcext:value-type="float">
            <text:p>3.771 </text:p>
          </table:table-cell>
          <table:table-cell table:style-name="ce97" table:formula="of:=(IF([.$A16]*[.C$13]&lt;=[.$B$7];[.$A16]*[.C$13]*[.$B$8];IF(AND([.$A16]*[.C$13]&gt;[.$B$7];[.$A16]*[.C$13]&lt;=[.$C$7]);[.$A16]*[.C$13]*[.$C$8];IF(AND([.$A16]*[.C$13]&gt;[.$C$7];[.$A16]*[.C$13]&lt;[.$D$7]);[.$A16]*[.C$13]*[.$D$8];[.$A16]*[.C$13]*[.$E$8]))))*[.$F$8]" office:value-type="float" office:value="4713.19202936073" calcext:value-type="float">
            <text:p>4.713 </text:p>
          </table:table-cell>
          <table:table-cell table:style-name="ce97" table:formula="of:=(IF([.$A16]*[.D$13]&lt;=[.$B$7];[.$A16]*[.D$13]*[.$B$8];IF(AND([.$A16]*[.D$13]&gt;[.$B$7];[.$A16]*[.D$13]&lt;=[.$C$7]);[.$A16]*[.D$13]*[.$C$8];IF(AND([.$A16]*[.D$13]&gt;[.$C$7];[.$A16]*[.D$13]&lt;[.$D$7]);[.$A16]*[.D$13]*[.$D$8];[.$A16]*[.D$13]*[.$E$8]))))*[.$F$8]" office:value-type="float" office:value="5655.83043523288" calcext:value-type="float">
            <text:p>5.656 </text:p>
          </table:table-cell>
          <table:table-cell table:style-name="ce97" table:formula="of:=(IF([.$A16]*[.E$13]&lt;=[.$B$7];[.$A16]*[.E$13]*[.$B$8];IF(AND([.$A16]*[.E$13]&gt;[.$B$7];[.$A16]*[.E$13]&lt;=[.$C$7]);[.$A16]*[.E$13]*[.$C$8];IF(AND([.$A16]*[.E$13]&gt;[.$C$7];[.$A16]*[.E$13]&lt;[.$D$7]);[.$A16]*[.E$13]*[.$D$8];[.$A16]*[.E$13]*[.$E$8]))))*[.$F$8]" office:value-type="float" office:value="6598.46884110503" calcext:value-type="float">
            <text:p>6.598 </text:p>
          </table:table-cell>
          <table:table-cell table:style-name="ce97" table:formula="of:=(IF([.$A16]*[.F$13]&lt;=[.$B$7];[.$A16]*[.F$13]*[.$B$8];IF(AND([.$A16]*[.F$13]&gt;[.$B$7];[.$A16]*[.F$13]&lt;=[.$C$7]);[.$A16]*[.F$13]*[.$C$8];IF(AND([.$A16]*[.F$13]&gt;[.$C$7];[.$A16]*[.F$13]&lt;[.$D$7]);[.$A16]*[.F$13]*[.$D$8];[.$A16]*[.F$13]*[.$E$8]))))*[.$F$8]" office:value-type="float" office:value="7541.10724697717" calcext:value-type="float">
            <text:p>7.541 </text:p>
          </table:table-cell>
          <table:table-cell table:style-name="ce97" table:formula="of:=(IF([.$A16]*[.G$13]&lt;=[.$B$7];[.$A16]*[.G$13]*[.$B$8];IF(AND([.$A16]*[.G$13]&gt;[.$B$7];[.$A16]*[.G$13]&lt;=[.$C$7]);[.$A16]*[.G$13]*[.$C$8];IF(AND([.$A16]*[.G$13]&gt;[.$C$7];[.$A16]*[.G$13]&lt;[.$D$7]);[.$A16]*[.G$13]*[.$D$8];[.$A16]*[.G$13]*[.$E$8]))))*[.$F$8]" office:value-type="float" office:value="8089.28000279312" calcext:value-type="float">
            <text:p>8.089 </text:p>
          </table:table-cell>
          <table:table-cell table:style-name="ce97" table:formula="of:=(IF([.$A16]*[.H$13]&lt;=[.$B$7];[.$A16]*[.H$13]*[.$B$8];IF(AND([.$A16]*[.H$13]&gt;[.$B$7];[.$A16]*[.H$13]&lt;=[.$C$7]);[.$A16]*[.H$13]*[.$C$8];IF(AND([.$A16]*[.H$13]&gt;[.$C$7];[.$A16]*[.H$13]&lt;[.$D$7]);[.$A16]*[.H$13]*[.$D$8];[.$A16]*[.H$13]*[.$E$8]))))*[.$F$8]" office:value-type="float" office:value="8988.08889199235" calcext:value-type="float">
            <text:p>8.988 </text:p>
          </table:table-cell>
          <table:table-cell table:style-name="ce97" table:formula="of:=(IF([.$A16]*[.I$13]&lt;=[.$B$7];[.$A16]*[.I$13]*[.$B$8];IF(AND([.$A16]*[.I$13]&gt;[.$B$7];[.$A16]*[.I$13]&lt;=[.$C$7]);[.$A16]*[.I$13]*[.$C$8];IF(AND([.$A16]*[.I$13]&gt;[.$C$7];[.$A16]*[.I$13]&lt;[.$D$7]);[.$A16]*[.I$13]*[.$D$8];[.$A16]*[.I$13]*[.$E$8]))))*[.$F$8]" office:value-type="float" office:value="9615.73408013187" calcext:value-type="float">
            <text:p>9.616 </text:p>
          </table:table-cell>
          <table:table-cell table:style-name="ce97" table:formula="of:=(IF([.$A16]*[.J$13]&lt;=[.$B$7];[.$A16]*[.J$13]*[.$B$8];IF(AND([.$A16]*[.J$13]&gt;[.$B$7];[.$A16]*[.J$13]&lt;=[.$C$7]);[.$A16]*[.J$13]*[.$C$8];IF(AND([.$A16]*[.J$13]&gt;[.$C$7];[.$A16]*[.J$13]&lt;[.$D$7]);[.$A16]*[.J$13]*[.$D$8];[.$A16]*[.J$13]*[.$E$8]))))*[.$F$8]" office:value-type="float" office:value="10489.8917237802" calcext:value-type="float">
            <text:p>10.490 </text:p>
          </table:table-cell>
          <table:table-cell table:style-name="ce97" table:formula="of:=(IF([.$A16]*[.K$13]&lt;=[.$B$7];[.$A16]*[.K$13]*[.$B$8];IF(AND([.$A16]*[.K$13]&gt;[.$B$7];[.$A16]*[.K$13]&lt;=[.$C$7]);[.$A16]*[.K$13]*[.$C$8];IF(AND([.$A16]*[.K$13]&gt;[.$C$7];[.$A16]*[.K$13]&lt;[.$D$7]);[.$A16]*[.K$13]*[.$D$8];[.$A16]*[.K$13]*[.$E$8]))))*[.$F$8]" office:value-type="float" office:value="11364.0493674286" calcext:value-type="float">
            <text:p>11.364 </text:p>
          </table:table-cell>
          <table:table-cell table:style-name="ce97" table:formula="of:=(IF([.$A16]*[.L$13]&lt;=[.$B$7];[.$A16]*[.L$13]*[.$B$8];IF(AND([.$A16]*[.L$13]&gt;[.$B$7];[.$A16]*[.L$13]&lt;=[.$C$7]);[.$A16]*[.L$13]*[.$C$8];IF(AND([.$A16]*[.L$13]&gt;[.$C$7];[.$A16]*[.L$13]&lt;[.$D$7]);[.$A16]*[.L$13]*[.$D$8];[.$A16]*[.L$13]*[.$E$8]))))*[.$F$8]" office:value-type="float" office:value="12238.2070110769" calcext:value-type="float">
            <text:p>12.238 </text:p>
          </table:table-cell>
          <table:table-cell table:style-name="ce97" table:formula="of:=(IF([.$A16]*[.M$13]&lt;=[.$B$7];[.$A16]*[.M$13]*[.$B$8];IF(AND([.$A16]*[.M$13]&gt;[.$B$7];[.$A16]*[.M$13]&lt;=[.$C$7]);[.$A16]*[.M$13]*[.$C$8];IF(AND([.$A16]*[.M$13]&gt;[.$C$7];[.$A16]*[.M$13]&lt;[.$D$7]);[.$A16]*[.M$13]*[.$D$8];[.$A16]*[.M$13]*[.$E$8]))))*[.$F$8]" office:value-type="float" office:value="12752.7374583984" calcext:value-type="float">
            <text:p>12.753 </text:p>
          </table:table-cell>
          <table:table-cell table:style-name="ce97" table:formula="of:=(IF([.$A16]*[.N$13]&lt;=[.$B$7];[.$A16]*[.N$13]*[.$B$8];IF(AND([.$A16]*[.N$13]&gt;[.$B$7];[.$A16]*[.N$13]&lt;=[.$C$7]);[.$A16]*[.N$13]*[.$C$8];IF(AND([.$A16]*[.N$13]&gt;[.$C$7];[.$A16]*[.N$13]&lt;[.$D$7]);[.$A16]*[.N$13]*[.$D$8];[.$A16]*[.N$13]*[.$E$8]))))*[.$F$8]" office:value-type="float" office:value="13602.919955625" calcext:value-type="float">
            <text:p>13.603 </text:p>
          </table:table-cell>
          <table:table-cell table:style-name="ce97" table:formula="of:=(IF([.$A16]*[.O$13]&lt;=[.$B$7];[.$A16]*[.O$13]*[.$B$8];IF(AND([.$A16]*[.O$13]&gt;[.$B$7];[.$A16]*[.O$13]&lt;=[.$C$7]);[.$A16]*[.O$13]*[.$C$8];IF(AND([.$A16]*[.O$13]&gt;[.$C$7];[.$A16]*[.O$13]&lt;[.$D$7]);[.$A16]*[.O$13]*[.$D$8];[.$A16]*[.O$13]*[.$E$8]))))*[.$F$8]" office:value-type="float" office:value="14453.1024528516" calcext:value-type="float">
            <text:p>14.453 </text:p>
          </table:table-cell>
          <table:table-cell table:style-name="ce97" table:formula="of:=(IF([.$A16]*[.P$13]&lt;=[.$B$7];[.$A16]*[.P$13]*[.$B$8];IF(AND([.$A16]*[.P$13]&gt;[.$B$7];[.$A16]*[.P$13]&lt;=[.$C$7]);[.$A16]*[.P$13]*[.$C$8];IF(AND([.$A16]*[.P$13]&gt;[.$C$7];[.$A16]*[.P$13]&lt;[.$D$7]);[.$A16]*[.P$13]*[.$D$8];[.$A16]*[.P$13]*[.$E$8]))))*[.$F$8]" office:value-type="float" office:value="15303.2849500781" calcext:value-type="float">
            <text:p>15.303 </text:p>
          </table:table-cell>
          <table:table-cell table:style-name="ce97" table:formula="of:=(IF([.$A16]*[.Q$13]&lt;=[.$B$7];[.$A16]*[.Q$13]*[.$B$8];IF(AND([.$A16]*[.Q$13]&gt;[.$B$7];[.$A16]*[.Q$13]&lt;=[.$C$7]);[.$A16]*[.Q$13]*[.$C$8];IF(AND([.$A16]*[.Q$13]&gt;[.$C$7];[.$A16]*[.Q$13]&lt;[.$D$7]);[.$A16]*[.Q$13]*[.$D$8];[.$A16]*[.Q$13]*[.$E$8]))))*[.$F$8]" office:value-type="float" office:value="16153.4674473047" calcext:value-type="float">
            <text:p>16.153 </text:p>
          </table:table-cell>
          <table:table-cell table:style-name="ce97" table:formula="of:=(IF([.$A16]*[.R$13]&lt;=[.$B$7];[.$A16]*[.R$13]*[.$B$8];IF(AND([.$A16]*[.R$13]&gt;[.$B$7];[.$A16]*[.R$13]&lt;=[.$C$7]);[.$A16]*[.R$13]*[.$C$8];IF(AND([.$A16]*[.R$13]&gt;[.$C$7];[.$A16]*[.R$13]&lt;[.$D$7]);[.$A16]*[.R$13]*[.$D$8];[.$A16]*[.R$13]*[.$E$8]))))*[.$F$8]" office:value-type="float" office:value="17003.6499445313" calcext:value-type="float">
            <text:p>17.004 </text:p>
          </table:table-cell>
          <table:table-cell table:style-name="ce79" table:formula="of:=+[.S15]+0.5" office:value-type="float" office:value="3" calcext:value-type="float">
            <text:p>3,00 </text:p>
          </table:table-cell>
          <table:table-cell table:number-columns-repeated="45"/>
        </table:table-row>
        <table:table-row table:style-name="ro1">
          <table:table-cell table:style-name="ce78" table:formula="of:=+[.A16]+0.5" office:value-type="float" office:value="3.5" calcext:value-type="float">
            <text:p>3,50 </text:p>
          </table:table-cell>
          <table:table-cell table:style-name="ce84" table:formula="of:=(IF([.$A17]*[.B$13]&lt;=[.$B$7];[.$A17]*[.B$13]*[.$B$8];IF(AND([.$A17]*[.B$13]&gt;[.$B$7];[.$A17]*[.B$13]&lt;=[.$C$7]);[.$A17]*[.B$13]*[.$C$8];IF(AND([.$A17]*[.B$13]&gt;[.$C$7];[.$A17]*[.B$13]&lt;[.$D$7]);[.$A17]*[.B$13]*[.$D$8];[.$A17]*[.B$13]*[.$E$8]))))*[.$F$8]" office:value-type="float" office:value="4398.97922740335" calcext:value-type="float">
            <text:p>4.399 </text:p>
          </table:table-cell>
          <table:table-cell table:style-name="ce96" table:formula="of:=(IF([.$A17]*[.C$13]&lt;=[.$B$7];[.$A17]*[.C$13]*[.$B$8];IF(AND([.$A17]*[.C$13]&gt;[.$B$7];[.$A17]*[.C$13]&lt;=[.$C$7]);[.$A17]*[.C$13]*[.$C$8];IF(AND([.$A17]*[.C$13]&gt;[.$C$7];[.$A17]*[.C$13]&lt;[.$D$7]);[.$A17]*[.C$13]*[.$D$8];[.$A17]*[.C$13]*[.$E$8]))))*[.$F$8]" office:value-type="float" office:value="5498.72403425419" calcext:value-type="float">
            <text:p>5.499 </text:p>
          </table:table-cell>
          <table:table-cell table:style-name="ce96" table:formula="of:=(IF([.$A17]*[.D$13]&lt;=[.$B$7];[.$A17]*[.D$13]*[.$B$8];IF(AND([.$A17]*[.D$13]&gt;[.$B$7];[.$A17]*[.D$13]&lt;=[.$C$7]);[.$A17]*[.D$13]*[.$C$8];IF(AND([.$A17]*[.D$13]&gt;[.$C$7];[.$A17]*[.D$13]&lt;[.$D$7]);[.$A17]*[.D$13]*[.$D$8];[.$A17]*[.D$13]*[.$E$8]))))*[.$F$8]" office:value-type="float" office:value="6598.46884110503" calcext:value-type="float">
            <text:p>6.598 </text:p>
          </table:table-cell>
          <table:table-cell table:style-name="ce96" table:formula="of:=(IF([.$A17]*[.E$13]&lt;=[.$B$7];[.$A17]*[.E$13]*[.$B$8];IF(AND([.$A17]*[.E$13]&gt;[.$B$7];[.$A17]*[.E$13]&lt;=[.$C$7]);[.$A17]*[.E$13]*[.$C$8];IF(AND([.$A17]*[.E$13]&gt;[.$C$7];[.$A17]*[.E$13]&lt;[.$D$7]);[.$A17]*[.E$13]*[.$D$8];[.$A17]*[.E$13]*[.$E$8]))))*[.$F$8]" office:value-type="float" office:value="7340.27259512709" calcext:value-type="float">
            <text:p>7.340 </text:p>
          </table:table-cell>
          <table:table-cell table:style-name="ce96" table:formula="of:=(IF([.$A17]*[.F$13]&lt;=[.$B$7];[.$A17]*[.F$13]*[.$B$8];IF(AND([.$A17]*[.F$13]&gt;[.$B$7];[.$A17]*[.F$13]&lt;=[.$C$7]);[.$A17]*[.F$13]*[.$C$8];IF(AND([.$A17]*[.F$13]&gt;[.$C$7];[.$A17]*[.F$13]&lt;[.$D$7]);[.$A17]*[.F$13]*[.$D$8];[.$A17]*[.F$13]*[.$E$8]))))*[.$F$8]" office:value-type="float" office:value="8388.88296585953" calcext:value-type="float">
            <text:p>8.389 </text:p>
          </table:table-cell>
          <table:table-cell table:style-name="ce96" table:formula="of:=(IF([.$A17]*[.G$13]&lt;=[.$B$7];[.$A17]*[.G$13]*[.$B$8];IF(AND([.$A17]*[.G$13]&gt;[.$B$7];[.$A17]*[.G$13]&lt;=[.$C$7]);[.$A17]*[.G$13]*[.$C$8];IF(AND([.$A17]*[.G$13]&gt;[.$C$7];[.$A17]*[.G$13]&lt;[.$D$7]);[.$A17]*[.G$13]*[.$D$8];[.$A17]*[.G$13]*[.$E$8]))))*[.$F$8]" office:value-type="float" office:value="9437.49333659197" calcext:value-type="float">
            <text:p>9.437 </text:p>
          </table:table-cell>
          <table:table-cell table:style-name="ce96" table:formula="of:=(IF([.$A17]*[.H$13]&lt;=[.$B$7];[.$A17]*[.H$13]*[.$B$8];IF(AND([.$A17]*[.H$13]&gt;[.$B$7];[.$A17]*[.H$13]&lt;=[.$C$7]);[.$A17]*[.H$13]*[.$C$8];IF(AND([.$A17]*[.H$13]&gt;[.$C$7];[.$A17]*[.H$13]&lt;[.$D$7]);[.$A17]*[.H$13]*[.$D$8];[.$A17]*[.H$13]*[.$E$8]))))*[.$F$8]" office:value-type="float" office:value="10198.5058425641" calcext:value-type="float">
            <text:p>10.199 </text:p>
          </table:table-cell>
          <table:table-cell table:style-name="ce96" table:formula="of:=(IF([.$A17]*[.I$13]&lt;=[.$B$7];[.$A17]*[.I$13]*[.$B$8];IF(AND([.$A17]*[.I$13]&gt;[.$B$7];[.$A17]*[.I$13]&lt;=[.$C$7]);[.$A17]*[.I$13]*[.$C$8];IF(AND([.$A17]*[.I$13]&gt;[.$C$7];[.$A17]*[.I$13]&lt;[.$D$7]);[.$A17]*[.I$13]*[.$D$8];[.$A17]*[.I$13]*[.$E$8]))))*[.$F$8]" office:value-type="float" office:value="11218.3564268205" calcext:value-type="float">
            <text:p>11.218 </text:p>
          </table:table-cell>
          <table:table-cell table:style-name="ce96" table:formula="of:=(IF([.$A17]*[.J$13]&lt;=[.$B$7];[.$A17]*[.J$13]*[.$B$8];IF(AND([.$A17]*[.J$13]&gt;[.$B$7];[.$A17]*[.J$13]&lt;=[.$C$7]);[.$A17]*[.J$13]*[.$C$8];IF(AND([.$A17]*[.J$13]&gt;[.$C$7];[.$A17]*[.J$13]&lt;[.$D$7]);[.$A17]*[.J$13]*[.$D$8];[.$A17]*[.J$13]*[.$E$8]))))*[.$F$8]" office:value-type="float" office:value="12238.2070110769" calcext:value-type="float">
            <text:p>12.238 </text:p>
          </table:table-cell>
          <table:table-cell table:style-name="ce96" table:formula="of:=(IF([.$A17]*[.K$13]&lt;=[.$B$7];[.$A17]*[.K$13]*[.$B$8];IF(AND([.$A17]*[.K$13]&gt;[.$B$7];[.$A17]*[.K$13]&lt;=[.$C$7]);[.$A17]*[.K$13]*[.$C$8];IF(AND([.$A17]*[.K$13]&gt;[.$C$7];[.$A17]*[.K$13]&lt;[.$D$7]);[.$A17]*[.K$13]*[.$D$8];[.$A17]*[.K$13]*[.$E$8]))))*[.$F$8]" office:value-type="float" office:value="12894.4345412695" calcext:value-type="float">
            <text:p>12.894 </text:p>
          </table:table-cell>
          <table:table-cell table:style-name="ce96" table:formula="of:=(IF([.$A17]*[.L$13]&lt;=[.$B$7];[.$A17]*[.L$13]*[.$B$8];IF(AND([.$A17]*[.L$13]&gt;[.$B$7];[.$A17]*[.L$13]&lt;=[.$C$7]);[.$A17]*[.L$13]*[.$C$8];IF(AND([.$A17]*[.L$13]&gt;[.$C$7];[.$A17]*[.L$13]&lt;[.$D$7]);[.$A17]*[.L$13]*[.$D$8];[.$A17]*[.L$13]*[.$E$8]))))*[.$F$8]" office:value-type="float" office:value="13886.3141213672" calcext:value-type="float">
            <text:p>13.886 </text:p>
          </table:table-cell>
          <table:table-cell table:style-name="ce96" table:formula="of:=(IF([.$A17]*[.M$13]&lt;=[.$B$7];[.$A17]*[.M$13]*[.$B$8];IF(AND([.$A17]*[.M$13]&gt;[.$B$7];[.$A17]*[.M$13]&lt;=[.$C$7]);[.$A17]*[.M$13]*[.$C$8];IF(AND([.$A17]*[.M$13]&gt;[.$C$7];[.$A17]*[.M$13]&lt;[.$D$7]);[.$A17]*[.M$13]*[.$D$8];[.$A17]*[.M$13]*[.$E$8]))))*[.$F$8]" office:value-type="float" office:value="14878.1937014648" calcext:value-type="float">
            <text:p>14.878 </text:p>
          </table:table-cell>
          <table:table-cell table:style-name="ce96" table:formula="of:=(IF([.$A17]*[.N$13]&lt;=[.$B$7];[.$A17]*[.N$13]*[.$B$8];IF(AND([.$A17]*[.N$13]&gt;[.$B$7];[.$A17]*[.N$13]&lt;=[.$C$7]);[.$A17]*[.N$13]*[.$C$8];IF(AND([.$A17]*[.N$13]&gt;[.$C$7];[.$A17]*[.N$13]&lt;[.$D$7]);[.$A17]*[.N$13]*[.$D$8];[.$A17]*[.N$13]*[.$E$8]))))*[.$F$8]" office:value-type="float" office:value="15870.0732815625" calcext:value-type="float">
            <text:p>15.870 </text:p>
          </table:table-cell>
          <table:table-cell table:style-name="ce96" table:formula="of:=(IF([.$A17]*[.O$13]&lt;=[.$B$7];[.$A17]*[.O$13]*[.$B$8];IF(AND([.$A17]*[.O$13]&gt;[.$B$7];[.$A17]*[.O$13]&lt;=[.$C$7]);[.$A17]*[.O$13]*[.$C$8];IF(AND([.$A17]*[.O$13]&gt;[.$C$7];[.$A17]*[.O$13]&lt;[.$D$7]);[.$A17]*[.O$13]*[.$D$8];[.$A17]*[.O$13]*[.$E$8]))))*[.$F$8]" office:value-type="float" office:value="16861.9528616602" calcext:value-type="float">
            <text:p>16.862 </text:p>
          </table:table-cell>
          <table:table-cell table:style-name="ce96" table:formula="of:=(IF([.$A17]*[.P$13]&lt;=[.$B$7];[.$A17]*[.P$13]*[.$B$8];IF(AND([.$A17]*[.P$13]&gt;[.$B$7];[.$A17]*[.P$13]&lt;=[.$C$7]);[.$A17]*[.P$13]*[.$C$8];IF(AND([.$A17]*[.P$13]&gt;[.$C$7];[.$A17]*[.P$13]&lt;[.$D$7]);[.$A17]*[.P$13]*[.$D$8];[.$A17]*[.P$13]*[.$E$8]))))*[.$F$8]" office:value-type="float" office:value="17853.8324417578" calcext:value-type="float">
            <text:p>17.854 </text:p>
          </table:table-cell>
          <table:table-cell table:style-name="ce96" table:formula="of:=(IF([.$A17]*[.Q$13]&lt;=[.$B$7];[.$A17]*[.Q$13]*[.$B$8];IF(AND([.$A17]*[.Q$13]&gt;[.$B$7];[.$A17]*[.Q$13]&lt;=[.$C$7]);[.$A17]*[.Q$13]*[.$C$8];IF(AND([.$A17]*[.Q$13]&gt;[.$C$7];[.$A17]*[.Q$13]&lt;[.$D$7]);[.$A17]*[.Q$13]*[.$D$8];[.$A17]*[.Q$13]*[.$E$8]))))*[.$F$8]" office:value-type="float" office:value="18845.7120218555" calcext:value-type="float">
            <text:p>18.846 </text:p>
          </table:table-cell>
          <table:table-cell table:style-name="ce96" table:formula="of:=(IF([.$A17]*[.R$13]&lt;=[.$B$7];[.$A17]*[.R$13]*[.$B$8];IF(AND([.$A17]*[.R$13]&gt;[.$B$7];[.$A17]*[.R$13]&lt;=[.$C$7]);[.$A17]*[.R$13]*[.$C$8];IF(AND([.$A17]*[.R$13]&gt;[.$C$7];[.$A17]*[.R$13]&lt;[.$D$7]);[.$A17]*[.R$13]*[.$D$8];[.$A17]*[.R$13]*[.$E$8]))))*[.$F$8]" office:value-type="float" office:value="19837.5916019531" calcext:value-type="float">
            <text:p>19.838 </text:p>
          </table:table-cell>
          <table:table-cell table:style-name="ce78" table:formula="of:=+[.S16]+0.5" office:value-type="float" office:value="3.5" calcext:value-type="float">
            <text:p>3,50 </text:p>
          </table:table-cell>
          <table:table-cell table:number-columns-repeated="45"/>
        </table:table-row>
        <table:table-row table:style-name="ro1">
          <table:table-cell table:style-name="ce80" table:formula="of:=+[.A17]+0.5" office:value-type="float" office:value="4" calcext:value-type="float">
            <text:p>4,00 </text:p>
          </table:table-cell>
          <table:table-cell table:style-name="ce86" table:formula="of:=(IF([.$A18]*[.B$13]&lt;=[.$B$7];[.$A18]*[.B$13]*[.$B$8];IF(AND([.$A18]*[.B$13]&gt;[.$B$7];[.$A18]*[.B$13]&lt;=[.$C$7]);[.$A18]*[.B$13]*[.$C$8];IF(AND([.$A18]*[.B$13]&gt;[.$C$7];[.$A18]*[.B$13]&lt;[.$D$7]);[.$A18]*[.B$13]*[.$D$8];[.$A18]*[.B$13]*[.$E$8]))))*[.$F$8]" office:value-type="float" office:value="5027.40483131812" calcext:value-type="float">
            <text:p>5.027 </text:p>
          </table:table-cell>
          <table:table-cell table:style-name="ce98" table:formula="of:=(IF([.$A18]*[.C$13]&lt;=[.$B$7];[.$A18]*[.C$13]*[.$B$8];IF(AND([.$A18]*[.C$13]&gt;[.$B$7];[.$A18]*[.C$13]&lt;=[.$C$7]);[.$A18]*[.C$13]*[.$C$8];IF(AND([.$A18]*[.C$13]&gt;[.$C$7];[.$A18]*[.C$13]&lt;[.$D$7]);[.$A18]*[.C$13]*[.$D$8];[.$A18]*[.C$13]*[.$E$8]))))*[.$F$8]" office:value-type="float" office:value="6284.25603914764" calcext:value-type="float">
            <text:p>6.284 </text:p>
          </table:table-cell>
          <table:table-cell table:style-name="ce98" table:formula="of:=(IF([.$A18]*[.D$13]&lt;=[.$B$7];[.$A18]*[.D$13]*[.$B$8];IF(AND([.$A18]*[.D$13]&gt;[.$B$7];[.$A18]*[.D$13]&lt;=[.$C$7]);[.$A18]*[.D$13]*[.$C$8];IF(AND([.$A18]*[.D$13]&gt;[.$C$7];[.$A18]*[.D$13]&lt;[.$D$7]);[.$A18]*[.D$13]*[.$D$8];[.$A18]*[.D$13]*[.$E$8]))))*[.$F$8]" office:value-type="float" office:value="7541.10724697717" calcext:value-type="float">
            <text:p>7.541 </text:p>
          </table:table-cell>
          <table:table-cell table:style-name="ce98" table:formula="of:=(IF([.$A18]*[.E$13]&lt;=[.$B$7];[.$A18]*[.E$13]*[.$B$8];IF(AND([.$A18]*[.E$13]&gt;[.$B$7];[.$A18]*[.E$13]&lt;=[.$C$7]);[.$A18]*[.E$13]*[.$C$8];IF(AND([.$A18]*[.E$13]&gt;[.$C$7];[.$A18]*[.E$13]&lt;[.$D$7]);[.$A18]*[.E$13]*[.$D$8];[.$A18]*[.E$13]*[.$E$8]))))*[.$F$8]" office:value-type="float" office:value="8388.88296585953" calcext:value-type="float">
            <text:p>8.389 </text:p>
          </table:table-cell>
          <table:table-cell table:style-name="ce98" table:formula="of:=(IF([.$A18]*[.F$13]&lt;=[.$B$7];[.$A18]*[.F$13]*[.$B$8];IF(AND([.$A18]*[.F$13]&gt;[.$B$7];[.$A18]*[.F$13]&lt;=[.$C$7]);[.$A18]*[.F$13]*[.$C$8];IF(AND([.$A18]*[.F$13]&gt;[.$C$7];[.$A18]*[.F$13]&lt;[.$D$7]);[.$A18]*[.F$13]*[.$D$8];[.$A18]*[.F$13]*[.$E$8]))))*[.$F$8]" office:value-type="float" office:value="9587.29481812518" calcext:value-type="float">
            <text:p>9.587 </text:p>
          </table:table-cell>
          <table:table-cell table:style-name="ce98" table:formula="of:=(IF([.$A18]*[.G$13]&lt;=[.$B$7];[.$A18]*[.G$13]*[.$B$8];IF(AND([.$A18]*[.G$13]&gt;[.$B$7];[.$A18]*[.G$13]&lt;=[.$C$7]);[.$A18]*[.G$13]*[.$C$8];IF(AND([.$A18]*[.G$13]&gt;[.$C$7];[.$A18]*[.G$13]&lt;[.$D$7]);[.$A18]*[.G$13]*[.$D$8];[.$A18]*[.G$13]*[.$E$8]))))*[.$F$8]" office:value-type="float" office:value="10489.8917237802" calcext:value-type="float">
            <text:p>10.490 </text:p>
          </table:table-cell>
          <table:table-cell table:style-name="ce98" table:formula="of:=(IF([.$A18]*[.H$13]&lt;=[.$B$7];[.$A18]*[.H$13]*[.$B$8];IF(AND([.$A18]*[.H$13]&gt;[.$B$7];[.$A18]*[.H$13]&lt;=[.$C$7]);[.$A18]*[.H$13]*[.$C$8];IF(AND([.$A18]*[.H$13]&gt;[.$C$7];[.$A18]*[.H$13]&lt;[.$D$7]);[.$A18]*[.H$13]*[.$D$8];[.$A18]*[.H$13]*[.$E$8]))))*[.$F$8]" office:value-type="float" office:value="11655.4352486447" calcext:value-type="float">
            <text:p>11.655 </text:p>
          </table:table-cell>
          <table:table-cell table:style-name="ce98" table:formula="of:=(IF([.$A18]*[.I$13]&lt;=[.$B$7];[.$A18]*[.I$13]*[.$B$8];IF(AND([.$A18]*[.I$13]&gt;[.$B$7];[.$A18]*[.I$13]&lt;=[.$C$7]);[.$A18]*[.I$13]*[.$C$8];IF(AND([.$A18]*[.I$13]&gt;[.$C$7];[.$A18]*[.I$13]&lt;[.$D$7]);[.$A18]*[.I$13]*[.$D$8];[.$A18]*[.I$13]*[.$E$8]))))*[.$F$8]" office:value-type="float" office:value="12469.3432926563" calcext:value-type="float">
            <text:p>12.469 </text:p>
          </table:table-cell>
          <table:table-cell table:style-name="ce98" table:formula="of:=(IF([.$A18]*[.J$13]&lt;=[.$B$7];[.$A18]*[.J$13]*[.$B$8];IF(AND([.$A18]*[.J$13]&gt;[.$B$7];[.$A18]*[.J$13]&lt;=[.$C$7]);[.$A18]*[.J$13]*[.$C$8];IF(AND([.$A18]*[.J$13]&gt;[.$C$7];[.$A18]*[.J$13]&lt;[.$D$7]);[.$A18]*[.J$13]*[.$D$8];[.$A18]*[.J$13]*[.$E$8]))))*[.$F$8]" office:value-type="float" office:value="13602.919955625" calcext:value-type="float">
            <text:p>13.603 </text:p>
          </table:table-cell>
          <table:table-cell table:style-name="ce98" table:formula="of:=(IF([.$A18]*[.K$13]&lt;=[.$B$7];[.$A18]*[.K$13]*[.$B$8];IF(AND([.$A18]*[.K$13]&gt;[.$B$7];[.$A18]*[.K$13]&lt;=[.$C$7]);[.$A18]*[.K$13]*[.$C$8];IF(AND([.$A18]*[.K$13]&gt;[.$C$7];[.$A18]*[.K$13]&lt;[.$D$7]);[.$A18]*[.K$13]*[.$D$8];[.$A18]*[.K$13]*[.$E$8]))))*[.$F$8]" office:value-type="float" office:value="14736.4966185938" calcext:value-type="float">
            <text:p>14.736 </text:p>
          </table:table-cell>
          <table:table-cell table:style-name="ce98" table:formula="of:=(IF([.$A18]*[.L$13]&lt;=[.$B$7];[.$A18]*[.L$13]*[.$B$8];IF(AND([.$A18]*[.L$13]&gt;[.$B$7];[.$A18]*[.L$13]&lt;=[.$C$7]);[.$A18]*[.L$13]*[.$C$8];IF(AND([.$A18]*[.L$13]&gt;[.$C$7];[.$A18]*[.L$13]&lt;[.$D$7]);[.$A18]*[.L$13]*[.$D$8];[.$A18]*[.L$13]*[.$E$8]))))*[.$F$8]" office:value-type="float" office:value="15870.0732815625" calcext:value-type="float">
            <text:p>15.870 </text:p>
          </table:table-cell>
          <table:table-cell table:style-name="ce98" table:formula="of:=(IF([.$A18]*[.M$13]&lt;=[.$B$7];[.$A18]*[.M$13]*[.$B$8];IF(AND([.$A18]*[.M$13]&gt;[.$B$7];[.$A18]*[.M$13]&lt;=[.$C$7]);[.$A18]*[.M$13]*[.$C$8];IF(AND([.$A18]*[.M$13]&gt;[.$C$7];[.$A18]*[.M$13]&lt;[.$D$7]);[.$A18]*[.M$13]*[.$D$8];[.$A18]*[.M$13]*[.$E$8]))))*[.$F$8]" office:value-type="float" office:value="17003.6499445313" calcext:value-type="float">
            <text:p>17.004 </text:p>
          </table:table-cell>
          <table:table-cell table:style-name="ce98" table:formula="of:=(IF([.$A18]*[.N$13]&lt;=[.$B$7];[.$A18]*[.N$13]*[.$B$8];IF(AND([.$A18]*[.N$13]&gt;[.$B$7];[.$A18]*[.N$13]&lt;=[.$C$7]);[.$A18]*[.N$13]*[.$C$8];IF(AND([.$A18]*[.N$13]&gt;[.$C$7];[.$A18]*[.N$13]&lt;[.$D$7]);[.$A18]*[.N$13]*[.$D$8];[.$A18]*[.N$13]*[.$E$8]))))*[.$F$8]" office:value-type="float" office:value="18137.2266075" calcext:value-type="float">
            <text:p>18.137 </text:p>
          </table:table-cell>
          <table:table-cell table:style-name="ce98" table:formula="of:=(IF([.$A18]*[.O$13]&lt;=[.$B$7];[.$A18]*[.O$13]*[.$B$8];IF(AND([.$A18]*[.O$13]&gt;[.$B$7];[.$A18]*[.O$13]&lt;=[.$C$7]);[.$A18]*[.O$13]*[.$C$8];IF(AND([.$A18]*[.O$13]&gt;[.$C$7];[.$A18]*[.O$13]&lt;[.$D$7]);[.$A18]*[.O$13]*[.$D$8];[.$A18]*[.O$13]*[.$E$8]))))*[.$F$8]" office:value-type="float" office:value="19270.8032704688" calcext:value-type="float">
            <text:p>19.271 </text:p>
          </table:table-cell>
          <table:table-cell table:style-name="ce98" table:formula="of:=(IF([.$A18]*[.P$13]&lt;=[.$B$7];[.$A18]*[.P$13]*[.$B$8];IF(AND([.$A18]*[.P$13]&gt;[.$B$7];[.$A18]*[.P$13]&lt;=[.$C$7]);[.$A18]*[.P$13]*[.$C$8];IF(AND([.$A18]*[.P$13]&gt;[.$C$7];[.$A18]*[.P$13]&lt;[.$D$7]);[.$A18]*[.P$13]*[.$D$8];[.$A18]*[.P$13]*[.$E$8]))))*[.$F$8]" office:value-type="float" office:value="20404.3799334375" calcext:value-type="float">
            <text:p>20.404 </text:p>
          </table:table-cell>
          <table:table-cell table:style-name="ce98" table:formula="of:=(IF([.$A18]*[.Q$13]&lt;=[.$B$7];[.$A18]*[.Q$13]*[.$B$8];IF(AND([.$A18]*[.Q$13]&gt;[.$B$7];[.$A18]*[.Q$13]&lt;=[.$C$7]);[.$A18]*[.Q$13]*[.$C$8];IF(AND([.$A18]*[.Q$13]&gt;[.$C$7];[.$A18]*[.Q$13]&lt;[.$D$7]);[.$A18]*[.Q$13]*[.$D$8];[.$A18]*[.Q$13]*[.$E$8]))))*[.$F$8]" office:value-type="float" office:value="21537.9565964062" calcext:value-type="float">
            <text:p>21.538 </text:p>
          </table:table-cell>
          <table:table-cell table:style-name="ce98" table:formula="of:=(IF([.$A18]*[.R$13]&lt;=[.$B$7];[.$A18]*[.R$13]*[.$B$8];IF(AND([.$A18]*[.R$13]&gt;[.$B$7];[.$A18]*[.R$13]&lt;=[.$C$7]);[.$A18]*[.R$13]*[.$C$8];IF(AND([.$A18]*[.R$13]&gt;[.$C$7];[.$A18]*[.R$13]&lt;[.$D$7]);[.$A18]*[.R$13]*[.$D$8];[.$A18]*[.R$13]*[.$E$8]))))*[.$F$8]" office:value-type="float" office:value="22671.533259375" calcext:value-type="float">
            <text:p>22.672 </text:p>
          </table:table-cell>
          <table:table-cell table:style-name="ce80" table:formula="of:=+[.S17]+0.5" office:value-type="float" office:value="4" calcext:value-type="float">
            <text:p>4,00 </text:p>
          </table:table-cell>
          <table:table-cell table:number-columns-repeated="45"/>
        </table:table-row>
        <table:table-row table:style-name="ro1">
          <table:table-cell table:style-name="ce78" table:formula="of:=+[.A18]+0.5" office:value-type="float" office:value="4.5" calcext:value-type="float">
            <text:p>4,50 </text:p>
          </table:table-cell>
          <table:table-cell table:style-name="ce84" table:formula="of:=(IF([.$A19]*[.B$13]&lt;=[.$B$7];[.$A19]*[.B$13]*[.$B$8];IF(AND([.$A19]*[.B$13]&gt;[.$B$7];[.$A19]*[.B$13]&lt;=[.$C$7]);[.$A19]*[.B$13]*[.$C$8];IF(AND([.$A19]*[.B$13]&gt;[.$C$7];[.$A19]*[.B$13]&lt;[.$D$7]);[.$A19]*[.B$13]*[.$D$8];[.$A19]*[.B$13]*[.$E$8]))))*[.$F$8]" office:value-type="float" office:value="5655.83043523288" calcext:value-type="float">
            <text:p>5.656 </text:p>
          </table:table-cell>
          <table:table-cell table:style-name="ce96" table:formula="of:=(IF([.$A19]*[.C$13]&lt;=[.$B$7];[.$A19]*[.C$13]*[.$B$8];IF(AND([.$A19]*[.C$13]&gt;[.$B$7];[.$A19]*[.C$13]&lt;=[.$C$7]);[.$A19]*[.C$13]*[.$C$8];IF(AND([.$A19]*[.C$13]&gt;[.$C$7];[.$A19]*[.C$13]&lt;[.$D$7]);[.$A19]*[.C$13]*[.$D$8];[.$A19]*[.C$13]*[.$E$8]))))*[.$F$8]" office:value-type="float" office:value="7069.7880440411" calcext:value-type="float">
            <text:p>7.070 </text:p>
          </table:table-cell>
          <table:table-cell table:style-name="ce96" table:formula="of:=(IF([.$A19]*[.D$13]&lt;=[.$B$7];[.$A19]*[.D$13]*[.$B$8];IF(AND([.$A19]*[.D$13]&gt;[.$B$7];[.$A19]*[.D$13]&lt;=[.$C$7]);[.$A19]*[.D$13]*[.$C$8];IF(AND([.$A19]*[.D$13]&gt;[.$C$7];[.$A19]*[.D$13]&lt;[.$D$7]);[.$A19]*[.D$13]*[.$D$8];[.$A19]*[.D$13]*[.$E$8]))))*[.$F$8]" office:value-type="float" office:value="8089.28000279312" calcext:value-type="float">
            <text:p>8.089 </text:p>
          </table:table-cell>
          <table:table-cell table:style-name="ce96" table:formula="of:=(IF([.$A19]*[.E$13]&lt;=[.$B$7];[.$A19]*[.E$13]*[.$B$8];IF(AND([.$A19]*[.E$13]&gt;[.$B$7];[.$A19]*[.E$13]&lt;=[.$C$7]);[.$A19]*[.E$13]*[.$C$8];IF(AND([.$A19]*[.E$13]&gt;[.$C$7];[.$A19]*[.E$13]&lt;[.$D$7]);[.$A19]*[.E$13]*[.$D$8];[.$A19]*[.E$13]*[.$E$8]))))*[.$F$8]" office:value-type="float" office:value="9437.49333659197" calcext:value-type="float">
            <text:p>9.437 </text:p>
          </table:table-cell>
          <table:table-cell table:style-name="ce96" table:formula="of:=(IF([.$A19]*[.F$13]&lt;=[.$B$7];[.$A19]*[.F$13]*[.$B$8];IF(AND([.$A19]*[.F$13]&gt;[.$B$7];[.$A19]*[.F$13]&lt;=[.$C$7]);[.$A19]*[.F$13]*[.$C$8];IF(AND([.$A19]*[.F$13]&gt;[.$C$7];[.$A19]*[.F$13]&lt;[.$D$7]);[.$A19]*[.F$13]*[.$D$8];[.$A19]*[.F$13]*[.$E$8]))))*[.$F$8]" office:value-type="float" office:value="10489.8917237802" calcext:value-type="float">
            <text:p>10.490 </text:p>
          </table:table-cell>
          <table:table-cell table:style-name="ce96" table:formula="of:=(IF([.$A19]*[.G$13]&lt;=[.$B$7];[.$A19]*[.G$13]*[.$B$8];IF(AND([.$A19]*[.G$13]&gt;[.$B$7];[.$A19]*[.G$13]&lt;=[.$C$7]);[.$A19]*[.G$13]*[.$C$8];IF(AND([.$A19]*[.G$13]&gt;[.$C$7];[.$A19]*[.G$13]&lt;[.$D$7]);[.$A19]*[.G$13]*[.$D$8];[.$A19]*[.G$13]*[.$E$8]))))*[.$F$8]" office:value-type="float" office:value="11801.1281892527" calcext:value-type="float">
            <text:p>11.801 </text:p>
          </table:table-cell>
          <table:table-cell table:style-name="ce96" table:formula="of:=(IF([.$A19]*[.H$13]&lt;=[.$B$7];[.$A19]*[.H$13]*[.$B$8];IF(AND([.$A19]*[.H$13]&gt;[.$B$7];[.$A19]*[.H$13]&lt;=[.$C$7]);[.$A19]*[.H$13]*[.$C$8];IF(AND([.$A19]*[.H$13]&gt;[.$C$7];[.$A19]*[.H$13]&lt;[.$D$7]);[.$A19]*[.H$13]*[.$D$8];[.$A19]*[.H$13]*[.$E$8]))))*[.$F$8]" office:value-type="float" office:value="12752.7374583984" calcext:value-type="float">
            <text:p>12.753 </text:p>
          </table:table-cell>
          <table:table-cell table:style-name="ce96" table:formula="of:=(IF([.$A19]*[.I$13]&lt;=[.$B$7];[.$A19]*[.I$13]*[.$B$8];IF(AND([.$A19]*[.I$13]&gt;[.$B$7];[.$A19]*[.I$13]&lt;=[.$C$7]);[.$A19]*[.I$13]*[.$C$8];IF(AND([.$A19]*[.I$13]&gt;[.$C$7];[.$A19]*[.I$13]&lt;[.$D$7]);[.$A19]*[.I$13]*[.$D$8];[.$A19]*[.I$13]*[.$E$8]))))*[.$F$8]" office:value-type="float" office:value="14028.0112042383" calcext:value-type="float">
            <text:p>14.028 </text:p>
          </table:table-cell>
          <table:table-cell table:style-name="ce96" table:formula="of:=(IF([.$A19]*[.J$13]&lt;=[.$B$7];[.$A19]*[.J$13]*[.$B$8];IF(AND([.$A19]*[.J$13]&gt;[.$B$7];[.$A19]*[.J$13]&lt;=[.$C$7]);[.$A19]*[.J$13]*[.$C$8];IF(AND([.$A19]*[.J$13]&gt;[.$C$7];[.$A19]*[.J$13]&lt;[.$D$7]);[.$A19]*[.J$13]*[.$D$8];[.$A19]*[.J$13]*[.$E$8]))))*[.$F$8]" office:value-type="float" office:value="15303.2849500781" calcext:value-type="float">
            <text:p>15.303 </text:p>
          </table:table-cell>
          <table:table-cell table:style-name="ce96" table:formula="of:=(IF([.$A19]*[.K$13]&lt;=[.$B$7];[.$A19]*[.K$13]*[.$B$8];IF(AND([.$A19]*[.K$13]&gt;[.$B$7];[.$A19]*[.K$13]&lt;=[.$C$7]);[.$A19]*[.K$13]*[.$C$8];IF(AND([.$A19]*[.K$13]&gt;[.$C$7];[.$A19]*[.K$13]&lt;[.$D$7]);[.$A19]*[.K$13]*[.$D$8];[.$A19]*[.K$13]*[.$E$8]))))*[.$F$8]" office:value-type="float" office:value="16578.558695918" calcext:value-type="float">
            <text:p>16.579 </text:p>
          </table:table-cell>
          <table:table-cell table:style-name="ce96" table:formula="of:=(IF([.$A19]*[.L$13]&lt;=[.$B$7];[.$A19]*[.L$13]*[.$B$8];IF(AND([.$A19]*[.L$13]&gt;[.$B$7];[.$A19]*[.L$13]&lt;=[.$C$7]);[.$A19]*[.L$13]*[.$C$8];IF(AND([.$A19]*[.L$13]&gt;[.$C$7];[.$A19]*[.L$13]&lt;[.$D$7]);[.$A19]*[.L$13]*[.$D$8];[.$A19]*[.L$13]*[.$E$8]))))*[.$F$8]" office:value-type="float" office:value="17853.8324417578" calcext:value-type="float">
            <text:p>17.854 </text:p>
          </table:table-cell>
          <table:table-cell table:style-name="ce96" table:formula="of:=(IF([.$A19]*[.M$13]&lt;=[.$B$7];[.$A19]*[.M$13]*[.$B$8];IF(AND([.$A19]*[.M$13]&gt;[.$B$7];[.$A19]*[.M$13]&lt;=[.$C$7]);[.$A19]*[.M$13]*[.$C$8];IF(AND([.$A19]*[.M$13]&gt;[.$C$7];[.$A19]*[.M$13]&lt;[.$D$7]);[.$A19]*[.M$13]*[.$D$8];[.$A19]*[.M$13]*[.$E$8]))))*[.$F$8]" office:value-type="float" office:value="19129.1061875977" calcext:value-type="float">
            <text:p>19.129 </text:p>
          </table:table-cell>
          <table:table-cell table:style-name="ce96" table:formula="of:=(IF([.$A19]*[.N$13]&lt;=[.$B$7];[.$A19]*[.N$13]*[.$B$8];IF(AND([.$A19]*[.N$13]&gt;[.$B$7];[.$A19]*[.N$13]&lt;=[.$C$7]);[.$A19]*[.N$13]*[.$C$8];IF(AND([.$A19]*[.N$13]&gt;[.$C$7];[.$A19]*[.N$13]&lt;[.$D$7]);[.$A19]*[.N$13]*[.$D$8];[.$A19]*[.N$13]*[.$E$8]))))*[.$F$8]" office:value-type="float" office:value="20404.3799334375" calcext:value-type="float">
            <text:p>20.404 </text:p>
          </table:table-cell>
          <table:table-cell table:style-name="ce96" table:formula="of:=(IF([.$A19]*[.O$13]&lt;=[.$B$7];[.$A19]*[.O$13]*[.$B$8];IF(AND([.$A19]*[.O$13]&gt;[.$B$7];[.$A19]*[.O$13]&lt;=[.$C$7]);[.$A19]*[.O$13]*[.$C$8];IF(AND([.$A19]*[.O$13]&gt;[.$C$7];[.$A19]*[.O$13]&lt;[.$D$7]);[.$A19]*[.O$13]*[.$D$8];[.$A19]*[.O$13]*[.$E$8]))))*[.$F$8]" office:value-type="float" office:value="21679.6536792773" calcext:value-type="float">
            <text:p>21.680 </text:p>
          </table:table-cell>
          <table:table-cell table:style-name="ce96" table:formula="of:=(IF([.$A19]*[.P$13]&lt;=[.$B$7];[.$A19]*[.P$13]*[.$B$8];IF(AND([.$A19]*[.P$13]&gt;[.$B$7];[.$A19]*[.P$13]&lt;=[.$C$7]);[.$A19]*[.P$13]*[.$C$8];IF(AND([.$A19]*[.P$13]&gt;[.$C$7];[.$A19]*[.P$13]&lt;[.$D$7]);[.$A19]*[.P$13]*[.$D$8];[.$A19]*[.P$13]*[.$E$8]))))*[.$F$8]" office:value-type="float" office:value="22954.9274251172" calcext:value-type="float">
            <text:p>22.955 </text:p>
          </table:table-cell>
          <table:table-cell table:style-name="ce96" table:formula="of:=(IF([.$A19]*[.Q$13]&lt;=[.$B$7];[.$A19]*[.Q$13]*[.$B$8];IF(AND([.$A19]*[.Q$13]&gt;[.$B$7];[.$A19]*[.Q$13]&lt;=[.$C$7]);[.$A19]*[.Q$13]*[.$C$8];IF(AND([.$A19]*[.Q$13]&gt;[.$C$7];[.$A19]*[.Q$13]&lt;[.$D$7]);[.$A19]*[.Q$13]*[.$D$8];[.$A19]*[.Q$13]*[.$E$8]))))*[.$F$8]" office:value-type="float" office:value="24230.201170957" calcext:value-type="float">
            <text:p>24.230 </text:p>
          </table:table-cell>
          <table:table-cell table:style-name="ce96" table:formula="of:=(IF([.$A19]*[.R$13]&lt;=[.$B$7];[.$A19]*[.R$13]*[.$B$8];IF(AND([.$A19]*[.R$13]&gt;[.$B$7];[.$A19]*[.R$13]&lt;=[.$C$7]);[.$A19]*[.R$13]*[.$C$8];IF(AND([.$A19]*[.R$13]&gt;[.$C$7];[.$A19]*[.R$13]&lt;[.$D$7]);[.$A19]*[.R$13]*[.$D$8];[.$A19]*[.R$13]*[.$E$8]))))*[.$F$8]" office:value-type="float" office:value="25505.4749167969" calcext:value-type="float">
            <text:p>25.505 </text:p>
          </table:table-cell>
          <table:table-cell table:style-name="ce78" table:formula="of:=+[.S18]+0.5" office:value-type="float" office:value="4.5" calcext:value-type="float">
            <text:p>4,50 </text:p>
          </table:table-cell>
          <table:table-cell table:number-columns-repeated="3"/>
          <table:table-cell table:style-name="ce32"/>
          <table:table-cell table:number-columns-repeated="41"/>
        </table:table-row>
        <table:table-row table:style-name="ro1">
          <table:table-cell table:style-name="ce81" table:formula="of:=+[.A19]+0.5" office:value-type="float" office:value="5" calcext:value-type="float">
            <text:p>5,00 </text:p>
          </table:table-cell>
          <table:table-cell table:style-name="ce87" table:formula="of:=(IF([.$A20]*[.B$13]&lt;=[.$B$7];[.$A20]*[.B$13]*[.$B$8];IF(AND([.$A20]*[.B$13]&gt;[.$B$7];[.$A20]*[.B$13]&lt;=[.$C$7]);[.$A20]*[.B$13]*[.$C$8];IF(AND([.$A20]*[.B$13]&gt;[.$C$7];[.$A20]*[.B$13]&lt;[.$D$7]);[.$A20]*[.B$13]*[.$D$8];[.$A20]*[.B$13]*[.$E$8]))))*[.$F$8]" office:value-type="float" office:value="6284.25603914764" calcext:value-type="float">
            <text:p>6.284 </text:p>
          </table:table-cell>
          <table:table-cell table:style-name="ce99" table:formula="of:=(IF([.$A20]*[.C$13]&lt;=[.$B$7];[.$A20]*[.C$13]*[.$B$8];IF(AND([.$A20]*[.C$13]&gt;[.$B$7];[.$A20]*[.C$13]&lt;=[.$C$7]);[.$A20]*[.C$13]*[.$C$8];IF(AND([.$A20]*[.C$13]&gt;[.$C$7];[.$A20]*[.C$13]&lt;[.$D$7]);[.$A20]*[.C$13]*[.$D$8];[.$A20]*[.C$13]*[.$E$8]))))*[.$F$8]" office:value-type="float" office:value="7490.07407666029" calcext:value-type="float">
            <text:p>7.490 </text:p>
          </table:table-cell>
          <table:table-cell table:style-name="ce99" table:formula="of:=(IF([.$A20]*[.D$13]&lt;=[.$B$7];[.$A20]*[.D$13]*[.$B$8];IF(AND([.$A20]*[.D$13]&gt;[.$B$7];[.$A20]*[.D$13]&lt;=[.$C$7]);[.$A20]*[.D$13]*[.$C$8];IF(AND([.$A20]*[.D$13]&gt;[.$C$7];[.$A20]*[.D$13]&lt;[.$D$7]);[.$A20]*[.D$13]*[.$D$8];[.$A20]*[.D$13]*[.$E$8]))))*[.$F$8]" office:value-type="float" office:value="8988.08889199235" calcext:value-type="float">
            <text:p>8.988 </text:p>
          </table:table-cell>
          <table:table-cell table:style-name="ce99" table:formula="of:=(IF([.$A20]*[.E$13]&lt;=[.$B$7];[.$A20]*[.E$13]*[.$B$8];IF(AND([.$A20]*[.E$13]&gt;[.$B$7];[.$A20]*[.E$13]&lt;=[.$C$7]);[.$A20]*[.E$13]*[.$C$8];IF(AND([.$A20]*[.E$13]&gt;[.$C$7];[.$A20]*[.E$13]&lt;[.$D$7]);[.$A20]*[.E$13]*[.$D$8];[.$A20]*[.E$13]*[.$E$8]))))*[.$F$8]" office:value-type="float" office:value="10198.5058425641" calcext:value-type="float">
            <text:p>10.199 </text:p>
          </table:table-cell>
          <table:table-cell table:style-name="ce99" table:formula="of:=(IF([.$A20]*[.F$13]&lt;=[.$B$7];[.$A20]*[.F$13]*[.$B$8];IF(AND([.$A20]*[.F$13]&gt;[.$B$7];[.$A20]*[.F$13]&lt;=[.$C$7]);[.$A20]*[.F$13]*[.$C$8];IF(AND([.$A20]*[.F$13]&gt;[.$C$7];[.$A20]*[.F$13]&lt;[.$D$7]);[.$A20]*[.F$13]*[.$D$8];[.$A20]*[.F$13]*[.$E$8]))))*[.$F$8]" office:value-type="float" office:value="11655.4352486447" calcext:value-type="float">
            <text:p>11.655 </text:p>
          </table:table-cell>
          <table:table-cell table:style-name="ce99" table:formula="of:=(IF([.$A20]*[.G$13]&lt;=[.$B$7];[.$A20]*[.G$13]*[.$B$8];IF(AND([.$A20]*[.G$13]&gt;[.$B$7];[.$A20]*[.G$13]&lt;=[.$C$7]);[.$A20]*[.G$13]*[.$C$8];IF(AND([.$A20]*[.G$13]&gt;[.$C$7];[.$A20]*[.G$13]&lt;[.$D$7]);[.$A20]*[.G$13]*[.$D$8];[.$A20]*[.G$13]*[.$E$8]))))*[.$F$8]" office:value-type="float" office:value="12752.7374583984" calcext:value-type="float">
            <text:p>12.753 </text:p>
          </table:table-cell>
          <table:table-cell table:style-name="ce99" table:formula="of:=(IF([.$A20]*[.H$13]&lt;=[.$B$7];[.$A20]*[.H$13]*[.$B$8];IF(AND([.$A20]*[.H$13]&gt;[.$B$7];[.$A20]*[.H$13]&lt;=[.$C$7]);[.$A20]*[.H$13]*[.$C$8];IF(AND([.$A20]*[.H$13]&gt;[.$C$7];[.$A20]*[.H$13]&lt;[.$D$7]);[.$A20]*[.H$13]*[.$D$8];[.$A20]*[.H$13]*[.$E$8]))))*[.$F$8]" office:value-type="float" office:value="14169.7082871094" calcext:value-type="float">
            <text:p>14.170 </text:p>
          </table:table-cell>
          <table:table-cell table:style-name="ce99" table:formula="of:=(IF([.$A20]*[.I$13]&lt;=[.$B$7];[.$A20]*[.I$13]*[.$B$8];IF(AND([.$A20]*[.I$13]&gt;[.$B$7];[.$A20]*[.I$13]&lt;=[.$C$7]);[.$A20]*[.I$13]*[.$C$8];IF(AND([.$A20]*[.I$13]&gt;[.$C$7];[.$A20]*[.I$13]&lt;[.$D$7]);[.$A20]*[.I$13]*[.$D$8];[.$A20]*[.I$13]*[.$E$8]))))*[.$F$8]" office:value-type="float" office:value="15586.6791158203" calcext:value-type="float">
            <text:p>15.587 </text:p>
          </table:table-cell>
          <table:table-cell table:style-name="ce99" table:formula="of:=(IF([.$A20]*[.J$13]&lt;=[.$B$7];[.$A20]*[.J$13]*[.$B$8];IF(AND([.$A20]*[.J$13]&gt;[.$B$7];[.$A20]*[.J$13]&lt;=[.$C$7]);[.$A20]*[.J$13]*[.$C$8];IF(AND([.$A20]*[.J$13]&gt;[.$C$7];[.$A20]*[.J$13]&lt;[.$D$7]);[.$A20]*[.J$13]*[.$D$8];[.$A20]*[.J$13]*[.$E$8]))))*[.$F$8]" office:value-type="float" office:value="17003.6499445313" calcext:value-type="float">
            <text:p>17.004 </text:p>
          </table:table-cell>
          <table:table-cell table:style-name="ce99" table:formula="of:=(IF([.$A20]*[.K$13]&lt;=[.$B$7];[.$A20]*[.K$13]*[.$B$8];IF(AND([.$A20]*[.K$13]&gt;[.$B$7];[.$A20]*[.K$13]&lt;=[.$C$7]);[.$A20]*[.K$13]*[.$C$8];IF(AND([.$A20]*[.K$13]&gt;[.$C$7];[.$A20]*[.K$13]&lt;[.$D$7]);[.$A20]*[.K$13]*[.$D$8];[.$A20]*[.K$13]*[.$E$8]))))*[.$F$8]" office:value-type="float" office:value="18420.6207732422" calcext:value-type="float">
            <text:p>18.421 </text:p>
          </table:table-cell>
          <table:table-cell table:style-name="ce99" table:formula="of:=(IF([.$A20]*[.L$13]&lt;=[.$B$7];[.$A20]*[.L$13]*[.$B$8];IF(AND([.$A20]*[.L$13]&gt;[.$B$7];[.$A20]*[.L$13]&lt;=[.$C$7]);[.$A20]*[.L$13]*[.$C$8];IF(AND([.$A20]*[.L$13]&gt;[.$C$7];[.$A20]*[.L$13]&lt;[.$D$7]);[.$A20]*[.L$13]*[.$D$8];[.$A20]*[.L$13]*[.$E$8]))))*[.$F$8]" office:value-type="float" office:value="19837.5916019531" calcext:value-type="float">
            <text:p>19.838 </text:p>
          </table:table-cell>
          <table:table-cell table:style-name="ce99" table:formula="of:=(IF([.$A20]*[.M$13]&lt;=[.$B$7];[.$A20]*[.M$13]*[.$B$8];IF(AND([.$A20]*[.M$13]&gt;[.$B$7];[.$A20]*[.M$13]&lt;=[.$C$7]);[.$A20]*[.M$13]*[.$C$8];IF(AND([.$A20]*[.M$13]&gt;[.$C$7];[.$A20]*[.M$13]&lt;[.$D$7]);[.$A20]*[.M$13]*[.$D$8];[.$A20]*[.M$13]*[.$E$8]))))*[.$F$8]" office:value-type="float" office:value="21254.5624306641" calcext:value-type="float">
            <text:p>21.255 </text:p>
          </table:table-cell>
          <table:table-cell table:style-name="ce99" table:formula="of:=(IF([.$A20]*[.N$13]&lt;=[.$B$7];[.$A20]*[.N$13]*[.$B$8];IF(AND([.$A20]*[.N$13]&gt;[.$B$7];[.$A20]*[.N$13]&lt;=[.$C$7]);[.$A20]*[.N$13]*[.$C$8];IF(AND([.$A20]*[.N$13]&gt;[.$C$7];[.$A20]*[.N$13]&lt;[.$D$7]);[.$A20]*[.N$13]*[.$D$8];[.$A20]*[.N$13]*[.$E$8]))))*[.$F$8]" office:value-type="float" office:value="22671.533259375" calcext:value-type="float">
            <text:p>22.672 </text:p>
          </table:table-cell>
          <table:table-cell table:style-name="ce99" table:formula="of:=(IF([.$A20]*[.O$13]&lt;=[.$B$7];[.$A20]*[.O$13]*[.$B$8];IF(AND([.$A20]*[.O$13]&gt;[.$B$7];[.$A20]*[.O$13]&lt;=[.$C$7]);[.$A20]*[.O$13]*[.$C$8];IF(AND([.$A20]*[.O$13]&gt;[.$C$7];[.$A20]*[.O$13]&lt;[.$D$7]);[.$A20]*[.O$13]*[.$D$8];[.$A20]*[.O$13]*[.$E$8]))))*[.$F$8]" office:value-type="float" office:value="24088.5040880859" calcext:value-type="float">
            <text:p>24.089 </text:p>
          </table:table-cell>
          <table:table-cell table:style-name="ce99" table:formula="of:=(IF([.$A20]*[.P$13]&lt;=[.$B$7];[.$A20]*[.P$13]*[.$B$8];IF(AND([.$A20]*[.P$13]&gt;[.$B$7];[.$A20]*[.P$13]&lt;=[.$C$7]);[.$A20]*[.P$13]*[.$C$8];IF(AND([.$A20]*[.P$13]&gt;[.$C$7];[.$A20]*[.P$13]&lt;[.$D$7]);[.$A20]*[.P$13]*[.$D$8];[.$A20]*[.P$13]*[.$E$8]))))*[.$F$8]" office:value-type="float" office:value="25505.4749167969" calcext:value-type="float">
            <text:p>25.505 </text:p>
          </table:table-cell>
          <table:table-cell table:style-name="ce99" table:formula="of:=(IF([.$A20]*[.Q$13]&lt;=[.$B$7];[.$A20]*[.Q$13]*[.$B$8];IF(AND([.$A20]*[.Q$13]&gt;[.$B$7];[.$A20]*[.Q$13]&lt;=[.$C$7]);[.$A20]*[.Q$13]*[.$C$8];IF(AND([.$A20]*[.Q$13]&gt;[.$C$7];[.$A20]*[.Q$13]&lt;[.$D$7]);[.$A20]*[.Q$13]*[.$D$8];[.$A20]*[.Q$13]*[.$E$8]))))*[.$F$8]" office:value-type="float" office:value="26922.4457455078" calcext:value-type="float">
            <text:p>26.922 </text:p>
          </table:table-cell>
          <table:table-cell table:style-name="ce99" table:formula="of:=(IF([.$A20]*[.R$13]&lt;=[.$B$7];[.$A20]*[.R$13]*[.$B$8];IF(AND([.$A20]*[.R$13]&gt;[.$B$7];[.$A20]*[.R$13]&lt;=[.$C$7]);[.$A20]*[.R$13]*[.$C$8];IF(AND([.$A20]*[.R$13]&gt;[.$C$7];[.$A20]*[.R$13]&lt;[.$D$7]);[.$A20]*[.R$13]*[.$D$8];[.$A20]*[.R$13]*[.$E$8]))))*[.$F$8]" office:value-type="float" office:value="28339.4165742187" calcext:value-type="float">
            <text:p>28.339 </text:p>
          </table:table-cell>
          <table:table-cell table:style-name="ce81" table:formula="of:=+[.S19]+0.5" office:value-type="float" office:value="5" calcext:value-type="float">
            <text:p>5,00 </text:p>
          </table:table-cell>
          <table:table-cell table:number-columns-repeated="3"/>
          <table:table-cell table:style-name="ce33"/>
          <table:table-cell table:number-columns-repeated="41"/>
        </table:table-row>
        <table:table-row table:style-name="ro1">
          <table:table-cell table:style-name="ce78" table:formula="of:=+[.A20]+0.5" office:value-type="float" office:value="5.5" calcext:value-type="float">
            <text:p>5,50 </text:p>
          </table:table-cell>
          <table:table-cell table:style-name="ce84" table:formula="of:=(IF([.$A21]*[.B$13]&lt;=[.$B$7];[.$A21]*[.B$13]*[.$B$8];IF(AND([.$A21]*[.B$13]&gt;[.$B$7];[.$A21]*[.B$13]&lt;=[.$C$7]);[.$A21]*[.B$13]*[.$C$8];IF(AND([.$A21]*[.B$13]&gt;[.$C$7];[.$A21]*[.B$13]&lt;[.$D$7]);[.$A21]*[.B$13]*[.$D$8];[.$A21]*[.B$13]*[.$E$8]))))*[.$F$8]" office:value-type="float" office:value="6912.68164306241" calcext:value-type="float">
            <text:p>6.913 </text:p>
          </table:table-cell>
          <table:table-cell table:style-name="ce96" table:formula="of:=(IF([.$A21]*[.C$13]&lt;=[.$B$7];[.$A21]*[.C$13]*[.$B$8];IF(AND([.$A21]*[.C$13]&gt;[.$B$7];[.$A21]*[.C$13]&lt;=[.$C$7]);[.$A21]*[.C$13]*[.$C$8];IF(AND([.$A21]*[.C$13]&gt;[.$C$7];[.$A21]*[.C$13]&lt;[.$D$7]);[.$A21]*[.C$13]*[.$D$8];[.$A21]*[.C$13]*[.$E$8]))))*[.$F$8]" office:value-type="float" office:value="8239.08148432632" calcext:value-type="float">
            <text:p>8.239 </text:p>
          </table:table-cell>
          <table:table-cell table:style-name="ce96" table:formula="of:=(IF([.$A21]*[.D$13]&lt;=[.$B$7];[.$A21]*[.D$13]*[.$B$8];IF(AND([.$A21]*[.D$13]&gt;[.$B$7];[.$A21]*[.D$13]&lt;=[.$C$7]);[.$A21]*[.D$13]*[.$C$8];IF(AND([.$A21]*[.D$13]&gt;[.$C$7];[.$A21]*[.D$13]&lt;[.$D$7]);[.$A21]*[.D$13]*[.$D$8];[.$A21]*[.D$13]*[.$E$8]))))*[.$F$8]" office:value-type="float" office:value="9615.73408013187" calcext:value-type="float">
            <text:p>9.616 </text:p>
          </table:table-cell>
          <table:table-cell table:style-name="ce96" table:formula="of:=(IF([.$A21]*[.E$13]&lt;=[.$B$7];[.$A21]*[.E$13]*[.$B$8];IF(AND([.$A21]*[.E$13]&gt;[.$B$7];[.$A21]*[.E$13]&lt;=[.$C$7]);[.$A21]*[.E$13]*[.$C$8];IF(AND([.$A21]*[.E$13]&gt;[.$C$7];[.$A21]*[.E$13]&lt;[.$D$7]);[.$A21]*[.E$13]*[.$D$8];[.$A21]*[.E$13]*[.$E$8]))))*[.$F$8]" office:value-type="float" office:value="11218.3564268205" calcext:value-type="float">
            <text:p>11.218 </text:p>
          </table:table-cell>
          <table:table-cell table:style-name="ce96" table:formula="of:=(IF([.$A21]*[.F$13]&lt;=[.$B$7];[.$A21]*[.F$13]*[.$B$8];IF(AND([.$A21]*[.F$13]&gt;[.$B$7];[.$A21]*[.F$13]&lt;=[.$C$7]);[.$A21]*[.F$13]*[.$C$8];IF(AND([.$A21]*[.F$13]&gt;[.$C$7];[.$A21]*[.F$13]&lt;[.$D$7]);[.$A21]*[.F$13]*[.$D$8];[.$A21]*[.F$13]*[.$E$8]))))*[.$F$8]" office:value-type="float" office:value="12469.3432926563" calcext:value-type="float">
            <text:p>12.469 </text:p>
          </table:table-cell>
          <table:table-cell table:style-name="ce96" table:formula="of:=(IF([.$A21]*[.G$13]&lt;=[.$B$7];[.$A21]*[.G$13]*[.$B$8];IF(AND([.$A21]*[.G$13]&gt;[.$B$7];[.$A21]*[.G$13]&lt;=[.$C$7]);[.$A21]*[.G$13]*[.$C$8];IF(AND([.$A21]*[.G$13]&gt;[.$C$7];[.$A21]*[.G$13]&lt;[.$D$7]);[.$A21]*[.G$13]*[.$D$8];[.$A21]*[.G$13]*[.$E$8]))))*[.$F$8]" office:value-type="float" office:value="14028.0112042383" calcext:value-type="float">
            <text:p>14.028 </text:p>
          </table:table-cell>
          <table:table-cell table:style-name="ce96" table:formula="of:=(IF([.$A21]*[.H$13]&lt;=[.$B$7];[.$A21]*[.H$13]*[.$B$8];IF(AND([.$A21]*[.H$13]&gt;[.$B$7];[.$A21]*[.H$13]&lt;=[.$C$7]);[.$A21]*[.H$13]*[.$C$8];IF(AND([.$A21]*[.H$13]&gt;[.$C$7];[.$A21]*[.H$13]&lt;[.$D$7]);[.$A21]*[.H$13]*[.$D$8];[.$A21]*[.H$13]*[.$E$8]))))*[.$F$8]" office:value-type="float" office:value="15586.6791158203" calcext:value-type="float">
            <text:p>15.587 </text:p>
          </table:table-cell>
          <table:table-cell table:style-name="ce96" table:formula="of:=(IF([.$A21]*[.I$13]&lt;=[.$B$7];[.$A21]*[.I$13]*[.$B$8];IF(AND([.$A21]*[.I$13]&gt;[.$B$7];[.$A21]*[.I$13]&lt;=[.$C$7]);[.$A21]*[.I$13]*[.$C$8];IF(AND([.$A21]*[.I$13]&gt;[.$C$7];[.$A21]*[.I$13]&lt;[.$D$7]);[.$A21]*[.I$13]*[.$D$8];[.$A21]*[.I$13]*[.$E$8]))))*[.$F$8]" office:value-type="float" office:value="17145.3470274023" calcext:value-type="float">
            <text:p>17.145 </text:p>
          </table:table-cell>
          <table:table-cell table:style-name="ce96" table:formula="of:=(IF([.$A21]*[.J$13]&lt;=[.$B$7];[.$A21]*[.J$13]*[.$B$8];IF(AND([.$A21]*[.J$13]&gt;[.$B$7];[.$A21]*[.J$13]&lt;=[.$C$7]);[.$A21]*[.J$13]*[.$C$8];IF(AND([.$A21]*[.J$13]&gt;[.$C$7];[.$A21]*[.J$13]&lt;[.$D$7]);[.$A21]*[.J$13]*[.$D$8];[.$A21]*[.J$13]*[.$E$8]))))*[.$F$8]" office:value-type="float" office:value="18704.0149389844" calcext:value-type="float">
            <text:p>18.704 </text:p>
          </table:table-cell>
          <table:table-cell table:style-name="ce96" table:formula="of:=(IF([.$A21]*[.K$13]&lt;=[.$B$7];[.$A21]*[.K$13]*[.$B$8];IF(AND([.$A21]*[.K$13]&gt;[.$B$7];[.$A21]*[.K$13]&lt;=[.$C$7]);[.$A21]*[.K$13]*[.$C$8];IF(AND([.$A21]*[.K$13]&gt;[.$C$7];[.$A21]*[.K$13]&lt;[.$D$7]);[.$A21]*[.K$13]*[.$D$8];[.$A21]*[.K$13]*[.$E$8]))))*[.$F$8]" office:value-type="float" office:value="20262.6828505664" calcext:value-type="float">
            <text:p>20.263 </text:p>
          </table:table-cell>
          <table:table-cell table:style-name="ce96" table:formula="of:=(IF([.$A21]*[.L$13]&lt;=[.$B$7];[.$A21]*[.L$13]*[.$B$8];IF(AND([.$A21]*[.L$13]&gt;[.$B$7];[.$A21]*[.L$13]&lt;=[.$C$7]);[.$A21]*[.L$13]*[.$C$8];IF(AND([.$A21]*[.L$13]&gt;[.$C$7];[.$A21]*[.L$13]&lt;[.$D$7]);[.$A21]*[.L$13]*[.$D$8];[.$A21]*[.L$13]*[.$E$8]))))*[.$F$8]" office:value-type="float" office:value="21821.3507621484" calcext:value-type="float">
            <text:p>21.821 </text:p>
          </table:table-cell>
          <table:table-cell table:style-name="ce96" table:formula="of:=(IF([.$A21]*[.M$13]&lt;=[.$B$7];[.$A21]*[.M$13]*[.$B$8];IF(AND([.$A21]*[.M$13]&gt;[.$B$7];[.$A21]*[.M$13]&lt;=[.$C$7]);[.$A21]*[.M$13]*[.$C$8];IF(AND([.$A21]*[.M$13]&gt;[.$C$7];[.$A21]*[.M$13]&lt;[.$D$7]);[.$A21]*[.M$13]*[.$D$8];[.$A21]*[.M$13]*[.$E$8]))))*[.$F$8]" office:value-type="float" office:value="23380.0186737305" calcext:value-type="float">
            <text:p>23.380 </text:p>
          </table:table-cell>
          <table:table-cell table:style-name="ce96" table:formula="of:=(IF([.$A21]*[.N$13]&lt;=[.$B$7];[.$A21]*[.N$13]*[.$B$8];IF(AND([.$A21]*[.N$13]&gt;[.$B$7];[.$A21]*[.N$13]&lt;=[.$C$7]);[.$A21]*[.N$13]*[.$C$8];IF(AND([.$A21]*[.N$13]&gt;[.$C$7];[.$A21]*[.N$13]&lt;[.$D$7]);[.$A21]*[.N$13]*[.$D$8];[.$A21]*[.N$13]*[.$E$8]))))*[.$F$8]" office:value-type="float" office:value="24938.6865853125" calcext:value-type="float">
            <text:p>24.939 </text:p>
          </table:table-cell>
          <table:table-cell table:style-name="ce96" table:formula="of:=(IF([.$A21]*[.O$13]&lt;=[.$B$7];[.$A21]*[.O$13]*[.$B$8];IF(AND([.$A21]*[.O$13]&gt;[.$B$7];[.$A21]*[.O$13]&lt;=[.$C$7]);[.$A21]*[.O$13]*[.$C$8];IF(AND([.$A21]*[.O$13]&gt;[.$C$7];[.$A21]*[.O$13]&lt;[.$D$7]);[.$A21]*[.O$13]*[.$D$8];[.$A21]*[.O$13]*[.$E$8]))))*[.$F$8]" office:value-type="float" office:value="26497.3544968945" calcext:value-type="float">
            <text:p>26.497 </text:p>
          </table:table-cell>
          <table:table-cell table:style-name="ce96" table:formula="of:=(IF([.$A21]*[.P$13]&lt;=[.$B$7];[.$A21]*[.P$13]*[.$B$8];IF(AND([.$A21]*[.P$13]&gt;[.$B$7];[.$A21]*[.P$13]&lt;=[.$C$7]);[.$A21]*[.P$13]*[.$C$8];IF(AND([.$A21]*[.P$13]&gt;[.$C$7];[.$A21]*[.P$13]&lt;[.$D$7]);[.$A21]*[.P$13]*[.$D$8];[.$A21]*[.P$13]*[.$E$8]))))*[.$F$8]" office:value-type="float" office:value="28056.0224084766" calcext:value-type="float">
            <text:p>28.056 </text:p>
          </table:table-cell>
          <table:table-cell table:style-name="ce96" table:formula="of:=(IF([.$A21]*[.Q$13]&lt;=[.$B$7];[.$A21]*[.Q$13]*[.$B$8];IF(AND([.$A21]*[.Q$13]&gt;[.$B$7];[.$A21]*[.Q$13]&lt;=[.$C$7]);[.$A21]*[.Q$13]*[.$C$8];IF(AND([.$A21]*[.Q$13]&gt;[.$C$7];[.$A21]*[.Q$13]&lt;[.$D$7]);[.$A21]*[.Q$13]*[.$D$8];[.$A21]*[.Q$13]*[.$E$8]))))*[.$F$8]" office:value-type="float" office:value="29614.6903200586" calcext:value-type="float">
            <text:p>29.615 </text:p>
          </table:table-cell>
          <table:table-cell table:style-name="ce96" table:formula="of:=(IF([.$A21]*[.R$13]&lt;=[.$B$7];[.$A21]*[.R$13]*[.$B$8];IF(AND([.$A21]*[.R$13]&gt;[.$B$7];[.$A21]*[.R$13]&lt;=[.$C$7]);[.$A21]*[.R$13]*[.$C$8];IF(AND([.$A21]*[.R$13]&gt;[.$C$7];[.$A21]*[.R$13]&lt;[.$D$7]);[.$A21]*[.R$13]*[.$D$8];[.$A21]*[.R$13]*[.$E$8]))))*[.$F$8]" office:value-type="float" office:value="31173.3582316406" calcext:value-type="float">
            <text:p>31.173 </text:p>
          </table:table-cell>
          <table:table-cell table:style-name="ce78" table:formula="of:=+[.S20]+0.5" office:value-type="float" office:value="5.5" calcext:value-type="float">
            <text:p>5,50 </text:p>
          </table:table-cell>
          <table:table-cell table:number-columns-repeated="45"/>
        </table:table-row>
        <table:table-row table:style-name="ro1">
          <table:table-cell table:style-name="ce78" table:formula="of:=+[.A21]+0.5" office:value-type="float" office:value="6" calcext:value-type="float">
            <text:p>6,00 </text:p>
          </table:table-cell>
          <table:table-cell table:style-name="ce84" table:formula="of:=(IF([.$A22]*[.B$13]&lt;=[.$B$7];[.$A22]*[.B$13]*[.$B$8];IF(AND([.$A22]*[.B$13]&gt;[.$B$7];[.$A22]*[.B$13]&lt;=[.$C$7]);[.$A22]*[.B$13]*[.$C$8];IF(AND([.$A22]*[.B$13]&gt;[.$C$7];[.$A22]*[.B$13]&lt;[.$D$7]);[.$A22]*[.B$13]*[.$D$8];[.$A22]*[.B$13]*[.$E$8]))))*[.$F$8]" office:value-type="float" office:value="7541.10724697717" calcext:value-type="float">
            <text:p>7.541 </text:p>
          </table:table-cell>
          <table:table-cell table:style-name="ce96" table:formula="of:=(IF([.$A22]*[.C$13]&lt;=[.$B$7];[.$A22]*[.C$13]*[.$B$8];IF(AND([.$A22]*[.C$13]&gt;[.$B$7];[.$A22]*[.C$13]&lt;=[.$C$7]);[.$A22]*[.C$13]*[.$C$8];IF(AND([.$A22]*[.C$13]&gt;[.$C$7];[.$A22]*[.C$13]&lt;[.$D$7]);[.$A22]*[.C$13]*[.$D$8];[.$A22]*[.C$13]*[.$E$8]))))*[.$F$8]" office:value-type="float" office:value="8988.08889199235" calcext:value-type="float">
            <text:p>8.988 </text:p>
          </table:table-cell>
          <table:table-cell table:style-name="ce96" table:formula="of:=(IF([.$A22]*[.D$13]&lt;=[.$B$7];[.$A22]*[.D$13]*[.$B$8];IF(AND([.$A22]*[.D$13]&gt;[.$B$7];[.$A22]*[.D$13]&lt;=[.$C$7]);[.$A22]*[.D$13]*[.$C$8];IF(AND([.$A22]*[.D$13]&gt;[.$C$7];[.$A22]*[.D$13]&lt;[.$D$7]);[.$A22]*[.D$13]*[.$D$8];[.$A22]*[.D$13]*[.$E$8]))))*[.$F$8]" office:value-type="float" office:value="10489.8917237802" calcext:value-type="float">
            <text:p>10.490 </text:p>
          </table:table-cell>
          <table:table-cell table:style-name="ce96" table:formula="of:=(IF([.$A22]*[.E$13]&lt;=[.$B$7];[.$A22]*[.E$13]*[.$B$8];IF(AND([.$A22]*[.E$13]&gt;[.$B$7];[.$A22]*[.E$13]&lt;=[.$C$7]);[.$A22]*[.E$13]*[.$C$8];IF(AND([.$A22]*[.E$13]&gt;[.$C$7];[.$A22]*[.E$13]&lt;[.$D$7]);[.$A22]*[.E$13]*[.$D$8];[.$A22]*[.E$13]*[.$E$8]))))*[.$F$8]" office:value-type="float" office:value="12238.2070110769" calcext:value-type="float">
            <text:p>12.238 </text:p>
          </table:table-cell>
          <table:table-cell table:style-name="ce96" table:formula="of:=(IF([.$A22]*[.F$13]&lt;=[.$B$7];[.$A22]*[.F$13]*[.$B$8];IF(AND([.$A22]*[.F$13]&gt;[.$B$7];[.$A22]*[.F$13]&lt;=[.$C$7]);[.$A22]*[.F$13]*[.$C$8];IF(AND([.$A22]*[.F$13]&gt;[.$C$7];[.$A22]*[.F$13]&lt;[.$D$7]);[.$A22]*[.F$13]*[.$D$8];[.$A22]*[.F$13]*[.$E$8]))))*[.$F$8]" office:value-type="float" office:value="13602.919955625" calcext:value-type="float">
            <text:p>13.603 </text:p>
          </table:table-cell>
          <table:table-cell table:style-name="ce96" table:formula="of:=(IF([.$A22]*[.G$13]&lt;=[.$B$7];[.$A22]*[.G$13]*[.$B$8];IF(AND([.$A22]*[.G$13]&gt;[.$B$7];[.$A22]*[.G$13]&lt;=[.$C$7]);[.$A22]*[.G$13]*[.$C$8];IF(AND([.$A22]*[.G$13]&gt;[.$C$7];[.$A22]*[.G$13]&lt;[.$D$7]);[.$A22]*[.G$13]*[.$D$8];[.$A22]*[.G$13]*[.$E$8]))))*[.$F$8]" office:value-type="float" office:value="15303.2849500781" calcext:value-type="float">
            <text:p>15.303 </text:p>
          </table:table-cell>
          <table:table-cell table:style-name="ce96" table:formula="of:=(IF([.$A22]*[.H$13]&lt;=[.$B$7];[.$A22]*[.H$13]*[.$B$8];IF(AND([.$A22]*[.H$13]&gt;[.$B$7];[.$A22]*[.H$13]&lt;=[.$C$7]);[.$A22]*[.H$13]*[.$C$8];IF(AND([.$A22]*[.H$13]&gt;[.$C$7];[.$A22]*[.H$13]&lt;[.$D$7]);[.$A22]*[.H$13]*[.$D$8];[.$A22]*[.H$13]*[.$E$8]))))*[.$F$8]" office:value-type="float" office:value="17003.6499445313" calcext:value-type="float">
            <text:p>17.004 </text:p>
          </table:table-cell>
          <table:table-cell table:style-name="ce96" table:formula="of:=(IF([.$A22]*[.I$13]&lt;=[.$B$7];[.$A22]*[.I$13]*[.$B$8];IF(AND([.$A22]*[.I$13]&gt;[.$B$7];[.$A22]*[.I$13]&lt;=[.$C$7]);[.$A22]*[.I$13]*[.$C$8];IF(AND([.$A22]*[.I$13]&gt;[.$C$7];[.$A22]*[.I$13]&lt;[.$D$7]);[.$A22]*[.I$13]*[.$D$8];[.$A22]*[.I$13]*[.$E$8]))))*[.$F$8]" office:value-type="float" office:value="18704.0149389844" calcext:value-type="float">
            <text:p>18.704 </text:p>
          </table:table-cell>
          <table:table-cell table:style-name="ce96" table:formula="of:=(IF([.$A22]*[.J$13]&lt;=[.$B$7];[.$A22]*[.J$13]*[.$B$8];IF(AND([.$A22]*[.J$13]&gt;[.$B$7];[.$A22]*[.J$13]&lt;=[.$C$7]);[.$A22]*[.J$13]*[.$C$8];IF(AND([.$A22]*[.J$13]&gt;[.$C$7];[.$A22]*[.J$13]&lt;[.$D$7]);[.$A22]*[.J$13]*[.$D$8];[.$A22]*[.J$13]*[.$E$8]))))*[.$F$8]" office:value-type="float" office:value="20404.3799334375" calcext:value-type="float">
            <text:p>20.404 </text:p>
          </table:table-cell>
          <table:table-cell table:style-name="ce96" table:formula="of:=(IF([.$A22]*[.K$13]&lt;=[.$B$7];[.$A22]*[.K$13]*[.$B$8];IF(AND([.$A22]*[.K$13]&gt;[.$B$7];[.$A22]*[.K$13]&lt;=[.$C$7]);[.$A22]*[.K$13]*[.$C$8];IF(AND([.$A22]*[.K$13]&gt;[.$C$7];[.$A22]*[.K$13]&lt;[.$D$7]);[.$A22]*[.K$13]*[.$D$8];[.$A22]*[.K$13]*[.$E$8]))))*[.$F$8]" office:value-type="float" office:value="22104.7449278906" calcext:value-type="float">
            <text:p>22.105 </text:p>
          </table:table-cell>
          <table:table-cell table:style-name="ce96" table:formula="of:=(IF([.$A22]*[.L$13]&lt;=[.$B$7];[.$A22]*[.L$13]*[.$B$8];IF(AND([.$A22]*[.L$13]&gt;[.$B$7];[.$A22]*[.L$13]&lt;=[.$C$7]);[.$A22]*[.L$13]*[.$C$8];IF(AND([.$A22]*[.L$13]&gt;[.$C$7];[.$A22]*[.L$13]&lt;[.$D$7]);[.$A22]*[.L$13]*[.$D$8];[.$A22]*[.L$13]*[.$E$8]))))*[.$F$8]" office:value-type="float" office:value="23805.1099223438" calcext:value-type="float">
            <text:p>23.805 </text:p>
          </table:table-cell>
          <table:table-cell table:style-name="ce96" table:formula="of:=(IF([.$A22]*[.M$13]&lt;=[.$B$7];[.$A22]*[.M$13]*[.$B$8];IF(AND([.$A22]*[.M$13]&gt;[.$B$7];[.$A22]*[.M$13]&lt;=[.$C$7]);[.$A22]*[.M$13]*[.$C$8];IF(AND([.$A22]*[.M$13]&gt;[.$C$7];[.$A22]*[.M$13]&lt;[.$D$7]);[.$A22]*[.M$13]*[.$D$8];[.$A22]*[.M$13]*[.$E$8]))))*[.$F$8]" office:value-type="float" office:value="25505.4749167969" calcext:value-type="float">
            <text:p>25.505 </text:p>
          </table:table-cell>
          <table:table-cell table:style-name="ce96" table:formula="of:=(IF([.$A22]*[.N$13]&lt;=[.$B$7];[.$A22]*[.N$13]*[.$B$8];IF(AND([.$A22]*[.N$13]&gt;[.$B$7];[.$A22]*[.N$13]&lt;=[.$C$7]);[.$A22]*[.N$13]*[.$C$8];IF(AND([.$A22]*[.N$13]&gt;[.$C$7];[.$A22]*[.N$13]&lt;[.$D$7]);[.$A22]*[.N$13]*[.$D$8];[.$A22]*[.N$13]*[.$E$8]))))*[.$F$8]" office:value-type="float" office:value="27205.83991125" calcext:value-type="float">
            <text:p>27.206 </text:p>
          </table:table-cell>
          <table:table-cell table:style-name="ce96" table:formula="of:=(IF([.$A22]*[.O$13]&lt;=[.$B$7];[.$A22]*[.O$13]*[.$B$8];IF(AND([.$A22]*[.O$13]&gt;[.$B$7];[.$A22]*[.O$13]&lt;=[.$C$7]);[.$A22]*[.O$13]*[.$C$8];IF(AND([.$A22]*[.O$13]&gt;[.$C$7];[.$A22]*[.O$13]&lt;[.$D$7]);[.$A22]*[.O$13]*[.$D$8];[.$A22]*[.O$13]*[.$E$8]))))*[.$F$8]" office:value-type="float" office:value="28906.2049057031" calcext:value-type="float">
            <text:p>28.906 </text:p>
          </table:table-cell>
          <table:table-cell table:style-name="ce96" table:formula="of:=(IF([.$A22]*[.P$13]&lt;=[.$B$7];[.$A22]*[.P$13]*[.$B$8];IF(AND([.$A22]*[.P$13]&gt;[.$B$7];[.$A22]*[.P$13]&lt;=[.$C$7]);[.$A22]*[.P$13]*[.$C$8];IF(AND([.$A22]*[.P$13]&gt;[.$C$7];[.$A22]*[.P$13]&lt;[.$D$7]);[.$A22]*[.P$13]*[.$D$8];[.$A22]*[.P$13]*[.$E$8]))))*[.$F$8]" office:value-type="float" office:value="30606.5699001562" calcext:value-type="float">
            <text:p>30.607 </text:p>
          </table:table-cell>
          <table:table-cell table:style-name="ce96" table:formula="of:=(IF([.$A22]*[.Q$13]&lt;=[.$B$7];[.$A22]*[.Q$13]*[.$B$8];IF(AND([.$A22]*[.Q$13]&gt;[.$B$7];[.$A22]*[.Q$13]&lt;=[.$C$7]);[.$A22]*[.Q$13]*[.$C$8];IF(AND([.$A22]*[.Q$13]&gt;[.$C$7];[.$A22]*[.Q$13]&lt;[.$D$7]);[.$A22]*[.Q$13]*[.$D$8];[.$A22]*[.Q$13]*[.$E$8]))))*[.$F$8]" office:value-type="float" office:value="32306.9348946094" calcext:value-type="float">
            <text:p>32.307 </text:p>
          </table:table-cell>
          <table:table-cell table:style-name="ce96" table:formula="of:=(IF([.$A22]*[.R$13]&lt;=[.$B$7];[.$A22]*[.R$13]*[.$B$8];IF(AND([.$A22]*[.R$13]&gt;[.$B$7];[.$A22]*[.R$13]&lt;=[.$C$7]);[.$A22]*[.R$13]*[.$C$8];IF(AND([.$A22]*[.R$13]&gt;[.$C$7];[.$A22]*[.R$13]&lt;[.$D$7]);[.$A22]*[.R$13]*[.$D$8];[.$A22]*[.R$13]*[.$E$8]))))*[.$F$8]" office:value-type="float" office:value="34007.2998890625" calcext:value-type="float">
            <text:p>34.007 </text:p>
          </table:table-cell>
          <table:table-cell table:style-name="ce78" table:formula="of:=+[.S21]+0.5" office:value-type="float" office:value="6" calcext:value-type="float">
            <text:p>6,00 </text:p>
          </table:table-cell>
          <table:table-cell table:number-columns-repeated="45"/>
        </table:table-row>
        <table:table-row table:style-name="ro1">
          <table:table-cell table:style-name="ce78" table:formula="of:=+[.A22]+0.5" office:value-type="float" office:value="6.5" calcext:value-type="float">
            <text:p>6,50 </text:p>
          </table:table-cell>
          <table:table-cell table:style-name="ce88" table:formula="of:=(IF([.$A23]*[.B$13]&lt;=[.$B$7];[.$A23]*[.B$13]*[.$B$8];IF(AND([.$A23]*[.B$13]&gt;[.$B$7];[.$A23]*[.B$13]&lt;=[.$C$7]);[.$A23]*[.B$13]*[.$C$8];IF(AND([.$A23]*[.B$13]&gt;[.$C$7];[.$A23]*[.B$13]&lt;[.$D$7]);[.$A23]*[.B$13]*[.$D$8];[.$A23]*[.B$13]*[.$E$8]))))*[.$F$8]" office:value-type="float" office:value="7789.6770397267" calcext:value-type="float">
            <text:p>7.790 </text:p>
          </table:table-cell>
          <table:table-cell table:style-name="ce100" table:formula="of:=(IF([.$A23]*[.C$13]&lt;=[.$B$7];[.$A23]*[.C$13]*[.$B$8];IF(AND([.$A23]*[.C$13]&gt;[.$B$7];[.$A23]*[.C$13]&lt;=[.$C$7]);[.$A23]*[.C$13]*[.$C$8];IF(AND([.$A23]*[.C$13]&gt;[.$C$7];[.$A23]*[.C$13]&lt;[.$D$7]);[.$A23]*[.C$13]*[.$D$8];[.$A23]*[.C$13]*[.$E$8]))))*[.$F$8]" office:value-type="float" office:value="9470.04113952381" calcext:value-type="float">
            <text:p>9.470 </text:p>
          </table:table-cell>
          <table:table-cell table:style-name="ce100" table:formula="of:=(IF([.$A23]*[.D$13]&lt;=[.$B$7];[.$A23]*[.D$13]*[.$B$8];IF(AND([.$A23]*[.D$13]&gt;[.$B$7];[.$A23]*[.D$13]&lt;=[.$C$7]);[.$A23]*[.D$13]*[.$C$8];IF(AND([.$A23]*[.D$13]&gt;[.$C$7];[.$A23]*[.D$13]&lt;[.$D$7]);[.$A23]*[.D$13]*[.$D$8];[.$A23]*[.D$13]*[.$E$8]))))*[.$F$8]" office:value-type="float" office:value="11364.0493674286" calcext:value-type="float">
            <text:p>11.364 </text:p>
          </table:table-cell>
          <table:table-cell table:style-name="ce100" table:formula="of:=(IF([.$A23]*[.E$13]&lt;=[.$B$7];[.$A23]*[.E$13]*[.$B$8];IF(AND([.$A23]*[.E$13]&gt;[.$B$7];[.$A23]*[.E$13]&lt;=[.$C$7]);[.$A23]*[.E$13]*[.$C$8];IF(AND([.$A23]*[.E$13]&gt;[.$C$7];[.$A23]*[.E$13]&lt;[.$D$7]);[.$A23]*[.E$13]*[.$D$8];[.$A23]*[.E$13]*[.$E$8]))))*[.$F$8]" office:value-type="float" office:value="12894.4345412695" calcext:value-type="float">
            <text:p>12.894 </text:p>
          </table:table-cell>
          <table:table-cell table:style-name="ce100" table:formula="of:=(IF([.$A23]*[.F$13]&lt;=[.$B$7];[.$A23]*[.F$13]*[.$B$8];IF(AND([.$A23]*[.F$13]&gt;[.$B$7];[.$A23]*[.F$13]&lt;=[.$C$7]);[.$A23]*[.F$13]*[.$C$8];IF(AND([.$A23]*[.F$13]&gt;[.$C$7];[.$A23]*[.F$13]&lt;[.$D$7]);[.$A23]*[.F$13]*[.$D$8];[.$A23]*[.F$13]*[.$E$8]))))*[.$F$8]" office:value-type="float" office:value="14736.4966185938" calcext:value-type="float">
            <text:p>14.736 </text:p>
          </table:table-cell>
          <table:table-cell table:style-name="ce100" table:formula="of:=(IF([.$A23]*[.G$13]&lt;=[.$B$7];[.$A23]*[.G$13]*[.$B$8];IF(AND([.$A23]*[.G$13]&gt;[.$B$7];[.$A23]*[.G$13]&lt;=[.$C$7]);[.$A23]*[.G$13]*[.$C$8];IF(AND([.$A23]*[.G$13]&gt;[.$C$7];[.$A23]*[.G$13]&lt;[.$D$7]);[.$A23]*[.G$13]*[.$D$8];[.$A23]*[.G$13]*[.$E$8]))))*[.$F$8]" office:value-type="float" office:value="16578.558695918" calcext:value-type="float">
            <text:p>16.579 </text:p>
          </table:table-cell>
          <table:table-cell table:style-name="ce100" table:formula="of:=(IF([.$A23]*[.H$13]&lt;=[.$B$7];[.$A23]*[.H$13]*[.$B$8];IF(AND([.$A23]*[.H$13]&gt;[.$B$7];[.$A23]*[.H$13]&lt;=[.$C$7]);[.$A23]*[.H$13]*[.$C$8];IF(AND([.$A23]*[.H$13]&gt;[.$C$7];[.$A23]*[.H$13]&lt;[.$D$7]);[.$A23]*[.H$13]*[.$D$8];[.$A23]*[.H$13]*[.$E$8]))))*[.$F$8]" office:value-type="float" office:value="18420.6207732422" calcext:value-type="float">
            <text:p>18.421 </text:p>
          </table:table-cell>
          <table:table-cell table:style-name="ce100" table:formula="of:=(IF([.$A23]*[.I$13]&lt;=[.$B$7];[.$A23]*[.I$13]*[.$B$8];IF(AND([.$A23]*[.I$13]&gt;[.$B$7];[.$A23]*[.I$13]&lt;=[.$C$7]);[.$A23]*[.I$13]*[.$C$8];IF(AND([.$A23]*[.I$13]&gt;[.$C$7];[.$A23]*[.I$13]&lt;[.$D$7]);[.$A23]*[.I$13]*[.$D$8];[.$A23]*[.I$13]*[.$E$8]))))*[.$F$8]" office:value-type="float" office:value="20262.6828505664" calcext:value-type="float">
            <text:p>20.263 </text:p>
          </table:table-cell>
          <table:table-cell table:style-name="ce100" table:formula="of:=(IF([.$A23]*[.J$13]&lt;=[.$B$7];[.$A23]*[.J$13]*[.$B$8];IF(AND([.$A23]*[.J$13]&gt;[.$B$7];[.$A23]*[.J$13]&lt;=[.$C$7]);[.$A23]*[.J$13]*[.$C$8];IF(AND([.$A23]*[.J$13]&gt;[.$C$7];[.$A23]*[.J$13]&lt;[.$D$7]);[.$A23]*[.J$13]*[.$D$8];[.$A23]*[.J$13]*[.$E$8]))))*[.$F$8]" office:value-type="float" office:value="22104.7449278906" calcext:value-type="float">
            <text:p>22.105 </text:p>
          </table:table-cell>
          <table:table-cell table:style-name="ce100" table:formula="of:=(IF([.$A23]*[.K$13]&lt;=[.$B$7];[.$A23]*[.K$13]*[.$B$8];IF(AND([.$A23]*[.K$13]&gt;[.$B$7];[.$A23]*[.K$13]&lt;=[.$C$7]);[.$A23]*[.K$13]*[.$C$8];IF(AND([.$A23]*[.K$13]&gt;[.$C$7];[.$A23]*[.K$13]&lt;[.$D$7]);[.$A23]*[.K$13]*[.$D$8];[.$A23]*[.K$13]*[.$E$8]))))*[.$F$8]" office:value-type="float" office:value="23946.8070052148" calcext:value-type="float">
            <text:p>23.947 </text:p>
          </table:table-cell>
          <table:table-cell table:style-name="ce100" table:formula="of:=(IF([.$A23]*[.L$13]&lt;=[.$B$7];[.$A23]*[.L$13]*[.$B$8];IF(AND([.$A23]*[.L$13]&gt;[.$B$7];[.$A23]*[.L$13]&lt;=[.$C$7]);[.$A23]*[.L$13]*[.$C$8];IF(AND([.$A23]*[.L$13]&gt;[.$C$7];[.$A23]*[.L$13]&lt;[.$D$7]);[.$A23]*[.L$13]*[.$D$8];[.$A23]*[.L$13]*[.$E$8]))))*[.$F$8]" office:value-type="float" office:value="25788.8690825391" calcext:value-type="float">
            <text:p>25.789 </text:p>
          </table:table-cell>
          <table:table-cell table:style-name="ce100" table:formula="of:=(IF([.$A23]*[.M$13]&lt;=[.$B$7];[.$A23]*[.M$13]*[.$B$8];IF(AND([.$A23]*[.M$13]&gt;[.$B$7];[.$A23]*[.M$13]&lt;=[.$C$7]);[.$A23]*[.M$13]*[.$C$8];IF(AND([.$A23]*[.M$13]&gt;[.$C$7];[.$A23]*[.M$13]&lt;[.$D$7]);[.$A23]*[.M$13]*[.$D$8];[.$A23]*[.M$13]*[.$E$8]))))*[.$F$8]" office:value-type="float" office:value="27630.9311598633" calcext:value-type="float">
            <text:p>27.631 </text:p>
          </table:table-cell>
          <table:table-cell table:style-name="ce100" table:formula="of:=(IF([.$A23]*[.N$13]&lt;=[.$B$7];[.$A23]*[.N$13]*[.$B$8];IF(AND([.$A23]*[.N$13]&gt;[.$B$7];[.$A23]*[.N$13]&lt;=[.$C$7]);[.$A23]*[.N$13]*[.$C$8];IF(AND([.$A23]*[.N$13]&gt;[.$C$7];[.$A23]*[.N$13]&lt;[.$D$7]);[.$A23]*[.N$13]*[.$D$8];[.$A23]*[.N$13]*[.$E$8]))))*[.$F$8]" office:value-type="float" office:value="29472.9932371875" calcext:value-type="float">
            <text:p>29.473 </text:p>
          </table:table-cell>
          <table:table-cell table:style-name="ce100" table:formula="of:=(IF([.$A23]*[.O$13]&lt;=[.$B$7];[.$A23]*[.O$13]*[.$B$8];IF(AND([.$A23]*[.O$13]&gt;[.$B$7];[.$A23]*[.O$13]&lt;=[.$C$7]);[.$A23]*[.O$13]*[.$C$8];IF(AND([.$A23]*[.O$13]&gt;[.$C$7];[.$A23]*[.O$13]&lt;[.$D$7]);[.$A23]*[.O$13]*[.$D$8];[.$A23]*[.O$13]*[.$E$8]))))*[.$F$8]" office:value-type="float" office:value="31315.0553145117" calcext:value-type="float">
            <text:p>31.315 </text:p>
          </table:table-cell>
          <table:table-cell table:style-name="ce100" table:formula="of:=(IF([.$A23]*[.P$13]&lt;=[.$B$7];[.$A23]*[.P$13]*[.$B$8];IF(AND([.$A23]*[.P$13]&gt;[.$B$7];[.$A23]*[.P$13]&lt;=[.$C$7]);[.$A23]*[.P$13]*[.$C$8];IF(AND([.$A23]*[.P$13]&gt;[.$C$7];[.$A23]*[.P$13]&lt;[.$D$7]);[.$A23]*[.P$13]*[.$D$8];[.$A23]*[.P$13]*[.$E$8]))))*[.$F$8]" office:value-type="float" office:value="33157.1173918359" calcext:value-type="float">
            <text:p>33.157 </text:p>
          </table:table-cell>
          <table:table-cell table:style-name="ce100" table:formula="of:=(IF([.$A23]*[.Q$13]&lt;=[.$B$7];[.$A23]*[.Q$13]*[.$B$8];IF(AND([.$A23]*[.Q$13]&gt;[.$B$7];[.$A23]*[.Q$13]&lt;=[.$C$7]);[.$A23]*[.Q$13]*[.$C$8];IF(AND([.$A23]*[.Q$13]&gt;[.$C$7];[.$A23]*[.Q$13]&lt;[.$D$7]);[.$A23]*[.Q$13]*[.$D$8];[.$A23]*[.Q$13]*[.$E$8]))))*[.$F$8]" office:value-type="float" office:value="34999.1794691602" calcext:value-type="float">
            <text:p>34.999 </text:p>
          </table:table-cell>
          <table:table-cell table:style-name="ce100" table:formula="of:=(IF([.$A23]*[.R$13]&lt;=[.$B$7];[.$A23]*[.R$13]*[.$B$8];IF(AND([.$A23]*[.R$13]&gt;[.$B$7];[.$A23]*[.R$13]&lt;=[.$C$7]);[.$A23]*[.R$13]*[.$C$8];IF(AND([.$A23]*[.R$13]&gt;[.$C$7];[.$A23]*[.R$13]&lt;[.$D$7]);[.$A23]*[.R$13]*[.$D$8];[.$A23]*[.R$13]*[.$E$8]))))*[.$F$8]" office:value-type="float" office:value="36841.2415464844" calcext:value-type="float">
            <text:p>36.841 </text:p>
          </table:table-cell>
          <table:table-cell table:style-name="ce78" table:formula="of:=+[.S22]+0.5" office:value-type="float" office:value="6.5" calcext:value-type="float">
            <text:p>6,50 </text:p>
          </table:table-cell>
          <table:table-cell table:number-columns-repeated="45"/>
        </table:table-row>
        <table:table-row table:style-name="ro1">
          <table:table-cell table:style-name="ce243" table:number-columns-spanned="18" table:number-rows-spanned="1"/>
          <table:covered-table-cell table:number-columns-repeated="17" table:style-name="ce243"/>
          <table:table-cell table:style-name="ce101"/>
          <table:table-cell table:number-columns-repeated="45"/>
        </table:table-row>
        <table:table-row table:style-name="ro1">
          <table:table-cell table:style-name="ce78"/>
          <table:table-cell table:style-name="ce78" office:value-type="float" office:value="10.5" calcext:value-type="float">
            <text:p>10,50 </text:p>
          </table:table-cell>
          <table:table-cell table:style-name="ce78" table:formula="of:=+[.B25]+0.5" office:value-type="float" office:value="11" calcext:value-type="float">
            <text:p>11,00 </text:p>
          </table:table-cell>
          <table:table-cell table:style-name="ce78" table:formula="of:=+[.C25]+0.5" office:value-type="float" office:value="11.5" calcext:value-type="float">
            <text:p>11,50 </text:p>
          </table:table-cell>
          <table:table-cell table:style-name="ce78" table:formula="of:=+[.D25]+0.5" office:value-type="float" office:value="12" calcext:value-type="float">
            <text:p>12,00 </text:p>
          </table:table-cell>
          <table:table-cell table:style-name="ce78" table:formula="of:=+[.E25]+0.5" office:value-type="float" office:value="12.5" calcext:value-type="float">
            <text:p>12,50 </text:p>
          </table:table-cell>
          <table:table-cell table:style-name="ce78" table:formula="of:=+[.F25]+0.5" office:value-type="float" office:value="13" calcext:value-type="float">
            <text:p>13,00 </text:p>
          </table:table-cell>
          <table:table-cell table:style-name="ce78" table:formula="of:=+[.G25]+0.5" office:value-type="float" office:value="13.5" calcext:value-type="float">
            <text:p>13,50 </text:p>
          </table:table-cell>
          <table:table-cell table:style-name="ce78" table:formula="of:=+[.H25]+0.5" office:value-type="float" office:value="14" calcext:value-type="float">
            <text:p>14,00 </text:p>
          </table:table-cell>
          <table:table-cell table:style-name="ce78" table:formula="of:=+[.I25]+0.5" office:value-type="float" office:value="14.5" calcext:value-type="float">
            <text:p>14,50 </text:p>
          </table:table-cell>
          <table:table-cell table:style-name="ce78" table:formula="of:=+[.J25]+0.5" office:value-type="float" office:value="15" calcext:value-type="float">
            <text:p>15,00 </text:p>
          </table:table-cell>
          <table:table-cell table:style-name="ce78" table:formula="of:=+[.K25]+0.5" office:value-type="float" office:value="15.5" calcext:value-type="float">
            <text:p>15,50 </text:p>
          </table:table-cell>
          <table:table-cell table:style-name="ce78" table:formula="of:=+[.L25]+0.5" office:value-type="float" office:value="16" calcext:value-type="float">
            <text:p>16,00 </text:p>
          </table:table-cell>
          <table:table-cell table:style-name="ce78" table:formula="of:=+[.M25]+0.5" office:value-type="float" office:value="16.5" calcext:value-type="float">
            <text:p>16,50 </text:p>
          </table:table-cell>
          <table:table-cell table:style-name="ce78" table:formula="of:=+[.N25]+0.5" office:value-type="float" office:value="17" calcext:value-type="float">
            <text:p>17,00 </text:p>
          </table:table-cell>
          <table:table-cell table:style-name="ce78" table:formula="of:=+[.O25]+0.5" office:value-type="float" office:value="17.5" calcext:value-type="float">
            <text:p>17,50 </text:p>
          </table:table-cell>
          <table:table-cell table:style-name="ce78" table:formula="of:=+[.P25]+0.5" office:value-type="float" office:value="18" calcext:value-type="float">
            <text:p>18,00 </text:p>
          </table:table-cell>
          <table:table-cell table:style-name="ce78" table:formula="of:=+[.Q25]+0.5" office:value-type="float" office:value="18.5" calcext:value-type="float">
            <text:p>18,50 </text:p>
          </table:table-cell>
          <table:table-cell table:style-name="ce78"/>
          <table:table-cell table:number-columns-repeated="45"/>
        </table:table-row>
        <table:table-row table:style-name="ro1">
          <table:table-cell table:style-name="ce78" office:value-type="float" office:value="2" calcext:value-type="float">
            <text:p>2,00 </text:p>
          </table:table-cell>
          <table:table-cell table:style-name="ce83" table:formula="of:=(IF([.$A26]*[.B$25]&lt;=[.$B$7];[.$A26]*[.B$25]*[.$B$8];IF(AND([.$A26]*[.B$25]&gt;[.$B$7];[.$A26]*[.B$25]&lt;=[.$C$7]);[.$A26]*[.B$25]*[.$C$8];IF(AND([.$A26]*[.B$25]&gt;[.$C$7];[.$A26]*[.B$25]&lt;[.$D$7]);[.$A26]*[.B$25]*[.$D$8];[.$A26]*[.B$25]*[.$E$8]))))*[.$F$8]" office:value-type="float" office:value="12238.2070110769" calcext:value-type="float">
            <text:p>12.238 </text:p>
          </table:table-cell>
          <table:table-cell table:style-name="ce83" table:formula="of:=(IF([.$A26]*[.C$25]&lt;=[.$B$7];[.$A26]*[.C$25]*[.$B$8];IF(AND([.$A26]*[.C$25]&gt;[.$B$7];[.$A26]*[.C$25]&lt;=[.$C$7]);[.$A26]*[.C$25]*[.$C$8];IF(AND([.$A26]*[.C$25]&gt;[.$C$7];[.$A26]*[.C$25]&lt;[.$D$7]);[.$A26]*[.C$25]*[.$D$8];[.$A26]*[.C$25]*[.$E$8]))))*[.$F$8]" office:value-type="float" office:value="12469.3432926563" calcext:value-type="float">
            <text:p>12.469 </text:p>
          </table:table-cell>
          <table:table-cell table:style-name="ce83" table:formula="of:=(IF([.$A26]*[.D$25]&lt;=[.$B$7];[.$A26]*[.D$25]*[.$B$8];IF(AND([.$A26]*[.D$25]&gt;[.$B$7];[.$A26]*[.D$25]&lt;=[.$C$7]);[.$A26]*[.D$25]*[.$C$8];IF(AND([.$A26]*[.D$25]&gt;[.$C$7];[.$A26]*[.D$25]&lt;[.$D$7]);[.$A26]*[.D$25]*[.$D$8];[.$A26]*[.D$25]*[.$E$8]))))*[.$F$8]" office:value-type="float" office:value="13036.1316241406" calcext:value-type="float">
            <text:p>13.036 </text:p>
          </table:table-cell>
          <table:table-cell table:style-name="ce83" table:formula="of:=(IF([.$A26]*[.E$25]&lt;=[.$B$7];[.$A26]*[.E$25]*[.$B$8];IF(AND([.$A26]*[.E$25]&gt;[.$B$7];[.$A26]*[.E$25]&lt;=[.$C$7]);[.$A26]*[.E$25]*[.$C$8];IF(AND([.$A26]*[.E$25]&gt;[.$C$7];[.$A26]*[.E$25]&lt;[.$D$7]);[.$A26]*[.E$25]*[.$D$8];[.$A26]*[.E$25]*[.$E$8]))))*[.$F$8]" office:value-type="float" office:value="13602.919955625" calcext:value-type="float">
            <text:p>13.603 </text:p>
          </table:table-cell>
          <table:table-cell table:style-name="ce83" table:formula="of:=(IF([.$A26]*[.F$25]&lt;=[.$B$7];[.$A26]*[.F$25]*[.$B$8];IF(AND([.$A26]*[.F$25]&gt;[.$B$7];[.$A26]*[.F$25]&lt;=[.$C$7]);[.$A26]*[.F$25]*[.$C$8];IF(AND([.$A26]*[.F$25]&gt;[.$C$7];[.$A26]*[.F$25]&lt;[.$D$7]);[.$A26]*[.F$25]*[.$D$8];[.$A26]*[.F$25]*[.$E$8]))))*[.$F$8]" office:value-type="float" office:value="14169.7082871094" calcext:value-type="float">
            <text:p>14.170 </text:p>
          </table:table-cell>
          <table:table-cell table:style-name="ce83" table:formula="of:=(IF([.$A26]*[.G$25]&lt;=[.$B$7];[.$A26]*[.G$25]*[.$B$8];IF(AND([.$A26]*[.G$25]&gt;[.$B$7];[.$A26]*[.G$25]&lt;=[.$C$7]);[.$A26]*[.G$25]*[.$C$8];IF(AND([.$A26]*[.G$25]&gt;[.$C$7];[.$A26]*[.G$25]&lt;[.$D$7]);[.$A26]*[.G$25]*[.$D$8];[.$A26]*[.G$25]*[.$E$8]))))*[.$F$8]" office:value-type="float" office:value="14736.4966185938" calcext:value-type="float">
            <text:p>14.736 </text:p>
          </table:table-cell>
          <table:table-cell table:style-name="ce83" table:formula="of:=(IF([.$A26]*[.H$25]&lt;=[.$B$7];[.$A26]*[.H$25]*[.$B$8];IF(AND([.$A26]*[.H$25]&gt;[.$B$7];[.$A26]*[.H$25]&lt;=[.$C$7]);[.$A26]*[.H$25]*[.$C$8];IF(AND([.$A26]*[.H$25]&gt;[.$C$7];[.$A26]*[.H$25]&lt;[.$D$7]);[.$A26]*[.H$25]*[.$D$8];[.$A26]*[.H$25]*[.$E$8]))))*[.$F$8]" office:value-type="float" office:value="15303.2849500781" calcext:value-type="float">
            <text:p>15.303 </text:p>
          </table:table-cell>
          <table:table-cell table:style-name="ce83" table:formula="of:=(IF([.$A26]*[.I$25]&lt;=[.$B$7];[.$A26]*[.I$25]*[.$B$8];IF(AND([.$A26]*[.I$25]&gt;[.$B$7];[.$A26]*[.I$25]&lt;=[.$C$7]);[.$A26]*[.I$25]*[.$C$8];IF(AND([.$A26]*[.I$25]&gt;[.$C$7];[.$A26]*[.I$25]&lt;[.$D$7]);[.$A26]*[.I$25]*[.$D$8];[.$A26]*[.I$25]*[.$E$8]))))*[.$F$8]" office:value-type="float" office:value="15870.0732815625" calcext:value-type="float">
            <text:p>15.870 </text:p>
          </table:table-cell>
          <table:table-cell table:style-name="ce83" table:formula="of:=(IF([.$A26]*[.J$25]&lt;=[.$B$7];[.$A26]*[.J$25]*[.$B$8];IF(AND([.$A26]*[.J$25]&gt;[.$B$7];[.$A26]*[.J$25]&lt;=[.$C$7]);[.$A26]*[.J$25]*[.$C$8];IF(AND([.$A26]*[.J$25]&gt;[.$C$7];[.$A26]*[.J$25]&lt;[.$D$7]);[.$A26]*[.J$25]*[.$D$8];[.$A26]*[.J$25]*[.$E$8]))))*[.$F$8]" office:value-type="float" office:value="16436.8616130469" calcext:value-type="float">
            <text:p>16.437 </text:p>
          </table:table-cell>
          <table:table-cell table:style-name="ce83" table:formula="of:=(IF([.$A26]*[.K$25]&lt;=[.$B$7];[.$A26]*[.K$25]*[.$B$8];IF(AND([.$A26]*[.K$25]&gt;[.$B$7];[.$A26]*[.K$25]&lt;=[.$C$7]);[.$A26]*[.K$25]*[.$C$8];IF(AND([.$A26]*[.K$25]&gt;[.$C$7];[.$A26]*[.K$25]&lt;[.$D$7]);[.$A26]*[.K$25]*[.$D$8];[.$A26]*[.K$25]*[.$E$8]))))*[.$F$8]" office:value-type="float" office:value="17003.6499445313" calcext:value-type="float">
            <text:p>17.004 </text:p>
          </table:table-cell>
          <table:table-cell table:style-name="ce83" table:formula="of:=(IF([.$A26]*[.L$25]&lt;=[.$B$7];[.$A26]*[.L$25]*[.$B$8];IF(AND([.$A26]*[.L$25]&gt;[.$B$7];[.$A26]*[.L$25]&lt;=[.$C$7]);[.$A26]*[.L$25]*[.$C$8];IF(AND([.$A26]*[.L$25]&gt;[.$C$7];[.$A26]*[.L$25]&lt;[.$D$7]);[.$A26]*[.L$25]*[.$D$8];[.$A26]*[.L$25]*[.$E$8]))))*[.$F$8]" office:value-type="float" office:value="17570.4382760156" calcext:value-type="float">
            <text:p>17.570 </text:p>
          </table:table-cell>
          <table:table-cell table:style-name="ce83" table:formula="of:=(IF([.$A26]*[.M$25]&lt;=[.$B$7];[.$A26]*[.M$25]*[.$B$8];IF(AND([.$A26]*[.M$25]&gt;[.$B$7];[.$A26]*[.M$25]&lt;=[.$C$7]);[.$A26]*[.M$25]*[.$C$8];IF(AND([.$A26]*[.M$25]&gt;[.$C$7];[.$A26]*[.M$25]&lt;[.$D$7]);[.$A26]*[.M$25]*[.$D$8];[.$A26]*[.M$25]*[.$E$8]))))*[.$F$8]" office:value-type="float" office:value="18137.2266075" calcext:value-type="float">
            <text:p>18.137 </text:p>
          </table:table-cell>
          <table:table-cell table:style-name="ce83" table:formula="of:=(IF([.$A26]*[.N$25]&lt;=[.$B$7];[.$A26]*[.N$25]*[.$B$8];IF(AND([.$A26]*[.N$25]&gt;[.$B$7];[.$A26]*[.N$25]&lt;=[.$C$7]);[.$A26]*[.N$25]*[.$C$8];IF(AND([.$A26]*[.N$25]&gt;[.$C$7];[.$A26]*[.N$25]&lt;[.$D$7]);[.$A26]*[.N$25]*[.$D$8];[.$A26]*[.N$25]*[.$E$8]))))*[.$F$8]" office:value-type="float" office:value="18704.0149389844" calcext:value-type="float">
            <text:p>18.704 </text:p>
          </table:table-cell>
          <table:table-cell table:style-name="ce83" table:formula="of:=(IF([.$A26]*[.O$25]&lt;=[.$B$7];[.$A26]*[.O$25]*[.$B$8];IF(AND([.$A26]*[.O$25]&gt;[.$B$7];[.$A26]*[.O$25]&lt;=[.$C$7]);[.$A26]*[.O$25]*[.$C$8];IF(AND([.$A26]*[.O$25]&gt;[.$C$7];[.$A26]*[.O$25]&lt;[.$D$7]);[.$A26]*[.O$25]*[.$D$8];[.$A26]*[.O$25]*[.$E$8]))))*[.$F$8]" office:value-type="float" office:value="19270.8032704688" calcext:value-type="float">
            <text:p>19.271 </text:p>
          </table:table-cell>
          <table:table-cell table:style-name="ce83" table:formula="of:=(IF([.$A26]*[.P$25]&lt;=[.$B$7];[.$A26]*[.P$25]*[.$B$8];IF(AND([.$A26]*[.P$25]&gt;[.$B$7];[.$A26]*[.P$25]&lt;=[.$C$7]);[.$A26]*[.P$25]*[.$C$8];IF(AND([.$A26]*[.P$25]&gt;[.$C$7];[.$A26]*[.P$25]&lt;[.$D$7]);[.$A26]*[.P$25]*[.$D$8];[.$A26]*[.P$25]*[.$E$8]))))*[.$F$8]" office:value-type="float" office:value="19837.5916019531" calcext:value-type="float">
            <text:p>19.838 </text:p>
          </table:table-cell>
          <table:table-cell table:style-name="ce83" table:formula="of:=(IF([.$A26]*[.Q$25]&lt;=[.$B$7];[.$A26]*[.Q$25]*[.$B$8];IF(AND([.$A26]*[.Q$25]&gt;[.$B$7];[.$A26]*[.Q$25]&lt;=[.$C$7]);[.$A26]*[.Q$25]*[.$C$8];IF(AND([.$A26]*[.Q$25]&gt;[.$C$7];[.$A26]*[.Q$25]&lt;[.$D$7]);[.$A26]*[.Q$25]*[.$D$8];[.$A26]*[.Q$25]*[.$E$8]))))*[.$F$8]" office:value-type="float" office:value="20404.3799334375" calcext:value-type="float">
            <text:p>20.404 </text:p>
          </table:table-cell>
          <table:table-cell table:style-name="ce83" table:formula="of:=(IF([.$A26]*[.R$25]&lt;=[.$B$7];[.$A26]*[.R$25]*[.$B$8];IF(AND([.$A26]*[.R$25]&gt;[.$B$7];[.$A26]*[.R$25]&lt;=[.$C$7]);[.$A26]*[.R$25]*[.$C$8];IF(AND([.$A26]*[.R$25]&gt;[.$C$7];[.$A26]*[.R$25]&lt;[.$D$7]);[.$A26]*[.R$25]*[.$D$8];[.$A26]*[.R$25]*[.$E$8]))))*[.$F$8]" office:value-type="float" office:value="20971.1682649219" calcext:value-type="float">
            <text:p>20.971 </text:p>
          </table:table-cell>
          <table:table-cell table:style-name="ce78" office:value-type="float" office:value="2" calcext:value-type="float">
            <text:p>2,00 </text:p>
          </table:table-cell>
          <table:table-cell table:number-columns-repeated="45"/>
        </table:table-row>
        <table:table-row table:style-name="ro1">
          <table:table-cell table:style-name="ce78" table:formula="of:=+[.A26]+0.5" office:value-type="float" office:value="2.5" calcext:value-type="float">
            <text:p>2,50 </text:p>
          </table:table-cell>
          <table:table-cell table:style-name="ce89" table:formula="of:=(IF([.$A27]*[.B$25]&lt;=[.$B$7];[.$A27]*[.B$25]*[.$B$8];IF(AND([.$A27]*[.B$25]&gt;[.$B$7];[.$A27]*[.B$25]&lt;=[.$C$7]);[.$A27]*[.B$25]*[.$C$8];IF(AND([.$A27]*[.B$25]&gt;[.$C$7];[.$A27]*[.B$25]&lt;[.$D$7]);[.$A27]*[.B$25]*[.$D$8];[.$A27]*[.B$25]*[.$E$8]))))*[.$F$8]" office:value-type="float" office:value="14878.1937014648" calcext:value-type="float">
            <text:p>14.878 </text:p>
          </table:table-cell>
          <table:table-cell table:style-name="ce89" table:formula="of:=(IF([.$A27]*[.C$25]&lt;=[.$B$7];[.$A27]*[.C$25]*[.$B$8];IF(AND([.$A27]*[.C$25]&gt;[.$B$7];[.$A27]*[.C$25]&lt;=[.$C$7]);[.$A27]*[.C$25]*[.$C$8];IF(AND([.$A27]*[.C$25]&gt;[.$C$7];[.$A27]*[.C$25]&lt;[.$D$7]);[.$A27]*[.C$25]*[.$D$8];[.$A27]*[.C$25]*[.$E$8]))))*[.$F$8]" office:value-type="float" office:value="15586.6791158203" calcext:value-type="float">
            <text:p>15.587 </text:p>
          </table:table-cell>
          <table:table-cell table:style-name="ce89" table:formula="of:=(IF([.$A27]*[.D$25]&lt;=[.$B$7];[.$A27]*[.D$25]*[.$B$8];IF(AND([.$A27]*[.D$25]&gt;[.$B$7];[.$A27]*[.D$25]&lt;=[.$C$7]);[.$A27]*[.D$25]*[.$C$8];IF(AND([.$A27]*[.D$25]&gt;[.$C$7];[.$A27]*[.D$25]&lt;[.$D$7]);[.$A27]*[.D$25]*[.$D$8];[.$A27]*[.D$25]*[.$E$8]))))*[.$F$8]" office:value-type="float" office:value="16295.1645301758" calcext:value-type="float">
            <text:p>16.295 </text:p>
          </table:table-cell>
          <table:table-cell table:style-name="ce89" table:formula="of:=(IF([.$A27]*[.E$25]&lt;=[.$B$7];[.$A27]*[.E$25]*[.$B$8];IF(AND([.$A27]*[.E$25]&gt;[.$B$7];[.$A27]*[.E$25]&lt;=[.$C$7]);[.$A27]*[.E$25]*[.$C$8];IF(AND([.$A27]*[.E$25]&gt;[.$C$7];[.$A27]*[.E$25]&lt;[.$D$7]);[.$A27]*[.E$25]*[.$D$8];[.$A27]*[.E$25]*[.$E$8]))))*[.$F$8]" office:value-type="float" office:value="17003.6499445313" calcext:value-type="float">
            <text:p>17.004 </text:p>
          </table:table-cell>
          <table:table-cell table:style-name="ce89" table:formula="of:=(IF([.$A27]*[.F$25]&lt;=[.$B$7];[.$A27]*[.F$25]*[.$B$8];IF(AND([.$A27]*[.F$25]&gt;[.$B$7];[.$A27]*[.F$25]&lt;=[.$C$7]);[.$A27]*[.F$25]*[.$C$8];IF(AND([.$A27]*[.F$25]&gt;[.$C$7];[.$A27]*[.F$25]&lt;[.$D$7]);[.$A27]*[.F$25]*[.$D$8];[.$A27]*[.F$25]*[.$E$8]))))*[.$F$8]" office:value-type="float" office:value="17712.1353588867" calcext:value-type="float">
            <text:p>17.712 </text:p>
          </table:table-cell>
          <table:table-cell table:style-name="ce89" table:formula="of:=(IF([.$A27]*[.G$25]&lt;=[.$B$7];[.$A27]*[.G$25]*[.$B$8];IF(AND([.$A27]*[.G$25]&gt;[.$B$7];[.$A27]*[.G$25]&lt;=[.$C$7]);[.$A27]*[.G$25]*[.$C$8];IF(AND([.$A27]*[.G$25]&gt;[.$C$7];[.$A27]*[.G$25]&lt;[.$D$7]);[.$A27]*[.G$25]*[.$D$8];[.$A27]*[.G$25]*[.$E$8]))))*[.$F$8]" office:value-type="float" office:value="18420.6207732422" calcext:value-type="float">
            <text:p>18.421 </text:p>
          </table:table-cell>
          <table:table-cell table:style-name="ce89" table:formula="of:=(IF([.$A27]*[.H$25]&lt;=[.$B$7];[.$A27]*[.H$25]*[.$B$8];IF(AND([.$A27]*[.H$25]&gt;[.$B$7];[.$A27]*[.H$25]&lt;=[.$C$7]);[.$A27]*[.H$25]*[.$C$8];IF(AND([.$A27]*[.H$25]&gt;[.$C$7];[.$A27]*[.H$25]&lt;[.$D$7]);[.$A27]*[.H$25]*[.$D$8];[.$A27]*[.H$25]*[.$E$8]))))*[.$F$8]" office:value-type="float" office:value="19129.1061875977" calcext:value-type="float">
            <text:p>19.129 </text:p>
          </table:table-cell>
          <table:table-cell table:style-name="ce89" table:formula="of:=(IF([.$A27]*[.I$25]&lt;=[.$B$7];[.$A27]*[.I$25]*[.$B$8];IF(AND([.$A27]*[.I$25]&gt;[.$B$7];[.$A27]*[.I$25]&lt;=[.$C$7]);[.$A27]*[.I$25]*[.$C$8];IF(AND([.$A27]*[.I$25]&gt;[.$C$7];[.$A27]*[.I$25]&lt;[.$D$7]);[.$A27]*[.I$25]*[.$D$8];[.$A27]*[.I$25]*[.$E$8]))))*[.$F$8]" office:value-type="float" office:value="19837.5916019531" calcext:value-type="float">
            <text:p>19.838 </text:p>
          </table:table-cell>
          <table:table-cell table:style-name="ce89" table:formula="of:=(IF([.$A27]*[.J$25]&lt;=[.$B$7];[.$A27]*[.J$25]*[.$B$8];IF(AND([.$A27]*[.J$25]&gt;[.$B$7];[.$A27]*[.J$25]&lt;=[.$C$7]);[.$A27]*[.J$25]*[.$C$8];IF(AND([.$A27]*[.J$25]&gt;[.$C$7];[.$A27]*[.J$25]&lt;[.$D$7]);[.$A27]*[.J$25]*[.$D$8];[.$A27]*[.J$25]*[.$E$8]))))*[.$F$8]" office:value-type="float" office:value="20546.0770163086" calcext:value-type="float">
            <text:p>20.546 </text:p>
          </table:table-cell>
          <table:table-cell table:style-name="ce89" table:formula="of:=(IF([.$A27]*[.K$25]&lt;=[.$B$7];[.$A27]*[.K$25]*[.$B$8];IF(AND([.$A27]*[.K$25]&gt;[.$B$7];[.$A27]*[.K$25]&lt;=[.$C$7]);[.$A27]*[.K$25]*[.$C$8];IF(AND([.$A27]*[.K$25]&gt;[.$C$7];[.$A27]*[.K$25]&lt;[.$D$7]);[.$A27]*[.K$25]*[.$D$8];[.$A27]*[.K$25]*[.$E$8]))))*[.$F$8]" office:value-type="float" office:value="21254.5624306641" calcext:value-type="float">
            <text:p>21.255 </text:p>
          </table:table-cell>
          <table:table-cell table:style-name="ce89" table:formula="of:=(IF([.$A27]*[.L$25]&lt;=[.$B$7];[.$A27]*[.L$25]*[.$B$8];IF(AND([.$A27]*[.L$25]&gt;[.$B$7];[.$A27]*[.L$25]&lt;=[.$C$7]);[.$A27]*[.L$25]*[.$C$8];IF(AND([.$A27]*[.L$25]&gt;[.$C$7];[.$A27]*[.L$25]&lt;[.$D$7]);[.$A27]*[.L$25]*[.$D$8];[.$A27]*[.L$25]*[.$E$8]))))*[.$F$8]" office:value-type="float" office:value="21963.0478450195" calcext:value-type="float">
            <text:p>21.963 </text:p>
          </table:table-cell>
          <table:table-cell table:style-name="ce89" table:formula="of:=(IF([.$A27]*[.M$25]&lt;=[.$B$7];[.$A27]*[.M$25]*[.$B$8];IF(AND([.$A27]*[.M$25]&gt;[.$B$7];[.$A27]*[.M$25]&lt;=[.$C$7]);[.$A27]*[.M$25]*[.$C$8];IF(AND([.$A27]*[.M$25]&gt;[.$C$7];[.$A27]*[.M$25]&lt;[.$D$7]);[.$A27]*[.M$25]*[.$D$8];[.$A27]*[.M$25]*[.$E$8]))))*[.$F$8]" office:value-type="float" office:value="22671.533259375" calcext:value-type="float">
            <text:p>22.672 </text:p>
          </table:table-cell>
          <table:table-cell table:style-name="ce89" table:formula="of:=(IF([.$A27]*[.N$25]&lt;=[.$B$7];[.$A27]*[.N$25]*[.$B$8];IF(AND([.$A27]*[.N$25]&gt;[.$B$7];[.$A27]*[.N$25]&lt;=[.$C$7]);[.$A27]*[.N$25]*[.$C$8];IF(AND([.$A27]*[.N$25]&gt;[.$C$7];[.$A27]*[.N$25]&lt;[.$D$7]);[.$A27]*[.N$25]*[.$D$8];[.$A27]*[.N$25]*[.$E$8]))))*[.$F$8]" office:value-type="float" office:value="23380.0186737305" calcext:value-type="float">
            <text:p>23.380 </text:p>
          </table:table-cell>
          <table:table-cell table:style-name="ce89" table:formula="of:=(IF([.$A27]*[.O$25]&lt;=[.$B$7];[.$A27]*[.O$25]*[.$B$8];IF(AND([.$A27]*[.O$25]&gt;[.$B$7];[.$A27]*[.O$25]&lt;=[.$C$7]);[.$A27]*[.O$25]*[.$C$8];IF(AND([.$A27]*[.O$25]&gt;[.$C$7];[.$A27]*[.O$25]&lt;[.$D$7]);[.$A27]*[.O$25]*[.$D$8];[.$A27]*[.O$25]*[.$E$8]))))*[.$F$8]" office:value-type="float" office:value="24088.5040880859" calcext:value-type="float">
            <text:p>24.089 </text:p>
          </table:table-cell>
          <table:table-cell table:style-name="ce89" table:formula="of:=(IF([.$A27]*[.P$25]&lt;=[.$B$7];[.$A27]*[.P$25]*[.$B$8];IF(AND([.$A27]*[.P$25]&gt;[.$B$7];[.$A27]*[.P$25]&lt;=[.$C$7]);[.$A27]*[.P$25]*[.$C$8];IF(AND([.$A27]*[.P$25]&gt;[.$C$7];[.$A27]*[.P$25]&lt;[.$D$7]);[.$A27]*[.P$25]*[.$D$8];[.$A27]*[.P$25]*[.$E$8]))))*[.$F$8]" office:value-type="float" office:value="24796.9895024414" calcext:value-type="float">
            <text:p>24.797 </text:p>
          </table:table-cell>
          <table:table-cell table:style-name="ce89" table:formula="of:=(IF([.$A27]*[.Q$25]&lt;=[.$B$7];[.$A27]*[.Q$25]*[.$B$8];IF(AND([.$A27]*[.Q$25]&gt;[.$B$7];[.$A27]*[.Q$25]&lt;=[.$C$7]);[.$A27]*[.Q$25]*[.$C$8];IF(AND([.$A27]*[.Q$25]&gt;[.$C$7];[.$A27]*[.Q$25]&lt;[.$D$7]);[.$A27]*[.Q$25]*[.$D$8];[.$A27]*[.Q$25]*[.$E$8]))))*[.$F$8]" office:value-type="float" office:value="25505.4749167969" calcext:value-type="float">
            <text:p>25.505 </text:p>
          </table:table-cell>
          <table:table-cell table:style-name="ce89" table:formula="of:=(IF([.$A27]*[.R$25]&lt;=[.$B$7];[.$A27]*[.R$25]*[.$B$8];IF(AND([.$A27]*[.R$25]&gt;[.$B$7];[.$A27]*[.R$25]&lt;=[.$C$7]);[.$A27]*[.R$25]*[.$C$8];IF(AND([.$A27]*[.R$25]&gt;[.$C$7];[.$A27]*[.R$25]&lt;[.$D$7]);[.$A27]*[.R$25]*[.$D$8];[.$A27]*[.R$25]*[.$E$8]))))*[.$F$8]" office:value-type="float" office:value="26213.9603311523" calcext:value-type="float">
            <text:p>26.214 </text:p>
          </table:table-cell>
          <table:table-cell table:style-name="ce78" table:formula="of:=+[.S26]+0.5" office:value-type="float" office:value="2.5" calcext:value-type="float">
            <text:p>2,50 </text:p>
          </table:table-cell>
          <table:table-cell table:number-columns-repeated="45"/>
        </table:table-row>
        <table:table-row table:style-name="ro1">
          <table:table-cell table:style-name="ce79" table:formula="of:=+[.A27]+0.5" office:value-type="float" office:value="3" calcext:value-type="float">
            <text:p>3,00 </text:p>
          </table:table-cell>
          <table:table-cell table:style-name="ce90" table:formula="of:=(IF([.$A28]*[.B$25]&lt;=[.$B$7];[.$A28]*[.B$25]*[.$B$8];IF(AND([.$A28]*[.B$25]&gt;[.$B$7];[.$A28]*[.B$25]&lt;=[.$C$7]);[.$A28]*[.B$25]*[.$C$8];IF(AND([.$A28]*[.B$25]&gt;[.$C$7];[.$A28]*[.B$25]&lt;[.$D$7]);[.$A28]*[.B$25]*[.$D$8];[.$A28]*[.B$25]*[.$E$8]))))*[.$F$8]" office:value-type="float" office:value="17853.8324417578" calcext:value-type="float">
            <text:p>17.854 </text:p>
          </table:table-cell>
          <table:table-cell table:style-name="ce90" table:formula="of:=(IF([.$A28]*[.C$25]&lt;=[.$B$7];[.$A28]*[.C$25]*[.$B$8];IF(AND([.$A28]*[.C$25]&gt;[.$B$7];[.$A28]*[.C$25]&lt;=[.$C$7]);[.$A28]*[.C$25]*[.$C$8];IF(AND([.$A28]*[.C$25]&gt;[.$C$7];[.$A28]*[.C$25]&lt;[.$D$7]);[.$A28]*[.C$25]*[.$D$8];[.$A28]*[.C$25]*[.$E$8]))))*[.$F$8]" office:value-type="float" office:value="18704.0149389844" calcext:value-type="float">
            <text:p>18.704 </text:p>
          </table:table-cell>
          <table:table-cell table:style-name="ce90" table:formula="of:=(IF([.$A28]*[.D$25]&lt;=[.$B$7];[.$A28]*[.D$25]*[.$B$8];IF(AND([.$A28]*[.D$25]&gt;[.$B$7];[.$A28]*[.D$25]&lt;=[.$C$7]);[.$A28]*[.D$25]*[.$C$8];IF(AND([.$A28]*[.D$25]&gt;[.$C$7];[.$A28]*[.D$25]&lt;[.$D$7]);[.$A28]*[.D$25]*[.$D$8];[.$A28]*[.D$25]*[.$E$8]))))*[.$F$8]" office:value-type="float" office:value="19554.1974362109" calcext:value-type="float">
            <text:p>19.554 </text:p>
          </table:table-cell>
          <table:table-cell table:style-name="ce90" table:formula="of:=(IF([.$A28]*[.E$25]&lt;=[.$B$7];[.$A28]*[.E$25]*[.$B$8];IF(AND([.$A28]*[.E$25]&gt;[.$B$7];[.$A28]*[.E$25]&lt;=[.$C$7]);[.$A28]*[.E$25]*[.$C$8];IF(AND([.$A28]*[.E$25]&gt;[.$C$7];[.$A28]*[.E$25]&lt;[.$D$7]);[.$A28]*[.E$25]*[.$D$8];[.$A28]*[.E$25]*[.$E$8]))))*[.$F$8]" office:value-type="float" office:value="20404.3799334375" calcext:value-type="float">
            <text:p>20.404 </text:p>
          </table:table-cell>
          <table:table-cell table:style-name="ce90" table:formula="of:=(IF([.$A28]*[.F$25]&lt;=[.$B$7];[.$A28]*[.F$25]*[.$B$8];IF(AND([.$A28]*[.F$25]&gt;[.$B$7];[.$A28]*[.F$25]&lt;=[.$C$7]);[.$A28]*[.F$25]*[.$C$8];IF(AND([.$A28]*[.F$25]&gt;[.$C$7];[.$A28]*[.F$25]&lt;[.$D$7]);[.$A28]*[.F$25]*[.$D$8];[.$A28]*[.F$25]*[.$E$8]))))*[.$F$8]" office:value-type="float" office:value="21254.5624306641" calcext:value-type="float">
            <text:p>21.255 </text:p>
          </table:table-cell>
          <table:table-cell table:style-name="ce90" table:formula="of:=(IF([.$A28]*[.G$25]&lt;=[.$B$7];[.$A28]*[.G$25]*[.$B$8];IF(AND([.$A28]*[.G$25]&gt;[.$B$7];[.$A28]*[.G$25]&lt;=[.$C$7]);[.$A28]*[.G$25]*[.$C$8];IF(AND([.$A28]*[.G$25]&gt;[.$C$7];[.$A28]*[.G$25]&lt;[.$D$7]);[.$A28]*[.G$25]*[.$D$8];[.$A28]*[.G$25]*[.$E$8]))))*[.$F$8]" office:value-type="float" office:value="22104.7449278906" calcext:value-type="float">
            <text:p>22.105 </text:p>
          </table:table-cell>
          <table:table-cell table:style-name="ce90" table:formula="of:=(IF([.$A28]*[.H$25]&lt;=[.$B$7];[.$A28]*[.H$25]*[.$B$8];IF(AND([.$A28]*[.H$25]&gt;[.$B$7];[.$A28]*[.H$25]&lt;=[.$C$7]);[.$A28]*[.H$25]*[.$C$8];IF(AND([.$A28]*[.H$25]&gt;[.$C$7];[.$A28]*[.H$25]&lt;[.$D$7]);[.$A28]*[.H$25]*[.$D$8];[.$A28]*[.H$25]*[.$E$8]))))*[.$F$8]" office:value-type="float" office:value="22954.9274251172" calcext:value-type="float">
            <text:p>22.955 </text:p>
          </table:table-cell>
          <table:table-cell table:style-name="ce90" table:formula="of:=(IF([.$A28]*[.I$25]&lt;=[.$B$7];[.$A28]*[.I$25]*[.$B$8];IF(AND([.$A28]*[.I$25]&gt;[.$B$7];[.$A28]*[.I$25]&lt;=[.$C$7]);[.$A28]*[.I$25]*[.$C$8];IF(AND([.$A28]*[.I$25]&gt;[.$C$7];[.$A28]*[.I$25]&lt;[.$D$7]);[.$A28]*[.I$25]*[.$D$8];[.$A28]*[.I$25]*[.$E$8]))))*[.$F$8]" office:value-type="float" office:value="23805.1099223438" calcext:value-type="float">
            <text:p>23.805 </text:p>
          </table:table-cell>
          <table:table-cell table:style-name="ce90" table:formula="of:=(IF([.$A28]*[.J$25]&lt;=[.$B$7];[.$A28]*[.J$25]*[.$B$8];IF(AND([.$A28]*[.J$25]&gt;[.$B$7];[.$A28]*[.J$25]&lt;=[.$C$7]);[.$A28]*[.J$25]*[.$C$8];IF(AND([.$A28]*[.J$25]&gt;[.$C$7];[.$A28]*[.J$25]&lt;[.$D$7]);[.$A28]*[.J$25]*[.$D$8];[.$A28]*[.J$25]*[.$E$8]))))*[.$F$8]" office:value-type="float" office:value="24655.2924195703" calcext:value-type="float">
            <text:p>24.655 </text:p>
          </table:table-cell>
          <table:table-cell table:style-name="ce90" table:formula="of:=(IF([.$A28]*[.K$25]&lt;=[.$B$7];[.$A28]*[.K$25]*[.$B$8];IF(AND([.$A28]*[.K$25]&gt;[.$B$7];[.$A28]*[.K$25]&lt;=[.$C$7]);[.$A28]*[.K$25]*[.$C$8];IF(AND([.$A28]*[.K$25]&gt;[.$C$7];[.$A28]*[.K$25]&lt;[.$D$7]);[.$A28]*[.K$25]*[.$D$8];[.$A28]*[.K$25]*[.$E$8]))))*[.$F$8]" office:value-type="float" office:value="25505.4749167969" calcext:value-type="float">
            <text:p>25.505 </text:p>
          </table:table-cell>
          <table:table-cell table:style-name="ce90" table:formula="of:=(IF([.$A28]*[.L$25]&lt;=[.$B$7];[.$A28]*[.L$25]*[.$B$8];IF(AND([.$A28]*[.L$25]&gt;[.$B$7];[.$A28]*[.L$25]&lt;=[.$C$7]);[.$A28]*[.L$25]*[.$C$8];IF(AND([.$A28]*[.L$25]&gt;[.$C$7];[.$A28]*[.L$25]&lt;[.$D$7]);[.$A28]*[.L$25]*[.$D$8];[.$A28]*[.L$25]*[.$E$8]))))*[.$F$8]" office:value-type="float" office:value="26355.6574140234" calcext:value-type="float">
            <text:p>26.356 </text:p>
          </table:table-cell>
          <table:table-cell table:style-name="ce90" table:formula="of:=(IF([.$A28]*[.M$25]&lt;=[.$B$7];[.$A28]*[.M$25]*[.$B$8];IF(AND([.$A28]*[.M$25]&gt;[.$B$7];[.$A28]*[.M$25]&lt;=[.$C$7]);[.$A28]*[.M$25]*[.$C$8];IF(AND([.$A28]*[.M$25]&gt;[.$C$7];[.$A28]*[.M$25]&lt;[.$D$7]);[.$A28]*[.M$25]*[.$D$8];[.$A28]*[.M$25]*[.$E$8]))))*[.$F$8]" office:value-type="float" office:value="27205.83991125" calcext:value-type="float">
            <text:p>27.206 </text:p>
          </table:table-cell>
          <table:table-cell table:style-name="ce90" table:formula="of:=(IF([.$A28]*[.N$25]&lt;=[.$B$7];[.$A28]*[.N$25]*[.$B$8];IF(AND([.$A28]*[.N$25]&gt;[.$B$7];[.$A28]*[.N$25]&lt;=[.$C$7]);[.$A28]*[.N$25]*[.$C$8];IF(AND([.$A28]*[.N$25]&gt;[.$C$7];[.$A28]*[.N$25]&lt;[.$D$7]);[.$A28]*[.N$25]*[.$D$8];[.$A28]*[.N$25]*[.$E$8]))))*[.$F$8]" office:value-type="float" office:value="28056.0224084766" calcext:value-type="float">
            <text:p>28.056 </text:p>
          </table:table-cell>
          <table:table-cell table:style-name="ce90" table:formula="of:=(IF([.$A28]*[.O$25]&lt;=[.$B$7];[.$A28]*[.O$25]*[.$B$8];IF(AND([.$A28]*[.O$25]&gt;[.$B$7];[.$A28]*[.O$25]&lt;=[.$C$7]);[.$A28]*[.O$25]*[.$C$8];IF(AND([.$A28]*[.O$25]&gt;[.$C$7];[.$A28]*[.O$25]&lt;[.$D$7]);[.$A28]*[.O$25]*[.$D$8];[.$A28]*[.O$25]*[.$E$8]))))*[.$F$8]" office:value-type="float" office:value="28906.2049057031" calcext:value-type="float">
            <text:p>28.906 </text:p>
          </table:table-cell>
          <table:table-cell table:style-name="ce90" table:formula="of:=(IF([.$A28]*[.P$25]&lt;=[.$B$7];[.$A28]*[.P$25]*[.$B$8];IF(AND([.$A28]*[.P$25]&gt;[.$B$7];[.$A28]*[.P$25]&lt;=[.$C$7]);[.$A28]*[.P$25]*[.$C$8];IF(AND([.$A28]*[.P$25]&gt;[.$C$7];[.$A28]*[.P$25]&lt;[.$D$7]);[.$A28]*[.P$25]*[.$D$8];[.$A28]*[.P$25]*[.$E$8]))))*[.$F$8]" office:value-type="float" office:value="29756.3874029297" calcext:value-type="float">
            <text:p>29.756 </text:p>
          </table:table-cell>
          <table:table-cell table:style-name="ce90" table:formula="of:=(IF([.$A28]*[.Q$25]&lt;=[.$B$7];[.$A28]*[.Q$25]*[.$B$8];IF(AND([.$A28]*[.Q$25]&gt;[.$B$7];[.$A28]*[.Q$25]&lt;=[.$C$7]);[.$A28]*[.Q$25]*[.$C$8];IF(AND([.$A28]*[.Q$25]&gt;[.$C$7];[.$A28]*[.Q$25]&lt;[.$D$7]);[.$A28]*[.Q$25]*[.$D$8];[.$A28]*[.Q$25]*[.$E$8]))))*[.$F$8]" office:value-type="float" office:value="30606.5699001562" calcext:value-type="float">
            <text:p>30.607 </text:p>
          </table:table-cell>
          <table:table-cell table:style-name="ce90" table:formula="of:=(IF([.$A28]*[.R$25]&lt;=[.$B$7];[.$A28]*[.R$25]*[.$B$8];IF(AND([.$A28]*[.R$25]&gt;[.$B$7];[.$A28]*[.R$25]&lt;=[.$C$7]);[.$A28]*[.R$25]*[.$C$8];IF(AND([.$A28]*[.R$25]&gt;[.$C$7];[.$A28]*[.R$25]&lt;[.$D$7]);[.$A28]*[.R$25]*[.$D$8];[.$A28]*[.R$25]*[.$E$8]))))*[.$F$8]" office:value-type="float" office:value="31456.7523973828" calcext:value-type="float">
            <text:p>31.457 </text:p>
          </table:table-cell>
          <table:table-cell table:style-name="ce79" table:formula="of:=+[.S27]+0.5" office:value-type="float" office:value="3" calcext:value-type="float">
            <text:p>3,00 </text:p>
          </table:table-cell>
          <table:table-cell table:number-columns-repeated="45"/>
        </table:table-row>
        <table:table-row table:style-name="ro1">
          <table:table-cell table:style-name="ce78" table:formula="of:=+[.A28]+0.5" office:value-type="float" office:value="3.5" calcext:value-type="float">
            <text:p>3,50 </text:p>
          </table:table-cell>
          <table:table-cell table:style-name="ce89" table:formula="of:=(IF([.$A29]*[.B$25]&lt;=[.$B$7];[.$A29]*[.B$25]*[.$B$8];IF(AND([.$A29]*[.B$25]&gt;[.$B$7];[.$A29]*[.B$25]&lt;=[.$C$7]);[.$A29]*[.B$25]*[.$C$8];IF(AND([.$A29]*[.B$25]&gt;[.$C$7];[.$A29]*[.B$25]&lt;[.$D$7]);[.$A29]*[.B$25]*[.$D$8];[.$A29]*[.B$25]*[.$E$8]))))*[.$F$8]" office:value-type="float" office:value="20829.4711820508" calcext:value-type="float">
            <text:p>20.829 </text:p>
          </table:table-cell>
          <table:table-cell table:style-name="ce89" table:formula="of:=(IF([.$A29]*[.C$25]&lt;=[.$B$7];[.$A29]*[.C$25]*[.$B$8];IF(AND([.$A29]*[.C$25]&gt;[.$B$7];[.$A29]*[.C$25]&lt;=[.$C$7]);[.$A29]*[.C$25]*[.$C$8];IF(AND([.$A29]*[.C$25]&gt;[.$C$7];[.$A29]*[.C$25]&lt;[.$D$7]);[.$A29]*[.C$25]*[.$D$8];[.$A29]*[.C$25]*[.$E$8]))))*[.$F$8]" office:value-type="float" office:value="21821.3507621484" calcext:value-type="float">
            <text:p>21.821 </text:p>
          </table:table-cell>
          <table:table-cell table:style-name="ce89" table:formula="of:=(IF([.$A29]*[.D$25]&lt;=[.$B$7];[.$A29]*[.D$25]*[.$B$8];IF(AND([.$A29]*[.D$25]&gt;[.$B$7];[.$A29]*[.D$25]&lt;=[.$C$7]);[.$A29]*[.D$25]*[.$C$8];IF(AND([.$A29]*[.D$25]&gt;[.$C$7];[.$A29]*[.D$25]&lt;[.$D$7]);[.$A29]*[.D$25]*[.$D$8];[.$A29]*[.D$25]*[.$E$8]))))*[.$F$8]" office:value-type="float" office:value="22813.2303422461" calcext:value-type="float">
            <text:p>22.813 </text:p>
          </table:table-cell>
          <table:table-cell table:style-name="ce89" table:formula="of:=(IF([.$A29]*[.E$25]&lt;=[.$B$7];[.$A29]*[.E$25]*[.$B$8];IF(AND([.$A29]*[.E$25]&gt;[.$B$7];[.$A29]*[.E$25]&lt;=[.$C$7]);[.$A29]*[.E$25]*[.$C$8];IF(AND([.$A29]*[.E$25]&gt;[.$C$7];[.$A29]*[.E$25]&lt;[.$D$7]);[.$A29]*[.E$25]*[.$D$8];[.$A29]*[.E$25]*[.$E$8]))))*[.$F$8]" office:value-type="float" office:value="23805.1099223438" calcext:value-type="float">
            <text:p>23.805 </text:p>
          </table:table-cell>
          <table:table-cell table:style-name="ce89" table:formula="of:=(IF([.$A29]*[.F$25]&lt;=[.$B$7];[.$A29]*[.F$25]*[.$B$8];IF(AND([.$A29]*[.F$25]&gt;[.$B$7];[.$A29]*[.F$25]&lt;=[.$C$7]);[.$A29]*[.F$25]*[.$C$8];IF(AND([.$A29]*[.F$25]&gt;[.$C$7];[.$A29]*[.F$25]&lt;[.$D$7]);[.$A29]*[.F$25]*[.$D$8];[.$A29]*[.F$25]*[.$E$8]))))*[.$F$8]" office:value-type="float" office:value="24796.9895024414" calcext:value-type="float">
            <text:p>24.797 </text:p>
          </table:table-cell>
          <table:table-cell table:style-name="ce89" table:formula="of:=(IF([.$A29]*[.G$25]&lt;=[.$B$7];[.$A29]*[.G$25]*[.$B$8];IF(AND([.$A29]*[.G$25]&gt;[.$B$7];[.$A29]*[.G$25]&lt;=[.$C$7]);[.$A29]*[.G$25]*[.$C$8];IF(AND([.$A29]*[.G$25]&gt;[.$C$7];[.$A29]*[.G$25]&lt;[.$D$7]);[.$A29]*[.G$25]*[.$D$8];[.$A29]*[.G$25]*[.$E$8]))))*[.$F$8]" office:value-type="float" office:value="25788.8690825391" calcext:value-type="float">
            <text:p>25.789 </text:p>
          </table:table-cell>
          <table:table-cell table:style-name="ce89" table:formula="of:=(IF([.$A29]*[.H$25]&lt;=[.$B$7];[.$A29]*[.H$25]*[.$B$8];IF(AND([.$A29]*[.H$25]&gt;[.$B$7];[.$A29]*[.H$25]&lt;=[.$C$7]);[.$A29]*[.H$25]*[.$C$8];IF(AND([.$A29]*[.H$25]&gt;[.$C$7];[.$A29]*[.H$25]&lt;[.$D$7]);[.$A29]*[.H$25]*[.$D$8];[.$A29]*[.H$25]*[.$E$8]))))*[.$F$8]" office:value-type="float" office:value="26780.7486626367" calcext:value-type="float">
            <text:p>26.781 </text:p>
          </table:table-cell>
          <table:table-cell table:style-name="ce89" table:formula="of:=(IF([.$A29]*[.I$25]&lt;=[.$B$7];[.$A29]*[.I$25]*[.$B$8];IF(AND([.$A29]*[.I$25]&gt;[.$B$7];[.$A29]*[.I$25]&lt;=[.$C$7]);[.$A29]*[.I$25]*[.$C$8];IF(AND([.$A29]*[.I$25]&gt;[.$C$7];[.$A29]*[.I$25]&lt;[.$D$7]);[.$A29]*[.I$25]*[.$D$8];[.$A29]*[.I$25]*[.$E$8]))))*[.$F$8]" office:value-type="float" office:value="27772.6282427344" calcext:value-type="float">
            <text:p>27.773 </text:p>
          </table:table-cell>
          <table:table-cell table:style-name="ce89" table:formula="of:=(IF([.$A29]*[.J$25]&lt;=[.$B$7];[.$A29]*[.J$25]*[.$B$8];IF(AND([.$A29]*[.J$25]&gt;[.$B$7];[.$A29]*[.J$25]&lt;=[.$C$7]);[.$A29]*[.J$25]*[.$C$8];IF(AND([.$A29]*[.J$25]&gt;[.$C$7];[.$A29]*[.J$25]&lt;[.$D$7]);[.$A29]*[.J$25]*[.$D$8];[.$A29]*[.J$25]*[.$E$8]))))*[.$F$8]" office:value-type="float" office:value="28764.507822832" calcext:value-type="float">
            <text:p>28.765 </text:p>
          </table:table-cell>
          <table:table-cell table:style-name="ce89" table:formula="of:=(IF([.$A29]*[.K$25]&lt;=[.$B$7];[.$A29]*[.K$25]*[.$B$8];IF(AND([.$A29]*[.K$25]&gt;[.$B$7];[.$A29]*[.K$25]&lt;=[.$C$7]);[.$A29]*[.K$25]*[.$C$8];IF(AND([.$A29]*[.K$25]&gt;[.$C$7];[.$A29]*[.K$25]&lt;[.$D$7]);[.$A29]*[.K$25]*[.$D$8];[.$A29]*[.K$25]*[.$E$8]))))*[.$F$8]" office:value-type="float" office:value="29756.3874029297" calcext:value-type="float">
            <text:p>29.756 </text:p>
          </table:table-cell>
          <table:table-cell table:style-name="ce89" table:formula="of:=(IF([.$A29]*[.L$25]&lt;=[.$B$7];[.$A29]*[.L$25]*[.$B$8];IF(AND([.$A29]*[.L$25]&gt;[.$B$7];[.$A29]*[.L$25]&lt;=[.$C$7]);[.$A29]*[.L$25]*[.$C$8];IF(AND([.$A29]*[.L$25]&gt;[.$C$7];[.$A29]*[.L$25]&lt;[.$D$7]);[.$A29]*[.L$25]*[.$D$8];[.$A29]*[.L$25]*[.$E$8]))))*[.$F$8]" office:value-type="float" office:value="30748.2669830273" calcext:value-type="float">
            <text:p>30.748 </text:p>
          </table:table-cell>
          <table:table-cell table:style-name="ce89" table:formula="of:=(IF([.$A29]*[.M$25]&lt;=[.$B$7];[.$A29]*[.M$25]*[.$B$8];IF(AND([.$A29]*[.M$25]&gt;[.$B$7];[.$A29]*[.M$25]&lt;=[.$C$7]);[.$A29]*[.M$25]*[.$C$8];IF(AND([.$A29]*[.M$25]&gt;[.$C$7];[.$A29]*[.M$25]&lt;[.$D$7]);[.$A29]*[.M$25]*[.$D$8];[.$A29]*[.M$25]*[.$E$8]))))*[.$F$8]" office:value-type="float" office:value="31740.146563125" calcext:value-type="float">
            <text:p>31.740 </text:p>
          </table:table-cell>
          <table:table-cell table:style-name="ce89" table:formula="of:=(IF([.$A29]*[.N$25]&lt;=[.$B$7];[.$A29]*[.N$25]*[.$B$8];IF(AND([.$A29]*[.N$25]&gt;[.$B$7];[.$A29]*[.N$25]&lt;=[.$C$7]);[.$A29]*[.N$25]*[.$C$8];IF(AND([.$A29]*[.N$25]&gt;[.$C$7];[.$A29]*[.N$25]&lt;[.$D$7]);[.$A29]*[.N$25]*[.$D$8];[.$A29]*[.N$25]*[.$E$8]))))*[.$F$8]" office:value-type="float" office:value="32732.0261432227" calcext:value-type="float">
            <text:p>32.732 </text:p>
          </table:table-cell>
          <table:table-cell table:style-name="ce89" table:formula="of:=(IF([.$A29]*[.O$25]&lt;=[.$B$7];[.$A29]*[.O$25]*[.$B$8];IF(AND([.$A29]*[.O$25]&gt;[.$B$7];[.$A29]*[.O$25]&lt;=[.$C$7]);[.$A29]*[.O$25]*[.$C$8];IF(AND([.$A29]*[.O$25]&gt;[.$C$7];[.$A29]*[.O$25]&lt;[.$D$7]);[.$A29]*[.O$25]*[.$D$8];[.$A29]*[.O$25]*[.$E$8]))))*[.$F$8]" office:value-type="float" office:value="33723.9057233203" calcext:value-type="float">
            <text:p>33.724 </text:p>
          </table:table-cell>
          <table:table-cell table:style-name="ce89" table:formula="of:=(IF([.$A29]*[.P$25]&lt;=[.$B$7];[.$A29]*[.P$25]*[.$B$8];IF(AND([.$A29]*[.P$25]&gt;[.$B$7];[.$A29]*[.P$25]&lt;=[.$C$7]);[.$A29]*[.P$25]*[.$C$8];IF(AND([.$A29]*[.P$25]&gt;[.$C$7];[.$A29]*[.P$25]&lt;[.$D$7]);[.$A29]*[.P$25]*[.$D$8];[.$A29]*[.P$25]*[.$E$8]))))*[.$F$8]" office:value-type="float" office:value="34715.785303418" calcext:value-type="float">
            <text:p>34.716 </text:p>
          </table:table-cell>
          <table:table-cell table:style-name="ce89" table:formula="of:=(IF([.$A29]*[.Q$25]&lt;=[.$B$7];[.$A29]*[.Q$25]*[.$B$8];IF(AND([.$A29]*[.Q$25]&gt;[.$B$7];[.$A29]*[.Q$25]&lt;=[.$C$7]);[.$A29]*[.Q$25]*[.$C$8];IF(AND([.$A29]*[.Q$25]&gt;[.$C$7];[.$A29]*[.Q$25]&lt;[.$D$7]);[.$A29]*[.Q$25]*[.$D$8];[.$A29]*[.Q$25]*[.$E$8]))))*[.$F$8]" office:value-type="float" office:value="35707.6648835156" calcext:value-type="float">
            <text:p>35.708 </text:p>
          </table:table-cell>
          <table:table-cell table:style-name="ce89" table:formula="of:=(IF([.$A29]*[.R$25]&lt;=[.$B$7];[.$A29]*[.R$25]*[.$B$8];IF(AND([.$A29]*[.R$25]&gt;[.$B$7];[.$A29]*[.R$25]&lt;=[.$C$7]);[.$A29]*[.R$25]*[.$C$8];IF(AND([.$A29]*[.R$25]&gt;[.$C$7];[.$A29]*[.R$25]&lt;[.$D$7]);[.$A29]*[.R$25]*[.$D$8];[.$A29]*[.R$25]*[.$E$8]))))*[.$F$8]" office:value-type="float" office:value="36699.5444636133" calcext:value-type="float">
            <text:p>36.700 </text:p>
          </table:table-cell>
          <table:table-cell table:style-name="ce78" table:formula="of:=+[.S28]+0.5" office:value-type="float" office:value="3.5" calcext:value-type="float">
            <text:p>3,50 </text:p>
          </table:table-cell>
          <table:table-cell table:number-columns-repeated="45"/>
        </table:table-row>
        <table:table-row table:style-name="ro1">
          <table:table-cell table:style-name="ce80" table:formula="of:=+[.A29]+0.5" office:value-type="float" office:value="4" calcext:value-type="float">
            <text:p>4,00 </text:p>
          </table:table-cell>
          <table:table-cell table:style-name="ce91" table:formula="of:=(IF([.$A30]*[.B$25]&lt;=[.$B$7];[.$A30]*[.B$25]*[.$B$8];IF(AND([.$A30]*[.B$25]&gt;[.$B$7];[.$A30]*[.B$25]&lt;=[.$C$7]);[.$A30]*[.B$25]*[.$C$8];IF(AND([.$A30]*[.B$25]&gt;[.$C$7];[.$A30]*[.B$25]&lt;[.$D$7]);[.$A30]*[.B$25]*[.$D$8];[.$A30]*[.B$25]*[.$E$8]))))*[.$F$8]" office:value-type="float" office:value="23805.1099223438" calcext:value-type="float">
            <text:p>23.805 </text:p>
          </table:table-cell>
          <table:table-cell table:style-name="ce91" table:formula="of:=(IF([.$A30]*[.C$25]&lt;=[.$B$7];[.$A30]*[.C$25]*[.$B$8];IF(AND([.$A30]*[.C$25]&gt;[.$B$7];[.$A30]*[.C$25]&lt;=[.$C$7]);[.$A30]*[.C$25]*[.$C$8];IF(AND([.$A30]*[.C$25]&gt;[.$C$7];[.$A30]*[.C$25]&lt;[.$D$7]);[.$A30]*[.C$25]*[.$D$8];[.$A30]*[.C$25]*[.$E$8]))))*[.$F$8]" office:value-type="float" office:value="24938.6865853125" calcext:value-type="float">
            <text:p>24.939 </text:p>
          </table:table-cell>
          <table:table-cell table:style-name="ce91" table:formula="of:=(IF([.$A30]*[.D$25]&lt;=[.$B$7];[.$A30]*[.D$25]*[.$B$8];IF(AND([.$A30]*[.D$25]&gt;[.$B$7];[.$A30]*[.D$25]&lt;=[.$C$7]);[.$A30]*[.D$25]*[.$C$8];IF(AND([.$A30]*[.D$25]&gt;[.$C$7];[.$A30]*[.D$25]&lt;[.$D$7]);[.$A30]*[.D$25]*[.$D$8];[.$A30]*[.D$25]*[.$E$8]))))*[.$F$8]" office:value-type="float" office:value="26072.2632482812" calcext:value-type="float">
            <text:p>26.072 </text:p>
          </table:table-cell>
          <table:table-cell table:style-name="ce91" table:formula="of:=(IF([.$A30]*[.E$25]&lt;=[.$B$7];[.$A30]*[.E$25]*[.$B$8];IF(AND([.$A30]*[.E$25]&gt;[.$B$7];[.$A30]*[.E$25]&lt;=[.$C$7]);[.$A30]*[.E$25]*[.$C$8];IF(AND([.$A30]*[.E$25]&gt;[.$C$7];[.$A30]*[.E$25]&lt;[.$D$7]);[.$A30]*[.E$25]*[.$D$8];[.$A30]*[.E$25]*[.$E$8]))))*[.$F$8]" office:value-type="float" office:value="27205.83991125" calcext:value-type="float">
            <text:p>27.206 </text:p>
          </table:table-cell>
          <table:table-cell table:style-name="ce91" table:formula="of:=(IF([.$A30]*[.F$25]&lt;=[.$B$7];[.$A30]*[.F$25]*[.$B$8];IF(AND([.$A30]*[.F$25]&gt;[.$B$7];[.$A30]*[.F$25]&lt;=[.$C$7]);[.$A30]*[.F$25]*[.$C$8];IF(AND([.$A30]*[.F$25]&gt;[.$C$7];[.$A30]*[.F$25]&lt;[.$D$7]);[.$A30]*[.F$25]*[.$D$8];[.$A30]*[.F$25]*[.$E$8]))))*[.$F$8]" office:value-type="float" office:value="28339.4165742187" calcext:value-type="float">
            <text:p>28.339 </text:p>
          </table:table-cell>
          <table:table-cell table:style-name="ce91" table:formula="of:=(IF([.$A30]*[.G$25]&lt;=[.$B$7];[.$A30]*[.G$25]*[.$B$8];IF(AND([.$A30]*[.G$25]&gt;[.$B$7];[.$A30]*[.G$25]&lt;=[.$C$7]);[.$A30]*[.G$25]*[.$C$8];IF(AND([.$A30]*[.G$25]&gt;[.$C$7];[.$A30]*[.G$25]&lt;[.$D$7]);[.$A30]*[.G$25]*[.$D$8];[.$A30]*[.G$25]*[.$E$8]))))*[.$F$8]" office:value-type="float" office:value="29472.9932371875" calcext:value-type="float">
            <text:p>29.473 </text:p>
          </table:table-cell>
          <table:table-cell table:style-name="ce91" table:formula="of:=(IF([.$A30]*[.H$25]&lt;=[.$B$7];[.$A30]*[.H$25]*[.$B$8];IF(AND([.$A30]*[.H$25]&gt;[.$B$7];[.$A30]*[.H$25]&lt;=[.$C$7]);[.$A30]*[.H$25]*[.$C$8];IF(AND([.$A30]*[.H$25]&gt;[.$C$7];[.$A30]*[.H$25]&lt;[.$D$7]);[.$A30]*[.H$25]*[.$D$8];[.$A30]*[.H$25]*[.$E$8]))))*[.$F$8]" office:value-type="float" office:value="30606.5699001562" calcext:value-type="float">
            <text:p>30.607 </text:p>
          </table:table-cell>
          <table:table-cell table:style-name="ce91" table:formula="of:=(IF([.$A30]*[.I$25]&lt;=[.$B$7];[.$A30]*[.I$25]*[.$B$8];IF(AND([.$A30]*[.I$25]&gt;[.$B$7];[.$A30]*[.I$25]&lt;=[.$C$7]);[.$A30]*[.I$25]*[.$C$8];IF(AND([.$A30]*[.I$25]&gt;[.$C$7];[.$A30]*[.I$25]&lt;[.$D$7]);[.$A30]*[.I$25]*[.$D$8];[.$A30]*[.I$25]*[.$E$8]))))*[.$F$8]" office:value-type="float" office:value="31740.146563125" calcext:value-type="float">
            <text:p>31.740 </text:p>
          </table:table-cell>
          <table:table-cell table:style-name="ce91" table:formula="of:=(IF([.$A30]*[.J$25]&lt;=[.$B$7];[.$A30]*[.J$25]*[.$B$8];IF(AND([.$A30]*[.J$25]&gt;[.$B$7];[.$A30]*[.J$25]&lt;=[.$C$7]);[.$A30]*[.J$25]*[.$C$8];IF(AND([.$A30]*[.J$25]&gt;[.$C$7];[.$A30]*[.J$25]&lt;[.$D$7]);[.$A30]*[.J$25]*[.$D$8];[.$A30]*[.J$25]*[.$E$8]))))*[.$F$8]" office:value-type="float" office:value="32873.7232260938" calcext:value-type="float">
            <text:p>32.874 </text:p>
          </table:table-cell>
          <table:table-cell table:style-name="ce91" table:formula="of:=(IF([.$A30]*[.K$25]&lt;=[.$B$7];[.$A30]*[.K$25]*[.$B$8];IF(AND([.$A30]*[.K$25]&gt;[.$B$7];[.$A30]*[.K$25]&lt;=[.$C$7]);[.$A30]*[.K$25]*[.$C$8];IF(AND([.$A30]*[.K$25]&gt;[.$C$7];[.$A30]*[.K$25]&lt;[.$D$7]);[.$A30]*[.K$25]*[.$D$8];[.$A30]*[.K$25]*[.$E$8]))))*[.$F$8]" office:value-type="float" office:value="34007.2998890625" calcext:value-type="float">
            <text:p>34.007 </text:p>
          </table:table-cell>
          <table:table-cell table:style-name="ce91" table:formula="of:=(IF([.$A30]*[.L$25]&lt;=[.$B$7];[.$A30]*[.L$25]*[.$B$8];IF(AND([.$A30]*[.L$25]&gt;[.$B$7];[.$A30]*[.L$25]&lt;=[.$C$7]);[.$A30]*[.L$25]*[.$C$8];IF(AND([.$A30]*[.L$25]&gt;[.$C$7];[.$A30]*[.L$25]&lt;[.$D$7]);[.$A30]*[.L$25]*[.$D$8];[.$A30]*[.L$25]*[.$E$8]))))*[.$F$8]" office:value-type="float" office:value="35140.8765520312" calcext:value-type="float">
            <text:p>35.141 </text:p>
          </table:table-cell>
          <table:table-cell table:style-name="ce91" table:formula="of:=(IF([.$A30]*[.M$25]&lt;=[.$B$7];[.$A30]*[.M$25]*[.$B$8];IF(AND([.$A30]*[.M$25]&gt;[.$B$7];[.$A30]*[.M$25]&lt;=[.$C$7]);[.$A30]*[.M$25]*[.$C$8];IF(AND([.$A30]*[.M$25]&gt;[.$C$7];[.$A30]*[.M$25]&lt;[.$D$7]);[.$A30]*[.M$25]*[.$D$8];[.$A30]*[.M$25]*[.$E$8]))))*[.$F$8]" office:value-type="float" office:value="36274.453215" calcext:value-type="float">
            <text:p>36.274 </text:p>
          </table:table-cell>
          <table:table-cell table:style-name="ce91" table:formula="of:=(IF([.$A30]*[.N$25]&lt;=[.$B$7];[.$A30]*[.N$25]*[.$B$8];IF(AND([.$A30]*[.N$25]&gt;[.$B$7];[.$A30]*[.N$25]&lt;=[.$C$7]);[.$A30]*[.N$25]*[.$C$8];IF(AND([.$A30]*[.N$25]&gt;[.$C$7];[.$A30]*[.N$25]&lt;[.$D$7]);[.$A30]*[.N$25]*[.$D$8];[.$A30]*[.N$25]*[.$E$8]))))*[.$F$8]" office:value-type="float" office:value="37408.0298779687" calcext:value-type="float">
            <text:p>37.408 </text:p>
          </table:table-cell>
          <table:table-cell table:style-name="ce91" table:formula="of:=(IF([.$A30]*[.O$25]&lt;=[.$B$7];[.$A30]*[.O$25]*[.$B$8];IF(AND([.$A30]*[.O$25]&gt;[.$B$7];[.$A30]*[.O$25]&lt;=[.$C$7]);[.$A30]*[.O$25]*[.$C$8];IF(AND([.$A30]*[.O$25]&gt;[.$C$7];[.$A30]*[.O$25]&lt;[.$D$7]);[.$A30]*[.O$25]*[.$D$8];[.$A30]*[.O$25]*[.$E$8]))))*[.$F$8]" office:value-type="float" office:value="38541.6065409375" calcext:value-type="float">
            <text:p>38.542 </text:p>
          </table:table-cell>
          <table:table-cell table:style-name="ce91" table:formula="of:=(IF([.$A30]*[.P$25]&lt;=[.$B$7];[.$A30]*[.P$25]*[.$B$8];IF(AND([.$A30]*[.P$25]&gt;[.$B$7];[.$A30]*[.P$25]&lt;=[.$C$7]);[.$A30]*[.P$25]*[.$C$8];IF(AND([.$A30]*[.P$25]&gt;[.$C$7];[.$A30]*[.P$25]&lt;[.$D$7]);[.$A30]*[.P$25]*[.$D$8];[.$A30]*[.P$25]*[.$E$8]))))*[.$F$8]" office:value-type="float" office:value="39675.1832039062" calcext:value-type="float">
            <text:p>39.675 </text:p>
          </table:table-cell>
          <table:table-cell table:style-name="ce91" table:formula="of:=(IF([.$A30]*[.Q$25]&lt;=[.$B$7];[.$A30]*[.Q$25]*[.$B$8];IF(AND([.$A30]*[.Q$25]&gt;[.$B$7];[.$A30]*[.Q$25]&lt;=[.$C$7]);[.$A30]*[.Q$25]*[.$C$8];IF(AND([.$A30]*[.Q$25]&gt;[.$C$7];[.$A30]*[.Q$25]&lt;[.$D$7]);[.$A30]*[.Q$25]*[.$D$8];[.$A30]*[.Q$25]*[.$E$8]))))*[.$F$8]" office:value-type="float" office:value="40808.759866875" calcext:value-type="float">
            <text:p>40.809 </text:p>
          </table:table-cell>
          <table:table-cell table:style-name="ce91" table:formula="of:=(IF([.$A30]*[.R$25]&lt;=[.$B$7];[.$A30]*[.R$25]*[.$B$8];IF(AND([.$A30]*[.R$25]&gt;[.$B$7];[.$A30]*[.R$25]&lt;=[.$C$7]);[.$A30]*[.R$25]*[.$C$8];IF(AND([.$A30]*[.R$25]&gt;[.$C$7];[.$A30]*[.R$25]&lt;[.$D$7]);[.$A30]*[.R$25]*[.$D$8];[.$A30]*[.R$25]*[.$E$8]))))*[.$F$8]" office:value-type="float" office:value="41942.3365298438" calcext:value-type="float">
            <text:p>41.942 </text:p>
          </table:table-cell>
          <table:table-cell table:style-name="ce80" table:formula="of:=+[.S29]+0.5" office:value-type="float" office:value="4" calcext:value-type="float">
            <text:p>4,00 </text:p>
          </table:table-cell>
          <table:table-cell table:number-columns-repeated="45"/>
        </table:table-row>
        <table:table-row table:style-name="ro1">
          <table:table-cell table:style-name="ce78" table:formula="of:=+[.A30]+0.5" office:value-type="float" office:value="4.5" calcext:value-type="float">
            <text:p>4,50 </text:p>
          </table:table-cell>
          <table:table-cell table:style-name="ce89" table:formula="of:=(IF([.$A31]*[.B$25]&lt;=[.$B$7];[.$A31]*[.B$25]*[.$B$8];IF(AND([.$A31]*[.B$25]&gt;[.$B$7];[.$A31]*[.B$25]&lt;=[.$C$7]);[.$A31]*[.B$25]*[.$C$8];IF(AND([.$A31]*[.B$25]&gt;[.$C$7];[.$A31]*[.B$25]&lt;[.$D$7]);[.$A31]*[.B$25]*[.$D$8];[.$A31]*[.B$25]*[.$E$8]))))*[.$F$8]" office:value-type="float" office:value="26780.7486626367" calcext:value-type="float">
            <text:p>26.781 </text:p>
          </table:table-cell>
          <table:table-cell table:style-name="ce89" table:formula="of:=(IF([.$A31]*[.C$25]&lt;=[.$B$7];[.$A31]*[.C$25]*[.$B$8];IF(AND([.$A31]*[.C$25]&gt;[.$B$7];[.$A31]*[.C$25]&lt;=[.$C$7]);[.$A31]*[.C$25]*[.$C$8];IF(AND([.$A31]*[.C$25]&gt;[.$C$7];[.$A31]*[.C$25]&lt;[.$D$7]);[.$A31]*[.C$25]*[.$D$8];[.$A31]*[.C$25]*[.$E$8]))))*[.$F$8]" office:value-type="float" office:value="28056.0224084766" calcext:value-type="float">
            <text:p>28.056 </text:p>
          </table:table-cell>
          <table:table-cell table:style-name="ce89" table:formula="of:=(IF([.$A31]*[.D$25]&lt;=[.$B$7];[.$A31]*[.D$25]*[.$B$8];IF(AND([.$A31]*[.D$25]&gt;[.$B$7];[.$A31]*[.D$25]&lt;=[.$C$7]);[.$A31]*[.D$25]*[.$C$8];IF(AND([.$A31]*[.D$25]&gt;[.$C$7];[.$A31]*[.D$25]&lt;[.$D$7]);[.$A31]*[.D$25]*[.$D$8];[.$A31]*[.D$25]*[.$E$8]))))*[.$F$8]" office:value-type="float" office:value="29331.2961543164" calcext:value-type="float">
            <text:p>29.331 </text:p>
          </table:table-cell>
          <table:table-cell table:style-name="ce89" table:formula="of:=(IF([.$A31]*[.E$25]&lt;=[.$B$7];[.$A31]*[.E$25]*[.$B$8];IF(AND([.$A31]*[.E$25]&gt;[.$B$7];[.$A31]*[.E$25]&lt;=[.$C$7]);[.$A31]*[.E$25]*[.$C$8];IF(AND([.$A31]*[.E$25]&gt;[.$C$7];[.$A31]*[.E$25]&lt;[.$D$7]);[.$A31]*[.E$25]*[.$D$8];[.$A31]*[.E$25]*[.$E$8]))))*[.$F$8]" office:value-type="float" office:value="30606.5699001562" calcext:value-type="float">
            <text:p>30.607 </text:p>
          </table:table-cell>
          <table:table-cell table:style-name="ce89" table:formula="of:=(IF([.$A31]*[.F$25]&lt;=[.$B$7];[.$A31]*[.F$25]*[.$B$8];IF(AND([.$A31]*[.F$25]&gt;[.$B$7];[.$A31]*[.F$25]&lt;=[.$C$7]);[.$A31]*[.F$25]*[.$C$8];IF(AND([.$A31]*[.F$25]&gt;[.$C$7];[.$A31]*[.F$25]&lt;[.$D$7]);[.$A31]*[.F$25]*[.$D$8];[.$A31]*[.F$25]*[.$E$8]))))*[.$F$8]" office:value-type="float" office:value="31881.8436459961" calcext:value-type="float">
            <text:p>31.882 </text:p>
          </table:table-cell>
          <table:table-cell table:style-name="ce89" table:formula="of:=(IF([.$A31]*[.G$25]&lt;=[.$B$7];[.$A31]*[.G$25]*[.$B$8];IF(AND([.$A31]*[.G$25]&gt;[.$B$7];[.$A31]*[.G$25]&lt;=[.$C$7]);[.$A31]*[.G$25]*[.$C$8];IF(AND([.$A31]*[.G$25]&gt;[.$C$7];[.$A31]*[.G$25]&lt;[.$D$7]);[.$A31]*[.G$25]*[.$D$8];[.$A31]*[.G$25]*[.$E$8]))))*[.$F$8]" office:value-type="float" office:value="33157.1173918359" calcext:value-type="float">
            <text:p>33.157 </text:p>
          </table:table-cell>
          <table:table-cell table:style-name="ce89" table:formula="of:=(IF([.$A31]*[.H$25]&lt;=[.$B$7];[.$A31]*[.H$25]*[.$B$8];IF(AND([.$A31]*[.H$25]&gt;[.$B$7];[.$A31]*[.H$25]&lt;=[.$C$7]);[.$A31]*[.H$25]*[.$C$8];IF(AND([.$A31]*[.H$25]&gt;[.$C$7];[.$A31]*[.H$25]&lt;[.$D$7]);[.$A31]*[.H$25]*[.$D$8];[.$A31]*[.H$25]*[.$E$8]))))*[.$F$8]" office:value-type="float" office:value="34432.3911376758" calcext:value-type="float">
            <text:p>34.432 </text:p>
          </table:table-cell>
          <table:table-cell table:style-name="ce89" table:formula="of:=(IF([.$A31]*[.I$25]&lt;=[.$B$7];[.$A31]*[.I$25]*[.$B$8];IF(AND([.$A31]*[.I$25]&gt;[.$B$7];[.$A31]*[.I$25]&lt;=[.$C$7]);[.$A31]*[.I$25]*[.$C$8];IF(AND([.$A31]*[.I$25]&gt;[.$C$7];[.$A31]*[.I$25]&lt;[.$D$7]);[.$A31]*[.I$25]*[.$D$8];[.$A31]*[.I$25]*[.$E$8]))))*[.$F$8]" office:value-type="float" office:value="35707.6648835156" calcext:value-type="float">
            <text:p>35.708 </text:p>
          </table:table-cell>
          <table:table-cell table:style-name="ce89" table:formula="of:=(IF([.$A31]*[.J$25]&lt;=[.$B$7];[.$A31]*[.J$25]*[.$B$8];IF(AND([.$A31]*[.J$25]&gt;[.$B$7];[.$A31]*[.J$25]&lt;=[.$C$7]);[.$A31]*[.J$25]*[.$C$8];IF(AND([.$A31]*[.J$25]&gt;[.$C$7];[.$A31]*[.J$25]&lt;[.$D$7]);[.$A31]*[.J$25]*[.$D$8];[.$A31]*[.J$25]*[.$E$8]))))*[.$F$8]" office:value-type="float" office:value="36982.9386293555" calcext:value-type="float">
            <text:p>36.983 </text:p>
          </table:table-cell>
          <table:table-cell table:style-name="ce89" table:formula="of:=(IF([.$A31]*[.K$25]&lt;=[.$B$7];[.$A31]*[.K$25]*[.$B$8];IF(AND([.$A31]*[.K$25]&gt;[.$B$7];[.$A31]*[.K$25]&lt;=[.$C$7]);[.$A31]*[.K$25]*[.$C$8];IF(AND([.$A31]*[.K$25]&gt;[.$C$7];[.$A31]*[.K$25]&lt;[.$D$7]);[.$A31]*[.K$25]*[.$D$8];[.$A31]*[.K$25]*[.$E$8]))))*[.$F$8]" office:value-type="float" office:value="38258.2123751953" calcext:value-type="float">
            <text:p>38.258 </text:p>
          </table:table-cell>
          <table:table-cell table:style-name="ce89" table:formula="of:=(IF([.$A31]*[.L$25]&lt;=[.$B$7];[.$A31]*[.L$25]*[.$B$8];IF(AND([.$A31]*[.L$25]&gt;[.$B$7];[.$A31]*[.L$25]&lt;=[.$C$7]);[.$A31]*[.L$25]*[.$C$8];IF(AND([.$A31]*[.L$25]&gt;[.$C$7];[.$A31]*[.L$25]&lt;[.$D$7]);[.$A31]*[.L$25]*[.$D$8];[.$A31]*[.L$25]*[.$E$8]))))*[.$F$8]" office:value-type="float" office:value="39533.4861210352" calcext:value-type="float">
            <text:p>39.533 </text:p>
          </table:table-cell>
          <table:table-cell table:style-name="ce89" table:formula="of:=(IF([.$A31]*[.M$25]&lt;=[.$B$7];[.$A31]*[.M$25]*[.$B$8];IF(AND([.$A31]*[.M$25]&gt;[.$B$7];[.$A31]*[.M$25]&lt;=[.$C$7]);[.$A31]*[.M$25]*[.$C$8];IF(AND([.$A31]*[.M$25]&gt;[.$C$7];[.$A31]*[.M$25]&lt;[.$D$7]);[.$A31]*[.M$25]*[.$D$8];[.$A31]*[.M$25]*[.$E$8]))))*[.$F$8]" office:value-type="float" office:value="40808.759866875" calcext:value-type="float">
            <text:p>40.809 </text:p>
          </table:table-cell>
          <table:table-cell table:style-name="ce89" table:formula="of:=(IF([.$A31]*[.N$25]&lt;=[.$B$7];[.$A31]*[.N$25]*[.$B$8];IF(AND([.$A31]*[.N$25]&gt;[.$B$7];[.$A31]*[.N$25]&lt;=[.$C$7]);[.$A31]*[.N$25]*[.$C$8];IF(AND([.$A31]*[.N$25]&gt;[.$C$7];[.$A31]*[.N$25]&lt;[.$D$7]);[.$A31]*[.N$25]*[.$D$8];[.$A31]*[.N$25]*[.$E$8]))))*[.$F$8]" office:value-type="float" office:value="42084.0336127148" calcext:value-type="float">
            <text:p>42.084 </text:p>
          </table:table-cell>
          <table:table-cell table:style-name="ce89" table:formula="of:=(IF([.$A31]*[.O$25]&lt;=[.$B$7];[.$A31]*[.O$25]*[.$B$8];IF(AND([.$A31]*[.O$25]&gt;[.$B$7];[.$A31]*[.O$25]&lt;=[.$C$7]);[.$A31]*[.O$25]*[.$C$8];IF(AND([.$A31]*[.O$25]&gt;[.$C$7];[.$A31]*[.O$25]&lt;[.$D$7]);[.$A31]*[.O$25]*[.$D$8];[.$A31]*[.O$25]*[.$E$8]))))*[.$F$8]" office:value-type="float" office:value="43359.3073585547" calcext:value-type="float">
            <text:p>43.359 </text:p>
          </table:table-cell>
          <table:table-cell table:style-name="ce89" table:formula="of:=(IF([.$A31]*[.P$25]&lt;=[.$B$7];[.$A31]*[.P$25]*[.$B$8];IF(AND([.$A31]*[.P$25]&gt;[.$B$7];[.$A31]*[.P$25]&lt;=[.$C$7]);[.$A31]*[.P$25]*[.$C$8];IF(AND([.$A31]*[.P$25]&gt;[.$C$7];[.$A31]*[.P$25]&lt;[.$D$7]);[.$A31]*[.P$25]*[.$D$8];[.$A31]*[.P$25]*[.$E$8]))))*[.$F$8]" office:value-type="float" office:value="44634.5811043945" calcext:value-type="float">
            <text:p>44.635 </text:p>
          </table:table-cell>
          <table:table-cell table:style-name="ce89" table:formula="of:=(IF([.$A31]*[.Q$25]&lt;=[.$B$7];[.$A31]*[.Q$25]*[.$B$8];IF(AND([.$A31]*[.Q$25]&gt;[.$B$7];[.$A31]*[.Q$25]&lt;=[.$C$7]);[.$A31]*[.Q$25]*[.$C$8];IF(AND([.$A31]*[.Q$25]&gt;[.$C$7];[.$A31]*[.Q$25]&lt;[.$D$7]);[.$A31]*[.Q$25]*[.$D$8];[.$A31]*[.Q$25]*[.$E$8]))))*[.$F$8]" office:value-type="float" office:value="45909.8548502344" calcext:value-type="float">
            <text:p>45.910 </text:p>
          </table:table-cell>
          <table:table-cell table:style-name="ce89" table:formula="of:=(IF([.$A31]*[.R$25]&lt;=[.$B$7];[.$A31]*[.R$25]*[.$B$8];IF(AND([.$A31]*[.R$25]&gt;[.$B$7];[.$A31]*[.R$25]&lt;=[.$C$7]);[.$A31]*[.R$25]*[.$C$8];IF(AND([.$A31]*[.R$25]&gt;[.$C$7];[.$A31]*[.R$25]&lt;[.$D$7]);[.$A31]*[.R$25]*[.$D$8];[.$A31]*[.R$25]*[.$E$8]))))*[.$F$8]" office:value-type="float" office:value="47185.1285960742" calcext:value-type="float">
            <text:p>47.185 </text:p>
          </table:table-cell>
          <table:table-cell table:style-name="ce78" table:formula="of:=+[.S30]+0.5" office:value-type="float" office:value="4.5" calcext:value-type="float">
            <text:p>4,50 </text:p>
          </table:table-cell>
          <table:table-cell table:number-columns-repeated="45"/>
        </table:table-row>
        <table:table-row table:style-name="ro1">
          <table:table-cell table:style-name="ce81" table:formula="of:=+[.A31]+0.5" office:value-type="float" office:value="5" calcext:value-type="float">
            <text:p>5,00 </text:p>
          </table:table-cell>
          <table:table-cell table:style-name="ce92" table:formula="of:=(IF([.$A32]*[.B$25]&lt;=[.$B$7];[.$A32]*[.B$25]*[.$B$8];IF(AND([.$A32]*[.B$25]&gt;[.$B$7];[.$A32]*[.B$25]&lt;=[.$C$7]);[.$A32]*[.B$25]*[.$C$8];IF(AND([.$A32]*[.B$25]&gt;[.$C$7];[.$A32]*[.B$25]&lt;[.$D$7]);[.$A32]*[.B$25]*[.$D$8];[.$A32]*[.B$25]*[.$E$8]))))*[.$F$8]" office:value-type="float" office:value="29756.3874029297" calcext:value-type="float">
            <text:p>29.756 </text:p>
          </table:table-cell>
          <table:table-cell table:style-name="ce92" table:formula="of:=(IF([.$A32]*[.C$25]&lt;=[.$B$7];[.$A32]*[.C$25]*[.$B$8];IF(AND([.$A32]*[.C$25]&gt;[.$B$7];[.$A32]*[.C$25]&lt;=[.$C$7]);[.$A32]*[.C$25]*[.$C$8];IF(AND([.$A32]*[.C$25]&gt;[.$C$7];[.$A32]*[.C$25]&lt;[.$D$7]);[.$A32]*[.C$25]*[.$D$8];[.$A32]*[.C$25]*[.$E$8]))))*[.$F$8]" office:value-type="float" office:value="31173.3582316406" calcext:value-type="float">
            <text:p>31.173 </text:p>
          </table:table-cell>
          <table:table-cell table:style-name="ce92" table:formula="of:=(IF([.$A32]*[.D$25]&lt;=[.$B$7];[.$A32]*[.D$25]*[.$B$8];IF(AND([.$A32]*[.D$25]&gt;[.$B$7];[.$A32]*[.D$25]&lt;=[.$C$7]);[.$A32]*[.D$25]*[.$C$8];IF(AND([.$A32]*[.D$25]&gt;[.$C$7];[.$A32]*[.D$25]&lt;[.$D$7]);[.$A32]*[.D$25]*[.$D$8];[.$A32]*[.D$25]*[.$E$8]))))*[.$F$8]" office:value-type="float" office:value="32590.3290603516" calcext:value-type="float">
            <text:p>32.590 </text:p>
          </table:table-cell>
          <table:table-cell table:style-name="ce92" table:formula="of:=(IF([.$A32]*[.E$25]&lt;=[.$B$7];[.$A32]*[.E$25]*[.$B$8];IF(AND([.$A32]*[.E$25]&gt;[.$B$7];[.$A32]*[.E$25]&lt;=[.$C$7]);[.$A32]*[.E$25]*[.$C$8];IF(AND([.$A32]*[.E$25]&gt;[.$C$7];[.$A32]*[.E$25]&lt;[.$D$7]);[.$A32]*[.E$25]*[.$D$8];[.$A32]*[.E$25]*[.$E$8]))))*[.$F$8]" office:value-type="float" office:value="34007.2998890625" calcext:value-type="float">
            <text:p>34.007 </text:p>
          </table:table-cell>
          <table:table-cell table:style-name="ce92" table:formula="of:=(IF([.$A32]*[.F$25]&lt;=[.$B$7];[.$A32]*[.F$25]*[.$B$8];IF(AND([.$A32]*[.F$25]&gt;[.$B$7];[.$A32]*[.F$25]&lt;=[.$C$7]);[.$A32]*[.F$25]*[.$C$8];IF(AND([.$A32]*[.F$25]&gt;[.$C$7];[.$A32]*[.F$25]&lt;[.$D$7]);[.$A32]*[.F$25]*[.$D$8];[.$A32]*[.F$25]*[.$E$8]))))*[.$F$8]" office:value-type="float" office:value="35424.2707177734" calcext:value-type="float">
            <text:p>35.424 </text:p>
          </table:table-cell>
          <table:table-cell table:style-name="ce92" table:formula="of:=(IF([.$A32]*[.G$25]&lt;=[.$B$7];[.$A32]*[.G$25]*[.$B$8];IF(AND([.$A32]*[.G$25]&gt;[.$B$7];[.$A32]*[.G$25]&lt;=[.$C$7]);[.$A32]*[.G$25]*[.$C$8];IF(AND([.$A32]*[.G$25]&gt;[.$C$7];[.$A32]*[.G$25]&lt;[.$D$7]);[.$A32]*[.G$25]*[.$D$8];[.$A32]*[.G$25]*[.$E$8]))))*[.$F$8]" office:value-type="float" office:value="36841.2415464844" calcext:value-type="float">
            <text:p>36.841 </text:p>
          </table:table-cell>
          <table:table-cell table:style-name="ce92" table:formula="of:=(IF([.$A32]*[.H$25]&lt;=[.$B$7];[.$A32]*[.H$25]*[.$B$8];IF(AND([.$A32]*[.H$25]&gt;[.$B$7];[.$A32]*[.H$25]&lt;=[.$C$7]);[.$A32]*[.H$25]*[.$C$8];IF(AND([.$A32]*[.H$25]&gt;[.$C$7];[.$A32]*[.H$25]&lt;[.$D$7]);[.$A32]*[.H$25]*[.$D$8];[.$A32]*[.H$25]*[.$E$8]))))*[.$F$8]" office:value-type="float" office:value="38258.2123751953" calcext:value-type="float">
            <text:p>38.258 </text:p>
          </table:table-cell>
          <table:table-cell table:style-name="ce92" table:formula="of:=(IF([.$A32]*[.I$25]&lt;=[.$B$7];[.$A32]*[.I$25]*[.$B$8];IF(AND([.$A32]*[.I$25]&gt;[.$B$7];[.$A32]*[.I$25]&lt;=[.$C$7]);[.$A32]*[.I$25]*[.$C$8];IF(AND([.$A32]*[.I$25]&gt;[.$C$7];[.$A32]*[.I$25]&lt;[.$D$7]);[.$A32]*[.I$25]*[.$D$8];[.$A32]*[.I$25]*[.$E$8]))))*[.$F$8]" office:value-type="float" office:value="39675.1832039062" calcext:value-type="float">
            <text:p>39.675 </text:p>
          </table:table-cell>
          <table:table-cell table:style-name="ce92" table:formula="of:=(IF([.$A32]*[.J$25]&lt;=[.$B$7];[.$A32]*[.J$25]*[.$B$8];IF(AND([.$A32]*[.J$25]&gt;[.$B$7];[.$A32]*[.J$25]&lt;=[.$C$7]);[.$A32]*[.J$25]*[.$C$8];IF(AND([.$A32]*[.J$25]&gt;[.$C$7];[.$A32]*[.J$25]&lt;[.$D$7]);[.$A32]*[.J$25]*[.$D$8];[.$A32]*[.J$25]*[.$E$8]))))*[.$F$8]" office:value-type="float" office:value="41092.1540326172" calcext:value-type="float">
            <text:p>41.092 </text:p>
          </table:table-cell>
          <table:table-cell table:style-name="ce92" table:formula="of:=(IF([.$A32]*[.K$25]&lt;=[.$B$7];[.$A32]*[.K$25]*[.$B$8];IF(AND([.$A32]*[.K$25]&gt;[.$B$7];[.$A32]*[.K$25]&lt;=[.$C$7]);[.$A32]*[.K$25]*[.$C$8];IF(AND([.$A32]*[.K$25]&gt;[.$C$7];[.$A32]*[.K$25]&lt;[.$D$7]);[.$A32]*[.K$25]*[.$D$8];[.$A32]*[.K$25]*[.$E$8]))))*[.$F$8]" office:value-type="float" office:value="42509.1248613281" calcext:value-type="float">
            <text:p>42.509 </text:p>
          </table:table-cell>
          <table:table-cell table:style-name="ce92" table:formula="of:=(IF([.$A32]*[.L$25]&lt;=[.$B$7];[.$A32]*[.L$25]*[.$B$8];IF(AND([.$A32]*[.L$25]&gt;[.$B$7];[.$A32]*[.L$25]&lt;=[.$C$7]);[.$A32]*[.L$25]*[.$C$8];IF(AND([.$A32]*[.L$25]&gt;[.$C$7];[.$A32]*[.L$25]&lt;[.$D$7]);[.$A32]*[.L$25]*[.$D$8];[.$A32]*[.L$25]*[.$E$8]))))*[.$F$8]" office:value-type="float" office:value="43926.0956900391" calcext:value-type="float">
            <text:p>43.926 </text:p>
          </table:table-cell>
          <table:table-cell table:style-name="ce92" table:formula="of:=(IF([.$A32]*[.M$25]&lt;=[.$B$7];[.$A32]*[.M$25]*[.$B$8];IF(AND([.$A32]*[.M$25]&gt;[.$B$7];[.$A32]*[.M$25]&lt;=[.$C$7]);[.$A32]*[.M$25]*[.$C$8];IF(AND([.$A32]*[.M$25]&gt;[.$C$7];[.$A32]*[.M$25]&lt;[.$D$7]);[.$A32]*[.M$25]*[.$D$8];[.$A32]*[.M$25]*[.$E$8]))))*[.$F$8]" office:value-type="float" office:value="45343.06651875" calcext:value-type="float">
            <text:p>45.343 </text:p>
          </table:table-cell>
          <table:table-cell table:style-name="ce92" table:formula="of:=(IF([.$A32]*[.N$25]&lt;=[.$B$7];[.$A32]*[.N$25]*[.$B$8];IF(AND([.$A32]*[.N$25]&gt;[.$B$7];[.$A32]*[.N$25]&lt;=[.$C$7]);[.$A32]*[.N$25]*[.$C$8];IF(AND([.$A32]*[.N$25]&gt;[.$C$7];[.$A32]*[.N$25]&lt;[.$D$7]);[.$A32]*[.N$25]*[.$D$8];[.$A32]*[.N$25]*[.$E$8]))))*[.$F$8]" office:value-type="float" office:value="46760.0373474609" calcext:value-type="float">
            <text:p>46.760 </text:p>
          </table:table-cell>
          <table:table-cell table:style-name="ce92" table:formula="of:=(IF([.$A32]*[.O$25]&lt;=[.$B$7];[.$A32]*[.O$25]*[.$B$8];IF(AND([.$A32]*[.O$25]&gt;[.$B$7];[.$A32]*[.O$25]&lt;=[.$C$7]);[.$A32]*[.O$25]*[.$C$8];IF(AND([.$A32]*[.O$25]&gt;[.$C$7];[.$A32]*[.O$25]&lt;[.$D$7]);[.$A32]*[.O$25]*[.$D$8];[.$A32]*[.O$25]*[.$E$8]))))*[.$F$8]" office:value-type="float" office:value="48177.0081761719" calcext:value-type="float">
            <text:p>48.177 </text:p>
          </table:table-cell>
          <table:table-cell table:style-name="ce92" table:formula="of:=(IF([.$A32]*[.P$25]&lt;=[.$B$7];[.$A32]*[.P$25]*[.$B$8];IF(AND([.$A32]*[.P$25]&gt;[.$B$7];[.$A32]*[.P$25]&lt;=[.$C$7]);[.$A32]*[.P$25]*[.$C$8];IF(AND([.$A32]*[.P$25]&gt;[.$C$7];[.$A32]*[.P$25]&lt;[.$D$7]);[.$A32]*[.P$25]*[.$D$8];[.$A32]*[.P$25]*[.$E$8]))))*[.$F$8]" office:value-type="float" office:value="49593.9790048828" calcext:value-type="float">
            <text:p>49.594 </text:p>
          </table:table-cell>
          <table:table-cell table:style-name="ce92" table:formula="of:=(IF([.$A32]*[.Q$25]&lt;=[.$B$7];[.$A32]*[.Q$25]*[.$B$8];IF(AND([.$A32]*[.Q$25]&gt;[.$B$7];[.$A32]*[.Q$25]&lt;=[.$C$7]);[.$A32]*[.Q$25]*[.$C$8];IF(AND([.$A32]*[.Q$25]&gt;[.$C$7];[.$A32]*[.Q$25]&lt;[.$D$7]);[.$A32]*[.Q$25]*[.$D$8];[.$A32]*[.Q$25]*[.$E$8]))))*[.$F$8]" office:value-type="float" office:value="51010.9498335938" calcext:value-type="float">
            <text:p>51.011 </text:p>
          </table:table-cell>
          <table:table-cell table:style-name="ce92" table:formula="of:=(IF([.$A32]*[.R$25]&lt;=[.$B$7];[.$A32]*[.R$25]*[.$B$8];IF(AND([.$A32]*[.R$25]&gt;[.$B$7];[.$A32]*[.R$25]&lt;=[.$C$7]);[.$A32]*[.R$25]*[.$C$8];IF(AND([.$A32]*[.R$25]&gt;[.$C$7];[.$A32]*[.R$25]&lt;[.$D$7]);[.$A32]*[.R$25]*[.$D$8];[.$A32]*[.R$25]*[.$E$8]))))*[.$F$8]" office:value-type="float" office:value="52427.9206623047" calcext:value-type="float">
            <text:p>52.428 </text:p>
          </table:table-cell>
          <table:table-cell table:style-name="ce81" table:formula="of:=+[.S31]+0.5" office:value-type="float" office:value="5" calcext:value-type="float">
            <text:p>5,00 </text:p>
          </table:table-cell>
          <table:table-cell table:number-columns-repeated="45"/>
        </table:table-row>
        <table:table-row table:style-name="ro1">
          <table:table-cell table:style-name="ce78" table:formula="of:=+[.A32]+0.5" office:value-type="float" office:value="5.5" calcext:value-type="float">
            <text:p>5,50 </text:p>
          </table:table-cell>
          <table:table-cell table:style-name="ce89" table:formula="of:=(IF([.$A33]*[.B$25]&lt;=[.$B$7];[.$A33]*[.B$25]*[.$B$8];IF(AND([.$A33]*[.B$25]&gt;[.$B$7];[.$A33]*[.B$25]&lt;=[.$C$7]);[.$A33]*[.B$25]*[.$C$8];IF(AND([.$A33]*[.B$25]&gt;[.$C$7];[.$A33]*[.B$25]&lt;[.$D$7]);[.$A33]*[.B$25]*[.$D$8];[.$A33]*[.B$25]*[.$E$8]))))*[.$F$8]" office:value-type="float" office:value="32732.0261432227" calcext:value-type="float">
            <text:p>32.732 </text:p>
          </table:table-cell>
          <table:table-cell table:style-name="ce89" table:formula="of:=(IF([.$A33]*[.C$25]&lt;=[.$B$7];[.$A33]*[.C$25]*[.$B$8];IF(AND([.$A33]*[.C$25]&gt;[.$B$7];[.$A33]*[.C$25]&lt;=[.$C$7]);[.$A33]*[.C$25]*[.$C$8];IF(AND([.$A33]*[.C$25]&gt;[.$C$7];[.$A33]*[.C$25]&lt;[.$D$7]);[.$A33]*[.C$25]*[.$D$8];[.$A33]*[.C$25]*[.$E$8]))))*[.$F$8]" office:value-type="float" office:value="34290.6940548047" calcext:value-type="float">
            <text:p>34.291 </text:p>
          </table:table-cell>
          <table:table-cell table:style-name="ce89" table:formula="of:=(IF([.$A33]*[.D$25]&lt;=[.$B$7];[.$A33]*[.D$25]*[.$B$8];IF(AND([.$A33]*[.D$25]&gt;[.$B$7];[.$A33]*[.D$25]&lt;=[.$C$7]);[.$A33]*[.D$25]*[.$C$8];IF(AND([.$A33]*[.D$25]&gt;[.$C$7];[.$A33]*[.D$25]&lt;[.$D$7]);[.$A33]*[.D$25]*[.$D$8];[.$A33]*[.D$25]*[.$E$8]))))*[.$F$8]" office:value-type="float" office:value="35849.3619663867" calcext:value-type="float">
            <text:p>35.849 </text:p>
          </table:table-cell>
          <table:table-cell table:style-name="ce89" table:formula="of:=(IF([.$A33]*[.E$25]&lt;=[.$B$7];[.$A33]*[.E$25]*[.$B$8];IF(AND([.$A33]*[.E$25]&gt;[.$B$7];[.$A33]*[.E$25]&lt;=[.$C$7]);[.$A33]*[.E$25]*[.$C$8];IF(AND([.$A33]*[.E$25]&gt;[.$C$7];[.$A33]*[.E$25]&lt;[.$D$7]);[.$A33]*[.E$25]*[.$D$8];[.$A33]*[.E$25]*[.$E$8]))))*[.$F$8]" office:value-type="float" office:value="37408.0298779687" calcext:value-type="float">
            <text:p>37.408 </text:p>
          </table:table-cell>
          <table:table-cell table:style-name="ce89" table:formula="of:=(IF([.$A33]*[.F$25]&lt;=[.$B$7];[.$A33]*[.F$25]*[.$B$8];IF(AND([.$A33]*[.F$25]&gt;[.$B$7];[.$A33]*[.F$25]&lt;=[.$C$7]);[.$A33]*[.F$25]*[.$C$8];IF(AND([.$A33]*[.F$25]&gt;[.$C$7];[.$A33]*[.F$25]&lt;[.$D$7]);[.$A33]*[.F$25]*[.$D$8];[.$A33]*[.F$25]*[.$E$8]))))*[.$F$8]" office:value-type="float" office:value="38966.6977895508" calcext:value-type="float">
            <text:p>38.967 </text:p>
          </table:table-cell>
          <table:table-cell table:style-name="ce89" table:formula="of:=(IF([.$A33]*[.G$25]&lt;=[.$B$7];[.$A33]*[.G$25]*[.$B$8];IF(AND([.$A33]*[.G$25]&gt;[.$B$7];[.$A33]*[.G$25]&lt;=[.$C$7]);[.$A33]*[.G$25]*[.$C$8];IF(AND([.$A33]*[.G$25]&gt;[.$C$7];[.$A33]*[.G$25]&lt;[.$D$7]);[.$A33]*[.G$25]*[.$D$8];[.$A33]*[.G$25]*[.$E$8]))))*[.$F$8]" office:value-type="float" office:value="40525.3657011328" calcext:value-type="float">
            <text:p>40.525 </text:p>
          </table:table-cell>
          <table:table-cell table:style-name="ce89" table:formula="of:=(IF([.$A33]*[.H$25]&lt;=[.$B$7];[.$A33]*[.H$25]*[.$B$8];IF(AND([.$A33]*[.H$25]&gt;[.$B$7];[.$A33]*[.H$25]&lt;=[.$C$7]);[.$A33]*[.H$25]*[.$C$8];IF(AND([.$A33]*[.H$25]&gt;[.$C$7];[.$A33]*[.H$25]&lt;[.$D$7]);[.$A33]*[.H$25]*[.$D$8];[.$A33]*[.H$25]*[.$E$8]))))*[.$F$8]" office:value-type="float" office:value="42084.0336127148" calcext:value-type="float">
            <text:p>42.084 </text:p>
          </table:table-cell>
          <table:table-cell table:style-name="ce89" table:formula="of:=(IF([.$A33]*[.I$25]&lt;=[.$B$7];[.$A33]*[.I$25]*[.$B$8];IF(AND([.$A33]*[.I$25]&gt;[.$B$7];[.$A33]*[.I$25]&lt;=[.$C$7]);[.$A33]*[.I$25]*[.$C$8];IF(AND([.$A33]*[.I$25]&gt;[.$C$7];[.$A33]*[.I$25]&lt;[.$D$7]);[.$A33]*[.I$25]*[.$D$8];[.$A33]*[.I$25]*[.$E$8]))))*[.$F$8]" office:value-type="float" office:value="43642.7015242969" calcext:value-type="float">
            <text:p>43.643 </text:p>
          </table:table-cell>
          <table:table-cell table:style-name="ce89" table:formula="of:=(IF([.$A33]*[.J$25]&lt;=[.$B$7];[.$A33]*[.J$25]*[.$B$8];IF(AND([.$A33]*[.J$25]&gt;[.$B$7];[.$A33]*[.J$25]&lt;=[.$C$7]);[.$A33]*[.J$25]*[.$C$8];IF(AND([.$A33]*[.J$25]&gt;[.$C$7];[.$A33]*[.J$25]&lt;[.$D$7]);[.$A33]*[.J$25]*[.$D$8];[.$A33]*[.J$25]*[.$E$8]))))*[.$F$8]" office:value-type="float" office:value="45201.3694358789" calcext:value-type="float">
            <text:p>45.201 </text:p>
          </table:table-cell>
          <table:table-cell table:style-name="ce89" table:formula="of:=(IF([.$A33]*[.K$25]&lt;=[.$B$7];[.$A33]*[.K$25]*[.$B$8];IF(AND([.$A33]*[.K$25]&gt;[.$B$7];[.$A33]*[.K$25]&lt;=[.$C$7]);[.$A33]*[.K$25]*[.$C$8];IF(AND([.$A33]*[.K$25]&gt;[.$C$7];[.$A33]*[.K$25]&lt;[.$D$7]);[.$A33]*[.K$25]*[.$D$8];[.$A33]*[.K$25]*[.$E$8]))))*[.$F$8]" office:value-type="float" office:value="46760.0373474609" calcext:value-type="float">
            <text:p>46.760 </text:p>
          </table:table-cell>
          <table:table-cell table:style-name="ce89" table:formula="of:=(IF([.$A33]*[.L$25]&lt;=[.$B$7];[.$A33]*[.L$25]*[.$B$8];IF(AND([.$A33]*[.L$25]&gt;[.$B$7];[.$A33]*[.L$25]&lt;=[.$C$7]);[.$A33]*[.L$25]*[.$C$8];IF(AND([.$A33]*[.L$25]&gt;[.$C$7];[.$A33]*[.L$25]&lt;[.$D$7]);[.$A33]*[.L$25]*[.$D$8];[.$A33]*[.L$25]*[.$E$8]))))*[.$F$8]" office:value-type="float" office:value="48318.705259043" calcext:value-type="float">
            <text:p>48.319 </text:p>
          </table:table-cell>
          <table:table-cell table:style-name="ce89" table:formula="of:=(IF([.$A33]*[.M$25]&lt;=[.$B$7];[.$A33]*[.M$25]*[.$B$8];IF(AND([.$A33]*[.M$25]&gt;[.$B$7];[.$A33]*[.M$25]&lt;=[.$C$7]);[.$A33]*[.M$25]*[.$C$8];IF(AND([.$A33]*[.M$25]&gt;[.$C$7];[.$A33]*[.M$25]&lt;[.$D$7]);[.$A33]*[.M$25]*[.$D$8];[.$A33]*[.M$25]*[.$E$8]))))*[.$F$8]" office:value-type="float" office:value="49877.373170625" calcext:value-type="float">
            <text:p>49.877 </text:p>
          </table:table-cell>
          <table:table-cell table:style-name="ce89" table:formula="of:=(IF([.$A33]*[.N$25]&lt;=[.$B$7];[.$A33]*[.N$25]*[.$B$8];IF(AND([.$A33]*[.N$25]&gt;[.$B$7];[.$A33]*[.N$25]&lt;=[.$C$7]);[.$A33]*[.N$25]*[.$C$8];IF(AND([.$A33]*[.N$25]&gt;[.$C$7];[.$A33]*[.N$25]&lt;[.$D$7]);[.$A33]*[.N$25]*[.$D$8];[.$A33]*[.N$25]*[.$E$8]))))*[.$F$8]" office:value-type="float" office:value="51436.041082207" calcext:value-type="float">
            <text:p>51.436 </text:p>
          </table:table-cell>
          <table:table-cell table:style-name="ce89" table:formula="of:=(IF([.$A33]*[.O$25]&lt;=[.$B$7];[.$A33]*[.O$25]*[.$B$8];IF(AND([.$A33]*[.O$25]&gt;[.$B$7];[.$A33]*[.O$25]&lt;=[.$C$7]);[.$A33]*[.O$25]*[.$C$8];IF(AND([.$A33]*[.O$25]&gt;[.$C$7];[.$A33]*[.O$25]&lt;[.$D$7]);[.$A33]*[.O$25]*[.$D$8];[.$A33]*[.O$25]*[.$E$8]))))*[.$F$8]" office:value-type="float" office:value="52994.7089937891" calcext:value-type="float">
            <text:p>52.995 </text:p>
          </table:table-cell>
          <table:table-cell table:style-name="ce89" table:formula="of:=(IF([.$A33]*[.P$25]&lt;=[.$B$7];[.$A33]*[.P$25]*[.$B$8];IF(AND([.$A33]*[.P$25]&gt;[.$B$7];[.$A33]*[.P$25]&lt;=[.$C$7]);[.$A33]*[.P$25]*[.$C$8];IF(AND([.$A33]*[.P$25]&gt;[.$C$7];[.$A33]*[.P$25]&lt;[.$D$7]);[.$A33]*[.P$25]*[.$D$8];[.$A33]*[.P$25]*[.$E$8]))))*[.$F$8]" office:value-type="float" office:value="54553.3769053711" calcext:value-type="float">
            <text:p>54.553 </text:p>
          </table:table-cell>
          <table:table-cell table:style-name="ce89" table:formula="of:=(IF([.$A33]*[.Q$25]&lt;=[.$B$7];[.$A33]*[.Q$25]*[.$B$8];IF(AND([.$A33]*[.Q$25]&gt;[.$B$7];[.$A33]*[.Q$25]&lt;=[.$C$7]);[.$A33]*[.Q$25]*[.$C$8];IF(AND([.$A33]*[.Q$25]&gt;[.$C$7];[.$A33]*[.Q$25]&lt;[.$D$7]);[.$A33]*[.Q$25]*[.$D$8];[.$A33]*[.Q$25]*[.$E$8]))))*[.$F$8]" office:value-type="float" office:value="56112.0448169531" calcext:value-type="float">
            <text:p>56.112 </text:p>
          </table:table-cell>
          <table:table-cell table:style-name="ce89" table:formula="of:=(IF([.$A33]*[.R$25]&lt;=[.$B$7];[.$A33]*[.R$25]*[.$B$8];IF(AND([.$A33]*[.R$25]&gt;[.$B$7];[.$A33]*[.R$25]&lt;=[.$C$7]);[.$A33]*[.R$25]*[.$C$8];IF(AND([.$A33]*[.R$25]&gt;[.$C$7];[.$A33]*[.R$25]&lt;[.$D$7]);[.$A33]*[.R$25]*[.$D$8];[.$A33]*[.R$25]*[.$E$8]))))*[.$F$8]" office:value-type="float" office:value="57670.7127285352" calcext:value-type="float">
            <text:p>57.671 </text:p>
          </table:table-cell>
          <table:table-cell table:style-name="ce78" table:formula="of:=+[.S32]+0.5" office:value-type="float" office:value="5.5" calcext:value-type="float">
            <text:p>5,50 </text:p>
          </table:table-cell>
          <table:table-cell table:number-columns-repeated="45"/>
        </table:table-row>
        <table:table-row table:style-name="ro1">
          <table:table-cell table:style-name="ce78" table:formula="of:=+[.A33]+0.5" office:value-type="float" office:value="6" calcext:value-type="float">
            <text:p>6,00 </text:p>
          </table:table-cell>
          <table:table-cell table:style-name="ce89" table:formula="of:=(IF([.$A34]*[.B$25]&lt;=[.$B$7];[.$A34]*[.B$25]*[.$B$8];IF(AND([.$A34]*[.B$25]&gt;[.$B$7];[.$A34]*[.B$25]&lt;=[.$C$7]);[.$A34]*[.B$25]*[.$C$8];IF(AND([.$A34]*[.B$25]&gt;[.$C$7];[.$A34]*[.B$25]&lt;[.$D$7]);[.$A34]*[.B$25]*[.$D$8];[.$A34]*[.B$25]*[.$E$8]))))*[.$F$8]" office:value-type="float" office:value="35707.6648835156" calcext:value-type="float">
            <text:p>35.708 </text:p>
          </table:table-cell>
          <table:table-cell table:style-name="ce89" table:formula="of:=(IF([.$A34]*[.C$25]&lt;=[.$B$7];[.$A34]*[.C$25]*[.$B$8];IF(AND([.$A34]*[.C$25]&gt;[.$B$7];[.$A34]*[.C$25]&lt;=[.$C$7]);[.$A34]*[.C$25]*[.$C$8];IF(AND([.$A34]*[.C$25]&gt;[.$C$7];[.$A34]*[.C$25]&lt;[.$D$7]);[.$A34]*[.C$25]*[.$D$8];[.$A34]*[.C$25]*[.$E$8]))))*[.$F$8]" office:value-type="float" office:value="37408.0298779687" calcext:value-type="float">
            <text:p>37.408 </text:p>
          </table:table-cell>
          <table:table-cell table:style-name="ce89" table:formula="of:=(IF([.$A34]*[.D$25]&lt;=[.$B$7];[.$A34]*[.D$25]*[.$B$8];IF(AND([.$A34]*[.D$25]&gt;[.$B$7];[.$A34]*[.D$25]&lt;=[.$C$7]);[.$A34]*[.D$25]*[.$C$8];IF(AND([.$A34]*[.D$25]&gt;[.$C$7];[.$A34]*[.D$25]&lt;[.$D$7]);[.$A34]*[.D$25]*[.$D$8];[.$A34]*[.D$25]*[.$E$8]))))*[.$F$8]" office:value-type="float" office:value="39108.3948724219" calcext:value-type="float">
            <text:p>39.108 </text:p>
          </table:table-cell>
          <table:table-cell table:style-name="ce89" table:formula="of:=(IF([.$A34]*[.E$25]&lt;=[.$B$7];[.$A34]*[.E$25]*[.$B$8];IF(AND([.$A34]*[.E$25]&gt;[.$B$7];[.$A34]*[.E$25]&lt;=[.$C$7]);[.$A34]*[.E$25]*[.$C$8];IF(AND([.$A34]*[.E$25]&gt;[.$C$7];[.$A34]*[.E$25]&lt;[.$D$7]);[.$A34]*[.E$25]*[.$D$8];[.$A34]*[.E$25]*[.$E$8]))))*[.$F$8]" office:value-type="float" office:value="40808.759866875" calcext:value-type="float">
            <text:p>40.809 </text:p>
          </table:table-cell>
          <table:table-cell table:style-name="ce89" table:formula="of:=(IF([.$A34]*[.F$25]&lt;=[.$B$7];[.$A34]*[.F$25]*[.$B$8];IF(AND([.$A34]*[.F$25]&gt;[.$B$7];[.$A34]*[.F$25]&lt;=[.$C$7]);[.$A34]*[.F$25]*[.$C$8];IF(AND([.$A34]*[.F$25]&gt;[.$C$7];[.$A34]*[.F$25]&lt;[.$D$7]);[.$A34]*[.F$25]*[.$D$8];[.$A34]*[.F$25]*[.$E$8]))))*[.$F$8]" office:value-type="float" office:value="42509.1248613281" calcext:value-type="float">
            <text:p>42.509 </text:p>
          </table:table-cell>
          <table:table-cell table:style-name="ce89" table:formula="of:=(IF([.$A34]*[.G$25]&lt;=[.$B$7];[.$A34]*[.G$25]*[.$B$8];IF(AND([.$A34]*[.G$25]&gt;[.$B$7];[.$A34]*[.G$25]&lt;=[.$C$7]);[.$A34]*[.G$25]*[.$C$8];IF(AND([.$A34]*[.G$25]&gt;[.$C$7];[.$A34]*[.G$25]&lt;[.$D$7]);[.$A34]*[.G$25]*[.$D$8];[.$A34]*[.G$25]*[.$E$8]))))*[.$F$8]" office:value-type="float" office:value="44209.4898557813" calcext:value-type="float">
            <text:p>44.209 </text:p>
          </table:table-cell>
          <table:table-cell table:style-name="ce89" table:formula="of:=(IF([.$A34]*[.H$25]&lt;=[.$B$7];[.$A34]*[.H$25]*[.$B$8];IF(AND([.$A34]*[.H$25]&gt;[.$B$7];[.$A34]*[.H$25]&lt;=[.$C$7]);[.$A34]*[.H$25]*[.$C$8];IF(AND([.$A34]*[.H$25]&gt;[.$C$7];[.$A34]*[.H$25]&lt;[.$D$7]);[.$A34]*[.H$25]*[.$D$8];[.$A34]*[.H$25]*[.$E$8]))))*[.$F$8]" office:value-type="float" office:value="45909.8548502344" calcext:value-type="float">
            <text:p>45.910 </text:p>
          </table:table-cell>
          <table:table-cell table:style-name="ce89" table:formula="of:=(IF([.$A34]*[.I$25]&lt;=[.$B$7];[.$A34]*[.I$25]*[.$B$8];IF(AND([.$A34]*[.I$25]&gt;[.$B$7];[.$A34]*[.I$25]&lt;=[.$C$7]);[.$A34]*[.I$25]*[.$C$8];IF(AND([.$A34]*[.I$25]&gt;[.$C$7];[.$A34]*[.I$25]&lt;[.$D$7]);[.$A34]*[.I$25]*[.$D$8];[.$A34]*[.I$25]*[.$E$8]))))*[.$F$8]" office:value-type="float" office:value="47610.2198446875" calcext:value-type="float">
            <text:p>47.610 </text:p>
          </table:table-cell>
          <table:table-cell table:style-name="ce89" table:formula="of:=(IF([.$A34]*[.J$25]&lt;=[.$B$7];[.$A34]*[.J$25]*[.$B$8];IF(AND([.$A34]*[.J$25]&gt;[.$B$7];[.$A34]*[.J$25]&lt;=[.$C$7]);[.$A34]*[.J$25]*[.$C$8];IF(AND([.$A34]*[.J$25]&gt;[.$C$7];[.$A34]*[.J$25]&lt;[.$D$7]);[.$A34]*[.J$25]*[.$D$8];[.$A34]*[.J$25]*[.$E$8]))))*[.$F$8]" office:value-type="float" office:value="49310.5848391406" calcext:value-type="float">
            <text:p>49.311 </text:p>
          </table:table-cell>
          <table:table-cell table:style-name="ce89" table:formula="of:=(IF([.$A34]*[.K$25]&lt;=[.$B$7];[.$A34]*[.K$25]*[.$B$8];IF(AND([.$A34]*[.K$25]&gt;[.$B$7];[.$A34]*[.K$25]&lt;=[.$C$7]);[.$A34]*[.K$25]*[.$C$8];IF(AND([.$A34]*[.K$25]&gt;[.$C$7];[.$A34]*[.K$25]&lt;[.$D$7]);[.$A34]*[.K$25]*[.$D$8];[.$A34]*[.K$25]*[.$E$8]))))*[.$F$8]" office:value-type="float" office:value="51010.9498335938" calcext:value-type="float">
            <text:p>51.011 </text:p>
          </table:table-cell>
          <table:table-cell table:style-name="ce89" table:formula="of:=(IF([.$A34]*[.L$25]&lt;=[.$B$7];[.$A34]*[.L$25]*[.$B$8];IF(AND([.$A34]*[.L$25]&gt;[.$B$7];[.$A34]*[.L$25]&lt;=[.$C$7]);[.$A34]*[.L$25]*[.$C$8];IF(AND([.$A34]*[.L$25]&gt;[.$C$7];[.$A34]*[.L$25]&lt;[.$D$7]);[.$A34]*[.L$25]*[.$D$8];[.$A34]*[.L$25]*[.$E$8]))))*[.$F$8]" office:value-type="float" office:value="52711.3148280469" calcext:value-type="float">
            <text:p>52.711 </text:p>
          </table:table-cell>
          <table:table-cell table:style-name="ce89" table:formula="of:=(IF([.$A34]*[.M$25]&lt;=[.$B$7];[.$A34]*[.M$25]*[.$B$8];IF(AND([.$A34]*[.M$25]&gt;[.$B$7];[.$A34]*[.M$25]&lt;=[.$C$7]);[.$A34]*[.M$25]*[.$C$8];IF(AND([.$A34]*[.M$25]&gt;[.$C$7];[.$A34]*[.M$25]&lt;[.$D$7]);[.$A34]*[.M$25]*[.$D$8];[.$A34]*[.M$25]*[.$E$8]))))*[.$F$8]" office:value-type="float" office:value="54411.6798225" calcext:value-type="float">
            <text:p>54.412 </text:p>
          </table:table-cell>
          <table:table-cell table:style-name="ce89" table:formula="of:=(IF([.$A34]*[.N$25]&lt;=[.$B$7];[.$A34]*[.N$25]*[.$B$8];IF(AND([.$A34]*[.N$25]&gt;[.$B$7];[.$A34]*[.N$25]&lt;=[.$C$7]);[.$A34]*[.N$25]*[.$C$8];IF(AND([.$A34]*[.N$25]&gt;[.$C$7];[.$A34]*[.N$25]&lt;[.$D$7]);[.$A34]*[.N$25]*[.$D$8];[.$A34]*[.N$25]*[.$E$8]))))*[.$F$8]" office:value-type="float" office:value="56112.0448169531" calcext:value-type="float">
            <text:p>56.112 </text:p>
          </table:table-cell>
          <table:table-cell table:style-name="ce89" table:formula="of:=(IF([.$A34]*[.O$25]&lt;=[.$B$7];[.$A34]*[.O$25]*[.$B$8];IF(AND([.$A34]*[.O$25]&gt;[.$B$7];[.$A34]*[.O$25]&lt;=[.$C$7]);[.$A34]*[.O$25]*[.$C$8];IF(AND([.$A34]*[.O$25]&gt;[.$C$7];[.$A34]*[.O$25]&lt;[.$D$7]);[.$A34]*[.O$25]*[.$D$8];[.$A34]*[.O$25]*[.$E$8]))))*[.$F$8]" office:value-type="float" office:value="57812.4098114063" calcext:value-type="float">
            <text:p>57.812 </text:p>
          </table:table-cell>
          <table:table-cell table:style-name="ce89" table:formula="of:=(IF([.$A34]*[.P$25]&lt;=[.$B$7];[.$A34]*[.P$25]*[.$B$8];IF(AND([.$A34]*[.P$25]&gt;[.$B$7];[.$A34]*[.P$25]&lt;=[.$C$7]);[.$A34]*[.P$25]*[.$C$8];IF(AND([.$A34]*[.P$25]&gt;[.$C$7];[.$A34]*[.P$25]&lt;[.$D$7]);[.$A34]*[.P$25]*[.$D$8];[.$A34]*[.P$25]*[.$E$8]))))*[.$F$8]" office:value-type="float" office:value="59512.7748058594" calcext:value-type="float">
            <text:p>59.513 </text:p>
          </table:table-cell>
          <table:table-cell table:style-name="ce89" table:formula="of:=(IF([.$A34]*[.Q$25]&lt;=[.$B$7];[.$A34]*[.Q$25]*[.$B$8];IF(AND([.$A34]*[.Q$25]&gt;[.$B$7];[.$A34]*[.Q$25]&lt;=[.$C$7]);[.$A34]*[.Q$25]*[.$C$8];IF(AND([.$A34]*[.Q$25]&gt;[.$C$7];[.$A34]*[.Q$25]&lt;[.$D$7]);[.$A34]*[.Q$25]*[.$D$8];[.$A34]*[.Q$25]*[.$E$8]))))*[.$F$8]" office:value-type="float" office:value="61213.1398003125" calcext:value-type="float">
            <text:p>61.213 </text:p>
          </table:table-cell>
          <table:table-cell table:style-name="ce89" table:formula="of:=(IF([.$A34]*[.R$25]&lt;=[.$B$7];[.$A34]*[.R$25]*[.$B$8];IF(AND([.$A34]*[.R$25]&gt;[.$B$7];[.$A34]*[.R$25]&lt;=[.$C$7]);[.$A34]*[.R$25]*[.$C$8];IF(AND([.$A34]*[.R$25]&gt;[.$C$7];[.$A34]*[.R$25]&lt;[.$D$7]);[.$A34]*[.R$25]*[.$D$8];[.$A34]*[.R$25]*[.$E$8]))))*[.$F$8]" office:value-type="float" office:value="62913.5047947656" calcext:value-type="float">
            <text:p>62.914 </text:p>
          </table:table-cell>
          <table:table-cell table:style-name="ce78" table:formula="of:=+[.S33]+0.5" office:value-type="float" office:value="6" calcext:value-type="float">
            <text:p>6,00 </text:p>
          </table:table-cell>
          <table:table-cell table:number-columns-repeated="45"/>
        </table:table-row>
        <table:table-row table:style-name="ro1">
          <table:table-cell table:style-name="ce78" table:formula="of:=+[.A34]+0.5" office:value-type="float" office:value="6.5" calcext:value-type="float">
            <text:p>6,50 </text:p>
          </table:table-cell>
          <table:table-cell table:style-name="ce93" table:formula="of:=(IF([.$A35]*[.B$25]&lt;=[.$B$7];[.$A35]*[.B$25]*[.$B$8];IF(AND([.$A35]*[.B$25]&gt;[.$B$7];[.$A35]*[.B$25]&lt;=[.$C$7]);[.$A35]*[.B$25]*[.$C$8];IF(AND([.$A35]*[.B$25]&gt;[.$C$7];[.$A35]*[.B$25]&lt;[.$D$7]);[.$A35]*[.B$25]*[.$D$8];[.$A35]*[.B$25]*[.$E$8]))))*[.$F$8]" office:value-type="float" office:value="38683.3036238086" calcext:value-type="float">
            <text:p>38.683 </text:p>
          </table:table-cell>
          <table:table-cell table:style-name="ce93" table:formula="of:=(IF([.$A35]*[.C$25]&lt;=[.$B$7];[.$A35]*[.C$25]*[.$B$8];IF(AND([.$A35]*[.C$25]&gt;[.$B$7];[.$A35]*[.C$25]&lt;=[.$C$7]);[.$A35]*[.C$25]*[.$C$8];IF(AND([.$A35]*[.C$25]&gt;[.$C$7];[.$A35]*[.C$25]&lt;[.$D$7]);[.$A35]*[.C$25]*[.$D$8];[.$A35]*[.C$25]*[.$E$8]))))*[.$F$8]" office:value-type="float" office:value="40525.3657011328" calcext:value-type="float">
            <text:p>40.525 </text:p>
          </table:table-cell>
          <table:table-cell table:style-name="ce93" table:formula="of:=(IF([.$A35]*[.D$25]&lt;=[.$B$7];[.$A35]*[.D$25]*[.$B$8];IF(AND([.$A35]*[.D$25]&gt;[.$B$7];[.$A35]*[.D$25]&lt;=[.$C$7]);[.$A35]*[.D$25]*[.$C$8];IF(AND([.$A35]*[.D$25]&gt;[.$C$7];[.$A35]*[.D$25]&lt;[.$D$7]);[.$A35]*[.D$25]*[.$D$8];[.$A35]*[.D$25]*[.$E$8]))))*[.$F$8]" office:value-type="float" office:value="42367.427778457" calcext:value-type="float">
            <text:p>42.367 </text:p>
          </table:table-cell>
          <table:table-cell table:style-name="ce93" table:formula="of:=(IF([.$A35]*[.E$25]&lt;=[.$B$7];[.$A35]*[.E$25]*[.$B$8];IF(AND([.$A35]*[.E$25]&gt;[.$B$7];[.$A35]*[.E$25]&lt;=[.$C$7]);[.$A35]*[.E$25]*[.$C$8];IF(AND([.$A35]*[.E$25]&gt;[.$C$7];[.$A35]*[.E$25]&lt;[.$D$7]);[.$A35]*[.E$25]*[.$D$8];[.$A35]*[.E$25]*[.$E$8]))))*[.$F$8]" office:value-type="float" office:value="44209.4898557813" calcext:value-type="float">
            <text:p>44.209 </text:p>
          </table:table-cell>
          <table:table-cell table:style-name="ce93" table:formula="of:=(IF([.$A35]*[.F$25]&lt;=[.$B$7];[.$A35]*[.F$25]*[.$B$8];IF(AND([.$A35]*[.F$25]&gt;[.$B$7];[.$A35]*[.F$25]&lt;=[.$C$7]);[.$A35]*[.F$25]*[.$C$8];IF(AND([.$A35]*[.F$25]&gt;[.$C$7];[.$A35]*[.F$25]&lt;[.$D$7]);[.$A35]*[.F$25]*[.$D$8];[.$A35]*[.F$25]*[.$E$8]))))*[.$F$8]" office:value-type="float" office:value="46051.5519331055" calcext:value-type="float">
            <text:p>46.052 </text:p>
          </table:table-cell>
          <table:table-cell table:style-name="ce93" table:formula="of:=(IF([.$A35]*[.G$25]&lt;=[.$B$7];[.$A35]*[.G$25]*[.$B$8];IF(AND([.$A35]*[.G$25]&gt;[.$B$7];[.$A35]*[.G$25]&lt;=[.$C$7]);[.$A35]*[.G$25]*[.$C$8];IF(AND([.$A35]*[.G$25]&gt;[.$C$7];[.$A35]*[.G$25]&lt;[.$D$7]);[.$A35]*[.G$25]*[.$D$8];[.$A35]*[.G$25]*[.$E$8]))))*[.$F$8]" office:value-type="float" office:value="47893.6140104297" calcext:value-type="float">
            <text:p>47.894 </text:p>
          </table:table-cell>
          <table:table-cell table:style-name="ce93" table:formula="of:=(IF([.$A35]*[.H$25]&lt;=[.$B$7];[.$A35]*[.H$25]*[.$B$8];IF(AND([.$A35]*[.H$25]&gt;[.$B$7];[.$A35]*[.H$25]&lt;=[.$C$7]);[.$A35]*[.H$25]*[.$C$8];IF(AND([.$A35]*[.H$25]&gt;[.$C$7];[.$A35]*[.H$25]&lt;[.$D$7]);[.$A35]*[.H$25]*[.$D$8];[.$A35]*[.H$25]*[.$E$8]))))*[.$F$8]" office:value-type="float" office:value="49735.6760877539" calcext:value-type="float">
            <text:p>49.736 </text:p>
          </table:table-cell>
          <table:table-cell table:style-name="ce93" table:formula="of:=(IF([.$A35]*[.I$25]&lt;=[.$B$7];[.$A35]*[.I$25]*[.$B$8];IF(AND([.$A35]*[.I$25]&gt;[.$B$7];[.$A35]*[.I$25]&lt;=[.$C$7]);[.$A35]*[.I$25]*[.$C$8];IF(AND([.$A35]*[.I$25]&gt;[.$C$7];[.$A35]*[.I$25]&lt;[.$D$7]);[.$A35]*[.I$25]*[.$D$8];[.$A35]*[.I$25]*[.$E$8]))))*[.$F$8]" office:value-type="float" office:value="51577.7381650781" calcext:value-type="float">
            <text:p>51.578 </text:p>
          </table:table-cell>
          <table:table-cell table:style-name="ce93" table:formula="of:=(IF([.$A35]*[.J$25]&lt;=[.$B$7];[.$A35]*[.J$25]*[.$B$8];IF(AND([.$A35]*[.J$25]&gt;[.$B$7];[.$A35]*[.J$25]&lt;=[.$C$7]);[.$A35]*[.J$25]*[.$C$8];IF(AND([.$A35]*[.J$25]&gt;[.$C$7];[.$A35]*[.J$25]&lt;[.$D$7]);[.$A35]*[.J$25]*[.$D$8];[.$A35]*[.J$25]*[.$E$8]))))*[.$F$8]" office:value-type="float" office:value="53419.8002424023" calcext:value-type="float">
            <text:p>53.420 </text:p>
          </table:table-cell>
          <table:table-cell table:style-name="ce93" table:formula="of:=(IF([.$A35]*[.K$25]&lt;=[.$B$7];[.$A35]*[.K$25]*[.$B$8];IF(AND([.$A35]*[.K$25]&gt;[.$B$7];[.$A35]*[.K$25]&lt;=[.$C$7]);[.$A35]*[.K$25]*[.$C$8];IF(AND([.$A35]*[.K$25]&gt;[.$C$7];[.$A35]*[.K$25]&lt;[.$D$7]);[.$A35]*[.K$25]*[.$D$8];[.$A35]*[.K$25]*[.$E$8]))))*[.$F$8]" office:value-type="float" office:value="55261.8623197266" calcext:value-type="float">
            <text:p>55.262 </text:p>
          </table:table-cell>
          <table:table-cell table:style-name="ce93" table:formula="of:=(IF([.$A35]*[.L$25]&lt;=[.$B$7];[.$A35]*[.L$25]*[.$B$8];IF(AND([.$A35]*[.L$25]&gt;[.$B$7];[.$A35]*[.L$25]&lt;=[.$C$7]);[.$A35]*[.L$25]*[.$C$8];IF(AND([.$A35]*[.L$25]&gt;[.$C$7];[.$A35]*[.L$25]&lt;[.$D$7]);[.$A35]*[.L$25]*[.$D$8];[.$A35]*[.L$25]*[.$E$8]))))*[.$F$8]" office:value-type="float" office:value="57103.9243970508" calcext:value-type="float">
            <text:p>57.104 </text:p>
          </table:table-cell>
          <table:table-cell table:style-name="ce93" table:formula="of:=(IF([.$A35]*[.M$25]&lt;=[.$B$7];[.$A35]*[.M$25]*[.$B$8];IF(AND([.$A35]*[.M$25]&gt;[.$B$7];[.$A35]*[.M$25]&lt;=[.$C$7]);[.$A35]*[.M$25]*[.$C$8];IF(AND([.$A35]*[.M$25]&gt;[.$C$7];[.$A35]*[.M$25]&lt;[.$D$7]);[.$A35]*[.M$25]*[.$D$8];[.$A35]*[.M$25]*[.$E$8]))))*[.$F$8]" office:value-type="float" office:value="58945.986474375" calcext:value-type="float">
            <text:p>58.946 </text:p>
          </table:table-cell>
          <table:table-cell table:style-name="ce93" table:formula="of:=(IF([.$A35]*[.N$25]&lt;=[.$B$7];[.$A35]*[.N$25]*[.$B$8];IF(AND([.$A35]*[.N$25]&gt;[.$B$7];[.$A35]*[.N$25]&lt;=[.$C$7]);[.$A35]*[.N$25]*[.$C$8];IF(AND([.$A35]*[.N$25]&gt;[.$C$7];[.$A35]*[.N$25]&lt;[.$D$7]);[.$A35]*[.N$25]*[.$D$8];[.$A35]*[.N$25]*[.$E$8]))))*[.$F$8]" office:value-type="float" office:value="60788.0485516992" calcext:value-type="float">
            <text:p>60.788 </text:p>
          </table:table-cell>
          <table:table-cell table:style-name="ce93" table:formula="of:=(IF([.$A35]*[.O$25]&lt;=[.$B$7];[.$A35]*[.O$25]*[.$B$8];IF(AND([.$A35]*[.O$25]&gt;[.$B$7];[.$A35]*[.O$25]&lt;=[.$C$7]);[.$A35]*[.O$25]*[.$C$8];IF(AND([.$A35]*[.O$25]&gt;[.$C$7];[.$A35]*[.O$25]&lt;[.$D$7]);[.$A35]*[.O$25]*[.$D$8];[.$A35]*[.O$25]*[.$E$8]))))*[.$F$8]" office:value-type="float" office:value="62630.1106290234" calcext:value-type="float">
            <text:p>62.630 </text:p>
          </table:table-cell>
          <table:table-cell table:style-name="ce93" table:formula="of:=(IF([.$A35]*[.P$25]&lt;=[.$B$7];[.$A35]*[.P$25]*[.$B$8];IF(AND([.$A35]*[.P$25]&gt;[.$B$7];[.$A35]*[.P$25]&lt;=[.$C$7]);[.$A35]*[.P$25]*[.$C$8];IF(AND([.$A35]*[.P$25]&gt;[.$C$7];[.$A35]*[.P$25]&lt;[.$D$7]);[.$A35]*[.P$25]*[.$D$8];[.$A35]*[.P$25]*[.$E$8]))))*[.$F$8]" office:value-type="float" office:value="64472.1727063477" calcext:value-type="float">
            <text:p>64.472 </text:p>
          </table:table-cell>
          <table:table-cell table:style-name="ce93" table:formula="of:=(IF([.$A35]*[.Q$25]&lt;=[.$B$7];[.$A35]*[.Q$25]*[.$B$8];IF(AND([.$A35]*[.Q$25]&gt;[.$B$7];[.$A35]*[.Q$25]&lt;=[.$C$7]);[.$A35]*[.Q$25]*[.$C$8];IF(AND([.$A35]*[.Q$25]&gt;[.$C$7];[.$A35]*[.Q$25]&lt;[.$D$7]);[.$A35]*[.Q$25]*[.$D$8];[.$A35]*[.Q$25]*[.$E$8]))))*[.$F$8]" office:value-type="float" office:value="66314.2347836719" calcext:value-type="float">
            <text:p>66.314 </text:p>
          </table:table-cell>
          <table:table-cell table:style-name="ce93" table:formula="of:=(IF([.$A35]*[.R$25]&lt;=[.$B$7];[.$A35]*[.R$25]*[.$B$8];IF(AND([.$A35]*[.R$25]&gt;[.$B$7];[.$A35]*[.R$25]&lt;=[.$C$7]);[.$A35]*[.R$25]*[.$C$8];IF(AND([.$A35]*[.R$25]&gt;[.$C$7];[.$A35]*[.R$25]&lt;[.$D$7]);[.$A35]*[.R$25]*[.$D$8];[.$A35]*[.R$25]*[.$E$8]))))*[.$F$8]" office:value-type="float" office:value="68156.2968609961" calcext:value-type="float">
            <text:p>68.156 </text:p>
          </table:table-cell>
          <table:table-cell table:style-name="ce78" table:formula="of:=+[.S34]+0.5" office:value-type="float" office:value="6.5" calcext:value-type="float">
            <text:p>6,50 </text:p>
          </table:table-cell>
          <table:table-cell table:number-columns-repeated="45"/>
        </table:table-row>
        <table:table-row table:style-name="ro1">
          <table:table-cell table:number-columns-repeated="13"/>
          <table:table-cell office:value-type="string" office:string-value="Importes con IVA incluído" calcext:value-type="string">
            <text:p>Importes con IVA incluído </text:p>
          </table:table-cell>
          <table:table-cell table:number-columns-repeated="50"/>
        </table:table-row>
        <table:table-row table:style-name="ro1" table:number-rows-repeated="1048539">
          <table:table-cell table:number-columns-repeated="64"/>
        </table:table-row>
        <table:table-row table:style-name="ro1">
          <table:table-cell table:number-columns-repeated="64"/>
        </table:table-row>
      </table:table>
      <table:table table:name="VORTEX soga" table:style-name="ta6" table:print="false">
        <table:shapes>
          <draw:g draw:z-index="0" draw:name="Group 2">
            <draw:custom-shape draw:name="Freeform 3" draw:style-name="gr33" draw:text-style-name="P1" svg:width="5.801cm" svg:height="2.041cm" svg:x="9.322cm" svg:y="0.218c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34" draw:text-style-name="P2" svg:width="0.614cm" svg:height="0.435cm" svg:x="9.001cm" svg:y="2.055c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35" draw:text-style-name="P2" svg:width="0.614cm" svg:height="1.746cm" svg:x="9.001cm" svg:y="0.372c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36" draw:text-style-name="P2" svg:width="0.614cm" svg:height="0.434cm" svg:x="9.001cm" svg:y="0c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37" draw:text-style-name="P2" svg:width="5.41cm" svg:height="0.434cm" svg:x="9.518cm" svg:y="0c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38" draw:text-style-name="P2" svg:width="0.605cm" svg:height="0.434cm" svg:x="14.84cm" svg:y="0c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39" draw:text-style-name="P2" svg:width="0.605cm" svg:height="1.746cm" svg:x="14.84cm" svg:y="0.372c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40" draw:text-style-name="P2" svg:width="0.605cm" svg:height="0.435cm" svg:x="14.84cm" svg:y="2.055c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41" draw:text-style-name="P2" svg:width="5.41cm" svg:height="0.435cm" svg:x="9.518cm" svg:y="2.055c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42" draw:text-style-name="P1" svg:width="6.131cm" svg:height="2.293cm" svg:x="9.168cm" svg:y="0.091c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14" draw:text-style-name="P3" svg:width="0.239cm" svg:height="0.172cm" svg:x="9.115cm" svg:y="2.257c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43" draw:text-style-name="P3" svg:width="0.08cm" svg:height="1.983cm" svg:x="9.115cm" svg:y="0.248c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14" draw:text-style-name="P3" svg:width="0.239cm" svg:height="0.164cm" svg:x="9.115cm" svg:y="0.054c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44" draw:text-style-name="P3" svg:width="5.703cm" svg:height="0.048cm" svg:x="9.382cm" svg:y="0.054c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14" draw:text-style-name="P3" svg:width="0.246cm" svg:height="0.164cm" svg:x="15.115cm" svg:y="0.054c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43" draw:text-style-name="P3" svg:width="0.082cm" svg:height="1.983cm" svg:x="15.272cm" svg:y="0.248c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14" draw:text-style-name="P3" svg:width="0.246cm" svg:height="0.172cm" svg:x="15.115cm" svg:y="2.257c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44" draw:text-style-name="P3" svg:width="5.703cm" svg:height="0.053cm" svg:x="9.382cm" svg:y="2.37c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45" draw:text-style-name="P2" svg:width="0.73cm" svg:height="0.434cm" svg:x="9.772cm" svg:y="0.522c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14" draw:text-style-name="P3" svg:width="0.215cm" svg:height="0.021cm" svg:x="10.153cm" svg:y="0.499c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14" draw:text-style-name="P3" svg:width="0.231cm" svg:height="0.088cm" svg:x="9.899cm" svg:y="0.499c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14" draw:text-style-name="P3" svg:width="0.181cm" svg:height="0.252cm" svg:x="9.758cm" svg:y="0.594c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14" draw:text-style-name="P3" svg:width="0.105cm" svg:height="0.125cm" svg:x="9.728cm" svg:y="0.852c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14" draw:text-style-name="P3" svg:width="0.285cm" svg:height="0.021cm" svg:x="9.862cm" svg:y="0.956c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14" draw:text-style-name="P3" svg:width="0.222cm" svg:height="0.125cm" svg:x="10.169cm" svg:y="0.852c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14" draw:text-style-name="P3" svg:width="0.178cm" svg:height="0.222cm" svg:x="10.35cm" svg:y="0.626c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14" draw:text-style-name="P3" svg:width="0.14cm" svg:height="0.118cm" svg:x="10.394cm" svg:y="0.499c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14" draw:text-style-name="P3" svg:width="0.241cm" svg:height="0.028cm" svg:x="9.929cm" svg:y="0.845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46" draw:text-style-name="P3" svg:width="0.197cm" svg:height="0.273cm" svg:x="9.943cm" svg:y="0.575c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14" draw:text-style-name="P3" svg:width="0.261cm" svg:height="0.035cm" svg:x="10.123cm" svg:y="0.575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47" draw:text-style-name="P3" svg:width="0.169cm" svg:height="0.272cm" svg:x="10.169cm" svg:y="0.594c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45" draw:text-style-name="P2" svg:width="0.73cm" svg:height="0.434cm" svg:x="11.617cm" svg:y="0.522c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48" draw:text-style-name="P3" svg:width="0.223cm" svg:height="0.335cm" svg:x="12.133cm" svg:y="0.626c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14" draw:text-style-name="P3" svg:width="0.133cm" svg:height="0.129cm" svg:x="12.247cm" svg:y="0.492c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14" draw:text-style-name="P3" svg:width="0.426cm" svg:height="0.028cm" svg:x="11.79cm" svg:y="0.492c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14" draw:text-style-name="P3" svg:width="0.111cm" svg:height="0.097cm" svg:x="11.721cm" svg:y="0.511c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14" draw:text-style-name="P3" svg:width="0.428cm" svg:height="0.035cm" svg:x="11.774cm" svg:y="0.575c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14" draw:text-style-name="P3" svg:width="0.094cm" svg:height="0.108cm" svg:x="12.089cm" svg:y="0.594c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14" draw:text-style-name="P3" svg:width="0.215cm" svg:height="0.028cm" svg:x="11.894cm" svg:y="0.679cm">
              <text:p/>
              <draw:enhanced-geometry svg:viewBox="0 0 18 6" draw:extrusion-allowed="true" draw:text-areas="0 0 18 6" draw:glue-points="0 5 0 5 18 6 18 0 0 0 0 0 0 5" draw:type="non-primitive" draw:enhanced-path="M 0 5 L 0 5 18 6 18 0 0 0 0 5 Z N"/>
            </draw:custom-shape>
            <draw:custom-shape draw:name="Freeform 42" draw:style-name="gr14" draw:text-style-name="P3" svg:width="0.229cm" svg:height="0.088cm" svg:x="11.64cm" svg:y="0.679c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14" draw:text-style-name="P3" svg:width="0.079cm" svg:height="0.07cm" svg:x="11.603cm" svg:y="0.778c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14" draw:text-style-name="P3" svg:width="0.104cm" svg:height="0.125cm" svg:x="11.58cm" svg:y="0.852c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14" draw:text-style-name="P3" svg:width="0.465cm" svg:height="0.021cm" svg:x="11.707cm" svg:y="0.956c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14" draw:text-style-name="P3" svg:width="0.241cm" svg:height="0.028cm" svg:x="11.774cm" svg:y="0.845c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14" draw:text-style-name="P3" svg:width="0.075cm" svg:height="0.068cm" svg:x="11.79cm" svg:y="0.785c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14" draw:text-style-name="P3" svg:width="0.239cm" svg:height="0.019cm" svg:x="11.857cm" svg:y="0.785c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14" draw:text-style-name="P3" svg:width="0.049cm" svg:height="0.07cm" svg:x="12.014cm" svg:y="0.801c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49" draw:text-style-name="P2" svg:width="0.75cm" svg:height="0.434cm" svg:x="14.062cm" svg:y="0.522c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14" draw:text-style-name="P3" svg:width="0.223cm" svg:height="0.021cm" svg:x="14.45cm" svg:y="0.499c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14" draw:text-style-name="P3" svg:width="0.232cm" svg:height="0.088cm" svg:x="14.196cm" svg:y="0.499c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14" draw:text-style-name="P3" svg:width="0.186cm" svg:height="0.252cm" svg:x="14.055cm" svg:y="0.594c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14" draw:text-style-name="P3" svg:width="0.111cm" svg:height="0.125cm" svg:x="14.025cm" svg:y="0.852c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14" draw:text-style-name="P3" svg:width="0.29cm" svg:height="0.021cm" svg:x="14.159cm" svg:y="0.956c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14" draw:text-style-name="P3" svg:width="0.216cm" svg:height="0.125cm" svg:x="14.473cm" svg:y="0.852c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14" draw:text-style-name="P3" svg:width="0.169cm" svg:height="0.222cm" svg:x="14.652cm" svg:y="0.626c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14" draw:text-style-name="P3" svg:width="0.133cm" svg:height="0.118cm" svg:x="14.697cm" svg:y="0.499c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14" draw:text-style-name="P3" svg:width="0.239cm" svg:height="0.028cm" svg:x="14.226cm" svg:y="0.845c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46" draw:text-style-name="P3" svg:width="0.186cm" svg:height="0.273cm" svg:x="14.249cm" svg:y="0.575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14" draw:text-style-name="P3" svg:width="0.223cm" svg:height="0.035cm" svg:x="14.436cm" svg:y="0.575c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47" draw:text-style-name="P3" svg:width="0.193cm" svg:height="0.272cm" svg:x="14.459cm" svg:y="0.594c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50" draw:text-style-name="P2" svg:width="0.801cm" svg:height="0.434cm" svg:x="12.374cm" svg:y="0.522c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14" draw:text-style-name="P3" svg:width="0.184cm" svg:height="0.021cm" svg:x="12.612cm" svg:y="0.499c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51" draw:text-style-name="P3" svg:width="0.323cm" svg:height="0.464cm" svg:x="12.314cm" svg:y="0.511c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14" draw:text-style-name="P3" svg:width="0.2cm" svg:height="0.035cm" svg:x="12.374cm" svg:y="0.956c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52" draw:text-style-name="P3" svg:width="0.263cm" svg:height="0.388cm" svg:x="12.538cm" svg:y="0.575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14" draw:text-style-name="P3" svg:width="0.242cm" svg:height="0.035cm" svg:x="12.799cm" svg:y="0.575c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53" draw:text-style-name="P3" svg:width="0.286cm" svg:height="0.39cm" svg:x="12.732cm" svg:y="0.594c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14" draw:text-style-name="P3" svg:width="0.2cm" svg:height="0.035cm" svg:x="12.785cm" svg:y="0.956c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48" draw:text-style-name="P3" svg:width="0.242cm" svg:height="0.335cm" svg:x="12.942cm" svg:y="0.626c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14" draw:text-style-name="P3" svg:width="0.161cm" svg:height="0.118cm" svg:x="13.062cm" svg:y="0.499c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14" draw:text-style-name="P3" svg:width="0.272cm" svg:height="0.058cm" svg:x="12.769cm" svg:y="0.492c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14" draw:text-style-name="P3" svg:width="0.082cm" svg:height="0.044cm" svg:x="12.769cm" svg:y="0.499c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54" draw:text-style-name="P2" svg:width="0.703cm" svg:height="0.434cm" svg:x="10.541cm" svg:y="0.522c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14" draw:text-style-name="P3" svg:width="0.306cm" svg:height="0.058cm" svg:x="10.938cm" svg:y="0.492c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14" draw:text-style-name="P3" svg:width="0.077cm" svg:height="0.044cm" svg:x="10.938cm" svg:y="0.499c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14" draw:text-style-name="P3" svg:width="0.183cm" svg:height="0.021cm" svg:x="10.781cm" svg:y="0.499c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51" draw:text-style-name="P3" svg:width="0.339cm" svg:height="0.464cm" svg:x="10.484cm" svg:y="0.511c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14" draw:text-style-name="P3" svg:width="0.199cm" svg:height="0.035cm" svg:x="10.541cm" svg:y="0.956c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52" draw:text-style-name="P3" svg:width="0.27cm" svg:height="0.388cm" svg:x="10.698cm" svg:y="0.575c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14" draw:text-style-name="P3" svg:width="0.268cm" svg:height="0.035cm" svg:x="10.959cm" svg:y="0.575c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14" draw:text-style-name="P3" svg:width="0.107cm" svg:height="0.088cm" svg:x="11.192cm" svg:y="0.499c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55" draw:text-style-name="P2" svg:width="0.918cm" svg:height="0.658cm" svg:x="13.247cm" svg:y="0.298c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14" draw:text-style-name="P3" svg:width="0.186cm" svg:height="0.021cm" svg:x="13.988cm" svg:y="0.268c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14" draw:text-style-name="P3" svg:width="0.178cm" svg:height="0.24cm" svg:x="13.854cm" svg:y="0.278c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14" draw:text-style-name="P3" svg:width="0.202cm" svg:height="0.021cm" svg:x="13.658cm" svg:y="0.499c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14" draw:text-style-name="P3" svg:width="0.231cm" svg:height="0.088cm" svg:x="13.397cm" svg:y="0.499c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14" draw:text-style-name="P3" svg:width="0.186cm" svg:height="0.252cm" svg:x="13.233cm" svg:y="0.594c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14" draw:text-style-name="P3" svg:width="0.126cm" svg:height="0.125cm" svg:x="13.203cm" svg:y="0.852c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14" draw:text-style-name="P3" svg:width="0.276cm" svg:height="0.021cm" svg:x="13.36cm" svg:y="0.956c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14" draw:text-style-name="P3" svg:width="0.148cm" svg:height="0.035cm" svg:x="13.667cm" svg:y="0.956c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56" draw:text-style-name="P3" svg:width="0.448cm" svg:height="0.695cm" svg:x="13.778cm" svg:y="0.268c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46" draw:text-style-name="P3" svg:width="0.193cm" svg:height="0.273cm" svg:x="13.443cm" svg:y="0.575c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14" draw:text-style-name="P3" svg:width="0.232cm" svg:height="0.035cm" svg:x="13.628cm" svg:y="0.575c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47" draw:text-style-name="P3" svg:width="0.187cm" svg:height="0.272cm" svg:x="13.658cm" svg:y="0.594c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14" draw:text-style-name="P3" svg:width="0.256cm" svg:height="0.028cm" svg:x="13.413cm" svg:y="0.845c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57" draw:text-style-name="P2" svg:width="0.563cm" svg:height="0.658cm" svg:x="11.133cm" svg:y="0.298cm">
              <text:p/>
              <draw:enhanced-geometry svg:viewBox="0 0 44 71" draw:extrusion-allowed="true" draw:text-areas="0 0 44 71" draw:glue-points="44 0 30 0 0 71 14 71 44 0" draw:type="non-primitive" draw:enhanced-path="M 44 0 L 30 0 0 71 14 71 44 0 Z N"/>
            </draw:custom-shape>
            <draw:custom-shape draw:name="Freeform 99" draw:style-name="gr14" draw:text-style-name="P3" svg:width="0.201cm" svg:height="0.028cm" svg:x="11.497cm" svg:y="0.268c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58" draw:text-style-name="P3" svg:width="0.458cm" svg:height="0.694cm" svg:x="11.079cm" svg:y="0.285c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14" draw:text-style-name="P3" svg:width="0.193cm" svg:height="0.021cm" svg:x="11.133cm" svg:y="0.956c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56" draw:text-style-name="P3" svg:width="0.463cm" svg:height="0.695cm" svg:x="11.289cm" svg:y="0.268c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59" draw:text-style-name="P2" svg:width="0.683cm" svg:height="0.501cm" svg:x="10.401cm" svg:y="1.129c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60" draw:text-style-name="P2" svg:width="1.973cm" svg:height="0.517cm" svg:x="11.169cm" svg:y="1.12c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61" draw:text-style-name="P2" svg:width="0.902cm" svg:height="0.501cm" svg:x="13.196cm" svg:y="1.129c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14" draw:text-style-name="P3" svg:width="0.099cm" svg:height="0.12cm" svg:x="9.375cm" svg:y="1.839c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14" draw:text-style-name="P3" svg:width="0.105cm" svg:height="0.12cm" svg:x="9.504cm" svg:y="1.839c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14" draw:text-style-name="P3" svg:width="0.081cm" svg:height="0.137cm" svg:x="9.772cm" svg:y="1.838c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14" draw:text-style-name="P3" svg:width="0.095cm" svg:height="0.137cm" svg:x="9.899cm" svg:y="1.838c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14" draw:text-style-name="P3" svg:width="0.079cm" svg:height="0.12cm" svg:x="10.049cm" svg:y="1.839c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14" draw:text-style-name="P3" svg:width="0.102cm" svg:height="0.137cm" svg:x="10.169cm" svg:y="1.838c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14" draw:text-style-name="P3" svg:width="0.094cm" svg:height="0.12cm" svg:x="10.327cm" svg:y="1.839c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14" draw:text-style-name="P3" svg:width="0.109cm" svg:height="0.12cm" svg:x="10.525cm" svg:y="1.839c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14" draw:text-style-name="P3" svg:width="0.102cm" svg:height="0.12cm" svg:x="10.728cm" svg:y="1.839c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14" draw:text-style-name="P3" svg:width="0.093cm" svg:height="0.133cm" svg:x="10.885cm" svg:y="1.839c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14" draw:text-style-name="P3" svg:width="0.095cm" svg:height="0.12cm" svg:x="11.012cm" svg:y="1.839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14" draw:text-style-name="P3" svg:width="0.102cm" svg:height="0.12cm" svg:x="11.125cm" svg:y="1.839c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14" draw:text-style-name="P3" svg:width="0.079cm" svg:height="0.133cm" svg:x="11.326cm" svg:y="1.839c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14" draw:text-style-name="P3" svg:width="0.028cm" svg:height="0.167cm" svg:x="11.513cm" svg:y="1.838c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14" draw:text-style-name="P3" svg:width="0.111cm" svg:height="0.12cm" svg:x="11.587cm" svg:y="1.839c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14" draw:text-style-name="P3" svg:width="0.095cm" svg:height="0.137cm" svg:x="11.744cm" svg:y="1.838c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14" draw:text-style-name="P3" svg:width="0.097cm" svg:height="0.12cm" svg:x="11.878cm" svg:y="1.839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14" draw:text-style-name="P3" svg:width="0.095cm" svg:height="0.137cm" svg:x="12.014cm" svg:y="1.838c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14" draw:text-style-name="P3" svg:width="0.094cm" svg:height="0.12cm" svg:x="12.156cm" svg:y="1.839c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14" draw:text-style-name="P3" svg:width="0.094cm" svg:height="0.12cm" svg:x="12.314cm" svg:y="1.839c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14" draw:text-style-name="P3" svg:width="0.11cm" svg:height="0.12cm" svg:x="12.448cm" svg:y="1.839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14" draw:text-style-name="P3" svg:width="0.027cm" svg:height="0.167cm" svg:x="12.598cm" svg:y="1.838c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14" draw:text-style-name="P3" svg:width="0.096cm" svg:height="0.12cm" svg:x="12.732cm" svg:y="1.839c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14" draw:text-style-name="P3" svg:width="0.068cm" svg:height="0.12cm" svg:x="12.866cm" svg:y="1.839c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14" draw:text-style-name="P3" svg:width="0.089cm" svg:height="0.12cm" svg:x="12.979cm" svg:y="1.839c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14" draw:text-style-name="P3" svg:width="0.081cm" svg:height="0.12cm" svg:x="13.099cm" svg:y="1.839c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14" draw:text-style-name="P3" svg:width="0.066cm" svg:height="0.12cm" svg:x="13.233cm" svg:y="1.839c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14" draw:text-style-name="P3" svg:width="0.112cm" svg:height="0.12cm" svg:x="13.33cm" svg:y="1.839c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14" draw:text-style-name="P3" svg:width="0.112cm" svg:height="0.12cm" svg:x="13.464cm" svg:y="1.839c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14" draw:text-style-name="P3" svg:width="0.073cm" svg:height="0.133cm" svg:x="13.674cm" svg:y="1.839c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14" draw:text-style-name="P3" svg:width="0.066cm" svg:height="0.12cm" svg:x="13.794cm" svg:y="1.839c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14" draw:text-style-name="P3" svg:width="0.078cm" svg:height="0.133cm" svg:x="13.921cm" svg:y="1.839c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14" draw:text-style-name="P3" svg:width="0.05cm" svg:height="0.12cm" svg:x="14.039cm" svg:y="1.839c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14" draw:text-style-name="P3" svg:width="0.078cm" svg:height="0.12cm" svg:x="14.235cm" svg:y="1.839c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14" draw:text-style-name="P3" svg:width="0.08cm" svg:height="0.133cm" svg:x="14.353cm" svg:y="1.839c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14" draw:text-style-name="P3" svg:width="0.094cm" svg:height="0.12cm" svg:x="14.473cm" svg:y="1.839c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14" draw:text-style-name="P3" svg:width="0.079cm" svg:height="0.133cm" svg:x="14.615cm" svg:y="1.839c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14" draw:text-style-name="P3" svg:width="0.08cm" svg:height="0.12cm" svg:x="14.727cm" svg:y="1.839c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14" draw:text-style-name="P3" svg:width="0.087cm" svg:height="0.133cm" svg:x="14.847cm" svg:y="1.839c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14" draw:text-style-name="P3" svg:width="0.043cm" svg:height="0.12cm" svg:x="14.981cm" svg:y="1.839c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14" draw:text-style-name="P3" svg:width="0.118cm" svg:height="0.159cm" svg:x="11.326cm" svg:y="2.169c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14" draw:text-style-name="P3" svg:width="0.132cm" svg:height="0.159cm" svg:x="11.483cm" svg:y="2.169c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14" draw:text-style-name="P3" svg:width="0.109cm" svg:height="0.159cm" svg:x="11.67cm" svg:y="2.169c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14" draw:text-style-name="P3" svg:width="0.028cm" svg:height="0.159cm" svg:x="11.841cm" svg:y="2.169cm">
              <text:p/>
              <draw:enhanced-geometry svg:viewBox="0 0 21600 21600" draw:type="rectangle" draw:enhanced-path="M 0 0 L 21600 0 21600 21600 0 21600 0 0 Z N"/>
            </draw:custom-shape>
            <draw:custom-shape draw:name="Freeform 152" draw:style-name="gr14" draw:text-style-name="P3" svg:width="0.134cm" svg:height="0.159cm" svg:x="11.908cm" svg:y="2.169c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14" draw:text-style-name="P3" svg:width="0.11cm" svg:height="0.159cm" svg:x="12.156cm" svg:y="2.169c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14" draw:text-style-name="P3" svg:width="0.096cm" svg:height="0.159cm" svg:x="12.33cm" svg:y="2.169c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14" draw:text-style-name="P3" svg:width="0.133cm" svg:height="0.159cm" svg:x="12.471cm" svg:y="2.169c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14" draw:text-style-name="P3" svg:width="0.13cm" svg:height="0.159cm" svg:x="12.65cm" svg:y="2.169c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14" draw:text-style-name="P3" svg:width="0.126cm" svg:height="0.162cm" svg:x="12.822cm" svg:y="2.168c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14" draw:text-style-name="P3" svg:width="0.141cm" svg:height="0.159cm" svg:x="12.979cm" svg:y="2.169c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14" draw:text-style-name="P3" svg:width="0.042cm" svg:height="0.058cm" svg:x="10.788cm" svg:y="2.055c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Freeform 161" draw:style-name="gr14" draw:text-style-name="P3" svg:width="0.086cm" svg:height="0.058cm" svg:x="10.952cm" svg:y="2.055c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14" draw:text-style-name="P3" svg:width="0.058cm" svg:height="0.058cm" svg:x="11.095cm" svg:y="2.055c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14" draw:text-style-name="P3" svg:width="0.056cm" svg:height="0.058cm" svg:x="11.377cm" svg:y="2.055c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14" draw:text-style-name="P3" svg:width="0.028cm" svg:height="0.058cm" svg:x="11.483cm" svg:y="2.055c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14" draw:text-style-name="P3" svg:width="0.058cm" svg:height="0.058cm" svg:x="11.587cm" svg:y="2.055c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14" draw:text-style-name="P3" svg:width="0.037cm" svg:height="0.058cm" svg:x="11.684cm" svg:y="2.055c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14" draw:text-style-name="P3" svg:width="0.058cm" svg:height="0.09cm" svg:x="11.774cm" svg:y="2.025c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14" draw:text-style-name="P3" svg:width="0.06cm" svg:height="0.058cm" svg:x="11.878cm" svg:y="2.055c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14" draw:text-style-name="P3" svg:width="0.057cm" svg:height="0.058cm" svg:x="12.022cm" svg:y="2.055c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14" draw:text-style-name="P3" svg:width="0.038cm" svg:height="0.058cm" svg:x="12.133cm" svg:y="2.055c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14" draw:text-style-name="P3" svg:width="0.057cm" svg:height="0.058cm" svg:x="12.209cm" svg:y="2.055c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14" draw:text-style-name="P3" svg:width="0.05cm" svg:height="0.058cm" svg:x="12.314cm" svg:y="2.055c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14" draw:text-style-name="P3" svg:width="0.133cm" svg:height="0.09cm" svg:x="12.397cm" svg:y="2.025c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14" draw:text-style-name="P3" svg:width="0.045cm" svg:height="0.058cm" svg:x="12.612cm" svg:y="2.055c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14" draw:text-style-name="P3" svg:width="0.02cm" svg:height="0.09cm" svg:x="12.702cm" svg:y="2.025c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14" draw:text-style-name="P3" svg:width="0.052cm" svg:height="0.058cm" svg:x="12.762cm" svg:y="2.055c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14" draw:text-style-name="P3" svg:width="0.066cm" svg:height="0.058cm" svg:x="12.852cm" svg:y="2.055c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14" draw:text-style-name="P3" svg:width="0.045cm" svg:height="0.058cm" svg:x="12.993cm" svg:y="2.055c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14" draw:text-style-name="P3" svg:width="0.051cm" svg:height="0.058cm" svg:x="13.129cm" svg:y="2.055c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14" draw:text-style-name="P3" svg:width="0.058cm" svg:height="0.058cm" svg:x="13.219cm" svg:y="2.055c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14" draw:text-style-name="P3" svg:width="0.096cm" svg:height="0.058cm" svg:x="13.33cm" svg:y="2.055c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14" draw:text-style-name="P3" svg:width="0.051cm" svg:height="0.058cm" svg:x="13.54cm" svg:y="2.055c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14" draw:text-style-name="P3" svg:width="0.03cm" svg:height="0.058cm" svg:x="13.628cm" svg:y="2.055c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62" draw:text-style-name="P1" svg:width="5.072cm" svg:height="0.032cm" svg:x="9.795cm" svg:y="0.626cm">
              <text:p/>
              <draw:enhanced-geometry svg:viewBox="0 0 21600 21600" draw:type="rectangle" draw:enhanced-path="M 0 0 L 21600 0 21600 21600 0 21600 0 0 Z N"/>
            </draw:custom-shape>
          </draw:g>
        </table:shapes>
        <table:table-column table:style-name="co8" table:default-cell-style-name="ce1"/>
        <table:table-column table:style-name="co2" table:number-columns-repeated="12" table:default-cell-style-name="ce10"/>
        <table:table-column table:style-name="co10" table:default-cell-style-name="ce10"/>
        <table:table-column table:style-name="co2" table:number-columns-repeated="3" table:default-cell-style-name="ce10"/>
        <table:table-column table:style-name="co10" table:default-cell-style-name="ce10"/>
        <table:table-column table:style-name="co13" table:default-cell-style-name="ce1"/>
        <table:table-column table:style-name="co6" table:number-columns-repeated="45" table:default-cell-style-name="ce10"/>
        <table:table-row table:style-name="ro1">
          <table:table-cell table:style-name="ce34"/>
          <table:table-cell table:style-name="ce40" table:number-columns-repeated="5"/>
          <table:table-cell table:number-columns-repeated="58"/>
        </table:table-row>
        <table:table-row table:style-name="ro1">
          <table:table-cell table:style-name="ce34"/>
          <table:table-cell table:style-name="ce11" office:value-type="float" office:value="4.27" calcext:value-type="float">
            <text:p>4,27 </text:p>
          </table:table-cell>
          <table:table-cell table:style-name="ce11" office:value-type="float" office:value="4.22" calcext:value-type="float">
            <text:p>4,22 </text:p>
          </table:table-cell>
          <table:table-cell table:style-name="ce11" office:value-type="float" office:value="4.15" calcext:value-type="float">
            <text:p>4,15 </text:p>
          </table:table-cell>
          <table:table-cell/>
          <table:table-cell table:style-name="ce40"/>
          <table:table-cell table:number-columns-repeated="58"/>
        </table:table-row>
        <table:table-row table:style-name="ro1" table:visibility="collapse">
          <table:table-cell table:style-name="ce34"/>
          <table:table-cell table:style-name="ce40" office:value-type="float" office:value="12" calcext:value-type="float">
            <text:p>12,00 </text:p>
          </table:table-cell>
          <table:table-cell table:style-name="ce40" office:value-type="float" office:value="16" calcext:value-type="float">
            <text:p>16,00 </text:p>
          </table:table-cell>
          <table:table-cell table:number-columns-repeated="2" table:style-name="ce40" office:value-type="float" office:value="22" calcext:value-type="float">
            <text:p>22,00 </text:p>
          </table:table-cell>
          <table:table-cell table:style-name="ce40" office:value-type="string" office:string-value="IVA" calcext:value-type="string">
            <text:p>IVA </text:p>
          </table:table-cell>
          <table:table-cell table:number-columns-repeated="58"/>
        </table:table-row>
        <table:table-row table:style-name="ro1" table:visibility="collapse">
          <table:table-cell table:style-name="ce34"/>
          <table:table-cell table:style-name="ce40" table:formula="of:=+[.C4]*1.0325*1.02" office:value-type="float" office:value="678.751206548555" calcext:value-type="float">
            <text:p>678,75 </text:p>
          </table:table-cell>
          <table:table-cell table:style-name="ce40" table:formula="of:=+[.D4]*1.0325" office:value-type="float" office:value="644.496231826953" calcext:value-type="float">
            <text:p>644,50 </text:p>
          </table:table-cell>
          <table:table-cell table:style-name="ce40" table:formula="of:=+[.E4]*1.0325" office:value-type="float" office:value="624.209425498259" calcext:value-type="float">
            <text:p>624,21 </text:p>
          </table:table-cell>
          <table:table-cell table:style-name="ce40" table:formula="of:=+['Cálculo costo'.R35]" office:value-type="float" office:value="604.561186923253" calcext:value-type="float">
            <text:p>604,56 </text:p>
          </table:table-cell>
          <table:table-cell table:style-name="ce40" office:value-type="float" office:value="1" calcext:value-type="float">
            <text:p>1,00 </text:p>
          </table:table-cell>
          <table:table-cell table:number-columns-repeated="58"/>
        </table:table-row>
        <table:table-row table:style-name="ro1">
          <table:table-cell table:number-columns-repeated="16"/>
          <table:table-cell table:style-name="ce31" table:formula="of:=TODAY()" office:value-type="date" office:date-value="2020-05-27" calcext:value-type="date" table:number-columns-spanned="2" table:number-rows-spanned="1">
            <text:p>27-may-2020</text:p>
          </table:table-cell>
          <table:covered-table-cell table:style-name="ce31"/>
          <table:table-cell table:number-columns-repeated="46"/>
        </table:table-row>
        <table:table-row table:style-name="ro9">
          <table:table-cell table:number-columns-repeated="64"/>
        </table:table-row>
        <table:table-row table:style-name="ro1">
          <table:table-cell table:style-name="ce9" office:value-type="string" calcext:value-type="string" table:number-columns-spanned="16" table:number-rows-spanned="1">
            <text:p>Lonas confeccionadas –<text:span text:style-name="T5"> VORTEX </text:span>con dobladillo, ojales dentados, refuerzos triangulares y soga en dobladillo</text:p>
          </table:table-cell>
          <table:covered-table-cell table:number-columns-repeated="15" table:style-name="ce9"/>
          <table:table-cell table:number-columns-repeated="2"/>
          <table:table-cell table:style-name="ce10"/>
          <table:table-cell table:number-columns-repeated="45"/>
        </table:table-row>
        <table:table-row table:style-name="ro1">
          <table:table-cell table:style-name="ce9" office:value-type="string" office:string-value="20 colores disponibles" calcext:value-type="string" table:number-columns-spanned="16" table:number-rows-spanned="1">
            <text:p>20 colores disponibles </text:p>
          </table:table-cell>
          <table:covered-table-cell table:number-columns-repeated="15" table:style-name="ce9"/>
          <table:table-cell table:number-columns-repeated="2"/>
          <table:table-cell table:style-name="ce10"/>
          <table:table-cell table:number-columns-repeated="45"/>
        </table:table-row>
        <table:table-row table:style-name="ro11">
          <table:table-cell table:number-columns-repeated="7"/>
          <table:table-cell table:style-name="ce107" office:value-type="string" office:string-value="VORTEX" calcext:value-type="string" table:number-columns-spanned="2" table:number-rows-spanned="1">
            <text:p>VORTEX </text:p>
          </table:table-cell>
          <table:covered-table-cell table:style-name="ce73"/>
          <table:table-cell table:number-columns-repeated="55"/>
        </table:table-row>
        <table:table-row table:style-name="ro1">
          <table:table-cell table:number-columns-repeated="64"/>
        </table:table-row>
        <table:table-row table:style-name="ro1">
          <table:table-cell table:style-name="ce76"/>
          <table:table-cell table:style-name="ce78" office:value-type="float" office:value="2" calcext:value-type="float">
            <text:p>2,00 </text:p>
          </table:table-cell>
          <table:table-cell table:style-name="ce78" table:formula="of:=+[.B11]+0.5" office:value-type="float" office:value="2.5" calcext:value-type="float">
            <text:p>2,50 </text:p>
          </table:table-cell>
          <table:table-cell table:style-name="ce78" table:formula="of:=+[.C11]+0.5" office:value-type="float" office:value="3" calcext:value-type="float">
            <text:p>3,00 </text:p>
          </table:table-cell>
          <table:table-cell table:style-name="ce78" table:formula="of:=+[.D11]+0.5" office:value-type="float" office:value="3.5" calcext:value-type="float">
            <text:p>3,50 </text:p>
          </table:table-cell>
          <table:table-cell table:style-name="ce78" table:formula="of:=+[.E11]+0.5" office:value-type="float" office:value="4" calcext:value-type="float">
            <text:p>4,00 </text:p>
          </table:table-cell>
          <table:table-cell table:style-name="ce78" table:formula="of:=+[.F11]+0.5" office:value-type="float" office:value="4.5" calcext:value-type="float">
            <text:p>4,50 </text:p>
          </table:table-cell>
          <table:table-cell table:style-name="ce78" table:formula="of:=+[.G11]+0.5" office:value-type="float" office:value="5" calcext:value-type="float">
            <text:p>5,00 </text:p>
          </table:table-cell>
          <table:table-cell table:style-name="ce78" table:formula="of:=+[.H11]+0.5" office:value-type="float" office:value="5.5" calcext:value-type="float">
            <text:p>5,50 </text:p>
          </table:table-cell>
          <table:table-cell table:style-name="ce78" table:formula="of:=+[.I11]+0.5" office:value-type="float" office:value="6" calcext:value-type="float">
            <text:p>6,00 </text:p>
          </table:table-cell>
          <table:table-cell table:style-name="ce78" table:formula="of:=+[.J11]+0.5" office:value-type="float" office:value="6.5" calcext:value-type="float">
            <text:p>6,50 </text:p>
          </table:table-cell>
          <table:table-cell table:style-name="ce78" table:formula="of:=+[.K11]+0.5" office:value-type="float" office:value="7" calcext:value-type="float">
            <text:p>7,00 </text:p>
          </table:table-cell>
          <table:table-cell table:style-name="ce78" table:formula="of:=+[.L11]+0.5" office:value-type="float" office:value="7.5" calcext:value-type="float">
            <text:p>7,50 </text:p>
          </table:table-cell>
          <table:table-cell table:style-name="ce78" table:formula="of:=+[.M11]+0.5" office:value-type="float" office:value="8" calcext:value-type="float">
            <text:p>8,00 </text:p>
          </table:table-cell>
          <table:table-cell table:style-name="ce78" table:formula="of:=+[.N11]+0.5" office:value-type="float" office:value="8.5" calcext:value-type="float">
            <text:p>8,50 </text:p>
          </table:table-cell>
          <table:table-cell table:style-name="ce78" table:formula="of:=+[.O11]+0.5" office:value-type="float" office:value="9" calcext:value-type="float">
            <text:p>9,00 </text:p>
          </table:table-cell>
          <table:table-cell table:style-name="ce78" table:formula="of:=+[.P11]+0.5" office:value-type="float" office:value="9.5" calcext:value-type="float">
            <text:p>9,50 </text:p>
          </table:table-cell>
          <table:table-cell table:style-name="ce78" table:formula="of:=+[.Q11]+0.5" office:value-type="float" office:value="10" calcext:value-type="float">
            <text:p>10,00 </text:p>
          </table:table-cell>
          <table:table-cell table:style-name="ce76"/>
          <table:table-cell table:style-name="ce1" table:number-columns-repeated="45"/>
        </table:table-row>
        <table:table-row table:style-name="ro1">
          <table:table-cell table:style-name="ce102" office:value-type="float" office:value="2" calcext:value-type="float">
            <text:p>2,00 </text:p>
          </table:table-cell>
          <table:table-cell table:style-name="ce83" table:formula="of:=(IF([.$A12]*[.B$11]&lt;=[.$B$3];[.$A12]*[.B$11]*[.$B$4];IF(AND([.$A12]*[.B$11]&gt;[.$B$3];[.$A12]*[.B$11]&lt;=[.$C$3]);[.$A12]*[.B$11]*[.$C$4];IF(AND([.$A12]*[.B$11]&gt;[.$C$3];[.$A12]*[.B$11]&lt;[.$D$3]);[.$A12]*[.B$11]*[.$D$4];[.$A12]*[.B$11]*[.$E$4]))))*[.$F$4]" office:value-type="float" office:value="2715.00482619422" calcext:value-type="float">
            <text:p>2.715 </text:p>
          </table:table-cell>
          <table:table-cell table:style-name="ce95" table:formula="of:=(IF([.$A12]*[.C$11]&lt;=[.$B$3];[.$A12]*[.C$11]*[.$B$4];IF(AND([.$A12]*[.C$11]&gt;[.$B$3];[.$A12]*[.C$11]&lt;=[.$C$3]);[.$A12]*[.C$11]*[.$C$4];IF(AND([.$A12]*[.C$11]&gt;[.$C$3];[.$A12]*[.C$11]&lt;[.$D$3]);[.$A12]*[.C$11]*[.$D$4];[.$A12]*[.C$11]*[.$E$4]))))*[.$F$4]" office:value-type="float" office:value="3393.75603274277" calcext:value-type="float">
            <text:p>3.394 </text:p>
          </table:table-cell>
          <table:table-cell table:style-name="ce95" table:formula="of:=(IF([.$A12]*[.D$11]&lt;=[.$B$3];[.$A12]*[.D$11]*[.$B$4];IF(AND([.$A12]*[.D$11]&gt;[.$B$3];[.$A12]*[.D$11]&lt;=[.$C$3]);[.$A12]*[.D$11]*[.$C$4];IF(AND([.$A12]*[.D$11]&gt;[.$C$3];[.$A12]*[.D$11]&lt;[.$D$3]);[.$A12]*[.D$11]*[.$D$4];[.$A12]*[.D$11]*[.$E$4]))))*[.$F$4]" office:value-type="float" office:value="4072.50723929133" calcext:value-type="float">
            <text:p>4.073 </text:p>
          </table:table-cell>
          <table:table-cell table:style-name="ce95" table:formula="of:=(IF([.$A12]*[.E$11]&lt;=[.$B$3];[.$A12]*[.E$11]*[.$B$4];IF(AND([.$A12]*[.E$11]&gt;[.$B$3];[.$A12]*[.E$11]&lt;=[.$C$3]);[.$A12]*[.E$11]*[.$C$4];IF(AND([.$A12]*[.E$11]&gt;[.$C$3];[.$A12]*[.E$11]&lt;[.$D$3]);[.$A12]*[.E$11]*[.$D$4];[.$A12]*[.E$11]*[.$E$4]))))*[.$F$4]" office:value-type="float" office:value="4751.25844583988" calcext:value-type="float">
            <text:p>4.751 </text:p>
          </table:table-cell>
          <table:table-cell table:style-name="ce95" table:formula="of:=(IF([.$A12]*[.F$11]&lt;=[.$B$3];[.$A12]*[.F$11]*[.$B$4];IF(AND([.$A12]*[.F$11]&gt;[.$B$3];[.$A12]*[.F$11]&lt;=[.$C$3]);[.$A12]*[.F$11]*[.$C$4];IF(AND([.$A12]*[.F$11]&gt;[.$C$3];[.$A12]*[.F$11]&lt;[.$D$3]);[.$A12]*[.F$11]*[.$D$4];[.$A12]*[.F$11]*[.$E$4]))))*[.$F$4]" office:value-type="float" office:value="5430.00965238844" calcext:value-type="float">
            <text:p>5.430 </text:p>
          </table:table-cell>
          <table:table-cell table:style-name="ce95" table:formula="of:=(IF([.$A12]*[.G$11]&lt;=[.$B$3];[.$A12]*[.G$11]*[.$B$4];IF(AND([.$A12]*[.G$11]&gt;[.$B$3];[.$A12]*[.G$11]&lt;=[.$C$3]);[.$A12]*[.G$11]*[.$C$4];IF(AND([.$A12]*[.G$11]&gt;[.$C$3];[.$A12]*[.G$11]&lt;[.$D$3]);[.$A12]*[.G$11]*[.$D$4];[.$A12]*[.G$11]*[.$E$4]))))*[.$F$4]" office:value-type="float" office:value="6108.76085893699" calcext:value-type="float">
            <text:p>6.109 </text:p>
          </table:table-cell>
          <table:table-cell table:style-name="ce95" table:formula="of:=(IF([.$A12]*[.H$11]&lt;=[.$B$3];[.$A12]*[.H$11]*[.$B$4];IF(AND([.$A12]*[.H$11]&gt;[.$B$3];[.$A12]*[.H$11]&lt;=[.$C$3]);[.$A12]*[.H$11]*[.$C$4];IF(AND([.$A12]*[.H$11]&gt;[.$C$3];[.$A12]*[.H$11]&lt;[.$D$3]);[.$A12]*[.H$11]*[.$D$4];[.$A12]*[.H$11]*[.$E$4]))))*[.$F$4]" office:value-type="float" office:value="6787.51206548555" calcext:value-type="float">
            <text:p>6.788 </text:p>
          </table:table-cell>
          <table:table-cell table:style-name="ce95" table:formula="of:=(IF([.$A12]*[.I$11]&lt;=[.$B$3];[.$A12]*[.I$11]*[.$B$4];IF(AND([.$A12]*[.I$11]&gt;[.$B$3];[.$A12]*[.I$11]&lt;=[.$C$3]);[.$A12]*[.I$11]*[.$C$4];IF(AND([.$A12]*[.I$11]&gt;[.$C$3];[.$A12]*[.I$11]&lt;[.$D$3]);[.$A12]*[.I$11]*[.$D$4];[.$A12]*[.I$11]*[.$E$4]))))*[.$F$4]" office:value-type="float" office:value="7466.2632720341" calcext:value-type="float">
            <text:p>7.466 </text:p>
          </table:table-cell>
          <table:table-cell table:style-name="ce95" table:formula="of:=(IF([.$A12]*[.J$11]&lt;=[.$B$3];[.$A12]*[.J$11]*[.$B$4];IF(AND([.$A12]*[.J$11]&gt;[.$B$3];[.$A12]*[.J$11]&lt;=[.$C$3]);[.$A12]*[.J$11]*[.$C$4];IF(AND([.$A12]*[.J$11]&gt;[.$C$3];[.$A12]*[.J$11]&lt;[.$D$3]);[.$A12]*[.J$11]*[.$D$4];[.$A12]*[.J$11]*[.$E$4]))))*[.$F$4]" office:value-type="float" office:value="8145.01447858266" calcext:value-type="float">
            <text:p>8.145 </text:p>
          </table:table-cell>
          <table:table-cell table:style-name="ce95" table:formula="of:=(IF([.$A12]*[.K$11]&lt;=[.$B$3];[.$A12]*[.K$11]*[.$B$4];IF(AND([.$A12]*[.K$11]&gt;[.$B$3];[.$A12]*[.K$11]&lt;=[.$C$3]);[.$A12]*[.K$11]*[.$C$4];IF(AND([.$A12]*[.K$11]&gt;[.$C$3];[.$A12]*[.K$11]&lt;[.$D$3]);[.$A12]*[.K$11]*[.$D$4];[.$A12]*[.K$11]*[.$E$4]))))*[.$F$4]" office:value-type="float" office:value="8378.45101375038" calcext:value-type="float">
            <text:p>8.378 </text:p>
          </table:table-cell>
          <table:table-cell table:style-name="ce95" table:formula="of:=(IF([.$A12]*[.L$11]&lt;=[.$B$3];[.$A12]*[.L$11]*[.$B$4];IF(AND([.$A12]*[.L$11]&gt;[.$B$3];[.$A12]*[.L$11]&lt;=[.$C$3]);[.$A12]*[.L$11]*[.$C$4];IF(AND([.$A12]*[.L$11]&gt;[.$C$3];[.$A12]*[.L$11]&lt;[.$D$3]);[.$A12]*[.L$11]*[.$D$4];[.$A12]*[.L$11]*[.$E$4]))))*[.$F$4]" office:value-type="float" office:value="9022.94724557734" calcext:value-type="float">
            <text:p>9.023 </text:p>
          </table:table-cell>
          <table:table-cell table:style-name="ce95" table:formula="of:=(IF([.$A12]*[.M$11]&lt;=[.$B$3];[.$A12]*[.M$11]*[.$B$4];IF(AND([.$A12]*[.M$11]&gt;[.$B$3];[.$A12]*[.M$11]&lt;=[.$C$3]);[.$A12]*[.M$11]*[.$C$4];IF(AND([.$A12]*[.M$11]&gt;[.$C$3];[.$A12]*[.M$11]&lt;[.$D$3]);[.$A12]*[.M$11]*[.$D$4];[.$A12]*[.M$11]*[.$E$4]))))*[.$F$4]" office:value-type="float" office:value="9667.44347740429" calcext:value-type="float">
            <text:p>9.667 </text:p>
          </table:table-cell>
          <table:table-cell table:style-name="ce95" table:formula="of:=(IF([.$A12]*[.N$11]&lt;=[.$B$3];[.$A12]*[.N$11]*[.$B$4];IF(AND([.$A12]*[.N$11]&gt;[.$B$3];[.$A12]*[.N$11]&lt;=[.$C$3]);[.$A12]*[.N$11]*[.$C$4];IF(AND([.$A12]*[.N$11]&gt;[.$C$3];[.$A12]*[.N$11]&lt;[.$D$3]);[.$A12]*[.N$11]*[.$D$4];[.$A12]*[.N$11]*[.$E$4]))))*[.$F$4]" office:value-type="float" office:value="10311.9397092312" calcext:value-type="float">
            <text:p>10.312 </text:p>
          </table:table-cell>
          <table:table-cell table:style-name="ce95" table:formula="of:=(IF([.$A12]*[.O$11]&lt;=[.$B$3];[.$A12]*[.O$11]*[.$B$4];IF(AND([.$A12]*[.O$11]&gt;[.$B$3];[.$A12]*[.O$11]&lt;=[.$C$3]);[.$A12]*[.O$11]*[.$C$4];IF(AND([.$A12]*[.O$11]&gt;[.$C$3];[.$A12]*[.O$11]&lt;[.$D$3]);[.$A12]*[.O$11]*[.$D$4];[.$A12]*[.O$11]*[.$E$4]))))*[.$F$4]" office:value-type="float" office:value="10611.5602334704" calcext:value-type="float">
            <text:p>10.612 </text:p>
          </table:table-cell>
          <table:table-cell table:style-name="ce95" table:formula="of:=(IF([.$A12]*[.P$11]&lt;=[.$B$3];[.$A12]*[.P$11]*[.$B$4];IF(AND([.$A12]*[.P$11]&gt;[.$B$3];[.$A12]*[.P$11]&lt;=[.$C$3]);[.$A12]*[.P$11]*[.$C$4];IF(AND([.$A12]*[.P$11]&gt;[.$C$3];[.$A12]*[.P$11]&lt;[.$D$3]);[.$A12]*[.P$11]*[.$D$4];[.$A12]*[.P$11]*[.$E$4]))))*[.$F$4]" office:value-type="float" office:value="11235.7696589687" calcext:value-type="float">
            <text:p>11.236 </text:p>
          </table:table-cell>
          <table:table-cell table:style-name="ce95" table:formula="of:=(IF([.$A12]*[.Q$11]&lt;=[.$B$3];[.$A12]*[.Q$11]*[.$B$4];IF(AND([.$A12]*[.Q$11]&gt;[.$B$3];[.$A12]*[.Q$11]&lt;=[.$C$3]);[.$A12]*[.Q$11]*[.$C$4];IF(AND([.$A12]*[.Q$11]&gt;[.$C$3];[.$A12]*[.Q$11]&lt;[.$D$3]);[.$A12]*[.Q$11]*[.$D$4];[.$A12]*[.Q$11]*[.$E$4]))))*[.$F$4]" office:value-type="float" office:value="11859.9790844669" calcext:value-type="float">
            <text:p>11.860 </text:p>
          </table:table-cell>
          <table:table-cell table:style-name="ce95" table:formula="of:=(IF([.$A12]*[.R$11]&lt;=[.$B$3];[.$A12]*[.R$11]*[.$B$4];IF(AND([.$A12]*[.R$11]&gt;[.$B$3];[.$A12]*[.R$11]&lt;=[.$C$3]);[.$A12]*[.R$11]*[.$C$4];IF(AND([.$A12]*[.R$11]&gt;[.$C$3];[.$A12]*[.R$11]&lt;[.$D$3]);[.$A12]*[.R$11]*[.$D$4];[.$A12]*[.R$11]*[.$E$4]))))*[.$F$4]" office:value-type="float" office:value="12484.1885099652" calcext:value-type="float">
            <text:p>12.484 </text:p>
          </table:table-cell>
          <table:table-cell table:style-name="ce102" office:value-type="float" office:value="2" calcext:value-type="float">
            <text:p>2,00 </text:p>
          </table:table-cell>
          <table:table-cell table:number-columns-repeated="45"/>
        </table:table-row>
        <table:table-row table:style-name="ro1">
          <table:table-cell table:style-name="ce102" table:formula="of:=+[.A12]+0.5" office:value-type="float" office:value="2.5" calcext:value-type="float">
            <text:p>2,50 </text:p>
          </table:table-cell>
          <table:table-cell table:style-name="ce84" table:formula="of:=(IF([.$A13]*[.B$11]&lt;=[.$B$3];[.$A13]*[.B$11]*[.$B$4];IF(AND([.$A13]*[.B$11]&gt;[.$B$3];[.$A13]*[.B$11]&lt;=[.$C$3]);[.$A13]*[.B$11]*[.$C$4];IF(AND([.$A13]*[.B$11]&gt;[.$C$3];[.$A13]*[.B$11]&lt;[.$D$3]);[.$A13]*[.B$11]*[.$D$4];[.$A13]*[.B$11]*[.$E$4]))))*[.$F$4]" office:value-type="float" office:value="3393.75603274277" calcext:value-type="float">
            <text:p>3.394 </text:p>
          </table:table-cell>
          <table:table-cell table:style-name="ce96" table:formula="of:=(IF([.$A13]*[.C$11]&lt;=[.$B$3];[.$A13]*[.C$11]*[.$B$4];IF(AND([.$A13]*[.C$11]&gt;[.$B$3];[.$A13]*[.C$11]&lt;=[.$C$3]);[.$A13]*[.C$11]*[.$C$4];IF(AND([.$A13]*[.C$11]&gt;[.$C$3];[.$A13]*[.C$11]&lt;[.$D$3]);[.$A13]*[.C$11]*[.$D$4];[.$A13]*[.C$11]*[.$E$4]))))*[.$F$4]" office:value-type="float" office:value="4242.19504092847" calcext:value-type="float">
            <text:p>4.242 </text:p>
          </table:table-cell>
          <table:table-cell table:style-name="ce96" table:formula="of:=(IF([.$A13]*[.D$11]&lt;=[.$B$3];[.$A13]*[.D$11]*[.$B$4];IF(AND([.$A13]*[.D$11]&gt;[.$B$3];[.$A13]*[.D$11]&lt;=[.$C$3]);[.$A13]*[.D$11]*[.$C$4];IF(AND([.$A13]*[.D$11]&gt;[.$C$3];[.$A13]*[.D$11]&lt;[.$D$3]);[.$A13]*[.D$11]*[.$D$4];[.$A13]*[.D$11]*[.$E$4]))))*[.$F$4]" office:value-type="float" office:value="5090.63404911416" calcext:value-type="float">
            <text:p>5.091 </text:p>
          </table:table-cell>
          <table:table-cell table:style-name="ce96" table:formula="of:=(IF([.$A13]*[.E$11]&lt;=[.$B$3];[.$A13]*[.E$11]*[.$B$4];IF(AND([.$A13]*[.E$11]&gt;[.$B$3];[.$A13]*[.E$11]&lt;=[.$C$3]);[.$A13]*[.E$11]*[.$C$4];IF(AND([.$A13]*[.E$11]&gt;[.$C$3];[.$A13]*[.E$11]&lt;[.$D$3]);[.$A13]*[.E$11]*[.$D$4];[.$A13]*[.E$11]*[.$E$4]))))*[.$F$4]" office:value-type="float" office:value="5939.07305729986" calcext:value-type="float">
            <text:p>5.939 </text:p>
          </table:table-cell>
          <table:table-cell table:style-name="ce96" table:formula="of:=(IF([.$A13]*[.F$11]&lt;=[.$B$3];[.$A13]*[.F$11]*[.$B$4];IF(AND([.$A13]*[.F$11]&gt;[.$B$3];[.$A13]*[.F$11]&lt;=[.$C$3]);[.$A13]*[.F$11]*[.$C$4];IF(AND([.$A13]*[.F$11]&gt;[.$C$3];[.$A13]*[.F$11]&lt;[.$D$3]);[.$A13]*[.F$11]*[.$D$4];[.$A13]*[.F$11]*[.$E$4]))))*[.$F$4]" office:value-type="float" office:value="6787.51206548555" calcext:value-type="float">
            <text:p>6.788 </text:p>
          </table:table-cell>
          <table:table-cell table:style-name="ce96" table:formula="of:=(IF([.$A13]*[.G$11]&lt;=[.$B$3];[.$A13]*[.G$11]*[.$B$4];IF(AND([.$A13]*[.G$11]&gt;[.$B$3];[.$A13]*[.G$11]&lt;=[.$C$3]);[.$A13]*[.G$11]*[.$C$4];IF(AND([.$A13]*[.G$11]&gt;[.$C$3];[.$A13]*[.G$11]&lt;[.$D$3]);[.$A13]*[.G$11]*[.$D$4];[.$A13]*[.G$11]*[.$E$4]))))*[.$F$4]" office:value-type="float" office:value="7635.95107367124" calcext:value-type="float">
            <text:p>7.636 </text:p>
          </table:table-cell>
          <table:table-cell table:style-name="ce96" table:formula="of:=(IF([.$A13]*[.H$11]&lt;=[.$B$3];[.$A13]*[.H$11]*[.$B$4];IF(AND([.$A13]*[.H$11]&gt;[.$B$3];[.$A13]*[.H$11]&lt;=[.$C$3]);[.$A13]*[.H$11]*[.$C$4];IF(AND([.$A13]*[.H$11]&gt;[.$C$3];[.$A13]*[.H$11]&lt;[.$D$3]);[.$A13]*[.H$11]*[.$D$4];[.$A13]*[.H$11]*[.$E$4]))))*[.$F$4]" office:value-type="float" office:value="8056.20289783691" calcext:value-type="float">
            <text:p>8.056 </text:p>
          </table:table-cell>
          <table:table-cell table:style-name="ce96" table:formula="of:=(IF([.$A13]*[.I$11]&lt;=[.$B$3];[.$A13]*[.I$11]*[.$B$4];IF(AND([.$A13]*[.I$11]&gt;[.$B$3];[.$A13]*[.I$11]&lt;=[.$C$3]);[.$A13]*[.I$11]*[.$C$4];IF(AND([.$A13]*[.I$11]&gt;[.$C$3];[.$A13]*[.I$11]&lt;[.$D$3]);[.$A13]*[.I$11]*[.$D$4];[.$A13]*[.I$11]*[.$E$4]))))*[.$F$4]" office:value-type="float" office:value="8861.8231876206" calcext:value-type="float">
            <text:p>8.862 </text:p>
          </table:table-cell>
          <table:table-cell table:style-name="ce96" table:formula="of:=(IF([.$A13]*[.J$11]&lt;=[.$B$3];[.$A13]*[.J$11]*[.$B$4];IF(AND([.$A13]*[.J$11]&gt;[.$B$3];[.$A13]*[.J$11]&lt;=[.$C$3]);[.$A13]*[.J$11]*[.$C$4];IF(AND([.$A13]*[.J$11]&gt;[.$C$3];[.$A13]*[.J$11]&lt;[.$D$3]);[.$A13]*[.J$11]*[.$D$4];[.$A13]*[.J$11]*[.$E$4]))))*[.$F$4]" office:value-type="float" office:value="9667.44347740429" calcext:value-type="float">
            <text:p>9.667 </text:p>
          </table:table-cell>
          <table:table-cell table:style-name="ce96" table:formula="of:=(IF([.$A13]*[.K$11]&lt;=[.$B$3];[.$A13]*[.K$11]*[.$B$4];IF(AND([.$A13]*[.K$11]&gt;[.$B$3];[.$A13]*[.K$11]&lt;=[.$C$3]);[.$A13]*[.K$11]*[.$C$4];IF(AND([.$A13]*[.K$11]&gt;[.$C$3];[.$A13]*[.K$11]&lt;[.$D$3]);[.$A13]*[.K$11]*[.$D$4];[.$A13]*[.K$11]*[.$E$4]))))*[.$F$4]" office:value-type="float" office:value="10143.4031643467" calcext:value-type="float">
            <text:p>10.143 </text:p>
          </table:table-cell>
          <table:table-cell table:style-name="ce96" table:formula="of:=(IF([.$A13]*[.L$11]&lt;=[.$B$3];[.$A13]*[.L$11]*[.$B$4];IF(AND([.$A13]*[.L$11]&gt;[.$B$3];[.$A13]*[.L$11]&lt;=[.$C$3]);[.$A13]*[.L$11]*[.$C$4];IF(AND([.$A13]*[.L$11]&gt;[.$C$3];[.$A13]*[.L$11]&lt;[.$D$3]);[.$A13]*[.L$11]*[.$D$4];[.$A13]*[.L$11]*[.$E$4]))))*[.$F$4]" office:value-type="float" office:value="10923.6649462195" calcext:value-type="float">
            <text:p>10.924 </text:p>
          </table:table-cell>
          <table:table-cell table:style-name="ce96" table:formula="of:=(IF([.$A13]*[.M$11]&lt;=[.$B$3];[.$A13]*[.M$11]*[.$B$4];IF(AND([.$A13]*[.M$11]&gt;[.$B$3];[.$A13]*[.M$11]&lt;=[.$C$3]);[.$A13]*[.M$11]*[.$C$4];IF(AND([.$A13]*[.M$11]&gt;[.$C$3];[.$A13]*[.M$11]&lt;[.$D$3]);[.$A13]*[.M$11]*[.$D$4];[.$A13]*[.M$11]*[.$E$4]))))*[.$F$4]" office:value-type="float" office:value="11703.9267280924" calcext:value-type="float">
            <text:p>11.704 </text:p>
          </table:table-cell>
          <table:table-cell table:style-name="ce96" table:formula="of:=(IF([.$A13]*[.N$11]&lt;=[.$B$3];[.$A13]*[.N$11]*[.$B$4];IF(AND([.$A13]*[.N$11]&gt;[.$B$3];[.$A13]*[.N$11]&lt;=[.$C$3]);[.$A13]*[.N$11]*[.$C$4];IF(AND([.$A13]*[.N$11]&gt;[.$C$3];[.$A13]*[.N$11]&lt;[.$D$3]);[.$A13]*[.N$11]*[.$D$4];[.$A13]*[.N$11]*[.$E$4]))))*[.$F$4]" office:value-type="float" office:value="12484.1885099652" calcext:value-type="float">
            <text:p>12.484 </text:p>
          </table:table-cell>
          <table:table-cell table:style-name="ce96" table:formula="of:=(IF([.$A13]*[.O$11]&lt;=[.$B$3];[.$A13]*[.O$11]*[.$B$4];IF(AND([.$A13]*[.O$11]&gt;[.$B$3];[.$A13]*[.O$11]&lt;=[.$C$3]);[.$A13]*[.O$11]*[.$C$4];IF(AND([.$A13]*[.O$11]&gt;[.$C$3];[.$A13]*[.O$11]&lt;[.$D$3]);[.$A13]*[.O$11]*[.$D$4];[.$A13]*[.O$11]*[.$E$4]))))*[.$F$4]" office:value-type="float" office:value="13264.450291838" calcext:value-type="float">
            <text:p>13.264 </text:p>
          </table:table-cell>
          <table:table-cell table:style-name="ce96" table:formula="of:=(IF([.$A13]*[.P$11]&lt;=[.$B$3];[.$A13]*[.P$11]*[.$B$4];IF(AND([.$A13]*[.P$11]&gt;[.$B$3];[.$A13]*[.P$11]&lt;=[.$C$3]);[.$A13]*[.P$11]*[.$C$4];IF(AND([.$A13]*[.P$11]&gt;[.$C$3];[.$A13]*[.P$11]&lt;[.$D$3]);[.$A13]*[.P$11]*[.$D$4];[.$A13]*[.P$11]*[.$E$4]))))*[.$F$4]" office:value-type="float" office:value="13602.6267057732" calcext:value-type="float">
            <text:p>13.603 </text:p>
          </table:table-cell>
          <table:table-cell table:style-name="ce96" table:formula="of:=(IF([.$A13]*[.Q$11]&lt;=[.$B$3];[.$A13]*[.Q$11]*[.$B$4];IF(AND([.$A13]*[.Q$11]&gt;[.$B$3];[.$A13]*[.Q$11]&lt;=[.$C$3]);[.$A13]*[.Q$11]*[.$C$4];IF(AND([.$A13]*[.Q$11]&gt;[.$C$3];[.$A13]*[.Q$11]&lt;[.$D$3]);[.$A13]*[.Q$11]*[.$D$4];[.$A13]*[.Q$11]*[.$E$4]))))*[.$F$4]" office:value-type="float" office:value="14358.3281894273" calcext:value-type="float">
            <text:p>14.358 </text:p>
          </table:table-cell>
          <table:table-cell table:style-name="ce96" table:formula="of:=(IF([.$A13]*[.R$11]&lt;=[.$B$3];[.$A13]*[.R$11]*[.$B$4];IF(AND([.$A13]*[.R$11]&gt;[.$B$3];[.$A13]*[.R$11]&lt;=[.$C$3]);[.$A13]*[.R$11]*[.$C$4];IF(AND([.$A13]*[.R$11]&gt;[.$C$3];[.$A13]*[.R$11]&lt;[.$D$3]);[.$A13]*[.R$11]*[.$D$4];[.$A13]*[.R$11]*[.$E$4]))))*[.$F$4]" office:value-type="float" office:value="15114.0296730813" calcext:value-type="float">
            <text:p>15.114 </text:p>
          </table:table-cell>
          <table:table-cell table:style-name="ce102" table:formula="of:=+[.S12]+0.5" office:value-type="float" office:value="2.5" calcext:value-type="float">
            <text:p>2,50 </text:p>
          </table:table-cell>
          <table:table-cell table:number-columns-repeated="45"/>
        </table:table-row>
        <table:table-row table:style-name="ro1">
          <table:table-cell table:style-name="ce103" table:formula="of:=+[.A13]+0.5" office:value-type="float" office:value="3" calcext:value-type="float">
            <text:p>3,00 </text:p>
          </table:table-cell>
          <table:table-cell table:style-name="ce85" table:formula="of:=(IF([.$A14]*[.B$11]&lt;=[.$B$3];[.$A14]*[.B$11]*[.$B$4];IF(AND([.$A14]*[.B$11]&gt;[.$B$3];[.$A14]*[.B$11]&lt;=[.$C$3]);[.$A14]*[.B$11]*[.$C$4];IF(AND([.$A14]*[.B$11]&gt;[.$C$3];[.$A14]*[.B$11]&lt;[.$D$3]);[.$A14]*[.B$11]*[.$D$4];[.$A14]*[.B$11]*[.$E$4]))))*[.$F$4]" office:value-type="float" office:value="4072.50723929133" calcext:value-type="float">
            <text:p>4.073 </text:p>
          </table:table-cell>
          <table:table-cell table:style-name="ce97" table:formula="of:=(IF([.$A14]*[.C$11]&lt;=[.$B$3];[.$A14]*[.C$11]*[.$B$4];IF(AND([.$A14]*[.C$11]&gt;[.$B$3];[.$A14]*[.C$11]&lt;=[.$C$3]);[.$A14]*[.C$11]*[.$C$4];IF(AND([.$A14]*[.C$11]&gt;[.$C$3];[.$A14]*[.C$11]&lt;[.$D$3]);[.$A14]*[.C$11]*[.$D$4];[.$A14]*[.C$11]*[.$E$4]))))*[.$F$4]" office:value-type="float" office:value="5090.63404911416" calcext:value-type="float">
            <text:p>5.091 </text:p>
          </table:table-cell>
          <table:table-cell table:style-name="ce97" table:formula="of:=(IF([.$A14]*[.D$11]&lt;=[.$B$3];[.$A14]*[.D$11]*[.$B$4];IF(AND([.$A14]*[.D$11]&gt;[.$B$3];[.$A14]*[.D$11]&lt;=[.$C$3]);[.$A14]*[.D$11]*[.$C$4];IF(AND([.$A14]*[.D$11]&gt;[.$C$3];[.$A14]*[.D$11]&lt;[.$D$3]);[.$A14]*[.D$11]*[.$D$4];[.$A14]*[.D$11]*[.$E$4]))))*[.$F$4]" office:value-type="float" office:value="6108.76085893699" calcext:value-type="float">
            <text:p>6.109 </text:p>
          </table:table-cell>
          <table:table-cell table:style-name="ce97" table:formula="of:=(IF([.$A14]*[.E$11]&lt;=[.$B$3];[.$A14]*[.E$11]*[.$B$4];IF(AND([.$A14]*[.E$11]&gt;[.$B$3];[.$A14]*[.E$11]&lt;=[.$C$3]);[.$A14]*[.E$11]*[.$C$4];IF(AND([.$A14]*[.E$11]&gt;[.$C$3];[.$A14]*[.E$11]&lt;[.$D$3]);[.$A14]*[.E$11]*[.$D$4];[.$A14]*[.E$11]*[.$E$4]))))*[.$F$4]" office:value-type="float" office:value="7126.88766875983" calcext:value-type="float">
            <text:p>7.127 </text:p>
          </table:table-cell>
          <table:table-cell table:style-name="ce97" table:formula="of:=(IF([.$A14]*[.F$11]&lt;=[.$B$3];[.$A14]*[.F$11]*[.$B$4];IF(AND([.$A14]*[.F$11]&gt;[.$B$3];[.$A14]*[.F$11]&lt;=[.$C$3]);[.$A14]*[.F$11]*[.$C$4];IF(AND([.$A14]*[.F$11]&gt;[.$C$3];[.$A14]*[.F$11]&lt;[.$D$3]);[.$A14]*[.F$11]*[.$D$4];[.$A14]*[.F$11]*[.$E$4]))))*[.$F$4]" office:value-type="float" office:value="8145.01447858266" calcext:value-type="float">
            <text:p>8.145 </text:p>
          </table:table-cell>
          <table:table-cell table:style-name="ce97" table:formula="of:=(IF([.$A14]*[.G$11]&lt;=[.$B$3];[.$A14]*[.G$11]*[.$B$4];IF(AND([.$A14]*[.G$11]&gt;[.$B$3];[.$A14]*[.G$11]&lt;=[.$C$3]);[.$A14]*[.G$11]*[.$C$4];IF(AND([.$A14]*[.G$11]&gt;[.$C$3];[.$A14]*[.G$11]&lt;[.$D$3]);[.$A14]*[.G$11]*[.$D$4];[.$A14]*[.G$11]*[.$E$4]))))*[.$F$4]" office:value-type="float" office:value="8700.69912966386" calcext:value-type="float">
            <text:p>8.701 </text:p>
          </table:table-cell>
          <table:table-cell table:style-name="ce97" table:formula="of:=(IF([.$A14]*[.H$11]&lt;=[.$B$3];[.$A14]*[.H$11]*[.$B$4];IF(AND([.$A14]*[.H$11]&gt;[.$B$3];[.$A14]*[.H$11]&lt;=[.$C$3]);[.$A14]*[.H$11]*[.$C$4];IF(AND([.$A14]*[.H$11]&gt;[.$C$3];[.$A14]*[.H$11]&lt;[.$D$3]);[.$A14]*[.H$11]*[.$D$4];[.$A14]*[.H$11]*[.$E$4]))))*[.$F$4]" office:value-type="float" office:value="9667.44347740429" calcext:value-type="float">
            <text:p>9.667 </text:p>
          </table:table-cell>
          <table:table-cell table:style-name="ce97" table:formula="of:=(IF([.$A14]*[.I$11]&lt;=[.$B$3];[.$A14]*[.I$11]*[.$B$4];IF(AND([.$A14]*[.I$11]&gt;[.$B$3];[.$A14]*[.I$11]&lt;=[.$C$3]);[.$A14]*[.I$11]*[.$C$4];IF(AND([.$A14]*[.I$11]&gt;[.$C$3];[.$A14]*[.I$11]&lt;[.$D$3]);[.$A14]*[.I$11]*[.$D$4];[.$A14]*[.I$11]*[.$E$4]))))*[.$F$4]" office:value-type="float" office:value="10299.4555207213" calcext:value-type="float">
            <text:p>10.299 </text:p>
          </table:table-cell>
          <table:table-cell table:style-name="ce97" table:formula="of:=(IF([.$A14]*[.J$11]&lt;=[.$B$3];[.$A14]*[.J$11]*[.$B$4];IF(AND([.$A14]*[.J$11]&gt;[.$B$3];[.$A14]*[.J$11]&lt;=[.$C$3]);[.$A14]*[.J$11]*[.$C$4];IF(AND([.$A14]*[.J$11]&gt;[.$C$3];[.$A14]*[.J$11]&lt;[.$D$3]);[.$A14]*[.J$11]*[.$D$4];[.$A14]*[.J$11]*[.$E$4]))))*[.$F$4]" office:value-type="float" office:value="11235.7696589687" calcext:value-type="float">
            <text:p>11.236 </text:p>
          </table:table-cell>
          <table:table-cell table:style-name="ce97" table:formula="of:=(IF([.$A14]*[.K$11]&lt;=[.$B$3];[.$A14]*[.K$11]*[.$B$4];IF(AND([.$A14]*[.K$11]&gt;[.$B$3];[.$A14]*[.K$11]&lt;=[.$C$3]);[.$A14]*[.K$11]*[.$C$4];IF(AND([.$A14]*[.K$11]&gt;[.$C$3];[.$A14]*[.K$11]&lt;[.$D$3]);[.$A14]*[.K$11]*[.$D$4];[.$A14]*[.K$11]*[.$E$4]))))*[.$F$4]" office:value-type="float" office:value="12172.0837972161" calcext:value-type="float">
            <text:p>12.172 </text:p>
          </table:table-cell>
          <table:table-cell table:style-name="ce97" table:formula="of:=(IF([.$A14]*[.L$11]&lt;=[.$B$3];[.$A14]*[.L$11]*[.$B$4];IF(AND([.$A14]*[.L$11]&gt;[.$B$3];[.$A14]*[.L$11]&lt;=[.$C$3]);[.$A14]*[.L$11]*[.$C$4];IF(AND([.$A14]*[.L$11]&gt;[.$C$3];[.$A14]*[.L$11]&lt;[.$D$3]);[.$A14]*[.L$11]*[.$D$4];[.$A14]*[.L$11]*[.$E$4]))))*[.$F$4]" office:value-type="float" office:value="13108.3979354634" calcext:value-type="float">
            <text:p>13.108 </text:p>
          </table:table-cell>
          <table:table-cell table:style-name="ce97" table:formula="of:=(IF([.$A14]*[.M$11]&lt;=[.$B$3];[.$A14]*[.M$11]*[.$B$4];IF(AND([.$A14]*[.M$11]&gt;[.$B$3];[.$A14]*[.M$11]&lt;=[.$C$3]);[.$A14]*[.M$11]*[.$C$4];IF(AND([.$A14]*[.M$11]&gt;[.$C$3];[.$A14]*[.M$11]&lt;[.$D$3]);[.$A14]*[.M$11]*[.$D$4];[.$A14]*[.M$11]*[.$E$4]))))*[.$F$4]" office:value-type="float" office:value="13602.6267057732" calcext:value-type="float">
            <text:p>13.603 </text:p>
          </table:table-cell>
          <table:table-cell table:style-name="ce97" table:formula="of:=(IF([.$A14]*[.N$11]&lt;=[.$B$3];[.$A14]*[.N$11]*[.$B$4];IF(AND([.$A14]*[.N$11]&gt;[.$B$3];[.$A14]*[.N$11]&lt;=[.$C$3]);[.$A14]*[.N$11]*[.$C$4];IF(AND([.$A14]*[.N$11]&gt;[.$C$3];[.$A14]*[.N$11]&lt;[.$D$3]);[.$A14]*[.N$11]*[.$D$4];[.$A14]*[.N$11]*[.$E$4]))))*[.$F$4]" office:value-type="float" office:value="14509.4684861581" calcext:value-type="float">
            <text:p>14.509 </text:p>
          </table:table-cell>
          <table:table-cell table:style-name="ce97" table:formula="of:=(IF([.$A14]*[.O$11]&lt;=[.$B$3];[.$A14]*[.O$11]*[.$B$4];IF(AND([.$A14]*[.O$11]&gt;[.$B$3];[.$A14]*[.O$11]&lt;=[.$C$3]);[.$A14]*[.O$11]*[.$C$4];IF(AND([.$A14]*[.O$11]&gt;[.$C$3];[.$A14]*[.O$11]&lt;[.$D$3]);[.$A14]*[.O$11]*[.$D$4];[.$A14]*[.O$11]*[.$E$4]))))*[.$F$4]" office:value-type="float" office:value="15416.310266543" calcext:value-type="float">
            <text:p>15.416 </text:p>
          </table:table-cell>
          <table:table-cell table:style-name="ce97" table:formula="of:=(IF([.$A14]*[.P$11]&lt;=[.$B$3];[.$A14]*[.P$11]*[.$B$4];IF(AND([.$A14]*[.P$11]&gt;[.$B$3];[.$A14]*[.P$11]&lt;=[.$C$3]);[.$A14]*[.P$11]*[.$C$4];IF(AND([.$A14]*[.P$11]&gt;[.$C$3];[.$A14]*[.P$11]&lt;[.$D$3]);[.$A14]*[.P$11]*[.$D$4];[.$A14]*[.P$11]*[.$E$4]))))*[.$F$4]" office:value-type="float" office:value="16323.1520469278" calcext:value-type="float">
            <text:p>16.323 </text:p>
          </table:table-cell>
          <table:table-cell table:style-name="ce97" table:formula="of:=(IF([.$A14]*[.Q$11]&lt;=[.$B$3];[.$A14]*[.Q$11]*[.$B$4];IF(AND([.$A14]*[.Q$11]&gt;[.$B$3];[.$A14]*[.Q$11]&lt;=[.$C$3]);[.$A14]*[.Q$11]*[.$C$4];IF(AND([.$A14]*[.Q$11]&gt;[.$C$3];[.$A14]*[.Q$11]&lt;[.$D$3]);[.$A14]*[.Q$11]*[.$D$4];[.$A14]*[.Q$11]*[.$E$4]))))*[.$F$4]" office:value-type="float" office:value="17229.9938273127" calcext:value-type="float">
            <text:p>17.230 </text:p>
          </table:table-cell>
          <table:table-cell table:style-name="ce97" table:formula="of:=(IF([.$A14]*[.R$11]&lt;=[.$B$3];[.$A14]*[.R$11]*[.$B$4];IF(AND([.$A14]*[.R$11]&gt;[.$B$3];[.$A14]*[.R$11]&lt;=[.$C$3]);[.$A14]*[.R$11]*[.$C$4];IF(AND([.$A14]*[.R$11]&gt;[.$C$3];[.$A14]*[.R$11]&lt;[.$D$3]);[.$A14]*[.R$11]*[.$D$4];[.$A14]*[.R$11]*[.$E$4]))))*[.$F$4]" office:value-type="float" office:value="18136.8356076976" calcext:value-type="float">
            <text:p>18.137 </text:p>
          </table:table-cell>
          <table:table-cell table:style-name="ce103" table:formula="of:=+[.S13]+0.5" office:value-type="float" office:value="3" calcext:value-type="float">
            <text:p>3,00 </text:p>
          </table:table-cell>
          <table:table-cell table:number-columns-repeated="45"/>
        </table:table-row>
        <table:table-row table:style-name="ro1">
          <table:table-cell table:style-name="ce102" table:formula="of:=+[.A14]+0.5" office:value-type="float" office:value="3.5" calcext:value-type="float">
            <text:p>3,50 </text:p>
          </table:table-cell>
          <table:table-cell table:style-name="ce84" table:formula="of:=(IF([.$A15]*[.B$11]&lt;=[.$B$3];[.$A15]*[.B$11]*[.$B$4];IF(AND([.$A15]*[.B$11]&gt;[.$B$3];[.$A15]*[.B$11]&lt;=[.$C$3]);[.$A15]*[.B$11]*[.$C$4];IF(AND([.$A15]*[.B$11]&gt;[.$C$3];[.$A15]*[.B$11]&lt;[.$D$3]);[.$A15]*[.B$11]*[.$D$4];[.$A15]*[.B$11]*[.$E$4]))))*[.$F$4]" office:value-type="float" office:value="4751.25844583988" calcext:value-type="float">
            <text:p>4.751 </text:p>
          </table:table-cell>
          <table:table-cell table:style-name="ce96" table:formula="of:=(IF([.$A15]*[.C$11]&lt;=[.$B$3];[.$A15]*[.C$11]*[.$B$4];IF(AND([.$A15]*[.C$11]&gt;[.$B$3];[.$A15]*[.C$11]&lt;=[.$C$3]);[.$A15]*[.C$11]*[.$C$4];IF(AND([.$A15]*[.C$11]&gt;[.$C$3];[.$A15]*[.C$11]&lt;[.$D$3]);[.$A15]*[.C$11]*[.$D$4];[.$A15]*[.C$11]*[.$E$4]))))*[.$F$4]" office:value-type="float" office:value="5939.07305729986" calcext:value-type="float">
            <text:p>5.939 </text:p>
          </table:table-cell>
          <table:table-cell table:style-name="ce96" table:formula="of:=(IF([.$A15]*[.D$11]&lt;=[.$B$3];[.$A15]*[.D$11]*[.$B$4];IF(AND([.$A15]*[.D$11]&gt;[.$B$3];[.$A15]*[.D$11]&lt;=[.$C$3]);[.$A15]*[.D$11]*[.$C$4];IF(AND([.$A15]*[.D$11]&gt;[.$C$3];[.$A15]*[.D$11]&lt;[.$D$3]);[.$A15]*[.D$11]*[.$D$4];[.$A15]*[.D$11]*[.$E$4]))))*[.$F$4]" office:value-type="float" office:value="7126.88766875983" calcext:value-type="float">
            <text:p>7.127 </text:p>
          </table:table-cell>
          <table:table-cell table:style-name="ce96" table:formula="of:=(IF([.$A15]*[.E$11]&lt;=[.$B$3];[.$A15]*[.E$11]*[.$B$4];IF(AND([.$A15]*[.E$11]&gt;[.$B$3];[.$A15]*[.E$11]&lt;=[.$C$3]);[.$A15]*[.E$11]*[.$C$4];IF(AND([.$A15]*[.E$11]&gt;[.$C$3];[.$A15]*[.E$11]&lt;[.$D$3]);[.$A15]*[.E$11]*[.$D$4];[.$A15]*[.E$11]*[.$E$4]))))*[.$F$4]" office:value-type="float" office:value="7895.07883988017" calcext:value-type="float">
            <text:p>7.895 </text:p>
          </table:table-cell>
          <table:table-cell table:style-name="ce96" table:formula="of:=(IF([.$A15]*[.F$11]&lt;=[.$B$3];[.$A15]*[.F$11]*[.$B$4];IF(AND([.$A15]*[.F$11]&gt;[.$B$3];[.$A15]*[.F$11]&lt;=[.$C$3]);[.$A15]*[.F$11]*[.$C$4];IF(AND([.$A15]*[.F$11]&gt;[.$C$3];[.$A15]*[.F$11]&lt;[.$D$3]);[.$A15]*[.F$11]*[.$D$4];[.$A15]*[.F$11]*[.$E$4]))))*[.$F$4]" office:value-type="float" office:value="9022.94724557734" calcext:value-type="float">
            <text:p>9.023 </text:p>
          </table:table-cell>
          <table:table-cell table:style-name="ce96" table:formula="of:=(IF([.$A15]*[.G$11]&lt;=[.$B$3];[.$A15]*[.G$11]*[.$B$4];IF(AND([.$A15]*[.G$11]&gt;[.$B$3];[.$A15]*[.G$11]&lt;=[.$C$3]);[.$A15]*[.G$11]*[.$C$4];IF(AND([.$A15]*[.G$11]&gt;[.$C$3];[.$A15]*[.G$11]&lt;[.$D$3]);[.$A15]*[.G$11]*[.$D$4];[.$A15]*[.G$11]*[.$E$4]))))*[.$F$4]" office:value-type="float" office:value="10150.8156512745" calcext:value-type="float">
            <text:p>10.151 </text:p>
          </table:table-cell>
          <table:table-cell table:style-name="ce96" table:formula="of:=(IF([.$A15]*[.H$11]&lt;=[.$B$3];[.$A15]*[.H$11]*[.$B$4];IF(AND([.$A15]*[.H$11]&gt;[.$B$3];[.$A15]*[.H$11]&lt;=[.$C$3]);[.$A15]*[.H$11]*[.$C$4];IF(AND([.$A15]*[.H$11]&gt;[.$C$3];[.$A15]*[.H$11]&lt;[.$D$3]);[.$A15]*[.H$11]*[.$D$4];[.$A15]*[.H$11]*[.$E$4]))))*[.$F$4]" office:value-type="float" office:value="10923.6649462195" calcext:value-type="float">
            <text:p>10.924 </text:p>
          </table:table-cell>
          <table:table-cell table:style-name="ce96" table:formula="of:=(IF([.$A15]*[.I$11]&lt;=[.$B$3];[.$A15]*[.I$11]*[.$B$4];IF(AND([.$A15]*[.I$11]&gt;[.$B$3];[.$A15]*[.I$11]&lt;=[.$C$3]);[.$A15]*[.I$11]*[.$C$4];IF(AND([.$A15]*[.I$11]&gt;[.$C$3];[.$A15]*[.I$11]&lt;[.$D$3]);[.$A15]*[.I$11]*[.$D$4];[.$A15]*[.I$11]*[.$E$4]))))*[.$F$4]" office:value-type="float" office:value="12016.0314408415" calcext:value-type="float">
            <text:p>12.016 </text:p>
          </table:table-cell>
          <table:table-cell table:style-name="ce96" table:formula="of:=(IF([.$A15]*[.J$11]&lt;=[.$B$3];[.$A15]*[.J$11]*[.$B$4];IF(AND([.$A15]*[.J$11]&gt;[.$B$3];[.$A15]*[.J$11]&lt;=[.$C$3]);[.$A15]*[.J$11]*[.$C$4];IF(AND([.$A15]*[.J$11]&gt;[.$C$3];[.$A15]*[.J$11]&lt;[.$D$3]);[.$A15]*[.J$11]*[.$D$4];[.$A15]*[.J$11]*[.$E$4]))))*[.$F$4]" office:value-type="float" office:value="13108.3979354634" calcext:value-type="float">
            <text:p>13.108 </text:p>
          </table:table-cell>
          <table:table-cell table:style-name="ce96" table:formula="of:=(IF([.$A15]*[.K$11]&lt;=[.$B$3];[.$A15]*[.K$11]*[.$B$4];IF(AND([.$A15]*[.K$11]&gt;[.$B$3];[.$A15]*[.K$11]&lt;=[.$C$3]);[.$A15]*[.K$11]*[.$C$4];IF(AND([.$A15]*[.K$11]&gt;[.$C$3];[.$A15]*[.K$11]&lt;[.$D$3]);[.$A15]*[.K$11]*[.$D$4];[.$A15]*[.K$11]*[.$E$4]))))*[.$F$4]" office:value-type="float" office:value="13753.767002504" calcext:value-type="float">
            <text:p>13.754 </text:p>
          </table:table-cell>
          <table:table-cell table:style-name="ce96" table:formula="of:=(IF([.$A15]*[.L$11]&lt;=[.$B$3];[.$A15]*[.L$11]*[.$B$4];IF(AND([.$A15]*[.L$11]&gt;[.$B$3];[.$A15]*[.L$11]&lt;=[.$C$3]);[.$A15]*[.L$11]*[.$C$4];IF(AND([.$A15]*[.L$11]&gt;[.$C$3];[.$A15]*[.L$11]&lt;[.$D$3]);[.$A15]*[.L$11]*[.$D$4];[.$A15]*[.L$11]*[.$E$4]))))*[.$F$4]" office:value-type="float" office:value="14811.7490796197" calcext:value-type="float">
            <text:p>14.812 </text:p>
          </table:table-cell>
          <table:table-cell table:style-name="ce96" table:formula="of:=(IF([.$A15]*[.M$11]&lt;=[.$B$3];[.$A15]*[.M$11]*[.$B$4];IF(AND([.$A15]*[.M$11]&gt;[.$B$3];[.$A15]*[.M$11]&lt;=[.$C$3]);[.$A15]*[.M$11]*[.$C$4];IF(AND([.$A15]*[.M$11]&gt;[.$C$3];[.$A15]*[.M$11]&lt;[.$D$3]);[.$A15]*[.M$11]*[.$D$4];[.$A15]*[.M$11]*[.$E$4]))))*[.$F$4]" office:value-type="float" office:value="15869.7311567354" calcext:value-type="float">
            <text:p>15.870 </text:p>
          </table:table-cell>
          <table:table-cell table:style-name="ce96" table:formula="of:=(IF([.$A15]*[.N$11]&lt;=[.$B$3];[.$A15]*[.N$11]*[.$B$4];IF(AND([.$A15]*[.N$11]&gt;[.$B$3];[.$A15]*[.N$11]&lt;=[.$C$3]);[.$A15]*[.N$11]*[.$C$4];IF(AND([.$A15]*[.N$11]&gt;[.$C$3];[.$A15]*[.N$11]&lt;[.$D$3]);[.$A15]*[.N$11]*[.$D$4];[.$A15]*[.N$11]*[.$E$4]))))*[.$F$4]" office:value-type="float" office:value="16927.7132338511" calcext:value-type="float">
            <text:p>16.928 </text:p>
          </table:table-cell>
          <table:table-cell table:style-name="ce96" table:formula="of:=(IF([.$A15]*[.O$11]&lt;=[.$B$3];[.$A15]*[.O$11]*[.$B$4];IF(AND([.$A15]*[.O$11]&gt;[.$B$3];[.$A15]*[.O$11]&lt;=[.$C$3]);[.$A15]*[.O$11]*[.$C$4];IF(AND([.$A15]*[.O$11]&gt;[.$C$3];[.$A15]*[.O$11]&lt;[.$D$3]);[.$A15]*[.O$11]*[.$D$4];[.$A15]*[.O$11]*[.$E$4]))))*[.$F$4]" office:value-type="float" office:value="17985.6953109668" calcext:value-type="float">
            <text:p>17.986 </text:p>
          </table:table-cell>
          <table:table-cell table:style-name="ce96" table:formula="of:=(IF([.$A15]*[.P$11]&lt;=[.$B$3];[.$A15]*[.P$11]*[.$B$4];IF(AND([.$A15]*[.P$11]&gt;[.$B$3];[.$A15]*[.P$11]&lt;=[.$C$3]);[.$A15]*[.P$11]*[.$C$4];IF(AND([.$A15]*[.P$11]&gt;[.$C$3];[.$A15]*[.P$11]&lt;[.$D$3]);[.$A15]*[.P$11]*[.$D$4];[.$A15]*[.P$11]*[.$E$4]))))*[.$F$4]" office:value-type="float" office:value="19043.6773880825" calcext:value-type="float">
            <text:p>19.044 </text:p>
          </table:table-cell>
          <table:table-cell table:style-name="ce96" table:formula="of:=(IF([.$A15]*[.Q$11]&lt;=[.$B$3];[.$A15]*[.Q$11]*[.$B$4];IF(AND([.$A15]*[.Q$11]&gt;[.$B$3];[.$A15]*[.Q$11]&lt;=[.$C$3]);[.$A15]*[.Q$11]*[.$C$4];IF(AND([.$A15]*[.Q$11]&gt;[.$C$3];[.$A15]*[.Q$11]&lt;[.$D$3]);[.$A15]*[.Q$11]*[.$D$4];[.$A15]*[.Q$11]*[.$E$4]))))*[.$F$4]" office:value-type="float" office:value="20101.6594651982" calcext:value-type="float">
            <text:p>20.102 </text:p>
          </table:table-cell>
          <table:table-cell table:style-name="ce96" table:formula="of:=(IF([.$A15]*[.R$11]&lt;=[.$B$3];[.$A15]*[.R$11]*[.$B$4];IF(AND([.$A15]*[.R$11]&gt;[.$B$3];[.$A15]*[.R$11]&lt;=[.$C$3]);[.$A15]*[.R$11]*[.$C$4];IF(AND([.$A15]*[.R$11]&gt;[.$C$3];[.$A15]*[.R$11]&lt;[.$D$3]);[.$A15]*[.R$11]*[.$D$4];[.$A15]*[.R$11]*[.$E$4]))))*[.$F$4]" office:value-type="float" office:value="21159.6415423139" calcext:value-type="float">
            <text:p>21.160 </text:p>
          </table:table-cell>
          <table:table-cell table:style-name="ce102" table:formula="of:=+[.S14]+0.5" office:value-type="float" office:value="3.5" calcext:value-type="float">
            <text:p>3,50 </text:p>
          </table:table-cell>
          <table:table-cell table:number-columns-repeated="45"/>
        </table:table-row>
        <table:table-row table:style-name="ro1">
          <table:table-cell table:style-name="ce104" table:formula="of:=+[.A15]+0.5" office:value-type="float" office:value="4" calcext:value-type="float">
            <text:p>4,00 </text:p>
          </table:table-cell>
          <table:table-cell table:style-name="ce86" table:formula="of:=(IF([.$A16]*[.B$11]&lt;=[.$B$3];[.$A16]*[.B$11]*[.$B$4];IF(AND([.$A16]*[.B$11]&gt;[.$B$3];[.$A16]*[.B$11]&lt;=[.$C$3]);[.$A16]*[.B$11]*[.$C$4];IF(AND([.$A16]*[.B$11]&gt;[.$C$3];[.$A16]*[.B$11]&lt;[.$D$3]);[.$A16]*[.B$11]*[.$D$4];[.$A16]*[.B$11]*[.$E$4]))))*[.$F$4]" office:value-type="float" office:value="5430.00965238844" calcext:value-type="float">
            <text:p>5.430 </text:p>
          </table:table-cell>
          <table:table-cell table:style-name="ce98" table:formula="of:=(IF([.$A16]*[.C$11]&lt;=[.$B$3];[.$A16]*[.C$11]*[.$B$4];IF(AND([.$A16]*[.C$11]&gt;[.$B$3];[.$A16]*[.C$11]&lt;=[.$C$3]);[.$A16]*[.C$11]*[.$C$4];IF(AND([.$A16]*[.C$11]&gt;[.$C$3];[.$A16]*[.C$11]&lt;[.$D$3]);[.$A16]*[.C$11]*[.$D$4];[.$A16]*[.C$11]*[.$E$4]))))*[.$F$4]" office:value-type="float" office:value="6787.51206548555" calcext:value-type="float">
            <text:p>6.788 </text:p>
          </table:table-cell>
          <table:table-cell table:style-name="ce98" table:formula="of:=(IF([.$A16]*[.D$11]&lt;=[.$B$3];[.$A16]*[.D$11]*[.$B$4];IF(AND([.$A16]*[.D$11]&gt;[.$B$3];[.$A16]*[.D$11]&lt;=[.$C$3]);[.$A16]*[.D$11]*[.$C$4];IF(AND([.$A16]*[.D$11]&gt;[.$C$3];[.$A16]*[.D$11]&lt;[.$D$3]);[.$A16]*[.D$11]*[.$D$4];[.$A16]*[.D$11]*[.$E$4]))))*[.$F$4]" office:value-type="float" office:value="8145.01447858266" calcext:value-type="float">
            <text:p>8.145 </text:p>
          </table:table-cell>
          <table:table-cell table:style-name="ce98" table:formula="of:=(IF([.$A16]*[.E$11]&lt;=[.$B$3];[.$A16]*[.E$11]*[.$B$4];IF(AND([.$A16]*[.E$11]&gt;[.$B$3];[.$A16]*[.E$11]&lt;=[.$C$3]);[.$A16]*[.E$11]*[.$C$4];IF(AND([.$A16]*[.E$11]&gt;[.$C$3];[.$A16]*[.E$11]&lt;[.$D$3]);[.$A16]*[.E$11]*[.$D$4];[.$A16]*[.E$11]*[.$E$4]))))*[.$F$4]" office:value-type="float" office:value="9022.94724557734" calcext:value-type="float">
            <text:p>9.023 </text:p>
          </table:table-cell>
          <table:table-cell table:style-name="ce98" table:formula="of:=(IF([.$A16]*[.F$11]&lt;=[.$B$3];[.$A16]*[.F$11]*[.$B$4];IF(AND([.$A16]*[.F$11]&gt;[.$B$3];[.$A16]*[.F$11]&lt;=[.$C$3]);[.$A16]*[.F$11]*[.$C$4];IF(AND([.$A16]*[.F$11]&gt;[.$C$3];[.$A16]*[.F$11]&lt;[.$D$3]);[.$A16]*[.F$11]*[.$D$4];[.$A16]*[.F$11]*[.$E$4]))))*[.$F$4]" office:value-type="float" office:value="10311.9397092312" calcext:value-type="float">
            <text:p>10.312 </text:p>
          </table:table-cell>
          <table:table-cell table:style-name="ce98" table:formula="of:=(IF([.$A16]*[.G$11]&lt;=[.$B$3];[.$A16]*[.G$11]*[.$B$4];IF(AND([.$A16]*[.G$11]&gt;[.$B$3];[.$A16]*[.G$11]&lt;=[.$C$3]);[.$A16]*[.G$11]*[.$C$4];IF(AND([.$A16]*[.G$11]&gt;[.$C$3];[.$A16]*[.G$11]&lt;[.$D$3]);[.$A16]*[.G$11]*[.$D$4];[.$A16]*[.G$11]*[.$E$4]))))*[.$F$4]" office:value-type="float" office:value="11235.7696589687" calcext:value-type="float">
            <text:p>11.236 </text:p>
          </table:table-cell>
          <table:table-cell table:style-name="ce98" table:formula="of:=(IF([.$A16]*[.H$11]&lt;=[.$B$3];[.$A16]*[.H$11]*[.$B$4];IF(AND([.$A16]*[.H$11]&gt;[.$B$3];[.$A16]*[.H$11]&lt;=[.$C$3]);[.$A16]*[.H$11]*[.$C$4];IF(AND([.$A16]*[.H$11]&gt;[.$C$3];[.$A16]*[.H$11]&lt;[.$D$3]);[.$A16]*[.H$11]*[.$D$4];[.$A16]*[.H$11]*[.$E$4]))))*[.$F$4]" office:value-type="float" office:value="12484.1885099652" calcext:value-type="float">
            <text:p>12.484 </text:p>
          </table:table-cell>
          <table:table-cell table:style-name="ce98" table:formula="of:=(IF([.$A16]*[.I$11]&lt;=[.$B$3];[.$A16]*[.I$11]*[.$B$4];IF(AND([.$A16]*[.I$11]&gt;[.$B$3];[.$A16]*[.I$11]&lt;=[.$C$3]);[.$A16]*[.I$11]*[.$C$4];IF(AND([.$A16]*[.I$11]&gt;[.$C$3];[.$A16]*[.I$11]&lt;[.$D$3]);[.$A16]*[.I$11]*[.$D$4];[.$A16]*[.I$11]*[.$E$4]))))*[.$F$4]" office:value-type="float" office:value="13300.3461123116" calcext:value-type="float">
            <text:p>13.300 </text:p>
          </table:table-cell>
          <table:table-cell table:style-name="ce98" table:formula="of:=(IF([.$A16]*[.J$11]&lt;=[.$B$3];[.$A16]*[.J$11]*[.$B$4];IF(AND([.$A16]*[.J$11]&gt;[.$B$3];[.$A16]*[.J$11]&lt;=[.$C$3]);[.$A16]*[.J$11]*[.$C$4];IF(AND([.$A16]*[.J$11]&gt;[.$C$3];[.$A16]*[.J$11]&lt;[.$D$3]);[.$A16]*[.J$11]*[.$D$4];[.$A16]*[.J$11]*[.$E$4]))))*[.$F$4]" office:value-type="float" office:value="14509.4684861581" calcext:value-type="float">
            <text:p>14.509 </text:p>
          </table:table-cell>
          <table:table-cell table:style-name="ce98" table:formula="of:=(IF([.$A16]*[.K$11]&lt;=[.$B$3];[.$A16]*[.K$11]*[.$B$4];IF(AND([.$A16]*[.K$11]&gt;[.$B$3];[.$A16]*[.K$11]&lt;=[.$C$3]);[.$A16]*[.K$11]*[.$C$4];IF(AND([.$A16]*[.K$11]&gt;[.$C$3];[.$A16]*[.K$11]&lt;[.$D$3]);[.$A16]*[.K$11]*[.$D$4];[.$A16]*[.K$11]*[.$E$4]))))*[.$F$4]" office:value-type="float" office:value="15718.5908600046" calcext:value-type="float">
            <text:p>15.719 </text:p>
          </table:table-cell>
          <table:table-cell table:style-name="ce98" table:formula="of:=(IF([.$A16]*[.L$11]&lt;=[.$B$3];[.$A16]*[.L$11]*[.$B$4];IF(AND([.$A16]*[.L$11]&gt;[.$B$3];[.$A16]*[.L$11]&lt;=[.$C$3]);[.$A16]*[.L$11]*[.$C$4];IF(AND([.$A16]*[.L$11]&gt;[.$C$3];[.$A16]*[.L$11]&lt;[.$D$3]);[.$A16]*[.L$11]*[.$D$4];[.$A16]*[.L$11]*[.$E$4]))))*[.$F$4]" office:value-type="float" office:value="16927.7132338511" calcext:value-type="float">
            <text:p>16.928 </text:p>
          </table:table-cell>
          <table:table-cell table:style-name="ce98" table:formula="of:=(IF([.$A16]*[.M$11]&lt;=[.$B$3];[.$A16]*[.M$11]*[.$B$4];IF(AND([.$A16]*[.M$11]&gt;[.$B$3];[.$A16]*[.M$11]&lt;=[.$C$3]);[.$A16]*[.M$11]*[.$C$4];IF(AND([.$A16]*[.M$11]&gt;[.$C$3];[.$A16]*[.M$11]&lt;[.$D$3]);[.$A16]*[.M$11]*[.$D$4];[.$A16]*[.M$11]*[.$E$4]))))*[.$F$4]" office:value-type="float" office:value="18136.8356076976" calcext:value-type="float">
            <text:p>18.137 </text:p>
          </table:table-cell>
          <table:table-cell table:style-name="ce98" table:formula="of:=(IF([.$A16]*[.N$11]&lt;=[.$B$3];[.$A16]*[.N$11]*[.$B$4];IF(AND([.$A16]*[.N$11]&gt;[.$B$3];[.$A16]*[.N$11]&lt;=[.$C$3]);[.$A16]*[.N$11]*[.$C$4];IF(AND([.$A16]*[.N$11]&gt;[.$C$3];[.$A16]*[.N$11]&lt;[.$D$3]);[.$A16]*[.N$11]*[.$D$4];[.$A16]*[.N$11]*[.$E$4]))))*[.$F$4]" office:value-type="float" office:value="19345.9579815441" calcext:value-type="float">
            <text:p>19.346 </text:p>
          </table:table-cell>
          <table:table-cell table:style-name="ce98" table:formula="of:=(IF([.$A16]*[.O$11]&lt;=[.$B$3];[.$A16]*[.O$11]*[.$B$4];IF(AND([.$A16]*[.O$11]&gt;[.$B$3];[.$A16]*[.O$11]&lt;=[.$C$3]);[.$A16]*[.O$11]*[.$C$4];IF(AND([.$A16]*[.O$11]&gt;[.$C$3];[.$A16]*[.O$11]&lt;[.$D$3]);[.$A16]*[.O$11]*[.$D$4];[.$A16]*[.O$11]*[.$E$4]))))*[.$F$4]" office:value-type="float" office:value="20555.0803553906" calcext:value-type="float">
            <text:p>20.555 </text:p>
          </table:table-cell>
          <table:table-cell table:style-name="ce98" table:formula="of:=(IF([.$A16]*[.P$11]&lt;=[.$B$3];[.$A16]*[.P$11]*[.$B$4];IF(AND([.$A16]*[.P$11]&gt;[.$B$3];[.$A16]*[.P$11]&lt;=[.$C$3]);[.$A16]*[.P$11]*[.$C$4];IF(AND([.$A16]*[.P$11]&gt;[.$C$3];[.$A16]*[.P$11]&lt;[.$D$3]);[.$A16]*[.P$11]*[.$D$4];[.$A16]*[.P$11]*[.$E$4]))))*[.$F$4]" office:value-type="float" office:value="21764.2027292371" calcext:value-type="float">
            <text:p>21.764 </text:p>
          </table:table-cell>
          <table:table-cell table:style-name="ce98" table:formula="of:=(IF([.$A16]*[.Q$11]&lt;=[.$B$3];[.$A16]*[.Q$11]*[.$B$4];IF(AND([.$A16]*[.Q$11]&gt;[.$B$3];[.$A16]*[.Q$11]&lt;=[.$C$3]);[.$A16]*[.Q$11]*[.$C$4];IF(AND([.$A16]*[.Q$11]&gt;[.$C$3];[.$A16]*[.Q$11]&lt;[.$D$3]);[.$A16]*[.Q$11]*[.$D$4];[.$A16]*[.Q$11]*[.$E$4]))))*[.$F$4]" office:value-type="float" office:value="22973.3251030836" calcext:value-type="float">
            <text:p>22.973 </text:p>
          </table:table-cell>
          <table:table-cell table:style-name="ce98" table:formula="of:=(IF([.$A16]*[.R$11]&lt;=[.$B$3];[.$A16]*[.R$11]*[.$B$4];IF(AND([.$A16]*[.R$11]&gt;[.$B$3];[.$A16]*[.R$11]&lt;=[.$C$3]);[.$A16]*[.R$11]*[.$C$4];IF(AND([.$A16]*[.R$11]&gt;[.$C$3];[.$A16]*[.R$11]&lt;[.$D$3]);[.$A16]*[.R$11]*[.$D$4];[.$A16]*[.R$11]*[.$E$4]))))*[.$F$4]" office:value-type="float" office:value="24182.4474769301" calcext:value-type="float">
            <text:p>24.182 </text:p>
          </table:table-cell>
          <table:table-cell table:style-name="ce104" table:formula="of:=+[.S15]+0.5" office:value-type="float" office:value="4" calcext:value-type="float">
            <text:p>4,00 </text:p>
          </table:table-cell>
          <table:table-cell table:number-columns-repeated="45"/>
        </table:table-row>
        <table:table-row table:style-name="ro1">
          <table:table-cell table:style-name="ce102" table:formula="of:=+[.A16]+0.5" office:value-type="float" office:value="4.5" calcext:value-type="float">
            <text:p>4,50 </text:p>
          </table:table-cell>
          <table:table-cell table:style-name="ce84" table:formula="of:=(IF([.$A17]*[.B$11]&lt;=[.$B$3];[.$A17]*[.B$11]*[.$B$4];IF(AND([.$A17]*[.B$11]&gt;[.$B$3];[.$A17]*[.B$11]&lt;=[.$C$3]);[.$A17]*[.B$11]*[.$C$4];IF(AND([.$A17]*[.B$11]&gt;[.$C$3];[.$A17]*[.B$11]&lt;[.$D$3]);[.$A17]*[.B$11]*[.$D$4];[.$A17]*[.B$11]*[.$E$4]))))*[.$F$4]" office:value-type="float" office:value="6108.76085893699" calcext:value-type="float">
            <text:p>6.109 </text:p>
          </table:table-cell>
          <table:table-cell table:style-name="ce96" table:formula="of:=(IF([.$A17]*[.C$11]&lt;=[.$B$3];[.$A17]*[.C$11]*[.$B$4];IF(AND([.$A17]*[.C$11]&gt;[.$B$3];[.$A17]*[.C$11]&lt;=[.$C$3]);[.$A17]*[.C$11]*[.$C$4];IF(AND([.$A17]*[.C$11]&gt;[.$C$3];[.$A17]*[.C$11]&lt;[.$D$3]);[.$A17]*[.C$11]*[.$D$4];[.$A17]*[.C$11]*[.$E$4]))))*[.$F$4]" office:value-type="float" office:value="7635.95107367124" calcext:value-type="float">
            <text:p>7.636 </text:p>
          </table:table-cell>
          <table:table-cell table:style-name="ce96" table:formula="of:=(IF([.$A17]*[.D$11]&lt;=[.$B$3];[.$A17]*[.D$11]*[.$B$4];IF(AND([.$A17]*[.D$11]&gt;[.$B$3];[.$A17]*[.D$11]&lt;=[.$C$3]);[.$A17]*[.D$11]*[.$C$4];IF(AND([.$A17]*[.D$11]&gt;[.$C$3];[.$A17]*[.D$11]&lt;[.$D$3]);[.$A17]*[.D$11]*[.$D$4];[.$A17]*[.D$11]*[.$E$4]))))*[.$F$4]" office:value-type="float" office:value="8700.69912966386" calcext:value-type="float">
            <text:p>8.701 </text:p>
          </table:table-cell>
          <table:table-cell table:style-name="ce96" table:formula="of:=(IF([.$A17]*[.E$11]&lt;=[.$B$3];[.$A17]*[.E$11]*[.$B$4];IF(AND([.$A17]*[.E$11]&gt;[.$B$3];[.$A17]*[.E$11]&lt;=[.$C$3]);[.$A17]*[.E$11]*[.$C$4];IF(AND([.$A17]*[.E$11]&gt;[.$C$3];[.$A17]*[.E$11]&lt;[.$D$3]);[.$A17]*[.E$11]*[.$D$4];[.$A17]*[.E$11]*[.$E$4]))))*[.$F$4]" office:value-type="float" office:value="10150.8156512745" calcext:value-type="float">
            <text:p>10.151 </text:p>
          </table:table-cell>
          <table:table-cell table:style-name="ce96" table:formula="of:=(IF([.$A17]*[.F$11]&lt;=[.$B$3];[.$A17]*[.F$11]*[.$B$4];IF(AND([.$A17]*[.F$11]&gt;[.$B$3];[.$A17]*[.F$11]&lt;=[.$C$3]);[.$A17]*[.F$11]*[.$C$4];IF(AND([.$A17]*[.F$11]&gt;[.$C$3];[.$A17]*[.F$11]&lt;[.$D$3]);[.$A17]*[.F$11]*[.$D$4];[.$A17]*[.F$11]*[.$E$4]))))*[.$F$4]" office:value-type="float" office:value="11235.7696589687" calcext:value-type="float">
            <text:p>11.236 </text:p>
          </table:table-cell>
          <table:table-cell table:style-name="ce96" table:formula="of:=(IF([.$A17]*[.G$11]&lt;=[.$B$3];[.$A17]*[.G$11]*[.$B$4];IF(AND([.$A17]*[.G$11]&gt;[.$B$3];[.$A17]*[.G$11]&lt;=[.$C$3]);[.$A17]*[.G$11]*[.$C$4];IF(AND([.$A17]*[.G$11]&gt;[.$C$3];[.$A17]*[.G$11]&lt;[.$D$3]);[.$A17]*[.G$11]*[.$D$4];[.$A17]*[.G$11]*[.$E$4]))))*[.$F$4]" office:value-type="float" office:value="12640.2408663397" calcext:value-type="float">
            <text:p>12.640 </text:p>
          </table:table-cell>
          <table:table-cell table:style-name="ce96" table:formula="of:=(IF([.$A17]*[.H$11]&lt;=[.$B$3];[.$A17]*[.H$11]*[.$B$4];IF(AND([.$A17]*[.H$11]&gt;[.$B$3];[.$A17]*[.H$11]&lt;=[.$C$3]);[.$A17]*[.H$11]*[.$C$4];IF(AND([.$A17]*[.H$11]&gt;[.$C$3];[.$A17]*[.H$11]&lt;[.$D$3]);[.$A17]*[.H$11]*[.$D$4];[.$A17]*[.H$11]*[.$E$4]))))*[.$F$4]" office:value-type="float" office:value="13602.6267057732" calcext:value-type="float">
            <text:p>13.603 </text:p>
          </table:table-cell>
          <table:table-cell table:style-name="ce96" table:formula="of:=(IF([.$A17]*[.I$11]&lt;=[.$B$3];[.$A17]*[.I$11]*[.$B$4];IF(AND([.$A17]*[.I$11]&gt;[.$B$3];[.$A17]*[.I$11]&lt;=[.$C$3]);[.$A17]*[.I$11]*[.$C$4];IF(AND([.$A17]*[.I$11]&gt;[.$C$3];[.$A17]*[.I$11]&lt;[.$D$3]);[.$A17]*[.I$11]*[.$D$4];[.$A17]*[.I$11]*[.$E$4]))))*[.$F$4]" office:value-type="float" office:value="14962.8893763505" calcext:value-type="float">
            <text:p>14.963 </text:p>
          </table:table-cell>
          <table:table-cell table:style-name="ce96" table:formula="of:=(IF([.$A17]*[.J$11]&lt;=[.$B$3];[.$A17]*[.J$11]*[.$B$4];IF(AND([.$A17]*[.J$11]&gt;[.$B$3];[.$A17]*[.J$11]&lt;=[.$C$3]);[.$A17]*[.J$11]*[.$C$4];IF(AND([.$A17]*[.J$11]&gt;[.$C$3];[.$A17]*[.J$11]&lt;[.$D$3]);[.$A17]*[.J$11]*[.$D$4];[.$A17]*[.J$11]*[.$E$4]))))*[.$F$4]" office:value-type="float" office:value="16323.1520469278" calcext:value-type="float">
            <text:p>16.323 </text:p>
          </table:table-cell>
          <table:table-cell table:style-name="ce96" table:formula="of:=(IF([.$A17]*[.K$11]&lt;=[.$B$3];[.$A17]*[.K$11]*[.$B$4];IF(AND([.$A17]*[.K$11]&gt;[.$B$3];[.$A17]*[.K$11]&lt;=[.$C$3]);[.$A17]*[.K$11]*[.$C$4];IF(AND([.$A17]*[.K$11]&gt;[.$C$3];[.$A17]*[.K$11]&lt;[.$D$3]);[.$A17]*[.K$11]*[.$D$4];[.$A17]*[.K$11]*[.$E$4]))))*[.$F$4]" office:value-type="float" office:value="17683.4147175052" calcext:value-type="float">
            <text:p>17.683 </text:p>
          </table:table-cell>
          <table:table-cell table:style-name="ce96" table:formula="of:=(IF([.$A17]*[.L$11]&lt;=[.$B$3];[.$A17]*[.L$11]*[.$B$4];IF(AND([.$A17]*[.L$11]&gt;[.$B$3];[.$A17]*[.L$11]&lt;=[.$C$3]);[.$A17]*[.L$11]*[.$C$4];IF(AND([.$A17]*[.L$11]&gt;[.$C$3];[.$A17]*[.L$11]&lt;[.$D$3]);[.$A17]*[.L$11]*[.$D$4];[.$A17]*[.L$11]*[.$E$4]))))*[.$F$4]" office:value-type="float" office:value="19043.6773880825" calcext:value-type="float">
            <text:p>19.044 </text:p>
          </table:table-cell>
          <table:table-cell table:style-name="ce96" table:formula="of:=(IF([.$A17]*[.M$11]&lt;=[.$B$3];[.$A17]*[.M$11]*[.$B$4];IF(AND([.$A17]*[.M$11]&gt;[.$B$3];[.$A17]*[.M$11]&lt;=[.$C$3]);[.$A17]*[.M$11]*[.$C$4];IF(AND([.$A17]*[.M$11]&gt;[.$C$3];[.$A17]*[.M$11]&lt;[.$D$3]);[.$A17]*[.M$11]*[.$D$4];[.$A17]*[.M$11]*[.$E$4]))))*[.$F$4]" office:value-type="float" office:value="20403.9400586598" calcext:value-type="float">
            <text:p>20.404 </text:p>
          </table:table-cell>
          <table:table-cell table:style-name="ce96" table:formula="of:=(IF([.$A17]*[.N$11]&lt;=[.$B$3];[.$A17]*[.N$11]*[.$B$4];IF(AND([.$A17]*[.N$11]&gt;[.$B$3];[.$A17]*[.N$11]&lt;=[.$C$3]);[.$A17]*[.N$11]*[.$C$4];IF(AND([.$A17]*[.N$11]&gt;[.$C$3];[.$A17]*[.N$11]&lt;[.$D$3]);[.$A17]*[.N$11]*[.$D$4];[.$A17]*[.N$11]*[.$E$4]))))*[.$F$4]" office:value-type="float" office:value="21764.2027292371" calcext:value-type="float">
            <text:p>21.764 </text:p>
          </table:table-cell>
          <table:table-cell table:style-name="ce96" table:formula="of:=(IF([.$A17]*[.O$11]&lt;=[.$B$3];[.$A17]*[.O$11]*[.$B$4];IF(AND([.$A17]*[.O$11]&gt;[.$B$3];[.$A17]*[.O$11]&lt;=[.$C$3]);[.$A17]*[.O$11]*[.$C$4];IF(AND([.$A17]*[.O$11]&gt;[.$C$3];[.$A17]*[.O$11]&lt;[.$D$3]);[.$A17]*[.O$11]*[.$D$4];[.$A17]*[.O$11]*[.$E$4]))))*[.$F$4]" office:value-type="float" office:value="23124.4653998144" calcext:value-type="float">
            <text:p>23.124 </text:p>
          </table:table-cell>
          <table:table-cell table:style-name="ce96" table:formula="of:=(IF([.$A17]*[.P$11]&lt;=[.$B$3];[.$A17]*[.P$11]*[.$B$4];IF(AND([.$A17]*[.P$11]&gt;[.$B$3];[.$A17]*[.P$11]&lt;=[.$C$3]);[.$A17]*[.P$11]*[.$C$4];IF(AND([.$A17]*[.P$11]&gt;[.$C$3];[.$A17]*[.P$11]&lt;[.$D$3]);[.$A17]*[.P$11]*[.$D$4];[.$A17]*[.P$11]*[.$E$4]))))*[.$F$4]" office:value-type="float" office:value="24484.7280703918" calcext:value-type="float">
            <text:p>24.485 </text:p>
          </table:table-cell>
          <table:table-cell table:style-name="ce96" table:formula="of:=(IF([.$A17]*[.Q$11]&lt;=[.$B$3];[.$A17]*[.Q$11]*[.$B$4];IF(AND([.$A17]*[.Q$11]&gt;[.$B$3];[.$A17]*[.Q$11]&lt;=[.$C$3]);[.$A17]*[.Q$11]*[.$C$4];IF(AND([.$A17]*[.Q$11]&gt;[.$C$3];[.$A17]*[.Q$11]&lt;[.$D$3]);[.$A17]*[.Q$11]*[.$D$4];[.$A17]*[.Q$11]*[.$E$4]))))*[.$F$4]" office:value-type="float" office:value="25844.9907409691" calcext:value-type="float">
            <text:p>25.845 </text:p>
          </table:table-cell>
          <table:table-cell table:style-name="ce96" table:formula="of:=(IF([.$A17]*[.R$11]&lt;=[.$B$3];[.$A17]*[.R$11]*[.$B$4];IF(AND([.$A17]*[.R$11]&gt;[.$B$3];[.$A17]*[.R$11]&lt;=[.$C$3]);[.$A17]*[.R$11]*[.$C$4];IF(AND([.$A17]*[.R$11]&gt;[.$C$3];[.$A17]*[.R$11]&lt;[.$D$3]);[.$A17]*[.R$11]*[.$D$4];[.$A17]*[.R$11]*[.$E$4]))))*[.$F$4]" office:value-type="float" office:value="27205.2534115464" calcext:value-type="float">
            <text:p>27.205 </text:p>
          </table:table-cell>
          <table:table-cell table:style-name="ce102" table:formula="of:=+[.S16]+0.5" office:value-type="float" office:value="4.5" calcext:value-type="float">
            <text:p>4,50 </text:p>
          </table:table-cell>
          <table:table-cell table:number-columns-repeated="45"/>
        </table:table-row>
        <table:table-row table:style-name="ro1">
          <table:table-cell table:style-name="ce105" table:formula="of:=+[.A17]+0.5" office:value-type="float" office:value="5" calcext:value-type="float">
            <text:p>5,00 </text:p>
          </table:table-cell>
          <table:table-cell table:style-name="ce87" table:formula="of:=(IF([.$A18]*[.B$11]&lt;=[.$B$3];[.$A18]*[.B$11]*[.$B$4];IF(AND([.$A18]*[.B$11]&gt;[.$B$3];[.$A18]*[.B$11]&lt;=[.$C$3]);[.$A18]*[.B$11]*[.$C$4];IF(AND([.$A18]*[.B$11]&gt;[.$C$3];[.$A18]*[.B$11]&lt;[.$D$3]);[.$A18]*[.B$11]*[.$D$4];[.$A18]*[.B$11]*[.$E$4]))))*[.$F$4]" office:value-type="float" office:value="6787.51206548555" calcext:value-type="float">
            <text:p>6.788 </text:p>
          </table:table-cell>
          <table:table-cell table:style-name="ce99" table:formula="of:=(IF([.$A18]*[.C$11]&lt;=[.$B$3];[.$A18]*[.C$11]*[.$B$4];IF(AND([.$A18]*[.C$11]&gt;[.$B$3];[.$A18]*[.C$11]&lt;=[.$C$3]);[.$A18]*[.C$11]*[.$C$4];IF(AND([.$A18]*[.C$11]&gt;[.$C$3];[.$A18]*[.C$11]&lt;[.$D$3]);[.$A18]*[.C$11]*[.$D$4];[.$A18]*[.C$11]*[.$E$4]))))*[.$F$4]" office:value-type="float" office:value="8056.20289783691" calcext:value-type="float">
            <text:p>8.056 </text:p>
          </table:table-cell>
          <table:table-cell table:style-name="ce99" table:formula="of:=(IF([.$A18]*[.D$11]&lt;=[.$B$3];[.$A18]*[.D$11]*[.$B$4];IF(AND([.$A18]*[.D$11]&gt;[.$B$3];[.$A18]*[.D$11]&lt;=[.$C$3]);[.$A18]*[.D$11]*[.$C$4];IF(AND([.$A18]*[.D$11]&gt;[.$C$3];[.$A18]*[.D$11]&lt;[.$D$3]);[.$A18]*[.D$11]*[.$D$4];[.$A18]*[.D$11]*[.$E$4]))))*[.$F$4]" office:value-type="float" office:value="9667.44347740429" calcext:value-type="float">
            <text:p>9.667 </text:p>
          </table:table-cell>
          <table:table-cell table:style-name="ce99" table:formula="of:=(IF([.$A18]*[.E$11]&lt;=[.$B$3];[.$A18]*[.E$11]*[.$B$4];IF(AND([.$A18]*[.E$11]&gt;[.$B$3];[.$A18]*[.E$11]&lt;=[.$C$3]);[.$A18]*[.E$11]*[.$C$4];IF(AND([.$A18]*[.E$11]&gt;[.$C$3];[.$A18]*[.E$11]&lt;[.$D$3]);[.$A18]*[.E$11]*[.$D$4];[.$A18]*[.E$11]*[.$E$4]))))*[.$F$4]" office:value-type="float" office:value="10923.6649462195" calcext:value-type="float">
            <text:p>10.924 </text:p>
          </table:table-cell>
          <table:table-cell table:style-name="ce99" table:formula="of:=(IF([.$A18]*[.F$11]&lt;=[.$B$3];[.$A18]*[.F$11]*[.$B$4];IF(AND([.$A18]*[.F$11]&gt;[.$B$3];[.$A18]*[.F$11]&lt;=[.$C$3]);[.$A18]*[.F$11]*[.$C$4];IF(AND([.$A18]*[.F$11]&gt;[.$C$3];[.$A18]*[.F$11]&lt;[.$D$3]);[.$A18]*[.F$11]*[.$D$4];[.$A18]*[.F$11]*[.$E$4]))))*[.$F$4]" office:value-type="float" office:value="12484.1885099652" calcext:value-type="float">
            <text:p>12.484 </text:p>
          </table:table-cell>
          <table:table-cell table:style-name="ce99" table:formula="of:=(IF([.$A18]*[.G$11]&lt;=[.$B$3];[.$A18]*[.G$11]*[.$B$4];IF(AND([.$A18]*[.G$11]&gt;[.$B$3];[.$A18]*[.G$11]&lt;=[.$C$3]);[.$A18]*[.G$11]*[.$C$4];IF(AND([.$A18]*[.G$11]&gt;[.$C$3];[.$A18]*[.G$11]&lt;[.$D$3]);[.$A18]*[.G$11]*[.$D$4];[.$A18]*[.G$11]*[.$E$4]))))*[.$F$4]" office:value-type="float" office:value="13602.6267057732" calcext:value-type="float">
            <text:p>13.603 </text:p>
          </table:table-cell>
          <table:table-cell table:style-name="ce99" table:formula="of:=(IF([.$A18]*[.H$11]&lt;=[.$B$3];[.$A18]*[.H$11]*[.$B$4];IF(AND([.$A18]*[.H$11]&gt;[.$B$3];[.$A18]*[.H$11]&lt;=[.$C$3]);[.$A18]*[.H$11]*[.$C$4];IF(AND([.$A18]*[.H$11]&gt;[.$C$3];[.$A18]*[.H$11]&lt;[.$D$3]);[.$A18]*[.H$11]*[.$D$4];[.$A18]*[.H$11]*[.$E$4]))))*[.$F$4]" office:value-type="float" office:value="15114.0296730813" calcext:value-type="float">
            <text:p>15.114 </text:p>
          </table:table-cell>
          <table:table-cell table:style-name="ce99" table:formula="of:=(IF([.$A18]*[.I$11]&lt;=[.$B$3];[.$A18]*[.I$11]*[.$B$4];IF(AND([.$A18]*[.I$11]&gt;[.$B$3];[.$A18]*[.I$11]&lt;=[.$C$3]);[.$A18]*[.I$11]*[.$C$4];IF(AND([.$A18]*[.I$11]&gt;[.$C$3];[.$A18]*[.I$11]&lt;[.$D$3]);[.$A18]*[.I$11]*[.$D$4];[.$A18]*[.I$11]*[.$E$4]))))*[.$F$4]" office:value-type="float" office:value="16625.4326403895" calcext:value-type="float">
            <text:p>16.625 </text:p>
          </table:table-cell>
          <table:table-cell table:style-name="ce99" table:formula="of:=(IF([.$A18]*[.J$11]&lt;=[.$B$3];[.$A18]*[.J$11]*[.$B$4];IF(AND([.$A18]*[.J$11]&gt;[.$B$3];[.$A18]*[.J$11]&lt;=[.$C$3]);[.$A18]*[.J$11]*[.$C$4];IF(AND([.$A18]*[.J$11]&gt;[.$C$3];[.$A18]*[.J$11]&lt;[.$D$3]);[.$A18]*[.J$11]*[.$D$4];[.$A18]*[.J$11]*[.$E$4]))))*[.$F$4]" office:value-type="float" office:value="18136.8356076976" calcext:value-type="float">
            <text:p>18.137 </text:p>
          </table:table-cell>
          <table:table-cell table:style-name="ce99" table:formula="of:=(IF([.$A18]*[.K$11]&lt;=[.$B$3];[.$A18]*[.K$11]*[.$B$4];IF(AND([.$A18]*[.K$11]&gt;[.$B$3];[.$A18]*[.K$11]&lt;=[.$C$3]);[.$A18]*[.K$11]*[.$C$4];IF(AND([.$A18]*[.K$11]&gt;[.$C$3];[.$A18]*[.K$11]&lt;[.$D$3]);[.$A18]*[.K$11]*[.$D$4];[.$A18]*[.K$11]*[.$E$4]))))*[.$F$4]" office:value-type="float" office:value="19648.2385750057" calcext:value-type="float">
            <text:p>19.648 </text:p>
          </table:table-cell>
          <table:table-cell table:style-name="ce99" table:formula="of:=(IF([.$A18]*[.L$11]&lt;=[.$B$3];[.$A18]*[.L$11]*[.$B$4];IF(AND([.$A18]*[.L$11]&gt;[.$B$3];[.$A18]*[.L$11]&lt;=[.$C$3]);[.$A18]*[.L$11]*[.$C$4];IF(AND([.$A18]*[.L$11]&gt;[.$C$3];[.$A18]*[.L$11]&lt;[.$D$3]);[.$A18]*[.L$11]*[.$D$4];[.$A18]*[.L$11]*[.$E$4]))))*[.$F$4]" office:value-type="float" office:value="21159.6415423139" calcext:value-type="float">
            <text:p>21.160 </text:p>
          </table:table-cell>
          <table:table-cell table:style-name="ce99" table:formula="of:=(IF([.$A18]*[.M$11]&lt;=[.$B$3];[.$A18]*[.M$11]*[.$B$4];IF(AND([.$A18]*[.M$11]&gt;[.$B$3];[.$A18]*[.M$11]&lt;=[.$C$3]);[.$A18]*[.M$11]*[.$C$4];IF(AND([.$A18]*[.M$11]&gt;[.$C$3];[.$A18]*[.M$11]&lt;[.$D$3]);[.$A18]*[.M$11]*[.$D$4];[.$A18]*[.M$11]*[.$E$4]))))*[.$F$4]" office:value-type="float" office:value="22671.044509622" calcext:value-type="float">
            <text:p>22.671 </text:p>
          </table:table-cell>
          <table:table-cell table:style-name="ce99" table:formula="of:=(IF([.$A18]*[.N$11]&lt;=[.$B$3];[.$A18]*[.N$11]*[.$B$4];IF(AND([.$A18]*[.N$11]&gt;[.$B$3];[.$A18]*[.N$11]&lt;=[.$C$3]);[.$A18]*[.N$11]*[.$C$4];IF(AND([.$A18]*[.N$11]&gt;[.$C$3];[.$A18]*[.N$11]&lt;[.$D$3]);[.$A18]*[.N$11]*[.$D$4];[.$A18]*[.N$11]*[.$E$4]))))*[.$F$4]" office:value-type="float" office:value="24182.4474769301" calcext:value-type="float">
            <text:p>24.182 </text:p>
          </table:table-cell>
          <table:table-cell table:style-name="ce99" table:formula="of:=(IF([.$A18]*[.O$11]&lt;=[.$B$3];[.$A18]*[.O$11]*[.$B$4];IF(AND([.$A18]*[.O$11]&gt;[.$B$3];[.$A18]*[.O$11]&lt;=[.$C$3]);[.$A18]*[.O$11]*[.$C$4];IF(AND([.$A18]*[.O$11]&gt;[.$C$3];[.$A18]*[.O$11]&lt;[.$D$3]);[.$A18]*[.O$11]*[.$D$4];[.$A18]*[.O$11]*[.$E$4]))))*[.$F$4]" office:value-type="float" office:value="25693.8504442383" calcext:value-type="float">
            <text:p>25.694 </text:p>
          </table:table-cell>
          <table:table-cell table:style-name="ce99" table:formula="of:=(IF([.$A18]*[.P$11]&lt;=[.$B$3];[.$A18]*[.P$11]*[.$B$4];IF(AND([.$A18]*[.P$11]&gt;[.$B$3];[.$A18]*[.P$11]&lt;=[.$C$3]);[.$A18]*[.P$11]*[.$C$4];IF(AND([.$A18]*[.P$11]&gt;[.$C$3];[.$A18]*[.P$11]&lt;[.$D$3]);[.$A18]*[.P$11]*[.$D$4];[.$A18]*[.P$11]*[.$E$4]))))*[.$F$4]" office:value-type="float" office:value="27205.2534115464" calcext:value-type="float">
            <text:p>27.205 </text:p>
          </table:table-cell>
          <table:table-cell table:style-name="ce99" table:formula="of:=(IF([.$A18]*[.Q$11]&lt;=[.$B$3];[.$A18]*[.Q$11]*[.$B$4];IF(AND([.$A18]*[.Q$11]&gt;[.$B$3];[.$A18]*[.Q$11]&lt;=[.$C$3]);[.$A18]*[.Q$11]*[.$C$4];IF(AND([.$A18]*[.Q$11]&gt;[.$C$3];[.$A18]*[.Q$11]&lt;[.$D$3]);[.$A18]*[.Q$11]*[.$D$4];[.$A18]*[.Q$11]*[.$E$4]))))*[.$F$4]" office:value-type="float" office:value="28716.6563788545" calcext:value-type="float">
            <text:p>28.717 </text:p>
          </table:table-cell>
          <table:table-cell table:style-name="ce99" table:formula="of:=(IF([.$A18]*[.R$11]&lt;=[.$B$3];[.$A18]*[.R$11]*[.$B$4];IF(AND([.$A18]*[.R$11]&gt;[.$B$3];[.$A18]*[.R$11]&lt;=[.$C$3]);[.$A18]*[.R$11]*[.$C$4];IF(AND([.$A18]*[.R$11]&gt;[.$C$3];[.$A18]*[.R$11]&lt;[.$D$3]);[.$A18]*[.R$11]*[.$D$4];[.$A18]*[.R$11]*[.$E$4]))))*[.$F$4]" office:value-type="float" office:value="30228.0593461627" calcext:value-type="float">
            <text:p>30.228 </text:p>
          </table:table-cell>
          <table:table-cell table:style-name="ce105" table:formula="of:=+[.S17]+0.5" office:value-type="float" office:value="5" calcext:value-type="float">
            <text:p>5,00 </text:p>
          </table:table-cell>
          <table:table-cell table:number-columns-repeated="45"/>
        </table:table-row>
        <table:table-row table:style-name="ro1">
          <table:table-cell table:style-name="ce102" table:formula="of:=+[.A18]+0.5" office:value-type="float" office:value="5.5" calcext:value-type="float">
            <text:p>5,50 </text:p>
          </table:table-cell>
          <table:table-cell table:style-name="ce84" table:formula="of:=(IF([.$A19]*[.B$11]&lt;=[.$B$3];[.$A19]*[.B$11]*[.$B$4];IF(AND([.$A19]*[.B$11]&gt;[.$B$3];[.$A19]*[.B$11]&lt;=[.$C$3]);[.$A19]*[.B$11]*[.$C$4];IF(AND([.$A19]*[.B$11]&gt;[.$C$3];[.$A19]*[.B$11]&lt;[.$D$3]);[.$A19]*[.B$11]*[.$D$4];[.$A19]*[.B$11]*[.$E$4]))))*[.$F$4]" office:value-type="float" office:value="7466.2632720341" calcext:value-type="float">
            <text:p>7.466 </text:p>
          </table:table-cell>
          <table:table-cell table:style-name="ce96" table:formula="of:=(IF([.$A19]*[.C$11]&lt;=[.$B$3];[.$A19]*[.C$11]*[.$B$4];IF(AND([.$A19]*[.C$11]&gt;[.$B$3];[.$A19]*[.C$11]&lt;=[.$C$3]);[.$A19]*[.C$11]*[.$C$4];IF(AND([.$A19]*[.C$11]&gt;[.$C$3];[.$A19]*[.C$11]&lt;[.$D$3]);[.$A19]*[.C$11]*[.$D$4];[.$A19]*[.C$11]*[.$E$4]))))*[.$F$4]" office:value-type="float" office:value="8861.8231876206" calcext:value-type="float">
            <text:p>8.862 </text:p>
          </table:table-cell>
          <table:table-cell table:style-name="ce96" table:formula="of:=(IF([.$A19]*[.D$11]&lt;=[.$B$3];[.$A19]*[.D$11]*[.$B$4];IF(AND([.$A19]*[.D$11]&gt;[.$B$3];[.$A19]*[.D$11]&lt;=[.$C$3]);[.$A19]*[.D$11]*[.$C$4];IF(AND([.$A19]*[.D$11]&gt;[.$C$3];[.$A19]*[.D$11]&lt;[.$D$3]);[.$A19]*[.D$11]*[.$D$4];[.$A19]*[.D$11]*[.$E$4]))))*[.$F$4]" office:value-type="float" office:value="10299.4555207213" calcext:value-type="float">
            <text:p>10.299 </text:p>
          </table:table-cell>
          <table:table-cell table:style-name="ce96" table:formula="of:=(IF([.$A19]*[.E$11]&lt;=[.$B$3];[.$A19]*[.E$11]*[.$B$4];IF(AND([.$A19]*[.E$11]&gt;[.$B$3];[.$A19]*[.E$11]&lt;=[.$C$3]);[.$A19]*[.E$11]*[.$C$4];IF(AND([.$A19]*[.E$11]&gt;[.$C$3];[.$A19]*[.E$11]&lt;[.$D$3]);[.$A19]*[.E$11]*[.$D$4];[.$A19]*[.E$11]*[.$E$4]))))*[.$F$4]" office:value-type="float" office:value="12016.0314408415" calcext:value-type="float">
            <text:p>12.016 </text:p>
          </table:table-cell>
          <table:table-cell table:style-name="ce96" table:formula="of:=(IF([.$A19]*[.F$11]&lt;=[.$B$3];[.$A19]*[.F$11]*[.$B$4];IF(AND([.$A19]*[.F$11]&gt;[.$B$3];[.$A19]*[.F$11]&lt;=[.$C$3]);[.$A19]*[.F$11]*[.$C$4];IF(AND([.$A19]*[.F$11]&gt;[.$C$3];[.$A19]*[.F$11]&lt;[.$D$3]);[.$A19]*[.F$11]*[.$D$4];[.$A19]*[.F$11]*[.$E$4]))))*[.$F$4]" office:value-type="float" office:value="13300.3461123116" calcext:value-type="float">
            <text:p>13.300 </text:p>
          </table:table-cell>
          <table:table-cell table:style-name="ce96" table:formula="of:=(IF([.$A19]*[.G$11]&lt;=[.$B$3];[.$A19]*[.G$11]*[.$B$4];IF(AND([.$A19]*[.G$11]&gt;[.$B$3];[.$A19]*[.G$11]&lt;=[.$C$3]);[.$A19]*[.G$11]*[.$C$4];IF(AND([.$A19]*[.G$11]&gt;[.$C$3];[.$A19]*[.G$11]&lt;[.$D$3]);[.$A19]*[.G$11]*[.$D$4];[.$A19]*[.G$11]*[.$E$4]))))*[.$F$4]" office:value-type="float" office:value="14962.8893763505" calcext:value-type="float">
            <text:p>14.963 </text:p>
          </table:table-cell>
          <table:table-cell table:style-name="ce96" table:formula="of:=(IF([.$A19]*[.H$11]&lt;=[.$B$3];[.$A19]*[.H$11]*[.$B$4];IF(AND([.$A19]*[.H$11]&gt;[.$B$3];[.$A19]*[.H$11]&lt;=[.$C$3]);[.$A19]*[.H$11]*[.$C$4];IF(AND([.$A19]*[.H$11]&gt;[.$C$3];[.$A19]*[.H$11]&lt;[.$D$3]);[.$A19]*[.H$11]*[.$D$4];[.$A19]*[.H$11]*[.$E$4]))))*[.$F$4]" office:value-type="float" office:value="16625.4326403895" calcext:value-type="float">
            <text:p>16.625 </text:p>
          </table:table-cell>
          <table:table-cell table:style-name="ce96" table:formula="of:=(IF([.$A19]*[.I$11]&lt;=[.$B$3];[.$A19]*[.I$11]*[.$B$4];IF(AND([.$A19]*[.I$11]&gt;[.$B$3];[.$A19]*[.I$11]&lt;=[.$C$3]);[.$A19]*[.I$11]*[.$C$4];IF(AND([.$A19]*[.I$11]&gt;[.$C$3];[.$A19]*[.I$11]&lt;[.$D$3]);[.$A19]*[.I$11]*[.$D$4];[.$A19]*[.I$11]*[.$E$4]))))*[.$F$4]" office:value-type="float" office:value="18287.9759044284" calcext:value-type="float">
            <text:p>18.288 </text:p>
          </table:table-cell>
          <table:table-cell table:style-name="ce96" table:formula="of:=(IF([.$A19]*[.J$11]&lt;=[.$B$3];[.$A19]*[.J$11]*[.$B$4];IF(AND([.$A19]*[.J$11]&gt;[.$B$3];[.$A19]*[.J$11]&lt;=[.$C$3]);[.$A19]*[.J$11]*[.$C$4];IF(AND([.$A19]*[.J$11]&gt;[.$C$3];[.$A19]*[.J$11]&lt;[.$D$3]);[.$A19]*[.J$11]*[.$D$4];[.$A19]*[.J$11]*[.$E$4]))))*[.$F$4]" office:value-type="float" office:value="19950.5191684674" calcext:value-type="float">
            <text:p>19.951 </text:p>
          </table:table-cell>
          <table:table-cell table:style-name="ce96" table:formula="of:=(IF([.$A19]*[.K$11]&lt;=[.$B$3];[.$A19]*[.K$11]*[.$B$4];IF(AND([.$A19]*[.K$11]&gt;[.$B$3];[.$A19]*[.K$11]&lt;=[.$C$3]);[.$A19]*[.K$11]*[.$C$4];IF(AND([.$A19]*[.K$11]&gt;[.$C$3];[.$A19]*[.K$11]&lt;[.$D$3]);[.$A19]*[.K$11]*[.$D$4];[.$A19]*[.K$11]*[.$E$4]))))*[.$F$4]" office:value-type="float" office:value="21613.0624325063" calcext:value-type="float">
            <text:p>21.613 </text:p>
          </table:table-cell>
          <table:table-cell table:style-name="ce96" table:formula="of:=(IF([.$A19]*[.L$11]&lt;=[.$B$3];[.$A19]*[.L$11]*[.$B$4];IF(AND([.$A19]*[.L$11]&gt;[.$B$3];[.$A19]*[.L$11]&lt;=[.$C$3]);[.$A19]*[.L$11]*[.$C$4];IF(AND([.$A19]*[.L$11]&gt;[.$C$3];[.$A19]*[.L$11]&lt;[.$D$3]);[.$A19]*[.L$11]*[.$D$4];[.$A19]*[.L$11]*[.$E$4]))))*[.$F$4]" office:value-type="float" office:value="23275.6056965452" calcext:value-type="float">
            <text:p>23.276 </text:p>
          </table:table-cell>
          <table:table-cell table:style-name="ce96" table:formula="of:=(IF([.$A19]*[.M$11]&lt;=[.$B$3];[.$A19]*[.M$11]*[.$B$4];IF(AND([.$A19]*[.M$11]&gt;[.$B$3];[.$A19]*[.M$11]&lt;=[.$C$3]);[.$A19]*[.M$11]*[.$C$4];IF(AND([.$A19]*[.M$11]&gt;[.$C$3];[.$A19]*[.M$11]&lt;[.$D$3]);[.$A19]*[.M$11]*[.$D$4];[.$A19]*[.M$11]*[.$E$4]))))*[.$F$4]" office:value-type="float" office:value="24938.1489605842" calcext:value-type="float">
            <text:p>24.938 </text:p>
          </table:table-cell>
          <table:table-cell table:style-name="ce96" table:formula="of:=(IF([.$A19]*[.N$11]&lt;=[.$B$3];[.$A19]*[.N$11]*[.$B$4];IF(AND([.$A19]*[.N$11]&gt;[.$B$3];[.$A19]*[.N$11]&lt;=[.$C$3]);[.$A19]*[.N$11]*[.$C$4];IF(AND([.$A19]*[.N$11]&gt;[.$C$3];[.$A19]*[.N$11]&lt;[.$D$3]);[.$A19]*[.N$11]*[.$D$4];[.$A19]*[.N$11]*[.$E$4]))))*[.$F$4]" office:value-type="float" office:value="26600.6922246231" calcext:value-type="float">
            <text:p>26.601 </text:p>
          </table:table-cell>
          <table:table-cell table:style-name="ce96" table:formula="of:=(IF([.$A19]*[.O$11]&lt;=[.$B$3];[.$A19]*[.O$11]*[.$B$4];IF(AND([.$A19]*[.O$11]&gt;[.$B$3];[.$A19]*[.O$11]&lt;=[.$C$3]);[.$A19]*[.O$11]*[.$C$4];IF(AND([.$A19]*[.O$11]&gt;[.$C$3];[.$A19]*[.O$11]&lt;[.$D$3]);[.$A19]*[.O$11]*[.$D$4];[.$A19]*[.O$11]*[.$E$4]))))*[.$F$4]" office:value-type="float" office:value="28263.2354886621" calcext:value-type="float">
            <text:p>28.263 </text:p>
          </table:table-cell>
          <table:table-cell table:style-name="ce96" table:formula="of:=(IF([.$A19]*[.P$11]&lt;=[.$B$3];[.$A19]*[.P$11]*[.$B$4];IF(AND([.$A19]*[.P$11]&gt;[.$B$3];[.$A19]*[.P$11]&lt;=[.$C$3]);[.$A19]*[.P$11]*[.$C$4];IF(AND([.$A19]*[.P$11]&gt;[.$C$3];[.$A19]*[.P$11]&lt;[.$D$3]);[.$A19]*[.P$11]*[.$D$4];[.$A19]*[.P$11]*[.$E$4]))))*[.$F$4]" office:value-type="float" office:value="29925.778752701" calcext:value-type="float">
            <text:p>29.926 </text:p>
          </table:table-cell>
          <table:table-cell table:style-name="ce96" table:formula="of:=(IF([.$A19]*[.Q$11]&lt;=[.$B$3];[.$A19]*[.Q$11]*[.$B$4];IF(AND([.$A19]*[.Q$11]&gt;[.$B$3];[.$A19]*[.Q$11]&lt;=[.$C$3]);[.$A19]*[.Q$11]*[.$C$4];IF(AND([.$A19]*[.Q$11]&gt;[.$C$3];[.$A19]*[.Q$11]&lt;[.$D$3]);[.$A19]*[.Q$11]*[.$D$4];[.$A19]*[.Q$11]*[.$E$4]))))*[.$F$4]" office:value-type="float" office:value="31588.32201674" calcext:value-type="float">
            <text:p>31.588 </text:p>
          </table:table-cell>
          <table:table-cell table:style-name="ce96" table:formula="of:=(IF([.$A19]*[.R$11]&lt;=[.$B$3];[.$A19]*[.R$11]*[.$B$4];IF(AND([.$A19]*[.R$11]&gt;[.$B$3];[.$A19]*[.R$11]&lt;=[.$C$3]);[.$A19]*[.R$11]*[.$C$4];IF(AND([.$A19]*[.R$11]&gt;[.$C$3];[.$A19]*[.R$11]&lt;[.$D$3]);[.$A19]*[.R$11]*[.$D$4];[.$A19]*[.R$11]*[.$E$4]))))*[.$F$4]" office:value-type="float" office:value="33250.8652807789" calcext:value-type="float">
            <text:p>33.251 </text:p>
          </table:table-cell>
          <table:table-cell table:style-name="ce102" table:formula="of:=+[.S18]+0.5" office:value-type="float" office:value="5.5" calcext:value-type="float">
            <text:p>5,50 </text:p>
          </table:table-cell>
          <table:table-cell table:number-columns-repeated="45"/>
        </table:table-row>
        <table:table-row table:style-name="ro1">
          <table:table-cell table:style-name="ce102" table:formula="of:=+[.A19]+0.5" office:value-type="float" office:value="6" calcext:value-type="float">
            <text:p>6,00 </text:p>
          </table:table-cell>
          <table:table-cell table:style-name="ce84" table:formula="of:=(IF([.$A20]*[.B$11]&lt;=[.$B$3];[.$A20]*[.B$11]*[.$B$4];IF(AND([.$A20]*[.B$11]&gt;[.$B$3];[.$A20]*[.B$11]&lt;=[.$C$3]);[.$A20]*[.B$11]*[.$C$4];IF(AND([.$A20]*[.B$11]&gt;[.$C$3];[.$A20]*[.B$11]&lt;[.$D$3]);[.$A20]*[.B$11]*[.$D$4];[.$A20]*[.B$11]*[.$E$4]))))*[.$F$4]" office:value-type="float" office:value="8145.01447858266" calcext:value-type="float">
            <text:p>8.145 </text:p>
          </table:table-cell>
          <table:table-cell table:style-name="ce96" table:formula="of:=(IF([.$A20]*[.C$11]&lt;=[.$B$3];[.$A20]*[.C$11]*[.$B$4];IF(AND([.$A20]*[.C$11]&gt;[.$B$3];[.$A20]*[.C$11]&lt;=[.$C$3]);[.$A20]*[.C$11]*[.$C$4];IF(AND([.$A20]*[.C$11]&gt;[.$C$3];[.$A20]*[.C$11]&lt;[.$D$3]);[.$A20]*[.C$11]*[.$D$4];[.$A20]*[.C$11]*[.$E$4]))))*[.$F$4]" office:value-type="float" office:value="9667.44347740429" calcext:value-type="float">
            <text:p>9.667 </text:p>
          </table:table-cell>
          <table:table-cell table:style-name="ce96" table:formula="of:=(IF([.$A20]*[.D$11]&lt;=[.$B$3];[.$A20]*[.D$11]*[.$B$4];IF(AND([.$A20]*[.D$11]&gt;[.$B$3];[.$A20]*[.D$11]&lt;=[.$C$3]);[.$A20]*[.D$11]*[.$C$4];IF(AND([.$A20]*[.D$11]&gt;[.$C$3];[.$A20]*[.D$11]&lt;[.$D$3]);[.$A20]*[.D$11]*[.$D$4];[.$A20]*[.D$11]*[.$E$4]))))*[.$F$4]" office:value-type="float" office:value="11235.7696589687" calcext:value-type="float">
            <text:p>11.236 </text:p>
          </table:table-cell>
          <table:table-cell table:style-name="ce96" table:formula="of:=(IF([.$A20]*[.E$11]&lt;=[.$B$3];[.$A20]*[.E$11]*[.$B$4];IF(AND([.$A20]*[.E$11]&gt;[.$B$3];[.$A20]*[.E$11]&lt;=[.$C$3]);[.$A20]*[.E$11]*[.$C$4];IF(AND([.$A20]*[.E$11]&gt;[.$C$3];[.$A20]*[.E$11]&lt;[.$D$3]);[.$A20]*[.E$11]*[.$D$4];[.$A20]*[.E$11]*[.$E$4]))))*[.$F$4]" office:value-type="float" office:value="13108.3979354634" calcext:value-type="float">
            <text:p>13.108 </text:p>
          </table:table-cell>
          <table:table-cell table:style-name="ce96" table:formula="of:=(IF([.$A20]*[.F$11]&lt;=[.$B$3];[.$A20]*[.F$11]*[.$B$4];IF(AND([.$A20]*[.F$11]&gt;[.$B$3];[.$A20]*[.F$11]&lt;=[.$C$3]);[.$A20]*[.F$11]*[.$C$4];IF(AND([.$A20]*[.F$11]&gt;[.$C$3];[.$A20]*[.F$11]&lt;[.$D$3]);[.$A20]*[.F$11]*[.$D$4];[.$A20]*[.F$11]*[.$E$4]))))*[.$F$4]" office:value-type="float" office:value="14509.4684861581" calcext:value-type="float">
            <text:p>14.509 </text:p>
          </table:table-cell>
          <table:table-cell table:style-name="ce96" table:formula="of:=(IF([.$A20]*[.G$11]&lt;=[.$B$3];[.$A20]*[.G$11]*[.$B$4];IF(AND([.$A20]*[.G$11]&gt;[.$B$3];[.$A20]*[.G$11]&lt;=[.$C$3]);[.$A20]*[.G$11]*[.$C$4];IF(AND([.$A20]*[.G$11]&gt;[.$C$3];[.$A20]*[.G$11]&lt;[.$D$3]);[.$A20]*[.G$11]*[.$D$4];[.$A20]*[.G$11]*[.$E$4]))))*[.$F$4]" office:value-type="float" office:value="16323.1520469278" calcext:value-type="float">
            <text:p>16.323 </text:p>
          </table:table-cell>
          <table:table-cell table:style-name="ce96" table:formula="of:=(IF([.$A20]*[.H$11]&lt;=[.$B$3];[.$A20]*[.H$11]*[.$B$4];IF(AND([.$A20]*[.H$11]&gt;[.$B$3];[.$A20]*[.H$11]&lt;=[.$C$3]);[.$A20]*[.H$11]*[.$C$4];IF(AND([.$A20]*[.H$11]&gt;[.$C$3];[.$A20]*[.H$11]&lt;[.$D$3]);[.$A20]*[.H$11]*[.$D$4];[.$A20]*[.H$11]*[.$E$4]))))*[.$F$4]" office:value-type="float" office:value="18136.8356076976" calcext:value-type="float">
            <text:p>18.137 </text:p>
          </table:table-cell>
          <table:table-cell table:style-name="ce96" table:formula="of:=(IF([.$A20]*[.I$11]&lt;=[.$B$3];[.$A20]*[.I$11]*[.$B$4];IF(AND([.$A20]*[.I$11]&gt;[.$B$3];[.$A20]*[.I$11]&lt;=[.$C$3]);[.$A20]*[.I$11]*[.$C$4];IF(AND([.$A20]*[.I$11]&gt;[.$C$3];[.$A20]*[.I$11]&lt;[.$D$3]);[.$A20]*[.I$11]*[.$D$4];[.$A20]*[.I$11]*[.$E$4]))))*[.$F$4]" office:value-type="float" office:value="19950.5191684674" calcext:value-type="float">
            <text:p>19.951 </text:p>
          </table:table-cell>
          <table:table-cell table:style-name="ce96" table:formula="of:=(IF([.$A20]*[.J$11]&lt;=[.$B$3];[.$A20]*[.J$11]*[.$B$4];IF(AND([.$A20]*[.J$11]&gt;[.$B$3];[.$A20]*[.J$11]&lt;=[.$C$3]);[.$A20]*[.J$11]*[.$C$4];IF(AND([.$A20]*[.J$11]&gt;[.$C$3];[.$A20]*[.J$11]&lt;[.$D$3]);[.$A20]*[.J$11]*[.$D$4];[.$A20]*[.J$11]*[.$E$4]))))*[.$F$4]" office:value-type="float" office:value="21764.2027292371" calcext:value-type="float">
            <text:p>21.764 </text:p>
          </table:table-cell>
          <table:table-cell table:style-name="ce96" table:formula="of:=(IF([.$A20]*[.K$11]&lt;=[.$B$3];[.$A20]*[.K$11]*[.$B$4];IF(AND([.$A20]*[.K$11]&gt;[.$B$3];[.$A20]*[.K$11]&lt;=[.$C$3]);[.$A20]*[.K$11]*[.$C$4];IF(AND([.$A20]*[.K$11]&gt;[.$C$3];[.$A20]*[.K$11]&lt;[.$D$3]);[.$A20]*[.K$11]*[.$D$4];[.$A20]*[.K$11]*[.$E$4]))))*[.$F$4]" office:value-type="float" office:value="23577.8862900069" calcext:value-type="float">
            <text:p>23.578 </text:p>
          </table:table-cell>
          <table:table-cell table:style-name="ce96" table:formula="of:=(IF([.$A20]*[.L$11]&lt;=[.$B$3];[.$A20]*[.L$11]*[.$B$4];IF(AND([.$A20]*[.L$11]&gt;[.$B$3];[.$A20]*[.L$11]&lt;=[.$C$3]);[.$A20]*[.L$11]*[.$C$4];IF(AND([.$A20]*[.L$11]&gt;[.$C$3];[.$A20]*[.L$11]&lt;[.$D$3]);[.$A20]*[.L$11]*[.$D$4];[.$A20]*[.L$11]*[.$E$4]))))*[.$F$4]" office:value-type="float" office:value="25391.5698507766" calcext:value-type="float">
            <text:p>25.392 </text:p>
          </table:table-cell>
          <table:table-cell table:style-name="ce96" table:formula="of:=(IF([.$A20]*[.M$11]&lt;=[.$B$3];[.$A20]*[.M$11]*[.$B$4];IF(AND([.$A20]*[.M$11]&gt;[.$B$3];[.$A20]*[.M$11]&lt;=[.$C$3]);[.$A20]*[.M$11]*[.$C$4];IF(AND([.$A20]*[.M$11]&gt;[.$C$3];[.$A20]*[.M$11]&lt;[.$D$3]);[.$A20]*[.M$11]*[.$D$4];[.$A20]*[.M$11]*[.$E$4]))))*[.$F$4]" office:value-type="float" office:value="27205.2534115464" calcext:value-type="float">
            <text:p>27.205 </text:p>
          </table:table-cell>
          <table:table-cell table:style-name="ce96" table:formula="of:=(IF([.$A20]*[.N$11]&lt;=[.$B$3];[.$A20]*[.N$11]*[.$B$4];IF(AND([.$A20]*[.N$11]&gt;[.$B$3];[.$A20]*[.N$11]&lt;=[.$C$3]);[.$A20]*[.N$11]*[.$C$4];IF(AND([.$A20]*[.N$11]&gt;[.$C$3];[.$A20]*[.N$11]&lt;[.$D$3]);[.$A20]*[.N$11]*[.$D$4];[.$A20]*[.N$11]*[.$E$4]))))*[.$F$4]" office:value-type="float" office:value="29018.9369723162" calcext:value-type="float">
            <text:p>29.019 </text:p>
          </table:table-cell>
          <table:table-cell table:style-name="ce96" table:formula="of:=(IF([.$A20]*[.O$11]&lt;=[.$B$3];[.$A20]*[.O$11]*[.$B$4];IF(AND([.$A20]*[.O$11]&gt;[.$B$3];[.$A20]*[.O$11]&lt;=[.$C$3]);[.$A20]*[.O$11]*[.$C$4];IF(AND([.$A20]*[.O$11]&gt;[.$C$3];[.$A20]*[.O$11]&lt;[.$D$3]);[.$A20]*[.O$11]*[.$D$4];[.$A20]*[.O$11]*[.$E$4]))))*[.$F$4]" office:value-type="float" office:value="30832.6205330859" calcext:value-type="float">
            <text:p>30.833 </text:p>
          </table:table-cell>
          <table:table-cell table:style-name="ce96" table:formula="of:=(IF([.$A20]*[.P$11]&lt;=[.$B$3];[.$A20]*[.P$11]*[.$B$4];IF(AND([.$A20]*[.P$11]&gt;[.$B$3];[.$A20]*[.P$11]&lt;=[.$C$3]);[.$A20]*[.P$11]*[.$C$4];IF(AND([.$A20]*[.P$11]&gt;[.$C$3];[.$A20]*[.P$11]&lt;[.$D$3]);[.$A20]*[.P$11]*[.$D$4];[.$A20]*[.P$11]*[.$E$4]))))*[.$F$4]" office:value-type="float" office:value="32646.3040938557" calcext:value-type="float">
            <text:p>32.646 </text:p>
          </table:table-cell>
          <table:table-cell table:style-name="ce96" table:formula="of:=(IF([.$A20]*[.Q$11]&lt;=[.$B$3];[.$A20]*[.Q$11]*[.$B$4];IF(AND([.$A20]*[.Q$11]&gt;[.$B$3];[.$A20]*[.Q$11]&lt;=[.$C$3]);[.$A20]*[.Q$11]*[.$C$4];IF(AND([.$A20]*[.Q$11]&gt;[.$C$3];[.$A20]*[.Q$11]&lt;[.$D$3]);[.$A20]*[.Q$11]*[.$D$4];[.$A20]*[.Q$11]*[.$E$4]))))*[.$F$4]" office:value-type="float" office:value="34459.9876546254" calcext:value-type="float">
            <text:p>34.460 </text:p>
          </table:table-cell>
          <table:table-cell table:style-name="ce96" table:formula="of:=(IF([.$A20]*[.R$11]&lt;=[.$B$3];[.$A20]*[.R$11]*[.$B$4];IF(AND([.$A20]*[.R$11]&gt;[.$B$3];[.$A20]*[.R$11]&lt;=[.$C$3]);[.$A20]*[.R$11]*[.$C$4];IF(AND([.$A20]*[.R$11]&gt;[.$C$3];[.$A20]*[.R$11]&lt;[.$D$3]);[.$A20]*[.R$11]*[.$D$4];[.$A20]*[.R$11]*[.$E$4]))))*[.$F$4]" office:value-type="float" office:value="36273.6712153952" calcext:value-type="float">
            <text:p>36.274 </text:p>
          </table:table-cell>
          <table:table-cell table:style-name="ce102" table:formula="of:=+[.S19]+0.5" office:value-type="float" office:value="6" calcext:value-type="float">
            <text:p>6,00 </text:p>
          </table:table-cell>
          <table:table-cell table:number-columns-repeated="45"/>
        </table:table-row>
        <table:table-row table:style-name="ro1">
          <table:table-cell table:style-name="ce102" table:formula="of:=+[.A20]+0.5" office:value-type="float" office:value="6.5" calcext:value-type="float">
            <text:p>6,50 </text:p>
          </table:table-cell>
          <table:table-cell table:style-name="ce84" table:formula="of:=(IF([.$A21]*[.B$11]&lt;=[.$B$3];[.$A21]*[.B$11]*[.$B$4];IF(AND([.$A21]*[.B$11]&gt;[.$B$3];[.$A21]*[.B$11]&lt;=[.$C$3]);[.$A21]*[.B$11]*[.$C$4];IF(AND([.$A21]*[.B$11]&gt;[.$C$3];[.$A21]*[.B$11]&lt;[.$D$3]);[.$A21]*[.B$11]*[.$D$4];[.$A21]*[.B$11]*[.$E$4]))))*[.$F$4]" office:value-type="float" office:value="8378.45101375038" calcext:value-type="float">
            <text:p>8.378 </text:p>
          </table:table-cell>
          <table:table-cell table:style-name="ce96" table:formula="of:=(IF([.$A21]*[.C$11]&lt;=[.$B$3];[.$A21]*[.C$11]*[.$B$4];IF(AND([.$A21]*[.C$11]&gt;[.$B$3];[.$A21]*[.C$11]&lt;=[.$C$3]);[.$A21]*[.C$11]*[.$C$4];IF(AND([.$A21]*[.C$11]&gt;[.$C$3];[.$A21]*[.C$11]&lt;[.$D$3]);[.$A21]*[.C$11]*[.$D$4];[.$A21]*[.C$11]*[.$E$4]))))*[.$F$4]" office:value-type="float" office:value="10143.4031643467" calcext:value-type="float">
            <text:p>10.143 </text:p>
          </table:table-cell>
          <table:table-cell table:style-name="ce96" table:formula="of:=(IF([.$A21]*[.D$11]&lt;=[.$B$3];[.$A21]*[.D$11]*[.$B$4];IF(AND([.$A21]*[.D$11]&gt;[.$B$3];[.$A21]*[.D$11]&lt;=[.$C$3]);[.$A21]*[.D$11]*[.$C$4];IF(AND([.$A21]*[.D$11]&gt;[.$C$3];[.$A21]*[.D$11]&lt;[.$D$3]);[.$A21]*[.D$11]*[.$D$4];[.$A21]*[.D$11]*[.$E$4]))))*[.$F$4]" office:value-type="float" office:value="12172.0837972161" calcext:value-type="float">
            <text:p>12.172 </text:p>
          </table:table-cell>
          <table:table-cell table:style-name="ce96" table:formula="of:=(IF([.$A21]*[.E$11]&lt;=[.$B$3];[.$A21]*[.E$11]*[.$B$4];IF(AND([.$A21]*[.E$11]&gt;[.$B$3];[.$A21]*[.E$11]&lt;=[.$C$3]);[.$A21]*[.E$11]*[.$C$4];IF(AND([.$A21]*[.E$11]&gt;[.$C$3];[.$A21]*[.E$11]&lt;[.$D$3]);[.$A21]*[.E$11]*[.$D$4];[.$A21]*[.E$11]*[.$E$4]))))*[.$F$4]" office:value-type="float" office:value="13753.767002504" calcext:value-type="float">
            <text:p>13.754 </text:p>
          </table:table-cell>
          <table:table-cell table:style-name="ce96" table:formula="of:=(IF([.$A21]*[.F$11]&lt;=[.$B$3];[.$A21]*[.F$11]*[.$B$4];IF(AND([.$A21]*[.F$11]&gt;[.$B$3];[.$A21]*[.F$11]&lt;=[.$C$3]);[.$A21]*[.F$11]*[.$C$4];IF(AND([.$A21]*[.F$11]&gt;[.$C$3];[.$A21]*[.F$11]&lt;[.$D$3]);[.$A21]*[.F$11]*[.$D$4];[.$A21]*[.F$11]*[.$E$4]))))*[.$F$4]" office:value-type="float" office:value="15718.5908600046" calcext:value-type="float">
            <text:p>15.719 </text:p>
          </table:table-cell>
          <table:table-cell table:style-name="ce96" table:formula="of:=(IF([.$A21]*[.G$11]&lt;=[.$B$3];[.$A21]*[.G$11]*[.$B$4];IF(AND([.$A21]*[.G$11]&gt;[.$B$3];[.$A21]*[.G$11]&lt;=[.$C$3]);[.$A21]*[.G$11]*[.$C$4];IF(AND([.$A21]*[.G$11]&gt;[.$C$3];[.$A21]*[.G$11]&lt;[.$D$3]);[.$A21]*[.G$11]*[.$D$4];[.$A21]*[.G$11]*[.$E$4]))))*[.$F$4]" office:value-type="float" office:value="17683.4147175052" calcext:value-type="float">
            <text:p>17.683 </text:p>
          </table:table-cell>
          <table:table-cell table:style-name="ce96" table:formula="of:=(IF([.$A21]*[.H$11]&lt;=[.$B$3];[.$A21]*[.H$11]*[.$B$4];IF(AND([.$A21]*[.H$11]&gt;[.$B$3];[.$A21]*[.H$11]&lt;=[.$C$3]);[.$A21]*[.H$11]*[.$C$4];IF(AND([.$A21]*[.H$11]&gt;[.$C$3];[.$A21]*[.H$11]&lt;[.$D$3]);[.$A21]*[.H$11]*[.$D$4];[.$A21]*[.H$11]*[.$E$4]))))*[.$F$4]" office:value-type="float" office:value="19648.2385750057" calcext:value-type="float">
            <text:p>19.648 </text:p>
          </table:table-cell>
          <table:table-cell table:style-name="ce96" table:formula="of:=(IF([.$A21]*[.I$11]&lt;=[.$B$3];[.$A21]*[.I$11]*[.$B$4];IF(AND([.$A21]*[.I$11]&gt;[.$B$3];[.$A21]*[.I$11]&lt;=[.$C$3]);[.$A21]*[.I$11]*[.$C$4];IF(AND([.$A21]*[.I$11]&gt;[.$C$3];[.$A21]*[.I$11]&lt;[.$D$3]);[.$A21]*[.I$11]*[.$D$4];[.$A21]*[.I$11]*[.$E$4]))))*[.$F$4]" office:value-type="float" office:value="21613.0624325063" calcext:value-type="float">
            <text:p>21.613 </text:p>
          </table:table-cell>
          <table:table-cell table:style-name="ce96" table:formula="of:=(IF([.$A21]*[.J$11]&lt;=[.$B$3];[.$A21]*[.J$11]*[.$B$4];IF(AND([.$A21]*[.J$11]&gt;[.$B$3];[.$A21]*[.J$11]&lt;=[.$C$3]);[.$A21]*[.J$11]*[.$C$4];IF(AND([.$A21]*[.J$11]&gt;[.$C$3];[.$A21]*[.J$11]&lt;[.$D$3]);[.$A21]*[.J$11]*[.$D$4];[.$A21]*[.J$11]*[.$E$4]))))*[.$F$4]" office:value-type="float" office:value="23577.8862900069" calcext:value-type="float">
            <text:p>23.578 </text:p>
          </table:table-cell>
          <table:table-cell table:style-name="ce96" table:formula="of:=(IF([.$A21]*[.K$11]&lt;=[.$B$3];[.$A21]*[.K$11]*[.$B$4];IF(AND([.$A21]*[.K$11]&gt;[.$B$3];[.$A21]*[.K$11]&lt;=[.$C$3]);[.$A21]*[.K$11]*[.$C$4];IF(AND([.$A21]*[.K$11]&gt;[.$C$3];[.$A21]*[.K$11]&lt;[.$D$3]);[.$A21]*[.K$11]*[.$D$4];[.$A21]*[.K$11]*[.$E$4]))))*[.$F$4]" office:value-type="float" office:value="25542.7101475074" calcext:value-type="float">
            <text:p>25.543 </text:p>
          </table:table-cell>
          <table:table-cell table:style-name="ce96" table:formula="of:=(IF([.$A21]*[.L$11]&lt;=[.$B$3];[.$A21]*[.L$11]*[.$B$4];IF(AND([.$A21]*[.L$11]&gt;[.$B$3];[.$A21]*[.L$11]&lt;=[.$C$3]);[.$A21]*[.L$11]*[.$C$4];IF(AND([.$A21]*[.L$11]&gt;[.$C$3];[.$A21]*[.L$11]&lt;[.$D$3]);[.$A21]*[.L$11]*[.$D$4];[.$A21]*[.L$11]*[.$E$4]))))*[.$F$4]" office:value-type="float" office:value="27507.534005008" calcext:value-type="float">
            <text:p>27.508 </text:p>
          </table:table-cell>
          <table:table-cell table:style-name="ce96" table:formula="of:=(IF([.$A21]*[.M$11]&lt;=[.$B$3];[.$A21]*[.M$11]*[.$B$4];IF(AND([.$A21]*[.M$11]&gt;[.$B$3];[.$A21]*[.M$11]&lt;=[.$C$3]);[.$A21]*[.M$11]*[.$C$4];IF(AND([.$A21]*[.M$11]&gt;[.$C$3];[.$A21]*[.M$11]&lt;[.$D$3]);[.$A21]*[.M$11]*[.$D$4];[.$A21]*[.M$11]*[.$E$4]))))*[.$F$4]" office:value-type="float" office:value="29472.3578625086" calcext:value-type="float">
            <text:p>29.472 </text:p>
          </table:table-cell>
          <table:table-cell table:style-name="ce96" table:formula="of:=(IF([.$A21]*[.N$11]&lt;=[.$B$3];[.$A21]*[.N$11]*[.$B$4];IF(AND([.$A21]*[.N$11]&gt;[.$B$3];[.$A21]*[.N$11]&lt;=[.$C$3]);[.$A21]*[.N$11]*[.$C$4];IF(AND([.$A21]*[.N$11]&gt;[.$C$3];[.$A21]*[.N$11]&lt;[.$D$3]);[.$A21]*[.N$11]*[.$D$4];[.$A21]*[.N$11]*[.$E$4]))))*[.$F$4]" office:value-type="float" office:value="31437.1817200092" calcext:value-type="float">
            <text:p>31.437 </text:p>
          </table:table-cell>
          <table:table-cell table:style-name="ce96" table:formula="of:=(IF([.$A21]*[.O$11]&lt;=[.$B$3];[.$A21]*[.O$11]*[.$B$4];IF(AND([.$A21]*[.O$11]&gt;[.$B$3];[.$A21]*[.O$11]&lt;=[.$C$3]);[.$A21]*[.O$11]*[.$C$4];IF(AND([.$A21]*[.O$11]&gt;[.$C$3];[.$A21]*[.O$11]&lt;[.$D$3]);[.$A21]*[.O$11]*[.$D$4];[.$A21]*[.O$11]*[.$E$4]))))*[.$F$4]" office:value-type="float" office:value="33402.0055775097" calcext:value-type="float">
            <text:p>33.402 </text:p>
          </table:table-cell>
          <table:table-cell table:style-name="ce96" table:formula="of:=(IF([.$A21]*[.P$11]&lt;=[.$B$3];[.$A21]*[.P$11]*[.$B$4];IF(AND([.$A21]*[.P$11]&gt;[.$B$3];[.$A21]*[.P$11]&lt;=[.$C$3]);[.$A21]*[.P$11]*[.$C$4];IF(AND([.$A21]*[.P$11]&gt;[.$C$3];[.$A21]*[.P$11]&lt;[.$D$3]);[.$A21]*[.P$11]*[.$D$4];[.$A21]*[.P$11]*[.$E$4]))))*[.$F$4]" office:value-type="float" office:value="35366.8294350103" calcext:value-type="float">
            <text:p>35.367 </text:p>
          </table:table-cell>
          <table:table-cell table:style-name="ce96" table:formula="of:=(IF([.$A21]*[.Q$11]&lt;=[.$B$3];[.$A21]*[.Q$11]*[.$B$4];IF(AND([.$A21]*[.Q$11]&gt;[.$B$3];[.$A21]*[.Q$11]&lt;=[.$C$3]);[.$A21]*[.Q$11]*[.$C$4];IF(AND([.$A21]*[.Q$11]&gt;[.$C$3];[.$A21]*[.Q$11]&lt;[.$D$3]);[.$A21]*[.Q$11]*[.$D$4];[.$A21]*[.Q$11]*[.$E$4]))))*[.$F$4]" office:value-type="float" office:value="37331.6532925109" calcext:value-type="float">
            <text:p>37.332 </text:p>
          </table:table-cell>
          <table:table-cell table:style-name="ce96" table:formula="of:=(IF([.$A21]*[.R$11]&lt;=[.$B$3];[.$A21]*[.R$11]*[.$B$4];IF(AND([.$A21]*[.R$11]&gt;[.$B$3];[.$A21]*[.R$11]&lt;=[.$C$3]);[.$A21]*[.R$11]*[.$C$4];IF(AND([.$A21]*[.R$11]&gt;[.$C$3];[.$A21]*[.R$11]&lt;[.$D$3]);[.$A21]*[.R$11]*[.$D$4];[.$A21]*[.R$11]*[.$E$4]))))*[.$F$4]" office:value-type="float" office:value="39296.4771500115" calcext:value-type="float">
            <text:p>39.296 </text:p>
          </table:table-cell>
          <table:table-cell table:style-name="ce102" table:formula="of:=+[.S20]+0.5" office:value-type="float" office:value="6.5" calcext:value-type="float">
            <text:p>6,50 </text:p>
          </table:table-cell>
          <table:table-cell table:number-columns-repeated="45"/>
        </table:table-row>
        <table:table-row table:style-name="ro1">
          <table:table-cell table:style-name="ce267" table:number-columns-spanned="18" table:number-rows-spanned="1"/>
          <table:covered-table-cell table:number-columns-repeated="17" table:style-name="ce267"/>
          <table:table-cell table:style-name="ce101"/>
          <table:table-cell table:number-columns-repeated="45"/>
        </table:table-row>
        <table:table-row table:style-name="ro1">
          <table:table-cell table:style-name="ce78"/>
          <table:table-cell table:style-name="ce78" office:value-type="float" office:value="10.5" calcext:value-type="float">
            <text:p>10,50 </text:p>
          </table:table-cell>
          <table:table-cell table:style-name="ce78" table:formula="of:=+[.B23]+0.5" office:value-type="float" office:value="11" calcext:value-type="float">
            <text:p>11,00 </text:p>
          </table:table-cell>
          <table:table-cell table:style-name="ce78" table:formula="of:=+[.C23]+0.5" office:value-type="float" office:value="11.5" calcext:value-type="float">
            <text:p>11,50 </text:p>
          </table:table-cell>
          <table:table-cell table:style-name="ce78" table:formula="of:=+[.D23]+0.5" office:value-type="float" office:value="12" calcext:value-type="float">
            <text:p>12,00 </text:p>
          </table:table-cell>
          <table:table-cell table:style-name="ce78" table:formula="of:=+[.E23]+0.5" office:value-type="float" office:value="12.5" calcext:value-type="float">
            <text:p>12,50 </text:p>
          </table:table-cell>
          <table:table-cell table:style-name="ce78" table:formula="of:=+[.F23]+0.5" office:value-type="float" office:value="13" calcext:value-type="float">
            <text:p>13,00 </text:p>
          </table:table-cell>
          <table:table-cell table:style-name="ce78" table:formula="of:=+[.G23]+0.5" office:value-type="float" office:value="13.5" calcext:value-type="float">
            <text:p>13,50 </text:p>
          </table:table-cell>
          <table:table-cell table:style-name="ce78" table:formula="of:=+[.H23]+0.5" office:value-type="float" office:value="14" calcext:value-type="float">
            <text:p>14,00 </text:p>
          </table:table-cell>
          <table:table-cell table:style-name="ce78" table:formula="of:=+[.I23]+0.5" office:value-type="float" office:value="14.5" calcext:value-type="float">
            <text:p>14,50 </text:p>
          </table:table-cell>
          <table:table-cell table:style-name="ce78" table:formula="of:=+[.J23]+0.5" office:value-type="float" office:value="15" calcext:value-type="float">
            <text:p>15,00 </text:p>
          </table:table-cell>
          <table:table-cell table:style-name="ce78" table:formula="of:=+[.K23]+0.5" office:value-type="float" office:value="15.5" calcext:value-type="float">
            <text:p>15,50 </text:p>
          </table:table-cell>
          <table:table-cell table:style-name="ce78" table:formula="of:=+[.L23]+0.5" office:value-type="float" office:value="16" calcext:value-type="float">
            <text:p>16,00 </text:p>
          </table:table-cell>
          <table:table-cell table:style-name="ce78" table:formula="of:=+[.M23]+0.5" office:value-type="float" office:value="16.5" calcext:value-type="float">
            <text:p>16,50 </text:p>
          </table:table-cell>
          <table:table-cell table:style-name="ce78" table:formula="of:=+[.N23]+0.5" office:value-type="float" office:value="17" calcext:value-type="float">
            <text:p>17,00 </text:p>
          </table:table-cell>
          <table:table-cell table:style-name="ce78" table:formula="of:=+[.O23]+0.5" office:value-type="float" office:value="17.5" calcext:value-type="float">
            <text:p>17,50 </text:p>
          </table:table-cell>
          <table:table-cell table:style-name="ce78" table:formula="of:=+[.P23]+0.5" office:value-type="float" office:value="18" calcext:value-type="float">
            <text:p>18,00 </text:p>
          </table:table-cell>
          <table:table-cell table:style-name="ce78" table:formula="of:=+[.Q23]+0.5" office:value-type="float" office:value="18.5" calcext:value-type="float">
            <text:p>18,50 </text:p>
          </table:table-cell>
          <table:table-cell table:style-name="ce78"/>
          <table:table-cell table:style-name="ce1" table:number-columns-repeated="45"/>
        </table:table-row>
        <table:table-row table:style-name="ro1">
          <table:table-cell table:style-name="ce78" office:value-type="float" office:value="2" calcext:value-type="float">
            <text:p>2,00 </text:p>
          </table:table-cell>
          <table:table-cell table:style-name="ce83" table:formula="of:=(IF([.$A24]*[.B$23]&lt;=[.$B$3];[.$A24]*[.B$23]*[.$B$4];IF(AND([.$A24]*[.B$23]&gt;[.$B$3];[.$A24]*[.B$23]&lt;=[.$C$3]);[.$A24]*[.B$23]*[.$C$4];IF(AND([.$A24]*[.B$23]&gt;[.$C$3];[.$A24]*[.B$23]&lt;[.$D$3]);[.$A24]*[.B$23]*[.$D$4];[.$A24]*[.B$23]*[.$E$4]))))*[.$F$4]" office:value-type="float" office:value="13108.3979354634" calcext:value-type="float">
            <text:p>13.108 </text:p>
          </table:table-cell>
          <table:table-cell table:style-name="ce83" table:formula="of:=(IF([.$A24]*[.C$23]&lt;=[.$B$3];[.$A24]*[.C$23]*[.$B$4];IF(AND([.$A24]*[.C$23]&gt;[.$B$3];[.$A24]*[.C$23]&lt;=[.$C$3]);[.$A24]*[.C$23]*[.$C$4];IF(AND([.$A24]*[.C$23]&gt;[.$C$3];[.$A24]*[.C$23]&lt;[.$D$3]);[.$A24]*[.C$23]*[.$D$4];[.$A24]*[.C$23]*[.$E$4]))))*[.$F$4]" office:value-type="float" office:value="13300.3461123116" calcext:value-type="float">
            <text:p>13.300 </text:p>
          </table:table-cell>
          <table:table-cell table:style-name="ce83" table:formula="of:=(IF([.$A24]*[.D$23]&lt;=[.$B$3];[.$A24]*[.D$23]*[.$B$4];IF(AND([.$A24]*[.D$23]&gt;[.$B$3];[.$A24]*[.D$23]&lt;=[.$C$3]);[.$A24]*[.D$23]*[.$C$4];IF(AND([.$A24]*[.D$23]&gt;[.$C$3];[.$A24]*[.D$23]&lt;[.$D$3]);[.$A24]*[.D$23]*[.$D$4];[.$A24]*[.D$23]*[.$E$4]))))*[.$F$4]" office:value-type="float" office:value="13904.9072992348" calcext:value-type="float">
            <text:p>13.905 </text:p>
          </table:table-cell>
          <table:table-cell table:style-name="ce83" table:formula="of:=(IF([.$A24]*[.E$23]&lt;=[.$B$3];[.$A24]*[.E$23]*[.$B$4];IF(AND([.$A24]*[.E$23]&gt;[.$B$3];[.$A24]*[.E$23]&lt;=[.$C$3]);[.$A24]*[.E$23]*[.$C$4];IF(AND([.$A24]*[.E$23]&gt;[.$C$3];[.$A24]*[.E$23]&lt;[.$D$3]);[.$A24]*[.E$23]*[.$D$4];[.$A24]*[.E$23]*[.$E$4]))))*[.$F$4]" office:value-type="float" office:value="14509.4684861581" calcext:value-type="float">
            <text:p>14.509 </text:p>
          </table:table-cell>
          <table:table-cell table:style-name="ce83" table:formula="of:=(IF([.$A24]*[.F$23]&lt;=[.$B$3];[.$A24]*[.F$23]*[.$B$4];IF(AND([.$A24]*[.F$23]&gt;[.$B$3];[.$A24]*[.F$23]&lt;=[.$C$3]);[.$A24]*[.F$23]*[.$C$4];IF(AND([.$A24]*[.F$23]&gt;[.$C$3];[.$A24]*[.F$23]&lt;[.$D$3]);[.$A24]*[.F$23]*[.$D$4];[.$A24]*[.F$23]*[.$E$4]))))*[.$F$4]" office:value-type="float" office:value="15114.0296730813" calcext:value-type="float">
            <text:p>15.114 </text:p>
          </table:table-cell>
          <table:table-cell table:style-name="ce83" table:formula="of:=(IF([.$A24]*[.G$23]&lt;=[.$B$3];[.$A24]*[.G$23]*[.$B$4];IF(AND([.$A24]*[.G$23]&gt;[.$B$3];[.$A24]*[.G$23]&lt;=[.$C$3]);[.$A24]*[.G$23]*[.$C$4];IF(AND([.$A24]*[.G$23]&gt;[.$C$3];[.$A24]*[.G$23]&lt;[.$D$3]);[.$A24]*[.G$23]*[.$D$4];[.$A24]*[.G$23]*[.$E$4]))))*[.$F$4]" office:value-type="float" office:value="15718.5908600046" calcext:value-type="float">
            <text:p>15.719 </text:p>
          </table:table-cell>
          <table:table-cell table:style-name="ce83" table:formula="of:=(IF([.$A24]*[.H$23]&lt;=[.$B$3];[.$A24]*[.H$23]*[.$B$4];IF(AND([.$A24]*[.H$23]&gt;[.$B$3];[.$A24]*[.H$23]&lt;=[.$C$3]);[.$A24]*[.H$23]*[.$C$4];IF(AND([.$A24]*[.H$23]&gt;[.$C$3];[.$A24]*[.H$23]&lt;[.$D$3]);[.$A24]*[.H$23]*[.$D$4];[.$A24]*[.H$23]*[.$E$4]))))*[.$F$4]" office:value-type="float" office:value="16323.1520469278" calcext:value-type="float">
            <text:p>16.323 </text:p>
          </table:table-cell>
          <table:table-cell table:style-name="ce83" table:formula="of:=(IF([.$A24]*[.I$23]&lt;=[.$B$3];[.$A24]*[.I$23]*[.$B$4];IF(AND([.$A24]*[.I$23]&gt;[.$B$3];[.$A24]*[.I$23]&lt;=[.$C$3]);[.$A24]*[.I$23]*[.$C$4];IF(AND([.$A24]*[.I$23]&gt;[.$C$3];[.$A24]*[.I$23]&lt;[.$D$3]);[.$A24]*[.I$23]*[.$D$4];[.$A24]*[.I$23]*[.$E$4]))))*[.$F$4]" office:value-type="float" office:value="16927.7132338511" calcext:value-type="float">
            <text:p>16.928 </text:p>
          </table:table-cell>
          <table:table-cell table:style-name="ce83" table:formula="of:=(IF([.$A24]*[.J$23]&lt;=[.$B$3];[.$A24]*[.J$23]*[.$B$4];IF(AND([.$A24]*[.J$23]&gt;[.$B$3];[.$A24]*[.J$23]&lt;=[.$C$3]);[.$A24]*[.J$23]*[.$C$4];IF(AND([.$A24]*[.J$23]&gt;[.$C$3];[.$A24]*[.J$23]&lt;[.$D$3]);[.$A24]*[.J$23]*[.$D$4];[.$A24]*[.J$23]*[.$E$4]))))*[.$F$4]" office:value-type="float" office:value="17532.2744207743" calcext:value-type="float">
            <text:p>17.532 </text:p>
          </table:table-cell>
          <table:table-cell table:style-name="ce83" table:formula="of:=(IF([.$A24]*[.K$23]&lt;=[.$B$3];[.$A24]*[.K$23]*[.$B$4];IF(AND([.$A24]*[.K$23]&gt;[.$B$3];[.$A24]*[.K$23]&lt;=[.$C$3]);[.$A24]*[.K$23]*[.$C$4];IF(AND([.$A24]*[.K$23]&gt;[.$C$3];[.$A24]*[.K$23]&lt;[.$D$3]);[.$A24]*[.K$23]*[.$D$4];[.$A24]*[.K$23]*[.$E$4]))))*[.$F$4]" office:value-type="float" office:value="18136.8356076976" calcext:value-type="float">
            <text:p>18.137 </text:p>
          </table:table-cell>
          <table:table-cell table:style-name="ce83" table:formula="of:=(IF([.$A24]*[.L$23]&lt;=[.$B$3];[.$A24]*[.L$23]*[.$B$4];IF(AND([.$A24]*[.L$23]&gt;[.$B$3];[.$A24]*[.L$23]&lt;=[.$C$3]);[.$A24]*[.L$23]*[.$C$4];IF(AND([.$A24]*[.L$23]&gt;[.$C$3];[.$A24]*[.L$23]&lt;[.$D$3]);[.$A24]*[.L$23]*[.$D$4];[.$A24]*[.L$23]*[.$E$4]))))*[.$F$4]" office:value-type="float" office:value="18741.3967946209" calcext:value-type="float">
            <text:p>18.741 </text:p>
          </table:table-cell>
          <table:table-cell table:style-name="ce83" table:formula="of:=(IF([.$A24]*[.M$23]&lt;=[.$B$3];[.$A24]*[.M$23]*[.$B$4];IF(AND([.$A24]*[.M$23]&gt;[.$B$3];[.$A24]*[.M$23]&lt;=[.$C$3]);[.$A24]*[.M$23]*[.$C$4];IF(AND([.$A24]*[.M$23]&gt;[.$C$3];[.$A24]*[.M$23]&lt;[.$D$3]);[.$A24]*[.M$23]*[.$D$4];[.$A24]*[.M$23]*[.$E$4]))))*[.$F$4]" office:value-type="float" office:value="19345.9579815441" calcext:value-type="float">
            <text:p>19.346 </text:p>
          </table:table-cell>
          <table:table-cell table:style-name="ce83" table:formula="of:=(IF([.$A24]*[.N$23]&lt;=[.$B$3];[.$A24]*[.N$23]*[.$B$4];IF(AND([.$A24]*[.N$23]&gt;[.$B$3];[.$A24]*[.N$23]&lt;=[.$C$3]);[.$A24]*[.N$23]*[.$C$4];IF(AND([.$A24]*[.N$23]&gt;[.$C$3];[.$A24]*[.N$23]&lt;[.$D$3]);[.$A24]*[.N$23]*[.$D$4];[.$A24]*[.N$23]*[.$E$4]))))*[.$F$4]" office:value-type="float" office:value="19950.5191684674" calcext:value-type="float">
            <text:p>19.951 </text:p>
          </table:table-cell>
          <table:table-cell table:style-name="ce83" table:formula="of:=(IF([.$A24]*[.O$23]&lt;=[.$B$3];[.$A24]*[.O$23]*[.$B$4];IF(AND([.$A24]*[.O$23]&gt;[.$B$3];[.$A24]*[.O$23]&lt;=[.$C$3]);[.$A24]*[.O$23]*[.$C$4];IF(AND([.$A24]*[.O$23]&gt;[.$C$3];[.$A24]*[.O$23]&lt;[.$D$3]);[.$A24]*[.O$23]*[.$D$4];[.$A24]*[.O$23]*[.$E$4]))))*[.$F$4]" office:value-type="float" office:value="20555.0803553906" calcext:value-type="float">
            <text:p>20.555 </text:p>
          </table:table-cell>
          <table:table-cell table:style-name="ce83" table:formula="of:=(IF([.$A24]*[.P$23]&lt;=[.$B$3];[.$A24]*[.P$23]*[.$B$4];IF(AND([.$A24]*[.P$23]&gt;[.$B$3];[.$A24]*[.P$23]&lt;=[.$C$3]);[.$A24]*[.P$23]*[.$C$4];IF(AND([.$A24]*[.P$23]&gt;[.$C$3];[.$A24]*[.P$23]&lt;[.$D$3]);[.$A24]*[.P$23]*[.$D$4];[.$A24]*[.P$23]*[.$E$4]))))*[.$F$4]" office:value-type="float" office:value="21159.6415423139" calcext:value-type="float">
            <text:p>21.160 </text:p>
          </table:table-cell>
          <table:table-cell table:style-name="ce83" table:formula="of:=(IF([.$A24]*[.Q$23]&lt;=[.$B$3];[.$A24]*[.Q$23]*[.$B$4];IF(AND([.$A24]*[.Q$23]&gt;[.$B$3];[.$A24]*[.Q$23]&lt;=[.$C$3]);[.$A24]*[.Q$23]*[.$C$4];IF(AND([.$A24]*[.Q$23]&gt;[.$C$3];[.$A24]*[.Q$23]&lt;[.$D$3]);[.$A24]*[.Q$23]*[.$D$4];[.$A24]*[.Q$23]*[.$E$4]))))*[.$F$4]" office:value-type="float" office:value="21764.2027292371" calcext:value-type="float">
            <text:p>21.764 </text:p>
          </table:table-cell>
          <table:table-cell table:style-name="ce83" table:formula="of:=(IF([.$A24]*[.R$23]&lt;=[.$B$3];[.$A24]*[.R$23]*[.$B$4];IF(AND([.$A24]*[.R$23]&gt;[.$B$3];[.$A24]*[.R$23]&lt;=[.$C$3]);[.$A24]*[.R$23]*[.$C$4];IF(AND([.$A24]*[.R$23]&gt;[.$C$3];[.$A24]*[.R$23]&lt;[.$D$3]);[.$A24]*[.R$23]*[.$D$4];[.$A24]*[.R$23]*[.$E$4]))))*[.$F$4]" office:value-type="float" office:value="22368.7639161604" calcext:value-type="float">
            <text:p>22.369 </text:p>
          </table:table-cell>
          <table:table-cell table:style-name="ce78" office:value-type="float" office:value="2" calcext:value-type="float">
            <text:p>2,00 </text:p>
          </table:table-cell>
          <table:table-cell table:number-columns-repeated="45"/>
        </table:table-row>
        <table:table-row table:style-name="ro1">
          <table:table-cell table:style-name="ce78" table:formula="of:=+[.A24]+0.5" office:value-type="float" office:value="2.5" calcext:value-type="float">
            <text:p>2,50 </text:p>
          </table:table-cell>
          <table:table-cell table:style-name="ce89" table:formula="of:=(IF([.$A25]*[.B$23]&lt;=[.$B$3];[.$A25]*[.B$23]*[.$B$4];IF(AND([.$A25]*[.B$23]&gt;[.$B$3];[.$A25]*[.B$23]&lt;=[.$C$3]);[.$A25]*[.B$23]*[.$C$4];IF(AND([.$A25]*[.B$23]&gt;[.$C$3];[.$A25]*[.B$23]&lt;[.$D$3]);[.$A25]*[.B$23]*[.$D$4];[.$A25]*[.B$23]*[.$E$4]))))*[.$F$4]" office:value-type="float" office:value="15869.7311567354" calcext:value-type="float">
            <text:p>15.870 </text:p>
          </table:table-cell>
          <table:table-cell table:style-name="ce89" table:formula="of:=(IF([.$A25]*[.C$23]&lt;=[.$B$3];[.$A25]*[.C$23]*[.$B$4];IF(AND([.$A25]*[.C$23]&gt;[.$B$3];[.$A25]*[.C$23]&lt;=[.$C$3]);[.$A25]*[.C$23]*[.$C$4];IF(AND([.$A25]*[.C$23]&gt;[.$C$3];[.$A25]*[.C$23]&lt;[.$D$3]);[.$A25]*[.C$23]*[.$D$4];[.$A25]*[.C$23]*[.$E$4]))))*[.$F$4]" office:value-type="float" office:value="16625.4326403895" calcext:value-type="float">
            <text:p>16.625 </text:p>
          </table:table-cell>
          <table:table-cell table:style-name="ce89" table:formula="of:=(IF([.$A25]*[.D$23]&lt;=[.$B$3];[.$A25]*[.D$23]*[.$B$4];IF(AND([.$A25]*[.D$23]&gt;[.$B$3];[.$A25]*[.D$23]&lt;=[.$C$3]);[.$A25]*[.D$23]*[.$C$4];IF(AND([.$A25]*[.D$23]&gt;[.$C$3];[.$A25]*[.D$23]&lt;[.$D$3]);[.$A25]*[.D$23]*[.$D$4];[.$A25]*[.D$23]*[.$E$4]))))*[.$F$4]" office:value-type="float" office:value="17381.1341240435" calcext:value-type="float">
            <text:p>17.381 </text:p>
          </table:table-cell>
          <table:table-cell table:style-name="ce89" table:formula="of:=(IF([.$A25]*[.E$23]&lt;=[.$B$3];[.$A25]*[.E$23]*[.$B$4];IF(AND([.$A25]*[.E$23]&gt;[.$B$3];[.$A25]*[.E$23]&lt;=[.$C$3]);[.$A25]*[.E$23]*[.$C$4];IF(AND([.$A25]*[.E$23]&gt;[.$C$3];[.$A25]*[.E$23]&lt;[.$D$3]);[.$A25]*[.E$23]*[.$D$4];[.$A25]*[.E$23]*[.$E$4]))))*[.$F$4]" office:value-type="float" office:value="18136.8356076976" calcext:value-type="float">
            <text:p>18.137 </text:p>
          </table:table-cell>
          <table:table-cell table:style-name="ce89" table:formula="of:=(IF([.$A25]*[.F$23]&lt;=[.$B$3];[.$A25]*[.F$23]*[.$B$4];IF(AND([.$A25]*[.F$23]&gt;[.$B$3];[.$A25]*[.F$23]&lt;=[.$C$3]);[.$A25]*[.F$23]*[.$C$4];IF(AND([.$A25]*[.F$23]&gt;[.$C$3];[.$A25]*[.F$23]&lt;[.$D$3]);[.$A25]*[.F$23]*[.$D$4];[.$A25]*[.F$23]*[.$E$4]))))*[.$F$4]" office:value-type="float" office:value="18892.5370913517" calcext:value-type="float">
            <text:p>18.893 </text:p>
          </table:table-cell>
          <table:table-cell table:style-name="ce89" table:formula="of:=(IF([.$A25]*[.G$23]&lt;=[.$B$3];[.$A25]*[.G$23]*[.$B$4];IF(AND([.$A25]*[.G$23]&gt;[.$B$3];[.$A25]*[.G$23]&lt;=[.$C$3]);[.$A25]*[.G$23]*[.$C$4];IF(AND([.$A25]*[.G$23]&gt;[.$C$3];[.$A25]*[.G$23]&lt;[.$D$3]);[.$A25]*[.G$23]*[.$D$4];[.$A25]*[.G$23]*[.$E$4]))))*[.$F$4]" office:value-type="float" office:value="19648.2385750057" calcext:value-type="float">
            <text:p>19.648 </text:p>
          </table:table-cell>
          <table:table-cell table:style-name="ce89" table:formula="of:=(IF([.$A25]*[.H$23]&lt;=[.$B$3];[.$A25]*[.H$23]*[.$B$4];IF(AND([.$A25]*[.H$23]&gt;[.$B$3];[.$A25]*[.H$23]&lt;=[.$C$3]);[.$A25]*[.H$23]*[.$C$4];IF(AND([.$A25]*[.H$23]&gt;[.$C$3];[.$A25]*[.H$23]&lt;[.$D$3]);[.$A25]*[.H$23]*[.$D$4];[.$A25]*[.H$23]*[.$E$4]))))*[.$F$4]" office:value-type="float" office:value="20403.9400586598" calcext:value-type="float">
            <text:p>20.404 </text:p>
          </table:table-cell>
          <table:table-cell table:style-name="ce89" table:formula="of:=(IF([.$A25]*[.I$23]&lt;=[.$B$3];[.$A25]*[.I$23]*[.$B$4];IF(AND([.$A25]*[.I$23]&gt;[.$B$3];[.$A25]*[.I$23]&lt;=[.$C$3]);[.$A25]*[.I$23]*[.$C$4];IF(AND([.$A25]*[.I$23]&gt;[.$C$3];[.$A25]*[.I$23]&lt;[.$D$3]);[.$A25]*[.I$23]*[.$D$4];[.$A25]*[.I$23]*[.$E$4]))))*[.$F$4]" office:value-type="float" office:value="21159.6415423139" calcext:value-type="float">
            <text:p>21.160 </text:p>
          </table:table-cell>
          <table:table-cell table:style-name="ce89" table:formula="of:=(IF([.$A25]*[.J$23]&lt;=[.$B$3];[.$A25]*[.J$23]*[.$B$4];IF(AND([.$A25]*[.J$23]&gt;[.$B$3];[.$A25]*[.J$23]&lt;=[.$C$3]);[.$A25]*[.J$23]*[.$C$4];IF(AND([.$A25]*[.J$23]&gt;[.$C$3];[.$A25]*[.J$23]&lt;[.$D$3]);[.$A25]*[.J$23]*[.$D$4];[.$A25]*[.J$23]*[.$E$4]))))*[.$F$4]" office:value-type="float" office:value="21915.3430259679" calcext:value-type="float">
            <text:p>21.915 </text:p>
          </table:table-cell>
          <table:table-cell table:style-name="ce89" table:formula="of:=(IF([.$A25]*[.K$23]&lt;=[.$B$3];[.$A25]*[.K$23]*[.$B$4];IF(AND([.$A25]*[.K$23]&gt;[.$B$3];[.$A25]*[.K$23]&lt;=[.$C$3]);[.$A25]*[.K$23]*[.$C$4];IF(AND([.$A25]*[.K$23]&gt;[.$C$3];[.$A25]*[.K$23]&lt;[.$D$3]);[.$A25]*[.K$23]*[.$D$4];[.$A25]*[.K$23]*[.$E$4]))))*[.$F$4]" office:value-type="float" office:value="22671.044509622" calcext:value-type="float">
            <text:p>22.671 </text:p>
          </table:table-cell>
          <table:table-cell table:style-name="ce89" table:formula="of:=(IF([.$A25]*[.L$23]&lt;=[.$B$3];[.$A25]*[.L$23]*[.$B$4];IF(AND([.$A25]*[.L$23]&gt;[.$B$3];[.$A25]*[.L$23]&lt;=[.$C$3]);[.$A25]*[.L$23]*[.$C$4];IF(AND([.$A25]*[.L$23]&gt;[.$C$3];[.$A25]*[.L$23]&lt;[.$D$3]);[.$A25]*[.L$23]*[.$D$4];[.$A25]*[.L$23]*[.$E$4]))))*[.$F$4]" office:value-type="float" office:value="23426.7459932761" calcext:value-type="float">
            <text:p>23.427 </text:p>
          </table:table-cell>
          <table:table-cell table:style-name="ce89" table:formula="of:=(IF([.$A25]*[.M$23]&lt;=[.$B$3];[.$A25]*[.M$23]*[.$B$4];IF(AND([.$A25]*[.M$23]&gt;[.$B$3];[.$A25]*[.M$23]&lt;=[.$C$3]);[.$A25]*[.M$23]*[.$C$4];IF(AND([.$A25]*[.M$23]&gt;[.$C$3];[.$A25]*[.M$23]&lt;[.$D$3]);[.$A25]*[.M$23]*[.$D$4];[.$A25]*[.M$23]*[.$E$4]))))*[.$F$4]" office:value-type="float" office:value="24182.4474769301" calcext:value-type="float">
            <text:p>24.182 </text:p>
          </table:table-cell>
          <table:table-cell table:style-name="ce89" table:formula="of:=(IF([.$A25]*[.N$23]&lt;=[.$B$3];[.$A25]*[.N$23]*[.$B$4];IF(AND([.$A25]*[.N$23]&gt;[.$B$3];[.$A25]*[.N$23]&lt;=[.$C$3]);[.$A25]*[.N$23]*[.$C$4];IF(AND([.$A25]*[.N$23]&gt;[.$C$3];[.$A25]*[.N$23]&lt;[.$D$3]);[.$A25]*[.N$23]*[.$D$4];[.$A25]*[.N$23]*[.$E$4]))))*[.$F$4]" office:value-type="float" office:value="24938.1489605842" calcext:value-type="float">
            <text:p>24.938 </text:p>
          </table:table-cell>
          <table:table-cell table:style-name="ce89" table:formula="of:=(IF([.$A25]*[.O$23]&lt;=[.$B$3];[.$A25]*[.O$23]*[.$B$4];IF(AND([.$A25]*[.O$23]&gt;[.$B$3];[.$A25]*[.O$23]&lt;=[.$C$3]);[.$A25]*[.O$23]*[.$C$4];IF(AND([.$A25]*[.O$23]&gt;[.$C$3];[.$A25]*[.O$23]&lt;[.$D$3]);[.$A25]*[.O$23]*[.$D$4];[.$A25]*[.O$23]*[.$E$4]))))*[.$F$4]" office:value-type="float" office:value="25693.8504442383" calcext:value-type="float">
            <text:p>25.694 </text:p>
          </table:table-cell>
          <table:table-cell table:style-name="ce89" table:formula="of:=(IF([.$A25]*[.P$23]&lt;=[.$B$3];[.$A25]*[.P$23]*[.$B$4];IF(AND([.$A25]*[.P$23]&gt;[.$B$3];[.$A25]*[.P$23]&lt;=[.$C$3]);[.$A25]*[.P$23]*[.$C$4];IF(AND([.$A25]*[.P$23]&gt;[.$C$3];[.$A25]*[.P$23]&lt;[.$D$3]);[.$A25]*[.P$23]*[.$D$4];[.$A25]*[.P$23]*[.$E$4]))))*[.$F$4]" office:value-type="float" office:value="26449.5519278923" calcext:value-type="float">
            <text:p>26.450 </text:p>
          </table:table-cell>
          <table:table-cell table:style-name="ce89" table:formula="of:=(IF([.$A25]*[.Q$23]&lt;=[.$B$3];[.$A25]*[.Q$23]*[.$B$4];IF(AND([.$A25]*[.Q$23]&gt;[.$B$3];[.$A25]*[.Q$23]&lt;=[.$C$3]);[.$A25]*[.Q$23]*[.$C$4];IF(AND([.$A25]*[.Q$23]&gt;[.$C$3];[.$A25]*[.Q$23]&lt;[.$D$3]);[.$A25]*[.Q$23]*[.$D$4];[.$A25]*[.Q$23]*[.$E$4]))))*[.$F$4]" office:value-type="float" office:value="27205.2534115464" calcext:value-type="float">
            <text:p>27.205 </text:p>
          </table:table-cell>
          <table:table-cell table:style-name="ce89" table:formula="of:=(IF([.$A25]*[.R$23]&lt;=[.$B$3];[.$A25]*[.R$23]*[.$B$4];IF(AND([.$A25]*[.R$23]&gt;[.$B$3];[.$A25]*[.R$23]&lt;=[.$C$3]);[.$A25]*[.R$23]*[.$C$4];IF(AND([.$A25]*[.R$23]&gt;[.$C$3];[.$A25]*[.R$23]&lt;[.$D$3]);[.$A25]*[.R$23]*[.$D$4];[.$A25]*[.R$23]*[.$E$4]))))*[.$F$4]" office:value-type="float" office:value="27960.9548952005" calcext:value-type="float">
            <text:p>27.961 </text:p>
          </table:table-cell>
          <table:table-cell table:style-name="ce78" table:formula="of:=+[.S24]+0.5" office:value-type="float" office:value="2.5" calcext:value-type="float">
            <text:p>2,50 </text:p>
          </table:table-cell>
          <table:table-cell table:number-columns-repeated="45"/>
        </table:table-row>
        <table:table-row table:style-name="ro1">
          <table:table-cell table:style-name="ce79" table:formula="of:=+[.A25]+0.5" office:value-type="float" office:value="3" calcext:value-type="float">
            <text:p>3,00 </text:p>
          </table:table-cell>
          <table:table-cell table:style-name="ce90" table:formula="of:=(IF([.$A26]*[.B$23]&lt;=[.$B$3];[.$A26]*[.B$23]*[.$B$4];IF(AND([.$A26]*[.B$23]&gt;[.$B$3];[.$A26]*[.B$23]&lt;=[.$C$3]);[.$A26]*[.B$23]*[.$C$4];IF(AND([.$A26]*[.B$23]&gt;[.$C$3];[.$A26]*[.B$23]&lt;[.$D$3]);[.$A26]*[.B$23]*[.$D$4];[.$A26]*[.B$23]*[.$E$4]))))*[.$F$4]" office:value-type="float" office:value="19043.6773880825" calcext:value-type="float">
            <text:p>19.044 </text:p>
          </table:table-cell>
          <table:table-cell table:style-name="ce90" table:formula="of:=(IF([.$A26]*[.C$23]&lt;=[.$B$3];[.$A26]*[.C$23]*[.$B$4];IF(AND([.$A26]*[.C$23]&gt;[.$B$3];[.$A26]*[.C$23]&lt;=[.$C$3]);[.$A26]*[.C$23]*[.$C$4];IF(AND([.$A26]*[.C$23]&gt;[.$C$3];[.$A26]*[.C$23]&lt;[.$D$3]);[.$A26]*[.C$23]*[.$D$4];[.$A26]*[.C$23]*[.$E$4]))))*[.$F$4]" office:value-type="float" office:value="19950.5191684674" calcext:value-type="float">
            <text:p>19.951 </text:p>
          </table:table-cell>
          <table:table-cell table:style-name="ce90" table:formula="of:=(IF([.$A26]*[.D$23]&lt;=[.$B$3];[.$A26]*[.D$23]*[.$B$4];IF(AND([.$A26]*[.D$23]&gt;[.$B$3];[.$A26]*[.D$23]&lt;=[.$C$3]);[.$A26]*[.D$23]*[.$C$4];IF(AND([.$A26]*[.D$23]&gt;[.$C$3];[.$A26]*[.D$23]&lt;[.$D$3]);[.$A26]*[.D$23]*[.$D$4];[.$A26]*[.D$23]*[.$E$4]))))*[.$F$4]" office:value-type="float" office:value="20857.3609488522" calcext:value-type="float">
            <text:p>20.857 </text:p>
          </table:table-cell>
          <table:table-cell table:style-name="ce90" table:formula="of:=(IF([.$A26]*[.E$23]&lt;=[.$B$3];[.$A26]*[.E$23]*[.$B$4];IF(AND([.$A26]*[.E$23]&gt;[.$B$3];[.$A26]*[.E$23]&lt;=[.$C$3]);[.$A26]*[.E$23]*[.$C$4];IF(AND([.$A26]*[.E$23]&gt;[.$C$3];[.$A26]*[.E$23]&lt;[.$D$3]);[.$A26]*[.E$23]*[.$D$4];[.$A26]*[.E$23]*[.$E$4]))))*[.$F$4]" office:value-type="float" office:value="21764.2027292371" calcext:value-type="float">
            <text:p>21.764 </text:p>
          </table:table-cell>
          <table:table-cell table:style-name="ce90" table:formula="of:=(IF([.$A26]*[.F$23]&lt;=[.$B$3];[.$A26]*[.F$23]*[.$B$4];IF(AND([.$A26]*[.F$23]&gt;[.$B$3];[.$A26]*[.F$23]&lt;=[.$C$3]);[.$A26]*[.F$23]*[.$C$4];IF(AND([.$A26]*[.F$23]&gt;[.$C$3];[.$A26]*[.F$23]&lt;[.$D$3]);[.$A26]*[.F$23]*[.$D$4];[.$A26]*[.F$23]*[.$E$4]))))*[.$F$4]" office:value-type="float" office:value="22671.044509622" calcext:value-type="float">
            <text:p>22.671 </text:p>
          </table:table-cell>
          <table:table-cell table:style-name="ce90" table:formula="of:=(IF([.$A26]*[.G$23]&lt;=[.$B$3];[.$A26]*[.G$23]*[.$B$4];IF(AND([.$A26]*[.G$23]&gt;[.$B$3];[.$A26]*[.G$23]&lt;=[.$C$3]);[.$A26]*[.G$23]*[.$C$4];IF(AND([.$A26]*[.G$23]&gt;[.$C$3];[.$A26]*[.G$23]&lt;[.$D$3]);[.$A26]*[.G$23]*[.$D$4];[.$A26]*[.G$23]*[.$E$4]))))*[.$F$4]" office:value-type="float" office:value="23577.8862900069" calcext:value-type="float">
            <text:p>23.578 </text:p>
          </table:table-cell>
          <table:table-cell table:style-name="ce90" table:formula="of:=(IF([.$A26]*[.H$23]&lt;=[.$B$3];[.$A26]*[.H$23]*[.$B$4];IF(AND([.$A26]*[.H$23]&gt;[.$B$3];[.$A26]*[.H$23]&lt;=[.$C$3]);[.$A26]*[.H$23]*[.$C$4];IF(AND([.$A26]*[.H$23]&gt;[.$C$3];[.$A26]*[.H$23]&lt;[.$D$3]);[.$A26]*[.H$23]*[.$D$4];[.$A26]*[.H$23]*[.$E$4]))))*[.$F$4]" office:value-type="float" office:value="24484.7280703918" calcext:value-type="float">
            <text:p>24.485 </text:p>
          </table:table-cell>
          <table:table-cell table:style-name="ce90" table:formula="of:=(IF([.$A26]*[.I$23]&lt;=[.$B$3];[.$A26]*[.I$23]*[.$B$4];IF(AND([.$A26]*[.I$23]&gt;[.$B$3];[.$A26]*[.I$23]&lt;=[.$C$3]);[.$A26]*[.I$23]*[.$C$4];IF(AND([.$A26]*[.I$23]&gt;[.$C$3];[.$A26]*[.I$23]&lt;[.$D$3]);[.$A26]*[.I$23]*[.$D$4];[.$A26]*[.I$23]*[.$E$4]))))*[.$F$4]" office:value-type="float" office:value="25391.5698507766" calcext:value-type="float">
            <text:p>25.392 </text:p>
          </table:table-cell>
          <table:table-cell table:style-name="ce90" table:formula="of:=(IF([.$A26]*[.J$23]&lt;=[.$B$3];[.$A26]*[.J$23]*[.$B$4];IF(AND([.$A26]*[.J$23]&gt;[.$B$3];[.$A26]*[.J$23]&lt;=[.$C$3]);[.$A26]*[.J$23]*[.$C$4];IF(AND([.$A26]*[.J$23]&gt;[.$C$3];[.$A26]*[.J$23]&lt;[.$D$3]);[.$A26]*[.J$23]*[.$D$4];[.$A26]*[.J$23]*[.$E$4]))))*[.$F$4]" office:value-type="float" office:value="26298.4116311615" calcext:value-type="float">
            <text:p>26.298 </text:p>
          </table:table-cell>
          <table:table-cell table:style-name="ce90" table:formula="of:=(IF([.$A26]*[.K$23]&lt;=[.$B$3];[.$A26]*[.K$23]*[.$B$4];IF(AND([.$A26]*[.K$23]&gt;[.$B$3];[.$A26]*[.K$23]&lt;=[.$C$3]);[.$A26]*[.K$23]*[.$C$4];IF(AND([.$A26]*[.K$23]&gt;[.$C$3];[.$A26]*[.K$23]&lt;[.$D$3]);[.$A26]*[.K$23]*[.$D$4];[.$A26]*[.K$23]*[.$E$4]))))*[.$F$4]" office:value-type="float" office:value="27205.2534115464" calcext:value-type="float">
            <text:p>27.205 </text:p>
          </table:table-cell>
          <table:table-cell table:style-name="ce90" table:formula="of:=(IF([.$A26]*[.L$23]&lt;=[.$B$3];[.$A26]*[.L$23]*[.$B$4];IF(AND([.$A26]*[.L$23]&gt;[.$B$3];[.$A26]*[.L$23]&lt;=[.$C$3]);[.$A26]*[.L$23]*[.$C$4];IF(AND([.$A26]*[.L$23]&gt;[.$C$3];[.$A26]*[.L$23]&lt;[.$D$3]);[.$A26]*[.L$23]*[.$D$4];[.$A26]*[.L$23]*[.$E$4]))))*[.$F$4]" office:value-type="float" office:value="28112.0951919313" calcext:value-type="float">
            <text:p>28.112 </text:p>
          </table:table-cell>
          <table:table-cell table:style-name="ce90" table:formula="of:=(IF([.$A26]*[.M$23]&lt;=[.$B$3];[.$A26]*[.M$23]*[.$B$4];IF(AND([.$A26]*[.M$23]&gt;[.$B$3];[.$A26]*[.M$23]&lt;=[.$C$3]);[.$A26]*[.M$23]*[.$C$4];IF(AND([.$A26]*[.M$23]&gt;[.$C$3];[.$A26]*[.M$23]&lt;[.$D$3]);[.$A26]*[.M$23]*[.$D$4];[.$A26]*[.M$23]*[.$E$4]))))*[.$F$4]" office:value-type="float" office:value="29018.9369723162" calcext:value-type="float">
            <text:p>29.019 </text:p>
          </table:table-cell>
          <table:table-cell table:style-name="ce90" table:formula="of:=(IF([.$A26]*[.N$23]&lt;=[.$B$3];[.$A26]*[.N$23]*[.$B$4];IF(AND([.$A26]*[.N$23]&gt;[.$B$3];[.$A26]*[.N$23]&lt;=[.$C$3]);[.$A26]*[.N$23]*[.$C$4];IF(AND([.$A26]*[.N$23]&gt;[.$C$3];[.$A26]*[.N$23]&lt;[.$D$3]);[.$A26]*[.N$23]*[.$D$4];[.$A26]*[.N$23]*[.$E$4]))))*[.$F$4]" office:value-type="float" office:value="29925.778752701" calcext:value-type="float">
            <text:p>29.926 </text:p>
          </table:table-cell>
          <table:table-cell table:style-name="ce90" table:formula="of:=(IF([.$A26]*[.O$23]&lt;=[.$B$3];[.$A26]*[.O$23]*[.$B$4];IF(AND([.$A26]*[.O$23]&gt;[.$B$3];[.$A26]*[.O$23]&lt;=[.$C$3]);[.$A26]*[.O$23]*[.$C$4];IF(AND([.$A26]*[.O$23]&gt;[.$C$3];[.$A26]*[.O$23]&lt;[.$D$3]);[.$A26]*[.O$23]*[.$D$4];[.$A26]*[.O$23]*[.$E$4]))))*[.$F$4]" office:value-type="float" office:value="30832.6205330859" calcext:value-type="float">
            <text:p>30.833 </text:p>
          </table:table-cell>
          <table:table-cell table:style-name="ce90" table:formula="of:=(IF([.$A26]*[.P$23]&lt;=[.$B$3];[.$A26]*[.P$23]*[.$B$4];IF(AND([.$A26]*[.P$23]&gt;[.$B$3];[.$A26]*[.P$23]&lt;=[.$C$3]);[.$A26]*[.P$23]*[.$C$4];IF(AND([.$A26]*[.P$23]&gt;[.$C$3];[.$A26]*[.P$23]&lt;[.$D$3]);[.$A26]*[.P$23]*[.$D$4];[.$A26]*[.P$23]*[.$E$4]))))*[.$F$4]" office:value-type="float" office:value="31739.4623134708" calcext:value-type="float">
            <text:p>31.739 </text:p>
          </table:table-cell>
          <table:table-cell table:style-name="ce90" table:formula="of:=(IF([.$A26]*[.Q$23]&lt;=[.$B$3];[.$A26]*[.Q$23]*[.$B$4];IF(AND([.$A26]*[.Q$23]&gt;[.$B$3];[.$A26]*[.Q$23]&lt;=[.$C$3]);[.$A26]*[.Q$23]*[.$C$4];IF(AND([.$A26]*[.Q$23]&gt;[.$C$3];[.$A26]*[.Q$23]&lt;[.$D$3]);[.$A26]*[.Q$23]*[.$D$4];[.$A26]*[.Q$23]*[.$E$4]))))*[.$F$4]" office:value-type="float" office:value="32646.3040938557" calcext:value-type="float">
            <text:p>32.646 </text:p>
          </table:table-cell>
          <table:table-cell table:style-name="ce90" table:formula="of:=(IF([.$A26]*[.R$23]&lt;=[.$B$3];[.$A26]*[.R$23]*[.$B$4];IF(AND([.$A26]*[.R$23]&gt;[.$B$3];[.$A26]*[.R$23]&lt;=[.$C$3]);[.$A26]*[.R$23]*[.$C$4];IF(AND([.$A26]*[.R$23]&gt;[.$C$3];[.$A26]*[.R$23]&lt;[.$D$3]);[.$A26]*[.R$23]*[.$D$4];[.$A26]*[.R$23]*[.$E$4]))))*[.$F$4]" office:value-type="float" office:value="33553.1458742406" calcext:value-type="float">
            <text:p>33.553 </text:p>
          </table:table-cell>
          <table:table-cell table:style-name="ce79" table:formula="of:=+[.S25]+0.5" office:value-type="float" office:value="3" calcext:value-type="float">
            <text:p>3,00 </text:p>
          </table:table-cell>
          <table:table-cell table:number-columns-repeated="45"/>
        </table:table-row>
        <table:table-row table:style-name="ro1">
          <table:table-cell table:style-name="ce78" table:formula="of:=+[.A26]+0.5" office:value-type="float" office:value="3.5" calcext:value-type="float">
            <text:p>3,50 </text:p>
          </table:table-cell>
          <table:table-cell table:style-name="ce89" table:formula="of:=(IF([.$A27]*[.B$23]&lt;=[.$B$3];[.$A27]*[.B$23]*[.$B$4];IF(AND([.$A27]*[.B$23]&gt;[.$B$3];[.$A27]*[.B$23]&lt;=[.$C$3]);[.$A27]*[.B$23]*[.$C$4];IF(AND([.$A27]*[.B$23]&gt;[.$C$3];[.$A27]*[.B$23]&lt;[.$D$3]);[.$A27]*[.B$23]*[.$D$4];[.$A27]*[.B$23]*[.$E$4]))))*[.$F$4]" office:value-type="float" office:value="22217.6236194296" calcext:value-type="float">
            <text:p>22.218 </text:p>
          </table:table-cell>
          <table:table-cell table:style-name="ce89" table:formula="of:=(IF([.$A27]*[.C$23]&lt;=[.$B$3];[.$A27]*[.C$23]*[.$B$4];IF(AND([.$A27]*[.C$23]&gt;[.$B$3];[.$A27]*[.C$23]&lt;=[.$C$3]);[.$A27]*[.C$23]*[.$C$4];IF(AND([.$A27]*[.C$23]&gt;[.$C$3];[.$A27]*[.C$23]&lt;[.$D$3]);[.$A27]*[.C$23]*[.$D$4];[.$A27]*[.C$23]*[.$E$4]))))*[.$F$4]" office:value-type="float" office:value="23275.6056965452" calcext:value-type="float">
            <text:p>23.276 </text:p>
          </table:table-cell>
          <table:table-cell table:style-name="ce89" table:formula="of:=(IF([.$A27]*[.D$23]&lt;=[.$B$3];[.$A27]*[.D$23]*[.$B$4];IF(AND([.$A27]*[.D$23]&gt;[.$B$3];[.$A27]*[.D$23]&lt;=[.$C$3]);[.$A27]*[.D$23]*[.$C$4];IF(AND([.$A27]*[.D$23]&gt;[.$C$3];[.$A27]*[.D$23]&lt;[.$D$3]);[.$A27]*[.D$23]*[.$D$4];[.$A27]*[.D$23]*[.$E$4]))))*[.$F$4]" office:value-type="float" office:value="24333.5877736609" calcext:value-type="float">
            <text:p>24.334 </text:p>
          </table:table-cell>
          <table:table-cell table:style-name="ce89" table:formula="of:=(IF([.$A27]*[.E$23]&lt;=[.$B$3];[.$A27]*[.E$23]*[.$B$4];IF(AND([.$A27]*[.E$23]&gt;[.$B$3];[.$A27]*[.E$23]&lt;=[.$C$3]);[.$A27]*[.E$23]*[.$C$4];IF(AND([.$A27]*[.E$23]&gt;[.$C$3];[.$A27]*[.E$23]&lt;[.$D$3]);[.$A27]*[.E$23]*[.$D$4];[.$A27]*[.E$23]*[.$E$4]))))*[.$F$4]" office:value-type="float" office:value="25391.5698507766" calcext:value-type="float">
            <text:p>25.392 </text:p>
          </table:table-cell>
          <table:table-cell table:style-name="ce89" table:formula="of:=(IF([.$A27]*[.F$23]&lt;=[.$B$3];[.$A27]*[.F$23]*[.$B$4];IF(AND([.$A27]*[.F$23]&gt;[.$B$3];[.$A27]*[.F$23]&lt;=[.$C$3]);[.$A27]*[.F$23]*[.$C$4];IF(AND([.$A27]*[.F$23]&gt;[.$C$3];[.$A27]*[.F$23]&lt;[.$D$3]);[.$A27]*[.F$23]*[.$D$4];[.$A27]*[.F$23]*[.$E$4]))))*[.$F$4]" office:value-type="float" office:value="26449.5519278923" calcext:value-type="float">
            <text:p>26.450 </text:p>
          </table:table-cell>
          <table:table-cell table:style-name="ce89" table:formula="of:=(IF([.$A27]*[.G$23]&lt;=[.$B$3];[.$A27]*[.G$23]*[.$B$4];IF(AND([.$A27]*[.G$23]&gt;[.$B$3];[.$A27]*[.G$23]&lt;=[.$C$3]);[.$A27]*[.G$23]*[.$C$4];IF(AND([.$A27]*[.G$23]&gt;[.$C$3];[.$A27]*[.G$23]&lt;[.$D$3]);[.$A27]*[.G$23]*[.$D$4];[.$A27]*[.G$23]*[.$E$4]))))*[.$F$4]" office:value-type="float" office:value="27507.534005008" calcext:value-type="float">
            <text:p>27.508 </text:p>
          </table:table-cell>
          <table:table-cell table:style-name="ce89" table:formula="of:=(IF([.$A27]*[.H$23]&lt;=[.$B$3];[.$A27]*[.H$23]*[.$B$4];IF(AND([.$A27]*[.H$23]&gt;[.$B$3];[.$A27]*[.H$23]&lt;=[.$C$3]);[.$A27]*[.H$23]*[.$C$4];IF(AND([.$A27]*[.H$23]&gt;[.$C$3];[.$A27]*[.H$23]&lt;[.$D$3]);[.$A27]*[.H$23]*[.$D$4];[.$A27]*[.H$23]*[.$E$4]))))*[.$F$4]" office:value-type="float" office:value="28565.5160821237" calcext:value-type="float">
            <text:p>28.566 </text:p>
          </table:table-cell>
          <table:table-cell table:style-name="ce89" table:formula="of:=(IF([.$A27]*[.I$23]&lt;=[.$B$3];[.$A27]*[.I$23]*[.$B$4];IF(AND([.$A27]*[.I$23]&gt;[.$B$3];[.$A27]*[.I$23]&lt;=[.$C$3]);[.$A27]*[.I$23]*[.$C$4];IF(AND([.$A27]*[.I$23]&gt;[.$C$3];[.$A27]*[.I$23]&lt;[.$D$3]);[.$A27]*[.I$23]*[.$D$4];[.$A27]*[.I$23]*[.$E$4]))))*[.$F$4]" office:value-type="float" office:value="29623.4981592394" calcext:value-type="float">
            <text:p>29.623 </text:p>
          </table:table-cell>
          <table:table-cell table:style-name="ce89" table:formula="of:=(IF([.$A27]*[.J$23]&lt;=[.$B$3];[.$A27]*[.J$23]*[.$B$4];IF(AND([.$A27]*[.J$23]&gt;[.$B$3];[.$A27]*[.J$23]&lt;=[.$C$3]);[.$A27]*[.J$23]*[.$C$4];IF(AND([.$A27]*[.J$23]&gt;[.$C$3];[.$A27]*[.J$23]&lt;[.$D$3]);[.$A27]*[.J$23]*[.$D$4];[.$A27]*[.J$23]*[.$E$4]))))*[.$F$4]" office:value-type="float" office:value="30681.4802363551" calcext:value-type="float">
            <text:p>30.681 </text:p>
          </table:table-cell>
          <table:table-cell table:style-name="ce89" table:formula="of:=(IF([.$A27]*[.K$23]&lt;=[.$B$3];[.$A27]*[.K$23]*[.$B$4];IF(AND([.$A27]*[.K$23]&gt;[.$B$3];[.$A27]*[.K$23]&lt;=[.$C$3]);[.$A27]*[.K$23]*[.$C$4];IF(AND([.$A27]*[.K$23]&gt;[.$C$3];[.$A27]*[.K$23]&lt;[.$D$3]);[.$A27]*[.K$23]*[.$D$4];[.$A27]*[.K$23]*[.$E$4]))))*[.$F$4]" office:value-type="float" office:value="31739.4623134708" calcext:value-type="float">
            <text:p>31.739 </text:p>
          </table:table-cell>
          <table:table-cell table:style-name="ce89" table:formula="of:=(IF([.$A27]*[.L$23]&lt;=[.$B$3];[.$A27]*[.L$23]*[.$B$4];IF(AND([.$A27]*[.L$23]&gt;[.$B$3];[.$A27]*[.L$23]&lt;=[.$C$3]);[.$A27]*[.L$23]*[.$C$4];IF(AND([.$A27]*[.L$23]&gt;[.$C$3];[.$A27]*[.L$23]&lt;[.$D$3]);[.$A27]*[.L$23]*[.$D$4];[.$A27]*[.L$23]*[.$E$4]))))*[.$F$4]" office:value-type="float" office:value="32797.4443905865" calcext:value-type="float">
            <text:p>32.797 </text:p>
          </table:table-cell>
          <table:table-cell table:style-name="ce89" table:formula="of:=(IF([.$A27]*[.M$23]&lt;=[.$B$3];[.$A27]*[.M$23]*[.$B$4];IF(AND([.$A27]*[.M$23]&gt;[.$B$3];[.$A27]*[.M$23]&lt;=[.$C$3]);[.$A27]*[.M$23]*[.$C$4];IF(AND([.$A27]*[.M$23]&gt;[.$C$3];[.$A27]*[.M$23]&lt;[.$D$3]);[.$A27]*[.M$23]*[.$D$4];[.$A27]*[.M$23]*[.$E$4]))))*[.$F$4]" office:value-type="float" office:value="33855.4264677022" calcext:value-type="float">
            <text:p>33.855 </text:p>
          </table:table-cell>
          <table:table-cell table:style-name="ce89" table:formula="of:=(IF([.$A27]*[.N$23]&lt;=[.$B$3];[.$A27]*[.N$23]*[.$B$4];IF(AND([.$A27]*[.N$23]&gt;[.$B$3];[.$A27]*[.N$23]&lt;=[.$C$3]);[.$A27]*[.N$23]*[.$C$4];IF(AND([.$A27]*[.N$23]&gt;[.$C$3];[.$A27]*[.N$23]&lt;[.$D$3]);[.$A27]*[.N$23]*[.$D$4];[.$A27]*[.N$23]*[.$E$4]))))*[.$F$4]" office:value-type="float" office:value="34913.4085448179" calcext:value-type="float">
            <text:p>34.913 </text:p>
          </table:table-cell>
          <table:table-cell table:style-name="ce89" table:formula="of:=(IF([.$A27]*[.O$23]&lt;=[.$B$3];[.$A27]*[.O$23]*[.$B$4];IF(AND([.$A27]*[.O$23]&gt;[.$B$3];[.$A27]*[.O$23]&lt;=[.$C$3]);[.$A27]*[.O$23]*[.$C$4];IF(AND([.$A27]*[.O$23]&gt;[.$C$3];[.$A27]*[.O$23]&lt;[.$D$3]);[.$A27]*[.O$23]*[.$D$4];[.$A27]*[.O$23]*[.$E$4]))))*[.$F$4]" office:value-type="float" office:value="35971.3906219336" calcext:value-type="float">
            <text:p>35.971 </text:p>
          </table:table-cell>
          <table:table-cell table:style-name="ce89" table:formula="of:=(IF([.$A27]*[.P$23]&lt;=[.$B$3];[.$A27]*[.P$23]*[.$B$4];IF(AND([.$A27]*[.P$23]&gt;[.$B$3];[.$A27]*[.P$23]&lt;=[.$C$3]);[.$A27]*[.P$23]*[.$C$4];IF(AND([.$A27]*[.P$23]&gt;[.$C$3];[.$A27]*[.P$23]&lt;[.$D$3]);[.$A27]*[.P$23]*[.$D$4];[.$A27]*[.P$23]*[.$E$4]))))*[.$F$4]" office:value-type="float" office:value="37029.3726990493" calcext:value-type="float">
            <text:p>37.029 </text:p>
          </table:table-cell>
          <table:table-cell table:style-name="ce89" table:formula="of:=(IF([.$A27]*[.Q$23]&lt;=[.$B$3];[.$A27]*[.Q$23]*[.$B$4];IF(AND([.$A27]*[.Q$23]&gt;[.$B$3];[.$A27]*[.Q$23]&lt;=[.$C$3]);[.$A27]*[.Q$23]*[.$C$4];IF(AND([.$A27]*[.Q$23]&gt;[.$C$3];[.$A27]*[.Q$23]&lt;[.$D$3]);[.$A27]*[.Q$23]*[.$D$4];[.$A27]*[.Q$23]*[.$E$4]))))*[.$F$4]" office:value-type="float" office:value="38087.354776165" calcext:value-type="float">
            <text:p>38.087 </text:p>
          </table:table-cell>
          <table:table-cell table:style-name="ce89" table:formula="of:=(IF([.$A27]*[.R$23]&lt;=[.$B$3];[.$A27]*[.R$23]*[.$B$4];IF(AND([.$A27]*[.R$23]&gt;[.$B$3];[.$A27]*[.R$23]&lt;=[.$C$3]);[.$A27]*[.R$23]*[.$C$4];IF(AND([.$A27]*[.R$23]&gt;[.$C$3];[.$A27]*[.R$23]&lt;[.$D$3]);[.$A27]*[.R$23]*[.$D$4];[.$A27]*[.R$23]*[.$E$4]))))*[.$F$4]" office:value-type="float" office:value="39145.3368532807" calcext:value-type="float">
            <text:p>39.145 </text:p>
          </table:table-cell>
          <table:table-cell table:style-name="ce78" table:formula="of:=+[.S26]+0.5" office:value-type="float" office:value="3.5" calcext:value-type="float">
            <text:p>3,50 </text:p>
          </table:table-cell>
          <table:table-cell table:number-columns-repeated="45"/>
        </table:table-row>
        <table:table-row table:style-name="ro1">
          <table:table-cell table:style-name="ce80" table:formula="of:=+[.A27]+0.5" office:value-type="float" office:value="4" calcext:value-type="float">
            <text:p>4,00 </text:p>
          </table:table-cell>
          <table:table-cell table:style-name="ce91" table:formula="of:=(IF([.$A28]*[.B$23]&lt;=[.$B$3];[.$A28]*[.B$23]*[.$B$4];IF(AND([.$A28]*[.B$23]&gt;[.$B$3];[.$A28]*[.B$23]&lt;=[.$C$3]);[.$A28]*[.B$23]*[.$C$4];IF(AND([.$A28]*[.B$23]&gt;[.$C$3];[.$A28]*[.B$23]&lt;[.$D$3]);[.$A28]*[.B$23]*[.$D$4];[.$A28]*[.B$23]*[.$E$4]))))*[.$F$4]" office:value-type="float" office:value="25391.5698507766" calcext:value-type="float">
            <text:p>25.392 </text:p>
          </table:table-cell>
          <table:table-cell table:style-name="ce91" table:formula="of:=(IF([.$A28]*[.C$23]&lt;=[.$B$3];[.$A28]*[.C$23]*[.$B$4];IF(AND([.$A28]*[.C$23]&gt;[.$B$3];[.$A28]*[.C$23]&lt;=[.$C$3]);[.$A28]*[.C$23]*[.$C$4];IF(AND([.$A28]*[.C$23]&gt;[.$C$3];[.$A28]*[.C$23]&lt;[.$D$3]);[.$A28]*[.C$23]*[.$D$4];[.$A28]*[.C$23]*[.$E$4]))))*[.$F$4]" office:value-type="float" office:value="26600.6922246231" calcext:value-type="float">
            <text:p>26.601 </text:p>
          </table:table-cell>
          <table:table-cell table:style-name="ce91" table:formula="of:=(IF([.$A28]*[.D$23]&lt;=[.$B$3];[.$A28]*[.D$23]*[.$B$4];IF(AND([.$A28]*[.D$23]&gt;[.$B$3];[.$A28]*[.D$23]&lt;=[.$C$3]);[.$A28]*[.D$23]*[.$C$4];IF(AND([.$A28]*[.D$23]&gt;[.$C$3];[.$A28]*[.D$23]&lt;[.$D$3]);[.$A28]*[.D$23]*[.$D$4];[.$A28]*[.D$23]*[.$E$4]))))*[.$F$4]" office:value-type="float" office:value="27809.8145984696" calcext:value-type="float">
            <text:p>27.810 </text:p>
          </table:table-cell>
          <table:table-cell table:style-name="ce91" table:formula="of:=(IF([.$A28]*[.E$23]&lt;=[.$B$3];[.$A28]*[.E$23]*[.$B$4];IF(AND([.$A28]*[.E$23]&gt;[.$B$3];[.$A28]*[.E$23]&lt;=[.$C$3]);[.$A28]*[.E$23]*[.$C$4];IF(AND([.$A28]*[.E$23]&gt;[.$C$3];[.$A28]*[.E$23]&lt;[.$D$3]);[.$A28]*[.E$23]*[.$D$4];[.$A28]*[.E$23]*[.$E$4]))))*[.$F$4]" office:value-type="float" office:value="29018.9369723162" calcext:value-type="float">
            <text:p>29.019 </text:p>
          </table:table-cell>
          <table:table-cell table:style-name="ce91" table:formula="of:=(IF([.$A28]*[.F$23]&lt;=[.$B$3];[.$A28]*[.F$23]*[.$B$4];IF(AND([.$A28]*[.F$23]&gt;[.$B$3];[.$A28]*[.F$23]&lt;=[.$C$3]);[.$A28]*[.F$23]*[.$C$4];IF(AND([.$A28]*[.F$23]&gt;[.$C$3];[.$A28]*[.F$23]&lt;[.$D$3]);[.$A28]*[.F$23]*[.$D$4];[.$A28]*[.F$23]*[.$E$4]))))*[.$F$4]" office:value-type="float" office:value="30228.0593461627" calcext:value-type="float">
            <text:p>30.228 </text:p>
          </table:table-cell>
          <table:table-cell table:style-name="ce91" table:formula="of:=(IF([.$A28]*[.G$23]&lt;=[.$B$3];[.$A28]*[.G$23]*[.$B$4];IF(AND([.$A28]*[.G$23]&gt;[.$B$3];[.$A28]*[.G$23]&lt;=[.$C$3]);[.$A28]*[.G$23]*[.$C$4];IF(AND([.$A28]*[.G$23]&gt;[.$C$3];[.$A28]*[.G$23]&lt;[.$D$3]);[.$A28]*[.G$23]*[.$D$4];[.$A28]*[.G$23]*[.$E$4]))))*[.$F$4]" office:value-type="float" office:value="31437.1817200092" calcext:value-type="float">
            <text:p>31.437 </text:p>
          </table:table-cell>
          <table:table-cell table:style-name="ce91" table:formula="of:=(IF([.$A28]*[.H$23]&lt;=[.$B$3];[.$A28]*[.H$23]*[.$B$4];IF(AND([.$A28]*[.H$23]&gt;[.$B$3];[.$A28]*[.H$23]&lt;=[.$C$3]);[.$A28]*[.H$23]*[.$C$4];IF(AND([.$A28]*[.H$23]&gt;[.$C$3];[.$A28]*[.H$23]&lt;[.$D$3]);[.$A28]*[.H$23]*[.$D$4];[.$A28]*[.H$23]*[.$E$4]))))*[.$F$4]" office:value-type="float" office:value="32646.3040938557" calcext:value-type="float">
            <text:p>32.646 </text:p>
          </table:table-cell>
          <table:table-cell table:style-name="ce91" table:formula="of:=(IF([.$A28]*[.I$23]&lt;=[.$B$3];[.$A28]*[.I$23]*[.$B$4];IF(AND([.$A28]*[.I$23]&gt;[.$B$3];[.$A28]*[.I$23]&lt;=[.$C$3]);[.$A28]*[.I$23]*[.$C$4];IF(AND([.$A28]*[.I$23]&gt;[.$C$3];[.$A28]*[.I$23]&lt;[.$D$3]);[.$A28]*[.I$23]*[.$D$4];[.$A28]*[.I$23]*[.$E$4]))))*[.$F$4]" office:value-type="float" office:value="33855.4264677022" calcext:value-type="float">
            <text:p>33.855 </text:p>
          </table:table-cell>
          <table:table-cell table:style-name="ce91" table:formula="of:=(IF([.$A28]*[.J$23]&lt;=[.$B$3];[.$A28]*[.J$23]*[.$B$4];IF(AND([.$A28]*[.J$23]&gt;[.$B$3];[.$A28]*[.J$23]&lt;=[.$C$3]);[.$A28]*[.J$23]*[.$C$4];IF(AND([.$A28]*[.J$23]&gt;[.$C$3];[.$A28]*[.J$23]&lt;[.$D$3]);[.$A28]*[.J$23]*[.$D$4];[.$A28]*[.J$23]*[.$E$4]))))*[.$F$4]" office:value-type="float" office:value="35064.5488415487" calcext:value-type="float">
            <text:p>35.065 </text:p>
          </table:table-cell>
          <table:table-cell table:style-name="ce91" table:formula="of:=(IF([.$A28]*[.K$23]&lt;=[.$B$3];[.$A28]*[.K$23]*[.$B$4];IF(AND([.$A28]*[.K$23]&gt;[.$B$3];[.$A28]*[.K$23]&lt;=[.$C$3]);[.$A28]*[.K$23]*[.$C$4];IF(AND([.$A28]*[.K$23]&gt;[.$C$3];[.$A28]*[.K$23]&lt;[.$D$3]);[.$A28]*[.K$23]*[.$D$4];[.$A28]*[.K$23]*[.$E$4]))))*[.$F$4]" office:value-type="float" office:value="36273.6712153952" calcext:value-type="float">
            <text:p>36.274 </text:p>
          </table:table-cell>
          <table:table-cell table:style-name="ce91" table:formula="of:=(IF([.$A28]*[.L$23]&lt;=[.$B$3];[.$A28]*[.L$23]*[.$B$4];IF(AND([.$A28]*[.L$23]&gt;[.$B$3];[.$A28]*[.L$23]&lt;=[.$C$3]);[.$A28]*[.L$23]*[.$C$4];IF(AND([.$A28]*[.L$23]&gt;[.$C$3];[.$A28]*[.L$23]&lt;[.$D$3]);[.$A28]*[.L$23]*[.$D$4];[.$A28]*[.L$23]*[.$E$4]))))*[.$F$4]" office:value-type="float" office:value="37482.7935892417" calcext:value-type="float">
            <text:p>37.483 </text:p>
          </table:table-cell>
          <table:table-cell table:style-name="ce91" table:formula="of:=(IF([.$A28]*[.M$23]&lt;=[.$B$3];[.$A28]*[.M$23]*[.$B$4];IF(AND([.$A28]*[.M$23]&gt;[.$B$3];[.$A28]*[.M$23]&lt;=[.$C$3]);[.$A28]*[.M$23]*[.$C$4];IF(AND([.$A28]*[.M$23]&gt;[.$C$3];[.$A28]*[.M$23]&lt;[.$D$3]);[.$A28]*[.M$23]*[.$D$4];[.$A28]*[.M$23]*[.$E$4]))))*[.$F$4]" office:value-type="float" office:value="38691.9159630882" calcext:value-type="float">
            <text:p>38.692 </text:p>
          </table:table-cell>
          <table:table-cell table:style-name="ce91" table:formula="of:=(IF([.$A28]*[.N$23]&lt;=[.$B$3];[.$A28]*[.N$23]*[.$B$4];IF(AND([.$A28]*[.N$23]&gt;[.$B$3];[.$A28]*[.N$23]&lt;=[.$C$3]);[.$A28]*[.N$23]*[.$C$4];IF(AND([.$A28]*[.N$23]&gt;[.$C$3];[.$A28]*[.N$23]&lt;[.$D$3]);[.$A28]*[.N$23]*[.$D$4];[.$A28]*[.N$23]*[.$E$4]))))*[.$F$4]" office:value-type="float" office:value="39901.0383369347" calcext:value-type="float">
            <text:p>39.901 </text:p>
          </table:table-cell>
          <table:table-cell table:style-name="ce91" table:formula="of:=(IF([.$A28]*[.O$23]&lt;=[.$B$3];[.$A28]*[.O$23]*[.$B$4];IF(AND([.$A28]*[.O$23]&gt;[.$B$3];[.$A28]*[.O$23]&lt;=[.$C$3]);[.$A28]*[.O$23]*[.$C$4];IF(AND([.$A28]*[.O$23]&gt;[.$C$3];[.$A28]*[.O$23]&lt;[.$D$3]);[.$A28]*[.O$23]*[.$D$4];[.$A28]*[.O$23]*[.$E$4]))))*[.$F$4]" office:value-type="float" office:value="41110.1607107812" calcext:value-type="float">
            <text:p>41.110 </text:p>
          </table:table-cell>
          <table:table-cell table:style-name="ce91" table:formula="of:=(IF([.$A28]*[.P$23]&lt;=[.$B$3];[.$A28]*[.P$23]*[.$B$4];IF(AND([.$A28]*[.P$23]&gt;[.$B$3];[.$A28]*[.P$23]&lt;=[.$C$3]);[.$A28]*[.P$23]*[.$C$4];IF(AND([.$A28]*[.P$23]&gt;[.$C$3];[.$A28]*[.P$23]&lt;[.$D$3]);[.$A28]*[.P$23]*[.$D$4];[.$A28]*[.P$23]*[.$E$4]))))*[.$F$4]" office:value-type="float" office:value="42319.2830846277" calcext:value-type="float">
            <text:p>42.319 </text:p>
          </table:table-cell>
          <table:table-cell table:style-name="ce91" table:formula="of:=(IF([.$A28]*[.Q$23]&lt;=[.$B$3];[.$A28]*[.Q$23]*[.$B$4];IF(AND([.$A28]*[.Q$23]&gt;[.$B$3];[.$A28]*[.Q$23]&lt;=[.$C$3]);[.$A28]*[.Q$23]*[.$C$4];IF(AND([.$A28]*[.Q$23]&gt;[.$C$3];[.$A28]*[.Q$23]&lt;[.$D$3]);[.$A28]*[.Q$23]*[.$D$4];[.$A28]*[.Q$23]*[.$E$4]))))*[.$F$4]" office:value-type="float" office:value="43528.4054584742" calcext:value-type="float">
            <text:p>43.528 </text:p>
          </table:table-cell>
          <table:table-cell table:style-name="ce91" table:formula="of:=(IF([.$A28]*[.R$23]&lt;=[.$B$3];[.$A28]*[.R$23]*[.$B$4];IF(AND([.$A28]*[.R$23]&gt;[.$B$3];[.$A28]*[.R$23]&lt;=[.$C$3]);[.$A28]*[.R$23]*[.$C$4];IF(AND([.$A28]*[.R$23]&gt;[.$C$3];[.$A28]*[.R$23]&lt;[.$D$3]);[.$A28]*[.R$23]*[.$D$4];[.$A28]*[.R$23]*[.$E$4]))))*[.$F$4]" office:value-type="float" office:value="44737.5278323208" calcext:value-type="float">
            <text:p>44.738 </text:p>
          </table:table-cell>
          <table:table-cell table:style-name="ce80" table:formula="of:=+[.S27]+0.5" office:value-type="float" office:value="4" calcext:value-type="float">
            <text:p>4,00 </text:p>
          </table:table-cell>
          <table:table-cell table:number-columns-repeated="45"/>
        </table:table-row>
        <table:table-row table:style-name="ro1">
          <table:table-cell table:style-name="ce78" table:formula="of:=+[.A28]+0.5" office:value-type="float" office:value="4.5" calcext:value-type="float">
            <text:p>4,50 </text:p>
          </table:table-cell>
          <table:table-cell table:style-name="ce89" table:formula="of:=(IF([.$A29]*[.B$23]&lt;=[.$B$3];[.$A29]*[.B$23]*[.$B$4];IF(AND([.$A29]*[.B$23]&gt;[.$B$3];[.$A29]*[.B$23]&lt;=[.$C$3]);[.$A29]*[.B$23]*[.$C$4];IF(AND([.$A29]*[.B$23]&gt;[.$C$3];[.$A29]*[.B$23]&lt;[.$D$3]);[.$A29]*[.B$23]*[.$D$4];[.$A29]*[.B$23]*[.$E$4]))))*[.$F$4]" office:value-type="float" office:value="28565.5160821237" calcext:value-type="float">
            <text:p>28.566 </text:p>
          </table:table-cell>
          <table:table-cell table:style-name="ce89" table:formula="of:=(IF([.$A29]*[.C$23]&lt;=[.$B$3];[.$A29]*[.C$23]*[.$B$4];IF(AND([.$A29]*[.C$23]&gt;[.$B$3];[.$A29]*[.C$23]&lt;=[.$C$3]);[.$A29]*[.C$23]*[.$C$4];IF(AND([.$A29]*[.C$23]&gt;[.$C$3];[.$A29]*[.C$23]&lt;[.$D$3]);[.$A29]*[.C$23]*[.$D$4];[.$A29]*[.C$23]*[.$E$4]))))*[.$F$4]" office:value-type="float" office:value="29925.778752701" calcext:value-type="float">
            <text:p>29.926 </text:p>
          </table:table-cell>
          <table:table-cell table:style-name="ce89" table:formula="of:=(IF([.$A29]*[.D$23]&lt;=[.$B$3];[.$A29]*[.D$23]*[.$B$4];IF(AND([.$A29]*[.D$23]&gt;[.$B$3];[.$A29]*[.D$23]&lt;=[.$C$3]);[.$A29]*[.D$23]*[.$C$4];IF(AND([.$A29]*[.D$23]&gt;[.$C$3];[.$A29]*[.D$23]&lt;[.$D$3]);[.$A29]*[.D$23]*[.$D$4];[.$A29]*[.D$23]*[.$E$4]))))*[.$F$4]" office:value-type="float" office:value="31286.0414232784" calcext:value-type="float">
            <text:p>31.286 </text:p>
          </table:table-cell>
          <table:table-cell table:style-name="ce89" table:formula="of:=(IF([.$A29]*[.E$23]&lt;=[.$B$3];[.$A29]*[.E$23]*[.$B$4];IF(AND([.$A29]*[.E$23]&gt;[.$B$3];[.$A29]*[.E$23]&lt;=[.$C$3]);[.$A29]*[.E$23]*[.$C$4];IF(AND([.$A29]*[.E$23]&gt;[.$C$3];[.$A29]*[.E$23]&lt;[.$D$3]);[.$A29]*[.E$23]*[.$D$4];[.$A29]*[.E$23]*[.$E$4]))))*[.$F$4]" office:value-type="float" office:value="32646.3040938557" calcext:value-type="float">
            <text:p>32.646 </text:p>
          </table:table-cell>
          <table:table-cell table:style-name="ce89" table:formula="of:=(IF([.$A29]*[.F$23]&lt;=[.$B$3];[.$A29]*[.F$23]*[.$B$4];IF(AND([.$A29]*[.F$23]&gt;[.$B$3];[.$A29]*[.F$23]&lt;=[.$C$3]);[.$A29]*[.F$23]*[.$C$4];IF(AND([.$A29]*[.F$23]&gt;[.$C$3];[.$A29]*[.F$23]&lt;[.$D$3]);[.$A29]*[.F$23]*[.$D$4];[.$A29]*[.F$23]*[.$E$4]))))*[.$F$4]" office:value-type="float" office:value="34006.566764433" calcext:value-type="float">
            <text:p>34.007 </text:p>
          </table:table-cell>
          <table:table-cell table:style-name="ce89" table:formula="of:=(IF([.$A29]*[.G$23]&lt;=[.$B$3];[.$A29]*[.G$23]*[.$B$4];IF(AND([.$A29]*[.G$23]&gt;[.$B$3];[.$A29]*[.G$23]&lt;=[.$C$3]);[.$A29]*[.G$23]*[.$C$4];IF(AND([.$A29]*[.G$23]&gt;[.$C$3];[.$A29]*[.G$23]&lt;[.$D$3]);[.$A29]*[.G$23]*[.$D$4];[.$A29]*[.G$23]*[.$E$4]))))*[.$F$4]" office:value-type="float" office:value="35366.8294350103" calcext:value-type="float">
            <text:p>35.367 </text:p>
          </table:table-cell>
          <table:table-cell table:style-name="ce89" table:formula="of:=(IF([.$A29]*[.H$23]&lt;=[.$B$3];[.$A29]*[.H$23]*[.$B$4];IF(AND([.$A29]*[.H$23]&gt;[.$B$3];[.$A29]*[.H$23]&lt;=[.$C$3]);[.$A29]*[.H$23]*[.$C$4];IF(AND([.$A29]*[.H$23]&gt;[.$C$3];[.$A29]*[.H$23]&lt;[.$D$3]);[.$A29]*[.H$23]*[.$D$4];[.$A29]*[.H$23]*[.$E$4]))))*[.$F$4]" office:value-type="float" office:value="36727.0921055876" calcext:value-type="float">
            <text:p>36.727 </text:p>
          </table:table-cell>
          <table:table-cell table:style-name="ce89" table:formula="of:=(IF([.$A29]*[.I$23]&lt;=[.$B$3];[.$A29]*[.I$23]*[.$B$4];IF(AND([.$A29]*[.I$23]&gt;[.$B$3];[.$A29]*[.I$23]&lt;=[.$C$3]);[.$A29]*[.I$23]*[.$C$4];IF(AND([.$A29]*[.I$23]&gt;[.$C$3];[.$A29]*[.I$23]&lt;[.$D$3]);[.$A29]*[.I$23]*[.$D$4];[.$A29]*[.I$23]*[.$E$4]))))*[.$F$4]" office:value-type="float" office:value="38087.354776165" calcext:value-type="float">
            <text:p>38.087 </text:p>
          </table:table-cell>
          <table:table-cell table:style-name="ce89" table:formula="of:=(IF([.$A29]*[.J$23]&lt;=[.$B$3];[.$A29]*[.J$23]*[.$B$4];IF(AND([.$A29]*[.J$23]&gt;[.$B$3];[.$A29]*[.J$23]&lt;=[.$C$3]);[.$A29]*[.J$23]*[.$C$4];IF(AND([.$A29]*[.J$23]&gt;[.$C$3];[.$A29]*[.J$23]&lt;[.$D$3]);[.$A29]*[.J$23]*[.$D$4];[.$A29]*[.J$23]*[.$E$4]))))*[.$F$4]" office:value-type="float" office:value="39447.6174467423" calcext:value-type="float">
            <text:p>39.448 </text:p>
          </table:table-cell>
          <table:table-cell table:style-name="ce89" table:formula="of:=(IF([.$A29]*[.K$23]&lt;=[.$B$3];[.$A29]*[.K$23]*[.$B$4];IF(AND([.$A29]*[.K$23]&gt;[.$B$3];[.$A29]*[.K$23]&lt;=[.$C$3]);[.$A29]*[.K$23]*[.$C$4];IF(AND([.$A29]*[.K$23]&gt;[.$C$3];[.$A29]*[.K$23]&lt;[.$D$3]);[.$A29]*[.K$23]*[.$D$4];[.$A29]*[.K$23]*[.$E$4]))))*[.$F$4]" office:value-type="float" office:value="40807.8801173196" calcext:value-type="float">
            <text:p>40.808 </text:p>
          </table:table-cell>
          <table:table-cell table:style-name="ce89" table:formula="of:=(IF([.$A29]*[.L$23]&lt;=[.$B$3];[.$A29]*[.L$23]*[.$B$4];IF(AND([.$A29]*[.L$23]&gt;[.$B$3];[.$A29]*[.L$23]&lt;=[.$C$3]);[.$A29]*[.L$23]*[.$C$4];IF(AND([.$A29]*[.L$23]&gt;[.$C$3];[.$A29]*[.L$23]&lt;[.$D$3]);[.$A29]*[.L$23]*[.$D$4];[.$A29]*[.L$23]*[.$E$4]))))*[.$F$4]" office:value-type="float" office:value="42168.1427878969" calcext:value-type="float">
            <text:p>42.168 </text:p>
          </table:table-cell>
          <table:table-cell table:style-name="ce89" table:formula="of:=(IF([.$A29]*[.M$23]&lt;=[.$B$3];[.$A29]*[.M$23]*[.$B$4];IF(AND([.$A29]*[.M$23]&gt;[.$B$3];[.$A29]*[.M$23]&lt;=[.$C$3]);[.$A29]*[.M$23]*[.$C$4];IF(AND([.$A29]*[.M$23]&gt;[.$C$3];[.$A29]*[.M$23]&lt;[.$D$3]);[.$A29]*[.M$23]*[.$D$4];[.$A29]*[.M$23]*[.$E$4]))))*[.$F$4]" office:value-type="float" office:value="43528.4054584742" calcext:value-type="float">
            <text:p>43.528 </text:p>
          </table:table-cell>
          <table:table-cell table:style-name="ce89" table:formula="of:=(IF([.$A29]*[.N$23]&lt;=[.$B$3];[.$A29]*[.N$23]*[.$B$4];IF(AND([.$A29]*[.N$23]&gt;[.$B$3];[.$A29]*[.N$23]&lt;=[.$C$3]);[.$A29]*[.N$23]*[.$C$4];IF(AND([.$A29]*[.N$23]&gt;[.$C$3];[.$A29]*[.N$23]&lt;[.$D$3]);[.$A29]*[.N$23]*[.$D$4];[.$A29]*[.N$23]*[.$E$4]))))*[.$F$4]" office:value-type="float" office:value="44888.6681290516" calcext:value-type="float">
            <text:p>44.889 </text:p>
          </table:table-cell>
          <table:table-cell table:style-name="ce89" table:formula="of:=(IF([.$A29]*[.O$23]&lt;=[.$B$3];[.$A29]*[.O$23]*[.$B$4];IF(AND([.$A29]*[.O$23]&gt;[.$B$3];[.$A29]*[.O$23]&lt;=[.$C$3]);[.$A29]*[.O$23]*[.$C$4];IF(AND([.$A29]*[.O$23]&gt;[.$C$3];[.$A29]*[.O$23]&lt;[.$D$3]);[.$A29]*[.O$23]*[.$D$4];[.$A29]*[.O$23]*[.$E$4]))))*[.$F$4]" office:value-type="float" office:value="46248.9307996289" calcext:value-type="float">
            <text:p>46.249 </text:p>
          </table:table-cell>
          <table:table-cell table:style-name="ce89" table:formula="of:=(IF([.$A29]*[.P$23]&lt;=[.$B$3];[.$A29]*[.P$23]*[.$B$4];IF(AND([.$A29]*[.P$23]&gt;[.$B$3];[.$A29]*[.P$23]&lt;=[.$C$3]);[.$A29]*[.P$23]*[.$C$4];IF(AND([.$A29]*[.P$23]&gt;[.$C$3];[.$A29]*[.P$23]&lt;[.$D$3]);[.$A29]*[.P$23]*[.$D$4];[.$A29]*[.P$23]*[.$E$4]))))*[.$F$4]" office:value-type="float" office:value="47609.1934702062" calcext:value-type="float">
            <text:p>47.609 </text:p>
          </table:table-cell>
          <table:table-cell table:style-name="ce89" table:formula="of:=(IF([.$A29]*[.Q$23]&lt;=[.$B$3];[.$A29]*[.Q$23]*[.$B$4];IF(AND([.$A29]*[.Q$23]&gt;[.$B$3];[.$A29]*[.Q$23]&lt;=[.$C$3]);[.$A29]*[.Q$23]*[.$C$4];IF(AND([.$A29]*[.Q$23]&gt;[.$C$3];[.$A29]*[.Q$23]&lt;[.$D$3]);[.$A29]*[.Q$23]*[.$D$4];[.$A29]*[.Q$23]*[.$E$4]))))*[.$F$4]" office:value-type="float" office:value="48969.4561407835" calcext:value-type="float">
            <text:p>48.969 </text:p>
          </table:table-cell>
          <table:table-cell table:style-name="ce89" table:formula="of:=(IF([.$A29]*[.R$23]&lt;=[.$B$3];[.$A29]*[.R$23]*[.$B$4];IF(AND([.$A29]*[.R$23]&gt;[.$B$3];[.$A29]*[.R$23]&lt;=[.$C$3]);[.$A29]*[.R$23]*[.$C$4];IF(AND([.$A29]*[.R$23]&gt;[.$C$3];[.$A29]*[.R$23]&lt;[.$D$3]);[.$A29]*[.R$23]*[.$D$4];[.$A29]*[.R$23]*[.$E$4]))))*[.$F$4]" office:value-type="float" office:value="50329.7188113608" calcext:value-type="float">
            <text:p>50.330 </text:p>
          </table:table-cell>
          <table:table-cell table:style-name="ce78" table:formula="of:=+[.S28]+0.5" office:value-type="float" office:value="4.5" calcext:value-type="float">
            <text:p>4,50 </text:p>
          </table:table-cell>
          <table:table-cell table:number-columns-repeated="45"/>
        </table:table-row>
        <table:table-row table:style-name="ro1">
          <table:table-cell table:style-name="ce81" table:formula="of:=+[.A29]+0.5" office:value-type="float" office:value="5" calcext:value-type="float">
            <text:p>5,00 </text:p>
          </table:table-cell>
          <table:table-cell table:style-name="ce92" table:formula="of:=(IF([.$A30]*[.B$23]&lt;=[.$B$3];[.$A30]*[.B$23]*[.$B$4];IF(AND([.$A30]*[.B$23]&gt;[.$B$3];[.$A30]*[.B$23]&lt;=[.$C$3]);[.$A30]*[.B$23]*[.$C$4];IF(AND([.$A30]*[.B$23]&gt;[.$C$3];[.$A30]*[.B$23]&lt;[.$D$3]);[.$A30]*[.B$23]*[.$D$4];[.$A30]*[.B$23]*[.$E$4]))))*[.$F$4]" office:value-type="float" office:value="31739.4623134708" calcext:value-type="float">
            <text:p>31.739 </text:p>
          </table:table-cell>
          <table:table-cell table:style-name="ce92" table:formula="of:=(IF([.$A30]*[.C$23]&lt;=[.$B$3];[.$A30]*[.C$23]*[.$B$4];IF(AND([.$A30]*[.C$23]&gt;[.$B$3];[.$A30]*[.C$23]&lt;=[.$C$3]);[.$A30]*[.C$23]*[.$C$4];IF(AND([.$A30]*[.C$23]&gt;[.$C$3];[.$A30]*[.C$23]&lt;[.$D$3]);[.$A30]*[.C$23]*[.$D$4];[.$A30]*[.C$23]*[.$E$4]))))*[.$F$4]" office:value-type="float" office:value="33250.8652807789" calcext:value-type="float">
            <text:p>33.251 </text:p>
          </table:table-cell>
          <table:table-cell table:style-name="ce92" table:formula="of:=(IF([.$A30]*[.D$23]&lt;=[.$B$3];[.$A30]*[.D$23]*[.$B$4];IF(AND([.$A30]*[.D$23]&gt;[.$B$3];[.$A30]*[.D$23]&lt;=[.$C$3]);[.$A30]*[.D$23]*[.$C$4];IF(AND([.$A30]*[.D$23]&gt;[.$C$3];[.$A30]*[.D$23]&lt;[.$D$3]);[.$A30]*[.D$23]*[.$D$4];[.$A30]*[.D$23]*[.$E$4]))))*[.$F$4]" office:value-type="float" office:value="34762.2682480871" calcext:value-type="float">
            <text:p>34.762 </text:p>
          </table:table-cell>
          <table:table-cell table:style-name="ce92" table:formula="of:=(IF([.$A30]*[.E$23]&lt;=[.$B$3];[.$A30]*[.E$23]*[.$B$4];IF(AND([.$A30]*[.E$23]&gt;[.$B$3];[.$A30]*[.E$23]&lt;=[.$C$3]);[.$A30]*[.E$23]*[.$C$4];IF(AND([.$A30]*[.E$23]&gt;[.$C$3];[.$A30]*[.E$23]&lt;[.$D$3]);[.$A30]*[.E$23]*[.$D$4];[.$A30]*[.E$23]*[.$E$4]))))*[.$F$4]" office:value-type="float" office:value="36273.6712153952" calcext:value-type="float">
            <text:p>36.274 </text:p>
          </table:table-cell>
          <table:table-cell table:style-name="ce92" table:formula="of:=(IF([.$A30]*[.F$23]&lt;=[.$B$3];[.$A30]*[.F$23]*[.$B$4];IF(AND([.$A30]*[.F$23]&gt;[.$B$3];[.$A30]*[.F$23]&lt;=[.$C$3]);[.$A30]*[.F$23]*[.$C$4];IF(AND([.$A30]*[.F$23]&gt;[.$C$3];[.$A30]*[.F$23]&lt;[.$D$3]);[.$A30]*[.F$23]*[.$D$4];[.$A30]*[.F$23]*[.$E$4]))))*[.$F$4]" office:value-type="float" office:value="37785.0741827033" calcext:value-type="float">
            <text:p>37.785 </text:p>
          </table:table-cell>
          <table:table-cell table:style-name="ce92" table:formula="of:=(IF([.$A30]*[.G$23]&lt;=[.$B$3];[.$A30]*[.G$23]*[.$B$4];IF(AND([.$A30]*[.G$23]&gt;[.$B$3];[.$A30]*[.G$23]&lt;=[.$C$3]);[.$A30]*[.G$23]*[.$C$4];IF(AND([.$A30]*[.G$23]&gt;[.$C$3];[.$A30]*[.G$23]&lt;[.$D$3]);[.$A30]*[.G$23]*[.$D$4];[.$A30]*[.G$23]*[.$E$4]))))*[.$F$4]" office:value-type="float" office:value="39296.4771500115" calcext:value-type="float">
            <text:p>39.296 </text:p>
          </table:table-cell>
          <table:table-cell table:style-name="ce92" table:formula="of:=(IF([.$A30]*[.H$23]&lt;=[.$B$3];[.$A30]*[.H$23]*[.$B$4];IF(AND([.$A30]*[.H$23]&gt;[.$B$3];[.$A30]*[.H$23]&lt;=[.$C$3]);[.$A30]*[.H$23]*[.$C$4];IF(AND([.$A30]*[.H$23]&gt;[.$C$3];[.$A30]*[.H$23]&lt;[.$D$3]);[.$A30]*[.H$23]*[.$D$4];[.$A30]*[.H$23]*[.$E$4]))))*[.$F$4]" office:value-type="float" office:value="40807.8801173196" calcext:value-type="float">
            <text:p>40.808 </text:p>
          </table:table-cell>
          <table:table-cell table:style-name="ce92" table:formula="of:=(IF([.$A30]*[.I$23]&lt;=[.$B$3];[.$A30]*[.I$23]*[.$B$4];IF(AND([.$A30]*[.I$23]&gt;[.$B$3];[.$A30]*[.I$23]&lt;=[.$C$3]);[.$A30]*[.I$23]*[.$C$4];IF(AND([.$A30]*[.I$23]&gt;[.$C$3];[.$A30]*[.I$23]&lt;[.$D$3]);[.$A30]*[.I$23]*[.$D$4];[.$A30]*[.I$23]*[.$E$4]))))*[.$F$4]" office:value-type="float" office:value="42319.2830846277" calcext:value-type="float">
            <text:p>42.319 </text:p>
          </table:table-cell>
          <table:table-cell table:style-name="ce92" table:formula="of:=(IF([.$A30]*[.J$23]&lt;=[.$B$3];[.$A30]*[.J$23]*[.$B$4];IF(AND([.$A30]*[.J$23]&gt;[.$B$3];[.$A30]*[.J$23]&lt;=[.$C$3]);[.$A30]*[.J$23]*[.$C$4];IF(AND([.$A30]*[.J$23]&gt;[.$C$3];[.$A30]*[.J$23]&lt;[.$D$3]);[.$A30]*[.J$23]*[.$D$4];[.$A30]*[.J$23]*[.$E$4]))))*[.$F$4]" office:value-type="float" office:value="43830.6860519359" calcext:value-type="float">
            <text:p>43.831 </text:p>
          </table:table-cell>
          <table:table-cell table:style-name="ce92" table:formula="of:=(IF([.$A30]*[.K$23]&lt;=[.$B$3];[.$A30]*[.K$23]*[.$B$4];IF(AND([.$A30]*[.K$23]&gt;[.$B$3];[.$A30]*[.K$23]&lt;=[.$C$3]);[.$A30]*[.K$23]*[.$C$4];IF(AND([.$A30]*[.K$23]&gt;[.$C$3];[.$A30]*[.K$23]&lt;[.$D$3]);[.$A30]*[.K$23]*[.$D$4];[.$A30]*[.K$23]*[.$E$4]))))*[.$F$4]" office:value-type="float" office:value="45342.089019244" calcext:value-type="float">
            <text:p>45.342 </text:p>
          </table:table-cell>
          <table:table-cell table:style-name="ce92" table:formula="of:=(IF([.$A30]*[.L$23]&lt;=[.$B$3];[.$A30]*[.L$23]*[.$B$4];IF(AND([.$A30]*[.L$23]&gt;[.$B$3];[.$A30]*[.L$23]&lt;=[.$C$3]);[.$A30]*[.L$23]*[.$C$4];IF(AND([.$A30]*[.L$23]&gt;[.$C$3];[.$A30]*[.L$23]&lt;[.$D$3]);[.$A30]*[.L$23]*[.$D$4];[.$A30]*[.L$23]*[.$E$4]))))*[.$F$4]" office:value-type="float" office:value="46853.4919865521" calcext:value-type="float">
            <text:p>46.853 </text:p>
          </table:table-cell>
          <table:table-cell table:style-name="ce92" table:formula="of:=(IF([.$A30]*[.M$23]&lt;=[.$B$3];[.$A30]*[.M$23]*[.$B$4];IF(AND([.$A30]*[.M$23]&gt;[.$B$3];[.$A30]*[.M$23]&lt;=[.$C$3]);[.$A30]*[.M$23]*[.$C$4];IF(AND([.$A30]*[.M$23]&gt;[.$C$3];[.$A30]*[.M$23]&lt;[.$D$3]);[.$A30]*[.M$23]*[.$D$4];[.$A30]*[.M$23]*[.$E$4]))))*[.$F$4]" office:value-type="float" office:value="48364.8949538603" calcext:value-type="float">
            <text:p>48.365 </text:p>
          </table:table-cell>
          <table:table-cell table:style-name="ce92" table:formula="of:=(IF([.$A30]*[.N$23]&lt;=[.$B$3];[.$A30]*[.N$23]*[.$B$4];IF(AND([.$A30]*[.N$23]&gt;[.$B$3];[.$A30]*[.N$23]&lt;=[.$C$3]);[.$A30]*[.N$23]*[.$C$4];IF(AND([.$A30]*[.N$23]&gt;[.$C$3];[.$A30]*[.N$23]&lt;[.$D$3]);[.$A30]*[.N$23]*[.$D$4];[.$A30]*[.N$23]*[.$E$4]))))*[.$F$4]" office:value-type="float" office:value="49876.2979211684" calcext:value-type="float">
            <text:p>49.876 </text:p>
          </table:table-cell>
          <table:table-cell table:style-name="ce92" table:formula="of:=(IF([.$A30]*[.O$23]&lt;=[.$B$3];[.$A30]*[.O$23]*[.$B$4];IF(AND([.$A30]*[.O$23]&gt;[.$B$3];[.$A30]*[.O$23]&lt;=[.$C$3]);[.$A30]*[.O$23]*[.$C$4];IF(AND([.$A30]*[.O$23]&gt;[.$C$3];[.$A30]*[.O$23]&lt;[.$D$3]);[.$A30]*[.O$23]*[.$D$4];[.$A30]*[.O$23]*[.$E$4]))))*[.$F$4]" office:value-type="float" office:value="51387.7008884765" calcext:value-type="float">
            <text:p>51.388 </text:p>
          </table:table-cell>
          <table:table-cell table:style-name="ce92" table:formula="of:=(IF([.$A30]*[.P$23]&lt;=[.$B$3];[.$A30]*[.P$23]*[.$B$4];IF(AND([.$A30]*[.P$23]&gt;[.$B$3];[.$A30]*[.P$23]&lt;=[.$C$3]);[.$A30]*[.P$23]*[.$C$4];IF(AND([.$A30]*[.P$23]&gt;[.$C$3];[.$A30]*[.P$23]&lt;[.$D$3]);[.$A30]*[.P$23]*[.$D$4];[.$A30]*[.P$23]*[.$E$4]))))*[.$F$4]" office:value-type="float" office:value="52899.1038557847" calcext:value-type="float">
            <text:p>52.899 </text:p>
          </table:table-cell>
          <table:table-cell table:style-name="ce92" table:formula="of:=(IF([.$A30]*[.Q$23]&lt;=[.$B$3];[.$A30]*[.Q$23]*[.$B$4];IF(AND([.$A30]*[.Q$23]&gt;[.$B$3];[.$A30]*[.Q$23]&lt;=[.$C$3]);[.$A30]*[.Q$23]*[.$C$4];IF(AND([.$A30]*[.Q$23]&gt;[.$C$3];[.$A30]*[.Q$23]&lt;[.$D$3]);[.$A30]*[.Q$23]*[.$D$4];[.$A30]*[.Q$23]*[.$E$4]))))*[.$F$4]" office:value-type="float" office:value="54410.5068230928" calcext:value-type="float">
            <text:p>54.411 </text:p>
          </table:table-cell>
          <table:table-cell table:style-name="ce92" table:formula="of:=(IF([.$A30]*[.R$23]&lt;=[.$B$3];[.$A30]*[.R$23]*[.$B$4];IF(AND([.$A30]*[.R$23]&gt;[.$B$3];[.$A30]*[.R$23]&lt;=[.$C$3]);[.$A30]*[.R$23]*[.$C$4];IF(AND([.$A30]*[.R$23]&gt;[.$C$3];[.$A30]*[.R$23]&lt;[.$D$3]);[.$A30]*[.R$23]*[.$D$4];[.$A30]*[.R$23]*[.$E$4]))))*[.$F$4]" office:value-type="float" office:value="55921.9097904009" calcext:value-type="float">
            <text:p>55.922 </text:p>
          </table:table-cell>
          <table:table-cell table:style-name="ce81" table:formula="of:=+[.S29]+0.5" office:value-type="float" office:value="5" calcext:value-type="float">
            <text:p>5,00 </text:p>
          </table:table-cell>
          <table:table-cell table:number-columns-repeated="45"/>
        </table:table-row>
        <table:table-row table:style-name="ro1">
          <table:table-cell table:style-name="ce78" table:formula="of:=+[.A30]+0.5" office:value-type="float" office:value="5.5" calcext:value-type="float">
            <text:p>5,50 </text:p>
          </table:table-cell>
          <table:table-cell table:style-name="ce89" table:formula="of:=(IF([.$A31]*[.B$23]&lt;=[.$B$3];[.$A31]*[.B$23]*[.$B$4];IF(AND([.$A31]*[.B$23]&gt;[.$B$3];[.$A31]*[.B$23]&lt;=[.$C$3]);[.$A31]*[.B$23]*[.$C$4];IF(AND([.$A31]*[.B$23]&gt;[.$C$3];[.$A31]*[.B$23]&lt;[.$D$3]);[.$A31]*[.B$23]*[.$D$4];[.$A31]*[.B$23]*[.$E$4]))))*[.$F$4]" office:value-type="float" office:value="34913.4085448179" calcext:value-type="float">
            <text:p>34.913 </text:p>
          </table:table-cell>
          <table:table-cell table:style-name="ce89" table:formula="of:=(IF([.$A31]*[.C$23]&lt;=[.$B$3];[.$A31]*[.C$23]*[.$B$4];IF(AND([.$A31]*[.C$23]&gt;[.$B$3];[.$A31]*[.C$23]&lt;=[.$C$3]);[.$A31]*[.C$23]*[.$C$4];IF(AND([.$A31]*[.C$23]&gt;[.$C$3];[.$A31]*[.C$23]&lt;[.$D$3]);[.$A31]*[.C$23]*[.$D$4];[.$A31]*[.C$23]*[.$E$4]))))*[.$F$4]" office:value-type="float" office:value="36575.9518088568" calcext:value-type="float">
            <text:p>36.576 </text:p>
          </table:table-cell>
          <table:table-cell table:style-name="ce89" table:formula="of:=(IF([.$A31]*[.D$23]&lt;=[.$B$3];[.$A31]*[.D$23]*[.$B$4];IF(AND([.$A31]*[.D$23]&gt;[.$B$3];[.$A31]*[.D$23]&lt;=[.$C$3]);[.$A31]*[.D$23]*[.$C$4];IF(AND([.$A31]*[.D$23]&gt;[.$C$3];[.$A31]*[.D$23]&lt;[.$D$3]);[.$A31]*[.D$23]*[.$D$4];[.$A31]*[.D$23]*[.$E$4]))))*[.$F$4]" office:value-type="float" office:value="38238.4950728958" calcext:value-type="float">
            <text:p>38.238 </text:p>
          </table:table-cell>
          <table:table-cell table:style-name="ce89" table:formula="of:=(IF([.$A31]*[.E$23]&lt;=[.$B$3];[.$A31]*[.E$23]*[.$B$4];IF(AND([.$A31]*[.E$23]&gt;[.$B$3];[.$A31]*[.E$23]&lt;=[.$C$3]);[.$A31]*[.E$23]*[.$C$4];IF(AND([.$A31]*[.E$23]&gt;[.$C$3];[.$A31]*[.E$23]&lt;[.$D$3]);[.$A31]*[.E$23]*[.$D$4];[.$A31]*[.E$23]*[.$E$4]))))*[.$F$4]" office:value-type="float" office:value="39901.0383369347" calcext:value-type="float">
            <text:p>39.901 </text:p>
          </table:table-cell>
          <table:table-cell table:style-name="ce89" table:formula="of:=(IF([.$A31]*[.F$23]&lt;=[.$B$3];[.$A31]*[.F$23]*[.$B$4];IF(AND([.$A31]*[.F$23]&gt;[.$B$3];[.$A31]*[.F$23]&lt;=[.$C$3]);[.$A31]*[.F$23]*[.$C$4];IF(AND([.$A31]*[.F$23]&gt;[.$C$3];[.$A31]*[.F$23]&lt;[.$D$3]);[.$A31]*[.F$23]*[.$D$4];[.$A31]*[.F$23]*[.$E$4]))))*[.$F$4]" office:value-type="float" office:value="41563.5816009737" calcext:value-type="float">
            <text:p>41.564 </text:p>
          </table:table-cell>
          <table:table-cell table:style-name="ce89" table:formula="of:=(IF([.$A31]*[.G$23]&lt;=[.$B$3];[.$A31]*[.G$23]*[.$B$4];IF(AND([.$A31]*[.G$23]&gt;[.$B$3];[.$A31]*[.G$23]&lt;=[.$C$3]);[.$A31]*[.G$23]*[.$C$4];IF(AND([.$A31]*[.G$23]&gt;[.$C$3];[.$A31]*[.G$23]&lt;[.$D$3]);[.$A31]*[.G$23]*[.$D$4];[.$A31]*[.G$23]*[.$E$4]))))*[.$F$4]" office:value-type="float" office:value="43226.1248650126" calcext:value-type="float">
            <text:p>43.226 </text:p>
          </table:table-cell>
          <table:table-cell table:style-name="ce89" table:formula="of:=(IF([.$A31]*[.H$23]&lt;=[.$B$3];[.$A31]*[.H$23]*[.$B$4];IF(AND([.$A31]*[.H$23]&gt;[.$B$3];[.$A31]*[.H$23]&lt;=[.$C$3]);[.$A31]*[.H$23]*[.$C$4];IF(AND([.$A31]*[.H$23]&gt;[.$C$3];[.$A31]*[.H$23]&lt;[.$D$3]);[.$A31]*[.H$23]*[.$D$4];[.$A31]*[.H$23]*[.$E$4]))))*[.$F$4]" office:value-type="float" office:value="44888.6681290516" calcext:value-type="float">
            <text:p>44.889 </text:p>
          </table:table-cell>
          <table:table-cell table:style-name="ce89" table:formula="of:=(IF([.$A31]*[.I$23]&lt;=[.$B$3];[.$A31]*[.I$23]*[.$B$4];IF(AND([.$A31]*[.I$23]&gt;[.$B$3];[.$A31]*[.I$23]&lt;=[.$C$3]);[.$A31]*[.I$23]*[.$C$4];IF(AND([.$A31]*[.I$23]&gt;[.$C$3];[.$A31]*[.I$23]&lt;[.$D$3]);[.$A31]*[.I$23]*[.$D$4];[.$A31]*[.I$23]*[.$E$4]))))*[.$F$4]" office:value-type="float" office:value="46551.2113930905" calcext:value-type="float">
            <text:p>46.551 </text:p>
          </table:table-cell>
          <table:table-cell table:style-name="ce89" table:formula="of:=(IF([.$A31]*[.J$23]&lt;=[.$B$3];[.$A31]*[.J$23]*[.$B$4];IF(AND([.$A31]*[.J$23]&gt;[.$B$3];[.$A31]*[.J$23]&lt;=[.$C$3]);[.$A31]*[.J$23]*[.$C$4];IF(AND([.$A31]*[.J$23]&gt;[.$C$3];[.$A31]*[.J$23]&lt;[.$D$3]);[.$A31]*[.J$23]*[.$D$4];[.$A31]*[.J$23]*[.$E$4]))))*[.$F$4]" office:value-type="float" office:value="48213.7546571295" calcext:value-type="float">
            <text:p>48.214 </text:p>
          </table:table-cell>
          <table:table-cell table:style-name="ce89" table:formula="of:=(IF([.$A31]*[.K$23]&lt;=[.$B$3];[.$A31]*[.K$23]*[.$B$4];IF(AND([.$A31]*[.K$23]&gt;[.$B$3];[.$A31]*[.K$23]&lt;=[.$C$3]);[.$A31]*[.K$23]*[.$C$4];IF(AND([.$A31]*[.K$23]&gt;[.$C$3];[.$A31]*[.K$23]&lt;[.$D$3]);[.$A31]*[.K$23]*[.$D$4];[.$A31]*[.K$23]*[.$E$4]))))*[.$F$4]" office:value-type="float" office:value="49876.2979211684" calcext:value-type="float">
            <text:p>49.876 </text:p>
          </table:table-cell>
          <table:table-cell table:style-name="ce89" table:formula="of:=(IF([.$A31]*[.L$23]&lt;=[.$B$3];[.$A31]*[.L$23]*[.$B$4];IF(AND([.$A31]*[.L$23]&gt;[.$B$3];[.$A31]*[.L$23]&lt;=[.$C$3]);[.$A31]*[.L$23]*[.$C$4];IF(AND([.$A31]*[.L$23]&gt;[.$C$3];[.$A31]*[.L$23]&lt;[.$D$3]);[.$A31]*[.L$23]*[.$D$4];[.$A31]*[.L$23]*[.$E$4]))))*[.$F$4]" office:value-type="float" office:value="51538.8411852074" calcext:value-type="float">
            <text:p>51.539 </text:p>
          </table:table-cell>
          <table:table-cell table:style-name="ce89" table:formula="of:=(IF([.$A31]*[.M$23]&lt;=[.$B$3];[.$A31]*[.M$23]*[.$B$4];IF(AND([.$A31]*[.M$23]&gt;[.$B$3];[.$A31]*[.M$23]&lt;=[.$C$3]);[.$A31]*[.M$23]*[.$C$4];IF(AND([.$A31]*[.M$23]&gt;[.$C$3];[.$A31]*[.M$23]&lt;[.$D$3]);[.$A31]*[.M$23]*[.$D$4];[.$A31]*[.M$23]*[.$E$4]))))*[.$F$4]" office:value-type="float" office:value="53201.3844492463" calcext:value-type="float">
            <text:p>53.201 </text:p>
          </table:table-cell>
          <table:table-cell table:style-name="ce89" table:formula="of:=(IF([.$A31]*[.N$23]&lt;=[.$B$3];[.$A31]*[.N$23]*[.$B$4];IF(AND([.$A31]*[.N$23]&gt;[.$B$3];[.$A31]*[.N$23]&lt;=[.$C$3]);[.$A31]*[.N$23]*[.$C$4];IF(AND([.$A31]*[.N$23]&gt;[.$C$3];[.$A31]*[.N$23]&lt;[.$D$3]);[.$A31]*[.N$23]*[.$D$4];[.$A31]*[.N$23]*[.$E$4]))))*[.$F$4]" office:value-type="float" office:value="54863.9277132852" calcext:value-type="float">
            <text:p>54.864 </text:p>
          </table:table-cell>
          <table:table-cell table:style-name="ce89" table:formula="of:=(IF([.$A31]*[.O$23]&lt;=[.$B$3];[.$A31]*[.O$23]*[.$B$4];IF(AND([.$A31]*[.O$23]&gt;[.$B$3];[.$A31]*[.O$23]&lt;=[.$C$3]);[.$A31]*[.O$23]*[.$C$4];IF(AND([.$A31]*[.O$23]&gt;[.$C$3];[.$A31]*[.O$23]&lt;[.$D$3]);[.$A31]*[.O$23]*[.$D$4];[.$A31]*[.O$23]*[.$E$4]))))*[.$F$4]" office:value-type="float" office:value="56526.4709773242" calcext:value-type="float">
            <text:p>56.526 </text:p>
          </table:table-cell>
          <table:table-cell table:style-name="ce89" table:formula="of:=(IF([.$A31]*[.P$23]&lt;=[.$B$3];[.$A31]*[.P$23]*[.$B$4];IF(AND([.$A31]*[.P$23]&gt;[.$B$3];[.$A31]*[.P$23]&lt;=[.$C$3]);[.$A31]*[.P$23]*[.$C$4];IF(AND([.$A31]*[.P$23]&gt;[.$C$3];[.$A31]*[.P$23]&lt;[.$D$3]);[.$A31]*[.P$23]*[.$D$4];[.$A31]*[.P$23]*[.$E$4]))))*[.$F$4]" office:value-type="float" office:value="58189.0142413631" calcext:value-type="float">
            <text:p>58.189 </text:p>
          </table:table-cell>
          <table:table-cell table:style-name="ce89" table:formula="of:=(IF([.$A31]*[.Q$23]&lt;=[.$B$3];[.$A31]*[.Q$23]*[.$B$4];IF(AND([.$A31]*[.Q$23]&gt;[.$B$3];[.$A31]*[.Q$23]&lt;=[.$C$3]);[.$A31]*[.Q$23]*[.$C$4];IF(AND([.$A31]*[.Q$23]&gt;[.$C$3];[.$A31]*[.Q$23]&lt;[.$D$3]);[.$A31]*[.Q$23]*[.$D$4];[.$A31]*[.Q$23]*[.$E$4]))))*[.$F$4]" office:value-type="float" office:value="59851.5575054021" calcext:value-type="float">
            <text:p>59.852 </text:p>
          </table:table-cell>
          <table:table-cell table:style-name="ce89" table:formula="of:=(IF([.$A31]*[.R$23]&lt;=[.$B$3];[.$A31]*[.R$23]*[.$B$4];IF(AND([.$A31]*[.R$23]&gt;[.$B$3];[.$A31]*[.R$23]&lt;=[.$C$3]);[.$A31]*[.R$23]*[.$C$4];IF(AND([.$A31]*[.R$23]&gt;[.$C$3];[.$A31]*[.R$23]&lt;[.$D$3]);[.$A31]*[.R$23]*[.$D$4];[.$A31]*[.R$23]*[.$E$4]))))*[.$F$4]" office:value-type="float" office:value="61514.100769441" calcext:value-type="float">
            <text:p>61.514 </text:p>
          </table:table-cell>
          <table:table-cell table:style-name="ce78" table:formula="of:=+[.S30]+0.5" office:value-type="float" office:value="5.5" calcext:value-type="float">
            <text:p>5,50 </text:p>
          </table:table-cell>
          <table:table-cell table:number-columns-repeated="45"/>
        </table:table-row>
        <table:table-row table:style-name="ro1">
          <table:table-cell table:style-name="ce78" table:formula="of:=+[.A31]+0.5" office:value-type="float" office:value="6" calcext:value-type="float">
            <text:p>6,00 </text:p>
          </table:table-cell>
          <table:table-cell table:style-name="ce89" table:formula="of:=(IF([.$A32]*[.B$23]&lt;=[.$B$3];[.$A32]*[.B$23]*[.$B$4];IF(AND([.$A32]*[.B$23]&gt;[.$B$3];[.$A32]*[.B$23]&lt;=[.$C$3]);[.$A32]*[.B$23]*[.$C$4];IF(AND([.$A32]*[.B$23]&gt;[.$C$3];[.$A32]*[.B$23]&lt;[.$D$3]);[.$A32]*[.B$23]*[.$D$4];[.$A32]*[.B$23]*[.$E$4]))))*[.$F$4]" office:value-type="float" office:value="38087.354776165" calcext:value-type="float">
            <text:p>38.087 </text:p>
          </table:table-cell>
          <table:table-cell table:style-name="ce89" table:formula="of:=(IF([.$A32]*[.C$23]&lt;=[.$B$3];[.$A32]*[.C$23]*[.$B$4];IF(AND([.$A32]*[.C$23]&gt;[.$B$3];[.$A32]*[.C$23]&lt;=[.$C$3]);[.$A32]*[.C$23]*[.$C$4];IF(AND([.$A32]*[.C$23]&gt;[.$C$3];[.$A32]*[.C$23]&lt;[.$D$3]);[.$A32]*[.C$23]*[.$D$4];[.$A32]*[.C$23]*[.$E$4]))))*[.$F$4]" office:value-type="float" office:value="39901.0383369347" calcext:value-type="float">
            <text:p>39.901 </text:p>
          </table:table-cell>
          <table:table-cell table:style-name="ce89" table:formula="of:=(IF([.$A32]*[.D$23]&lt;=[.$B$3];[.$A32]*[.D$23]*[.$B$4];IF(AND([.$A32]*[.D$23]&gt;[.$B$3];[.$A32]*[.D$23]&lt;=[.$C$3]);[.$A32]*[.D$23]*[.$C$4];IF(AND([.$A32]*[.D$23]&gt;[.$C$3];[.$A32]*[.D$23]&lt;[.$D$3]);[.$A32]*[.D$23]*[.$D$4];[.$A32]*[.D$23]*[.$E$4]))))*[.$F$4]" office:value-type="float" office:value="41714.7218977045" calcext:value-type="float">
            <text:p>41.715 </text:p>
          </table:table-cell>
          <table:table-cell table:style-name="ce89" table:formula="of:=(IF([.$A32]*[.E$23]&lt;=[.$B$3];[.$A32]*[.E$23]*[.$B$4];IF(AND([.$A32]*[.E$23]&gt;[.$B$3];[.$A32]*[.E$23]&lt;=[.$C$3]);[.$A32]*[.E$23]*[.$C$4];IF(AND([.$A32]*[.E$23]&gt;[.$C$3];[.$A32]*[.E$23]&lt;[.$D$3]);[.$A32]*[.E$23]*[.$D$4];[.$A32]*[.E$23]*[.$E$4]))))*[.$F$4]" office:value-type="float" office:value="43528.4054584742" calcext:value-type="float">
            <text:p>43.528 </text:p>
          </table:table-cell>
          <table:table-cell table:style-name="ce89" table:formula="of:=(IF([.$A32]*[.F$23]&lt;=[.$B$3];[.$A32]*[.F$23]*[.$B$4];IF(AND([.$A32]*[.F$23]&gt;[.$B$3];[.$A32]*[.F$23]&lt;=[.$C$3]);[.$A32]*[.F$23]*[.$C$4];IF(AND([.$A32]*[.F$23]&gt;[.$C$3];[.$A32]*[.F$23]&lt;[.$D$3]);[.$A32]*[.F$23]*[.$D$4];[.$A32]*[.F$23]*[.$E$4]))))*[.$F$4]" office:value-type="float" office:value="45342.089019244" calcext:value-type="float">
            <text:p>45.342 </text:p>
          </table:table-cell>
          <table:table-cell table:style-name="ce89" table:formula="of:=(IF([.$A32]*[.G$23]&lt;=[.$B$3];[.$A32]*[.G$23]*[.$B$4];IF(AND([.$A32]*[.G$23]&gt;[.$B$3];[.$A32]*[.G$23]&lt;=[.$C$3]);[.$A32]*[.G$23]*[.$C$4];IF(AND([.$A32]*[.G$23]&gt;[.$C$3];[.$A32]*[.G$23]&lt;[.$D$3]);[.$A32]*[.G$23]*[.$D$4];[.$A32]*[.G$23]*[.$E$4]))))*[.$F$4]" office:value-type="float" office:value="47155.7725800138" calcext:value-type="float">
            <text:p>47.156 </text:p>
          </table:table-cell>
          <table:table-cell table:style-name="ce89" table:formula="of:=(IF([.$A32]*[.H$23]&lt;=[.$B$3];[.$A32]*[.H$23]*[.$B$4];IF(AND([.$A32]*[.H$23]&gt;[.$B$3];[.$A32]*[.H$23]&lt;=[.$C$3]);[.$A32]*[.H$23]*[.$C$4];IF(AND([.$A32]*[.H$23]&gt;[.$C$3];[.$A32]*[.H$23]&lt;[.$D$3]);[.$A32]*[.H$23]*[.$D$4];[.$A32]*[.H$23]*[.$E$4]))))*[.$F$4]" office:value-type="float" office:value="48969.4561407835" calcext:value-type="float">
            <text:p>48.969 </text:p>
          </table:table-cell>
          <table:table-cell table:style-name="ce89" table:formula="of:=(IF([.$A32]*[.I$23]&lt;=[.$B$3];[.$A32]*[.I$23]*[.$B$4];IF(AND([.$A32]*[.I$23]&gt;[.$B$3];[.$A32]*[.I$23]&lt;=[.$C$3]);[.$A32]*[.I$23]*[.$C$4];IF(AND([.$A32]*[.I$23]&gt;[.$C$3];[.$A32]*[.I$23]&lt;[.$D$3]);[.$A32]*[.I$23]*[.$D$4];[.$A32]*[.I$23]*[.$E$4]))))*[.$F$4]" office:value-type="float" office:value="50783.1397015533" calcext:value-type="float">
            <text:p>50.783 </text:p>
          </table:table-cell>
          <table:table-cell table:style-name="ce89" table:formula="of:=(IF([.$A32]*[.J$23]&lt;=[.$B$3];[.$A32]*[.J$23]*[.$B$4];IF(AND([.$A32]*[.J$23]&gt;[.$B$3];[.$A32]*[.J$23]&lt;=[.$C$3]);[.$A32]*[.J$23]*[.$C$4];IF(AND([.$A32]*[.J$23]&gt;[.$C$3];[.$A32]*[.J$23]&lt;[.$D$3]);[.$A32]*[.J$23]*[.$D$4];[.$A32]*[.J$23]*[.$E$4]))))*[.$F$4]" office:value-type="float" office:value="52596.823262323" calcext:value-type="float">
            <text:p>52.597 </text:p>
          </table:table-cell>
          <table:table-cell table:style-name="ce89" table:formula="of:=(IF([.$A32]*[.K$23]&lt;=[.$B$3];[.$A32]*[.K$23]*[.$B$4];IF(AND([.$A32]*[.K$23]&gt;[.$B$3];[.$A32]*[.K$23]&lt;=[.$C$3]);[.$A32]*[.K$23]*[.$C$4];IF(AND([.$A32]*[.K$23]&gt;[.$C$3];[.$A32]*[.K$23]&lt;[.$D$3]);[.$A32]*[.K$23]*[.$D$4];[.$A32]*[.K$23]*[.$E$4]))))*[.$F$4]" office:value-type="float" office:value="54410.5068230928" calcext:value-type="float">
            <text:p>54.411 </text:p>
          </table:table-cell>
          <table:table-cell table:style-name="ce89" table:formula="of:=(IF([.$A32]*[.L$23]&lt;=[.$B$3];[.$A32]*[.L$23]*[.$B$4];IF(AND([.$A32]*[.L$23]&gt;[.$B$3];[.$A32]*[.L$23]&lt;=[.$C$3]);[.$A32]*[.L$23]*[.$C$4];IF(AND([.$A32]*[.L$23]&gt;[.$C$3];[.$A32]*[.L$23]&lt;[.$D$3]);[.$A32]*[.L$23]*[.$D$4];[.$A32]*[.L$23]*[.$E$4]))))*[.$F$4]" office:value-type="float" office:value="56224.1903838626" calcext:value-type="float">
            <text:p>56.224 </text:p>
          </table:table-cell>
          <table:table-cell table:style-name="ce89" table:formula="of:=(IF([.$A32]*[.M$23]&lt;=[.$B$3];[.$A32]*[.M$23]*[.$B$4];IF(AND([.$A32]*[.M$23]&gt;[.$B$3];[.$A32]*[.M$23]&lt;=[.$C$3]);[.$A32]*[.M$23]*[.$C$4];IF(AND([.$A32]*[.M$23]&gt;[.$C$3];[.$A32]*[.M$23]&lt;[.$D$3]);[.$A32]*[.M$23]*[.$D$4];[.$A32]*[.M$23]*[.$E$4]))))*[.$F$4]" office:value-type="float" office:value="58037.8739446323" calcext:value-type="float">
            <text:p>58.038 </text:p>
          </table:table-cell>
          <table:table-cell table:style-name="ce89" table:formula="of:=(IF([.$A32]*[.N$23]&lt;=[.$B$3];[.$A32]*[.N$23]*[.$B$4];IF(AND([.$A32]*[.N$23]&gt;[.$B$3];[.$A32]*[.N$23]&lt;=[.$C$3]);[.$A32]*[.N$23]*[.$C$4];IF(AND([.$A32]*[.N$23]&gt;[.$C$3];[.$A32]*[.N$23]&lt;[.$D$3]);[.$A32]*[.N$23]*[.$D$4];[.$A32]*[.N$23]*[.$E$4]))))*[.$F$4]" office:value-type="float" office:value="59851.5575054021" calcext:value-type="float">
            <text:p>59.852 </text:p>
          </table:table-cell>
          <table:table-cell table:style-name="ce89" table:formula="of:=(IF([.$A32]*[.O$23]&lt;=[.$B$3];[.$A32]*[.O$23]*[.$B$4];IF(AND([.$A32]*[.O$23]&gt;[.$B$3];[.$A32]*[.O$23]&lt;=[.$C$3]);[.$A32]*[.O$23]*[.$C$4];IF(AND([.$A32]*[.O$23]&gt;[.$C$3];[.$A32]*[.O$23]&lt;[.$D$3]);[.$A32]*[.O$23]*[.$D$4];[.$A32]*[.O$23]*[.$E$4]))))*[.$F$4]" office:value-type="float" office:value="61665.2410661718" calcext:value-type="float">
            <text:p>61.665 </text:p>
          </table:table-cell>
          <table:table-cell table:style-name="ce89" table:formula="of:=(IF([.$A32]*[.P$23]&lt;=[.$B$3];[.$A32]*[.P$23]*[.$B$4];IF(AND([.$A32]*[.P$23]&gt;[.$B$3];[.$A32]*[.P$23]&lt;=[.$C$3]);[.$A32]*[.P$23]*[.$C$4];IF(AND([.$A32]*[.P$23]&gt;[.$C$3];[.$A32]*[.P$23]&lt;[.$D$3]);[.$A32]*[.P$23]*[.$D$4];[.$A32]*[.P$23]*[.$E$4]))))*[.$F$4]" office:value-type="float" office:value="63478.9246269416" calcext:value-type="float">
            <text:p>63.479 </text:p>
          </table:table-cell>
          <table:table-cell table:style-name="ce89" table:formula="of:=(IF([.$A32]*[.Q$23]&lt;=[.$B$3];[.$A32]*[.Q$23]*[.$B$4];IF(AND([.$A32]*[.Q$23]&gt;[.$B$3];[.$A32]*[.Q$23]&lt;=[.$C$3]);[.$A32]*[.Q$23]*[.$C$4];IF(AND([.$A32]*[.Q$23]&gt;[.$C$3];[.$A32]*[.Q$23]&lt;[.$D$3]);[.$A32]*[.Q$23]*[.$D$4];[.$A32]*[.Q$23]*[.$E$4]))))*[.$F$4]" office:value-type="float" office:value="65292.6081877114" calcext:value-type="float">
            <text:p>65.293 </text:p>
          </table:table-cell>
          <table:table-cell table:style-name="ce89" table:formula="of:=(IF([.$A32]*[.R$23]&lt;=[.$B$3];[.$A32]*[.R$23]*[.$B$4];IF(AND([.$A32]*[.R$23]&gt;[.$B$3];[.$A32]*[.R$23]&lt;=[.$C$3]);[.$A32]*[.R$23]*[.$C$4];IF(AND([.$A32]*[.R$23]&gt;[.$C$3];[.$A32]*[.R$23]&lt;[.$D$3]);[.$A32]*[.R$23]*[.$D$4];[.$A32]*[.R$23]*[.$E$4]))))*[.$F$4]" office:value-type="float" office:value="67106.2917484811" calcext:value-type="float">
            <text:p>67.106 </text:p>
          </table:table-cell>
          <table:table-cell table:style-name="ce78" table:formula="of:=+[.S31]+0.5" office:value-type="float" office:value="6" calcext:value-type="float">
            <text:p>6,00 </text:p>
          </table:table-cell>
          <table:table-cell table:number-columns-repeated="45"/>
        </table:table-row>
        <table:table-row table:style-name="ro1">
          <table:table-cell table:style-name="ce78" table:formula="of:=+[.A32]+0.5" office:value-type="float" office:value="6.5" calcext:value-type="float">
            <text:p>6,50 </text:p>
          </table:table-cell>
          <table:table-cell table:style-name="ce93" table:formula="of:=(IF([.$A33]*[.B$23]&lt;=[.$B$3];[.$A33]*[.B$23]*[.$B$4];IF(AND([.$A33]*[.B$23]&gt;[.$B$3];[.$A33]*[.B$23]&lt;=[.$C$3]);[.$A33]*[.B$23]*[.$C$4];IF(AND([.$A33]*[.B$23]&gt;[.$C$3];[.$A33]*[.B$23]&lt;[.$D$3]);[.$A33]*[.B$23]*[.$D$4];[.$A33]*[.B$23]*[.$E$4]))))*[.$F$4]" office:value-type="float" office:value="41261.301007512" calcext:value-type="float">
            <text:p>41.261 </text:p>
          </table:table-cell>
          <table:table-cell table:style-name="ce93" table:formula="of:=(IF([.$A33]*[.C$23]&lt;=[.$B$3];[.$A33]*[.C$23]*[.$B$4];IF(AND([.$A33]*[.C$23]&gt;[.$B$3];[.$A33]*[.C$23]&lt;=[.$C$3]);[.$A33]*[.C$23]*[.$C$4];IF(AND([.$A33]*[.C$23]&gt;[.$C$3];[.$A33]*[.C$23]&lt;[.$D$3]);[.$A33]*[.C$23]*[.$D$4];[.$A33]*[.C$23]*[.$E$4]))))*[.$F$4]" office:value-type="float" office:value="43226.1248650126" calcext:value-type="float">
            <text:p>43.226 </text:p>
          </table:table-cell>
          <table:table-cell table:style-name="ce93" table:formula="of:=(IF([.$A33]*[.D$23]&lt;=[.$B$3];[.$A33]*[.D$23]*[.$B$4];IF(AND([.$A33]*[.D$23]&gt;[.$B$3];[.$A33]*[.D$23]&lt;=[.$C$3]);[.$A33]*[.D$23]*[.$C$4];IF(AND([.$A33]*[.D$23]&gt;[.$C$3];[.$A33]*[.D$23]&lt;[.$D$3]);[.$A33]*[.D$23]*[.$D$4];[.$A33]*[.D$23]*[.$E$4]))))*[.$F$4]" office:value-type="float" office:value="45190.9487225132" calcext:value-type="float">
            <text:p>45.191 </text:p>
          </table:table-cell>
          <table:table-cell table:style-name="ce93" table:formula="of:=(IF([.$A33]*[.E$23]&lt;=[.$B$3];[.$A33]*[.E$23]*[.$B$4];IF(AND([.$A33]*[.E$23]&gt;[.$B$3];[.$A33]*[.E$23]&lt;=[.$C$3]);[.$A33]*[.E$23]*[.$C$4];IF(AND([.$A33]*[.E$23]&gt;[.$C$3];[.$A33]*[.E$23]&lt;[.$D$3]);[.$A33]*[.E$23]*[.$D$4];[.$A33]*[.E$23]*[.$E$4]))))*[.$F$4]" office:value-type="float" office:value="47155.7725800138" calcext:value-type="float">
            <text:p>47.156 </text:p>
          </table:table-cell>
          <table:table-cell table:style-name="ce93" table:formula="of:=(IF([.$A33]*[.F$23]&lt;=[.$B$3];[.$A33]*[.F$23]*[.$B$4];IF(AND([.$A33]*[.F$23]&gt;[.$B$3];[.$A33]*[.F$23]&lt;=[.$C$3]);[.$A33]*[.F$23]*[.$C$4];IF(AND([.$A33]*[.F$23]&gt;[.$C$3];[.$A33]*[.F$23]&lt;[.$D$3]);[.$A33]*[.F$23]*[.$D$4];[.$A33]*[.F$23]*[.$E$4]))))*[.$F$4]" office:value-type="float" office:value="49120.5964375143" calcext:value-type="float">
            <text:p>49.121 </text:p>
          </table:table-cell>
          <table:table-cell table:style-name="ce93" table:formula="of:=(IF([.$A33]*[.G$23]&lt;=[.$B$3];[.$A33]*[.G$23]*[.$B$4];IF(AND([.$A33]*[.G$23]&gt;[.$B$3];[.$A33]*[.G$23]&lt;=[.$C$3]);[.$A33]*[.G$23]*[.$C$4];IF(AND([.$A33]*[.G$23]&gt;[.$C$3];[.$A33]*[.G$23]&lt;[.$D$3]);[.$A33]*[.G$23]*[.$D$4];[.$A33]*[.G$23]*[.$E$4]))))*[.$F$4]" office:value-type="float" office:value="51085.4202950149" calcext:value-type="float">
            <text:p>51.085 </text:p>
          </table:table-cell>
          <table:table-cell table:style-name="ce93" table:formula="of:=(IF([.$A33]*[.H$23]&lt;=[.$B$3];[.$A33]*[.H$23]*[.$B$4];IF(AND([.$A33]*[.H$23]&gt;[.$B$3];[.$A33]*[.H$23]&lt;=[.$C$3]);[.$A33]*[.H$23]*[.$C$4];IF(AND([.$A33]*[.H$23]&gt;[.$C$3];[.$A33]*[.H$23]&lt;[.$D$3]);[.$A33]*[.H$23]*[.$D$4];[.$A33]*[.H$23]*[.$E$4]))))*[.$F$4]" office:value-type="float" office:value="53050.2441525155" calcext:value-type="float">
            <text:p>53.050 </text:p>
          </table:table-cell>
          <table:table-cell table:style-name="ce93" table:formula="of:=(IF([.$A33]*[.I$23]&lt;=[.$B$3];[.$A33]*[.I$23]*[.$B$4];IF(AND([.$A33]*[.I$23]&gt;[.$B$3];[.$A33]*[.I$23]&lt;=[.$C$3]);[.$A33]*[.I$23]*[.$C$4];IF(AND([.$A33]*[.I$23]&gt;[.$C$3];[.$A33]*[.I$23]&lt;[.$D$3]);[.$A33]*[.I$23]*[.$D$4];[.$A33]*[.I$23]*[.$E$4]))))*[.$F$4]" office:value-type="float" office:value="55015.0680100161" calcext:value-type="float">
            <text:p>55.015 </text:p>
          </table:table-cell>
          <table:table-cell table:style-name="ce93" table:formula="of:=(IF([.$A33]*[.J$23]&lt;=[.$B$3];[.$A33]*[.J$23]*[.$B$4];IF(AND([.$A33]*[.J$23]&gt;[.$B$3];[.$A33]*[.J$23]&lt;=[.$C$3]);[.$A33]*[.J$23]*[.$C$4];IF(AND([.$A33]*[.J$23]&gt;[.$C$3];[.$A33]*[.J$23]&lt;[.$D$3]);[.$A33]*[.J$23]*[.$D$4];[.$A33]*[.J$23]*[.$E$4]))))*[.$F$4]" office:value-type="float" office:value="56979.8918675166" calcext:value-type="float">
            <text:p>56.980 </text:p>
          </table:table-cell>
          <table:table-cell table:style-name="ce93" table:formula="of:=(IF([.$A33]*[.K$23]&lt;=[.$B$3];[.$A33]*[.K$23]*[.$B$4];IF(AND([.$A33]*[.K$23]&gt;[.$B$3];[.$A33]*[.K$23]&lt;=[.$C$3]);[.$A33]*[.K$23]*[.$C$4];IF(AND([.$A33]*[.K$23]&gt;[.$C$3];[.$A33]*[.K$23]&lt;[.$D$3]);[.$A33]*[.K$23]*[.$D$4];[.$A33]*[.K$23]*[.$E$4]))))*[.$F$4]" office:value-type="float" office:value="58944.7157250172" calcext:value-type="float">
            <text:p>58.945 </text:p>
          </table:table-cell>
          <table:table-cell table:style-name="ce93" table:formula="of:=(IF([.$A33]*[.L$23]&lt;=[.$B$3];[.$A33]*[.L$23]*[.$B$4];IF(AND([.$A33]*[.L$23]&gt;[.$B$3];[.$A33]*[.L$23]&lt;=[.$C$3]);[.$A33]*[.L$23]*[.$C$4];IF(AND([.$A33]*[.L$23]&gt;[.$C$3];[.$A33]*[.L$23]&lt;[.$D$3]);[.$A33]*[.L$23]*[.$D$4];[.$A33]*[.L$23]*[.$E$4]))))*[.$F$4]" office:value-type="float" office:value="60909.5395825178" calcext:value-type="float">
            <text:p>60.910 </text:p>
          </table:table-cell>
          <table:table-cell table:style-name="ce93" table:formula="of:=(IF([.$A33]*[.M$23]&lt;=[.$B$3];[.$A33]*[.M$23]*[.$B$4];IF(AND([.$A33]*[.M$23]&gt;[.$B$3];[.$A33]*[.M$23]&lt;=[.$C$3]);[.$A33]*[.M$23]*[.$C$4];IF(AND([.$A33]*[.M$23]&gt;[.$C$3];[.$A33]*[.M$23]&lt;[.$D$3]);[.$A33]*[.M$23]*[.$D$4];[.$A33]*[.M$23]*[.$E$4]))))*[.$F$4]" office:value-type="float" office:value="62874.3634400183" calcext:value-type="float">
            <text:p>62.874 </text:p>
          </table:table-cell>
          <table:table-cell table:style-name="ce93" table:formula="of:=(IF([.$A33]*[.N$23]&lt;=[.$B$3];[.$A33]*[.N$23]*[.$B$4];IF(AND([.$A33]*[.N$23]&gt;[.$B$3];[.$A33]*[.N$23]&lt;=[.$C$3]);[.$A33]*[.N$23]*[.$C$4];IF(AND([.$A33]*[.N$23]&gt;[.$C$3];[.$A33]*[.N$23]&lt;[.$D$3]);[.$A33]*[.N$23]*[.$D$4];[.$A33]*[.N$23]*[.$E$4]))))*[.$F$4]" office:value-type="float" office:value="64839.1872975189" calcext:value-type="float">
            <text:p>64.839 </text:p>
          </table:table-cell>
          <table:table-cell table:style-name="ce93" table:formula="of:=(IF([.$A33]*[.O$23]&lt;=[.$B$3];[.$A33]*[.O$23]*[.$B$4];IF(AND([.$A33]*[.O$23]&gt;[.$B$3];[.$A33]*[.O$23]&lt;=[.$C$3]);[.$A33]*[.O$23]*[.$C$4];IF(AND([.$A33]*[.O$23]&gt;[.$C$3];[.$A33]*[.O$23]&lt;[.$D$3]);[.$A33]*[.O$23]*[.$D$4];[.$A33]*[.O$23]*[.$E$4]))))*[.$F$4]" office:value-type="float" office:value="66804.0111550195" calcext:value-type="float">
            <text:p>66.804 </text:p>
          </table:table-cell>
          <table:table-cell table:style-name="ce93" table:formula="of:=(IF([.$A33]*[.P$23]&lt;=[.$B$3];[.$A33]*[.P$23]*[.$B$4];IF(AND([.$A33]*[.P$23]&gt;[.$B$3];[.$A33]*[.P$23]&lt;=[.$C$3]);[.$A33]*[.P$23]*[.$C$4];IF(AND([.$A33]*[.P$23]&gt;[.$C$3];[.$A33]*[.P$23]&lt;[.$D$3]);[.$A33]*[.P$23]*[.$D$4];[.$A33]*[.P$23]*[.$E$4]))))*[.$F$4]" office:value-type="float" office:value="68768.8350125201" calcext:value-type="float">
            <text:p>68.769 </text:p>
          </table:table-cell>
          <table:table-cell table:style-name="ce93" table:formula="of:=(IF([.$A33]*[.Q$23]&lt;=[.$B$3];[.$A33]*[.Q$23]*[.$B$4];IF(AND([.$A33]*[.Q$23]&gt;[.$B$3];[.$A33]*[.Q$23]&lt;=[.$C$3]);[.$A33]*[.Q$23]*[.$C$4];IF(AND([.$A33]*[.Q$23]&gt;[.$C$3];[.$A33]*[.Q$23]&lt;[.$D$3]);[.$A33]*[.Q$23]*[.$D$4];[.$A33]*[.Q$23]*[.$E$4]))))*[.$F$4]" office:value-type="float" office:value="70733.6588700206" calcext:value-type="float">
            <text:p>70.734 </text:p>
          </table:table-cell>
          <table:table-cell table:style-name="ce93" table:formula="of:=(IF([.$A33]*[.R$23]&lt;=[.$B$3];[.$A33]*[.R$23]*[.$B$4];IF(AND([.$A33]*[.R$23]&gt;[.$B$3];[.$A33]*[.R$23]&lt;=[.$C$3]);[.$A33]*[.R$23]*[.$C$4];IF(AND([.$A33]*[.R$23]&gt;[.$C$3];[.$A33]*[.R$23]&lt;[.$D$3]);[.$A33]*[.R$23]*[.$D$4];[.$A33]*[.R$23]*[.$E$4]))))*[.$F$4]" office:value-type="float" office:value="72698.4827275212" calcext:value-type="float">
            <text:p>72.698 </text:p>
          </table:table-cell>
          <table:table-cell table:style-name="ce78" table:formula="of:=+[.S32]+0.5" office:value-type="float" office:value="6.5" calcext:value-type="float">
            <text:p>6,50 </text:p>
          </table:table-cell>
          <table:table-cell table:number-columns-repeated="45"/>
        </table:table-row>
        <table:table-row table:style-name="ro1">
          <table:table-cell table:number-columns-repeated="13"/>
          <table:table-cell office:value-type="string" office:string-value="Importes con IVA incluído" calcext:value-type="string">
            <text:p>Importes con IVA incluído </text:p>
          </table:table-cell>
          <table:table-cell table:number-columns-repeated="50"/>
        </table:table-row>
        <table:table-row table:style-name="ro1" table:number-rows-repeated="1048541">
          <table:table-cell table:number-columns-repeated="64"/>
        </table:table-row>
        <table:table-row table:style-name="ro1">
          <table:table-cell table:number-columns-repeated="64"/>
        </table:table-row>
      </table:table>
      <table:table table:name="Cálculo costo" table:style-name="ta7" table:print="false">
        <office:forms form:automatic-focus="false" form:apply-design-mode="false"/>
        <table:table-column table:style-name="co14" table:default-cell-style-name="ce108"/>
        <table:table-column table:style-name="co15" table:visibility="collapse" table:default-cell-style-name="ce136"/>
        <table:table-column table:style-name="co16" table:visibility="collapse" table:default-cell-style-name="ce136"/>
        <table:table-column table:style-name="co7" table:visibility="collapse" table:default-cell-style-name="ce136"/>
        <table:table-column table:style-name="co7" table:number-columns-repeated="4" table:default-cell-style-name="ce136"/>
        <table:table-column table:style-name="co7" table:number-columns-repeated="4" table:default-cell-style-name="Default"/>
        <table:table-column table:style-name="co17" table:default-cell-style-name="Default"/>
        <table:table-column table:style-name="co7" table:number-columns-repeated="3" table:default-cell-style-name="ce136"/>
        <table:table-column table:style-name="co7" table:default-cell-style-name="Default"/>
        <table:table-column table:style-name="co7" table:default-cell-style-name="ce136"/>
        <table:table-column table:style-name="co18" table:default-cell-style-name="ce136"/>
        <table:table-column table:style-name="co7" table:number-columns-repeated="50" table:default-cell-style-name="Default"/>
        <table:table-row table:style-name="ro1">
          <table:table-cell/>
          <table:table-cell table:style-name="ce108" table:number-columns-repeated="8"/>
          <table:table-cell table:number-columns-repeated="4"/>
          <table:table-cell table:style-name="ce108" table:number-columns-repeated="3"/>
          <table:table-cell/>
          <table:table-cell table:style-name="ce108" table:number-columns-repeated="2"/>
          <table:table-cell table:number-columns-repeated="50"/>
        </table:table-row>
        <table:table-row table:style-name="ro13">
          <table:table-cell table:style-name="ce109"/>
          <table:table-cell table:style-name="ce282" office:value-type="string" office:string-value="Nildatex" calcext:value-type="string" table:number-columns-spanned="3" table:number-rows-spanned="1">
            <text:p>Nildatex </text:p>
          </table:table-cell>
          <table:covered-table-cell table:number-columns-repeated="2" table:style-name="ce282"/>
          <table:table-cell table:style-name="ce311" office:value-type="string" office:string-value="Nildatex" calcext:value-type="string" table:number-columns-spanned="3" table:number-rows-spanned="1">
            <text:p>Nildatex </text:p>
          </table:table-cell>
          <table:covered-table-cell table:number-columns-repeated="2" table:style-name="ce311"/>
          <table:table-cell table:style-name="ce311" table:number-columns-repeated="2"/>
          <table:table-cell/>
          <table:table-cell office:value-type="string" calcext:value-type="string">
            <text:p>datosenvio[j][0] <text:s text:c="2"/>RowDataPacket {</text:p>
          </table:table-cell>
          <table:table-cell table:number-columns-repeated="2"/>
          <table:table-cell table:style-name="ce282" office:value-type="string" office:string-value="ZONDA" calcext:value-type="string" table:number-columns-spanned="3" table:number-rows-spanned="1">
            <text:p>ZONDA </text:p>
          </table:table-cell>
          <table:covered-table-cell table:number-columns-repeated="2" table:style-name="ce282"/>
          <table:table-cell/>
          <table:table-cell table:style-name="ce282" office:value-type="string" office:string-value="VORTEX" calcext:value-type="string" table:number-columns-spanned="2" table:number-rows-spanned="1">
            <text:p>VORTEX </text:p>
          </table:table-cell>
          <table:covered-table-cell table:style-name="ce282"/>
          <table:table-cell table:number-columns-repeated="50"/>
        </table:table-row>
        <table:table-row table:style-name="ro14">
          <table:table-cell table:style-name="ce110"/>
          <table:table-cell table:style-name="ce122" office:value-type="string" office:string-value="Con Soga" calcext:value-type="string">
            <text:p>Con Soga </text:p>
          </table:table-cell>
          <table:table-cell table:style-name="ce137" office:value-type="string" office:string-value="Sin soga" calcext:value-type="string">
            <text:p>Sin soga </text:p>
          </table:table-cell>
          <table:table-cell table:style-name="ce148" office:value-type="string" office:string-value="Sin Soga, Ref. Corona. y ojal plano" calcext:value-type="string">
            <text:p>Sin Soga, Ref. Corona. y ojal plano </text:p>
          </table:table-cell>
          <table:table-cell table:style-name="ce151" office:value-type="string" office:string-value="Con Soga" calcext:value-type="string">
            <text:p>Con Soga </text:p>
          </table:table-cell>
          <table:table-cell table:style-name="ce137" office:value-type="string" office:string-value="Sin soga" calcext:value-type="string">
            <text:p>Sin soga </text:p>
          </table:table-cell>
          <table:table-cell table:style-name="ce148" office:value-type="string" office:string-value="Sin Soga, Ref. Rect. y ojal plano" calcext:value-type="string">
            <text:p>Sin Soga, Ref. Rect. y ojal plano </text:p>
          </table:table-cell>
          <table:table-cell table:style-name="ce148" table:number-columns-repeated="2"/>
          <table:table-cell/>
          <table:table-cell office:value-type="string" calcext:value-type="string">
            <text:p><text:s text:c="2"/>StkRubroDesc: 'STANDARD 840',</text:p>
          </table:table-cell>
          <table:table-cell table:number-columns-repeated="2"/>
          <table:table-cell table:style-name="ce122" office:value-type="string" office:string-value="Con Soga" calcext:value-type="string">
            <text:p>Con Soga </text:p>
          </table:table-cell>
          <table:table-cell table:style-name="ce137" office:value-type="string" office:string-value="Sin soga" calcext:value-type="string">
            <text:p>Sin soga </text:p>
          </table:table-cell>
          <table:table-cell table:style-name="ce148" office:value-type="string" office:string-value="Sin Soga, Ref. Corona. y ojal plano" calcext:value-type="string">
            <text:p>Sin Soga, Ref. Corona. y ojal plano </text:p>
          </table:table-cell>
          <table:table-cell/>
          <table:table-cell table:style-name="ce122" office:value-type="string" office:string-value="Con Soga" calcext:value-type="string">
            <text:p>Con Soga </text:p>
          </table:table-cell>
          <table:table-cell table:style-name="ce137" office:value-type="string" office:string-value="Sin soga" calcext:value-type="string">
            <text:p>Sin soga </text:p>
          </table:table-cell>
          <table:table-cell table:number-columns-repeated="50"/>
        </table:table-row>
        <table:table-row table:style-name="ro15">
          <table:table-cell table:style-name="ce111"/>
          <table:table-cell table:style-name="ce284" office:value-type="string" office:string-value="Valor Dólar " calcext:value-type="string" table:number-columns-spanned="2" table:number-rows-spanned="1">
            <text:p>Valor Dólar <text:s/></text:p>
          </table:table-cell>
          <table:covered-table-cell table:style-name="ce284"/>
          <table:table-cell table:style-name="ce149" office:value-type="float" office:value="1" calcext:value-type="float">
            <text:p><text:s/>$ 1,00 </text:p>
          </table:table-cell>
          <table:table-cell table:style-name="ce313" office:value-type="string" office:string-value="Valor Dólar" calcext:value-type="string" table:number-columns-spanned="2" table:number-rows-spanned="1">
            <text:p>Valor Dólar </text:p>
          </table:table-cell>
          <table:covered-table-cell table:style-name="ce313"/>
          <table:table-cell table:style-name="ce149" office:value-type="float" office:value="68.75" calcext:value-type="float">
            <text:p><text:s/>$ 68,75 </text:p>
          </table:table-cell>
          <table:table-cell table:style-name="ce149" table:number-columns-repeated="2"/>
          <table:table-cell table:style-name="ce168"/>
          <table:table-cell table:style-name="ce168" office:value-type="string" calcext:value-type="string">
            <text:p><text:s text:c="2"/>CostoCobMC: 226.27,</text:p>
          </table:table-cell>
          <table:table-cell table:style-name="ce168" table:number-columns-repeated="2"/>
          <table:table-cell table:style-name="ce284" office:value-type="string" office:string-value="Valor Dólar " calcext:value-type="string" table:number-columns-spanned="2" table:number-rows-spanned="1">
            <text:p>Valor Dólar <text:s/></text:p>
          </table:table-cell>
          <table:covered-table-cell table:style-name="ce284"/>
          <table:table-cell table:style-name="ce149" table:formula="of:=+[.G4]" office:value-type="float" office:value="68.75" calcext:value-type="float">
            <text:p><text:s/>$ 68,75 </text:p>
          </table:table-cell>
          <table:table-cell/>
          <table:table-cell table:style-name="ce284" office:value-type="string" office:string-value="Valor Dólar " calcext:value-type="string" table:number-columns-spanned="2" table:number-rows-spanned="1">
            <text:p>Valor Dólar <text:s/></text:p>
          </table:table-cell>
          <table:covered-table-cell table:style-name="ce284"/>
          <table:table-cell table:number-columns-repeated="5"/>
          <table:table-cell office:value-type="string" calcext:value-type="string">
            <text:p>Al 23-2</text:p>
          </table:table-cell>
          <table:table-cell table:style-name="ce175" office:value-type="currency" office:currency="ARS" office:value="20" calcext:value-type="currency">
            <text:p>$20,00</text:p>
          </table:table-cell>
          <table:table-cell table:number-columns-repeated="43"/>
        </table:table-row>
        <table:table-row table:style-name="ro15">
          <table:table-cell table:style-name="ce112" office:value-type="string" calcext:value-type="string">
            <text:p>Valor metro lineal lona</text:p>
          </table:table-cell>
          <table:table-cell table:style-name="ce124" office:value-type="float" office:value="51.12" calcext:value-type="float">
            <text:p><text:s/>$ 51,12 </text:p>
          </table:table-cell>
          <table:table-cell table:style-name="ce138" table:formula="of:=+[.B5]" office:value-type="float" office:value="51.12" calcext:value-type="float">
            <text:p><text:s/>$ 51,12 </text:p>
          </table:table-cell>
          <table:table-cell table:style-name="ce138" table:formula="of:=+[.C5]" office:value-type="float" office:value="51.12" calcext:value-type="float">
            <text:p><text:s/>$ 51,12 </text:p>
          </table:table-cell>
          <table:table-cell table:style-name="ce153" office:value-type="float" office:value="4.84" calcext:value-type="float">
            <text:p>u$s 4,84</text:p>
          </table:table-cell>
          <table:table-cell table:style-name="ce154" table:formula="of:=+[.E5]" office:value-type="float" office:value="4.84" calcext:value-type="float">
            <text:p>u$s 4,84</text:p>
          </table:table-cell>
          <table:table-cell table:style-name="ce161" office:value-type="float" office:value="4.11" calcext:value-type="float">
            <text:p>u$s 4,11</text:p>
          </table:table-cell>
          <table:table-cell table:style-name="ce161" table:formula="of:=+[.F5]" office:value-type="float" office:value="4.84" calcext:value-type="float">
            <text:p>u$s 4,84</text:p>
          </table:table-cell>
          <table:table-cell table:formula="of:=+[.E5]*[.$G$4]" office:value-type="float" office:value="332.75" calcext:value-type="float">
            <text:p>332,75</text:p>
          </table:table-cell>
          <table:table-cell table:formula="of:=+[.F5]*[.$G$4]" office:value-type="float" office:value="332.75" calcext:value-type="float">
            <text:p>332,75</text:p>
          </table:table-cell>
          <table:table-cell office:value-type="string" calcext:value-type="string">
            <text:p><text:s text:c="2"/>CostoRefuerzo: 6.05 }</text:p>
          </table:table-cell>
          <table:table-cell table:number-columns-repeated="2"/>
          <table:table-cell table:style-name="ce124" office:value-type="float" office:value="3.76" calcext:value-type="float">
            <text:p><text:s/>$ 3,76 </text:p>
          </table:table-cell>
          <table:table-cell table:style-name="ce138" table:formula="of:=+[.N5]" office:value-type="float" office:value="3.76" calcext:value-type="float">
            <text:p><text:s/>$ 3,76 </text:p>
          </table:table-cell>
          <table:table-cell table:style-name="ce138" table:formula="of:=+[.O5]" office:value-type="float" office:value="3.76" calcext:value-type="float">
            <text:p><text:s/>$ 3,76 </text:p>
          </table:table-cell>
          <table:table-cell/>
          <table:table-cell table:style-name="ce124" office:value-type="float" office:value="4.62" calcext:value-type="float">
            <text:p><text:s/>$ 4,62 </text:p>
          </table:table-cell>
          <table:table-cell table:style-name="ce138" table:formula="of:=+[.R5]" office:value-type="float" office:value="4.62" calcext:value-type="float">
            <text:p><text:s/>$ 4,62 </text:p>
          </table:table-cell>
          <table:table-cell table:number-columns-repeated="50"/>
        </table:table-row>
        <table:table-row table:style-name="ro15">
          <table:table-cell table:style-name="ce112" office:value-type="string" calcext:value-type="string">
            <text:p>Costo metro lineal</text:p>
          </table:table-cell>
          <table:table-cell table:style-name="ce124"/>
          <table:table-cell table:style-name="ce138" table:number-columns-repeated="2"/>
          <table:table-cell table:style-name="ce124"/>
          <table:table-cell table:style-name="ce138"/>
          <table:table-cell table:style-name="ce162" table:formula="of:=+[.F5]/1.177" office:value-type="float" office:value="4.11214953271028" calcext:value-type="float">
            <text:p><text:s/>$ 4,11 </text:p>
          </table:table-cell>
          <table:table-cell table:style-name="ce162" table:formula="of:=+[.G5]/1.177" office:value-type="float" office:value="3.49192863211555" calcext:value-type="float">
            <text:p><text:s/>$ 3,49 </text:p>
          </table:table-cell>
          <table:table-cell table:formula="of:=+[.E6]*[.$G$4]" office:value-type="float" office:value="0" calcext:value-type="float">
            <text:p>0</text:p>
          </table:table-cell>
          <table:table-cell table:formula="of:=+[.F6]*[.$G$4]" office:value-type="float" office:value="0" calcext:value-type="float">
            <text:p>0</text:p>
          </table:table-cell>
          <table:table-cell office:value-type="string" calcext:value-type="string">
            <text:p>cosdatosenvio[j][0].CostoCobMC <text:s text:c="2"/>226.27</text:p>
          </table:table-cell>
          <table:table-cell table:number-columns-repeated="2"/>
          <table:table-cell table:style-name="ce124"/>
          <table:table-cell table:style-name="ce138" table:number-columns-repeated="2"/>
          <table:table-cell/>
          <table:table-cell table:style-name="ce124"/>
          <table:table-cell table:style-name="ce138"/>
          <table:table-cell table:number-columns-repeated="50"/>
        </table:table-row>
        <table:table-row table:style-name="ro15">
          <table:table-cell table:style-name="ce112" office:value-type="string" calcext:value-type="string">
            <text:p>Costo Flete por m2</text:p>
          </table:table-cell>
          <table:table-cell table:style-name="ce124"/>
          <table:table-cell table:style-name="ce138" table:number-columns-repeated="2"/>
          <table:table-cell table:style-name="ce124"/>
          <table:table-cell table:style-name="ce138"/>
          <table:table-cell table:style-name="ce162" table:number-columns-repeated="2"/>
          <table:table-cell table:formula="of:=+[.E7]*[.$G$4]" office:value-type="float" office:value="0" calcext:value-type="float">
            <text:p>0</text:p>
          </table:table-cell>
          <table:table-cell table:formula="of:=+[.F7]*[.$G$4]" office:value-type="float" office:value="0" calcext:value-type="float">
            <text:p>0</text:p>
          </table:table-cell>
          <table:table-cell office:value-type="string" calcext:value-type="string">
            <text:p>cosdatosenvio[j][0].CostoRefuerzo <text:s text:c="2"/>6.05</text:p>
          </table:table-cell>
          <table:table-cell table:number-columns-repeated="2"/>
          <table:table-cell table:style-name="ce124"/>
          <table:table-cell table:style-name="ce138" table:number-columns-repeated="2"/>
          <table:table-cell/>
          <table:table-cell table:style-name="ce124"/>
          <table:table-cell table:style-name="ce138"/>
          <table:table-cell table:number-columns-repeated="50"/>
        </table:table-row>
        <table:table-row table:style-name="ro15">
          <table:table-cell table:style-name="ce113" office:value-type="string" calcext:value-type="string">
            <text:p>Valor m2</text:p>
          </table:table-cell>
          <table:table-cell table:style-name="ce125" table:formula="of:=+[.B5]/1.5" office:value-type="float" office:value="34.08" calcext:value-type="float">
            <text:p><text:s/>$ 34,08 </text:p>
          </table:table-cell>
          <table:table-cell table:style-name="ce139" table:formula="of:=+[.C5]/1.5" office:value-type="float" office:value="34.08" calcext:value-type="float">
            <text:p><text:s/>$ 34,08 </text:p>
          </table:table-cell>
          <table:table-cell table:style-name="ce139" table:formula="of:=+[.D5]/1.5" office:value-type="float" office:value="34.08" calcext:value-type="float">
            <text:p><text:s/>$ 34,08 </text:p>
          </table:table-cell>
          <table:table-cell table:style-name="ce154" table:formula="of:=+[.E5]/1.5" office:value-type="float" office:value="3.22666666666667" calcext:value-type="float">
            <text:p>u$s 3,23</text:p>
          </table:table-cell>
          <table:table-cell table:style-name="ce154" table:formula="of:=+[.F5]/1.5" office:value-type="float" office:value="3.22666666666667" calcext:value-type="float">
            <text:p>u$s 3,23</text:p>
          </table:table-cell>
          <table:table-cell table:style-name="ce154" table:formula="of:=+[.G5]/1.5" office:value-type="float" office:value="2.74" calcext:value-type="float">
            <text:p>u$s 2,74</text:p>
          </table:table-cell>
          <table:table-cell table:style-name="ce154" table:formula="of:=+[.H5]/1.5" office:value-type="float" office:value="3.22666666666667" calcext:value-type="float">
            <text:p>u$s 3,23</text:p>
          </table:table-cell>
          <table:table-cell table:formula="of:=+[.E8]*[.$G$4]" office:value-type="float" office:value="221.833333333334" calcext:value-type="float">
            <text:p>221,833333333334</text:p>
          </table:table-cell>
          <table:table-cell table:formula="of:=+[.F8]*[.$G$4]" office:value-type="float" office:value="221.833333333334" calcext:value-type="float">
            <text:p>221,833333333334</text:p>
          </table:table-cell>
          <table:table-cell office:value-type="string" calcext:value-type="string">
            <text:p>datosenvio[j][0].CostoMSChicote; <text:s text:c="2"/>22.6875</text:p>
          </table:table-cell>
          <table:table-cell table:number-columns-repeated="2"/>
          <table:table-cell table:style-name="ce125" table:formula="of:=+[.N5]/1.5" office:value-type="float" office:value="2.50666666666667" calcext:value-type="float">
            <text:p><text:s/>$ 2,51 </text:p>
          </table:table-cell>
          <table:table-cell table:style-name="ce139" table:formula="of:=+[.O5]/1.5" office:value-type="float" office:value="2.50666666666667" calcext:value-type="float">
            <text:p><text:s/>$ 2,51 </text:p>
          </table:table-cell>
          <table:table-cell table:style-name="ce139" table:formula="of:=+[.P5]/1.5" office:value-type="float" office:value="2.50666666666667" calcext:value-type="float">
            <text:p><text:s/>$ 2,51 </text:p>
          </table:table-cell>
          <table:table-cell/>
          <table:table-cell table:style-name="ce125" table:formula="of:=+[.R5]/1.5" office:value-type="float" office:value="3.08" calcext:value-type="float">
            <text:p><text:s/>$ 3,08 </text:p>
          </table:table-cell>
          <table:table-cell table:style-name="ce139" table:formula="of:=+[.S5]/1.5" office:value-type="float" office:value="3.08" calcext:value-type="float">
            <text:p><text:s/>$ 3,08 </text:p>
          </table:table-cell>
          <table:table-cell/>
          <table:table-cell table:formula="of:=+4.55*68.75" office:value-type="float" office:value="312.8125" calcext:value-type="float">
            <text:p>312,8125</text:p>
          </table:table-cell>
          <table:table-cell table:number-columns-repeated="48"/>
        </table:table-row>
        <table:table-row table:style-name="ro15">
          <table:table-cell table:style-name="ce113" office:value-type="string" calcext:value-type="string">
            <text:p>Por dobladillo valor metro cuadrado útil</text:p>
          </table:table-cell>
          <table:table-cell table:style-name="ce125" table:formula="of:=+[.B8]*1.02" office:value-type="float" office:value="34.7616" calcext:value-type="float">
            <text:p><text:s/>$ 34,76 </text:p>
          </table:table-cell>
          <table:table-cell table:style-name="ce139" table:formula="of:=+[.C8]*1.02" office:value-type="float" office:value="34.7616" calcext:value-type="float">
            <text:p><text:s/>$ 34,76 </text:p>
          </table:table-cell>
          <table:table-cell table:style-name="ce139" table:formula="of:=+[.D8]*1.02" office:value-type="float" office:value="34.7616" calcext:value-type="float">
            <text:p><text:s/>$ 34,76 </text:p>
          </table:table-cell>
          <table:table-cell table:style-name="ce154" table:formula="of:=+[.E8]*1.02" office:value-type="float" office:value="3.2912" calcext:value-type="float">
            <text:p>u$s 3,29</text:p>
          </table:table-cell>
          <table:table-cell table:style-name="ce154" table:formula="of:=+[.F8]*1.02" office:value-type="float" office:value="3.2912" calcext:value-type="float">
            <text:p>u$s 3,29</text:p>
          </table:table-cell>
          <table:table-cell table:style-name="ce154" table:formula="of:=+[.G8]*1.02" office:value-type="float" office:value="2.7948" calcext:value-type="float">
            <text:p>u$s 2,79</text:p>
          </table:table-cell>
          <table:table-cell table:style-name="ce154" table:formula="of:=+[.H8]*1.02" office:value-type="float" office:value="3.2912" calcext:value-type="float">
            <text:p>u$s 3,29</text:p>
          </table:table-cell>
          <table:table-cell table:formula="of:=+[.E9]*[.$G$4]" office:value-type="float" office:value="226.27" calcext:value-type="float">
            <text:p>226,27</text:p>
          </table:table-cell>
          <table:table-cell table:formula="of:=+[.F9]*[.$G$4]" office:value-type="float" office:value="226.27" calcext:value-type="float">
            <text:p>226,27</text:p>
          </table:table-cell>
          <table:table-cell office:value-type="string" calcext:value-type="string">
            <text:p>datosenvio[j][0].CostoMSDobladillo <text:s text:c="2"/>undefined</text:p>
          </table:table-cell>
          <table:table-cell table:number-columns-repeated="2"/>
          <table:table-cell table:style-name="ce125" table:formula="of:=+[.N8]*1.02" office:value-type="float" office:value="2.5568" calcext:value-type="float">
            <text:p><text:s/>$ 2,56 </text:p>
          </table:table-cell>
          <table:table-cell table:style-name="ce139" table:formula="of:=+[.O8]*1.02" office:value-type="float" office:value="2.5568" calcext:value-type="float">
            <text:p><text:s/>$ 2,56 </text:p>
          </table:table-cell>
          <table:table-cell table:style-name="ce139" table:formula="of:=+[.P8]*1.02" office:value-type="float" office:value="2.5568" calcext:value-type="float">
            <text:p><text:s/>$ 2,56 </text:p>
          </table:table-cell>
          <table:table-cell/>
          <table:table-cell table:style-name="ce125" table:formula="of:=+[.R8]*1.02" office:value-type="float" office:value="3.1416" calcext:value-type="float">
            <text:p><text:s/>$ 3,14 </text:p>
          </table:table-cell>
          <table:table-cell table:style-name="ce139" table:formula="of:=+[.S8]*1.02" office:value-type="float" office:value="3.1416" calcext:value-type="float">
            <text:p><text:s/>$ 3,14 </text:p>
          </table:table-cell>
          <table:table-cell/>
          <table:table-cell table:formula="of:=+[.N5]*[.G4]" office:value-type="float" office:value="258.5" calcext:value-type="float">
            <text:p>258,5</text:p>
          </table:table-cell>
          <table:table-cell table:number-columns-repeated="48"/>
        </table:table-row>
        <table:table-row table:style-name="ro15">
          <table:table-cell table:style-name="ce114" office:value-type="string" calcext:value-type="string">
            <text:p>Por dobladillo valor metro cuadrado útil</text:p>
          </table:table-cell>
          <table:table-cell table:style-name="ce126" table:formula="of:=+[.B9]*[.$D$4]" office:value-type="float" office:value="34.7616" calcext:value-type="float">
            <text:p><text:s/>$ 34,76 </text:p>
          </table:table-cell>
          <table:table-cell table:style-name="ce140" table:formula="of:=+[.C9]*[.$D$4]" office:value-type="float" office:value="34.7616" calcext:value-type="float">
            <text:p><text:s/>$ 34,76 </text:p>
          </table:table-cell>
          <table:table-cell table:style-name="ce140" table:formula="of:=+[.D9]*[.$D$4]" office:value-type="float" office:value="34.7616" calcext:value-type="float">
            <text:p><text:s/>$ 34,76 </text:p>
          </table:table-cell>
          <table:table-cell table:style-name="ce154" table:formula="of:=+[.E9]*[.$D$4]" office:value-type="float" office:value="3.2912" calcext:value-type="float">
            <text:p>u$s 3,29</text:p>
          </table:table-cell>
          <table:table-cell table:style-name="ce154" table:formula="of:=+[.F9]*[.$D$4]" office:value-type="float" office:value="3.2912" calcext:value-type="float">
            <text:p>u$s 3,29</text:p>
          </table:table-cell>
          <table:table-cell table:style-name="ce154" table:formula="of:=+[.G9]*[.$D$4]" office:value-type="float" office:value="2.7948" calcext:value-type="float">
            <text:p>u$s 2,79</text:p>
          </table:table-cell>
          <table:table-cell table:style-name="ce154" table:formula="of:=+[.H9]*[.$D$4]" office:value-type="float" office:value="3.2912" calcext:value-type="float">
            <text:p>u$s 3,29</text:p>
          </table:table-cell>
          <table:table-cell table:formula="of:=+[.E10]*[.$G$4]" office:value-type="float" office:value="226.27" calcext:value-type="float">
            <text:p>226,27</text:p>
          </table:table-cell>
          <table:table-cell table:formula="of:=+[.F10]*[.$G$4]" office:value-type="float" office:value="226.27" calcext:value-type="float">
            <text:p>226,27</text:p>
          </table:table-cell>
          <table:table-cell office:value-type="string" calcext:value-type="string">
            <text:p>valorflete <text:s text:c="2"/>4.812500000000001</text:p>
          </table:table-cell>
          <table:table-cell table:number-columns-repeated="2"/>
          <table:table-cell table:style-name="ce126" table:formula="of:=+[.N9]*[.$D$4]" office:value-type="float" office:value="2.5568" calcext:value-type="float">
            <text:p><text:s/>$ 2,56 </text:p>
          </table:table-cell>
          <table:table-cell table:style-name="ce140" table:formula="of:=+[.O9]*[.$D$4]" office:value-type="float" office:value="2.5568" calcext:value-type="float">
            <text:p><text:s/>$ 2,56 </text:p>
          </table:table-cell>
          <table:table-cell table:style-name="ce140" table:formula="of:=+[.P9]*[.$D$4]" office:value-type="float" office:value="2.5568" calcext:value-type="float">
            <text:p><text:s/>$ 2,56 </text:p>
          </table:table-cell>
          <table:table-cell/>
          <table:table-cell table:style-name="ce126" table:formula="of:=+[.R9]*[.$D$4]" office:value-type="float" office:value="3.1416" calcext:value-type="float">
            <text:p><text:s/>$ 3,14 </text:p>
          </table:table-cell>
          <table:table-cell table:style-name="ce140" table:formula="of:=+[.S9]*[.$D$4]" office:value-type="float" office:value="3.1416" calcext:value-type="float">
            <text:p><text:s/>$ 3,14 </text:p>
          </table:table-cell>
          <table:table-cell/>
          <table:table-cell table:formula="of:=+[.U9]/1.5" office:value-type="float" office:value="172.333333333333" calcext:value-type="float">
            <text:p>172,333333333333</text:p>
          </table:table-cell>
          <table:table-cell table:number-columns-repeated="48"/>
        </table:table-row>
        <table:table-row table:style-name="ro15">
          <table:table-cell table:style-name="ce113" office:value-type="string" calcext:value-type="string">
            <text:p>Valor gruesa de ojales nº 3 1 ojal por m2</text:p>
          </table:table-cell>
          <table:table-cell table:style-name="ce127" office:value-type="float" office:value="102" calcext:value-type="float">
            <text:p><text:s/>$ 102,00 </text:p>
          </table:table-cell>
          <table:table-cell table:style-name="ce141" table:formula="of:=+[.B11]" office:value-type="float" office:value="102" calcext:value-type="float">
            <text:p><text:s/>$ 102,00 </text:p>
          </table:table-cell>
          <table:table-cell table:style-name="ce141" office:value-type="float" office:value="46" calcext:value-type="float">
            <text:p><text:s/>$ 46,00 </text:p>
          </table:table-cell>
          <table:table-cell table:style-name="ce153" office:value-type="float" office:value="11.25" calcext:value-type="float">
            <text:p>u$s 11,25</text:p>
          </table:table-cell>
          <table:table-cell table:style-name="ce153" table:formula="of:=+[.E11]" office:value-type="float" office:value="11.25" calcext:value-type="float">
            <text:p>u$s 11,25</text:p>
          </table:table-cell>
          <table:table-cell table:number-columns-repeated="2" table:style-name="ce153" office:value-type="float" office:value="4.55" calcext:value-type="float">
            <text:p>u$s 4,55</text:p>
          </table:table-cell>
          <table:table-cell table:formula="of:=+[.E11]*[.$G$4]" office:value-type="float" office:value="773.4375" calcext:value-type="float">
            <text:p>773,4375</text:p>
          </table:table-cell>
          <table:table-cell table:formula="of:=+[.F11]*[.$G$4]" office:value-type="float" office:value="773.4375" calcext:value-type="float">
            <text:p>773,4375</text:p>
          </table:table-cell>
          <table:table-cell office:value-type="string" calcext:value-type="string">
            <text:p>valorMOT <text:s text:c="2"/>100.375</text:p>
          </table:table-cell>
          <table:table-cell table:number-columns-repeated="2"/>
          <table:table-cell table:style-name="ce127" office:value-type="float" office:value="11.25" calcext:value-type="float">
            <text:p><text:s/>$ 11,25 </text:p>
          </table:table-cell>
          <table:table-cell table:style-name="ce141" table:formula="of:=+[.N11]" office:value-type="float" office:value="11.25" calcext:value-type="float">
            <text:p><text:s/>$ 11,25 </text:p>
          </table:table-cell>
          <table:table-cell table:style-name="ce141" office:value-type="float" office:value="4.55" calcext:value-type="float">
            <text:p><text:s/>$ 4,55 </text:p>
          </table:table-cell>
          <table:table-cell/>
          <table:table-cell table:style-name="ce127" office:value-type="float" office:value="11.25" calcext:value-type="float">
            <text:p><text:s/>$ 11,25 </text:p>
          </table:table-cell>
          <table:table-cell table:style-name="ce141" table:formula="of:=+[.R11]" office:value-type="float" office:value="11.25" calcext:value-type="float">
            <text:p><text:s/>$ 11,25 </text:p>
          </table:table-cell>
          <table:table-cell table:number-columns-repeated="50"/>
        </table:table-row>
        <table:table-row table:style-name="ro15">
          <table:table-cell table:style-name="ce113" office:value-type="string" calcext:value-type="string">
            <text:p>Cantidad de ojales p/gruesa 144</text:p>
          </table:table-cell>
          <table:table-cell table:style-name="ce128" table:formula="of:=+[.B11]/144" office:value-type="float" office:value="0.708333333333333" calcext:value-type="float">
            <text:p>0,71</text:p>
          </table:table-cell>
          <table:table-cell table:style-name="ce142" table:formula="of:=+[.C11]/144" office:value-type="float" office:value="0.708333333333333" calcext:value-type="float">
            <text:p>0,71</text:p>
          </table:table-cell>
          <table:table-cell table:style-name="ce142" table:formula="of:=+[.D11]/120" office:value-type="float" office:value="0.383333333333333" calcext:value-type="float">
            <text:p>0,38</text:p>
          </table:table-cell>
          <table:table-cell table:style-name="ce155" table:formula="of:=+[.E11]/144" office:value-type="float" office:value="0.078125" calcext:value-type="float">
            <text:p>0,08</text:p>
          </table:table-cell>
          <table:table-cell table:style-name="ce155" office:value-type="float" office:value="0.09" calcext:value-type="float">
            <text:p>0,09</text:p>
          </table:table-cell>
          <table:table-cell table:number-columns-repeated="2" table:style-name="ce155" office:value-type="float" office:value="0.03" calcext:value-type="float">
            <text:p>0,03</text:p>
          </table:table-cell>
          <table:table-cell table:formula="of:=+[.E12]*[.$G$4]" office:value-type="float" office:value="5.37109375" calcext:value-type="float">
            <text:p>5,37109375</text:p>
          </table:table-cell>
          <table:table-cell table:formula="of:=+[.F12]*[.$G$4]" office:value-type="float" office:value="6.1875" calcext:value-type="float">
            <text:p>6,1875</text:p>
          </table:table-cell>
          <table:table-cell office:value-type="string" calcext:value-type="string">
            <text:p>datosenvio[j][0].CostoOjalM2 <text:s text:c="2"/>5.37104167</text:p>
          </table:table-cell>
          <table:table-cell table:number-columns-repeated="2"/>
          <table:table-cell table:style-name="ce128" table:formula="of:=+[.N11]/144" office:value-type="float" office:value="0.078125" calcext:value-type="float">
            <text:p>0,08</text:p>
          </table:table-cell>
          <table:table-cell table:style-name="ce142" table:formula="of:=+[.O11]/144" office:value-type="float" office:value="0.078125" calcext:value-type="float">
            <text:p>0,08</text:p>
          </table:table-cell>
          <table:table-cell table:style-name="ce142" office:value-type="float" office:value="0.03" calcext:value-type="float">
            <text:p>0,03</text:p>
          </table:table-cell>
          <table:table-cell/>
          <table:table-cell table:style-name="ce128" table:formula="of:=+[.R11]/144" office:value-type="float" office:value="0.078125" calcext:value-type="float">
            <text:p>0,08</text:p>
          </table:table-cell>
          <table:table-cell table:style-name="ce142" table:formula="of:=+[.S11]/144" office:value-type="float" office:value="0.078125" calcext:value-type="float">
            <text:p>0,08</text:p>
          </table:table-cell>
          <table:table-cell table:number-columns-repeated="50"/>
        </table:table-row>
        <table:table-row table:style-name="ro15">
          <table:table-cell table:style-name="ce114" office:value-type="string" calcext:value-type="string">
            <text:p>En pesos</text:p>
          </table:table-cell>
          <table:table-cell table:style-name="ce126" table:formula="of:=+[.B12]" office:value-type="float" office:value="0.708333333333333" calcext:value-type="float">
            <text:p><text:s/>$ 0,71 </text:p>
          </table:table-cell>
          <table:table-cell table:style-name="ce140" table:formula="of:=+[.C12]" office:value-type="float" office:value="0.708333333333333" calcext:value-type="float">
            <text:p><text:s/>$ 0,71 </text:p>
          </table:table-cell>
          <table:table-cell table:style-name="ce140" table:formula="of:=+[.D12]" office:value-type="float" office:value="0.383333333333333" calcext:value-type="float">
            <text:p><text:s/>$ 0,38 </text:p>
          </table:table-cell>
          <table:table-cell table:style-name="ce154" table:formula="of:=+[.E12]" office:value-type="float" office:value="0.078125" calcext:value-type="float">
            <text:p>u$s 0,08</text:p>
          </table:table-cell>
          <table:table-cell table:style-name="ce154" table:formula="of:=+[.F12]" office:value-type="float" office:value="0.09" calcext:value-type="float">
            <text:p>u$s 0,09</text:p>
          </table:table-cell>
          <table:table-cell table:style-name="ce154" table:formula="of:=+[.G12]" office:value-type="float" office:value="0.03" calcext:value-type="float">
            <text:p>u$s 0,03</text:p>
          </table:table-cell>
          <table:table-cell table:style-name="ce154" table:formula="of:=+[.H12]" office:value-type="float" office:value="0.03" calcext:value-type="float">
            <text:p>u$s 0,03</text:p>
          </table:table-cell>
          <table:table-cell table:formula="of:=+[.E13]*[.$G$4]" office:value-type="float" office:value="5.37109375" calcext:value-type="float">
            <text:p>5,37109375</text:p>
          </table:table-cell>
          <table:table-cell table:formula="of:=+[.F13]*[.$G$4]" office:value-type="float" office:value="6.1875" calcext:value-type="float">
            <text:p>6,1875</text:p>
          </table:table-cell>
          <table:table-cell office:value-type="string" calcext:value-type="string">
            <text:p>costooriginal <text:s text:c="2"/>630.4174607868526</text:p>
          </table:table-cell>
          <table:table-cell table:number-columns-repeated="2"/>
          <table:table-cell table:style-name="ce126" table:formula="of:=+[.N12]" office:value-type="float" office:value="0.078125" calcext:value-type="float">
            <text:p><text:s/>$ 0,08 </text:p>
          </table:table-cell>
          <table:table-cell table:style-name="ce140" table:formula="of:=+[.O12]" office:value-type="float" office:value="0.078125" calcext:value-type="float">
            <text:p><text:s/>$ 0,08 </text:p>
          </table:table-cell>
          <table:table-cell table:style-name="ce140" table:formula="of:=+[.P12]" office:value-type="float" office:value="0.03" calcext:value-type="float">
            <text:p><text:s/>$ 0,03 </text:p>
          </table:table-cell>
          <table:table-cell/>
          <table:table-cell table:style-name="ce126" table:formula="of:=+[.R12]" office:value-type="float" office:value="0.078125" calcext:value-type="float">
            <text:p><text:s/>$ 0,08 </text:p>
          </table:table-cell>
          <table:table-cell table:style-name="ce140" table:formula="of:=+[.S12]" office:value-type="float" office:value="0.078125" calcext:value-type="float">
            <text:p><text:s/>$ 0,08 </text:p>
          </table:table-cell>
          <table:table-cell table:number-columns-repeated="50"/>
        </table:table-row>
        <table:table-row table:style-name="ro15">
          <table:table-cell table:style-name="ce113" office:value-type="string" calcext:value-type="string">
            <text:p>Soga de chicote por metro</text:p>
          </table:table-cell>
          <table:table-cell table:style-name="ce127" office:value-type="float" office:value="1.83" calcext:value-type="float">
            <text:p><text:s/>$ 1,83 </text:p>
          </table:table-cell>
          <table:table-cell table:style-name="ce141" table:formula="of:=+[.B14]" office:value-type="float" office:value="1.83" calcext:value-type="float">
            <text:p><text:s/>$ 1,83 </text:p>
          </table:table-cell>
          <table:table-cell table:style-name="ce141" office:value-type="float" office:value="1.63" calcext:value-type="float">
            <text:p><text:s/>$ 1,63 </text:p>
          </table:table-cell>
          <table:table-cell table:style-name="ce153" office:value-type="float" office:value="0.2" calcext:value-type="float">
            <text:p>u$s 0,20</text:p>
          </table:table-cell>
          <table:table-cell table:style-name="ce153" table:formula="of:=+[.E14]" office:value-type="float" office:value="0.2" calcext:value-type="float">
            <text:p>u$s 0,20</text:p>
          </table:table-cell>
          <table:table-cell table:number-columns-repeated="2" table:style-name="ce153" office:value-type="float" office:value="0.18" calcext:value-type="float">
            <text:p>u$s 0,18</text:p>
          </table:table-cell>
          <table:table-cell table:formula="of:=+[.E14]*[.$G$4]" office:value-type="float" office:value="13.75" calcext:value-type="float">
            <text:p>13,75</text:p>
          </table:table-cell>
          <table:table-cell table:formula="of:=+[.F14]*[.$G$4]" office:value-type="float" office:value="13.75" calcext:value-type="float">
            <text:p>13,75</text:p>
          </table:table-cell>
          <table:table-cell table:number-columns-repeated="3"/>
          <table:table-cell table:style-name="ce127" office:value-type="float" office:value="0.2" calcext:value-type="float">
            <text:p><text:s/>$ 0,20 </text:p>
          </table:table-cell>
          <table:table-cell table:style-name="ce141" table:formula="of:=+[.N14]" office:value-type="float" office:value="0.2" calcext:value-type="float">
            <text:p><text:s/>$ 0,20 </text:p>
          </table:table-cell>
          <table:table-cell table:style-name="ce141" office:value-type="float" office:value="0.18" calcext:value-type="float">
            <text:p><text:s/>$ 0,18 </text:p>
          </table:table-cell>
          <table:table-cell/>
          <table:table-cell table:style-name="ce127" office:value-type="float" office:value="0.2" calcext:value-type="float">
            <text:p><text:s/>$ 0,20 </text:p>
          </table:table-cell>
          <table:table-cell table:style-name="ce141" table:formula="of:=+[.R14]" office:value-type="float" office:value="0.2" calcext:value-type="float">
            <text:p><text:s/>$ 0,20 </text:p>
          </table:table-cell>
          <table:table-cell table:number-columns-repeated="50"/>
        </table:table-row>
        <table:table-row table:style-name="ro15">
          <table:table-cell table:style-name="ce113" office:value-type="string" calcext:value-type="string">
            <text:p>Largo de chicote</text:p>
          </table:table-cell>
          <table:table-cell table:style-name="ce128" office:value-type="float" office:value="1.65" calcext:value-type="float">
            <text:p>1,65</text:p>
          </table:table-cell>
          <table:table-cell table:number-columns-repeated="2" table:style-name="ce142" office:value-type="float" office:value="1.65" calcext:value-type="float">
            <text:p>1,65</text:p>
          </table:table-cell>
          <table:table-cell table:style-name="ce155" office:value-type="float" office:value="1.65" calcext:value-type="float">
            <text:p>1,65</text:p>
          </table:table-cell>
          <table:table-cell table:number-columns-repeated="3" table:style-name="ce142" office:value-type="float" office:value="1.65" calcext:value-type="float">
            <text:p>1,65</text:p>
          </table:table-cell>
          <table:table-cell table:formula="of:=+[.E15]*[.$G$4]" office:value-type="float" office:value="113.4375" calcext:value-type="float">
            <text:p>113,4375</text:p>
          </table:table-cell>
          <table:table-cell table:formula="of:=+[.F15]*[.$G$4]" office:value-type="float" office:value="113.4375" calcext:value-type="float">
            <text:p>113,4375</text:p>
          </table:table-cell>
          <table:table-cell table:number-columns-repeated="3"/>
          <table:table-cell table:style-name="ce128" office:value-type="float" office:value="1.65" calcext:value-type="float">
            <text:p>1,65</text:p>
          </table:table-cell>
          <table:table-cell table:number-columns-repeated="2" table:style-name="ce142" office:value-type="float" office:value="1.65" calcext:value-type="float">
            <text:p>1,65</text:p>
          </table:table-cell>
          <table:table-cell/>
          <table:table-cell table:style-name="ce128" office:value-type="float" office:value="1.65" calcext:value-type="float">
            <text:p>1,65</text:p>
          </table:table-cell>
          <table:table-cell table:style-name="ce142" office:value-type="float" office:value="1.65" calcext:value-type="float">
            <text:p>1,65</text:p>
          </table:table-cell>
          <table:table-cell table:number-columns-repeated="50"/>
        </table:table-row>
        <table:table-row table:style-name="ro15">
          <table:table-cell table:style-name="ce113" office:value-type="string" calcext:value-type="string">
            <text:p>Valor chicote</text:p>
          </table:table-cell>
          <table:table-cell table:style-name="ce129" table:formula="of:=+[.B14]*[.B15]" office:value-type="float" office:value="3.0195" calcext:value-type="float">
            <text:p><text:s/>$ 3,02 </text:p>
          </table:table-cell>
          <table:table-cell table:style-name="ce143" table:formula="of:=+[.C14]*[.C15]" office:value-type="float" office:value="3.0195" calcext:value-type="float">
            <text:p><text:s/>$ 3,02 </text:p>
          </table:table-cell>
          <table:table-cell table:style-name="ce143" table:formula="of:=+[.D14]*[.D15]" office:value-type="float" office:value="2.6895" calcext:value-type="float">
            <text:p><text:s/>$ 2,69 </text:p>
          </table:table-cell>
          <table:table-cell table:style-name="ce154" table:formula="of:=+[.E14]*[.E15]" office:value-type="float" office:value="0.33" calcext:value-type="float">
            <text:p>u$s 0,33</text:p>
          </table:table-cell>
          <table:table-cell table:style-name="ce154" table:formula="of:=+[.F14]*[.F15]" office:value-type="float" office:value="0.33" calcext:value-type="float">
            <text:p>u$s 0,33</text:p>
          </table:table-cell>
          <table:table-cell table:style-name="ce154" table:formula="of:=+[.G14]*[.G15]" office:value-type="float" office:value="0.297" calcext:value-type="float">
            <text:p>u$s 0,30</text:p>
          </table:table-cell>
          <table:table-cell table:style-name="ce154" table:formula="of:=+[.H14]*[.H15]" office:value-type="float" office:value="0.297" calcext:value-type="float">
            <text:p>u$s 0,30</text:p>
          </table:table-cell>
          <table:table-cell table:formula="of:=+[.E16]*[.$G$4]" office:value-type="float" office:value="22.6875" calcext:value-type="float">
            <text:p>22,6875</text:p>
          </table:table-cell>
          <table:table-cell table:formula="of:=+[.F16]*[.$G$4]" office:value-type="float" office:value="22.6875" calcext:value-type="float">
            <text:p>22,6875</text:p>
          </table:table-cell>
          <table:table-cell table:number-columns-repeated="3"/>
          <table:table-cell table:style-name="ce129" table:formula="of:=+[.N14]*[.N15]" office:value-type="float" office:value="0.33" calcext:value-type="float">
            <text:p><text:s/>$ 0,33 </text:p>
          </table:table-cell>
          <table:table-cell table:style-name="ce143" table:formula="of:=+[.O14]*[.O15]" office:value-type="float" office:value="0.33" calcext:value-type="float">
            <text:p><text:s/>$ 0,33 </text:p>
          </table:table-cell>
          <table:table-cell table:style-name="ce143" table:formula="of:=+[.P14]*[.P15]" office:value-type="float" office:value="0.297" calcext:value-type="float">
            <text:p><text:s/>$ 0,30 </text:p>
          </table:table-cell>
          <table:table-cell/>
          <table:table-cell table:style-name="ce129" table:formula="of:=+[.R14]*[.R15]" office:value-type="float" office:value="0.33" calcext:value-type="float">
            <text:p><text:s/>$ 0,33 </text:p>
          </table:table-cell>
          <table:table-cell table:style-name="ce143" table:formula="of:=+[.S14]*[.S15]" office:value-type="float" office:value="0.33" calcext:value-type="float">
            <text:p><text:s/>$ 0,33 </text:p>
          </table:table-cell>
          <table:table-cell table:number-columns-repeated="50"/>
        </table:table-row>
        <table:table-row table:style-name="ro15">
          <table:table-cell table:style-name="ce115" office:value-type="string" calcext:value-type="string">
            <text:p>Soga para dobladillo el kg</text:p>
          </table:table-cell>
          <table:table-cell table:style-name="ce130" office:value-type="float" office:value="57" calcext:value-type="float">
            <text:p><text:s/>$ 57,00 </text:p>
          </table:table-cell>
          <table:table-cell table:style-name="ce144" table:number-columns-repeated="2"/>
          <table:table-cell table:style-name="ce153" office:value-type="float" office:value="6.92" calcext:value-type="float">
            <text:p>u$s 6,92</text:p>
          </table:table-cell>
          <table:table-cell table:style-name="ce144"/>
          <table:table-cell table:style-name="ce163" table:number-columns-repeated="2"/>
          <table:table-cell table:formula="of:=+[.E17]*[.$G$4]" office:value-type="float" office:value="475.75" calcext:value-type="float">
            <text:p>475,75</text:p>
          </table:table-cell>
          <table:table-cell table:formula="of:=+[.F17]*[.$G$4]" office:value-type="float" office:value="0" calcext:value-type="float">
            <text:p>0</text:p>
          </table:table-cell>
          <table:table-cell table:number-columns-repeated="3"/>
          <table:table-cell table:style-name="ce130" office:value-type="float" office:value="7.05" calcext:value-type="float">
            <text:p><text:s/>$ 7,05 </text:p>
          </table:table-cell>
          <table:table-cell table:style-name="ce172" table:number-columns-repeated="2"/>
          <table:table-cell table:style-name="ce173"/>
          <table:table-cell table:style-name="ce130" office:value-type="float" office:value="7.05" calcext:value-type="float">
            <text:p><text:s/>$ 7,05 </text:p>
          </table:table-cell>
          <table:table-cell table:style-name="ce172"/>
          <table:table-cell table:style-name="ce173" table:number-columns-repeated="50"/>
        </table:table-row>
        <table:table-row table:style-name="ro15">
          <table:table-cell table:style-name="ce113" office:value-type="string" calcext:value-type="string">
            <text:p>Metros por kg</text:p>
          </table:table-cell>
          <table:table-cell table:style-name="ce128" office:value-type="float" office:value="51" calcext:value-type="float">
            <text:p>51,00</text:p>
          </table:table-cell>
          <table:table-cell table:style-name="ce142" table:number-columns-repeated="2"/>
          <table:table-cell table:style-name="ce155" office:value-type="float" office:value="50" calcext:value-type="float">
            <text:p>50,00</text:p>
          </table:table-cell>
          <table:table-cell table:style-name="ce143"/>
          <table:table-cell table:style-name="ce164" table:number-columns-repeated="2"/>
          <table:table-cell table:formula="of:=+[.E18]*[.$G$4]" office:value-type="float" office:value="3437.5" calcext:value-type="float">
            <text:p>3437,5</text:p>
          </table:table-cell>
          <table:table-cell table:formula="of:=+[.F18]*[.$G$4]" office:value-type="float" office:value="0" calcext:value-type="float">
            <text:p>0</text:p>
          </table:table-cell>
          <table:table-cell table:number-columns-repeated="3"/>
          <table:table-cell table:style-name="ce128" office:value-type="float" office:value="51" calcext:value-type="float">
            <text:p>51,00</text:p>
          </table:table-cell>
          <table:table-cell table:style-name="ce142" table:number-columns-repeated="2"/>
          <table:table-cell/>
          <table:table-cell table:style-name="ce128" office:value-type="float" office:value="51" calcext:value-type="float">
            <text:p>51,00</text:p>
          </table:table-cell>
          <table:table-cell table:style-name="ce142"/>
          <table:table-cell table:number-columns-repeated="50"/>
        </table:table-row>
        <table:table-row table:style-name="ro15">
          <table:table-cell table:style-name="ce113" office:value-type="string" calcext:value-type="string">
            <text:p>Valor en dólares del metro</text:p>
          </table:table-cell>
          <table:table-cell table:style-name="ce125" table:formula="of:=+[.B17]/[.B18]" office:value-type="float" office:value="1.11764705882353" calcext:value-type="float">
            <text:p><text:s/>$ 1,12 </text:p>
          </table:table-cell>
          <table:table-cell table:style-name="ce139" table:number-columns-repeated="2"/>
          <table:table-cell table:style-name="ce154" table:formula="of:=+[.E17]/[.E18]" office:value-type="float" office:value="0.1384" calcext:value-type="float">
            <text:p>u$s 0,14</text:p>
          </table:table-cell>
          <table:table-cell table:style-name="ce139"/>
          <table:table-cell table:style-name="ce165" table:number-columns-repeated="2"/>
          <table:table-cell table:formula="of:=+[.E19]*[.$G$4]" office:value-type="float" office:value="9.515" calcext:value-type="float">
            <text:p>9,515</text:p>
          </table:table-cell>
          <table:table-cell table:formula="of:=+[.F19]*[.$G$4]" office:value-type="float" office:value="0" calcext:value-type="float">
            <text:p>0</text:p>
          </table:table-cell>
          <table:table-cell table:number-columns-repeated="3"/>
          <table:table-cell table:style-name="ce125" table:formula="of:=+[.N17]/[.N18]" office:value-type="float" office:value="0.138235294117647" calcext:value-type="float">
            <text:p><text:s/>$ 0,14 </text:p>
          </table:table-cell>
          <table:table-cell table:style-name="ce139" table:number-columns-repeated="2"/>
          <table:table-cell/>
          <table:table-cell table:style-name="ce125" table:formula="of:=+[.R17]/[.R18]" office:value-type="float" office:value="0.138235294117647" calcext:value-type="float">
            <text:p><text:s/>$ 0,14 </text:p>
          </table:table-cell>
          <table:table-cell table:style-name="ce139"/>
          <table:table-cell table:number-columns-repeated="50"/>
        </table:table-row>
        <table:table-row table:style-name="ro15">
          <table:table-cell table:style-name="ce114" office:value-type="string" calcext:value-type="string">
            <text:p>Valor en pesos del metro</text:p>
          </table:table-cell>
          <table:table-cell table:style-name="ce131" table:formula="of:=+[.B19]*[.$D$4]" office:value-type="float" office:value="1.11764705882353" calcext:value-type="float">
            <text:p><text:s/>$ 1,12 </text:p>
          </table:table-cell>
          <table:table-cell table:style-name="ce145" table:number-columns-repeated="2"/>
          <table:table-cell table:style-name="ce154" table:formula="of:=+[.E19]*[.$D$4]" office:value-type="float" office:value="0.1384" calcext:value-type="float">
            <text:p>u$s 0,14</text:p>
          </table:table-cell>
          <table:table-cell table:style-name="ce145"/>
          <table:table-cell table:style-name="ce166" table:number-columns-repeated="2"/>
          <table:table-cell table:formula="of:=+[.E20]*[.$G$4]" office:value-type="float" office:value="9.515" calcext:value-type="float">
            <text:p>9,515</text:p>
          </table:table-cell>
          <table:table-cell table:formula="of:=+[.F20]*[.$G$4]" office:value-type="float" office:value="0" calcext:value-type="float">
            <text:p>0</text:p>
          </table:table-cell>
          <table:table-cell table:number-columns-repeated="3"/>
          <table:table-cell table:style-name="ce131" table:formula="of:=+[.N19]*[.$D$4]" office:value-type="float" office:value="0.138235294117647" calcext:value-type="float">
            <text:p><text:s/>$ 0,14 </text:p>
          </table:table-cell>
          <table:table-cell table:style-name="ce145" table:number-columns-repeated="2"/>
          <table:table-cell/>
          <table:table-cell table:style-name="ce131" table:formula="of:=+[.R19]*[.$D$4]" office:value-type="float" office:value="0.138235294117647" calcext:value-type="float">
            <text:p><text:s/>$ 0,14 </text:p>
          </table:table-cell>
          <table:table-cell table:style-name="ce145"/>
          <table:table-cell table:number-columns-repeated="50"/>
        </table:table-row>
        <table:table-row table:style-name="ro15">
          <table:table-cell table:style-name="ce113" office:value-type="string" calcext:value-type="string">
            <text:p>Refuerzos salen 11 en 1,50 metros de ancho</text:p>
          </table:table-cell>
          <table:table-cell table:style-name="ce130" table:formula="of:=+[.B5]" office:value-type="float" office:value="51.12" calcext:value-type="float">
            <text:p><text:s/>$ 51,12 </text:p>
          </table:table-cell>
          <table:table-cell table:style-name="ce139" table:formula="of:=+[.C5]" office:value-type="float" office:value="51.12" calcext:value-type="float">
            <text:p><text:s/>$ 51,12 </text:p>
          </table:table-cell>
          <table:table-cell table:style-name="ce139" table:formula="of:=+[.D5]" office:value-type="float" office:value="51.12" calcext:value-type="float">
            <text:p><text:s/>$ 51,12 </text:p>
          </table:table-cell>
          <table:table-cell table:style-name="ce153" table:formula="of:=+[.E5]" office:value-type="float" office:value="4.84" calcext:value-type="float">
            <text:p>u$s 4,84</text:p>
          </table:table-cell>
          <table:table-cell table:style-name="ce154" table:formula="of:=+[.F5]" office:value-type="float" office:value="4.84" calcext:value-type="float">
            <text:p>u$s 4,84</text:p>
          </table:table-cell>
          <table:table-cell table:style-name="ce154" table:formula="of:=+[.G5]" office:value-type="float" office:value="4.11" calcext:value-type="float">
            <text:p>u$s 4,11</text:p>
          </table:table-cell>
          <table:table-cell table:style-name="ce154" table:formula="of:=+[.H5]" office:value-type="float" office:value="4.84" calcext:value-type="float">
            <text:p>u$s 4,84</text:p>
          </table:table-cell>
          <table:table-cell table:formula="of:=+[.E21]*[.$G$4]" office:value-type="float" office:value="332.75" calcext:value-type="float">
            <text:p>332,75</text:p>
          </table:table-cell>
          <table:table-cell table:formula="of:=+[.F21]*[.$G$4]" office:value-type="float" office:value="332.75" calcext:value-type="float">
            <text:p>332,75</text:p>
          </table:table-cell>
          <table:table-cell table:number-columns-repeated="3"/>
          <table:table-cell table:style-name="ce153" table:formula="of:=+[.N5]" office:value-type="float" office:value="3.76" calcext:value-type="float">
            <text:p>u$s 3,76</text:p>
          </table:table-cell>
          <table:table-cell table:style-name="ce153" table:formula="of:=+[.O5]" office:value-type="float" office:value="3.76" calcext:value-type="float">
            <text:p>u$s 3,76</text:p>
          </table:table-cell>
          <table:table-cell table:style-name="ce144" table:formula="of:=+[.N21]" office:value-type="float" office:value="3.76" calcext:value-type="float">
            <text:p><text:s/>$ 3,76 </text:p>
          </table:table-cell>
          <table:table-cell/>
          <table:table-cell table:style-name="ce153" table:formula="of:=+[.R5]" office:value-type="float" office:value="4.62" calcext:value-type="float">
            <text:p>u$s 4,62</text:p>
          </table:table-cell>
          <table:table-cell table:style-name="ce153" table:formula="of:=+[.S5]" office:value-type="float" office:value="4.62" calcext:value-type="float">
            <text:p>u$s 4,62</text:p>
          </table:table-cell>
          <table:table-cell table:number-columns-repeated="50"/>
        </table:table-row>
        <table:table-row table:style-name="ro15">
          <table:table-cell table:style-name="ce113" office:value-type="string" calcext:value-type="string">
            <text:p>Altura del refuerzo</text:p>
          </table:table-cell>
          <table:table-cell table:number-columns-repeated="7" table:style-name="ce128" office:value-type="float" office:value="0.2" calcext:value-type="float">
            <text:p>0,20</text:p>
          </table:table-cell>
          <table:table-cell table:formula="of:=+[.E22]*[.$G$4]" office:value-type="float" office:value="13.75" calcext:value-type="float">
            <text:p>13,75</text:p>
          </table:table-cell>
          <table:table-cell table:formula="of:=+[.F22]*[.$G$4]" office:value-type="float" office:value="13.75" calcext:value-type="float">
            <text:p>13,75</text:p>
          </table:table-cell>
          <table:table-cell table:number-columns-repeated="3"/>
          <table:table-cell table:number-columns-repeated="3" table:style-name="ce128" office:value-type="float" office:value="0.2" calcext:value-type="float">
            <text:p>0,20</text:p>
          </table:table-cell>
          <table:table-cell/>
          <table:table-cell table:number-columns-repeated="2" table:style-name="ce128" office:value-type="float" office:value="0.2" calcext:value-type="float">
            <text:p>0,20</text:p>
          </table:table-cell>
          <table:table-cell table:number-columns-repeated="50"/>
        </table:table-row>
        <table:table-row table:style-name="ro15">
          <table:table-cell table:style-name="ce113" office:value-type="string" calcext:value-type="string">
            <text:p>Valor de los 20 cm</text:p>
          </table:table-cell>
          <table:table-cell table:style-name="ce125" table:formula="of:=+[.B21]*[.B22]" office:value-type="float" office:value="10.224" calcext:value-type="float">
            <text:p><text:s/>$ 10,22 </text:p>
          </table:table-cell>
          <table:table-cell table:style-name="ce139" table:formula="of:=+[.C21]*[.C22]" office:value-type="float" office:value="10.224" calcext:value-type="float">
            <text:p><text:s/>$ 10,22 </text:p>
          </table:table-cell>
          <table:table-cell table:style-name="ce139" table:formula="of:=+[.D21]*[.D22]" office:value-type="float" office:value="10.224" calcext:value-type="float">
            <text:p><text:s/>$ 10,22 </text:p>
          </table:table-cell>
          <table:table-cell table:style-name="ce154" table:formula="of:=+[.E21]*[.E22]" office:value-type="float" office:value="0.968" calcext:value-type="float">
            <text:p>u$s 0,97</text:p>
          </table:table-cell>
          <table:table-cell table:style-name="ce154" table:formula="of:=+[.F21]*[.F22]" office:value-type="float" office:value="0.968" calcext:value-type="float">
            <text:p>u$s 0,97</text:p>
          </table:table-cell>
          <table:table-cell table:style-name="ce154" table:formula="of:=+[.G21]*[.G22]" office:value-type="float" office:value="0.822" calcext:value-type="float">
            <text:p>u$s 0,82</text:p>
          </table:table-cell>
          <table:table-cell table:style-name="ce154" table:formula="of:=+[.H21]*[.H22]" office:value-type="float" office:value="0.968" calcext:value-type="float">
            <text:p>u$s 0,97</text:p>
          </table:table-cell>
          <table:table-cell table:formula="of:=+[.E23]*[.$G$4]" office:value-type="float" office:value="66.55" calcext:value-type="float">
            <text:p>66,55</text:p>
          </table:table-cell>
          <table:table-cell table:formula="of:=+[.F23]*[.$G$4]" office:value-type="float" office:value="66.55" calcext:value-type="float">
            <text:p>66,55</text:p>
          </table:table-cell>
          <table:table-cell table:number-columns-repeated="3"/>
          <table:table-cell table:style-name="ce125" table:formula="of:=+[.N21]*[.N22]" office:value-type="float" office:value="0.752" calcext:value-type="float">
            <text:p><text:s/>$ 0,75 </text:p>
          </table:table-cell>
          <table:table-cell table:style-name="ce139" table:formula="of:=+[.O21]*[.O22]" office:value-type="float" office:value="0.752" calcext:value-type="float">
            <text:p><text:s/>$ 0,75 </text:p>
          </table:table-cell>
          <table:table-cell table:style-name="ce139" table:formula="of:=+[.P21]*[.P22]" office:value-type="float" office:value="0.752" calcext:value-type="float">
            <text:p><text:s/>$ 0,75 </text:p>
          </table:table-cell>
          <table:table-cell/>
          <table:table-cell table:style-name="ce125" table:formula="of:=+[.R21]*[.R22]" office:value-type="float" office:value="0.924" calcext:value-type="float">
            <text:p><text:s/>$ 0,92 </text:p>
          </table:table-cell>
          <table:table-cell table:style-name="ce139" table:formula="of:=+[.S21]*[.S22]" office:value-type="float" office:value="0.924" calcext:value-type="float">
            <text:p><text:s/>$ 0,92 </text:p>
          </table:table-cell>
          <table:table-cell table:number-columns-repeated="50"/>
        </table:table-row>
        <table:table-row table:style-name="ro15">
          <table:table-cell table:style-name="ce114" office:value-type="string" calcext:value-type="string">
            <text:p>Valor en pesos</text:p>
          </table:table-cell>
          <table:table-cell table:style-name="ce131" table:formula="of:=+[.B23]/11" office:value-type="float" office:value="0.929454545454545" calcext:value-type="float">
            <text:p><text:s/>$ 0,93 </text:p>
          </table:table-cell>
          <table:table-cell table:style-name="ce145" table:formula="of:=+[.C23]/11" office:value-type="float" office:value="0.929454545454545" calcext:value-type="float">
            <text:p><text:s/>$ 0,93 </text:p>
          </table:table-cell>
          <table:table-cell table:style-name="ce145" table:formula="of:=+[.D23]/21" office:value-type="float" office:value="0.486857142857143" calcext:value-type="float">
            <text:p><text:s/>$ 0,49 </text:p>
          </table:table-cell>
          <table:table-cell table:style-name="ce154" table:formula="of:=+[.E23]/11" office:value-type="float" office:value="0.088" calcext:value-type="float">
            <text:p>u$s 0,09</text:p>
          </table:table-cell>
          <table:table-cell table:style-name="ce154" table:formula="of:=+[.F23]/11" office:value-type="float" office:value="0.088" calcext:value-type="float">
            <text:p>u$s 0,09</text:p>
          </table:table-cell>
          <table:table-cell table:style-name="ce154" table:formula="of:=+[.G23]/21" office:value-type="float" office:value="0.0391428571428571" calcext:value-type="float">
            <text:p>u$s 0,04</text:p>
          </table:table-cell>
          <table:table-cell table:style-name="ce154" table:formula="of:=+[.H23]/21" office:value-type="float" office:value="0.0460952380952381" calcext:value-type="float">
            <text:p>u$s 0,05</text:p>
          </table:table-cell>
          <table:table-cell table:formula="of:=+[.E24]*[.$G$4]" office:value-type="float" office:value="6.05" calcext:value-type="float">
            <text:p>6,05</text:p>
          </table:table-cell>
          <table:table-cell table:formula="of:=+[.F24]*[.$G$4]" office:value-type="float" office:value="6.05" calcext:value-type="float">
            <text:p>6,05</text:p>
          </table:table-cell>
          <table:table-cell table:number-columns-repeated="3"/>
          <table:table-cell table:style-name="ce131" table:formula="of:=+[.N23]/11" office:value-type="float" office:value="0.0683636363636364" calcext:value-type="float">
            <text:p><text:s/>$ 0,07 </text:p>
          </table:table-cell>
          <table:table-cell table:style-name="ce145" table:formula="of:=+[.O23]/11" office:value-type="float" office:value="0.0683636363636364" calcext:value-type="float">
            <text:p><text:s/>$ 0,07 </text:p>
          </table:table-cell>
          <table:table-cell table:style-name="ce145" table:formula="of:=+[.P23]/21" office:value-type="float" office:value="0.0358095238095238" calcext:value-type="float">
            <text:p><text:s/>$ 0,04 </text:p>
          </table:table-cell>
          <table:table-cell/>
          <table:table-cell table:style-name="ce131" table:formula="of:=+[.R23]/11" office:value-type="float" office:value="0.084" calcext:value-type="float">
            <text:p><text:s/>$ 0,08 </text:p>
          </table:table-cell>
          <table:table-cell table:style-name="ce145" table:formula="of:=+[.S23]/11" office:value-type="float" office:value="0.084" calcext:value-type="float">
            <text:p><text:s/>$ 0,08 </text:p>
          </table:table-cell>
          <table:table-cell/>
          <table:table-cell table:formula="of:=+3.17*68.75" office:value-type="float" office:value="217.9375" calcext:value-type="float">
            <text:p>217,9375</text:p>
          </table:table-cell>
          <table:table-cell table:number-columns-repeated="48"/>
        </table:table-row>
        <table:table-row table:style-name="ro15">
          <table:table-cell table:style-name="ce114" office:value-type="string" calcext:value-type="string">
            <text:p>Total sin mano de obra</text:p>
          </table:table-cell>
          <table:table-cell table:style-name="ce131"/>
          <table:table-cell table:style-name="ce145" table:number-columns-repeated="2"/>
          <table:table-cell table:style-name="ce154" table:formula="of:=+[.E10]+[.E13]+[.E16]+[.E20]+[.E24]" office:value-type="float" office:value="3.925725" calcext:value-type="float">
            <text:p>u$s 3,93</text:p>
          </table:table-cell>
          <table:table-cell table:style-name="ce154" table:formula="of:=+[.F10]+[.F13]+[.F16]+[.F20]+[.F24]" office:value-type="float" office:value="3.7992" calcext:value-type="float">
            <text:p>u$s 3,80</text:p>
          </table:table-cell>
          <table:table-cell table:style-name="ce154" table:formula="of:=+[.G10]+[.G13]+[.G16]+[.G20]+[.G24]" office:value-type="float" office:value="3.16094285714286" calcext:value-type="float">
            <text:p>u$s 3,16</text:p>
          </table:table-cell>
          <table:table-cell table:style-name="ce154" table:formula="of:=+[.H10]+[.H13]+[.H16]+[.H20]+[.H24]" office:value-type="float" office:value="3.66429523809524" calcext:value-type="float">
            <text:p>u$s 3,66</text:p>
          </table:table-cell>
          <table:table-cell table:formula="of:=+[.E25]*[.$G$4]" office:value-type="float" office:value="269.89359375" calcext:value-type="float">
            <text:p>269,89359375</text:p>
          </table:table-cell>
          <table:table-cell table:formula="of:=+[.F25]*[.$G$4]" office:value-type="float" office:value="261.195" calcext:value-type="float">
            <text:p>261,195</text:p>
          </table:table-cell>
          <table:table-cell table:number-columns-repeated="3"/>
          <table:table-cell table:style-name="ce154" table:formula="of:=+[.N10]+[.N13]+[.N16]+[.N20]+[.N24]" office:value-type="float" office:value="3.17152393048128" calcext:value-type="float">
            <text:p>u$s 3,17</text:p>
          </table:table-cell>
          <table:table-cell table:style-name="ce154" table:formula="of:=+[.O10]+[.O13]+[.O16]+[.O20]+[.O24]" office:value-type="float" office:value="3.03328863636364" calcext:value-type="float">
            <text:p>u$s 3,03</text:p>
          </table:table-cell>
          <table:table-cell table:style-name="ce154" table:formula="of:=+[.P10]+[.P13]+[.P16]+[.P20]+[.P24]" office:value-type="float" office:value="2.91960952380952" calcext:value-type="float">
            <text:p>u$s 2,92</text:p>
          </table:table-cell>
          <table:table-cell/>
          <table:table-cell table:style-name="ce154" table:formula="of:=+[.R10]+[.R13]+[.R16]+[.R20]+[.R24]" office:value-type="float" office:value="3.77196029411765" calcext:value-type="float">
            <text:p>u$s 3,77</text:p>
          </table:table-cell>
          <table:table-cell table:style-name="ce154" table:formula="of:=+[.S10]+[.S13]+[.S16]+[.S20]+[.S24]" office:value-type="float" office:value="3.633725" calcext:value-type="float">
            <text:p>u$s 3,63</text:p>
          </table:table-cell>
          <table:table-cell table:number-columns-repeated="50"/>
        </table:table-row>
        <table:table-row table:style-name="ro15">
          <table:table-cell table:style-name="ce116" office:value-type="string" calcext:value-type="string">
            <text:p>Flete</text:p>
          </table:table-cell>
          <table:table-cell table:style-name="ce132"/>
          <table:table-cell table:style-name="ce146" table:number-columns-repeated="2"/>
          <table:table-cell table:style-name="ce156" office:value-type="float" office:value="0.07" calcext:value-type="float">
            <text:p>u$s 0,07</text:p>
          </table:table-cell>
          <table:table-cell table:style-name="ce156" table:formula="of:=+[.E26]" office:value-type="float" office:value="0.07" calcext:value-type="float">
            <text:p>u$s 0,07</text:p>
          </table:table-cell>
          <table:table-cell table:style-name="ce156" table:formula="of:=+[.E26]" office:value-type="float" office:value="0.07" calcext:value-type="float">
            <text:p>u$s 0,07</text:p>
          </table:table-cell>
          <table:table-cell table:style-name="ce156" table:formula="of:=+[.F26]" office:value-type="float" office:value="0.07" calcext:value-type="float">
            <text:p>u$s 0,07</text:p>
          </table:table-cell>
          <table:table-cell table:formula="of:=+[.E26]*[.$G$4]" office:value-type="float" office:value="4.8125" calcext:value-type="float">
            <text:p>4,8125</text:p>
          </table:table-cell>
          <table:table-cell table:formula="of:=+[.F26]*[.$G$4]" office:value-type="float" office:value="4.8125" calcext:value-type="float">
            <text:p>4,8125</text:p>
          </table:table-cell>
          <table:table-cell table:number-columns-repeated="3"/>
          <table:table-cell table:style-name="ce156" office:value-type="float" office:value="0.07" calcext:value-type="float">
            <text:p>u$s 0,07</text:p>
          </table:table-cell>
          <table:table-cell table:style-name="ce156" table:formula="of:=+[.N26]" office:value-type="float" office:value="0.07" calcext:value-type="float">
            <text:p>u$s 0,07</text:p>
          </table:table-cell>
          <table:table-cell table:style-name="ce156" table:formula="of:=+[.N26]" office:value-type="float" office:value="0.07" calcext:value-type="float">
            <text:p>u$s 0,07</text:p>
          </table:table-cell>
          <table:table-cell table:style-name="ce174"/>
          <table:table-cell table:style-name="ce156" office:value-type="float" office:value="0.07" calcext:value-type="float">
            <text:p>u$s 0,07</text:p>
          </table:table-cell>
          <table:table-cell table:style-name="ce156" table:formula="of:=+[.R26]" office:value-type="float" office:value="0.07" calcext:value-type="float">
            <text:p>u$s 0,07</text:p>
          </table:table-cell>
          <table:table-cell table:style-name="ce174" table:number-columns-repeated="50"/>
        </table:table-row>
        <table:table-row table:style-name="ro15">
          <table:table-cell table:style-name="ce113" office:value-type="string" calcext:value-type="string">
            <office:annotation office:display="true" draw:style-name="gr63" draw:text-style-name="P5" svg:width="5.674cm" svg:height="8.665cm" svg:x="4.68cm" svg:y="35.628cm" draw:caption-point-x="2.247cm" draw:caption-point-y="-23.158cm">
              <dc:date>2019-12-02T00:00:00</dc:date>
              <text:p text:style-name="P4"><text:span text:style-name="T1">P</text:span><text:span text:style-name="T2">ARTICULAR3:</text:span></text:p>
              <text:p text:style-name="P4"><text:span text:style-name="T3">((Total de sueldos más cargas </text:span><text:span text:style-name="T3">sociales y sindicales * 13 meses </text:span><text:span text:style-name="T3">(aguinaldo) + Sueldo de Gerente * </text:span><text:span text:style-name="T3">12) + (gastos * 12)</text:span></text:p>
              <text:p text:style-name="P4"><text:span text:style-name="T3">/ 12 meses que se trabajan / 19 días </text:span><text:span text:style-name="T3">por mes / 8 hs por día/ 6 personas / </text:span><text:span text:style-name="T3">60 minutos </text:span></text:p>
              <text:p text:style-name="P4"><text:span text:style-name="T3">Daría el valor por minuto por una </text:span><text:span text:style-name="T3">persona</text:span></text:p>
              <text:p text:style-name="P4"><text:span text:style-name="T3">* 6 minutos que se calcula el tiempo </text:span><text:span text:style-name="T3">por metro cuadrado de una persona</text:span></text:p>
              <text:p text:style-name="P4"><text:span text:style-name="T3"/></text:p>
              <text:p text:style-name="P4"><text:span text:style-name="T3">* * * * * * * * * <text:s/>* * * * * * <text:s/></text:span></text:p>
              <text:p text:style-name="P4"><text:span text:style-name="T3"/></text:p>
              <text:p text:style-name="P4"><text:span text:style-name="T3">+ Gastos fijos Mensuales * 12 ) / 11 </text:span><text:span text:style-name="T3">meses que se trabajan / 21 días al </text:span><text:span text:style-name="T3">mes / 8 hs. Por día <text:s/>que trabajan / 6 </text:span><text:span text:style-name="T3">que son <text:s/>los empleados </text:span></text:p>
              <text:p text:style-name="P4"><text:span text:style-name="T3">esto da el valor hora</text:span></text:p>
              <text:p text:style-name="P4"><text:span text:style-name="T3">/ 60 es el valor minuto</text:span></text:p>
              <text:p text:style-name="P4"><text:span text:style-name="T3">El metro cuadrado de lona se calcula </text:span><text:span text:style-name="T3">7 minutos por lo que lo multiplicamos </text:span><text:span text:style-name="T3">por 7</text:span></text:p>
              <text:p text:style-name="P4"><text:span text:style-name="T3"/></text:p>
            </office:annotation>
            <text:p>Mano de obra p/m2 de 1 pers. (5 min)</text:p>
          </table:table-cell>
          <table:table-cell table:style-name="ce130" office:value-type="float" office:value="17" calcext:value-type="float">
            <text:p><text:s/>$ 17,00 </text:p>
          </table:table-cell>
          <table:table-cell table:style-name="ce139" table:formula="of:=+[.B27]" office:value-type="float" office:value="17" calcext:value-type="float">
            <text:p><text:s/>$ 17,00 </text:p>
          </table:table-cell>
          <table:table-cell table:style-name="ce144" table:formula="of:=+[.B27]" office:value-type="float" office:value="17" calcext:value-type="float">
            <text:p><text:s/>$ 17,00 </text:p>
          </table:table-cell>
          <table:table-cell table:style-name="ce153" office:value-type="float" office:value="1.46" calcext:value-type="float">
            <text:p>u$s 1,46</text:p>
          </table:table-cell>
          <table:table-cell table:style-name="ce153" table:formula="of:=+[.E27]" office:value-type="float" office:value="1.46" calcext:value-type="float">
            <text:p>u$s 1,46</text:p>
          </table:table-cell>
          <table:table-cell table:number-columns-repeated="2" table:style-name="ce153" office:value-type="float" office:value="1.46" calcext:value-type="float">
            <text:p>u$s 1,46</text:p>
          </table:table-cell>
          <table:table-cell table:formula="of:=+[.E27]*[.$G$4]" office:value-type="float" office:value="100.375" calcext:value-type="float">
            <text:p>100,375</text:p>
          </table:table-cell>
          <table:table-cell table:formula="of:=+[.F27]*[.$G$4]" office:value-type="float" office:value="100.375" calcext:value-type="float">
            <text:p>100,375</text:p>
          </table:table-cell>
          <table:table-cell table:number-columns-repeated="3"/>
          <table:table-cell table:style-name="ce130" office:value-type="float" office:value="1.46" calcext:value-type="float">
            <text:p><text:s/>$ 1,46 </text:p>
          </table:table-cell>
          <table:table-cell table:style-name="ce144" table:formula="of:=+[.N27]" office:value-type="float" office:value="1.46" calcext:value-type="float">
            <text:p><text:s/>$ 1,46 </text:p>
          </table:table-cell>
          <table:table-cell table:style-name="ce144" office:value-type="float" office:value="1.46" calcext:value-type="float">
            <text:p><text:s/>$ 1,46 </text:p>
          </table:table-cell>
          <table:table-cell/>
          <table:table-cell table:style-name="ce130" office:value-type="float" office:value="1.46" calcext:value-type="float">
            <text:p><text:s/>$ 1,46 </text:p>
          </table:table-cell>
          <table:table-cell table:style-name="ce144" table:formula="of:=+[.R27]" office:value-type="float" office:value="1.46" calcext:value-type="float">
            <text:p><text:s/>$ 1,46 </text:p>
          </table:table-cell>
          <table:table-cell table:number-columns-repeated="50"/>
        </table:table-row>
        <table:table-row table:style-name="ro15">
          <table:table-cell table:style-name="ce114" office:value-type="string" calcext:value-type="string">
            <text:p>Mano de obra en pesos</text:p>
          </table:table-cell>
          <table:table-cell table:style-name="ce131" table:formula="of:=+[.B27]*[.$D$4]" office:value-type="float" office:value="17" calcext:value-type="float">
            <text:p><text:s/>$ 17,00 </text:p>
          </table:table-cell>
          <table:table-cell table:style-name="ce145" table:formula="of:=+[.C27]*[.$D$4]" office:value-type="float" office:value="17" calcext:value-type="float">
            <text:p><text:s/>$ 17,00 </text:p>
          </table:table-cell>
          <table:table-cell table:style-name="ce145" table:formula="of:=+[.D27]*[.$D$4]" office:value-type="float" office:value="17" calcext:value-type="float">
            <text:p><text:s/>$ 17,00 </text:p>
          </table:table-cell>
          <table:table-cell table:style-name="ce154" table:formula="of:=+[.E27]*[.$D$4]" office:value-type="float" office:value="1.46" calcext:value-type="float">
            <text:p>u$s 1,46</text:p>
          </table:table-cell>
          <table:table-cell table:style-name="ce154" table:formula="of:=+[.F27]*[.$D$4]" office:value-type="float" office:value="1.46" calcext:value-type="float">
            <text:p>u$s 1,46</text:p>
          </table:table-cell>
          <table:table-cell table:style-name="ce154" table:formula="of:=+[.G27]*[.$D$4]" office:value-type="float" office:value="1.46" calcext:value-type="float">
            <text:p>u$s 1,46</text:p>
          </table:table-cell>
          <table:table-cell table:style-name="ce154" table:formula="of:=+[.H27]*[.$D$4]" office:value-type="float" office:value="1.46" calcext:value-type="float">
            <text:p>u$s 1,46</text:p>
          </table:table-cell>
          <table:table-cell table:formula="of:=+[.E28]*[.$G$4]" office:value-type="float" office:value="100.375" calcext:value-type="float">
            <text:p>100,375</text:p>
          </table:table-cell>
          <table:table-cell table:formula="of:=+[.F28]*[.$G$4]" office:value-type="float" office:value="100.375" calcext:value-type="float">
            <text:p>100,375</text:p>
          </table:table-cell>
          <table:table-cell table:number-columns-repeated="3"/>
          <table:table-cell table:style-name="ce131" table:formula="of:=+[.N27]*[.$D$4]" office:value-type="float" office:value="1.46" calcext:value-type="float">
            <text:p><text:s/>$ 1,46 </text:p>
          </table:table-cell>
          <table:table-cell table:style-name="ce145" table:formula="of:=+[.O27]*[.$D$4]" office:value-type="float" office:value="1.46" calcext:value-type="float">
            <text:p><text:s/>$ 1,46 </text:p>
          </table:table-cell>
          <table:table-cell table:style-name="ce145" table:formula="of:=+[.P27]*[.$D$4]" office:value-type="float" office:value="1.46" calcext:value-type="float">
            <text:p><text:s/>$ 1,46 </text:p>
          </table:table-cell>
          <table:table-cell/>
          <table:table-cell table:style-name="ce131" table:formula="of:=+[.R27]*[.$D$4]" office:value-type="float" office:value="1.46" calcext:value-type="float">
            <text:p><text:s/>$ 1,46 </text:p>
          </table:table-cell>
          <table:table-cell table:style-name="ce145" table:formula="of:=+[.S27]*[.$D$4]" office:value-type="float" office:value="1.46" calcext:value-type="float">
            <text:p><text:s/>$ 1,46 </text:p>
          </table:table-cell>
          <table:table-cell table:number-columns-repeated="50"/>
        </table:table-row>
        <table:table-row table:style-name="ro15">
          <table:table-cell table:style-name="ce114" office:value-type="string" calcext:value-type="string">
            <text:p>Valor del metro en Pesos</text:p>
          </table:table-cell>
          <table:table-cell table:style-name="ce131" table:formula="of:=+[.B10]+[.B13]+[.B16]+[.B20]+[.B24]+[.B28]" office:value-type="float" office:value="57.5365349376114" calcext:value-type="float">
            <text:p><text:s/>$ 57,54 </text:p>
          </table:table-cell>
          <table:table-cell table:style-name="ce145" table:formula="of:=+[.C10]+[.C13]+[.C16]+[.C20]+[.C24]+[.C28]" office:value-type="float" office:value="56.4188878787879" calcext:value-type="float">
            <text:p><text:s/>$ 56,42 </text:p>
          </table:table-cell>
          <table:table-cell table:style-name="ce145" table:formula="of:=+[.D10]+[.D13]+[.D16]+[.D20]+[.D24]+[.D28]" office:value-type="float" office:value="55.3212904761905" calcext:value-type="float">
            <text:p><text:s/>$ 55,32 </text:p>
          </table:table-cell>
          <table:table-cell table:style-name="ce154" table:formula="of:=+[.E10]+[.E13]+[.E16]+[.E20]+[.E24]+[.E28]+[.E26]" office:value-type="float" office:value="5.455725" calcext:value-type="float">
            <text:p>u$s 5,46</text:p>
          </table:table-cell>
          <table:table-cell table:style-name="ce154" table:formula="of:=+[.F10]+[.F13]+[.F16]+[.F20]+[.F24]+[.F28]+[.F26]" office:value-type="float" office:value="5.3292" calcext:value-type="float">
            <text:p>u$s 5,33</text:p>
          </table:table-cell>
          <table:table-cell table:style-name="ce154" table:formula="of:=+[.G10]+[.G13]+[.G16]+[.G20]+[.G24]+[.G28]+[.G26]" office:value-type="float" office:value="4.69094285714286" calcext:value-type="float">
            <text:p>u$s 4,69</text:p>
          </table:table-cell>
          <table:table-cell table:style-name="ce154" table:formula="of:=+[.H10]+[.H13]+[.H16]+[.H20]+[.H24]+[.H28]+[.H26]" office:value-type="float" office:value="5.19429523809524" calcext:value-type="float">
            <text:p>u$s 5,19</text:p>
          </table:table-cell>
          <table:table-cell table:formula="of:=+[.E29]*[.$G$4]" office:value-type="float" office:value="375.08109375" calcext:value-type="float">
            <text:p>375,08109375</text:p>
          </table:table-cell>
          <table:table-cell table:formula="of:=+[.F29]*[.$G$4]" office:value-type="float" office:value="366.3825" calcext:value-type="float">
            <text:p>366,3825</text:p>
          </table:table-cell>
          <table:table-cell table:number-columns-repeated="3"/>
          <table:table-cell table:style-name="ce131" table:formula="of:=+[.N10]+[.N13]+[.N16]+[.N20]+[.N24]+[.N28]" office:value-type="float" office:value="4.63152393048128" calcext:value-type="float">
            <text:p><text:s/>$ 4,63 </text:p>
          </table:table-cell>
          <table:table-cell table:style-name="ce145" table:formula="of:=+[.O10]+[.O13]+[.O16]+[.O20]+[.O24]+[.O28]" office:value-type="float" office:value="4.49328863636364" calcext:value-type="float">
            <text:p><text:s/>$ 4,49 </text:p>
          </table:table-cell>
          <table:table-cell table:style-name="ce145" table:formula="of:=+[.P10]+[.P13]+[.P16]+[.P20]+[.P24]+[.P28]" office:value-type="float" office:value="4.37960952380952" calcext:value-type="float">
            <text:p><text:s/>$ 4,38 </text:p>
          </table:table-cell>
          <table:table-cell/>
          <table:table-cell table:style-name="ce131" table:formula="of:=+[.R10]+[.R13]+[.R16]+[.R20]+[.R24]+[.R28]" office:value-type="float" office:value="5.23196029411765" calcext:value-type="float">
            <text:p><text:s/>$ 5,23 </text:p>
          </table:table-cell>
          <table:table-cell table:style-name="ce145" table:formula="of:=+[.S10]+[.S13]+[.S16]+[.S20]+[.S24]+[.S28]" office:value-type="float" office:value="5.093725" calcext:value-type="float">
            <text:p><text:s/>$ 5,09 </text:p>
          </table:table-cell>
          <table:table-cell table:number-columns-repeated="50"/>
        </table:table-row>
        <table:table-row table:style-name="ro15">
          <table:table-cell table:style-name="ce117" office:value-type="string" office:string-value="Porcentaje ganancia" calcext:value-type="string">
            <text:p>Porcentaje ganancia </text:p>
          </table:table-cell>
          <table:table-cell table:style-name="ce133" office:value-type="float" office:value="38" calcext:value-type="float">
            <text:p>38,00 </text:p>
          </table:table-cell>
          <table:table-cell table:style-name="ce147" office:value-type="float" office:value="33" calcext:value-type="float">
            <text:p>33,00 </text:p>
          </table:table-cell>
          <table:table-cell table:style-name="ce147" office:value-type="float" office:value="27" calcext:value-type="float">
            <text:p>27,00 </text:p>
          </table:table-cell>
          <table:table-cell table:style-name="ce157" office:value-type="float" office:value="35" calcext:value-type="float">
            <text:p>35,00 </text:p>
          </table:table-cell>
          <table:table-cell table:style-name="ce160" office:value-type="float" office:value="30" calcext:value-type="float">
            <text:p>30,00 </text:p>
          </table:table-cell>
          <table:table-cell table:style-name="ce167" office:value-type="float" office:value="30" calcext:value-type="float">
            <text:p>30,00 </text:p>
          </table:table-cell>
          <table:table-cell table:style-name="ce167" office:value-type="float" office:value="17.3" calcext:value-type="float">
            <text:p>17,30 </text:p>
          </table:table-cell>
          <table:table-cell table:formula="of:=+[.E30]*[.$G$4]" office:value-type="float" office:value="2406.25" calcext:value-type="float">
            <text:p>2406,25</text:p>
          </table:table-cell>
          <table:table-cell table:formula="of:=+[.F30]*[.$G$4]" office:value-type="float" office:value="2062.5" calcext:value-type="float">
            <text:p>2062,5</text:p>
          </table:table-cell>
          <table:table-cell table:number-columns-repeated="3"/>
          <table:table-cell table:style-name="ce133" office:value-type="float" office:value="35" calcext:value-type="float">
            <text:p>35,00 </text:p>
          </table:table-cell>
          <table:table-cell table:number-columns-repeated="2" table:style-name="ce147" office:value-type="float" office:value="30" calcext:value-type="float">
            <text:p>30,00 </text:p>
          </table:table-cell>
          <table:table-cell/>
          <table:table-cell table:style-name="ce133" office:value-type="float" office:value="35" calcext:value-type="float">
            <text:p>35,00 </text:p>
          </table:table-cell>
          <table:table-cell table:style-name="ce147" office:value-type="float" office:value="30" calcext:value-type="float">
            <text:p>30,00 </text:p>
          </table:table-cell>
          <table:table-cell table:number-columns-repeated="50"/>
        </table:table-row>
        <table:table-row table:style-name="ro15">
          <table:table-cell table:style-name="ce114" office:value-type="string" calcext:value-type="string">
            <text:p>Ganancia en pesos</text:p>
          </table:table-cell>
          <table:table-cell table:style-name="ce131" table:formula="of:=+[.B29]*[.B30]/100" office:value-type="float" office:value="21.8638832762923" calcext:value-type="float">
            <text:p><text:s/>$ 21,86 </text:p>
          </table:table-cell>
          <table:table-cell table:style-name="ce145" table:formula="of:=+[.C29]*[.C30]/100" office:value-type="float" office:value="18.618233" calcext:value-type="float">
            <text:p><text:s/>$ 18,62 </text:p>
          </table:table-cell>
          <table:table-cell table:style-name="ce145" table:formula="of:=+[.D29]*[.D30]/100" office:value-type="float" office:value="14.9367484285714" calcext:value-type="float">
            <text:p><text:s/>$ 14,94 </text:p>
          </table:table-cell>
          <table:table-cell table:style-name="ce154" table:formula="of:=+[.E29]*[.E30]/100" office:value-type="float" office:value="1.90950375" calcext:value-type="float">
            <text:p>u$s 1,91</text:p>
          </table:table-cell>
          <table:table-cell table:style-name="ce154" table:formula="of:=+[.F29]*[.F30]/100" office:value-type="float" office:value="1.59876" calcext:value-type="float">
            <text:p>u$s 1,60</text:p>
          </table:table-cell>
          <table:table-cell table:style-name="ce154" table:formula="of:=+[.G29]*[.G30]/100" office:value-type="float" office:value="1.40728285714286" calcext:value-type="float">
            <text:p>u$s 1,41</text:p>
          </table:table-cell>
          <table:table-cell table:style-name="ce154" table:formula="of:=+[.H29]*[.H30]/100" office:value-type="float" office:value="0.898613076190476" calcext:value-type="float">
            <text:p>u$s 0,90</text:p>
          </table:table-cell>
          <table:table-cell table:formula="of:=+[.E31]*[.$G$4]" office:value-type="float" office:value="131.2783828125" calcext:value-type="float">
            <text:p>131,2783828125</text:p>
          </table:table-cell>
          <table:table-cell table:formula="of:=+[.F31]*[.$G$4]" office:value-type="float" office:value="109.91475" calcext:value-type="float">
            <text:p>109,91475</text:p>
          </table:table-cell>
          <table:table-cell table:number-columns-repeated="3"/>
          <table:table-cell table:style-name="ce131" table:formula="of:=+[.N29]*[.N30]/100" office:value-type="float" office:value="1.62103337566845" calcext:value-type="float">
            <text:p><text:s/>$ 1,62 </text:p>
          </table:table-cell>
          <table:table-cell table:style-name="ce145" table:formula="of:=+[.O29]*[.O30]/100" office:value-type="float" office:value="1.34798659090909" calcext:value-type="float">
            <text:p><text:s/>$ 1,35 </text:p>
          </table:table-cell>
          <table:table-cell table:style-name="ce145" table:formula="of:=+[.P29]*[.P30]/100" office:value-type="float" office:value="1.31388285714286" calcext:value-type="float">
            <text:p><text:s/>$ 1,31 </text:p>
          </table:table-cell>
          <table:table-cell/>
          <table:table-cell table:style-name="ce131" table:formula="of:=+[.R29]*[.R30]/100" office:value-type="float" office:value="1.83118610294118" calcext:value-type="float">
            <text:p><text:s/>$ 1,83 </text:p>
          </table:table-cell>
          <table:table-cell table:style-name="ce145" table:formula="of:=+[.S29]*[.S30]/100" office:value-type="float" office:value="1.5281175" calcext:value-type="float">
            <text:p><text:s/>$ 1,53 </text:p>
          </table:table-cell>
          <table:table-cell table:number-columns-repeated="50"/>
        </table:table-row>
        <table:table-row table:style-name="ro15">
          <table:table-cell table:style-name="ce114" office:value-type="string" calcext:value-type="string">
            <text:p>Importe en pesos sin impuestos</text:p>
          </table:table-cell>
          <table:table-cell table:style-name="ce131" table:formula="of:=+[.B29]+[.B31]" office:value-type="float" office:value="79.4004182139038" calcext:value-type="float">
            <text:p><text:s/>$ 79,40 </text:p>
          </table:table-cell>
          <table:table-cell table:style-name="ce145" table:formula="of:=+[.C29]+[.C31]" office:value-type="float" office:value="75.0371208787879" calcext:value-type="float">
            <text:p><text:s/>$ 75,04 </text:p>
          </table:table-cell>
          <table:table-cell table:style-name="ce145" table:formula="of:=+[.D29]+[.D31]" office:value-type="float" office:value="70.2580389047619" calcext:value-type="float">
            <text:p><text:s/>$ 70,26 </text:p>
          </table:table-cell>
          <table:table-cell table:style-name="ce154" table:formula="of:=+[.E29]+[.E31]" office:value-type="float" office:value="7.36522875" calcext:value-type="float">
            <text:p>u$s 7,37</text:p>
          </table:table-cell>
          <table:table-cell table:style-name="ce154" table:formula="of:=+[.F29]+[.F31]" office:value-type="float" office:value="6.92796" calcext:value-type="float">
            <text:p>u$s 6,93</text:p>
          </table:table-cell>
          <table:table-cell table:style-name="ce154" table:formula="of:=+[.G29]+[.G31]" office:value-type="float" office:value="6.09822571428572" calcext:value-type="float">
            <text:p>u$s 6,10</text:p>
          </table:table-cell>
          <table:table-cell table:style-name="ce154" table:formula="of:=+[.H29]+[.H31]" office:value-type="float" office:value="6.09290831428571" calcext:value-type="float">
            <text:p>u$s 6,09</text:p>
          </table:table-cell>
          <table:table-cell table:formula="of:=+[.E32]*[.$G$4]" office:value-type="float" office:value="506.3594765625" calcext:value-type="float">
            <text:p>506,3594765625</text:p>
          </table:table-cell>
          <table:table-cell table:formula="of:=+[.F32]*[.$G$4]" office:value-type="float" office:value="476.29725" calcext:value-type="float">
            <text:p>476,29725</text:p>
          </table:table-cell>
          <table:table-cell table:number-columns-repeated="3"/>
          <table:table-cell table:style-name="ce131" table:formula="of:=+[.N29]+[.N31]" office:value-type="float" office:value="6.25255730614973" calcext:value-type="float">
            <text:p><text:s/>$ 6,25 </text:p>
          </table:table-cell>
          <table:table-cell table:style-name="ce145" table:formula="of:=+[.O29]+[.O31]" office:value-type="float" office:value="5.84127522727273" calcext:value-type="float">
            <text:p><text:s/>$ 5,84 </text:p>
          </table:table-cell>
          <table:table-cell table:style-name="ce145" table:formula="of:=+[.P29]+[.P31]" office:value-type="float" office:value="5.69349238095238" calcext:value-type="float">
            <text:p><text:s/>$ 5,69 </text:p>
          </table:table-cell>
          <table:table-cell/>
          <table:table-cell table:style-name="ce131" table:formula="of:=+[.R29]+[.R31]" office:value-type="float" office:value="7.06314639705882" calcext:value-type="float">
            <text:p><text:s/>$ 7,06 </text:p>
          </table:table-cell>
          <table:table-cell table:style-name="ce145" table:formula="of:=+[.S29]+[.S31]" office:value-type="float" office:value="6.6218425" calcext:value-type="float">
            <text:p><text:s/>$ 6,62 </text:p>
          </table:table-cell>
          <table:table-cell table:number-columns-repeated="50"/>
        </table:table-row>
        <table:table-row table:style-name="ro15">
          <table:table-cell table:style-name="ce114" office:value-type="string" calcext:value-type="string">
            <text:p>Importe de impuestos</text:p>
          </table:table-cell>
          <table:table-cell table:style-name="ce131" table:formula="of:=+[.B32]*24.5/100" office:value-type="float" office:value="19.4531024624064" calcext:value-type="float">
            <text:p><text:s/>$ 19,45 </text:p>
          </table:table-cell>
          <table:table-cell table:style-name="ce131" table:formula="of:=+[.C32]*24.5/100" office:value-type="float" office:value="18.384094615303" calcext:value-type="float">
            <text:p><text:s/>$ 18,38 </text:p>
          </table:table-cell>
          <table:table-cell table:style-name="ce131" table:formula="of:=+[.D32]*24.5/100" office:value-type="float" office:value="17.2132195316667" calcext:value-type="float">
            <text:p><text:s/>$ 17,21 </text:p>
          </table:table-cell>
          <table:table-cell table:style-name="ce131" table:formula="of:=+[.E32]*24.5/100" office:value-type="float" office:value="1.80448104375" calcext:value-type="float">
            <text:p><text:s/>$ 1,80 </text:p>
          </table:table-cell>
          <table:table-cell table:style-name="ce131" table:formula="of:=+[.F32]*24.5/100" office:value-type="float" office:value="1.6973502" calcext:value-type="float">
            <text:p><text:s/>$ 1,70 </text:p>
          </table:table-cell>
          <table:table-cell table:style-name="ce131" table:formula="of:=+[.G32]*24.5/100" office:value-type="float" office:value="1.4940653" calcext:value-type="float">
            <text:p><text:s/>$ 1,49 </text:p>
          </table:table-cell>
          <table:table-cell table:style-name="ce131" table:formula="of:=+[.H32]*24.5/100" office:value-type="float" office:value="1.492762537" calcext:value-type="float">
            <text:p><text:s/>$ 1,49 </text:p>
          </table:table-cell>
          <table:table-cell table:formula="of:=+[.E33]*[.$G$4]" office:value-type="float" office:value="124.058071757813" calcext:value-type="float">
            <text:p>124,058071757813</text:p>
          </table:table-cell>
          <table:table-cell table:formula="of:=+[.F33]*[.$G$4]" office:value-type="float" office:value="116.69282625" calcext:value-type="float">
            <text:p>116,69282625</text:p>
          </table:table-cell>
          <table:table-cell table:number-columns-repeated="3"/>
          <table:table-cell table:style-name="ce131" table:formula="of:=+[.N32]*24.5/100" office:value-type="float" office:value="1.53187654000668" calcext:value-type="float">
            <text:p><text:s/>$ 1,53 </text:p>
          </table:table-cell>
          <table:table-cell table:style-name="ce131" table:formula="of:=+[.O32]*24.5/100" office:value-type="float" office:value="1.43111243068182" calcext:value-type="float">
            <text:p><text:s/>$ 1,43 </text:p>
          </table:table-cell>
          <table:table-cell table:style-name="ce131" table:formula="of:=+[.P32]*24.5/100" office:value-type="float" office:value="1.39490563333333" calcext:value-type="float">
            <text:p><text:s/>$ 1,39 </text:p>
          </table:table-cell>
          <table:table-cell/>
          <table:table-cell table:style-name="ce131" table:formula="of:=+[.R32]*24.5/100" office:value-type="float" office:value="1.73047086727941" calcext:value-type="float">
            <text:p><text:s/>$ 1,73 </text:p>
          </table:table-cell>
          <table:table-cell table:style-name="ce131" table:formula="of:=+[.S32]*24.5/100" office:value-type="float" office:value="1.6223514125" calcext:value-type="float">
            <text:p><text:s/>$ 1,62 </text:p>
          </table:table-cell>
          <table:table-cell table:number-columns-repeated="50"/>
        </table:table-row>
        <table:table-row table:style-name="ro15">
          <table:table-cell table:style-name="ce118" office:value-type="string" calcext:value-type="string">
            <text:p>Impuestos 24,5 % en pesos</text:p>
          </table:table-cell>
          <table:table-cell table:style-name="ce134" table:formula="of:=+106*1.12" office:value-type="float" office:value="118.72" calcext:value-type="float">
            <text:p><text:s/>$ 118,72 </text:p>
          </table:table-cell>
          <table:table-cell table:style-name="ce134" table:formula="of:=+99*1.12" office:value-type="float" office:value="110.88" calcext:value-type="float">
            <text:p><text:s/>$ 110,88 </text:p>
          </table:table-cell>
          <table:table-cell table:style-name="ce134" table:formula="of:=+90*1.12" office:value-type="float" office:value="100.8" calcext:value-type="float">
            <text:p><text:s/>$ 100,80 </text:p>
          </table:table-cell>
          <table:table-cell table:style-name="ce134" table:formula="of:=+[.E32]*1.245" office:value-type="float" office:value="9.16970979375" calcext:value-type="float">
            <text:p><text:s/>$ 9,17 </text:p>
          </table:table-cell>
          <table:table-cell table:style-name="ce134" table:formula="of:=+[.F32]*1.245" office:value-type="float" office:value="8.6253102" calcext:value-type="float">
            <text:p><text:s/>$ 8,63 </text:p>
          </table:table-cell>
          <table:table-cell table:style-name="ce134" table:formula="of:=+[.G32]*1.245" office:value-type="float" office:value="7.59229101428572" calcext:value-type="float">
            <text:p><text:s/>$ 7,59 </text:p>
          </table:table-cell>
          <table:table-cell table:style-name="ce134" table:formula="of:=+[.H32]*1.245" office:value-type="float" office:value="7.58567085128572" calcext:value-type="float">
            <text:p><text:s/>$ 7,59 </text:p>
          </table:table-cell>
          <table:table-cell table:formula="of:=+[.E34]*[.$G$4]" office:value-type="float" office:value="630.417548320312" calcext:value-type="float">
            <text:p>630,417548320312</text:p>
          </table:table-cell>
          <table:table-cell table:formula="of:=+[.F34]*[.$G$4]" office:value-type="float" office:value="592.99007625" calcext:value-type="float">
            <text:p>592,99007625</text:p>
          </table:table-cell>
          <table:table-cell table:number-columns-repeated="3"/>
          <table:table-cell table:style-name="ce134" table:formula="of:=+[.N33]+[.N32]" office:value-type="float" office:value="7.78443384615642" calcext:value-type="float">
            <text:p><text:s/>$ 7,78 </text:p>
          </table:table-cell>
          <table:table-cell table:style-name="ce134" table:formula="of:=+[.O33]+[.O32]" office:value-type="float" office:value="7.27238765795455" calcext:value-type="float">
            <text:p><text:s/>$ 7,27 </text:p>
          </table:table-cell>
          <table:table-cell table:style-name="ce134" table:formula="of:=+[.P33]+[.P32]" office:value-type="float" office:value="7.08839801428571" calcext:value-type="float">
            <text:p><text:s/>$ 7,09 </text:p>
          </table:table-cell>
          <table:table-cell/>
          <table:table-cell table:style-name="ce134" table:formula="of:=+[.R33]+[.R32]" office:value-type="float" office:value="8.79361726433823" calcext:value-type="float">
            <text:p><text:s/>$ 8,79 </text:p>
          </table:table-cell>
          <table:table-cell table:style-name="ce134" table:formula="of:=+[.S33]+[.S32]" office:value-type="float" office:value="8.2441939125" calcext:value-type="float">
            <text:p><text:s/>$ 8,24 </text:p>
          </table:table-cell>
          <table:table-cell table:number-columns-repeated="3"/>
          <table:table-cell office:value-type="string" calcext:value-type="string">
            <text:p>a partir del 20-11-2015 tomamos el costo por 2</text:p>
          </table:table-cell>
          <table:table-cell table:number-columns-repeated="46"/>
        </table:table-row>
        <table:table-row table:style-name="ro16">
          <table:table-cell table:style-name="ce119" office:value-type="string" calcext:value-type="string">
            <text:p>Valor en pesos</text:p>
          </table:table-cell>
          <table:table-cell table:style-name="ce135" table:number-columns-repeated="3"/>
          <table:table-cell table:style-name="ce158" table:formula="of:=+[.E34]*[.$G$4]" office:value-type="float" office:value="630.417548320312" calcext:value-type="float">
            <text:p><text:s/>$ 630,42 </text:p>
          </table:table-cell>
          <table:table-cell table:style-name="ce158" table:formula="of:=+[.F34]*[.$G$4]" office:value-type="float" office:value="592.99007625" calcext:value-type="float">
            <text:p><text:s/>$ 592,99 </text:p>
          </table:table-cell>
          <table:table-cell table:style-name="ce158" table:formula="of:=+[.G34]*[.$G$4]" office:value-type="float" office:value="521.970007232143" calcext:value-type="float">
            <text:p><text:s/>$ 521,97 </text:p>
          </table:table-cell>
          <table:table-cell table:style-name="ce158" table:formula="of:=+[.H34]*[.$G$4]" office:value-type="float" office:value="521.514871025893" calcext:value-type="float">
            <text:p><text:s/>$ 521,51 </text:p>
          </table:table-cell>
          <table:table-cell table:style-name="ce158"/>
          <table:table-cell table:style-name="ce171" table:number-columns-repeated="4"/>
          <table:table-cell table:style-name="ce158" table:formula="of:=+[.N34]*[.$P$4]" office:value-type="float" office:value="535.179826923254" calcext:value-type="float">
            <text:p><text:s/>$ 535,18 </text:p>
          </table:table-cell>
          <table:table-cell table:style-name="ce158" table:formula="of:=+[.O34]*[.$P$4]" office:value-type="float" office:value="499.976651484375" calcext:value-type="float">
            <text:p><text:s/>$ 499,98 </text:p>
          </table:table-cell>
          <table:table-cell table:style-name="ce158" table:formula="of:=+[.P34]*[.$P$4]" office:value-type="float" office:value="487.327363482143" calcext:value-type="float">
            <text:p><text:s/>$ 487,33 </text:p>
          </table:table-cell>
          <table:table-cell table:style-name="ce171"/>
          <table:table-cell table:style-name="ce158" table:formula="of:=+[.R34]*[.$P$4]" office:value-type="float" office:value="604.561186923253" calcext:value-type="float">
            <text:p><text:s/>$ 604,56 </text:p>
          </table:table-cell>
          <table:table-cell table:style-name="ce158" table:formula="of:=+[.S34]*[.$P$4]" office:value-type="float" office:value="566.788331484375" calcext:value-type="float">
            <text:p><text:s/>$ 566,79 </text:p>
          </table:table-cell>
          <table:table-cell table:style-name="ce171" table:number-columns-repeated="50"/>
        </table:table-row>
        <table:table-row table:style-name="ro1">
          <table:table-cell table:style-name="ce120" office:value-type="string" calcext:value-type="string">
            <text:p>Lona 6 x 4</text:p>
          </table:table-cell>
          <table:table-cell table:formula="of:=+[.B34]*6*4" office:value-type="float" office:value="2849.28" calcext:value-type="float">
            <text:p><text:s/>$ 2.849,28 </text:p>
          </table:table-cell>
          <table:table-cell table:formula="of:=+[.C34]*6*4" office:value-type="float" office:value="2661.12" calcext:value-type="float">
            <text:p><text:s/>$ 2.661,12 </text:p>
          </table:table-cell>
          <table:table-cell table:formula="of:=+[.D34]*6*4" office:value-type="float" office:value="2419.2" calcext:value-type="float">
            <text:p><text:s/>$ 2.419,20 </text:p>
          </table:table-cell>
          <table:table-cell table:style-name="ce159" table:formula="of:=+[.E34]*6*4" office:value-type="float" office:value="220.07303505" calcext:value-type="float">
            <text:p><text:s/>$ 220,07 </text:p>
          </table:table-cell>
          <table:table-cell table:formula="of:=+[.F34]*6*4" office:value-type="float" office:value="207.0074448" calcext:value-type="float">
            <text:p><text:s/>$ 207,01 </text:p>
          </table:table-cell>
          <table:table-cell table:formula="of:=+[.G34]*6*4" office:value-type="float" office:value="182.214984342857" calcext:value-type="float">
            <text:p><text:s/>$ 182,21 </text:p>
          </table:table-cell>
          <table:table-cell/>
          <table:table-cell table:style-name="ce136"/>
          <table:table-cell table:number-columns-repeated="4"/>
          <table:table-cell table:formula="of:=+[.N34]*6*4" office:value-type="float" office:value="186.826412307754" calcext:value-type="float">
            <text:p><text:s/>$ 186,83 </text:p>
          </table:table-cell>
          <table:table-cell table:formula="of:=+[.O34]*6*4" office:value-type="float" office:value="174.537303790909" calcext:value-type="float">
            <text:p><text:s/>$ 174,54 </text:p>
          </table:table-cell>
          <table:table-cell table:formula="of:=+[.P34]*6*4" office:value-type="float" office:value="170.121552342857" calcext:value-type="float">
            <text:p><text:s/>$ 170,12 </text:p>
          </table:table-cell>
          <table:table-cell/>
          <table:table-cell table:formula="of:=+[.R34]*6*4" office:value-type="float" office:value="211.046814344118" calcext:value-type="float">
            <text:p><text:s/>$ 211,05 </text:p>
          </table:table-cell>
          <table:table-cell table:formula="of:=+[.S34]*6*4" office:value-type="float" office:value="197.8606539" calcext:value-type="float">
            <text:p><text:s/>$ 197,86 </text:p>
          </table:table-cell>
          <table:table-cell table:number-columns-repeated="50"/>
        </table:table-row>
        <table:table-row table:style-name="ro1">
          <table:table-cell table:style-name="ce120" office:value-type="string" calcext:value-type="string">
            <text:p>Lona 11 x 5</text:p>
          </table:table-cell>
          <table:table-cell table:formula="of:=+[.B34]*11*5" office:value-type="float" office:value="6529.6" calcext:value-type="float">
            <text:p><text:s/>$ 6.529,60 </text:p>
          </table:table-cell>
          <table:table-cell table:formula="of:=+[.C34]*11*5" office:value-type="float" office:value="6098.4" calcext:value-type="float">
            <text:p><text:s/>$ 6.098,40 </text:p>
          </table:table-cell>
          <table:table-cell table:formula="of:=+[.D34]*11*5" office:value-type="float" office:value="5544" calcext:value-type="float">
            <text:p><text:s/>$ 5.544,00 </text:p>
          </table:table-cell>
          <table:table-cell table:style-name="ce159" table:formula="of:=+[.E34]*11*5" office:value-type="float" office:value="504.33403865625" calcext:value-type="float">
            <text:p><text:s/>$ 504,33 </text:p>
          </table:table-cell>
          <table:table-cell table:formula="of:=+[.F34]*11*5" office:value-type="float" office:value="474.392061" calcext:value-type="float">
            <text:p><text:s/>$ 474,39 </text:p>
          </table:table-cell>
          <table:table-cell table:formula="of:=+[.G34]*11*5" office:value-type="float" office:value="417.576005785714" calcext:value-type="float">
            <text:p><text:s/>$ 417,58 </text:p>
          </table:table-cell>
          <table:table-cell/>
          <table:table-cell table:style-name="ce136"/>
          <table:table-cell table:number-columns-repeated="4"/>
          <table:table-cell table:formula="of:=+[.N34]*11*5" office:value-type="float" office:value="428.143861538603" calcext:value-type="float">
            <text:p><text:s/>$ 428,14 </text:p>
          </table:table-cell>
          <table:table-cell table:formula="of:=+[.O34]*11*5" office:value-type="float" office:value="399.9813211875" calcext:value-type="float">
            <text:p><text:s/>$ 399,98 </text:p>
          </table:table-cell>
          <table:table-cell table:formula="of:=+[.P34]*11*5" office:value-type="float" office:value="389.861890785714" calcext:value-type="float">
            <text:p><text:s/>$ 389,86 </text:p>
          </table:table-cell>
          <table:table-cell/>
          <table:table-cell table:formula="of:=+[.R34]*11*5" office:value-type="float" office:value="483.648949538603" calcext:value-type="float">
            <text:p><text:s/>$ 483,65 </text:p>
          </table:table-cell>
          <table:table-cell table:formula="of:=+[.S34]*11*5" office:value-type="float" office:value="453.4306651875" calcext:value-type="float">
            <text:p><text:s/>$ 453,43 </text:p>
          </table:table-cell>
          <table:table-cell table:number-columns-repeated="50"/>
        </table:table-row>
        <table:table-row table:style-name="ro1">
          <table:table-cell table:style-name="ce120" office:value-type="string" calcext:value-type="string">
            <text:p>Lona 17 x 6</text:p>
          </table:table-cell>
          <table:table-cell table:formula="of:=+[.B34]*17*6" office:value-type="float" office:value="12109.44" calcext:value-type="float">
            <text:p><text:s/>$ 12.109,44 </text:p>
          </table:table-cell>
          <table:table-cell table:formula="of:=+[.C34]*17*6" office:value-type="float" office:value="11309.76" calcext:value-type="float">
            <text:p><text:s/>$ 11.309,76 </text:p>
          </table:table-cell>
          <table:table-cell table:formula="of:=+[.D34]*17*6" office:value-type="float" office:value="10281.6" calcext:value-type="float">
            <text:p><text:s/>$ 10.281,60 </text:p>
          </table:table-cell>
          <table:table-cell table:style-name="ce159" table:formula="of:=+[.E34]*17*6" office:value-type="float" office:value="935.3103989625" calcext:value-type="float">
            <text:p><text:s/>$ 935,31 </text:p>
          </table:table-cell>
          <table:table-cell table:formula="of:=+[.F34]*17*6" office:value-type="float" office:value="879.7816404" calcext:value-type="float">
            <text:p><text:s/>$ 879,78 </text:p>
          </table:table-cell>
          <table:table-cell table:formula="of:=+[.G34]*17*6" office:value-type="float" office:value="774.413683457143" calcext:value-type="float">
            <text:p><text:s/>$ 774,41 </text:p>
          </table:table-cell>
          <table:table-cell/>
          <table:table-cell table:style-name="ce136"/>
          <table:table-cell table:number-columns-repeated="4"/>
          <table:table-cell table:formula="of:=+[.N34]*17*6" office:value-type="float" office:value="794.012252307955" calcext:value-type="float">
            <text:p><text:s/>$ 794,01 </text:p>
          </table:table-cell>
          <table:table-cell table:formula="of:=+[.O34]*17*6" office:value-type="float" office:value="741.783541111364" calcext:value-type="float">
            <text:p><text:s/>$ 741,78 </text:p>
          </table:table-cell>
          <table:table-cell table:formula="of:=+[.P34]*17*6" office:value-type="float" office:value="723.016597457142" calcext:value-type="float">
            <text:p><text:s/>$ 723,02 </text:p>
          </table:table-cell>
          <table:table-cell/>
          <table:table-cell table:formula="of:=+[.R34]*17*6" office:value-type="float" office:value="896.9489609625" calcext:value-type="float">
            <text:p><text:s/>$ 896,95 </text:p>
          </table:table-cell>
          <table:table-cell table:formula="of:=+[.S34]*17*6" office:value-type="float" office:value="840.907779075" calcext:value-type="float">
            <text:p><text:s/>$ 840,91 </text:p>
          </table:table-cell>
          <table:table-cell table:number-columns-repeated="50"/>
        </table:table-row>
        <table:table-row table:style-name="ro1">
          <table:table-cell table:style-name="ce120" office:value-type="string" calcext:value-type="string">
            <text:p>Lona de 5 x 3.4</text:p>
          </table:table-cell>
          <table:table-cell table:formula="of:=+[.B34]*5*3.4" office:value-type="float" office:value="2018.24" calcext:value-type="float">
            <text:p><text:s/>$ 2.018,24 </text:p>
          </table:table-cell>
          <table:table-cell table:formula="of:=+[.C34]*5*3.4" office:value-type="float" office:value="1884.96" calcext:value-type="float">
            <text:p><text:s/>$ 1.884,96 </text:p>
          </table:table-cell>
          <table:table-cell table:formula="of:=+[.D34]*5*3.4" office:value-type="float" office:value="1713.6" calcext:value-type="float">
            <text:p><text:s/>$ 1.713,60 </text:p>
          </table:table-cell>
          <table:table-cell table:formula="of:=+6*4*[.E35]" office:value-type="float" office:value="15130.0211596875" calcext:value-type="float">
            <text:p><text:s/>$ 15.130,02 </text:p>
          </table:table-cell>
          <table:table-cell table:formula="of:=+6*4*[.F35]" office:value-type="float" office:value="14231.76183" calcext:value-type="float">
            <text:p><text:s/>$ 14.231,76 </text:p>
          </table:table-cell>
          <table:table-cell table:formula="of:=+6*4*[.G35]" office:value-type="float" office:value="12527.2801735714" calcext:value-type="float">
            <text:p><text:s/>$ 12.527,28 </text:p>
          </table:table-cell>
          <table:table-cell/>
          <table:table-cell table:style-name="ce136"/>
          <table:table-cell table:number-columns-repeated="4"/>
          <table:table-cell table:formula="of:=+6*4*[.N35]" office:value-type="float" office:value="12844.3158461581" calcext:value-type="float">
            <text:p><text:s/>$ 12.844,32 </text:p>
          </table:table-cell>
          <table:table-cell table:formula="of:=+6*4*[.O35]" office:value-type="float" office:value="11999.439635625" calcext:value-type="float">
            <text:p><text:s/>$ 11.999,44 </text:p>
          </table:table-cell>
          <table:table-cell table:formula="of:=+6*4*[.P35]" office:value-type="float" office:value="11695.8567235714" calcext:value-type="float">
            <text:p><text:s/>$ 11.695,86 </text:p>
          </table:table-cell>
          <table:table-cell/>
          <table:table-cell table:formula="of:=+6*4*[.R35]" office:value-type="float" office:value="14509.4684861581" calcext:value-type="float">
            <text:p><text:s/>$ 14.509,47 </text:p>
          </table:table-cell>
          <table:table-cell table:formula="of:=+6*4*[.S35]" office:value-type="float" office:value="13602.919955625" calcext:value-type="float">
            <text:p><text:s/>$ 13.602,92 </text:p>
          </table:table-cell>
          <table:table-cell table:number-columns-repeated="50"/>
        </table:table-row>
        <table:table-row table:style-name="ro1">
          <table:table-cell table:style-name="ce120" office:value-type="string" calcext:value-type="string">
            <text:p>Lona de 5 x 3</text:p>
          </table:table-cell>
          <table:table-cell table:formula="of:=+[.B34]*5*3" office:value-type="float" office:value="1780.8" calcext:value-type="float">
            <text:p><text:s/>$ 1.780,80 </text:p>
          </table:table-cell>
          <table:table-cell table:formula="of:=+[.C34]*5*3" office:value-type="float" office:value="1663.2" calcext:value-type="float">
            <text:p><text:s/>$ 1.663,20 </text:p>
          </table:table-cell>
          <table:table-cell table:formula="of:=+[.D34]*5*3" office:value-type="float" office:value="1512" calcext:value-type="float">
            <text:p><text:s/>$ 1.512,00 </text:p>
          </table:table-cell>
          <table:table-cell table:formula="of:=+11*5*[.E35]" office:value-type="float" office:value="34672.9651576172" calcext:value-type="float">
            <text:p><text:s/>$ 34.672,97 </text:p>
          </table:table-cell>
          <table:table-cell table:formula="of:=+11*5*[.F35]" office:value-type="float" office:value="32614.45419375" calcext:value-type="float">
            <text:p><text:s/>$ 32.614,45 </text:p>
          </table:table-cell>
          <table:table-cell table:formula="of:=+11*5*[.G35]" office:value-type="float" office:value="28708.3503977679" calcext:value-type="float">
            <text:p><text:s/>$ 28.708,35 </text:p>
          </table:table-cell>
          <table:table-cell/>
          <table:table-cell table:style-name="ce136"/>
          <table:table-cell table:number-columns-repeated="4"/>
          <table:table-cell table:formula="of:=+11*5*[.N35]" office:value-type="float" office:value="29434.890480779" calcext:value-type="float">
            <text:p><text:s/>$ 29.434,89 </text:p>
          </table:table-cell>
          <table:table-cell table:formula="of:=+11*5*[.O35]" office:value-type="float" office:value="27498.7158316406" calcext:value-type="float">
            <text:p><text:s/>$ 27.498,72 </text:p>
          </table:table-cell>
          <table:table-cell table:formula="of:=+11*5*[.P35]" office:value-type="float" office:value="26803.0049915178" calcext:value-type="float">
            <text:p><text:s/>$ 26.803,00 </text:p>
          </table:table-cell>
          <table:table-cell/>
          <table:table-cell table:formula="of:=+11*5*[.R35]" office:value-type="float" office:value="33250.8652807789" calcext:value-type="float">
            <text:p><text:s/>$ 33.250,87 </text:p>
          </table:table-cell>
          <table:table-cell table:formula="of:=+11*5*[.S35]" office:value-type="float" office:value="31173.3582316406" calcext:value-type="float">
            <text:p><text:s/>$ 31.173,36 </text:p>
          </table:table-cell>
          <table:table-cell table:number-columns-repeated="50"/>
        </table:table-row>
        <table:table-row table:style-name="ro1">
          <table:table-cell table:number-columns-repeated="4"/>
          <table:table-cell table:formula="of:=+17*6*[.E35]" office:value-type="float" office:value="64302.5899286719" calcext:value-type="float">
            <text:p><text:s/>$ 64.302,59 </text:p>
          </table:table-cell>
          <table:table-cell table:formula="of:=+17*6*[.F35]" office:value-type="float" office:value="60484.9877775" calcext:value-type="float">
            <text:p><text:s/>$ 60.484,99 </text:p>
          </table:table-cell>
          <table:table-cell table:formula="of:=+17*6*[.G35]" office:value-type="float" office:value="53240.9407376786" calcext:value-type="float">
            <text:p><text:s/>$ 53.240,94 </text:p>
          </table:table-cell>
          <table:table-cell/>
          <table:table-cell table:style-name="ce136"/>
          <table:table-cell table:number-columns-repeated="4"/>
          <table:table-cell table:formula="of:=+17*6*[.N35]" office:value-type="float" office:value="54588.3423461719" calcext:value-type="float">
            <text:p><text:s/>$ 54.588,34 </text:p>
          </table:table-cell>
          <table:table-cell table:formula="of:=+17*6*[.O35]" office:value-type="float" office:value="50997.6184514063" calcext:value-type="float">
            <text:p><text:s/>$ 50.997,62 </text:p>
          </table:table-cell>
          <table:table-cell table:formula="of:=+17*6*[.P35]" office:value-type="float" office:value="49707.3910751785" calcext:value-type="float">
            <text:p><text:s/>$ 49.707,39 </text:p>
          </table:table-cell>
          <table:table-cell/>
          <table:table-cell table:formula="of:=+17*6*[.R35]" office:value-type="float" office:value="61665.2410661718" calcext:value-type="float">
            <text:p><text:s/>$ 61.665,24 </text:p>
          </table:table-cell>
          <table:table-cell table:formula="of:=+17*6*[.S35]" office:value-type="float" office:value="57812.4098114063" calcext:value-type="float">
            <text:p><text:s/>$ 57.812,41 </text:p>
          </table:table-cell>
          <table:table-cell table:number-columns-repeated="50"/>
        </table:table-row>
        <table:table-row table:style-name="ro1" table:number-rows-repeated="6">
          <table:table-cell table:number-columns-repeated="8"/>
          <table:table-cell table:style-name="ce136"/>
          <table:table-cell table:number-columns-repeated="60"/>
        </table:table-row>
        <table:table-row table:style-name="ro1">
          <table:table-cell/>
          <table:table-cell table:style-name="ce10" table:number-columns-repeated="3"/>
          <table:table-cell table:number-columns-repeated="4"/>
          <table:table-cell table:style-name="ce136"/>
          <table:table-cell table:number-columns-repeated="4"/>
          <table:table-cell table:style-name="ce10" table:number-columns-repeated="3"/>
          <table:table-cell/>
          <table:table-cell table:style-name="ce10" table:number-columns-repeated="2"/>
          <table:table-cell table:number-columns-repeated="50"/>
        </table:table-row>
        <table:table-row table:style-name="ro1">
          <table:table-cell table:number-columns-repeated="8"/>
          <table:table-cell table:style-name="ce136"/>
          <table:table-cell table:number-columns-repeated="60"/>
        </table:table-row>
        <table:table-row table:style-name="ro1">
          <table:table-cell table:number-columns-repeated="3"/>
          <table:table-cell table:style-name="ce130" table:formula="of:=+((36000*13)+(5000*12)+(20000*12))" office:value-type="float" office:value="768000" calcext:value-type="float">
            <text:p><text:s/>$ 768.000,00 </text:p>
          </table:table-cell>
          <table:table-cell table:formula="of:=1800+9000" office:value-type="float" office:value="10800" calcext:value-type="float">
            <text:p><text:s/>$ 10.800,00 </text:p>
          </table:table-cell>
          <table:table-cell table:number-columns-repeated="3"/>
          <table:table-cell table:style-name="ce136"/>
          <table:table-cell table:number-columns-repeated="6"/>
          <table:table-cell table:style-name="ce130" table:formula="of:=+((36000*13)+(5000*12)+(20000*12))" office:value-type="float" office:value="768000" calcext:value-type="float">
            <text:p><text:s/>$ 768.000,00 </text:p>
          </table:table-cell>
          <table:table-cell table:number-columns-repeated="53"/>
        </table:table-row>
        <table:table-row table:style-name="ro1">
          <table:table-cell table:number-columns-repeated="3"/>
          <table:table-cell table:style-name="ce130"/>
          <table:table-cell table:number-columns-repeated="4"/>
          <table:table-cell table:style-name="ce136"/>
          <table:table-cell table:number-columns-repeated="6"/>
          <table:table-cell table:style-name="ce130"/>
          <table:table-cell table:number-columns-repeated="53"/>
        </table:table-row>
        <table:table-row table:style-name="ro1">
          <table:table-cell table:number-columns-repeated="3"/>
          <table:table-cell table:style-name="ce130" table:formula="of:=+(((34500*13)+(5000*12)))/12/19/8/6/60*6" office:value-type="float" office:value="4.64638157894737" calcext:value-type="float">
            <text:p><text:s/>$ 4,65 </text:p>
          </table:table-cell>
          <table:table-cell/>
          <table:table-cell office:value-type="float" office:value="34500" calcext:value-type="float">
            <text:p><text:s/>$ 34.500,00 </text:p>
          </table:table-cell>
          <table:table-cell table:number-columns-repeated="2"/>
          <table:table-cell table:style-name="ce136"/>
          <table:table-cell table:number-columns-repeated="6"/>
          <table:table-cell table:style-name="ce130" table:formula="of:=+(((34500*13)+(5000*12)))/12/19/8/6/60*6" office:value-type="float" office:value="4.64638157894737" calcext:value-type="float">
            <text:p><text:s/>$ 4,65 </text:p>
          </table:table-cell>
          <table:table-cell table:number-columns-repeated="53"/>
        </table:table-row>
        <table:table-row table:style-name="ro1">
          <table:table-cell table:number-columns-repeated="3"/>
          <table:table-cell table:style-name="ce130" table:formula="of:=+((36000*13)+(5000*12)+(20000*12))" office:value-type="float" office:value="768000" calcext:value-type="float">
            <text:p><text:s/>$ 768.000,00 </text:p>
          </table:table-cell>
          <table:table-cell/>
          <table:table-cell table:formula="of:=+[.F52]*13" office:value-type="float" office:value="448500" calcext:value-type="float">
            <text:p><text:s/>$ 448.500,00 </text:p>
          </table:table-cell>
          <table:table-cell table:number-columns-repeated="2"/>
          <table:table-cell table:style-name="ce136"/>
          <table:table-cell table:number-columns-repeated="6"/>
          <table:table-cell table:style-name="ce130" table:formula="of:=+((36000*13)+(5000*12)+(20000*12))" office:value-type="float" office:value="768000" calcext:value-type="float">
            <text:p><text:s/>$ 768.000,00 </text:p>
          </table:table-cell>
          <table:table-cell table:number-columns-repeated="53"/>
        </table:table-row>
        <table:table-row table:style-name="ro1">
          <table:table-cell table:number-columns-repeated="5"/>
          <table:table-cell office:value-type="float" office:value="5000" calcext:value-type="float">
            <text:p><text:s/>$ 5.000,00 </text:p>
          </table:table-cell>
          <table:table-cell table:number-columns-repeated="2"/>
          <table:table-cell table:style-name="ce136"/>
          <table:table-cell table:number-columns-repeated="60"/>
        </table:table-row>
        <table:table-row table:style-name="ro1">
          <table:table-cell table:number-columns-repeated="5"/>
          <table:table-cell table:formula="of:=+[.F54]*12" office:value-type="float" office:value="60000" calcext:value-type="float">
            <text:p><text:s/>$ 60.000,00 </text:p>
          </table:table-cell>
          <table:table-cell table:number-columns-repeated="2"/>
          <table:table-cell table:style-name="ce136"/>
          <table:table-cell table:number-columns-repeated="60"/>
        </table:table-row>
        <table:table-row table:style-name="ro1">
          <table:table-cell table:number-columns-repeated="5"/>
          <table:table-cell table:formula="of:=+[.F55]+[.F53]" office:value-type="float" office:value="508500" calcext:value-type="float">
            <text:p><text:s/>$ 508.500,00 </text:p>
          </table:table-cell>
          <table:table-cell table:number-columns-repeated="2"/>
          <table:table-cell table:style-name="ce136"/>
          <table:table-cell table:number-columns-repeated="60"/>
        </table:table-row>
        <table:table-row table:style-name="ro1">
          <table:table-cell table:number-columns-repeated="5"/>
          <table:table-cell table:formula="of:=+[.F56]/12" office:value-type="float" office:value="42375" calcext:value-type="float">
            <text:p><text:s/>$ 42.375,00 </text:p>
          </table:table-cell>
          <table:table-cell table:number-columns-repeated="2"/>
          <table:table-cell table:style-name="ce136"/>
          <table:table-cell table:number-columns-repeated="60"/>
        </table:table-row>
        <table:table-row table:style-name="ro1">
          <table:table-cell table:number-columns-repeated="5"/>
          <table:table-cell table:formula="of:=+[.F57]/19" office:value-type="float" office:value="2230.26315789474" calcext:value-type="float">
            <text:p><text:s/>$ 2.230,26 </text:p>
          </table:table-cell>
          <table:table-cell table:number-columns-repeated="2"/>
          <table:table-cell table:style-name="ce136"/>
          <table:table-cell table:number-columns-repeated="60"/>
        </table:table-row>
        <table:table-row table:style-name="ro1">
          <table:table-cell table:number-columns-repeated="5"/>
          <table:table-cell table:formula="of:=+[.F58]/8" office:value-type="float" office:value="278.782894736842" calcext:value-type="float">
            <text:p><text:s/>$ 278,78 </text:p>
          </table:table-cell>
          <table:table-cell table:number-columns-repeated="2"/>
          <table:table-cell table:style-name="ce136"/>
          <table:table-cell table:number-columns-repeated="60"/>
        </table:table-row>
        <table:table-row table:style-name="ro1">
          <table:table-cell table:number-columns-repeated="5"/>
          <table:table-cell table:formula="of:=+[.F59]/6" office:value-type="float" office:value="46.4638157894737" calcext:value-type="float">
            <text:p><text:s/>$ 46,46 </text:p>
          </table:table-cell>
          <table:table-cell table:number-columns-repeated="2"/>
          <table:table-cell table:style-name="ce136"/>
          <table:table-cell table:number-columns-repeated="60"/>
        </table:table-row>
        <table:table-row table:style-name="ro1">
          <table:table-cell table:number-columns-repeated="5"/>
          <table:table-cell table:formula="of:=+[.F60]/60" office:value-type="float" office:value="0.774396929824561" calcext:value-type="float">
            <text:p><text:s/>$ 0,77 </text:p>
          </table:table-cell>
          <table:table-cell table:number-columns-repeated="2"/>
          <table:table-cell table:style-name="ce136"/>
          <table:table-cell table:number-columns-repeated="60"/>
        </table:table-row>
        <table:table-row table:style-name="ro1">
          <table:table-cell table:number-columns-repeated="5"/>
          <table:table-cell table:formula="of:=+[.F61]*6" office:value-type="float" office:value="4.64638157894737" calcext:value-type="float">
            <text:p><text:s/>$ 4,65 </text:p>
          </table:table-cell>
          <table:table-cell table:number-columns-repeated="2"/>
          <table:table-cell table:style-name="ce136"/>
          <table:table-cell table:number-columns-repeated="60"/>
        </table:table-row>
        <table:table-row table:style-name="ro1" table:number-rows-repeated="2">
          <table:table-cell table:number-columns-repeated="8"/>
          <table:table-cell table:style-name="ce136"/>
          <table:table-cell table:number-columns-repeated="60"/>
        </table:table-row>
        <table:table-row table:style-name="ro1">
          <table:table-cell table:number-columns-repeated="8"/>
          <table:table-cell table:style-name="ce136"/>
          <table:table-cell table:number-columns-repeated="60"/>
        </table:table-row>
      </table:table>
      <table:table table:name="Hoja8" table:style-name="ta7">
        <table:table-column table:style-name="co7" table:default-cell-style-name="Default"/>
        <table:table-row table:style-name="ro13">
          <table:table-cell/>
        </table:table-row>
      </table:table>
      <table:named-expressions>
        <table:named-expression table:name="SHARED_FORMULA_0_17_0_17_1" table:base-cell-address="$'NDT triang'.$A$18" table:expression="+[.A17]+0.5"/>
        <table:named-expression table:name="SHARED_FORMULA_0_17_0_17_2" table:base-cell-address="$'NDT soga'.$A$18" table:expression="+[.A17]+0.5"/>
        <table:named-expression table:name="SHARED_FORMULA_0_18_0_18_0" table:base-cell-address="$'NDT corona'.$A$19" table:expression="+[.A18]+0.5"/>
        <table:named-expression table:name="SHARED_FORMULA_0_30_0_30_1" table:base-cell-address="$'NDT triang'.$A$31" table:expression="+[.A30]+0.5"/>
        <table:named-expression table:name="SHARED_FORMULA_0_31_0_31_0" table:base-cell-address="$'NDT corona'.$A$32" table:expression="+[.A31]+0.5"/>
        <table:named-expression table:name="SHARED_FORMULA_0_31_0_31_2" table:base-cell-address="$'NDT soga'.$A$32" table:expression="+[.A31]+0.5"/>
        <table:named-expression table:name="SHARED_FORMULA_11_16_11_16_2" table:base-cell-address="$'NDT soga'.$L$17" table:expression="(IF([.$A17]*[.L$16]&lt;=[.$B$8];[.$A17]*[.L$16]*[.$B$9];IF(AND([.$A17]*[.L$16]&gt;[.$B$8];[.$A17]*[.L$16]&lt;=[.$C$8]);[.$A17]*[.L$16]*[.$C$9];IF(AND([.$A17]*[.L$16]&gt;[.$C$8];[.$A17]*[.L$16]&lt;[.$D$8]);[.$A17]*[.L$16]*[.$D$9];[.$A17]*[.L$16]*[.$E$9]))))*[.$F$9]"/>
        <table:named-expression table:name="SHARED_FORMULA_16_17_16_17_1" table:base-cell-address="$'NDT triang'.$Q$18" table:expression="(IF([.$A18]*[.Q$16]&lt;=[.$B$8];[.$A18]*[.Q$16]*[.$B$9];IF(AND([.$A18]*[.Q$16]&gt;[.$B$8];[.$A18]*[.Q$16]&lt;=[.$C$8]);[.$A18]*[.Q$16]*[.$C$9];IF(AND([.$A18]*[.Q$16]&gt;[.$C$8];[.$A18]*[.Q$16]&lt;[.$D$8]);[.$A18]*[.Q$16]*[.$D$9];[.$A18]*[.Q$16]*[.$E$9]))))*[.$F$9]"/>
        <table:named-expression table:name="SHARED_FORMULA_18_17_18_17_1" table:base-cell-address="$'NDT triang'.$S$18" table:expression="+[.S17]+0.5"/>
        <table:named-expression table:name="SHARED_FORMULA_18_17_18_17_2" table:base-cell-address="$'NDT soga'.$S$18" table:expression="+[.S17]+0.5"/>
        <table:named-expression table:name="SHARED_FORMULA_18_18_18_18_0" table:base-cell-address="$'NDT corona'.$S$19" table:expression="+[.S18]+0.5"/>
        <table:named-expression table:name="SHARED_FORMULA_1_16_1_16_0" table:base-cell-address="$'NDT corona'.$B$17" table:expression="(IF([.$A17]*[.B$16]&lt;=[.$B$8];[.$A17]*[.B$16]*[.$B$9];IF(AND([.$A17]*[.B$16]&gt;[.$B$8];[.$A17]*[.B$16]&lt;=[.$C$8]);[.$A17]*[.B$16]*[.$C$9];IF(AND([.$A17]*[.B$16]&gt;[.$C$8];[.$A17]*[.B$16]&lt;[.$D$8]);[.$A17]*[.B$16]*[.$D$9];[.$A17]*[.B$16]*[.$E$9]))))*[.$F$9]"/>
        <table:named-expression table:name="SHARED_FORMULA_1_16_1_16_1" table:base-cell-address="$'NDT triang'.$B$17" table:expression="(IF([.$A17]*[.B$16]&lt;=[.$B$8];[.$A17]*[.B$16]*[.$B$9];IF(AND([.$A17]*[.B$16]&gt;[.$B$8];[.$A17]*[.B$16]&lt;=[.$C$8]);[.$A17]*[.B$16]*[.$C$9];IF(AND([.$A17]*[.B$16]&gt;[.$C$8];[.$A17]*[.B$16]&lt;[.$D$8]);[.$A17]*[.B$16]*[.$D$9];[.$A17]*[.B$16]*[.$E$9]))))*[.$F$9]"/>
        <table:named-expression table:name="SHARED_FORMULA_1_16_1_16_2" table:base-cell-address="$'NDT soga'.$B$17" table:expression="(IF([.$A17]*[.B$16]&lt;=[.$B$8];[.$A17]*[.B$16]*[.$B$9];IF(AND([.$A17]*[.B$16]&gt;[.$B$8];[.$A17]*[.B$16]&lt;=[.$C$8]);[.$A17]*[.B$16]*[.$C$9];IF(AND([.$A17]*[.B$16]&gt;[.$C$8];[.$A17]*[.B$16]&lt;[.$D$8]);[.$A17]*[.B$16]*[.$D$9];[.$A17]*[.B$16]*[.$E$9]))))*[.$F$9]"/>
        <table:named-expression table:name="SHARED_FORMULA_1_28_1_28_0" table:base-cell-address="$'NDT corona'.$B$29" table:expression="(IF([.$A29]*[.B$28]&lt;=[.$B$8];[.$A29]*[.B$28]*[.$B$9];IF(AND([.$A29]*[.B$28]&gt;[.$B$8];[.$A29]*[.B$28]&lt;=[.$C$8]);[.$A29]*[.B$28]*[.$C$9];IF(AND([.$A29]*[.B$28]&gt;[.$C$8];[.$A29]*[.B$28]&lt;[.$D$8]);[.$A29]*[.B$28]*[.$D$9];[.$A29]*[.B$28]*[.$E$9]))))*[.$F$9]"/>
        <table:named-expression table:name="SHARED_FORMULA_1_28_1_28_1" table:base-cell-address="$'NDT triang'.$B$29" table:expression="(IF([.$A29]*[.B$28]&lt;=[.$B$8];[.$A29]*[.B$28]*[.$B$9];IF(AND([.$A29]*[.B$28]&gt;[.$B$8];[.$A29]*[.B$28]&lt;=[.$C$8]);[.$A29]*[.B$28]*[.$C$9];IF(AND([.$A29]*[.B$28]&gt;[.$C$8];[.$A29]*[.B$28]&lt;[.$D$8]);[.$A29]*[.B$28]*[.$D$9];[.$A29]*[.B$28]*[.$E$9]))))*[.$F$9]"/>
        <table:named-expression table:name="SHARED_FORMULA_1_28_1_28_2" table:base-cell-address="$'NDT soga'.$B$29" table:expression="(IF([.$A29]*[.B$28]&lt;=[.$B$8];[.$A29]*[.B$28]*[.$B$9];IF(AND([.$A29]*[.B$28]&gt;[.$B$8];[.$A29]*[.B$28]&lt;=[.$C$8]);[.$A29]*[.B$28]*[.$C$9];IF(AND([.$A29]*[.B$28]&gt;[.$C$8];[.$A29]*[.B$28]&lt;[.$D$8]);[.$A29]*[.B$28]*[.$D$9];[.$A29]*[.B$28]*[.$E$9]))))*[.$F$9]"/>
        <table:named-expression table:name="SHARED_FORMULA_2_15_2_15_1" table:base-cell-address="$'NDT triang'.$C$16" table:expression="+[.B16]+0.5"/>
        <table:named-expression table:name="SHARED_FORMULA_2_15_2_15_2" table:base-cell-address="$'NDT soga'.$C$16" table:expression="+[.B16]+0.5"/>
        <table:named-expression table:name="SHARED_FORMULA_2_16_2_16_0" table:base-cell-address="$'NDT corona'.$C$17" table:expression="(IF([.$A17]*[.C$16]&lt;=[.$B$8];[.$A17]*[.C$16]*[.$B$9];IF(AND([.$A17]*[.C$16]&gt;[.$B$8];[.$A17]*[.C$16]&lt;=[.$C$8]);[.$A17]*[.C$16]*[.$C$9];IF(AND([.$A17]*[.C$16]&gt;[.$C$8];[.$A17]*[.C$16]&lt;[.$D$8]);[.$A17]*[.C$16]*[.$D$9];[.$A17]*[.C$16]*[.$E$9]))))*[.$F$9]"/>
        <table:named-expression table:name="SHARED_FORMULA_2_16_2_16_1" table:base-cell-address="$'NDT triang'.$C$17" table:expression="(IF([.$A17]*[.C$16]&lt;=[.$B$8];[.$A17]*[.C$16]*[.$B$9];IF(AND([.$A17]*[.C$16]&gt;[.$B$8];[.$A17]*[.C$16]&lt;=[.$C$8]);[.$A17]*[.C$16]*[.$C$9];IF(AND([.$A17]*[.C$16]&gt;[.$C$8];[.$A17]*[.C$16]&lt;[.$D$8]);[.$A17]*[.C$16]*[.$D$9];[.$A17]*[.C$16]*[.$E$9]))))*[.$F$9]"/>
        <table:named-expression table:name="SHARED_FORMULA_2_28_2_28_0" table:base-cell-address="$'NDT corona'.$C$29" table:expression="(IF([.$A29]*[.C$28]&lt;=[.$B$8];[.$A29]*[.C$28]*[.$B$9];IF(AND([.$A29]*[.C$28]&gt;[.$B$8];[.$A29]*[.C$28]&lt;=[.$C$8]);[.$A29]*[.C$28]*[.$C$9];IF(AND([.$A29]*[.C$28]&gt;[.$C$8];[.$A29]*[.C$28]&lt;[.$D$8]);[.$A29]*[.C$28]*[.$D$9];[.$A29]*[.C$28]*[.$E$9]))))*[.$F$9]"/>
        <table:named-expression table:name="SHARED_FORMULA_2_28_2_28_2" table:base-cell-address="$'NDT soga'.$C$29" table:expression="(IF([.$A29]*[.C$28]&lt;=[.$B$8];[.$A29]*[.C$28]*[.$B$9];IF(AND([.$A29]*[.C$28]&gt;[.$B$8];[.$A29]*[.C$28]&lt;=[.$C$8]);[.$A29]*[.C$28]*[.$C$9];IF(AND([.$A29]*[.C$28]&gt;[.$C$8];[.$A29]*[.C$28]&lt;[.$D$8]);[.$A29]*[.C$28]*[.$D$9];[.$A29]*[.C$28]*[.$E$9]))))*[.$F$9]"/>
        <table:named-expression table:name="SHARED_FORMULA_3_15_3_15_0" table:base-cell-address="$'NDT corona'.$D$16" table:expression="+[.C16]+0.5"/>
        <table:named-expression table:name="SHARED_FORMULA_3_27_3_27_0" table:base-cell-address="$'NDT corona'.$D$28" table:expression="+[.C28]+0.5"/>
        <table:named-expression table:name="SHARED_FORMULA_3_27_3_27_1" table:base-cell-address="$'NDT triang'.$D$28" table:expression="+[.C28]+0.5"/>
        <table:named-expression table:name="SHARED_FORMULA_3_27_3_27_2" table:base-cell-address="$'NDT soga'.$D$28" table:expression="+[.C28]+0.5"/>
        <table:named-expression table:name="SHARED_FORMULA_6_28_6_28_1" table:base-cell-address="$'NDT triang'.$G$29" table:expression="(IF([.$A29]*[.G$28]&lt;=[.$B$8];[.$A29]*[.G$28]*[.$B$9];IF(AND([.$A29]*[.G$28]&gt;[.$B$8];[.$A29]*[.G$28]&lt;=[.$C$8]);[.$A29]*[.G$28]*[.$C$9];IF(AND([.$A29]*[.G$28]&gt;[.$C$8];[.$A29]*[.G$28]&lt;[.$D$8]);[.$A29]*[.G$28]*[.$D$9];[.$A29]*[.G$28]*[.$E$9]))))*[.$F$9]"/>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ohit Hindi1" svg:font-family="'Lohit Hindi'" style:font-family-generic="swis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number:number-style style:name="N111P0" style:volatile="true">
      <number:number number:decimal-places="2" loext:min-decimal-places="2" number:min-integer-digits="1" number:grouping="true"/>
      <number:text> </number:text>
    </number:number-style>
    <number:number-style style:name="N111P1" style:volatile="true">
      <number:text>-</number:text>
      <number:number number:decimal-places="2" loext:min-decimal-places="2" number:min-integer-digits="1" number:grouping="true"/>
      <number:text> </number:text>
    </number:number-style>
    <number:number-style style:name="N111P2" style:volatile="true">
      <number:text>-</number:text>
      <number:number number:decimal-places="0" loext:min-decimal-places="0" number:min-integer-digits="0"/>
      <number:text>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 </number:text>
      <number:number number:decimal-places="2" loext:min-decimal-places="2" number:min-integer-digits="1" number:grouping="true"/>
      <number:text> </number:text>
    </number:number-style>
    <number:number-style style:name="N115P1" style:volatile="true">
      <number:text> $ -</number:text>
      <number:number number:decimal-places="2" loext:min-decimal-places="2" number:min-integer-digits="1" number:grouping="true"/>
      <number:text> </number:text>
    </number:number-style>
    <number:number-style style:name="N115P2" style:volatile="true">
      <number:text> $ -</number:text>
      <number:number number:decimal-places="0" loext:min-decimal-places="0" number:min-integer-digits="0"/>
      <number:text>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number number:decimal-places="0" loext:min-decimal-places="0" number:min-integer-digits="1" number:grouping="true"/>
    </number:number-style>
    <number:number-style style:name="N116">
      <number:text>-</number:text>
      <number:number number:decimal-places="0" loext:min-decimal-places="0" number:min-integer-digits="1" number:grouping="true"/>
      <style:map style:condition="value()&gt;=0" style:apply-style-name="N116P0"/>
    </number:number-style>
    <number:number-style style:name="N117P0" style:volatile="true">
      <number:number number:decimal-places="0" loext:min-decimal-places="0" number:min-integer-digits="1" number:grouping="true"/>
    </number:number-style>
    <number:number-style style:name="N117">
      <style:text-properties fo:color="#ff0000"/>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2" loext:min-decimal-places="2" number:min-integer-digits="1" number:grouping="true"/>
    </number:number-style>
    <number:number-style style:name="N118">
      <number:text>-</number:text>
      <number:number number:decimal-places="2" loext:min-decimal-places="2"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style:text-properties fo:color="#ff0000"/>
      <number:text>-</number:text>
      <number:number number:decimal-places="2" loext:min-decimal-places="2" number:min-integer-digits="1" number:grouping="true"/>
      <style:map style:condition="value()&gt;=0" style:apply-style-name="N119P0"/>
    </number:number-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loext:min-decimal-places="1" number:min-integer-digits="3" number:min-exponent-digits="1" loext:exponent-interval="3" loext:forced-exponent-sign="true"/>
    </number:number-style>
    <number:number-style style:name="N126P0" style:volatile="true">
      <number:number number:decimal-places="0" loext:min-decimal-places="0" number:min-integer-digits="1" number:grouping="true"/>
      <number:text> </number:text>
    </number:number-style>
    <number:number-style style:name="N126P1" style:volatile="true">
      <number:text>-</number:text>
      <number:number number:decimal-places="0" loext:min-decimal-places="0"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date-style style:name="N127">
      <number:day/>
      <number:text>-</number:text>
      <number:month number:textual="true"/>
      <number:text>-</number:text>
      <number:year number:style="long"/>
    </number:date-style>
    <number:number-style style:name="N128">
      <number:text>$ </number:text>
      <number:number number:decimal-places="2" loext:min-decimal-places="2" number:min-integer-digits="1" number:grouping="true"/>
    </number:number-style>
    <number:date-style style:name="N129">
      <number:day/>
      <number:text> de </number:text>
      <number:month number:textual="true"/>
      <number:text> de </number:text>
      <number:year/>
    </number:date-style>
    <number:number-style style:name="N130">
      <number:number number:decimal-places="1" loext:min-decimal-places="1" number:min-integer-digits="1" number:grouping="true"/>
    </number:number-style>
    <number:number-style style:name="N134P0" style:volatile="true">
      <number:text>u$s </number:text>
      <number:number number:decimal-places="2" loext:min-decimal-places="2" number:min-integer-digits="1" number:grouping="true"/>
      <number:text> </number:text>
    </number:number-style>
    <number:number-style style:name="N134P1" style:volatile="true">
      <number:text> u$s -</number:text>
      <number:number number:decimal-places="2" loext:min-decimal-places="2" number:min-integer-digits="1" number:grouping="true"/>
      <number:text> </number:text>
    </number:number-style>
    <number:number-style style:name="N134P2" style:volatile="true">
      <number:text> u$s -</number:text>
      <number:number number:decimal-places="0" loext:min-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5">
      <number:number number:decimal-places="3" loext:min-decimal-places="3" number:min-integer-digits="1" number:grouping="true"/>
    </number:number-style>
    <number:number-style style:name="N139P0" style:volatile="true">
      <number:number number:decimal-places="2" loext:min-decimal-places="2" number:min-integer-digits="1" number:grouping="true"/>
      <number:text>    </number:text>
    </number:number-style>
    <number:number-style style:name="N139P1" style:volatile="true">
      <number:text>-</number:text>
      <number:number number:decimal-places="2" loext:min-decimal-places="2" number:min-integer-digits="1" number:grouping="true"/>
      <number:text>    </number:text>
    </number:number-style>
    <number:number-style style:name="N139P2" style:volatile="true">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date-style style:name="N140P0" style:volatile="true">
      <number:day number:style="long"/>
      <number:text>/</number:text>
      <number:month number:style="long"/>
      <number:text>/</number:text>
      <number:year number:style="long"/>
    </number:date-style>
    <number:text-style style:name="N140">
      <number:text-content/>
      <style:map style:condition="value()&lt;=1.79769313486232E+308" style:apply-style-name="N140P0"/>
    </number:text-style>
    <number:number-style style:name="N141">
      <number:number number:decimal-places="10" loext:min-decimal-places="10" number:min-integer-digits="1"/>
    </number:number-style>
    <number:currency-style style:name="N143P0" style:volatile="true">
      <number:currency-symbol number:language="es" number:country="AR">$</number:currency-symbol>
      <number:number number:decimal-places="3" loext:min-decimal-places="3" number:min-integer-digits="1" number:grouping="true"/>
    </number:currency-style>
    <number:currency-style style:name="N143">
      <style:text-properties fo:color="#ff0000"/>
      <number:text>(</number:text>
      <number:currency-symbol number:language="es" number:country="AR">$</number:currency-symbol>
      <number:number number:decimal-places="3" loext:min-decimal-places="3" number:min-integer-digits="1" number:grouping="true"/>
      <number:text>)</number:text>
      <style:map style:condition="value()&gt;=0" style:apply-style-name="N143P0"/>
    </number:currency-style>
    <number:number-style style:name="N144">
      <number:number number:decimal-places="1" loext:min-decimal-places="1" number:min-integer-digits="1"/>
    </number:number-style>
    <number:currency-style style:name="N147P0" style:volatile="true">
      <number:currency-symbol>€</number:currency-symbol>
      <number:text> </number:text>
      <number:number number:decimal-places="2" loext:min-decimal-places="2" number:min-integer-digits="1" number:grouping="true"/>
      <number:text> </number:text>
    </number:currency-style>
    <number:currency-style style:name="N147P1" style:volatile="true">
      <number:currency-symbol>€</number:currency-symbol>
      <number:text> -</number:text>
      <number:number number:decimal-places="2" loext:min-decimal-places="2" number:min-integer-digits="1" number:grouping="true"/>
      <number:text> </number:text>
    </number:currency-style>
    <number:currency-style style:name="N147">
      <number:currency-symbol>€</number:currency-symbol>
      <number:text> -</number:text>
      <number:number number:decimal-places="0" loext:min-decimal-places="0" number:min-integer-digits="0"/>
      <number:text> </number:text>
      <style:map style:condition="value()&gt;0" style:apply-style-name="N147P0"/>
      <style:map style:condition="value()&lt;0" style:apply-style-name="N147P1"/>
    </number:currency-style>
    <number:number-style style:name="N148">
      <number:text>u$s </number:text>
      <number:number number:decimal-places="2" loext:min-decimal-places="2" number:min-integer-digits="1" number:grouping="true"/>
    </number:number-style>
    <number:number-style style:name="N149">
      <number:text>u$s </number:text>
      <number:number number:decimal-places="4" loext:min-decimal-places="4" number:min-integer-digits="1" number:grouping="true"/>
    </number:number-style>
    <number:number-style style:name="N150">
      <number:text>u$s </number:text>
      <number:number number:decimal-places="3" loext:min-decimal-places="3" number:min-integer-digits="1" number:grouping="true"/>
    </number:number-style>
    <number:number-style style:name="N153P0" style:volatile="true">
      <number:number number:decimal-places="1" loext:min-decimal-places="1" number:min-integer-digits="1" number:grouping="true"/>
      <number:text> </number:text>
    </number:number-style>
    <number:number-style style:name="N153P1" style:volatile="true">
      <number:text>-</number:text>
      <number:number number:decimal-places="1" loext:min-decimal-places="1" number:min-integer-digits="1" number:grouping="true"/>
      <number:text> </number:text>
    </number:number-style>
    <number:number-style style:name="N153P2" style:volatile="true">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 </number:text>
      <number:number number:decimal-places="3" loext:min-decimal-places="3" number:min-integer-digits="1" number:grouping="true"/>
      <number:text> </number:text>
    </number:number-style>
    <number:number-style style:name="N156P1" style:volatile="true">
      <number:text> $ -</number:text>
      <number:number number:decimal-places="3" loext:min-decimal-places="3" number:min-integer-digits="1" number:grouping="true"/>
      <number:text> </number:text>
    </number:number-style>
    <number:number-style style:name="N156P2" style:volatile="true">
      <number:text> $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text>$</number:text>
      <number:number number:decimal-places="2" loext:min-decimal-places="2" number:min-integer-digits="1" number:grouping="true"/>
    </number:number-style>
    <number:number-style style:name="N158P0" style:volatile="true">
      <number:text>$</number:text>
      <number:number number:decimal-places="2" loext:min-decimal-places="2" number:min-integer-digits="1" number:grouping="true"/>
    </number:number-style>
    <number:number-style style:name="N158">
      <number:text>-$</number:text>
      <number:number number:decimal-places="2" loext:min-decimal-places="2" number:min-integer-digits="1" number:grouping="true"/>
      <style:map style:condition="value()&gt;=0" style:apply-style-name="N158P0"/>
    </number:number-style>
    <number:number-style style:name="N162P0" style:volatile="true">
      <number:text> $</number:text>
      <number:number number:decimal-places="0" loext:min-decimal-places="0" number:min-integer-digits="1" number:grouping="true"/>
      <number:text> </number:text>
    </number:number-style>
    <number:number-style style:name="N162P1" style:volatile="true">
      <number:text>-$</number:text>
      <number:number number:decimal-places="0" loext:min-decimal-places="0" number:min-integer-digits="1" number:grouping="true"/>
      <number:text> </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2" loext:min-decimal-places="2" number:min-integer-digits="1" number:grouping="true"/>
      <number:text> </number:text>
    </number:number-style>
    <number:number-style style:name="N166P1" style:volatile="true">
      <number:text>-$</number:text>
      <number:number number:decimal-places="2" loext:min-decimal-places="2" number:min-integer-digits="1" number:grouping="true"/>
      <number:text> </number:text>
    </number:number-style>
    <number:number-style style:name="N166P2" style:volatile="true">
      <number:text> $-</number:text>
      <number:number number:decimal-places="0" loext:min-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currency-style style:name="N169P0" style:volatile="true">
      <number:currency-symbol>€</number:currency-symbol>
      <number:number number:decimal-places="2" loext:min-decimal-places="2" number:min-integer-digits="1" number:grouping="true"/>
      <number:text> </number:text>
    </number:currency-style>
    <number:currency-style style:name="N169P1" style:volatile="true">
      <number:text>-</number:text>
      <number:currency-symbol>€</number:currency-symbol>
      <number:number number:decimal-places="2" loext:min-decimal-places="2" number:min-integer-digits="1" number:grouping="true"/>
      <number:text> </number:text>
    </number:currency-style>
    <number:currency-style style:name="N169">
      <number:currency-symbol>€</number:currency-symbol>
      <number:text>-</number:text>
      <number:number number:decimal-places="0" loext:min-decimal-places="0" number:min-integer-digits="0"/>
      <number:text> </number:text>
      <style:map style:condition="value()&gt;0" style:apply-style-name="N169P0"/>
      <style:map style:condition="value()&lt;0" style:apply-style-name="N169P1"/>
    </number:currency-style>
    <number:number-style style:name="N170">
      <number:text>$ </number:text>
      <number:number number:decimal-places="0" loext:min-decimal-places="0" number:min-integer-digits="1" number:grouping="true"/>
    </number:number-style>
    <number:number-style style:name="N171">
      <number:number number:decimal-places="4" loext:min-decimal-places="4" number:min-integer-digits="1"/>
    </number:number-style>
    <number:number-style style:name="N172">
      <number:number number:decimal-places="3" loext:min-decimal-places="3" number:min-integer-digits="1"/>
    </number:number-style>
    <number:currency-style style:name="N173">
      <number:currency-symbol number:language="es" number:country="AR">$</number:currency-symbol>
      <number:text> </number:text>
      <number:number number:decimal-places="0" loext:min-decimal-places="0" number:min-integer-digits="1" number:grouping="true"/>
    </number:currency-style>
    <number:currency-style style:name="N174">
      <number:currency-symbol number:language="es" number:country="AR">$</number:currency-symbol>
      <number:text> </number:text>
      <number:number number:decimal-places="2" loext:min-decimal-places="2" number:min-integer-digits="1" number:grouping="true"/>
    </number:currency-style>
    <number:number-style style:name="N175P0" style:volatile="true">
      <number:number number:decimal-places="0" loext:min-decimal-places="0" number:min-integer-digits="1" number:grouping="true"/>
      <number:text> </number:text>
    </number:number-style>
    <number:number-style style:name="N175">
      <number:text>-</number:text>
      <number:number number:decimal-places="0" loext:min-decimal-places="0" number:min-integer-digits="1" number:grouping="true"/>
      <number:text> </number:text>
      <style:map style:condition="value()&gt;=0" style:apply-style-name="N175P0"/>
    </number:number-style>
    <number:number-style style:name="N176">
      <number:number number:decimal-places="5" loext:min-decimal-places="5" number:min-integer-digits="1"/>
    </number:number-style>
    <number:currency-style style:name="N177P0" style:volatile="true">
      <number:currency-symbol number:language="es" number:country="AR">$</number:currency-symbol>
      <number:text> </number:text>
      <number:number number:decimal-places="2" loext:min-decimal-places="2" number:min-integer-digits="1" number:grouping="true"/>
    </number:currency-style>
    <number:currency-style style:name="N177">
      <style:text-properties fo:color="#ff0000"/>
      <number:currency-symbol number:language="es" number:country="AR">$</number:currency-symbol>
      <number:text> </number:text>
      <number:number number:decimal-places="2" loext:min-decimal-places="2" number:min-integer-digits="1" number:grouping="true"/>
      <style:map style:condition="value()&gt;=0" style:apply-style-name="N177P0"/>
    </number:currency-style>
    <number:number-style style:name="N178">
      <number:number number:decimal-places="9" loext:min-decimal-places="9" number:min-integer-digits="1"/>
    </number:number-style>
    <number:number-style style:name="N179">
      <number:number number:decimal-places="8" loext:min-decimal-places="8" number:min-integer-digits="1"/>
    </number:number-style>
    <number:number-style style:name="N180">
      <number:number number:decimal-places="7" loext:min-decimal-places="7" number:min-integer-digits="1"/>
    </number:number-style>
    <number:number-style style:name="N181">
      <number:number number:decimal-places="6" loext:min-decimal-places="6" number:min-integer-digits="1"/>
    </number:number-style>
    <number:currency-style style:name="N183P0" style:volatile="true">
      <number:currency-symbol>$</number:currency-symbol>
      <number:number number:decimal-places="2" loext:min-decimal-places="2" number:min-integer-digits="1" number:grouping="true"/>
    </number:currency-style>
    <number:currency-style style:name="N183">
      <style:text-properties fo:color="#ff0000"/>
      <number:text>-</number:text>
      <number:currency-symbol>$</number:currency-symbol>
      <number:number number:decimal-places="2" loext:min-decimal-places="2" number:min-integer-digits="1" number:grouping="true"/>
      <style:map style:condition="value()&gt;=0" style:apply-style-name="N183P0"/>
    </number:currency-style>
    <number:date-style style:name="N184">
      <number:month number:textual="true"/>
    </number:date-style>
    <number:number-style style:name="N185">
      <number:number number:decimal-places="11" loext:min-decimal-places="11" number:min-integer-digits="1"/>
    </number:number-style>
    <number:number-style style:name="N186">
      <number:number number:decimal-places="12" loext:min-decimal-places="12" number:min-integer-digits="1"/>
    </number:number-style>
    <number:number-style style:name="N187">
      <number:number number:decimal-places="2" loext:min-decimal-places="0" number:min-integer-digits="0" number:decimal-replacement="" number:grouping="true"/>
    </number:number-style>
    <number:number-style style:name="N188P0" style:volatile="true">
      <number:text>$ </number:text>
      <number:number number:decimal-places="0" loext:min-decimal-places="0" number:min-integer-digits="1" number:grouping="true"/>
    </number:number-style>
    <number:number-style style:name="N188">
      <number:text>$ -</number:text>
      <number:number number:decimal-places="0" loext:min-decimal-places="0" number:min-integer-digits="1" number:grouping="true"/>
      <style:map style:condition="value()&gt;=0" style:apply-style-name="N188P0"/>
    </number:number-style>
    <number:number-style style:name="N189P0" style:volatile="true">
      <number:text>$ </number:text>
      <number:number number:decimal-places="0" loext:min-decimal-places="0" number:min-integer-digits="1" number:grouping="true"/>
    </number:number-style>
    <number:number-style style:name="N189">
      <style:text-properties fo:color="#ff0000"/>
      <number:text>$ -</number:text>
      <number:number number:decimal-places="0" loext:min-decimal-places="0" number:min-integer-digits="1" number:grouping="true"/>
      <style:map style:condition="value()&gt;=0" style:apply-style-name="N189P0"/>
    </number:number-style>
    <number:number-style style:name="N190P0" style:volatile="true">
      <number:text>$ </number:text>
      <number:number number:decimal-places="2" loext:min-decimal-places="2" number:min-integer-digits="1" number:grouping="true"/>
    </number:number-style>
    <number:number-style style:name="N190">
      <number:text>$ -</number:text>
      <number:number number:decimal-places="2" loext:min-decimal-places="2" number:min-integer-digits="1" number:grouping="true"/>
      <style:map style:condition="value()&gt;=0" style:apply-style-name="N190P0"/>
    </number:number-style>
    <number:number-style style:name="N191P0" style:volatile="true">
      <number:text>$ </number:text>
      <number:number number:decimal-places="2" loext:min-decimal-places="2" number:min-integer-digits="1" number:grouping="true"/>
    </number:number-style>
    <number:number-style style:name="N191">
      <style:text-properties fo:color="#ff0000"/>
      <number:text>$ -</number:text>
      <number:number number:decimal-places="2" loext:min-decimal-places="2" number:min-integer-digits="1" number:grouping="true"/>
      <style:map style:condition="value()&gt;=0" style:apply-style-name="N191P0"/>
    </number:number-style>
    <number:number-style style:name="N195P0" style:volatile="true">
      <loext:fill-character> </loext:fill-character>
      <number:number number:decimal-places="0" loext:min-decimal-places="0" number:min-integer-digits="1" number:grouping="true"/>
      <number:text> </number:text>
    </number:number-style>
    <number:number-style style:name="N195P1" style:volatile="true">
      <loext:fill-character> </loext:fill-character>
      <number:text>-</number:text>
      <number:number number:decimal-places="0" loext:min-decimal-places="0" number:min-integer-digits="1" number:grouping="true"/>
      <number:text> </number:text>
    </number:number-style>
    <number:number-style style:name="N195P2" style:volatile="true">
      <loext:fill-character> </loext:fill-character>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loext:text> $ </loext:text>
      <loext:fill-character> </loext:fill-character>
      <number:number number:decimal-places="0" loext:min-decimal-places="0" number:min-integer-digits="1" number:grouping="true"/>
      <number:text> </number:text>
    </number:number-style>
    <number:number-style style:name="N199P1" style:volatile="true">
      <loext:text> $ </loext:text>
      <loext:fill-character> </loext:fill-character>
      <number:text>-</number:text>
      <number:number number:decimal-places="0" loext:min-decimal-places="0" number:min-integer-digits="1" number:grouping="true"/>
      <number:text> </number:text>
    </number:number-style>
    <number:number-style style:name="N199P2" style:volatile="true">
      <loext:text> $ </loext:text>
      <loext:fill-character> </loext:fill-character>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fill-character> </loext:fill-character>
      <number:number number:decimal-places="2" loext:min-decimal-places="2" number:min-integer-digits="1" number:grouping="true"/>
      <number:text> </number:text>
    </number:number-style>
    <number:number-style style:name="N203P1" style:volatile="true">
      <loext:fill-character> </loext:fill-character>
      <number:text>-</number:text>
      <number:number number:decimal-places="2" loext:min-decimal-places="2" number:min-integer-digits="1" number:grouping="true"/>
      <number:text> </number:text>
    </number:number-style>
    <number:number-style style:name="N203P2" style:volatile="true">
      <loext:fill-character> </loext:fill-character>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text> $ </loext:text>
      <loext:fill-character> </loext:fill-character>
      <number:number number:decimal-places="2" loext:min-decimal-places="2" number:min-integer-digits="1" number:grouping="true"/>
      <number:text> </number:text>
    </number:number-style>
    <number:number-style style:name="N207P1" style:volatile="true">
      <loext:text> $ </loext:text>
      <loext:fill-character> </loext:fill-character>
      <number:text>-</number:text>
      <number:number number:decimal-places="2" loext:min-decimal-places="2" number:min-integer-digits="1" number:grouping="true"/>
      <number:text> </number:text>
    </number:number-style>
    <number:number-style style:name="N207P2" style:volatile="true">
      <loext:text> $ </loext:text>
      <loext:fill-character> </loext:fill-character>
      <number:text>-</number:text>
      <number:number number:decimal-places="0" loext:min-decimal-places="0" number:min-integer-digits="0"/>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date-style style:name="N208">
      <number:month number:textual="true"/>
      <number:text>-</number:text>
      <number:year number:style="long"/>
    </number:date-style>
    <number:number-style style:name="N209P0" style:volatile="true">
      <number:number number:decimal-places="2" loext:min-decimal-places="2" number:min-integer-digits="1" number:grouping="true"/>
      <number:text> </number:text>
    </number:number-style>
    <number:number-style style:name="N209">
      <style:text-properties fo:color="#ff0000"/>
      <number:text>-</number:text>
      <number:number number:decimal-places="2" loext:min-decimal-places="2" number:min-integer-digits="1" number:grouping="true"/>
      <number:text> </number:text>
      <style:map style:condition="value()&gt;=0" style:apply-style-name="N209P0"/>
    </number:number-style>
    <number:time-style style:name="N210" number:truncate-on-overflow="false">
      <number:hours/>
      <number:text>.</number:text>
      <number:minutes number:style="long"/>
      <number:text>.</number:text>
      <number:seconds number:style="long"/>
    </number:time-style>
    <number:number-style style:name="N211">
      <number:number number:decimal-places="2" loext:min-decimal-places="0" number:min-integer-digits="0" number:decimal-replacement=""/>
    </number:number-style>
    <number:date-style style:name="N212">
      <number:day number:style="long"/>
      <number:text>-</number:text>
      <number:month number:textual="true"/>
      <number:text>-</number:text>
      <number:year number:style="long"/>
    </number:date-style>
    <number:date-style style:name="N213">
      <number:day/>
      <number:text>-</number:text>
      <number:month/>
      <number:text>-</number:text>
      <number:year number:style="long"/>
    </number:date-style>
    <number:number-style style:name="N216P0" style:volatile="true">
      <number:text> $ </number:text>
      <number:number number:decimal-places="4" loext:min-decimal-places="4" number:min-integer-digits="1" number:grouping="true"/>
      <number:text> </number:text>
    </number:number-style>
    <number:number-style style:name="N216P1" style:volatile="true">
      <number:text> $ -</number:text>
      <number:number number:decimal-places="4" loext:min-decimal-places="4" number:min-integer-digits="1" number:grouping="true"/>
      <number:text> </number:text>
    </number:number-style>
    <number:number-style style:name="N216P2" style:volatile="true">
      <number:text> $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9P0" style:volatile="true">
      <number:number number:decimal-places="3" loext:min-decimal-places="3" number:min-integer-digits="1" number:grouping="true"/>
      <number:text> </number:text>
    </number:number-style>
    <number:number-style style:name="N219P1" style:volatile="true">
      <number:text>-</number:text>
      <number:number number:decimal-places="3" loext:min-decimal-places="3" number:min-integer-digits="1" number:grouping="true"/>
      <number:text> </number:text>
    </number:number-style>
    <number:number-style style:name="N219P2" style:volatile="true">
      <number:text>-</number:text>
      <number:number number:decimal-places="0" loext:min-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0">
      <number:number number:decimal-places="4" loext:min-decimal-places="4" number:min-integer-digits="1" number:grouping="true"/>
    </number:number-style>
    <number:number-style style:name="N221">
      <number:number number:decimal-places="5" loext:min-decimal-places="5" number:min-integer-digits="1" number:grouping="true"/>
    </number:number-style>
    <number:currency-style style:name="N10108P0" style:volatile="true" number:language="es" number:country="AR">
      <number:currency-symbol/>
      <number:text> </number:text>
      <number:number number:decimal-places="0" loext:min-decimal-places="0" number:min-integer-digits="1" number:grouping="true"/>
    </number:currency-style>
    <number:currency-style style:name="N10108" number:language="es" number:country="AR">
      <number:currency-symbol/>
      <number:text> -</number:text>
      <number:number number:decimal-places="0" loext:min-decimal-places="0" number:min-integer-digits="1" number:grouping="true"/>
      <style:map style:condition="value()&gt;=0" style:apply-style-name="N10108P0"/>
    </number:currency-style>
    <number:currency-style style:name="N10109P0" style:volatile="true" number:language="es" number:country="AR">
      <number:currency-symbol/>
      <number:text> </number:text>
      <number:number number:decimal-places="0" loext:min-decimal-places="0" number:min-integer-digits="1" number:grouping="true"/>
    </number:currency-style>
    <number:currency-style style:name="N10109" number:language="es" number:country="AR">
      <style:text-properties fo:color="#ff0000"/>
      <number:currency-symbol/>
      <number:text> -</number:text>
      <number:number number:decimal-places="0" loext:min-decimal-places="0" number:min-integer-digits="1" number:grouping="true"/>
      <style:map style:condition="value()&gt;=0" style:apply-style-name="N10109P0"/>
    </number:currency-style>
    <number:currency-style style:name="N10111P0" style:volatile="true" number:language="es" number:country="AR">
      <number:currency-symbol/>
      <number:text> </number:text>
      <number:number number:decimal-places="2" loext:min-decimal-places="2" number:min-integer-digits="1" number:grouping="true"/>
    </number:currency-style>
    <number:currency-style style:name="N10111" number:language="es" number:country="AR">
      <number:currency-symbol/>
      <number:text> -</number:text>
      <number:number number:decimal-places="2" loext:min-decimal-places="2" number:min-integer-digits="1" number:grouping="true"/>
      <style:map style:condition="value()&gt;=0" style:apply-style-name="N10111P0"/>
    </number:currency-style>
    <number:currency-style style:name="N10112P0" style:volatile="true" number:language="es" number:country="AR">
      <number:currency-symbol/>
      <number:text> </number:text>
      <number:number number:decimal-places="2" loext:min-decimal-places="2" number:min-integer-digits="1" number:grouping="true"/>
    </number:currency-style>
    <number:currency-style style:name="N10112" number:language="es" number:country="AR">
      <style:text-properties fo:color="#ff0000"/>
      <number:currency-symbol/>
      <number:text> -</number:text>
      <number:number number:decimal-places="2" loext:min-decimal-places="2" number:min-integer-digits="1" number:grouping="true"/>
      <style:map style:condition="value()&gt;=0" style:apply-style-name="N10112P0"/>
    </number:currency-style>
    <number:date-style style:name="N10113" number:language="es" number:country="AR">
      <number:day number:style="long"/>
      <number:text>-</number:text>
      <number:month number:textual="true"/>
      <number:text>-</number:text>
      <number:year/>
    </number:date-style>
    <number:date-style style:name="N10114" number:language="es" number:country="AR">
      <number:day number:style="long"/>
      <number:text>-</number:text>
      <number:month number:textual="true"/>
    </number:date-style>
    <number:date-style style:name="N10115" number:language="es" number:country="AR">
      <number:month number:textual="true"/>
      <number:text>-</number:text>
      <number:year/>
    </number:date-style>
    <number:date-style style:name="N10116"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s" number:country="AR">
      <number:number number:decimal-places="0" loext:min-decimal-places="0" number:min-integer-digits="1" number:grouping="true"/>
    </number:number-style>
    <number:number-style style:name="N10117" number:language="es" number:country="AR">
      <number:text>-</number:text>
      <number:number number:decimal-places="0" loext:min-decimal-places="0" number:min-integer-digits="1" number:grouping="true"/>
      <style:map style:condition="value()&gt;=0" style:apply-style-name="N10117P0"/>
    </number:number-style>
    <number:number-style style:name="N10118P0" style:volatile="true" number:language="es" number:country="AR">
      <number:number number:decimal-places="0" loext:min-decimal-places="0" number:min-integer-digits="1" number:grouping="true"/>
    </number:number-style>
    <number:number-style style:name="N10118" number:language="es" number:country="AR">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s" number:country="AR">
      <number:number number:decimal-places="2" loext:min-decimal-places="2" number:min-integer-digits="1" number:grouping="true"/>
    </number:number-style>
    <number:number-style style:name="N10119" number:language="es" number:country="AR">
      <number:text>-</number:text>
      <number:number number:decimal-places="2" loext:min-decimal-places="2" number:min-integer-digits="1" number:grouping="true"/>
      <style:map style:condition="value()&gt;=0" style:apply-style-name="N10119P0"/>
    </number:number-style>
    <number:number-style style:name="N10120P0" style:volatile="true" number:language="es" number:country="AR">
      <number:number number:decimal-places="2" loext:min-decimal-places="2" number:min-integer-digits="1" number:grouping="true"/>
    </number:number-style>
    <number:number-style style:name="N10120" number:language="es" number:country="AR">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s" number:country="AR">
      <number:number number:decimal-places="0" loext:min-decimal-places="0" number:min-integer-digits="1" number:grouping="true"/>
      <number:text> </number:text>
    </number:number-style>
    <number:number-style style:name="N10124P1" style:volatile="true" number:language="es" number:country="AR">
      <number:text>-</number:text>
      <number:number number:decimal-places="0" loext:min-decimal-places="0" number:min-integer-digits="1" number:grouping="true"/>
      <number:text> </number:text>
    </number:number-style>
    <number:number-style style:name="N10124P2" style:volatile="true" number:language="es" number:country="AR">
      <number:text> - </number:text>
    </number:number-style>
    <number:text-style style:name="N10124" number:language="es" number:country="AR">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AR">
      <number:currency-symbol/>
      <number:text> </number:text>
      <number:number number:decimal-places="0" loext:min-decimal-places="0" number:min-integer-digits="1" number:grouping="true"/>
      <number:text> </number:text>
    </number:currency-style>
    <number:currency-style style:name="N10128P1" style:volatile="true" number:language="es" number:country="AR">
      <number:currency-symbol/>
      <number:text> -</number:text>
      <number:number number:decimal-places="0" loext:min-decimal-places="0" number:min-integer-digits="1" number:grouping="true"/>
      <number:text> </number:text>
    </number:currency-style>
    <number:currency-style style:name="N10128P2" style:volatile="true" number:language="es" number:country="AR">
      <number:currency-symbol/>
      <number:text> - </number:text>
    </number:currency-style>
    <number:text-style style:name="N10128" number:language="es" number:country="A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AR">
      <number:number number:decimal-places="2" loext:min-decimal-places="2" number:min-integer-digits="1" number:grouping="true"/>
      <number:text> </number:text>
    </number:number-style>
    <number:number-style style:name="N10132P1" style:volatile="true" number:language="es" number:country="AR">
      <number:text>-</number:text>
      <number:number number:decimal-places="2" loext:min-decimal-places="2" number:min-integer-digits="1" number:grouping="true"/>
      <number:text> </number:text>
    </number:number-style>
    <number:number-style style:name="N10132P2" style:volatile="true" number:language="es" number:country="AR">
      <number:text>-</number:text>
      <number:number number:decimal-places="0" loext:min-decimal-places="0" number:min-integer-digits="0"/>
      <number:text> </number:text>
    </number:number-style>
    <number:text-style style:name="N10132" number:language="es" number:country="AR">
      <number:text-content/>
      <number:text> </number:text>
      <style:map style:condition="value()&gt;0" style:apply-style-name="N10132P0"/>
      <style:map style:condition="value()&lt;0" style:apply-style-name="N10132P1"/>
      <style:map style:condition="value()=0" style:apply-style-name="N10132P2"/>
    </number:text-style>
    <number:currency-style style:name="N10136P0" style:volatile="true" number:language="es" number:country="AR">
      <number:currency-symbol/>
      <number:text> </number:text>
      <number:number number:decimal-places="2" loext:min-decimal-places="2" number:min-integer-digits="1" number:grouping="true"/>
      <number:text> </number:text>
    </number:currency-style>
    <number:currency-style style:name="N10136P1" style:volatile="true" number:language="es" number:country="AR">
      <number:currency-symbol/>
      <number:text> -</number:text>
      <number:number number:decimal-places="2" loext:min-decimal-places="2" number:min-integer-digits="1" number:grouping="true"/>
      <number:text> </number:text>
    </number:currency-style>
    <number:currency-style style:name="N10136P2" style:volatile="true" number:language="es" number:country="AR">
      <number:currency-symbol/>
      <number:text> -</number:text>
      <number:number number:decimal-places="0" loext:min-decimal-places="0" number:min-integer-digits="0"/>
      <number:text> </number:text>
    </number:currency-style>
    <number:text-style style:name="N10136" number:language="es" number:country="AR">
      <number:text-content/>
      <number:text> </number:text>
      <style:map style:condition="value()&gt;0" style:apply-style-name="N10136P0"/>
      <style:map style:condition="value()&lt;0" style:apply-style-name="N10136P1"/>
      <style:map style:condition="value()=0" style:apply-style-name="N10136P2"/>
    </number:text-style>
    <number:time-style style:name="N10137" number:language="es" number:country="AR">
      <number:minutes number:style="long"/>
      <number:text>:</number:text>
      <number:seconds number:style="long"/>
    </number:time-style>
    <number:time-style style:name="N10138" number:language="es" number:country="AR" number:truncate-on-overflow="false">
      <number:hours/>
      <number:text>:</number:text>
      <number:minutes number:style="long"/>
      <number:text>:</number:text>
      <number:seconds number:style="long"/>
    </number:time-style>
    <number:time-style style:name="N10139" number:language="es" number:country="AR">
      <number:minutes number:style="long"/>
      <number:text>:</number:text>
      <number:seconds number:style="long" number:decimal-places="1"/>
    </number:time-style>
    <number:number-style style:name="N10140" number:language="es" number:country="AR">
      <number:scientific-number number:decimal-places="1" loext:min-decimal-places="1" number:min-integer-digits="3" number:min-exponent-digits="1" loext:exponent-interval="3" loext:forced-exponent-sign="true"/>
    </number:number-style>
    <number:date-style style:name="N10141" number:language="es" number:country="AR">
      <number:day-of-week number:style="long"/>
      <number:text>, </number:text>
      <number:day number:style="long"/>
      <number:text> de </number:text>
      <number:month number:style="long" number:textual="true"/>
      <number:text> de </number:text>
      <number:year number:style="long"/>
    </number:date-style>
    <style:style style:name="Default" style:family="table-cell">
      <style:text-properties style:font-name-complex="Lohit Hindi" style:font-family-complex="'Lohit Hind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omma" style:display-name="Excel_BuiltIn_Comma" style:family="table-cell" style:parent-style-name="Default" style:data-style-name="N111">
      <style:table-cell-properties fo:padding="0.071cm"/>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name-complex="Lohit Hindi1" style:font-family-complex="'Lohit Hindi'" style:font-family-generic-complex="swiss" style:font-size-complex="10pt" style:font-style-complex="normal" style:font-weight-complex="normal"/>
    </style:style>
    <style:style style:name="Excel_5f_BuiltIn_5f_Currency" style:display-name="Excel_BuiltIn_Currency" style:family="table-cell" style:parent-style-name="Default" style:data-style-name="N115">
      <style:table-cell-properties fo:padding="0.071cm"/>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fo:page-width="29.7cm" fo:page-height="21.001cm" style:num-format="1" style:print-orientation="landscape" fo:margin-left="2cm" fo:margin-right="0.824cm"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3cm" fo:margin-bottom="2.54cm" fo:margin-left="0.499cm" fo:margin-right="0.4cm" style:first-page-number="continue" style:scale-to="100%" style:writing-mode="lr-tb"/>
      <style:header-style>
        <style:header-footer-properties fo:min-height="0.75cm" fo:margin-left="1.401cm" fo:margin-right="1.499cm" fo:margin-bottom="0cm"/>
      </style:header-style>
      <style:footer-style>
        <style:header-footer-properties fo:min-height="0.75cm" fo:margin-left="1.401cm" fo:margin-right="1.499cm" fo:margin-top="0cm"/>
      </style:footer-style>
    </style:page-layout>
    <style:page-layout style:name="Mpm4">
      <style:page-layout-properties fo:page-width="29.7cm" fo:page-height="21.001cm" style:num-format="1" style:print-orientation="landscape" fo:margin-top="1.3cm" fo:margin-bottom="1.54cm" fo:margin-left="1cm" fo:margin-right="0.801cm" style:first-page-number="continue" style:scale-to="100%" style:writing-mode="lr-tb"/>
      <style:header-style>
        <style:header-footer-properties fo:min-height="0.75cm" fo:margin-left="0.9cm" fo:margin-right="1.099cm" fo:margin-bottom="0cm"/>
      </style:header-style>
      <style:footer-style>
        <style:header-footer-properties fo:min-height="0.75cm" fo:margin-left="0.9cm" fo:margin-right="1.099cm" fo:margin-top="0cm"/>
      </style:footer-style>
    </style:page-layout>
    <style:page-layout style:name="Mpm5">
      <style:page-layout-properties fo:page-width="29.7cm" fo:page-height="21.001cm" style:num-format="1" style:print-orientation="landscape" fo:margin-top="0.991cm" fo:margin-bottom="2.54cm" fo:margin-left="1cm" fo:margin-right="0.9cm" style:first-page-number="continue" style:scale-to="100%" style:writing-mode="lr-tb"/>
      <style:header-style>
        <style:header-footer-properties fo:min-height="0.75cm" fo:margin-left="0.9cm" fo:margin-right="1cm" fo:margin-bottom="0cm"/>
      </style:header-style>
      <style:footer-style>
        <style:header-footer-properties fo:min-height="0.75cm" fo:margin-left="0.9cm" fo:margin-right="1cm" fo:margin-top="0cm"/>
      </style:footer-style>
    </style:page-layout>
    <style:page-layout style:name="Mpm6">
      <style:page-layout-properties fo:page-width="29.7cm" fo:page-height="21.001cm" style:num-format="1" style:print-orientation="landscape" fo:margin-top="1.067cm" fo:margin-bottom="2.54cm" fo:margin-left="1cm" fo:margin-right="0.801cm" style:first-page-number="continue" style:scale-to="100%" style:writing-mode="lr-tb"/>
      <style:header-style>
        <style:header-footer-properties fo:min-height="0.75cm" fo:margin-left="0.9cm" fo:margin-right="1.099cm" fo:margin-bottom="0cm"/>
      </style:header-style>
      <style:footer-style>
        <style:header-footer-properties fo:min-height="0.75cm" fo:margin-left="0.9cm" fo:margin-right="1.099cm" fo:margin-top="0cm"/>
      </style:footer-style>
    </style:page-layout>
    <style:page-layout style:name="Mpm7">
      <style:page-layout-properties fo:page-width="29.7cm" fo:page-height="21.001cm" style:num-format="1" style:print-orientation="landscape" fo:margin-top="1.3cm" fo:margin-bottom="2.54cm" fo:margin-left="1cm" fo:margin-right="0.801cm" style:first-page-number="continue" style:scale-to="100%" style:writing-mode="lr-tb"/>
      <style:header-style>
        <style:header-footer-properties fo:min-height="0.75cm" fo:margin-left="0.9cm" fo:margin-right="1.099cm" fo:margin-bottom="0cm"/>
      </style:header-style>
      <style:footer-style>
        <style:header-footer-properties fo:min-height="0.75cm" fo:margin-left="0.9cm" fo:margin-right="1.099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7">00/00/0000</text:date>, <text:time style:data-style-name="N2" text:time-value="20:17:46.532282322">00:00:00</text:time></text:p>
        </style:region-right>
      </style:header>
      <style:header-left style:display="false"/>
      <style:footer>
        <text:p>Página <text:page-number>1</text:page-number><text:s/>/ <text:page-count>99</text:page-count></text:p>
      </style:footer>
      <style:footer-left style:display="false"/>
    </style:master-page>
    <style:master-page style:name="PageStyle_5f_Revendedor" style:display-name="PageStyle_Revendedor" style:page-layout-name="Mpm3">
      <style:header style:display="false"/>
      <style:header-left style:display="false"/>
      <style:footer style:display="false"/>
      <style:footer-left style:display="false"/>
    </style:master-page>
    <style:master-page style:name="PageStyle_5f_oj-den_20_ref-tria" style:display-name="PageStyle_oj-den ref-tria" style:page-layout-name="Mpm4">
      <style:header style:display="false"/>
      <style:header-left style:display="false"/>
      <style:footer style:display="false"/>
      <style:footer-left style:display="false"/>
    </style:master-page>
    <style:master-page style:name="PageStyle_5f_oj-den_20_ref-rec_20_y_20_soga" style:display-name="PageStyle_oj-den ref-rec y soga" style:page-layout-name="Mpm5">
      <style:header style:display="false"/>
      <style:header-left style:display="false"/>
      <style:footer style:display="false"/>
      <style:footer-left style:display="false"/>
    </style:master-page>
    <style:master-page style:name="PageStyle_5f_oj-den_20_ref-corona" style:display-name="PageStyle_oj-den ref-corona" style:page-layout-name="Mpm6">
      <style:header style:display="false"/>
      <style:header-left style:display="false"/>
      <style:footer style:display="false"/>
      <style:footer-left style:display="false"/>
    </style:master-page>
    <style:master-page style:name="PageStyle_5f_Autoextinguible" style:display-name="PageStyle_Autoextinguible" style:page-layout-name="Mpm7">
      <style:header style:display="false"/>
      <style:header-left style:display="false"/>
      <style:footer style:display="false"/>
      <style:footer-left style:display="false"/>
    </style:master-page>
    <style:master-page style:name="PageStyle_5f_Metros_20_Cuadrados" style:display-name="PageStyle_Metros Cuadrad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andra Pérez Konradt</meta:initial-creator>
    <meta:creation-date>2002-11-10T23:19:29</meta:creation-date>
    <dc:date>2020-05-27T21:04:20.147761192</dc:date>
    <meta:editing-cycles>530</meta:editing-cycles>
    <meta:editing-duration>P18DT21H41M59S</meta:editing-duration>
    <meta:generator>LibreOffice/6.3.5.2$Linux_X86_64 LibreOffice_project/30$Build-2</meta:generator>
    <meta:print-date>2019-02-14T17:07:19.545023524</meta:print-date>
    <meta:document-statistic meta:table-count="10" meta:cell-count="4133" meta:object-count="8"/>
  </office:meta>
</office:document-meta>
</file>